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1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0.2cm" svg:height="0.474cm" svg:x="0cm" svg:y="0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.158cm" svg:height="27.119cm" svg:x="2.258cm" svg:y="14.742cm">
            <draw:object draw:notify-on-update-of-ranges="Hoja1.A1:Hoja1.A28 Hoja1.B1:Hoja1.B28 Hoja1.C1:Hoja1.C28 Hoja1.D1:Hoja1.D28 Hoja1.E1:Hoja1.E28 Hoja1.F1:Hoja1.F28 Hoja1.G1:Hoja1.G28 Hoja1.H1:Hoja1.H28 Hoja1.I1:Hoja1.I28 Hoja1.J1:Hoja1.J28 Hoja1.K1:Hoja1.K28 Hoja1.L1:Hoja1.L28 Hoja1.M1:Hoja1.M28 Hoja1.N1:Hoja1.N28 Hoja1.O1:Hoja1.O28 Hoja1.P1:Hoja1.P28 Hoja1.Q1:Hoja1.Q28 Hoja1.R1:Hoja1.R28 Hoja1.S1:Hoja1.S28 Hoja1.T1:Hoja1.T28 Hoja1.U1:Hoja1.U28 Hoja1.V1:Hoja1.V28 Hoja1.W1:Hoja1.W28 Hoja1.X1:Hoja1.X28 Hoja1.Y1:Hoja1.Y28 Hoja1.Z1:Hoja1.Z28 Hoja1.AA1:Hoja1.AA28 Hoja1.AB1:Hoja1.AB28 Hoja1.AC1:Hoja1.AC28 Hoja1.AD1:Hoja1.AD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0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0640" calcext:value-type="float">
            <text:p>10640</text:p>
          </table:table-cell>
          <table:table-cell office:value-type="float" office:value="8908" calcext:value-type="float">
            <text:p>8908</text:p>
          </table:table-cell>
          <table:table-cell office:value-type="float" office:value="11367" calcext:value-type="float">
            <text:p>11367</text:p>
          </table:table-cell>
          <table:table-cell office:value-type="float" office:value="10918" calcext:value-type="float">
            <text:p>10918</text:p>
          </table:table-cell>
          <table:table-cell office:value-type="float" office:value="8842" calcext:value-type="float">
            <text:p>8842</text:p>
          </table:table-cell>
          <table:table-cell office:value-type="float" office:value="9584" calcext:value-type="float">
            <text:p>9584</text:p>
          </table:table-cell>
          <table:table-cell office:value-type="float" office:value="11476" calcext:value-type="float">
            <text:p>11476</text:p>
          </table:table-cell>
          <table:table-cell office:value-type="float" office:value="11384" calcext:value-type="float">
            <text:p>11384</text:p>
          </table:table-cell>
          <table:table-cell office:value-type="float" office:value="10804" calcext:value-type="float">
            <text:p>10804</text:p>
          </table:table-cell>
          <table:table-cell office:value-type="float" office:value="10401" calcext:value-type="float">
            <text:p>10401</text:p>
          </table:table-cell>
          <table:table-cell office:value-type="float" office:value="11965" calcext:value-type="float">
            <text:p>11965</text:p>
          </table:table-cell>
          <table:table-cell office:value-type="float" office:value="11610" calcext:value-type="float">
            <text:p>11610</text:p>
          </table:table-cell>
          <table:table-cell office:value-type="float" office:value="10892" calcext:value-type="float">
            <text:p>10892</text:p>
          </table:table-cell>
          <table:table-cell office:value-type="float" office:value="10079" calcext:value-type="float">
            <text:p>10079</text:p>
          </table:table-cell>
          <table:table-cell office:value-type="float" office:value="11050" calcext:value-type="float">
            <text:p>11050</text:p>
          </table:table-cell>
          <table:table-cell office:value-type="float" office:value="12616" calcext:value-type="float">
            <text:p>12616</text:p>
          </table:table-cell>
          <table:table-cell office:value-type="float" office:value="11234" calcext:value-type="float">
            <text:p>11234</text:p>
          </table:table-cell>
          <table:table-cell office:value-type="float" office:value="11189" calcext:value-type="float">
            <text:p>11189</text:p>
          </table:table-cell>
          <table:table-cell office:value-type="float" office:value="10827" calcext:value-type="float">
            <text:p>10827</text:p>
          </table:table-cell>
          <table:table-cell office:value-type="float" office:value="10578" calcext:value-type="float">
            <text:p>10578</text:p>
          </table:table-cell>
          <table:table-cell office:value-type="float" office:value="11571" calcext:value-type="float">
            <text:p>11571</text:p>
          </table:table-cell>
          <table:table-cell office:value-type="float" office:value="10542" calcext:value-type="float">
            <text:p>10542</text:p>
          </table:table-cell>
          <table:table-cell office:value-type="float" office:value="11560" calcext:value-type="float">
            <text:p>11560</text:p>
          </table:table-cell>
          <table:table-cell office:value-type="float" office:value="10438" calcext:value-type="float">
            <text:p>10438</text:p>
          </table:table-cell>
          <table:table-cell office:value-type="float" office:value="10811" calcext:value-type="float">
            <text:p>10811</text:p>
          </table:table-cell>
          <table:table-cell office:value-type="float" office:value="11166" calcext:value-type="float">
            <text:p>11166</text:p>
          </table:table-cell>
          <table:table-cell office:value-type="float" office:value="9272" calcext:value-type="float">
            <text:p>9272</text:p>
          </table:table-cell>
          <table:table-cell office:value-type="float" office:value="9899" calcext:value-type="float">
            <text:p>9899</text:p>
          </table:table-cell>
          <table:table-cell office:value-type="float" office:value="11653" calcext:value-type="float">
            <text:p>11653</text:p>
          </table:table-cell>
          <table:table-cell office:value-type="float" office:value="10313" calcext:value-type="float">
            <text:p>10313</text:p>
          </table:table-cell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float" office:value="8908" calcext:value-type="float">
            <text:p>8908</text:p>
          </table:table-cell>
          <table:table-cell office:value-type="float" office:value="10312" calcext:value-type="float">
            <text:p>10312</text:p>
          </table:table-cell>
          <table:table-cell office:value-type="float" office:value="9863" calcext:value-type="float">
            <text:p>9863</text:p>
          </table:table-cell>
          <table:table-cell office:value-type="float" office:value="8842" calcext:value-type="float">
            <text:p>8842</text:p>
          </table:table-cell>
          <table:table-cell office:value-type="float" office:value="9280" calcext:value-type="float">
            <text:p>9280</text:p>
          </table:table-cell>
          <table:table-cell office:value-type="float" office:value="10146" calcext:value-type="float">
            <text:p>10146</text:p>
          </table:table-cell>
          <table:table-cell office:value-type="float" office:value="11274" calcext:value-type="float">
            <text:p>11274</text:p>
          </table:table-cell>
          <table:table-cell office:value-type="float" office:value="9775" calcext:value-type="float">
            <text:p>9775</text:p>
          </table:table-cell>
          <table:table-cell office:value-type="float" office:value="10401" calcext:value-type="float">
            <text:p>10401</text:p>
          </table:table-cell>
          <table:table-cell office:value-type="float" office:value="9951" calcext:value-type="float">
            <text:p>9951</text:p>
          </table:table-cell>
          <table:table-cell office:value-type="float" office:value="10508" calcext:value-type="float">
            <text:p>10508</text:p>
          </table:table-cell>
          <table:table-cell office:value-type="float" office:value="10391" calcext:value-type="float">
            <text:p>10391</text:p>
          </table:table-cell>
          <table:table-cell office:value-type="float" office:value="9678" calcext:value-type="float">
            <text:p>9678</text:p>
          </table:table-cell>
          <table:table-cell office:value-type="float" office:value="9517" calcext:value-type="float">
            <text:p>9517</text:p>
          </table:table-cell>
          <table:table-cell office:value-type="float" office:value="10251" calcext:value-type="float">
            <text:p>10251</text:p>
          </table:table-cell>
          <table:table-cell office:value-type="float" office:value="10037" calcext:value-type="float">
            <text:p>10037</text:p>
          </table:table-cell>
          <table:table-cell office:value-type="float" office:value="9887" calcext:value-type="float">
            <text:p>9887</text:p>
          </table:table-cell>
          <table:table-cell office:value-type="float" office:value="10285" calcext:value-type="float">
            <text:p>10285</text:p>
          </table:table-cell>
          <table:table-cell office:value-type="float" office:value="9625" calcext:value-type="float">
            <text:p>9625</text:p>
          </table:table-cell>
          <table:table-cell office:value-type="float" office:value="9834" calcext:value-type="float">
            <text:p>9834</text:p>
          </table:table-cell>
          <table:table-cell office:value-type="float" office:value="10542" calcext:value-type="float">
            <text:p>10542</text:p>
          </table:table-cell>
          <table:table-cell office:value-type="float" office:value="9586" calcext:value-type="float">
            <text:p>9586</text:p>
          </table:table-cell>
          <table:table-cell office:value-type="float" office:value="8701" calcext:value-type="float">
            <text:p>8701</text:p>
          </table:table-cell>
          <table:table-cell office:value-type="float" office:value="9644" calcext:value-type="float">
            <text:p>9644</text:p>
          </table:table-cell>
          <table:table-cell office:value-type="float" office:value="10976" calcext:value-type="float">
            <text:p>10976</text:p>
          </table:table-cell>
          <table:table-cell office:value-type="float" office:value="8359" calcext:value-type="float">
            <text:p>8359</text:p>
          </table:table-cell>
          <table:table-cell office:value-type="float" office:value="9899" calcext:value-type="float">
            <text:p>9899</text:p>
          </table:table-cell>
          <table:table-cell office:value-type="float" office:value="10035" calcext:value-type="float">
            <text:p>10035</text:p>
          </table:table-cell>
          <table:table-cell office:value-type="float" office:value="10282" calcext:value-type="float">
            <text:p>10282</text:p>
          </table:table-cell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float" office:value="8908" calcext:value-type="float">
            <text:p>8908</text:p>
          </table:table-cell>
          <table:table-cell office:value-type="float" office:value="10200" calcext:value-type="float">
            <text:p>10200</text:p>
          </table:table-cell>
          <table:table-cell office:value-type="float" office:value="9863" calcext:value-type="float">
            <text:p>9863</text:p>
          </table:table-cell>
          <table:table-cell office:value-type="float" office:value="8367" calcext:value-type="float">
            <text:p>8367</text:p>
          </table:table-cell>
          <table:table-cell office:value-type="float" office:value="8958" calcext:value-type="float">
            <text:p>8958</text:p>
          </table:table-cell>
          <table:table-cell office:value-type="float" office:value="9140" calcext:value-type="float">
            <text:p>9140</text:p>
          </table:table-cell>
          <table:table-cell office:value-type="float" office:value="11274" calcext:value-type="float">
            <text:p>11274</text:p>
          </table:table-cell>
          <table:table-cell office:value-type="float" office:value="9375" calcext:value-type="float">
            <text:p>9375</text:p>
          </table:table-cell>
          <table:table-cell office:value-type="float" office:value="10401" calcext:value-type="float">
            <text:p>10401</text:p>
          </table:table-cell>
          <table:table-cell office:value-type="float" office:value="9951" calcext:value-type="float">
            <text:p>9951</text:p>
          </table:table-cell>
          <table:table-cell office:value-type="float" office:value="9796" calcext:value-type="float">
            <text:p>9796</text:p>
          </table:table-cell>
          <table:table-cell office:value-type="float" office:value="10391" calcext:value-type="float">
            <text:p>10391</text:p>
          </table:table-cell>
          <table:table-cell office:value-type="float" office:value="8686" calcext:value-type="float">
            <text:p>8686</text:p>
          </table:table-cell>
          <table:table-cell office:value-type="float" office:value="9517" calcext:value-type="float">
            <text:p>9517</text:p>
          </table:table-cell>
          <table:table-cell office:value-type="float" office:value="9760" calcext:value-type="float">
            <text:p>9760</text:p>
          </table:table-cell>
          <table:table-cell office:value-type="float" office:value="9991" calcext:value-type="float">
            <text:p>9991</text:p>
          </table:table-cell>
          <table:table-cell office:value-type="float" office:value="9887" calcext:value-type="float">
            <text:p>9887</text:p>
          </table:table-cell>
          <table:table-cell office:value-type="float" office:value="10285" calcext:value-type="float">
            <text:p>10285</text:p>
          </table:table-cell>
          <table:table-cell office:value-type="float" office:value="9580" calcext:value-type="float">
            <text:p>9580</text:p>
          </table:table-cell>
          <table:table-cell office:value-type="float" office:value="8701" calcext:value-type="float">
            <text:p>8701</text:p>
          </table:table-cell>
          <table:table-cell office:value-type="float" office:value="9832" calcext:value-type="float">
            <text:p>9832</text:p>
          </table:table-cell>
          <table:table-cell office:value-type="float" office:value="9323" calcext:value-type="float">
            <text:p>9323</text:p>
          </table:table-cell>
          <table:table-cell office:value-type="float" office:value="8416" calcext:value-type="float">
            <text:p>8416</text:p>
          </table:table-cell>
          <table:table-cell office:value-type="float" office:value="8490" calcext:value-type="float">
            <text:p>8490</text:p>
          </table:table-cell>
          <table:table-cell office:value-type="float" office:value="9195" calcext:value-type="float">
            <text:p>9195</text:p>
          </table:table-cell>
          <table:table-cell office:value-type="float" office:value="8359" calcext:value-type="float">
            <text:p>8359</text:p>
          </table:table-cell>
          <table:table-cell office:value-type="float" office:value="9899" calcext:value-type="float">
            <text:p>9899</text:p>
          </table:table-cell>
          <table:table-cell office:value-type="float" office:value="8947" calcext:value-type="float">
            <text:p>8947</text:p>
          </table:table-cell>
          <table:table-cell office:value-type="float" office:value="9294" calcext:value-type="float">
            <text:p>9294</text:p>
          </table:table-cell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float" office:value="8113" calcext:value-type="float">
            <text:p>8113</text:p>
          </table:table-cell>
          <table:table-cell office:value-type="float" office:value="9281" calcext:value-type="float">
            <text:p>9281</text:p>
          </table:table-cell>
          <table:table-cell office:value-type="float" office:value="9103" calcext:value-type="float">
            <text:p>9103</text:p>
          </table:table-cell>
          <table:table-cell office:value-type="float" office:value="8088" calcext:value-type="float">
            <text:p>8088</text:p>
          </table:table-cell>
          <table:table-cell office:value-type="float" office:value="8958" calcext:value-type="float">
            <text:p>8958</text:p>
          </table:table-cell>
          <table:table-cell office:value-type="float" office:value="9140" calcext:value-type="float">
            <text:p>9140</text:p>
          </table:table-cell>
          <table:table-cell office:value-type="float" office:value="11027" calcext:value-type="float">
            <text:p>11027</text:p>
          </table:table-cell>
          <table:table-cell office:value-type="float" office:value="9216" calcext:value-type="float">
            <text:p>9216</text:p>
          </table:table-cell>
          <table:table-cell office:value-type="float" office:value="9714" calcext:value-type="float">
            <text:p>9714</text:p>
          </table:table-cell>
          <table:table-cell office:value-type="float" office:value="8360" calcext:value-type="float">
            <text:p>8360</text:p>
          </table:table-cell>
          <table:table-cell office:value-type="float" office:value="8886" calcext:value-type="float">
            <text:p>8886</text:p>
          </table:table-cell>
          <table:table-cell office:value-type="float" office:value="9636" calcext:value-type="float">
            <text:p>9636</text:p>
          </table:table-cell>
          <table:table-cell office:value-type="float" office:value="8643" calcext:value-type="float">
            <text:p>8643</text:p>
          </table:table-cell>
          <table:table-cell office:value-type="float" office:value="9179" calcext:value-type="float">
            <text:p>9179</text:p>
          </table:table-cell>
          <table:table-cell office:value-type="float" office:value="9564" calcext:value-type="float">
            <text:p>9564</text:p>
          </table:table-cell>
          <table:table-cell office:value-type="float" office:value="9991" calcext:value-type="float">
            <text:p>9991</text:p>
          </table:table-cell>
          <table:table-cell office:value-type="float" office:value="9887" calcext:value-type="float">
            <text:p>9887</text:p>
          </table:table-cell>
          <table:table-cell office:value-type="float" office:value="9076" calcext:value-type="float">
            <text:p>9076</text:p>
          </table:table-cell>
          <table:table-cell office:value-type="float" office:value="9580" calcext:value-type="float">
            <text:p>9580</text:p>
          </table:table-cell>
          <table:table-cell office:value-type="float" office:value="8701" calcext:value-type="float">
            <text:p>8701</text:p>
          </table:table-cell>
          <table:table-cell office:value-type="float" office:value="8472" calcext:value-type="float">
            <text:p>8472</text:p>
          </table:table-cell>
          <table:table-cell office:value-type="float" office:value="9323" calcext:value-type="float">
            <text:p>9323</text:p>
          </table:table-cell>
          <table:table-cell office:value-type="float" office:value="8416" calcext:value-type="float">
            <text:p>8416</text:p>
          </table:table-cell>
          <table:table-cell office:value-type="float" office:value="8149" calcext:value-type="float">
            <text:p>8149</text:p>
          </table:table-cell>
          <table:table-cell office:value-type="float" office:value="9195" calcext:value-type="float">
            <text:p>9195</text:p>
          </table:table-cell>
          <table:table-cell office:value-type="float" office:value="8359" calcext:value-type="float">
            <text:p>8359</text:p>
          </table:table-cell>
          <table:table-cell office:value-type="float" office:value="9718" calcext:value-type="float">
            <text:p>9718</text:p>
          </table:table-cell>
          <table:table-cell office:value-type="float" office:value="8947" calcext:value-type="float">
            <text:p>8947</text:p>
          </table:table-cell>
          <table:table-cell office:value-type="float" office:value="9079" calcext:value-type="float">
            <text:p>9079</text:p>
          </table:table-cell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float" office:value="8113" calcext:value-type="float">
            <text:p>8113</text:p>
          </table:table-cell>
          <table:table-cell office:value-type="float" office:value="8637" calcext:value-type="float">
            <text:p>8637</text:p>
          </table:table-cell>
          <table:table-cell office:value-type="float" office:value="9103" calcext:value-type="float">
            <text:p>9103</text:p>
          </table:table-cell>
          <table:table-cell office:value-type="float" office:value="8088" calcext:value-type="float">
            <text:p>8088</text:p>
          </table:table-cell>
          <table:table-cell office:value-type="float" office:value="8958" calcext:value-type="float">
            <text:p>8958</text:p>
          </table:table-cell>
          <table:table-cell office:value-type="float" office:value="8270" calcext:value-type="float">
            <text:p>8270</text:p>
          </table:table-cell>
          <table:table-cell office:value-type="float" office:value="10396" calcext:value-type="float">
            <text:p>10396</text:p>
          </table:table-cell>
          <table:table-cell office:value-type="float" office:value="9012" calcext:value-type="float">
            <text:p>9012</text:p>
          </table:table-cell>
          <table:table-cell office:value-type="float" office:value="8076" calcext:value-type="float">
            <text:p>8076</text:p>
          </table:table-cell>
          <table:table-cell office:value-type="float" office:value="8360" calcext:value-type="float">
            <text:p>8360</text:p>
          </table:table-cell>
          <table:table-cell office:value-type="float" office:value="8886" calcext:value-type="float">
            <text:p>8886</text:p>
          </table:table-cell>
          <table:table-cell office:value-type="float" office:value="8753" calcext:value-type="float">
            <text:p>8753</text:p>
          </table:table-cell>
          <table:table-cell office:value-type="float" office:value="8643" calcext:value-type="float">
            <text:p>8643</text:p>
          </table:table-cell>
          <table:table-cell office:value-type="float" office:value="9179" calcext:value-type="float">
            <text:p>9179</text:p>
          </table:table-cell>
          <table:table-cell office:value-type="float" office:value="9439" calcext:value-type="float">
            <text:p>9439</text:p>
          </table:table-cell>
          <table:table-cell office:value-type="float" office:value="9743" calcext:value-type="float">
            <text:p>9743</text:p>
          </table:table-cell>
          <table:table-cell office:value-type="float" office:value="9009" calcext:value-type="float">
            <text:p>9009</text:p>
          </table:table-cell>
          <table:table-cell office:value-type="float" office:value="7952" calcext:value-type="float">
            <text:p>7952</text:p>
          </table:table-cell>
          <table:table-cell office:value-type="float" office:value="9170" calcext:value-type="float">
            <text:p>9170</text:p>
          </table:table-cell>
          <table:table-cell office:value-type="float" office:value="8701" calcext:value-type="float">
            <text:p>8701</text:p>
          </table:table-cell>
          <table:table-cell office:value-type="float" office:value="8472" calcext:value-type="float">
            <text:p>8472</text:p>
          </table:table-cell>
          <table:table-cell office:value-type="float" office:value="9323" calcext:value-type="float">
            <text:p>9323</text:p>
          </table:table-cell>
          <table:table-cell office:value-type="float" office:value="8416" calcext:value-type="float">
            <text:p>8416</text:p>
          </table:table-cell>
          <table:table-cell office:value-type="float" office:value="8149" calcext:value-type="float">
            <text:p>8149</text:p>
          </table:table-cell>
          <table:table-cell office:value-type="float" office:value="8664" calcext:value-type="float">
            <text:p>8664</text:p>
          </table:table-cell>
          <table:table-cell office:value-type="float" office:value="8359" calcext:value-type="float">
            <text:p>8359</text:p>
          </table:table-cell>
          <table:table-cell office:value-type="float" office:value="8499" calcext:value-type="float">
            <text:p>8499</text:p>
          </table:table-cell>
          <table:table-cell office:value-type="float" office:value="8947" calcext:value-type="float">
            <text:p>8947</text:p>
          </table:table-cell>
          <table:table-cell office:value-type="float" office:value="8457" calcext:value-type="float">
            <text:p>8457</text:p>
          </table:table-cell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float" office:value="7850" calcext:value-type="float">
            <text:p>7850</text:p>
          </table:table-cell>
          <table:table-cell office:value-type="float" office:value="8373" calcext:value-type="float">
            <text:p>8373</text:p>
          </table:table-cell>
          <table:table-cell office:value-type="float" office:value="7727" calcext:value-type="float">
            <text:p>7727</text:p>
          </table:table-cell>
          <table:table-cell office:value-type="float" office:value="8068" calcext:value-type="float">
            <text:p>8068</text:p>
          </table:table-cell>
          <table:table-cell office:value-type="float" office:value="8751" calcext:value-type="float">
            <text:p>8751</text:p>
          </table:table-cell>
          <table:table-cell office:value-type="float" office:value="8270" calcext:value-type="float">
            <text:p>8270</text:p>
          </table:table-cell>
          <table:table-cell office:value-type="float" office:value="9759" calcext:value-type="float">
            <text:p>9759</text:p>
          </table:table-cell>
          <table:table-cell office:value-type="float" office:value="9012" calcext:value-type="float">
            <text:p>9012</text:p>
          </table:table-cell>
          <table:table-cell office:value-type="float" office:value="8076" calcext:value-type="float">
            <text:p>8076</text:p>
          </table:table-cell>
          <table:table-cell office:value-type="float" office:value="8360" calcext:value-type="float">
            <text:p>8360</text:p>
          </table:table-cell>
          <table:table-cell office:value-type="float" office:value="8726" calcext:value-type="float">
            <text:p>8726</text:p>
          </table:table-cell>
          <table:table-cell office:value-type="float" office:value="8753" calcext:value-type="float">
            <text:p>8753</text:p>
          </table:table-cell>
          <table:table-cell office:value-type="float" office:value="8643" calcext:value-type="float">
            <text:p>8643</text:p>
          </table:table-cell>
          <table:table-cell office:value-type="float" office:value="9179" calcext:value-type="float">
            <text:p>9179</text:p>
          </table:table-cell>
          <table:table-cell office:value-type="float" office:value="9439" calcext:value-type="float">
            <text:p>9439</text:p>
          </table:table-cell>
          <table:table-cell office:value-type="float" office:value="9203" calcext:value-type="float">
            <text:p>9203</text:p>
          </table:table-cell>
          <table:table-cell office:value-type="float" office:value="8801" calcext:value-type="float">
            <text:p>8801</text:p>
          </table:table-cell>
          <table:table-cell office:value-type="float" office:value="7952" calcext:value-type="float">
            <text:p>7952</text:p>
          </table:table-cell>
          <table:table-cell office:value-type="float" office:value="9170" calcext:value-type="float">
            <text:p>9170</text:p>
          </table:table-cell>
          <table:table-cell office:value-type="float" office:value="8701" calcext:value-type="float">
            <text:p>8701</text:p>
          </table:table-cell>
          <table:table-cell office:value-type="float" office:value="8472" calcext:value-type="float">
            <text:p>8472</text:p>
          </table:table-cell>
          <table:table-cell office:value-type="float" office:value="8461" calcext:value-type="float">
            <text:p>8461</text:p>
          </table:table-cell>
          <table:table-cell office:value-type="float" office:value="8416" calcext:value-type="float">
            <text:p>8416</text:p>
          </table:table-cell>
          <table:table-cell office:value-type="float" office:value="8149" calcext:value-type="float">
            <text:p>8149</text:p>
          </table:table-cell>
          <table:table-cell office:value-type="float" office:value="8662" calcext:value-type="float">
            <text:p>8662</text:p>
          </table:table-cell>
          <table:table-cell office:value-type="float" office:value="8359" calcext:value-type="float">
            <text:p>8359</text:p>
          </table:table-cell>
          <table:table-cell office:value-type="float" office:value="8499" calcext:value-type="float">
            <text:p>8499</text:p>
          </table:table-cell>
          <table:table-cell office:value-type="float" office:value="8947" calcext:value-type="float">
            <text:p>8947</text:p>
          </table:table-cell>
          <table:table-cell office:value-type="float" office:value="8066" calcext:value-type="float">
            <text:p>8066</text:p>
          </table:table-cell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float" office:value="7850" calcext:value-type="float">
            <text:p>7850</text:p>
          </table:table-cell>
          <table:table-cell office:value-type="float" office:value="7848" calcext:value-type="float">
            <text:p>7848</text:p>
          </table:table-cell>
          <table:table-cell office:value-type="float" office:value="7727" calcext:value-type="float">
            <text:p>7727</text:p>
          </table:table-cell>
          <table:table-cell office:value-type="float" office:value="7649" calcext:value-type="float">
            <text:p>7649</text:p>
          </table:table-cell>
          <table:table-cell office:value-type="float" office:value="8319" calcext:value-type="float">
            <text:p>8319</text:p>
          </table:table-cell>
          <table:table-cell office:value-type="float" office:value="8270" calcext:value-type="float">
            <text:p>8270</text:p>
          </table:table-cell>
          <table:table-cell office:value-type="float" office:value="9759" calcext:value-type="float">
            <text:p>9759</text:p>
          </table:table-cell>
          <table:table-cell office:value-type="float" office:value="9012" calcext:value-type="float">
            <text:p>9012</text:p>
          </table:table-cell>
          <table:table-cell office:value-type="float" office:value="8076" calcext:value-type="float">
            <text:p>8076</text:p>
          </table:table-cell>
          <table:table-cell office:value-type="float" office:value="8360" calcext:value-type="float">
            <text:p>8360</text:p>
          </table:table-cell>
          <table:table-cell office:value-type="float" office:value="8187" calcext:value-type="float">
            <text:p>8187</text:p>
          </table:table-cell>
          <table:table-cell office:value-type="float" office:value="8753" calcext:value-type="float">
            <text:p>8753</text:p>
          </table:table-cell>
          <table:table-cell office:value-type="float" office:value="8521" calcext:value-type="float">
            <text:p>8521</text:p>
          </table:table-cell>
          <table:table-cell office:value-type="float" office:value="9179" calcext:value-type="float">
            <text:p>9179</text:p>
          </table:table-cell>
          <table:table-cell office:value-type="float" office:value="9439" calcext:value-type="float">
            <text:p>9439</text:p>
          </table:table-cell>
          <table:table-cell office:value-type="float" office:value="9203" calcext:value-type="float">
            <text:p>9203</text:p>
          </table:table-cell>
          <table:table-cell office:value-type="float" office:value="8772" calcext:value-type="float">
            <text:p>8772</text:p>
          </table:table-cell>
          <table:table-cell office:value-type="float" office:value="7952" calcext:value-type="float">
            <text:p>7952</text:p>
          </table:table-cell>
          <table:table-cell office:value-type="float" office:value="9170" calcext:value-type="float">
            <text:p>9170</text:p>
          </table:table-cell>
          <table:table-cell office:value-type="float" office:value="8701" calcext:value-type="float">
            <text:p>8701</text:p>
          </table:table-cell>
          <table:table-cell office:value-type="float" office:value="8472" calcext:value-type="float">
            <text:p>8472</text:p>
          </table:table-cell>
          <table:table-cell office:value-type="float" office:value="8461" calcext:value-type="float">
            <text:p>8461</text:p>
          </table:table-cell>
          <table:table-cell office:value-type="float" office:value="8416" calcext:value-type="float">
            <text:p>8416</text:p>
          </table:table-cell>
          <table:table-cell office:value-type="float" office:value="8149" calcext:value-type="float">
            <text:p>8149</text:p>
          </table:table-cell>
          <table:table-cell office:value-type="float" office:value="8662" calcext:value-type="float">
            <text:p>8662</text:p>
          </table:table-cell>
          <table:table-cell office:value-type="float" office:value="8170" calcext:value-type="float">
            <text:p>8170</text:p>
          </table:table-cell>
          <table:table-cell office:value-type="float" office:value="8499" calcext:value-type="float">
            <text:p>8499</text:p>
          </table:table-cell>
          <table:table-cell office:value-type="float" office:value="8947" calcext:value-type="float">
            <text:p>8947</text:p>
          </table:table-cell>
          <table:table-cell office:value-type="float" office:value="8066" calcext:value-type="float">
            <text:p>8066</text:p>
          </table:table-cell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float" office:value="7850" calcext:value-type="float">
            <text:p>7850</text:p>
          </table:table-cell>
          <table:table-cell office:value-type="float" office:value="7848" calcext:value-type="float">
            <text:p>7848</text:p>
          </table:table-cell>
          <table:table-cell office:value-type="float" office:value="7727" calcext:value-type="float">
            <text:p>7727</text:p>
          </table:table-cell>
          <table:table-cell office:value-type="float" office:value="7649" calcext:value-type="float">
            <text:p>7649</text:p>
          </table:table-cell>
          <table:table-cell office:value-type="float" office:value="8319" calcext:value-type="float">
            <text:p>8319</text:p>
          </table:table-cell>
          <table:table-cell office:value-type="float" office:value="8270" calcext:value-type="float">
            <text:p>8270</text:p>
          </table:table-cell>
          <table:table-cell office:value-type="float" office:value="8945" calcext:value-type="float">
            <text:p>8945</text:p>
          </table:table-cell>
          <table:table-cell office:value-type="float" office:value="8433" calcext:value-type="float">
            <text:p>8433</text:p>
          </table:table-cell>
          <table:table-cell office:value-type="float" office:value="8076" calcext:value-type="float">
            <text:p>8076</text:p>
          </table:table-cell>
          <table:table-cell office:value-type="float" office:value="8360" calcext:value-type="float">
            <text:p>8360</text:p>
          </table:table-cell>
          <table:table-cell office:value-type="float" office:value="8125" calcext:value-type="float">
            <text:p>8125</text:p>
          </table:table-cell>
          <table:table-cell office:value-type="float" office:value="8753" calcext:value-type="float">
            <text:p>8753</text:p>
          </table:table-cell>
          <table:table-cell office:value-type="float" office:value="8404" calcext:value-type="float">
            <text:p>8404</text:p>
          </table:table-cell>
          <table:table-cell office:value-type="float" office:value="9179" calcext:value-type="float">
            <text:p>9179</text:p>
          </table:table-cell>
          <table:table-cell office:value-type="float" office:value="8874" calcext:value-type="float">
            <text:p>8874</text:p>
          </table:table-cell>
          <table:table-cell office:value-type="float" office:value="9203" calcext:value-type="float">
            <text:p>9203</text:p>
          </table:table-cell>
          <table:table-cell office:value-type="float" office:value="8772" calcext:value-type="float">
            <text:p>8772</text:p>
          </table:table-cell>
          <table:table-cell office:value-type="float" office:value="7952" calcext:value-type="float">
            <text:p>7952</text:p>
          </table:table-cell>
          <table:table-cell office:value-type="float" office:value="9170" calcext:value-type="float">
            <text:p>9170</text:p>
          </table:table-cell>
          <table:table-cell office:value-type="float" office:value="8701" calcext:value-type="float">
            <text:p>8701</text:p>
          </table:table-cell>
          <table:table-cell office:value-type="float" office:value="8472" calcext:value-type="float">
            <text:p>8472</text:p>
          </table:table-cell>
          <table:table-cell office:value-type="float" office:value="8461" calcext:value-type="float">
            <text:p>8461</text:p>
          </table:table-cell>
          <table:table-cell office:value-type="float" office:value="8416" calcext:value-type="float">
            <text:p>8416</text:p>
          </table:table-cell>
          <table:table-cell office:value-type="float" office:value="8149" calcext:value-type="float">
            <text:p>8149</text:p>
          </table:table-cell>
          <table:table-cell office:value-type="float" office:value="8662" calcext:value-type="float">
            <text:p>8662</text:p>
          </table:table-cell>
          <table:table-cell office:value-type="float" office:value="7307" calcext:value-type="float">
            <text:p>7307</text:p>
          </table:table-cell>
          <table:table-cell office:value-type="float" office:value="8499" calcext:value-type="float">
            <text:p>8499</text:p>
          </table:table-cell>
          <table:table-cell office:value-type="float" office:value="8947" calcext:value-type="float">
            <text:p>8947</text:p>
          </table:table-cell>
          <table:table-cell office:value-type="float" office:value="8066" calcext:value-type="float">
            <text:p>8066</text:p>
          </table:table-cell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float" office:value="7850" calcext:value-type="float">
            <text:p>7850</text:p>
          </table:table-cell>
          <table:table-cell office:value-type="float" office:value="7848" calcext:value-type="float">
            <text:p>7848</text:p>
          </table:table-cell>
          <table:table-cell office:value-type="float" office:value="7727" calcext:value-type="float">
            <text:p>7727</text:p>
          </table:table-cell>
          <table:table-cell office:value-type="float" office:value="7649" calcext:value-type="float">
            <text:p>7649</text:p>
          </table:table-cell>
          <table:table-cell office:value-type="float" office:value="8280" calcext:value-type="float">
            <text:p>8280</text:p>
          </table:table-cell>
          <table:table-cell office:value-type="float" office:value="8270" calcext:value-type="float">
            <text:p>8270</text:p>
          </table:table-cell>
          <table:table-cell office:value-type="float" office:value="8945" calcext:value-type="float">
            <text:p>8945</text:p>
          </table:table-cell>
          <table:table-cell office:value-type="float" office:value="8433" calcext:value-type="float">
            <text:p>8433</text:p>
          </table:table-cell>
          <table:table-cell office:value-type="float" office:value="8076" calcext:value-type="float">
            <text:p>8076</text:p>
          </table:table-cell>
          <table:table-cell office:value-type="float" office:value="8360" calcext:value-type="float">
            <text:p>8360</text:p>
          </table:table-cell>
          <table:table-cell office:value-type="float" office:value="8125" calcext:value-type="float">
            <text:p>8125</text:p>
          </table:table-cell>
          <table:table-cell office:value-type="float" office:value="8753" calcext:value-type="float">
            <text:p>8753</text:p>
          </table:table-cell>
          <table:table-cell office:value-type="float" office:value="7732" calcext:value-type="float">
            <text:p>7732</text:p>
          </table:table-cell>
          <table:table-cell office:value-type="float" office:value="9179" calcext:value-type="float">
            <text:p>9179</text:p>
          </table:table-cell>
          <table:table-cell office:value-type="float" office:value="8252" calcext:value-type="float">
            <text:p>8252</text:p>
          </table:table-cell>
          <table:table-cell office:value-type="float" office:value="9203" calcext:value-type="float">
            <text:p>9203</text:p>
          </table:table-cell>
          <table:table-cell office:value-type="float" office:value="8772" calcext:value-type="float">
            <text:p>8772</text:p>
          </table:table-cell>
          <table:table-cell office:value-type="float" office:value="7952" calcext:value-type="float">
            <text:p>7952</text:p>
          </table:table-cell>
          <table:table-cell office:value-type="float" office:value="9170" calcext:value-type="float">
            <text:p>9170</text:p>
          </table:table-cell>
          <table:table-cell office:value-type="float" office:value="8701" calcext:value-type="float">
            <text:p>8701</text:p>
          </table:table-cell>
          <table:table-cell office:value-type="float" office:value="8472" calcext:value-type="float">
            <text:p>8472</text:p>
          </table:table-cell>
          <table:table-cell office:value-type="float" office:value="7855" calcext:value-type="float">
            <text:p>7855</text:p>
          </table:table-cell>
          <table:table-cell office:value-type="float" office:value="8416" calcext:value-type="float">
            <text:p>8416</text:p>
          </table:table-cell>
          <table:table-cell office:value-type="float" office:value="8149" calcext:value-type="float">
            <text:p>8149</text:p>
          </table:table-cell>
          <table:table-cell office:value-type="float" office:value="8465" calcext:value-type="float">
            <text:p>8465</text:p>
          </table:table-cell>
          <table:table-cell office:value-type="float" office:value="7025" calcext:value-type="float">
            <text:p>7025</text:p>
          </table:table-cell>
          <table:table-cell office:value-type="float" office:value="8499" calcext:value-type="float">
            <text:p>8499</text:p>
          </table:table-cell>
          <table:table-cell office:value-type="float" office:value="8947" calcext:value-type="float">
            <text:p>8947</text:p>
          </table:table-cell>
          <table:table-cell office:value-type="float" office:value="8066" calcext:value-type="float">
            <text:p>8066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7818" calcext:value-type="float">
            <text:p>7818</text:p>
          </table:table-cell>
          <table:table-cell office:value-type="float" office:value="7848" calcext:value-type="float">
            <text:p>7848</text:p>
          </table:table-cell>
          <table:table-cell office:value-type="float" office:value="7727" calcext:value-type="float">
            <text:p>7727</text:p>
          </table:table-cell>
          <table:table-cell office:value-type="float" office:value="7411" calcext:value-type="float">
            <text:p>7411</text:p>
          </table:table-cell>
          <table:table-cell office:value-type="float" office:value="7880" calcext:value-type="float">
            <text:p>7880</text:p>
          </table:table-cell>
          <table:table-cell office:value-type="float" office:value="8270" calcext:value-type="float">
            <text:p>8270</text:p>
          </table:table-cell>
          <table:table-cell office:value-type="float" office:value="8945" calcext:value-type="float">
            <text:p>8945</text:p>
          </table:table-cell>
          <table:table-cell office:value-type="float" office:value="8083" calcext:value-type="float">
            <text:p>8083</text:p>
          </table:table-cell>
          <table:table-cell office:value-type="float" office:value="8076" calcext:value-type="float">
            <text:p>8076</text:p>
          </table:table-cell>
          <table:table-cell office:value-type="float" office:value="8360" calcext:value-type="float">
            <text:p>8360</text:p>
          </table:table-cell>
          <table:table-cell office:value-type="float" office:value="8125" calcext:value-type="float">
            <text:p>8125</text:p>
          </table:table-cell>
          <table:table-cell office:value-type="float" office:value="8753" calcext:value-type="float">
            <text:p>8753</text:p>
          </table:table-cell>
          <table:table-cell office:value-type="float" office:value="7732" calcext:value-type="float">
            <text:p>7732</text:p>
          </table:table-cell>
          <table:table-cell office:value-type="float" office:value="9036" calcext:value-type="float">
            <text:p>9036</text:p>
          </table:table-cell>
          <table:table-cell office:value-type="float" office:value="8252" calcext:value-type="float">
            <text:p>8252</text:p>
          </table:table-cell>
          <table:table-cell office:value-type="float" office:value="9203" calcext:value-type="float">
            <text:p>9203</text:p>
          </table:table-cell>
          <table:table-cell office:value-type="float" office:value="8772" calcext:value-type="float">
            <text:p>8772</text:p>
          </table:table-cell>
          <table:table-cell office:value-type="float" office:value="7952" calcext:value-type="float">
            <text:p>7952</text:p>
          </table:table-cell>
          <table:table-cell office:value-type="float" office:value="8656" calcext:value-type="float">
            <text:p>8656</text:p>
          </table:table-cell>
          <table:table-cell office:value-type="float" office:value="8288" calcext:value-type="float">
            <text:p>8288</text:p>
          </table:table-cell>
          <table:table-cell office:value-type="float" office:value="8472" calcext:value-type="float">
            <text:p>8472</text:p>
          </table:table-cell>
          <table:table-cell office:value-type="float" office:value="7855" calcext:value-type="float">
            <text:p>7855</text:p>
          </table:table-cell>
          <table:table-cell office:value-type="float" office:value="8416" calcext:value-type="float">
            <text:p>8416</text:p>
          </table:table-cell>
          <table:table-cell office:value-type="float" office:value="8149" calcext:value-type="float">
            <text:p>8149</text:p>
          </table:table-cell>
          <table:table-cell office:value-type="float" office:value="8417" calcext:value-type="float">
            <text:p>8417</text:p>
          </table:table-cell>
          <table:table-cell office:value-type="float" office:value="7025" calcext:value-type="float">
            <text:p>7025</text:p>
          </table:table-cell>
          <table:table-cell office:value-type="float" office:value="8499" calcext:value-type="float">
            <text:p>8499</text:p>
          </table:table-cell>
          <table:table-cell office:value-type="float" office:value="8947" calcext:value-type="float">
            <text:p>8947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7818" calcext:value-type="float">
            <text:p>7818</text:p>
          </table:table-cell>
          <table:table-cell office:value-type="float" office:value="7848" calcext:value-type="float">
            <text:p>7848</text:p>
          </table:table-cell>
          <table:table-cell office:value-type="float" office:value="7727" calcext:value-type="float">
            <text:p>7727</text:p>
          </table:table-cell>
          <table:table-cell office:value-type="float" office:value="7411" calcext:value-type="float">
            <text:p>7411</text:p>
          </table:table-cell>
          <table:table-cell office:value-type="float" office:value="7880" calcext:value-type="float">
            <text:p>7880</text:p>
          </table:table-cell>
          <table:table-cell office:value-type="float" office:value="8270" calcext:value-type="float">
            <text:p>8270</text:p>
          </table:table-cell>
          <table:table-cell office:value-type="float" office:value="8945" calcext:value-type="float">
            <text:p>8945</text:p>
          </table:table-cell>
          <table:table-cell office:value-type="float" office:value="8083" calcext:value-type="float">
            <text:p>8083</text:p>
          </table:table-cell>
          <table:table-cell office:value-type="float" office:value="8076" calcext:value-type="float">
            <text:p>8076</text:p>
          </table:table-cell>
          <table:table-cell office:value-type="float" office:value="8360" calcext:value-type="float">
            <text:p>8360</text:p>
          </table:table-cell>
          <table:table-cell office:value-type="float" office:value="8125" calcext:value-type="float">
            <text:p>8125</text:p>
          </table:table-cell>
          <table:table-cell office:value-type="float" office:value="8753" calcext:value-type="float">
            <text:p>8753</text:p>
          </table:table-cell>
          <table:table-cell office:value-type="float" office:value="7732" calcext:value-type="float">
            <text:p>7732</text:p>
          </table:table-cell>
          <table:table-cell office:value-type="float" office:value="8716" calcext:value-type="float">
            <text:p>8716</text:p>
          </table:table-cell>
          <table:table-cell office:value-type="float" office:value="8252" calcext:value-type="float">
            <text:p>8252</text:p>
          </table:table-cell>
          <table:table-cell office:value-type="float" office:value="7911" calcext:value-type="float">
            <text:p>7911</text:p>
          </table:table-cell>
          <table:table-cell office:value-type="float" office:value="8772" calcext:value-type="float">
            <text:p>8772</text:p>
          </table:table-cell>
          <table:table-cell office:value-type="float" office:value="7952" calcext:value-type="float">
            <text:p>7952</text:p>
          </table:table-cell>
          <table:table-cell office:value-type="float" office:value="8656" calcext:value-type="float">
            <text:p>8656</text:p>
          </table:table-cell>
          <table:table-cell office:value-type="float" office:value="8220" calcext:value-type="float">
            <text:p>8220</text:p>
          </table:table-cell>
          <table:table-cell office:value-type="float" office:value="8472" calcext:value-type="float">
            <text:p>8472</text:p>
          </table:table-cell>
          <table:table-cell office:value-type="float" office:value="7855" calcext:value-type="float">
            <text:p>7855</text:p>
          </table:table-cell>
          <table:table-cell office:value-type="float" office:value="8416" calcext:value-type="float">
            <text:p>8416</text:p>
          </table:table-cell>
          <table:table-cell office:value-type="float" office:value="8149" calcext:value-type="float">
            <text:p>8149</text:p>
          </table:table-cell>
          <table:table-cell office:value-type="float" office:value="8076" calcext:value-type="float">
            <text:p>8076</text:p>
          </table:table-cell>
          <table:table-cell office:value-type="float" office:value="7025" calcext:value-type="float">
            <text:p>7025</text:p>
          </table:table-cell>
          <table:table-cell office:value-type="float" office:value="8499" calcext:value-type="float">
            <text:p>8499</text:p>
          </table:table-cell>
          <table:table-cell office:value-type="float" office:value="8947" calcext:value-type="float">
            <text:p>8947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7818" calcext:value-type="float">
            <text:p>7818</text:p>
          </table:table-cell>
          <table:table-cell office:value-type="float" office:value="7848" calcext:value-type="float">
            <text:p>7848</text:p>
          </table:table-cell>
          <table:table-cell office:value-type="float" office:value="7727" calcext:value-type="float">
            <text:p>7727</text:p>
          </table:table-cell>
          <table:table-cell office:value-type="float" office:value="7411" calcext:value-type="float">
            <text:p>7411</text:p>
          </table:table-cell>
          <table:table-cell office:value-type="float" office:value="7880" calcext:value-type="float">
            <text:p>7880</text:p>
          </table:table-cell>
          <table:table-cell office:value-type="float" office:value="8270" calcext:value-type="float">
            <text:p>8270</text:p>
          </table:table-cell>
          <table:table-cell office:value-type="float" office:value="8945" calcext:value-type="float">
            <text:p>8945</text:p>
          </table:table-cell>
          <table:table-cell office:value-type="float" office:value="7949" calcext:value-type="float">
            <text:p>7949</text:p>
          </table:table-cell>
          <table:table-cell office:value-type="float" office:value="8076" calcext:value-type="float">
            <text:p>8076</text:p>
          </table:table-cell>
          <table:table-cell office:value-type="float" office:value="8360" calcext:value-type="float">
            <text:p>8360</text:p>
          </table:table-cell>
          <table:table-cell office:value-type="float" office:value="8125" calcext:value-type="float">
            <text:p>8125</text:p>
          </table:table-cell>
          <table:table-cell office:value-type="float" office:value="8753" calcext:value-type="float">
            <text:p>8753</text:p>
          </table:table-cell>
          <table:table-cell office:value-type="float" office:value="7732" calcext:value-type="float">
            <text:p>7732</text:p>
          </table:table-cell>
          <table:table-cell office:value-type="float" office:value="8716" calcext:value-type="float">
            <text:p>8716</text:p>
          </table:table-cell>
          <table:table-cell office:value-type="float" office:value="8252" calcext:value-type="float">
            <text:p>8252</text:p>
          </table:table-cell>
          <table:table-cell office:value-type="float" office:value="7397" calcext:value-type="float">
            <text:p>7397</text:p>
          </table:table-cell>
          <table:table-cell office:value-type="float" office:value="8772" calcext:value-type="float">
            <text:p>8772</text:p>
          </table:table-cell>
          <table:table-cell office:value-type="float" office:value="7952" calcext:value-type="float">
            <text:p>7952</text:p>
          </table:table-cell>
          <table:table-cell office:value-type="float" office:value="8656" calcext:value-type="float">
            <text:p>8656</text:p>
          </table:table-cell>
          <table:table-cell office:value-type="float" office:value="8220" calcext:value-type="float">
            <text:p>8220</text:p>
          </table:table-cell>
          <table:table-cell office:value-type="float" office:value="8472" calcext:value-type="float">
            <text:p>8472</text:p>
          </table:table-cell>
          <table:table-cell office:value-type="float" office:value="7855" calcext:value-type="float">
            <text:p>7855</text:p>
          </table:table-cell>
          <table:table-cell office:value-type="float" office:value="8416" calcext:value-type="float">
            <text:p>8416</text:p>
          </table:table-cell>
          <table:table-cell office:value-type="float" office:value="8149" calcext:value-type="float">
            <text:p>8149</text:p>
          </table:table-cell>
          <table:table-cell office:value-type="float" office:value="8076" calcext:value-type="float">
            <text:p>8076</text:p>
          </table:table-cell>
          <table:table-cell office:value-type="float" office:value="7025" calcext:value-type="float">
            <text:p>7025</text:p>
          </table:table-cell>
          <table:table-cell office:value-type="float" office:value="8499" calcext:value-type="float">
            <text:p>8499</text:p>
          </table:table-cell>
          <table:table-cell office:value-type="float" office:value="8933" calcext:value-type="float">
            <text:p>8933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7818" calcext:value-type="float">
            <text:p>7818</text:p>
          </table:table-cell>
          <table:table-cell office:value-type="float" office:value="7848" calcext:value-type="float">
            <text:p>7848</text:p>
          </table:table-cell>
          <table:table-cell office:value-type="float" office:value="7727" calcext:value-type="float">
            <text:p>7727</text:p>
          </table:table-cell>
          <table:table-cell office:value-type="float" office:value="7411" calcext:value-type="float">
            <text:p>7411</text:p>
          </table:table-cell>
          <table:table-cell office:value-type="float" office:value="7880" calcext:value-type="float">
            <text:p>7880</text:p>
          </table:table-cell>
          <table:table-cell office:value-type="float" office:value="8270" calcext:value-type="float">
            <text:p>8270</text:p>
          </table:table-cell>
          <table:table-cell office:value-type="float" office:value="8945" calcext:value-type="float">
            <text:p>8945</text:p>
          </table:table-cell>
          <table:table-cell office:value-type="float" office:value="7949" calcext:value-type="float">
            <text:p>7949</text:p>
          </table:table-cell>
          <table:table-cell office:value-type="float" office:value="8076" calcext:value-type="float">
            <text:p>8076</text:p>
          </table:table-cell>
          <table:table-cell office:value-type="float" office:value="8360" calcext:value-type="float">
            <text:p>8360</text:p>
          </table:table-cell>
          <table:table-cell office:value-type="float" office:value="8125" calcext:value-type="float">
            <text:p>8125</text:p>
          </table:table-cell>
          <table:table-cell office:value-type="float" office:value="8753" calcext:value-type="float">
            <text:p>8753</text:p>
          </table:table-cell>
          <table:table-cell office:value-type="float" office:value="7732" calcext:value-type="float">
            <text:p>7732</text:p>
          </table:table-cell>
          <table:table-cell office:value-type="float" office:value="8716" calcext:value-type="float">
            <text:p>8716</text:p>
          </table:table-cell>
          <table:table-cell office:value-type="float" office:value="8252" calcext:value-type="float">
            <text:p>8252</text:p>
          </table:table-cell>
          <table:table-cell office:value-type="float" office:value="7397" calcext:value-type="float">
            <text:p>7397</text:p>
          </table:table-cell>
          <table:table-cell office:value-type="float" office:value="8772" calcext:value-type="float">
            <text:p>8772</text:p>
          </table:table-cell>
          <table:table-cell office:value-type="float" office:value="7952" calcext:value-type="float">
            <text:p>7952</text:p>
          </table:table-cell>
          <table:table-cell office:value-type="float" office:value="8319" calcext:value-type="float">
            <text:p>8319</text:p>
          </table:table-cell>
          <table:table-cell office:value-type="float" office:value="8220" calcext:value-type="float">
            <text:p>8220</text:p>
          </table:table-cell>
          <table:table-cell office:value-type="float" office:value="8472" calcext:value-type="float">
            <text:p>8472</text:p>
          </table:table-cell>
          <table:table-cell office:value-type="float" office:value="7855" calcext:value-type="float">
            <text:p>7855</text:p>
          </table:table-cell>
          <table:table-cell office:value-type="float" office:value="8416" calcext:value-type="float">
            <text:p>8416</text:p>
          </table:table-cell>
          <table:table-cell office:value-type="float" office:value="8149" calcext:value-type="float">
            <text:p>8149</text:p>
          </table:table-cell>
          <table:table-cell office:value-type="float" office:value="7929" calcext:value-type="float">
            <text:p>7929</text:p>
          </table:table-cell>
          <table:table-cell office:value-type="float" office:value="7025" calcext:value-type="float">
            <text:p>7025</text:p>
          </table:table-cell>
          <table:table-cell office:value-type="float" office:value="8499" calcext:value-type="float">
            <text:p>8499</text:p>
          </table:table-cell>
          <table:table-cell office:value-type="float" office:value="8868" calcext:value-type="float">
            <text:p>8868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7818" calcext:value-type="float">
            <text:p>7818</text:p>
          </table:table-cell>
          <table:table-cell office:value-type="float" office:value="7848" calcext:value-type="float">
            <text:p>7848</text:p>
          </table:table-cell>
          <table:table-cell office:value-type="float" office:value="7727" calcext:value-type="float">
            <text:p>7727</text:p>
          </table:table-cell>
          <table:table-cell office:value-type="float" office:value="7411" calcext:value-type="float">
            <text:p>7411</text:p>
          </table:table-cell>
          <table:table-cell office:value-type="float" office:value="7880" calcext:value-type="float">
            <text:p>7880</text:p>
          </table:table-cell>
          <table:table-cell office:value-type="float" office:value="8270" calcext:value-type="float">
            <text:p>8270</text:p>
          </table:table-cell>
          <table:table-cell office:value-type="float" office:value="8945" calcext:value-type="float">
            <text:p>8945</text:p>
          </table:table-cell>
          <table:table-cell office:value-type="float" office:value="7949" calcext:value-type="float">
            <text:p>7949</text:p>
          </table:table-cell>
          <table:table-cell office:value-type="float" office:value="8076" calcext:value-type="float">
            <text:p>8076</text:p>
          </table:table-cell>
          <table:table-cell office:value-type="float" office:value="8360" calcext:value-type="float">
            <text:p>8360</text:p>
          </table:table-cell>
          <table:table-cell office:value-type="float" office:value="8125" calcext:value-type="float">
            <text:p>8125</text:p>
          </table:table-cell>
          <table:table-cell office:value-type="float" office:value="8753" calcext:value-type="float">
            <text:p>8753</text:p>
          </table:table-cell>
          <table:table-cell office:value-type="float" office:value="7732" calcext:value-type="float">
            <text:p>7732</text:p>
          </table:table-cell>
          <table:table-cell office:value-type="float" office:value="8415" calcext:value-type="float">
            <text:p>8415</text:p>
          </table:table-cell>
          <table:table-cell office:value-type="float" office:value="8252" calcext:value-type="float">
            <text:p>8252</text:p>
          </table:table-cell>
          <table:table-cell office:value-type="float" office:value="7397" calcext:value-type="float">
            <text:p>7397</text:p>
          </table:table-cell>
          <table:table-cell office:value-type="float" office:value="8772" calcext:value-type="float">
            <text:p>8772</text:p>
          </table:table-cell>
          <table:table-cell office:value-type="float" office:value="7952" calcext:value-type="float">
            <text:p>7952</text:p>
          </table:table-cell>
          <table:table-cell office:value-type="float" office:value="8148" calcext:value-type="float">
            <text:p>8148</text:p>
          </table:table-cell>
          <table:table-cell office:value-type="float" office:value="8220" calcext:value-type="float">
            <text:p>8220</text:p>
          </table:table-cell>
          <table:table-cell office:value-type="float" office:value="8472" calcext:value-type="float">
            <text:p>8472</text:p>
          </table:table-cell>
          <table:table-cell office:value-type="float" office:value="7855" calcext:value-type="float">
            <text:p>7855</text:p>
          </table:table-cell>
          <table:table-cell office:value-type="float" office:value="8416" calcext:value-type="float">
            <text:p>8416</text:p>
          </table:table-cell>
          <table:table-cell office:value-type="float" office:value="8149" calcext:value-type="float">
            <text:p>8149</text:p>
          </table:table-cell>
          <table:table-cell office:value-type="float" office:value="7929" calcext:value-type="float">
            <text:p>7929</text:p>
          </table:table-cell>
          <table:table-cell office:value-type="float" office:value="7025" calcext:value-type="float">
            <text:p>7025</text:p>
          </table:table-cell>
          <table:table-cell office:value-type="float" office:value="8499" calcext:value-type="float">
            <text:p>8499</text:p>
          </table:table-cell>
          <table:table-cell office:value-type="float" office:value="8456" calcext:value-type="float">
            <text:p>8456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7818" calcext:value-type="float">
            <text:p>7818</text:p>
          </table:table-cell>
          <table:table-cell office:value-type="float" office:value="7848" calcext:value-type="float">
            <text:p>7848</text:p>
          </table:table-cell>
          <table:table-cell office:value-type="float" office:value="7727" calcext:value-type="float">
            <text:p>7727</text:p>
          </table:table-cell>
          <table:table-cell office:value-type="float" office:value="7375" calcext:value-type="float">
            <text:p>7375</text:p>
          </table:table-cell>
          <table:table-cell office:value-type="float" office:value="7880" calcext:value-type="float">
            <text:p>7880</text:p>
          </table:table-cell>
          <table:table-cell office:value-type="float" office:value="8270" calcext:value-type="float">
            <text:p>8270</text:p>
          </table:table-cell>
          <table:table-cell office:value-type="float" office:value="8945" calcext:value-type="float">
            <text:p>8945</text:p>
          </table:table-cell>
          <table:table-cell office:value-type="float" office:value="7949" calcext:value-type="float">
            <text:p>7949</text:p>
          </table:table-cell>
          <table:table-cell office:value-type="float" office:value="8076" calcext:value-type="float">
            <text:p>8076</text:p>
          </table:table-cell>
          <table:table-cell office:value-type="float" office:value="8110" calcext:value-type="float">
            <text:p>8110</text:p>
          </table:table-cell>
          <table:table-cell office:value-type="float" office:value="8125" calcext:value-type="float">
            <text:p>8125</text:p>
          </table:table-cell>
          <table:table-cell office:value-type="float" office:value="8753" calcext:value-type="float">
            <text:p>8753</text:p>
          </table:table-cell>
          <table:table-cell office:value-type="float" office:value="7732" calcext:value-type="float">
            <text:p>7732</text:p>
          </table:table-cell>
          <table:table-cell office:value-type="float" office:value="8415" calcext:value-type="float">
            <text:p>8415</text:p>
          </table:table-cell>
          <table:table-cell office:value-type="float" office:value="8252" calcext:value-type="float">
            <text:p>8252</text:p>
          </table:table-cell>
          <table:table-cell office:value-type="float" office:value="7397" calcext:value-type="float">
            <text:p>7397</text:p>
          </table:table-cell>
          <table:table-cell office:value-type="float" office:value="8702" calcext:value-type="float">
            <text:p>8702</text:p>
          </table:table-cell>
          <table:table-cell office:value-type="float" office:value="7952" calcext:value-type="float">
            <text:p>7952</text:p>
          </table:table-cell>
          <table:table-cell office:value-type="float" office:value="8148" calcext:value-type="float">
            <text:p>8148</text:p>
          </table:table-cell>
          <table:table-cell office:value-type="float" office:value="8220" calcext:value-type="float">
            <text:p>8220</text:p>
          </table:table-cell>
          <table:table-cell office:value-type="float" office:value="8472" calcext:value-type="float">
            <text:p>8472</text:p>
          </table:table-cell>
          <table:table-cell office:value-type="float" office:value="7791" calcext:value-type="float">
            <text:p>7791</text:p>
          </table:table-cell>
          <table:table-cell office:value-type="float" office:value="8225" calcext:value-type="float">
            <text:p>8225</text:p>
          </table:table-cell>
          <table:table-cell office:value-type="float" office:value="8149" calcext:value-type="float">
            <text:p>8149</text:p>
          </table:table-cell>
          <table:table-cell office:value-type="float" office:value="7929" calcext:value-type="float">
            <text:p>7929</text:p>
          </table:table-cell>
          <table:table-cell office:value-type="float" office:value="7025" calcext:value-type="float">
            <text:p>7025</text:p>
          </table:table-cell>
          <table:table-cell office:value-type="float" office:value="8499" calcext:value-type="float">
            <text:p>8499</text:p>
          </table:table-cell>
          <table:table-cell office:value-type="float" office:value="8456" calcext:value-type="float">
            <text:p>8456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7818" calcext:value-type="float">
            <text:p>7818</text:p>
          </table:table-cell>
          <table:table-cell office:value-type="float" office:value="7848" calcext:value-type="float">
            <text:p>7848</text:p>
          </table:table-cell>
          <table:table-cell office:value-type="float" office:value="7727" calcext:value-type="float">
            <text:p>7727</text:p>
          </table:table-cell>
          <table:table-cell office:value-type="float" office:value="7375" calcext:value-type="float">
            <text:p>7375</text:p>
          </table:table-cell>
          <table:table-cell office:value-type="float" office:value="7880" calcext:value-type="float">
            <text:p>7880</text:p>
          </table:table-cell>
          <table:table-cell office:value-type="float" office:value="7729" calcext:value-type="float">
            <text:p>7729</text:p>
          </table:table-cell>
          <table:table-cell office:value-type="float" office:value="8945" calcext:value-type="float">
            <text:p>8945</text:p>
          </table:table-cell>
          <table:table-cell office:value-type="float" office:value="7949" calcext:value-type="float">
            <text:p>7949</text:p>
          </table:table-cell>
          <table:table-cell office:value-type="float" office:value="8076" calcext:value-type="float">
            <text:p>8076</text:p>
          </table:table-cell>
          <table:table-cell office:value-type="float" office:value="8110" calcext:value-type="float">
            <text:p>8110</text:p>
          </table:table-cell>
          <table:table-cell office:value-type="float" office:value="8014" calcext:value-type="float">
            <text:p>8014</text:p>
          </table:table-cell>
          <table:table-cell office:value-type="float" office:value="8753" calcext:value-type="float">
            <text:p>8753</text:p>
          </table:table-cell>
          <table:table-cell office:value-type="float" office:value="7444" calcext:value-type="float">
            <text:p>7444</text:p>
          </table:table-cell>
          <table:table-cell office:value-type="float" office:value="8415" calcext:value-type="float">
            <text:p>8415</text:p>
          </table:table-cell>
          <table:table-cell office:value-type="float" office:value="8252" calcext:value-type="float">
            <text:p>8252</text:p>
          </table:table-cell>
          <table:table-cell office:value-type="float" office:value="7397" calcext:value-type="float">
            <text:p>7397</text:p>
          </table:table-cell>
          <table:table-cell office:value-type="float" office:value="8702" calcext:value-type="float">
            <text:p>8702</text:p>
          </table:table-cell>
          <table:table-cell office:value-type="float" office:value="7952" calcext:value-type="float">
            <text:p>7952</text:p>
          </table:table-cell>
          <table:table-cell office:value-type="float" office:value="8148" calcext:value-type="float">
            <text:p>8148</text:p>
          </table:table-cell>
          <table:table-cell office:value-type="float" office:value="8220" calcext:value-type="float">
            <text:p>8220</text:p>
          </table:table-cell>
          <table:table-cell office:value-type="float" office:value="8472" calcext:value-type="float">
            <text:p>8472</text:p>
          </table:table-cell>
          <table:table-cell office:value-type="float" office:value="7791" calcext:value-type="float">
            <text:p>7791</text:p>
          </table:table-cell>
          <table:table-cell office:value-type="float" office:value="8225" calcext:value-type="float">
            <text:p>8225</text:p>
          </table:table-cell>
          <table:table-cell office:value-type="float" office:value="8149" calcext:value-type="float">
            <text:p>8149</text:p>
          </table:table-cell>
          <table:table-cell office:value-type="float" office:value="7929" calcext:value-type="float">
            <text:p>7929</text:p>
          </table:table-cell>
          <table:table-cell office:value-type="float" office:value="7025" calcext:value-type="float">
            <text:p>7025</text:p>
          </table:table-cell>
          <table:table-cell office:value-type="float" office:value="8499" calcext:value-type="float">
            <text:p>8499</text:p>
          </table:table-cell>
          <table:table-cell office:value-type="float" office:value="8456" calcext:value-type="float">
            <text:p>8456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7818" calcext:value-type="float">
            <text:p>7818</text:p>
          </table:table-cell>
          <table:table-cell office:value-type="float" office:value="7848" calcext:value-type="float">
            <text:p>7848</text:p>
          </table:table-cell>
          <table:table-cell office:value-type="float" office:value="7727" calcext:value-type="float">
            <text:p>7727</text:p>
          </table:table-cell>
          <table:table-cell office:value-type="float" office:value="7375" calcext:value-type="float">
            <text:p>7375</text:p>
          </table:table-cell>
          <table:table-cell office:value-type="float" office:value="7880" calcext:value-type="float">
            <text:p>7880</text:p>
          </table:table-cell>
          <table:table-cell office:value-type="float" office:value="7729" calcext:value-type="float">
            <text:p>7729</text:p>
          </table:table-cell>
          <table:table-cell office:value-type="float" office:value="8945" calcext:value-type="float">
            <text:p>8945</text:p>
          </table:table-cell>
          <table:table-cell office:value-type="float" office:value="7949" calcext:value-type="float">
            <text:p>7949</text:p>
          </table:table-cell>
          <table:table-cell office:value-type="float" office:value="7486" calcext:value-type="float">
            <text:p>7486</text:p>
          </table:table-cell>
          <table:table-cell office:value-type="float" office:value="8110" calcext:value-type="float">
            <text:p>8110</text:p>
          </table:table-cell>
          <table:table-cell office:value-type="float" office:value="8014" calcext:value-type="float">
            <text:p>8014</text:p>
          </table:table-cell>
          <table:table-cell office:value-type="float" office:value="8753" calcext:value-type="float">
            <text:p>8753</text:p>
          </table:table-cell>
          <table:table-cell office:value-type="float" office:value="7444" calcext:value-type="float">
            <text:p>7444</text:p>
          </table:table-cell>
          <table:table-cell office:value-type="float" office:value="8415" calcext:value-type="float">
            <text:p>8415</text:p>
          </table:table-cell>
          <table:table-cell office:value-type="float" office:value="8252" calcext:value-type="float">
            <text:p>8252</text:p>
          </table:table-cell>
          <table:table-cell office:value-type="float" office:value="7397" calcext:value-type="float">
            <text:p>7397</text:p>
          </table:table-cell>
          <table:table-cell office:value-type="float" office:value="7757" calcext:value-type="float">
            <text:p>7757</text:p>
          </table:table-cell>
          <table:table-cell office:value-type="float" office:value="7952" calcext:value-type="float">
            <text:p>7952</text:p>
          </table:table-cell>
          <table:table-cell office:value-type="float" office:value="8148" calcext:value-type="float">
            <text:p>8148</text:p>
          </table:table-cell>
          <table:table-cell office:value-type="float" office:value="8220" calcext:value-type="float">
            <text:p>8220</text:p>
          </table:table-cell>
          <table:table-cell office:value-type="float" office:value="8472" calcext:value-type="float">
            <text:p>8472</text:p>
          </table:table-cell>
          <table:table-cell office:value-type="float" office:value="7791" calcext:value-type="float">
            <text:p>7791</text:p>
          </table:table-cell>
          <table:table-cell office:value-type="float" office:value="8225" calcext:value-type="float">
            <text:p>8225</text:p>
          </table:table-cell>
          <table:table-cell office:value-type="float" office:value="8149" calcext:value-type="float">
            <text:p>8149</text:p>
          </table:table-cell>
          <table:table-cell office:value-type="float" office:value="7929" calcext:value-type="float">
            <text:p>7929</text:p>
          </table:table-cell>
          <table:table-cell office:value-type="float" office:value="7025" calcext:value-type="float">
            <text:p>7025</text:p>
          </table:table-cell>
          <table:table-cell office:value-type="float" office:value="8499" calcext:value-type="float">
            <text:p>8499</text:p>
          </table:table-cell>
          <table:table-cell office:value-type="float" office:value="8456" calcext:value-type="float">
            <text:p>8456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7818" calcext:value-type="float">
            <text:p>7818</text:p>
          </table:table-cell>
          <table:table-cell office:value-type="float" office:value="7848" calcext:value-type="float">
            <text:p>7848</text:p>
          </table:table-cell>
          <table:table-cell office:value-type="float" office:value="7727" calcext:value-type="float">
            <text:p>7727</text:p>
          </table:table-cell>
          <table:table-cell office:value-type="float" office:value="7116" calcext:value-type="float">
            <text:p>7116</text:p>
          </table:table-cell>
          <table:table-cell office:value-type="float" office:value="7880" calcext:value-type="float">
            <text:p>7880</text:p>
          </table:table-cell>
          <table:table-cell office:value-type="float" office:value="7729" calcext:value-type="float">
            <text:p>7729</text:p>
          </table:table-cell>
          <table:table-cell office:value-type="float" office:value="8945" calcext:value-type="float">
            <text:p>8945</text:p>
          </table:table-cell>
          <table:table-cell office:value-type="float" office:value="7801" calcext:value-type="float">
            <text:p>7801</text:p>
          </table:table-cell>
          <table:table-cell office:value-type="float" office:value="7139" calcext:value-type="float">
            <text:p>7139</text:p>
          </table:table-cell>
          <table:table-cell office:value-type="float" office:value="8110" calcext:value-type="float">
            <text:p>8110</text:p>
          </table:table-cell>
          <table:table-cell office:value-type="float" office:value="8014" calcext:value-type="float">
            <text:p>8014</text:p>
          </table:table-cell>
          <table:table-cell office:value-type="float" office:value="8753" calcext:value-type="float">
            <text:p>8753</text:p>
          </table:table-cell>
          <table:table-cell office:value-type="float" office:value="7444" calcext:value-type="float">
            <text:p>7444</text:p>
          </table:table-cell>
          <table:table-cell office:value-type="float" office:value="8125" calcext:value-type="float">
            <text:p>8125</text:p>
          </table:table-cell>
          <table:table-cell office:value-type="float" office:value="8252" calcext:value-type="float">
            <text:p>8252</text:p>
          </table:table-cell>
          <table:table-cell office:value-type="float" office:value="7397" calcext:value-type="float">
            <text:p>7397</text:p>
          </table:table-cell>
          <table:table-cell office:value-type="float" office:value="7757" calcext:value-type="float">
            <text:p>7757</text:p>
          </table:table-cell>
          <table:table-cell office:value-type="float" office:value="7952" calcext:value-type="float">
            <text:p>7952</text:p>
          </table:table-cell>
          <table:table-cell office:value-type="float" office:value="8148" calcext:value-type="float">
            <text:p>8148</text:p>
          </table:table-cell>
          <table:table-cell office:value-type="float" office:value="8220" calcext:value-type="float">
            <text:p>8220</text:p>
          </table:table-cell>
          <table:table-cell office:value-type="float" office:value="8472" calcext:value-type="float">
            <text:p>8472</text:p>
          </table:table-cell>
          <table:table-cell office:value-type="float" office:value="7791" calcext:value-type="float">
            <text:p>7791</text:p>
          </table:table-cell>
          <table:table-cell office:value-type="float" office:value="8225" calcext:value-type="float">
            <text:p>8225</text:p>
          </table:table-cell>
          <table:table-cell office:value-type="float" office:value="8149" calcext:value-type="float">
            <text:p>8149</text:p>
          </table:table-cell>
          <table:table-cell office:value-type="float" office:value="7929" calcext:value-type="float">
            <text:p>7929</text:p>
          </table:table-cell>
          <table:table-cell office:value-type="float" office:value="7025" calcext:value-type="float">
            <text:p>7025</text:p>
          </table:table-cell>
          <table:table-cell office:value-type="float" office:value="8499" calcext:value-type="float">
            <text:p>8499</text:p>
          </table:table-cell>
          <table:table-cell office:value-type="float" office:value="8456" calcext:value-type="float">
            <text:p>8456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7818" calcext:value-type="float">
            <text:p>7818</text:p>
          </table:table-cell>
          <table:table-cell office:value-type="float" office:value="7848" calcext:value-type="float">
            <text:p>7848</text:p>
          </table:table-cell>
          <table:table-cell office:value-type="float" office:value="7727" calcext:value-type="float">
            <text:p>7727</text:p>
          </table:table-cell>
          <table:table-cell office:value-type="float" office:value="7116" calcext:value-type="float">
            <text:p>7116</text:p>
          </table:table-cell>
          <table:table-cell office:value-type="float" office:value="7871" calcext:value-type="float">
            <text:p>7871</text:p>
          </table:table-cell>
          <table:table-cell office:value-type="float" office:value="7729" calcext:value-type="float">
            <text:p>7729</text:p>
          </table:table-cell>
          <table:table-cell office:value-type="float" office:value="8426" calcext:value-type="float">
            <text:p>8426</text:p>
          </table:table-cell>
          <table:table-cell office:value-type="float" office:value="7801" calcext:value-type="float">
            <text:p>7801</text:p>
          </table:table-cell>
          <table:table-cell office:value-type="float" office:value="7139" calcext:value-type="float">
            <text:p>7139</text:p>
          </table:table-cell>
          <table:table-cell office:value-type="float" office:value="8110" calcext:value-type="float">
            <text:p>8110</text:p>
          </table:table-cell>
          <table:table-cell office:value-type="float" office:value="7558" calcext:value-type="float">
            <text:p>7558</text:p>
          </table:table-cell>
          <table:table-cell office:value-type="float" office:value="8753" calcext:value-type="float">
            <text:p>8753</text:p>
          </table:table-cell>
          <table:table-cell office:value-type="float" office:value="7444" calcext:value-type="float">
            <text:p>7444</text:p>
          </table:table-cell>
          <table:table-cell office:value-type="float" office:value="7686" calcext:value-type="float">
            <text:p>7686</text:p>
          </table:table-cell>
          <table:table-cell office:value-type="float" office:value="8252" calcext:value-type="float">
            <text:p>8252</text:p>
          </table:table-cell>
          <table:table-cell office:value-type="float" office:value="7397" calcext:value-type="float">
            <text:p>7397</text:p>
          </table:table-cell>
          <table:table-cell office:value-type="float" office:value="7757" calcext:value-type="float">
            <text:p>7757</text:p>
          </table:table-cell>
          <table:table-cell office:value-type="float" office:value="7952" calcext:value-type="float">
            <text:p>7952</text:p>
          </table:table-cell>
          <table:table-cell office:value-type="float" office:value="8148" calcext:value-type="float">
            <text:p>8148</text:p>
          </table:table-cell>
          <table:table-cell office:value-type="float" office:value="8220" calcext:value-type="float">
            <text:p>8220</text:p>
          </table:table-cell>
          <table:table-cell office:value-type="float" office:value="8472" calcext:value-type="float">
            <text:p>8472</text:p>
          </table:table-cell>
          <table:table-cell office:value-type="float" office:value="7791" calcext:value-type="float">
            <text:p>7791</text:p>
          </table:table-cell>
          <table:table-cell office:value-type="float" office:value="8225" calcext:value-type="float">
            <text:p>8225</text:p>
          </table:table-cell>
          <table:table-cell office:value-type="float" office:value="8149" calcext:value-type="float">
            <text:p>8149</text:p>
          </table:table-cell>
          <table:table-cell office:value-type="float" office:value="7929" calcext:value-type="float">
            <text:p>7929</text:p>
          </table:table-cell>
          <table:table-cell office:value-type="float" office:value="7025" calcext:value-type="float">
            <text:p>7025</text:p>
          </table:table-cell>
          <table:table-cell office:value-type="float" office:value="7990" calcext:value-type="float">
            <text:p>7990</text:p>
          </table:table-cell>
          <table:table-cell office:value-type="float" office:value="8456" calcext:value-type="float">
            <text:p>8456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7818" calcext:value-type="float">
            <text:p>7818</text:p>
          </table:table-cell>
          <table:table-cell office:value-type="float" office:value="7848" calcext:value-type="float">
            <text:p>7848</text:p>
          </table:table-cell>
          <table:table-cell office:value-type="float" office:value="7727" calcext:value-type="float">
            <text:p>7727</text:p>
          </table:table-cell>
          <table:table-cell office:value-type="float" office:value="7116" calcext:value-type="float">
            <text:p>7116</text:p>
          </table:table-cell>
          <table:table-cell office:value-type="float" office:value="7871" calcext:value-type="float">
            <text:p>7871</text:p>
          </table:table-cell>
          <table:table-cell office:value-type="float" office:value="7729" calcext:value-type="float">
            <text:p>7729</text:p>
          </table:table-cell>
          <table:table-cell office:value-type="float" office:value="8006" calcext:value-type="float">
            <text:p>8006</text:p>
          </table:table-cell>
          <table:table-cell office:value-type="float" office:value="7364" calcext:value-type="float">
            <text:p>7364</text:p>
          </table:table-cell>
          <table:table-cell office:value-type="float" office:value="7139" calcext:value-type="float">
            <text:p>7139</text:p>
          </table:table-cell>
          <table:table-cell office:value-type="float" office:value="8110" calcext:value-type="float">
            <text:p>8110</text:p>
          </table:table-cell>
          <table:table-cell office:value-type="float" office:value="7558" calcext:value-type="float">
            <text:p>7558</text:p>
          </table:table-cell>
          <table:table-cell office:value-type="float" office:value="8753" calcext:value-type="float">
            <text:p>8753</text:p>
          </table:table-cell>
          <table:table-cell office:value-type="float" office:value="7444" calcext:value-type="float">
            <text:p>7444</text:p>
          </table:table-cell>
          <table:table-cell office:value-type="float" office:value="7686" calcext:value-type="float">
            <text:p>7686</text:p>
          </table:table-cell>
          <table:table-cell office:value-type="float" office:value="8252" calcext:value-type="float">
            <text:p>8252</text:p>
          </table:table-cell>
          <table:table-cell office:value-type="float" office:value="7397" calcext:value-type="float">
            <text:p>7397</text:p>
          </table:table-cell>
          <table:table-cell office:value-type="float" office:value="7748" calcext:value-type="float">
            <text:p>7748</text:p>
          </table:table-cell>
          <table:table-cell office:value-type="float" office:value="7952" calcext:value-type="float">
            <text:p>7952</text:p>
          </table:table-cell>
          <table:table-cell office:value-type="float" office:value="8148" calcext:value-type="float">
            <text:p>8148</text:p>
          </table:table-cell>
          <table:table-cell office:value-type="float" office:value="8220" calcext:value-type="float">
            <text:p>8220</text:p>
          </table:table-cell>
          <table:table-cell office:value-type="float" office:value="8472" calcext:value-type="float">
            <text:p>8472</text:p>
          </table:table-cell>
          <table:table-cell office:value-type="float" office:value="7791" calcext:value-type="float">
            <text:p>7791</text:p>
          </table:table-cell>
          <table:table-cell office:value-type="float" office:value="8225" calcext:value-type="float">
            <text:p>8225</text:p>
          </table:table-cell>
          <table:table-cell office:value-type="float" office:value="8149" calcext:value-type="float">
            <text:p>8149</text:p>
          </table:table-cell>
          <table:table-cell office:value-type="float" office:value="7929" calcext:value-type="float">
            <text:p>7929</text:p>
          </table:table-cell>
          <table:table-cell office:value-type="float" office:value="7025" calcext:value-type="float">
            <text:p>7025</text:p>
          </table:table-cell>
          <table:table-cell office:value-type="float" office:value="7990" calcext:value-type="float">
            <text:p>7990</text:p>
          </table:table-cell>
          <table:table-cell office:value-type="float" office:value="8456" calcext:value-type="float">
            <text:p>8456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7818" calcext:value-type="float">
            <text:p>7818</text:p>
          </table:table-cell>
          <table:table-cell office:value-type="float" office:value="7848" calcext:value-type="float">
            <text:p>7848</text:p>
          </table:table-cell>
          <table:table-cell office:value-type="float" office:value="7727" calcext:value-type="float">
            <text:p>7727</text:p>
          </table:table-cell>
          <table:table-cell office:value-type="float" office:value="7116" calcext:value-type="float">
            <text:p>7116</text:p>
          </table:table-cell>
          <table:table-cell office:value-type="float" office:value="7871" calcext:value-type="float">
            <text:p>7871</text:p>
          </table:table-cell>
          <table:table-cell office:value-type="float" office:value="7729" calcext:value-type="float">
            <text:p>7729</text:p>
          </table:table-cell>
          <table:table-cell office:value-type="float" office:value="7892" calcext:value-type="float">
            <text:p>7892</text:p>
          </table:table-cell>
          <table:table-cell office:value-type="float" office:value="7364" calcext:value-type="float">
            <text:p>7364</text:p>
          </table:table-cell>
          <table:table-cell office:value-type="float" office:value="7139" calcext:value-type="float">
            <text:p>7139</text:p>
          </table:table-cell>
          <table:table-cell office:value-type="float" office:value="8110" calcext:value-type="float">
            <text:p>8110</text:p>
          </table:table-cell>
          <table:table-cell office:value-type="float" office:value="7558" calcext:value-type="float">
            <text:p>7558</text:p>
          </table:table-cell>
          <table:table-cell office:value-type="float" office:value="8360" calcext:value-type="float">
            <text:p>8360</text:p>
          </table:table-cell>
          <table:table-cell office:value-type="float" office:value="7444" calcext:value-type="float">
            <text:p>7444</text:p>
          </table:table-cell>
          <table:table-cell office:value-type="float" office:value="7686" calcext:value-type="float">
            <text:p>7686</text:p>
          </table:table-cell>
          <table:table-cell office:value-type="float" office:value="7764" calcext:value-type="float">
            <text:p>7764</text:p>
          </table:table-cell>
          <table:table-cell office:value-type="float" office:value="7397" calcext:value-type="float">
            <text:p>7397</text:p>
          </table:table-cell>
          <table:table-cell office:value-type="float" office:value="7748" calcext:value-type="float">
            <text:p>7748</text:p>
          </table:table-cell>
          <table:table-cell office:value-type="float" office:value="7952" calcext:value-type="float">
            <text:p>7952</text:p>
          </table:table-cell>
          <table:table-cell office:value-type="float" office:value="8148" calcext:value-type="float">
            <text:p>8148</text:p>
          </table:table-cell>
          <table:table-cell office:value-type="float" office:value="8220" calcext:value-type="float">
            <text:p>8220</text:p>
          </table:table-cell>
          <table:table-cell office:value-type="float" office:value="8472" calcext:value-type="float">
            <text:p>8472</text:p>
          </table:table-cell>
          <table:table-cell office:value-type="float" office:value="7791" calcext:value-type="float">
            <text:p>7791</text:p>
          </table:table-cell>
          <table:table-cell office:value-type="float" office:value="8225" calcext:value-type="float">
            <text:p>8225</text:p>
          </table:table-cell>
          <table:table-cell office:value-type="float" office:value="8149" calcext:value-type="float">
            <text:p>8149</text:p>
          </table:table-cell>
          <table:table-cell office:value-type="float" office:value="7929" calcext:value-type="float">
            <text:p>7929</text:p>
          </table:table-cell>
          <table:table-cell office:value-type="float" office:value="7025" calcext:value-type="float">
            <text:p>7025</text:p>
          </table:table-cell>
          <table:table-cell office:value-type="float" office:value="7775" calcext:value-type="float">
            <text:p>7775</text:p>
          </table:table-cell>
          <table:table-cell office:value-type="float" office:value="8456" calcext:value-type="float">
            <text:p>8456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7818" calcext:value-type="float">
            <text:p>7818</text:p>
          </table:table-cell>
          <table:table-cell office:value-type="float" office:value="7848" calcext:value-type="float">
            <text:p>7848</text:p>
          </table:table-cell>
          <table:table-cell office:value-type="float" office:value="7727" calcext:value-type="float">
            <text:p>7727</text:p>
          </table:table-cell>
          <table:table-cell office:value-type="float" office:value="7116" calcext:value-type="float">
            <text:p>7116</text:p>
          </table:table-cell>
          <table:table-cell office:value-type="float" office:value="7871" calcext:value-type="float">
            <text:p>7871</text:p>
          </table:table-cell>
          <table:table-cell office:value-type="float" office:value="7729" calcext:value-type="float">
            <text:p>7729</text:p>
          </table:table-cell>
          <table:table-cell office:value-type="float" office:value="7800" calcext:value-type="float">
            <text:p>7800</text:p>
          </table:table-cell>
          <table:table-cell office:value-type="float" office:value="7364" calcext:value-type="float">
            <text:p>7364</text:p>
          </table:table-cell>
          <table:table-cell office:value-type="float" office:value="7139" calcext:value-type="float">
            <text:p>7139</text:p>
          </table:table-cell>
          <table:table-cell office:value-type="float" office:value="8110" calcext:value-type="float">
            <text:p>8110</text:p>
          </table:table-cell>
          <table:table-cell office:value-type="float" office:value="7558" calcext:value-type="float">
            <text:p>7558</text:p>
          </table:table-cell>
          <table:table-cell office:value-type="float" office:value="8360" calcext:value-type="float">
            <text:p>8360</text:p>
          </table:table-cell>
          <table:table-cell office:value-type="float" office:value="7444" calcext:value-type="float">
            <text:p>7444</text:p>
          </table:table-cell>
          <table:table-cell office:value-type="float" office:value="7686" calcext:value-type="float">
            <text:p>7686</text:p>
          </table:table-cell>
          <table:table-cell office:value-type="float" office:value="7764" calcext:value-type="float">
            <text:p>7764</text:p>
          </table:table-cell>
          <table:table-cell office:value-type="float" office:value="7397" calcext:value-type="float">
            <text:p>7397</text:p>
          </table:table-cell>
          <table:table-cell office:value-type="float" office:value="7748" calcext:value-type="float">
            <text:p>7748</text:p>
          </table:table-cell>
          <table:table-cell office:value-type="float" office:value="7952" calcext:value-type="float">
            <text:p>7952</text:p>
          </table:table-cell>
          <table:table-cell office:value-type="float" office:value="8148" calcext:value-type="float">
            <text:p>8148</text:p>
          </table:table-cell>
          <table:table-cell office:value-type="float" office:value="8220" calcext:value-type="float">
            <text:p>8220</text:p>
          </table:table-cell>
          <table:table-cell office:value-type="float" office:value="8472" calcext:value-type="float">
            <text:p>8472</text:p>
          </table:table-cell>
          <table:table-cell office:value-type="float" office:value="7791" calcext:value-type="float">
            <text:p>7791</text:p>
          </table:table-cell>
          <table:table-cell office:value-type="float" office:value="8225" calcext:value-type="float">
            <text:p>8225</text:p>
          </table:table-cell>
          <table:table-cell office:value-type="float" office:value="8149" calcext:value-type="float">
            <text:p>8149</text:p>
          </table:table-cell>
          <table:table-cell office:value-type="float" office:value="7929" calcext:value-type="float">
            <text:p>7929</text:p>
          </table:table-cell>
          <table:table-cell office:value-type="float" office:value="7025" calcext:value-type="float">
            <text:p>7025</text:p>
          </table:table-cell>
          <table:table-cell office:value-type="float" office:value="7775" calcext:value-type="float">
            <text:p>7775</text:p>
          </table:table-cell>
          <table:table-cell office:value-type="float" office:value="8456" calcext:value-type="float">
            <text:p>8456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7818" calcext:value-type="float">
            <text:p>7818</text:p>
          </table:table-cell>
          <table:table-cell office:value-type="float" office:value="7848" calcext:value-type="float">
            <text:p>7848</text:p>
          </table:table-cell>
          <table:table-cell office:value-type="float" office:value="7727" calcext:value-type="float">
            <text:p>7727</text:p>
          </table:table-cell>
          <table:table-cell office:value-type="float" office:value="7116" calcext:value-type="float">
            <text:p>7116</text:p>
          </table:table-cell>
          <table:table-cell office:value-type="float" office:value="7871" calcext:value-type="float">
            <text:p>7871</text:p>
          </table:table-cell>
          <table:table-cell office:value-type="float" office:value="7729" calcext:value-type="float">
            <text:p>7729</text:p>
          </table:table-cell>
          <table:table-cell office:value-type="float" office:value="7552" calcext:value-type="float">
            <text:p>7552</text:p>
          </table:table-cell>
          <table:table-cell office:value-type="float" office:value="7364" calcext:value-type="float">
            <text:p>7364</text:p>
          </table:table-cell>
          <table:table-cell office:value-type="float" office:value="7139" calcext:value-type="float">
            <text:p>7139</text:p>
          </table:table-cell>
          <table:table-cell office:value-type="float" office:value="8110" calcext:value-type="float">
            <text:p>8110</text:p>
          </table:table-cell>
          <table:table-cell office:value-type="float" office:value="7558" calcext:value-type="float">
            <text:p>7558</text:p>
          </table:table-cell>
          <table:table-cell office:value-type="float" office:value="8360" calcext:value-type="float">
            <text:p>8360</text:p>
          </table:table-cell>
          <table:table-cell office:value-type="float" office:value="7444" calcext:value-type="float">
            <text:p>7444</text:p>
          </table:table-cell>
          <table:table-cell office:value-type="float" office:value="7335" calcext:value-type="float">
            <text:p>7335</text:p>
          </table:table-cell>
          <table:table-cell office:value-type="float" office:value="7764" calcext:value-type="float">
            <text:p>7764</text:p>
          </table:table-cell>
          <table:table-cell office:value-type="float" office:value="7397" calcext:value-type="float">
            <text:p>7397</text:p>
          </table:table-cell>
          <table:table-cell office:value-type="float" office:value="7748" calcext:value-type="float">
            <text:p>7748</text:p>
          </table:table-cell>
          <table:table-cell office:value-type="float" office:value="7952" calcext:value-type="float">
            <text:p>7952</text:p>
          </table:table-cell>
          <table:table-cell office:value-type="float" office:value="8148" calcext:value-type="float">
            <text:p>8148</text:p>
          </table:table-cell>
          <table:table-cell office:value-type="float" office:value="8220" calcext:value-type="float">
            <text:p>8220</text:p>
          </table:table-cell>
          <table:table-cell office:value-type="float" office:value="8472" calcext:value-type="float">
            <text:p>8472</text:p>
          </table:table-cell>
          <table:table-cell office:value-type="float" office:value="7791" calcext:value-type="float">
            <text:p>7791</text:p>
          </table:table-cell>
          <table:table-cell office:value-type="float" office:value="8225" calcext:value-type="float">
            <text:p>8225</text:p>
          </table:table-cell>
          <table:table-cell office:value-type="float" office:value="8149" calcext:value-type="float">
            <text:p>8149</text:p>
          </table:table-cell>
          <table:table-cell office:value-type="float" office:value="7929" calcext:value-type="float">
            <text:p>7929</text:p>
          </table:table-cell>
          <table:table-cell office:value-type="float" office:value="7025" calcext:value-type="float">
            <text:p>7025</text:p>
          </table:table-cell>
          <table:table-cell office:value-type="float" office:value="7775" calcext:value-type="float">
            <text:p>7775</text:p>
          </table:table-cell>
          <table:table-cell office:value-type="float" office:value="8456" calcext:value-type="float">
            <text:p>8456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7818" calcext:value-type="float">
            <text:p>7818</text:p>
          </table:table-cell>
          <table:table-cell office:value-type="float" office:value="7848" calcext:value-type="float">
            <text:p>7848</text:p>
          </table:table-cell>
          <table:table-cell office:value-type="float" office:value="7727" calcext:value-type="float">
            <text:p>7727</text:p>
          </table:table-cell>
          <table:table-cell office:value-type="float" office:value="7116" calcext:value-type="float">
            <text:p>7116</text:p>
          </table:table-cell>
          <table:table-cell office:value-type="float" office:value="7871" calcext:value-type="float">
            <text:p>7871</text:p>
          </table:table-cell>
          <table:table-cell office:value-type="float" office:value="7729" calcext:value-type="float">
            <text:p>7729</text:p>
          </table:table-cell>
          <table:table-cell office:value-type="float" office:value="7552" calcext:value-type="float">
            <text:p>7552</text:p>
          </table:table-cell>
          <table:table-cell office:value-type="float" office:value="7364" calcext:value-type="float">
            <text:p>7364</text:p>
          </table:table-cell>
          <table:table-cell office:value-type="float" office:value="7139" calcext:value-type="float">
            <text:p>7139</text:p>
          </table:table-cell>
          <table:table-cell office:value-type="float" office:value="8110" calcext:value-type="float">
            <text:p>8110</text:p>
          </table:table-cell>
          <table:table-cell office:value-type="float" office:value="7558" calcext:value-type="float">
            <text:p>7558</text:p>
          </table:table-cell>
          <table:table-cell office:value-type="float" office:value="8360" calcext:value-type="float">
            <text:p>8360</text:p>
          </table:table-cell>
          <table:table-cell office:value-type="float" office:value="7444" calcext:value-type="float">
            <text:p>7444</text:p>
          </table:table-cell>
          <table:table-cell office:value-type="float" office:value="7335" calcext:value-type="float">
            <text:p>7335</text:p>
          </table:table-cell>
          <table:table-cell office:value-type="float" office:value="7764" calcext:value-type="float">
            <text:p>7764</text:p>
          </table:table-cell>
          <table:table-cell office:value-type="float" office:value="7397" calcext:value-type="float">
            <text:p>7397</text:p>
          </table:table-cell>
          <table:table-cell office:value-type="float" office:value="7748" calcext:value-type="float">
            <text:p>7748</text:p>
          </table:table-cell>
          <table:table-cell office:value-type="float" office:value="7952" calcext:value-type="float">
            <text:p>7952</text:p>
          </table:table-cell>
          <table:table-cell office:value-type="float" office:value="8148" calcext:value-type="float">
            <text:p>8148</text:p>
          </table:table-cell>
          <table:table-cell office:value-type="float" office:value="8019" calcext:value-type="float">
            <text:p>8019</text:p>
          </table:table-cell>
          <table:table-cell office:value-type="float" office:value="8472" calcext:value-type="float">
            <text:p>8472</text:p>
          </table:table-cell>
          <table:table-cell office:value-type="float" office:value="7791" calcext:value-type="float">
            <text:p>7791</text:p>
          </table:table-cell>
          <table:table-cell office:value-type="float" office:value="8225" calcext:value-type="float">
            <text:p>8225</text:p>
          </table:table-cell>
          <table:table-cell office:value-type="float" office:value="8149" calcext:value-type="float">
            <text:p>8149</text:p>
          </table:table-cell>
          <table:table-cell office:value-type="float" office:value="7929" calcext:value-type="float">
            <text:p>7929</text:p>
          </table:table-cell>
          <table:table-cell office:value-type="float" office:value="7025" calcext:value-type="float">
            <text:p>7025</text:p>
          </table:table-cell>
          <table:table-cell office:value-type="float" office:value="7775" calcext:value-type="float">
            <text:p>7775</text:p>
          </table:table-cell>
          <table:table-cell office:value-type="float" office:value="8456" calcext:value-type="float">
            <text:p>8456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7791" calcext:value-type="float">
            <text:p>7791</text:p>
          </table:table-cell>
          <table:table-cell office:value-type="float" office:value="7848" calcext:value-type="float">
            <text:p>7848</text:p>
          </table:table-cell>
          <table:table-cell office:value-type="float" office:value="7324" calcext:value-type="float">
            <text:p>7324</text:p>
          </table:table-cell>
          <table:table-cell office:value-type="float" office:value="7116" calcext:value-type="float">
            <text:p>7116</text:p>
          </table:table-cell>
          <table:table-cell office:value-type="float" office:value="7871" calcext:value-type="float">
            <text:p>7871</text:p>
          </table:table-cell>
          <table:table-cell office:value-type="float" office:value="7729" calcext:value-type="float">
            <text:p>7729</text:p>
          </table:table-cell>
          <table:table-cell office:value-type="float" office:value="7552" calcext:value-type="float">
            <text:p>7552</text:p>
          </table:table-cell>
          <table:table-cell office:value-type="float" office:value="7364" calcext:value-type="float">
            <text:p>7364</text:p>
          </table:table-cell>
          <table:table-cell office:value-type="float" office:value="7139" calcext:value-type="float">
            <text:p>7139</text:p>
          </table:table-cell>
          <table:table-cell office:value-type="float" office:value="8110" calcext:value-type="float">
            <text:p>8110</text:p>
          </table:table-cell>
          <table:table-cell office:value-type="float" office:value="7558" calcext:value-type="float">
            <text:p>7558</text:p>
          </table:table-cell>
          <table:table-cell office:value-type="float" office:value="8360" calcext:value-type="float">
            <text:p>8360</text:p>
          </table:table-cell>
          <table:table-cell office:value-type="float" office:value="7444" calcext:value-type="float">
            <text:p>7444</text:p>
          </table:table-cell>
          <table:table-cell office:value-type="float" office:value="7335" calcext:value-type="float">
            <text:p>7335</text:p>
          </table:table-cell>
          <table:table-cell office:value-type="float" office:value="7764" calcext:value-type="float">
            <text:p>7764</text:p>
          </table:table-cell>
          <table:table-cell office:value-type="float" office:value="7397" calcext:value-type="float">
            <text:p>7397</text:p>
          </table:table-cell>
          <table:table-cell office:value-type="float" office:value="7748" calcext:value-type="float">
            <text:p>7748</text:p>
          </table:table-cell>
          <table:table-cell office:value-type="float" office:value="7952" calcext:value-type="float">
            <text:p>7952</text:p>
          </table:table-cell>
          <table:table-cell office:value-type="float" office:value="8148" calcext:value-type="float">
            <text:p>8148</text:p>
          </table:table-cell>
          <table:table-cell office:value-type="float" office:value="8019" calcext:value-type="float">
            <text:p>8019</text:p>
          </table:table-cell>
          <table:table-cell office:value-type="float" office:value="8125" calcext:value-type="float">
            <text:p>8125</text:p>
          </table:table-cell>
          <table:table-cell office:value-type="float" office:value="7791" calcext:value-type="float">
            <text:p>7791</text:p>
          </table:table-cell>
          <table:table-cell office:value-type="float" office:value="8225" calcext:value-type="float">
            <text:p>8225</text:p>
          </table:table-cell>
          <table:table-cell office:value-type="float" office:value="8149" calcext:value-type="float">
            <text:p>8149</text:p>
          </table:table-cell>
          <table:table-cell office:value-type="float" office:value="7929" calcext:value-type="float">
            <text:p>7929</text:p>
          </table:table-cell>
          <table:table-cell office:value-type="float" office:value="7025" calcext:value-type="float">
            <text:p>7025</text:p>
          </table:table-cell>
          <table:table-cell office:value-type="float" office:value="7775" calcext:value-type="float">
            <text:p>7775</text:p>
          </table:table-cell>
          <table:table-cell office:value-type="float" office:value="8456" calcext:value-type="float">
            <text:p>8456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7791" calcext:value-type="float">
            <text:p>7791</text:p>
          </table:table-cell>
          <table:table-cell office:value-type="float" office:value="7848" calcext:value-type="float">
            <text:p>7848</text:p>
          </table:table-cell>
          <table:table-cell office:value-type="float" office:value="7324" calcext:value-type="float">
            <text:p>7324</text:p>
          </table:table-cell>
          <table:table-cell office:value-type="float" office:value="7116" calcext:value-type="float">
            <text:p>7116</text:p>
          </table:table-cell>
          <table:table-cell office:value-type="float" office:value="7871" calcext:value-type="float">
            <text:p>7871</text:p>
          </table:table-cell>
          <table:table-cell office:value-type="float" office:value="7729" calcext:value-type="float">
            <text:p>7729</text:p>
          </table:table-cell>
          <table:table-cell office:value-type="float" office:value="7552" calcext:value-type="float">
            <text:p>7552</text:p>
          </table:table-cell>
          <table:table-cell office:value-type="float" office:value="7364" calcext:value-type="float">
            <text:p>7364</text:p>
          </table:table-cell>
          <table:table-cell office:value-type="float" office:value="7139" calcext:value-type="float">
            <text:p>7139</text:p>
          </table:table-cell>
          <table:table-cell office:value-type="float" office:value="8110" calcext:value-type="float">
            <text:p>8110</text:p>
          </table:table-cell>
          <table:table-cell office:value-type="float" office:value="7558" calcext:value-type="float">
            <text:p>7558</text:p>
          </table:table-cell>
          <table:table-cell office:value-type="float" office:value="8360" calcext:value-type="float">
            <text:p>8360</text:p>
          </table:table-cell>
          <table:table-cell office:value-type="float" office:value="7444" calcext:value-type="float">
            <text:p>7444</text:p>
          </table:table-cell>
          <table:table-cell office:value-type="float" office:value="7335" calcext:value-type="float">
            <text:p>7335</text:p>
          </table:table-cell>
          <table:table-cell office:value-type="float" office:value="7764" calcext:value-type="float">
            <text:p>7764</text:p>
          </table:table-cell>
          <table:table-cell office:value-type="float" office:value="7397" calcext:value-type="float">
            <text:p>7397</text:p>
          </table:table-cell>
          <table:table-cell office:value-type="float" office:value="7748" calcext:value-type="float">
            <text:p>7748</text:p>
          </table:table-cell>
          <table:table-cell office:value-type="float" office:value="7952" calcext:value-type="float">
            <text:p>7952</text:p>
          </table:table-cell>
          <table:table-cell office:value-type="float" office:value="8148" calcext:value-type="float">
            <text:p>8148</text:p>
          </table:table-cell>
          <table:table-cell office:value-type="float" office:value="7967" calcext:value-type="float">
            <text:p>7967</text:p>
          </table:table-cell>
          <table:table-cell office:value-type="float" office:value="8125" calcext:value-type="float">
            <text:p>8125</text:p>
          </table:table-cell>
          <table:table-cell office:value-type="float" office:value="7791" calcext:value-type="float">
            <text:p>7791</text:p>
          </table:table-cell>
          <table:table-cell office:value-type="float" office:value="8121" calcext:value-type="float">
            <text:p>8121</text:p>
          </table:table-cell>
          <table:table-cell office:value-type="float" office:value="8149" calcext:value-type="float">
            <text:p>8149</text:p>
          </table:table-cell>
          <table:table-cell office:value-type="float" office:value="7929" calcext:value-type="float">
            <text:p>7929</text:p>
          </table:table-cell>
          <table:table-cell office:value-type="float" office:value="7025" calcext:value-type="float">
            <text:p>7025</text:p>
          </table:table-cell>
          <table:table-cell office:value-type="float" office:value="7775" calcext:value-type="float">
            <text:p>7775</text:p>
          </table:table-cell>
          <table:table-cell office:value-type="float" office:value="7784" calcext:value-type="float">
            <text:p>7784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7791" calcext:value-type="float">
            <text:p>7791</text:p>
          </table:table-cell>
          <table:table-cell office:value-type="float" office:value="7848" calcext:value-type="float">
            <text:p>7848</text:p>
          </table:table-cell>
          <table:table-cell office:value-type="float" office:value="7324" calcext:value-type="float">
            <text:p>7324</text:p>
          </table:table-cell>
          <table:table-cell office:value-type="float" office:value="7116" calcext:value-type="float">
            <text:p>7116</text:p>
          </table:table-cell>
          <table:table-cell office:value-type="float" office:value="7871" calcext:value-type="float">
            <text:p>7871</text:p>
          </table:table-cell>
          <table:table-cell office:value-type="float" office:value="7729" calcext:value-type="float">
            <text:p>7729</text:p>
          </table:table-cell>
          <table:table-cell office:value-type="float" office:value="7552" calcext:value-type="float">
            <text:p>7552</text:p>
          </table:table-cell>
          <table:table-cell office:value-type="float" office:value="7364" calcext:value-type="float">
            <text:p>7364</text:p>
          </table:table-cell>
          <table:table-cell office:value-type="float" office:value="7139" calcext:value-type="float">
            <text:p>7139</text:p>
          </table:table-cell>
          <table:table-cell office:value-type="float" office:value="8110" calcext:value-type="float">
            <text:p>8110</text:p>
          </table:table-cell>
          <table:table-cell office:value-type="float" office:value="7558" calcext:value-type="float">
            <text:p>7558</text:p>
          </table:table-cell>
          <table:table-cell office:value-type="float" office:value="8360" calcext:value-type="float">
            <text:p>8360</text:p>
          </table:table-cell>
          <table:table-cell office:value-type="float" office:value="7444" calcext:value-type="float">
            <text:p>7444</text:p>
          </table:table-cell>
          <table:table-cell office:value-type="float" office:value="7335" calcext:value-type="float">
            <text:p>7335</text:p>
          </table:table-cell>
          <table:table-cell office:value-type="float" office:value="7764" calcext:value-type="float">
            <text:p>7764</text:p>
          </table:table-cell>
          <table:table-cell office:value-type="float" office:value="7397" calcext:value-type="float">
            <text:p>7397</text:p>
          </table:table-cell>
          <table:table-cell office:value-type="float" office:value="7748" calcext:value-type="float">
            <text:p>7748</text:p>
          </table:table-cell>
          <table:table-cell office:value-type="float" office:value="7952" calcext:value-type="float">
            <text:p>7952</text:p>
          </table:table-cell>
          <table:table-cell office:value-type="float" office:value="8148" calcext:value-type="float">
            <text:p>8148</text:p>
          </table:table-cell>
          <table:table-cell office:value-type="float" office:value="7967" calcext:value-type="float">
            <text:p>7967</text:p>
          </table:table-cell>
          <table:table-cell office:value-type="float" office:value="8125" calcext:value-type="float">
            <text:p>8125</text:p>
          </table:table-cell>
          <table:table-cell office:value-type="float" office:value="7791" calcext:value-type="float">
            <text:p>7791</text:p>
          </table:table-cell>
          <table:table-cell office:value-type="float" office:value="8121" calcext:value-type="float">
            <text:p>8121</text:p>
          </table:table-cell>
          <table:table-cell office:value-type="float" office:value="8149" calcext:value-type="float">
            <text:p>8149</text:p>
          </table:table-cell>
          <table:table-cell office:value-type="float" office:value="7929" calcext:value-type="float">
            <text:p>7929</text:p>
          </table:table-cell>
          <table:table-cell office:value-type="float" office:value="7025" calcext:value-type="float">
            <text:p>7025</text:p>
          </table:table-cell>
          <table:table-cell office:value-type="float" office:value="7775" calcext:value-type="float">
            <text:p>7775</text:p>
          </table:table-cell>
          <table:table-cell office:value-type="float" office:value="7784" calcext:value-type="float">
            <text:p>7784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7791" calcext:value-type="float">
            <text:p>7791</text:p>
          </table:table-cell>
          <table:table-cell office:value-type="float" office:value="7848" calcext:value-type="float">
            <text:p>7848</text:p>
          </table:table-cell>
          <table:table-cell office:value-type="float" office:value="7324" calcext:value-type="float">
            <text:p>7324</text:p>
          </table:table-cell>
          <table:table-cell office:value-type="float" office:value="7116" calcext:value-type="float">
            <text:p>7116</text:p>
          </table:table-cell>
          <table:table-cell office:value-type="float" office:value="7871" calcext:value-type="float">
            <text:p>7871</text:p>
          </table:table-cell>
          <table:table-cell office:value-type="float" office:value="7729" calcext:value-type="float">
            <text:p>7729</text:p>
          </table:table-cell>
          <table:table-cell office:value-type="float" office:value="7552" calcext:value-type="float">
            <text:p>7552</text:p>
          </table:table-cell>
          <table:table-cell office:value-type="float" office:value="7364" calcext:value-type="float">
            <text:p>7364</text:p>
          </table:table-cell>
          <table:table-cell office:value-type="float" office:value="7139" calcext:value-type="float">
            <text:p>7139</text:p>
          </table:table-cell>
          <table:table-cell office:value-type="float" office:value="8110" calcext:value-type="float">
            <text:p>8110</text:p>
          </table:table-cell>
          <table:table-cell office:value-type="float" office:value="7558" calcext:value-type="float">
            <text:p>7558</text:p>
          </table:table-cell>
          <table:table-cell office:value-type="float" office:value="8360" calcext:value-type="float">
            <text:p>8360</text:p>
          </table:table-cell>
          <table:table-cell office:value-type="float" office:value="7444" calcext:value-type="float">
            <text:p>7444</text:p>
          </table:table-cell>
          <table:table-cell office:value-type="float" office:value="7335" calcext:value-type="float">
            <text:p>7335</text:p>
          </table:table-cell>
          <table:table-cell office:value-type="float" office:value="7764" calcext:value-type="float">
            <text:p>7764</text:p>
          </table:table-cell>
          <table:table-cell office:value-type="float" office:value="7397" calcext:value-type="float">
            <text:p>7397</text:p>
          </table:table-cell>
          <table:table-cell office:value-type="float" office:value="7748" calcext:value-type="float">
            <text:p>7748</text:p>
          </table:table-cell>
          <table:table-cell office:value-type="float" office:value="7952" calcext:value-type="float">
            <text:p>7952</text:p>
          </table:table-cell>
          <table:table-cell office:value-type="float" office:value="8148" calcext:value-type="float">
            <text:p>8148</text:p>
          </table:table-cell>
          <table:table-cell office:value-type="float" office:value="7967" calcext:value-type="float">
            <text:p>7967</text:p>
          </table:table-cell>
          <table:table-cell office:value-type="float" office:value="8125" calcext:value-type="float">
            <text:p>8125</text:p>
          </table:table-cell>
          <table:table-cell office:value-type="float" office:value="7791" calcext:value-type="float">
            <text:p>7791</text:p>
          </table:table-cell>
          <table:table-cell office:value-type="float" office:value="8121" calcext:value-type="float">
            <text:p>8121</text:p>
          </table:table-cell>
          <table:table-cell office:value-type="float" office:value="8149" calcext:value-type="float">
            <text:p>8149</text:p>
          </table:table-cell>
          <table:table-cell office:value-type="float" office:value="7929" calcext:value-type="float">
            <text:p>7929</text:p>
          </table:table-cell>
          <table:table-cell office:value-type="float" office:value="7025" calcext:value-type="float">
            <text:p>7025</text:p>
          </table:table-cell>
          <table:table-cell office:value-type="float" office:value="7775" calcext:value-type="float">
            <text:p>7775</text:p>
          </table:table-cell>
          <table:table-cell office:value-type="float" office:value="7784" calcext:value-type="float">
            <text:p>7784</text:p>
          </table:table-cell>
          <table:table-cell office:value-type="float" office:value="7981" calcext:value-type="float">
            <text:p>7981</text:p>
          </table:table-cell>
        </table:table-row>
      </table:table>
      <table:table table:name="Hoja2" table:style-name="ta1">
        <table:shapes>
          <draw:frame draw:z-index="0" draw:style-name="gr1" draw:text-style-name="P1" svg:width="29.075cm" svg:height="10.412cm" svg:x="1.9cm" svg:y="14.503cm">
            <draw:object draw:notify-on-update-of-ranges="Hoja2.A1:Hoja2.A28 Hoja2.B1:Hoja2.B28 Hoja2.C1:Hoja2.C28 Hoja2.D1:Hoja2.D28 Hoja2.E1:Hoja2.E28 Hoja2.F1:Hoja2.F28 Hoja2.G1:Hoja2.G28 Hoja2.H1:Hoja2.H28 Hoja2.I1:Hoja2.I28 Hoja2.J1:Hoja2.J28 Hoja2.K1:Hoja2.K28 Hoja2.L1:Hoja2.L28 Hoja2.M1:Hoja2.M28 Hoja2.N1:Hoja2.N28 Hoja2.O1:Hoja2.O28 Hoja2.P1:Hoja2.P28 Hoja2.Q1:Hoja2.Q28 Hoja2.R1:Hoja2.R28 Hoja2.S1:Hoja2.S28 Hoja2.T1:Hoja2.T28 Hoja2.U1:Hoja2.U28 Hoja2.V1:Hoja2.V28 Hoja2.W1:Hoja2.W28 Hoja2.X1:Hoja2.X28 Hoja2.Y1:Hoja2.Y28 Hoja2.Z1:Hoja2.Z28 Hoja2.AA1:Hoja2.AA28 Hoja2.AB1:Hoja2.AB28 Hoja2.AC1:Hoja2.AC28 Hoja2.AD1:Hoja2.AD2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30" table:default-cell-style-name="Default"/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2662" calcext:value-type="float">
            <text:p>2662</text:p>
          </table:table-cell>
          <table:table-cell office:value-type="float" office:value="2782" calcext:value-type="float">
            <text:p>2782</text:p>
          </table:table-cell>
          <table:table-cell office:value-type="float" office:value="2645" calcext:value-type="float">
            <text:p>2645</text:p>
          </table:table-cell>
          <table:table-cell office:value-type="float" office:value="2821" calcext:value-type="float">
            <text:p>2821</text:p>
          </table:table-cell>
          <table:table-cell office:value-type="float" office:value="2566" calcext:value-type="float">
            <text:p>2566</text:p>
          </table:table-cell>
          <table:table-cell office:value-type="float" office:value="2577" calcext:value-type="float">
            <text:p>2577</text:p>
          </table:table-cell>
          <table:table-cell office:value-type="float" office:value="3152" calcext:value-type="float">
            <text:p>3152</text:p>
          </table:table-cell>
          <table:table-cell office:value-type="float" office:value="3439" calcext:value-type="float">
            <text:p>3439</text:p>
          </table:table-cell>
          <table:table-cell office:value-type="float" office:value="3323" calcext:value-type="float">
            <text:p>3323</text:p>
          </table:table-cell>
          <table:table-cell office:value-type="float" office:value="2961" calcext:value-type="float">
            <text:p>2961</text:p>
          </table:table-cell>
          <table:table-cell office:value-type="float" office:value="2163" calcext:value-type="float">
            <text:p>2163</text:p>
          </table:table-cell>
          <table:table-cell office:value-type="float" office:value="3418" calcext:value-type="float">
            <text:p>3418</text:p>
          </table:table-cell>
          <table:table-cell office:value-type="float" office:value="3100" calcext:value-type="float">
            <text:p>3100</text:p>
          </table:table-cell>
          <table:table-cell office:value-type="float" office:value="3233" calcext:value-type="float">
            <text:p>3233</text:p>
          </table:table-cell>
          <table:table-cell office:value-type="float" office:value="2372" calcext:value-type="float">
            <text:p>2372</text:p>
          </table:table-cell>
          <table:table-cell office:value-type="float" office:value="2607" calcext:value-type="float">
            <text:p>2607</text:p>
          </table:table-cell>
          <table:table-cell office:value-type="float" office:value="3339" calcext:value-type="float">
            <text:p>3339</text:p>
          </table:table-cell>
          <table:table-cell office:value-type="float" office:value="2121" calcext:value-type="float">
            <text:p>2121</text:p>
          </table:table-cell>
          <table:table-cell office:value-type="float" office:value="3452" calcext:value-type="float">
            <text:p>3452</text:p>
          </table:table-cell>
          <table:table-cell office:value-type="float" office:value="2162" calcext:value-type="float">
            <text:p>2162</text:p>
          </table:table-cell>
          <table:table-cell office:value-type="float" office:value="3385" calcext:value-type="float">
            <text:p>3385</text:p>
          </table:table-cell>
          <table:table-cell office:value-type="float" office:value="2810" calcext:value-type="float">
            <text:p>2810</text:p>
          </table:table-cell>
          <table:table-cell office:value-type="float" office:value="3181" calcext:value-type="float">
            <text:p>3181</text:p>
          </table:table-cell>
          <table:table-cell office:value-type="float" office:value="2777" calcext:value-type="float">
            <text:p>2777</text:p>
          </table:table-cell>
          <table:table-cell office:value-type="float" office:value="3158" calcext:value-type="float">
            <text:p>3158</text:p>
          </table:table-cell>
          <table:table-cell office:value-type="float" office:value="2528" calcext:value-type="float">
            <text:p>2528</text:p>
          </table:table-cell>
          <table:table-cell office:value-type="float" office:value="3075" calcext:value-type="float">
            <text:p>3075</text:p>
          </table:table-cell>
          <table:table-cell office:value-type="float" office:value="2789" calcext:value-type="float">
            <text:p>2789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2219" calcext:value-type="float">
            <text:p>2219</text:p>
          </table:table-cell>
          <table:table-cell office:value-type="float" office:value="2460" calcext:value-type="float">
            <text:p>2460</text:p>
          </table:table-cell>
          <table:table-cell office:value-type="float" office:value="2465" calcext:value-type="float">
            <text:p>2465</text:p>
          </table:table-cell>
          <table:table-cell office:value-type="float" office:value="2498" calcext:value-type="float">
            <text:p>2498</text:p>
          </table:table-cell>
          <table:table-cell office:value-type="float" office:value="2566" calcext:value-type="float">
            <text:p>2566</text:p>
          </table:table-cell>
          <table:table-cell office:value-type="float" office:value="2242" calcext:value-type="float">
            <text:p>2242</text:p>
          </table:table-cell>
          <table:table-cell office:value-type="float" office:value="2930" calcext:value-type="float">
            <text:p>2930</text:p>
          </table:table-cell>
          <table:table-cell office:value-type="float" office:value="2584" calcext:value-type="float">
            <text:p>2584</text:p>
          </table:table-cell>
          <table:table-cell office:value-type="float" office:value="2616" calcext:value-type="float">
            <text:p>2616</text:p>
          </table:table-cell>
          <table:table-cell office:value-type="float" office:value="2961" calcext:value-type="float">
            <text:p>2961</text:p>
          </table:table-cell>
          <table:table-cell office:value-type="float" office:value="1713" calcext:value-type="float">
            <text:p>1713</text:p>
          </table:table-cell>
          <table:table-cell office:value-type="float" office:value="2286" calcext:value-type="float">
            <text:p>2286</text:p>
          </table:table-cell>
          <table:table-cell office:value-type="float" office:value="2446" calcext:value-type="float">
            <text:p>2446</text:p>
          </table:table-cell>
          <table:table-cell office:value-type="float" office:value="2567" calcext:value-type="float">
            <text:p>2567</text:p>
          </table:table-cell>
          <table:table-cell office:value-type="float" office:value="2335" calcext:value-type="float">
            <text:p>2335</text:p>
          </table:table-cell>
          <table:table-cell office:value-type="float" office:value="2585" calcext:value-type="float">
            <text:p>2585</text:p>
          </table:table-cell>
          <table:table-cell office:value-type="float" office:value="2912" calcext:value-type="float">
            <text:p>2912</text:p>
          </table:table-cell>
          <table:table-cell office:value-type="float" office:value="2121" calcext:value-type="float">
            <text:p>2121</text:p>
          </table:table-cell>
          <table:table-cell office:value-type="float" office:value="2373" calcext:value-type="float">
            <text:p>2373</text:p>
          </table:table-cell>
          <table:table-cell office:value-type="float" office:value="1847" calcext:value-type="float">
            <text:p>1847</text:p>
          </table:table-cell>
          <table:table-cell office:value-type="float" office:value="3171" calcext:value-type="float">
            <text:p>3171</text:p>
          </table:table-cell>
          <table:table-cell office:value-type="float" office:value="2810" calcext:value-type="float">
            <text:p>2810</text:p>
          </table:table-cell>
          <table:table-cell office:value-type="float" office:value="2447" calcext:value-type="float">
            <text:p>2447</text:p>
          </table:table-cell>
          <table:table-cell office:value-type="float" office:value="2424" calcext:value-type="float">
            <text:p>2424</text:p>
          </table:table-cell>
          <table:table-cell office:value-type="float" office:value="2839" calcext:value-type="float">
            <text:p>2839</text:p>
          </table:table-cell>
          <table:table-cell office:value-type="float" office:value="2528" calcext:value-type="float">
            <text:p>2528</text:p>
          </table:table-cell>
          <table:table-cell office:value-type="float" office:value="2867" calcext:value-type="float">
            <text:p>2867</text:p>
          </table:table-cell>
          <table:table-cell office:value-type="float" office:value="2789" calcext:value-type="float">
            <text:p>2789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2219" calcext:value-type="float">
            <text:p>2219</text:p>
          </table:table-cell>
          <table:table-cell office:value-type="float" office:value="2400" calcext:value-type="float">
            <text:p>2400</text:p>
          </table:table-cell>
          <table:table-cell office:value-type="float" office:value="2465" calcext:value-type="float">
            <text:p>2465</text:p>
          </table:table-cell>
          <table:table-cell office:value-type="float" office:value="2064" calcext:value-type="float">
            <text:p>2064</text:p>
          </table:table-cell>
          <table:table-cell office:value-type="float" office:value="2348" calcext:value-type="float">
            <text:p>2348</text:p>
          </table:table-cell>
          <table:table-cell office:value-type="float" office:value="1841" calcext:value-type="float">
            <text:p>1841</text:p>
          </table:table-cell>
          <table:table-cell office:value-type="float" office:value="2479" calcext:value-type="float">
            <text:p>2479</text:p>
          </table:table-cell>
          <table:table-cell office:value-type="float" office:value="2304" calcext:value-type="float">
            <text:p>2304</text:p>
          </table:table-cell>
          <table:table-cell office:value-type="float" office:value="2616" calcext:value-type="float">
            <text:p>2616</text:p>
          </table:table-cell>
          <table:table-cell office:value-type="float" office:value="2942" calcext:value-type="float">
            <text:p>2942</text:p>
          </table:table-cell>
          <table:table-cell office:value-type="float" office:value="1713" calcext:value-type="float">
            <text:p>1713</text:p>
          </table:table-cell>
          <table:table-cell office:value-type="float" office:value="2220" calcext:value-type="float">
            <text:p>2220</text:p>
          </table:table-cell>
          <table:table-cell office:value-type="float" office:value="2252" calcext:value-type="float">
            <text:p>2252</text:p>
          </table:table-cell>
          <table:table-cell office:value-type="float" office:value="2532" calcext:value-type="float">
            <text:p>2532</text:p>
          </table:table-cell>
          <table:table-cell office:value-type="float" office:value="2335" calcext:value-type="float">
            <text:p>2335</text:p>
          </table:table-cell>
          <table:table-cell office:value-type="float" office:value="2165" calcext:value-type="float">
            <text:p>2165</text:p>
          </table:table-cell>
          <table:table-cell office:value-type="float" office:value="2624" calcext:value-type="float">
            <text:p>2624</text:p>
          </table:table-cell>
          <table:table-cell office:value-type="float" office:value="2121" calcext:value-type="float">
            <text:p>2121</text:p>
          </table:table-cell>
          <table:table-cell office:value-type="float" office:value="2373" calcext:value-type="float">
            <text:p>2373</text:p>
          </table:table-cell>
          <table:table-cell office:value-type="float" office:value="1847" calcext:value-type="float">
            <text:p>1847</text:p>
          </table:table-cell>
          <table:table-cell office:value-type="float" office:value="2815" calcext:value-type="float">
            <text:p>2815</text:p>
          </table:table-cell>
          <table:table-cell office:value-type="float" office:value="2810" calcext:value-type="float">
            <text:p>2810</text:p>
          </table:table-cell>
          <table:table-cell office:value-type="float" office:value="2191" calcext:value-type="float">
            <text:p>2191</text:p>
          </table:table-cell>
          <table:table-cell office:value-type="float" office:value="2167" calcext:value-type="float">
            <text:p>2167</text:p>
          </table:table-cell>
          <table:table-cell office:value-type="float" office:value="2455" calcext:value-type="float">
            <text:p>2455</text:p>
          </table:table-cell>
          <table:table-cell office:value-type="float" office:value="2337" calcext:value-type="float">
            <text:p>2337</text:p>
          </table:table-cell>
          <table:table-cell office:value-type="float" office:value="2084" calcext:value-type="float">
            <text:p>2084</text:p>
          </table:table-cell>
          <table:table-cell office:value-type="float" office:value="2549" calcext:value-type="float">
            <text:p>2549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2093" calcext:value-type="float">
            <text:p>2093</text:p>
          </table:table-cell>
          <table:table-cell office:value-type="float" office:value="2400" calcext:value-type="float">
            <text:p>2400</text:p>
          </table:table-cell>
          <table:table-cell office:value-type="float" office:value="2465" calcext:value-type="float">
            <text:p>2465</text:p>
          </table:table-cell>
          <table:table-cell office:value-type="float" office:value="1943" calcext:value-type="float">
            <text:p>1943</text:p>
          </table:table-cell>
          <table:table-cell office:value-type="float" office:value="2056" calcext:value-type="float">
            <text:p>2056</text:p>
          </table:table-cell>
          <table:table-cell office:value-type="float" office:value="1841" calcext:value-type="float">
            <text:p>1841</text:p>
          </table:table-cell>
          <table:table-cell office:value-type="float" office:value="2479" calcext:value-type="float">
            <text:p>2479</text:p>
          </table:table-cell>
          <table:table-cell office:value-type="float" office:value="2304" calcext:value-type="float">
            <text:p>2304</text:p>
          </table:table-cell>
          <table:table-cell office:value-type="float" office:value="2583" calcext:value-type="float">
            <text:p>2583</text:p>
          </table:table-cell>
          <table:table-cell office:value-type="float" office:value="2717" calcext:value-type="float">
            <text:p>2717</text:p>
          </table:table-cell>
          <table:table-cell office:value-type="float" office:value="1713" calcext:value-type="float">
            <text:p>1713</text:p>
          </table:table-cell>
          <table:table-cell office:value-type="float" office:value="2220" calcext:value-type="float">
            <text:p>2220</text:p>
          </table:table-cell>
          <table:table-cell office:value-type="float" office:value="2218" calcext:value-type="float">
            <text:p>2218</text:p>
          </table:table-cell>
          <table:table-cell office:value-type="float" office:value="2310" calcext:value-type="float">
            <text:p>2310</text:p>
          </table:table-cell>
          <table:table-cell office:value-type="float" office:value="2335" calcext:value-type="float">
            <text:p>2335</text:p>
          </table:table-cell>
          <table:table-cell office:value-type="float" office:value="2026" calcext:value-type="float">
            <text:p>2026</text:p>
          </table:table-cell>
          <table:table-cell office:value-type="float" office:value="2207" calcext:value-type="float">
            <text:p>2207</text:p>
          </table:table-cell>
          <table:table-cell office:value-type="float" office:value="1951" calcext:value-type="float">
            <text:p>1951</text:p>
          </table:table-cell>
          <table:table-cell office:value-type="float" office:value="2320" calcext:value-type="float">
            <text:p>2320</text:p>
          </table:table-cell>
          <table:table-cell office:value-type="float" office:value="1650" calcext:value-type="float">
            <text:p>1650</text:p>
          </table:table-cell>
          <table:table-cell office:value-type="float" office:value="2581" calcext:value-type="float">
            <text:p>2581</text:p>
          </table:table-cell>
          <table:table-cell office:value-type="float" office:value="2810" calcext:value-type="float">
            <text:p>2810</text:p>
          </table:table-cell>
          <table:table-cell office:value-type="float" office:value="2191" calcext:value-type="float">
            <text:p>2191</text:p>
          </table:table-cell>
          <table:table-cell office:value-type="float" office:value="2167" calcext:value-type="float">
            <text:p>2167</text:p>
          </table:table-cell>
          <table:table-cell office:value-type="float" office:value="2455" calcext:value-type="float">
            <text:p>2455</text:p>
          </table:table-cell>
          <table:table-cell office:value-type="float" office:value="2337" calcext:value-type="float">
            <text:p>2337</text:p>
          </table:table-cell>
          <table:table-cell office:value-type="float" office:value="2084" calcext:value-type="float">
            <text:p>2084</text:p>
          </table:table-cell>
          <table:table-cell office:value-type="float" office:value="2364" calcext:value-type="float">
            <text:p>2364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2093" calcext:value-type="float">
            <text:p>2093</text:p>
          </table:table-cell>
          <table:table-cell office:value-type="float" office:value="2400" calcext:value-type="float">
            <text:p>2400</text:p>
          </table:table-cell>
          <table:table-cell office:value-type="float" office:value="2465" calcext:value-type="float">
            <text:p>2465</text:p>
          </table:table-cell>
          <table:table-cell office:value-type="float" office:value="1943" calcext:value-type="float">
            <text:p>1943</text:p>
          </table:table-cell>
          <table:table-cell office:value-type="float" office:value="2056" calcext:value-type="float">
            <text:p>2056</text:p>
          </table:table-cell>
          <table:table-cell office:value-type="float" office:value="1841" calcext:value-type="float">
            <text:p>1841</text:p>
          </table:table-cell>
          <table:table-cell office:value-type="float" office:value="2479" calcext:value-type="float">
            <text:p>2479</text:p>
          </table:table-cell>
          <table:table-cell office:value-type="float" office:value="2290" calcext:value-type="float">
            <text:p>2290</text:p>
          </table:table-cell>
          <table:table-cell office:value-type="float" office:value="2583" calcext:value-type="float">
            <text:p>2583</text:p>
          </table:table-cell>
          <table:table-cell office:value-type="float" office:value="2180" calcext:value-type="float">
            <text:p>2180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2218" calcext:value-type="float">
            <text:p>2218</text:p>
          </table:table-cell>
          <table:table-cell office:value-type="float" office:value="2310" calcext:value-type="float">
            <text:p>2310</text:p>
          </table:table-cell>
          <table:table-cell office:value-type="float" office:value="2335" calcext:value-type="float">
            <text:p>2335</text:p>
          </table:table-cell>
          <table:table-cell office:value-type="float" office:value="2026" calcext:value-type="float">
            <text:p>2026</text:p>
          </table:table-cell>
          <table:table-cell office:value-type="float" office:value="2207" calcext:value-type="float">
            <text:p>2207</text:p>
          </table:table-cell>
          <table:table-cell office:value-type="float" office:value="1951" calcext:value-type="float">
            <text:p>1951</text:p>
          </table:table-cell>
          <table:table-cell office:value-type="float" office:value="2320" calcext:value-type="float">
            <text:p>2320</text:p>
          </table:table-cell>
          <table:table-cell office:value-type="float" office:value="1406" calcext:value-type="float">
            <text:p>1406</text:p>
          </table:table-cell>
          <table:table-cell office:value-type="float" office:value="2443" calcext:value-type="float">
            <text:p>2443</text:p>
          </table:table-cell>
          <table:table-cell office:value-type="float" office:value="2810" calcext:value-type="float">
            <text:p>2810</text:p>
          </table:table-cell>
          <table:table-cell office:value-type="float" office:value="2136" calcext:value-type="float">
            <text:p>2136</text:p>
          </table:table-cell>
          <table:table-cell office:value-type="float" office:value="2167" calcext:value-type="float">
            <text:p>2167</text:p>
          </table:table-cell>
          <table:table-cell office:value-type="float" office:value="2218" calcext:value-type="float">
            <text:p>2218</text:p>
          </table:table-cell>
          <table:table-cell office:value-type="float" office:value="2337" calcext:value-type="float">
            <text:p>2337</text:p>
          </table:table-cell>
          <table:table-cell office:value-type="float" office:value="2084" calcext:value-type="float">
            <text:p>2084</text:p>
          </table:table-cell>
          <table:table-cell office:value-type="float" office:value="2229" calcext:value-type="float">
            <text:p>2229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2093" calcext:value-type="float">
            <text:p>2093</text:p>
          </table:table-cell>
          <table:table-cell office:value-type="float" office:value="2400" calcext:value-type="float">
            <text:p>2400</text:p>
          </table:table-cell>
          <table:table-cell office:value-type="float" office:value="2465" calcext:value-type="float">
            <text:p>2465</text:p>
          </table:table-cell>
          <table:table-cell office:value-type="float" office:value="1943" calcext:value-type="float">
            <text:p>1943</text:p>
          </table:table-cell>
          <table:table-cell office:value-type="float" office:value="2056" calcext:value-type="float">
            <text:p>2056</text:p>
          </table:table-cell>
          <table:table-cell office:value-type="float" office:value="1841" calcext:value-type="float">
            <text:p>1841</text:p>
          </table:table-cell>
          <table:table-cell office:value-type="float" office:value="2479" calcext:value-type="float">
            <text:p>2479</text:p>
          </table:table-cell>
          <table:table-cell office:value-type="float" office:value="2290" calcext:value-type="float">
            <text:p>2290</text:p>
          </table:table-cell>
          <table:table-cell office:value-type="float" office:value="2583" calcext:value-type="float">
            <text:p>2583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2218" calcext:value-type="float">
            <text:p>2218</text:p>
          </table:table-cell>
          <table:table-cell office:value-type="float" office:value="2310" calcext:value-type="float">
            <text:p>2310</text:p>
          </table:table-cell>
          <table:table-cell office:value-type="float" office:value="2272" calcext:value-type="float">
            <text:p>2272</text:p>
          </table:table-cell>
          <table:table-cell office:value-type="float" office:value="1938" calcext:value-type="float">
            <text:p>1938</text:p>
          </table:table-cell>
          <table:table-cell office:value-type="float" office:value="2207" calcext:value-type="float">
            <text:p>2207</text:p>
          </table:table-cell>
          <table:table-cell office:value-type="float" office:value="1951" calcext:value-type="float">
            <text:p>1951</text:p>
          </table:table-cell>
          <table:table-cell office:value-type="float" office:value="2021" calcext:value-type="float">
            <text:p>2021</text:p>
          </table:table-cell>
          <table:table-cell office:value-type="float" office:value="1406" calcext:value-type="float">
            <text:p>1406</text:p>
          </table:table-cell>
          <table:table-cell office:value-type="float" office:value="2443" calcext:value-type="float">
            <text:p>2443</text:p>
          </table:table-cell>
          <table:table-cell office:value-type="float" office:value="2622" calcext:value-type="float">
            <text:p>2622</text:p>
          </table:table-cell>
          <table:table-cell office:value-type="float" office:value="2136" calcext:value-type="float">
            <text:p>2136</text:p>
          </table:table-cell>
          <table:table-cell office:value-type="float" office:value="2167" calcext:value-type="float">
            <text:p>2167</text:p>
          </table:table-cell>
          <table:table-cell office:value-type="float" office:value="2078" calcext:value-type="float">
            <text:p>2078</text:p>
          </table:table-cell>
          <table:table-cell office:value-type="float" office:value="2337" calcext:value-type="float">
            <text:p>2337</text:p>
          </table:table-cell>
          <table:table-cell office:value-type="float" office:value="2084" calcext:value-type="float">
            <text:p>2084</text:p>
          </table:table-cell>
          <table:table-cell office:value-type="float" office:value="2229" calcext:value-type="float">
            <text:p>2229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2030" calcext:value-type="float">
            <text:p>2030</text:p>
          </table:table-cell>
          <table:table-cell office:value-type="float" office:value="2392" calcext:value-type="float">
            <text:p>2392</text:p>
          </table:table-cell>
          <table:table-cell office:value-type="float" office:value="2446" calcext:value-type="float">
            <text:p>2446</text:p>
          </table:table-cell>
          <table:table-cell office:value-type="float" office:value="1943" calcext:value-type="float">
            <text:p>1943</text:p>
          </table:table-cell>
          <table:table-cell office:value-type="float" office:value="2056" calcext:value-type="float">
            <text:p>2056</text:p>
          </table:table-cell>
          <table:table-cell office:value-type="float" office:value="1841" calcext:value-type="float">
            <text:p>1841</text:p>
          </table:table-cell>
          <table:table-cell office:value-type="float" office:value="2479" calcext:value-type="float">
            <text:p>2479</text:p>
          </table:table-cell>
          <table:table-cell office:value-type="float" office:value="2290" calcext:value-type="float">
            <text:p>2290</text:p>
          </table:table-cell>
          <table:table-cell office:value-type="float" office:value="2583" calcext:value-type="float">
            <text:p>2583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2218" calcext:value-type="float">
            <text:p>2218</text:p>
          </table:table-cell>
          <table:table-cell office:value-type="float" office:value="2310" calcext:value-type="float">
            <text:p>2310</text:p>
          </table:table-cell>
          <table:table-cell office:value-type="float" office:value="2225" calcext:value-type="float">
            <text:p>2225</text:p>
          </table:table-cell>
          <table:table-cell office:value-type="float" office:value="1938" calcext:value-type="float">
            <text:p>1938</text:p>
          </table:table-cell>
          <table:table-cell office:value-type="float" office:value="2207" calcext:value-type="float">
            <text:p>2207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362" calcext:value-type="float">
            <text:p>2362</text:p>
          </table:table-cell>
          <table:table-cell office:value-type="float" office:value="2622" calcext:value-type="float">
            <text:p>2622</text:p>
          </table:table-cell>
          <table:table-cell office:value-type="float" office:value="2135" calcext:value-type="float">
            <text:p>2135</text:p>
          </table:table-cell>
          <table:table-cell office:value-type="float" office:value="2167" calcext:value-type="float">
            <text:p>2167</text:p>
          </table:table-cell>
          <table:table-cell office:value-type="float" office:value="1976" calcext:value-type="float">
            <text:p>1976</text:p>
          </table:table-cell>
          <table:table-cell office:value-type="float" office:value="2158" calcext:value-type="float">
            <text:p>2158</text:p>
          </table:table-cell>
          <table:table-cell office:value-type="float" office:value="2084" calcext:value-type="float">
            <text:p>2084</text:p>
          </table:table-cell>
          <table:table-cell office:value-type="float" office:value="2061" calcext:value-type="float">
            <text:p>2061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2030" calcext:value-type="float">
            <text:p>2030</text:p>
          </table:table-cell>
          <table:table-cell office:value-type="float" office:value="2392" calcext:value-type="float">
            <text:p>2392</text:p>
          </table:table-cell>
          <table:table-cell office:value-type="float" office:value="2446" calcext:value-type="float">
            <text:p>2446</text:p>
          </table:table-cell>
          <table:table-cell office:value-type="float" office:value="1943" calcext:value-type="float">
            <text:p>1943</text:p>
          </table:table-cell>
          <table:table-cell office:value-type="float" office:value="1674" calcext:value-type="float">
            <text:p>1674</text:p>
          </table:table-cell>
          <table:table-cell office:value-type="float" office:value="1841" calcext:value-type="float">
            <text:p>1841</text:p>
          </table:table-cell>
          <table:table-cell office:value-type="float" office:value="2479" calcext:value-type="float">
            <text:p>2479</text:p>
          </table:table-cell>
          <table:table-cell office:value-type="float" office:value="2290" calcext:value-type="float">
            <text:p>2290</text:p>
          </table:table-cell>
          <table:table-cell office:value-type="float" office:value="2583" calcext:value-type="float">
            <text:p>2583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2218" calcext:value-type="float">
            <text:p>2218</text:p>
          </table:table-cell>
          <table:table-cell office:value-type="float" office:value="2310" calcext:value-type="float">
            <text:p>2310</text:p>
          </table:table-cell>
          <table:table-cell office:value-type="float" office:value="2225" calcext:value-type="float">
            <text:p>2225</text:p>
          </table:table-cell>
          <table:table-cell office:value-type="float" office:value="1938" calcext:value-type="float">
            <text:p>1938</text:p>
          </table:table-cell>
          <table:table-cell office:value-type="float" office:value="2207" calcext:value-type="float">
            <text:p>2207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348" calcext:value-type="float">
            <text:p>2348</text:p>
          </table:table-cell>
          <table:table-cell office:value-type="float" office:value="2622" calcext:value-type="float">
            <text:p>2622</text:p>
          </table:table-cell>
          <table:table-cell office:value-type="float" office:value="2094" calcext:value-type="float">
            <text:p>2094</text:p>
          </table:table-cell>
          <table:table-cell office:value-type="float" office:value="2167" calcext:value-type="float">
            <text:p>2167</text:p>
          </table:table-cell>
          <table:table-cell office:value-type="float" office:value="1882" calcext:value-type="float">
            <text:p>1882</text:p>
          </table:table-cell>
          <table:table-cell office:value-type="float" office:value="2158" calcext:value-type="float">
            <text:p>2158</text:p>
          </table:table-cell>
          <table:table-cell office:value-type="float" office:value="2084" calcext:value-type="float">
            <text:p>2084</text:p>
          </table:table-cell>
          <table:table-cell office:value-type="float" office:value="2061" calcext:value-type="float">
            <text:p>2061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030" calcext:value-type="float">
            <text:p>2030</text:p>
          </table:table-cell>
          <table:table-cell office:value-type="float" office:value="2392" calcext:value-type="float">
            <text:p>2392</text:p>
          </table:table-cell>
          <table:table-cell office:value-type="float" office:value="2191" calcext:value-type="float">
            <text:p>2191</text:p>
          </table:table-cell>
          <table:table-cell office:value-type="float" office:value="1943" calcext:value-type="float">
            <text:p>1943</text:p>
          </table:table-cell>
          <table:table-cell office:value-type="float" office:value="1674" calcext:value-type="float">
            <text:p>1674</text:p>
          </table:table-cell>
          <table:table-cell office:value-type="float" office:value="1841" calcext:value-type="float">
            <text:p>1841</text:p>
          </table:table-cell>
          <table:table-cell office:value-type="float" office:value="2479" calcext:value-type="float">
            <text:p>2479</text:p>
          </table:table-cell>
          <table:table-cell office:value-type="float" office:value="2006" calcext:value-type="float">
            <text:p>2006</text:p>
          </table:table-cell>
          <table:table-cell office:value-type="float" office:value="2583" calcext:value-type="float">
            <text:p>2583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2218" calcext:value-type="float">
            <text:p>2218</text:p>
          </table:table-cell>
          <table:table-cell office:value-type="float" office:value="2310" calcext:value-type="float">
            <text:p>2310</text:p>
          </table:table-cell>
          <table:table-cell office:value-type="float" office:value="1898" calcext:value-type="float">
            <text:p>1898</text:p>
          </table:table-cell>
          <table:table-cell office:value-type="float" office:value="1938" calcext:value-type="float">
            <text:p>1938</text:p>
          </table:table-cell>
          <table:table-cell office:value-type="float" office:value="2207" calcext:value-type="float">
            <text:p>2207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348" calcext:value-type="float">
            <text:p>2348</text:p>
          </table:table-cell>
          <table:table-cell office:value-type="float" office:value="2622" calcext:value-type="float">
            <text:p>2622</text:p>
          </table:table-cell>
          <table:table-cell office:value-type="float" office:value="2094" calcext:value-type="float">
            <text:p>2094</text:p>
          </table:table-cell>
          <table:table-cell office:value-type="float" office:value="2167" calcext:value-type="float">
            <text:p>2167</text:p>
          </table:table-cell>
          <table:table-cell office:value-type="float" office:value="1882" calcext:value-type="float">
            <text:p>1882</text:p>
          </table:table-cell>
          <table:table-cell office:value-type="float" office:value="2158" calcext:value-type="float">
            <text:p>2158</text:p>
          </table:table-cell>
          <table:table-cell office:value-type="float" office:value="2084" calcext:value-type="float">
            <text:p>2084</text:p>
          </table:table-cell>
          <table:table-cell office:value-type="float" office:value="2061" calcext:value-type="float">
            <text:p>2061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030" calcext:value-type="float">
            <text:p>2030</text:p>
          </table:table-cell>
          <table:table-cell office:value-type="float" office:value="2392" calcext:value-type="float">
            <text:p>2392</text:p>
          </table:table-cell>
          <table:table-cell office:value-type="float" office:value="2092" calcext:value-type="float">
            <text:p>2092</text:p>
          </table:table-cell>
          <table:table-cell office:value-type="float" office:value="1943" calcext:value-type="float">
            <text:p>1943</text:p>
          </table:table-cell>
          <table:table-cell office:value-type="float" office:value="1674" calcext:value-type="float">
            <text:p>1674</text:p>
          </table:table-cell>
          <table:table-cell office:value-type="float" office:value="1841" calcext:value-type="float">
            <text:p>1841</text:p>
          </table:table-cell>
          <table:table-cell office:value-type="float" office:value="2361" calcext:value-type="float">
            <text:p>2361</text:p>
          </table:table-cell>
          <table:table-cell office:value-type="float" office:value="2006" calcext:value-type="float">
            <text:p>2006</text:p>
          </table:table-cell>
          <table:table-cell office:value-type="float" office:value="2499" calcext:value-type="float">
            <text:p>2499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1944" calcext:value-type="float">
            <text:p>1944</text:p>
          </table:table-cell>
          <table:table-cell office:value-type="float" office:value="2310" calcext:value-type="float">
            <text:p>2310</text:p>
          </table:table-cell>
          <table:table-cell office:value-type="float" office:value="1898" calcext:value-type="float">
            <text:p>1898</text:p>
          </table:table-cell>
          <table:table-cell office:value-type="float" office:value="1938" calcext:value-type="float">
            <text:p>1938</text:p>
          </table:table-cell>
          <table:table-cell office:value-type="float" office:value="2207" calcext:value-type="float">
            <text:p>2207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348" calcext:value-type="float">
            <text:p>2348</text:p>
          </table:table-cell>
          <table:table-cell office:value-type="float" office:value="2588" calcext:value-type="float">
            <text:p>2588</text:p>
          </table:table-cell>
          <table:table-cell office:value-type="float" office:value="2094" calcext:value-type="float">
            <text:p>2094</text:p>
          </table:table-cell>
          <table:table-cell office:value-type="float" office:value="2167" calcext:value-type="float">
            <text:p>2167</text:p>
          </table:table-cell>
          <table:table-cell office:value-type="float" office:value="1882" calcext:value-type="float">
            <text:p>1882</text:p>
          </table:table-cell>
          <table:table-cell office:value-type="float" office:value="1948" calcext:value-type="float">
            <text:p>1948</text:p>
          </table:table-cell>
          <table:table-cell office:value-type="float" office:value="2084" calcext:value-type="float">
            <text:p>2084</text:p>
          </table:table-cell>
          <table:table-cell office:value-type="float" office:value="1963" calcext:value-type="float">
            <text:p>1963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030" calcext:value-type="float">
            <text:p>2030</text:p>
          </table:table-cell>
          <table:table-cell office:value-type="float" office:value="2392" calcext:value-type="float">
            <text:p>2392</text:p>
          </table:table-cell>
          <table:table-cell office:value-type="float" office:value="2092" calcext:value-type="float">
            <text:p>2092</text:p>
          </table:table-cell>
          <table:table-cell office:value-type="float" office:value="1817" calcext:value-type="float">
            <text:p>1817</text:p>
          </table:table-cell>
          <table:table-cell office:value-type="float" office:value="1674" calcext:value-type="float">
            <text:p>1674</text:p>
          </table:table-cell>
          <table:table-cell office:value-type="float" office:value="1841" calcext:value-type="float">
            <text:p>1841</text:p>
          </table:table-cell>
          <table:table-cell office:value-type="float" office:value="2361" calcext:value-type="float">
            <text:p>2361</text:p>
          </table:table-cell>
          <table:table-cell office:value-type="float" office:value="2006" calcext:value-type="float">
            <text:p>2006</text:p>
          </table:table-cell>
          <table:table-cell office:value-type="float" office:value="2145" calcext:value-type="float">
            <text:p>2145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1944" calcext:value-type="float">
            <text:p>1944</text:p>
          </table:table-cell>
          <table:table-cell office:value-type="float" office:value="2064" calcext:value-type="float">
            <text:p>2064</text:p>
          </table:table-cell>
          <table:table-cell office:value-type="float" office:value="1898" calcext:value-type="float">
            <text:p>1898</text:p>
          </table:table-cell>
          <table:table-cell office:value-type="float" office:value="1938" calcext:value-type="float">
            <text:p>1938</text:p>
          </table:table-cell>
          <table:table-cell office:value-type="float" office:value="2207" calcext:value-type="float">
            <text:p>2207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348" calcext:value-type="float">
            <text:p>2348</text:p>
          </table:table-cell>
          <table:table-cell office:value-type="float" office:value="2304" calcext:value-type="float">
            <text:p>2304</text:p>
          </table:table-cell>
          <table:table-cell office:value-type="float" office:value="2094" calcext:value-type="float">
            <text:p>2094</text:p>
          </table:table-cell>
          <table:table-cell office:value-type="float" office:value="2167" calcext:value-type="float">
            <text:p>2167</text:p>
          </table:table-cell>
          <table:table-cell office:value-type="float" office:value="1882" calcext:value-type="float">
            <text:p>1882</text:p>
          </table:table-cell>
          <table:table-cell office:value-type="float" office:value="1948" calcext:value-type="float">
            <text:p>1948</text:p>
          </table:table-cell>
          <table:table-cell office:value-type="float" office:value="2084" calcext:value-type="float">
            <text:p>2084</text:p>
          </table:table-cell>
          <table:table-cell office:value-type="float" office:value="1963" calcext:value-type="float">
            <text:p>1963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030" calcext:value-type="float">
            <text:p>2030</text:p>
          </table:table-cell>
          <table:table-cell office:value-type="float" office:value="2323" calcext:value-type="float">
            <text:p>2323</text:p>
          </table:table-cell>
          <table:table-cell office:value-type="float" office:value="2092" calcext:value-type="float">
            <text:p>2092</text:p>
          </table:table-cell>
          <table:table-cell office:value-type="float" office:value="1817" calcext:value-type="float">
            <text:p>1817</text:p>
          </table:table-cell>
          <table:table-cell office:value-type="float" office:value="1674" calcext:value-type="float">
            <text:p>1674</text:p>
          </table:table-cell>
          <table:table-cell office:value-type="float" office:value="1841" calcext:value-type="float">
            <text:p>1841</text:p>
          </table:table-cell>
          <table:table-cell office:value-type="float" office:value="2361" calcext:value-type="float">
            <text:p>2361</text:p>
          </table:table-cell>
          <table:table-cell office:value-type="float" office:value="2006" calcext:value-type="float">
            <text:p>2006</text:p>
          </table:table-cell>
          <table:table-cell office:value-type="float" office:value="2145" calcext:value-type="float">
            <text:p>2145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1798" calcext:value-type="float">
            <text:p>1798</text:p>
          </table:table-cell>
          <table:table-cell office:value-type="float" office:value="2064" calcext:value-type="float">
            <text:p>2064</text:p>
          </table:table-cell>
          <table:table-cell office:value-type="float" office:value="1784" calcext:value-type="float">
            <text:p>1784</text:p>
          </table:table-cell>
          <table:table-cell office:value-type="float" office:value="1938" calcext:value-type="float">
            <text:p>1938</text:p>
          </table:table-cell>
          <table:table-cell office:value-type="float" office:value="2207" calcext:value-type="float">
            <text:p>2207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348" calcext:value-type="float">
            <text:p>2348</text:p>
          </table:table-cell>
          <table:table-cell office:value-type="float" office:value="2304" calcext:value-type="float">
            <text:p>2304</text:p>
          </table:table-cell>
          <table:table-cell office:value-type="float" office:value="2094" calcext:value-type="float">
            <text:p>2094</text:p>
          </table:table-cell>
          <table:table-cell office:value-type="float" office:value="2167" calcext:value-type="float">
            <text:p>2167</text:p>
          </table:table-cell>
          <table:table-cell office:value-type="float" office:value="1882" calcext:value-type="float">
            <text:p>1882</text:p>
          </table:table-cell>
          <table:table-cell office:value-type="float" office:value="1948" calcext:value-type="float">
            <text:p>1948</text:p>
          </table:table-cell>
          <table:table-cell office:value-type="float" office:value="2084" calcext:value-type="float">
            <text:p>2084</text:p>
          </table:table-cell>
          <table:table-cell office:value-type="float" office:value="1963" calcext:value-type="float">
            <text:p>1963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915" calcext:value-type="float">
            <text:p>1915</text:p>
          </table:table-cell>
          <table:table-cell office:value-type="float" office:value="2268" calcext:value-type="float">
            <text:p>2268</text:p>
          </table:table-cell>
          <table:table-cell office:value-type="float" office:value="2092" calcext:value-type="float">
            <text:p>2092</text:p>
          </table:table-cell>
          <table:table-cell office:value-type="float" office:value="1817" calcext:value-type="float">
            <text:p>1817</text:p>
          </table:table-cell>
          <table:table-cell office:value-type="float" office:value="1674" calcext:value-type="float">
            <text:p>1674</text:p>
          </table:table-cell>
          <table:table-cell office:value-type="float" office:value="1841" calcext:value-type="float">
            <text:p>1841</text:p>
          </table:table-cell>
          <table:table-cell office:value-type="float" office:value="2268" calcext:value-type="float">
            <text:p>2268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1798" calcext:value-type="float">
            <text:p>1798</text:p>
          </table:table-cell>
          <table:table-cell office:value-type="float" office:value="2064" calcext:value-type="float">
            <text:p>2064</text:p>
          </table:table-cell>
          <table:table-cell office:value-type="float" office:value="1784" calcext:value-type="float">
            <text:p>1784</text:p>
          </table:table-cell>
          <table:table-cell office:value-type="float" office:value="1938" calcext:value-type="float">
            <text:p>1938</text:p>
          </table:table-cell>
          <table:table-cell office:value-type="float" office:value="2207" calcext:value-type="float">
            <text:p>2207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348" calcext:value-type="float">
            <text:p>2348</text:p>
          </table:table-cell>
          <table:table-cell office:value-type="float" office:value="2304" calcext:value-type="float">
            <text:p>2304</text:p>
          </table:table-cell>
          <table:table-cell office:value-type="float" office:value="2094" calcext:value-type="float">
            <text:p>2094</text:p>
          </table:table-cell>
          <table:table-cell office:value-type="float" office:value="1824" calcext:value-type="float">
            <text:p>1824</text:p>
          </table:table-cell>
          <table:table-cell office:value-type="float" office:value="1882" calcext:value-type="float">
            <text:p>1882</text:p>
          </table:table-cell>
          <table:table-cell office:value-type="float" office:value="1948" calcext:value-type="float">
            <text:p>1948</text:p>
          </table:table-cell>
          <table:table-cell office:value-type="float" office:value="2084" calcext:value-type="float">
            <text:p>2084</text:p>
          </table:table-cell>
          <table:table-cell office:value-type="float" office:value="1963" calcext:value-type="float">
            <text:p>1963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915" calcext:value-type="float">
            <text:p>1915</text:p>
          </table:table-cell>
          <table:table-cell office:value-type="float" office:value="2268" calcext:value-type="float">
            <text:p>2268</text:p>
          </table:table-cell>
          <table:table-cell office:value-type="float" office:value="2092" calcext:value-type="float">
            <text:p>2092</text:p>
          </table:table-cell>
          <table:table-cell office:value-type="float" office:value="1817" calcext:value-type="float">
            <text:p>1817</text:p>
          </table:table-cell>
          <table:table-cell office:value-type="float" office:value="1674" calcext:value-type="float">
            <text:p>1674</text:p>
          </table:table-cell>
          <table:table-cell office:value-type="float" office:value="1841" calcext:value-type="float">
            <text:p>1841</text:p>
          </table:table-cell>
          <table:table-cell office:value-type="float" office:value="2211" calcext:value-type="float">
            <text:p>2211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1798" calcext:value-type="float">
            <text:p>1798</text:p>
          </table:table-cell>
          <table:table-cell office:value-type="float" office:value="2064" calcext:value-type="float">
            <text:p>2064</text:p>
          </table:table-cell>
          <table:table-cell office:value-type="float" office:value="1784" calcext:value-type="float">
            <text:p>1784</text:p>
          </table:table-cell>
          <table:table-cell office:value-type="float" office:value="1938" calcext:value-type="float">
            <text:p>1938</text:p>
          </table:table-cell>
          <table:table-cell office:value-type="float" office:value="2207" calcext:value-type="float">
            <text:p>2207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348" calcext:value-type="float">
            <text:p>2348</text:p>
          </table:table-cell>
          <table:table-cell office:value-type="float" office:value="1949" calcext:value-type="float">
            <text:p>1949</text:p>
          </table:table-cell>
          <table:table-cell office:value-type="float" office:value="2094" calcext:value-type="float">
            <text:p>2094</text:p>
          </table:table-cell>
          <table:table-cell office:value-type="float" office:value="1824" calcext:value-type="float">
            <text:p>1824</text:p>
          </table:table-cell>
          <table:table-cell office:value-type="float" office:value="1882" calcext:value-type="float">
            <text:p>1882</text:p>
          </table:table-cell>
          <table:table-cell office:value-type="float" office:value="1948" calcext:value-type="float">
            <text:p>1948</text:p>
          </table:table-cell>
          <table:table-cell office:value-type="float" office:value="2084" calcext:value-type="float">
            <text:p>2084</text:p>
          </table:table-cell>
          <table:table-cell office:value-type="float" office:value="1963" calcext:value-type="float">
            <text:p>1963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915" calcext:value-type="float">
            <text:p>1915</text:p>
          </table:table-cell>
          <table:table-cell office:value-type="float" office:value="2268" calcext:value-type="float">
            <text:p>2268</text:p>
          </table:table-cell>
          <table:table-cell office:value-type="float" office:value="2092" calcext:value-type="float">
            <text:p>2092</text:p>
          </table:table-cell>
          <table:table-cell office:value-type="float" office:value="1817" calcext:value-type="float">
            <text:p>1817</text:p>
          </table:table-cell>
          <table:table-cell office:value-type="float" office:value="1674" calcext:value-type="float">
            <text:p>1674</text:p>
          </table:table-cell>
          <table:table-cell office:value-type="float" office:value="1841" calcext:value-type="float">
            <text:p>1841</text:p>
          </table:table-cell>
          <table:table-cell office:value-type="float" office:value="2109" calcext:value-type="float">
            <text:p>2109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1798" calcext:value-type="float">
            <text:p>1798</text:p>
          </table:table-cell>
          <table:table-cell office:value-type="float" office:value="2064" calcext:value-type="float">
            <text:p>2064</text:p>
          </table:table-cell>
          <table:table-cell office:value-type="float" office:value="1784" calcext:value-type="float">
            <text:p>1784</text:p>
          </table:table-cell>
          <table:table-cell office:value-type="float" office:value="1938" calcext:value-type="float">
            <text:p>1938</text:p>
          </table:table-cell>
          <table:table-cell office:value-type="float" office:value="2207" calcext:value-type="float">
            <text:p>2207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327" calcext:value-type="float">
            <text:p>2327</text:p>
          </table:table-cell>
          <table:table-cell office:value-type="float" office:value="1949" calcext:value-type="float">
            <text:p>1949</text:p>
          </table:table-cell>
          <table:table-cell office:value-type="float" office:value="2094" calcext:value-type="float">
            <text:p>2094</text:p>
          </table:table-cell>
          <table:table-cell office:value-type="float" office:value="1824" calcext:value-type="float">
            <text:p>1824</text:p>
          </table:table-cell>
          <table:table-cell office:value-type="float" office:value="1882" calcext:value-type="float">
            <text:p>1882</text:p>
          </table:table-cell>
          <table:table-cell office:value-type="float" office:value="1948" calcext:value-type="float">
            <text:p>1948</text:p>
          </table:table-cell>
          <table:table-cell office:value-type="float" office:value="2084" calcext:value-type="float">
            <text:p>2084</text:p>
          </table:table-cell>
          <table:table-cell office:value-type="float" office:value="1963" calcext:value-type="float">
            <text:p>1963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915" calcext:value-type="float">
            <text:p>1915</text:p>
          </table:table-cell>
          <table:table-cell office:value-type="float" office:value="2268" calcext:value-type="float">
            <text:p>2268</text:p>
          </table:table-cell>
          <table:table-cell office:value-type="float" office:value="2092" calcext:value-type="float">
            <text:p>2092</text:p>
          </table:table-cell>
          <table:table-cell office:value-type="float" office:value="1817" calcext:value-type="float">
            <text:p>1817</text:p>
          </table:table-cell>
          <table:table-cell office:value-type="float" office:value="1674" calcext:value-type="float">
            <text:p>1674</text:p>
          </table:table-cell>
          <table:table-cell office:value-type="float" office:value="1747" calcext:value-type="float">
            <text:p>1747</text:p>
          </table:table-cell>
          <table:table-cell office:value-type="float" office:value="2109" calcext:value-type="float">
            <text:p>2109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1798" calcext:value-type="float">
            <text:p>1798</text:p>
          </table:table-cell>
          <table:table-cell office:value-type="float" office:value="2064" calcext:value-type="float">
            <text:p>2064</text:p>
          </table:table-cell>
          <table:table-cell office:value-type="float" office:value="1784" calcext:value-type="float">
            <text:p>1784</text:p>
          </table:table-cell>
          <table:table-cell office:value-type="float" office:value="1938" calcext:value-type="float">
            <text:p>1938</text:p>
          </table:table-cell>
          <table:table-cell office:value-type="float" office:value="2207" calcext:value-type="float">
            <text:p>2207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327" calcext:value-type="float">
            <text:p>2327</text:p>
          </table:table-cell>
          <table:table-cell office:value-type="float" office:value="1949" calcext:value-type="float">
            <text:p>1949</text:p>
          </table:table-cell>
          <table:table-cell office:value-type="float" office:value="2094" calcext:value-type="float">
            <text:p>2094</text:p>
          </table:table-cell>
          <table:table-cell office:value-type="float" office:value="1824" calcext:value-type="float">
            <text:p>1824</text:p>
          </table:table-cell>
          <table:table-cell office:value-type="float" office:value="1882" calcext:value-type="float">
            <text:p>1882</text:p>
          </table:table-cell>
          <table:table-cell office:value-type="float" office:value="1948" calcext:value-type="float">
            <text:p>1948</text:p>
          </table:table-cell>
          <table:table-cell office:value-type="float" office:value="2084" calcext:value-type="float">
            <text:p>2084</text:p>
          </table:table-cell>
          <table:table-cell office:value-type="float" office:value="1963" calcext:value-type="float">
            <text:p>1963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915" calcext:value-type="float">
            <text:p>1915</text:p>
          </table:table-cell>
          <table:table-cell office:value-type="float" office:value="1830" calcext:value-type="float">
            <text:p>1830</text:p>
          </table:table-cell>
          <table:table-cell office:value-type="float" office:value="2092" calcext:value-type="float">
            <text:p>2092</text:p>
          </table:table-cell>
          <table:table-cell office:value-type="float" office:value="1817" calcext:value-type="float">
            <text:p>1817</text:p>
          </table:table-cell>
          <table:table-cell office:value-type="float" office:value="1674" calcext:value-type="float">
            <text:p>1674</text:p>
          </table:table-cell>
          <table:table-cell office:value-type="float" office:value="1747" calcext:value-type="float">
            <text:p>1747</text:p>
          </table:table-cell>
          <table:table-cell office:value-type="float" office:value="2109" calcext:value-type="float">
            <text:p>2109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1798" calcext:value-type="float">
            <text:p>1798</text:p>
          </table:table-cell>
          <table:table-cell office:value-type="float" office:value="2064" calcext:value-type="float">
            <text:p>2064</text:p>
          </table:table-cell>
          <table:table-cell office:value-type="float" office:value="1784" calcext:value-type="float">
            <text:p>1784</text:p>
          </table:table-cell>
          <table:table-cell office:value-type="float" office:value="1938" calcext:value-type="float">
            <text:p>1938</text:p>
          </table:table-cell>
          <table:table-cell office:value-type="float" office:value="2207" calcext:value-type="float">
            <text:p>2207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271" calcext:value-type="float">
            <text:p>2271</text:p>
          </table:table-cell>
          <table:table-cell office:value-type="float" office:value="1949" calcext:value-type="float">
            <text:p>1949</text:p>
          </table:table-cell>
          <table:table-cell office:value-type="float" office:value="2094" calcext:value-type="float">
            <text:p>2094</text:p>
          </table:table-cell>
          <table:table-cell office:value-type="float" office:value="1824" calcext:value-type="float">
            <text:p>1824</text:p>
          </table:table-cell>
          <table:table-cell office:value-type="float" office:value="1882" calcext:value-type="float">
            <text:p>1882</text:p>
          </table:table-cell>
          <table:table-cell office:value-type="float" office:value="1948" calcext:value-type="float">
            <text:p>1948</text:p>
          </table:table-cell>
          <table:table-cell office:value-type="float" office:value="2084" calcext:value-type="float">
            <text:p>2084</text:p>
          </table:table-cell>
          <table:table-cell office:value-type="float" office:value="1963" calcext:value-type="float">
            <text:p>196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915" calcext:value-type="float">
            <text:p>1915</text:p>
          </table:table-cell>
          <table:table-cell office:value-type="float" office:value="1830" calcext:value-type="float">
            <text:p>1830</text:p>
          </table:table-cell>
          <table:table-cell office:value-type="float" office:value="2092" calcext:value-type="float">
            <text:p>2092</text:p>
          </table:table-cell>
          <table:table-cell office:value-type="float" office:value="1817" calcext:value-type="float">
            <text:p>1817</text:p>
          </table:table-cell>
          <table:table-cell office:value-type="float" office:value="1674" calcext:value-type="float">
            <text:p>1674</text:p>
          </table:table-cell>
          <table:table-cell office:value-type="float" office:value="1747" calcext:value-type="float">
            <text:p>1747</text:p>
          </table:table-cell>
          <table:table-cell office:value-type="float" office:value="2109" calcext:value-type="float">
            <text:p>2109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1798" calcext:value-type="float">
            <text:p>1798</text:p>
          </table:table-cell>
          <table:table-cell office:value-type="float" office:value="2064" calcext:value-type="float">
            <text:p>2064</text:p>
          </table:table-cell>
          <table:table-cell office:value-type="float" office:value="1784" calcext:value-type="float">
            <text:p>1784</text:p>
          </table:table-cell>
          <table:table-cell office:value-type="float" office:value="1938" calcext:value-type="float">
            <text:p>1938</text:p>
          </table:table-cell>
          <table:table-cell office:value-type="float" office:value="2207" calcext:value-type="float">
            <text:p>2207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271" calcext:value-type="float">
            <text:p>2271</text:p>
          </table:table-cell>
          <table:table-cell office:value-type="float" office:value="1949" calcext:value-type="float">
            <text:p>1949</text:p>
          </table:table-cell>
          <table:table-cell office:value-type="float" office:value="2094" calcext:value-type="float">
            <text:p>2094</text:p>
          </table:table-cell>
          <table:table-cell office:value-type="float" office:value="1824" calcext:value-type="float">
            <text:p>1824</text:p>
          </table:table-cell>
          <table:table-cell office:value-type="float" office:value="1882" calcext:value-type="float">
            <text:p>1882</text:p>
          </table:table-cell>
          <table:table-cell office:value-type="float" office:value="1948" calcext:value-type="float">
            <text:p>1948</text:p>
          </table:table-cell>
          <table:table-cell office:value-type="float" office:value="2084" calcext:value-type="float">
            <text:p>2084</text:p>
          </table:table-cell>
          <table:table-cell office:value-type="float" office:value="1963" calcext:value-type="float">
            <text:p>196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915" calcext:value-type="float">
            <text:p>1915</text:p>
          </table:table-cell>
          <table:table-cell office:value-type="float" office:value="1830" calcext:value-type="float">
            <text:p>1830</text:p>
          </table:table-cell>
          <table:table-cell office:value-type="float" office:value="2092" calcext:value-type="float">
            <text:p>2092</text:p>
          </table:table-cell>
          <table:table-cell office:value-type="float" office:value="1817" calcext:value-type="float">
            <text:p>1817</text:p>
          </table:table-cell>
          <table:table-cell office:value-type="float" office:value="1674" calcext:value-type="float">
            <text:p>1674</text:p>
          </table:table-cell>
          <table:table-cell office:value-type="float" office:value="1747" calcext:value-type="float">
            <text:p>1747</text:p>
          </table:table-cell>
          <table:table-cell office:value-type="float" office:value="1731" calcext:value-type="float">
            <text:p>1731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1798" calcext:value-type="float">
            <text:p>1798</text:p>
          </table:table-cell>
          <table:table-cell office:value-type="float" office:value="2064" calcext:value-type="float">
            <text:p>2064</text:p>
          </table:table-cell>
          <table:table-cell office:value-type="float" office:value="1784" calcext:value-type="float">
            <text:p>1784</text:p>
          </table:table-cell>
          <table:table-cell office:value-type="float" office:value="1938" calcext:value-type="float">
            <text:p>1938</text:p>
          </table:table-cell>
          <table:table-cell office:value-type="float" office:value="1945" calcext:value-type="float">
            <text:p>1945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271" calcext:value-type="float">
            <text:p>2271</text:p>
          </table:table-cell>
          <table:table-cell office:value-type="float" office:value="1949" calcext:value-type="float">
            <text:p>1949</text:p>
          </table:table-cell>
          <table:table-cell office:value-type="float" office:value="2094" calcext:value-type="float">
            <text:p>2094</text:p>
          </table:table-cell>
          <table:table-cell office:value-type="float" office:value="1824" calcext:value-type="float">
            <text:p>1824</text:p>
          </table:table-cell>
          <table:table-cell office:value-type="float" office:value="1678" calcext:value-type="float">
            <text:p>1678</text:p>
          </table:table-cell>
          <table:table-cell office:value-type="float" office:value="1948" calcext:value-type="float">
            <text:p>1948</text:p>
          </table:table-cell>
          <table:table-cell office:value-type="float" office:value="2084" calcext:value-type="float">
            <text:p>2084</text:p>
          </table:table-cell>
          <table:table-cell office:value-type="float" office:value="1935" calcext:value-type="float">
            <text:p>19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915" calcext:value-type="float">
            <text:p>1915</text:p>
          </table:table-cell>
          <table:table-cell office:value-type="float" office:value="1830" calcext:value-type="float">
            <text:p>1830</text:p>
          </table:table-cell>
          <table:table-cell office:value-type="float" office:value="2092" calcext:value-type="float">
            <text:p>2092</text:p>
          </table:table-cell>
          <table:table-cell office:value-type="float" office:value="1817" calcext:value-type="float">
            <text:p>1817</text:p>
          </table:table-cell>
          <table:table-cell office:value-type="float" office:value="1674" calcext:value-type="float">
            <text:p>1674</text:p>
          </table:table-cell>
          <table:table-cell office:value-type="float" office:value="1747" calcext:value-type="float">
            <text:p>1747</text:p>
          </table:table-cell>
          <table:table-cell office:value-type="float" office:value="1731" calcext:value-type="float">
            <text:p>1731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1798" calcext:value-type="float">
            <text:p>1798</text:p>
          </table:table-cell>
          <table:table-cell office:value-type="float" office:value="2064" calcext:value-type="float">
            <text:p>2064</text:p>
          </table:table-cell>
          <table:table-cell office:value-type="float" office:value="1784" calcext:value-type="float">
            <text:p>1784</text:p>
          </table:table-cell>
          <table:table-cell office:value-type="float" office:value="1938" calcext:value-type="float">
            <text:p>1938</text:p>
          </table:table-cell>
          <table:table-cell office:value-type="float" office:value="1945" calcext:value-type="float">
            <text:p>1945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271" calcext:value-type="float">
            <text:p>2271</text:p>
          </table:table-cell>
          <table:table-cell office:value-type="float" office:value="1949" calcext:value-type="float">
            <text:p>1949</text:p>
          </table:table-cell>
          <table:table-cell office:value-type="float" office:value="2094" calcext:value-type="float">
            <text:p>2094</text:p>
          </table:table-cell>
          <table:table-cell office:value-type="float" office:value="1824" calcext:value-type="float">
            <text:p>1824</text:p>
          </table:table-cell>
          <table:table-cell office:value-type="float" office:value="1678" calcext:value-type="float">
            <text:p>1678</text:p>
          </table:table-cell>
          <table:table-cell office:value-type="float" office:value="1948" calcext:value-type="float">
            <text:p>1948</text:p>
          </table:table-cell>
          <table:table-cell office:value-type="float" office:value="2084" calcext:value-type="float">
            <text:p>2084</text:p>
          </table:table-cell>
          <table:table-cell office:value-type="float" office:value="1935" calcext:value-type="float">
            <text:p>19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915" calcext:value-type="float">
            <text:p>1915</text:p>
          </table:table-cell>
          <table:table-cell office:value-type="float" office:value="1778" calcext:value-type="float">
            <text:p>1778</text:p>
          </table:table-cell>
          <table:table-cell office:value-type="float" office:value="2092" calcext:value-type="float">
            <text:p>2092</text:p>
          </table:table-cell>
          <table:table-cell office:value-type="float" office:value="1817" calcext:value-type="float">
            <text:p>1817</text:p>
          </table:table-cell>
          <table:table-cell office:value-type="float" office:value="1674" calcext:value-type="float">
            <text:p>1674</text:p>
          </table:table-cell>
          <table:table-cell office:value-type="float" office:value="1747" calcext:value-type="float">
            <text:p>1747</text:p>
          </table:table-cell>
          <table:table-cell office:value-type="float" office:value="1731" calcext:value-type="float">
            <text:p>1731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1798" calcext:value-type="float">
            <text:p>1798</text:p>
          </table:table-cell>
          <table:table-cell office:value-type="float" office:value="2064" calcext:value-type="float">
            <text:p>2064</text:p>
          </table:table-cell>
          <table:table-cell office:value-type="float" office:value="1784" calcext:value-type="float">
            <text:p>1784</text:p>
          </table:table-cell>
          <table:table-cell office:value-type="float" office:value="1938" calcext:value-type="float">
            <text:p>1938</text:p>
          </table:table-cell>
          <table:table-cell office:value-type="float" office:value="1945" calcext:value-type="float">
            <text:p>1945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271" calcext:value-type="float">
            <text:p>2271</text:p>
          </table:table-cell>
          <table:table-cell office:value-type="float" office:value="1949" calcext:value-type="float">
            <text:p>1949</text:p>
          </table:table-cell>
          <table:table-cell office:value-type="float" office:value="2094" calcext:value-type="float">
            <text:p>2094</text:p>
          </table:table-cell>
          <table:table-cell office:value-type="float" office:value="1824" calcext:value-type="float">
            <text:p>1824</text:p>
          </table:table-cell>
          <table:table-cell office:value-type="float" office:value="1678" calcext:value-type="float">
            <text:p>1678</text:p>
          </table:table-cell>
          <table:table-cell office:value-type="float" office:value="1948" calcext:value-type="float">
            <text:p>1948</text:p>
          </table:table-cell>
          <table:table-cell office:value-type="float" office:value="2084" calcext:value-type="float">
            <text:p>2084</text:p>
          </table:table-cell>
          <table:table-cell office:value-type="float" office:value="1935" calcext:value-type="float">
            <text:p>19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915" calcext:value-type="float">
            <text:p>1915</text:p>
          </table:table-cell>
          <table:table-cell office:value-type="float" office:value="1725" calcext:value-type="float">
            <text:p>1725</text:p>
          </table:table-cell>
          <table:table-cell office:value-type="float" office:value="2092" calcext:value-type="float">
            <text:p>2092</text:p>
          </table:table-cell>
          <table:table-cell office:value-type="float" office:value="1817" calcext:value-type="float">
            <text:p>1817</text:p>
          </table:table-cell>
          <table:table-cell office:value-type="float" office:value="1674" calcext:value-type="float">
            <text:p>1674</text:p>
          </table:table-cell>
          <table:table-cell office:value-type="float" office:value="1747" calcext:value-type="float">
            <text:p>1747</text:p>
          </table:table-cell>
          <table:table-cell office:value-type="float" office:value="1731" calcext:value-type="float">
            <text:p>1731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1798" calcext:value-type="float">
            <text:p>1798</text:p>
          </table:table-cell>
          <table:table-cell office:value-type="float" office:value="2064" calcext:value-type="float">
            <text:p>2064</text:p>
          </table:table-cell>
          <table:table-cell office:value-type="float" office:value="1784" calcext:value-type="float">
            <text:p>1784</text:p>
          </table:table-cell>
          <table:table-cell office:value-type="float" office:value="1938" calcext:value-type="float">
            <text:p>1938</text:p>
          </table:table-cell>
          <table:table-cell office:value-type="float" office:value="1945" calcext:value-type="float">
            <text:p>1945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271" calcext:value-type="float">
            <text:p>2271</text:p>
          </table:table-cell>
          <table:table-cell office:value-type="float" office:value="1949" calcext:value-type="float">
            <text:p>1949</text:p>
          </table:table-cell>
          <table:table-cell office:value-type="float" office:value="2094" calcext:value-type="float">
            <text:p>2094</text:p>
          </table:table-cell>
          <table:table-cell office:value-type="float" office:value="1824" calcext:value-type="float">
            <text:p>1824</text:p>
          </table:table-cell>
          <table:table-cell office:value-type="float" office:value="1678" calcext:value-type="float">
            <text:p>1678</text:p>
          </table:table-cell>
          <table:table-cell office:value-type="float" office:value="1948" calcext:value-type="float">
            <text:p>1948</text:p>
          </table:table-cell>
          <table:table-cell office:value-type="float" office:value="2084" calcext:value-type="float">
            <text:p>2084</text:p>
          </table:table-cell>
          <table:table-cell office:value-type="float" office:value="1935" calcext:value-type="float">
            <text:p>19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773" calcext:value-type="float">
            <text:p>1773</text:p>
          </table:table-cell>
          <table:table-cell office:value-type="float" office:value="1725" calcext:value-type="float">
            <text:p>1725</text:p>
          </table:table-cell>
          <table:table-cell office:value-type="float" office:value="2092" calcext:value-type="float">
            <text:p>2092</text:p>
          </table:table-cell>
          <table:table-cell office:value-type="float" office:value="1817" calcext:value-type="float">
            <text:p>1817</text:p>
          </table:table-cell>
          <table:table-cell office:value-type="float" office:value="1674" calcext:value-type="float">
            <text:p>1674</text:p>
          </table:table-cell>
          <table:table-cell office:value-type="float" office:value="1747" calcext:value-type="float">
            <text:p>1747</text:p>
          </table:table-cell>
          <table:table-cell office:value-type="float" office:value="1731" calcext:value-type="float">
            <text:p>1731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1798" calcext:value-type="float">
            <text:p>1798</text:p>
          </table:table-cell>
          <table:table-cell office:value-type="float" office:value="2064" calcext:value-type="float">
            <text:p>2064</text:p>
          </table:table-cell>
          <table:table-cell office:value-type="float" office:value="1784" calcext:value-type="float">
            <text:p>1784</text:p>
          </table:table-cell>
          <table:table-cell office:value-type="float" office:value="1938" calcext:value-type="float">
            <text:p>1938</text:p>
          </table:table-cell>
          <table:table-cell office:value-type="float" office:value="1945" calcext:value-type="float">
            <text:p>1945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271" calcext:value-type="float">
            <text:p>2271</text:p>
          </table:table-cell>
          <table:table-cell office:value-type="float" office:value="1949" calcext:value-type="float">
            <text:p>1949</text:p>
          </table:table-cell>
          <table:table-cell office:value-type="float" office:value="2094" calcext:value-type="float">
            <text:p>2094</text:p>
          </table:table-cell>
          <table:table-cell office:value-type="float" office:value="1824" calcext:value-type="float">
            <text:p>1824</text:p>
          </table:table-cell>
          <table:table-cell office:value-type="float" office:value="1678" calcext:value-type="float">
            <text:p>1678</text:p>
          </table:table-cell>
          <table:table-cell office:value-type="float" office:value="1948" calcext:value-type="float">
            <text:p>1948</text:p>
          </table:table-cell>
          <table:table-cell office:value-type="float" office:value="2084" calcext:value-type="float">
            <text:p>2084</text:p>
          </table:table-cell>
          <table:table-cell office:value-type="float" office:value="1935" calcext:value-type="float">
            <text:p>19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773" calcext:value-type="float">
            <text:p>1773</text:p>
          </table:table-cell>
          <table:table-cell office:value-type="float" office:value="1725" calcext:value-type="float">
            <text:p>1725</text:p>
          </table:table-cell>
          <table:table-cell office:value-type="float" office:value="2092" calcext:value-type="float">
            <text:p>2092</text:p>
          </table:table-cell>
          <table:table-cell office:value-type="float" office:value="1817" calcext:value-type="float">
            <text:p>1817</text:p>
          </table:table-cell>
          <table:table-cell office:value-type="float" office:value="1674" calcext:value-type="float">
            <text:p>1674</text:p>
          </table:table-cell>
          <table:table-cell office:value-type="float" office:value="1747" calcext:value-type="float">
            <text:p>1747</text:p>
          </table:table-cell>
          <table:table-cell office:value-type="float" office:value="1731" calcext:value-type="float">
            <text:p>1731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1798" calcext:value-type="float">
            <text:p>1798</text:p>
          </table:table-cell>
          <table:table-cell office:value-type="float" office:value="2064" calcext:value-type="float">
            <text:p>2064</text:p>
          </table:table-cell>
          <table:table-cell office:value-type="float" office:value="1784" calcext:value-type="float">
            <text:p>1784</text:p>
          </table:table-cell>
          <table:table-cell office:value-type="float" office:value="1938" calcext:value-type="float">
            <text:p>1938</text:p>
          </table:table-cell>
          <table:table-cell office:value-type="float" office:value="1945" calcext:value-type="float">
            <text:p>1945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271" calcext:value-type="float">
            <text:p>2271</text:p>
          </table:table-cell>
          <table:table-cell office:value-type="float" office:value="1949" calcext:value-type="float">
            <text:p>1949</text:p>
          </table:table-cell>
          <table:table-cell office:value-type="float" office:value="2094" calcext:value-type="float">
            <text:p>2094</text:p>
          </table:table-cell>
          <table:table-cell office:value-type="float" office:value="1824" calcext:value-type="float">
            <text:p>1824</text:p>
          </table:table-cell>
          <table:table-cell office:value-type="float" office:value="1678" calcext:value-type="float">
            <text:p>1678</text:p>
          </table:table-cell>
          <table:table-cell office:value-type="float" office:value="1948" calcext:value-type="float">
            <text:p>1948</text:p>
          </table:table-cell>
          <table:table-cell office:value-type="float" office:value="2084" calcext:value-type="float">
            <text:p>2084</text:p>
          </table:table-cell>
          <table:table-cell office:value-type="float" office:value="1935" calcext:value-type="float">
            <text:p>19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773" calcext:value-type="float">
            <text:p>1773</text:p>
          </table:table-cell>
          <table:table-cell office:value-type="float" office:value="1725" calcext:value-type="float">
            <text:p>1725</text:p>
          </table:table-cell>
          <table:table-cell office:value-type="float" office:value="2092" calcext:value-type="float">
            <text:p>2092</text:p>
          </table:table-cell>
          <table:table-cell office:value-type="float" office:value="1750" calcext:value-type="float">
            <text:p>1750</text:p>
          </table:table-cell>
          <table:table-cell office:value-type="float" office:value="1674" calcext:value-type="float">
            <text:p>1674</text:p>
          </table:table-cell>
          <table:table-cell office:value-type="float" office:value="1747" calcext:value-type="float">
            <text:p>1747</text:p>
          </table:table-cell>
          <table:table-cell office:value-type="float" office:value="1731" calcext:value-type="float">
            <text:p>1731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1798" calcext:value-type="float">
            <text:p>1798</text:p>
          </table:table-cell>
          <table:table-cell office:value-type="float" office:value="2037" calcext:value-type="float">
            <text:p>2037</text:p>
          </table:table-cell>
          <table:table-cell office:value-type="float" office:value="1784" calcext:value-type="float">
            <text:p>1784</text:p>
          </table:table-cell>
          <table:table-cell office:value-type="float" office:value="1938" calcext:value-type="float">
            <text:p>1938</text:p>
          </table:table-cell>
          <table:table-cell office:value-type="float" office:value="1945" calcext:value-type="float">
            <text:p>1945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271" calcext:value-type="float">
            <text:p>2271</text:p>
          </table:table-cell>
          <table:table-cell office:value-type="float" office:value="1949" calcext:value-type="float">
            <text:p>1949</text:p>
          </table:table-cell>
          <table:table-cell office:value-type="float" office:value="1848" calcext:value-type="float">
            <text:p>1848</text:p>
          </table:table-cell>
          <table:table-cell office:value-type="float" office:value="1824" calcext:value-type="float">
            <text:p>1824</text:p>
          </table:table-cell>
          <table:table-cell office:value-type="float" office:value="1678" calcext:value-type="float">
            <text:p>1678</text:p>
          </table:table-cell>
          <table:table-cell office:value-type="float" office:value="1896" calcext:value-type="float">
            <text:p>1896</text:p>
          </table:table-cell>
          <table:table-cell office:value-type="float" office:value="2084" calcext:value-type="float">
            <text:p>2084</text:p>
          </table:table-cell>
          <table:table-cell office:value-type="float" office:value="1935" calcext:value-type="float">
            <text:p>19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773" calcext:value-type="float">
            <text:p>1773</text:p>
          </table:table-cell>
          <table:table-cell office:value-type="float" office:value="1725" calcext:value-type="float">
            <text:p>1725</text:p>
          </table:table-cell>
          <table:table-cell office:value-type="float" office:value="2092" calcext:value-type="float">
            <text:p>2092</text:p>
          </table:table-cell>
          <table:table-cell office:value-type="float" office:value="1536" calcext:value-type="float">
            <text:p>1536</text:p>
          </table:table-cell>
          <table:table-cell office:value-type="float" office:value="1674" calcext:value-type="float">
            <text:p>1674</text:p>
          </table:table-cell>
          <table:table-cell office:value-type="float" office:value="1747" calcext:value-type="float">
            <text:p>1747</text:p>
          </table:table-cell>
          <table:table-cell office:value-type="float" office:value="1731" calcext:value-type="float">
            <text:p>1731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1798" calcext:value-type="float">
            <text:p>1798</text:p>
          </table:table-cell>
          <table:table-cell office:value-type="float" office:value="2037" calcext:value-type="float">
            <text:p>2037</text:p>
          </table:table-cell>
          <table:table-cell office:value-type="float" office:value="1784" calcext:value-type="float">
            <text:p>1784</text:p>
          </table:table-cell>
          <table:table-cell office:value-type="float" office:value="1938" calcext:value-type="float">
            <text:p>1938</text:p>
          </table:table-cell>
          <table:table-cell office:value-type="float" office:value="1945" calcext:value-type="float">
            <text:p>1945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187" calcext:value-type="float">
            <text:p>2187</text:p>
          </table:table-cell>
          <table:table-cell office:value-type="float" office:value="1824" calcext:value-type="float">
            <text:p>1824</text:p>
          </table:table-cell>
          <table:table-cell office:value-type="float" office:value="1848" calcext:value-type="float">
            <text:p>1848</text:p>
          </table:table-cell>
          <table:table-cell office:value-type="float" office:value="1824" calcext:value-type="float">
            <text:p>1824</text:p>
          </table:table-cell>
          <table:table-cell office:value-type="float" office:value="1678" calcext:value-type="float">
            <text:p>1678</text:p>
          </table:table-cell>
          <table:table-cell office:value-type="float" office:value="1844" calcext:value-type="float">
            <text:p>1844</text:p>
          </table:table-cell>
          <table:table-cell office:value-type="float" office:value="2084" calcext:value-type="float">
            <text:p>2084</text:p>
          </table:table-cell>
          <table:table-cell office:value-type="float" office:value="1935" calcext:value-type="float">
            <text:p>19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773" calcext:value-type="float">
            <text:p>1773</text:p>
          </table:table-cell>
          <table:table-cell office:value-type="float" office:value="1725" calcext:value-type="float">
            <text:p>1725</text:p>
          </table:table-cell>
          <table:table-cell office:value-type="float" office:value="2092" calcext:value-type="float">
            <text:p>2092</text:p>
          </table:table-cell>
          <table:table-cell office:value-type="float" office:value="1536" calcext:value-type="float">
            <text:p>1536</text:p>
          </table:table-cell>
          <table:table-cell office:value-type="float" office:value="1674" calcext:value-type="float">
            <text:p>1674</text:p>
          </table:table-cell>
          <table:table-cell office:value-type="float" office:value="1747" calcext:value-type="float">
            <text:p>1747</text:p>
          </table:table-cell>
          <table:table-cell office:value-type="float" office:value="1731" calcext:value-type="float">
            <text:p>1731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1798" calcext:value-type="float">
            <text:p>1798</text:p>
          </table:table-cell>
          <table:table-cell office:value-type="float" office:value="1921" calcext:value-type="float">
            <text:p>1921</text:p>
          </table:table-cell>
          <table:table-cell office:value-type="float" office:value="1784" calcext:value-type="float">
            <text:p>1784</text:p>
          </table:table-cell>
          <table:table-cell office:value-type="float" office:value="1938" calcext:value-type="float">
            <text:p>1938</text:p>
          </table:table-cell>
          <table:table-cell office:value-type="float" office:value="1945" calcext:value-type="float">
            <text:p>1945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024" calcext:value-type="float">
            <text:p>2024</text:p>
          </table:table-cell>
          <table:table-cell office:value-type="float" office:value="1824" calcext:value-type="float">
            <text:p>1824</text:p>
          </table:table-cell>
          <table:table-cell office:value-type="float" office:value="1848" calcext:value-type="float">
            <text:p>1848</text:p>
          </table:table-cell>
          <table:table-cell office:value-type="float" office:value="1808" calcext:value-type="float">
            <text:p>1808</text:p>
          </table:table-cell>
          <table:table-cell office:value-type="float" office:value="1678" calcext:value-type="float">
            <text:p>1678</text:p>
          </table:table-cell>
          <table:table-cell office:value-type="float" office:value="1844" calcext:value-type="float">
            <text:p>1844</text:p>
          </table:table-cell>
          <table:table-cell office:value-type="float" office:value="2084" calcext:value-type="float">
            <text:p>2084</text:p>
          </table:table-cell>
          <table:table-cell office:value-type="float" office:value="1935" calcext:value-type="float">
            <text:p>19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773" calcext:value-type="float">
            <text:p>1773</text:p>
          </table:table-cell>
          <table:table-cell office:value-type="float" office:value="1725" calcext:value-type="float">
            <text:p>1725</text:p>
          </table:table-cell>
          <table:table-cell office:value-type="float" office:value="2092" calcext:value-type="float">
            <text:p>2092</text:p>
          </table:table-cell>
          <table:table-cell office:value-type="float" office:value="1536" calcext:value-type="float">
            <text:p>1536</text:p>
          </table:table-cell>
          <table:table-cell office:value-type="float" office:value="1674" calcext:value-type="float">
            <text:p>1674</text:p>
          </table:table-cell>
          <table:table-cell office:value-type="float" office:value="1747" calcext:value-type="float">
            <text:p>1747</text:p>
          </table:table-cell>
          <table:table-cell office:value-type="float" office:value="1731" calcext:value-type="float">
            <text:p>1731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  <table:table-cell office:value-type="float" office:value="1741" calcext:value-type="float">
            <text:p>1741</text:p>
          </table:table-cell>
          <table:table-cell office:value-type="float" office:value="1713" calcext:value-type="float">
            <text:p>1713</text:p>
          </table:table-cell>
          <table:table-cell office:value-type="float" office:value="1844" calcext:value-type="float">
            <text:p>1844</text:p>
          </table:table-cell>
          <table:table-cell office:value-type="float" office:value="1798" calcext:value-type="float">
            <text:p>1798</text:p>
          </table:table-cell>
          <table:table-cell office:value-type="float" office:value="1783" calcext:value-type="float">
            <text:p>1783</text:p>
          </table:table-cell>
          <table:table-cell office:value-type="float" office:value="1784" calcext:value-type="float">
            <text:p>1784</text:p>
          </table:table-cell>
          <table:table-cell office:value-type="float" office:value="1938" calcext:value-type="float">
            <text:p>1938</text:p>
          </table:table-cell>
          <table:table-cell office:value-type="float" office:value="1945" calcext:value-type="float">
            <text:p>1945</text:p>
          </table:table-cell>
          <table:table-cell office:value-type="float" office:value="1951" calcext:value-type="float">
            <text:p>1951</text:p>
          </table:table-cell>
          <table:table-cell office:value-type="float" office:value="1936" calcext:value-type="float">
            <text:p>1936</text:p>
          </table:table-cell>
          <table:table-cell office:value-type="float" office:value="1406" calcext:value-type="float">
            <text:p>1406</text:p>
          </table:table-cell>
          <table:table-cell office:value-type="float" office:value="2024" calcext:value-type="float">
            <text:p>2024</text:p>
          </table:table-cell>
          <table:table-cell office:value-type="float" office:value="1824" calcext:value-type="float">
            <text:p>1824</text:p>
          </table:table-cell>
          <table:table-cell office:value-type="float" office:value="1848" calcext:value-type="float">
            <text:p>1848</text:p>
          </table:table-cell>
          <table:table-cell office:value-type="float" office:value="1693" calcext:value-type="float">
            <text:p>1693</text:p>
          </table:table-cell>
          <table:table-cell office:value-type="float" office:value="1605" calcext:value-type="float">
            <text:p>1605</text:p>
          </table:table-cell>
          <table:table-cell office:value-type="float" office:value="1844" calcext:value-type="float">
            <text:p>1844</text:p>
          </table:table-cell>
          <table:table-cell office:value-type="float" office:value="2084" calcext:value-type="float">
            <text:p>2084</text:p>
          </table:table-cell>
          <table:table-cell office:value-type="float" office:value="1935" calcext:value-type="float">
            <text:p>1935</text:p>
          </table:table-cell>
          <table:table-cell office:value-type="float" office:value="2005" calcext:value-type="float">
            <text:p>2005</text:p>
          </table:table-cell>
        </table:table-row>
      </table:table>
      <table:table table:name="Hoja3" table:style-name="ta1">
        <table:shapes>
          <draw:frame draw:z-index="0" draw:style-name="gr1" draw:text-style-name="P1" svg:width="30.865cm" svg:height="12.511cm" svg:x="0.771cm" svg:y="14.423cm">
            <draw:object draw:notify-on-update-of-ranges="Hoja3.A1:Hoja3.A28 Hoja3.B1:Hoja3.B28 Hoja3.C1:Hoja3.C28 Hoja3.D1:Hoja3.D28 Hoja3.E1:Hoja3.E28 Hoja3.F1:Hoja3.F28 Hoja3.G1:Hoja3.G28 Hoja3.H1:Hoja3.H28 Hoja3.I1:Hoja3.I28 Hoja3.J1:Hoja3.J28 Hoja3.K1:Hoja3.K28 Hoja3.L1:Hoja3.L28 Hoja3.M1:Hoja3.M28 Hoja3.N1:Hoja3.N28 Hoja3.O1:Hoja3.O28 Hoja3.P1:Hoja3.P28 Hoja3.Q1:Hoja3.Q28 Hoja3.R1:Hoja3.R28 Hoja3.S1:Hoja3.S28 Hoja3.T1:Hoja3.T28 Hoja3.U1:Hoja3.U28 Hoja3.V1:Hoja3.V28 Hoja3.W1:Hoja3.W28 Hoja3.X1:Hoja3.X28 Hoja3.Y1:Hoja3.Y28 Hoja3.Z1:Hoja3.Z28 Hoja3.AA1:Hoja3.AA28 Hoja3.AB1:Hoja3.AB28 Hoja3.AC1:Hoja3.AC28 Hoja3.AD1:Hoja3.AD2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30" table:default-cell-style-name="Default"/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909" calcext:value-type="float">
            <text:p>1909</text:p>
          </table:table-cell>
          <table:table-cell office:value-type="float" office:value="2105" calcext:value-type="float">
            <text:p>2105</text:p>
          </table:table-cell>
          <table:table-cell office:value-type="float" office:value="1836" calcext:value-type="float">
            <text:p>1836</text:p>
          </table:table-cell>
          <table:table-cell office:value-type="float" office:value="2476" calcext:value-type="float">
            <text:p>2476</text:p>
          </table:table-cell>
          <table:table-cell office:value-type="float" office:value="1644" calcext:value-type="float">
            <text:p>1644</text:p>
          </table:table-cell>
          <table:table-cell office:value-type="float" office:value="2273" calcext:value-type="float">
            <text:p>2273</text:p>
          </table:table-cell>
          <table:table-cell office:value-type="float" office:value="2769" calcext:value-type="float">
            <text:p>2769</text:p>
          </table:table-cell>
          <table:table-cell office:value-type="float" office:value="1960" calcext:value-type="float">
            <text:p>1960</text:p>
          </table:table-cell>
          <table:table-cell office:value-type="float" office:value="1861" calcext:value-type="float">
            <text:p>1861</text:p>
          </table:table-cell>
          <table:table-cell office:value-type="float" office:value="2006" calcext:value-type="float">
            <text:p>2006</text:p>
          </table:table-cell>
          <table:table-cell office:value-type="float" office:value="1412" calcext:value-type="float">
            <text:p>1412</text:p>
          </table:table-cell>
          <table:table-cell office:value-type="float" office:value="1404" calcext:value-type="float">
            <text:p>1404</text:p>
          </table:table-cell>
          <table:table-cell office:value-type="float" office:value="1831" calcext:value-type="float">
            <text:p>1831</text:p>
          </table:table-cell>
          <table:table-cell office:value-type="float" office:value="1296" calcext:value-type="float">
            <text:p>1296</text:p>
          </table:table-cell>
          <table:table-cell office:value-type="float" office:value="1975" calcext:value-type="float">
            <text:p>1975</text:p>
          </table:table-cell>
          <table:table-cell office:value-type="float" office:value="1574" calcext:value-type="float">
            <text:p>1574</text:p>
          </table:table-cell>
          <table:table-cell office:value-type="float" office:value="1918" calcext:value-type="float">
            <text:p>1918</text:p>
          </table:table-cell>
          <table:table-cell office:value-type="float" office:value="1226" calcext:value-type="float">
            <text:p>1226</text:p>
          </table:table-cell>
          <table:table-cell office:value-type="float" office:value="2028" calcext:value-type="float">
            <text:p>2028</text:p>
          </table:table-cell>
          <table:table-cell office:value-type="float" office:value="1196" calcext:value-type="float">
            <text:p>1196</text:p>
          </table:table-cell>
          <table:table-cell office:value-type="float" office:value="2489" calcext:value-type="float">
            <text:p>2489</text:p>
          </table:table-cell>
          <table:table-cell office:value-type="float" office:value="1873" calcext:value-type="float">
            <text:p>1873</text:p>
          </table:table-cell>
          <table:table-cell office:value-type="float" office:value="2062" calcext:value-type="float">
            <text:p>2062</text:p>
          </table:table-cell>
          <table:table-cell office:value-type="float" office:value="1718" calcext:value-type="float">
            <text:p>1718</text:p>
          </table:table-cell>
          <table:table-cell table:number-columns-repeated="2" office:value-type="float" office:value="1574" calcext:value-type="float">
            <text:p>1574</text:p>
          </table:table-cell>
          <table:table-cell office:value-type="float" office:value="2594" calcext:value-type="float">
            <text:p>2594</text:p>
          </table:table-cell>
          <table:table-cell office:value-type="float" office:value="1780" calcext:value-type="float">
            <text:p>178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235" calcext:value-type="float">
            <text:p>1235</text:p>
          </table:table-cell>
          <table:table-cell office:value-type="float" office:value="1525" calcext:value-type="float">
            <text:p>1525</text:p>
          </table:table-cell>
          <table:table-cell office:value-type="float" office:value="1515" calcext:value-type="float">
            <text:p>1515</text:p>
          </table:table-cell>
          <table:table-cell office:value-type="float" office:value="1767" calcext:value-type="float">
            <text:p>1767</text:p>
          </table:table-cell>
          <table:table-cell office:value-type="float" office:value="1335" calcext:value-type="float">
            <text:p>1335</text:p>
          </table:table-cell>
          <table:table-cell office:value-type="float" office:value="1669" calcext:value-type="float">
            <text:p>1669</text:p>
          </table:table-cell>
          <table:table-cell office:value-type="float" office:value="1629" calcext:value-type="float">
            <text:p>1629</text:p>
          </table:table-cell>
          <table:table-cell office:value-type="float" office:value="1239" calcext:value-type="float">
            <text:p>1239</text:p>
          </table:table-cell>
          <table:table-cell office:value-type="float" office:value="1861" calcext:value-type="float">
            <text:p>1861</text:p>
          </table:table-cell>
          <table:table-cell office:value-type="float" office:value="1735" calcext:value-type="float">
            <text:p>1735</text:p>
          </table:table-cell>
          <table:table-cell office:value-type="float" office:value="1412" calcext:value-type="float">
            <text:p>1412</text:p>
          </table:table-cell>
          <table:table-cell office:value-type="float" office:value="1383" calcext:value-type="float">
            <text:p>1383</text:p>
          </table:table-cell>
          <table:table-cell office:value-type="float" office:value="1753" calcext:value-type="float">
            <text:p>1753</text:p>
          </table:table-cell>
          <table:table-cell office:value-type="float" office:value="1296" calcext:value-type="float">
            <text:p>1296</text:p>
          </table:table-cell>
          <table:table-cell office:value-type="float" office:value="1351" calcext:value-type="float">
            <text:p>1351</text:p>
          </table:table-cell>
          <table:table-cell office:value-type="float" office:value="1113" calcext:value-type="float">
            <text:p>1113</text:p>
          </table:table-cell>
          <table:table-cell office:value-type="float" office:value="1634" calcext:value-type="float">
            <text:p>1634</text:p>
          </table:table-cell>
          <table:table-cell office:value-type="float" office:value="1064" calcext:value-type="float">
            <text:p>1064</text:p>
          </table:table-cell>
          <table:table-cell office:value-type="float" office:value="1837" calcext:value-type="float">
            <text:p>1837</text:p>
          </table:table-cell>
          <table:table-cell office:value-type="float" office:value="1065" calcext:value-type="float">
            <text:p>1065</text:p>
          </table:table-cell>
          <table:table-cell office:value-type="float" office:value="1914" calcext:value-type="float">
            <text:p>1914</text:p>
          </table:table-cell>
          <table:table-cell office:value-type="float" office:value="1822" calcext:value-type="float">
            <text:p>1822</text:p>
          </table:table-cell>
          <table:table-cell office:value-type="float" office:value="1573" calcext:value-type="float">
            <text:p>1573</text:p>
          </table:table-cell>
          <table:table-cell office:value-type="float" office:value="993" calcext:value-type="float">
            <text:p>993</text:p>
          </table:table-cell>
          <table:table-cell office:value-type="float" office:value="1113" calcext:value-type="float">
            <text:p>1113</text:p>
          </table:table-cell>
          <table:table-cell office:value-type="float" office:value="1362" calcext:value-type="float">
            <text:p>1362</text:p>
          </table:table-cell>
          <table:table-cell office:value-type="float" office:value="2263" calcext:value-type="float">
            <text:p>2263</text:p>
          </table:table-cell>
          <table:table-cell office:value-type="float" office:value="1241" calcext:value-type="float">
            <text:p>1241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080" calcext:value-type="float">
            <text:p>1080</text:p>
          </table:table-cell>
          <table:table-cell office:value-type="float" office:value="993" calcext:value-type="float">
            <text:p>993</text:p>
          </table:table-cell>
          <table:table-cell office:value-type="float" office:value="1155" calcext:value-type="float">
            <text:p>1155</text:p>
          </table:table-cell>
          <table:table-cell office:value-type="float" office:value="1513" calcext:value-type="float">
            <text:p>1513</text:p>
          </table:table-cell>
          <table:table-cell office:value-type="float" office:value="1335" calcext:value-type="float">
            <text:p>1335</text:p>
          </table:table-cell>
          <table:table-cell office:value-type="float" office:value="873" calcext:value-type="float">
            <text:p>873</text:p>
          </table:table-cell>
          <table:table-cell office:value-type="float" office:value="1075" calcext:value-type="float">
            <text:p>1075</text:p>
          </table:table-cell>
          <table:table-cell office:value-type="float" office:value="1017" calcext:value-type="float">
            <text:p>1017</text:p>
          </table:table-cell>
          <table:table-cell office:value-type="float" office:value="1423" calcext:value-type="float">
            <text:p>1423</text:p>
          </table:table-cell>
          <table:table-cell office:value-type="float" office:value="1621" calcext:value-type="float">
            <text:p>1621</text:p>
          </table:table-cell>
          <table:table-cell office:value-type="float" office:value="1412" calcext:value-type="float">
            <text:p>1412</text:p>
          </table:table-cell>
          <table:table-cell office:value-type="float" office:value="1383" calcext:value-type="float">
            <text:p>1383</text:p>
          </table:table-cell>
          <table:table-cell office:value-type="float" office:value="1371" calcext:value-type="float">
            <text:p>1371</text:p>
          </table:table-cell>
          <table:table-cell office:value-type="float" office:value="1296" calcext:value-type="float">
            <text:p>1296</text:p>
          </table:table-cell>
          <table:table-cell office:value-type="float" office:value="1140" calcext:value-type="float">
            <text:p>1140</text:p>
          </table:table-cell>
          <table:table-cell office:value-type="float" office:value="1113" calcext:value-type="float">
            <text:p>1113</text:p>
          </table:table-cell>
          <table:table-cell office:value-type="float" office:value="1474" calcext:value-type="float">
            <text:p>1474</text:p>
          </table:table-cell>
          <table:table-cell office:value-type="float" office:value="1064" calcext:value-type="float">
            <text:p>1064</text:p>
          </table:table-cell>
          <table:table-cell office:value-type="float" office:value="1340" calcext:value-type="float">
            <text:p>1340</text:p>
          </table:table-cell>
          <table:table-cell office:value-type="float" office:value="1047" calcext:value-type="float">
            <text:p>1047</text:p>
          </table:table-cell>
          <table:table-cell office:value-type="float" office:value="1557" calcext:value-type="float">
            <text:p>1557</text:p>
          </table:table-cell>
          <table:table-cell office:value-type="float" office:value="1284" calcext:value-type="float">
            <text:p>1284</text:p>
          </table:table-cell>
          <table:table-cell office:value-type="float" office:value="1573" calcext:value-type="float">
            <text:p>1573</text:p>
          </table:table-cell>
          <table:table-cell office:value-type="float" office:value="993" calcext:value-type="float">
            <text:p>993</text:p>
          </table:table-cell>
          <table:table-cell office:value-type="float" office:value="1113" calcext:value-type="float">
            <text:p>1113</text:p>
          </table:table-cell>
          <table:table-cell office:value-type="float" office:value="1362" calcext:value-type="float">
            <text:p>1362</text:p>
          </table:table-cell>
          <table:table-cell office:value-type="float" office:value="1728" calcext:value-type="float">
            <text:p>1728</text:p>
          </table:table-cell>
          <table:table-cell office:value-type="float" office:value="1241" calcext:value-type="float">
            <text:p>1241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888" calcext:value-type="float">
            <text:p>888</text:p>
          </table:table-cell>
          <table:table-cell office:value-type="float" office:value="993" calcext:value-type="float">
            <text:p>993</text:p>
          </table:table-cell>
          <table:table-cell office:value-type="float" office:value="538" calcext:value-type="float">
            <text:p>538</text:p>
          </table:table-cell>
          <table:table-cell office:value-type="float" office:value="1285" calcext:value-type="float">
            <text:p>1285</text:p>
          </table:table-cell>
          <table:table-cell office:value-type="float" office:value="1335" calcext:value-type="float">
            <text:p>1335</text:p>
          </table:table-cell>
          <table:table-cell office:value-type="float" office:value="873" calcext:value-type="float">
            <text:p>873</text:p>
          </table:table-cell>
          <table:table-cell office:value-type="float" office:value="1075" calcext:value-type="float">
            <text:p>1075</text:p>
          </table:table-cell>
          <table:table-cell office:value-type="float" office:value="898" calcext:value-type="float">
            <text:p>898</text:p>
          </table:table-cell>
          <table:table-cell office:value-type="float" office:value="1397" calcext:value-type="float">
            <text:p>1397</text:p>
          </table:table-cell>
          <table:table-cell office:value-type="float" office:value="1563" calcext:value-type="float">
            <text:p>1563</text:p>
          </table:table-cell>
          <table:table-cell office:value-type="float" office:value="1412" calcext:value-type="float">
            <text:p>1412</text:p>
          </table:table-cell>
          <table:table-cell office:value-type="float" office:value="1383" calcext:value-type="float">
            <text:p>1383</text:p>
          </table:table-cell>
          <table:table-cell office:value-type="float" office:value="1279" calcext:value-type="float">
            <text:p>1279</text:p>
          </table:table-cell>
          <table:table-cell office:value-type="float" office:value="1296" calcext:value-type="float">
            <text:p>1296</text:p>
          </table:table-cell>
          <table:table-cell office:value-type="float" office:value="1140" calcext:value-type="float">
            <text:p>1140</text:p>
          </table:table-cell>
          <table:table-cell office:value-type="float" office:value="1113" calcext:value-type="float">
            <text:p>1113</text:p>
          </table:table-cell>
          <table:table-cell office:value-type="float" office:value="1089" calcext:value-type="float">
            <text:p>1089</text:p>
          </table:table-cell>
          <table:table-cell office:value-type="float" office:value="1064" calcext:value-type="float">
            <text:p>1064</text:p>
          </table:table-cell>
          <table:table-cell office:value-type="float" office:value="1174" calcext:value-type="float">
            <text:p>1174</text:p>
          </table:table-cell>
          <table:table-cell office:value-type="float" office:value="824" calcext:value-type="float">
            <text:p>824</text:p>
          </table:table-cell>
          <table:table-cell office:value-type="float" office:value="1475" calcext:value-type="float">
            <text:p>1475</text:p>
          </table:table-cell>
          <table:table-cell office:value-type="float" office:value="1217" calcext:value-type="float">
            <text:p>1217</text:p>
          </table:table-cell>
          <table:table-cell office:value-type="float" office:value="1496" calcext:value-type="float">
            <text:p>1496</text:p>
          </table:table-cell>
          <table:table-cell office:value-type="float" office:value="993" calcext:value-type="float">
            <text:p>993</text:p>
          </table:table-cell>
          <table:table-cell office:value-type="float" office:value="1113" calcext:value-type="float">
            <text:p>1113</text:p>
          </table:table-cell>
          <table:table-cell office:value-type="float" office:value="1315" calcext:value-type="float">
            <text:p>1315</text:p>
          </table:table-cell>
          <table:table-cell office:value-type="float" office:value="1408" calcext:value-type="float">
            <text:p>1408</text:p>
          </table:table-cell>
          <table:table-cell office:value-type="float" office:value="1169" calcext:value-type="float">
            <text:p>1169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95" calcext:value-type="float">
            <text:p>695</text:p>
          </table:table-cell>
          <table:table-cell office:value-type="float" office:value="825" calcext:value-type="float">
            <text:p>825</text:p>
          </table:table-cell>
          <table:table-cell office:value-type="float" office:value="538" calcext:value-type="float">
            <text:p>538</text:p>
          </table:table-cell>
          <table:table-cell office:value-type="float" office:value="1104" calcext:value-type="float">
            <text:p>1104</text:p>
          </table:table-cell>
          <table:table-cell office:value-type="float" office:value="1335" calcext:value-type="float">
            <text:p>1335</text:p>
          </table:table-cell>
          <table:table-cell office:value-type="float" office:value="873" calcext:value-type="float">
            <text:p>873</text:p>
          </table:table-cell>
          <table:table-cell office:value-type="float" office:value="775" calcext:value-type="float">
            <text:p>775</text:p>
          </table:table-cell>
          <table:table-cell office:value-type="float" office:value="898" calcext:value-type="float">
            <text:p>898</text:p>
          </table:table-cell>
          <table:table-cell office:value-type="float" office:value="1293" calcext:value-type="float">
            <text:p>1293</text:p>
          </table:table-cell>
          <table:table-cell office:value-type="float" office:value="1408" calcext:value-type="float">
            <text:p>1408</text:p>
          </table:table-cell>
          <table:table-cell office:value-type="float" office:value="1412" calcext:value-type="float">
            <text:p>1412</text:p>
          </table:table-cell>
          <table:table-cell office:value-type="float" office:value="1383" calcext:value-type="float">
            <text:p>1383</text:p>
          </table:table-cell>
          <table:table-cell office:value-type="float" office:value="1279" calcext:value-type="float">
            <text:p>1279</text:p>
          </table:table-cell>
          <table:table-cell office:value-type="float" office:value="1296" calcext:value-type="float">
            <text:p>1296</text:p>
          </table:table-cell>
          <table:table-cell office:value-type="float" office:value="1140" calcext:value-type="float">
            <text:p>1140</text:p>
          </table:table-cell>
          <table:table-cell office:value-type="float" office:value="957" calcext:value-type="float">
            <text:p>957</text:p>
          </table:table-cell>
          <table:table-cell office:value-type="float" office:value="905" calcext:value-type="float">
            <text:p>905</text:p>
          </table:table-cell>
          <table:table-cell office:value-type="float" office:value="951" calcext:value-type="float">
            <text:p>951</text:p>
          </table:table-cell>
          <table:table-cell office:value-type="float" office:value="1174" calcext:value-type="float">
            <text:p>1174</text:p>
          </table:table-cell>
          <table:table-cell office:value-type="float" office:value="824" calcext:value-type="float">
            <text:p>824</text:p>
          </table:table-cell>
          <table:table-cell office:value-type="float" office:value="1354" calcext:value-type="float">
            <text:p>1354</text:p>
          </table:table-cell>
          <table:table-cell office:value-type="float" office:value="1036" calcext:value-type="float">
            <text:p>1036</text:p>
          </table:table-cell>
          <table:table-cell office:value-type="float" office:value="1057" calcext:value-type="float">
            <text:p>1057</text:p>
          </table:table-cell>
          <table:table-cell office:value-type="float" office:value="993" calcext:value-type="float">
            <text:p>993</text:p>
          </table:table-cell>
          <table:table-cell office:value-type="float" office:value="957" calcext:value-type="float">
            <text:p>957</text:p>
          </table:table-cell>
          <table:table-cell office:value-type="float" office:value="1230" calcext:value-type="float">
            <text:p>1230</text:p>
          </table:table-cell>
          <table:table-cell office:value-type="float" office:value="1046" calcext:value-type="float">
            <text:p>1046</text:p>
          </table:table-cell>
          <table:table-cell office:value-type="float" office:value="1169" calcext:value-type="float">
            <text:p>1169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03" calcext:value-type="float">
            <text:p>603</text:p>
          </table:table-cell>
          <table:table-cell office:value-type="float" office:value="825" calcext:value-type="float">
            <text:p>825</text:p>
          </table:table-cell>
          <table:table-cell office:value-type="float" office:value="538" calcext:value-type="float">
            <text:p>538</text:p>
          </table:table-cell>
          <table:table-cell office:value-type="float" office:value="1104" calcext:value-type="float">
            <text:p>1104</text:p>
          </table:table-cell>
          <table:table-cell office:value-type="float" office:value="1316" calcext:value-type="float">
            <text:p>1316</text:p>
          </table:table-cell>
          <table:table-cell office:value-type="float" office:value="873" calcext:value-type="float">
            <text:p>873</text:p>
          </table:table-cell>
          <table:table-cell office:value-type="float" office:value="772" calcext:value-type="float">
            <text:p>772</text:p>
          </table:table-cell>
          <table:table-cell office:value-type="float" office:value="687" calcext:value-type="float">
            <text:p>687</text:p>
          </table:table-cell>
          <table:table-cell office:value-type="float" office:value="1218" calcext:value-type="float">
            <text:p>1218</text:p>
          </table:table-cell>
          <table:table-cell office:value-type="float" office:value="1408" calcext:value-type="float">
            <text:p>1408</text:p>
          </table:table-cell>
          <table:table-cell office:value-type="float" office:value="1412" calcext:value-type="float">
            <text:p>1412</text:p>
          </table:table-cell>
          <table:table-cell office:value-type="float" office:value="1383" calcext:value-type="float">
            <text:p>1383</text:p>
          </table:table-cell>
          <table:table-cell office:value-type="float" office:value="1129" calcext:value-type="float">
            <text:p>1129</text:p>
          </table:table-cell>
          <table:table-cell office:value-type="float" office:value="1296" calcext:value-type="float">
            <text:p>1296</text:p>
          </table:table-cell>
          <table:table-cell office:value-type="float" office:value="1140" calcext:value-type="float">
            <text:p>1140</text:p>
          </table:table-cell>
          <table:table-cell office:value-type="float" office:value="951" calcext:value-type="float">
            <text:p>951</text:p>
          </table:table-cell>
          <table:table-cell office:value-type="float" office:value="803" calcext:value-type="float">
            <text:p>803</text:p>
          </table:table-cell>
          <table:table-cell office:value-type="float" office:value="951" calcext:value-type="float">
            <text:p>951</text:p>
          </table:table-cell>
          <table:table-cell office:value-type="float" office:value="1174" calcext:value-type="float">
            <text:p>1174</text:p>
          </table:table-cell>
          <table:table-cell office:value-type="float" office:value="824" calcext:value-type="float">
            <text:p>824</text:p>
          </table:table-cell>
          <table:table-cell office:value-type="float" office:value="1354" calcext:value-type="float">
            <text:p>1354</text:p>
          </table:table-cell>
          <table:table-cell office:value-type="float" office:value="1036" calcext:value-type="float">
            <text:p>1036</text:p>
          </table:table-cell>
          <table:table-cell office:value-type="float" office:value="953" calcext:value-type="float">
            <text:p>953</text:p>
          </table:table-cell>
          <table:table-cell office:value-type="float" office:value="993" calcext:value-type="float">
            <text:p>993</text:p>
          </table:table-cell>
          <table:table-cell office:value-type="float" office:value="951" calcext:value-type="float">
            <text:p>951</text:p>
          </table:table-cell>
          <table:table-cell office:value-type="float" office:value="1076" calcext:value-type="float">
            <text:p>1076</text:p>
          </table:table-cell>
          <table:table-cell office:value-type="float" office:value="1046" calcext:value-type="float">
            <text:p>1046</text:p>
          </table:table-cell>
          <table:table-cell office:value-type="float" office:value="1169" calcext:value-type="float">
            <text:p>1169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03" calcext:value-type="float">
            <text:p>603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1104" calcext:value-type="float">
            <text:p>1104</text:p>
          </table:table-cell>
          <table:table-cell office:value-type="float" office:value="957" calcext:value-type="float">
            <text:p>957</text:p>
          </table:table-cell>
          <table:table-cell office:value-type="float" office:value="873" calcext:value-type="float">
            <text:p>873</text:p>
          </table:table-cell>
          <table:table-cell office:value-type="float" office:value="772" calcext:value-type="float">
            <text:p>772</text:p>
          </table:table-cell>
          <table:table-cell office:value-type="float" office:value="687" calcext:value-type="float">
            <text:p>687</text:p>
          </table:table-cell>
          <table:table-cell office:value-type="float" office:value="1218" calcext:value-type="float">
            <text:p>1218</text:p>
          </table:table-cell>
          <table:table-cell office:value-type="float" office:value="1408" calcext:value-type="float">
            <text:p>1408</text:p>
          </table:table-cell>
          <table:table-cell office:value-type="float" office:value="1412" calcext:value-type="float">
            <text:p>1412</text:p>
          </table:table-cell>
          <table:table-cell office:value-type="float" office:value="1383" calcext:value-type="float">
            <text:p>1383</text:p>
          </table:table-cell>
          <table:table-cell office:value-type="float" office:value="1129" calcext:value-type="float">
            <text:p>1129</text:p>
          </table:table-cell>
          <table:table-cell office:value-type="float" office:value="1046" calcext:value-type="float">
            <text:p>1046</text:p>
          </table:table-cell>
          <table:table-cell office:value-type="float" office:value="1140" calcext:value-type="float">
            <text:p>1140</text:p>
          </table:table-cell>
          <table:table-cell office:value-type="float" office:value="951" calcext:value-type="float">
            <text:p>951</text:p>
          </table:table-cell>
          <table:table-cell office:value-type="float" office:value="803" calcext:value-type="float">
            <text:p>803</text:p>
          </table:table-cell>
          <table:table-cell office:value-type="float" office:value="951" calcext:value-type="float">
            <text:p>951</text:p>
          </table:table-cell>
          <table:table-cell office:value-type="float" office:value="1174" calcext:value-type="float">
            <text:p>1174</text:p>
          </table:table-cell>
          <table:table-cell office:value-type="float" office:value="824" calcext:value-type="float">
            <text:p>824</text:p>
          </table:table-cell>
          <table:table-cell office:value-type="float" office:value="1354" calcext:value-type="float">
            <text:p>1354</text:p>
          </table:table-cell>
          <table:table-cell office:value-type="float" office:value="1036" calcext:value-type="float">
            <text:p>1036</text:p>
          </table:table-cell>
          <table:table-cell office:value-type="float" office:value="953" calcext:value-type="float">
            <text:p>953</text:p>
          </table:table-cell>
          <table:table-cell office:value-type="float" office:value="993" calcext:value-type="float">
            <text:p>993</text:p>
          </table:table-cell>
          <table:table-cell office:value-type="float" office:value="951" calcext:value-type="float">
            <text:p>951</text:p>
          </table:table-cell>
          <table:table-cell office:value-type="float" office:value="1076" calcext:value-type="float">
            <text:p>1076</text:p>
          </table:table-cell>
          <table:table-cell office:value-type="float" office:value="945" calcext:value-type="float">
            <text:p>945</text:p>
          </table:table-cell>
          <table:table-cell office:value-type="float" office:value="1169" calcext:value-type="float">
            <text:p>1169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03" calcext:value-type="float">
            <text:p>603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1104" calcext:value-type="float">
            <text:p>1104</text:p>
          </table:table-cell>
          <table:table-cell office:value-type="float" office:value="957" calcext:value-type="float">
            <text:p>957</text:p>
          </table:table-cell>
          <table:table-cell office:value-type="float" office:value="873" calcext:value-type="float">
            <text:p>873</text:p>
          </table:table-cell>
          <table:table-cell office:value-type="float" office:value="772" calcext:value-type="float">
            <text:p>772</text:p>
          </table:table-cell>
          <table:table-cell office:value-type="float" office:value="687" calcext:value-type="float">
            <text:p>687</text:p>
          </table:table-cell>
          <table:table-cell office:value-type="float" office:value="1218" calcext:value-type="float">
            <text:p>1218</text:p>
          </table:table-cell>
          <table:table-cell office:value-type="float" office:value="1408" calcext:value-type="float">
            <text:p>1408</text:p>
          </table:table-cell>
          <table:table-cell office:value-type="float" office:value="1391" calcext:value-type="float">
            <text:p>1391</text:p>
          </table:table-cell>
          <table:table-cell office:value-type="float" office:value="1072" calcext:value-type="float">
            <text:p>1072</text:p>
          </table:table-cell>
          <table:table-cell office:value-type="float" office:value="936" calcext:value-type="float">
            <text:p>936</text:p>
          </table:table-cell>
          <table:table-cell office:value-type="float" office:value="1046" calcext:value-type="float">
            <text:p>1046</text:p>
          </table:table-cell>
          <table:table-cell office:value-type="float" office:value="1111" calcext:value-type="float">
            <text:p>1111</text:p>
          </table:table-cell>
          <table:table-cell office:value-type="float" office:value="951" calcext:value-type="float">
            <text:p>951</text:p>
          </table:table-cell>
          <table:table-cell office:value-type="float" office:value="803" calcext:value-type="float">
            <text:p>803</text:p>
          </table:table-cell>
          <table:table-cell office:value-type="float" office:value="842" calcext:value-type="float">
            <text:p>842</text:p>
          </table:table-cell>
          <table:table-cell office:value-type="float" office:value="1174" calcext:value-type="float">
            <text:p>1174</text:p>
          </table:table-cell>
          <table:table-cell office:value-type="float" office:value="824" calcext:value-type="float">
            <text:p>824</text:p>
          </table:table-cell>
          <table:table-cell office:value-type="float" office:value="1035" calcext:value-type="float">
            <text:p>1035</text:p>
          </table:table-cell>
          <table:table-cell office:value-type="float" office:value="1036" calcext:value-type="float">
            <text:p>1036</text:p>
          </table:table-cell>
          <table:table-cell office:value-type="float" office:value="813" calcext:value-type="float">
            <text:p>813</text:p>
          </table:table-cell>
          <table:table-cell office:value-type="float" office:value="993" calcext:value-type="float">
            <text:p>993</text:p>
          </table:table-cell>
          <table:table-cell office:value-type="float" office:value="951" calcext:value-type="float">
            <text:p>951</text:p>
          </table:table-cell>
          <table:table-cell office:value-type="float" office:value="1076" calcext:value-type="float">
            <text:p>1076</text:p>
          </table:table-cell>
          <table:table-cell office:value-type="float" office:value="798" calcext:value-type="float">
            <text:p>798</text:p>
          </table:table-cell>
          <table:table-cell office:value-type="float" office:value="924" calcext:value-type="float">
            <text:p>92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03" calcext:value-type="float">
            <text:p>603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1104" calcext:value-type="float">
            <text:p>1104</text:p>
          </table:table-cell>
          <table:table-cell office:value-type="float" office:value="957" calcext:value-type="float">
            <text:p>957</text:p>
          </table:table-cell>
          <table:table-cell office:value-type="float" office:value="873" calcext:value-type="float">
            <text:p>873</text:p>
          </table:table-cell>
          <table:table-cell office:value-type="float" office:value="772" calcext:value-type="float">
            <text:p>772</text:p>
          </table:table-cell>
          <table:table-cell office:value-type="float" office:value="687" calcext:value-type="float">
            <text:p>687</text:p>
          </table:table-cell>
          <table:table-cell office:value-type="float" office:value="1218" calcext:value-type="float">
            <text:p>1218</text:p>
          </table:table-cell>
          <table:table-cell office:value-type="float" office:value="1408" calcext:value-type="float">
            <text:p>1408</text:p>
          </table:table-cell>
          <table:table-cell office:value-type="float" office:value="1095" calcext:value-type="float">
            <text:p>1095</text:p>
          </table:table-cell>
          <table:table-cell office:value-type="float" office:value="1072" calcext:value-type="float">
            <text:p>1072</text:p>
          </table:table-cell>
          <table:table-cell office:value-type="float" office:value="794" calcext:value-type="float">
            <text:p>794</text:p>
          </table:table-cell>
          <table:table-cell office:value-type="float" office:value="967" calcext:value-type="float">
            <text:p>967</text:p>
          </table:table-cell>
          <table:table-cell office:value-type="float" office:value="844" calcext:value-type="float">
            <text:p>844</text:p>
          </table:table-cell>
          <table:table-cell office:value-type="float" office:value="951" calcext:value-type="float">
            <text:p>951</text:p>
          </table:table-cell>
          <table:table-cell office:value-type="float" office:value="803" calcext:value-type="float">
            <text:p>803</text:p>
          </table:table-cell>
          <table:table-cell office:value-type="float" office:value="656" calcext:value-type="float">
            <text:p>656</text:p>
          </table:table-cell>
          <table:table-cell office:value-type="float" office:value="1174" calcext:value-type="float">
            <text:p>1174</text:p>
          </table:table-cell>
          <table:table-cell office:value-type="float" office:value="824" calcext:value-type="float">
            <text:p>824</text:p>
          </table:table-cell>
          <table:table-cell office:value-type="float" office:value="1035" calcext:value-type="float">
            <text:p>1035</text:p>
          </table:table-cell>
          <table:table-cell office:value-type="float" office:value="1036" calcext:value-type="float">
            <text:p>1036</text:p>
          </table:table-cell>
          <table:table-cell office:value-type="float" office:value="813" calcext:value-type="float">
            <text:p>813</text:p>
          </table:table-cell>
          <table:table-cell office:value-type="float" office:value="993" calcext:value-type="float">
            <text:p>993</text:p>
          </table:table-cell>
          <table:table-cell office:value-type="float" office:value="951" calcext:value-type="float">
            <text:p>951</text:p>
          </table:table-cell>
          <table:table-cell office:value-type="float" office:value="1076" calcext:value-type="float">
            <text:p>1076</text:p>
          </table:table-cell>
          <table:table-cell office:value-type="float" office:value="798" calcext:value-type="float">
            <text:p>798</text:p>
          </table:table-cell>
          <table:table-cell office:value-type="float" office:value="804" calcext:value-type="float">
            <text:p>80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03" calcext:value-type="float">
            <text:p>603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1073" calcext:value-type="float">
            <text:p>1073</text:p>
          </table:table-cell>
          <table:table-cell office:value-type="float" office:value="957" calcext:value-type="float">
            <text:p>957</text:p>
          </table:table-cell>
          <table:table-cell office:value-type="float" office:value="873" calcext:value-type="float">
            <text:p>873</text:p>
          </table:table-cell>
          <table:table-cell office:value-type="float" office:value="772" calcext:value-type="float">
            <text:p>772</text:p>
          </table:table-cell>
          <table:table-cell office:value-type="float" office:value="687" calcext:value-type="float">
            <text:p>687</text:p>
          </table:table-cell>
          <table:table-cell office:value-type="float" office:value="1218" calcext:value-type="float">
            <text:p>1218</text:p>
          </table:table-cell>
          <table:table-cell office:value-type="float" office:value="1337" calcext:value-type="float">
            <text:p>1337</text:p>
          </table:table-cell>
          <table:table-cell office:value-type="float" office:value="1095" calcext:value-type="float">
            <text:p>1095</text:p>
          </table:table-cell>
          <table:table-cell office:value-type="float" office:value="1041" calcext:value-type="float">
            <text:p>1041</text:p>
          </table:table-cell>
          <table:table-cell office:value-type="float" office:value="732" calcext:value-type="float">
            <text:p>732</text:p>
          </table:table-cell>
          <table:table-cell office:value-type="float" office:value="860" calcext:value-type="float">
            <text:p>860</text:p>
          </table:table-cell>
          <table:table-cell office:value-type="float" office:value="844" calcext:value-type="float">
            <text:p>844</text:p>
          </table:table-cell>
          <table:table-cell office:value-type="float" office:value="789" calcext:value-type="float">
            <text:p>789</text:p>
          </table:table-cell>
          <table:table-cell office:value-type="float" office:value="803" calcext:value-type="float">
            <text:p>803</text:p>
          </table:table-cell>
          <table:table-cell office:value-type="float" office:value="656" calcext:value-type="float">
            <text:p>656</text:p>
          </table:table-cell>
          <table:table-cell office:value-type="float" office:value="920" calcext:value-type="float">
            <text:p>920</text:p>
          </table:table-cell>
          <table:table-cell office:value-type="float" office:value="824" calcext:value-type="float">
            <text:p>824</text:p>
          </table:table-cell>
          <table:table-cell office:value-type="float" office:value="745" calcext:value-type="float">
            <text:p>745</text:p>
          </table:table-cell>
          <table:table-cell office:value-type="float" office:value="981" calcext:value-type="float">
            <text:p>981</text:p>
          </table:table-cell>
          <table:table-cell office:value-type="float" office:value="704" calcext:value-type="float">
            <text:p>704</text:p>
          </table:table-cell>
          <table:table-cell office:value-type="float" office:value="993" calcext:value-type="float">
            <text:p>993</text:p>
          </table:table-cell>
          <table:table-cell office:value-type="float" office:value="789" calcext:value-type="float">
            <text:p>789</text:p>
          </table:table-cell>
          <table:table-cell office:value-type="float" office:value="911" calcext:value-type="float">
            <text:p>911</text:p>
          </table:table-cell>
          <table:table-cell office:value-type="float" office:value="798" calcext:value-type="float">
            <text:p>798</text:p>
          </table:table-cell>
          <table:table-cell office:value-type="float" office:value="804" calcext:value-type="float">
            <text:p>80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03" calcext:value-type="float">
            <text:p>603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1057" calcext:value-type="float">
            <text:p>1057</text:p>
          </table:table-cell>
          <table:table-cell office:value-type="float" office:value="957" calcext:value-type="float">
            <text:p>957</text:p>
          </table:table-cell>
          <table:table-cell office:value-type="float" office:value="873" calcext:value-type="float">
            <text:p>873</text:p>
          </table:table-cell>
          <table:table-cell office:value-type="float" office:value="772" calcext:value-type="float">
            <text:p>772</text:p>
          </table:table-cell>
          <table:table-cell office:value-type="float" office:value="687" calcext:value-type="float">
            <text:p>687</text:p>
          </table:table-cell>
          <table:table-cell office:value-type="float" office:value="1218" calcext:value-type="float">
            <text:p>1218</text:p>
          </table:table-cell>
          <table:table-cell office:value-type="float" office:value="1337" calcext:value-type="float">
            <text:p>1337</text:p>
          </table:table-cell>
          <table:table-cell office:value-type="float" office:value="1095" calcext:value-type="float">
            <text:p>1095</text:p>
          </table:table-cell>
          <table:table-cell office:value-type="float" office:value="1014" calcext:value-type="float">
            <text:p>1014</text:p>
          </table:table-cell>
          <table:table-cell office:value-type="float" office:value="732" calcext:value-type="float">
            <text:p>732</text:p>
          </table:table-cell>
          <table:table-cell office:value-type="float" office:value="860" calcext:value-type="float">
            <text:p>860</text:p>
          </table:table-cell>
          <table:table-cell office:value-type="float" office:value="844" calcext:value-type="float">
            <text:p>844</text:p>
          </table:table-cell>
          <table:table-cell office:value-type="float" office:value="789" calcext:value-type="float">
            <text:p>789</text:p>
          </table:table-cell>
          <table:table-cell office:value-type="float" office:value="691" calcext:value-type="float">
            <text:p>691</text:p>
          </table:table-cell>
          <table:table-cell office:value-type="float" office:value="656" calcext:value-type="float">
            <text:p>656</text:p>
          </table:table-cell>
          <table:table-cell office:value-type="float" office:value="920" calcext:value-type="float">
            <text:p>920</text:p>
          </table:table-cell>
          <table:table-cell office:value-type="float" office:value="824" calcext:value-type="float">
            <text:p>824</text:p>
          </table:table-cell>
          <table:table-cell office:value-type="float" office:value="745" calcext:value-type="float">
            <text:p>745</text:p>
          </table:table-cell>
          <table:table-cell office:value-type="float" office:value="981" calcext:value-type="float">
            <text:p>981</text:p>
          </table:table-cell>
          <table:table-cell office:value-type="float" office:value="704" calcext:value-type="float">
            <text:p>704</text:p>
          </table:table-cell>
          <table:table-cell office:value-type="float" office:value="669" calcext:value-type="float">
            <text:p>669</text:p>
          </table:table-cell>
          <table:table-cell office:value-type="float" office:value="789" calcext:value-type="float">
            <text:p>789</text:p>
          </table:table-cell>
          <table:table-cell office:value-type="float" office:value="911" calcext:value-type="float">
            <text:p>911</text:p>
          </table:table-cell>
          <table:table-cell office:value-type="float" office:value="798" calcext:value-type="float">
            <text:p>798</text:p>
          </table:table-cell>
          <table:table-cell office:value-type="float" office:value="804" calcext:value-type="float">
            <text:p>80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03" calcext:value-type="float">
            <text:p>603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948" calcext:value-type="float">
            <text:p>948</text:p>
          </table:table-cell>
          <table:table-cell office:value-type="float" office:value="940" calcext:value-type="float">
            <text:p>940</text:p>
          </table:table-cell>
          <table:table-cell office:value-type="float" office:value="873" calcext:value-type="float">
            <text:p>873</text:p>
          </table:table-cell>
          <table:table-cell office:value-type="float" office:value="746" calcext:value-type="float">
            <text:p>746</text:p>
          </table:table-cell>
          <table:table-cell office:value-type="float" office:value="687" calcext:value-type="float">
            <text:p>687</text:p>
          </table:table-cell>
          <table:table-cell office:value-type="float" office:value="1218" calcext:value-type="float">
            <text:p>1218</text:p>
          </table:table-cell>
          <table:table-cell office:value-type="float" office:value="1337" calcext:value-type="float">
            <text:p>1337</text:p>
          </table:table-cell>
          <table:table-cell office:value-type="float" office:value="1095" calcext:value-type="float">
            <text:p>1095</text:p>
          </table:table-cell>
          <table:table-cell office:value-type="float" office:value="1014" calcext:value-type="float">
            <text:p>1014</text:p>
          </table:table-cell>
          <table:table-cell office:value-type="float" office:value="732" calcext:value-type="float">
            <text:p>732</text:p>
          </table:table-cell>
          <table:table-cell office:value-type="float" office:value="860" calcext:value-type="float">
            <text:p>860</text:p>
          </table:table-cell>
          <table:table-cell office:value-type="float" office:value="844" calcext:value-type="float">
            <text:p>844</text:p>
          </table:table-cell>
          <table:table-cell office:value-type="float" office:value="789" calcext:value-type="float">
            <text:p>789</text:p>
          </table:table-cell>
          <table:table-cell office:value-type="float" office:value="691" calcext:value-type="float">
            <text:p>691</text:p>
          </table:table-cell>
          <table:table-cell office:value-type="float" office:value="656" calcext:value-type="float">
            <text:p>656</text:p>
          </table:table-cell>
          <table:table-cell office:value-type="float" office:value="864" calcext:value-type="float">
            <text:p>864</text:p>
          </table:table-cell>
          <table:table-cell office:value-type="float" office:value="824" calcext:value-type="float">
            <text:p>824</text:p>
          </table:table-cell>
          <table:table-cell office:value-type="float" office:value="745" calcext:value-type="float">
            <text:p>745</text:p>
          </table:table-cell>
          <table:table-cell office:value-type="float" office:value="981" calcext:value-type="float">
            <text:p>981</text:p>
          </table:table-cell>
          <table:table-cell office:value-type="float" office:value="555" calcext:value-type="float">
            <text:p>555</text:p>
          </table:table-cell>
          <table:table-cell office:value-type="float" office:value="669" calcext:value-type="float">
            <text:p>669</text:p>
          </table:table-cell>
          <table:table-cell office:value-type="float" office:value="789" calcext:value-type="float">
            <text:p>789</text:p>
          </table:table-cell>
          <table:table-cell office:value-type="float" office:value="911" calcext:value-type="float">
            <text:p>911</text:p>
          </table:table-cell>
          <table:table-cell office:value-type="float" office:value="798" calcext:value-type="float">
            <text:p>798</text:p>
          </table:table-cell>
          <table:table-cell office:value-type="float" office:value="804" calcext:value-type="float">
            <text:p>80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03" calcext:value-type="float">
            <text:p>603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929" calcext:value-type="float">
            <text:p>929</text:p>
          </table:table-cell>
          <table:table-cell office:value-type="float" office:value="582" calcext:value-type="float">
            <text:p>582</text:p>
          </table:table-cell>
          <table:table-cell office:value-type="float" office:value="873" calcext:value-type="float">
            <text:p>873</text:p>
          </table:table-cell>
          <table:table-cell office:value-type="float" office:value="691" calcext:value-type="float">
            <text:p>691</text:p>
          </table:table-cell>
          <table:table-cell office:value-type="float" office:value="687" calcext:value-type="float">
            <text:p>687</text:p>
          </table:table-cell>
          <table:table-cell office:value-type="float" office:value="700" calcext:value-type="float">
            <text:p>700</text:p>
          </table:table-cell>
          <table:table-cell office:value-type="float" office:value="1337" calcext:value-type="float">
            <text:p>1337</text:p>
          </table:table-cell>
          <table:table-cell office:value-type="float" office:value="1095" calcext:value-type="float">
            <text:p>1095</text:p>
          </table:table-cell>
          <table:table-cell office:value-type="float" office:value="1014" calcext:value-type="float">
            <text:p>1014</text:p>
          </table:table-cell>
          <table:table-cell office:value-type="float" office:value="732" calcext:value-type="float">
            <text:p>732</text:p>
          </table:table-cell>
          <table:table-cell office:value-type="float" office:value="860" calcext:value-type="float">
            <text:p>860</text:p>
          </table:table-cell>
          <table:table-cell office:value-type="float" office:value="844" calcext:value-type="float">
            <text:p>844</text:p>
          </table:table-cell>
          <table:table-cell office:value-type="float" office:value="789" calcext:value-type="float">
            <text:p>789</text:p>
          </table:table-cell>
          <table:table-cell office:value-type="float" office:value="691" calcext:value-type="float">
            <text:p>691</text:p>
          </table:table-cell>
          <table:table-cell office:value-type="float" office:value="656" calcext:value-type="float">
            <text:p>656</text:p>
          </table:table-cell>
          <table:table-cell office:value-type="float" office:value="794" calcext:value-type="float">
            <text:p>794</text:p>
          </table:table-cell>
          <table:table-cell office:value-type="float" office:value="824" calcext:value-type="float">
            <text:p>824</text:p>
          </table:table-cell>
          <table:table-cell office:value-type="float" office:value="745" calcext:value-type="float">
            <text:p>745</text:p>
          </table:table-cell>
          <table:table-cell office:value-type="float" office:value="981" calcext:value-type="float">
            <text:p>981</text:p>
          </table:table-cell>
          <table:table-cell office:value-type="float" office:value="555" calcext:value-type="float">
            <text:p>555</text:p>
          </table:table-cell>
          <table:table-cell office:value-type="float" office:value="669" calcext:value-type="float">
            <text:p>669</text:p>
          </table:table-cell>
          <table:table-cell office:value-type="float" office:value="789" calcext:value-type="float">
            <text:p>789</text:p>
          </table:table-cell>
          <table:table-cell office:value-type="float" office:value="911" calcext:value-type="float">
            <text:p>911</text:p>
          </table:table-cell>
          <table:table-cell office:value-type="float" office:value="798" calcext:value-type="float">
            <text:p>798</text:p>
          </table:table-cell>
          <table:table-cell office:value-type="float" office:value="780" calcext:value-type="float">
            <text:p>78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03" calcext:value-type="float">
            <text:p>603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794" calcext:value-type="float">
            <text:p>794</text:p>
          </table:table-cell>
          <table:table-cell office:value-type="float" office:value="582" calcext:value-type="float">
            <text:p>582</text:p>
          </table:table-cell>
          <table:table-cell office:value-type="float" office:value="873" calcext:value-type="float">
            <text:p>873</text:p>
          </table:table-cell>
          <table:table-cell office:value-type="float" office:value="691" calcext:value-type="float">
            <text:p>691</text:p>
          </table:table-cell>
          <table:table-cell office:value-type="float" office:value="687" calcext:value-type="float">
            <text:p>687</text:p>
          </table:table-cell>
          <table:table-cell office:value-type="float" office:value="589" calcext:value-type="float">
            <text:p>589</text:p>
          </table:table-cell>
          <table:table-cell office:value-type="float" office:value="1085" calcext:value-type="float">
            <text:p>1085</text:p>
          </table:table-cell>
          <table:table-cell office:value-type="float" office:value="966" calcext:value-type="float">
            <text:p>966</text:p>
          </table:table-cell>
          <table:table-cell office:value-type="float" office:value="1014" calcext:value-type="float">
            <text:p>1014</text:p>
          </table:table-cell>
          <table:table-cell office:value-type="float" office:value="732" calcext:value-type="float">
            <text:p>732</text:p>
          </table:table-cell>
          <table:table-cell office:value-type="float" office:value="723" calcext:value-type="float">
            <text:p>723</text:p>
          </table:table-cell>
          <table:table-cell office:value-type="float" office:value="844" calcext:value-type="float">
            <text:p>844</text:p>
          </table:table-cell>
          <table:table-cell office:value-type="float" office:value="789" calcext:value-type="float">
            <text:p>789</text:p>
          </table:table-cell>
          <table:table-cell office:value-type="float" office:value="691" calcext:value-type="float">
            <text:p>691</text:p>
          </table:table-cell>
          <table:table-cell office:value-type="float" office:value="567" calcext:value-type="float">
            <text:p>567</text:p>
          </table:table-cell>
          <table:table-cell office:value-type="float" office:value="794" calcext:value-type="float">
            <text:p>794</text:p>
          </table:table-cell>
          <table:table-cell office:value-type="float" office:value="824" calcext:value-type="float">
            <text:p>824</text:p>
          </table:table-cell>
          <table:table-cell office:value-type="float" office:value="745" calcext:value-type="float">
            <text:p>745</text:p>
          </table:table-cell>
          <table:table-cell office:value-type="float" office:value="981" calcext:value-type="float">
            <text:p>981</text:p>
          </table:table-cell>
          <table:table-cell office:value-type="float" office:value="555" calcext:value-type="float">
            <text:p>555</text:p>
          </table:table-cell>
          <table:table-cell office:value-type="float" office:value="669" calcext:value-type="float">
            <text:p>669</text:p>
          </table:table-cell>
          <table:table-cell office:value-type="float" office:value="789" calcext:value-type="float">
            <text:p>789</text:p>
          </table:table-cell>
          <table:table-cell office:value-type="float" office:value="911" calcext:value-type="float">
            <text:p>911</text:p>
          </table:table-cell>
          <table:table-cell office:value-type="float" office:value="798" calcext:value-type="float">
            <text:p>798</text:p>
          </table:table-cell>
          <table:table-cell office:value-type="float" office:value="668" calcext:value-type="float">
            <text:p>66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03" calcext:value-type="float">
            <text:p>603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794" calcext:value-type="float">
            <text:p>794</text:p>
          </table:table-cell>
          <table:table-cell office:value-type="float" office:value="582" calcext:value-type="float">
            <text:p>582</text:p>
          </table:table-cell>
          <table:table-cell office:value-type="float" office:value="873" calcext:value-type="float">
            <text:p>873</text:p>
          </table:table-cell>
          <table:table-cell office:value-type="float" office:value="691" calcext:value-type="float">
            <text:p>691</text:p>
          </table:table-cell>
          <table:table-cell office:value-type="float" office:value="687" calcext:value-type="float">
            <text:p>687</text:p>
          </table:table-cell>
          <table:table-cell office:value-type="float" office:value="589" calcext:value-type="float">
            <text:p>589</text:p>
          </table:table-cell>
          <table:table-cell office:value-type="float" office:value="1062" calcext:value-type="float">
            <text:p>1062</text:p>
          </table:table-cell>
          <table:table-cell office:value-type="float" office:value="803" calcext:value-type="float">
            <text:p>803</text:p>
          </table:table-cell>
          <table:table-cell office:value-type="float" office:value="883" calcext:value-type="float">
            <text:p>883</text:p>
          </table:table-cell>
          <table:table-cell office:value-type="float" office:value="732" calcext:value-type="float">
            <text:p>732</text:p>
          </table:table-cell>
          <table:table-cell office:value-type="float" office:value="723" calcext:value-type="float">
            <text:p>723</text:p>
          </table:table-cell>
          <table:table-cell office:value-type="float" office:value="844" calcext:value-type="float">
            <text:p>844</text:p>
          </table:table-cell>
          <table:table-cell office:value-type="float" office:value="789" calcext:value-type="float">
            <text:p>789</text:p>
          </table:table-cell>
          <table:table-cell office:value-type="float" office:value="691" calcext:value-type="float">
            <text:p>691</text:p>
          </table:table-cell>
          <table:table-cell office:value-type="float" office:value="567" calcext:value-type="float">
            <text:p>567</text:p>
          </table:table-cell>
          <table:table-cell office:value-type="float" office:value="478" calcext:value-type="float">
            <text:p>478</text:p>
          </table:table-cell>
          <table:table-cell office:value-type="float" office:value="824" calcext:value-type="float">
            <text:p>824</text:p>
          </table:table-cell>
          <table:table-cell office:value-type="float" office:value="745" calcext:value-type="float">
            <text:p>745</text:p>
          </table:table-cell>
          <table:table-cell office:value-type="float" office:value="981" calcext:value-type="float">
            <text:p>981</text:p>
          </table:table-cell>
          <table:table-cell office:value-type="float" office:value="555" calcext:value-type="float">
            <text:p>555</text:p>
          </table:table-cell>
          <table:table-cell office:value-type="float" office:value="669" calcext:value-type="float">
            <text:p>669</text:p>
          </table:table-cell>
          <table:table-cell office:value-type="float" office:value="789" calcext:value-type="float">
            <text:p>789</text:p>
          </table:table-cell>
          <table:table-cell office:value-type="float" office:value="911" calcext:value-type="float">
            <text:p>911</text:p>
          </table:table-cell>
          <table:table-cell office:value-type="float" office:value="501" calcext:value-type="float">
            <text:p>501</text:p>
          </table:table-cell>
          <table:table-cell office:value-type="float" office:value="668" calcext:value-type="float">
            <text:p>66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03" calcext:value-type="float">
            <text:p>603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794" calcext:value-type="float">
            <text:p>794</text:p>
          </table:table-cell>
          <table:table-cell office:value-type="float" office:value="582" calcext:value-type="float">
            <text:p>582</text:p>
          </table:table-cell>
          <table:table-cell office:value-type="float" office:value="873" calcext:value-type="float">
            <text:p>873</text:p>
          </table:table-cell>
          <table:table-cell office:value-type="float" office:value="691" calcext:value-type="float">
            <text:p>691</text:p>
          </table:table-cell>
          <table:table-cell office:value-type="float" office:value="687" calcext:value-type="float">
            <text:p>687</text:p>
          </table:table-cell>
          <table:table-cell office:value-type="float" office:value="525" calcext:value-type="float">
            <text:p>525</text:p>
          </table:table-cell>
          <table:table-cell office:value-type="float" office:value="1062" calcext:value-type="float">
            <text:p>1062</text:p>
          </table:table-cell>
          <table:table-cell office:value-type="float" office:value="803" calcext:value-type="float">
            <text:p>803</text:p>
          </table:table-cell>
          <table:table-cell office:value-type="float" office:value="883" calcext:value-type="float">
            <text:p>883</text:p>
          </table:table-cell>
          <table:table-cell office:value-type="float" office:value="732" calcext:value-type="float">
            <text:p>732</text:p>
          </table:table-cell>
          <table:table-cell office:value-type="float" office:value="566" calcext:value-type="float">
            <text:p>566</text:p>
          </table:table-cell>
          <table:table-cell office:value-type="float" office:value="844" calcext:value-type="float">
            <text:p>844</text:p>
          </table:table-cell>
          <table:table-cell office:value-type="float" office:value="789" calcext:value-type="float">
            <text:p>789</text:p>
          </table:table-cell>
          <table:table-cell office:value-type="float" office:value="691" calcext:value-type="float">
            <text:p>691</text:p>
          </table:table-cell>
          <table:table-cell office:value-type="float" office:value="567" calcext:value-type="float">
            <text:p>567</text:p>
          </table:table-cell>
          <table:table-cell office:value-type="float" office:value="478" calcext:value-type="float">
            <text:p>478</text:p>
          </table:table-cell>
          <table:table-cell office:value-type="float" office:value="763" calcext:value-type="float">
            <text:p>763</text:p>
          </table:table-cell>
          <table:table-cell office:value-type="float" office:value="745" calcext:value-type="float">
            <text:p>745</text:p>
          </table:table-cell>
          <table:table-cell office:value-type="float" office:value="981" calcext:value-type="float">
            <text:p>981</text:p>
          </table:table-cell>
          <table:table-cell office:value-type="float" office:value="555" calcext:value-type="float">
            <text:p>555</text:p>
          </table:table-cell>
          <table:table-cell office:value-type="float" office:value="669" calcext:value-type="float">
            <text:p>669</text:p>
          </table:table-cell>
          <table:table-cell office:value-type="float" office:value="789" calcext:value-type="float">
            <text:p>789</text:p>
          </table:table-cell>
          <table:table-cell office:value-type="float" office:value="911" calcext:value-type="float">
            <text:p>911</text:p>
          </table:table-cell>
          <table:table-cell office:value-type="float" office:value="501" calcext:value-type="float">
            <text:p>501</text:p>
          </table:table-cell>
          <table:table-cell office:value-type="float" office:value="668" calcext:value-type="float">
            <text:p>66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03" calcext:value-type="float">
            <text:p>603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582" calcext:value-type="float">
            <text:p>582</text:p>
          </table:table-cell>
          <table:table-cell office:value-type="float" office:value="873" calcext:value-type="float">
            <text:p>873</text:p>
          </table:table-cell>
          <table:table-cell office:value-type="float" office:value="691" calcext:value-type="float">
            <text:p>691</text:p>
          </table:table-cell>
          <table:table-cell office:value-type="float" office:value="674" calcext:value-type="float">
            <text:p>674</text:p>
          </table:table-cell>
          <table:table-cell office:value-type="float" office:value="501" calcext:value-type="float">
            <text:p>501</text:p>
          </table:table-cell>
          <table:table-cell office:value-type="float" office:value="1062" calcext:value-type="float">
            <text:p>1062</text:p>
          </table:table-cell>
          <table:table-cell office:value-type="float" office:value="801" calcext:value-type="float">
            <text:p>801</text:p>
          </table:table-cell>
          <table:table-cell office:value-type="float" office:value="883" calcext:value-type="float">
            <text:p>883</text:p>
          </table:table-cell>
          <table:table-cell office:value-type="float" office:value="732" calcext:value-type="float">
            <text:p>732</text:p>
          </table:table-cell>
          <table:table-cell office:value-type="float" office:value="566" calcext:value-type="float">
            <text:p>566</text:p>
          </table:table-cell>
          <table:table-cell office:value-type="float" office:value="844" calcext:value-type="float">
            <text:p>844</text:p>
          </table:table-cell>
          <table:table-cell office:value-type="float" office:value="789" calcext:value-type="float">
            <text:p>789</text:p>
          </table:table-cell>
          <table:table-cell office:value-type="float" office:value="691" calcext:value-type="float">
            <text:p>691</text:p>
          </table:table-cell>
          <table:table-cell office:value-type="float" office:value="567" calcext:value-type="float">
            <text:p>567</text:p>
          </table:table-cell>
          <table:table-cell office:value-type="float" office:value="478" calcext:value-type="float">
            <text:p>478</text:p>
          </table:table-cell>
          <table:table-cell office:value-type="float" office:value="726" calcext:value-type="float">
            <text:p>726</text:p>
          </table:table-cell>
          <table:table-cell office:value-type="float" office:value="745" calcext:value-type="float">
            <text:p>745</text:p>
          </table:table-cell>
          <table:table-cell office:value-type="float" office:value="981" calcext:value-type="float">
            <text:p>981</text:p>
          </table:table-cell>
          <table:table-cell office:value-type="float" office:value="555" calcext:value-type="float">
            <text:p>555</text:p>
          </table:table-cell>
          <table:table-cell office:value-type="float" office:value="669" calcext:value-type="float">
            <text:p>669</text:p>
          </table:table-cell>
          <table:table-cell office:value-type="float" office:value="789" calcext:value-type="float">
            <text:p>789</text:p>
          </table:table-cell>
          <table:table-cell office:value-type="float" office:value="911" calcext:value-type="float">
            <text:p>911</text:p>
          </table:table-cell>
          <table:table-cell office:value-type="float" office:value="501" calcext:value-type="float">
            <text:p>501</text:p>
          </table:table-cell>
          <table:table-cell office:value-type="float" office:value="668" calcext:value-type="float">
            <text:p>66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03" calcext:value-type="float">
            <text:p>603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582" calcext:value-type="float">
            <text:p>582</text:p>
          </table:table-cell>
          <table:table-cell office:value-type="float" office:value="873" calcext:value-type="float">
            <text:p>873</text:p>
          </table:table-cell>
          <table:table-cell office:value-type="float" office:value="339" calcext:value-type="float">
            <text:p>339</text:p>
          </table:table-cell>
          <table:table-cell office:value-type="float" office:value="576" calcext:value-type="float">
            <text:p>576</text:p>
          </table:table-cell>
          <table:table-cell office:value-type="float" office:value="501" calcext:value-type="float">
            <text:p>501</text:p>
          </table:table-cell>
          <table:table-cell office:value-type="float" office:value="1062" calcext:value-type="float">
            <text:p>1062</text:p>
          </table:table-cell>
          <table:table-cell office:value-type="float" office:value="681" calcext:value-type="float">
            <text:p>681</text:p>
          </table:table-cell>
          <table:table-cell office:value-type="float" office:value="883" calcext:value-type="float">
            <text:p>883</text:p>
          </table:table-cell>
          <table:table-cell office:value-type="float" office:value="732" calcext:value-type="float">
            <text:p>732</text:p>
          </table:table-cell>
          <table:table-cell office:value-type="float" office:value="566" calcext:value-type="float">
            <text:p>566</text:p>
          </table:table-cell>
          <table:table-cell office:value-type="float" office:value="844" calcext:value-type="float">
            <text:p>844</text:p>
          </table:table-cell>
          <table:table-cell office:value-type="float" office:value="789" calcext:value-type="float">
            <text:p>789</text:p>
          </table:table-cell>
          <table:table-cell office:value-type="float" office:value="691" calcext:value-type="float">
            <text:p>691</text:p>
          </table:table-cell>
          <table:table-cell office:value-type="float" office:value="562" calcext:value-type="float">
            <text:p>562</text:p>
          </table:table-cell>
          <table:table-cell office:value-type="float" office:value="478" calcext:value-type="float">
            <text:p>478</text:p>
          </table:table-cell>
          <table:table-cell office:value-type="float" office:value="726" calcext:value-type="float">
            <text:p>726</text:p>
          </table:table-cell>
          <table:table-cell office:value-type="float" office:value="745" calcext:value-type="float">
            <text:p>745</text:p>
          </table:table-cell>
          <table:table-cell office:value-type="float" office:value="981" calcext:value-type="float">
            <text:p>981</text:p>
          </table:table-cell>
          <table:table-cell office:value-type="float" office:value="555" calcext:value-type="float">
            <text:p>555</text:p>
          </table:table-cell>
          <table:table-cell office:value-type="float" office:value="669" calcext:value-type="float">
            <text:p>669</text:p>
          </table:table-cell>
          <table:table-cell office:value-type="float" office:value="789" calcext:value-type="float">
            <text:p>789</text:p>
          </table:table-cell>
          <table:table-cell office:value-type="float" office:value="911" calcext:value-type="float">
            <text:p>911</text:p>
          </table:table-cell>
          <table:table-cell office:value-type="float" office:value="501" calcext:value-type="float">
            <text:p>501</text:p>
          </table:table-cell>
          <table:table-cell office:value-type="float" office:value="668" calcext:value-type="float">
            <text:p>66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03" calcext:value-type="float">
            <text:p>603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582" calcext:value-type="float">
            <text:p>582</text:p>
          </table:table-cell>
          <table:table-cell office:value-type="float" office:value="873" calcext:value-type="float">
            <text:p>873</text:p>
          </table:table-cell>
          <table:table-cell office:value-type="float" office:value="339" calcext:value-type="float">
            <text:p>339</text:p>
          </table:table-cell>
          <table:table-cell office:value-type="float" office:value="576" calcext:value-type="float">
            <text:p>576</text:p>
          </table:table-cell>
          <table:table-cell office:value-type="float" office:value="501" calcext:value-type="float">
            <text:p>501</text:p>
          </table:table-cell>
          <table:table-cell office:value-type="float" office:value="1062" calcext:value-type="float">
            <text:p>1062</text:p>
          </table:table-cell>
          <table:table-cell office:value-type="float" office:value="681" calcext:value-type="float">
            <text:p>681</text:p>
          </table:table-cell>
          <table:table-cell office:value-type="float" office:value="883" calcext:value-type="float">
            <text:p>883</text:p>
          </table:table-cell>
          <table:table-cell office:value-type="float" office:value="676" calcext:value-type="float">
            <text:p>676</text:p>
          </table:table-cell>
          <table:table-cell office:value-type="float" office:value="566" calcext:value-type="float">
            <text:p>566</text:p>
          </table:table-cell>
          <table:table-cell office:value-type="float" office:value="844" calcext:value-type="float">
            <text:p>844</text:p>
          </table:table-cell>
          <table:table-cell office:value-type="float" office:value="789" calcext:value-type="float">
            <text:p>789</text:p>
          </table:table-cell>
          <table:table-cell office:value-type="float" office:value="691" calcext:value-type="float">
            <text:p>691</text:p>
          </table:table-cell>
          <table:table-cell office:value-type="float" office:value="562" calcext:value-type="float">
            <text:p>562</text:p>
          </table:table-cell>
          <table:table-cell office:value-type="float" office:value="478" calcext:value-type="float">
            <text:p>478</text:p>
          </table:table-cell>
          <table:table-cell office:value-type="float" office:value="726" calcext:value-type="float">
            <text:p>726</text:p>
          </table:table-cell>
          <table:table-cell office:value-type="float" office:value="745" calcext:value-type="float">
            <text:p>745</text:p>
          </table:table-cell>
          <table:table-cell office:value-type="float" office:value="981" calcext:value-type="float">
            <text:p>981</text:p>
          </table:table-cell>
          <table:table-cell office:value-type="float" office:value="555" calcext:value-type="float">
            <text:p>555</text:p>
          </table:table-cell>
          <table:table-cell office:value-type="float" office:value="669" calcext:value-type="float">
            <text:p>669</text:p>
          </table:table-cell>
          <table:table-cell office:value-type="float" office:value="789" calcext:value-type="float">
            <text:p>789</text:p>
          </table:table-cell>
          <table:table-cell office:value-type="float" office:value="911" calcext:value-type="float">
            <text:p>911</text:p>
          </table:table-cell>
          <table:table-cell office:value-type="float" office:value="501" calcext:value-type="float">
            <text:p>501</text:p>
          </table:table-cell>
          <table:table-cell office:value-type="float" office:value="668" calcext:value-type="float">
            <text:p>66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03" calcext:value-type="float">
            <text:p>603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582" calcext:value-type="float">
            <text:p>582</text:p>
          </table:table-cell>
          <table:table-cell office:value-type="float" office:value="674" calcext:value-type="float">
            <text:p>674</text:p>
          </table:table-cell>
          <table:table-cell office:value-type="float" office:value="339" calcext:value-type="float">
            <text:p>339</text:p>
          </table:table-cell>
          <table:table-cell office:value-type="float" office:value="576" calcext:value-type="float">
            <text:p>576</text:p>
          </table:table-cell>
          <table:table-cell office:value-type="float" office:value="501" calcext:value-type="float">
            <text:p>501</text:p>
          </table:table-cell>
          <table:table-cell office:value-type="float" office:value="1062" calcext:value-type="float">
            <text:p>1062</text:p>
          </table:table-cell>
          <table:table-cell office:value-type="float" office:value="681" calcext:value-type="float">
            <text:p>681</text:p>
          </table:table-cell>
          <table:table-cell office:value-type="float" office:value="883" calcext:value-type="float">
            <text:p>883</text:p>
          </table:table-cell>
          <table:table-cell office:value-type="float" office:value="658" calcext:value-type="float">
            <text:p>658</text:p>
          </table:table-cell>
          <table:table-cell office:value-type="float" office:value="566" calcext:value-type="float">
            <text:p>566</text:p>
          </table:table-cell>
          <table:table-cell office:value-type="float" office:value="844" calcext:value-type="float">
            <text:p>844</text:p>
          </table:table-cell>
          <table:table-cell office:value-type="float" office:value="789" calcext:value-type="float">
            <text:p>789</text:p>
          </table:table-cell>
          <table:table-cell office:value-type="float" office:value="691" calcext:value-type="float">
            <text:p>691</text:p>
          </table:table-cell>
          <table:table-cell office:value-type="float" office:value="562" calcext:value-type="float">
            <text:p>562</text:p>
          </table:table-cell>
          <table:table-cell office:value-type="float" office:value="478" calcext:value-type="float">
            <text:p>478</text:p>
          </table:table-cell>
          <table:table-cell office:value-type="float" office:value="726" calcext:value-type="float">
            <text:p>726</text:p>
          </table:table-cell>
          <table:table-cell office:value-type="float" office:value="745" calcext:value-type="float">
            <text:p>745</text:p>
          </table:table-cell>
          <table:table-cell office:value-type="float" office:value="981" calcext:value-type="float">
            <text:p>981</text:p>
          </table:table-cell>
          <table:table-cell office:value-type="float" office:value="555" calcext:value-type="float">
            <text:p>555</text:p>
          </table:table-cell>
          <table:table-cell office:value-type="float" office:value="669" calcext:value-type="float">
            <text:p>669</text:p>
          </table:table-cell>
          <table:table-cell office:value-type="float" office:value="789" calcext:value-type="float">
            <text:p>789</text:p>
          </table:table-cell>
          <table:table-cell office:value-type="float" office:value="911" calcext:value-type="float">
            <text:p>911</text:p>
          </table:table-cell>
          <table:table-cell office:value-type="float" office:value="501" calcext:value-type="float">
            <text:p>501</text:p>
          </table:table-cell>
          <table:table-cell office:value-type="float" office:value="668" calcext:value-type="float">
            <text:p>66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41" calcext:value-type="float">
            <text:p>441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582" calcext:value-type="float">
            <text:p>582</text:p>
          </table:table-cell>
          <table:table-cell office:value-type="float" office:value="617" calcext:value-type="float">
            <text:p>617</text:p>
          </table:table-cell>
          <table:table-cell office:value-type="float" office:value="339" calcext:value-type="float">
            <text:p>339</text:p>
          </table:table-cell>
          <table:table-cell office:value-type="float" office:value="576" calcext:value-type="float">
            <text:p>576</text:p>
          </table:table-cell>
          <table:table-cell office:value-type="float" office:value="501" calcext:value-type="float">
            <text:p>501</text:p>
          </table:table-cell>
          <table:table-cell office:value-type="float" office:value="1062" calcext:value-type="float">
            <text:p>1062</text:p>
          </table:table-cell>
          <table:table-cell office:value-type="float" office:value="681" calcext:value-type="float">
            <text:p>681</text:p>
          </table:table-cell>
          <table:table-cell office:value-type="float" office:value="883" calcext:value-type="float">
            <text:p>883</text:p>
          </table:table-cell>
          <table:table-cell office:value-type="float" office:value="658" calcext:value-type="float">
            <text:p>658</text:p>
          </table:table-cell>
          <table:table-cell office:value-type="float" office:value="566" calcext:value-type="float">
            <text:p>566</text:p>
          </table:table-cell>
          <table:table-cell office:value-type="float" office:value="844" calcext:value-type="float">
            <text:p>844</text:p>
          </table:table-cell>
          <table:table-cell office:value-type="float" office:value="789" calcext:value-type="float">
            <text:p>789</text:p>
          </table:table-cell>
          <table:table-cell office:value-type="float" office:value="691" calcext:value-type="float">
            <text:p>691</text:p>
          </table:table-cell>
          <table:table-cell office:value-type="float" office:value="562" calcext:value-type="float">
            <text:p>562</text:p>
          </table:table-cell>
          <table:table-cell office:value-type="float" office:value="478" calcext:value-type="float">
            <text:p>478</text:p>
          </table:table-cell>
          <table:table-cell office:value-type="float" office:value="726" calcext:value-type="float">
            <text:p>726</text:p>
          </table:table-cell>
          <table:table-cell office:value-type="float" office:value="745" calcext:value-type="float">
            <text:p>745</text:p>
          </table:table-cell>
          <table:table-cell office:value-type="float" office:value="981" calcext:value-type="float">
            <text:p>981</text:p>
          </table:table-cell>
          <table:table-cell office:value-type="float" office:value="555" calcext:value-type="float">
            <text:p>555</text:p>
          </table:table-cell>
          <table:table-cell office:value-type="float" office:value="669" calcext:value-type="float">
            <text:p>669</text:p>
          </table:table-cell>
          <table:table-cell office:value-type="float" office:value="789" calcext:value-type="float">
            <text:p>789</text:p>
          </table:table-cell>
          <table:table-cell office:value-type="float" office:value="911" calcext:value-type="float">
            <text:p>911</text:p>
          </table:table-cell>
          <table:table-cell office:value-type="float" office:value="501" calcext:value-type="float">
            <text:p>501</text:p>
          </table:table-cell>
          <table:table-cell office:value-type="float" office:value="668" calcext:value-type="float">
            <text:p>66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41" calcext:value-type="float">
            <text:p>441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582" calcext:value-type="float">
            <text:p>582</text:p>
          </table:table-cell>
          <table:table-cell office:value-type="float" office:value="617" calcext:value-type="float">
            <text:p>617</text:p>
          </table:table-cell>
          <table:table-cell office:value-type="float" office:value="339" calcext:value-type="float">
            <text:p>339</text:p>
          </table:table-cell>
          <table:table-cell office:value-type="float" office:value="576" calcext:value-type="float">
            <text:p>576</text:p>
          </table:table-cell>
          <table:table-cell office:value-type="float" office:value="501" calcext:value-type="float">
            <text:p>501</text:p>
          </table:table-cell>
          <table:table-cell office:value-type="float" office:value="1062" calcext:value-type="float">
            <text:p>1062</text:p>
          </table:table-cell>
          <table:table-cell office:value-type="float" office:value="681" calcext:value-type="float">
            <text:p>681</text:p>
          </table:table-cell>
          <table:table-cell office:value-type="float" office:value="551" calcext:value-type="float">
            <text:p>551</text:p>
          </table:table-cell>
          <table:table-cell office:value-type="float" office:value="658" calcext:value-type="float">
            <text:p>658</text:p>
          </table:table-cell>
          <table:table-cell office:value-type="float" office:value="566" calcext:value-type="float">
            <text:p>566</text:p>
          </table:table-cell>
          <table:table-cell office:value-type="float" office:value="844" calcext:value-type="float">
            <text:p>844</text:p>
          </table:table-cell>
          <table:table-cell office:value-type="float" office:value="789" calcext:value-type="float">
            <text:p>789</text:p>
          </table:table-cell>
          <table:table-cell office:value-type="float" office:value="691" calcext:value-type="float">
            <text:p>691</text:p>
          </table:table-cell>
          <table:table-cell office:value-type="float" office:value="562" calcext:value-type="float">
            <text:p>562</text:p>
          </table:table-cell>
          <table:table-cell office:value-type="float" office:value="478" calcext:value-type="float">
            <text:p>478</text:p>
          </table:table-cell>
          <table:table-cell office:value-type="float" office:value="726" calcext:value-type="float">
            <text:p>726</text:p>
          </table:table-cell>
          <table:table-cell office:value-type="float" office:value="745" calcext:value-type="float">
            <text:p>745</text:p>
          </table:table-cell>
          <table:table-cell office:value-type="float" office:value="981" calcext:value-type="float">
            <text:p>981</text:p>
          </table:table-cell>
          <table:table-cell office:value-type="float" office:value="555" calcext:value-type="float">
            <text:p>555</text:p>
          </table:table-cell>
          <table:table-cell office:value-type="float" office:value="669" calcext:value-type="float">
            <text:p>669</text:p>
          </table:table-cell>
          <table:table-cell office:value-type="float" office:value="789" calcext:value-type="float">
            <text:p>789</text:p>
          </table:table-cell>
          <table:table-cell office:value-type="float" office:value="911" calcext:value-type="float">
            <text:p>911</text:p>
          </table:table-cell>
          <table:table-cell office:value-type="float" office:value="501" calcext:value-type="float">
            <text:p>501</text:p>
          </table:table-cell>
          <table:table-cell office:value-type="float" office:value="668" calcext:value-type="float">
            <text:p>66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41" calcext:value-type="float">
            <text:p>441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582" calcext:value-type="float">
            <text:p>582</text:p>
          </table:table-cell>
          <table:table-cell office:value-type="float" office:value="519" calcext:value-type="float">
            <text:p>519</text:p>
          </table:table-cell>
          <table:table-cell office:value-type="float" office:value="339" calcext:value-type="float">
            <text:p>339</text:p>
          </table:table-cell>
          <table:table-cell office:value-type="float" office:value="576" calcext:value-type="float">
            <text:p>576</text:p>
          </table:table-cell>
          <table:table-cell office:value-type="float" office:value="501" calcext:value-type="float">
            <text:p>501</text:p>
          </table:table-cell>
          <table:table-cell office:value-type="float" office:value="1062" calcext:value-type="float">
            <text:p>1062</text:p>
          </table:table-cell>
          <table:table-cell office:value-type="float" office:value="654" calcext:value-type="float">
            <text:p>654</text:p>
          </table:table-cell>
          <table:table-cell office:value-type="float" office:value="551" calcext:value-type="float">
            <text:p>551</text:p>
          </table:table-cell>
          <table:table-cell office:value-type="float" office:value="658" calcext:value-type="float">
            <text:p>658</text:p>
          </table:table-cell>
          <table:table-cell office:value-type="float" office:value="566" calcext:value-type="float">
            <text:p>566</text:p>
          </table:table-cell>
          <table:table-cell office:value-type="float" office:value="844" calcext:value-type="float">
            <text:p>844</text:p>
          </table:table-cell>
          <table:table-cell office:value-type="float" office:value="789" calcext:value-type="float">
            <text:p>789</text:p>
          </table:table-cell>
          <table:table-cell office:value-type="float" office:value="691" calcext:value-type="float">
            <text:p>691</text:p>
          </table:table-cell>
          <table:table-cell office:value-type="float" office:value="562" calcext:value-type="float">
            <text:p>562</text:p>
          </table:table-cell>
          <table:table-cell office:value-type="float" office:value="478" calcext:value-type="float">
            <text:p>478</text:p>
          </table:table-cell>
          <table:table-cell office:value-type="float" office:value="726" calcext:value-type="float">
            <text:p>726</text:p>
          </table:table-cell>
          <table:table-cell office:value-type="float" office:value="745" calcext:value-type="float">
            <text:p>745</text:p>
          </table:table-cell>
          <table:table-cell office:value-type="float" office:value="981" calcext:value-type="float">
            <text:p>981</text:p>
          </table:table-cell>
          <table:table-cell office:value-type="float" office:value="555" calcext:value-type="float">
            <text:p>555</text:p>
          </table:table-cell>
          <table:table-cell office:value-type="float" office:value="669" calcext:value-type="float">
            <text:p>669</text:p>
          </table:table-cell>
          <table:table-cell office:value-type="float" office:value="789" calcext:value-type="float">
            <text:p>789</text:p>
          </table:table-cell>
          <table:table-cell office:value-type="float" office:value="911" calcext:value-type="float">
            <text:p>911</text:p>
          </table:table-cell>
          <table:table-cell office:value-type="float" office:value="501" calcext:value-type="float">
            <text:p>501</text:p>
          </table:table-cell>
          <table:table-cell office:value-type="float" office:value="668" calcext:value-type="float">
            <text:p>66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41" calcext:value-type="float">
            <text:p>441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582" calcext:value-type="float">
            <text:p>582</text:p>
          </table:table-cell>
          <table:table-cell office:value-type="float" office:value="519" calcext:value-type="float">
            <text:p>519</text:p>
          </table:table-cell>
          <table:table-cell office:value-type="float" office:value="339" calcext:value-type="float">
            <text:p>339</text:p>
          </table:table-cell>
          <table:table-cell office:value-type="float" office:value="576" calcext:value-type="float">
            <text:p>576</text:p>
          </table:table-cell>
          <table:table-cell office:value-type="float" office:value="501" calcext:value-type="float">
            <text:p>501</text:p>
          </table:table-cell>
          <table:table-cell office:value-type="float" office:value="1046" calcext:value-type="float">
            <text:p>1046</text:p>
          </table:table-cell>
          <table:table-cell office:value-type="float" office:value="556" calcext:value-type="float">
            <text:p>556</text:p>
          </table:table-cell>
          <table:table-cell office:value-type="float" office:value="551" calcext:value-type="float">
            <text:p>551</text:p>
          </table:table-cell>
          <table:table-cell office:value-type="float" office:value="658" calcext:value-type="float">
            <text:p>658</text:p>
          </table:table-cell>
          <table:table-cell office:value-type="float" office:value="566" calcext:value-type="float">
            <text:p>566</text:p>
          </table:table-cell>
          <table:table-cell office:value-type="float" office:value="844" calcext:value-type="float">
            <text:p>844</text:p>
          </table:table-cell>
          <table:table-cell office:value-type="float" office:value="789" calcext:value-type="float">
            <text:p>789</text:p>
          </table:table-cell>
          <table:table-cell office:value-type="float" office:value="691" calcext:value-type="float">
            <text:p>691</text:p>
          </table:table-cell>
          <table:table-cell office:value-type="float" office:value="562" calcext:value-type="float">
            <text:p>562</text:p>
          </table:table-cell>
          <table:table-cell office:value-type="float" office:value="478" calcext:value-type="float">
            <text:p>478</text:p>
          </table:table-cell>
          <table:table-cell office:value-type="float" office:value="726" calcext:value-type="float">
            <text:p>726</text:p>
          </table:table-cell>
          <table:table-cell office:value-type="float" office:value="745" calcext:value-type="float">
            <text:p>745</text:p>
          </table:table-cell>
          <table:table-cell office:value-type="float" office:value="760" calcext:value-type="float">
            <text:p>760</text:p>
          </table:table-cell>
          <table:table-cell office:value-type="float" office:value="555" calcext:value-type="float">
            <text:p>555</text:p>
          </table:table-cell>
          <table:table-cell office:value-type="float" office:value="645" calcext:value-type="float">
            <text:p>645</text:p>
          </table:table-cell>
          <table:table-cell office:value-type="float" office:value="789" calcext:value-type="float">
            <text:p>789</text:p>
          </table:table-cell>
          <table:table-cell office:value-type="float" office:value="911" calcext:value-type="float">
            <text:p>911</text:p>
          </table:table-cell>
          <table:table-cell office:value-type="float" office:value="501" calcext:value-type="float">
            <text:p>501</text:p>
          </table:table-cell>
          <table:table-cell office:value-type="float" office:value="668" calcext:value-type="float">
            <text:p>66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41" calcext:value-type="float">
            <text:p>441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582" calcext:value-type="float">
            <text:p>582</text:p>
          </table:table-cell>
          <table:table-cell office:value-type="float" office:value="519" calcext:value-type="float">
            <text:p>519</text:p>
          </table:table-cell>
          <table:table-cell office:value-type="float" office:value="339" calcext:value-type="float">
            <text:p>339</text:p>
          </table:table-cell>
          <table:table-cell office:value-type="float" office:value="576" calcext:value-type="float">
            <text:p>576</text:p>
          </table:table-cell>
          <table:table-cell office:value-type="float" office:value="501" calcext:value-type="float">
            <text:p>501</text:p>
          </table:table-cell>
          <table:table-cell office:value-type="float" office:value="1046" calcext:value-type="float">
            <text:p>1046</text:p>
          </table:table-cell>
          <table:table-cell office:value-type="float" office:value="556" calcext:value-type="float">
            <text:p>556</text:p>
          </table:table-cell>
          <table:table-cell office:value-type="float" office:value="551" calcext:value-type="float">
            <text:p>551</text:p>
          </table:table-cell>
          <table:table-cell office:value-type="float" office:value="658" calcext:value-type="float">
            <text:p>658</text:p>
          </table:table-cell>
          <table:table-cell office:value-type="float" office:value="566" calcext:value-type="float">
            <text:p>566</text:p>
          </table:table-cell>
          <table:table-cell office:value-type="float" office:value="844" calcext:value-type="float">
            <text:p>844</text:p>
          </table:table-cell>
          <table:table-cell office:value-type="float" office:value="789" calcext:value-type="float">
            <text:p>789</text:p>
          </table:table-cell>
          <table:table-cell office:value-type="float" office:value="691" calcext:value-type="float">
            <text:p>691</text:p>
          </table:table-cell>
          <table:table-cell office:value-type="float" office:value="562" calcext:value-type="float">
            <text:p>562</text:p>
          </table:table-cell>
          <table:table-cell office:value-type="float" office:value="478" calcext:value-type="float">
            <text:p>478</text:p>
          </table:table-cell>
          <table:table-cell office:value-type="float" office:value="726" calcext:value-type="float">
            <text:p>726</text:p>
          </table:table-cell>
          <table:table-cell office:value-type="float" office:value="745" calcext:value-type="float">
            <text:p>745</text:p>
          </table:table-cell>
          <table:table-cell office:value-type="float" office:value="760" calcext:value-type="float">
            <text:p>760</text:p>
          </table:table-cell>
          <table:table-cell office:value-type="float" office:value="555" calcext:value-type="float">
            <text:p>555</text:p>
          </table:table-cell>
          <table:table-cell office:value-type="float" office:value="645" calcext:value-type="float">
            <text:p>645</text:p>
          </table:table-cell>
          <table:table-cell office:value-type="float" office:value="789" calcext:value-type="float">
            <text:p>789</text:p>
          </table:table-cell>
          <table:table-cell office:value-type="float" office:value="852" calcext:value-type="float">
            <text:p>852</text:p>
          </table:table-cell>
          <table:table-cell office:value-type="float" office:value="501" calcext:value-type="float">
            <text:p>501</text:p>
          </table:table-cell>
          <table:table-cell office:value-type="float" office:value="668" calcext:value-type="float">
            <text:p>66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41" calcext:value-type="float">
            <text:p>441</text:p>
          </table:table-cell>
          <table:table-cell office:value-type="float" office:value="709" calcext:value-type="float">
            <text:p>709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582" calcext:value-type="float">
            <text:p>582</text:p>
          </table:table-cell>
          <table:table-cell office:value-type="float" office:value="519" calcext:value-type="float">
            <text:p>519</text:p>
          </table:table-cell>
          <table:table-cell office:value-type="float" office:value="339" calcext:value-type="float">
            <text:p>339</text:p>
          </table:table-cell>
          <table:table-cell office:value-type="float" office:value="576" calcext:value-type="float">
            <text:p>576</text:p>
          </table:table-cell>
          <table:table-cell office:value-type="float" office:value="501" calcext:value-type="float">
            <text:p>501</text:p>
          </table:table-cell>
          <table:table-cell office:value-type="float" office:value="1046" calcext:value-type="float">
            <text:p>1046</text:p>
          </table:table-cell>
          <table:table-cell office:value-type="float" office:value="556" calcext:value-type="float">
            <text:p>556</text:p>
          </table:table-cell>
          <table:table-cell office:value-type="float" office:value="551" calcext:value-type="float">
            <text:p>551</text:p>
          </table:table-cell>
          <table:table-cell office:value-type="float" office:value="644" calcext:value-type="float">
            <text:p>644</text:p>
          </table:table-cell>
          <table:table-cell office:value-type="float" office:value="566" calcext:value-type="float">
            <text:p>566</text:p>
          </table:table-cell>
          <table:table-cell office:value-type="float" office:value="844" calcext:value-type="float">
            <text:p>844</text:p>
          </table:table-cell>
          <table:table-cell office:value-type="float" office:value="464" calcext:value-type="float">
            <text:p>464</text:p>
          </table:table-cell>
          <table:table-cell office:value-type="float" office:value="691" calcext:value-type="float">
            <text:p>691</text:p>
          </table:table-cell>
          <table:table-cell office:value-type="float" office:value="562" calcext:value-type="float">
            <text:p>562</text:p>
          </table:table-cell>
          <table:table-cell office:value-type="float" office:value="478" calcext:value-type="float">
            <text:p>478</text:p>
          </table:table-cell>
          <table:table-cell office:value-type="float" office:value="726" calcext:value-type="float">
            <text:p>726</text:p>
          </table:table-cell>
          <table:table-cell office:value-type="float" office:value="745" calcext:value-type="float">
            <text:p>745</text:p>
          </table:table-cell>
          <table:table-cell office:value-type="float" office:value="760" calcext:value-type="float">
            <text:p>760</text:p>
          </table:table-cell>
          <table:table-cell office:value-type="float" office:value="555" calcext:value-type="float">
            <text:p>555</text:p>
          </table:table-cell>
          <table:table-cell office:value-type="float" office:value="599" calcext:value-type="float">
            <text:p>599</text:p>
          </table:table-cell>
          <table:table-cell office:value-type="float" office:value="464" calcext:value-type="float">
            <text:p>464</text:p>
          </table:table-cell>
          <table:table-cell office:value-type="float" office:value="852" calcext:value-type="float">
            <text:p>852</text:p>
          </table:table-cell>
          <table:table-cell office:value-type="float" office:value="501" calcext:value-type="float">
            <text:p>501</text:p>
          </table:table-cell>
          <table:table-cell office:value-type="float" office:value="668" calcext:value-type="float">
            <text:p>66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41" calcext:value-type="float">
            <text:p>441</text:p>
          </table:table-cell>
          <table:table-cell office:value-type="float" office:value="627" calcext:value-type="float">
            <text:p>627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582" calcext:value-type="float">
            <text:p>582</text:p>
          </table:table-cell>
          <table:table-cell office:value-type="float" office:value="519" calcext:value-type="float">
            <text:p>519</text:p>
          </table:table-cell>
          <table:table-cell office:value-type="float" office:value="339" calcext:value-type="float">
            <text:p>339</text:p>
          </table:table-cell>
          <table:table-cell office:value-type="float" office:value="576" calcext:value-type="float">
            <text:p>576</text:p>
          </table:table-cell>
          <table:table-cell office:value-type="float" office:value="501" calcext:value-type="float">
            <text:p>501</text:p>
          </table:table-cell>
          <table:table-cell office:value-type="float" office:value="1046" calcext:value-type="float">
            <text:p>1046</text:p>
          </table:table-cell>
          <table:table-cell office:value-type="float" office:value="556" calcext:value-type="float">
            <text:p>556</text:p>
          </table:table-cell>
          <table:table-cell office:value-type="float" office:value="551" calcext:value-type="float">
            <text:p>551</text:p>
          </table:table-cell>
          <table:table-cell office:value-type="float" office:value="378" calcext:value-type="float">
            <text:p>378</text:p>
          </table:table-cell>
          <table:table-cell office:value-type="float" office:value="566" calcext:value-type="float">
            <text:p>566</text:p>
          </table:table-cell>
          <table:table-cell office:value-type="float" office:value="844" calcext:value-type="float">
            <text:p>844</text:p>
          </table:table-cell>
          <table:table-cell office:value-type="float" office:value="394" calcext:value-type="float">
            <text:p>394</text:p>
          </table:table-cell>
          <table:table-cell office:value-type="float" office:value="691" calcext:value-type="float">
            <text:p>691</text:p>
          </table:table-cell>
          <table:table-cell office:value-type="float" office:value="562" calcext:value-type="float">
            <text:p>562</text:p>
          </table:table-cell>
          <table:table-cell office:value-type="float" office:value="478" calcext:value-type="float">
            <text:p>478</text:p>
          </table:table-cell>
          <table:table-cell office:value-type="float" office:value="726" calcext:value-type="float">
            <text:p>726</text:p>
          </table:table-cell>
          <table:table-cell office:value-type="float" office:value="745" calcext:value-type="float">
            <text:p>745</text:p>
          </table:table-cell>
          <table:table-cell office:value-type="float" office:value="760" calcext:value-type="float">
            <text:p>760</text:p>
          </table:table-cell>
          <table:table-cell office:value-type="float" office:value="555" calcext:value-type="float">
            <text:p>555</text:p>
          </table:table-cell>
          <table:table-cell office:value-type="float" office:value="599" calcext:value-type="float">
            <text:p>599</text:p>
          </table:table-cell>
          <table:table-cell office:value-type="float" office:value="394" calcext:value-type="float">
            <text:p>394</text:p>
          </table:table-cell>
          <table:table-cell office:value-type="float" office:value="852" calcext:value-type="float">
            <text:p>852</text:p>
          </table:table-cell>
          <table:table-cell office:value-type="float" office:value="501" calcext:value-type="float">
            <text:p>501</text:p>
          </table:table-cell>
          <table:table-cell office:value-type="float" office:value="668" calcext:value-type="float">
            <text:p>66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41" calcext:value-type="float">
            <text:p>441</text:p>
          </table:table-cell>
          <table:table-cell office:value-type="float" office:value="627" calcext:value-type="float">
            <text:p>627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582" calcext:value-type="float">
            <text:p>582</text:p>
          </table:table-cell>
          <table:table-cell office:value-type="float" office:value="519" calcext:value-type="float">
            <text:p>519</text:p>
          </table:table-cell>
          <table:table-cell office:value-type="float" office:value="339" calcext:value-type="float">
            <text:p>339</text:p>
          </table:table-cell>
          <table:table-cell office:value-type="float" office:value="464" calcext:value-type="float">
            <text:p>464</text:p>
          </table:table-cell>
          <table:table-cell office:value-type="float" office:value="501" calcext:value-type="float">
            <text:p>501</text:p>
          </table:table-cell>
          <table:table-cell office:value-type="float" office:value="1046" calcext:value-type="float">
            <text:p>1046</text:p>
          </table:table-cell>
          <table:table-cell office:value-type="float" office:value="556" calcext:value-type="float">
            <text:p>556</text:p>
          </table:table-cell>
          <table:table-cell office:value-type="float" office:value="551" calcext:value-type="float">
            <text:p>551</text:p>
          </table:table-cell>
          <table:table-cell office:value-type="float" office:value="378" calcext:value-type="float">
            <text:p>378</text:p>
          </table:table-cell>
          <table:table-cell office:value-type="float" office:value="566" calcext:value-type="float">
            <text:p>566</text:p>
          </table:table-cell>
          <table:table-cell office:value-type="float" office:value="687" calcext:value-type="float">
            <text:p>687</text:p>
          </table:table-cell>
          <table:table-cell office:value-type="float" office:value="394" calcext:value-type="float">
            <text:p>394</text:p>
          </table:table-cell>
          <table:table-cell office:value-type="float" office:value="691" calcext:value-type="float">
            <text:p>691</text:p>
          </table:table-cell>
          <table:table-cell office:value-type="float" office:value="562" calcext:value-type="float">
            <text:p>562</text:p>
          </table:table-cell>
          <table:table-cell office:value-type="float" office:value="478" calcext:value-type="float">
            <text:p>478</text:p>
          </table:table-cell>
          <table:table-cell office:value-type="float" office:value="581" calcext:value-type="float">
            <text:p>581</text:p>
          </table:table-cell>
          <table:table-cell office:value-type="float" office:value="745" calcext:value-type="float">
            <text:p>745</text:p>
          </table:table-cell>
          <table:table-cell office:value-type="float" office:value="760" calcext:value-type="float">
            <text:p>760</text:p>
          </table:table-cell>
          <table:table-cell office:value-type="float" office:value="555" calcext:value-type="float">
            <text:p>555</text:p>
          </table:table-cell>
          <table:table-cell office:value-type="float" office:value="599" calcext:value-type="float">
            <text:p>599</text:p>
          </table:table-cell>
          <table:table-cell office:value-type="float" office:value="394" calcext:value-type="float">
            <text:p>394</text:p>
          </table:table-cell>
          <table:table-cell office:value-type="float" office:value="687" calcext:value-type="float">
            <text:p>687</text:p>
          </table:table-cell>
          <table:table-cell office:value-type="float" office:value="501" calcext:value-type="float">
            <text:p>501</text:p>
          </table:table-cell>
          <table:table-cell office:value-type="float" office:value="668" calcext:value-type="float">
            <text:p>668</text:p>
          </table:table-cell>
          <table:table-cell office:value-type="float" office:value="529" calcext:value-type="float">
            <text:p>529</text:p>
          </table:table-cell>
        </table:table-row>
      </table:table>
      <table:table table:name="Hoja4" table:style-name="ta1">
        <table:shapes>
          <draw:frame draw:z-index="0" draw:style-name="gr1" draw:text-style-name="P1" svg:width="23.816cm" svg:height="17.345cm" svg:x="4.847cm" svg:y="14.635cm">
            <draw:object draw:notify-on-update-of-ranges="Hoja4.A1:Hoja4.A28 Hoja4.B1:Hoja4.B28 Hoja4.C1:Hoja4.C28 Hoja4.D1:Hoja4.D28 Hoja4.E1:Hoja4.E28 Hoja4.F1:Hoja4.F28 Hoja4.G1:Hoja4.G28 Hoja4.H1:Hoja4.H28 Hoja4.I1:Hoja4.I28 Hoja4.J1:Hoja4.J28 Hoja4.K1:Hoja4.K28 Hoja4.L1:Hoja4.L28 Hoja4.M1:Hoja4.M28 Hoja4.N1:Hoja4.N28 Hoja4.O1:Hoja4.O28 Hoja4.P1:Hoja4.P28 Hoja4.Q1:Hoja4.Q28 Hoja4.R1:Hoja4.R28 Hoja4.S1:Hoja4.S28 Hoja4.T1:Hoja4.T28 Hoja4.U1:Hoja4.U28 Hoja4.V1:Hoja4.V28 Hoja4.W1:Hoja4.W28 Hoja4.X1:Hoja4.X28 Hoja4.Y1:Hoja4.Y28 Hoja4.Z1:Hoja4.Z28 Hoja4.AA1:Hoja4.AA28 Hoja4.AB1:Hoja4.AB28 Hoja4.AC1:Hoja4.AC28 Hoja4.AD1:Hoja4.AD2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office:value-type="float" office:value="100090955" calcext:value-type="float">
            <text:p>100090955</text:p>
          </table:table-cell>
          <table:table-cell office:value-type="float" office:value="200080268" calcext:value-type="float">
            <text:p>200080268</text:p>
          </table:table-cell>
          <table:table-cell office:value-type="float" office:value="100087877" calcext:value-type="float">
            <text:p>100087877</text:p>
          </table:table-cell>
          <table:table-cell office:value-type="float" office:value="94810" calcext:value-type="float">
            <text:p>94810</text:p>
          </table:table-cell>
          <table:table-cell office:value-type="float" office:value="100090955" calcext:value-type="float">
            <text:p>100090955</text:p>
          </table:table-cell>
          <table:table-cell office:value-type="float" office:value="105401" calcext:value-type="float">
            <text:p>105401</text:p>
          </table:table-cell>
          <table:table-cell office:value-type="float" office:value="200089440" calcext:value-type="float">
            <text:p>200089440</text:p>
          </table:table-cell>
          <table:table-cell office:value-type="float" office:value="200099424" calcext:value-type="float">
            <text:p>200099424</text:p>
          </table:table-cell>
          <table:table-cell office:value-type="float" office:value="128897" calcext:value-type="float">
            <text:p>128897</text:p>
          </table:table-cell>
          <table:table-cell office:value-type="float" office:value="300086289" calcext:value-type="float">
            <text:p>300086289</text:p>
          </table:table-cell>
          <table:table-cell office:value-type="float" office:value="100111927" calcext:value-type="float">
            <text:p>100111927</text:p>
          </table:table-cell>
          <table:table-cell office:value-type="float" office:value="100099733" calcext:value-type="float">
            <text:p>100099733</text:p>
          </table:table-cell>
          <table:table-cell office:value-type="float" office:value="100092123" calcext:value-type="float">
            <text:p>100092123</text:p>
          </table:table-cell>
          <table:table-cell office:value-type="float" office:value="100090967" calcext:value-type="float">
            <text:p>100090967</text:p>
          </table:table-cell>
          <table:table-cell office:value-type="float" office:value="200096560" calcext:value-type="float">
            <text:p>200096560</text:p>
          </table:table-cell>
          <table:table-cell office:value-type="float" office:value="100089266" calcext:value-type="float">
            <text:p>100089266</text:p>
          </table:table-cell>
          <table:table-cell office:value-type="float" office:value="200109881" calcext:value-type="float">
            <text:p>200109881</text:p>
          </table:table-cell>
          <table:table-cell office:value-type="float" office:value="100114757" calcext:value-type="float">
            <text:p>100114757</text:p>
          </table:table-cell>
          <table:table-cell office:value-type="float" office:value="200107501" calcext:value-type="float">
            <text:p>200107501</text:p>
          </table:table-cell>
          <table:table-cell office:value-type="float" office:value="119732" calcext:value-type="float">
            <text:p>119732</text:p>
          </table:table-cell>
          <table:table-cell office:value-type="float" office:value="100105832" calcext:value-type="float">
            <text:p>100105832</text:p>
          </table:table-cell>
          <table:table-cell office:value-type="float" office:value="200090712" calcext:value-type="float">
            <text:p>200090712</text:p>
          </table:table-cell>
          <table:table-cell office:value-type="float" office:value="200109397" calcext:value-type="float">
            <text:p>200109397</text:p>
          </table:table-cell>
          <table:table-cell office:value-type="float" office:value="200083961" calcext:value-type="float">
            <text:p>200083961</text:p>
          </table:table-cell>
          <table:table-cell office:value-type="float" office:value="106494" calcext:value-type="float">
            <text:p>106494</text:p>
          </table:table-cell>
          <table:table-cell office:value-type="float" office:value="100102943" calcext:value-type="float">
            <text:p>100102943</text:p>
          </table:table-cell>
          <table:table-cell office:value-type="float" office:value="100088716" calcext:value-type="float">
            <text:p>100088716</text:p>
          </table:table-cell>
          <table:table-cell office:value-type="float" office:value="200100219" calcext:value-type="float">
            <text:p>200100219</text:p>
          </table:table-cell>
          <table:table-cell office:value-type="float" office:value="200092185" calcext:value-type="float">
            <text:p>200092185</text:p>
          </table:table-cell>
          <table:table-cell office:value-type="float" office:value="200096078" calcext:value-type="float">
            <text:p>200096078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0092718" calcext:value-type="float">
            <text:p>100092718</text:p>
          </table:table-cell>
          <table:table-cell office:value-type="float" office:value="100080729" calcext:value-type="float">
            <text:p>100080729</text:p>
          </table:table-cell>
          <table:table-cell office:value-type="float" office:value="94810" calcext:value-type="float">
            <text:p>94810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100095210" calcext:value-type="float">
            <text:p>100095210</text:p>
          </table:table-cell>
          <table:table-cell office:value-type="float" office:value="102513" calcext:value-type="float">
            <text:p>102513</text:p>
          </table:table-cell>
          <table:table-cell office:value-type="float" office:value="128897" calcext:value-type="float">
            <text:p>128897</text:p>
          </table:table-cell>
          <table:table-cell office:value-type="float" office:value="200086069" calcext:value-type="float">
            <text:p>200086069</text:p>
          </table:table-cell>
          <table:table-cell office:value-type="float" office:value="108281" calcext:value-type="float">
            <text:p>108281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090967" calcext:value-type="float">
            <text:p>100090967</text:p>
          </table:table-cell>
          <table:table-cell office:value-type="float" office:value="115631" calcext:value-type="float">
            <text:p>115631</text:p>
          </table:table-cell>
          <table:table-cell office:value-type="float" office:value="100084480" calcext:value-type="float">
            <text:p>100084480</text:p>
          </table:table-cell>
          <table:table-cell office:value-type="float" office:value="100136772" calcext:value-type="float">
            <text:p>100136772</text:p>
          </table:table-cell>
          <table:table-cell office:value-type="float" office:value="100110108" calcext:value-type="float">
            <text:p>100110108</text:p>
          </table:table-cell>
          <table:table-cell office:value-type="float" office:value="100109360" calcext:value-type="float">
            <text:p>100109360</text:p>
          </table:table-cell>
          <table:table-cell office:value-type="float" office:value="119732" calcext:value-type="float">
            <text:p>119732</text:p>
          </table:table-cell>
          <table:table-cell office:value-type="float" office:value="104741" calcext:value-type="float">
            <text:p>104741</text:p>
          </table:table-cell>
          <table:table-cell office:value-type="float" office:value="200087699" calcext:value-type="float">
            <text:p>200087699</text:p>
          </table:table-cell>
          <table:table-cell office:value-type="float" office:value="100112231" calcext:value-type="float">
            <text:p>100112231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2462" calcext:value-type="float">
            <text:p>102462</text:p>
          </table:table-cell>
          <table:table-cell office:value-type="float" office:value="100102943" calcext:value-type="float">
            <text:p>100102943</text:p>
          </table:table-cell>
          <table:table-cell office:value-type="float" office:value="101972" calcext:value-type="float">
            <text:p>101972</text:p>
          </table:table-cell>
          <table:table-cell office:value-type="float" office:value="100102520" calcext:value-type="float">
            <text:p>100102520</text:p>
          </table:table-cell>
          <table:table-cell office:value-type="float" office:value="100094445" calcext:value-type="float">
            <text:p>100094445</text:p>
          </table:table-cell>
          <table:table-cell office:value-type="float" office:value="200096078" calcext:value-type="float">
            <text:p>200096078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0092718" calcext:value-type="float">
            <text:p>100092718</text:p>
          </table:table-cell>
          <table:table-cell office:value-type="float" office:value="100077990" calcext:value-type="float">
            <text:p>100077990</text:p>
          </table:table-cell>
          <table:table-cell office:value-type="float" office:value="94810" calcext:value-type="float">
            <text:p>94810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1976" calcext:value-type="float">
            <text:p>91976</text:p>
          </table:table-cell>
          <table:table-cell office:value-type="float" office:value="102513" calcext:value-type="float">
            <text:p>102513</text:p>
          </table:table-cell>
          <table:table-cell office:value-type="float" office:value="128897" calcext:value-type="float">
            <text:p>128897</text:p>
          </table:table-cell>
          <table:table-cell office:value-type="float" office:value="200086069" calcext:value-type="float">
            <text:p>200086069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5631" calcext:value-type="float">
            <text:p>115631</text:p>
          </table:table-cell>
          <table:table-cell office:value-type="float" office:value="100084480" calcext:value-type="float">
            <text:p>100084480</text:p>
          </table:table-cell>
          <table:table-cell office:value-type="float" office:value="133015" calcext:value-type="float">
            <text:p>133015</text:p>
          </table:table-cell>
          <table:table-cell office:value-type="float" office:value="112963" calcext:value-type="float">
            <text:p>112963</text:p>
          </table:table-cell>
          <table:table-cell office:value-type="float" office:value="100099928" calcext:value-type="float">
            <text:p>100099928</text:p>
          </table:table-cell>
          <table:table-cell office:value-type="float" office:value="119732" calcext:value-type="float">
            <text:p>119732</text:p>
          </table:table-cell>
          <table:table-cell office:value-type="float" office:value="104741" calcext:value-type="float">
            <text:p>104741</text:p>
          </table:table-cell>
          <table:table-cell office:value-type="float" office:value="200084053" calcext:value-type="float">
            <text:p>200084053</text:p>
          </table:table-cell>
          <table:table-cell office:value-type="float" office:value="100103242" calcext:value-type="float">
            <text:p>100103242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2462" calcext:value-type="float">
            <text:p>102462</text:p>
          </table:table-cell>
          <table:table-cell office:value-type="float" office:value="119669" calcext:value-type="float">
            <text:p>119669</text:p>
          </table:table-cell>
          <table:table-cell office:value-type="float" office:value="100014" calcext:value-type="float">
            <text:p>100014</text:p>
          </table:table-cell>
          <table:table-cell office:value-type="float" office:value="101761" calcext:value-type="float">
            <text:p>101761</text:p>
          </table:table-cell>
          <table:table-cell office:value-type="float" office:value="108229" calcext:value-type="float">
            <text:p>108229</text:p>
          </table:table-cell>
          <table:table-cell office:value-type="float" office:value="200096078" calcext:value-type="float">
            <text:p>200096078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0092718" calcext:value-type="float">
            <text:p>100092718</text:p>
          </table:table-cell>
          <table:table-cell office:value-type="float" office:value="100077990" calcext:value-type="float">
            <text:p>100077990</text:p>
          </table:table-cell>
          <table:table-cell office:value-type="float" office:value="94810" calcext:value-type="float">
            <text:p>94810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1976" calcext:value-type="float">
            <text:p>91976</text:p>
          </table:table-cell>
          <table:table-cell office:value-type="float" office:value="102513" calcext:value-type="float">
            <text:p>102513</text:p>
          </table:table-cell>
          <table:table-cell office:value-type="float" office:value="128897" calcext:value-type="float">
            <text:p>128897</text:p>
          </table:table-cell>
          <table:table-cell office:value-type="float" office:value="100088818" calcext:value-type="float">
            <text:p>100088818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5631" calcext:value-type="float">
            <text:p>115631</text:p>
          </table:table-cell>
          <table:table-cell office:value-type="float" office:value="100084480" calcext:value-type="float">
            <text:p>100084480</text:p>
          </table:table-cell>
          <table:table-cell office:value-type="float" office:value="127420" calcext:value-type="float">
            <text:p>127420</text:p>
          </table:table-cell>
          <table:table-cell office:value-type="float" office:value="112963" calcext:value-type="float">
            <text:p>112963</text:p>
          </table:table-cell>
          <table:table-cell office:value-type="float" office:value="100098654" calcext:value-type="float">
            <text:p>100098654</text:p>
          </table:table-cell>
          <table:table-cell office:value-type="float" office:value="119732" calcext:value-type="float">
            <text:p>119732</text:p>
          </table:table-cell>
          <table:table-cell office:value-type="float" office:value="104741" calcext:value-type="float">
            <text:p>104741</text:p>
          </table:table-cell>
          <table:table-cell office:value-type="float" office:value="200080350" calcext:value-type="float">
            <text:p>200080350</text:p>
          </table:table-cell>
          <table:table-cell office:value-type="float" office:value="100103000" calcext:value-type="float">
            <text:p>100103000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2462" calcext:value-type="float">
            <text:p>102462</text:p>
          </table:table-cell>
          <table:table-cell office:value-type="float" office:value="118880" calcext:value-type="float">
            <text:p>118880</text:p>
          </table:table-cell>
          <table:table-cell office:value-type="float" office:value="100014" calcext:value-type="float">
            <text:p>100014</text:p>
          </table:table-cell>
          <table:table-cell office:value-type="float" office:value="101761" calcext:value-type="float">
            <text:p>101761</text:p>
          </table:table-cell>
          <table:table-cell office:value-type="float" office:value="108229" calcext:value-type="float">
            <text:p>108229</text:p>
          </table:table-cell>
          <table:table-cell office:value-type="float" office:value="200092554" calcext:value-type="float">
            <text:p>200092554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0090920" calcext:value-type="float">
            <text:p>100090920</text:p>
          </table:table-cell>
          <table:table-cell office:value-type="float" office:value="100077990" calcext:value-type="float">
            <text:p>100077990</text:p>
          </table:table-cell>
          <table:table-cell office:value-type="float" office:value="94810" calcext:value-type="float">
            <text:p>94810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1976" calcext:value-type="float">
            <text:p>91976</text:p>
          </table:table-cell>
          <table:table-cell office:value-type="float" office:value="102513" calcext:value-type="float">
            <text:p>102513</text:p>
          </table:table-cell>
          <table:table-cell office:value-type="float" office:value="128897" calcext:value-type="float">
            <text:p>128897</text:p>
          </table:table-cell>
          <table:table-cell office:value-type="float" office:value="100087890" calcext:value-type="float">
            <text:p>100087890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5631" calcext:value-type="float">
            <text:p>115631</text:p>
          </table:table-cell>
          <table:table-cell office:value-type="float" office:value="100084480" calcext:value-type="float">
            <text:p>100084480</text:p>
          </table:table-cell>
          <table:table-cell office:value-type="float" office:value="127420" calcext:value-type="float">
            <text:p>127420</text:p>
          </table:table-cell>
          <table:table-cell office:value-type="float" office:value="112963" calcext:value-type="float">
            <text:p>112963</text:p>
          </table:table-cell>
          <table:table-cell office:value-type="float" office:value="100084651" calcext:value-type="float">
            <text:p>100084651</text:p>
          </table:table-cell>
          <table:table-cell office:value-type="float" office:value="119732" calcext:value-type="float">
            <text:p>119732</text:p>
          </table:table-cell>
          <table:table-cell office:value-type="float" office:value="104741" calcext:value-type="float">
            <text:p>104741</text:p>
          </table:table-cell>
          <table:table-cell office:value-type="float" office:value="100079886" calcext:value-type="float">
            <text:p>100079886</text:p>
          </table:table-cell>
          <table:table-cell office:value-type="float" office:value="100103000" calcext:value-type="float">
            <text:p>100103000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2462" calcext:value-type="float">
            <text:p>102462</text:p>
          </table:table-cell>
          <table:table-cell office:value-type="float" office:value="118880" calcext:value-type="float">
            <text:p>118880</text:p>
          </table:table-cell>
          <table:table-cell office:value-type="float" office:value="100014" calcext:value-type="float">
            <text:p>100014</text:p>
          </table:table-cell>
          <table:table-cell office:value-type="float" office:value="101761" calcext:value-type="float">
            <text:p>101761</text:p>
          </table:table-cell>
          <table:table-cell office:value-type="float" office:value="108229" calcext:value-type="float">
            <text:p>108229</text:p>
          </table:table-cell>
          <table:table-cell office:value-type="float" office:value="100085821" calcext:value-type="float">
            <text:p>100085821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100077990" calcext:value-type="float">
            <text:p>100077990</text:p>
          </table:table-cell>
          <table:table-cell office:value-type="float" office:value="94810" calcext:value-type="float">
            <text:p>94810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1976" calcext:value-type="float">
            <text:p>91976</text:p>
          </table:table-cell>
          <table:table-cell office:value-type="float" office:value="102513" calcext:value-type="float">
            <text:p>102513</text:p>
          </table:table-cell>
          <table:table-cell office:value-type="float" office:value="128897" calcext:value-type="float">
            <text:p>128897</text:p>
          </table:table-cell>
          <table:table-cell office:value-type="float" office:value="100086762" calcext:value-type="float">
            <text:p>100086762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5631" calcext:value-type="float">
            <text:p>115631</text:p>
          </table:table-cell>
          <table:table-cell office:value-type="float" office:value="100084480" calcext:value-type="float">
            <text:p>100084480</text:p>
          </table:table-cell>
          <table:table-cell office:value-type="float" office:value="127420" calcext:value-type="float">
            <text:p>127420</text:p>
          </table:table-cell>
          <table:table-cell office:value-type="float" office:value="112963" calcext:value-type="float">
            <text:p>112963</text:p>
          </table:table-cell>
          <table:table-cell office:value-type="float" office:value="93069" calcext:value-type="float">
            <text:p>93069</text:p>
          </table:table-cell>
          <table:table-cell office:value-type="float" office:value="119732" calcext:value-type="float">
            <text:p>119732</text:p>
          </table:table-cell>
          <table:table-cell office:value-type="float" office:value="104741" calcext:value-type="float">
            <text:p>104741</text:p>
          </table:table-cell>
          <table:table-cell office:value-type="float" office:value="100079886" calcext:value-type="float">
            <text:p>100079886</text:p>
          </table:table-cell>
          <table:table-cell office:value-type="float" office:value="100103000" calcext:value-type="float">
            <text:p>100103000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2462" calcext:value-type="float">
            <text:p>102462</text:p>
          </table:table-cell>
          <table:table-cell office:value-type="float" office:value="118880" calcext:value-type="float">
            <text:p>118880</text:p>
          </table:table-cell>
          <table:table-cell office:value-type="float" office:value="100014" calcext:value-type="float">
            <text:p>100014</text:p>
          </table:table-cell>
          <table:table-cell office:value-type="float" office:value="101761" calcext:value-type="float">
            <text:p>101761</text:p>
          </table:table-cell>
          <table:table-cell office:value-type="float" office:value="108229" calcext:value-type="float">
            <text:p>108229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4810" calcext:value-type="float">
            <text:p>94810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1976" calcext:value-type="float">
            <text:p>91976</text:p>
          </table:table-cell>
          <table:table-cell office:value-type="float" office:value="102513" calcext:value-type="float">
            <text:p>102513</text:p>
          </table:table-cell>
          <table:table-cell office:value-type="float" office:value="128897" calcext:value-type="float">
            <text:p>128897</text:p>
          </table:table-cell>
          <table:table-cell office:value-type="float" office:value="100086762" calcext:value-type="float">
            <text:p>100086762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5631" calcext:value-type="float">
            <text:p>115631</text:p>
          </table:table-cell>
          <table:table-cell office:value-type="float" office:value="100084480" calcext:value-type="float">
            <text:p>100084480</text:p>
          </table:table-cell>
          <table:table-cell office:value-type="float" office:value="127420" calcext:value-type="float">
            <text:p>127420</text:p>
          </table:table-cell>
          <table:table-cell office:value-type="float" office:value="112963" calcext:value-type="float">
            <text:p>112963</text:p>
          </table:table-cell>
          <table:table-cell office:value-type="float" office:value="93069" calcext:value-type="float">
            <text:p>93069</text:p>
          </table:table-cell>
          <table:table-cell office:value-type="float" office:value="119732" calcext:value-type="float">
            <text:p>119732</text:p>
          </table:table-cell>
          <table:table-cell office:value-type="float" office:value="104741" calcext:value-type="float">
            <text:p>104741</text:p>
          </table:table-cell>
          <table:table-cell office:value-type="float" office:value="100079886" calcext:value-type="float">
            <text:p>100079886</text:p>
          </table:table-cell>
          <table:table-cell office:value-type="float" office:value="100103000" calcext:value-type="float">
            <text:p>100103000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2462" calcext:value-type="float">
            <text:p>102462</text:p>
          </table:table-cell>
          <table:table-cell office:value-type="float" office:value="118880" calcext:value-type="float">
            <text:p>118880</text:p>
          </table:table-cell>
          <table:table-cell office:value-type="float" office:value="100014" calcext:value-type="float">
            <text:p>100014</text:p>
          </table:table-cell>
          <table:table-cell office:value-type="float" office:value="101761" calcext:value-type="float">
            <text:p>101761</text:p>
          </table:table-cell>
          <table:table-cell office:value-type="float" office:value="108229" calcext:value-type="float">
            <text:p>108229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4810" calcext:value-type="float">
            <text:p>94810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1976" calcext:value-type="float">
            <text:p>91976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0086762" calcext:value-type="float">
            <text:p>100086762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5631" calcext:value-type="float">
            <text:p>115631</text:p>
          </table:table-cell>
          <table:table-cell office:value-type="float" office:value="100084480" calcext:value-type="float">
            <text:p>100084480</text:p>
          </table:table-cell>
          <table:table-cell office:value-type="float" office:value="127420" calcext:value-type="float">
            <text:p>127420</text:p>
          </table:table-cell>
          <table:table-cell office:value-type="float" office:value="112963" calcext:value-type="float">
            <text:p>112963</text:p>
          </table:table-cell>
          <table:table-cell office:value-type="float" office:value="93069" calcext:value-type="float">
            <text:p>93069</text:p>
          </table:table-cell>
          <table:table-cell office:value-type="float" office:value="119732" calcext:value-type="float">
            <text:p>119732</text:p>
          </table:table-cell>
          <table:table-cell office:value-type="float" office:value="104741" calcext:value-type="float">
            <text:p>104741</text:p>
          </table:table-cell>
          <table:table-cell office:value-type="float" office:value="100079886" calcext:value-type="float">
            <text:p>100079886</text:p>
          </table:table-cell>
          <table:table-cell office:value-type="float" office:value="100103000" calcext:value-type="float">
            <text:p>100103000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2462" calcext:value-type="float">
            <text:p>102462</text:p>
          </table:table-cell>
          <table:table-cell office:value-type="float" office:value="118880" calcext:value-type="float">
            <text:p>118880</text:p>
          </table:table-cell>
          <table:table-cell office:value-type="float" office:value="100014" calcext:value-type="float">
            <text:p>100014</text:p>
          </table:table-cell>
          <table:table-cell office:value-type="float" office:value="101761" calcext:value-type="float">
            <text:p>101761</text:p>
          </table:table-cell>
          <table:table-cell office:value-type="float" office:value="108229" calcext:value-type="float">
            <text:p>108229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4810" calcext:value-type="float">
            <text:p>94810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1976" calcext:value-type="float">
            <text:p>91976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0086762" calcext:value-type="float">
            <text:p>100086762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5631" calcext:value-type="float">
            <text:p>115631</text:p>
          </table:table-cell>
          <table:table-cell office:value-type="float" office:value="100084480" calcext:value-type="float">
            <text:p>100084480</text:p>
          </table:table-cell>
          <table:table-cell office:value-type="float" office:value="127420" calcext:value-type="float">
            <text:p>127420</text:p>
          </table:table-cell>
          <table:table-cell office:value-type="float" office:value="112963" calcext:value-type="float">
            <text:p>112963</text:p>
          </table:table-cell>
          <table:table-cell office:value-type="float" office:value="93069" calcext:value-type="float">
            <text:p>93069</text:p>
          </table:table-cell>
          <table:table-cell office:value-type="float" office:value="119732" calcext:value-type="float">
            <text:p>119732</text:p>
          </table:table-cell>
          <table:table-cell office:value-type="float" office:value="104741" calcext:value-type="float">
            <text:p>104741</text:p>
          </table:table-cell>
          <table:table-cell office:value-type="float" office:value="100079886" calcext:value-type="float">
            <text:p>100079886</text:p>
          </table:table-cell>
          <table:table-cell office:value-type="float" office:value="100103000" calcext:value-type="float">
            <text:p>100103000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2462" calcext:value-type="float">
            <text:p>102462</text:p>
          </table:table-cell>
          <table:table-cell office:value-type="float" office:value="118880" calcext:value-type="float">
            <text:p>118880</text:p>
          </table:table-cell>
          <table:table-cell office:value-type="float" office:value="100014" calcext:value-type="float">
            <text:p>100014</text:p>
          </table:table-cell>
          <table:table-cell office:value-type="float" office:value="101761" calcext:value-type="float">
            <text:p>101761</text:p>
          </table:table-cell>
          <table:table-cell office:value-type="float" office:value="108229" calcext:value-type="float">
            <text:p>108229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4810" calcext:value-type="float">
            <text:p>94810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1976" calcext:value-type="float">
            <text:p>91976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0086762" calcext:value-type="float">
            <text:p>100086762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5631" calcext:value-type="float">
            <text:p>115631</text:p>
          </table:table-cell>
          <table:table-cell office:value-type="float" office:value="100084480" calcext:value-type="float">
            <text:p>100084480</text:p>
          </table:table-cell>
          <table:table-cell office:value-type="float" office:value="127420" calcext:value-type="float">
            <text:p>127420</text:p>
          </table:table-cell>
          <table:table-cell office:value-type="float" office:value="112963" calcext:value-type="float">
            <text:p>112963</text:p>
          </table:table-cell>
          <table:table-cell office:value-type="float" office:value="93069" calcext:value-type="float">
            <text:p>93069</text:p>
          </table:table-cell>
          <table:table-cell office:value-type="float" office:value="119732" calcext:value-type="float">
            <text:p>119732</text:p>
          </table:table-cell>
          <table:table-cell office:value-type="float" office:value="104741" calcext:value-type="float">
            <text:p>104741</text:p>
          </table:table-cell>
          <table:table-cell office:value-type="float" office:value="100079886" calcext:value-type="float">
            <text:p>100079886</text:p>
          </table:table-cell>
          <table:table-cell office:value-type="float" office:value="100103000" calcext:value-type="float">
            <text:p>100103000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2462" calcext:value-type="float">
            <text:p>102462</text:p>
          </table:table-cell>
          <table:table-cell office:value-type="float" office:value="118880" calcext:value-type="float">
            <text:p>118880</text:p>
          </table:table-cell>
          <table:table-cell office:value-type="float" office:value="100014" calcext:value-type="float">
            <text:p>100014</text:p>
          </table:table-cell>
          <table:table-cell office:value-type="float" office:value="101761" calcext:value-type="float">
            <text:p>101761</text:p>
          </table:table-cell>
          <table:table-cell office:value-type="float" office:value="108229" calcext:value-type="float">
            <text:p>108229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4810" calcext:value-type="float">
            <text:p>94810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1976" calcext:value-type="float">
            <text:p>91976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0086762" calcext:value-type="float">
            <text:p>100086762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0895" calcext:value-type="float">
            <text:p>110895</text:p>
          </table:table-cell>
          <table:table-cell office:value-type="float" office:value="100084480" calcext:value-type="float">
            <text:p>100084480</text:p>
          </table:table-cell>
          <table:table-cell office:value-type="float" office:value="127420" calcext:value-type="float">
            <text:p>127420</text:p>
          </table:table-cell>
          <table:table-cell office:value-type="float" office:value="112963" calcext:value-type="float">
            <text:p>112963</text:p>
          </table:table-cell>
          <table:table-cell office:value-type="float" office:value="93069" calcext:value-type="float">
            <text:p>93069</text:p>
          </table:table-cell>
          <table:table-cell office:value-type="float" office:value="119732" calcext:value-type="float">
            <text:p>119732</text:p>
          </table:table-cell>
          <table:table-cell office:value-type="float" office:value="104741" calcext:value-type="float">
            <text:p>104741</text:p>
          </table:table-cell>
          <table:table-cell office:value-type="float" office:value="100079886" calcext:value-type="float">
            <text:p>100079886</text:p>
          </table:table-cell>
          <table:table-cell office:value-type="float" office:value="100103000" calcext:value-type="float">
            <text:p>100103000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2462" calcext:value-type="float">
            <text:p>102462</text:p>
          </table:table-cell>
          <table:table-cell office:value-type="float" office:value="118880" calcext:value-type="float">
            <text:p>118880</text:p>
          </table:table-cell>
          <table:table-cell office:value-type="float" office:value="96294" calcext:value-type="float">
            <text:p>96294</text:p>
          </table:table-cell>
          <table:table-cell office:value-type="float" office:value="101761" calcext:value-type="float">
            <text:p>101761</text:p>
          </table:table-cell>
          <table:table-cell office:value-type="float" office:value="108229" calcext:value-type="float">
            <text:p>108229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4810" calcext:value-type="float">
            <text:p>94810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1976" calcext:value-type="float">
            <text:p>91976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0086762" calcext:value-type="float">
            <text:p>100086762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0895" calcext:value-type="float">
            <text:p>110895</text:p>
          </table:table-cell>
          <table:table-cell office:value-type="float" office:value="119265" calcext:value-type="float">
            <text:p>119265</text:p>
          </table:table-cell>
          <table:table-cell office:value-type="float" office:value="104251" calcext:value-type="float">
            <text:p>104251</text:p>
          </table:table-cell>
          <table:table-cell office:value-type="float" office:value="112963" calcext:value-type="float">
            <text:p>112963</text:p>
          </table:table-cell>
          <table:table-cell office:value-type="float" office:value="93069" calcext:value-type="float">
            <text:p>93069</text:p>
          </table:table-cell>
          <table:table-cell office:value-type="float" office:value="111731" calcext:value-type="float">
            <text:p>111731</text:p>
          </table:table-cell>
          <table:table-cell office:value-type="float" office:value="104741" calcext:value-type="float">
            <text:p>104741</text:p>
          </table:table-cell>
          <table:table-cell office:value-type="float" office:value="100079886" calcext:value-type="float">
            <text:p>100079886</text:p>
          </table:table-cell>
          <table:table-cell office:value-type="float" office:value="100103000" calcext:value-type="float">
            <text:p>100103000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2462" calcext:value-type="float">
            <text:p>102462</text:p>
          </table:table-cell>
          <table:table-cell office:value-type="float" office:value="106169" calcext:value-type="float">
            <text:p>106169</text:p>
          </table:table-cell>
          <table:table-cell office:value-type="float" office:value="96294" calcext:value-type="float">
            <text:p>96294</text:p>
          </table:table-cell>
          <table:table-cell office:value-type="float" office:value="101761" calcext:value-type="float">
            <text:p>101761</text:p>
          </table:table-cell>
          <table:table-cell office:value-type="float" office:value="108229" calcext:value-type="float">
            <text:p>108229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4810" calcext:value-type="float">
            <text:p>94810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1976" calcext:value-type="float">
            <text:p>91976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10973" calcext:value-type="float">
            <text:p>110973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0895" calcext:value-type="float">
            <text:p>110895</text:p>
          </table:table-cell>
          <table:table-cell office:value-type="float" office:value="119265" calcext:value-type="float">
            <text:p>119265</text:p>
          </table:table-cell>
          <table:table-cell office:value-type="float" office:value="101779" calcext:value-type="float">
            <text:p>101779</text:p>
          </table:table-cell>
          <table:table-cell office:value-type="float" office:value="108260" calcext:value-type="float">
            <text:p>108260</text:p>
          </table:table-cell>
          <table:table-cell office:value-type="float" office:value="93069" calcext:value-type="float">
            <text:p>93069</text:p>
          </table:table-cell>
          <table:table-cell office:value-type="float" office:value="111731" calcext:value-type="float">
            <text:p>111731</text:p>
          </table:table-cell>
          <table:table-cell office:value-type="float" office:value="104741" calcext:value-type="float">
            <text:p>104741</text:p>
          </table:table-cell>
          <table:table-cell office:value-type="float" office:value="100079886" calcext:value-type="float">
            <text:p>100079886</text:p>
          </table:table-cell>
          <table:table-cell office:value-type="float" office:value="128395" calcext:value-type="float">
            <text:p>128395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2462" calcext:value-type="float">
            <text:p>102462</text:p>
          </table:table-cell>
          <table:table-cell office:value-type="float" office:value="106169" calcext:value-type="float">
            <text:p>106169</text:p>
          </table:table-cell>
          <table:table-cell office:value-type="float" office:value="96294" calcext:value-type="float">
            <text:p>96294</text:p>
          </table:table-cell>
          <table:table-cell office:value-type="float" office:value="101761" calcext:value-type="float">
            <text:p>101761</text:p>
          </table:table-cell>
          <table:table-cell office:value-type="float" office:value="108229" calcext:value-type="float">
            <text:p>108229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4810" calcext:value-type="float">
            <text:p>94810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1976" calcext:value-type="float">
            <text:p>91976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8532" calcext:value-type="float">
            <text:p>108532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0895" calcext:value-type="float">
            <text:p>110895</text:p>
          </table:table-cell>
          <table:table-cell office:value-type="float" office:value="119265" calcext:value-type="float">
            <text:p>119265</text:p>
          </table:table-cell>
          <table:table-cell office:value-type="float" office:value="101779" calcext:value-type="float">
            <text:p>101779</text:p>
          </table:table-cell>
          <table:table-cell office:value-type="float" office:value="108260" calcext:value-type="float">
            <text:p>108260</text:p>
          </table:table-cell>
          <table:table-cell office:value-type="float" office:value="93069" calcext:value-type="float">
            <text:p>93069</text:p>
          </table:table-cell>
          <table:table-cell office:value-type="float" office:value="111731" calcext:value-type="float">
            <text:p>111731</text:p>
          </table:table-cell>
          <table:table-cell office:value-type="float" office:value="104741" calcext:value-type="float">
            <text:p>104741</text:p>
          </table:table-cell>
          <table:table-cell office:value-type="float" office:value="100079886" calcext:value-type="float">
            <text:p>100079886</text:p>
          </table:table-cell>
          <table:table-cell office:value-type="float" office:value="124911" calcext:value-type="float">
            <text:p>124911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2462" calcext:value-type="float">
            <text:p>102462</text:p>
          </table:table-cell>
          <table:table-cell office:value-type="float" office:value="106169" calcext:value-type="float">
            <text:p>106169</text:p>
          </table:table-cell>
          <table:table-cell office:value-type="float" office:value="96294" calcext:value-type="float">
            <text:p>96294</text:p>
          </table:table-cell>
          <table:table-cell office:value-type="float" office:value="92554" calcext:value-type="float">
            <text:p>92554</text:p>
          </table:table-cell>
          <table:table-cell office:value-type="float" office:value="108229" calcext:value-type="float">
            <text:p>108229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4810" calcext:value-type="float">
            <text:p>94810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1976" calcext:value-type="float">
            <text:p>91976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8532" calcext:value-type="float">
            <text:p>108532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0895" calcext:value-type="float">
            <text:p>110895</text:p>
          </table:table-cell>
          <table:table-cell office:value-type="float" office:value="119265" calcext:value-type="float">
            <text:p>119265</text:p>
          </table:table-cell>
          <table:table-cell office:value-type="float" office:value="101779" calcext:value-type="float">
            <text:p>101779</text:p>
          </table:table-cell>
          <table:table-cell office:value-type="float" office:value="108260" calcext:value-type="float">
            <text:p>108260</text:p>
          </table:table-cell>
          <table:table-cell office:value-type="float" office:value="93069" calcext:value-type="float">
            <text:p>93069</text:p>
          </table:table-cell>
          <table:table-cell office:value-type="float" office:value="111731" calcext:value-type="float">
            <text:p>111731</text:p>
          </table:table-cell>
          <table:table-cell office:value-type="float" office:value="104741" calcext:value-type="float">
            <text:p>104741</text:p>
          </table:table-cell>
          <table:table-cell office:value-type="float" office:value="100079886" calcext:value-type="float">
            <text:p>100079886</text:p>
          </table:table-cell>
          <table:table-cell office:value-type="float" office:value="124911" calcext:value-type="float">
            <text:p>124911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2462" calcext:value-type="float">
            <text:p>102462</text:p>
          </table:table-cell>
          <table:table-cell office:value-type="float" office:value="106169" calcext:value-type="float">
            <text:p>106169</text:p>
          </table:table-cell>
          <table:table-cell office:value-type="float" office:value="96294" calcext:value-type="float">
            <text:p>96294</text:p>
          </table:table-cell>
          <table:table-cell office:value-type="float" office:value="92554" calcext:value-type="float">
            <text:p>92554</text:p>
          </table:table-cell>
          <table:table-cell office:value-type="float" office:value="108229" calcext:value-type="float">
            <text:p>108229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4810" calcext:value-type="float">
            <text:p>94810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1976" calcext:value-type="float">
            <text:p>91976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8532" calcext:value-type="float">
            <text:p>108532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0895" calcext:value-type="float">
            <text:p>110895</text:p>
          </table:table-cell>
          <table:table-cell office:value-type="float" office:value="119265" calcext:value-type="float">
            <text:p>119265</text:p>
          </table:table-cell>
          <table:table-cell office:value-type="float" office:value="101779" calcext:value-type="float">
            <text:p>101779</text:p>
          </table:table-cell>
          <table:table-cell office:value-type="float" office:value="108260" calcext:value-type="float">
            <text:p>108260</text:p>
          </table:table-cell>
          <table:table-cell office:value-type="float" office:value="93069" calcext:value-type="float">
            <text:p>93069</text:p>
          </table:table-cell>
          <table:table-cell office:value-type="float" office:value="111731" calcext:value-type="float">
            <text:p>111731</text:p>
          </table:table-cell>
          <table:table-cell office:value-type="float" office:value="104741" calcext:value-type="float">
            <text:p>104741</text:p>
          </table:table-cell>
          <table:table-cell office:value-type="float" office:value="107394" calcext:value-type="float">
            <text:p>107394</text:p>
          </table:table-cell>
          <table:table-cell office:value-type="float" office:value="124911" calcext:value-type="float">
            <text:p>124911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0908" calcext:value-type="float">
            <text:p>100908</text:p>
          </table:table-cell>
          <table:table-cell office:value-type="float" office:value="106169" calcext:value-type="float">
            <text:p>106169</text:p>
          </table:table-cell>
          <table:table-cell office:value-type="float" office:value="96294" calcext:value-type="float">
            <text:p>96294</text:p>
          </table:table-cell>
          <table:table-cell office:value-type="float" office:value="92554" calcext:value-type="float">
            <text:p>92554</text:p>
          </table:table-cell>
          <table:table-cell office:value-type="float" office:value="108229" calcext:value-type="float">
            <text:p>108229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4810" calcext:value-type="float">
            <text:p>94810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1976" calcext:value-type="float">
            <text:p>91976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8532" calcext:value-type="float">
            <text:p>108532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0895" calcext:value-type="float">
            <text:p>110895</text:p>
          </table:table-cell>
          <table:table-cell office:value-type="float" office:value="119265" calcext:value-type="float">
            <text:p>119265</text:p>
          </table:table-cell>
          <table:table-cell office:value-type="float" office:value="101779" calcext:value-type="float">
            <text:p>101779</text:p>
          </table:table-cell>
          <table:table-cell office:value-type="float" office:value="108260" calcext:value-type="float">
            <text:p>108260</text:p>
          </table:table-cell>
          <table:table-cell office:value-type="float" office:value="93069" calcext:value-type="float">
            <text:p>93069</text:p>
          </table:table-cell>
          <table:table-cell office:value-type="float" office:value="111731" calcext:value-type="float">
            <text:p>111731</text:p>
          </table:table-cell>
          <table:table-cell office:value-type="float" office:value="104741" calcext:value-type="float">
            <text:p>104741</text:p>
          </table:table-cell>
          <table:table-cell office:value-type="float" office:value="98592" calcext:value-type="float">
            <text:p>98592</text:p>
          </table:table-cell>
          <table:table-cell office:value-type="float" office:value="124911" calcext:value-type="float">
            <text:p>124911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0321" calcext:value-type="float">
            <text:p>100321</text:p>
          </table:table-cell>
          <table:table-cell office:value-type="float" office:value="106169" calcext:value-type="float">
            <text:p>106169</text:p>
          </table:table-cell>
          <table:table-cell office:value-type="float" office:value="96294" calcext:value-type="float">
            <text:p>96294</text:p>
          </table:table-cell>
          <table:table-cell office:value-type="float" office:value="92554" calcext:value-type="float">
            <text:p>92554</text:p>
          </table:table-cell>
          <table:table-cell office:value-type="float" office:value="108229" calcext:value-type="float">
            <text:p>108229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4810" calcext:value-type="float">
            <text:p>94810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1976" calcext:value-type="float">
            <text:p>91976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8532" calcext:value-type="float">
            <text:p>108532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0895" calcext:value-type="float">
            <text:p>110895</text:p>
          </table:table-cell>
          <table:table-cell office:value-type="float" office:value="119265" calcext:value-type="float">
            <text:p>119265</text:p>
          </table:table-cell>
          <table:table-cell office:value-type="float" office:value="101779" calcext:value-type="float">
            <text:p>101779</text:p>
          </table:table-cell>
          <table:table-cell office:value-type="float" office:value="108260" calcext:value-type="float">
            <text:p>108260</text:p>
          </table:table-cell>
          <table:table-cell office:value-type="float" office:value="93069" calcext:value-type="float">
            <text:p>93069</text:p>
          </table:table-cell>
          <table:table-cell office:value-type="float" office:value="111731" calcext:value-type="float">
            <text:p>111731</text:p>
          </table:table-cell>
          <table:table-cell office:value-type="float" office:value="104741" calcext:value-type="float">
            <text:p>104741</text:p>
          </table:table-cell>
          <table:table-cell office:value-type="float" office:value="98592" calcext:value-type="float">
            <text:p>98592</text:p>
          </table:table-cell>
          <table:table-cell office:value-type="float" office:value="124911" calcext:value-type="float">
            <text:p>124911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0321" calcext:value-type="float">
            <text:p>100321</text:p>
          </table:table-cell>
          <table:table-cell office:value-type="float" office:value="106169" calcext:value-type="float">
            <text:p>106169</text:p>
          </table:table-cell>
          <table:table-cell office:value-type="float" office:value="96294" calcext:value-type="float">
            <text:p>96294</text:p>
          </table:table-cell>
          <table:table-cell office:value-type="float" office:value="92554" calcext:value-type="float">
            <text:p>92554</text:p>
          </table:table-cell>
          <table:table-cell office:value-type="float" office:value="108229" calcext:value-type="float">
            <text:p>108229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4810" calcext:value-type="float">
            <text:p>94810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1976" calcext:value-type="float">
            <text:p>91976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8532" calcext:value-type="float">
            <text:p>108532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0895" calcext:value-type="float">
            <text:p>110895</text:p>
          </table:table-cell>
          <table:table-cell office:value-type="float" office:value="119265" calcext:value-type="float">
            <text:p>119265</text:p>
          </table:table-cell>
          <table:table-cell office:value-type="float" office:value="101779" calcext:value-type="float">
            <text:p>101779</text:p>
          </table:table-cell>
          <table:table-cell office:value-type="float" office:value="108260" calcext:value-type="float">
            <text:p>108260</text:p>
          </table:table-cell>
          <table:table-cell office:value-type="float" office:value="93069" calcext:value-type="float">
            <text:p>93069</text:p>
          </table:table-cell>
          <table:table-cell office:value-type="float" office:value="111731" calcext:value-type="float">
            <text:p>111731</text:p>
          </table:table-cell>
          <table:table-cell office:value-type="float" office:value="104741" calcext:value-type="float">
            <text:p>104741</text:p>
          </table:table-cell>
          <table:table-cell office:value-type="float" office:value="98592" calcext:value-type="float">
            <text:p>98592</text:p>
          </table:table-cell>
          <table:table-cell office:value-type="float" office:value="124911" calcext:value-type="float">
            <text:p>124911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0321" calcext:value-type="float">
            <text:p>100321</text:p>
          </table:table-cell>
          <table:table-cell office:value-type="float" office:value="106169" calcext:value-type="float">
            <text:p>106169</text:p>
          </table:table-cell>
          <table:table-cell office:value-type="float" office:value="96294" calcext:value-type="float">
            <text:p>96294</text:p>
          </table:table-cell>
          <table:table-cell office:value-type="float" office:value="92554" calcext:value-type="float">
            <text:p>92554</text:p>
          </table:table-cell>
          <table:table-cell office:value-type="float" office:value="108229" calcext:value-type="float">
            <text:p>108229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1151" calcext:value-type="float">
            <text:p>91151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1976" calcext:value-type="float">
            <text:p>91976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8532" calcext:value-type="float">
            <text:p>108532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0895" calcext:value-type="float">
            <text:p>110895</text:p>
          </table:table-cell>
          <table:table-cell office:value-type="float" office:value="119265" calcext:value-type="float">
            <text:p>119265</text:p>
          </table:table-cell>
          <table:table-cell office:value-type="float" office:value="101779" calcext:value-type="float">
            <text:p>101779</text:p>
          </table:table-cell>
          <table:table-cell office:value-type="float" office:value="108260" calcext:value-type="float">
            <text:p>108260</text:p>
          </table:table-cell>
          <table:table-cell office:value-type="float" office:value="93069" calcext:value-type="float">
            <text:p>93069</text:p>
          </table:table-cell>
          <table:table-cell office:value-type="float" office:value="111731" calcext:value-type="float">
            <text:p>111731</text:p>
          </table:table-cell>
          <table:table-cell office:value-type="float" office:value="104741" calcext:value-type="float">
            <text:p>104741</text:p>
          </table:table-cell>
          <table:table-cell office:value-type="float" office:value="98592" calcext:value-type="float">
            <text:p>98592</text:p>
          </table:table-cell>
          <table:table-cell office:value-type="float" office:value="124911" calcext:value-type="float">
            <text:p>124911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0321" calcext:value-type="float">
            <text:p>100321</text:p>
          </table:table-cell>
          <table:table-cell office:value-type="float" office:value="106169" calcext:value-type="float">
            <text:p>106169</text:p>
          </table:table-cell>
          <table:table-cell office:value-type="float" office:value="96294" calcext:value-type="float">
            <text:p>96294</text:p>
          </table:table-cell>
          <table:table-cell office:value-type="float" office:value="92554" calcext:value-type="float">
            <text:p>92554</text:p>
          </table:table-cell>
          <table:table-cell office:value-type="float" office:value="108229" calcext:value-type="float">
            <text:p>108229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1151" calcext:value-type="float">
            <text:p>91151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0233" calcext:value-type="float">
            <text:p>90233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5037" calcext:value-type="float">
            <text:p>105037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0895" calcext:value-type="float">
            <text:p>110895</text:p>
          </table:table-cell>
          <table:table-cell office:value-type="float" office:value="119265" calcext:value-type="float">
            <text:p>119265</text:p>
          </table:table-cell>
          <table:table-cell office:value-type="float" office:value="101779" calcext:value-type="float">
            <text:p>101779</text:p>
          </table:table-cell>
          <table:table-cell office:value-type="float" office:value="108260" calcext:value-type="float">
            <text:p>108260</text:p>
          </table:table-cell>
          <table:table-cell office:value-type="float" office:value="93069" calcext:value-type="float">
            <text:p>93069</text:p>
          </table:table-cell>
          <table:table-cell office:value-type="float" office:value="111731" calcext:value-type="float">
            <text:p>111731</text:p>
          </table:table-cell>
          <table:table-cell office:value-type="float" office:value="104741" calcext:value-type="float">
            <text:p>104741</text:p>
          </table:table-cell>
          <table:table-cell office:value-type="float" office:value="98592" calcext:value-type="float">
            <text:p>98592</text:p>
          </table:table-cell>
          <table:table-cell office:value-type="float" office:value="124911" calcext:value-type="float">
            <text:p>124911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0321" calcext:value-type="float">
            <text:p>100321</text:p>
          </table:table-cell>
          <table:table-cell office:value-type="float" office:value="106169" calcext:value-type="float">
            <text:p>106169</text:p>
          </table:table-cell>
          <table:table-cell office:value-type="float" office:value="96294" calcext:value-type="float">
            <text:p>96294</text:p>
          </table:table-cell>
          <table:table-cell office:value-type="float" office:value="92554" calcext:value-type="float">
            <text:p>92554</text:p>
          </table:table-cell>
          <table:table-cell office:value-type="float" office:value="106206" calcext:value-type="float">
            <text:p>106206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1151" calcext:value-type="float">
            <text:p>91151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0233" calcext:value-type="float">
            <text:p>90233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5037" calcext:value-type="float">
            <text:p>105037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0895" calcext:value-type="float">
            <text:p>110895</text:p>
          </table:table-cell>
          <table:table-cell office:value-type="float" office:value="119265" calcext:value-type="float">
            <text:p>119265</text:p>
          </table:table-cell>
          <table:table-cell office:value-type="float" office:value="101779" calcext:value-type="float">
            <text:p>101779</text:p>
          </table:table-cell>
          <table:table-cell office:value-type="float" office:value="108260" calcext:value-type="float">
            <text:p>108260</text:p>
          </table:table-cell>
          <table:table-cell office:value-type="float" office:value="93069" calcext:value-type="float">
            <text:p>93069</text:p>
          </table:table-cell>
          <table:table-cell office:value-type="float" office:value="109507" calcext:value-type="float">
            <text:p>109507</text:p>
          </table:table-cell>
          <table:table-cell office:value-type="float" office:value="104741" calcext:value-type="float">
            <text:p>104741</text:p>
          </table:table-cell>
          <table:table-cell office:value-type="float" office:value="98592" calcext:value-type="float">
            <text:p>98592</text:p>
          </table:table-cell>
          <table:table-cell office:value-type="float" office:value="99002" calcext:value-type="float">
            <text:p>99002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0321" calcext:value-type="float">
            <text:p>100321</text:p>
          </table:table-cell>
          <table:table-cell office:value-type="float" office:value="106169" calcext:value-type="float">
            <text:p>106169</text:p>
          </table:table-cell>
          <table:table-cell office:value-type="float" office:value="96294" calcext:value-type="float">
            <text:p>96294</text:p>
          </table:table-cell>
          <table:table-cell office:value-type="float" office:value="92554" calcext:value-type="float">
            <text:p>92554</text:p>
          </table:table-cell>
          <table:table-cell office:value-type="float" office:value="106206" calcext:value-type="float">
            <text:p>106206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1151" calcext:value-type="float">
            <text:p>91151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0233" calcext:value-type="float">
            <text:p>90233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5037" calcext:value-type="float">
            <text:p>105037</text:p>
          </table:table-cell>
          <table:table-cell office:value-type="float" office:value="107825" calcext:value-type="float">
            <text:p>107825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0895" calcext:value-type="float">
            <text:p>110895</text:p>
          </table:table-cell>
          <table:table-cell office:value-type="float" office:value="119265" calcext:value-type="float">
            <text:p>119265</text:p>
          </table:table-cell>
          <table:table-cell office:value-type="float" office:value="101779" calcext:value-type="float">
            <text:p>101779</text:p>
          </table:table-cell>
          <table:table-cell office:value-type="float" office:value="108260" calcext:value-type="float">
            <text:p>108260</text:p>
          </table:table-cell>
          <table:table-cell office:value-type="float" office:value="93069" calcext:value-type="float">
            <text:p>93069</text:p>
          </table:table-cell>
          <table:table-cell office:value-type="float" office:value="109507" calcext:value-type="float">
            <text:p>109507</text:p>
          </table:table-cell>
          <table:table-cell office:value-type="float" office:value="104741" calcext:value-type="float">
            <text:p>104741</text:p>
          </table:table-cell>
          <table:table-cell office:value-type="float" office:value="98592" calcext:value-type="float">
            <text:p>98592</text:p>
          </table:table-cell>
          <table:table-cell office:value-type="float" office:value="96805" calcext:value-type="float">
            <text:p>96805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0321" calcext:value-type="float">
            <text:p>100321</text:p>
          </table:table-cell>
          <table:table-cell office:value-type="float" office:value="106169" calcext:value-type="float">
            <text:p>106169</text:p>
          </table:table-cell>
          <table:table-cell office:value-type="float" office:value="96294" calcext:value-type="float">
            <text:p>96294</text:p>
          </table:table-cell>
          <table:table-cell office:value-type="float" office:value="92554" calcext:value-type="float">
            <text:p>92554</text:p>
          </table:table-cell>
          <table:table-cell office:value-type="float" office:value="106206" calcext:value-type="float">
            <text:p>106206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1151" calcext:value-type="float">
            <text:p>91151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0233" calcext:value-type="float">
            <text:p>90233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5037" calcext:value-type="float">
            <text:p>105037</text:p>
          </table:table-cell>
          <table:table-cell office:value-type="float" office:value="99848" calcext:value-type="float">
            <text:p>99848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0895" calcext:value-type="float">
            <text:p>110895</text:p>
          </table:table-cell>
          <table:table-cell office:value-type="float" office:value="119265" calcext:value-type="float">
            <text:p>119265</text:p>
          </table:table-cell>
          <table:table-cell office:value-type="float" office:value="101779" calcext:value-type="float">
            <text:p>101779</text:p>
          </table:table-cell>
          <table:table-cell office:value-type="float" office:value="108260" calcext:value-type="float">
            <text:p>108260</text:p>
          </table:table-cell>
          <table:table-cell office:value-type="float" office:value="93069" calcext:value-type="float">
            <text:p>93069</text:p>
          </table:table-cell>
          <table:table-cell office:value-type="float" office:value="109507" calcext:value-type="float">
            <text:p>109507</text:p>
          </table:table-cell>
          <table:table-cell office:value-type="float" office:value="104741" calcext:value-type="float">
            <text:p>104741</text:p>
          </table:table-cell>
          <table:table-cell office:value-type="float" office:value="98592" calcext:value-type="float">
            <text:p>98592</text:p>
          </table:table-cell>
          <table:table-cell office:value-type="float" office:value="96805" calcext:value-type="float">
            <text:p>96805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0321" calcext:value-type="float">
            <text:p>100321</text:p>
          </table:table-cell>
          <table:table-cell office:value-type="float" office:value="106169" calcext:value-type="float">
            <text:p>106169</text:p>
          </table:table-cell>
          <table:table-cell office:value-type="float" office:value="96294" calcext:value-type="float">
            <text:p>96294</text:p>
          </table:table-cell>
          <table:table-cell office:value-type="float" office:value="92554" calcext:value-type="float">
            <text:p>92554</text:p>
          </table:table-cell>
          <table:table-cell office:value-type="float" office:value="106206" calcext:value-type="float">
            <text:p>106206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1151" calcext:value-type="float">
            <text:p>91151</text:p>
          </table:table-cell>
          <table:table-cell office:value-type="float" office:value="89201" calcext:value-type="float">
            <text:p>89201</text:p>
          </table:table-cell>
          <table:table-cell office:value-type="float" office:value="105401" calcext:value-type="float">
            <text:p>105401</text:p>
          </table:table-cell>
          <table:table-cell office:value-type="float" office:value="90233" calcext:value-type="float">
            <text:p>90233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5037" calcext:value-type="float">
            <text:p>105037</text:p>
          </table:table-cell>
          <table:table-cell office:value-type="float" office:value="97280" calcext:value-type="float">
            <text:p>97280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0895" calcext:value-type="float">
            <text:p>110895</text:p>
          </table:table-cell>
          <table:table-cell office:value-type="float" office:value="119265" calcext:value-type="float">
            <text:p>119265</text:p>
          </table:table-cell>
          <table:table-cell office:value-type="float" office:value="101779" calcext:value-type="float">
            <text:p>101779</text:p>
          </table:table-cell>
          <table:table-cell office:value-type="float" office:value="108260" calcext:value-type="float">
            <text:p>108260</text:p>
          </table:table-cell>
          <table:table-cell office:value-type="float" office:value="93069" calcext:value-type="float">
            <text:p>93069</text:p>
          </table:table-cell>
          <table:table-cell office:value-type="float" office:value="109507" calcext:value-type="float">
            <text:p>109507</text:p>
          </table:table-cell>
          <table:table-cell office:value-type="float" office:value="104741" calcext:value-type="float">
            <text:p>104741</text:p>
          </table:table-cell>
          <table:table-cell office:value-type="float" office:value="98592" calcext:value-type="float">
            <text:p>98592</text:p>
          </table:table-cell>
          <table:table-cell office:value-type="float" office:value="96805" calcext:value-type="float">
            <text:p>96805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0321" calcext:value-type="float">
            <text:p>100321</text:p>
          </table:table-cell>
          <table:table-cell office:value-type="float" office:value="106169" calcext:value-type="float">
            <text:p>106169</text:p>
          </table:table-cell>
          <table:table-cell office:value-type="float" office:value="96294" calcext:value-type="float">
            <text:p>96294</text:p>
          </table:table-cell>
          <table:table-cell office:value-type="float" office:value="92554" calcext:value-type="float">
            <text:p>92554</text:p>
          </table:table-cell>
          <table:table-cell office:value-type="float" office:value="106206" calcext:value-type="float">
            <text:p>106206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1151" calcext:value-type="float">
            <text:p>91151</text:p>
          </table:table-cell>
          <table:table-cell office:value-type="float" office:value="89201" calcext:value-type="float">
            <text:p>89201</text:p>
          </table:table-cell>
          <table:table-cell office:value-type="float" office:value="104033" calcext:value-type="float">
            <text:p>104033</text:p>
          </table:table-cell>
          <table:table-cell office:value-type="float" office:value="90233" calcext:value-type="float">
            <text:p>90233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5037" calcext:value-type="float">
            <text:p>105037</text:p>
          </table:table-cell>
          <table:table-cell office:value-type="float" office:value="97280" calcext:value-type="float">
            <text:p>97280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0895" calcext:value-type="float">
            <text:p>110895</text:p>
          </table:table-cell>
          <table:table-cell office:value-type="float" office:value="119265" calcext:value-type="float">
            <text:p>119265</text:p>
          </table:table-cell>
          <table:table-cell office:value-type="float" office:value="101779" calcext:value-type="float">
            <text:p>101779</text:p>
          </table:table-cell>
          <table:table-cell office:value-type="float" office:value="108260" calcext:value-type="float">
            <text:p>108260</text:p>
          </table:table-cell>
          <table:table-cell office:value-type="float" office:value="93069" calcext:value-type="float">
            <text:p>93069</text:p>
          </table:table-cell>
          <table:table-cell office:value-type="float" office:value="109507" calcext:value-type="float">
            <text:p>109507</text:p>
          </table:table-cell>
          <table:table-cell office:value-type="float" office:value="104741" calcext:value-type="float">
            <text:p>104741</text:p>
          </table:table-cell>
          <table:table-cell office:value-type="float" office:value="98592" calcext:value-type="float">
            <text:p>98592</text:p>
          </table:table-cell>
          <table:table-cell office:value-type="float" office:value="96805" calcext:value-type="float">
            <text:p>96805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0321" calcext:value-type="float">
            <text:p>100321</text:p>
          </table:table-cell>
          <table:table-cell office:value-type="float" office:value="106169" calcext:value-type="float">
            <text:p>106169</text:p>
          </table:table-cell>
          <table:table-cell office:value-type="float" office:value="96294" calcext:value-type="float">
            <text:p>96294</text:p>
          </table:table-cell>
          <table:table-cell office:value-type="float" office:value="92554" calcext:value-type="float">
            <text:p>92554</text:p>
          </table:table-cell>
          <table:table-cell office:value-type="float" office:value="106206" calcext:value-type="float">
            <text:p>106206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1151" calcext:value-type="float">
            <text:p>91151</text:p>
          </table:table-cell>
          <table:table-cell office:value-type="float" office:value="89201" calcext:value-type="float">
            <text:p>89201</text:p>
          </table:table-cell>
          <table:table-cell office:value-type="float" office:value="104033" calcext:value-type="float">
            <text:p>104033</text:p>
          </table:table-cell>
          <table:table-cell office:value-type="float" office:value="90233" calcext:value-type="float">
            <text:p>90233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5037" calcext:value-type="float">
            <text:p>105037</text:p>
          </table:table-cell>
          <table:table-cell office:value-type="float" office:value="97280" calcext:value-type="float">
            <text:p>97280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10895" calcext:value-type="float">
            <text:p>110895</text:p>
          </table:table-cell>
          <table:table-cell office:value-type="float" office:value="119265" calcext:value-type="float">
            <text:p>119265</text:p>
          </table:table-cell>
          <table:table-cell office:value-type="float" office:value="101779" calcext:value-type="float">
            <text:p>101779</text:p>
          </table:table-cell>
          <table:table-cell office:value-type="float" office:value="108260" calcext:value-type="float">
            <text:p>108260</text:p>
          </table:table-cell>
          <table:table-cell office:value-type="float" office:value="93069" calcext:value-type="float">
            <text:p>93069</text:p>
          </table:table-cell>
          <table:table-cell office:value-type="float" office:value="109507" calcext:value-type="float">
            <text:p>109507</text:p>
          </table:table-cell>
          <table:table-cell office:value-type="float" office:value="104741" calcext:value-type="float">
            <text:p>104741</text:p>
          </table:table-cell>
          <table:table-cell office:value-type="float" office:value="98592" calcext:value-type="float">
            <text:p>98592</text:p>
          </table:table-cell>
          <table:table-cell office:value-type="float" office:value="96805" calcext:value-type="float">
            <text:p>96805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0321" calcext:value-type="float">
            <text:p>100321</text:p>
          </table:table-cell>
          <table:table-cell office:value-type="float" office:value="106169" calcext:value-type="float">
            <text:p>106169</text:p>
          </table:table-cell>
          <table:table-cell office:value-type="float" office:value="96294" calcext:value-type="float">
            <text:p>96294</text:p>
          </table:table-cell>
          <table:table-cell office:value-type="float" office:value="92554" calcext:value-type="float">
            <text:p>92554</text:p>
          </table:table-cell>
          <table:table-cell office:value-type="float" office:value="106206" calcext:value-type="float">
            <text:p>106206</text:p>
          </table:table-cell>
          <table:table-cell office:value-type="float" office:value="94253" calcext:value-type="float">
            <text:p>94253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103075" calcext:value-type="float">
            <text:p>103075</text:p>
          </table:table-cell>
          <table:table-cell office:value-type="float" office:value="94201" calcext:value-type="float">
            <text:p>94201</text:p>
          </table:table-cell>
          <table:table-cell office:value-type="float" office:value="91151" calcext:value-type="float">
            <text:p>91151</text:p>
          </table:table-cell>
          <table:table-cell office:value-type="float" office:value="89201" calcext:value-type="float">
            <text:p>89201</text:p>
          </table:table-cell>
          <table:table-cell office:value-type="float" office:value="104033" calcext:value-type="float">
            <text:p>104033</text:p>
          </table:table-cell>
          <table:table-cell office:value-type="float" office:value="90233" calcext:value-type="float">
            <text:p>90233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2989" calcext:value-type="float">
            <text:p>102989</text:p>
          </table:table-cell>
          <table:table-cell office:value-type="float" office:value="105037" calcext:value-type="float">
            <text:p>105037</text:p>
          </table:table-cell>
          <table:table-cell office:value-type="float" office:value="97280" calcext:value-type="float">
            <text:p>97280</text:p>
          </table:table-cell>
          <table:table-cell office:value-type="float" office:value="101624" calcext:value-type="float">
            <text:p>101624</text:p>
          </table:table-cell>
          <table:table-cell office:value-type="float" office:value="101843" calcext:value-type="float">
            <text:p>101843</text:p>
          </table:table-cell>
          <table:table-cell office:value-type="float" office:value="100706" calcext:value-type="float">
            <text:p>100706</text:p>
          </table:table-cell>
          <table:table-cell office:value-type="float" office:value="104082" calcext:value-type="float">
            <text:p>104082</text:p>
          </table:table-cell>
          <table:table-cell office:value-type="float" office:value="119265" calcext:value-type="float">
            <text:p>119265</text:p>
          </table:table-cell>
          <table:table-cell office:value-type="float" office:value="101779" calcext:value-type="float">
            <text:p>101779</text:p>
          </table:table-cell>
          <table:table-cell office:value-type="float" office:value="108260" calcext:value-type="float">
            <text:p>108260</text:p>
          </table:table-cell>
          <table:table-cell office:value-type="float" office:value="93069" calcext:value-type="float">
            <text:p>93069</text:p>
          </table:table-cell>
          <table:table-cell office:value-type="float" office:value="109507" calcext:value-type="float">
            <text:p>109507</text:p>
          </table:table-cell>
          <table:table-cell office:value-type="float" office:value="104741" calcext:value-type="float">
            <text:p>104741</text:p>
          </table:table-cell>
          <table:table-cell office:value-type="float" office:value="98592" calcext:value-type="float">
            <text:p>98592</text:p>
          </table:table-cell>
          <table:table-cell office:value-type="float" office:value="96805" calcext:value-type="float">
            <text:p>96805</text:p>
          </table:table-cell>
          <table:table-cell office:value-type="float" office:value="110374" calcext:value-type="float">
            <text:p>110374</text:p>
          </table:table-cell>
          <table:table-cell office:value-type="float" office:value="100321" calcext:value-type="float">
            <text:p>100321</text:p>
          </table:table-cell>
          <table:table-cell office:value-type="float" office:value="106169" calcext:value-type="float">
            <text:p>106169</text:p>
          </table:table-cell>
          <table:table-cell office:value-type="float" office:value="96294" calcext:value-type="float">
            <text:p>96294</text:p>
          </table:table-cell>
          <table:table-cell office:value-type="float" office:value="92554" calcext:value-type="float">
            <text:p>92554</text:p>
          </table:table-cell>
          <table:table-cell office:value-type="float" office:value="106206" calcext:value-type="float">
            <text:p>106206</text:p>
          </table:table-cell>
          <table:table-cell office:value-type="float" office:value="94253" calcext:value-type="float">
            <text:p>94253</text:p>
          </table:table-cell>
        </table:table-row>
      </table:table>
      <table:table table:name="Hoja5" table:style-name="ta1">
        <table:shapes>
          <draw:frame draw:z-index="0" draw:style-name="gr1" draw:text-style-name="P1" svg:width="33.991cm" svg:height="16.949cm" svg:x="1.353cm" svg:y="13.216cm">
            <draw:object draw:notify-on-update-of-ranges="Hoja5.A1:Hoja5.A27 Hoja5.B1:Hoja5.B27 Hoja5.C1:Hoja5.C27 Hoja5.D1:Hoja5.D27 Hoja5.E1:Hoja5.E27 Hoja5.F1:Hoja5.F27 Hoja5.G1:Hoja5.G27 Hoja5.H1:Hoja5.H27 Hoja5.I1:Hoja5.I27 Hoja5.J1:Hoja5.J27 Hoja5.K1:Hoja5.K27 Hoja5.L1:Hoja5.L27 Hoja5.M1:Hoja5.M27 Hoja5.N1:Hoja5.N27 Hoja5.O1:Hoja5.O27 Hoja5.P1:Hoja5.P27 Hoja5.Q1:Hoja5.Q27 Hoja5.R1:Hoja5.R27 Hoja5.S1:Hoja5.S27 Hoja5.T1:Hoja5.T27 Hoja5.U1:Hoja5.U27 Hoja5.V1:Hoja5.V27 Hoja5.W1:Hoja5.W27 Hoja5.X1:Hoja5.X27 Hoja5.Y1:Hoja5.Y27 Hoja5.Z1:Hoja5.Z27 Hoja5.AA1:Hoja5.AA27 Hoja5.AB1:Hoja5.AB27 Hoja5.AC1:Hoja5.AC27 Hoja5.AD1:Hoja5.AD2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office:value-type="float" office:value="24825" calcext:value-type="float">
            <text:p>24825</text:p>
          </table:table-cell>
          <table:table-cell office:value-type="float" office:value="25610" calcext:value-type="float">
            <text:p>25610</text:p>
          </table:table-cell>
          <table:table-cell office:value-type="float" office:value="25822" calcext:value-type="float">
            <text:p>25822</text:p>
          </table:table-cell>
          <table:table-cell office:value-type="float" office:value="24351" calcext:value-type="float">
            <text:p>24351</text:p>
          </table:table-cell>
          <table:table-cell office:value-type="float" office:value="25156" calcext:value-type="float">
            <text:p>25156</text:p>
          </table:table-cell>
          <table:table-cell office:value-type="float" office:value="29065" calcext:value-type="float">
            <text:p>29065</text:p>
          </table:table-cell>
          <table:table-cell office:value-type="float" office:value="24472" calcext:value-type="float">
            <text:p>24472</text:p>
          </table:table-cell>
          <table:table-cell office:value-type="float" office:value="23842" calcext:value-type="float">
            <text:p>23842</text:p>
          </table:table-cell>
          <table:table-cell office:value-type="float" office:value="27987" calcext:value-type="float">
            <text:p>27987</text:p>
          </table:table-cell>
          <table:table-cell office:value-type="float" office:value="23531" calcext:value-type="float">
            <text:p>23531</text:p>
          </table:table-cell>
          <table:table-cell office:value-type="float" office:value="24728" calcext:value-type="float">
            <text:p>24728</text:p>
          </table:table-cell>
          <table:table-cell office:value-type="float" office:value="25339" calcext:value-type="float">
            <text:p>25339</text:p>
          </table:table-cell>
          <table:table-cell office:value-type="float" office:value="23410" calcext:value-type="float">
            <text:p>23410</text:p>
          </table:table-cell>
          <table:table-cell office:value-type="float" office:value="27298" calcext:value-type="float">
            <text:p>27298</text:p>
          </table:table-cell>
          <table:table-cell office:value-type="float" office:value="22723" calcext:value-type="float">
            <text:p>22723</text:p>
          </table:table-cell>
          <table:table-cell office:value-type="float" office:value="28110" calcext:value-type="float">
            <text:p>28110</text:p>
          </table:table-cell>
          <table:table-cell office:value-type="float" office:value="25191" calcext:value-type="float">
            <text:p>25191</text:p>
          </table:table-cell>
          <table:table-cell office:value-type="float" office:value="29829" calcext:value-type="float">
            <text:p>29829</text:p>
          </table:table-cell>
          <table:table-cell office:value-type="float" office:value="26976" calcext:value-type="float">
            <text:p>26976</text:p>
          </table:table-cell>
          <table:table-cell office:value-type="float" office:value="25393" calcext:value-type="float">
            <text:p>25393</text:p>
          </table:table-cell>
          <table:table-cell office:value-type="float" office:value="26948" calcext:value-type="float">
            <text:p>26948</text:p>
          </table:table-cell>
          <table:table-cell office:value-type="float" office:value="26851" calcext:value-type="float">
            <text:p>26851</text:p>
          </table:table-cell>
          <table:table-cell office:value-type="float" office:value="25447" calcext:value-type="float">
            <text:p>25447</text:p>
          </table:table-cell>
          <table:table-cell office:value-type="float" office:value="25705" calcext:value-type="float">
            <text:p>25705</text:p>
          </table:table-cell>
          <table:table-cell office:value-type="float" office:value="28550" calcext:value-type="float">
            <text:p>28550</text:p>
          </table:table-cell>
          <table:table-cell office:value-type="float" office:value="26764" calcext:value-type="float">
            <text:p>26764</text:p>
          </table:table-cell>
          <table:table-cell office:value-type="float" office:value="23826" calcext:value-type="float">
            <text:p>23826</text:p>
          </table:table-cell>
          <table:table-cell office:value-type="float" office:value="27387" calcext:value-type="float">
            <text:p>27387</text:p>
          </table:table-cell>
          <table:table-cell office:value-type="float" office:value="23345" calcext:value-type="float">
            <text:p>23345</text:p>
          </table:table-cell>
          <table:table-cell office:value-type="float" office:value="26908" calcext:value-type="float">
            <text:p>26908</text:p>
          </table:table-cell>
        </table:table-row>
        <table:table-row table:style-name="ro1">
          <table:table-cell office:value-type="float" office:value="23765" calcext:value-type="float">
            <text:p>23765</text:p>
          </table:table-cell>
          <table:table-cell office:value-type="float" office:value="23473" calcext:value-type="float">
            <text:p>23473</text:p>
          </table:table-cell>
          <table:table-cell office:value-type="float" office:value="23914" calcext:value-type="float">
            <text:p>23914</text:p>
          </table:table-cell>
          <table:table-cell office:value-type="float" office:value="21895" calcext:value-type="float">
            <text:p>21895</text:p>
          </table:table-cell>
          <table:table-cell office:value-type="float" office:value="22369" calcext:value-type="float">
            <text:p>22369</text:p>
          </table:table-cell>
          <table:table-cell office:value-type="float" office:value="25249" calcext:value-type="float">
            <text:p>25249</text:p>
          </table:table-cell>
          <table:table-cell office:value-type="float" office:value="23231" calcext:value-type="float">
            <text:p>23231</text:p>
          </table:table-cell>
          <table:table-cell office:value-type="float" office:value="23481" calcext:value-type="float">
            <text:p>23481</text:p>
          </table:table-cell>
          <table:table-cell office:value-type="float" office:value="24962" calcext:value-type="float">
            <text:p>24962</text:p>
          </table:table-cell>
          <table:table-cell office:value-type="float" office:value="21626" calcext:value-type="float">
            <text:p>21626</text:p>
          </table:table-cell>
          <table:table-cell office:value-type="float" office:value="23024" calcext:value-type="float">
            <text:p>23024</text:p>
          </table:table-cell>
          <table:table-cell office:value-type="float" office:value="20498" calcext:value-type="float">
            <text:p>20498</text:p>
          </table:table-cell>
          <table:table-cell office:value-type="float" office:value="22107" calcext:value-type="float">
            <text:p>22107</text:p>
          </table:table-cell>
          <table:table-cell office:value-type="float" office:value="25220" calcext:value-type="float">
            <text:p>25220</text:p>
          </table:table-cell>
          <table:table-cell office:value-type="float" office:value="21925" calcext:value-type="float">
            <text:p>21925</text:p>
          </table:table-cell>
          <table:table-cell office:value-type="float" office:value="27224" calcext:value-type="float">
            <text:p>27224</text:p>
          </table:table-cell>
          <table:table-cell office:value-type="float" office:value="23719" calcext:value-type="float">
            <text:p>23719</text:p>
          </table:table-cell>
          <table:table-cell office:value-type="float" office:value="26169" calcext:value-type="float">
            <text:p>26169</text:p>
          </table:table-cell>
          <table:table-cell office:value-type="float" office:value="24562" calcext:value-type="float">
            <text:p>24562</text:p>
          </table:table-cell>
          <table:table-cell office:value-type="float" office:value="23400" calcext:value-type="float">
            <text:p>23400</text:p>
          </table:table-cell>
          <table:table-cell office:value-type="float" office:value="26535" calcext:value-type="float">
            <text:p>26535</text:p>
          </table:table-cell>
          <table:table-cell office:value-type="float" office:value="24234" calcext:value-type="float">
            <text:p>24234</text:p>
          </table:table-cell>
          <table:table-cell office:value-type="float" office:value="23269" calcext:value-type="float">
            <text:p>23269</text:p>
          </table:table-cell>
          <table:table-cell office:value-type="float" office:value="22314" calcext:value-type="float">
            <text:p>22314</text:p>
          </table:table-cell>
          <table:table-cell office:value-type="float" office:value="27269" calcext:value-type="float">
            <text:p>27269</text:p>
          </table:table-cell>
          <table:table-cell office:value-type="float" office:value="25016" calcext:value-type="float">
            <text:p>25016</text:p>
          </table:table-cell>
          <table:table-cell office:value-type="float" office:value="21439" calcext:value-type="float">
            <text:p>21439</text:p>
          </table:table-cell>
          <table:table-cell office:value-type="float" office:value="23605" calcext:value-type="float">
            <text:p>23605</text:p>
          </table:table-cell>
          <table:table-cell office:value-type="float" office:value="21624" calcext:value-type="float">
            <text:p>21624</text:p>
          </table:table-cell>
          <table:table-cell office:value-type="float" office:value="22882" calcext:value-type="float">
            <text:p>22882</text:p>
          </table:table-cell>
        </table:table-row>
        <table:table-row table:style-name="ro1">
          <table:table-cell office:value-type="float" office:value="20948" calcext:value-type="float">
            <text:p>20948</text:p>
          </table:table-cell>
          <table:table-cell office:value-type="float" office:value="21297" calcext:value-type="float">
            <text:p>21297</text:p>
          </table:table-cell>
          <table:table-cell office:value-type="float" office:value="21298" calcext:value-type="float">
            <text:p>21298</text:p>
          </table:table-cell>
          <table:table-cell office:value-type="float" office:value="21895" calcext:value-type="float">
            <text:p>21895</text:p>
          </table:table-cell>
          <table:table-cell office:value-type="float" office:value="22369" calcext:value-type="float">
            <text:p>22369</text:p>
          </table:table-cell>
          <table:table-cell office:value-type="float" office:value="23530" calcext:value-type="float">
            <text:p>23530</text:p>
          </table:table-cell>
          <table:table-cell office:value-type="float" office:value="21604" calcext:value-type="float">
            <text:p>21604</text:p>
          </table:table-cell>
          <table:table-cell office:value-type="float" office:value="21277" calcext:value-type="float">
            <text:p>21277</text:p>
          </table:table-cell>
          <table:table-cell office:value-type="float" office:value="24404" calcext:value-type="float">
            <text:p>24404</text:p>
          </table:table-cell>
          <table:table-cell office:value-type="float" office:value="21626" calcext:value-type="float">
            <text:p>21626</text:p>
          </table:table-cell>
          <table:table-cell office:value-type="float" office:value="22774" calcext:value-type="float">
            <text:p>22774</text:p>
          </table:table-cell>
          <table:table-cell office:value-type="float" office:value="19178" calcext:value-type="float">
            <text:p>19178</text:p>
          </table:table-cell>
          <table:table-cell office:value-type="float" office:value="21138" calcext:value-type="float">
            <text:p>21138</text:p>
          </table:table-cell>
          <table:table-cell office:value-type="float" office:value="23682" calcext:value-type="float">
            <text:p>23682</text:p>
          </table:table-cell>
          <table:table-cell office:value-type="float" office:value="20808" calcext:value-type="float">
            <text:p>20808</text:p>
          </table:table-cell>
          <table:table-cell office:value-type="float" office:value="25416" calcext:value-type="float">
            <text:p>25416</text:p>
          </table:table-cell>
          <table:table-cell office:value-type="float" office:value="23719" calcext:value-type="float">
            <text:p>23719</text:p>
          </table:table-cell>
          <table:table-cell office:value-type="float" office:value="22747" calcext:value-type="float">
            <text:p>22747</text:p>
          </table:table-cell>
          <table:table-cell office:value-type="float" office:value="21163" calcext:value-type="float">
            <text:p>21163</text:p>
          </table:table-cell>
          <table:table-cell office:value-type="float" office:value="22948" calcext:value-type="float">
            <text:p>22948</text:p>
          </table:table-cell>
          <table:table-cell office:value-type="float" office:value="25561" calcext:value-type="float">
            <text:p>25561</text:p>
          </table:table-cell>
          <table:table-cell office:value-type="float" office:value="19590" calcext:value-type="float">
            <text:p>19590</text:p>
          </table:table-cell>
          <table:table-cell office:value-type="float" office:value="21937" calcext:value-type="float">
            <text:p>21937</text:p>
          </table:table-cell>
          <table:table-cell office:value-type="float" office:value="22314" calcext:value-type="float">
            <text:p>22314</text:p>
          </table:table-cell>
          <table:table-cell office:value-type="float" office:value="22869" calcext:value-type="float">
            <text:p>22869</text:p>
          </table:table-cell>
          <table:table-cell office:value-type="float" office:value="23850" calcext:value-type="float">
            <text:p>23850</text:p>
          </table:table-cell>
          <table:table-cell office:value-type="float" office:value="21087" calcext:value-type="float">
            <text:p>21087</text:p>
          </table:table-cell>
          <table:table-cell office:value-type="float" office:value="23605" calcext:value-type="float">
            <text:p>23605</text:p>
          </table:table-cell>
          <table:table-cell office:value-type="float" office:value="20978" calcext:value-type="float">
            <text:p>20978</text:p>
          </table:table-cell>
          <table:table-cell office:value-type="float" office:value="22515" calcext:value-type="float">
            <text:p>22515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21297" calcext:value-type="float">
            <text:p>21297</text:p>
          </table:table-cell>
          <table:table-cell office:value-type="float" office:value="21298" calcext:value-type="float">
            <text:p>21298</text:p>
          </table:table-cell>
          <table:table-cell office:value-type="float" office:value="21895" calcext:value-type="float">
            <text:p>21895</text:p>
          </table:table-cell>
          <table:table-cell office:value-type="float" office:value="22369" calcext:value-type="float">
            <text:p>22369</text:p>
          </table:table-cell>
          <table:table-cell office:value-type="float" office:value="23530" calcext:value-type="float">
            <text:p>23530</text:p>
          </table:table-cell>
          <table:table-cell office:value-type="float" office:value="21422" calcext:value-type="float">
            <text:p>21422</text:p>
          </table:table-cell>
          <table:table-cell office:value-type="float" office:value="21277" calcext:value-type="float">
            <text:p>21277</text:p>
          </table:table-cell>
          <table:table-cell office:value-type="float" office:value="23571" calcext:value-type="float">
            <text:p>23571</text:p>
          </table:table-cell>
          <table:table-cell office:value-type="float" office:value="21626" calcext:value-type="float">
            <text:p>21626</text:p>
          </table:table-cell>
          <table:table-cell office:value-type="float" office:value="20900" calcext:value-type="float">
            <text:p>20900</text:p>
          </table:table-cell>
          <table:table-cell office:value-type="float" office:value="17396" calcext:value-type="float">
            <text:p>17396</text:p>
          </table:table-cell>
          <table:table-cell office:value-type="float" office:value="20811" calcext:value-type="float">
            <text:p>20811</text:p>
          </table:table-cell>
          <table:table-cell office:value-type="float" office:value="23016" calcext:value-type="float">
            <text:p>23016</text:p>
          </table:table-cell>
          <table:table-cell office:value-type="float" office:value="20808" calcext:value-type="float">
            <text:p>20808</text:p>
          </table:table-cell>
          <table:table-cell office:value-type="float" office:value="25208" calcext:value-type="float">
            <text:p>25208</text:p>
          </table:table-cell>
          <table:table-cell office:value-type="float" office:value="23719" calcext:value-type="float">
            <text:p>23719</text:p>
          </table:table-cell>
          <table:table-cell office:value-type="float" office:value="22512" calcext:value-type="float">
            <text:p>22512</text:p>
          </table:table-cell>
          <table:table-cell office:value-type="float" office:value="17533" calcext:value-type="float">
            <text:p>17533</text:p>
          </table:table-cell>
          <table:table-cell office:value-type="float" office:value="21122" calcext:value-type="float">
            <text:p>21122</text:p>
          </table:table-cell>
          <table:table-cell office:value-type="float" office:value="24175" calcext:value-type="float">
            <text:p>24175</text:p>
          </table:table-cell>
          <table:table-cell office:value-type="float" office:value="17796" calcext:value-type="float">
            <text:p>17796</text:p>
          </table:table-cell>
          <table:table-cell office:value-type="float" office:value="21937" calcext:value-type="float">
            <text:p>21937</text:p>
          </table:table-cell>
          <table:table-cell office:value-type="float" office:value="21231" calcext:value-type="float">
            <text:p>21231</text:p>
          </table:table-cell>
          <table:table-cell office:value-type="float" office:value="22869" calcext:value-type="float">
            <text:p>22869</text:p>
          </table:table-cell>
          <table:table-cell office:value-type="float" office:value="20938" calcext:value-type="float">
            <text:p>20938</text:p>
          </table:table-cell>
          <table:table-cell office:value-type="float" office:value="21087" calcext:value-type="float">
            <text:p>21087</text:p>
          </table:table-cell>
          <table:table-cell office:value-type="float" office:value="22221" calcext:value-type="float">
            <text:p>22221</text:p>
          </table:table-cell>
          <table:table-cell office:value-type="float" office:value="20978" calcext:value-type="float">
            <text:p>20978</text:p>
          </table:table-cell>
          <table:table-cell office:value-type="float" office:value="22515" calcext:value-type="float">
            <text:p>22515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21297" calcext:value-type="float">
            <text:p>21297</text:p>
          </table:table-cell>
          <table:table-cell office:value-type="float" office:value="21298" calcext:value-type="float">
            <text:p>21298</text:p>
          </table:table-cell>
          <table:table-cell office:value-type="float" office:value="21895" calcext:value-type="float">
            <text:p>21895</text:p>
          </table:table-cell>
          <table:table-cell office:value-type="float" office:value="22369" calcext:value-type="float">
            <text:p>22369</text:p>
          </table:table-cell>
          <table:table-cell office:value-type="float" office:value="23402" calcext:value-type="float">
            <text:p>23402</text:p>
          </table:table-cell>
          <table:table-cell office:value-type="float" office:value="20669" calcext:value-type="float">
            <text:p>20669</text:p>
          </table:table-cell>
          <table:table-cell office:value-type="float" office:value="21277" calcext:value-type="float">
            <text:p>21277</text:p>
          </table:table-cell>
          <table:table-cell office:value-type="float" office:value="23279" calcext:value-type="float">
            <text:p>23279</text:p>
          </table:table-cell>
          <table:table-cell office:value-type="float" office:value="19948" calcext:value-type="float">
            <text:p>19948</text:p>
          </table:table-cell>
          <table:table-cell office:value-type="float" office:value="20900" calcext:value-type="float">
            <text:p>20900</text:p>
          </table:table-cell>
          <table:table-cell office:value-type="float" office:value="17396" calcext:value-type="float">
            <text:p>17396</text:p>
          </table:table-cell>
          <table:table-cell office:value-type="float" office:value="19544" calcext:value-type="float">
            <text:p>19544</text:p>
          </table:table-cell>
          <table:table-cell office:value-type="float" office:value="20198" calcext:value-type="float">
            <text:p>20198</text:p>
          </table:table-cell>
          <table:table-cell office:value-type="float" office:value="20808" calcext:value-type="float">
            <text:p>20808</text:p>
          </table:table-cell>
          <table:table-cell office:value-type="float" office:value="25208" calcext:value-type="float">
            <text:p>25208</text:p>
          </table:table-cell>
          <table:table-cell office:value-type="float" office:value="23719" calcext:value-type="float">
            <text:p>23719</text:p>
          </table:table-cell>
          <table:table-cell office:value-type="float" office:value="21987" calcext:value-type="float">
            <text:p>21987</text:p>
          </table:table-cell>
          <table:table-cell office:value-type="float" office:value="17533" calcext:value-type="float">
            <text:p>17533</text:p>
          </table:table-cell>
          <table:table-cell office:value-type="float" office:value="21122" calcext:value-type="float">
            <text:p>21122</text:p>
          </table:table-cell>
          <table:table-cell office:value-type="float" office:value="23281" calcext:value-type="float">
            <text:p>23281</text:p>
          </table:table-cell>
          <table:table-cell office:value-type="float" office:value="17796" calcext:value-type="float">
            <text:p>17796</text:p>
          </table:table-cell>
          <table:table-cell office:value-type="float" office:value="21723" calcext:value-type="float">
            <text:p>21723</text:p>
          </table:table-cell>
          <table:table-cell office:value-type="float" office:value="21231" calcext:value-type="float">
            <text:p>21231</text:p>
          </table:table-cell>
          <table:table-cell office:value-type="float" office:value="21990" calcext:value-type="float">
            <text:p>21990</text:p>
          </table:table-cell>
          <table:table-cell office:value-type="float" office:value="20927" calcext:value-type="float">
            <text:p>20927</text:p>
          </table:table-cell>
          <table:table-cell office:value-type="float" office:value="21024" calcext:value-type="float">
            <text:p>21024</text:p>
          </table:table-cell>
          <table:table-cell office:value-type="float" office:value="21747" calcext:value-type="float">
            <text:p>21747</text:p>
          </table:table-cell>
          <table:table-cell office:value-type="float" office:value="20978" calcext:value-type="float">
            <text:p>20978</text:p>
          </table:table-cell>
          <table:table-cell office:value-type="float" office:value="21814" calcext:value-type="float">
            <text:p>21814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21297" calcext:value-type="float">
            <text:p>21297</text:p>
          </table:table-cell>
          <table:table-cell office:value-type="float" office:value="20704" calcext:value-type="float">
            <text:p>20704</text:p>
          </table:table-cell>
          <table:table-cell office:value-type="float" office:value="21895" calcext:value-type="float">
            <text:p>21895</text:p>
          </table:table-cell>
          <table:table-cell office:value-type="float" office:value="22369" calcext:value-type="float">
            <text:p>22369</text:p>
          </table:table-cell>
          <table:table-cell office:value-type="float" office:value="22161" calcext:value-type="float">
            <text:p>22161</text:p>
          </table:table-cell>
          <table:table-cell office:value-type="float" office:value="20669" calcext:value-type="float">
            <text:p>20669</text:p>
          </table:table-cell>
          <table:table-cell office:value-type="float" office:value="21277" calcext:value-type="float">
            <text:p>21277</text:p>
          </table:table-cell>
          <table:table-cell office:value-type="float" office:value="21103" calcext:value-type="float">
            <text:p>21103</text:p>
          </table:table-cell>
          <table:table-cell office:value-type="float" office:value="17382" calcext:value-type="float">
            <text:p>17382</text:p>
          </table:table-cell>
          <table:table-cell office:value-type="float" office:value="20511" calcext:value-type="float">
            <text:p>20511</text:p>
          </table:table-cell>
          <table:table-cell office:value-type="float" office:value="17396" calcext:value-type="float">
            <text:p>17396</text:p>
          </table:table-cell>
          <table:table-cell office:value-type="float" office:value="19544" calcext:value-type="float">
            <text:p>19544</text:p>
          </table:table-cell>
          <table:table-cell office:value-type="float" office:value="20198" calcext:value-type="float">
            <text:p>20198</text:p>
          </table:table-cell>
          <table:table-cell office:value-type="float" office:value="20808" calcext:value-type="float">
            <text:p>20808</text:p>
          </table:table-cell>
          <table:table-cell office:value-type="float" office:value="25208" calcext:value-type="float">
            <text:p>25208</text:p>
          </table:table-cell>
          <table:table-cell office:value-type="float" office:value="23719" calcext:value-type="float">
            <text:p>23719</text:p>
          </table:table-cell>
          <table:table-cell office:value-type="float" office:value="21192" calcext:value-type="float">
            <text:p>21192</text:p>
          </table:table-cell>
          <table:table-cell office:value-type="float" office:value="17533" calcext:value-type="float">
            <text:p>17533</text:p>
          </table:table-cell>
          <table:table-cell office:value-type="float" office:value="20785" calcext:value-type="float">
            <text:p>20785</text:p>
          </table:table-cell>
          <table:table-cell office:value-type="float" office:value="22274" calcext:value-type="float">
            <text:p>22274</text:p>
          </table:table-cell>
          <table:table-cell office:value-type="float" office:value="17796" calcext:value-type="float">
            <text:p>17796</text:p>
          </table:table-cell>
          <table:table-cell office:value-type="float" office:value="21508" calcext:value-type="float">
            <text:p>21508</text:p>
          </table:table-cell>
          <table:table-cell office:value-type="float" office:value="20933" calcext:value-type="float">
            <text:p>20933</text:p>
          </table:table-cell>
          <table:table-cell office:value-type="float" office:value="21945" calcext:value-type="float">
            <text:p>21945</text:p>
          </table:table-cell>
          <table:table-cell office:value-type="float" office:value="20927" calcext:value-type="float">
            <text:p>20927</text:p>
          </table:table-cell>
          <table:table-cell office:value-type="float" office:value="19702" calcext:value-type="float">
            <text:p>19702</text:p>
          </table:table-cell>
          <table:table-cell office:value-type="float" office:value="21747" calcext:value-type="float">
            <text:p>21747</text:p>
          </table:table-cell>
          <table:table-cell office:value-type="float" office:value="20978" calcext:value-type="float">
            <text:p>20978</text:p>
          </table:table-cell>
          <table:table-cell office:value-type="float" office:value="21315" calcext:value-type="float">
            <text:p>21315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21297" calcext:value-type="float">
            <text:p>21297</text:p>
          </table:table-cell>
          <table:table-cell office:value-type="float" office:value="19474" calcext:value-type="float">
            <text:p>19474</text:p>
          </table:table-cell>
          <table:table-cell office:value-type="float" office:value="21895" calcext:value-type="float">
            <text:p>21895</text:p>
          </table:table-cell>
          <table:table-cell office:value-type="float" office:value="22369" calcext:value-type="float">
            <text:p>22369</text:p>
          </table:table-cell>
          <table:table-cell office:value-type="float" office:value="19810" calcext:value-type="float">
            <text:p>19810</text:p>
          </table:table-cell>
          <table:table-cell office:value-type="float" office:value="20669" calcext:value-type="float">
            <text:p>20669</text:p>
          </table:table-cell>
          <table:table-cell office:value-type="float" office:value="21277" calcext:value-type="float">
            <text:p>21277</text:p>
          </table:table-cell>
          <table:table-cell office:value-type="float" office:value="21103" calcext:value-type="float">
            <text:p>21103</text:p>
          </table:table-cell>
          <table:table-cell office:value-type="float" office:value="17382" calcext:value-type="float">
            <text:p>17382</text:p>
          </table:table-cell>
          <table:table-cell office:value-type="float" office:value="19407" calcext:value-type="float">
            <text:p>19407</text:p>
          </table:table-cell>
          <table:table-cell office:value-type="float" office:value="17396" calcext:value-type="float">
            <text:p>17396</text:p>
          </table:table-cell>
          <table:table-cell office:value-type="float" office:value="19544" calcext:value-type="float">
            <text:p>19544</text:p>
          </table:table-cell>
          <table:table-cell office:value-type="float" office:value="20198" calcext:value-type="float">
            <text:p>20198</text:p>
          </table:table-cell>
          <table:table-cell office:value-type="float" office:value="20808" calcext:value-type="float">
            <text:p>20808</text:p>
          </table:table-cell>
          <table:table-cell office:value-type="float" office:value="23352" calcext:value-type="float">
            <text:p>23352</text:p>
          </table:table-cell>
          <table:table-cell office:value-type="float" office:value="22066" calcext:value-type="float">
            <text:p>22066</text:p>
          </table:table-cell>
          <table:table-cell office:value-type="float" office:value="19845" calcext:value-type="float">
            <text:p>19845</text:p>
          </table:table-cell>
          <table:table-cell office:value-type="float" office:value="16639" calcext:value-type="float">
            <text:p>16639</text:p>
          </table:table-cell>
          <table:table-cell office:value-type="float" office:value="20390" calcext:value-type="float">
            <text:p>20390</text:p>
          </table:table-cell>
          <table:table-cell office:value-type="float" office:value="22274" calcext:value-type="float">
            <text:p>22274</text:p>
          </table:table-cell>
          <table:table-cell office:value-type="float" office:value="17796" calcext:value-type="float">
            <text:p>17796</text:p>
          </table:table-cell>
          <table:table-cell office:value-type="float" office:value="20576" calcext:value-type="float">
            <text:p>20576</text:p>
          </table:table-cell>
          <table:table-cell office:value-type="float" office:value="20933" calcext:value-type="float">
            <text:p>20933</text:p>
          </table:table-cell>
          <table:table-cell office:value-type="float" office:value="21945" calcext:value-type="float">
            <text:p>21945</text:p>
          </table:table-cell>
          <table:table-cell office:value-type="float" office:value="20714" calcext:value-type="float">
            <text:p>20714</text:p>
          </table:table-cell>
          <table:table-cell office:value-type="float" office:value="19702" calcext:value-type="float">
            <text:p>19702</text:p>
          </table:table-cell>
          <table:table-cell office:value-type="float" office:value="21747" calcext:value-type="float">
            <text:p>21747</text:p>
          </table:table-cell>
          <table:table-cell office:value-type="float" office:value="20189" calcext:value-type="float">
            <text:p>20189</text:p>
          </table:table-cell>
          <table:table-cell office:value-type="float" office:value="20480" calcext:value-type="float">
            <text:p>20480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21297" calcext:value-type="float">
            <text:p>21297</text:p>
          </table:table-cell>
          <table:table-cell office:value-type="float" office:value="19474" calcext:value-type="float">
            <text:p>19474</text:p>
          </table:table-cell>
          <table:table-cell office:value-type="float" office:value="21895" calcext:value-type="float">
            <text:p>21895</text:p>
          </table:table-cell>
          <table:table-cell office:value-type="float" office:value="21817" calcext:value-type="float">
            <text:p>21817</text:p>
          </table:table-cell>
          <table:table-cell office:value-type="float" office:value="19810" calcext:value-type="float">
            <text:p>19810</text:p>
          </table:table-cell>
          <table:table-cell office:value-type="float" office:value="20160" calcext:value-type="float">
            <text:p>20160</text:p>
          </table:table-cell>
          <table:table-cell office:value-type="float" office:value="21277" calcext:value-type="float">
            <text:p>21277</text:p>
          </table:table-cell>
          <table:table-cell office:value-type="float" office:value="20191" calcext:value-type="float">
            <text:p>20191</text:p>
          </table:table-cell>
          <table:table-cell office:value-type="float" office:value="17382" calcext:value-type="float">
            <text:p>17382</text:p>
          </table:table-cell>
          <table:table-cell office:value-type="float" office:value="19407" calcext:value-type="float">
            <text:p>19407</text:p>
          </table:table-cell>
          <table:table-cell office:value-type="float" office:value="17396" calcext:value-type="float">
            <text:p>17396</text:p>
          </table:table-cell>
          <table:table-cell office:value-type="float" office:value="18102" calcext:value-type="float">
            <text:p>18102</text:p>
          </table:table-cell>
          <table:table-cell office:value-type="float" office:value="18494" calcext:value-type="float">
            <text:p>18494</text:p>
          </table:table-cell>
          <table:table-cell office:value-type="float" office:value="20808" calcext:value-type="float">
            <text:p>20808</text:p>
          </table:table-cell>
          <table:table-cell office:value-type="float" office:value="20290" calcext:value-type="float">
            <text:p>20290</text:p>
          </table:table-cell>
          <table:table-cell office:value-type="float" office:value="21713" calcext:value-type="float">
            <text:p>21713</text:p>
          </table:table-cell>
          <table:table-cell office:value-type="float" office:value="19845" calcext:value-type="float">
            <text:p>19845</text:p>
          </table:table-cell>
          <table:table-cell office:value-type="float" office:value="16639" calcext:value-type="float">
            <text:p>16639</text:p>
          </table:table-cell>
          <table:table-cell office:value-type="float" office:value="19771" calcext:value-type="float">
            <text:p>19771</text:p>
          </table:table-cell>
          <table:table-cell office:value-type="float" office:value="22274" calcext:value-type="float">
            <text:p>22274</text:p>
          </table:table-cell>
          <table:table-cell office:value-type="float" office:value="17796" calcext:value-type="float">
            <text:p>17796</text:p>
          </table:table-cell>
          <table:table-cell office:value-type="float" office:value="20416" calcext:value-type="float">
            <text:p>20416</text:p>
          </table:table-cell>
          <table:table-cell office:value-type="float" office:value="20933" calcext:value-type="float">
            <text:p>20933</text:p>
          </table:table-cell>
          <table:table-cell office:value-type="float" office:value="21945" calcext:value-type="float">
            <text:p>21945</text:p>
          </table:table-cell>
          <table:table-cell office:value-type="float" office:value="20226" calcext:value-type="float">
            <text:p>20226</text:p>
          </table:table-cell>
          <table:table-cell office:value-type="float" office:value="19702" calcext:value-type="float">
            <text:p>19702</text:p>
          </table:table-cell>
          <table:table-cell office:value-type="float" office:value="21665" calcext:value-type="float">
            <text:p>21665</text:p>
          </table:table-cell>
          <table:table-cell office:value-type="float" office:value="18346" calcext:value-type="float">
            <text:p>18346</text:p>
          </table:table-cell>
          <table:table-cell office:value-type="float" office:value="19354" calcext:value-type="float">
            <text:p>19354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21297" calcext:value-type="float">
            <text:p>21297</text:p>
          </table:table-cell>
          <table:table-cell office:value-type="float" office:value="18714" calcext:value-type="float">
            <text:p>18714</text:p>
          </table:table-cell>
          <table:table-cell office:value-type="float" office:value="21895" calcext:value-type="float">
            <text:p>21895</text:p>
          </table:table-cell>
          <table:table-cell office:value-type="float" office:value="21134" calcext:value-type="float">
            <text:p>21134</text:p>
          </table:table-cell>
          <table:table-cell office:value-type="float" office:value="19525" calcext:value-type="float">
            <text:p>19525</text:p>
          </table:table-cell>
          <table:table-cell office:value-type="float" office:value="18470" calcext:value-type="float">
            <text:p>18470</text:p>
          </table:table-cell>
          <table:table-cell office:value-type="float" office:value="21277" calcext:value-type="float">
            <text:p>21277</text:p>
          </table:table-cell>
          <table:table-cell office:value-type="float" office:value="20191" calcext:value-type="float">
            <text:p>20191</text:p>
          </table:table-cell>
          <table:table-cell office:value-type="float" office:value="17382" calcext:value-type="float">
            <text:p>17382</text:p>
          </table:table-cell>
          <table:table-cell office:value-type="float" office:value="19407" calcext:value-type="float">
            <text:p>19407</text:p>
          </table:table-cell>
          <table:table-cell office:value-type="float" office:value="17396" calcext:value-type="float">
            <text:p>17396</text:p>
          </table:table-cell>
          <table:table-cell office:value-type="float" office:value="18102" calcext:value-type="float">
            <text:p>18102</text:p>
          </table:table-cell>
          <table:table-cell office:value-type="float" office:value="18494" calcext:value-type="float">
            <text:p>18494</text:p>
          </table:table-cell>
          <table:table-cell office:value-type="float" office:value="19760" calcext:value-type="float">
            <text:p>19760</text:p>
          </table:table-cell>
          <table:table-cell office:value-type="float" office:value="19465" calcext:value-type="float">
            <text:p>19465</text:p>
          </table:table-cell>
          <table:table-cell office:value-type="float" office:value="20448" calcext:value-type="float">
            <text:p>20448</text:p>
          </table:table-cell>
          <table:table-cell office:value-type="float" office:value="19845" calcext:value-type="float">
            <text:p>19845</text:p>
          </table:table-cell>
          <table:table-cell office:value-type="float" office:value="16639" calcext:value-type="float">
            <text:p>16639</text:p>
          </table:table-cell>
          <table:table-cell office:value-type="float" office:value="19771" calcext:value-type="float">
            <text:p>19771</text:p>
          </table:table-cell>
          <table:table-cell office:value-type="float" office:value="21777" calcext:value-type="float">
            <text:p>21777</text:p>
          </table:table-cell>
          <table:table-cell office:value-type="float" office:value="17671" calcext:value-type="float">
            <text:p>17671</text:p>
          </table:table-cell>
          <table:table-cell office:value-type="float" office:value="19827" calcext:value-type="float">
            <text:p>19827</text:p>
          </table:table-cell>
          <table:table-cell office:value-type="float" office:value="20933" calcext:value-type="float">
            <text:p>20933</text:p>
          </table:table-cell>
          <table:table-cell office:value-type="float" office:value="20874" calcext:value-type="float">
            <text:p>20874</text:p>
          </table:table-cell>
          <table:table-cell office:value-type="float" office:value="19777" calcext:value-type="float">
            <text:p>19777</text:p>
          </table:table-cell>
          <table:table-cell office:value-type="float" office:value="19702" calcext:value-type="float">
            <text:p>19702</text:p>
          </table:table-cell>
          <table:table-cell office:value-type="float" office:value="21592" calcext:value-type="float">
            <text:p>21592</text:p>
          </table:table-cell>
          <table:table-cell office:value-type="float" office:value="18346" calcext:value-type="float">
            <text:p>18346</text:p>
          </table:table-cell>
          <table:table-cell office:value-type="float" office:value="19354" calcext:value-type="float">
            <text:p>19354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21297" calcext:value-type="float">
            <text:p>21297</text:p>
          </table:table-cell>
          <table:table-cell office:value-type="float" office:value="18714" calcext:value-type="float">
            <text:p>18714</text:p>
          </table:table-cell>
          <table:table-cell office:value-type="float" office:value="21895" calcext:value-type="float">
            <text:p>21895</text:p>
          </table:table-cell>
          <table:table-cell office:value-type="float" office:value="21134" calcext:value-type="float">
            <text:p>21134</text:p>
          </table:table-cell>
          <table:table-cell office:value-type="float" office:value="19104" calcext:value-type="float">
            <text:p>19104</text:p>
          </table:table-cell>
          <table:table-cell office:value-type="float" office:value="18470" calcext:value-type="float">
            <text:p>18470</text:p>
          </table:table-cell>
          <table:table-cell office:value-type="float" office:value="21277" calcext:value-type="float">
            <text:p>21277</text:p>
          </table:table-cell>
          <table:table-cell office:value-type="float" office:value="19253" calcext:value-type="float">
            <text:p>19253</text:p>
          </table:table-cell>
          <table:table-cell office:value-type="float" office:value="17382" calcext:value-type="float">
            <text:p>17382</text:p>
          </table:table-cell>
          <table:table-cell office:value-type="float" office:value="19407" calcext:value-type="float">
            <text:p>19407</text:p>
          </table:table-cell>
          <table:table-cell office:value-type="float" office:value="17396" calcext:value-type="float">
            <text:p>17396</text:p>
          </table:table-cell>
          <table:table-cell office:value-type="float" office:value="18102" calcext:value-type="float">
            <text:p>18102</text:p>
          </table:table-cell>
          <table:table-cell office:value-type="float" office:value="16032" calcext:value-type="float">
            <text:p>16032</text:p>
          </table:table-cell>
          <table:table-cell office:value-type="float" office:value="19217" calcext:value-type="float">
            <text:p>19217</text:p>
          </table:table-cell>
          <table:table-cell office:value-type="float" office:value="18257" calcext:value-type="float">
            <text:p>18257</text:p>
          </table:table-cell>
          <table:table-cell office:value-type="float" office:value="19563" calcext:value-type="float">
            <text:p>19563</text:p>
          </table:table-cell>
          <table:table-cell office:value-type="float" office:value="19489" calcext:value-type="float">
            <text:p>19489</text:p>
          </table:table-cell>
          <table:table-cell office:value-type="float" office:value="16639" calcext:value-type="float">
            <text:p>16639</text:p>
          </table:table-cell>
          <table:table-cell office:value-type="float" office:value="19771" calcext:value-type="float">
            <text:p>19771</text:p>
          </table:table-cell>
          <table:table-cell office:value-type="float" office:value="21777" calcext:value-type="float">
            <text:p>21777</text:p>
          </table:table-cell>
          <table:table-cell office:value-type="float" office:value="17671" calcext:value-type="float">
            <text:p>17671</text:p>
          </table:table-cell>
          <table:table-cell office:value-type="float" office:value="19827" calcext:value-type="float">
            <text:p>19827</text:p>
          </table:table-cell>
          <table:table-cell office:value-type="float" office:value="20933" calcext:value-type="float">
            <text:p>20933</text:p>
          </table:table-cell>
          <table:table-cell office:value-type="float" office:value="19800" calcext:value-type="float">
            <text:p>19800</text:p>
          </table:table-cell>
          <table:table-cell office:value-type="float" office:value="18877" calcext:value-type="float">
            <text:p>18877</text:p>
          </table:table-cell>
          <table:table-cell office:value-type="float" office:value="19702" calcext:value-type="float">
            <text:p>19702</text:p>
          </table:table-cell>
          <table:table-cell office:value-type="float" office:value="20414" calcext:value-type="float">
            <text:p>20414</text:p>
          </table:table-cell>
          <table:table-cell office:value-type="float" office:value="18346" calcext:value-type="float">
            <text:p>18346</text:p>
          </table:table-cell>
          <table:table-cell office:value-type="float" office:value="19354" calcext:value-type="float">
            <text:p>19354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20988" calcext:value-type="float">
            <text:p>20988</text:p>
          </table:table-cell>
          <table:table-cell office:value-type="float" office:value="18714" calcext:value-type="float">
            <text:p>18714</text:p>
          </table:table-cell>
          <table:table-cell office:value-type="float" office:value="21895" calcext:value-type="float">
            <text:p>21895</text:p>
          </table:table-cell>
          <table:table-cell office:value-type="float" office:value="21134" calcext:value-type="float">
            <text:p>21134</text:p>
          </table:table-cell>
          <table:table-cell office:value-type="float" office:value="19104" calcext:value-type="float">
            <text:p>19104</text:p>
          </table:table-cell>
          <table:table-cell office:value-type="float" office:value="18470" calcext:value-type="float">
            <text:p>18470</text:p>
          </table:table-cell>
          <table:table-cell office:value-type="float" office:value="21277" calcext:value-type="float">
            <text:p>21277</text:p>
          </table:table-cell>
          <table:table-cell office:value-type="float" office:value="18877" calcext:value-type="float">
            <text:p>18877</text:p>
          </table:table-cell>
          <table:table-cell office:value-type="float" office:value="17382" calcext:value-type="float">
            <text:p>17382</text:p>
          </table:table-cell>
          <table:table-cell office:value-type="float" office:value="18804" calcext:value-type="float">
            <text:p>18804</text:p>
          </table:table-cell>
          <table:table-cell office:value-type="float" office:value="17396" calcext:value-type="float">
            <text:p>17396</text:p>
          </table:table-cell>
          <table:table-cell office:value-type="float" office:value="18102" calcext:value-type="float">
            <text:p>18102</text:p>
          </table:table-cell>
          <table:table-cell office:value-type="float" office:value="16032" calcext:value-type="float">
            <text:p>16032</text:p>
          </table:table-cell>
          <table:table-cell office:value-type="float" office:value="19217" calcext:value-type="float">
            <text:p>19217</text:p>
          </table:table-cell>
          <table:table-cell office:value-type="float" office:value="18257" calcext:value-type="float">
            <text:p>18257</text:p>
          </table:table-cell>
          <table:table-cell office:value-type="float" office:value="18832" calcext:value-type="float">
            <text:p>18832</text:p>
          </table:table-cell>
          <table:table-cell office:value-type="float" office:value="19489" calcext:value-type="float">
            <text:p>19489</text:p>
          </table:table-cell>
          <table:table-cell office:value-type="float" office:value="16639" calcext:value-type="float">
            <text:p>16639</text:p>
          </table:table-cell>
          <table:table-cell office:value-type="float" office:value="19771" calcext:value-type="float">
            <text:p>19771</text:p>
          </table:table-cell>
          <table:table-cell office:value-type="float" office:value="21777" calcext:value-type="float">
            <text:p>21777</text:p>
          </table:table-cell>
          <table:table-cell office:value-type="float" office:value="17671" calcext:value-type="float">
            <text:p>17671</text:p>
          </table:table-cell>
          <table:table-cell office:value-type="float" office:value="19821" calcext:value-type="float">
            <text:p>19821</text:p>
          </table:table-cell>
          <table:table-cell office:value-type="float" office:value="20933" calcext:value-type="float">
            <text:p>20933</text:p>
          </table:table-cell>
          <table:table-cell office:value-type="float" office:value="19523" calcext:value-type="float">
            <text:p>19523</text:p>
          </table:table-cell>
          <table:table-cell office:value-type="float" office:value="18794" calcext:value-type="float">
            <text:p>18794</text:p>
          </table:table-cell>
          <table:table-cell office:value-type="float" office:value="19702" calcext:value-type="float">
            <text:p>19702</text:p>
          </table:table-cell>
          <table:table-cell office:value-type="float" office:value="20414" calcext:value-type="float">
            <text:p>20414</text:p>
          </table:table-cell>
          <table:table-cell office:value-type="float" office:value="18346" calcext:value-type="float">
            <text:p>18346</text:p>
          </table:table-cell>
          <table:table-cell office:value-type="float" office:value="19354" calcext:value-type="float">
            <text:p>19354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20586" calcext:value-type="float">
            <text:p>20586</text:p>
          </table:table-cell>
          <table:table-cell office:value-type="float" office:value="18714" calcext:value-type="float">
            <text:p>18714</text:p>
          </table:table-cell>
          <table:table-cell office:value-type="float" office:value="21895" calcext:value-type="float">
            <text:p>21895</text:p>
          </table:table-cell>
          <table:table-cell office:value-type="float" office:value="20991" calcext:value-type="float">
            <text:p>20991</text:p>
          </table:table-cell>
          <table:table-cell office:value-type="float" office:value="19104" calcext:value-type="float">
            <text:p>19104</text:p>
          </table:table-cell>
          <table:table-cell office:value-type="float" office:value="18470" calcext:value-type="float">
            <text:p>18470</text:p>
          </table:table-cell>
          <table:table-cell office:value-type="float" office:value="20926" calcext:value-type="float">
            <text:p>20926</text:p>
          </table:table-cell>
          <table:table-cell office:value-type="float" office:value="18877" calcext:value-type="float">
            <text:p>18877</text:p>
          </table:table-cell>
          <table:table-cell office:value-type="float" office:value="17382" calcext:value-type="float">
            <text:p>17382</text:p>
          </table:table-cell>
          <table:table-cell office:value-type="float" office:value="18804" calcext:value-type="float">
            <text:p>18804</text:p>
          </table:table-cell>
          <table:table-cell office:value-type="float" office:value="17396" calcext:value-type="float">
            <text:p>17396</text:p>
          </table:table-cell>
          <table:table-cell office:value-type="float" office:value="18102" calcext:value-type="float">
            <text:p>18102</text:p>
          </table:table-cell>
          <table:table-cell office:value-type="float" office:value="16032" calcext:value-type="float">
            <text:p>16032</text:p>
          </table:table-cell>
          <table:table-cell office:value-type="float" office:value="19217" calcext:value-type="float">
            <text:p>19217</text:p>
          </table:table-cell>
          <table:table-cell office:value-type="float" office:value="18257" calcext:value-type="float">
            <text:p>18257</text:p>
          </table:table-cell>
          <table:table-cell office:value-type="float" office:value="18832" calcext:value-type="float">
            <text:p>18832</text:p>
          </table:table-cell>
          <table:table-cell office:value-type="float" office:value="18939" calcext:value-type="float">
            <text:p>18939</text:p>
          </table:table-cell>
          <table:table-cell office:value-type="float" office:value="16639" calcext:value-type="float">
            <text:p>16639</text:p>
          </table:table-cell>
          <table:table-cell office:value-type="float" office:value="19771" calcext:value-type="float">
            <text:p>19771</text:p>
          </table:table-cell>
          <table:table-cell office:value-type="float" office:value="21777" calcext:value-type="float">
            <text:p>21777</text:p>
          </table:table-cell>
          <table:table-cell office:value-type="float" office:value="17671" calcext:value-type="float">
            <text:p>17671</text:p>
          </table:table-cell>
          <table:table-cell office:value-type="float" office:value="19821" calcext:value-type="float">
            <text:p>19821</text:p>
          </table:table-cell>
          <table:table-cell office:value-type="float" office:value="20933" calcext:value-type="float">
            <text:p>20933</text:p>
          </table:table-cell>
          <table:table-cell office:value-type="float" office:value="19045" calcext:value-type="float">
            <text:p>19045</text:p>
          </table:table-cell>
          <table:table-cell office:value-type="float" office:value="18794" calcext:value-type="float">
            <text:p>18794</text:p>
          </table:table-cell>
          <table:table-cell office:value-type="float" office:value="19702" calcext:value-type="float">
            <text:p>19702</text:p>
          </table:table-cell>
          <table:table-cell office:value-type="float" office:value="20414" calcext:value-type="float">
            <text:p>20414</text:p>
          </table:table-cell>
          <table:table-cell office:value-type="float" office:value="18346" calcext:value-type="float">
            <text:p>18346</text:p>
          </table:table-cell>
          <table:table-cell office:value-type="float" office:value="19354" calcext:value-type="float">
            <text:p>19354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20586" calcext:value-type="float">
            <text:p>20586</text:p>
          </table:table-cell>
          <table:table-cell office:value-type="float" office:value="18150" calcext:value-type="float">
            <text:p>18150</text:p>
          </table:table-cell>
          <table:table-cell office:value-type="float" office:value="21895" calcext:value-type="float">
            <text:p>21895</text:p>
          </table:table-cell>
          <table:table-cell office:value-type="float" office:value="20271" calcext:value-type="float">
            <text:p>20271</text:p>
          </table:table-cell>
          <table:table-cell office:value-type="float" office:value="19104" calcext:value-type="float">
            <text:p>19104</text:p>
          </table:table-cell>
          <table:table-cell office:value-type="float" office:value="18470" calcext:value-type="float">
            <text:p>18470</text:p>
          </table:table-cell>
          <table:table-cell office:value-type="float" office:value="20894" calcext:value-type="float">
            <text:p>20894</text:p>
          </table:table-cell>
          <table:table-cell office:value-type="float" office:value="18877" calcext:value-type="float">
            <text:p>18877</text:p>
          </table:table-cell>
          <table:table-cell office:value-type="float" office:value="17382" calcext:value-type="float">
            <text:p>17382</text:p>
          </table:table-cell>
          <table:table-cell office:value-type="float" office:value="16077" calcext:value-type="float">
            <text:p>16077</text:p>
          </table:table-cell>
          <table:table-cell office:value-type="float" office:value="17396" calcext:value-type="float">
            <text:p>17396</text:p>
          </table:table-cell>
          <table:table-cell office:value-type="float" office:value="17737" calcext:value-type="float">
            <text:p>17737</text:p>
          </table:table-cell>
          <table:table-cell office:value-type="float" office:value="16032" calcext:value-type="float">
            <text:p>16032</text:p>
          </table:table-cell>
          <table:table-cell office:value-type="float" office:value="19217" calcext:value-type="float">
            <text:p>19217</text:p>
          </table:table-cell>
          <table:table-cell office:value-type="float" office:value="18257" calcext:value-type="float">
            <text:p>18257</text:p>
          </table:table-cell>
          <table:table-cell office:value-type="float" office:value="18832" calcext:value-type="float">
            <text:p>18832</text:p>
          </table:table-cell>
          <table:table-cell office:value-type="float" office:value="18939" calcext:value-type="float">
            <text:p>18939</text:p>
          </table:table-cell>
          <table:table-cell office:value-type="float" office:value="16639" calcext:value-type="float">
            <text:p>16639</text:p>
          </table:table-cell>
          <table:table-cell office:value-type="float" office:value="19771" calcext:value-type="float">
            <text:p>19771</text:p>
          </table:table-cell>
          <table:table-cell office:value-type="float" office:value="20966" calcext:value-type="float">
            <text:p>20966</text:p>
          </table:table-cell>
          <table:table-cell office:value-type="float" office:value="17671" calcext:value-type="float">
            <text:p>17671</text:p>
          </table:table-cell>
          <table:table-cell office:value-type="float" office:value="19821" calcext:value-type="float">
            <text:p>19821</text:p>
          </table:table-cell>
          <table:table-cell office:value-type="float" office:value="20522" calcext:value-type="float">
            <text:p>20522</text:p>
          </table:table-cell>
          <table:table-cell office:value-type="float" office:value="19045" calcext:value-type="float">
            <text:p>19045</text:p>
          </table:table-cell>
          <table:table-cell office:value-type="float" office:value="18637" calcext:value-type="float">
            <text:p>18637</text:p>
          </table:table-cell>
          <table:table-cell office:value-type="float" office:value="19702" calcext:value-type="float">
            <text:p>19702</text:p>
          </table:table-cell>
          <table:table-cell office:value-type="float" office:value="20414" calcext:value-type="float">
            <text:p>20414</text:p>
          </table:table-cell>
          <table:table-cell office:value-type="float" office:value="18346" calcext:value-type="float">
            <text:p>18346</text:p>
          </table:table-cell>
          <table:table-cell office:value-type="float" office:value="19354" calcext:value-type="float">
            <text:p>19354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20298" calcext:value-type="float">
            <text:p>20298</text:p>
          </table:table-cell>
          <table:table-cell office:value-type="float" office:value="18150" calcext:value-type="float">
            <text:p>18150</text:p>
          </table:table-cell>
          <table:table-cell office:value-type="float" office:value="21895" calcext:value-type="float">
            <text:p>21895</text:p>
          </table:table-cell>
          <table:table-cell office:value-type="float" office:value="19974" calcext:value-type="float">
            <text:p>19974</text:p>
          </table:table-cell>
          <table:table-cell office:value-type="float" office:value="19104" calcext:value-type="float">
            <text:p>19104</text:p>
          </table:table-cell>
          <table:table-cell office:value-type="float" office:value="18470" calcext:value-type="float">
            <text:p>18470</text:p>
          </table:table-cell>
          <table:table-cell office:value-type="float" office:value="20003" calcext:value-type="float">
            <text:p>20003</text:p>
          </table:table-cell>
          <table:table-cell office:value-type="float" office:value="16920" calcext:value-type="float">
            <text:p>16920</text:p>
          </table:table-cell>
          <table:table-cell office:value-type="float" office:value="17382" calcext:value-type="float">
            <text:p>17382</text:p>
          </table:table-cell>
          <table:table-cell office:value-type="float" office:value="16077" calcext:value-type="float">
            <text:p>16077</text:p>
          </table:table-cell>
          <table:table-cell office:value-type="float" office:value="17396" calcext:value-type="float">
            <text:p>17396</text:p>
          </table:table-cell>
          <table:table-cell office:value-type="float" office:value="17737" calcext:value-type="float">
            <text:p>17737</text:p>
          </table:table-cell>
          <table:table-cell office:value-type="float" office:value="16032" calcext:value-type="float">
            <text:p>16032</text:p>
          </table:table-cell>
          <table:table-cell office:value-type="float" office:value="19217" calcext:value-type="float">
            <text:p>19217</text:p>
          </table:table-cell>
          <table:table-cell office:value-type="float" office:value="18257" calcext:value-type="float">
            <text:p>18257</text:p>
          </table:table-cell>
          <table:table-cell office:value-type="float" office:value="18832" calcext:value-type="float">
            <text:p>18832</text:p>
          </table:table-cell>
          <table:table-cell office:value-type="float" office:value="17937" calcext:value-type="float">
            <text:p>17937</text:p>
          </table:table-cell>
          <table:table-cell office:value-type="float" office:value="16639" calcext:value-type="float">
            <text:p>16639</text:p>
          </table:table-cell>
          <table:table-cell office:value-type="float" office:value="18536" calcext:value-type="float">
            <text:p>18536</text:p>
          </table:table-cell>
          <table:table-cell office:value-type="float" office:value="20966" calcext:value-type="float">
            <text:p>20966</text:p>
          </table:table-cell>
          <table:table-cell office:value-type="float" office:value="17671" calcext:value-type="float">
            <text:p>17671</text:p>
          </table:table-cell>
          <table:table-cell office:value-type="float" office:value="19821" calcext:value-type="float">
            <text:p>19821</text:p>
          </table:table-cell>
          <table:table-cell office:value-type="float" office:value="20457" calcext:value-type="float">
            <text:p>20457</text:p>
          </table:table-cell>
          <table:table-cell office:value-type="float" office:value="19045" calcext:value-type="float">
            <text:p>19045</text:p>
          </table:table-cell>
          <table:table-cell office:value-type="float" office:value="18637" calcext:value-type="float">
            <text:p>18637</text:p>
          </table:table-cell>
          <table:table-cell office:value-type="float" office:value="19702" calcext:value-type="float">
            <text:p>19702</text:p>
          </table:table-cell>
          <table:table-cell office:value-type="float" office:value="20414" calcext:value-type="float">
            <text:p>20414</text:p>
          </table:table-cell>
          <table:table-cell office:value-type="float" office:value="18346" calcext:value-type="float">
            <text:p>18346</text:p>
          </table:table-cell>
          <table:table-cell office:value-type="float" office:value="19354" calcext:value-type="float">
            <text:p>19354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18592" calcext:value-type="float">
            <text:p>18592</text:p>
          </table:table-cell>
          <table:table-cell office:value-type="float" office:value="18150" calcext:value-type="float">
            <text:p>18150</text:p>
          </table:table-cell>
          <table:table-cell office:value-type="float" office:value="21037" calcext:value-type="float">
            <text:p>21037</text:p>
          </table:table-cell>
          <table:table-cell office:value-type="float" office:value="19391" calcext:value-type="float">
            <text:p>19391</text:p>
          </table:table-cell>
          <table:table-cell office:value-type="float" office:value="19104" calcext:value-type="float">
            <text:p>19104</text:p>
          </table:table-cell>
          <table:table-cell office:value-type="float" office:value="18470" calcext:value-type="float">
            <text:p>18470</text:p>
          </table:table-cell>
          <table:table-cell office:value-type="float" office:value="20003" calcext:value-type="float">
            <text:p>20003</text:p>
          </table:table-cell>
          <table:table-cell office:value-type="float" office:value="16920" calcext:value-type="float">
            <text:p>16920</text:p>
          </table:table-cell>
          <table:table-cell office:value-type="float" office:value="17382" calcext:value-type="float">
            <text:p>17382</text:p>
          </table:table-cell>
          <table:table-cell office:value-type="float" office:value="16077" calcext:value-type="float">
            <text:p>16077</text:p>
          </table:table-cell>
          <table:table-cell office:value-type="float" office:value="17396" calcext:value-type="float">
            <text:p>17396</text:p>
          </table:table-cell>
          <table:table-cell office:value-type="float" office:value="17737" calcext:value-type="float">
            <text:p>17737</text:p>
          </table:table-cell>
          <table:table-cell office:value-type="float" office:value="16032" calcext:value-type="float">
            <text:p>16032</text:p>
          </table:table-cell>
          <table:table-cell office:value-type="float" office:value="18727" calcext:value-type="float">
            <text:p>18727</text:p>
          </table:table-cell>
          <table:table-cell office:value-type="float" office:value="18257" calcext:value-type="float">
            <text:p>18257</text:p>
          </table:table-cell>
          <table:table-cell office:value-type="float" office:value="18417" calcext:value-type="float">
            <text:p>18417</text:p>
          </table:table-cell>
          <table:table-cell office:value-type="float" office:value="17937" calcext:value-type="float">
            <text:p>17937</text:p>
          </table:table-cell>
          <table:table-cell office:value-type="float" office:value="16639" calcext:value-type="float">
            <text:p>16639</text:p>
          </table:table-cell>
          <table:table-cell office:value-type="float" office:value="18536" calcext:value-type="float">
            <text:p>18536</text:p>
          </table:table-cell>
          <table:table-cell office:value-type="float" office:value="20195" calcext:value-type="float">
            <text:p>20195</text:p>
          </table:table-cell>
          <table:table-cell office:value-type="float" office:value="17671" calcext:value-type="float">
            <text:p>17671</text:p>
          </table:table-cell>
          <table:table-cell office:value-type="float" office:value="19821" calcext:value-type="float">
            <text:p>19821</text:p>
          </table:table-cell>
          <table:table-cell office:value-type="float" office:value="18261" calcext:value-type="float">
            <text:p>18261</text:p>
          </table:table-cell>
          <table:table-cell office:value-type="float" office:value="19045" calcext:value-type="float">
            <text:p>19045</text:p>
          </table:table-cell>
          <table:table-cell office:value-type="float" office:value="18637" calcext:value-type="float">
            <text:p>18637</text:p>
          </table:table-cell>
          <table:table-cell office:value-type="float" office:value="18859" calcext:value-type="float">
            <text:p>18859</text:p>
          </table:table-cell>
          <table:table-cell office:value-type="float" office:value="20414" calcext:value-type="float">
            <text:p>20414</text:p>
          </table:table-cell>
          <table:table-cell office:value-type="float" office:value="18346" calcext:value-type="float">
            <text:p>18346</text:p>
          </table:table-cell>
          <table:table-cell office:value-type="float" office:value="19354" calcext:value-type="float">
            <text:p>19354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17781" calcext:value-type="float">
            <text:p>17781</text:p>
          </table:table-cell>
          <table:table-cell office:value-type="float" office:value="18150" calcext:value-type="float">
            <text:p>18150</text:p>
          </table:table-cell>
          <table:table-cell office:value-type="float" office:value="21037" calcext:value-type="float">
            <text:p>21037</text:p>
          </table:table-cell>
          <table:table-cell office:value-type="float" office:value="19143" calcext:value-type="float">
            <text:p>19143</text:p>
          </table:table-cell>
          <table:table-cell office:value-type="float" office:value="19104" calcext:value-type="float">
            <text:p>19104</text:p>
          </table:table-cell>
          <table:table-cell office:value-type="float" office:value="18470" calcext:value-type="float">
            <text:p>18470</text:p>
          </table:table-cell>
          <table:table-cell office:value-type="float" office:value="20003" calcext:value-type="float">
            <text:p>20003</text:p>
          </table:table-cell>
          <table:table-cell office:value-type="float" office:value="16920" calcext:value-type="float">
            <text:p>16920</text:p>
          </table:table-cell>
          <table:table-cell office:value-type="float" office:value="17382" calcext:value-type="float">
            <text:p>17382</text:p>
          </table:table-cell>
          <table:table-cell office:value-type="float" office:value="16077" calcext:value-type="float">
            <text:p>16077</text:p>
          </table:table-cell>
          <table:table-cell office:value-type="float" office:value="17396" calcext:value-type="float">
            <text:p>17396</text:p>
          </table:table-cell>
          <table:table-cell office:value-type="float" office:value="17737" calcext:value-type="float">
            <text:p>17737</text:p>
          </table:table-cell>
          <table:table-cell office:value-type="float" office:value="16032" calcext:value-type="float">
            <text:p>16032</text:p>
          </table:table-cell>
          <table:table-cell office:value-type="float" office:value="17742" calcext:value-type="float">
            <text:p>17742</text:p>
          </table:table-cell>
          <table:table-cell office:value-type="float" office:value="18257" calcext:value-type="float">
            <text:p>18257</text:p>
          </table:table-cell>
          <table:table-cell office:value-type="float" office:value="18417" calcext:value-type="float">
            <text:p>18417</text:p>
          </table:table-cell>
          <table:table-cell office:value-type="float" office:value="17937" calcext:value-type="float">
            <text:p>17937</text:p>
          </table:table-cell>
          <table:table-cell office:value-type="float" office:value="16639" calcext:value-type="float">
            <text:p>16639</text:p>
          </table:table-cell>
          <table:table-cell office:value-type="float" office:value="16758" calcext:value-type="float">
            <text:p>16758</text:p>
          </table:table-cell>
          <table:table-cell office:value-type="float" office:value="20195" calcext:value-type="float">
            <text:p>20195</text:p>
          </table:table-cell>
          <table:table-cell office:value-type="float" office:value="17671" calcext:value-type="float">
            <text:p>17671</text:p>
          </table:table-cell>
          <table:table-cell office:value-type="float" office:value="19821" calcext:value-type="float">
            <text:p>19821</text:p>
          </table:table-cell>
          <table:table-cell office:value-type="float" office:value="18261" calcext:value-type="float">
            <text:p>18261</text:p>
          </table:table-cell>
          <table:table-cell office:value-type="float" office:value="19045" calcext:value-type="float">
            <text:p>19045</text:p>
          </table:table-cell>
          <table:table-cell office:value-type="float" office:value="18637" calcext:value-type="float">
            <text:p>18637</text:p>
          </table:table-cell>
          <table:table-cell office:value-type="float" office:value="17975" calcext:value-type="float">
            <text:p>17975</text:p>
          </table:table-cell>
          <table:table-cell office:value-type="float" office:value="20414" calcext:value-type="float">
            <text:p>20414</text:p>
          </table:table-cell>
          <table:table-cell office:value-type="float" office:value="18346" calcext:value-type="float">
            <text:p>18346</text:p>
          </table:table-cell>
          <table:table-cell office:value-type="float" office:value="19354" calcext:value-type="float">
            <text:p>19354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17781" calcext:value-type="float">
            <text:p>17781</text:p>
          </table:table-cell>
          <table:table-cell office:value-type="float" office:value="18150" calcext:value-type="float">
            <text:p>18150</text:p>
          </table:table-cell>
          <table:table-cell office:value-type="float" office:value="19629" calcext:value-type="float">
            <text:p>19629</text:p>
          </table:table-cell>
          <table:table-cell office:value-type="float" office:value="19143" calcext:value-type="float">
            <text:p>19143</text:p>
          </table:table-cell>
          <table:table-cell office:value-type="float" office:value="19104" calcext:value-type="float">
            <text:p>19104</text:p>
          </table:table-cell>
          <table:table-cell office:value-type="float" office:value="18470" calcext:value-type="float">
            <text:p>18470</text:p>
          </table:table-cell>
          <table:table-cell office:value-type="float" office:value="20003" calcext:value-type="float">
            <text:p>20003</text:p>
          </table:table-cell>
          <table:table-cell office:value-type="float" office:value="16920" calcext:value-type="float">
            <text:p>16920</text:p>
          </table:table-cell>
          <table:table-cell office:value-type="float" office:value="17382" calcext:value-type="float">
            <text:p>17382</text:p>
          </table:table-cell>
          <table:table-cell office:value-type="float" office:value="16077" calcext:value-type="float">
            <text:p>16077</text:p>
          </table:table-cell>
          <table:table-cell office:value-type="float" office:value="17396" calcext:value-type="float">
            <text:p>17396</text:p>
          </table:table-cell>
          <table:table-cell office:value-type="float" office:value="17737" calcext:value-type="float">
            <text:p>17737</text:p>
          </table:table-cell>
          <table:table-cell office:value-type="float" office:value="16032" calcext:value-type="float">
            <text:p>16032</text:p>
          </table:table-cell>
          <table:table-cell office:value-type="float" office:value="17667" calcext:value-type="float">
            <text:p>17667</text:p>
          </table:table-cell>
          <table:table-cell office:value-type="float" office:value="18257" calcext:value-type="float">
            <text:p>18257</text:p>
          </table:table-cell>
          <table:table-cell office:value-type="float" office:value="16861" calcext:value-type="float">
            <text:p>16861</text:p>
          </table:table-cell>
          <table:table-cell office:value-type="float" office:value="17937" calcext:value-type="float">
            <text:p>17937</text:p>
          </table:table-cell>
          <table:table-cell office:value-type="float" office:value="16639" calcext:value-type="float">
            <text:p>16639</text:p>
          </table:table-cell>
          <table:table-cell office:value-type="float" office:value="16758" calcext:value-type="float">
            <text:p>16758</text:p>
          </table:table-cell>
          <table:table-cell office:value-type="float" office:value="20195" calcext:value-type="float">
            <text:p>20195</text:p>
          </table:table-cell>
          <table:table-cell office:value-type="float" office:value="17671" calcext:value-type="float">
            <text:p>17671</text:p>
          </table:table-cell>
          <table:table-cell office:value-type="float" office:value="19821" calcext:value-type="float">
            <text:p>19821</text:p>
          </table:table-cell>
          <table:table-cell office:value-type="float" office:value="18012" calcext:value-type="float">
            <text:p>18012</text:p>
          </table:table-cell>
          <table:table-cell office:value-type="float" office:value="17989" calcext:value-type="float">
            <text:p>17989</text:p>
          </table:table-cell>
          <table:table-cell office:value-type="float" office:value="18637" calcext:value-type="float">
            <text:p>18637</text:p>
          </table:table-cell>
          <table:table-cell office:value-type="float" office:value="17975" calcext:value-type="float">
            <text:p>17975</text:p>
          </table:table-cell>
          <table:table-cell office:value-type="float" office:value="20414" calcext:value-type="float">
            <text:p>20414</text:p>
          </table:table-cell>
          <table:table-cell office:value-type="float" office:value="18346" calcext:value-type="float">
            <text:p>18346</text:p>
          </table:table-cell>
          <table:table-cell office:value-type="float" office:value="19354" calcext:value-type="float">
            <text:p>19354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17781" calcext:value-type="float">
            <text:p>17781</text:p>
          </table:table-cell>
          <table:table-cell office:value-type="float" office:value="18150" calcext:value-type="float">
            <text:p>18150</text:p>
          </table:table-cell>
          <table:table-cell office:value-type="float" office:value="19629" calcext:value-type="float">
            <text:p>19629</text:p>
          </table:table-cell>
          <table:table-cell office:value-type="float" office:value="19143" calcext:value-type="float">
            <text:p>19143</text:p>
          </table:table-cell>
          <table:table-cell office:value-type="float" office:value="19104" calcext:value-type="float">
            <text:p>19104</text:p>
          </table:table-cell>
          <table:table-cell office:value-type="float" office:value="18470" calcext:value-type="float">
            <text:p>18470</text:p>
          </table:table-cell>
          <table:table-cell office:value-type="float" office:value="20003" calcext:value-type="float">
            <text:p>20003</text:p>
          </table:table-cell>
          <table:table-cell office:value-type="float" office:value="16920" calcext:value-type="float">
            <text:p>16920</text:p>
          </table:table-cell>
          <table:table-cell office:value-type="float" office:value="17382" calcext:value-type="float">
            <text:p>17382</text:p>
          </table:table-cell>
          <table:table-cell office:value-type="float" office:value="16077" calcext:value-type="float">
            <text:p>16077</text:p>
          </table:table-cell>
          <table:table-cell office:value-type="float" office:value="17127" calcext:value-type="float">
            <text:p>17127</text:p>
          </table:table-cell>
          <table:table-cell office:value-type="float" office:value="17737" calcext:value-type="float">
            <text:p>17737</text:p>
          </table:table-cell>
          <table:table-cell office:value-type="float" office:value="16032" calcext:value-type="float">
            <text:p>16032</text:p>
          </table:table-cell>
          <table:table-cell office:value-type="float" office:value="17667" calcext:value-type="float">
            <text:p>17667</text:p>
          </table:table-cell>
          <table:table-cell office:value-type="float" office:value="18257" calcext:value-type="float">
            <text:p>18257</text:p>
          </table:table-cell>
          <table:table-cell office:value-type="float" office:value="16861" calcext:value-type="float">
            <text:p>16861</text:p>
          </table:table-cell>
          <table:table-cell office:value-type="float" office:value="17251" calcext:value-type="float">
            <text:p>17251</text:p>
          </table:table-cell>
          <table:table-cell office:value-type="float" office:value="16639" calcext:value-type="float">
            <text:p>16639</text:p>
          </table:table-cell>
          <table:table-cell office:value-type="float" office:value="16758" calcext:value-type="float">
            <text:p>16758</text:p>
          </table:table-cell>
          <table:table-cell office:value-type="float" office:value="20195" calcext:value-type="float">
            <text:p>20195</text:p>
          </table:table-cell>
          <table:table-cell office:value-type="float" office:value="17671" calcext:value-type="float">
            <text:p>17671</text:p>
          </table:table-cell>
          <table:table-cell office:value-type="float" office:value="19821" calcext:value-type="float">
            <text:p>19821</text:p>
          </table:table-cell>
          <table:table-cell office:value-type="float" office:value="18012" calcext:value-type="float">
            <text:p>18012</text:p>
          </table:table-cell>
          <table:table-cell office:value-type="float" office:value="17989" calcext:value-type="float">
            <text:p>17989</text:p>
          </table:table-cell>
          <table:table-cell office:value-type="float" office:value="18637" calcext:value-type="float">
            <text:p>18637</text:p>
          </table:table-cell>
          <table:table-cell office:value-type="float" office:value="17975" calcext:value-type="float">
            <text:p>17975</text:p>
          </table:table-cell>
          <table:table-cell office:value-type="float" office:value="20414" calcext:value-type="float">
            <text:p>20414</text:p>
          </table:table-cell>
          <table:table-cell office:value-type="float" office:value="18346" calcext:value-type="float">
            <text:p>18346</text:p>
          </table:table-cell>
          <table:table-cell office:value-type="float" office:value="19354" calcext:value-type="float">
            <text:p>19354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17781" calcext:value-type="float">
            <text:p>17781</text:p>
          </table:table-cell>
          <table:table-cell office:value-type="float" office:value="18018" calcext:value-type="float">
            <text:p>18018</text:p>
          </table:table-cell>
          <table:table-cell office:value-type="float" office:value="19629" calcext:value-type="float">
            <text:p>19629</text:p>
          </table:table-cell>
          <table:table-cell office:value-type="float" office:value="19143" calcext:value-type="float">
            <text:p>19143</text:p>
          </table:table-cell>
          <table:table-cell office:value-type="float" office:value="19104" calcext:value-type="float">
            <text:p>19104</text:p>
          </table:table-cell>
          <table:table-cell office:value-type="float" office:value="18470" calcext:value-type="float">
            <text:p>18470</text:p>
          </table:table-cell>
          <table:table-cell office:value-type="float" office:value="20003" calcext:value-type="float">
            <text:p>20003</text:p>
          </table:table-cell>
          <table:table-cell office:value-type="float" office:value="16920" calcext:value-type="float">
            <text:p>16920</text:p>
          </table:table-cell>
          <table:table-cell office:value-type="float" office:value="17382" calcext:value-type="float">
            <text:p>17382</text:p>
          </table:table-cell>
          <table:table-cell office:value-type="float" office:value="16077" calcext:value-type="float">
            <text:p>16077</text:p>
          </table:table-cell>
          <table:table-cell office:value-type="float" office:value="17127" calcext:value-type="float">
            <text:p>17127</text:p>
          </table:table-cell>
          <table:table-cell office:value-type="float" office:value="17737" calcext:value-type="float">
            <text:p>17737</text:p>
          </table:table-cell>
          <table:table-cell office:value-type="float" office:value="16032" calcext:value-type="float">
            <text:p>16032</text:p>
          </table:table-cell>
          <table:table-cell office:value-type="float" office:value="17667" calcext:value-type="float">
            <text:p>17667</text:p>
          </table:table-cell>
          <table:table-cell office:value-type="float" office:value="18257" calcext:value-type="float">
            <text:p>18257</text:p>
          </table:table-cell>
          <table:table-cell office:value-type="float" office:value="16861" calcext:value-type="float">
            <text:p>16861</text:p>
          </table:table-cell>
          <table:table-cell office:value-type="float" office:value="17251" calcext:value-type="float">
            <text:p>17251</text:p>
          </table:table-cell>
          <table:table-cell office:value-type="float" office:value="16639" calcext:value-type="float">
            <text:p>16639</text:p>
          </table:table-cell>
          <table:table-cell office:value-type="float" office:value="16758" calcext:value-type="float">
            <text:p>16758</text:p>
          </table:table-cell>
          <table:table-cell office:value-type="float" office:value="20195" calcext:value-type="float">
            <text:p>20195</text:p>
          </table:table-cell>
          <table:table-cell office:value-type="float" office:value="17671" calcext:value-type="float">
            <text:p>17671</text:p>
          </table:table-cell>
          <table:table-cell office:value-type="float" office:value="19821" calcext:value-type="float">
            <text:p>19821</text:p>
          </table:table-cell>
          <table:table-cell office:value-type="float" office:value="18012" calcext:value-type="float">
            <text:p>18012</text:p>
          </table:table-cell>
          <table:table-cell office:value-type="float" office:value="17989" calcext:value-type="float">
            <text:p>17989</text:p>
          </table:table-cell>
          <table:table-cell office:value-type="float" office:value="18637" calcext:value-type="float">
            <text:p>18637</text:p>
          </table:table-cell>
          <table:table-cell office:value-type="float" office:value="17975" calcext:value-type="float">
            <text:p>17975</text:p>
          </table:table-cell>
          <table:table-cell office:value-type="float" office:value="20414" calcext:value-type="float">
            <text:p>20414</text:p>
          </table:table-cell>
          <table:table-cell office:value-type="float" office:value="17883" calcext:value-type="float">
            <text:p>17883</text:p>
          </table:table-cell>
          <table:table-cell office:value-type="float" office:value="17930" calcext:value-type="float">
            <text:p>17930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17781" calcext:value-type="float">
            <text:p>17781</text:p>
          </table:table-cell>
          <table:table-cell office:value-type="float" office:value="18018" calcext:value-type="float">
            <text:p>18018</text:p>
          </table:table-cell>
          <table:table-cell office:value-type="float" office:value="19629" calcext:value-type="float">
            <text:p>19629</text:p>
          </table:table-cell>
          <table:table-cell office:value-type="float" office:value="19143" calcext:value-type="float">
            <text:p>19143</text:p>
          </table:table-cell>
          <table:table-cell office:value-type="float" office:value="18987" calcext:value-type="float">
            <text:p>18987</text:p>
          </table:table-cell>
          <table:table-cell office:value-type="float" office:value="18470" calcext:value-type="float">
            <text:p>18470</text:p>
          </table:table-cell>
          <table:table-cell office:value-type="float" office:value="19523" calcext:value-type="float">
            <text:p>19523</text:p>
          </table:table-cell>
          <table:table-cell office:value-type="float" office:value="16920" calcext:value-type="float">
            <text:p>16920</text:p>
          </table:table-cell>
          <table:table-cell office:value-type="float" office:value="17382" calcext:value-type="float">
            <text:p>17382</text:p>
          </table:table-cell>
          <table:table-cell office:value-type="float" office:value="16077" calcext:value-type="float">
            <text:p>16077</text:p>
          </table:table-cell>
          <table:table-cell office:value-type="float" office:value="17127" calcext:value-type="float">
            <text:p>17127</text:p>
          </table:table-cell>
          <table:table-cell office:value-type="float" office:value="17737" calcext:value-type="float">
            <text:p>17737</text:p>
          </table:table-cell>
          <table:table-cell office:value-type="float" office:value="16032" calcext:value-type="float">
            <text:p>16032</text:p>
          </table:table-cell>
          <table:table-cell office:value-type="float" office:value="17667" calcext:value-type="float">
            <text:p>17667</text:p>
          </table:table-cell>
          <table:table-cell office:value-type="float" office:value="18257" calcext:value-type="float">
            <text:p>18257</text:p>
          </table:table-cell>
          <table:table-cell office:value-type="float" office:value="16861" calcext:value-type="float">
            <text:p>16861</text:p>
          </table:table-cell>
          <table:table-cell office:value-type="float" office:value="17251" calcext:value-type="float">
            <text:p>17251</text:p>
          </table:table-cell>
          <table:table-cell office:value-type="float" office:value="16639" calcext:value-type="float">
            <text:p>16639</text:p>
          </table:table-cell>
          <table:table-cell office:value-type="float" office:value="16758" calcext:value-type="float">
            <text:p>16758</text:p>
          </table:table-cell>
          <table:table-cell office:value-type="float" office:value="20195" calcext:value-type="float">
            <text:p>20195</text:p>
          </table:table-cell>
          <table:table-cell office:value-type="float" office:value="17671" calcext:value-type="float">
            <text:p>17671</text:p>
          </table:table-cell>
          <table:table-cell office:value-type="float" office:value="19611" calcext:value-type="float">
            <text:p>19611</text:p>
          </table:table-cell>
          <table:table-cell office:value-type="float" office:value="18012" calcext:value-type="float">
            <text:p>18012</text:p>
          </table:table-cell>
          <table:table-cell office:value-type="float" office:value="17989" calcext:value-type="float">
            <text:p>17989</text:p>
          </table:table-cell>
          <table:table-cell office:value-type="float" office:value="18637" calcext:value-type="float">
            <text:p>18637</text:p>
          </table:table-cell>
          <table:table-cell office:value-type="float" office:value="17975" calcext:value-type="float">
            <text:p>17975</text:p>
          </table:table-cell>
          <table:table-cell office:value-type="float" office:value="20414" calcext:value-type="float">
            <text:p>20414</text:p>
          </table:table-cell>
          <table:table-cell office:value-type="float" office:value="16638" calcext:value-type="float">
            <text:p>16638</text:p>
          </table:table-cell>
          <table:table-cell office:value-type="float" office:value="17930" calcext:value-type="float">
            <text:p>17930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17781" calcext:value-type="float">
            <text:p>17781</text:p>
          </table:table-cell>
          <table:table-cell office:value-type="float" office:value="18018" calcext:value-type="float">
            <text:p>18018</text:p>
          </table:table-cell>
          <table:table-cell office:value-type="float" office:value="18868" calcext:value-type="float">
            <text:p>18868</text:p>
          </table:table-cell>
          <table:table-cell office:value-type="float" office:value="18867" calcext:value-type="float">
            <text:p>18867</text:p>
          </table:table-cell>
          <table:table-cell office:value-type="float" office:value="18987" calcext:value-type="float">
            <text:p>18987</text:p>
          </table:table-cell>
          <table:table-cell office:value-type="float" office:value="18470" calcext:value-type="float">
            <text:p>18470</text:p>
          </table:table-cell>
          <table:table-cell office:value-type="float" office:value="19523" calcext:value-type="float">
            <text:p>19523</text:p>
          </table:table-cell>
          <table:table-cell office:value-type="float" office:value="16920" calcext:value-type="float">
            <text:p>16920</text:p>
          </table:table-cell>
          <table:table-cell office:value-type="float" office:value="17382" calcext:value-type="float">
            <text:p>17382</text:p>
          </table:table-cell>
          <table:table-cell office:value-type="float" office:value="16077" calcext:value-type="float">
            <text:p>16077</text:p>
          </table:table-cell>
          <table:table-cell office:value-type="float" office:value="17127" calcext:value-type="float">
            <text:p>17127</text:p>
          </table:table-cell>
          <table:table-cell office:value-type="float" office:value="16660" calcext:value-type="float">
            <text:p>16660</text:p>
          </table:table-cell>
          <table:table-cell office:value-type="float" office:value="16032" calcext:value-type="float">
            <text:p>16032</text:p>
          </table:table-cell>
          <table:table-cell office:value-type="float" office:value="17667" calcext:value-type="float">
            <text:p>17667</text:p>
          </table:table-cell>
          <table:table-cell office:value-type="float" office:value="17569" calcext:value-type="float">
            <text:p>17569</text:p>
          </table:table-cell>
          <table:table-cell office:value-type="float" office:value="16861" calcext:value-type="float">
            <text:p>16861</text:p>
          </table:table-cell>
          <table:table-cell office:value-type="float" office:value="17251" calcext:value-type="float">
            <text:p>17251</text:p>
          </table:table-cell>
          <table:table-cell office:value-type="float" office:value="16639" calcext:value-type="float">
            <text:p>16639</text:p>
          </table:table-cell>
          <table:table-cell office:value-type="float" office:value="16758" calcext:value-type="float">
            <text:p>16758</text:p>
          </table:table-cell>
          <table:table-cell office:value-type="float" office:value="20195" calcext:value-type="float">
            <text:p>20195</text:p>
          </table:table-cell>
          <table:table-cell office:value-type="float" office:value="17671" calcext:value-type="float">
            <text:p>17671</text:p>
          </table:table-cell>
          <table:table-cell office:value-type="float" office:value="18764" calcext:value-type="float">
            <text:p>18764</text:p>
          </table:table-cell>
          <table:table-cell office:value-type="float" office:value="18012" calcext:value-type="float">
            <text:p>18012</text:p>
          </table:table-cell>
          <table:table-cell office:value-type="float" office:value="17834" calcext:value-type="float">
            <text:p>17834</text:p>
          </table:table-cell>
          <table:table-cell office:value-type="float" office:value="18637" calcext:value-type="float">
            <text:p>18637</text:p>
          </table:table-cell>
          <table:table-cell office:value-type="float" office:value="17975" calcext:value-type="float">
            <text:p>17975</text:p>
          </table:table-cell>
          <table:table-cell office:value-type="float" office:value="20414" calcext:value-type="float">
            <text:p>20414</text:p>
          </table:table-cell>
          <table:table-cell office:value-type="float" office:value="16638" calcext:value-type="float">
            <text:p>16638</text:p>
          </table:table-cell>
          <table:table-cell office:value-type="float" office:value="17930" calcext:value-type="float">
            <text:p>17930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17781" calcext:value-type="float">
            <text:p>17781</text:p>
          </table:table-cell>
          <table:table-cell office:value-type="float" office:value="18018" calcext:value-type="float">
            <text:p>18018</text:p>
          </table:table-cell>
          <table:table-cell office:value-type="float" office:value="17305" calcext:value-type="float">
            <text:p>17305</text:p>
          </table:table-cell>
          <table:table-cell office:value-type="float" office:value="17566" calcext:value-type="float">
            <text:p>17566</text:p>
          </table:table-cell>
          <table:table-cell office:value-type="float" office:value="18987" calcext:value-type="float">
            <text:p>18987</text:p>
          </table:table-cell>
          <table:table-cell office:value-type="float" office:value="18470" calcext:value-type="float">
            <text:p>18470</text:p>
          </table:table-cell>
          <table:table-cell office:value-type="float" office:value="19523" calcext:value-type="float">
            <text:p>19523</text:p>
          </table:table-cell>
          <table:table-cell office:value-type="float" office:value="15966" calcext:value-type="float">
            <text:p>15966</text:p>
          </table:table-cell>
          <table:table-cell office:value-type="float" office:value="17382" calcext:value-type="float">
            <text:p>17382</text:p>
          </table:table-cell>
          <table:table-cell office:value-type="float" office:value="16077" calcext:value-type="float">
            <text:p>16077</text:p>
          </table:table-cell>
          <table:table-cell office:value-type="float" office:value="17127" calcext:value-type="float">
            <text:p>17127</text:p>
          </table:table-cell>
          <table:table-cell office:value-type="float" office:value="16660" calcext:value-type="float">
            <text:p>16660</text:p>
          </table:table-cell>
          <table:table-cell office:value-type="float" office:value="16032" calcext:value-type="float">
            <text:p>16032</text:p>
          </table:table-cell>
          <table:table-cell office:value-type="float" office:value="17667" calcext:value-type="float">
            <text:p>17667</text:p>
          </table:table-cell>
          <table:table-cell office:value-type="float" office:value="16440" calcext:value-type="float">
            <text:p>16440</text:p>
          </table:table-cell>
          <table:table-cell office:value-type="float" office:value="16861" calcext:value-type="float">
            <text:p>16861</text:p>
          </table:table-cell>
          <table:table-cell office:value-type="float" office:value="17221" calcext:value-type="float">
            <text:p>17221</text:p>
          </table:table-cell>
          <table:table-cell office:value-type="float" office:value="16639" calcext:value-type="float">
            <text:p>16639</text:p>
          </table:table-cell>
          <table:table-cell office:value-type="float" office:value="16758" calcext:value-type="float">
            <text:p>16758</text:p>
          </table:table-cell>
          <table:table-cell office:value-type="float" office:value="20195" calcext:value-type="float">
            <text:p>20195</text:p>
          </table:table-cell>
          <table:table-cell office:value-type="float" office:value="17671" calcext:value-type="float">
            <text:p>17671</text:p>
          </table:table-cell>
          <table:table-cell office:value-type="float" office:value="18764" calcext:value-type="float">
            <text:p>18764</text:p>
          </table:table-cell>
          <table:table-cell office:value-type="float" office:value="18012" calcext:value-type="float">
            <text:p>18012</text:p>
          </table:table-cell>
          <table:table-cell office:value-type="float" office:value="16668" calcext:value-type="float">
            <text:p>16668</text:p>
          </table:table-cell>
          <table:table-cell office:value-type="float" office:value="18637" calcext:value-type="float">
            <text:p>18637</text:p>
          </table:table-cell>
          <table:table-cell office:value-type="float" office:value="17975" calcext:value-type="float">
            <text:p>17975</text:p>
          </table:table-cell>
          <table:table-cell office:value-type="float" office:value="20414" calcext:value-type="float">
            <text:p>20414</text:p>
          </table:table-cell>
          <table:table-cell office:value-type="float" office:value="16638" calcext:value-type="float">
            <text:p>16638</text:p>
          </table:table-cell>
          <table:table-cell office:value-type="float" office:value="17930" calcext:value-type="float">
            <text:p>17930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17781" calcext:value-type="float">
            <text:p>17781</text:p>
          </table:table-cell>
          <table:table-cell office:value-type="float" office:value="18018" calcext:value-type="float">
            <text:p>18018</text:p>
          </table:table-cell>
          <table:table-cell office:value-type="float" office:value="17305" calcext:value-type="float">
            <text:p>17305</text:p>
          </table:table-cell>
          <table:table-cell office:value-type="float" office:value="17566" calcext:value-type="float">
            <text:p>17566</text:p>
          </table:table-cell>
          <table:table-cell office:value-type="float" office:value="18987" calcext:value-type="float">
            <text:p>18987</text:p>
          </table:table-cell>
          <table:table-cell office:value-type="float" office:value="18470" calcext:value-type="float">
            <text:p>18470</text:p>
          </table:table-cell>
          <table:table-cell office:value-type="float" office:value="19523" calcext:value-type="float">
            <text:p>19523</text:p>
          </table:table-cell>
          <table:table-cell office:value-type="float" office:value="15966" calcext:value-type="float">
            <text:p>15966</text:p>
          </table:table-cell>
          <table:table-cell office:value-type="float" office:value="17382" calcext:value-type="float">
            <text:p>17382</text:p>
          </table:table-cell>
          <table:table-cell office:value-type="float" office:value="16077" calcext:value-type="float">
            <text:p>16077</text:p>
          </table:table-cell>
          <table:table-cell office:value-type="float" office:value="17127" calcext:value-type="float">
            <text:p>17127</text:p>
          </table:table-cell>
          <table:table-cell office:value-type="float" office:value="16660" calcext:value-type="float">
            <text:p>16660</text:p>
          </table:table-cell>
          <table:table-cell office:value-type="float" office:value="16032" calcext:value-type="float">
            <text:p>16032</text:p>
          </table:table-cell>
          <table:table-cell office:value-type="float" office:value="17667" calcext:value-type="float">
            <text:p>17667</text:p>
          </table:table-cell>
          <table:table-cell office:value-type="float" office:value="16440" calcext:value-type="float">
            <text:p>16440</text:p>
          </table:table-cell>
          <table:table-cell office:value-type="float" office:value="16861" calcext:value-type="float">
            <text:p>16861</text:p>
          </table:table-cell>
          <table:table-cell office:value-type="float" office:value="17221" calcext:value-type="float">
            <text:p>17221</text:p>
          </table:table-cell>
          <table:table-cell office:value-type="float" office:value="16639" calcext:value-type="float">
            <text:p>16639</text:p>
          </table:table-cell>
          <table:table-cell office:value-type="float" office:value="16758" calcext:value-type="float">
            <text:p>16758</text:p>
          </table:table-cell>
          <table:table-cell office:value-type="float" office:value="20195" calcext:value-type="float">
            <text:p>20195</text:p>
          </table:table-cell>
          <table:table-cell office:value-type="float" office:value="17671" calcext:value-type="float">
            <text:p>17671</text:p>
          </table:table-cell>
          <table:table-cell office:value-type="float" office:value="18764" calcext:value-type="float">
            <text:p>18764</text:p>
          </table:table-cell>
          <table:table-cell office:value-type="float" office:value="18012" calcext:value-type="float">
            <text:p>18012</text:p>
          </table:table-cell>
          <table:table-cell office:value-type="float" office:value="16668" calcext:value-type="float">
            <text:p>16668</text:p>
          </table:table-cell>
          <table:table-cell office:value-type="float" office:value="18637" calcext:value-type="float">
            <text:p>18637</text:p>
          </table:table-cell>
          <table:table-cell office:value-type="float" office:value="17975" calcext:value-type="float">
            <text:p>17975</text:p>
          </table:table-cell>
          <table:table-cell office:value-type="float" office:value="19760" calcext:value-type="float">
            <text:p>19760</text:p>
          </table:table-cell>
          <table:table-cell office:value-type="float" office:value="16638" calcext:value-type="float">
            <text:p>16638</text:p>
          </table:table-cell>
          <table:table-cell office:value-type="float" office:value="17930" calcext:value-type="float">
            <text:p>17930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17781" calcext:value-type="float">
            <text:p>17781</text:p>
          </table:table-cell>
          <table:table-cell office:value-type="float" office:value="18018" calcext:value-type="float">
            <text:p>18018</text:p>
          </table:table-cell>
          <table:table-cell office:value-type="float" office:value="17305" calcext:value-type="float">
            <text:p>17305</text:p>
          </table:table-cell>
          <table:table-cell office:value-type="float" office:value="17566" calcext:value-type="float">
            <text:p>17566</text:p>
          </table:table-cell>
          <table:table-cell office:value-type="float" office:value="18987" calcext:value-type="float">
            <text:p>18987</text:p>
          </table:table-cell>
          <table:table-cell office:value-type="float" office:value="18470" calcext:value-type="float">
            <text:p>18470</text:p>
          </table:table-cell>
          <table:table-cell office:value-type="float" office:value="19232" calcext:value-type="float">
            <text:p>19232</text:p>
          </table:table-cell>
          <table:table-cell office:value-type="float" office:value="15966" calcext:value-type="float">
            <text:p>15966</text:p>
          </table:table-cell>
          <table:table-cell office:value-type="float" office:value="17382" calcext:value-type="float">
            <text:p>17382</text:p>
          </table:table-cell>
          <table:table-cell office:value-type="float" office:value="16077" calcext:value-type="float">
            <text:p>16077</text:p>
          </table:table-cell>
          <table:table-cell office:value-type="float" office:value="17127" calcext:value-type="float">
            <text:p>17127</text:p>
          </table:table-cell>
          <table:table-cell office:value-type="float" office:value="16660" calcext:value-type="float">
            <text:p>16660</text:p>
          </table:table-cell>
          <table:table-cell office:value-type="float" office:value="16032" calcext:value-type="float">
            <text:p>16032</text:p>
          </table:table-cell>
          <table:table-cell office:value-type="float" office:value="17667" calcext:value-type="float">
            <text:p>17667</text:p>
          </table:table-cell>
          <table:table-cell office:value-type="float" office:value="16440" calcext:value-type="float">
            <text:p>16440</text:p>
          </table:table-cell>
          <table:table-cell office:value-type="float" office:value="16861" calcext:value-type="float">
            <text:p>16861</text:p>
          </table:table-cell>
          <table:table-cell office:value-type="float" office:value="17221" calcext:value-type="float">
            <text:p>17221</text:p>
          </table:table-cell>
          <table:table-cell office:value-type="float" office:value="16639" calcext:value-type="float">
            <text:p>16639</text:p>
          </table:table-cell>
          <table:table-cell office:value-type="float" office:value="16758" calcext:value-type="float">
            <text:p>16758</text:p>
          </table:table-cell>
          <table:table-cell office:value-type="float" office:value="20195" calcext:value-type="float">
            <text:p>20195</text:p>
          </table:table-cell>
          <table:table-cell office:value-type="float" office:value="17671" calcext:value-type="float">
            <text:p>17671</text:p>
          </table:table-cell>
          <table:table-cell office:value-type="float" office:value="18764" calcext:value-type="float">
            <text:p>18764</text:p>
          </table:table-cell>
          <table:table-cell office:value-type="float" office:value="18012" calcext:value-type="float">
            <text:p>18012</text:p>
          </table:table-cell>
          <table:table-cell office:value-type="float" office:value="16668" calcext:value-type="float">
            <text:p>16668</text:p>
          </table:table-cell>
          <table:table-cell office:value-type="float" office:value="18637" calcext:value-type="float">
            <text:p>18637</text:p>
          </table:table-cell>
          <table:table-cell office:value-type="float" office:value="17975" calcext:value-type="float">
            <text:p>17975</text:p>
          </table:table-cell>
          <table:table-cell office:value-type="float" office:value="19241" calcext:value-type="float">
            <text:p>19241</text:p>
          </table:table-cell>
          <table:table-cell office:value-type="float" office:value="16638" calcext:value-type="float">
            <text:p>16638</text:p>
          </table:table-cell>
          <table:table-cell office:value-type="float" office:value="17930" calcext:value-type="float">
            <text:p>17930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17781" calcext:value-type="float">
            <text:p>17781</text:p>
          </table:table-cell>
          <table:table-cell office:value-type="float" office:value="18018" calcext:value-type="float">
            <text:p>18018</text:p>
          </table:table-cell>
          <table:table-cell office:value-type="float" office:value="17305" calcext:value-type="float">
            <text:p>17305</text:p>
          </table:table-cell>
          <table:table-cell office:value-type="float" office:value="17566" calcext:value-type="float">
            <text:p>17566</text:p>
          </table:table-cell>
          <table:table-cell office:value-type="float" office:value="18987" calcext:value-type="float">
            <text:p>18987</text:p>
          </table:table-cell>
          <table:table-cell office:value-type="float" office:value="18470" calcext:value-type="float">
            <text:p>18470</text:p>
          </table:table-cell>
          <table:table-cell office:value-type="float" office:value="18158" calcext:value-type="float">
            <text:p>18158</text:p>
          </table:table-cell>
          <table:table-cell office:value-type="float" office:value="15966" calcext:value-type="float">
            <text:p>15966</text:p>
          </table:table-cell>
          <table:table-cell office:value-type="float" office:value="17382" calcext:value-type="float">
            <text:p>17382</text:p>
          </table:table-cell>
          <table:table-cell office:value-type="float" office:value="16077" calcext:value-type="float">
            <text:p>16077</text:p>
          </table:table-cell>
          <table:table-cell office:value-type="float" office:value="17127" calcext:value-type="float">
            <text:p>17127</text:p>
          </table:table-cell>
          <table:table-cell office:value-type="float" office:value="16660" calcext:value-type="float">
            <text:p>16660</text:p>
          </table:table-cell>
          <table:table-cell office:value-type="float" office:value="16032" calcext:value-type="float">
            <text:p>16032</text:p>
          </table:table-cell>
          <table:table-cell office:value-type="float" office:value="17667" calcext:value-type="float">
            <text:p>17667</text:p>
          </table:table-cell>
          <table:table-cell office:value-type="float" office:value="16440" calcext:value-type="float">
            <text:p>16440</text:p>
          </table:table-cell>
          <table:table-cell office:value-type="float" office:value="16861" calcext:value-type="float">
            <text:p>16861</text:p>
          </table:table-cell>
          <table:table-cell office:value-type="float" office:value="17221" calcext:value-type="float">
            <text:p>17221</text:p>
          </table:table-cell>
          <table:table-cell office:value-type="float" office:value="16639" calcext:value-type="float">
            <text:p>16639</text:p>
          </table:table-cell>
          <table:table-cell office:value-type="float" office:value="16758" calcext:value-type="float">
            <text:p>16758</text:p>
          </table:table-cell>
          <table:table-cell office:value-type="float" office:value="20195" calcext:value-type="float">
            <text:p>20195</text:p>
          </table:table-cell>
          <table:table-cell office:value-type="float" office:value="17671" calcext:value-type="float">
            <text:p>17671</text:p>
          </table:table-cell>
          <table:table-cell office:value-type="float" office:value="18764" calcext:value-type="float">
            <text:p>18764</text:p>
          </table:table-cell>
          <table:table-cell office:value-type="float" office:value="18012" calcext:value-type="float">
            <text:p>18012</text:p>
          </table:table-cell>
          <table:table-cell office:value-type="float" office:value="16668" calcext:value-type="float">
            <text:p>16668</text:p>
          </table:table-cell>
          <table:table-cell office:value-type="float" office:value="18637" calcext:value-type="float">
            <text:p>18637</text:p>
          </table:table-cell>
          <table:table-cell office:value-type="float" office:value="17975" calcext:value-type="float">
            <text:p>17975</text:p>
          </table:table-cell>
          <table:table-cell office:value-type="float" office:value="17732" calcext:value-type="float">
            <text:p>17732</text:p>
          </table:table-cell>
          <table:table-cell office:value-type="float" office:value="16638" calcext:value-type="float">
            <text:p>16638</text:p>
          </table:table-cell>
          <table:table-cell office:value-type="float" office:value="16893" calcext:value-type="float">
            <text:p>16893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17781" calcext:value-type="float">
            <text:p>17781</text:p>
          </table:table-cell>
          <table:table-cell office:value-type="float" office:value="18018" calcext:value-type="float">
            <text:p>18018</text:p>
          </table:table-cell>
          <table:table-cell office:value-type="float" office:value="17305" calcext:value-type="float">
            <text:p>17305</text:p>
          </table:table-cell>
          <table:table-cell office:value-type="float" office:value="17566" calcext:value-type="float">
            <text:p>17566</text:p>
          </table:table-cell>
          <table:table-cell office:value-type="float" office:value="18698" calcext:value-type="float">
            <text:p>18698</text:p>
          </table:table-cell>
          <table:table-cell office:value-type="float" office:value="17934" calcext:value-type="float">
            <text:p>17934</text:p>
          </table:table-cell>
          <table:table-cell office:value-type="float" office:value="18158" calcext:value-type="float">
            <text:p>18158</text:p>
          </table:table-cell>
          <table:table-cell office:value-type="float" office:value="15966" calcext:value-type="float">
            <text:p>15966</text:p>
          </table:table-cell>
          <table:table-cell office:value-type="float" office:value="17382" calcext:value-type="float">
            <text:p>17382</text:p>
          </table:table-cell>
          <table:table-cell office:value-type="float" office:value="16077" calcext:value-type="float">
            <text:p>16077</text:p>
          </table:table-cell>
          <table:table-cell office:value-type="float" office:value="17127" calcext:value-type="float">
            <text:p>17127</text:p>
          </table:table-cell>
          <table:table-cell office:value-type="float" office:value="16660" calcext:value-type="float">
            <text:p>16660</text:p>
          </table:table-cell>
          <table:table-cell office:value-type="float" office:value="15459" calcext:value-type="float">
            <text:p>15459</text:p>
          </table:table-cell>
          <table:table-cell office:value-type="float" office:value="17667" calcext:value-type="float">
            <text:p>17667</text:p>
          </table:table-cell>
          <table:table-cell office:value-type="float" office:value="16440" calcext:value-type="float">
            <text:p>16440</text:p>
          </table:table-cell>
          <table:table-cell office:value-type="float" office:value="16861" calcext:value-type="float">
            <text:p>16861</text:p>
          </table:table-cell>
          <table:table-cell office:value-type="float" office:value="17221" calcext:value-type="float">
            <text:p>17221</text:p>
          </table:table-cell>
          <table:table-cell office:value-type="float" office:value="16639" calcext:value-type="float">
            <text:p>16639</text:p>
          </table:table-cell>
          <table:table-cell office:value-type="float" office:value="16758" calcext:value-type="float">
            <text:p>16758</text:p>
          </table:table-cell>
          <table:table-cell office:value-type="float" office:value="20195" calcext:value-type="float">
            <text:p>20195</text:p>
          </table:table-cell>
          <table:table-cell office:value-type="float" office:value="17671" calcext:value-type="float">
            <text:p>17671</text:p>
          </table:table-cell>
          <table:table-cell office:value-type="float" office:value="18764" calcext:value-type="float">
            <text:p>18764</text:p>
          </table:table-cell>
          <table:table-cell office:value-type="float" office:value="18012" calcext:value-type="float">
            <text:p>18012</text:p>
          </table:table-cell>
          <table:table-cell office:value-type="float" office:value="16668" calcext:value-type="float">
            <text:p>16668</text:p>
          </table:table-cell>
          <table:table-cell office:value-type="float" office:value="18637" calcext:value-type="float">
            <text:p>18637</text:p>
          </table:table-cell>
          <table:table-cell office:value-type="float" office:value="17975" calcext:value-type="float">
            <text:p>17975</text:p>
          </table:table-cell>
          <table:table-cell office:value-type="float" office:value="17732" calcext:value-type="float">
            <text:p>17732</text:p>
          </table:table-cell>
          <table:table-cell office:value-type="float" office:value="16638" calcext:value-type="float">
            <text:p>16638</text:p>
          </table:table-cell>
          <table:table-cell office:value-type="float" office:value="16329" calcext:value-type="float">
            <text:p>16329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17781" calcext:value-type="float">
            <text:p>17781</text:p>
          </table:table-cell>
          <table:table-cell office:value-type="float" office:value="18018" calcext:value-type="float">
            <text:p>18018</text:p>
          </table:table-cell>
          <table:table-cell office:value-type="float" office:value="17305" calcext:value-type="float">
            <text:p>17305</text:p>
          </table:table-cell>
          <table:table-cell office:value-type="float" office:value="17566" calcext:value-type="float">
            <text:p>17566</text:p>
          </table:table-cell>
          <table:table-cell office:value-type="float" office:value="18698" calcext:value-type="float">
            <text:p>18698</text:p>
          </table:table-cell>
          <table:table-cell office:value-type="float" office:value="17592" calcext:value-type="float">
            <text:p>17592</text:p>
          </table:table-cell>
          <table:table-cell office:value-type="float" office:value="18158" calcext:value-type="float">
            <text:p>18158</text:p>
          </table:table-cell>
          <table:table-cell office:value-type="float" office:value="15966" calcext:value-type="float">
            <text:p>15966</text:p>
          </table:table-cell>
          <table:table-cell office:value-type="float" office:value="17382" calcext:value-type="float">
            <text:p>17382</text:p>
          </table:table-cell>
          <table:table-cell office:value-type="float" office:value="16077" calcext:value-type="float">
            <text:p>16077</text:p>
          </table:table-cell>
          <table:table-cell office:value-type="float" office:value="17127" calcext:value-type="float">
            <text:p>17127</text:p>
          </table:table-cell>
          <table:table-cell office:value-type="float" office:value="16660" calcext:value-type="float">
            <text:p>16660</text:p>
          </table:table-cell>
          <table:table-cell office:value-type="float" office:value="15226" calcext:value-type="float">
            <text:p>15226</text:p>
          </table:table-cell>
          <table:table-cell office:value-type="float" office:value="17667" calcext:value-type="float">
            <text:p>17667</text:p>
          </table:table-cell>
          <table:table-cell office:value-type="float" office:value="16440" calcext:value-type="float">
            <text:p>16440</text:p>
          </table:table-cell>
          <table:table-cell office:value-type="float" office:value="16861" calcext:value-type="float">
            <text:p>16861</text:p>
          </table:table-cell>
          <table:table-cell office:value-type="float" office:value="17221" calcext:value-type="float">
            <text:p>17221</text:p>
          </table:table-cell>
          <table:table-cell office:value-type="float" office:value="16639" calcext:value-type="float">
            <text:p>16639</text:p>
          </table:table-cell>
          <table:table-cell office:value-type="float" office:value="16758" calcext:value-type="float">
            <text:p>16758</text:p>
          </table:table-cell>
          <table:table-cell office:value-type="float" office:value="20195" calcext:value-type="float">
            <text:p>20195</text:p>
          </table:table-cell>
          <table:table-cell office:value-type="float" office:value="17671" calcext:value-type="float">
            <text:p>17671</text:p>
          </table:table-cell>
          <table:table-cell office:value-type="float" office:value="18764" calcext:value-type="float">
            <text:p>18764</text:p>
          </table:table-cell>
          <table:table-cell office:value-type="float" office:value="16876" calcext:value-type="float">
            <text:p>16876</text:p>
          </table:table-cell>
          <table:table-cell office:value-type="float" office:value="16668" calcext:value-type="float">
            <text:p>16668</text:p>
          </table:table-cell>
          <table:table-cell office:value-type="float" office:value="18637" calcext:value-type="float">
            <text:p>18637</text:p>
          </table:table-cell>
          <table:table-cell office:value-type="float" office:value="17975" calcext:value-type="float">
            <text:p>17975</text:p>
          </table:table-cell>
          <table:table-cell office:value-type="float" office:value="17732" calcext:value-type="float">
            <text:p>17732</text:p>
          </table:table-cell>
          <table:table-cell office:value-type="float" office:value="16638" calcext:value-type="float">
            <text:p>16638</text:p>
          </table:table-cell>
          <table:table-cell office:value-type="float" office:value="16329" calcext:value-type="float">
            <text:p>16329</text:p>
          </table:table-cell>
        </table:table-row>
      </table:table>
      <table:table table:name="Hoja6" table:style-name="ta1">
        <table:shapes>
          <draw:frame draw:z-index="0" draw:style-name="gr1" draw:text-style-name="P1" svg:width="29.406cm" svg:height="13.387cm" svg:x="1.046cm" svg:y="12.351cm">
            <draw:object draw:notify-on-update-of-ranges="Hoja6.A1:Hoja6.A27 Hoja6.B1:Hoja6.B27 Hoja6.C1:Hoja6.C27 Hoja6.D1:Hoja6.D27 Hoja6.E1:Hoja6.E27 Hoja6.F1:Hoja6.F27 Hoja6.G1:Hoja6.G27 Hoja6.H1:Hoja6.H27 Hoja6.I1:Hoja6.I27 Hoja6.J1:Hoja6.J27 Hoja6.K1:Hoja6.K27 Hoja6.L1:Hoja6.L27 Hoja6.M1:Hoja6.M27 Hoja6.N1:Hoja6.N27 Hoja6.O1:Hoja6.O27 Hoja6.P1:Hoja6.P27 Hoja6.Q1:Hoja6.Q27 Hoja6.R1:Hoja6.R27 Hoja6.S1:Hoja6.S27 Hoja6.T1:Hoja6.T27 Hoja6.U1:Hoja6.U27 Hoja6.V1:Hoja6.V27 Hoja6.W1:Hoja6.W27 Hoja6.X1:Hoja6.X27 Hoja6.Y1:Hoja6.Y27 Hoja6.Z1:Hoja6.Z27 Hoja6.AA1:Hoja6.AA27 Hoja6.AB1:Hoja6.AB27 Hoja6.AC1:Hoja6.AC27 Hoja6.AD1:Hoja6.AD2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number-columns-repeated="30" table:default-cell-style-name="Default"/>
        <table:table-row table:style-name="ro1">
          <table:table-cell office:value-type="float" office:value="7411" calcext:value-type="float">
            <text:p>7411</text:p>
          </table:table-cell>
          <table:table-cell office:value-type="float" office:value="6186" calcext:value-type="float">
            <text:p>6186</text:p>
          </table:table-cell>
          <table:table-cell office:value-type="float" office:value="7345" calcext:value-type="float">
            <text:p>7345</text:p>
          </table:table-cell>
          <table:table-cell office:value-type="float" office:value="6250" calcext:value-type="float">
            <text:p>6250</text:p>
          </table:table-cell>
          <table:table-cell office:value-type="float" office:value="8452" calcext:value-type="float">
            <text:p>8452</text:p>
          </table:table-cell>
          <table:table-cell office:value-type="float" office:value="6077" calcext:value-type="float">
            <text:p>6077</text:p>
          </table:table-cell>
          <table:table-cell office:value-type="float" office:value="8791" calcext:value-type="float">
            <text:p>8791</text:p>
          </table:table-cell>
          <table:table-cell office:value-type="float" office:value="7158" calcext:value-type="float">
            <text:p>7158</text:p>
          </table:table-cell>
          <table:table-cell office:value-type="float" office:value="7370" calcext:value-type="float">
            <text:p>7370</text:p>
          </table:table-cell>
          <table:table-cell office:value-type="float" office:value="7214" calcext:value-type="float">
            <text:p>7214</text:p>
          </table:table-cell>
          <table:table-cell office:value-type="float" office:value="8010" calcext:value-type="float">
            <text:p>8010</text:p>
          </table:table-cell>
          <table:table-cell office:value-type="float" office:value="7276" calcext:value-type="float">
            <text:p>7276</text:p>
          </table:table-cell>
          <table:table-cell office:value-type="float" office:value="5963" calcext:value-type="float">
            <text:p>5963</text:p>
          </table:table-cell>
          <table:table-cell office:value-type="float" office:value="8452" calcext:value-type="float">
            <text:p>8452</text:p>
          </table:table-cell>
          <table:table-cell office:value-type="float" office:value="6635" calcext:value-type="float">
            <text:p>6635</text:p>
          </table:table-cell>
          <table:table-cell office:value-type="float" office:value="8678" calcext:value-type="float">
            <text:p>8678</text:p>
          </table:table-cell>
          <table:table-cell office:value-type="float" office:value="7052" calcext:value-type="float">
            <text:p>7052</text:p>
          </table:table-cell>
          <table:table-cell office:value-type="float" office:value="8791" calcext:value-type="float">
            <text:p>8791</text:p>
          </table:table-cell>
          <table:table-cell office:value-type="float" office:value="7687" calcext:value-type="float">
            <text:p>7687</text:p>
          </table:table-cell>
          <table:table-cell office:value-type="float" office:value="7786" calcext:value-type="float">
            <text:p>7786</text:p>
          </table:table-cell>
          <table:table-cell office:value-type="float" office:value="9806" calcext:value-type="float">
            <text:p>9806</text:p>
          </table:table-cell>
          <table:table-cell office:value-type="float" office:value="9380" calcext:value-type="float">
            <text:p>9380</text:p>
          </table:table-cell>
          <table:table-cell office:value-type="float" office:value="8035" calcext:value-type="float">
            <text:p>8035</text:p>
          </table:table-cell>
          <table:table-cell office:value-type="float" office:value="5307" calcext:value-type="float">
            <text:p>5307</text:p>
          </table:table-cell>
          <table:table-cell office:value-type="float" office:value="6663" calcext:value-type="float">
            <text:p>6663</text:p>
          </table:table-cell>
          <table:table-cell office:value-type="float" office:value="8137" calcext:value-type="float">
            <text:p>8137</text:p>
          </table:table-cell>
          <table:table-cell office:value-type="float" office:value="7869" calcext:value-type="float">
            <text:p>7869</text:p>
          </table:table-cell>
          <table:table-cell office:value-type="float" office:value="7823" calcext:value-type="float">
            <text:p>7823</text:p>
          </table:table-cell>
          <table:table-cell office:value-type="float" office:value="7359" calcext:value-type="float">
            <text:p>7359</text:p>
          </table:table-cell>
          <table:table-cell office:value-type="float" office:value="8561" calcext:value-type="float">
            <text:p>8561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5991" calcext:value-type="float">
            <text:p>5991</text:p>
          </table:table-cell>
          <table:table-cell office:value-type="float" office:value="6571" calcext:value-type="float">
            <text:p>6571</text:p>
          </table:table-cell>
          <table:table-cell office:value-type="float" office:value="6250" calcext:value-type="float">
            <text:p>6250</text:p>
          </table:table-cell>
          <table:table-cell office:value-type="float" office:value="7004" calcext:value-type="float">
            <text:p>7004</text:p>
          </table:table-cell>
          <table:table-cell office:value-type="float" office:value="6077" calcext:value-type="float">
            <text:p>6077</text:p>
          </table:table-cell>
          <table:table-cell office:value-type="float" office:value="7792" calcext:value-type="float">
            <text:p>7792</text:p>
          </table:table-cell>
          <table:table-cell office:value-type="float" office:value="5705" calcext:value-type="float">
            <text:p>5705</text:p>
          </table:table-cell>
          <table:table-cell office:value-type="float" office:value="6091" calcext:value-type="float">
            <text:p>6091</text:p>
          </table:table-cell>
          <table:table-cell office:value-type="float" office:value="7214" calcext:value-type="float">
            <text:p>7214</text:p>
          </table:table-cell>
          <table:table-cell office:value-type="float" office:value="7019" calcext:value-type="float">
            <text:p>7019</text:p>
          </table:table-cell>
          <table:table-cell office:value-type="float" office:value="6161" calcext:value-type="float">
            <text:p>6161</text:p>
          </table:table-cell>
          <table:table-cell office:value-type="float" office:value="5963" calcext:value-type="float">
            <text:p>5963</text:p>
          </table:table-cell>
          <table:table-cell office:value-type="float" office:value="7004" calcext:value-type="float">
            <text:p>7004</text:p>
          </table:table-cell>
          <table:table-cell office:value-type="float" office:value="6181" calcext:value-type="float">
            <text:p>6181</text:p>
          </table:table-cell>
          <table:table-cell office:value-type="float" office:value="8035" calcext:value-type="float">
            <text:p>8035</text:p>
          </table:table-cell>
          <table:table-cell office:value-type="float" office:value="6671" calcext:value-type="float">
            <text:p>6671</text:p>
          </table:table-cell>
          <table:table-cell office:value-type="float" office:value="7863" calcext:value-type="float">
            <text:p>7863</text:p>
          </table:table-cell>
          <table:table-cell office:value-type="float" office:value="7004" calcext:value-type="float">
            <text:p>7004</text:p>
          </table:table-cell>
          <table:table-cell office:value-type="float" office:value="6077" calcext:value-type="float">
            <text:p>6077</text:p>
          </table:table-cell>
          <table:table-cell office:value-type="float" office:value="6908" calcext:value-type="float">
            <text:p>6908</text:p>
          </table:table-cell>
          <table:table-cell office:value-type="float" office:value="8173" calcext:value-type="float">
            <text:p>8173</text:p>
          </table:table-cell>
          <table:table-cell office:value-type="float" office:value="8035" calcext:value-type="float">
            <text:p>8035</text:p>
          </table:table-cell>
          <table:table-cell office:value-type="float" office:value="5307" calcext:value-type="float">
            <text:p>5307</text:p>
          </table:table-cell>
          <table:table-cell office:value-type="float" office:value="6663" calcext:value-type="float">
            <text:p>6663</text:p>
          </table:table-cell>
          <table:table-cell office:value-type="float" office:value="7520" calcext:value-type="float">
            <text:p>7520</text:p>
          </table:table-cell>
          <table:table-cell office:value-type="float" office:value="6613" calcext:value-type="float">
            <text:p>6613</text:p>
          </table:table-cell>
          <table:table-cell office:value-type="float" office:value="5916" calcext:value-type="float">
            <text:p>5916</text:p>
          </table:table-cell>
          <table:table-cell office:value-type="float" office:value="7114" calcext:value-type="float">
            <text:p>7114</text:p>
          </table:table-cell>
          <table:table-cell office:value-type="float" office:value="8040" calcext:value-type="float">
            <text:p>8040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5991" calcext:value-type="float">
            <text:p>5991</text:p>
          </table:table-cell>
          <table:table-cell office:value-type="float" office:value="6085" calcext:value-type="float">
            <text:p>6085</text:p>
          </table:table-cell>
          <table:table-cell office:value-type="float" office:value="6250" calcext:value-type="float">
            <text:p>6250</text:p>
          </table:table-cell>
          <table:table-cell office:value-type="float" office:value="6535" calcext:value-type="float">
            <text:p>6535</text:p>
          </table:table-cell>
          <table:table-cell office:value-type="float" office:value="6077" calcext:value-type="float">
            <text:p>6077</text:p>
          </table:table-cell>
          <table:table-cell office:value-type="float" office:value="7031" calcext:value-type="float">
            <text:p>7031</text:p>
          </table:table-cell>
          <table:table-cell office:value-type="float" office:value="5705" calcext:value-type="float">
            <text:p>5705</text:p>
          </table:table-cell>
          <table:table-cell office:value-type="float" office:value="6091" calcext:value-type="float">
            <text:p>6091</text:p>
          </table:table-cell>
          <table:table-cell office:value-type="float" office:value="7048" calcext:value-type="float">
            <text:p>7048</text:p>
          </table:table-cell>
          <table:table-cell office:value-type="float" office:value="5873" calcext:value-type="float">
            <text:p>5873</text:p>
          </table:table-cell>
          <table:table-cell office:value-type="float" office:value="5691" calcext:value-type="float">
            <text:p>5691</text:p>
          </table:table-cell>
          <table:table-cell office:value-type="float" office:value="5651" calcext:value-type="float">
            <text:p>5651</text:p>
          </table:table-cell>
          <table:table-cell office:value-type="float" office:value="6535" calcext:value-type="float">
            <text:p>6535</text:p>
          </table:table-cell>
          <table:table-cell office:value-type="float" office:value="5768" calcext:value-type="float">
            <text:p>5768</text:p>
          </table:table-cell>
          <table:table-cell office:value-type="float" office:value="7724" calcext:value-type="float">
            <text:p>7724</text:p>
          </table:table-cell>
          <table:table-cell office:value-type="float" office:value="6671" calcext:value-type="float">
            <text:p>6671</text:p>
          </table:table-cell>
          <table:table-cell office:value-type="float" office:value="7031" calcext:value-type="float">
            <text:p>7031</text:p>
          </table:table-cell>
          <table:table-cell office:value-type="float" office:value="7004" calcext:value-type="float">
            <text:p>7004</text:p>
          </table:table-cell>
          <table:table-cell office:value-type="float" office:value="5014" calcext:value-type="float">
            <text:p>5014</text:p>
          </table:table-cell>
          <table:table-cell office:value-type="float" office:value="6047" calcext:value-type="float">
            <text:p>6047</text:p>
          </table:table-cell>
          <table:table-cell office:value-type="float" office:value="6729" calcext:value-type="float">
            <text:p>6729</text:p>
          </table:table-cell>
          <table:table-cell office:value-type="float" office:value="6494" calcext:value-type="float">
            <text:p>6494</text:p>
          </table:table-cell>
          <table:table-cell office:value-type="float" office:value="5307" calcext:value-type="float">
            <text:p>5307</text:p>
          </table:table-cell>
          <table:table-cell office:value-type="float" office:value="5590" calcext:value-type="float">
            <text:p>5590</text:p>
          </table:table-cell>
          <table:table-cell office:value-type="float" office:value="7297" calcext:value-type="float">
            <text:p>7297</text:p>
          </table:table-cell>
          <table:table-cell office:value-type="float" office:value="5670" calcext:value-type="float">
            <text:p>5670</text:p>
          </table:table-cell>
          <table:table-cell office:value-type="float" office:value="5916" calcext:value-type="float">
            <text:p>5916</text:p>
          </table:table-cell>
          <table:table-cell office:value-type="float" office:value="6494" calcext:value-type="float">
            <text:p>6494</text:p>
          </table:table-cell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5763" calcext:value-type="float">
            <text:p>5763</text:p>
          </table:table-cell>
          <table:table-cell office:value-type="float" office:value="5813" calcext:value-type="float">
            <text:p>5813</text:p>
          </table:table-cell>
          <table:table-cell office:value-type="float" office:value="6250" calcext:value-type="float">
            <text:p>6250</text:p>
          </table:table-cell>
          <table:table-cell office:value-type="float" office:value="6245" calcext:value-type="float">
            <text:p>6245</text:p>
          </table:table-cell>
          <table:table-cell office:value-type="float" office:value="6077" calcext:value-type="float">
            <text:p>6077</text:p>
          </table:table-cell>
          <table:table-cell office:value-type="float" office:value="7031" calcext:value-type="float">
            <text:p>7031</text:p>
          </table:table-cell>
          <table:table-cell office:value-type="float" office:value="5561" calcext:value-type="float">
            <text:p>5561</text:p>
          </table:table-cell>
          <table:table-cell office:value-type="float" office:value="6058" calcext:value-type="float">
            <text:p>6058</text:p>
          </table:table-cell>
          <table:table-cell office:value-type="float" office:value="7048" calcext:value-type="float">
            <text:p>7048</text:p>
          </table:table-cell>
          <table:table-cell office:value-type="float" office:value="5873" calcext:value-type="float">
            <text:p>5873</text:p>
          </table:table-cell>
          <table:table-cell office:value-type="float" office:value="5613" calcext:value-type="float">
            <text:p>5613</text:p>
          </table:table-cell>
          <table:table-cell office:value-type="float" office:value="5111" calcext:value-type="float">
            <text:p>5111</text:p>
          </table:table-cell>
          <table:table-cell office:value-type="float" office:value="6245" calcext:value-type="float">
            <text:p>6245</text:p>
          </table:table-cell>
          <table:table-cell office:value-type="float" office:value="5768" calcext:value-type="float">
            <text:p>5768</text:p>
          </table:table-cell>
          <table:table-cell office:value-type="float" office:value="6494" calcext:value-type="float">
            <text:p>6494</text:p>
          </table:table-cell>
          <table:table-cell office:value-type="float" office:value="6671" calcext:value-type="float">
            <text:p>6671</text:p>
          </table:table-cell>
          <table:table-cell office:value-type="float" office:value="7031" calcext:value-type="float">
            <text:p>7031</text:p>
          </table:table-cell>
          <table:table-cell office:value-type="float" office:value="6719" calcext:value-type="float">
            <text:p>6719</text:p>
          </table:table-cell>
          <table:table-cell office:value-type="float" office:value="5014" calcext:value-type="float">
            <text:p>5014</text:p>
          </table:table-cell>
          <table:table-cell office:value-type="float" office:value="5743" calcext:value-type="float">
            <text:p>5743</text:p>
          </table:table-cell>
          <table:table-cell office:value-type="float" office:value="6465" calcext:value-type="float">
            <text:p>6465</text:p>
          </table:table-cell>
          <table:table-cell office:value-type="float" office:value="6423" calcext:value-type="float">
            <text:p>6423</text:p>
          </table:table-cell>
          <table:table-cell office:value-type="float" office:value="5307" calcext:value-type="float">
            <text:p>5307</text:p>
          </table:table-cell>
          <table:table-cell office:value-type="float" office:value="5590" calcext:value-type="float">
            <text:p>5590</text:p>
          </table:table-cell>
          <table:table-cell office:value-type="float" office:value="5916" calcext:value-type="float">
            <text:p>5916</text:p>
          </table:table-cell>
          <table:table-cell office:value-type="float" office:value="5670" calcext:value-type="float">
            <text:p>5670</text:p>
          </table:table-cell>
          <table:table-cell office:value-type="float" office:value="5916" calcext:value-type="float">
            <text:p>5916</text:p>
          </table:table-cell>
          <table:table-cell office:value-type="float" office:value="6494" calcext:value-type="float">
            <text:p>6494</text:p>
          </table:table-cell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5495" calcext:value-type="float">
            <text:p>5495</text:p>
          </table:table-cell>
          <table:table-cell office:value-type="float" office:value="5813" calcext:value-type="float">
            <text:p>5813</text:p>
          </table:table-cell>
          <table:table-cell office:value-type="float" office:value="6250" calcext:value-type="float">
            <text:p>6250</text:p>
          </table:table-cell>
          <table:table-cell office:value-type="float" office:value="6245" calcext:value-type="float">
            <text:p>6245</text:p>
          </table:table-cell>
          <table:table-cell office:value-type="float" office:value="5671" calcext:value-type="float">
            <text:p>5671</text:p>
          </table:table-cell>
          <table:table-cell office:value-type="float" office:value="6077" calcext:value-type="float">
            <text:p>6077</text:p>
          </table:table-cell>
          <table:table-cell office:value-type="float" office:value="5268" calcext:value-type="float">
            <text:p>5268</text:p>
          </table:table-cell>
          <table:table-cell office:value-type="float" office:value="6058" calcext:value-type="float">
            <text:p>6058</text:p>
          </table:table-cell>
          <table:table-cell office:value-type="float" office:value="6970" calcext:value-type="float">
            <text:p>6970</text:p>
          </table:table-cell>
          <table:table-cell office:value-type="float" office:value="5873" calcext:value-type="float">
            <text:p>5873</text:p>
          </table:table-cell>
          <table:table-cell office:value-type="float" office:value="5613" calcext:value-type="float">
            <text:p>5613</text:p>
          </table:table-cell>
          <table:table-cell office:value-type="float" office:value="4907" calcext:value-type="float">
            <text:p>4907</text:p>
          </table:table-cell>
          <table:table-cell office:value-type="float" office:value="6245" calcext:value-type="float">
            <text:p>6245</text:p>
          </table:table-cell>
          <table:table-cell office:value-type="float" office:value="5768" calcext:value-type="float">
            <text:p>5768</text:p>
          </table:table-cell>
          <table:table-cell office:value-type="float" office:value="6321" calcext:value-type="float">
            <text:p>6321</text:p>
          </table:table-cell>
          <table:table-cell office:value-type="float" office:value="5936" calcext:value-type="float">
            <text:p>5936</text:p>
          </table:table-cell>
          <table:table-cell office:value-type="float" office:value="6679" calcext:value-type="float">
            <text:p>6679</text:p>
          </table:table-cell>
          <table:table-cell office:value-type="float" office:value="6719" calcext:value-type="float">
            <text:p>6719</text:p>
          </table:table-cell>
          <table:table-cell office:value-type="float" office:value="5014" calcext:value-type="float">
            <text:p>5014</text:p>
          </table:table-cell>
          <table:table-cell office:value-type="float" office:value="5743" calcext:value-type="float">
            <text:p>5743</text:p>
          </table:table-cell>
          <table:table-cell office:value-type="float" office:value="6459" calcext:value-type="float">
            <text:p>6459</text:p>
          </table:table-cell>
          <table:table-cell office:value-type="float" office:value="6209" calcext:value-type="float">
            <text:p>6209</text:p>
          </table:table-cell>
          <table:table-cell office:value-type="float" office:value="5307" calcext:value-type="float">
            <text:p>5307</text:p>
          </table:table-cell>
          <table:table-cell office:value-type="float" office:value="5173" calcext:value-type="float">
            <text:p>5173</text:p>
          </table:table-cell>
          <table:table-cell office:value-type="float" office:value="5916" calcext:value-type="float">
            <text:p>5916</text:p>
          </table:table-cell>
          <table:table-cell office:value-type="float" office:value="5670" calcext:value-type="float">
            <text:p>5670</text:p>
          </table:table-cell>
          <table:table-cell office:value-type="float" office:value="5272" calcext:value-type="float">
            <text:p>5272</text:p>
          </table:table-cell>
          <table:table-cell office:value-type="float" office:value="6494" calcext:value-type="float">
            <text:p>6494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5453" calcext:value-type="float">
            <text:p>5453</text:p>
          </table:table-cell>
          <table:table-cell office:value-type="float" office:value="5792" calcext:value-type="float">
            <text:p>5792</text:p>
          </table:table-cell>
          <table:table-cell office:value-type="float" office:value="6250" calcext:value-type="float">
            <text:p>6250</text:p>
          </table:table-cell>
          <table:table-cell office:value-type="float" office:value="6245" calcext:value-type="float">
            <text:p>6245</text:p>
          </table:table-cell>
          <table:table-cell office:value-type="float" office:value="5671" calcext:value-type="float">
            <text:p>5671</text:p>
          </table:table-cell>
          <table:table-cell office:value-type="float" office:value="5652" calcext:value-type="float">
            <text:p>5652</text:p>
          </table:table-cell>
          <table:table-cell office:value-type="float" office:value="5096" calcext:value-type="float">
            <text:p>5096</text:p>
          </table:table-cell>
          <table:table-cell office:value-type="float" office:value="6058" calcext:value-type="float">
            <text:p>6058</text:p>
          </table:table-cell>
          <table:table-cell office:value-type="float" office:value="6272" calcext:value-type="float">
            <text:p>6272</text:p>
          </table:table-cell>
          <table:table-cell office:value-type="float" office:value="5873" calcext:value-type="float">
            <text:p>5873</text:p>
          </table:table-cell>
          <table:table-cell office:value-type="float" office:value="5613" calcext:value-type="float">
            <text:p>5613</text:p>
          </table:table-cell>
          <table:table-cell office:value-type="float" office:value="4907" calcext:value-type="float">
            <text:p>4907</text:p>
          </table:table-cell>
          <table:table-cell office:value-type="float" office:value="6245" calcext:value-type="float">
            <text:p>6245</text:p>
          </table:table-cell>
          <table:table-cell office:value-type="float" office:value="5768" calcext:value-type="float">
            <text:p>5768</text:p>
          </table:table-cell>
          <table:table-cell office:value-type="float" office:value="6209" calcext:value-type="float">
            <text:p>6209</text:p>
          </table:table-cell>
          <table:table-cell office:value-type="float" office:value="5936" calcext:value-type="float">
            <text:p>5936</text:p>
          </table:table-cell>
          <table:table-cell office:value-type="float" office:value="5652" calcext:value-type="float">
            <text:p>5652</text:p>
          </table:table-cell>
          <table:table-cell office:value-type="float" office:value="6585" calcext:value-type="float">
            <text:p>6585</text:p>
          </table:table-cell>
          <table:table-cell office:value-type="float" office:value="5014" calcext:value-type="float">
            <text:p>5014</text:p>
          </table:table-cell>
          <table:table-cell office:value-type="float" office:value="5743" calcext:value-type="float">
            <text:p>5743</text:p>
          </table:table-cell>
          <table:table-cell office:value-type="float" office:value="6459" calcext:value-type="float">
            <text:p>6459</text:p>
          </table:table-cell>
          <table:table-cell office:value-type="float" office:value="5769" calcext:value-type="float">
            <text:p>5769</text:p>
          </table:table-cell>
          <table:table-cell office:value-type="float" office:value="5307" calcext:value-type="float">
            <text:p>5307</text:p>
          </table:table-cell>
          <table:table-cell office:value-type="float" office:value="5173" calcext:value-type="float">
            <text:p>5173</text:p>
          </table:table-cell>
          <table:table-cell office:value-type="float" office:value="5916" calcext:value-type="float">
            <text:p>5916</text:p>
          </table:table-cell>
          <table:table-cell office:value-type="float" office:value="5428" calcext:value-type="float">
            <text:p>5428</text:p>
          </table:table-cell>
          <table:table-cell office:value-type="float" office:value="5272" calcext:value-type="float">
            <text:p>5272</text:p>
          </table:table-cell>
          <table:table-cell office:value-type="float" office:value="6458" calcext:value-type="float">
            <text:p>6458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5453" calcext:value-type="float">
            <text:p>5453</text:p>
          </table:table-cell>
          <table:table-cell office:value-type="float" office:value="5785" calcext:value-type="float">
            <text:p>5785</text:p>
          </table:table-cell>
          <table:table-cell office:value-type="float" office:value="6250" calcext:value-type="float">
            <text:p>6250</text:p>
          </table:table-cell>
          <table:table-cell office:value-type="float" office:value="6245" calcext:value-type="float">
            <text:p>6245</text:p>
          </table:table-cell>
          <table:table-cell office:value-type="float" office:value="5671" calcext:value-type="float">
            <text:p>5671</text:p>
          </table:table-cell>
          <table:table-cell office:value-type="float" office:value="4923" calcext:value-type="float">
            <text:p>4923</text:p>
          </table:table-cell>
          <table:table-cell office:value-type="float" office:value="5096" calcext:value-type="float">
            <text:p>5096</text:p>
          </table:table-cell>
          <table:table-cell office:value-type="float" office:value="5904" calcext:value-type="float">
            <text:p>5904</text:p>
          </table:table-cell>
          <table:table-cell office:value-type="float" office:value="5552" calcext:value-type="float">
            <text:p>5552</text:p>
          </table:table-cell>
          <table:table-cell office:value-type="float" office:value="5608" calcext:value-type="float">
            <text:p>5608</text:p>
          </table:table-cell>
          <table:table-cell office:value-type="float" office:value="5613" calcext:value-type="float">
            <text:p>5613</text:p>
          </table:table-cell>
          <table:table-cell office:value-type="float" office:value="4907" calcext:value-type="float">
            <text:p>4907</text:p>
          </table:table-cell>
          <table:table-cell office:value-type="float" office:value="5866" calcext:value-type="float">
            <text:p>5866</text:p>
          </table:table-cell>
          <table:table-cell office:value-type="float" office:value="5768" calcext:value-type="float">
            <text:p>5768</text:p>
          </table:table-cell>
          <table:table-cell office:value-type="float" office:value="5769" calcext:value-type="float">
            <text:p>5769</text:p>
          </table:table-cell>
          <table:table-cell office:value-type="float" office:value="5936" calcext:value-type="float">
            <text:p>5936</text:p>
          </table:table-cell>
          <table:table-cell office:value-type="float" office:value="5500" calcext:value-type="float">
            <text:p>5500</text:p>
          </table:table-cell>
          <table:table-cell office:value-type="float" office:value="5846" calcext:value-type="float">
            <text:p>5846</text:p>
          </table:table-cell>
          <table:table-cell office:value-type="float" office:value="5014" calcext:value-type="float">
            <text:p>5014</text:p>
          </table:table-cell>
          <table:table-cell office:value-type="float" office:value="5743" calcext:value-type="float">
            <text:p>5743</text:p>
          </table:table-cell>
          <table:table-cell office:value-type="float" office:value="5776" calcext:value-type="float">
            <text:p>5776</text:p>
          </table:table-cell>
          <table:table-cell office:value-type="float" office:value="5679" calcext:value-type="float">
            <text:p>5679</text:p>
          </table:table-cell>
          <table:table-cell office:value-type="float" office:value="5307" calcext:value-type="float">
            <text:p>5307</text:p>
          </table:table-cell>
          <table:table-cell office:value-type="float" office:value="5173" calcext:value-type="float">
            <text:p>5173</text:p>
          </table:table-cell>
          <table:table-cell office:value-type="float" office:value="5916" calcext:value-type="float">
            <text:p>5916</text:p>
          </table:table-cell>
          <table:table-cell office:value-type="float" office:value="5212" calcext:value-type="float">
            <text:p>5212</text:p>
          </table:table-cell>
          <table:table-cell office:value-type="float" office:value="5272" calcext:value-type="float">
            <text:p>5272</text:p>
          </table:table-cell>
          <table:table-cell office:value-type="float" office:value="6458" calcext:value-type="float">
            <text:p>6458</text:p>
          </table:table-cell>
          <table:table-cell office:value-type="float" office:value="6187" calcext:value-type="float">
            <text:p>6187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5453" calcext:value-type="float">
            <text:p>5453</text:p>
          </table:table-cell>
          <table:table-cell office:value-type="float" office:value="5785" calcext:value-type="float">
            <text:p>5785</text:p>
          </table:table-cell>
          <table:table-cell office:value-type="float" office:value="6118" calcext:value-type="float">
            <text:p>6118</text:p>
          </table:table-cell>
          <table:table-cell office:value-type="float" office:value="5866" calcext:value-type="float">
            <text:p>5866</text:p>
          </table:table-cell>
          <table:table-cell office:value-type="float" office:value="5671" calcext:value-type="float">
            <text:p>5671</text:p>
          </table:table-cell>
          <table:table-cell office:value-type="float" office:value="4733" calcext:value-type="float">
            <text:p>4733</text:p>
          </table:table-cell>
          <table:table-cell office:value-type="float" office:value="5096" calcext:value-type="float">
            <text:p>5096</text:p>
          </table:table-cell>
          <table:table-cell office:value-type="float" office:value="5752" calcext:value-type="float">
            <text:p>5752</text:p>
          </table:table-cell>
          <table:table-cell office:value-type="float" office:value="5552" calcext:value-type="float">
            <text:p>5552</text:p>
          </table:table-cell>
          <table:table-cell office:value-type="float" office:value="5608" calcext:value-type="float">
            <text:p>5608</text:p>
          </table:table-cell>
          <table:table-cell office:value-type="float" office:value="5613" calcext:value-type="float">
            <text:p>5613</text:p>
          </table:table-cell>
          <table:table-cell office:value-type="float" office:value="4907" calcext:value-type="float">
            <text:p>4907</text:p>
          </table:table-cell>
          <table:table-cell office:value-type="float" office:value="5866" calcext:value-type="float">
            <text:p>5866</text:p>
          </table:table-cell>
          <table:table-cell office:value-type="float" office:value="5768" calcext:value-type="float">
            <text:p>5768</text:p>
          </table:table-cell>
          <table:table-cell office:value-type="float" office:value="5679" calcext:value-type="float">
            <text:p>5679</text:p>
          </table:table-cell>
          <table:table-cell office:value-type="float" office:value="5936" calcext:value-type="float">
            <text:p>5936</text:p>
          </table:table-cell>
          <table:table-cell office:value-type="float" office:value="4923" calcext:value-type="float">
            <text:p>4923</text:p>
          </table:table-cell>
          <table:table-cell office:value-type="float" office:value="5846" calcext:value-type="float">
            <text:p>5846</text:p>
          </table:table-cell>
          <table:table-cell office:value-type="float" office:value="5014" calcext:value-type="float">
            <text:p>5014</text:p>
          </table:table-cell>
          <table:table-cell office:value-type="float" office:value="5743" calcext:value-type="float">
            <text:p>5743</text:p>
          </table:table-cell>
          <table:table-cell office:value-type="float" office:value="5776" calcext:value-type="float">
            <text:p>5776</text:p>
          </table:table-cell>
          <table:table-cell office:value-type="float" office:value="5465" calcext:value-type="float">
            <text:p>5465</text:p>
          </table:table-cell>
          <table:table-cell office:value-type="float" office:value="5307" calcext:value-type="float">
            <text:p>5307</text:p>
          </table:table-cell>
          <table:table-cell office:value-type="float" office:value="5173" calcext:value-type="float">
            <text:p>5173</text:p>
          </table:table-cell>
          <table:table-cell office:value-type="float" office:value="5916" calcext:value-type="float">
            <text:p>5916</text:p>
          </table:table-cell>
          <table:table-cell office:value-type="float" office:value="5212" calcext:value-type="float">
            <text:p>5212</text:p>
          </table:table-cell>
          <table:table-cell office:value-type="float" office:value="5153" calcext:value-type="float">
            <text:p>5153</text:p>
          </table:table-cell>
          <table:table-cell office:value-type="float" office:value="6458" calcext:value-type="float">
            <text:p>6458</text:p>
          </table:table-cell>
          <table:table-cell office:value-type="float" office:value="5894" calcext:value-type="float">
            <text:p>5894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5425" calcext:value-type="float">
            <text:p>5425</text:p>
          </table:table-cell>
          <table:table-cell office:value-type="float" office:value="5484" calcext:value-type="float">
            <text:p>5484</text:p>
          </table:table-cell>
          <table:table-cell office:value-type="float" office:value="6118" calcext:value-type="float">
            <text:p>6118</text:p>
          </table:table-cell>
          <table:table-cell office:value-type="float" office:value="5611" calcext:value-type="float">
            <text:p>5611</text:p>
          </table:table-cell>
          <table:table-cell office:value-type="float" office:value="5623" calcext:value-type="float">
            <text:p>5623</text:p>
          </table:table-cell>
          <table:table-cell office:value-type="float" office:value="4733" calcext:value-type="float">
            <text:p>4733</text:p>
          </table:table-cell>
          <table:table-cell office:value-type="float" office:value="5096" calcext:value-type="float">
            <text:p>5096</text:p>
          </table:table-cell>
          <table:table-cell office:value-type="float" office:value="5504" calcext:value-type="float">
            <text:p>5504</text:p>
          </table:table-cell>
          <table:table-cell office:value-type="float" office:value="5552" calcext:value-type="float">
            <text:p>5552</text:p>
          </table:table-cell>
          <table:table-cell office:value-type="float" office:value="5608" calcext:value-type="float">
            <text:p>5608</text:p>
          </table:table-cell>
          <table:table-cell office:value-type="float" office:value="5613" calcext:value-type="float">
            <text:p>5613</text:p>
          </table:table-cell>
          <table:table-cell office:value-type="float" office:value="4907" calcext:value-type="float">
            <text:p>4907</text:p>
          </table:table-cell>
          <table:table-cell office:value-type="float" office:value="5611" calcext:value-type="float">
            <text:p>5611</text:p>
          </table:table-cell>
          <table:table-cell office:value-type="float" office:value="5768" calcext:value-type="float">
            <text:p>5768</text:p>
          </table:table-cell>
          <table:table-cell office:value-type="float" office:value="5465" calcext:value-type="float">
            <text:p>5465</text:p>
          </table:table-cell>
          <table:table-cell office:value-type="float" office:value="5936" calcext:value-type="float">
            <text:p>5936</text:p>
          </table:table-cell>
          <table:table-cell office:value-type="float" office:value="4733" calcext:value-type="float">
            <text:p>4733</text:p>
          </table:table-cell>
          <table:table-cell office:value-type="float" office:value="5846" calcext:value-type="float">
            <text:p>5846</text:p>
          </table:table-cell>
          <table:table-cell office:value-type="float" office:value="5014" calcext:value-type="float">
            <text:p>5014</text:p>
          </table:table-cell>
          <table:table-cell office:value-type="float" office:value="5549" calcext:value-type="float">
            <text:p>5549</text:p>
          </table:table-cell>
          <table:table-cell office:value-type="float" office:value="5776" calcext:value-type="float">
            <text:p>5776</text:p>
          </table:table-cell>
          <table:table-cell office:value-type="float" office:value="5465" calcext:value-type="float">
            <text:p>5465</text:p>
          </table:table-cell>
          <table:table-cell office:value-type="float" office:value="5307" calcext:value-type="float">
            <text:p>5307</text:p>
          </table:table-cell>
          <table:table-cell office:value-type="float" office:value="5173" calcext:value-type="float">
            <text:p>5173</text:p>
          </table:table-cell>
          <table:table-cell office:value-type="float" office:value="5916" calcext:value-type="float">
            <text:p>5916</text:p>
          </table:table-cell>
          <table:table-cell office:value-type="float" office:value="5212" calcext:value-type="float">
            <text:p>5212</text:p>
          </table:table-cell>
          <table:table-cell office:value-type="float" office:value="4996" calcext:value-type="float">
            <text:p>4996</text:p>
          </table:table-cell>
          <table:table-cell office:value-type="float" office:value="6458" calcext:value-type="float">
            <text:p>6458</text:p>
          </table:table-cell>
          <table:table-cell office:value-type="float" office:value="5689" calcext:value-type="float">
            <text:p>5689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5425" calcext:value-type="float">
            <text:p>5425</text:p>
          </table:table-cell>
          <table:table-cell office:value-type="float" office:value="5484" calcext:value-type="float">
            <text:p>5484</text:p>
          </table:table-cell>
          <table:table-cell office:value-type="float" office:value="5418" calcext:value-type="float">
            <text:p>5418</text:p>
          </table:table-cell>
          <table:table-cell office:value-type="float" office:value="5611" calcext:value-type="float">
            <text:p>5611</text:p>
          </table:table-cell>
          <table:table-cell office:value-type="float" office:value="5623" calcext:value-type="float">
            <text:p>5623</text:p>
          </table:table-cell>
          <table:table-cell office:value-type="float" office:value="4649" calcext:value-type="float">
            <text:p>4649</text:p>
          </table:table-cell>
          <table:table-cell office:value-type="float" office:value="5096" calcext:value-type="float">
            <text:p>5096</text:p>
          </table:table-cell>
          <table:table-cell office:value-type="float" office:value="5504" calcext:value-type="float">
            <text:p>5504</text:p>
          </table:table-cell>
          <table:table-cell office:value-type="float" office:value="5060" calcext:value-type="float">
            <text:p>5060</text:p>
          </table:table-cell>
          <table:table-cell office:value-type="float" office:value="5608" calcext:value-type="float">
            <text:p>5608</text:p>
          </table:table-cell>
          <table:table-cell office:value-type="float" office:value="5613" calcext:value-type="float">
            <text:p>5613</text:p>
          </table:table-cell>
          <table:table-cell office:value-type="float" office:value="4907" calcext:value-type="float">
            <text:p>4907</text:p>
          </table:table-cell>
          <table:table-cell office:value-type="float" office:value="5611" calcext:value-type="float">
            <text:p>5611</text:p>
          </table:table-cell>
          <table:table-cell office:value-type="float" office:value="5768" calcext:value-type="float">
            <text:p>5768</text:p>
          </table:table-cell>
          <table:table-cell office:value-type="float" office:value="5465" calcext:value-type="float">
            <text:p>5465</text:p>
          </table:table-cell>
          <table:table-cell office:value-type="float" office:value="5936" calcext:value-type="float">
            <text:p>5936</text:p>
          </table:table-cell>
          <table:table-cell office:value-type="float" office:value="4649" calcext:value-type="float">
            <text:p>4649</text:p>
          </table:table-cell>
          <table:table-cell office:value-type="float" office:value="5846" calcext:value-type="float">
            <text:p>5846</text:p>
          </table:table-cell>
          <table:table-cell office:value-type="float" office:value="5014" calcext:value-type="float">
            <text:p>5014</text:p>
          </table:table-cell>
          <table:table-cell office:value-type="float" office:value="5229" calcext:value-type="float">
            <text:p>5229</text:p>
          </table:table-cell>
          <table:table-cell office:value-type="float" office:value="5776" calcext:value-type="float">
            <text:p>5776</text:p>
          </table:table-cell>
          <table:table-cell office:value-type="float" office:value="5437" calcext:value-type="float">
            <text:p>5437</text:p>
          </table:table-cell>
          <table:table-cell office:value-type="float" office:value="5307" calcext:value-type="float">
            <text:p>5307</text:p>
          </table:table-cell>
          <table:table-cell office:value-type="float" office:value="5173" calcext:value-type="float">
            <text:p>5173</text:p>
          </table:table-cell>
          <table:table-cell office:value-type="float" office:value="5916" calcext:value-type="float">
            <text:p>5916</text:p>
          </table:table-cell>
          <table:table-cell office:value-type="float" office:value="5212" calcext:value-type="float">
            <text:p>5212</text:p>
          </table:table-cell>
          <table:table-cell office:value-type="float" office:value="4996" calcext:value-type="float">
            <text:p>4996</text:p>
          </table:table-cell>
          <table:table-cell office:value-type="float" office:value="6127" calcext:value-type="float">
            <text:p>6127</text:p>
          </table:table-cell>
          <table:table-cell office:value-type="float" office:value="5607" calcext:value-type="float">
            <text:p>5607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5425" calcext:value-type="float">
            <text:p>5425</text:p>
          </table:table-cell>
          <table:table-cell office:value-type="float" office:value="5405" calcext:value-type="float">
            <text:p>5405</text:p>
          </table:table-cell>
          <table:table-cell office:value-type="float" office:value="5139" calcext:value-type="float">
            <text:p>5139</text:p>
          </table:table-cell>
          <table:table-cell office:value-type="float" office:value="5550" calcext:value-type="float">
            <text:p>5550</text:p>
          </table:table-cell>
          <table:table-cell office:value-type="float" office:value="5623" calcext:value-type="float">
            <text:p>5623</text:p>
          </table:table-cell>
          <table:table-cell office:value-type="float" office:value="4546" calcext:value-type="float">
            <text:p>4546</text:p>
          </table:table-cell>
          <table:table-cell office:value-type="float" office:value="5096" calcext:value-type="float">
            <text:p>5096</text:p>
          </table:table-cell>
          <table:table-cell office:value-type="float" office:value="5504" calcext:value-type="float">
            <text:p>5504</text:p>
          </table:table-cell>
          <table:table-cell office:value-type="float" office:value="5060" calcext:value-type="float">
            <text:p>5060</text:p>
          </table:table-cell>
          <table:table-cell office:value-type="float" office:value="5608" calcext:value-type="float">
            <text:p>5608</text:p>
          </table:table-cell>
          <table:table-cell office:value-type="float" office:value="5613" calcext:value-type="float">
            <text:p>5613</text:p>
          </table:table-cell>
          <table:table-cell office:value-type="float" office:value="4907" calcext:value-type="float">
            <text:p>4907</text:p>
          </table:table-cell>
          <table:table-cell office:value-type="float" office:value="5378" calcext:value-type="float">
            <text:p>5378</text:p>
          </table:table-cell>
          <table:table-cell office:value-type="float" office:value="5768" calcext:value-type="float">
            <text:p>5768</text:p>
          </table:table-cell>
          <table:table-cell office:value-type="float" office:value="5437" calcext:value-type="float">
            <text:p>5437</text:p>
          </table:table-cell>
          <table:table-cell office:value-type="float" office:value="5936" calcext:value-type="float">
            <text:p>5936</text:p>
          </table:table-cell>
          <table:table-cell office:value-type="float" office:value="4649" calcext:value-type="float">
            <text:p>4649</text:p>
          </table:table-cell>
          <table:table-cell office:value-type="float" office:value="5161" calcext:value-type="float">
            <text:p>5161</text:p>
          </table:table-cell>
          <table:table-cell office:value-type="float" office:value="4756" calcext:value-type="float">
            <text:p>4756</text:p>
          </table:table-cell>
          <table:table-cell office:value-type="float" office:value="4882" calcext:value-type="float">
            <text:p>4882</text:p>
          </table:table-cell>
          <table:table-cell office:value-type="float" office:value="5776" calcext:value-type="float">
            <text:p>5776</text:p>
          </table:table-cell>
          <table:table-cell office:value-type="float" office:value="4937" calcext:value-type="float">
            <text:p>4937</text:p>
          </table:table-cell>
          <table:table-cell office:value-type="float" office:value="5307" calcext:value-type="float">
            <text:p>5307</text:p>
          </table:table-cell>
          <table:table-cell office:value-type="float" office:value="5173" calcext:value-type="float">
            <text:p>5173</text:p>
          </table:table-cell>
          <table:table-cell office:value-type="float" office:value="5916" calcext:value-type="float">
            <text:p>5916</text:p>
          </table:table-cell>
          <table:table-cell office:value-type="float" office:value="5212" calcext:value-type="float">
            <text:p>5212</text:p>
          </table:table-cell>
          <table:table-cell office:value-type="float" office:value="4867" calcext:value-type="float">
            <text:p>4867</text:p>
          </table:table-cell>
          <table:table-cell office:value-type="float" office:value="5989" calcext:value-type="float">
            <text:p>5989</text:p>
          </table:table-cell>
          <table:table-cell office:value-type="float" office:value="5153" calcext:value-type="float">
            <text:p>5153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5425" calcext:value-type="float">
            <text:p>5425</text:p>
          </table:table-cell>
          <table:table-cell office:value-type="float" office:value="5405" calcext:value-type="float">
            <text:p>5405</text:p>
          </table:table-cell>
          <table:table-cell office:value-type="float" office:value="5139" calcext:value-type="float">
            <text:p>5139</text:p>
          </table:table-cell>
          <table:table-cell office:value-type="float" office:value="5378" calcext:value-type="float">
            <text:p>5378</text:p>
          </table:table-cell>
          <table:table-cell office:value-type="float" office:value="5493" calcext:value-type="float">
            <text:p>5493</text:p>
          </table:table-cell>
          <table:table-cell office:value-type="float" office:value="4546" calcext:value-type="float">
            <text:p>4546</text:p>
          </table:table-cell>
          <table:table-cell office:value-type="float" office:value="5096" calcext:value-type="float">
            <text:p>5096</text:p>
          </table:table-cell>
          <table:table-cell office:value-type="float" office:value="5504" calcext:value-type="float">
            <text:p>5504</text:p>
          </table:table-cell>
          <table:table-cell office:value-type="float" office:value="4929" calcext:value-type="float">
            <text:p>4929</text:p>
          </table:table-cell>
          <table:table-cell office:value-type="float" office:value="5608" calcext:value-type="float">
            <text:p>5608</text:p>
          </table:table-cell>
          <table:table-cell office:value-type="float" office:value="5128" calcext:value-type="float">
            <text:p>5128</text:p>
          </table:table-cell>
          <table:table-cell office:value-type="float" office:value="4907" calcext:value-type="float">
            <text:p>4907</text:p>
          </table:table-cell>
          <table:table-cell office:value-type="float" office:value="5378" calcext:value-type="float">
            <text:p>5378</text:p>
          </table:table-cell>
          <table:table-cell office:value-type="float" office:value="5768" calcext:value-type="float">
            <text:p>5768</text:p>
          </table:table-cell>
          <table:table-cell office:value-type="float" office:value="4937" calcext:value-type="float">
            <text:p>4937</text:p>
          </table:table-cell>
          <table:table-cell office:value-type="float" office:value="5936" calcext:value-type="float">
            <text:p>5936</text:p>
          </table:table-cell>
          <table:table-cell office:value-type="float" office:value="4546" calcext:value-type="float">
            <text:p>4546</text:p>
          </table:table-cell>
          <table:table-cell office:value-type="float" office:value="5127" calcext:value-type="float">
            <text:p>5127</text:p>
          </table:table-cell>
          <table:table-cell office:value-type="float" office:value="4756" calcext:value-type="float">
            <text:p>4756</text:p>
          </table:table-cell>
          <table:table-cell office:value-type="float" office:value="4882" calcext:value-type="float">
            <text:p>4882</text:p>
          </table:table-cell>
          <table:table-cell office:value-type="float" office:value="5492" calcext:value-type="float">
            <text:p>5492</text:p>
          </table:table-cell>
          <table:table-cell office:value-type="float" office:value="4803" calcext:value-type="float">
            <text:p>4803</text:p>
          </table:table-cell>
          <table:table-cell office:value-type="float" office:value="5307" calcext:value-type="float">
            <text:p>5307</text:p>
          </table:table-cell>
          <table:table-cell office:value-type="float" office:value="5173" calcext:value-type="float">
            <text:p>5173</text:p>
          </table:table-cell>
          <table:table-cell office:value-type="float" office:value="5916" calcext:value-type="float">
            <text:p>5916</text:p>
          </table:table-cell>
          <table:table-cell office:value-type="float" office:value="5212" calcext:value-type="float">
            <text:p>5212</text:p>
          </table:table-cell>
          <table:table-cell office:value-type="float" office:value="4867" calcext:value-type="float">
            <text:p>4867</text:p>
          </table:table-cell>
          <table:table-cell office:value-type="float" office:value="5989" calcext:value-type="float">
            <text:p>5989</text:p>
          </table:table-cell>
          <table:table-cell office:value-type="float" office:value="5153" calcext:value-type="float">
            <text:p>5153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5425" calcext:value-type="float">
            <text:p>5425</text:p>
          </table:table-cell>
          <table:table-cell office:value-type="float" office:value="5405" calcext:value-type="float">
            <text:p>5405</text:p>
          </table:table-cell>
          <table:table-cell office:value-type="float" office:value="5139" calcext:value-type="float">
            <text:p>5139</text:p>
          </table:table-cell>
          <table:table-cell office:value-type="float" office:value="4777" calcext:value-type="float">
            <text:p>4777</text:p>
          </table:table-cell>
          <table:table-cell office:value-type="float" office:value="5493" calcext:value-type="float">
            <text:p>5493</text:p>
          </table:table-cell>
          <table:table-cell office:value-type="float" office:value="4546" calcext:value-type="float">
            <text:p>4546</text:p>
          </table:table-cell>
          <table:table-cell office:value-type="float" office:value="5096" calcext:value-type="float">
            <text:p>5096</text:p>
          </table:table-cell>
          <table:table-cell office:value-type="float" office:value="5504" calcext:value-type="float">
            <text:p>5504</text:p>
          </table:table-cell>
          <table:table-cell office:value-type="float" office:value="4929" calcext:value-type="float">
            <text:p>4929</text:p>
          </table:table-cell>
          <table:table-cell office:value-type="float" office:value="5601" calcext:value-type="float">
            <text:p>5601</text:p>
          </table:table-cell>
          <table:table-cell office:value-type="float" office:value="5128" calcext:value-type="float">
            <text:p>5128</text:p>
          </table:table-cell>
          <table:table-cell office:value-type="float" office:value="4907" calcext:value-type="float">
            <text:p>4907</text:p>
          </table:table-cell>
          <table:table-cell office:value-type="float" office:value="4777" calcext:value-type="float">
            <text:p>4777</text:p>
          </table:table-cell>
          <table:table-cell office:value-type="float" office:value="5768" calcext:value-type="float">
            <text:p>5768</text:p>
          </table:table-cell>
          <table:table-cell office:value-type="float" office:value="4803" calcext:value-type="float">
            <text:p>4803</text:p>
          </table:table-cell>
          <table:table-cell office:value-type="float" office:value="5936" calcext:value-type="float">
            <text:p>5936</text:p>
          </table:table-cell>
          <table:table-cell office:value-type="float" office:value="4546" calcext:value-type="float">
            <text:p>4546</text:p>
          </table:table-cell>
          <table:table-cell office:value-type="float" office:value="5127" calcext:value-type="float">
            <text:p>5127</text:p>
          </table:table-cell>
          <table:table-cell office:value-type="float" office:value="4756" calcext:value-type="float">
            <text:p>4756</text:p>
          </table:table-cell>
          <table:table-cell office:value-type="float" office:value="4882" calcext:value-type="float">
            <text:p>4882</text:p>
          </table:table-cell>
          <table:table-cell office:value-type="float" office:value="5492" calcext:value-type="float">
            <text:p>5492</text:p>
          </table:table-cell>
          <table:table-cell office:value-type="float" office:value="4803" calcext:value-type="float">
            <text:p>4803</text:p>
          </table:table-cell>
          <table:table-cell office:value-type="float" office:value="5307" calcext:value-type="float">
            <text:p>5307</text:p>
          </table:table-cell>
          <table:table-cell office:value-type="float" office:value="5173" calcext:value-type="float">
            <text:p>5173</text:p>
          </table:table-cell>
          <table:table-cell office:value-type="float" office:value="5620" calcext:value-type="float">
            <text:p>5620</text:p>
          </table:table-cell>
          <table:table-cell office:value-type="float" office:value="5212" calcext:value-type="float">
            <text:p>5212</text:p>
          </table:table-cell>
          <table:table-cell office:value-type="float" office:value="4867" calcext:value-type="float">
            <text:p>4867</text:p>
          </table:table-cell>
          <table:table-cell office:value-type="float" office:value="5842" calcext:value-type="float">
            <text:p>5842</text:p>
          </table:table-cell>
          <table:table-cell office:value-type="float" office:value="5153" calcext:value-type="float">
            <text:p>5153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float" office:value="5425" calcext:value-type="float">
            <text:p>5425</text:p>
          </table:table-cell>
          <table:table-cell office:value-type="float" office:value="5405" calcext:value-type="float">
            <text:p>5405</text:p>
          </table:table-cell>
          <table:table-cell office:value-type="float" office:value="5139" calcext:value-type="float">
            <text:p>5139</text:p>
          </table:table-cell>
          <table:table-cell office:value-type="float" office:value="4777" calcext:value-type="float">
            <text:p>4777</text:p>
          </table:table-cell>
          <table:table-cell office:value-type="float" office:value="5493" calcext:value-type="float">
            <text:p>5493</text:p>
          </table:table-cell>
          <table:table-cell office:value-type="float" office:value="4546" calcext:value-type="float">
            <text:p>4546</text:p>
          </table:table-cell>
          <table:table-cell office:value-type="float" office:value="5096" calcext:value-type="float">
            <text:p>5096</text:p>
          </table:table-cell>
          <table:table-cell office:value-type="float" office:value="5504" calcext:value-type="float">
            <text:p>5504</text:p>
          </table:table-cell>
          <table:table-cell office:value-type="float" office:value="4929" calcext:value-type="float">
            <text:p>4929</text:p>
          </table:table-cell>
          <table:table-cell office:value-type="float" office:value="5601" calcext:value-type="float">
            <text:p>5601</text:p>
          </table:table-cell>
          <table:table-cell office:value-type="float" office:value="5128" calcext:value-type="float">
            <text:p>5128</text:p>
          </table:table-cell>
          <table:table-cell office:value-type="float" office:value="4907" calcext:value-type="float">
            <text:p>4907</text:p>
          </table:table-cell>
          <table:table-cell office:value-type="float" office:value="4777" calcext:value-type="float">
            <text:p>4777</text:p>
          </table:table-cell>
          <table:table-cell office:value-type="float" office:value="5268" calcext:value-type="float">
            <text:p>5268</text:p>
          </table:table-cell>
          <table:table-cell office:value-type="float" office:value="4803" calcext:value-type="float">
            <text:p>4803</text:p>
          </table:table-cell>
          <table:table-cell office:value-type="float" office:value="5667" calcext:value-type="float">
            <text:p>5667</text:p>
          </table:table-cell>
          <table:table-cell office:value-type="float" office:value="4546" calcext:value-type="float">
            <text:p>4546</text:p>
          </table:table-cell>
          <table:table-cell office:value-type="float" office:value="5127" calcext:value-type="float">
            <text:p>5127</text:p>
          </table:table-cell>
          <table:table-cell office:value-type="float" office:value="4712" calcext:value-type="float">
            <text:p>4712</text:p>
          </table:table-cell>
          <table:table-cell office:value-type="float" office:value="4882" calcext:value-type="float">
            <text:p>4882</text:p>
          </table:table-cell>
          <table:table-cell office:value-type="float" office:value="5492" calcext:value-type="float">
            <text:p>5492</text:p>
          </table:table-cell>
          <table:table-cell office:value-type="float" office:value="4803" calcext:value-type="float">
            <text:p>4803</text:p>
          </table:table-cell>
          <table:table-cell office:value-type="float" office:value="5135" calcext:value-type="float">
            <text:p>5135</text:p>
          </table:table-cell>
          <table:table-cell office:value-type="float" office:value="5173" calcext:value-type="float">
            <text:p>5173</text:p>
          </table:table-cell>
          <table:table-cell office:value-type="float" office:value="5620" calcext:value-type="float">
            <text:p>5620</text:p>
          </table:table-cell>
          <table:table-cell office:value-type="float" office:value="5212" calcext:value-type="float">
            <text:p>5212</text:p>
          </table:table-cell>
          <table:table-cell office:value-type="float" office:value="4867" calcext:value-type="float">
            <text:p>4867</text:p>
          </table:table-cell>
          <table:table-cell office:value-type="float" office:value="5842" calcext:value-type="float">
            <text:p>5842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float" office:value="5425" calcext:value-type="float">
            <text:p>5425</text:p>
          </table:table-cell>
          <table:table-cell office:value-type="float" office:value="5405" calcext:value-type="float">
            <text:p>5405</text:p>
          </table:table-cell>
          <table:table-cell office:value-type="float" office:value="5139" calcext:value-type="float">
            <text:p>5139</text:p>
          </table:table-cell>
          <table:table-cell office:value-type="float" office:value="4777" calcext:value-type="float">
            <text:p>4777</text:p>
          </table:table-cell>
          <table:table-cell office:value-type="float" office:value="5493" calcext:value-type="float">
            <text:p>5493</text:p>
          </table:table-cell>
          <table:table-cell office:value-type="float" office:value="4546" calcext:value-type="float">
            <text:p>4546</text:p>
          </table:table-cell>
          <table:table-cell office:value-type="float" office:value="5096" calcext:value-type="float">
            <text:p>5096</text:p>
          </table:table-cell>
          <table:table-cell office:value-type="float" office:value="5504" calcext:value-type="float">
            <text:p>5504</text:p>
          </table:table-cell>
          <table:table-cell office:value-type="float" office:value="4929" calcext:value-type="float">
            <text:p>4929</text:p>
          </table:table-cell>
          <table:table-cell office:value-type="float" office:value="5601" calcext:value-type="float">
            <text:p>5601</text:p>
          </table:table-cell>
          <table:table-cell office:value-type="float" office:value="5128" calcext:value-type="float">
            <text:p>5128</text:p>
          </table:table-cell>
          <table:table-cell office:value-type="float" office:value="4907" calcext:value-type="float">
            <text:p>4907</text:p>
          </table:table-cell>
          <table:table-cell office:value-type="float" office:value="4777" calcext:value-type="float">
            <text:p>4777</text:p>
          </table:table-cell>
          <table:table-cell office:value-type="float" office:value="5203" calcext:value-type="float">
            <text:p>5203</text:p>
          </table:table-cell>
          <table:table-cell office:value-type="float" office:value="4803" calcext:value-type="float">
            <text:p>4803</text:p>
          </table:table-cell>
          <table:table-cell office:value-type="float" office:value="5667" calcext:value-type="float">
            <text:p>5667</text:p>
          </table:table-cell>
          <table:table-cell office:value-type="float" office:value="4546" calcext:value-type="float">
            <text:p>4546</text:p>
          </table:table-cell>
          <table:table-cell office:value-type="float" office:value="5127" calcext:value-type="float">
            <text:p>5127</text:p>
          </table:table-cell>
          <table:table-cell office:value-type="float" office:value="4712" calcext:value-type="float">
            <text:p>4712</text:p>
          </table:table-cell>
          <table:table-cell office:value-type="float" office:value="4882" calcext:value-type="float">
            <text:p>4882</text:p>
          </table:table-cell>
          <table:table-cell office:value-type="float" office:value="5492" calcext:value-type="float">
            <text:p>5492</text:p>
          </table:table-cell>
          <table:table-cell office:value-type="float" office:value="4803" calcext:value-type="float">
            <text:p>4803</text:p>
          </table:table-cell>
          <table:table-cell office:value-type="float" office:value="5004" calcext:value-type="float">
            <text:p>5004</text:p>
          </table:table-cell>
          <table:table-cell office:value-type="float" office:value="5145" calcext:value-type="float">
            <text:p>5145</text:p>
          </table:table-cell>
          <table:table-cell office:value-type="float" office:value="5603" calcext:value-type="float">
            <text:p>5603</text:p>
          </table:table-cell>
          <table:table-cell office:value-type="float" office:value="5212" calcext:value-type="float">
            <text:p>5212</text:p>
          </table:table-cell>
          <table:table-cell office:value-type="float" office:value="4867" calcext:value-type="float">
            <text:p>4867</text:p>
          </table:table-cell>
          <table:table-cell office:value-type="float" office:value="5805" calcext:value-type="float">
            <text:p>5805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5425" calcext:value-type="float">
            <text:p>5425</text:p>
          </table:table-cell>
          <table:table-cell office:value-type="float" office:value="5405" calcext:value-type="float">
            <text:p>5405</text:p>
          </table:table-cell>
          <table:table-cell office:value-type="float" office:value="4792" calcext:value-type="float">
            <text:p>4792</text:p>
          </table:table-cell>
          <table:table-cell office:value-type="float" office:value="4777" calcext:value-type="float">
            <text:p>4777</text:p>
          </table:table-cell>
          <table:table-cell office:value-type="float" office:value="5493" calcext:value-type="float">
            <text:p>5493</text:p>
          </table:table-cell>
          <table:table-cell office:value-type="float" office:value="4546" calcext:value-type="float">
            <text:p>4546</text:p>
          </table:table-cell>
          <table:table-cell office:value-type="float" office:value="5096" calcext:value-type="float">
            <text:p>5096</text:p>
          </table:table-cell>
          <table:table-cell office:value-type="float" office:value="5504" calcext:value-type="float">
            <text:p>5504</text:p>
          </table:table-cell>
          <table:table-cell office:value-type="float" office:value="4929" calcext:value-type="float">
            <text:p>4929</text:p>
          </table:table-cell>
          <table:table-cell office:value-type="float" office:value="5553" calcext:value-type="float">
            <text:p>5553</text:p>
          </table:table-cell>
          <table:table-cell office:value-type="float" office:value="5128" calcext:value-type="float">
            <text:p>5128</text:p>
          </table:table-cell>
          <table:table-cell office:value-type="float" office:value="4907" calcext:value-type="float">
            <text:p>4907</text:p>
          </table:table-cell>
          <table:table-cell office:value-type="float" office:value="4777" calcext:value-type="float">
            <text:p>4777</text:p>
          </table:table-cell>
          <table:table-cell office:value-type="float" office:value="5203" calcext:value-type="float">
            <text:p>5203</text:p>
          </table:table-cell>
          <table:table-cell office:value-type="float" office:value="4803" calcext:value-type="float">
            <text:p>4803</text:p>
          </table:table-cell>
          <table:table-cell office:value-type="float" office:value="5667" calcext:value-type="float">
            <text:p>5667</text:p>
          </table:table-cell>
          <table:table-cell office:value-type="float" office:value="4546" calcext:value-type="float">
            <text:p>4546</text:p>
          </table:table-cell>
          <table:table-cell office:value-type="float" office:value="5127" calcext:value-type="float">
            <text:p>5127</text:p>
          </table:table-cell>
          <table:table-cell office:value-type="float" office:value="4712" calcext:value-type="float">
            <text:p>4712</text:p>
          </table:table-cell>
          <table:table-cell office:value-type="float" office:value="4882" calcext:value-type="float">
            <text:p>4882</text:p>
          </table:table-cell>
          <table:table-cell office:value-type="float" office:value="5429" calcext:value-type="float">
            <text:p>5429</text:p>
          </table:table-cell>
          <table:table-cell office:value-type="float" office:value="4803" calcext:value-type="float">
            <text:p>4803</text:p>
          </table:table-cell>
          <table:table-cell office:value-type="float" office:value="5004" calcext:value-type="float">
            <text:p>5004</text:p>
          </table:table-cell>
          <table:table-cell office:value-type="float" office:value="5145" calcext:value-type="float">
            <text:p>5145</text:p>
          </table:table-cell>
          <table:table-cell office:value-type="float" office:value="5603" calcext:value-type="float">
            <text:p>5603</text:p>
          </table:table-cell>
          <table:table-cell office:value-type="float" office:value="5212" calcext:value-type="float">
            <text:p>5212</text:p>
          </table:table-cell>
          <table:table-cell office:value-type="float" office:value="4867" calcext:value-type="float">
            <text:p>4867</text:p>
          </table:table-cell>
          <table:table-cell office:value-type="float" office:value="5805" calcext:value-type="float">
            <text:p>5805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5425" calcext:value-type="float">
            <text:p>5425</text:p>
          </table:table-cell>
          <table:table-cell office:value-type="float" office:value="5405" calcext:value-type="float">
            <text:p>5405</text:p>
          </table:table-cell>
          <table:table-cell office:value-type="float" office:value="4792" calcext:value-type="float">
            <text:p>4792</text:p>
          </table:table-cell>
          <table:table-cell office:value-type="float" office:value="4777" calcext:value-type="float">
            <text:p>4777</text:p>
          </table:table-cell>
          <table:table-cell office:value-type="float" office:value="5493" calcext:value-type="float">
            <text:p>5493</text:p>
          </table:table-cell>
          <table:table-cell office:value-type="float" office:value="4546" calcext:value-type="float">
            <text:p>4546</text:p>
          </table:table-cell>
          <table:table-cell office:value-type="float" office:value="5096" calcext:value-type="float">
            <text:p>5096</text:p>
          </table:table-cell>
          <table:table-cell office:value-type="float" office:value="5504" calcext:value-type="float">
            <text:p>5504</text:p>
          </table:table-cell>
          <table:table-cell office:value-type="float" office:value="4929" calcext:value-type="float">
            <text:p>4929</text:p>
          </table:table-cell>
          <table:table-cell office:value-type="float" office:value="5553" calcext:value-type="float">
            <text:p>5553</text:p>
          </table:table-cell>
          <table:table-cell office:value-type="float" office:value="5128" calcext:value-type="float">
            <text:p>5128</text:p>
          </table:table-cell>
          <table:table-cell office:value-type="float" office:value="4907" calcext:value-type="float">
            <text:p>4907</text:p>
          </table:table-cell>
          <table:table-cell office:value-type="float" office:value="4777" calcext:value-type="float">
            <text:p>4777</text:p>
          </table:table-cell>
          <table:table-cell office:value-type="float" office:value="5203" calcext:value-type="float">
            <text:p>5203</text:p>
          </table:table-cell>
          <table:table-cell office:value-type="float" office:value="4803" calcext:value-type="float">
            <text:p>4803</text:p>
          </table:table-cell>
          <table:table-cell office:value-type="float" office:value="5667" calcext:value-type="float">
            <text:p>5667</text:p>
          </table:table-cell>
          <table:table-cell office:value-type="float" office:value="4546" calcext:value-type="float">
            <text:p>4546</text:p>
          </table:table-cell>
          <table:table-cell office:value-type="float" office:value="5127" calcext:value-type="float">
            <text:p>5127</text:p>
          </table:table-cell>
          <table:table-cell office:value-type="float" office:value="4712" calcext:value-type="float">
            <text:p>4712</text:p>
          </table:table-cell>
          <table:table-cell office:value-type="float" office:value="4882" calcext:value-type="float">
            <text:p>4882</text:p>
          </table:table-cell>
          <table:table-cell office:value-type="float" office:value="5261" calcext:value-type="float">
            <text:p>5261</text:p>
          </table:table-cell>
          <table:table-cell office:value-type="float" office:value="4803" calcext:value-type="float">
            <text:p>4803</text:p>
          </table:table-cell>
          <table:table-cell office:value-type="float" office:value="5004" calcext:value-type="float">
            <text:p>5004</text:p>
          </table:table-cell>
          <table:table-cell office:value-type="float" office:value="5145" calcext:value-type="float">
            <text:p>5145</text:p>
          </table:table-cell>
          <table:table-cell office:value-type="float" office:value="5603" calcext:value-type="float">
            <text:p>5603</text:p>
          </table:table-cell>
          <table:table-cell office:value-type="float" office:value="4892" calcext:value-type="float">
            <text:p>4892</text:p>
          </table:table-cell>
          <table:table-cell office:value-type="float" office:value="4867" calcext:value-type="float">
            <text:p>4867</text:p>
          </table:table-cell>
          <table:table-cell office:value-type="float" office:value="5579" calcext:value-type="float">
            <text:p>5579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float" office:value="5425" calcext:value-type="float">
            <text:p>5425</text:p>
          </table:table-cell>
          <table:table-cell office:value-type="float" office:value="5405" calcext:value-type="float">
            <text:p>5405</text:p>
          </table:table-cell>
          <table:table-cell office:value-type="float" office:value="4792" calcext:value-type="float">
            <text:p>4792</text:p>
          </table:table-cell>
          <table:table-cell office:value-type="float" office:value="4777" calcext:value-type="float">
            <text:p>4777</text:p>
          </table:table-cell>
          <table:table-cell office:value-type="float" office:value="5493" calcext:value-type="float">
            <text:p>5493</text:p>
          </table:table-cell>
          <table:table-cell office:value-type="float" office:value="4546" calcext:value-type="float">
            <text:p>4546</text:p>
          </table:table-cell>
          <table:table-cell office:value-type="float" office:value="5096" calcext:value-type="float">
            <text:p>5096</text:p>
          </table:table-cell>
          <table:table-cell office:value-type="float" office:value="5504" calcext:value-type="float">
            <text:p>5504</text:p>
          </table:table-cell>
          <table:table-cell office:value-type="float" office:value="4929" calcext:value-type="float">
            <text:p>4929</text:p>
          </table:table-cell>
          <table:table-cell office:value-type="float" office:value="5553" calcext:value-type="float">
            <text:p>5553</text:p>
          </table:table-cell>
          <table:table-cell office:value-type="float" office:value="5128" calcext:value-type="float">
            <text:p>5128</text:p>
          </table:table-cell>
          <table:table-cell office:value-type="float" office:value="4907" calcext:value-type="float">
            <text:p>4907</text:p>
          </table:table-cell>
          <table:table-cell office:value-type="float" office:value="4777" calcext:value-type="float">
            <text:p>4777</text:p>
          </table:table-cell>
          <table:table-cell office:value-type="float" office:value="5203" calcext:value-type="float">
            <text:p>5203</text:p>
          </table:table-cell>
          <table:table-cell office:value-type="float" office:value="4803" calcext:value-type="float">
            <text:p>4803</text:p>
          </table:table-cell>
          <table:table-cell office:value-type="float" office:value="5667" calcext:value-type="float">
            <text:p>5667</text:p>
          </table:table-cell>
          <table:table-cell office:value-type="float" office:value="4546" calcext:value-type="float">
            <text:p>4546</text:p>
          </table:table-cell>
          <table:table-cell office:value-type="float" office:value="5127" calcext:value-type="float">
            <text:p>5127</text:p>
          </table:table-cell>
          <table:table-cell office:value-type="float" office:value="4712" calcext:value-type="float">
            <text:p>4712</text:p>
          </table:table-cell>
          <table:table-cell office:value-type="float" office:value="4882" calcext:value-type="float">
            <text:p>4882</text:p>
          </table:table-cell>
          <table:table-cell office:value-type="float" office:value="5138" calcext:value-type="float">
            <text:p>5138</text:p>
          </table:table-cell>
          <table:table-cell office:value-type="float" office:value="4803" calcext:value-type="float">
            <text:p>4803</text:p>
          </table:table-cell>
          <table:table-cell office:value-type="float" office:value="5004" calcext:value-type="float">
            <text:p>5004</text:p>
          </table:table-cell>
          <table:table-cell office:value-type="float" office:value="5145" calcext:value-type="float">
            <text:p>5145</text:p>
          </table:table-cell>
          <table:table-cell office:value-type="float" office:value="5603" calcext:value-type="float">
            <text:p>5603</text:p>
          </table:table-cell>
          <table:table-cell office:value-type="float" office:value="4892" calcext:value-type="float">
            <text:p>4892</text:p>
          </table:table-cell>
          <table:table-cell office:value-type="float" office:value="4867" calcext:value-type="float">
            <text:p>4867</text:p>
          </table:table-cell>
          <table:table-cell office:value-type="float" office:value="5579" calcext:value-type="float">
            <text:p>5579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float" office:value="5425" calcext:value-type="float">
            <text:p>5425</text:p>
          </table:table-cell>
          <table:table-cell office:value-type="float" office:value="5405" calcext:value-type="float">
            <text:p>5405</text:p>
          </table:table-cell>
          <table:table-cell office:value-type="float" office:value="4585" calcext:value-type="float">
            <text:p>4585</text:p>
          </table:table-cell>
          <table:table-cell office:value-type="float" office:value="4777" calcext:value-type="float">
            <text:p>4777</text:p>
          </table:table-cell>
          <table:table-cell office:value-type="float" office:value="5493" calcext:value-type="float">
            <text:p>5493</text:p>
          </table:table-cell>
          <table:table-cell office:value-type="float" office:value="4546" calcext:value-type="float">
            <text:p>4546</text:p>
          </table:table-cell>
          <table:table-cell office:value-type="float" office:value="5096" calcext:value-type="float">
            <text:p>5096</text:p>
          </table:table-cell>
          <table:table-cell office:value-type="float" office:value="5504" calcext:value-type="float">
            <text:p>5504</text:p>
          </table:table-cell>
          <table:table-cell office:value-type="float" office:value="4929" calcext:value-type="float">
            <text:p>4929</text:p>
          </table:table-cell>
          <table:table-cell office:value-type="float" office:value="5553" calcext:value-type="float">
            <text:p>5553</text:p>
          </table:table-cell>
          <table:table-cell office:value-type="float" office:value="5128" calcext:value-type="float">
            <text:p>5128</text:p>
          </table:table-cell>
          <table:table-cell office:value-type="float" office:value="4907" calcext:value-type="float">
            <text:p>4907</text:p>
          </table:table-cell>
          <table:table-cell office:value-type="float" office:value="4777" calcext:value-type="float">
            <text:p>4777</text:p>
          </table:table-cell>
          <table:table-cell office:value-type="float" office:value="5203" calcext:value-type="float">
            <text:p>5203</text:p>
          </table:table-cell>
          <table:table-cell office:value-type="float" office:value="4803" calcext:value-type="float">
            <text:p>4803</text:p>
          </table:table-cell>
          <table:table-cell office:value-type="float" office:value="5667" calcext:value-type="float">
            <text:p>5667</text:p>
          </table:table-cell>
          <table:table-cell office:value-type="float" office:value="4546" calcext:value-type="float">
            <text:p>4546</text:p>
          </table:table-cell>
          <table:table-cell office:value-type="float" office:value="5127" calcext:value-type="float">
            <text:p>5127</text:p>
          </table:table-cell>
          <table:table-cell office:value-type="float" office:value="4495" calcext:value-type="float">
            <text:p>4495</text:p>
          </table:table-cell>
          <table:table-cell office:value-type="float" office:value="4882" calcext:value-type="float">
            <text:p>4882</text:p>
          </table:table-cell>
          <table:table-cell office:value-type="float" office:value="5138" calcext:value-type="float">
            <text:p>5138</text:p>
          </table:table-cell>
          <table:table-cell office:value-type="float" office:value="4803" calcext:value-type="float">
            <text:p>4803</text:p>
          </table:table-cell>
          <table:table-cell office:value-type="float" office:value="5004" calcext:value-type="float">
            <text:p>5004</text:p>
          </table:table-cell>
          <table:table-cell office:value-type="float" office:value="5145" calcext:value-type="float">
            <text:p>5145</text:p>
          </table:table-cell>
          <table:table-cell office:value-type="float" office:value="5603" calcext:value-type="float">
            <text:p>5603</text:p>
          </table:table-cell>
          <table:table-cell office:value-type="float" office:value="4892" calcext:value-type="float">
            <text:p>4892</text:p>
          </table:table-cell>
          <table:table-cell office:value-type="float" office:value="4867" calcext:value-type="float">
            <text:p>4867</text:p>
          </table:table-cell>
          <table:table-cell office:value-type="float" office:value="5023" calcext:value-type="float">
            <text:p>5023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5402" calcext:value-type="float">
            <text:p>5402</text:p>
          </table:table-cell>
          <table:table-cell office:value-type="float" office:value="5405" calcext:value-type="float">
            <text:p>5405</text:p>
          </table:table-cell>
          <table:table-cell office:value-type="float" office:value="4585" calcext:value-type="float">
            <text:p>4585</text:p>
          </table:table-cell>
          <table:table-cell office:value-type="float" office:value="4777" calcext:value-type="float">
            <text:p>4777</text:p>
          </table:table-cell>
          <table:table-cell office:value-type="float" office:value="5154" calcext:value-type="float">
            <text:p>5154</text:p>
          </table:table-cell>
          <table:table-cell office:value-type="float" office:value="4546" calcext:value-type="float">
            <text:p>4546</text:p>
          </table:table-cell>
          <table:table-cell office:value-type="float" office:value="5096" calcext:value-type="float">
            <text:p>5096</text:p>
          </table:table-cell>
          <table:table-cell office:value-type="float" office:value="5504" calcext:value-type="float">
            <text:p>5504</text:p>
          </table:table-cell>
          <table:table-cell office:value-type="float" office:value="4929" calcext:value-type="float">
            <text:p>4929</text:p>
          </table:table-cell>
          <table:table-cell office:value-type="float" office:value="5553" calcext:value-type="float">
            <text:p>5553</text:p>
          </table:table-cell>
          <table:table-cell office:value-type="float" office:value="5128" calcext:value-type="float">
            <text:p>5128</text:p>
          </table:table-cell>
          <table:table-cell office:value-type="float" office:value="4907" calcext:value-type="float">
            <text:p>4907</text:p>
          </table:table-cell>
          <table:table-cell office:value-type="float" office:value="4777" calcext:value-type="float">
            <text:p>4777</text:p>
          </table:table-cell>
          <table:table-cell office:value-type="float" office:value="5203" calcext:value-type="float">
            <text:p>5203</text:p>
          </table:table-cell>
          <table:table-cell office:value-type="float" office:value="4803" calcext:value-type="float">
            <text:p>4803</text:p>
          </table:table-cell>
          <table:table-cell office:value-type="float" office:value="5667" calcext:value-type="float">
            <text:p>5667</text:p>
          </table:table-cell>
          <table:table-cell office:value-type="float" office:value="4546" calcext:value-type="float">
            <text:p>4546</text:p>
          </table:table-cell>
          <table:table-cell office:value-type="float" office:value="5127" calcext:value-type="float">
            <text:p>5127</text:p>
          </table:table-cell>
          <table:table-cell office:value-type="float" office:value="4324" calcext:value-type="float">
            <text:p>4324</text:p>
          </table:table-cell>
          <table:table-cell office:value-type="float" office:value="4882" calcext:value-type="float">
            <text:p>4882</text:p>
          </table:table-cell>
          <table:table-cell office:value-type="float" office:value="5138" calcext:value-type="float">
            <text:p>5138</text:p>
          </table:table-cell>
          <table:table-cell office:value-type="float" office:value="4602" calcext:value-type="float">
            <text:p>4602</text:p>
          </table:table-cell>
          <table:table-cell office:value-type="float" office:value="5004" calcext:value-type="float">
            <text:p>5004</text:p>
          </table:table-cell>
          <table:table-cell office:value-type="float" office:value="5145" calcext:value-type="float">
            <text:p>5145</text:p>
          </table:table-cell>
          <table:table-cell office:value-type="float" office:value="5603" calcext:value-type="float">
            <text:p>5603</text:p>
          </table:table-cell>
          <table:table-cell office:value-type="float" office:value="4892" calcext:value-type="float">
            <text:p>4892</text:p>
          </table:table-cell>
          <table:table-cell office:value-type="float" office:value="4867" calcext:value-type="float">
            <text:p>4867</text:p>
          </table:table-cell>
          <table:table-cell office:value-type="float" office:value="5023" calcext:value-type="float">
            <text:p>5023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5402" calcext:value-type="float">
            <text:p>5402</text:p>
          </table:table-cell>
          <table:table-cell office:value-type="float" office:value="5405" calcext:value-type="float">
            <text:p>5405</text:p>
          </table:table-cell>
          <table:table-cell office:value-type="float" office:value="4585" calcext:value-type="float">
            <text:p>4585</text:p>
          </table:table-cell>
          <table:table-cell office:value-type="float" office:value="4777" calcext:value-type="float">
            <text:p>4777</text:p>
          </table:table-cell>
          <table:table-cell office:value-type="float" office:value="5039" calcext:value-type="float">
            <text:p>5039</text:p>
          </table:table-cell>
          <table:table-cell office:value-type="float" office:value="4546" calcext:value-type="float">
            <text:p>4546</text:p>
          </table:table-cell>
          <table:table-cell office:value-type="float" office:value="5061" calcext:value-type="float">
            <text:p>5061</text:p>
          </table:table-cell>
          <table:table-cell office:value-type="float" office:value="5504" calcext:value-type="float">
            <text:p>5504</text:p>
          </table:table-cell>
          <table:table-cell office:value-type="float" office:value="4916" calcext:value-type="float">
            <text:p>4916</text:p>
          </table:table-cell>
          <table:table-cell office:value-type="float" office:value="5553" calcext:value-type="float">
            <text:p>5553</text:p>
          </table:table-cell>
          <table:table-cell office:value-type="float" office:value="5128" calcext:value-type="float">
            <text:p>5128</text:p>
          </table:table-cell>
          <table:table-cell office:value-type="float" office:value="4907" calcext:value-type="float">
            <text:p>4907</text:p>
          </table:table-cell>
          <table:table-cell office:value-type="float" office:value="4777" calcext:value-type="float">
            <text:p>4777</text:p>
          </table:table-cell>
          <table:table-cell office:value-type="float" office:value="5203" calcext:value-type="float">
            <text:p>5203</text:p>
          </table:table-cell>
          <table:table-cell office:value-type="float" office:value="4602" calcext:value-type="float">
            <text:p>4602</text:p>
          </table:table-cell>
          <table:table-cell office:value-type="float" office:value="5667" calcext:value-type="float">
            <text:p>5667</text:p>
          </table:table-cell>
          <table:table-cell office:value-type="float" office:value="4546" calcext:value-type="float">
            <text:p>4546</text:p>
          </table:table-cell>
          <table:table-cell office:value-type="float" office:value="5127" calcext:value-type="float">
            <text:p>5127</text:p>
          </table:table-cell>
          <table:table-cell office:value-type="float" office:value="4000" calcext:value-type="float">
            <text:p>4000</text:p>
          </table:table-cell>
          <table:table-cell office:value-type="float" office:value="4882" calcext:value-type="float">
            <text:p>4882</text:p>
          </table:table-cell>
          <table:table-cell office:value-type="float" office:value="5138" calcext:value-type="float">
            <text:p>5138</text:p>
          </table:table-cell>
          <table:table-cell office:value-type="float" office:value="4602" calcext:value-type="float">
            <text:p>4602</text:p>
          </table:table-cell>
          <table:table-cell office:value-type="float" office:value="4924" calcext:value-type="float">
            <text:p>4924</text:p>
          </table:table-cell>
          <table:table-cell office:value-type="float" office:value="5011" calcext:value-type="float">
            <text:p>5011</text:p>
          </table:table-cell>
          <table:table-cell office:value-type="float" office:value="5603" calcext:value-type="float">
            <text:p>5603</text:p>
          </table:table-cell>
          <table:table-cell office:value-type="float" office:value="4892" calcext:value-type="float">
            <text:p>4892</text:p>
          </table:table-cell>
          <table:table-cell office:value-type="float" office:value="4867" calcext:value-type="float">
            <text:p>4867</text:p>
          </table:table-cell>
          <table:table-cell office:value-type="float" office:value="5023" calcext:value-type="float">
            <text:p>5023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5402" calcext:value-type="float">
            <text:p>5402</text:p>
          </table:table-cell>
          <table:table-cell office:value-type="float" office:value="5405" calcext:value-type="float">
            <text:p>5405</text:p>
          </table:table-cell>
          <table:table-cell office:value-type="float" office:value="4585" calcext:value-type="float">
            <text:p>4585</text:p>
          </table:table-cell>
          <table:table-cell office:value-type="float" office:value="4777" calcext:value-type="float">
            <text:p>4777</text:p>
          </table:table-cell>
          <table:table-cell office:value-type="float" office:value="5039" calcext:value-type="float">
            <text:p>5039</text:p>
          </table:table-cell>
          <table:table-cell office:value-type="float" office:value="4546" calcext:value-type="float">
            <text:p>4546</text:p>
          </table:table-cell>
          <table:table-cell office:value-type="float" office:value="5061" calcext:value-type="float">
            <text:p>5061</text:p>
          </table:table-cell>
          <table:table-cell office:value-type="float" office:value="5504" calcext:value-type="float">
            <text:p>5504</text:p>
          </table:table-cell>
          <table:table-cell office:value-type="float" office:value="4916" calcext:value-type="float">
            <text:p>4916</text:p>
          </table:table-cell>
          <table:table-cell office:value-type="float" office:value="5553" calcext:value-type="float">
            <text:p>5553</text:p>
          </table:table-cell>
          <table:table-cell office:value-type="float" office:value="5128" calcext:value-type="float">
            <text:p>5128</text:p>
          </table:table-cell>
          <table:table-cell office:value-type="float" office:value="4907" calcext:value-type="float">
            <text:p>4907</text:p>
          </table:table-cell>
          <table:table-cell office:value-type="float" office:value="4777" calcext:value-type="float">
            <text:p>4777</text:p>
          </table:table-cell>
          <table:table-cell office:value-type="float" office:value="5203" calcext:value-type="float">
            <text:p>5203</text:p>
          </table:table-cell>
          <table:table-cell office:value-type="float" office:value="4602" calcext:value-type="float">
            <text:p>4602</text:p>
          </table:table-cell>
          <table:table-cell office:value-type="float" office:value="5667" calcext:value-type="float">
            <text:p>5667</text:p>
          </table:table-cell>
          <table:table-cell office:value-type="float" office:value="4546" calcext:value-type="float">
            <text:p>4546</text:p>
          </table:table-cell>
          <table:table-cell office:value-type="float" office:value="5127" calcext:value-type="float">
            <text:p>5127</text:p>
          </table:table-cell>
          <table:table-cell office:value-type="float" office:value="4000" calcext:value-type="float">
            <text:p>4000</text:p>
          </table:table-cell>
          <table:table-cell office:value-type="float" office:value="4882" calcext:value-type="float">
            <text:p>4882</text:p>
          </table:table-cell>
          <table:table-cell office:value-type="float" office:value="5138" calcext:value-type="float">
            <text:p>5138</text:p>
          </table:table-cell>
          <table:table-cell office:value-type="float" office:value="4582" calcext:value-type="float">
            <text:p>4582</text:p>
          </table:table-cell>
          <table:table-cell office:value-type="float" office:value="4924" calcext:value-type="float">
            <text:p>4924</text:p>
          </table:table-cell>
          <table:table-cell office:value-type="float" office:value="5011" calcext:value-type="float">
            <text:p>5011</text:p>
          </table:table-cell>
          <table:table-cell office:value-type="float" office:value="5603" calcext:value-type="float">
            <text:p>5603</text:p>
          </table:table-cell>
          <table:table-cell office:value-type="float" office:value="4892" calcext:value-type="float">
            <text:p>4892</text:p>
          </table:table-cell>
          <table:table-cell office:value-type="float" office:value="4867" calcext:value-type="float">
            <text:p>4867</text:p>
          </table:table-cell>
          <table:table-cell office:value-type="float" office:value="5023" calcext:value-type="float">
            <text:p>5023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5402" calcext:value-type="float">
            <text:p>5402</text:p>
          </table:table-cell>
          <table:table-cell office:value-type="float" office:value="5405" calcext:value-type="float">
            <text:p>5405</text:p>
          </table:table-cell>
          <table:table-cell office:value-type="float" office:value="4585" calcext:value-type="float">
            <text:p>4585</text:p>
          </table:table-cell>
          <table:table-cell office:value-type="float" office:value="4777" calcext:value-type="float">
            <text:p>4777</text:p>
          </table:table-cell>
          <table:table-cell office:value-type="float" office:value="5039" calcext:value-type="float">
            <text:p>5039</text:p>
          </table:table-cell>
          <table:table-cell office:value-type="float" office:value="4546" calcext:value-type="float">
            <text:p>4546</text:p>
          </table:table-cell>
          <table:table-cell office:value-type="float" office:value="5061" calcext:value-type="float">
            <text:p>5061</text:p>
          </table:table-cell>
          <table:table-cell office:value-type="float" office:value="5504" calcext:value-type="float">
            <text:p>5504</text:p>
          </table:table-cell>
          <table:table-cell office:value-type="float" office:value="4916" calcext:value-type="float">
            <text:p>4916</text:p>
          </table:table-cell>
          <table:table-cell office:value-type="float" office:value="5382" calcext:value-type="float">
            <text:p>5382</text:p>
          </table:table-cell>
          <table:table-cell office:value-type="float" office:value="5128" calcext:value-type="float">
            <text:p>5128</text:p>
          </table:table-cell>
          <table:table-cell office:value-type="float" office:value="4907" calcext:value-type="float">
            <text:p>4907</text:p>
          </table:table-cell>
          <table:table-cell office:value-type="float" office:value="4777" calcext:value-type="float">
            <text:p>4777</text:p>
          </table:table-cell>
          <table:table-cell office:value-type="float" office:value="5203" calcext:value-type="float">
            <text:p>5203</text:p>
          </table:table-cell>
          <table:table-cell office:value-type="float" office:value="4582" calcext:value-type="float">
            <text:p>4582</text:p>
          </table:table-cell>
          <table:table-cell office:value-type="float" office:value="5667" calcext:value-type="float">
            <text:p>5667</text:p>
          </table:table-cell>
          <table:table-cell office:value-type="float" office:value="4546" calcext:value-type="float">
            <text:p>4546</text:p>
          </table:table-cell>
          <table:table-cell office:value-type="float" office:value="5127" calcext:value-type="float">
            <text:p>5127</text:p>
          </table:table-cell>
          <table:table-cell office:value-type="float" office:value="4000" calcext:value-type="float">
            <text:p>4000</text:p>
          </table:table-cell>
          <table:table-cell office:value-type="float" office:value="4882" calcext:value-type="float">
            <text:p>4882</text:p>
          </table:table-cell>
          <table:table-cell office:value-type="float" office:value="5106" calcext:value-type="float">
            <text:p>5106</text:p>
          </table:table-cell>
          <table:table-cell office:value-type="float" office:value="4582" calcext:value-type="float">
            <text:p>4582</text:p>
          </table:table-cell>
          <table:table-cell office:value-type="float" office:value="4924" calcext:value-type="float">
            <text:p>4924</text:p>
          </table:table-cell>
          <table:table-cell office:value-type="float" office:value="5011" calcext:value-type="float">
            <text:p>5011</text:p>
          </table:table-cell>
          <table:table-cell office:value-type="float" office:value="5603" calcext:value-type="float">
            <text:p>5603</text:p>
          </table:table-cell>
          <table:table-cell office:value-type="float" office:value="4892" calcext:value-type="float">
            <text:p>4892</text:p>
          </table:table-cell>
          <table:table-cell office:value-type="float" office:value="4867" calcext:value-type="float">
            <text:p>4867</text:p>
          </table:table-cell>
          <table:table-cell office:value-type="float" office:value="5023" calcext:value-type="float">
            <text:p>5023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5271" calcext:value-type="float">
            <text:p>5271</text:p>
          </table:table-cell>
          <table:table-cell office:value-type="float" office:value="5405" calcext:value-type="float">
            <text:p>5405</text:p>
          </table:table-cell>
          <table:table-cell office:value-type="float" office:value="4585" calcext:value-type="float">
            <text:p>4585</text:p>
          </table:table-cell>
          <table:table-cell office:value-type="float" office:value="4777" calcext:value-type="float">
            <text:p>4777</text:p>
          </table:table-cell>
          <table:table-cell office:value-type="float" office:value="5039" calcext:value-type="float">
            <text:p>5039</text:p>
          </table:table-cell>
          <table:table-cell office:value-type="float" office:value="4546" calcext:value-type="float">
            <text:p>4546</text:p>
          </table:table-cell>
          <table:table-cell office:value-type="float" office:value="5061" calcext:value-type="float">
            <text:p>5061</text:p>
          </table:table-cell>
          <table:table-cell office:value-type="float" office:value="5504" calcext:value-type="float">
            <text:p>5504</text:p>
          </table:table-cell>
          <table:table-cell office:value-type="float" office:value="4916" calcext:value-type="float">
            <text:p>4916</text:p>
          </table:table-cell>
          <table:table-cell office:value-type="float" office:value="5267" calcext:value-type="float">
            <text:p>5267</text:p>
          </table:table-cell>
          <table:table-cell office:value-type="float" office:value="5128" calcext:value-type="float">
            <text:p>5128</text:p>
          </table:table-cell>
          <table:table-cell office:value-type="float" office:value="4907" calcext:value-type="float">
            <text:p>4907</text:p>
          </table:table-cell>
          <table:table-cell office:value-type="float" office:value="4777" calcext:value-type="float">
            <text:p>4777</text:p>
          </table:table-cell>
          <table:table-cell office:value-type="float" office:value="5203" calcext:value-type="float">
            <text:p>5203</text:p>
          </table:table-cell>
          <table:table-cell office:value-type="float" office:value="4582" calcext:value-type="float">
            <text:p>4582</text:p>
          </table:table-cell>
          <table:table-cell office:value-type="float" office:value="5503" calcext:value-type="float">
            <text:p>5503</text:p>
          </table:table-cell>
          <table:table-cell office:value-type="float" office:value="4546" calcext:value-type="float">
            <text:p>4546</text:p>
          </table:table-cell>
          <table:table-cell office:value-type="float" office:value="5127" calcext:value-type="float">
            <text:p>5127</text:p>
          </table:table-cell>
          <table:table-cell office:value-type="float" office:value="4000" calcext:value-type="float">
            <text:p>4000</text:p>
          </table:table-cell>
          <table:table-cell office:value-type="float" office:value="4882" calcext:value-type="float">
            <text:p>4882</text:p>
          </table:table-cell>
          <table:table-cell office:value-type="float" office:value="5106" calcext:value-type="float">
            <text:p>5106</text:p>
          </table:table-cell>
          <table:table-cell office:value-type="float" office:value="4582" calcext:value-type="float">
            <text:p>4582</text:p>
          </table:table-cell>
          <table:table-cell office:value-type="float" office:value="4924" calcext:value-type="float">
            <text:p>4924</text:p>
          </table:table-cell>
          <table:table-cell office:value-type="float" office:value="5011" calcext:value-type="float">
            <text:p>5011</text:p>
          </table:table-cell>
          <table:table-cell office:value-type="float" office:value="5560" calcext:value-type="float">
            <text:p>5560</text:p>
          </table:table-cell>
          <table:table-cell office:value-type="float" office:value="4892" calcext:value-type="float">
            <text:p>4892</text:p>
          </table:table-cell>
          <table:table-cell office:value-type="float" office:value="4867" calcext:value-type="float">
            <text:p>4867</text:p>
          </table:table-cell>
          <table:table-cell office:value-type="float" office:value="5023" calcext:value-type="float">
            <text:p>5023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5271" calcext:value-type="float">
            <text:p>5271</text:p>
          </table:table-cell>
          <table:table-cell office:value-type="float" office:value="5405" calcext:value-type="float">
            <text:p>5405</text:p>
          </table:table-cell>
          <table:table-cell office:value-type="float" office:value="4585" calcext:value-type="float">
            <text:p>4585</text:p>
          </table:table-cell>
          <table:table-cell office:value-type="float" office:value="4777" calcext:value-type="float">
            <text:p>4777</text:p>
          </table:table-cell>
          <table:table-cell office:value-type="float" office:value="5039" calcext:value-type="float">
            <text:p>5039</text:p>
          </table:table-cell>
          <table:table-cell office:value-type="float" office:value="4546" calcext:value-type="float">
            <text:p>4546</text:p>
          </table:table-cell>
          <table:table-cell office:value-type="float" office:value="5061" calcext:value-type="float">
            <text:p>5061</text:p>
          </table:table-cell>
          <table:table-cell office:value-type="float" office:value="5504" calcext:value-type="float">
            <text:p>5504</text:p>
          </table:table-cell>
          <table:table-cell office:value-type="float" office:value="4916" calcext:value-type="float">
            <text:p>4916</text:p>
          </table:table-cell>
          <table:table-cell office:value-type="float" office:value="5181" calcext:value-type="float">
            <text:p>5181</text:p>
          </table:table-cell>
          <table:table-cell office:value-type="float" office:value="5128" calcext:value-type="float">
            <text:p>5128</text:p>
          </table:table-cell>
          <table:table-cell office:value-type="float" office:value="4907" calcext:value-type="float">
            <text:p>4907</text:p>
          </table:table-cell>
          <table:table-cell office:value-type="float" office:value="4777" calcext:value-type="float">
            <text:p>4777</text:p>
          </table:table-cell>
          <table:table-cell office:value-type="float" office:value="5203" calcext:value-type="float">
            <text:p>5203</text:p>
          </table:table-cell>
          <table:table-cell office:value-type="float" office:value="4582" calcext:value-type="float">
            <text:p>4582</text:p>
          </table:table-cell>
          <table:table-cell office:value-type="float" office:value="5417" calcext:value-type="float">
            <text:p>5417</text:p>
          </table:table-cell>
          <table:table-cell office:value-type="float" office:value="4546" calcext:value-type="float">
            <text:p>4546</text:p>
          </table:table-cell>
          <table:table-cell office:value-type="float" office:value="4372" calcext:value-type="float">
            <text:p>4372</text:p>
          </table:table-cell>
          <table:table-cell office:value-type="float" office:value="4000" calcext:value-type="float">
            <text:p>4000</text:p>
          </table:table-cell>
          <table:table-cell office:value-type="float" office:value="4882" calcext:value-type="float">
            <text:p>4882</text:p>
          </table:table-cell>
          <table:table-cell office:value-type="float" office:value="4967" calcext:value-type="float">
            <text:p>4967</text:p>
          </table:table-cell>
          <table:table-cell office:value-type="float" office:value="4582" calcext:value-type="float">
            <text:p>4582</text:p>
          </table:table-cell>
          <table:table-cell office:value-type="float" office:value="4924" calcext:value-type="float">
            <text:p>4924</text:p>
          </table:table-cell>
          <table:table-cell office:value-type="float" office:value="5011" calcext:value-type="float">
            <text:p>5011</text:p>
          </table:table-cell>
          <table:table-cell office:value-type="float" office:value="5560" calcext:value-type="float">
            <text:p>5560</text:p>
          </table:table-cell>
          <table:table-cell office:value-type="float" office:value="4892" calcext:value-type="float">
            <text:p>4892</text:p>
          </table:table-cell>
          <table:table-cell office:value-type="float" office:value="4867" calcext:value-type="float">
            <text:p>4867</text:p>
          </table:table-cell>
          <table:table-cell office:value-type="float" office:value="5023" calcext:value-type="float">
            <text:p>5023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5271" calcext:value-type="float">
            <text:p>5271</text:p>
          </table:table-cell>
          <table:table-cell office:value-type="float" office:value="5405" calcext:value-type="float">
            <text:p>5405</text:p>
          </table:table-cell>
          <table:table-cell office:value-type="float" office:value="4585" calcext:value-type="float">
            <text:p>4585</text:p>
          </table:table-cell>
          <table:table-cell office:value-type="float" office:value="4777" calcext:value-type="float">
            <text:p>4777</text:p>
          </table:table-cell>
          <table:table-cell office:value-type="float" office:value="5039" calcext:value-type="float">
            <text:p>5039</text:p>
          </table:table-cell>
          <table:table-cell office:value-type="float" office:value="4546" calcext:value-type="float">
            <text:p>4546</text:p>
          </table:table-cell>
          <table:table-cell office:value-type="float" office:value="5061" calcext:value-type="float">
            <text:p>5061</text:p>
          </table:table-cell>
          <table:table-cell office:value-type="float" office:value="5049" calcext:value-type="float">
            <text:p>5049</text:p>
          </table:table-cell>
          <table:table-cell office:value-type="float" office:value="4916" calcext:value-type="float">
            <text:p>4916</text:p>
          </table:table-cell>
          <table:table-cell office:value-type="float" office:value="5181" calcext:value-type="float">
            <text:p>5181</text:p>
          </table:table-cell>
          <table:table-cell office:value-type="float" office:value="5128" calcext:value-type="float">
            <text:p>5128</text:p>
          </table:table-cell>
          <table:table-cell office:value-type="float" office:value="4907" calcext:value-type="float">
            <text:p>4907</text:p>
          </table:table-cell>
          <table:table-cell office:value-type="float" office:value="4777" calcext:value-type="float">
            <text:p>4777</text:p>
          </table:table-cell>
          <table:table-cell office:value-type="float" office:value="5203" calcext:value-type="float">
            <text:p>5203</text:p>
          </table:table-cell>
          <table:table-cell office:value-type="float" office:value="4582" calcext:value-type="float">
            <text:p>4582</text:p>
          </table:table-cell>
          <table:table-cell office:value-type="float" office:value="5417" calcext:value-type="float">
            <text:p>5417</text:p>
          </table:table-cell>
          <table:table-cell office:value-type="float" office:value="4546" calcext:value-type="float">
            <text:p>4546</text:p>
          </table:table-cell>
          <table:table-cell office:value-type="float" office:value="4372" calcext:value-type="float">
            <text:p>4372</text:p>
          </table:table-cell>
          <table:table-cell office:value-type="float" office:value="4000" calcext:value-type="float">
            <text:p>4000</text:p>
          </table:table-cell>
          <table:table-cell office:value-type="float" office:value="4882" calcext:value-type="float">
            <text:p>4882</text:p>
          </table:table-cell>
          <table:table-cell office:value-type="float" office:value="4768" calcext:value-type="float">
            <text:p>4768</text:p>
          </table:table-cell>
          <table:table-cell office:value-type="float" office:value="4582" calcext:value-type="float">
            <text:p>4582</text:p>
          </table:table-cell>
          <table:table-cell office:value-type="float" office:value="4924" calcext:value-type="float">
            <text:p>4924</text:p>
          </table:table-cell>
          <table:table-cell office:value-type="float" office:value="5011" calcext:value-type="float">
            <text:p>5011</text:p>
          </table:table-cell>
          <table:table-cell office:value-type="float" office:value="5508" calcext:value-type="float">
            <text:p>5508</text:p>
          </table:table-cell>
          <table:table-cell office:value-type="float" office:value="4892" calcext:value-type="float">
            <text:p>4892</text:p>
          </table:table-cell>
          <table:table-cell office:value-type="float" office:value="4867" calcext:value-type="float">
            <text:p>4867</text:p>
          </table:table-cell>
          <table:table-cell office:value-type="float" office:value="5023" calcext:value-type="float">
            <text:p>5023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5271" calcext:value-type="float">
            <text:p>5271</text:p>
          </table:table-cell>
          <table:table-cell office:value-type="float" office:value="5405" calcext:value-type="float">
            <text:p>5405</text:p>
          </table:table-cell>
          <table:table-cell office:value-type="float" office:value="4585" calcext:value-type="float">
            <text:p>4585</text:p>
          </table:table-cell>
          <table:table-cell office:value-type="float" office:value="4777" calcext:value-type="float">
            <text:p>4777</text:p>
          </table:table-cell>
          <table:table-cell office:value-type="float" office:value="5039" calcext:value-type="float">
            <text:p>5039</text:p>
          </table:table-cell>
          <table:table-cell office:value-type="float" office:value="4546" calcext:value-type="float">
            <text:p>4546</text:p>
          </table:table-cell>
          <table:table-cell office:value-type="float" office:value="5061" calcext:value-type="float">
            <text:p>5061</text:p>
          </table:table-cell>
          <table:table-cell office:value-type="float" office:value="5049" calcext:value-type="float">
            <text:p>5049</text:p>
          </table:table-cell>
          <table:table-cell office:value-type="float" office:value="4916" calcext:value-type="float">
            <text:p>4916</text:p>
          </table:table-cell>
          <table:table-cell office:value-type="float" office:value="5181" calcext:value-type="float">
            <text:p>5181</text:p>
          </table:table-cell>
          <table:table-cell office:value-type="float" office:value="5128" calcext:value-type="float">
            <text:p>5128</text:p>
          </table:table-cell>
          <table:table-cell office:value-type="float" office:value="4907" calcext:value-type="float">
            <text:p>4907</text:p>
          </table:table-cell>
          <table:table-cell office:value-type="float" office:value="4777" calcext:value-type="float">
            <text:p>4777</text:p>
          </table:table-cell>
          <table:table-cell office:value-type="float" office:value="5203" calcext:value-type="float">
            <text:p>5203</text:p>
          </table:table-cell>
          <table:table-cell office:value-type="float" office:value="4582" calcext:value-type="float">
            <text:p>4582</text:p>
          </table:table-cell>
          <table:table-cell office:value-type="float" office:value="4775" calcext:value-type="float">
            <text:p>4775</text:p>
          </table:table-cell>
          <table:table-cell office:value-type="float" office:value="4546" calcext:value-type="float">
            <text:p>4546</text:p>
          </table:table-cell>
          <table:table-cell office:value-type="float" office:value="4372" calcext:value-type="float">
            <text:p>4372</text:p>
          </table:table-cell>
          <table:table-cell office:value-type="float" office:value="4000" calcext:value-type="float">
            <text:p>4000</text:p>
          </table:table-cell>
          <table:table-cell office:value-type="float" office:value="4882" calcext:value-type="float">
            <text:p>4882</text:p>
          </table:table-cell>
          <table:table-cell office:value-type="float" office:value="4671" calcext:value-type="float">
            <text:p>4671</text:p>
          </table:table-cell>
          <table:table-cell office:value-type="float" office:value="4582" calcext:value-type="float">
            <text:p>4582</text:p>
          </table:table-cell>
          <table:table-cell office:value-type="float" office:value="4924" calcext:value-type="float">
            <text:p>4924</text:p>
          </table:table-cell>
          <table:table-cell office:value-type="float" office:value="5011" calcext:value-type="float">
            <text:p>5011</text:p>
          </table:table-cell>
          <table:table-cell office:value-type="float" office:value="5508" calcext:value-type="float">
            <text:p>5508</text:p>
          </table:table-cell>
          <table:table-cell office:value-type="float" office:value="4892" calcext:value-type="float">
            <text:p>4892</text:p>
          </table:table-cell>
          <table:table-cell office:value-type="float" office:value="4867" calcext:value-type="float">
            <text:p>4867</text:p>
          </table:table-cell>
          <table:table-cell office:value-type="float" office:value="5023" calcext:value-type="float">
            <text:p>5023</text:p>
          </table:table-cell>
          <table:table-cell office:value-type="float" office:value="4421" calcext:value-type="float">
            <text:p>4421</text:p>
          </table:table-cell>
        </table:table-row>
      </table:table>
      <table:table table:name="Hoja7" table:style-name="ta1">
        <table:shapes>
          <draw:frame draw:z-index="0" draw:style-name="gr1" draw:text-style-name="P1" svg:width="32.765cm" svg:height="12.703cm" svg:x="0.578cm" svg:y="12.769cm">
            <draw:object draw:notify-on-update-of-ranges="Hoja7.A1:Hoja7.A26 Hoja7.B1:Hoja7.B26 Hoja7.C1:Hoja7.C26 Hoja7.D1:Hoja7.D26 Hoja7.E1:Hoja7.E26 Hoja7.F1:Hoja7.F26 Hoja7.G1:Hoja7.G26 Hoja7.H1:Hoja7.H26 Hoja7.I1:Hoja7.I26 Hoja7.J1:Hoja7.J26 Hoja7.K1:Hoja7.K26 Hoja7.L1:Hoja7.L26 Hoja7.M1:Hoja7.M26 Hoja7.N1:Hoja7.N26 Hoja7.O1:Hoja7.O26 Hoja7.P1:Hoja7.P26 Hoja7.Q1:Hoja7.Q26 Hoja7.R1:Hoja7.R26 Hoja7.S1:Hoja7.S26 Hoja7.T1:Hoja7.T26 Hoja7.U1:Hoja7.U26 Hoja7.V1:Hoja7.V26 Hoja7.W1:Hoja7.W26 Hoja7.X1:Hoja7.X26 Hoja7.Y1:Hoja7.Y26 Hoja7.Z1:Hoja7.Z26 Hoja7.AA1:Hoja7.AA26 Hoja7.AB1:Hoja7.AB26 Hoja7.AC1:Hoja7.AC26 Hoja7.AD1:Hoja7.AD2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1" table:default-cell-style-name="Default"/>
        <table:table-column table:style-name="co5" table:number-columns-repeated="5" table:default-cell-style-name="Default"/>
        <table:table-column table:style-name="co1" table:number-columns-repeated="5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109336" calcext:value-type="float">
            <text:p>109336</text:p>
          </table:table-cell>
          <table:table-cell office:value-type="float" office:value="104533" calcext:value-type="float">
            <text:p>104533</text:p>
          </table:table-cell>
          <table:table-cell office:value-type="float" office:value="96525" calcext:value-type="float">
            <text:p>96525</text:p>
          </table:table-cell>
          <table:table-cell office:value-type="float" office:value="105634" calcext:value-type="float">
            <text:p>105634</text:p>
          </table:table-cell>
          <table:table-cell office:value-type="float" office:value="105757" calcext:value-type="float">
            <text:p>105757</text:p>
          </table:table-cell>
          <table:table-cell office:value-type="float" office:value="107779" calcext:value-type="float">
            <text:p>107779</text:p>
          </table:table-cell>
          <table:table-cell office:value-type="float" office:value="100744" calcext:value-type="float">
            <text:p>100744</text:p>
          </table:table-cell>
          <table:table-cell office:value-type="float" office:value="108218" calcext:value-type="float">
            <text:p>108218</text:p>
          </table:table-cell>
          <table:table-cell office:value-type="float" office:value="98980" calcext:value-type="float">
            <text:p>98980</text:p>
          </table:table-cell>
          <table:table-cell office:value-type="float" office:value="96645" calcext:value-type="float">
            <text:p>96645</text:p>
          </table:table-cell>
          <table:table-cell office:value-type="float" office:value="97526" calcext:value-type="float">
            <text:p>97526</text:p>
          </table:table-cell>
          <table:table-cell office:value-type="float" office:value="99876" calcext:value-type="float">
            <text:p>99876</text:p>
          </table:table-cell>
          <table:table-cell office:value-type="float" office:value="91681" calcext:value-type="float">
            <text:p>91681</text:p>
          </table:table-cell>
          <table:table-cell office:value-type="float" office:value="122261" calcext:value-type="float">
            <text:p>122261</text:p>
          </table:table-cell>
          <table:table-cell office:value-type="float" office:value="122333" calcext:value-type="float">
            <text:p>122333</text:p>
          </table:table-cell>
          <table:table-cell office:value-type="float" office:value="104329" calcext:value-type="float">
            <text:p>104329</text:p>
          </table:table-cell>
          <table:table-cell office:value-type="float" office:value="93693" calcext:value-type="float">
            <text:p>93693</text:p>
          </table:table-cell>
          <table:table-cell office:value-type="float" office:value="105549" calcext:value-type="float">
            <text:p>105549</text:p>
          </table:table-cell>
          <table:table-cell office:value-type="float" office:value="105878" calcext:value-type="float">
            <text:p>105878</text:p>
          </table:table-cell>
          <table:table-cell office:value-type="float" office:value="96420" calcext:value-type="float">
            <text:p>96420</text:p>
          </table:table-cell>
          <table:table-cell office:value-type="float" office:value="99851" calcext:value-type="float">
            <text:p>99851</text:p>
          </table:table-cell>
          <table:table-cell office:value-type="float" office:value="115828" calcext:value-type="float">
            <text:p>115828</text:p>
          </table:table-cell>
          <table:table-cell office:value-type="float" office:value="111267" calcext:value-type="float">
            <text:p>111267</text:p>
          </table:table-cell>
          <table:table-cell office:value-type="float" office:value="107512" calcext:value-type="float">
            <text:p>107512</text:p>
          </table:table-cell>
          <table:table-cell office:value-type="float" office:value="98379" calcext:value-type="float">
            <text:p>98379</text:p>
          </table:table-cell>
          <table:table-cell office:value-type="float" office:value="101827" calcext:value-type="float">
            <text:p>101827</text:p>
          </table:table-cell>
          <table:table-cell office:value-type="float" office:value="104261" calcext:value-type="float">
            <text:p>104261</text:p>
          </table:table-cell>
          <table:table-cell office:value-type="float" office:value="98774" calcext:value-type="float">
            <text:p>98774</text:p>
          </table:table-cell>
          <table:table-cell office:value-type="float" office:value="106496" calcext:value-type="float">
            <text:p>106496</text:p>
          </table:table-cell>
          <table:table-cell office:value-type="float" office:value="124384" calcext:value-type="float">
            <text:p>124384</text:p>
          </table:table-cell>
        </table:table-row>
        <table:table-row table:style-name="ro1">
          <table:table-cell office:value-type="float" office:value="107138" calcext:value-type="float">
            <text:p>107138</text:p>
          </table:table-cell>
          <table:table-cell office:value-type="float" office:value="100491" calcext:value-type="float">
            <text:p>100491</text:p>
          </table:table-cell>
          <table:table-cell office:value-type="float" office:value="92918" calcext:value-type="float">
            <text:p>92918</text:p>
          </table:table-cell>
          <table:table-cell office:value-type="float" office:value="98182" calcext:value-type="float">
            <text:p>98182</text:p>
          </table:table-cell>
          <table:table-cell office:value-type="float" office:value="96574" calcext:value-type="float">
            <text:p>96574</text:p>
          </table:table-cell>
          <table:table-cell office:value-type="float" office:value="96402" calcext:value-type="float">
            <text:p>96402</text:p>
          </table:table-cell>
          <table:table-cell office:value-type="float" office:value="99993" calcext:value-type="float">
            <text:p>99993</text:p>
          </table:table-cell>
          <table:table-cell office:value-type="float" office:value="107542" calcext:value-type="float">
            <text:p>107542</text:p>
          </table:table-cell>
          <table:table-cell office:value-type="float" office:value="89475" calcext:value-type="float">
            <text:p>89475</text:p>
          </table:table-cell>
          <table:table-cell office:value-type="float" office:value="95587" calcext:value-type="float">
            <text:p>95587</text:p>
          </table:table-cell>
          <table:table-cell office:value-type="float" office:value="88011" calcext:value-type="float">
            <text:p>88011</text:p>
          </table:table-cell>
          <table:table-cell office:value-type="float" office:value="96287" calcext:value-type="float">
            <text:p>96287</text:p>
          </table:table-cell>
          <table:table-cell office:value-type="float" office:value="91681" calcext:value-type="float">
            <text:p>91681</text:p>
          </table:table-cell>
          <table:table-cell office:value-type="float" office:value="118059" calcext:value-type="float">
            <text:p>118059</text:p>
          </table:table-cell>
          <table:table-cell office:value-type="float" office:value="122333" calcext:value-type="float">
            <text:p>122333</text:p>
          </table:table-cell>
          <table:table-cell office:value-type="float" office:value="104329" calcext:value-type="float">
            <text:p>104329</text:p>
          </table:table-cell>
          <table:table-cell office:value-type="float" office:value="88689" calcext:value-type="float">
            <text:p>88689</text:p>
          </table:table-cell>
          <table:table-cell office:value-type="float" office:value="105549" calcext:value-type="float">
            <text:p>105549</text:p>
          </table:table-cell>
          <table:table-cell office:value-type="float" office:value="103211" calcext:value-type="float">
            <text:p>103211</text:p>
          </table:table-cell>
          <table:table-cell office:value-type="float" office:value="96420" calcext:value-type="float">
            <text:p>96420</text:p>
          </table:table-cell>
          <table:table-cell office:value-type="float" office:value="93837" calcext:value-type="float">
            <text:p>93837</text:p>
          </table:table-cell>
          <table:table-cell office:value-type="float" office:value="101421" calcext:value-type="float">
            <text:p>101421</text:p>
          </table:table-cell>
          <table:table-cell office:value-type="float" office:value="106912" calcext:value-type="float">
            <text:p>106912</text:p>
          </table:table-cell>
          <table:table-cell office:value-type="float" office:value="91971" calcext:value-type="float">
            <text:p>91971</text:p>
          </table:table-cell>
          <table:table-cell office:value-type="float" office:value="97621" calcext:value-type="float">
            <text:p>97621</text:p>
          </table:table-cell>
          <table:table-cell office:value-type="float" office:value="94933" calcext:value-type="float">
            <text:p>94933</text:p>
          </table:table-cell>
          <table:table-cell office:value-type="float" office:value="104261" calcext:value-type="float">
            <text:p>104261</text:p>
          </table:table-cell>
          <table:table-cell office:value-type="float" office:value="94570" calcext:value-type="float">
            <text:p>94570</text:p>
          </table:table-cell>
          <table:table-cell office:value-type="float" office:value="105162" calcext:value-type="float">
            <text:p>105162</text:p>
          </table:table-cell>
          <table:table-cell office:value-type="float" office:value="124384" calcext:value-type="float">
            <text:p>124384</text:p>
          </table:table-cell>
        </table:table-row>
        <table:table-row table:style-name="ro1">
          <table:table-cell office:value-type="float" office:value="100180" calcext:value-type="float">
            <text:p>100180</text:p>
          </table:table-cell>
          <table:table-cell office:value-type="float" office:value="96268" calcext:value-type="float">
            <text:p>96268</text:p>
          </table:table-cell>
          <table:table-cell office:value-type="float" office:value="92918" calcext:value-type="float">
            <text:p>92918</text:p>
          </table:table-cell>
          <table:table-cell office:value-type="float" office:value="94550" calcext:value-type="float">
            <text:p>94550</text:p>
          </table:table-cell>
          <table:table-cell office:value-type="float" office:value="93235" calcext:value-type="float">
            <text:p>93235</text:p>
          </table:table-cell>
          <table:table-cell office:value-type="float" office:value="89421" calcext:value-type="float">
            <text:p>89421</text:p>
          </table:table-cell>
          <table:table-cell office:value-type="float" office:value="92853" calcext:value-type="float">
            <text:p>92853</text:p>
          </table:table-cell>
          <table:table-cell office:value-type="float" office:value="106805" calcext:value-type="float">
            <text:p>106805</text:p>
          </table:table-cell>
          <table:table-cell office:value-type="float" office:value="89475" calcext:value-type="float">
            <text:p>89475</text:p>
          </table:table-cell>
          <table:table-cell office:value-type="float" office:value="95587" calcext:value-type="float">
            <text:p>95587</text:p>
          </table:table-cell>
          <table:table-cell office:value-type="float" office:value="85447" calcext:value-type="float">
            <text:p>85447</text:p>
          </table:table-cell>
          <table:table-cell office:value-type="float" office:value="96287" calcext:value-type="float">
            <text:p>96287</text:p>
          </table:table-cell>
          <table:table-cell office:value-type="float" office:value="91681" calcext:value-type="float">
            <text:p>91681</text:p>
          </table:table-cell>
          <table:table-cell office:value-type="float" office:value="118059" calcext:value-type="float">
            <text:p>118059</text:p>
          </table:table-cell>
          <table:table-cell office:value-type="float" office:value="122333" calcext:value-type="float">
            <text:p>122333</text:p>
          </table:table-cell>
          <table:table-cell office:value-type="float" office:value="98866" calcext:value-type="float">
            <text:p>98866</text:p>
          </table:table-cell>
          <table:table-cell office:value-type="float" office:value="86019" calcext:value-type="float">
            <text:p>86019</text:p>
          </table:table-cell>
          <table:table-cell office:value-type="float" office:value="105549" calcext:value-type="float">
            <text:p>105549</text:p>
          </table:table-cell>
          <table:table-cell office:value-type="float" office:value="96671" calcext:value-type="float">
            <text:p>96671</text:p>
          </table:table-cell>
          <table:table-cell office:value-type="float" office:value="95186" calcext:value-type="float">
            <text:p>95186</text:p>
          </table:table-cell>
          <table:table-cell office:value-type="float" office:value="91290" calcext:value-type="float">
            <text:p>91290</text:p>
          </table:table-cell>
          <table:table-cell office:value-type="float" office:value="91623" calcext:value-type="float">
            <text:p>91623</text:p>
          </table:table-cell>
          <table:table-cell office:value-type="float" office:value="106912" calcext:value-type="float">
            <text:p>106912</text:p>
          </table:table-cell>
          <table:table-cell office:value-type="float" office:value="91123" calcext:value-type="float">
            <text:p>91123</text:p>
          </table:table-cell>
          <table:table-cell office:value-type="float" office:value="96107" calcext:value-type="float">
            <text:p>96107</text:p>
          </table:table-cell>
          <table:table-cell office:value-type="float" office:value="91339" calcext:value-type="float">
            <text:p>91339</text:p>
          </table:table-cell>
          <table:table-cell office:value-type="float" office:value="104261" calcext:value-type="float">
            <text:p>104261</text:p>
          </table:table-cell>
          <table:table-cell office:value-type="float" office:value="91331" calcext:value-type="float">
            <text:p>91331</text:p>
          </table:table-cell>
          <table:table-cell office:value-type="float" office:value="105162" calcext:value-type="float">
            <text:p>105162</text:p>
          </table:table-cell>
          <table:table-cell office:value-type="float" office:value="124384" calcext:value-type="float">
            <text:p>124384</text:p>
          </table:table-cell>
        </table:table-row>
        <table:table-row table:style-name="ro1">
          <table:table-cell office:value-type="float" office:value="91635" calcext:value-type="float">
            <text:p>91635</text:p>
          </table:table-cell>
          <table:table-cell office:value-type="float" office:value="94932" calcext:value-type="float">
            <text:p>94932</text:p>
          </table:table-cell>
          <table:table-cell office:value-type="float" office:value="92918" calcext:value-type="float">
            <text:p>92918</text:p>
          </table:table-cell>
          <table:table-cell office:value-type="float" office:value="94175" calcext:value-type="float">
            <text:p>94175</text:p>
          </table:table-cell>
          <table:table-cell office:value-type="float" office:value="93235" calcext:value-type="float">
            <text:p>93235</text:p>
          </table:table-cell>
          <table:table-cell office:value-type="float" office:value="85800" calcext:value-type="float">
            <text:p>85800</text:p>
          </table:table-cell>
          <table:table-cell office:value-type="float" office:value="92454" calcext:value-type="float">
            <text:p>92454</text:p>
          </table:table-cell>
          <table:table-cell office:value-type="float" office:value="106805" calcext:value-type="float">
            <text:p>106805</text:p>
          </table:table-cell>
          <table:table-cell office:value-type="float" office:value="86860" calcext:value-type="float">
            <text:p>86860</text:p>
          </table:table-cell>
          <table:table-cell office:value-type="float" office:value="95587" calcext:value-type="float">
            <text:p>95587</text:p>
          </table:table-cell>
          <table:table-cell office:value-type="float" office:value="85447" calcext:value-type="float">
            <text:p>85447</text:p>
          </table:table-cell>
          <table:table-cell office:value-type="float" office:value="91713" calcext:value-type="float">
            <text:p>91713</text:p>
          </table:table-cell>
          <table:table-cell office:value-type="float" office:value="91139" calcext:value-type="float">
            <text:p>91139</text:p>
          </table:table-cell>
          <table:table-cell office:value-type="float" office:value="118059" calcext:value-type="float">
            <text:p>118059</text:p>
          </table:table-cell>
          <table:table-cell office:value-type="float" office:value="122333" calcext:value-type="float">
            <text:p>122333</text:p>
          </table:table-cell>
          <table:table-cell office:value-type="float" office:value="97100" calcext:value-type="float">
            <text:p>97100</text:p>
          </table:table-cell>
          <table:table-cell office:value-type="float" office:value="83409" calcext:value-type="float">
            <text:p>83409</text:p>
          </table:table-cell>
          <table:table-cell office:value-type="float" office:value="105549" calcext:value-type="float">
            <text:p>105549</text:p>
          </table:table-cell>
          <table:table-cell office:value-type="float" office:value="96671" calcext:value-type="float">
            <text:p>96671</text:p>
          </table:table-cell>
          <table:table-cell office:value-type="float" office:value="93333" calcext:value-type="float">
            <text:p>93333</text:p>
          </table:table-cell>
          <table:table-cell office:value-type="float" office:value="91290" calcext:value-type="float">
            <text:p>91290</text:p>
          </table:table-cell>
          <table:table-cell office:value-type="float" office:value="91623" calcext:value-type="float">
            <text:p>91623</text:p>
          </table:table-cell>
          <table:table-cell office:value-type="float" office:value="106912" calcext:value-type="float">
            <text:p>106912</text:p>
          </table:table-cell>
          <table:table-cell office:value-type="float" office:value="91123" calcext:value-type="float">
            <text:p>91123</text:p>
          </table:table-cell>
          <table:table-cell office:value-type="float" office:value="93547" calcext:value-type="float">
            <text:p>93547</text:p>
          </table:table-cell>
          <table:table-cell office:value-type="float" office:value="90965" calcext:value-type="float">
            <text:p>90965</text:p>
          </table:table-cell>
          <table:table-cell office:value-type="float" office:value="104261" calcext:value-type="float">
            <text:p>104261</text:p>
          </table:table-cell>
          <table:table-cell office:value-type="float" office:value="91331" calcext:value-type="float">
            <text:p>91331</text:p>
          </table:table-cell>
          <table:table-cell office:value-type="float" office:value="92010" calcext:value-type="float">
            <text:p>92010</text:p>
          </table:table-cell>
          <table:table-cell office:value-type="float" office:value="124384" calcext:value-type="float">
            <text:p>124384</text:p>
          </table:table-cell>
        </table:table-row>
        <table:table-row table:style-name="ro1">
          <table:table-cell office:value-type="float" office:value="89581" calcext:value-type="float">
            <text:p>89581</text:p>
          </table:table-cell>
          <table:table-cell office:value-type="float" office:value="94932" calcext:value-type="float">
            <text:p>94932</text:p>
          </table:table-cell>
          <table:table-cell office:value-type="float" office:value="92918" calcext:value-type="float">
            <text:p>92918</text:p>
          </table:table-cell>
          <table:table-cell office:value-type="float" office:value="91021" calcext:value-type="float">
            <text:p>91021</text:p>
          </table:table-cell>
          <table:table-cell office:value-type="float" office:value="91350" calcext:value-type="float">
            <text:p>91350</text:p>
          </table:table-cell>
          <table:table-cell office:value-type="float" office:value="85800" calcext:value-type="float">
            <text:p>85800</text:p>
          </table:table-cell>
          <table:table-cell office:value-type="float" office:value="91125" calcext:value-type="float">
            <text:p>91125</text:p>
          </table:table-cell>
          <table:table-cell office:value-type="float" office:value="106805" calcext:value-type="float">
            <text:p>106805</text:p>
          </table:table-cell>
          <table:table-cell office:value-type="float" office:value="86216" calcext:value-type="float">
            <text:p>86216</text:p>
          </table:table-cell>
          <table:table-cell office:value-type="float" office:value="95587" calcext:value-type="float">
            <text:p>95587</text:p>
          </table:table-cell>
          <table:table-cell office:value-type="float" office:value="85447" calcext:value-type="float">
            <text:p>85447</text:p>
          </table:table-cell>
          <table:table-cell office:value-type="float" office:value="85629" calcext:value-type="float">
            <text:p>85629</text:p>
          </table:table-cell>
          <table:table-cell office:value-type="float" office:value="91139" calcext:value-type="float">
            <text:p>91139</text:p>
          </table:table-cell>
          <table:table-cell office:value-type="float" office:value="118059" calcext:value-type="float">
            <text:p>118059</text:p>
          </table:table-cell>
          <table:table-cell office:value-type="float" office:value="122333" calcext:value-type="float">
            <text:p>122333</text:p>
          </table:table-cell>
          <table:table-cell office:value-type="float" office:value="96284" calcext:value-type="float">
            <text:p>96284</text:p>
          </table:table-cell>
          <table:table-cell office:value-type="float" office:value="83409" calcext:value-type="float">
            <text:p>83409</text:p>
          </table:table-cell>
          <table:table-cell office:value-type="float" office:value="105549" calcext:value-type="float">
            <text:p>105549</text:p>
          </table:table-cell>
          <table:table-cell office:value-type="float" office:value="90358" calcext:value-type="float">
            <text:p>90358</text:p>
          </table:table-cell>
          <table:table-cell office:value-type="float" office:value="89112" calcext:value-type="float">
            <text:p>89112</text:p>
          </table:table-cell>
          <table:table-cell office:value-type="float" office:value="90888" calcext:value-type="float">
            <text:p>90888</text:p>
          </table:table-cell>
          <table:table-cell office:value-type="float" office:value="89604" calcext:value-type="float">
            <text:p>89604</text:p>
          </table:table-cell>
          <table:table-cell office:value-type="float" office:value="106912" calcext:value-type="float">
            <text:p>106912</text:p>
          </table:table-cell>
          <table:table-cell office:value-type="float" office:value="91123" calcext:value-type="float">
            <text:p>91123</text:p>
          </table:table-cell>
          <table:table-cell office:value-type="float" office:value="84588" calcext:value-type="float">
            <text:p>84588</text:p>
          </table:table-cell>
          <table:table-cell office:value-type="float" office:value="90965" calcext:value-type="float">
            <text:p>90965</text:p>
          </table:table-cell>
          <table:table-cell office:value-type="float" office:value="104261" calcext:value-type="float">
            <text:p>104261</text:p>
          </table:table-cell>
          <table:table-cell office:value-type="float" office:value="91331" calcext:value-type="float">
            <text:p>91331</text:p>
          </table:table-cell>
          <table:table-cell office:value-type="float" office:value="90349" calcext:value-type="float">
            <text:p>90349</text:p>
          </table:table-cell>
          <table:table-cell office:value-type="float" office:value="124384" calcext:value-type="float">
            <text:p>124384</text:p>
          </table:table-cell>
        </table:table-row>
        <table:table-row table:style-name="ro1">
          <table:table-cell office:value-type="float" office:value="89581" calcext:value-type="float">
            <text:p>89581</text:p>
          </table:table-cell>
          <table:table-cell office:value-type="float" office:value="90549" calcext:value-type="float">
            <text:p>90549</text:p>
          </table:table-cell>
          <table:table-cell office:value-type="float" office:value="92448" calcext:value-type="float">
            <text:p>92448</text:p>
          </table:table-cell>
          <table:table-cell office:value-type="float" office:value="90102" calcext:value-type="float">
            <text:p>90102</text:p>
          </table:table-cell>
          <table:table-cell office:value-type="float" office:value="88732" calcext:value-type="float">
            <text:p>88732</text:p>
          </table:table-cell>
          <table:table-cell office:value-type="float" office:value="85800" calcext:value-type="float">
            <text:p>85800</text:p>
          </table:table-cell>
          <table:table-cell office:value-type="float" office:value="89941" calcext:value-type="float">
            <text:p>89941</text:p>
          </table:table-cell>
          <table:table-cell office:value-type="float" office:value="102792" calcext:value-type="float">
            <text:p>102792</text:p>
          </table:table-cell>
          <table:table-cell office:value-type="float" office:value="85610" calcext:value-type="float">
            <text:p>85610</text:p>
          </table:table-cell>
          <table:table-cell office:value-type="float" office:value="94888" calcext:value-type="float">
            <text:p>94888</text:p>
          </table:table-cell>
          <table:table-cell office:value-type="float" office:value="85447" calcext:value-type="float">
            <text:p>85447</text:p>
          </table:table-cell>
          <table:table-cell office:value-type="float" office:value="84274" calcext:value-type="float">
            <text:p>84274</text:p>
          </table:table-cell>
          <table:table-cell office:value-type="float" office:value="91139" calcext:value-type="float">
            <text:p>91139</text:p>
          </table:table-cell>
          <table:table-cell office:value-type="float" office:value="118059" calcext:value-type="float">
            <text:p>118059</text:p>
          </table:table-cell>
          <table:table-cell office:value-type="float" office:value="122333" calcext:value-type="float">
            <text:p>122333</text:p>
          </table:table-cell>
          <table:table-cell office:value-type="float" office:value="95822" calcext:value-type="float">
            <text:p>95822</text:p>
          </table:table-cell>
          <table:table-cell office:value-type="float" office:value="82255" calcext:value-type="float">
            <text:p>82255</text:p>
          </table:table-cell>
          <table:table-cell office:value-type="float" office:value="105549" calcext:value-type="float">
            <text:p>105549</text:p>
          </table:table-cell>
          <table:table-cell office:value-type="float" office:value="89408" calcext:value-type="float">
            <text:p>89408</text:p>
          </table:table-cell>
          <table:table-cell office:value-type="float" office:value="85740" calcext:value-type="float">
            <text:p>85740</text:p>
          </table:table-cell>
          <table:table-cell office:value-type="float" office:value="90787" calcext:value-type="float">
            <text:p>90787</text:p>
          </table:table-cell>
          <table:table-cell office:value-type="float" office:value="88412" calcext:value-type="float">
            <text:p>88412</text:p>
          </table:table-cell>
          <table:table-cell office:value-type="float" office:value="106912" calcext:value-type="float">
            <text:p>106912</text:p>
          </table:table-cell>
          <table:table-cell office:value-type="float" office:value="91123" calcext:value-type="float">
            <text:p>91123</text:p>
          </table:table-cell>
          <table:table-cell office:value-type="float" office:value="84588" calcext:value-type="float">
            <text:p>84588</text:p>
          </table:table-cell>
          <table:table-cell office:value-type="float" office:value="88586" calcext:value-type="float">
            <text:p>88586</text:p>
          </table:table-cell>
          <table:table-cell office:value-type="float" office:value="104261" calcext:value-type="float">
            <text:p>104261</text:p>
          </table:table-cell>
          <table:table-cell office:value-type="float" office:value="91331" calcext:value-type="float">
            <text:p>91331</text:p>
          </table:table-cell>
          <table:table-cell office:value-type="float" office:value="81271" calcext:value-type="float">
            <text:p>81271</text:p>
          </table:table-cell>
          <table:table-cell office:value-type="float" office:value="124384" calcext:value-type="float">
            <text:p>124384</text:p>
          </table:table-cell>
        </table:table-row>
        <table:table-row table:style-name="ro1">
          <table:table-cell office:value-type="float" office:value="89581" calcext:value-type="float">
            <text:p>89581</text:p>
          </table:table-cell>
          <table:table-cell office:value-type="float" office:value="90549" calcext:value-type="float">
            <text:p>90549</text:p>
          </table:table-cell>
          <table:table-cell office:value-type="float" office:value="89248" calcext:value-type="float">
            <text:p>89248</text:p>
          </table:table-cell>
          <table:table-cell office:value-type="float" office:value="83475" calcext:value-type="float">
            <text:p>83475</text:p>
          </table:table-cell>
          <table:table-cell office:value-type="float" office:value="88732" calcext:value-type="float">
            <text:p>88732</text:p>
          </table:table-cell>
          <table:table-cell office:value-type="float" office:value="85800" calcext:value-type="float">
            <text:p>85800</text:p>
          </table:table-cell>
          <table:table-cell office:value-type="float" office:value="88311" calcext:value-type="float">
            <text:p>88311</text:p>
          </table:table-cell>
          <table:table-cell office:value-type="float" office:value="100350" calcext:value-type="float">
            <text:p>100350</text:p>
          </table:table-cell>
          <table:table-cell office:value-type="float" office:value="85610" calcext:value-type="float">
            <text:p>85610</text:p>
          </table:table-cell>
          <table:table-cell office:value-type="float" office:value="94262" calcext:value-type="float">
            <text:p>94262</text:p>
          </table:table-cell>
          <table:table-cell office:value-type="float" office:value="85447" calcext:value-type="float">
            <text:p>85447</text:p>
          </table:table-cell>
          <table:table-cell office:value-type="float" office:value="83031" calcext:value-type="float">
            <text:p>83031</text:p>
          </table:table-cell>
          <table:table-cell office:value-type="float" office:value="90008" calcext:value-type="float">
            <text:p>90008</text:p>
          </table:table-cell>
          <table:table-cell office:value-type="float" office:value="118059" calcext:value-type="float">
            <text:p>118059</text:p>
          </table:table-cell>
          <table:table-cell office:value-type="float" office:value="122333" calcext:value-type="float">
            <text:p>122333</text:p>
          </table:table-cell>
          <table:table-cell office:value-type="float" office:value="95131" calcext:value-type="float">
            <text:p>95131</text:p>
          </table:table-cell>
          <table:table-cell office:value-type="float" office:value="82255" calcext:value-type="float">
            <text:p>82255</text:p>
          </table:table-cell>
          <table:table-cell office:value-type="float" office:value="105549" calcext:value-type="float">
            <text:p>105549</text:p>
          </table:table-cell>
          <table:table-cell office:value-type="float" office:value="87276" calcext:value-type="float">
            <text:p>87276</text:p>
          </table:table-cell>
          <table:table-cell office:value-type="float" office:value="85740" calcext:value-type="float">
            <text:p>85740</text:p>
          </table:table-cell>
          <table:table-cell office:value-type="float" office:value="90787" calcext:value-type="float">
            <text:p>90787</text:p>
          </table:table-cell>
          <table:table-cell office:value-type="float" office:value="86541" calcext:value-type="float">
            <text:p>86541</text:p>
          </table:table-cell>
          <table:table-cell office:value-type="float" office:value="106912" calcext:value-type="float">
            <text:p>106912</text:p>
          </table:table-cell>
          <table:table-cell office:value-type="float" office:value="91123" calcext:value-type="float">
            <text:p>91123</text:p>
          </table:table-cell>
          <table:table-cell office:value-type="float" office:value="84588" calcext:value-type="float">
            <text:p>84588</text:p>
          </table:table-cell>
          <table:table-cell office:value-type="float" office:value="87795" calcext:value-type="float">
            <text:p>87795</text:p>
          </table:table-cell>
          <table:table-cell office:value-type="float" office:value="104261" calcext:value-type="float">
            <text:p>104261</text:p>
          </table:table-cell>
          <table:table-cell office:value-type="float" office:value="91331" calcext:value-type="float">
            <text:p>91331</text:p>
          </table:table-cell>
          <table:table-cell office:value-type="float" office:value="81271" calcext:value-type="float">
            <text:p>81271</text:p>
          </table:table-cell>
          <table:table-cell office:value-type="float" office:value="124384" calcext:value-type="float">
            <text:p>124384</text:p>
          </table:table-cell>
        </table:table-row>
        <table:table-row table:style-name="ro1">
          <table:table-cell office:value-type="float" office:value="89581" calcext:value-type="float">
            <text:p>89581</text:p>
          </table:table-cell>
          <table:table-cell office:value-type="float" office:value="90549" calcext:value-type="float">
            <text:p>90549</text:p>
          </table:table-cell>
          <table:table-cell office:value-type="float" office:value="89248" calcext:value-type="float">
            <text:p>89248</text:p>
          </table:table-cell>
          <table:table-cell office:value-type="float" office:value="80496" calcext:value-type="float">
            <text:p>80496</text:p>
          </table:table-cell>
          <table:table-cell office:value-type="float" office:value="88732" calcext:value-type="float">
            <text:p>88732</text:p>
          </table:table-cell>
          <table:table-cell office:value-type="float" office:value="85800" calcext:value-type="float">
            <text:p>85800</text:p>
          </table:table-cell>
          <table:table-cell office:value-type="float" office:value="88311" calcext:value-type="float">
            <text:p>88311</text:p>
          </table:table-cell>
          <table:table-cell office:value-type="float" office:value="100350" calcext:value-type="float">
            <text:p>100350</text:p>
          </table:table-cell>
          <table:table-cell office:value-type="float" office:value="85610" calcext:value-type="float">
            <text:p>85610</text:p>
          </table:table-cell>
          <table:table-cell office:value-type="float" office:value="90875" calcext:value-type="float">
            <text:p>90875</text:p>
          </table:table-cell>
          <table:table-cell office:value-type="float" office:value="85447" calcext:value-type="float">
            <text:p>85447</text:p>
          </table:table-cell>
          <table:table-cell office:value-type="float" office:value="81208" calcext:value-type="float">
            <text:p>81208</text:p>
          </table:table-cell>
          <table:table-cell office:value-type="float" office:value="90008" calcext:value-type="float">
            <text:p>90008</text:p>
          </table:table-cell>
          <table:table-cell office:value-type="float" office:value="118059" calcext:value-type="float">
            <text:p>118059</text:p>
          </table:table-cell>
          <table:table-cell office:value-type="float" office:value="122333" calcext:value-type="float">
            <text:p>122333</text:p>
          </table:table-cell>
          <table:table-cell office:value-type="float" office:value="94531" calcext:value-type="float">
            <text:p>94531</text:p>
          </table:table-cell>
          <table:table-cell office:value-type="float" office:value="80449" calcext:value-type="float">
            <text:p>80449</text:p>
          </table:table-cell>
          <table:table-cell office:value-type="float" office:value="105549" calcext:value-type="float">
            <text:p>105549</text:p>
          </table:table-cell>
          <table:table-cell office:value-type="float" office:value="86859" calcext:value-type="float">
            <text:p>86859</text:p>
          </table:table-cell>
          <table:table-cell office:value-type="float" office:value="85740" calcext:value-type="float">
            <text:p>85740</text:p>
          </table:table-cell>
          <table:table-cell office:value-type="float" office:value="90787" calcext:value-type="float">
            <text:p>90787</text:p>
          </table:table-cell>
          <table:table-cell office:value-type="float" office:value="86541" calcext:value-type="float">
            <text:p>86541</text:p>
          </table:table-cell>
          <table:table-cell office:value-type="float" office:value="106912" calcext:value-type="float">
            <text:p>106912</text:p>
          </table:table-cell>
          <table:table-cell office:value-type="float" office:value="91123" calcext:value-type="float">
            <text:p>91123</text:p>
          </table:table-cell>
          <table:table-cell office:value-type="float" office:value="84588" calcext:value-type="float">
            <text:p>84588</text:p>
          </table:table-cell>
          <table:table-cell office:value-type="float" office:value="87575" calcext:value-type="float">
            <text:p>87575</text:p>
          </table:table-cell>
          <table:table-cell office:value-type="float" office:value="104261" calcext:value-type="float">
            <text:p>104261</text:p>
          </table:table-cell>
          <table:table-cell office:value-type="float" office:value="91331" calcext:value-type="float">
            <text:p>91331</text:p>
          </table:table-cell>
          <table:table-cell office:value-type="float" office:value="81271" calcext:value-type="float">
            <text:p>81271</text:p>
          </table:table-cell>
          <table:table-cell office:value-type="float" office:value="124384" calcext:value-type="float">
            <text:p>124384</text:p>
          </table:table-cell>
        </table:table-row>
        <table:table-row table:style-name="ro1">
          <table:table-cell office:value-type="float" office:value="87453" calcext:value-type="float">
            <text:p>87453</text:p>
          </table:table-cell>
          <table:table-cell office:value-type="float" office:value="90549" calcext:value-type="float">
            <text:p>90549</text:p>
          </table:table-cell>
          <table:table-cell office:value-type="float" office:value="89248" calcext:value-type="float">
            <text:p>89248</text:p>
          </table:table-cell>
          <table:table-cell office:value-type="float" office:value="80496" calcext:value-type="float">
            <text:p>80496</text:p>
          </table:table-cell>
          <table:table-cell office:value-type="float" office:value="88732" calcext:value-type="float">
            <text:p>88732</text:p>
          </table:table-cell>
          <table:table-cell office:value-type="float" office:value="85540" calcext:value-type="float">
            <text:p>85540</text:p>
          </table:table-cell>
          <table:table-cell office:value-type="float" office:value="88311" calcext:value-type="float">
            <text:p>88311</text:p>
          </table:table-cell>
          <table:table-cell office:value-type="float" office:value="99116" calcext:value-type="float">
            <text:p>99116</text:p>
          </table:table-cell>
          <table:table-cell office:value-type="float" office:value="85610" calcext:value-type="float">
            <text:p>85610</text:p>
          </table:table-cell>
          <table:table-cell office:value-type="float" office:value="90875" calcext:value-type="float">
            <text:p>90875</text:p>
          </table:table-cell>
          <table:table-cell office:value-type="float" office:value="85447" calcext:value-type="float">
            <text:p>85447</text:p>
          </table:table-cell>
          <table:table-cell office:value-type="float" office:value="80289" calcext:value-type="float">
            <text:p>80289</text:p>
          </table:table-cell>
          <table:table-cell office:value-type="float" office:value="90008" calcext:value-type="float">
            <text:p>90008</text:p>
          </table:table-cell>
          <table:table-cell office:value-type="float" office:value="118059" calcext:value-type="float">
            <text:p>118059</text:p>
          </table:table-cell>
          <table:table-cell office:value-type="float" office:value="122333" calcext:value-type="float">
            <text:p>122333</text:p>
          </table:table-cell>
          <table:table-cell office:value-type="float" office:value="93310" calcext:value-type="float">
            <text:p>93310</text:p>
          </table:table-cell>
          <table:table-cell office:value-type="float" office:value="80449" calcext:value-type="float">
            <text:p>80449</text:p>
          </table:table-cell>
          <table:table-cell office:value-type="float" office:value="105549" calcext:value-type="float">
            <text:p>105549</text:p>
          </table:table-cell>
          <table:table-cell office:value-type="float" office:value="85870" calcext:value-type="float">
            <text:p>85870</text:p>
          </table:table-cell>
          <table:table-cell office:value-type="float" office:value="84917" calcext:value-type="float">
            <text:p>84917</text:p>
          </table:table-cell>
          <table:table-cell office:value-type="float" office:value="90787" calcext:value-type="float">
            <text:p>90787</text:p>
          </table:table-cell>
          <table:table-cell office:value-type="float" office:value="84719" calcext:value-type="float">
            <text:p>84719</text:p>
          </table:table-cell>
          <table:table-cell office:value-type="float" office:value="106912" calcext:value-type="float">
            <text:p>106912</text:p>
          </table:table-cell>
          <table:table-cell office:value-type="float" office:value="91123" calcext:value-type="float">
            <text:p>91123</text:p>
          </table:table-cell>
          <table:table-cell office:value-type="float" office:value="84588" calcext:value-type="float">
            <text:p>84588</text:p>
          </table:table-cell>
          <table:table-cell office:value-type="float" office:value="86841" calcext:value-type="float">
            <text:p>86841</text:p>
          </table:table-cell>
          <table:table-cell office:value-type="float" office:value="104261" calcext:value-type="float">
            <text:p>104261</text:p>
          </table:table-cell>
          <table:table-cell office:value-type="float" office:value="86843" calcext:value-type="float">
            <text:p>86843</text:p>
          </table:table-cell>
          <table:table-cell office:value-type="float" office:value="80920" calcext:value-type="float">
            <text:p>80920</text:p>
          </table:table-cell>
          <table:table-cell office:value-type="float" office:value="124384" calcext:value-type="float">
            <text:p>124384</text:p>
          </table:table-cell>
        </table:table-row>
        <table:table-row table:style-name="ro1">
          <table:table-cell office:value-type="float" office:value="83779" calcext:value-type="float">
            <text:p>83779</text:p>
          </table:table-cell>
          <table:table-cell office:value-type="float" office:value="85882" calcext:value-type="float">
            <text:p>85882</text:p>
          </table:table-cell>
          <table:table-cell office:value-type="float" office:value="89248" calcext:value-type="float">
            <text:p>89248</text:p>
          </table:table-cell>
          <table:table-cell office:value-type="float" office:value="80496" calcext:value-type="float">
            <text:p>80496</text:p>
          </table:table-cell>
          <table:table-cell office:value-type="float" office:value="87376" calcext:value-type="float">
            <text:p>87376</text:p>
          </table:table-cell>
          <table:table-cell office:value-type="float" office:value="85540" calcext:value-type="float">
            <text:p>85540</text:p>
          </table:table-cell>
          <table:table-cell office:value-type="float" office:value="88311" calcext:value-type="float">
            <text:p>88311</text:p>
          </table:table-cell>
          <table:table-cell office:value-type="float" office:value="97031" calcext:value-type="float">
            <text:p>97031</text:p>
          </table:table-cell>
          <table:table-cell office:value-type="float" office:value="85610" calcext:value-type="float">
            <text:p>85610</text:p>
          </table:table-cell>
          <table:table-cell office:value-type="float" office:value="90875" calcext:value-type="float">
            <text:p>90875</text:p>
          </table:table-cell>
          <table:table-cell office:value-type="float" office:value="85447" calcext:value-type="float">
            <text:p>85447</text:p>
          </table:table-cell>
          <table:table-cell office:value-type="float" office:value="80289" calcext:value-type="float">
            <text:p>80289</text:p>
          </table:table-cell>
          <table:table-cell office:value-type="float" office:value="90008" calcext:value-type="float">
            <text:p>90008</text:p>
          </table:table-cell>
          <table:table-cell office:value-type="float" office:value="118059" calcext:value-type="float">
            <text:p>118059</text:p>
          </table:table-cell>
          <table:table-cell office:value-type="float" office:value="122333" calcext:value-type="float">
            <text:p>122333</text:p>
          </table:table-cell>
          <table:table-cell office:value-type="float" office:value="91301" calcext:value-type="float">
            <text:p>91301</text:p>
          </table:table-cell>
          <table:table-cell office:value-type="float" office:value="80449" calcext:value-type="float">
            <text:p>80449</text:p>
          </table:table-cell>
          <table:table-cell office:value-type="float" office:value="105549" calcext:value-type="float">
            <text:p>105549</text:p>
          </table:table-cell>
          <table:table-cell office:value-type="float" office:value="85069" calcext:value-type="float">
            <text:p>85069</text:p>
          </table:table-cell>
          <table:table-cell office:value-type="float" office:value="83700" calcext:value-type="float">
            <text:p>83700</text:p>
          </table:table-cell>
          <table:table-cell office:value-type="float" office:value="90787" calcext:value-type="float">
            <text:p>90787</text:p>
          </table:table-cell>
          <table:table-cell office:value-type="float" office:value="84137" calcext:value-type="float">
            <text:p>84137</text:p>
          </table:table-cell>
          <table:table-cell office:value-type="float" office:value="106912" calcext:value-type="float">
            <text:p>106912</text:p>
          </table:table-cell>
          <table:table-cell office:value-type="float" office:value="90915" calcext:value-type="float">
            <text:p>90915</text:p>
          </table:table-cell>
          <table:table-cell office:value-type="float" office:value="84588" calcext:value-type="float">
            <text:p>84588</text:p>
          </table:table-cell>
          <table:table-cell office:value-type="float" office:value="86841" calcext:value-type="float">
            <text:p>86841</text:p>
          </table:table-cell>
          <table:table-cell office:value-type="float" office:value="99301" calcext:value-type="float">
            <text:p>99301</text:p>
          </table:table-cell>
          <table:table-cell office:value-type="float" office:value="84553" calcext:value-type="float">
            <text:p>84553</text:p>
          </table:table-cell>
          <table:table-cell office:value-type="float" office:value="80920" calcext:value-type="float">
            <text:p>80920</text:p>
          </table:table-cell>
          <table:table-cell office:value-type="float" office:value="108912" calcext:value-type="float">
            <text:p>108912</text:p>
          </table:table-cell>
        </table:table-row>
        <table:table-row table:style-name="ro1">
          <table:table-cell office:value-type="float" office:value="83421" calcext:value-type="float">
            <text:p>83421</text:p>
          </table:table-cell>
          <table:table-cell office:value-type="float" office:value="85778" calcext:value-type="float">
            <text:p>85778</text:p>
          </table:table-cell>
          <table:table-cell office:value-type="float" office:value="89248" calcext:value-type="float">
            <text:p>89248</text:p>
          </table:table-cell>
          <table:table-cell office:value-type="float" office:value="80496" calcext:value-type="float">
            <text:p>80496</text:p>
          </table:table-cell>
          <table:table-cell office:value-type="float" office:value="87376" calcext:value-type="float">
            <text:p>87376</text:p>
          </table:table-cell>
          <table:table-cell office:value-type="float" office:value="85540" calcext:value-type="float">
            <text:p>85540</text:p>
          </table:table-cell>
          <table:table-cell office:value-type="float" office:value="88311" calcext:value-type="float">
            <text:p>88311</text:p>
          </table:table-cell>
          <table:table-cell office:value-type="float" office:value="93852" calcext:value-type="float">
            <text:p>93852</text:p>
          </table:table-cell>
          <table:table-cell office:value-type="float" office:value="85610" calcext:value-type="float">
            <text:p>85610</text:p>
          </table:table-cell>
          <table:table-cell office:value-type="float" office:value="89417" calcext:value-type="float">
            <text:p>89417</text:p>
          </table:table-cell>
          <table:table-cell office:value-type="float" office:value="85447" calcext:value-type="float">
            <text:p>85447</text:p>
          </table:table-cell>
          <table:table-cell office:value-type="float" office:value="79926" calcext:value-type="float">
            <text:p>79926</text:p>
          </table:table-cell>
          <table:table-cell office:value-type="float" office:value="90008" calcext:value-type="float">
            <text:p>90008</text:p>
          </table:table-cell>
          <table:table-cell office:value-type="float" office:value="118059" calcext:value-type="float">
            <text:p>118059</text:p>
          </table:table-cell>
          <table:table-cell office:value-type="float" office:value="118947" calcext:value-type="float">
            <text:p>118947</text:p>
          </table:table-cell>
          <table:table-cell office:value-type="float" office:value="91301" calcext:value-type="float">
            <text:p>91301</text:p>
          </table:table-cell>
          <table:table-cell office:value-type="float" office:value="80449" calcext:value-type="float">
            <text:p>80449</text:p>
          </table:table-cell>
          <table:table-cell office:value-type="float" office:value="105549" calcext:value-type="float">
            <text:p>105549</text:p>
          </table:table-cell>
          <table:table-cell office:value-type="float" office:value="83754" calcext:value-type="float">
            <text:p>83754</text:p>
          </table:table-cell>
          <table:table-cell office:value-type="float" office:value="81256" calcext:value-type="float">
            <text:p>81256</text:p>
          </table:table-cell>
          <table:table-cell office:value-type="float" office:value="89115" calcext:value-type="float">
            <text:p>89115</text:p>
          </table:table-cell>
          <table:table-cell office:value-type="float" office:value="83478" calcext:value-type="float">
            <text:p>83478</text:p>
          </table:table-cell>
          <table:table-cell office:value-type="float" office:value="106650" calcext:value-type="float">
            <text:p>106650</text:p>
          </table:table-cell>
          <table:table-cell office:value-type="float" office:value="90915" calcext:value-type="float">
            <text:p>90915</text:p>
          </table:table-cell>
          <table:table-cell office:value-type="float" office:value="84588" calcext:value-type="float">
            <text:p>84588</text:p>
          </table:table-cell>
          <table:table-cell office:value-type="float" office:value="86841" calcext:value-type="float">
            <text:p>86841</text:p>
          </table:table-cell>
          <table:table-cell office:value-type="float" office:value="99301" calcext:value-type="float">
            <text:p>99301</text:p>
          </table:table-cell>
          <table:table-cell office:value-type="float" office:value="84553" calcext:value-type="float">
            <text:p>84553</text:p>
          </table:table-cell>
          <table:table-cell office:value-type="float" office:value="80920" calcext:value-type="float">
            <text:p>80920</text:p>
          </table:table-cell>
          <table:table-cell office:value-type="float" office:value="108912" calcext:value-type="float">
            <text:p>108912</text:p>
          </table:table-cell>
        </table:table-row>
        <table:table-row table:style-name="ro1">
          <table:table-cell office:value-type="float" office:value="83221" calcext:value-type="float">
            <text:p>83221</text:p>
          </table:table-cell>
          <table:table-cell office:value-type="float" office:value="85778" calcext:value-type="float">
            <text:p>85778</text:p>
          </table:table-cell>
          <table:table-cell office:value-type="float" office:value="89248" calcext:value-type="float">
            <text:p>89248</text:p>
          </table:table-cell>
          <table:table-cell office:value-type="float" office:value="80496" calcext:value-type="float">
            <text:p>80496</text:p>
          </table:table-cell>
          <table:table-cell office:value-type="float" office:value="87376" calcext:value-type="float">
            <text:p>87376</text:p>
          </table:table-cell>
          <table:table-cell office:value-type="float" office:value="85540" calcext:value-type="float">
            <text:p>85540</text:p>
          </table:table-cell>
          <table:table-cell office:value-type="float" office:value="86026" calcext:value-type="float">
            <text:p>86026</text:p>
          </table:table-cell>
          <table:table-cell office:value-type="float" office:value="90785" calcext:value-type="float">
            <text:p>90785</text:p>
          </table:table-cell>
          <table:table-cell office:value-type="float" office:value="85610" calcext:value-type="float">
            <text:p>85610</text:p>
          </table:table-cell>
          <table:table-cell office:value-type="float" office:value="88641" calcext:value-type="float">
            <text:p>88641</text:p>
          </table:table-cell>
          <table:table-cell office:value-type="float" office:value="85447" calcext:value-type="float">
            <text:p>85447</text:p>
          </table:table-cell>
          <table:table-cell office:value-type="float" office:value="79463" calcext:value-type="float">
            <text:p>79463</text:p>
          </table:table-cell>
          <table:table-cell office:value-type="float" office:value="90008" calcext:value-type="float">
            <text:p>90008</text:p>
          </table:table-cell>
          <table:table-cell office:value-type="float" office:value="118059" calcext:value-type="float">
            <text:p>118059</text:p>
          </table:table-cell>
          <table:table-cell office:value-type="float" office:value="110630" calcext:value-type="float">
            <text:p>110630</text:p>
          </table:table-cell>
          <table:table-cell office:value-type="float" office:value="90504" calcext:value-type="float">
            <text:p>90504</text:p>
          </table:table-cell>
          <table:table-cell office:value-type="float" office:value="80449" calcext:value-type="float">
            <text:p>80449</text:p>
          </table:table-cell>
          <table:table-cell office:value-type="float" office:value="105549" calcext:value-type="float">
            <text:p>105549</text:p>
          </table:table-cell>
          <table:table-cell office:value-type="float" office:value="83382" calcext:value-type="float">
            <text:p>83382</text:p>
          </table:table-cell>
          <table:table-cell office:value-type="float" office:value="81256" calcext:value-type="float">
            <text:p>81256</text:p>
          </table:table-cell>
          <table:table-cell office:value-type="float" office:value="84617" calcext:value-type="float">
            <text:p>84617</text:p>
          </table:table-cell>
          <table:table-cell office:value-type="float" office:value="82782" calcext:value-type="float">
            <text:p>82782</text:p>
          </table:table-cell>
          <table:table-cell office:value-type="float" office:value="104157" calcext:value-type="float">
            <text:p>104157</text:p>
          </table:table-cell>
          <table:table-cell office:value-type="float" office:value="90915" calcext:value-type="float">
            <text:p>90915</text:p>
          </table:table-cell>
          <table:table-cell office:value-type="float" office:value="84588" calcext:value-type="float">
            <text:p>84588</text:p>
          </table:table-cell>
          <table:table-cell office:value-type="float" office:value="86841" calcext:value-type="float">
            <text:p>86841</text:p>
          </table:table-cell>
          <table:table-cell office:value-type="float" office:value="99301" calcext:value-type="float">
            <text:p>99301</text:p>
          </table:table-cell>
          <table:table-cell office:value-type="float" office:value="84553" calcext:value-type="float">
            <text:p>84553</text:p>
          </table:table-cell>
          <table:table-cell office:value-type="float" office:value="80920" calcext:value-type="float">
            <text:p>80920</text:p>
          </table:table-cell>
          <table:table-cell office:value-type="float" office:value="108912" calcext:value-type="float">
            <text:p>108912</text:p>
          </table:table-cell>
        </table:table-row>
        <table:table-row table:style-name="ro1">
          <table:table-cell office:value-type="float" office:value="81764" calcext:value-type="float">
            <text:p>81764</text:p>
          </table:table-cell>
          <table:table-cell office:value-type="float" office:value="85778" calcext:value-type="float">
            <text:p>85778</text:p>
          </table:table-cell>
          <table:table-cell office:value-type="float" office:value="88100" calcext:value-type="float">
            <text:p>88100</text:p>
          </table:table-cell>
          <table:table-cell office:value-type="float" office:value="80496" calcext:value-type="float">
            <text:p>80496</text:p>
          </table:table-cell>
          <table:table-cell office:value-type="float" office:value="87376" calcext:value-type="float">
            <text:p>87376</text:p>
          </table:table-cell>
          <table:table-cell office:value-type="float" office:value="85505" calcext:value-type="float">
            <text:p>85505</text:p>
          </table:table-cell>
          <table:table-cell office:value-type="float" office:value="86026" calcext:value-type="float">
            <text:p>86026</text:p>
          </table:table-cell>
          <table:table-cell office:value-type="float" office:value="86016" calcext:value-type="float">
            <text:p>86016</text:p>
          </table:table-cell>
          <table:table-cell office:value-type="float" office:value="85610" calcext:value-type="float">
            <text:p>85610</text:p>
          </table:table-cell>
          <table:table-cell office:value-type="float" office:value="88641" calcext:value-type="float">
            <text:p>88641</text:p>
          </table:table-cell>
          <table:table-cell office:value-type="float" office:value="85447" calcext:value-type="float">
            <text:p>85447</text:p>
          </table:table-cell>
          <table:table-cell office:value-type="float" office:value="79463" calcext:value-type="float">
            <text:p>79463</text:p>
          </table:table-cell>
          <table:table-cell office:value-type="float" office:value="86333" calcext:value-type="float">
            <text:p>86333</text:p>
          </table:table-cell>
          <table:table-cell office:value-type="float" office:value="105495" calcext:value-type="float">
            <text:p>105495</text:p>
          </table:table-cell>
          <table:table-cell office:value-type="float" office:value="110630" calcext:value-type="float">
            <text:p>110630</text:p>
          </table:table-cell>
          <table:table-cell office:value-type="float" office:value="90504" calcext:value-type="float">
            <text:p>90504</text:p>
          </table:table-cell>
          <table:table-cell office:value-type="float" office:value="80449" calcext:value-type="float">
            <text:p>80449</text:p>
          </table:table-cell>
          <table:table-cell office:value-type="float" office:value="102874" calcext:value-type="float">
            <text:p>102874</text:p>
          </table:table-cell>
          <table:table-cell office:value-type="float" office:value="81040" calcext:value-type="float">
            <text:p>81040</text:p>
          </table:table-cell>
          <table:table-cell office:value-type="float" office:value="81256" calcext:value-type="float">
            <text:p>81256</text:p>
          </table:table-cell>
          <table:table-cell office:value-type="float" office:value="84617" calcext:value-type="float">
            <text:p>84617</text:p>
          </table:table-cell>
          <table:table-cell office:value-type="float" office:value="82782" calcext:value-type="float">
            <text:p>82782</text:p>
          </table:table-cell>
          <table:table-cell office:value-type="float" office:value="104157" calcext:value-type="float">
            <text:p>104157</text:p>
          </table:table-cell>
          <table:table-cell office:value-type="float" office:value="84715" calcext:value-type="float">
            <text:p>84715</text:p>
          </table:table-cell>
          <table:table-cell office:value-type="float" office:value="84588" calcext:value-type="float">
            <text:p>84588</text:p>
          </table:table-cell>
          <table:table-cell office:value-type="float" office:value="86841" calcext:value-type="float">
            <text:p>86841</text:p>
          </table:table-cell>
          <table:table-cell office:value-type="float" office:value="99301" calcext:value-type="float">
            <text:p>99301</text:p>
          </table:table-cell>
          <table:table-cell office:value-type="float" office:value="82372" calcext:value-type="float">
            <text:p>82372</text:p>
          </table:table-cell>
          <table:table-cell office:value-type="float" office:value="80920" calcext:value-type="float">
            <text:p>80920</text:p>
          </table:table-cell>
          <table:table-cell office:value-type="float" office:value="108912" calcext:value-type="float">
            <text:p>108912</text:p>
          </table:table-cell>
        </table:table-row>
        <table:table-row table:style-name="ro1">
          <table:table-cell office:value-type="float" office:value="81764" calcext:value-type="float">
            <text:p>81764</text:p>
          </table:table-cell>
          <table:table-cell office:value-type="float" office:value="85778" calcext:value-type="float">
            <text:p>85778</text:p>
          </table:table-cell>
          <table:table-cell office:value-type="float" office:value="88100" calcext:value-type="float">
            <text:p>88100</text:p>
          </table:table-cell>
          <table:table-cell office:value-type="float" office:value="80496" calcext:value-type="float">
            <text:p>80496</text:p>
          </table:table-cell>
          <table:table-cell office:value-type="float" office:value="87376" calcext:value-type="float">
            <text:p>87376</text:p>
          </table:table-cell>
          <table:table-cell office:value-type="float" office:value="85505" calcext:value-type="float">
            <text:p>85505</text:p>
          </table:table-cell>
          <table:table-cell office:value-type="float" office:value="84892" calcext:value-type="float">
            <text:p>84892</text:p>
          </table:table-cell>
          <table:table-cell office:value-type="float" office:value="83393" calcext:value-type="float">
            <text:p>83393</text:p>
          </table:table-cell>
          <table:table-cell office:value-type="float" office:value="85610" calcext:value-type="float">
            <text:p>85610</text:p>
          </table:table-cell>
          <table:table-cell office:value-type="float" office:value="88641" calcext:value-type="float">
            <text:p>88641</text:p>
          </table:table-cell>
          <table:table-cell office:value-type="float" office:value="85447" calcext:value-type="float">
            <text:p>85447</text:p>
          </table:table-cell>
          <table:table-cell office:value-type="float" office:value="79463" calcext:value-type="float">
            <text:p>79463</text:p>
          </table:table-cell>
          <table:table-cell office:value-type="float" office:value="86333" calcext:value-type="float">
            <text:p>86333</text:p>
          </table:table-cell>
          <table:table-cell office:value-type="float" office:value="105188" calcext:value-type="float">
            <text:p>105188</text:p>
          </table:table-cell>
          <table:table-cell office:value-type="float" office:value="110630" calcext:value-type="float">
            <text:p>110630</text:p>
          </table:table-cell>
          <table:table-cell office:value-type="float" office:value="90504" calcext:value-type="float">
            <text:p>90504</text:p>
          </table:table-cell>
          <table:table-cell office:value-type="float" office:value="80449" calcext:value-type="float">
            <text:p>80449</text:p>
          </table:table-cell>
          <table:table-cell office:value-type="float" office:value="97550" calcext:value-type="float">
            <text:p>97550</text:p>
          </table:table-cell>
          <table:table-cell office:value-type="float" office:value="80765" calcext:value-type="float">
            <text:p>80765</text:p>
          </table:table-cell>
          <table:table-cell office:value-type="float" office:value="81256" calcext:value-type="float">
            <text:p>81256</text:p>
          </table:table-cell>
          <table:table-cell office:value-type="float" office:value="84617" calcext:value-type="float">
            <text:p>84617</text:p>
          </table:table-cell>
          <table:table-cell office:value-type="float" office:value="82710" calcext:value-type="float">
            <text:p>82710</text:p>
          </table:table-cell>
          <table:table-cell office:value-type="float" office:value="104157" calcext:value-type="float">
            <text:p>104157</text:p>
          </table:table-cell>
          <table:table-cell office:value-type="float" office:value="84715" calcext:value-type="float">
            <text:p>84715</text:p>
          </table:table-cell>
          <table:table-cell office:value-type="float" office:value="84588" calcext:value-type="float">
            <text:p>84588</text:p>
          </table:table-cell>
          <table:table-cell office:value-type="float" office:value="86841" calcext:value-type="float">
            <text:p>86841</text:p>
          </table:table-cell>
          <table:table-cell office:value-type="float" office:value="99301" calcext:value-type="float">
            <text:p>99301</text:p>
          </table:table-cell>
          <table:table-cell office:value-type="float" office:value="82372" calcext:value-type="float">
            <text:p>82372</text:p>
          </table:table-cell>
          <table:table-cell office:value-type="float" office:value="80920" calcext:value-type="float">
            <text:p>80920</text:p>
          </table:table-cell>
          <table:table-cell office:value-type="float" office:value="108912" calcext:value-type="float">
            <text:p>108912</text:p>
          </table:table-cell>
        </table:table-row>
        <table:table-row table:style-name="ro1">
          <table:table-cell office:value-type="float" office:value="78293" calcext:value-type="float">
            <text:p>78293</text:p>
          </table:table-cell>
          <table:table-cell office:value-type="float" office:value="85778" calcext:value-type="float">
            <text:p>85778</text:p>
          </table:table-cell>
          <table:table-cell office:value-type="float" office:value="86336" calcext:value-type="float">
            <text:p>86336</text:p>
          </table:table-cell>
          <table:table-cell office:value-type="float" office:value="80496" calcext:value-type="float">
            <text:p>80496</text:p>
          </table:table-cell>
          <table:table-cell office:value-type="float" office:value="87376" calcext:value-type="float">
            <text:p>87376</text:p>
          </table:table-cell>
          <table:table-cell office:value-type="float" office:value="85505" calcext:value-type="float">
            <text:p>85505</text:p>
          </table:table-cell>
          <table:table-cell office:value-type="float" office:value="84892" calcext:value-type="float">
            <text:p>84892</text:p>
          </table:table-cell>
          <table:table-cell office:value-type="float" office:value="83393" calcext:value-type="float">
            <text:p>83393</text:p>
          </table:table-cell>
          <table:table-cell office:value-type="float" office:value="85610" calcext:value-type="float">
            <text:p>85610</text:p>
          </table:table-cell>
          <table:table-cell office:value-type="float" office:value="88641" calcext:value-type="float">
            <text:p>88641</text:p>
          </table:table-cell>
          <table:table-cell office:value-type="float" office:value="85447" calcext:value-type="float">
            <text:p>85447</text:p>
          </table:table-cell>
          <table:table-cell office:value-type="float" office:value="79463" calcext:value-type="float">
            <text:p>79463</text:p>
          </table:table-cell>
          <table:table-cell office:value-type="float" office:value="86333" calcext:value-type="float">
            <text:p>86333</text:p>
          </table:table-cell>
          <table:table-cell office:value-type="float" office:value="100495" calcext:value-type="float">
            <text:p>100495</text:p>
          </table:table-cell>
          <table:table-cell office:value-type="float" office:value="110630" calcext:value-type="float">
            <text:p>110630</text:p>
          </table:table-cell>
          <table:table-cell office:value-type="float" office:value="90504" calcext:value-type="float">
            <text:p>90504</text:p>
          </table:table-cell>
          <table:table-cell office:value-type="float" office:value="80449" calcext:value-type="float">
            <text:p>80449</text:p>
          </table:table-cell>
          <table:table-cell office:value-type="float" office:value="96334" calcext:value-type="float">
            <text:p>96334</text:p>
          </table:table-cell>
          <table:table-cell office:value-type="float" office:value="80765" calcext:value-type="float">
            <text:p>80765</text:p>
          </table:table-cell>
          <table:table-cell office:value-type="float" office:value="81256" calcext:value-type="float">
            <text:p>81256</text:p>
          </table:table-cell>
          <table:table-cell office:value-type="float" office:value="84617" calcext:value-type="float">
            <text:p>84617</text:p>
          </table:table-cell>
          <table:table-cell office:value-type="float" office:value="82710" calcext:value-type="float">
            <text:p>82710</text:p>
          </table:table-cell>
          <table:table-cell office:value-type="float" office:value="104157" calcext:value-type="float">
            <text:p>104157</text:p>
          </table:table-cell>
          <table:table-cell office:value-type="float" office:value="84715" calcext:value-type="float">
            <text:p>84715</text:p>
          </table:table-cell>
          <table:table-cell office:value-type="float" office:value="84588" calcext:value-type="float">
            <text:p>84588</text:p>
          </table:table-cell>
          <table:table-cell office:value-type="float" office:value="86841" calcext:value-type="float">
            <text:p>86841</text:p>
          </table:table-cell>
          <table:table-cell office:value-type="float" office:value="99301" calcext:value-type="float">
            <text:p>99301</text:p>
          </table:table-cell>
          <table:table-cell office:value-type="float" office:value="82372" calcext:value-type="float">
            <text:p>82372</text:p>
          </table:table-cell>
          <table:table-cell office:value-type="float" office:value="80920" calcext:value-type="float">
            <text:p>80920</text:p>
          </table:table-cell>
          <table:table-cell office:value-type="float" office:value="108912" calcext:value-type="float">
            <text:p>108912</text:p>
          </table:table-cell>
        </table:table-row>
        <table:table-row table:style-name="ro1">
          <table:table-cell office:value-type="float" office:value="77914" calcext:value-type="float">
            <text:p>77914</text:p>
          </table:table-cell>
          <table:table-cell office:value-type="float" office:value="85778" calcext:value-type="float">
            <text:p>85778</text:p>
          </table:table-cell>
          <table:table-cell office:value-type="float" office:value="86336" calcext:value-type="float">
            <text:p>86336</text:p>
          </table:table-cell>
          <table:table-cell office:value-type="float" office:value="80496" calcext:value-type="float">
            <text:p>80496</text:p>
          </table:table-cell>
          <table:table-cell office:value-type="float" office:value="87376" calcext:value-type="float">
            <text:p>87376</text:p>
          </table:table-cell>
          <table:table-cell office:value-type="float" office:value="85505" calcext:value-type="float">
            <text:p>85505</text:p>
          </table:table-cell>
          <table:table-cell office:value-type="float" office:value="84892" calcext:value-type="float">
            <text:p>84892</text:p>
          </table:table-cell>
          <table:table-cell office:value-type="float" office:value="83393" calcext:value-type="float">
            <text:p>83393</text:p>
          </table:table-cell>
          <table:table-cell office:value-type="float" office:value="85610" calcext:value-type="float">
            <text:p>85610</text:p>
          </table:table-cell>
          <table:table-cell office:value-type="float" office:value="87911" calcext:value-type="float">
            <text:p>87911</text:p>
          </table:table-cell>
          <table:table-cell office:value-type="float" office:value="85447" calcext:value-type="float">
            <text:p>85447</text:p>
          </table:table-cell>
          <table:table-cell office:value-type="float" office:value="79463" calcext:value-type="float">
            <text:p>79463</text:p>
          </table:table-cell>
          <table:table-cell office:value-type="float" office:value="86333" calcext:value-type="float">
            <text:p>86333</text:p>
          </table:table-cell>
          <table:table-cell office:value-type="float" office:value="98270" calcext:value-type="float">
            <text:p>98270</text:p>
          </table:table-cell>
          <table:table-cell office:value-type="float" office:value="110630" calcext:value-type="float">
            <text:p>110630</text:p>
          </table:table-cell>
          <table:table-cell office:value-type="float" office:value="90504" calcext:value-type="float">
            <text:p>90504</text:p>
          </table:table-cell>
          <table:table-cell office:value-type="float" office:value="80449" calcext:value-type="float">
            <text:p>80449</text:p>
          </table:table-cell>
          <table:table-cell office:value-type="float" office:value="96334" calcext:value-type="float">
            <text:p>96334</text:p>
          </table:table-cell>
          <table:table-cell office:value-type="float" office:value="80765" calcext:value-type="float">
            <text:p>80765</text:p>
          </table:table-cell>
          <table:table-cell office:value-type="float" office:value="81256" calcext:value-type="float">
            <text:p>81256</text:p>
          </table:table-cell>
          <table:table-cell office:value-type="float" office:value="83207" calcext:value-type="float">
            <text:p>83207</text:p>
          </table:table-cell>
          <table:table-cell office:value-type="float" office:value="82710" calcext:value-type="float">
            <text:p>82710</text:p>
          </table:table-cell>
          <table:table-cell office:value-type="float" office:value="104157" calcext:value-type="float">
            <text:p>104157</text:p>
          </table:table-cell>
          <table:table-cell office:value-type="float" office:value="84715" calcext:value-type="float">
            <text:p>84715</text:p>
          </table:table-cell>
          <table:table-cell office:value-type="float" office:value="84588" calcext:value-type="float">
            <text:p>84588</text:p>
          </table:table-cell>
          <table:table-cell office:value-type="float" office:value="86841" calcext:value-type="float">
            <text:p>86841</text:p>
          </table:table-cell>
          <table:table-cell office:value-type="float" office:value="99301" calcext:value-type="float">
            <text:p>99301</text:p>
          </table:table-cell>
          <table:table-cell office:value-type="float" office:value="82372" calcext:value-type="float">
            <text:p>82372</text:p>
          </table:table-cell>
          <table:table-cell office:value-type="float" office:value="80920" calcext:value-type="float">
            <text:p>80920</text:p>
          </table:table-cell>
          <table:table-cell office:value-type="float" office:value="108912" calcext:value-type="float">
            <text:p>108912</text:p>
          </table:table-cell>
        </table:table-row>
        <table:table-row table:style-name="ro1">
          <table:table-cell office:value-type="float" office:value="77914" calcext:value-type="float">
            <text:p>77914</text:p>
          </table:table-cell>
          <table:table-cell office:value-type="float" office:value="85778" calcext:value-type="float">
            <text:p>85778</text:p>
          </table:table-cell>
          <table:table-cell office:value-type="float" office:value="85137" calcext:value-type="float">
            <text:p>85137</text:p>
          </table:table-cell>
          <table:table-cell office:value-type="float" office:value="80496" calcext:value-type="float">
            <text:p>80496</text:p>
          </table:table-cell>
          <table:table-cell office:value-type="float" office:value="85874" calcext:value-type="float">
            <text:p>85874</text:p>
          </table:table-cell>
          <table:table-cell office:value-type="float" office:value="85505" calcext:value-type="float">
            <text:p>85505</text:p>
          </table:table-cell>
          <table:table-cell office:value-type="float" office:value="84892" calcext:value-type="float">
            <text:p>84892</text:p>
          </table:table-cell>
          <table:table-cell office:value-type="float" office:value="83393" calcext:value-type="float">
            <text:p>83393</text:p>
          </table:table-cell>
          <table:table-cell office:value-type="float" office:value="85610" calcext:value-type="float">
            <text:p>85610</text:p>
          </table:table-cell>
          <table:table-cell office:value-type="float" office:value="86675" calcext:value-type="float">
            <text:p>86675</text:p>
          </table:table-cell>
          <table:table-cell office:value-type="float" office:value="85447" calcext:value-type="float">
            <text:p>85447</text:p>
          </table:table-cell>
          <table:table-cell office:value-type="float" office:value="79463" calcext:value-type="float">
            <text:p>79463</text:p>
          </table:table-cell>
          <table:table-cell office:value-type="float" office:value="86333" calcext:value-type="float">
            <text:p>86333</text:p>
          </table:table-cell>
          <table:table-cell office:value-type="float" office:value="98270" calcext:value-type="float">
            <text:p>98270</text:p>
          </table:table-cell>
          <table:table-cell office:value-type="float" office:value="110630" calcext:value-type="float">
            <text:p>110630</text:p>
          </table:table-cell>
          <table:table-cell office:value-type="float" office:value="85647" calcext:value-type="float">
            <text:p>85647</text:p>
          </table:table-cell>
          <table:table-cell office:value-type="float" office:value="80449" calcext:value-type="float">
            <text:p>80449</text:p>
          </table:table-cell>
          <table:table-cell office:value-type="float" office:value="96334" calcext:value-type="float">
            <text:p>96334</text:p>
          </table:table-cell>
          <table:table-cell office:value-type="float" office:value="76794" calcext:value-type="float">
            <text:p>76794</text:p>
          </table:table-cell>
          <table:table-cell office:value-type="float" office:value="81256" calcext:value-type="float">
            <text:p>81256</text:p>
          </table:table-cell>
          <table:table-cell office:value-type="float" office:value="83207" calcext:value-type="float">
            <text:p>83207</text:p>
          </table:table-cell>
          <table:table-cell office:value-type="float" office:value="82710" calcext:value-type="float">
            <text:p>82710</text:p>
          </table:table-cell>
          <table:table-cell office:value-type="float" office:value="104157" calcext:value-type="float">
            <text:p>104157</text:p>
          </table:table-cell>
          <table:table-cell office:value-type="float" office:value="84715" calcext:value-type="float">
            <text:p>84715</text:p>
          </table:table-cell>
          <table:table-cell office:value-type="float" office:value="80609" calcext:value-type="float">
            <text:p>80609</text:p>
          </table:table-cell>
          <table:table-cell office:value-type="float" office:value="86841" calcext:value-type="float">
            <text:p>86841</text:p>
          </table:table-cell>
          <table:table-cell office:value-type="float" office:value="99301" calcext:value-type="float">
            <text:p>99301</text:p>
          </table:table-cell>
          <table:table-cell office:value-type="float" office:value="82372" calcext:value-type="float">
            <text:p>82372</text:p>
          </table:table-cell>
          <table:table-cell office:value-type="float" office:value="80920" calcext:value-type="float">
            <text:p>80920</text:p>
          </table:table-cell>
          <table:table-cell office:value-type="float" office:value="108912" calcext:value-type="float">
            <text:p>108912</text:p>
          </table:table-cell>
        </table:table-row>
        <table:table-row table:style-name="ro1">
          <table:table-cell office:value-type="float" office:value="77914" calcext:value-type="float">
            <text:p>77914</text:p>
          </table:table-cell>
          <table:table-cell office:value-type="float" office:value="85778" calcext:value-type="float">
            <text:p>85778</text:p>
          </table:table-cell>
          <table:table-cell office:value-type="float" office:value="85137" calcext:value-type="float">
            <text:p>85137</text:p>
          </table:table-cell>
          <table:table-cell office:value-type="float" office:value="80496" calcext:value-type="float">
            <text:p>80496</text:p>
          </table:table-cell>
          <table:table-cell office:value-type="float" office:value="84946" calcext:value-type="float">
            <text:p>84946</text:p>
          </table:table-cell>
          <table:table-cell office:value-type="float" office:value="84922" calcext:value-type="float">
            <text:p>84922</text:p>
          </table:table-cell>
          <table:table-cell office:value-type="float" office:value="84892" calcext:value-type="float">
            <text:p>84892</text:p>
          </table:table-cell>
          <table:table-cell office:value-type="float" office:value="74782" calcext:value-type="float">
            <text:p>74782</text:p>
          </table:table-cell>
          <table:table-cell office:value-type="float" office:value="85610" calcext:value-type="float">
            <text:p>85610</text:p>
          </table:table-cell>
          <table:table-cell office:value-type="float" office:value="86675" calcext:value-type="float">
            <text:p>86675</text:p>
          </table:table-cell>
          <table:table-cell office:value-type="float" office:value="85447" calcext:value-type="float">
            <text:p>85447</text:p>
          </table:table-cell>
          <table:table-cell office:value-type="float" office:value="79463" calcext:value-type="float">
            <text:p>79463</text:p>
          </table:table-cell>
          <table:table-cell office:value-type="float" office:value="86333" calcext:value-type="float">
            <text:p>86333</text:p>
          </table:table-cell>
          <table:table-cell office:value-type="float" office:value="95437" calcext:value-type="float">
            <text:p>95437</text:p>
          </table:table-cell>
          <table:table-cell office:value-type="float" office:value="110630" calcext:value-type="float">
            <text:p>110630</text:p>
          </table:table-cell>
          <table:table-cell office:value-type="float" office:value="82831" calcext:value-type="float">
            <text:p>82831</text:p>
          </table:table-cell>
          <table:table-cell office:value-type="float" office:value="80449" calcext:value-type="float">
            <text:p>80449</text:p>
          </table:table-cell>
          <table:table-cell office:value-type="float" office:value="96334" calcext:value-type="float">
            <text:p>96334</text:p>
          </table:table-cell>
          <table:table-cell office:value-type="float" office:value="76794" calcext:value-type="float">
            <text:p>76794</text:p>
          </table:table-cell>
          <table:table-cell office:value-type="float" office:value="81256" calcext:value-type="float">
            <text:p>81256</text:p>
          </table:table-cell>
          <table:table-cell office:value-type="float" office:value="83207" calcext:value-type="float">
            <text:p>83207</text:p>
          </table:table-cell>
          <table:table-cell office:value-type="float" office:value="82710" calcext:value-type="float">
            <text:p>82710</text:p>
          </table:table-cell>
          <table:table-cell office:value-type="float" office:value="104157" calcext:value-type="float">
            <text:p>104157</text:p>
          </table:table-cell>
          <table:table-cell office:value-type="float" office:value="83835" calcext:value-type="float">
            <text:p>83835</text:p>
          </table:table-cell>
          <table:table-cell office:value-type="float" office:value="79639" calcext:value-type="float">
            <text:p>79639</text:p>
          </table:table-cell>
          <table:table-cell office:value-type="float" office:value="86841" calcext:value-type="float">
            <text:p>86841</text:p>
          </table:table-cell>
          <table:table-cell office:value-type="float" office:value="99301" calcext:value-type="float">
            <text:p>99301</text:p>
          </table:table-cell>
          <table:table-cell office:value-type="float" office:value="82372" calcext:value-type="float">
            <text:p>82372</text:p>
          </table:table-cell>
          <table:table-cell office:value-type="float" office:value="80920" calcext:value-type="float">
            <text:p>80920</text:p>
          </table:table-cell>
          <table:table-cell office:value-type="float" office:value="108912" calcext:value-type="float">
            <text:p>108912</text:p>
          </table:table-cell>
        </table:table-row>
        <table:table-row table:style-name="ro1">
          <table:table-cell office:value-type="float" office:value="77914" calcext:value-type="float">
            <text:p>77914</text:p>
          </table:table-cell>
          <table:table-cell office:value-type="float" office:value="85778" calcext:value-type="float">
            <text:p>85778</text:p>
          </table:table-cell>
          <table:table-cell office:value-type="float" office:value="83211" calcext:value-type="float">
            <text:p>83211</text:p>
          </table:table-cell>
          <table:table-cell office:value-type="float" office:value="80496" calcext:value-type="float">
            <text:p>80496</text:p>
          </table:table-cell>
          <table:table-cell office:value-type="float" office:value="84832" calcext:value-type="float">
            <text:p>84832</text:p>
          </table:table-cell>
          <table:table-cell office:value-type="float" office:value="84922" calcext:value-type="float">
            <text:p>84922</text:p>
          </table:table-cell>
          <table:table-cell office:value-type="float" office:value="84892" calcext:value-type="float">
            <text:p>84892</text:p>
          </table:table-cell>
          <table:table-cell office:value-type="float" office:value="74782" calcext:value-type="float">
            <text:p>74782</text:p>
          </table:table-cell>
          <table:table-cell office:value-type="float" office:value="85610" calcext:value-type="float">
            <text:p>85610</text:p>
          </table:table-cell>
          <table:table-cell office:value-type="float" office:value="81280" calcext:value-type="float">
            <text:p>81280</text:p>
          </table:table-cell>
          <table:table-cell office:value-type="float" office:value="85447" calcext:value-type="float">
            <text:p>85447</text:p>
          </table:table-cell>
          <table:table-cell office:value-type="float" office:value="79463" calcext:value-type="float">
            <text:p>79463</text:p>
          </table:table-cell>
          <table:table-cell office:value-type="float" office:value="85986" calcext:value-type="float">
            <text:p>85986</text:p>
          </table:table-cell>
          <table:table-cell office:value-type="float" office:value="94107" calcext:value-type="float">
            <text:p>94107</text:p>
          </table:table-cell>
          <table:table-cell office:value-type="float" office:value="110630" calcext:value-type="float">
            <text:p>110630</text:p>
          </table:table-cell>
          <table:table-cell office:value-type="float" office:value="82831" calcext:value-type="float">
            <text:p>82831</text:p>
          </table:table-cell>
          <table:table-cell office:value-type="float" office:value="80449" calcext:value-type="float">
            <text:p>80449</text:p>
          </table:table-cell>
          <table:table-cell office:value-type="float" office:value="96334" calcext:value-type="float">
            <text:p>96334</text:p>
          </table:table-cell>
          <table:table-cell office:value-type="float" office:value="76794" calcext:value-type="float">
            <text:p>76794</text:p>
          </table:table-cell>
          <table:table-cell office:value-type="float" office:value="81256" calcext:value-type="float">
            <text:p>81256</text:p>
          </table:table-cell>
          <table:table-cell office:value-type="float" office:value="83207" calcext:value-type="float">
            <text:p>83207</text:p>
          </table:table-cell>
          <table:table-cell office:value-type="float" office:value="82710" calcext:value-type="float">
            <text:p>82710</text:p>
          </table:table-cell>
          <table:table-cell office:value-type="float" office:value="104157" calcext:value-type="float">
            <text:p>104157</text:p>
          </table:table-cell>
          <table:table-cell office:value-type="float" office:value="83835" calcext:value-type="float">
            <text:p>83835</text:p>
          </table:table-cell>
          <table:table-cell office:value-type="float" office:value="79639" calcext:value-type="float">
            <text:p>79639</text:p>
          </table:table-cell>
          <table:table-cell office:value-type="float" office:value="86841" calcext:value-type="float">
            <text:p>86841</text:p>
          </table:table-cell>
          <table:table-cell office:value-type="float" office:value="99301" calcext:value-type="float">
            <text:p>99301</text:p>
          </table:table-cell>
          <table:table-cell office:value-type="float" office:value="82372" calcext:value-type="float">
            <text:p>82372</text:p>
          </table:table-cell>
          <table:table-cell office:value-type="float" office:value="80920" calcext:value-type="float">
            <text:p>80920</text:p>
          </table:table-cell>
          <table:table-cell office:value-type="float" office:value="108389" calcext:value-type="float">
            <text:p>108389</text:p>
          </table:table-cell>
        </table:table-row>
        <table:table-row table:style-name="ro1">
          <table:table-cell office:value-type="float" office:value="77914" calcext:value-type="float">
            <text:p>77914</text:p>
          </table:table-cell>
          <table:table-cell office:value-type="float" office:value="85778" calcext:value-type="float">
            <text:p>85778</text:p>
          </table:table-cell>
          <table:table-cell office:value-type="float" office:value="83211" calcext:value-type="float">
            <text:p>83211</text:p>
          </table:table-cell>
          <table:table-cell office:value-type="float" office:value="80496" calcext:value-type="float">
            <text:p>80496</text:p>
          </table:table-cell>
          <table:table-cell office:value-type="float" office:value="84832" calcext:value-type="float">
            <text:p>84832</text:p>
          </table:table-cell>
          <table:table-cell office:value-type="float" office:value="84922" calcext:value-type="float">
            <text:p>84922</text:p>
          </table:table-cell>
          <table:table-cell office:value-type="float" office:value="83603" calcext:value-type="float">
            <text:p>83603</text:p>
          </table:table-cell>
          <table:table-cell office:value-type="float" office:value="74782" calcext:value-type="float">
            <text:p>74782</text:p>
          </table:table-cell>
          <table:table-cell office:value-type="float" office:value="85610" calcext:value-type="float">
            <text:p>85610</text:p>
          </table:table-cell>
          <table:table-cell office:value-type="float" office:value="81280" calcext:value-type="float">
            <text:p>81280</text:p>
          </table:table-cell>
          <table:table-cell office:value-type="float" office:value="85447" calcext:value-type="float">
            <text:p>85447</text:p>
          </table:table-cell>
          <table:table-cell office:value-type="float" office:value="79463" calcext:value-type="float">
            <text:p>79463</text:p>
          </table:table-cell>
          <table:table-cell office:value-type="float" office:value="83562" calcext:value-type="float">
            <text:p>83562</text:p>
          </table:table-cell>
          <table:table-cell office:value-type="float" office:value="94107" calcext:value-type="float">
            <text:p>94107</text:p>
          </table:table-cell>
          <table:table-cell office:value-type="float" office:value="92920" calcext:value-type="float">
            <text:p>92920</text:p>
          </table:table-cell>
          <table:table-cell office:value-type="float" office:value="82831" calcext:value-type="float">
            <text:p>82831</text:p>
          </table:table-cell>
          <table:table-cell office:value-type="float" office:value="80449" calcext:value-type="float">
            <text:p>80449</text:p>
          </table:table-cell>
          <table:table-cell office:value-type="float" office:value="96334" calcext:value-type="float">
            <text:p>96334</text:p>
          </table:table-cell>
          <table:table-cell office:value-type="float" office:value="76794" calcext:value-type="float">
            <text:p>76794</text:p>
          </table:table-cell>
          <table:table-cell office:value-type="float" office:value="81256" calcext:value-type="float">
            <text:p>81256</text:p>
          </table:table-cell>
          <table:table-cell office:value-type="float" office:value="81816" calcext:value-type="float">
            <text:p>81816</text:p>
          </table:table-cell>
          <table:table-cell office:value-type="float" office:value="82710" calcext:value-type="float">
            <text:p>82710</text:p>
          </table:table-cell>
          <table:table-cell office:value-type="float" office:value="104157" calcext:value-type="float">
            <text:p>104157</text:p>
          </table:table-cell>
          <table:table-cell office:value-type="float" office:value="81523" calcext:value-type="float">
            <text:p>81523</text:p>
          </table:table-cell>
          <table:table-cell office:value-type="float" office:value="79639" calcext:value-type="float">
            <text:p>79639</text:p>
          </table:table-cell>
          <table:table-cell office:value-type="float" office:value="86043" calcext:value-type="float">
            <text:p>86043</text:p>
          </table:table-cell>
          <table:table-cell office:value-type="float" office:value="99301" calcext:value-type="float">
            <text:p>99301</text:p>
          </table:table-cell>
          <table:table-cell office:value-type="float" office:value="82372" calcext:value-type="float">
            <text:p>82372</text:p>
          </table:table-cell>
          <table:table-cell office:value-type="float" office:value="80920" calcext:value-type="float">
            <text:p>80920</text:p>
          </table:table-cell>
          <table:table-cell office:value-type="float" office:value="97734" calcext:value-type="float">
            <text:p>97734</text:p>
          </table:table-cell>
        </table:table-row>
        <table:table-row table:style-name="ro1">
          <table:table-cell office:value-type="float" office:value="77914" calcext:value-type="float">
            <text:p>77914</text:p>
          </table:table-cell>
          <table:table-cell office:value-type="float" office:value="85778" calcext:value-type="float">
            <text:p>85778</text:p>
          </table:table-cell>
          <table:table-cell office:value-type="float" office:value="82821" calcext:value-type="float">
            <text:p>82821</text:p>
          </table:table-cell>
          <table:table-cell office:value-type="float" office:value="80496" calcext:value-type="float">
            <text:p>80496</text:p>
          </table:table-cell>
          <table:table-cell office:value-type="float" office:value="83392" calcext:value-type="float">
            <text:p>83392</text:p>
          </table:table-cell>
          <table:table-cell office:value-type="float" office:value="84922" calcext:value-type="float">
            <text:p>84922</text:p>
          </table:table-cell>
          <table:table-cell office:value-type="float" office:value="83603" calcext:value-type="float">
            <text:p>83603</text:p>
          </table:table-cell>
          <table:table-cell office:value-type="float" office:value="74782" calcext:value-type="float">
            <text:p>74782</text:p>
          </table:table-cell>
          <table:table-cell office:value-type="float" office:value="85610" calcext:value-type="float">
            <text:p>85610</text:p>
          </table:table-cell>
          <table:table-cell office:value-type="float" office:value="81280" calcext:value-type="float">
            <text:p>81280</text:p>
          </table:table-cell>
          <table:table-cell office:value-type="float" office:value="85447" calcext:value-type="float">
            <text:p>85447</text:p>
          </table:table-cell>
          <table:table-cell office:value-type="float" office:value="79463" calcext:value-type="float">
            <text:p>79463</text:p>
          </table:table-cell>
          <table:table-cell office:value-type="float" office:value="83433" calcext:value-type="float">
            <text:p>83433</text:p>
          </table:table-cell>
          <table:table-cell office:value-type="float" office:value="91253" calcext:value-type="float">
            <text:p>91253</text:p>
          </table:table-cell>
          <table:table-cell office:value-type="float" office:value="91826" calcext:value-type="float">
            <text:p>91826</text:p>
          </table:table-cell>
          <table:table-cell office:value-type="float" office:value="82831" calcext:value-type="float">
            <text:p>82831</text:p>
          </table:table-cell>
          <table:table-cell office:value-type="float" office:value="80449" calcext:value-type="float">
            <text:p>80449</text:p>
          </table:table-cell>
          <table:table-cell office:value-type="float" office:value="96334" calcext:value-type="float">
            <text:p>96334</text:p>
          </table:table-cell>
          <table:table-cell office:value-type="float" office:value="76794" calcext:value-type="float">
            <text:p>76794</text:p>
          </table:table-cell>
          <table:table-cell office:value-type="float" office:value="81256" calcext:value-type="float">
            <text:p>81256</text:p>
          </table:table-cell>
          <table:table-cell office:value-type="float" office:value="81816" calcext:value-type="float">
            <text:p>81816</text:p>
          </table:table-cell>
          <table:table-cell office:value-type="float" office:value="82710" calcext:value-type="float">
            <text:p>82710</text:p>
          </table:table-cell>
          <table:table-cell office:value-type="float" office:value="104157" calcext:value-type="float">
            <text:p>104157</text:p>
          </table:table-cell>
          <table:table-cell office:value-type="float" office:value="81345" calcext:value-type="float">
            <text:p>81345</text:p>
          </table:table-cell>
          <table:table-cell office:value-type="float" office:value="79639" calcext:value-type="float">
            <text:p>79639</text:p>
          </table:table-cell>
          <table:table-cell office:value-type="float" office:value="83234" calcext:value-type="float">
            <text:p>83234</text:p>
          </table:table-cell>
          <table:table-cell office:value-type="float" office:value="90715" calcext:value-type="float">
            <text:p>90715</text:p>
          </table:table-cell>
          <table:table-cell office:value-type="float" office:value="82372" calcext:value-type="float">
            <text:p>82372</text:p>
          </table:table-cell>
          <table:table-cell office:value-type="float" office:value="80920" calcext:value-type="float">
            <text:p>80920</text:p>
          </table:table-cell>
          <table:table-cell office:value-type="float" office:value="96454" calcext:value-type="float">
            <text:p>96454</text:p>
          </table:table-cell>
        </table:table-row>
        <table:table-row table:style-name="ro1">
          <table:table-cell office:value-type="float" office:value="77914" calcext:value-type="float">
            <text:p>77914</text:p>
          </table:table-cell>
          <table:table-cell office:value-type="float" office:value="85778" calcext:value-type="float">
            <text:p>85778</text:p>
          </table:table-cell>
          <table:table-cell office:value-type="float" office:value="82821" calcext:value-type="float">
            <text:p>82821</text:p>
          </table:table-cell>
          <table:table-cell office:value-type="float" office:value="80496" calcext:value-type="float">
            <text:p>80496</text:p>
          </table:table-cell>
          <table:table-cell office:value-type="float" office:value="83392" calcext:value-type="float">
            <text:p>83392</text:p>
          </table:table-cell>
          <table:table-cell office:value-type="float" office:value="84922" calcext:value-type="float">
            <text:p>84922</text:p>
          </table:table-cell>
          <table:table-cell office:value-type="float" office:value="80133" calcext:value-type="float">
            <text:p>80133</text:p>
          </table:table-cell>
          <table:table-cell office:value-type="float" office:value="74782" calcext:value-type="float">
            <text:p>74782</text:p>
          </table:table-cell>
          <table:table-cell office:value-type="float" office:value="85610" calcext:value-type="float">
            <text:p>85610</text:p>
          </table:table-cell>
          <table:table-cell office:value-type="float" office:value="81280" calcext:value-type="float">
            <text:p>81280</text:p>
          </table:table-cell>
          <table:table-cell office:value-type="float" office:value="85447" calcext:value-type="float">
            <text:p>85447</text:p>
          </table:table-cell>
          <table:table-cell office:value-type="float" office:value="79463" calcext:value-type="float">
            <text:p>79463</text:p>
          </table:table-cell>
          <table:table-cell office:value-type="float" office:value="83433" calcext:value-type="float">
            <text:p>83433</text:p>
          </table:table-cell>
          <table:table-cell office:value-type="float" office:value="91253" calcext:value-type="float">
            <text:p>91253</text:p>
          </table:table-cell>
          <table:table-cell office:value-type="float" office:value="87170" calcext:value-type="float">
            <text:p>87170</text:p>
          </table:table-cell>
          <table:table-cell office:value-type="float" office:value="82831" calcext:value-type="float">
            <text:p>82831</text:p>
          </table:table-cell>
          <table:table-cell office:value-type="float" office:value="80449" calcext:value-type="float">
            <text:p>80449</text:p>
          </table:table-cell>
          <table:table-cell office:value-type="float" office:value="96334" calcext:value-type="float">
            <text:p>96334</text:p>
          </table:table-cell>
          <table:table-cell office:value-type="float" office:value="76794" calcext:value-type="float">
            <text:p>76794</text:p>
          </table:table-cell>
          <table:table-cell office:value-type="float" office:value="81256" calcext:value-type="float">
            <text:p>81256</text:p>
          </table:table-cell>
          <table:table-cell office:value-type="float" office:value="81816" calcext:value-type="float">
            <text:p>81816</text:p>
          </table:table-cell>
          <table:table-cell office:value-type="float" office:value="82710" calcext:value-type="float">
            <text:p>82710</text:p>
          </table:table-cell>
          <table:table-cell office:value-type="float" office:value="104157" calcext:value-type="float">
            <text:p>104157</text:p>
          </table:table-cell>
          <table:table-cell office:value-type="float" office:value="81345" calcext:value-type="float">
            <text:p>81345</text:p>
          </table:table-cell>
          <table:table-cell office:value-type="float" office:value="79639" calcext:value-type="float">
            <text:p>79639</text:p>
          </table:table-cell>
          <table:table-cell office:value-type="float" office:value="81493" calcext:value-type="float">
            <text:p>81493</text:p>
          </table:table-cell>
          <table:table-cell office:value-type="float" office:value="88465" calcext:value-type="float">
            <text:p>88465</text:p>
          </table:table-cell>
          <table:table-cell office:value-type="float" office:value="82372" calcext:value-type="float">
            <text:p>82372</text:p>
          </table:table-cell>
          <table:table-cell office:value-type="float" office:value="80920" calcext:value-type="float">
            <text:p>80920</text:p>
          </table:table-cell>
          <table:table-cell office:value-type="float" office:value="94766" calcext:value-type="float">
            <text:p>94766</text:p>
          </table:table-cell>
        </table:table-row>
        <table:table-row table:style-name="ro1">
          <table:table-cell office:value-type="float" office:value="77914" calcext:value-type="float">
            <text:p>77914</text:p>
          </table:table-cell>
          <table:table-cell office:value-type="float" office:value="85778" calcext:value-type="float">
            <text:p>85778</text:p>
          </table:table-cell>
          <table:table-cell office:value-type="float" office:value="82821" calcext:value-type="float">
            <text:p>82821</text:p>
          </table:table-cell>
          <table:table-cell office:value-type="float" office:value="80496" calcext:value-type="float">
            <text:p>80496</text:p>
          </table:table-cell>
          <table:table-cell office:value-type="float" office:value="83392" calcext:value-type="float">
            <text:p>83392</text:p>
          </table:table-cell>
          <table:table-cell office:value-type="float" office:value="84922" calcext:value-type="float">
            <text:p>84922</text:p>
          </table:table-cell>
          <table:table-cell office:value-type="float" office:value="80133" calcext:value-type="float">
            <text:p>80133</text:p>
          </table:table-cell>
          <table:table-cell office:value-type="float" office:value="74782" calcext:value-type="float">
            <text:p>74782</text:p>
          </table:table-cell>
          <table:table-cell office:value-type="float" office:value="85610" calcext:value-type="float">
            <text:p>85610</text:p>
          </table:table-cell>
          <table:table-cell office:value-type="float" office:value="81280" calcext:value-type="float">
            <text:p>81280</text:p>
          </table:table-cell>
          <table:table-cell office:value-type="float" office:value="85447" calcext:value-type="float">
            <text:p>85447</text:p>
          </table:table-cell>
          <table:table-cell office:value-type="float" office:value="79463" calcext:value-type="float">
            <text:p>79463</text:p>
          </table:table-cell>
          <table:table-cell office:value-type="float" office:value="83433" calcext:value-type="float">
            <text:p>83433</text:p>
          </table:table-cell>
          <table:table-cell office:value-type="float" office:value="91082" calcext:value-type="float">
            <text:p>91082</text:p>
          </table:table-cell>
          <table:table-cell office:value-type="float" office:value="87170" calcext:value-type="float">
            <text:p>87170</text:p>
          </table:table-cell>
          <table:table-cell office:value-type="float" office:value="82831" calcext:value-type="float">
            <text:p>82831</text:p>
          </table:table-cell>
          <table:table-cell office:value-type="float" office:value="80449" calcext:value-type="float">
            <text:p>80449</text:p>
          </table:table-cell>
          <table:table-cell office:value-type="float" office:value="96334" calcext:value-type="float">
            <text:p>96334</text:p>
          </table:table-cell>
          <table:table-cell office:value-type="float" office:value="76794" calcext:value-type="float">
            <text:p>76794</text:p>
          </table:table-cell>
          <table:table-cell office:value-type="float" office:value="81256" calcext:value-type="float">
            <text:p>81256</text:p>
          </table:table-cell>
          <table:table-cell office:value-type="float" office:value="81816" calcext:value-type="float">
            <text:p>81816</text:p>
          </table:table-cell>
          <table:table-cell office:value-type="float" office:value="82710" calcext:value-type="float">
            <text:p>82710</text:p>
          </table:table-cell>
          <table:table-cell office:value-type="float" office:value="100672" calcext:value-type="float">
            <text:p>100672</text:p>
          </table:table-cell>
          <table:table-cell office:value-type="float" office:value="81196" calcext:value-type="float">
            <text:p>81196</text:p>
          </table:table-cell>
          <table:table-cell office:value-type="float" office:value="79639" calcext:value-type="float">
            <text:p>79639</text:p>
          </table:table-cell>
          <table:table-cell office:value-type="float" office:value="81493" calcext:value-type="float">
            <text:p>81493</text:p>
          </table:table-cell>
          <table:table-cell office:value-type="float" office:value="85259" calcext:value-type="float">
            <text:p>85259</text:p>
          </table:table-cell>
          <table:table-cell office:value-type="float" office:value="82372" calcext:value-type="float">
            <text:p>82372</text:p>
          </table:table-cell>
          <table:table-cell office:value-type="float" office:value="80920" calcext:value-type="float">
            <text:p>80920</text:p>
          </table:table-cell>
          <table:table-cell office:value-type="float" office:value="90192" calcext:value-type="float">
            <text:p>90192</text:p>
          </table:table-cell>
        </table:table-row>
        <table:table-row table:style-name="ro1">
          <table:table-cell office:value-type="float" office:value="77914" calcext:value-type="float">
            <text:p>77914</text:p>
          </table:table-cell>
          <table:table-cell office:value-type="float" office:value="85778" calcext:value-type="float">
            <text:p>85778</text:p>
          </table:table-cell>
          <table:table-cell office:value-type="float" office:value="82821" calcext:value-type="float">
            <text:p>82821</text:p>
          </table:table-cell>
          <table:table-cell office:value-type="float" office:value="80496" calcext:value-type="float">
            <text:p>80496</text:p>
          </table:table-cell>
          <table:table-cell office:value-type="float" office:value="83392" calcext:value-type="float">
            <text:p>83392</text:p>
          </table:table-cell>
          <table:table-cell office:value-type="float" office:value="83638" calcext:value-type="float">
            <text:p>83638</text:p>
          </table:table-cell>
          <table:table-cell office:value-type="float" office:value="80133" calcext:value-type="float">
            <text:p>80133</text:p>
          </table:table-cell>
          <table:table-cell office:value-type="float" office:value="74782" calcext:value-type="float">
            <text:p>74782</text:p>
          </table:table-cell>
          <table:table-cell office:value-type="float" office:value="85610" calcext:value-type="float">
            <text:p>85610</text:p>
          </table:table-cell>
          <table:table-cell office:value-type="float" office:value="81280" calcext:value-type="float">
            <text:p>81280</text:p>
          </table:table-cell>
          <table:table-cell office:value-type="float" office:value="85447" calcext:value-type="float">
            <text:p>85447</text:p>
          </table:table-cell>
          <table:table-cell office:value-type="float" office:value="78468" calcext:value-type="float">
            <text:p>78468</text:p>
          </table:table-cell>
          <table:table-cell office:value-type="float" office:value="83433" calcext:value-type="float">
            <text:p>83433</text:p>
          </table:table-cell>
          <table:table-cell office:value-type="float" office:value="90548" calcext:value-type="float">
            <text:p>90548</text:p>
          </table:table-cell>
          <table:table-cell office:value-type="float" office:value="87170" calcext:value-type="float">
            <text:p>87170</text:p>
          </table:table-cell>
          <table:table-cell office:value-type="float" office:value="82831" calcext:value-type="float">
            <text:p>82831</text:p>
          </table:table-cell>
          <table:table-cell office:value-type="float" office:value="80449" calcext:value-type="float">
            <text:p>80449</text:p>
          </table:table-cell>
          <table:table-cell office:value-type="float" office:value="96334" calcext:value-type="float">
            <text:p>96334</text:p>
          </table:table-cell>
          <table:table-cell office:value-type="float" office:value="76794" calcext:value-type="float">
            <text:p>76794</text:p>
          </table:table-cell>
          <table:table-cell office:value-type="float" office:value="81256" calcext:value-type="float">
            <text:p>81256</text:p>
          </table:table-cell>
          <table:table-cell office:value-type="float" office:value="81816" calcext:value-type="float">
            <text:p>81816</text:p>
          </table:table-cell>
          <table:table-cell office:value-type="float" office:value="82710" calcext:value-type="float">
            <text:p>82710</text:p>
          </table:table-cell>
          <table:table-cell office:value-type="float" office:value="95149" calcext:value-type="float">
            <text:p>95149</text:p>
          </table:table-cell>
          <table:table-cell office:value-type="float" office:value="81196" calcext:value-type="float">
            <text:p>81196</text:p>
          </table:table-cell>
          <table:table-cell office:value-type="float" office:value="79639" calcext:value-type="float">
            <text:p>79639</text:p>
          </table:table-cell>
          <table:table-cell office:value-type="float" office:value="81493" calcext:value-type="float">
            <text:p>81493</text:p>
          </table:table-cell>
          <table:table-cell office:value-type="float" office:value="85259" calcext:value-type="float">
            <text:p>85259</text:p>
          </table:table-cell>
          <table:table-cell office:value-type="float" office:value="82372" calcext:value-type="float">
            <text:p>82372</text:p>
          </table:table-cell>
          <table:table-cell office:value-type="float" office:value="80920" calcext:value-type="float">
            <text:p>80920</text:p>
          </table:table-cell>
          <table:table-cell office:value-type="float" office:value="87345" calcext:value-type="float">
            <text:p>87345</text:p>
          </table:table-cell>
        </table:table-row>
        <table:table-row table:style-name="ro1">
          <table:table-cell office:value-type="float" office:value="77914" calcext:value-type="float">
            <text:p>77914</text:p>
          </table:table-cell>
          <table:table-cell office:value-type="float" office:value="85778" calcext:value-type="float">
            <text:p>85778</text:p>
          </table:table-cell>
          <table:table-cell office:value-type="float" office:value="82821" calcext:value-type="float">
            <text:p>82821</text:p>
          </table:table-cell>
          <table:table-cell office:value-type="float" office:value="80496" calcext:value-type="float">
            <text:p>80496</text:p>
          </table:table-cell>
          <table:table-cell office:value-type="float" office:value="83392" calcext:value-type="float">
            <text:p>83392</text:p>
          </table:table-cell>
          <table:table-cell office:value-type="float" office:value="83638" calcext:value-type="float">
            <text:p>83638</text:p>
          </table:table-cell>
          <table:table-cell office:value-type="float" office:value="80133" calcext:value-type="float">
            <text:p>80133</text:p>
          </table:table-cell>
          <table:table-cell office:value-type="float" office:value="74782" calcext:value-type="float">
            <text:p>74782</text:p>
          </table:table-cell>
          <table:table-cell office:value-type="float" office:value="85610" calcext:value-type="float">
            <text:p>85610</text:p>
          </table:table-cell>
          <table:table-cell office:value-type="float" office:value="81280" calcext:value-type="float">
            <text:p>81280</text:p>
          </table:table-cell>
          <table:table-cell office:value-type="float" office:value="85447" calcext:value-type="float">
            <text:p>85447</text:p>
          </table:table-cell>
          <table:table-cell office:value-type="float" office:value="78468" calcext:value-type="float">
            <text:p>78468</text:p>
          </table:table-cell>
          <table:table-cell office:value-type="float" office:value="83433" calcext:value-type="float">
            <text:p>83433</text:p>
          </table:table-cell>
          <table:table-cell office:value-type="float" office:value="90548" calcext:value-type="float">
            <text:p>90548</text:p>
          </table:table-cell>
          <table:table-cell office:value-type="float" office:value="87170" calcext:value-type="float">
            <text:p>87170</text:p>
          </table:table-cell>
          <table:table-cell office:value-type="float" office:value="82831" calcext:value-type="float">
            <text:p>82831</text:p>
          </table:table-cell>
          <table:table-cell office:value-type="float" office:value="80449" calcext:value-type="float">
            <text:p>80449</text:p>
          </table:table-cell>
          <table:table-cell office:value-type="float" office:value="96334" calcext:value-type="float">
            <text:p>96334</text:p>
          </table:table-cell>
          <table:table-cell office:value-type="float" office:value="76794" calcext:value-type="float">
            <text:p>76794</text:p>
          </table:table-cell>
          <table:table-cell office:value-type="float" office:value="81256" calcext:value-type="float">
            <text:p>81256</text:p>
          </table:table-cell>
          <table:table-cell office:value-type="float" office:value="81816" calcext:value-type="float">
            <text:p>81816</text:p>
          </table:table-cell>
          <table:table-cell office:value-type="float" office:value="82533" calcext:value-type="float">
            <text:p>82533</text:p>
          </table:table-cell>
          <table:table-cell office:value-type="float" office:value="88399" calcext:value-type="float">
            <text:p>88399</text:p>
          </table:table-cell>
          <table:table-cell office:value-type="float" office:value="81196" calcext:value-type="float">
            <text:p>81196</text:p>
          </table:table-cell>
          <table:table-cell office:value-type="float" office:value="79639" calcext:value-type="float">
            <text:p>79639</text:p>
          </table:table-cell>
          <table:table-cell office:value-type="float" office:value="81493" calcext:value-type="float">
            <text:p>81493</text:p>
          </table:table-cell>
          <table:table-cell office:value-type="float" office:value="85259" calcext:value-type="float">
            <text:p>85259</text:p>
          </table:table-cell>
          <table:table-cell office:value-type="float" office:value="82372" calcext:value-type="float">
            <text:p>82372</text:p>
          </table:table-cell>
          <table:table-cell office:value-type="float" office:value="80920" calcext:value-type="float">
            <text:p>80920</text:p>
          </table:table-cell>
          <table:table-cell office:value-type="float" office:value="87345" calcext:value-type="float">
            <text:p>87345</text:p>
          </table:table-cell>
        </table:table-row>
        <table:table-row table:style-name="ro1">
          <table:table-cell office:value-type="float" office:value="77914" calcext:value-type="float">
            <text:p>77914</text:p>
          </table:table-cell>
          <table:table-cell office:value-type="float" office:value="85778" calcext:value-type="float">
            <text:p>85778</text:p>
          </table:table-cell>
          <table:table-cell office:value-type="float" office:value="81642" calcext:value-type="float">
            <text:p>81642</text:p>
          </table:table-cell>
          <table:table-cell office:value-type="float" office:value="80496" calcext:value-type="float">
            <text:p>80496</text:p>
          </table:table-cell>
          <table:table-cell office:value-type="float" office:value="78181" calcext:value-type="float">
            <text:p>78181</text:p>
          </table:table-cell>
          <table:table-cell office:value-type="float" office:value="83638" calcext:value-type="float">
            <text:p>83638</text:p>
          </table:table-cell>
          <table:table-cell office:value-type="float" office:value="80133" calcext:value-type="float">
            <text:p>80133</text:p>
          </table:table-cell>
          <table:table-cell office:value-type="float" office:value="74782" calcext:value-type="float">
            <text:p>74782</text:p>
          </table:table-cell>
          <table:table-cell office:value-type="float" office:value="85610" calcext:value-type="float">
            <text:p>85610</text:p>
          </table:table-cell>
          <table:table-cell office:value-type="float" office:value="81280" calcext:value-type="float">
            <text:p>81280</text:p>
          </table:table-cell>
          <table:table-cell office:value-type="float" office:value="85447" calcext:value-type="float">
            <text:p>85447</text:p>
          </table:table-cell>
          <table:table-cell office:value-type="float" office:value="78468" calcext:value-type="float">
            <text:p>78468</text:p>
          </table:table-cell>
          <table:table-cell office:value-type="float" office:value="83433" calcext:value-type="float">
            <text:p>83433</text:p>
          </table:table-cell>
          <table:table-cell office:value-type="float" office:value="88472" calcext:value-type="float">
            <text:p>88472</text:p>
          </table:table-cell>
          <table:table-cell office:value-type="float" office:value="87170" calcext:value-type="float">
            <text:p>87170</text:p>
          </table:table-cell>
          <table:table-cell office:value-type="float" office:value="82831" calcext:value-type="float">
            <text:p>82831</text:p>
          </table:table-cell>
          <table:table-cell office:value-type="float" office:value="80449" calcext:value-type="float">
            <text:p>80449</text:p>
          </table:table-cell>
          <table:table-cell office:value-type="float" office:value="96334" calcext:value-type="float">
            <text:p>96334</text:p>
          </table:table-cell>
          <table:table-cell office:value-type="float" office:value="76794" calcext:value-type="float">
            <text:p>76794</text:p>
          </table:table-cell>
          <table:table-cell office:value-type="float" office:value="81256" calcext:value-type="float">
            <text:p>81256</text:p>
          </table:table-cell>
          <table:table-cell office:value-type="float" office:value="81816" calcext:value-type="float">
            <text:p>81816</text:p>
          </table:table-cell>
          <table:table-cell office:value-type="float" office:value="82533" calcext:value-type="float">
            <text:p>82533</text:p>
          </table:table-cell>
          <table:table-cell office:value-type="float" office:value="86049" calcext:value-type="float">
            <text:p>86049</text:p>
          </table:table-cell>
          <table:table-cell office:value-type="float" office:value="81196" calcext:value-type="float">
            <text:p>81196</text:p>
          </table:table-cell>
          <table:table-cell office:value-type="float" office:value="79639" calcext:value-type="float">
            <text:p>79639</text:p>
          </table:table-cell>
          <table:table-cell office:value-type="float" office:value="81493" calcext:value-type="float">
            <text:p>81493</text:p>
          </table:table-cell>
          <table:table-cell office:value-type="float" office:value="85259" calcext:value-type="float">
            <text:p>85259</text:p>
          </table:table-cell>
          <table:table-cell office:value-type="float" office:value="82372" calcext:value-type="float">
            <text:p>82372</text:p>
          </table:table-cell>
          <table:table-cell office:value-type="float" office:value="80920" calcext:value-type="float">
            <text:p>80920</text:p>
          </table:table-cell>
          <table:table-cell office:value-type="float" office:value="87345" calcext:value-type="float">
            <text:p>87345</text:p>
          </table:table-cell>
        </table:table-row>
      </table:table>
      <table:table table:name="Hoja8" table:style-name="ta1">
        <table:shapes>
          <draw:frame draw:z-index="0" draw:style-name="gr1" draw:text-style-name="P1" svg:width="31.967cm" svg:height="12.802cm" svg:x="0.385cm" svg:y="12.192cm">
            <draw:object draw:notify-on-update-of-ranges="Hoja8.A1:Hoja8.A26 Hoja8.B1:Hoja8.B26 Hoja8.C1:Hoja8.C26 Hoja8.D1:Hoja8.D26 Hoja8.E1:Hoja8.E26 Hoja8.F1:Hoja8.F26 Hoja8.G1:Hoja8.G26 Hoja8.H1:Hoja8.H26 Hoja8.I1:Hoja8.I26 Hoja8.J1:Hoja8.J26 Hoja8.K1:Hoja8.K26 Hoja8.L1:Hoja8.L26 Hoja8.M1:Hoja8.M26 Hoja8.N1:Hoja8.N26 Hoja8.O1:Hoja8.O26 Hoja8.P1:Hoja8.P26 Hoja8.Q1:Hoja8.Q26 Hoja8.R1:Hoja8.R26 Hoja8.S1:Hoja8.S26 Hoja8.T1:Hoja8.T26 Hoja8.U1:Hoja8.U26 Hoja8.V1:Hoja8.V26 Hoja8.W1:Hoja8.W26 Hoja8.X1:Hoja8.X26 Hoja8.Y1:Hoja8.Y26 Hoja8.Z1:Hoja8.Z26 Hoja8.AA1:Hoja8.AA26 Hoja8.AB1:Hoja8.AB26 Hoja8.AC1:Hoja8.AC26 Hoja8.AD1:Hoja8.AD2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6" table:default-cell-style-name="Default"/>
        <table:table-row table:style-name="ro1">
          <table:table-cell office:value-type="float" office:value="58184" calcext:value-type="float">
            <text:p>58184</text:p>
          </table:table-cell>
          <table:table-cell office:value-type="float" office:value="60408" calcext:value-type="float">
            <text:p>60408</text:p>
          </table:table-cell>
          <table:table-cell office:value-type="float" office:value="57496" calcext:value-type="float">
            <text:p>57496</text:p>
          </table:table-cell>
          <table:table-cell office:value-type="float" office:value="63088" calcext:value-type="float">
            <text:p>63088</text:p>
          </table:table-cell>
          <table:table-cell office:value-type="float" office:value="52283" calcext:value-type="float">
            <text:p>52283</text:p>
          </table:table-cell>
          <table:table-cell office:value-type="float" office:value="60882" calcext:value-type="float">
            <text:p>60882</text:p>
          </table:table-cell>
          <table:table-cell office:value-type="float" office:value="55639" calcext:value-type="float">
            <text:p>55639</text:p>
          </table:table-cell>
          <table:table-cell office:value-type="float" office:value="63831" calcext:value-type="float">
            <text:p>63831</text:p>
          </table:table-cell>
          <table:table-cell office:value-type="float" office:value="57115" calcext:value-type="float">
            <text:p>57115</text:p>
          </table:table-cell>
          <table:table-cell office:value-type="float" office:value="53877" calcext:value-type="float">
            <text:p>53877</text:p>
          </table:table-cell>
          <table:table-cell office:value-type="float" office:value="55332" calcext:value-type="float">
            <text:p>55332</text:p>
          </table:table-cell>
          <table:table-cell office:value-type="float" office:value="55192" calcext:value-type="float">
            <text:p>55192</text:p>
          </table:table-cell>
          <table:table-cell office:value-type="float" office:value="56946" calcext:value-type="float">
            <text:p>56946</text:p>
          </table:table-cell>
          <table:table-cell office:value-type="float" office:value="55332" calcext:value-type="float">
            <text:p>55332</text:p>
          </table:table-cell>
          <table:table-cell office:value-type="float" office:value="56669" calcext:value-type="float">
            <text:p>56669</text:p>
          </table:table-cell>
          <table:table-cell office:value-type="float" office:value="57744" calcext:value-type="float">
            <text:p>57744</text:p>
          </table:table-cell>
          <table:table-cell office:value-type="float" office:value="54778" calcext:value-type="float">
            <text:p>54778</text:p>
          </table:table-cell>
          <table:table-cell office:value-type="float" office:value="53943" calcext:value-type="float">
            <text:p>53943</text:p>
          </table:table-cell>
          <table:table-cell office:value-type="float" office:value="58947" calcext:value-type="float">
            <text:p>58947</text:p>
          </table:table-cell>
          <table:table-cell office:value-type="float" office:value="56946" calcext:value-type="float">
            <text:p>56946</text:p>
          </table:table-cell>
          <table:table-cell office:value-type="float" office:value="54105" calcext:value-type="float">
            <text:p>54105</text:p>
          </table:table-cell>
          <table:table-cell office:value-type="float" office:value="55133" calcext:value-type="float">
            <text:p>55133</text:p>
          </table:table-cell>
          <table:table-cell office:value-type="float" office:value="52620" calcext:value-type="float">
            <text:p>52620</text:p>
          </table:table-cell>
          <table:table-cell office:value-type="float" office:value="61594" calcext:value-type="float">
            <text:p>61594</text:p>
          </table:table-cell>
          <table:table-cell office:value-type="float" office:value="63643" calcext:value-type="float">
            <text:p>63643</text:p>
          </table:table-cell>
          <table:table-cell office:value-type="float" office:value="51188" calcext:value-type="float">
            <text:p>51188</text:p>
          </table:table-cell>
          <table:table-cell office:value-type="float" office:value="53964" calcext:value-type="float">
            <text:p>53964</text:p>
          </table:table-cell>
          <table:table-cell office:value-type="float" office:value="62163" calcext:value-type="float">
            <text:p>62163</text:p>
          </table:table-cell>
          <table:table-cell office:value-type="float" office:value="60031" calcext:value-type="float">
            <text:p>60031</text:p>
          </table:table-cell>
          <table:table-cell office:value-type="float" office:value="61627" calcext:value-type="float">
            <text:p>61627</text:p>
          </table:table-cell>
        </table:table-row>
        <table:table-row table:style-name="ro1">
          <table:table-cell office:value-type="float" office:value="57088" calcext:value-type="float">
            <text:p>57088</text:p>
          </table:table-cell>
          <table:table-cell office:value-type="float" office:value="59950" calcext:value-type="float">
            <text:p>59950</text:p>
          </table:table-cell>
          <table:table-cell office:value-type="float" office:value="54311" calcext:value-type="float">
            <text:p>54311</text:p>
          </table:table-cell>
          <table:table-cell office:value-type="float" office:value="63088" calcext:value-type="float">
            <text:p>63088</text:p>
          </table:table-cell>
          <table:table-cell office:value-type="float" office:value="51517" calcext:value-type="float">
            <text:p>51517</text:p>
          </table:table-cell>
          <table:table-cell office:value-type="float" office:value="58184" calcext:value-type="float">
            <text:p>58184</text:p>
          </table:table-cell>
          <table:table-cell office:value-type="float" office:value="54877" calcext:value-type="float">
            <text:p>54877</text:p>
          </table:table-cell>
          <table:table-cell office:value-type="float" office:value="61148" calcext:value-type="float">
            <text:p>61148</text:p>
          </table:table-cell>
          <table:table-cell office:value-type="float" office:value="54638" calcext:value-type="float">
            <text:p>54638</text:p>
          </table:table-cell>
          <table:table-cell office:value-type="float" office:value="53877" calcext:value-type="float">
            <text:p>53877</text:p>
          </table:table-cell>
          <table:table-cell office:value-type="float" office:value="50207" calcext:value-type="float">
            <text:p>50207</text:p>
          </table:table-cell>
          <table:table-cell office:value-type="float" office:value="53899" calcext:value-type="float">
            <text:p>53899</text:p>
          </table:table-cell>
          <table:table-cell office:value-type="float" office:value="55128" calcext:value-type="float">
            <text:p>55128</text:p>
          </table:table-cell>
          <table:table-cell office:value-type="float" office:value="50207" calcext:value-type="float">
            <text:p>50207</text:p>
          </table:table-cell>
          <table:table-cell office:value-type="float" office:value="54704" calcext:value-type="float">
            <text:p>54704</text:p>
          </table:table-cell>
          <table:table-cell office:value-type="float" office:value="55665" calcext:value-type="float">
            <text:p>55665</text:p>
          </table:table-cell>
          <table:table-cell office:value-type="float" office:value="50836" calcext:value-type="float">
            <text:p>50836</text:p>
          </table:table-cell>
          <table:table-cell office:value-type="float" office:value="53850" calcext:value-type="float">
            <text:p>53850</text:p>
          </table:table-cell>
          <table:table-cell office:value-type="float" office:value="57753" calcext:value-type="float">
            <text:p>57753</text:p>
          </table:table-cell>
          <table:table-cell office:value-type="float" office:value="52549" calcext:value-type="float">
            <text:p>52549</text:p>
          </table:table-cell>
          <table:table-cell office:value-type="float" office:value="52357" calcext:value-type="float">
            <text:p>52357</text:p>
          </table:table-cell>
          <table:table-cell office:value-type="float" office:value="54575" calcext:value-type="float">
            <text:p>54575</text:p>
          </table:table-cell>
          <table:table-cell office:value-type="float" office:value="49479" calcext:value-type="float">
            <text:p>49479</text:p>
          </table:table-cell>
          <table:table-cell office:value-type="float" office:value="59570" calcext:value-type="float">
            <text:p>59570</text:p>
          </table:table-cell>
          <table:table-cell office:value-type="float" office:value="61617" calcext:value-type="float">
            <text:p>61617</text:p>
          </table:table-cell>
          <table:table-cell office:value-type="float" office:value="46612" calcext:value-type="float">
            <text:p>46612</text:p>
          </table:table-cell>
          <table:table-cell office:value-type="float" office:value="53964" calcext:value-type="float">
            <text:p>53964</text:p>
          </table:table-cell>
          <table:table-cell office:value-type="float" office:value="56775" calcext:value-type="float">
            <text:p>56775</text:p>
          </table:table-cell>
          <table:table-cell office:value-type="float" office:value="56146" calcext:value-type="float">
            <text:p>56146</text:p>
          </table:table-cell>
          <table:table-cell office:value-type="float" office:value="52006" calcext:value-type="float">
            <text:p>52006</text:p>
          </table:table-cell>
        </table:table-row>
        <table:table-row table:style-name="ro1">
          <table:table-cell office:value-type="float" office:value="56634" calcext:value-type="float">
            <text:p>56634</text:p>
          </table:table-cell>
          <table:table-cell office:value-type="float" office:value="54294" calcext:value-type="float">
            <text:p>54294</text:p>
          </table:table-cell>
          <table:table-cell office:value-type="float" office:value="53166" calcext:value-type="float">
            <text:p>53166</text:p>
          </table:table-cell>
          <table:table-cell office:value-type="float" office:value="61809" calcext:value-type="float">
            <text:p>61809</text:p>
          </table:table-cell>
          <table:table-cell office:value-type="float" office:value="48148" calcext:value-type="float">
            <text:p>48148</text:p>
          </table:table-cell>
          <table:table-cell office:value-type="float" office:value="54189" calcext:value-type="float">
            <text:p>54189</text:p>
          </table:table-cell>
          <table:table-cell office:value-type="float" office:value="54197" calcext:value-type="float">
            <text:p>54197</text:p>
          </table:table-cell>
          <table:table-cell office:value-type="float" office:value="57186" calcext:value-type="float">
            <text:p>57186</text:p>
          </table:table-cell>
          <table:table-cell office:value-type="float" office:value="54638" calcext:value-type="float">
            <text:p>54638</text:p>
          </table:table-cell>
          <table:table-cell office:value-type="float" office:value="53051" calcext:value-type="float">
            <text:p>53051</text:p>
          </table:table-cell>
          <table:table-cell office:value-type="float" office:value="48127" calcext:value-type="float">
            <text:p>48127</text:p>
          </table:table-cell>
          <table:table-cell office:value-type="float" office:value="53899" calcext:value-type="float">
            <text:p>53899</text:p>
          </table:table-cell>
          <table:table-cell office:value-type="float" office:value="55128" calcext:value-type="float">
            <text:p>55128</text:p>
          </table:table-cell>
          <table:table-cell office:value-type="float" office:value="48127" calcext:value-type="float">
            <text:p>48127</text:p>
          </table:table-cell>
          <table:table-cell office:value-type="float" office:value="54704" calcext:value-type="float">
            <text:p>54704</text:p>
          </table:table-cell>
          <table:table-cell office:value-type="float" office:value="53963" calcext:value-type="float">
            <text:p>53963</text:p>
          </table:table-cell>
          <table:table-cell office:value-type="float" office:value="49754" calcext:value-type="float">
            <text:p>49754</text:p>
          </table:table-cell>
          <table:table-cell office:value-type="float" office:value="53850" calcext:value-type="float">
            <text:p>53850</text:p>
          </table:table-cell>
          <table:table-cell office:value-type="float" office:value="57224" calcext:value-type="float">
            <text:p>57224</text:p>
          </table:table-cell>
          <table:table-cell office:value-type="float" office:value="52239" calcext:value-type="float">
            <text:p>52239</text:p>
          </table:table-cell>
          <table:table-cell office:value-type="float" office:value="52357" calcext:value-type="float">
            <text:p>52357</text:p>
          </table:table-cell>
          <table:table-cell office:value-type="float" office:value="54399" calcext:value-type="float">
            <text:p>54399</text:p>
          </table:table-cell>
          <table:table-cell office:value-type="float" office:value="49479" calcext:value-type="float">
            <text:p>49479</text:p>
          </table:table-cell>
          <table:table-cell office:value-type="float" office:value="58911" calcext:value-type="float">
            <text:p>58911</text:p>
          </table:table-cell>
          <table:table-cell office:value-type="float" office:value="59326" calcext:value-type="float">
            <text:p>59326</text:p>
          </table:table-cell>
          <table:table-cell office:value-type="float" office:value="46425" calcext:value-type="float">
            <text:p>46425</text:p>
          </table:table-cell>
          <table:table-cell office:value-type="float" office:value="53067" calcext:value-type="float">
            <text:p>53067</text:p>
          </table:table-cell>
          <table:table-cell office:value-type="float" office:value="55384" calcext:value-type="float">
            <text:p>55384</text:p>
          </table:table-cell>
          <table:table-cell office:value-type="float" office:value="53609" calcext:value-type="float">
            <text:p>53609</text:p>
          </table:table-cell>
          <table:table-cell office:value-type="float" office:value="52006" calcext:value-type="float">
            <text:p>52006</text:p>
          </table:table-cell>
        </table:table-row>
        <table:table-row table:style-name="ro1">
          <table:table-cell office:value-type="float" office:value="54107" calcext:value-type="float">
            <text:p>54107</text:p>
          </table:table-cell>
          <table:table-cell office:value-type="float" office:value="54294" calcext:value-type="float">
            <text:p>54294</text:p>
          </table:table-cell>
          <table:table-cell office:value-type="float" office:value="53166" calcext:value-type="float">
            <text:p>53166</text:p>
          </table:table-cell>
          <table:table-cell office:value-type="float" office:value="61809" calcext:value-type="float">
            <text:p>61809</text:p>
          </table:table-cell>
          <table:table-cell office:value-type="float" office:value="48148" calcext:value-type="float">
            <text:p>48148</text:p>
          </table:table-cell>
          <table:table-cell office:value-type="float" office:value="53128" calcext:value-type="float">
            <text:p>53128</text:p>
          </table:table-cell>
          <table:table-cell office:value-type="float" office:value="53284" calcext:value-type="float">
            <text:p>53284</text:p>
          </table:table-cell>
          <table:table-cell office:value-type="float" office:value="55617" calcext:value-type="float">
            <text:p>55617</text:p>
          </table:table-cell>
          <table:table-cell office:value-type="float" office:value="54168" calcext:value-type="float">
            <text:p>54168</text:p>
          </table:table-cell>
          <table:table-cell office:value-type="float" office:value="53051" calcext:value-type="float">
            <text:p>53051</text:p>
          </table:table-cell>
          <table:table-cell office:value-type="float" office:value="47923" calcext:value-type="float">
            <text:p>47923</text:p>
          </table:table-cell>
          <table:table-cell office:value-type="float" office:value="53545" calcext:value-type="float">
            <text:p>53545</text:p>
          </table:table-cell>
          <table:table-cell office:value-type="float" office:value="54240" calcext:value-type="float">
            <text:p>54240</text:p>
          </table:table-cell>
          <table:table-cell office:value-type="float" office:value="47923" calcext:value-type="float">
            <text:p>47923</text:p>
          </table:table-cell>
          <table:table-cell office:value-type="float" office:value="54704" calcext:value-type="float">
            <text:p>54704</text:p>
          </table:table-cell>
          <table:table-cell office:value-type="float" office:value="53963" calcext:value-type="float">
            <text:p>53963</text:p>
          </table:table-cell>
          <table:table-cell office:value-type="float" office:value="48377" calcext:value-type="float">
            <text:p>48377</text:p>
          </table:table-cell>
          <table:table-cell office:value-type="float" office:value="51839" calcext:value-type="float">
            <text:p>51839</text:p>
          </table:table-cell>
          <table:table-cell office:value-type="float" office:value="57224" calcext:value-type="float">
            <text:p>57224</text:p>
          </table:table-cell>
          <table:table-cell office:value-type="float" office:value="50246" calcext:value-type="float">
            <text:p>50246</text:p>
          </table:table-cell>
          <table:table-cell office:value-type="float" office:value="52357" calcext:value-type="float">
            <text:p>52357</text:p>
          </table:table-cell>
          <table:table-cell office:value-type="float" office:value="52962" calcext:value-type="float">
            <text:p>52962</text:p>
          </table:table-cell>
          <table:table-cell office:value-type="float" office:value="49479" calcext:value-type="float">
            <text:p>49479</text:p>
          </table:table-cell>
          <table:table-cell office:value-type="float" office:value="56505" calcext:value-type="float">
            <text:p>56505</text:p>
          </table:table-cell>
          <table:table-cell office:value-type="float" office:value="53255" calcext:value-type="float">
            <text:p>53255</text:p>
          </table:table-cell>
          <table:table-cell office:value-type="float" office:value="46425" calcext:value-type="float">
            <text:p>46425</text:p>
          </table:table-cell>
          <table:table-cell office:value-type="float" office:value="52265" calcext:value-type="float">
            <text:p>52265</text:p>
          </table:table-cell>
          <table:table-cell office:value-type="float" office:value="54055" calcext:value-type="float">
            <text:p>54055</text:p>
          </table:table-cell>
          <table:table-cell office:value-type="float" office:value="53128" calcext:value-type="float">
            <text:p>53128</text:p>
          </table:table-cell>
          <table:table-cell office:value-type="float" office:value="52006" calcext:value-type="float">
            <text:p>52006</text:p>
          </table:table-cell>
        </table:table-row>
        <table:table-row table:style-name="ro1">
          <table:table-cell office:value-type="float" office:value="54107" calcext:value-type="float">
            <text:p>54107</text:p>
          </table:table-cell>
          <table:table-cell office:value-type="float" office:value="54294" calcext:value-type="float">
            <text:p>54294</text:p>
          </table:table-cell>
          <table:table-cell office:value-type="float" office:value="50626" calcext:value-type="float">
            <text:p>50626</text:p>
          </table:table-cell>
          <table:table-cell office:value-type="float" office:value="61809" calcext:value-type="float">
            <text:p>61809</text:p>
          </table:table-cell>
          <table:table-cell office:value-type="float" office:value="48148" calcext:value-type="float">
            <text:p>48148</text:p>
          </table:table-cell>
          <table:table-cell office:value-type="float" office:value="53128" calcext:value-type="float">
            <text:p>53128</text:p>
          </table:table-cell>
          <table:table-cell office:value-type="float" office:value="52841" calcext:value-type="float">
            <text:p>52841</text:p>
          </table:table-cell>
          <table:table-cell office:value-type="float" office:value="50769" calcext:value-type="float">
            <text:p>50769</text:p>
          </table:table-cell>
          <table:table-cell office:value-type="float" office:value="54168" calcext:value-type="float">
            <text:p>54168</text:p>
          </table:table-cell>
          <table:table-cell office:value-type="float" office:value="53051" calcext:value-type="float">
            <text:p>53051</text:p>
          </table:table-cell>
          <table:table-cell office:value-type="float" office:value="47923" calcext:value-type="float">
            <text:p>47923</text:p>
          </table:table-cell>
          <table:table-cell office:value-type="float" office:value="52357" calcext:value-type="float">
            <text:p>52357</text:p>
          </table:table-cell>
          <table:table-cell office:value-type="float" office:value="53531" calcext:value-type="float">
            <text:p>53531</text:p>
          </table:table-cell>
          <table:table-cell office:value-type="float" office:value="47923" calcext:value-type="float">
            <text:p>47923</text:p>
          </table:table-cell>
          <table:table-cell office:value-type="float" office:value="54704" calcext:value-type="float">
            <text:p>54704</text:p>
          </table:table-cell>
          <table:table-cell office:value-type="float" office:value="53963" calcext:value-type="float">
            <text:p>53963</text:p>
          </table:table-cell>
          <table:table-cell office:value-type="float" office:value="48112" calcext:value-type="float">
            <text:p>48112</text:p>
          </table:table-cell>
          <table:table-cell office:value-type="float" office:value="50200" calcext:value-type="float">
            <text:p>50200</text:p>
          </table:table-cell>
          <table:table-cell office:value-type="float" office:value="57224" calcext:value-type="float">
            <text:p>57224</text:p>
          </table:table-cell>
          <table:table-cell office:value-type="float" office:value="48385" calcext:value-type="float">
            <text:p>48385</text:p>
          </table:table-cell>
          <table:table-cell office:value-type="float" office:value="52357" calcext:value-type="float">
            <text:p>52357</text:p>
          </table:table-cell>
          <table:table-cell office:value-type="float" office:value="49180" calcext:value-type="float">
            <text:p>49180</text:p>
          </table:table-cell>
          <table:table-cell office:value-type="float" office:value="49479" calcext:value-type="float">
            <text:p>49479</text:p>
          </table:table-cell>
          <table:table-cell office:value-type="float" office:value="55174" calcext:value-type="float">
            <text:p>55174</text:p>
          </table:table-cell>
          <table:table-cell office:value-type="float" office:value="53255" calcext:value-type="float">
            <text:p>53255</text:p>
          </table:table-cell>
          <table:table-cell office:value-type="float" office:value="46425" calcext:value-type="float">
            <text:p>46425</text:p>
          </table:table-cell>
          <table:table-cell office:value-type="float" office:value="52074" calcext:value-type="float">
            <text:p>52074</text:p>
          </table:table-cell>
          <table:table-cell office:value-type="float" office:value="54055" calcext:value-type="float">
            <text:p>54055</text:p>
          </table:table-cell>
          <table:table-cell office:value-type="float" office:value="53128" calcext:value-type="float">
            <text:p>53128</text:p>
          </table:table-cell>
          <table:table-cell office:value-type="float" office:value="52006" calcext:value-type="float">
            <text:p>52006</text:p>
          </table:table-cell>
        </table:table-row>
        <table:table-row table:style-name="ro1">
          <table:table-cell office:value-type="float" office:value="53973" calcext:value-type="float">
            <text:p>53973</text:p>
          </table:table-cell>
          <table:table-cell office:value-type="float" office:value="54294" calcext:value-type="float">
            <text:p>54294</text:p>
          </table:table-cell>
          <table:table-cell office:value-type="float" office:value="50626" calcext:value-type="float">
            <text:p>50626</text:p>
          </table:table-cell>
          <table:table-cell office:value-type="float" office:value="61809" calcext:value-type="float">
            <text:p>61809</text:p>
          </table:table-cell>
          <table:table-cell office:value-type="float" office:value="48148" calcext:value-type="float">
            <text:p>48148</text:p>
          </table:table-cell>
          <table:table-cell office:value-type="float" office:value="53128" calcext:value-type="float">
            <text:p>53128</text:p>
          </table:table-cell>
          <table:table-cell office:value-type="float" office:value="52543" calcext:value-type="float">
            <text:p>52543</text:p>
          </table:table-cell>
          <table:table-cell office:value-type="float" office:value="50769" calcext:value-type="float">
            <text:p>50769</text:p>
          </table:table-cell>
          <table:table-cell office:value-type="float" office:value="54168" calcext:value-type="float">
            <text:p>54168</text:p>
          </table:table-cell>
          <table:table-cell office:value-type="float" office:value="50632" calcext:value-type="float">
            <text:p>50632</text:p>
          </table:table-cell>
          <table:table-cell office:value-type="float" office:value="47923" calcext:value-type="float">
            <text:p>47923</text:p>
          </table:table-cell>
          <table:table-cell office:value-type="float" office:value="51520" calcext:value-type="float">
            <text:p>51520</text:p>
          </table:table-cell>
          <table:table-cell office:value-type="float" office:value="52112" calcext:value-type="float">
            <text:p>52112</text:p>
          </table:table-cell>
          <table:table-cell office:value-type="float" office:value="47923" calcext:value-type="float">
            <text:p>47923</text:p>
          </table:table-cell>
          <table:table-cell office:value-type="float" office:value="54704" calcext:value-type="float">
            <text:p>54704</text:p>
          </table:table-cell>
          <table:table-cell office:value-type="float" office:value="53963" calcext:value-type="float">
            <text:p>53963</text:p>
          </table:table-cell>
          <table:table-cell office:value-type="float" office:value="46974" calcext:value-type="float">
            <text:p>46974</text:p>
          </table:table-cell>
          <table:table-cell office:value-type="float" office:value="49188" calcext:value-type="float">
            <text:p>49188</text:p>
          </table:table-cell>
          <table:table-cell office:value-type="float" office:value="57224" calcext:value-type="float">
            <text:p>57224</text:p>
          </table:table-cell>
          <table:table-cell office:value-type="float" office:value="48385" calcext:value-type="float">
            <text:p>48385</text:p>
          </table:table-cell>
          <table:table-cell office:value-type="float" office:value="52357" calcext:value-type="float">
            <text:p>52357</text:p>
          </table:table-cell>
          <table:table-cell office:value-type="float" office:value="49180" calcext:value-type="float">
            <text:p>49180</text:p>
          </table:table-cell>
          <table:table-cell office:value-type="float" office:value="49479" calcext:value-type="float">
            <text:p>49479</text:p>
          </table:table-cell>
          <table:table-cell office:value-type="float" office:value="55174" calcext:value-type="float">
            <text:p>55174</text:p>
          </table:table-cell>
          <table:table-cell office:value-type="float" office:value="53255" calcext:value-type="float">
            <text:p>53255</text:p>
          </table:table-cell>
          <table:table-cell office:value-type="float" office:value="46425" calcext:value-type="float">
            <text:p>46425</text:p>
          </table:table-cell>
          <table:table-cell office:value-type="float" office:value="51409" calcext:value-type="float">
            <text:p>51409</text:p>
          </table:table-cell>
          <table:table-cell office:value-type="float" office:value="54055" calcext:value-type="float">
            <text:p>54055</text:p>
          </table:table-cell>
          <table:table-cell office:value-type="float" office:value="53128" calcext:value-type="float">
            <text:p>53128</text:p>
          </table:table-cell>
          <table:table-cell office:value-type="float" office:value="52006" calcext:value-type="float">
            <text:p>52006</text:p>
          </table:table-cell>
        </table:table-row>
        <table:table-row table:style-name="ro1">
          <table:table-cell office:value-type="float" office:value="53643" calcext:value-type="float">
            <text:p>53643</text:p>
          </table:table-cell>
          <table:table-cell office:value-type="float" office:value="54294" calcext:value-type="float">
            <text:p>54294</text:p>
          </table:table-cell>
          <table:table-cell office:value-type="float" office:value="49992" calcext:value-type="float">
            <text:p>49992</text:p>
          </table:table-cell>
          <table:table-cell office:value-type="float" office:value="61131" calcext:value-type="float">
            <text:p>61131</text:p>
          </table:table-cell>
          <table:table-cell office:value-type="float" office:value="48148" calcext:value-type="float">
            <text:p>48148</text:p>
          </table:table-cell>
          <table:table-cell office:value-type="float" office:value="53128" calcext:value-type="float">
            <text:p>53128</text:p>
          </table:table-cell>
          <table:table-cell office:value-type="float" office:value="52543" calcext:value-type="float">
            <text:p>52543</text:p>
          </table:table-cell>
          <table:table-cell office:value-type="float" office:value="50621" calcext:value-type="float">
            <text:p>50621</text:p>
          </table:table-cell>
          <table:table-cell office:value-type="float" office:value="52802" calcext:value-type="float">
            <text:p>52802</text:p>
          </table:table-cell>
          <table:table-cell office:value-type="float" office:value="50632" calcext:value-type="float">
            <text:p>50632</text:p>
          </table:table-cell>
          <table:table-cell office:value-type="float" office:value="47923" calcext:value-type="float">
            <text:p>47923</text:p>
          </table:table-cell>
          <table:table-cell office:value-type="float" office:value="48948" calcext:value-type="float">
            <text:p>48948</text:p>
          </table:table-cell>
          <table:table-cell office:value-type="float" office:value="51382" calcext:value-type="float">
            <text:p>51382</text:p>
          </table:table-cell>
          <table:table-cell office:value-type="float" office:value="47923" calcext:value-type="float">
            <text:p>47923</text:p>
          </table:table-cell>
          <table:table-cell office:value-type="float" office:value="54704" calcext:value-type="float">
            <text:p>54704</text:p>
          </table:table-cell>
          <table:table-cell office:value-type="float" office:value="53963" calcext:value-type="float">
            <text:p>53963</text:p>
          </table:table-cell>
          <table:table-cell office:value-type="float" office:value="46974" calcext:value-type="float">
            <text:p>46974</text:p>
          </table:table-cell>
          <table:table-cell office:value-type="float" office:value="48482" calcext:value-type="float">
            <text:p>48482</text:p>
          </table:table-cell>
          <table:table-cell office:value-type="float" office:value="55636" calcext:value-type="float">
            <text:p>55636</text:p>
          </table:table-cell>
          <table:table-cell office:value-type="float" office:value="48385" calcext:value-type="float">
            <text:p>48385</text:p>
          </table:table-cell>
          <table:table-cell office:value-type="float" office:value="50731" calcext:value-type="float">
            <text:p>50731</text:p>
          </table:table-cell>
          <table:table-cell office:value-type="float" office:value="49180" calcext:value-type="float">
            <text:p>49180</text:p>
          </table:table-cell>
          <table:table-cell office:value-type="float" office:value="49479" calcext:value-type="float">
            <text:p>49479</text:p>
          </table:table-cell>
          <table:table-cell office:value-type="float" office:value="53679" calcext:value-type="float">
            <text:p>53679</text:p>
          </table:table-cell>
          <table:table-cell office:value-type="float" office:value="53255" calcext:value-type="float">
            <text:p>53255</text:p>
          </table:table-cell>
          <table:table-cell office:value-type="float" office:value="46425" calcext:value-type="float">
            <text:p>46425</text:p>
          </table:table-cell>
          <table:table-cell office:value-type="float" office:value="48501" calcext:value-type="float">
            <text:p>48501</text:p>
          </table:table-cell>
          <table:table-cell office:value-type="float" office:value="54055" calcext:value-type="float">
            <text:p>54055</text:p>
          </table:table-cell>
          <table:table-cell office:value-type="float" office:value="53128" calcext:value-type="float">
            <text:p>53128</text:p>
          </table:table-cell>
          <table:table-cell office:value-type="float" office:value="52006" calcext:value-type="float">
            <text:p>52006</text:p>
          </table:table-cell>
        </table:table-row>
        <table:table-row table:style-name="ro1">
          <table:table-cell office:value-type="float" office:value="53643" calcext:value-type="float">
            <text:p>53643</text:p>
          </table:table-cell>
          <table:table-cell office:value-type="float" office:value="54294" calcext:value-type="float">
            <text:p>54294</text:p>
          </table:table-cell>
          <table:table-cell office:value-type="float" office:value="49992" calcext:value-type="float">
            <text:p>49992</text:p>
          </table:table-cell>
          <table:table-cell office:value-type="float" office:value="59074" calcext:value-type="float">
            <text:p>59074</text:p>
          </table:table-cell>
          <table:table-cell office:value-type="float" office:value="48148" calcext:value-type="float">
            <text:p>48148</text:p>
          </table:table-cell>
          <table:table-cell office:value-type="float" office:value="53128" calcext:value-type="float">
            <text:p>53128</text:p>
          </table:table-cell>
          <table:table-cell office:value-type="float" office:value="51667" calcext:value-type="float">
            <text:p>51667</text:p>
          </table:table-cell>
          <table:table-cell office:value-type="float" office:value="50621" calcext:value-type="float">
            <text:p>50621</text:p>
          </table:table-cell>
          <table:table-cell office:value-type="float" office:value="52528" calcext:value-type="float">
            <text:p>52528</text:p>
          </table:table-cell>
          <table:table-cell office:value-type="float" office:value="50632" calcext:value-type="float">
            <text:p>50632</text:p>
          </table:table-cell>
          <table:table-cell office:value-type="float" office:value="47565" calcext:value-type="float">
            <text:p>47565</text:p>
          </table:table-cell>
          <table:table-cell office:value-type="float" office:value="48594" calcext:value-type="float">
            <text:p>48594</text:p>
          </table:table-cell>
          <table:table-cell office:value-type="float" office:value="51382" calcext:value-type="float">
            <text:p>51382</text:p>
          </table:table-cell>
          <table:table-cell office:value-type="float" office:value="47565" calcext:value-type="float">
            <text:p>47565</text:p>
          </table:table-cell>
          <table:table-cell office:value-type="float" office:value="54704" calcext:value-type="float">
            <text:p>54704</text:p>
          </table:table-cell>
          <table:table-cell office:value-type="float" office:value="53963" calcext:value-type="float">
            <text:p>53963</text:p>
          </table:table-cell>
          <table:table-cell office:value-type="float" office:value="46974" calcext:value-type="float">
            <text:p>46974</text:p>
          </table:table-cell>
          <table:table-cell office:value-type="float" office:value="45802" calcext:value-type="float">
            <text:p>45802</text:p>
          </table:table-cell>
          <table:table-cell office:value-type="float" office:value="55636" calcext:value-type="float">
            <text:p>55636</text:p>
          </table:table-cell>
          <table:table-cell office:value-type="float" office:value="48385" calcext:value-type="float">
            <text:p>48385</text:p>
          </table:table-cell>
          <table:table-cell office:value-type="float" office:value="50731" calcext:value-type="float">
            <text:p>50731</text:p>
          </table:table-cell>
          <table:table-cell office:value-type="float" office:value="49180" calcext:value-type="float">
            <text:p>49180</text:p>
          </table:table-cell>
          <table:table-cell office:value-type="float" office:value="49479" calcext:value-type="float">
            <text:p>49479</text:p>
          </table:table-cell>
          <table:table-cell office:value-type="float" office:value="53346" calcext:value-type="float">
            <text:p>53346</text:p>
          </table:table-cell>
          <table:table-cell office:value-type="float" office:value="53255" calcext:value-type="float">
            <text:p>53255</text:p>
          </table:table-cell>
          <table:table-cell office:value-type="float" office:value="46425" calcext:value-type="float">
            <text:p>46425</text:p>
          </table:table-cell>
          <table:table-cell office:value-type="float" office:value="46046" calcext:value-type="float">
            <text:p>46046</text:p>
          </table:table-cell>
          <table:table-cell office:value-type="float" office:value="54055" calcext:value-type="float">
            <text:p>54055</text:p>
          </table:table-cell>
          <table:table-cell office:value-type="float" office:value="53128" calcext:value-type="float">
            <text:p>53128</text:p>
          </table:table-cell>
          <table:table-cell office:value-type="float" office:value="52006" calcext:value-type="float">
            <text:p>52006</text:p>
          </table:table-cell>
        </table:table-row>
        <table:table-row table:style-name="ro1">
          <table:table-cell office:value-type="float" office:value="53643" calcext:value-type="float">
            <text:p>53643</text:p>
          </table:table-cell>
          <table:table-cell office:value-type="float" office:value="54294" calcext:value-type="float">
            <text:p>54294</text:p>
          </table:table-cell>
          <table:table-cell office:value-type="float" office:value="47770" calcext:value-type="float">
            <text:p>47770</text:p>
          </table:table-cell>
          <table:table-cell office:value-type="float" office:value="59074" calcext:value-type="float">
            <text:p>59074</text:p>
          </table:table-cell>
          <table:table-cell office:value-type="float" office:value="48148" calcext:value-type="float">
            <text:p>48148</text:p>
          </table:table-cell>
          <table:table-cell office:value-type="float" office:value="53128" calcext:value-type="float">
            <text:p>53128</text:p>
          </table:table-cell>
          <table:table-cell office:value-type="float" office:value="50790" calcext:value-type="float">
            <text:p>50790</text:p>
          </table:table-cell>
          <table:table-cell office:value-type="float" office:value="50621" calcext:value-type="float">
            <text:p>50621</text:p>
          </table:table-cell>
          <table:table-cell office:value-type="float" office:value="49940" calcext:value-type="float">
            <text:p>49940</text:p>
          </table:table-cell>
          <table:table-cell office:value-type="float" office:value="49275" calcext:value-type="float">
            <text:p>49275</text:p>
          </table:table-cell>
          <table:table-cell office:value-type="float" office:value="47565" calcext:value-type="float">
            <text:p>47565</text:p>
          </table:table-cell>
          <table:table-cell office:value-type="float" office:value="48594" calcext:value-type="float">
            <text:p>48594</text:p>
          </table:table-cell>
          <table:table-cell office:value-type="float" office:value="48021" calcext:value-type="float">
            <text:p>48021</text:p>
          </table:table-cell>
          <table:table-cell office:value-type="float" office:value="47565" calcext:value-type="float">
            <text:p>47565</text:p>
          </table:table-cell>
          <table:table-cell office:value-type="float" office:value="54704" calcext:value-type="float">
            <text:p>54704</text:p>
          </table:table-cell>
          <table:table-cell office:value-type="float" office:value="53963" calcext:value-type="float">
            <text:p>53963</text:p>
          </table:table-cell>
          <table:table-cell office:value-type="float" office:value="46974" calcext:value-type="float">
            <text:p>46974</text:p>
          </table:table-cell>
          <table:table-cell office:value-type="float" office:value="45802" calcext:value-type="float">
            <text:p>45802</text:p>
          </table:table-cell>
          <table:table-cell office:value-type="float" office:value="55636" calcext:value-type="float">
            <text:p>55636</text:p>
          </table:table-cell>
          <table:table-cell office:value-type="float" office:value="48385" calcext:value-type="float">
            <text:p>48385</text:p>
          </table:table-cell>
          <table:table-cell office:value-type="float" office:value="50731" calcext:value-type="float">
            <text:p>50731</text:p>
          </table:table-cell>
          <table:table-cell office:value-type="float" office:value="49180" calcext:value-type="float">
            <text:p>49180</text:p>
          </table:table-cell>
          <table:table-cell office:value-type="float" office:value="49479" calcext:value-type="float">
            <text:p>49479</text:p>
          </table:table-cell>
          <table:table-cell office:value-type="float" office:value="53346" calcext:value-type="float">
            <text:p>53346</text:p>
          </table:table-cell>
          <table:table-cell office:value-type="float" office:value="53255" calcext:value-type="float">
            <text:p>53255</text:p>
          </table:table-cell>
          <table:table-cell office:value-type="float" office:value="46425" calcext:value-type="float">
            <text:p>46425</text:p>
          </table:table-cell>
          <table:table-cell office:value-type="float" office:value="43828" calcext:value-type="float">
            <text:p>43828</text:p>
          </table:table-cell>
          <table:table-cell office:value-type="float" office:value="54055" calcext:value-type="float">
            <text:p>54055</text:p>
          </table:table-cell>
          <table:table-cell office:value-type="float" office:value="53128" calcext:value-type="float">
            <text:p>53128</text:p>
          </table:table-cell>
          <table:table-cell office:value-type="float" office:value="52006" calcext:value-type="float">
            <text:p>52006</text:p>
          </table:table-cell>
        </table:table-row>
        <table:table-row table:style-name="ro1">
          <table:table-cell office:value-type="float" office:value="51817" calcext:value-type="float">
            <text:p>51817</text:p>
          </table:table-cell>
          <table:table-cell office:value-type="float" office:value="54294" calcext:value-type="float">
            <text:p>54294</text:p>
          </table:table-cell>
          <table:table-cell office:value-type="float" office:value="47770" calcext:value-type="float">
            <text:p>47770</text:p>
          </table:table-cell>
          <table:table-cell office:value-type="float" office:value="58576" calcext:value-type="float">
            <text:p>58576</text:p>
          </table:table-cell>
          <table:table-cell office:value-type="float" office:value="48148" calcext:value-type="float">
            <text:p>48148</text:p>
          </table:table-cell>
          <table:table-cell office:value-type="float" office:value="53128" calcext:value-type="float">
            <text:p>53128</text:p>
          </table:table-cell>
          <table:table-cell office:value-type="float" office:value="50790" calcext:value-type="float">
            <text:p>50790</text:p>
          </table:table-cell>
          <table:table-cell office:value-type="float" office:value="50621" calcext:value-type="float">
            <text:p>50621</text:p>
          </table:table-cell>
          <table:table-cell office:value-type="float" office:value="49194" calcext:value-type="float">
            <text:p>49194</text:p>
          </table:table-cell>
          <table:table-cell office:value-type="float" office:value="49275" calcext:value-type="float">
            <text:p>49275</text:p>
          </table:table-cell>
          <table:table-cell office:value-type="float" office:value="46964" calcext:value-type="float">
            <text:p>46964</text:p>
          </table:table-cell>
          <table:table-cell office:value-type="float" office:value="48594" calcext:value-type="float">
            <text:p>48594</text:p>
          </table:table-cell>
          <table:table-cell office:value-type="float" office:value="48021" calcext:value-type="float">
            <text:p>48021</text:p>
          </table:table-cell>
          <table:table-cell office:value-type="float" office:value="46964" calcext:value-type="float">
            <text:p>46964</text:p>
          </table:table-cell>
          <table:table-cell office:value-type="float" office:value="54704" calcext:value-type="float">
            <text:p>54704</text:p>
          </table:table-cell>
          <table:table-cell office:value-type="float" office:value="53963" calcext:value-type="float">
            <text:p>53963</text:p>
          </table:table-cell>
          <table:table-cell office:value-type="float" office:value="46974" calcext:value-type="float">
            <text:p>46974</text:p>
          </table:table-cell>
          <table:table-cell office:value-type="float" office:value="44932" calcext:value-type="float">
            <text:p>44932</text:p>
          </table:table-cell>
          <table:table-cell office:value-type="float" office:value="55636" calcext:value-type="float">
            <text:p>55636</text:p>
          </table:table-cell>
          <table:table-cell office:value-type="float" office:value="48385" calcext:value-type="float">
            <text:p>48385</text:p>
          </table:table-cell>
          <table:table-cell office:value-type="float" office:value="50731" calcext:value-type="float">
            <text:p>50731</text:p>
          </table:table-cell>
          <table:table-cell office:value-type="float" office:value="49180" calcext:value-type="float">
            <text:p>49180</text:p>
          </table:table-cell>
          <table:table-cell office:value-type="float" office:value="49479" calcext:value-type="float">
            <text:p>49479</text:p>
          </table:table-cell>
          <table:table-cell office:value-type="float" office:value="53346" calcext:value-type="float">
            <text:p>53346</text:p>
          </table:table-cell>
          <table:table-cell office:value-type="float" office:value="53255" calcext:value-type="float">
            <text:p>53255</text:p>
          </table:table-cell>
          <table:table-cell office:value-type="float" office:value="46425" calcext:value-type="float">
            <text:p>46425</text:p>
          </table:table-cell>
          <table:table-cell office:value-type="float" office:value="43828" calcext:value-type="float">
            <text:p>43828</text:p>
          </table:table-cell>
          <table:table-cell office:value-type="float" office:value="51524" calcext:value-type="float">
            <text:p>51524</text:p>
          </table:table-cell>
          <table:table-cell office:value-type="float" office:value="50259" calcext:value-type="float">
            <text:p>50259</text:p>
          </table:table-cell>
          <table:table-cell office:value-type="float" office:value="50425" calcext:value-type="float">
            <text:p>50425</text:p>
          </table:table-cell>
        </table:table-row>
        <table:table-row table:style-name="ro1">
          <table:table-cell office:value-type="float" office:value="51669" calcext:value-type="float">
            <text:p>51669</text:p>
          </table:table-cell>
          <table:table-cell office:value-type="float" office:value="54247" calcext:value-type="float">
            <text:p>54247</text:p>
          </table:table-cell>
          <table:table-cell office:value-type="float" office:value="47770" calcext:value-type="float">
            <text:p>47770</text:p>
          </table:table-cell>
          <table:table-cell office:value-type="float" office:value="55320" calcext:value-type="float">
            <text:p>55320</text:p>
          </table:table-cell>
          <table:table-cell office:value-type="float" office:value="48148" calcext:value-type="float">
            <text:p>48148</text:p>
          </table:table-cell>
          <table:table-cell office:value-type="float" office:value="50259" calcext:value-type="float">
            <text:p>50259</text:p>
          </table:table-cell>
          <table:table-cell office:value-type="float" office:value="50790" calcext:value-type="float">
            <text:p>50790</text:p>
          </table:table-cell>
          <table:table-cell office:value-type="float" office:value="50621" calcext:value-type="float">
            <text:p>50621</text:p>
          </table:table-cell>
          <table:table-cell office:value-type="float" office:value="49194" calcext:value-type="float">
            <text:p>49194</text:p>
          </table:table-cell>
          <table:table-cell office:value-type="float" office:value="49275" calcext:value-type="float">
            <text:p>49275</text:p>
          </table:table-cell>
          <table:table-cell office:value-type="float" office:value="46964" calcext:value-type="float">
            <text:p>46964</text:p>
          </table:table-cell>
          <table:table-cell office:value-type="float" office:value="48594" calcext:value-type="float">
            <text:p>48594</text:p>
          </table:table-cell>
          <table:table-cell office:value-type="float" office:value="48021" calcext:value-type="float">
            <text:p>48021</text:p>
          </table:table-cell>
          <table:table-cell office:value-type="float" office:value="46964" calcext:value-type="float">
            <text:p>46964</text:p>
          </table:table-cell>
          <table:table-cell office:value-type="float" office:value="54387" calcext:value-type="float">
            <text:p>54387</text:p>
          </table:table-cell>
          <table:table-cell office:value-type="float" office:value="53963" calcext:value-type="float">
            <text:p>53963</text:p>
          </table:table-cell>
          <table:table-cell office:value-type="float" office:value="46643" calcext:value-type="float">
            <text:p>46643</text:p>
          </table:table-cell>
          <table:table-cell office:value-type="float" office:value="44932" calcext:value-type="float">
            <text:p>44932</text:p>
          </table:table-cell>
          <table:table-cell office:value-type="float" office:value="53557" calcext:value-type="float">
            <text:p>53557</text:p>
          </table:table-cell>
          <table:table-cell office:value-type="float" office:value="48385" calcext:value-type="float">
            <text:p>48385</text:p>
          </table:table-cell>
          <table:table-cell office:value-type="float" office:value="47694" calcext:value-type="float">
            <text:p>47694</text:p>
          </table:table-cell>
          <table:table-cell office:value-type="float" office:value="48491" calcext:value-type="float">
            <text:p>48491</text:p>
          </table:table-cell>
          <table:table-cell office:value-type="float" office:value="49479" calcext:value-type="float">
            <text:p>49479</text:p>
          </table:table-cell>
          <table:table-cell office:value-type="float" office:value="53346" calcext:value-type="float">
            <text:p>53346</text:p>
          </table:table-cell>
          <table:table-cell office:value-type="float" office:value="53255" calcext:value-type="float">
            <text:p>53255</text:p>
          </table:table-cell>
          <table:table-cell office:value-type="float" office:value="46425" calcext:value-type="float">
            <text:p>46425</text:p>
          </table:table-cell>
          <table:table-cell office:value-type="float" office:value="43828" calcext:value-type="float">
            <text:p>43828</text:p>
          </table:table-cell>
          <table:table-cell office:value-type="float" office:value="48845" calcext:value-type="float">
            <text:p>48845</text:p>
          </table:table-cell>
          <table:table-cell office:value-type="float" office:value="50236" calcext:value-type="float">
            <text:p>50236</text:p>
          </table:table-cell>
          <table:table-cell office:value-type="float" office:value="50194" calcext:value-type="float">
            <text:p>50194</text:p>
          </table:table-cell>
        </table:table-row>
        <table:table-row table:style-name="ro1">
          <table:table-cell office:value-type="float" office:value="51669" calcext:value-type="float">
            <text:p>51669</text:p>
          </table:table-cell>
          <table:table-cell office:value-type="float" office:value="50746" calcext:value-type="float">
            <text:p>50746</text:p>
          </table:table-cell>
          <table:table-cell office:value-type="float" office:value="47770" calcext:value-type="float">
            <text:p>47770</text:p>
          </table:table-cell>
          <table:table-cell office:value-type="float" office:value="55320" calcext:value-type="float">
            <text:p>55320</text:p>
          </table:table-cell>
          <table:table-cell office:value-type="float" office:value="47488" calcext:value-type="float">
            <text:p>47488</text:p>
          </table:table-cell>
          <table:table-cell office:value-type="float" office:value="50236" calcext:value-type="float">
            <text:p>50236</text:p>
          </table:table-cell>
          <table:table-cell office:value-type="float" office:value="49129" calcext:value-type="float">
            <text:p>49129</text:p>
          </table:table-cell>
          <table:table-cell office:value-type="float" office:value="49140" calcext:value-type="float">
            <text:p>49140</text:p>
          </table:table-cell>
          <table:table-cell office:value-type="float" office:value="49194" calcext:value-type="float">
            <text:p>49194</text:p>
          </table:table-cell>
          <table:table-cell office:value-type="float" office:value="49273" calcext:value-type="float">
            <text:p>49273</text:p>
          </table:table-cell>
          <table:table-cell office:value-type="float" office:value="46964" calcext:value-type="float">
            <text:p>46964</text:p>
          </table:table-cell>
          <table:table-cell office:value-type="float" office:value="48594" calcext:value-type="float">
            <text:p>48594</text:p>
          </table:table-cell>
          <table:table-cell office:value-type="float" office:value="48021" calcext:value-type="float">
            <text:p>48021</text:p>
          </table:table-cell>
          <table:table-cell office:value-type="float" office:value="46964" calcext:value-type="float">
            <text:p>46964</text:p>
          </table:table-cell>
          <table:table-cell office:value-type="float" office:value="53143" calcext:value-type="float">
            <text:p>53143</text:p>
          </table:table-cell>
          <table:table-cell office:value-type="float" office:value="53434" calcext:value-type="float">
            <text:p>53434</text:p>
          </table:table-cell>
          <table:table-cell office:value-type="float" office:value="45505" calcext:value-type="float">
            <text:p>45505</text:p>
          </table:table-cell>
          <table:table-cell office:value-type="float" office:value="44932" calcext:value-type="float">
            <text:p>44932</text:p>
          </table:table-cell>
          <table:table-cell office:value-type="float" office:value="50668" calcext:value-type="float">
            <text:p>50668</text:p>
          </table:table-cell>
          <table:table-cell office:value-type="float" office:value="48385" calcext:value-type="float">
            <text:p>48385</text:p>
          </table:table-cell>
          <table:table-cell office:value-type="float" office:value="46196" calcext:value-type="float">
            <text:p>46196</text:p>
          </table:table-cell>
          <table:table-cell office:value-type="float" office:value="48491" calcext:value-type="float">
            <text:p>48491</text:p>
          </table:table-cell>
          <table:table-cell office:value-type="float" office:value="49479" calcext:value-type="float">
            <text:p>49479</text:p>
          </table:table-cell>
          <table:table-cell office:value-type="float" office:value="53346" calcext:value-type="float">
            <text:p>53346</text:p>
          </table:table-cell>
          <table:table-cell office:value-type="float" office:value="53255" calcext:value-type="float">
            <text:p>53255</text:p>
          </table:table-cell>
          <table:table-cell office:value-type="float" office:value="46425" calcext:value-type="float">
            <text:p>46425</text:p>
          </table:table-cell>
          <table:table-cell office:value-type="float" office:value="43828" calcext:value-type="float">
            <text:p>43828</text:p>
          </table:table-cell>
          <table:table-cell office:value-type="float" office:value="48845" calcext:value-type="float">
            <text:p>48845</text:p>
          </table:table-cell>
          <table:table-cell office:value-type="float" office:value="50236" calcext:value-type="float">
            <text:p>50236</text:p>
          </table:table-cell>
          <table:table-cell office:value-type="float" office:value="49088" calcext:value-type="float">
            <text:p>49088</text:p>
          </table:table-cell>
        </table:table-row>
        <table:table-row table:style-name="ro1">
          <table:table-cell office:value-type="float" office:value="51669" calcext:value-type="float">
            <text:p>51669</text:p>
          </table:table-cell>
          <table:table-cell office:value-type="float" office:value="49167" calcext:value-type="float">
            <text:p>49167</text:p>
          </table:table-cell>
          <table:table-cell office:value-type="float" office:value="47770" calcext:value-type="float">
            <text:p>47770</text:p>
          </table:table-cell>
          <table:table-cell office:value-type="float" office:value="51838" calcext:value-type="float">
            <text:p>51838</text:p>
          </table:table-cell>
          <table:table-cell office:value-type="float" office:value="47194" calcext:value-type="float">
            <text:p>47194</text:p>
          </table:table-cell>
          <table:table-cell office:value-type="float" office:value="50236" calcext:value-type="float">
            <text:p>50236</text:p>
          </table:table-cell>
          <table:table-cell office:value-type="float" office:value="49129" calcext:value-type="float">
            <text:p>49129</text:p>
          </table:table-cell>
          <table:table-cell office:value-type="float" office:value="47570" calcext:value-type="float">
            <text:p>47570</text:p>
          </table:table-cell>
          <table:table-cell office:value-type="float" office:value="49194" calcext:value-type="float">
            <text:p>49194</text:p>
          </table:table-cell>
          <table:table-cell office:value-type="float" office:value="49237" calcext:value-type="float">
            <text:p>49237</text:p>
          </table:table-cell>
          <table:table-cell office:value-type="float" office:value="46964" calcext:value-type="float">
            <text:p>46964</text:p>
          </table:table-cell>
          <table:table-cell office:value-type="float" office:value="48594" calcext:value-type="float">
            <text:p>48594</text:p>
          </table:table-cell>
          <table:table-cell office:value-type="float" office:value="48021" calcext:value-type="float">
            <text:p>48021</text:p>
          </table:table-cell>
          <table:table-cell office:value-type="float" office:value="46964" calcext:value-type="float">
            <text:p>46964</text:p>
          </table:table-cell>
          <table:table-cell office:value-type="float" office:value="51893" calcext:value-type="float">
            <text:p>51893</text:p>
          </table:table-cell>
          <table:table-cell office:value-type="float" office:value="53204" calcext:value-type="float">
            <text:p>53204</text:p>
          </table:table-cell>
          <table:table-cell office:value-type="float" office:value="45505" calcext:value-type="float">
            <text:p>45505</text:p>
          </table:table-cell>
          <table:table-cell office:value-type="float" office:value="44932" calcext:value-type="float">
            <text:p>44932</text:p>
          </table:table-cell>
          <table:table-cell office:value-type="float" office:value="50016" calcext:value-type="float">
            <text:p>50016</text:p>
          </table:table-cell>
          <table:table-cell office:value-type="float" office:value="48385" calcext:value-type="float">
            <text:p>48385</text:p>
          </table:table-cell>
          <table:table-cell office:value-type="float" office:value="44199" calcext:value-type="float">
            <text:p>44199</text:p>
          </table:table-cell>
          <table:table-cell office:value-type="float" office:value="48491" calcext:value-type="float">
            <text:p>48491</text:p>
          </table:table-cell>
          <table:table-cell office:value-type="float" office:value="49479" calcext:value-type="float">
            <text:p>49479</text:p>
          </table:table-cell>
          <table:table-cell office:value-type="float" office:value="52149" calcext:value-type="float">
            <text:p>52149</text:p>
          </table:table-cell>
          <table:table-cell office:value-type="float" office:value="53255" calcext:value-type="float">
            <text:p>53255</text:p>
          </table:table-cell>
          <table:table-cell office:value-type="float" office:value="45778" calcext:value-type="float">
            <text:p>45778</text:p>
          </table:table-cell>
          <table:table-cell office:value-type="float" office:value="43828" calcext:value-type="float">
            <text:p>43828</text:p>
          </table:table-cell>
          <table:table-cell office:value-type="float" office:value="48845" calcext:value-type="float">
            <text:p>48845</text:p>
          </table:table-cell>
          <table:table-cell office:value-type="float" office:value="49893" calcext:value-type="float">
            <text:p>49893</text:p>
          </table:table-cell>
          <table:table-cell office:value-type="float" office:value="49088" calcext:value-type="float">
            <text:p>49088</text:p>
          </table:table-cell>
        </table:table-row>
        <table:table-row table:style-name="ro1">
          <table:table-cell office:value-type="float" office:value="51669" calcext:value-type="float">
            <text:p>51669</text:p>
          </table:table-cell>
          <table:table-cell office:value-type="float" office:value="49167" calcext:value-type="float">
            <text:p>49167</text:p>
          </table:table-cell>
          <table:table-cell office:value-type="float" office:value="47770" calcext:value-type="float">
            <text:p>47770</text:p>
          </table:table-cell>
          <table:table-cell office:value-type="float" office:value="51838" calcext:value-type="float">
            <text:p>51838</text:p>
          </table:table-cell>
          <table:table-cell office:value-type="float" office:value="47194" calcext:value-type="float">
            <text:p>47194</text:p>
          </table:table-cell>
          <table:table-cell office:value-type="float" office:value="49893" calcext:value-type="float">
            <text:p>49893</text:p>
          </table:table-cell>
          <table:table-cell office:value-type="float" office:value="49129" calcext:value-type="float">
            <text:p>49129</text:p>
          </table:table-cell>
          <table:table-cell office:value-type="float" office:value="46316" calcext:value-type="float">
            <text:p>46316</text:p>
          </table:table-cell>
          <table:table-cell office:value-type="float" office:value="48235" calcext:value-type="float">
            <text:p>48235</text:p>
          </table:table-cell>
          <table:table-cell office:value-type="float" office:value="49237" calcext:value-type="float">
            <text:p>49237</text:p>
          </table:table-cell>
          <table:table-cell office:value-type="float" office:value="46964" calcext:value-type="float">
            <text:p>46964</text:p>
          </table:table-cell>
          <table:table-cell office:value-type="float" office:value="48594" calcext:value-type="float">
            <text:p>48594</text:p>
          </table:table-cell>
          <table:table-cell office:value-type="float" office:value="48021" calcext:value-type="float">
            <text:p>48021</text:p>
          </table:table-cell>
          <table:table-cell office:value-type="float" office:value="46964" calcext:value-type="float">
            <text:p>46964</text:p>
          </table:table-cell>
          <table:table-cell office:value-type="float" office:value="49482" calcext:value-type="float">
            <text:p>49482</text:p>
          </table:table-cell>
          <table:table-cell office:value-type="float" office:value="53204" calcext:value-type="float">
            <text:p>53204</text:p>
          </table:table-cell>
          <table:table-cell office:value-type="float" office:value="45505" calcext:value-type="float">
            <text:p>45505</text:p>
          </table:table-cell>
          <table:table-cell office:value-type="float" office:value="44932" calcext:value-type="float">
            <text:p>44932</text:p>
          </table:table-cell>
          <table:table-cell office:value-type="float" office:value="49432" calcext:value-type="float">
            <text:p>49432</text:p>
          </table:table-cell>
          <table:table-cell office:value-type="float" office:value="48385" calcext:value-type="float">
            <text:p>48385</text:p>
          </table:table-cell>
          <table:table-cell office:value-type="float" office:value="44199" calcext:value-type="float">
            <text:p>44199</text:p>
          </table:table-cell>
          <table:table-cell office:value-type="float" office:value="48491" calcext:value-type="float">
            <text:p>48491</text:p>
          </table:table-cell>
          <table:table-cell office:value-type="float" office:value="49479" calcext:value-type="float">
            <text:p>49479</text:p>
          </table:table-cell>
          <table:table-cell office:value-type="float" office:value="52149" calcext:value-type="float">
            <text:p>52149</text:p>
          </table:table-cell>
          <table:table-cell office:value-type="float" office:value="53255" calcext:value-type="float">
            <text:p>53255</text:p>
          </table:table-cell>
          <table:table-cell office:value-type="float" office:value="45778" calcext:value-type="float">
            <text:p>45778</text:p>
          </table:table-cell>
          <table:table-cell office:value-type="float" office:value="43828" calcext:value-type="float">
            <text:p>43828</text:p>
          </table:table-cell>
          <table:table-cell office:value-type="float" office:value="48845" calcext:value-type="float">
            <text:p>48845</text:p>
          </table:table-cell>
          <table:table-cell office:value-type="float" office:value="49893" calcext:value-type="float">
            <text:p>49893</text:p>
          </table:table-cell>
          <table:table-cell office:value-type="float" office:value="49088" calcext:value-type="float">
            <text:p>49088</text:p>
          </table:table-cell>
        </table:table-row>
        <table:table-row table:style-name="ro1">
          <table:table-cell office:value-type="float" office:value="51669" calcext:value-type="float">
            <text:p>51669</text:p>
          </table:table-cell>
          <table:table-cell office:value-type="float" office:value="49167" calcext:value-type="float">
            <text:p>49167</text:p>
          </table:table-cell>
          <table:table-cell office:value-type="float" office:value="47770" calcext:value-type="float">
            <text:p>47770</text:p>
          </table:table-cell>
          <table:table-cell office:value-type="float" office:value="49172" calcext:value-type="float">
            <text:p>49172</text:p>
          </table:table-cell>
          <table:table-cell office:value-type="float" office:value="47194" calcext:value-type="float">
            <text:p>47194</text:p>
          </table:table-cell>
          <table:table-cell office:value-type="float" office:value="49893" calcext:value-type="float">
            <text:p>49893</text:p>
          </table:table-cell>
          <table:table-cell office:value-type="float" office:value="49129" calcext:value-type="float">
            <text:p>49129</text:p>
          </table:table-cell>
          <table:table-cell office:value-type="float" office:value="46316" calcext:value-type="float">
            <text:p>46316</text:p>
          </table:table-cell>
          <table:table-cell office:value-type="float" office:value="44912" calcext:value-type="float">
            <text:p>44912</text:p>
          </table:table-cell>
          <table:table-cell office:value-type="float" office:value="49237" calcext:value-type="float">
            <text:p>49237</text:p>
          </table:table-cell>
          <table:table-cell office:value-type="float" office:value="46964" calcext:value-type="float">
            <text:p>46964</text:p>
          </table:table-cell>
          <table:table-cell office:value-type="float" office:value="48594" calcext:value-type="float">
            <text:p>48594</text:p>
          </table:table-cell>
          <table:table-cell office:value-type="float" office:value="47635" calcext:value-type="float">
            <text:p>47635</text:p>
          </table:table-cell>
          <table:table-cell office:value-type="float" office:value="46964" calcext:value-type="float">
            <text:p>46964</text:p>
          </table:table-cell>
          <table:table-cell office:value-type="float" office:value="48051" calcext:value-type="float">
            <text:p>48051</text:p>
          </table:table-cell>
          <table:table-cell office:value-type="float" office:value="53204" calcext:value-type="float">
            <text:p>53204</text:p>
          </table:table-cell>
          <table:table-cell office:value-type="float" office:value="45505" calcext:value-type="float">
            <text:p>45505</text:p>
          </table:table-cell>
          <table:table-cell office:value-type="float" office:value="44932" calcext:value-type="float">
            <text:p>44932</text:p>
          </table:table-cell>
          <table:table-cell office:value-type="float" office:value="49432" calcext:value-type="float">
            <text:p>49432</text:p>
          </table:table-cell>
          <table:table-cell office:value-type="float" office:value="48385" calcext:value-type="float">
            <text:p>48385</text:p>
          </table:table-cell>
          <table:table-cell office:value-type="float" office:value="44199" calcext:value-type="float">
            <text:p>44199</text:p>
          </table:table-cell>
          <table:table-cell office:value-type="float" office:value="48491" calcext:value-type="float">
            <text:p>48491</text:p>
          </table:table-cell>
          <table:table-cell office:value-type="float" office:value="49479" calcext:value-type="float">
            <text:p>49479</text:p>
          </table:table-cell>
          <table:table-cell office:value-type="float" office:value="52149" calcext:value-type="float">
            <text:p>52149</text:p>
          </table:table-cell>
          <table:table-cell office:value-type="float" office:value="53255" calcext:value-type="float">
            <text:p>53255</text:p>
          </table:table-cell>
          <table:table-cell office:value-type="float" office:value="45778" calcext:value-type="float">
            <text:p>45778</text:p>
          </table:table-cell>
          <table:table-cell office:value-type="float" office:value="43828" calcext:value-type="float">
            <text:p>43828</text:p>
          </table:table-cell>
          <table:table-cell office:value-type="float" office:value="48845" calcext:value-type="float">
            <text:p>48845</text:p>
          </table:table-cell>
          <table:table-cell office:value-type="float" office:value="49893" calcext:value-type="float">
            <text:p>49893</text:p>
          </table:table-cell>
          <table:table-cell office:value-type="float" office:value="48991" calcext:value-type="float">
            <text:p>48991</text:p>
          </table:table-cell>
        </table:table-row>
        <table:table-row table:style-name="ro1">
          <table:table-cell office:value-type="float" office:value="51669" calcext:value-type="float">
            <text:p>51669</text:p>
          </table:table-cell>
          <table:table-cell office:value-type="float" office:value="49167" calcext:value-type="float">
            <text:p>49167</text:p>
          </table:table-cell>
          <table:table-cell office:value-type="float" office:value="47770" calcext:value-type="float">
            <text:p>47770</text:p>
          </table:table-cell>
          <table:table-cell office:value-type="float" office:value="49172" calcext:value-type="float">
            <text:p>49172</text:p>
          </table:table-cell>
          <table:table-cell office:value-type="float" office:value="47194" calcext:value-type="float">
            <text:p>47194</text:p>
          </table:table-cell>
          <table:table-cell office:value-type="float" office:value="49893" calcext:value-type="float">
            <text:p>49893</text:p>
          </table:table-cell>
          <table:table-cell office:value-type="float" office:value="49129" calcext:value-type="float">
            <text:p>49129</text:p>
          </table:table-cell>
          <table:table-cell office:value-type="float" office:value="46316" calcext:value-type="float">
            <text:p>46316</text:p>
          </table:table-cell>
          <table:table-cell office:value-type="float" office:value="44912" calcext:value-type="float">
            <text:p>44912</text:p>
          </table:table-cell>
          <table:table-cell office:value-type="float" office:value="49237" calcext:value-type="float">
            <text:p>49237</text:p>
          </table:table-cell>
          <table:table-cell office:value-type="float" office:value="46964" calcext:value-type="float">
            <text:p>46964</text:p>
          </table:table-cell>
          <table:table-cell office:value-type="float" office:value="48283" calcext:value-type="float">
            <text:p>48283</text:p>
          </table:table-cell>
          <table:table-cell office:value-type="float" office:value="47635" calcext:value-type="float">
            <text:p>47635</text:p>
          </table:table-cell>
          <table:table-cell office:value-type="float" office:value="46964" calcext:value-type="float">
            <text:p>46964</text:p>
          </table:table-cell>
          <table:table-cell office:value-type="float" office:value="47409" calcext:value-type="float">
            <text:p>47409</text:p>
          </table:table-cell>
          <table:table-cell office:value-type="float" office:value="52292" calcext:value-type="float">
            <text:p>52292</text:p>
          </table:table-cell>
          <table:table-cell office:value-type="float" office:value="45505" calcext:value-type="float">
            <text:p>45505</text:p>
          </table:table-cell>
          <table:table-cell office:value-type="float" office:value="43884" calcext:value-type="float">
            <text:p>43884</text:p>
          </table:table-cell>
          <table:table-cell office:value-type="float" office:value="48879" calcext:value-type="float">
            <text:p>48879</text:p>
          </table:table-cell>
          <table:table-cell office:value-type="float" office:value="48385" calcext:value-type="float">
            <text:p>48385</text:p>
          </table:table-cell>
          <table:table-cell office:value-type="float" office:value="44199" calcext:value-type="float">
            <text:p>44199</text:p>
          </table:table-cell>
          <table:table-cell office:value-type="float" office:value="48491" calcext:value-type="float">
            <text:p>48491</text:p>
          </table:table-cell>
          <table:table-cell office:value-type="float" office:value="49479" calcext:value-type="float">
            <text:p>49479</text:p>
          </table:table-cell>
          <table:table-cell office:value-type="float" office:value="50404" calcext:value-type="float">
            <text:p>50404</text:p>
          </table:table-cell>
          <table:table-cell office:value-type="float" office:value="52832" calcext:value-type="float">
            <text:p>52832</text:p>
          </table:table-cell>
          <table:table-cell office:value-type="float" office:value="45778" calcext:value-type="float">
            <text:p>45778</text:p>
          </table:table-cell>
          <table:table-cell office:value-type="float" office:value="43828" calcext:value-type="float">
            <text:p>43828</text:p>
          </table:table-cell>
          <table:table-cell office:value-type="float" office:value="48845" calcext:value-type="float">
            <text:p>48845</text:p>
          </table:table-cell>
          <table:table-cell office:value-type="float" office:value="49893" calcext:value-type="float">
            <text:p>49893</text:p>
          </table:table-cell>
          <table:table-cell office:value-type="float" office:value="48991" calcext:value-type="float">
            <text:p>48991</text:p>
          </table:table-cell>
        </table:table-row>
        <table:table-row table:style-name="ro1">
          <table:table-cell office:value-type="float" office:value="51669" calcext:value-type="float">
            <text:p>51669</text:p>
          </table:table-cell>
          <table:table-cell office:value-type="float" office:value="49167" calcext:value-type="float">
            <text:p>49167</text:p>
          </table:table-cell>
          <table:table-cell office:value-type="float" office:value="47770" calcext:value-type="float">
            <text:p>47770</text:p>
          </table:table-cell>
          <table:table-cell office:value-type="float" office:value="49172" calcext:value-type="float">
            <text:p>49172</text:p>
          </table:table-cell>
          <table:table-cell office:value-type="float" office:value="47194" calcext:value-type="float">
            <text:p>47194</text:p>
          </table:table-cell>
          <table:table-cell office:value-type="float" office:value="49893" calcext:value-type="float">
            <text:p>49893</text:p>
          </table:table-cell>
          <table:table-cell office:value-type="float" office:value="49129" calcext:value-type="float">
            <text:p>49129</text:p>
          </table:table-cell>
          <table:table-cell office:value-type="float" office:value="46316" calcext:value-type="float">
            <text:p>46316</text:p>
          </table:table-cell>
          <table:table-cell office:value-type="float" office:value="44912" calcext:value-type="float">
            <text:p>44912</text:p>
          </table:table-cell>
          <table:table-cell office:value-type="float" office:value="49116" calcext:value-type="float">
            <text:p>49116</text:p>
          </table:table-cell>
          <table:table-cell office:value-type="float" office:value="46964" calcext:value-type="float">
            <text:p>46964</text:p>
          </table:table-cell>
          <table:table-cell office:value-type="float" office:value="48283" calcext:value-type="float">
            <text:p>48283</text:p>
          </table:table-cell>
          <table:table-cell office:value-type="float" office:value="46175" calcext:value-type="float">
            <text:p>46175</text:p>
          </table:table-cell>
          <table:table-cell office:value-type="float" office:value="46964" calcext:value-type="float">
            <text:p>46964</text:p>
          </table:table-cell>
          <table:table-cell office:value-type="float" office:value="47409" calcext:value-type="float">
            <text:p>47409</text:p>
          </table:table-cell>
          <table:table-cell office:value-type="float" office:value="52292" calcext:value-type="float">
            <text:p>52292</text:p>
          </table:table-cell>
          <table:table-cell office:value-type="float" office:value="45505" calcext:value-type="float">
            <text:p>45505</text:p>
          </table:table-cell>
          <table:table-cell office:value-type="float" office:value="43884" calcext:value-type="float">
            <text:p>43884</text:p>
          </table:table-cell>
          <table:table-cell office:value-type="float" office:value="48879" calcext:value-type="float">
            <text:p>48879</text:p>
          </table:table-cell>
          <table:table-cell office:value-type="float" office:value="48385" calcext:value-type="float">
            <text:p>48385</text:p>
          </table:table-cell>
          <table:table-cell office:value-type="float" office:value="44199" calcext:value-type="float">
            <text:p>44199</text:p>
          </table:table-cell>
          <table:table-cell office:value-type="float" office:value="48491" calcext:value-type="float">
            <text:p>48491</text:p>
          </table:table-cell>
          <table:table-cell office:value-type="float" office:value="49479" calcext:value-type="float">
            <text:p>49479</text:p>
          </table:table-cell>
          <table:table-cell office:value-type="float" office:value="50404" calcext:value-type="float">
            <text:p>50404</text:p>
          </table:table-cell>
          <table:table-cell office:value-type="float" office:value="52832" calcext:value-type="float">
            <text:p>52832</text:p>
          </table:table-cell>
          <table:table-cell office:value-type="float" office:value="45747" calcext:value-type="float">
            <text:p>45747</text:p>
          </table:table-cell>
          <table:table-cell office:value-type="float" office:value="43828" calcext:value-type="float">
            <text:p>43828</text:p>
          </table:table-cell>
          <table:table-cell office:value-type="float" office:value="48787" calcext:value-type="float">
            <text:p>48787</text:p>
          </table:table-cell>
          <table:table-cell office:value-type="float" office:value="48979" calcext:value-type="float">
            <text:p>48979</text:p>
          </table:table-cell>
          <table:table-cell office:value-type="float" office:value="48991" calcext:value-type="float">
            <text:p>48991</text:p>
          </table:table-cell>
        </table:table-row>
        <table:table-row table:style-name="ro1">
          <table:table-cell office:value-type="float" office:value="51669" calcext:value-type="float">
            <text:p>51669</text:p>
          </table:table-cell>
          <table:table-cell office:value-type="float" office:value="49167" calcext:value-type="float">
            <text:p>49167</text:p>
          </table:table-cell>
          <table:table-cell office:value-type="float" office:value="46807" calcext:value-type="float">
            <text:p>46807</text:p>
          </table:table-cell>
          <table:table-cell office:value-type="float" office:value="49172" calcext:value-type="float">
            <text:p>49172</text:p>
          </table:table-cell>
          <table:table-cell office:value-type="float" office:value="46595" calcext:value-type="float">
            <text:p>46595</text:p>
          </table:table-cell>
          <table:table-cell office:value-type="float" office:value="48979" calcext:value-type="float">
            <text:p>48979</text:p>
          </table:table-cell>
          <table:table-cell office:value-type="float" office:value="49129" calcext:value-type="float">
            <text:p>49129</text:p>
          </table:table-cell>
          <table:table-cell office:value-type="float" office:value="46316" calcext:value-type="float">
            <text:p>46316</text:p>
          </table:table-cell>
          <table:table-cell office:value-type="float" office:value="44912" calcext:value-type="float">
            <text:p>44912</text:p>
          </table:table-cell>
          <table:table-cell office:value-type="float" office:value="47062" calcext:value-type="float">
            <text:p>47062</text:p>
          </table:table-cell>
          <table:table-cell office:value-type="float" office:value="46964" calcext:value-type="float">
            <text:p>46964</text:p>
          </table:table-cell>
          <table:table-cell office:value-type="float" office:value="46109" calcext:value-type="float">
            <text:p>46109</text:p>
          </table:table-cell>
          <table:table-cell office:value-type="float" office:value="45073" calcext:value-type="float">
            <text:p>45073</text:p>
          </table:table-cell>
          <table:table-cell office:value-type="float" office:value="46964" calcext:value-type="float">
            <text:p>46964</text:p>
          </table:table-cell>
          <table:table-cell office:value-type="float" office:value="47409" calcext:value-type="float">
            <text:p>47409</text:p>
          </table:table-cell>
          <table:table-cell office:value-type="float" office:value="49198" calcext:value-type="float">
            <text:p>49198</text:p>
          </table:table-cell>
          <table:table-cell office:value-type="float" office:value="45505" calcext:value-type="float">
            <text:p>45505</text:p>
          </table:table-cell>
          <table:table-cell office:value-type="float" office:value="43884" calcext:value-type="float">
            <text:p>43884</text:p>
          </table:table-cell>
          <table:table-cell office:value-type="float" office:value="47036" calcext:value-type="float">
            <text:p>47036</text:p>
          </table:table-cell>
          <table:table-cell office:value-type="float" office:value="48385" calcext:value-type="float">
            <text:p>48385</text:p>
          </table:table-cell>
          <table:table-cell office:value-type="float" office:value="44199" calcext:value-type="float">
            <text:p>44199</text:p>
          </table:table-cell>
          <table:table-cell office:value-type="float" office:value="48491" calcext:value-type="float">
            <text:p>48491</text:p>
          </table:table-cell>
          <table:table-cell office:value-type="float" office:value="49479" calcext:value-type="float">
            <text:p>49479</text:p>
          </table:table-cell>
          <table:table-cell office:value-type="float" office:value="50404" calcext:value-type="float">
            <text:p>50404</text:p>
          </table:table-cell>
          <table:table-cell office:value-type="float" office:value="52832" calcext:value-type="float">
            <text:p>52832</text:p>
          </table:table-cell>
          <table:table-cell office:value-type="float" office:value="44685" calcext:value-type="float">
            <text:p>44685</text:p>
          </table:table-cell>
          <table:table-cell office:value-type="float" office:value="43828" calcext:value-type="float">
            <text:p>43828</text:p>
          </table:table-cell>
          <table:table-cell office:value-type="float" office:value="47595" calcext:value-type="float">
            <text:p>47595</text:p>
          </table:table-cell>
          <table:table-cell office:value-type="float" office:value="48979" calcext:value-type="float">
            <text:p>48979</text:p>
          </table:table-cell>
          <table:table-cell office:value-type="float" office:value="48991" calcext:value-type="float">
            <text:p>48991</text:p>
          </table:table-cell>
        </table:table-row>
        <table:table-row table:style-name="ro1">
          <table:table-cell office:value-type="float" office:value="51669" calcext:value-type="float">
            <text:p>51669</text:p>
          </table:table-cell>
          <table:table-cell office:value-type="float" office:value="49167" calcext:value-type="float">
            <text:p>49167</text:p>
          </table:table-cell>
          <table:table-cell office:value-type="float" office:value="46807" calcext:value-type="float">
            <text:p>46807</text:p>
          </table:table-cell>
          <table:table-cell office:value-type="float" office:value="49172" calcext:value-type="float">
            <text:p>49172</text:p>
          </table:table-cell>
          <table:table-cell office:value-type="float" office:value="46595" calcext:value-type="float">
            <text:p>46595</text:p>
          </table:table-cell>
          <table:table-cell office:value-type="float" office:value="48979" calcext:value-type="float">
            <text:p>48979</text:p>
          </table:table-cell>
          <table:table-cell office:value-type="float" office:value="49129" calcext:value-type="float">
            <text:p>49129</text:p>
          </table:table-cell>
          <table:table-cell office:value-type="float" office:value="46316" calcext:value-type="float">
            <text:p>46316</text:p>
          </table:table-cell>
          <table:table-cell office:value-type="float" office:value="44912" calcext:value-type="float">
            <text:p>44912</text:p>
          </table:table-cell>
          <table:table-cell office:value-type="float" office:value="46815" calcext:value-type="float">
            <text:p>46815</text:p>
          </table:table-cell>
          <table:table-cell office:value-type="float" office:value="46964" calcext:value-type="float">
            <text:p>46964</text:p>
          </table:table-cell>
          <table:table-cell office:value-type="float" office:value="46109" calcext:value-type="float">
            <text:p>46109</text:p>
          </table:table-cell>
          <table:table-cell office:value-type="float" office:value="45073" calcext:value-type="float">
            <text:p>45073</text:p>
          </table:table-cell>
          <table:table-cell office:value-type="float" office:value="46964" calcext:value-type="float">
            <text:p>46964</text:p>
          </table:table-cell>
          <table:table-cell office:value-type="float" office:value="47409" calcext:value-type="float">
            <text:p>47409</text:p>
          </table:table-cell>
          <table:table-cell office:value-type="float" office:value="49198" calcext:value-type="float">
            <text:p>49198</text:p>
          </table:table-cell>
          <table:table-cell office:value-type="float" office:value="45505" calcext:value-type="float">
            <text:p>45505</text:p>
          </table:table-cell>
          <table:table-cell office:value-type="float" office:value="43884" calcext:value-type="float">
            <text:p>43884</text:p>
          </table:table-cell>
          <table:table-cell office:value-type="float" office:value="46964" calcext:value-type="float">
            <text:p>46964</text:p>
          </table:table-cell>
          <table:table-cell office:value-type="float" office:value="48385" calcext:value-type="float">
            <text:p>48385</text:p>
          </table:table-cell>
          <table:table-cell office:value-type="float" office:value="44199" calcext:value-type="float">
            <text:p>44199</text:p>
          </table:table-cell>
          <table:table-cell office:value-type="float" office:value="47864" calcext:value-type="float">
            <text:p>47864</text:p>
          </table:table-cell>
          <table:table-cell office:value-type="float" office:value="49479" calcext:value-type="float">
            <text:p>49479</text:p>
          </table:table-cell>
          <table:table-cell office:value-type="float" office:value="50404" calcext:value-type="float">
            <text:p>50404</text:p>
          </table:table-cell>
          <table:table-cell office:value-type="float" office:value="50587" calcext:value-type="float">
            <text:p>50587</text:p>
          </table:table-cell>
          <table:table-cell office:value-type="float" office:value="44685" calcext:value-type="float">
            <text:p>44685</text:p>
          </table:table-cell>
          <table:table-cell office:value-type="float" office:value="43828" calcext:value-type="float">
            <text:p>43828</text:p>
          </table:table-cell>
          <table:table-cell office:value-type="float" office:value="47242" calcext:value-type="float">
            <text:p>47242</text:p>
          </table:table-cell>
          <table:table-cell office:value-type="float" office:value="48979" calcext:value-type="float">
            <text:p>48979</text:p>
          </table:table-cell>
          <table:table-cell office:value-type="float" office:value="48991" calcext:value-type="float">
            <text:p>48991</text:p>
          </table:table-cell>
        </table:table-row>
        <table:table-row table:style-name="ro1">
          <table:table-cell office:value-type="float" office:value="51669" calcext:value-type="float">
            <text:p>51669</text:p>
          </table:table-cell>
          <table:table-cell office:value-type="float" office:value="49167" calcext:value-type="float">
            <text:p>49167</text:p>
          </table:table-cell>
          <table:table-cell office:value-type="float" office:value="44597" calcext:value-type="float">
            <text:p>44597</text:p>
          </table:table-cell>
          <table:table-cell office:value-type="float" office:value="49172" calcext:value-type="float">
            <text:p>49172</text:p>
          </table:table-cell>
          <table:table-cell office:value-type="float" office:value="44230" calcext:value-type="float">
            <text:p>44230</text:p>
          </table:table-cell>
          <table:table-cell office:value-type="float" office:value="48979" calcext:value-type="float">
            <text:p>48979</text:p>
          </table:table-cell>
          <table:table-cell office:value-type="float" office:value="49129" calcext:value-type="float">
            <text:p>49129</text:p>
          </table:table-cell>
          <table:table-cell office:value-type="float" office:value="46316" calcext:value-type="float">
            <text:p>46316</text:p>
          </table:table-cell>
          <table:table-cell office:value-type="float" office:value="44379" calcext:value-type="float">
            <text:p>44379</text:p>
          </table:table-cell>
          <table:table-cell office:value-type="float" office:value="46815" calcext:value-type="float">
            <text:p>46815</text:p>
          </table:table-cell>
          <table:table-cell office:value-type="float" office:value="46964" calcext:value-type="float">
            <text:p>46964</text:p>
          </table:table-cell>
          <table:table-cell office:value-type="float" office:value="46109" calcext:value-type="float">
            <text:p>46109</text:p>
          </table:table-cell>
          <table:table-cell office:value-type="float" office:value="45073" calcext:value-type="float">
            <text:p>45073</text:p>
          </table:table-cell>
          <table:table-cell office:value-type="float" office:value="46964" calcext:value-type="float">
            <text:p>46964</text:p>
          </table:table-cell>
          <table:table-cell office:value-type="float" office:value="47409" calcext:value-type="float">
            <text:p>47409</text:p>
          </table:table-cell>
          <table:table-cell office:value-type="float" office:value="49027" calcext:value-type="float">
            <text:p>49027</text:p>
          </table:table-cell>
          <table:table-cell office:value-type="float" office:value="45505" calcext:value-type="float">
            <text:p>45505</text:p>
          </table:table-cell>
          <table:table-cell office:value-type="float" office:value="43884" calcext:value-type="float">
            <text:p>43884</text:p>
          </table:table-cell>
          <table:table-cell office:value-type="float" office:value="46964" calcext:value-type="float">
            <text:p>46964</text:p>
          </table:table-cell>
          <table:table-cell office:value-type="float" office:value="48385" calcext:value-type="float">
            <text:p>48385</text:p>
          </table:table-cell>
          <table:table-cell office:value-type="float" office:value="44199" calcext:value-type="float">
            <text:p>44199</text:p>
          </table:table-cell>
          <table:table-cell office:value-type="float" office:value="47362" calcext:value-type="float">
            <text:p>47362</text:p>
          </table:table-cell>
          <table:table-cell office:value-type="float" office:value="49479" calcext:value-type="float">
            <text:p>49479</text:p>
          </table:table-cell>
          <table:table-cell office:value-type="float" office:value="50404" calcext:value-type="float">
            <text:p>50404</text:p>
          </table:table-cell>
          <table:table-cell office:value-type="float" office:value="50587" calcext:value-type="float">
            <text:p>50587</text:p>
          </table:table-cell>
          <table:table-cell office:value-type="float" office:value="44685" calcext:value-type="float">
            <text:p>44685</text:p>
          </table:table-cell>
          <table:table-cell office:value-type="float" office:value="43828" calcext:value-type="float">
            <text:p>43828</text:p>
          </table:table-cell>
          <table:table-cell office:value-type="float" office:value="43286" calcext:value-type="float">
            <text:p>43286</text:p>
          </table:table-cell>
          <table:table-cell office:value-type="float" office:value="48979" calcext:value-type="float">
            <text:p>48979</text:p>
          </table:table-cell>
          <table:table-cell office:value-type="float" office:value="48991" calcext:value-type="float">
            <text:p>48991</text:p>
          </table:table-cell>
        </table:table-row>
        <table:table-row table:style-name="ro1">
          <table:table-cell office:value-type="float" office:value="51669" calcext:value-type="float">
            <text:p>51669</text:p>
          </table:table-cell>
          <table:table-cell office:value-type="float" office:value="48717" calcext:value-type="float">
            <text:p>48717</text:p>
          </table:table-cell>
          <table:table-cell office:value-type="float" office:value="44039" calcext:value-type="float">
            <text:p>44039</text:p>
          </table:table-cell>
          <table:table-cell office:value-type="float" office:value="49172" calcext:value-type="float">
            <text:p>49172</text:p>
          </table:table-cell>
          <table:table-cell office:value-type="float" office:value="44230" calcext:value-type="float">
            <text:p>44230</text:p>
          </table:table-cell>
          <table:table-cell office:value-type="float" office:value="48979" calcext:value-type="float">
            <text:p>48979</text:p>
          </table:table-cell>
          <table:table-cell office:value-type="float" office:value="46525" calcext:value-type="float">
            <text:p>46525</text:p>
          </table:table-cell>
          <table:table-cell office:value-type="float" office:value="46316" calcext:value-type="float">
            <text:p>46316</text:p>
          </table:table-cell>
          <table:table-cell office:value-type="float" office:value="44379" calcext:value-type="float">
            <text:p>44379</text:p>
          </table:table-cell>
          <table:table-cell office:value-type="float" office:value="46566" calcext:value-type="float">
            <text:p>46566</text:p>
          </table:table-cell>
          <table:table-cell office:value-type="float" office:value="46964" calcext:value-type="float">
            <text:p>46964</text:p>
          </table:table-cell>
          <table:table-cell office:value-type="float" office:value="46109" calcext:value-type="float">
            <text:p>46109</text:p>
          </table:table-cell>
          <table:table-cell office:value-type="float" office:value="45073" calcext:value-type="float">
            <text:p>45073</text:p>
          </table:table-cell>
          <table:table-cell office:value-type="float" office:value="46964" calcext:value-type="float">
            <text:p>46964</text:p>
          </table:table-cell>
          <table:table-cell office:value-type="float" office:value="47409" calcext:value-type="float">
            <text:p>47409</text:p>
          </table:table-cell>
          <table:table-cell office:value-type="float" office:value="49027" calcext:value-type="float">
            <text:p>49027</text:p>
          </table:table-cell>
          <table:table-cell office:value-type="float" office:value="45505" calcext:value-type="float">
            <text:p>45505</text:p>
          </table:table-cell>
          <table:table-cell office:value-type="float" office:value="43884" calcext:value-type="float">
            <text:p>43884</text:p>
          </table:table-cell>
          <table:table-cell office:value-type="float" office:value="46964" calcext:value-type="float">
            <text:p>46964</text:p>
          </table:table-cell>
          <table:table-cell office:value-type="float" office:value="48385" calcext:value-type="float">
            <text:p>48385</text:p>
          </table:table-cell>
          <table:table-cell office:value-type="float" office:value="43151" calcext:value-type="float">
            <text:p>43151</text:p>
          </table:table-cell>
          <table:table-cell office:value-type="float" office:value="47362" calcext:value-type="float">
            <text:p>47362</text:p>
          </table:table-cell>
          <table:table-cell office:value-type="float" office:value="49479" calcext:value-type="float">
            <text:p>49479</text:p>
          </table:table-cell>
          <table:table-cell office:value-type="float" office:value="50404" calcext:value-type="float">
            <text:p>50404</text:p>
          </table:table-cell>
          <table:table-cell office:value-type="float" office:value="48622" calcext:value-type="float">
            <text:p>48622</text:p>
          </table:table-cell>
          <table:table-cell office:value-type="float" office:value="44685" calcext:value-type="float">
            <text:p>44685</text:p>
          </table:table-cell>
          <table:table-cell office:value-type="float" office:value="43828" calcext:value-type="float">
            <text:p>43828</text:p>
          </table:table-cell>
          <table:table-cell office:value-type="float" office:value="43286" calcext:value-type="float">
            <text:p>43286</text:p>
          </table:table-cell>
          <table:table-cell office:value-type="float" office:value="48414" calcext:value-type="float">
            <text:p>48414</text:p>
          </table:table-cell>
          <table:table-cell office:value-type="float" office:value="48991" calcext:value-type="float">
            <text:p>48991</text:p>
          </table:table-cell>
        </table:table-row>
        <table:table-row table:style-name="ro1">
          <table:table-cell office:value-type="float" office:value="51669" calcext:value-type="float">
            <text:p>51669</text:p>
          </table:table-cell>
          <table:table-cell office:value-type="float" office:value="48565" calcext:value-type="float">
            <text:p>48565</text:p>
          </table:table-cell>
          <table:table-cell office:value-type="float" office:value="44039" calcext:value-type="float">
            <text:p>44039</text:p>
          </table:table-cell>
          <table:table-cell office:value-type="float" office:value="49172" calcext:value-type="float">
            <text:p>49172</text:p>
          </table:table-cell>
          <table:table-cell office:value-type="float" office:value="44230" calcext:value-type="float">
            <text:p>44230</text:p>
          </table:table-cell>
          <table:table-cell office:value-type="float" office:value="48414" calcext:value-type="float">
            <text:p>48414</text:p>
          </table:table-cell>
          <table:table-cell office:value-type="float" office:value="46525" calcext:value-type="float">
            <text:p>46525</text:p>
          </table:table-cell>
          <table:table-cell office:value-type="float" office:value="46316" calcext:value-type="float">
            <text:p>46316</text:p>
          </table:table-cell>
          <table:table-cell office:value-type="float" office:value="44379" calcext:value-type="float">
            <text:p>44379</text:p>
          </table:table-cell>
          <table:table-cell office:value-type="float" office:value="46218" calcext:value-type="float">
            <text:p>46218</text:p>
          </table:table-cell>
          <table:table-cell office:value-type="float" office:value="46964" calcext:value-type="float">
            <text:p>46964</text:p>
          </table:table-cell>
          <table:table-cell office:value-type="float" office:value="46109" calcext:value-type="float">
            <text:p>46109</text:p>
          </table:table-cell>
          <table:table-cell office:value-type="float" office:value="43683" calcext:value-type="float">
            <text:p>43683</text:p>
          </table:table-cell>
          <table:table-cell office:value-type="float" office:value="46964" calcext:value-type="float">
            <text:p>46964</text:p>
          </table:table-cell>
          <table:table-cell office:value-type="float" office:value="47409" calcext:value-type="float">
            <text:p>47409</text:p>
          </table:table-cell>
          <table:table-cell office:value-type="float" office:value="49027" calcext:value-type="float">
            <text:p>49027</text:p>
          </table:table-cell>
          <table:table-cell office:value-type="float" office:value="45505" calcext:value-type="float">
            <text:p>45505</text:p>
          </table:table-cell>
          <table:table-cell office:value-type="float" office:value="43884" calcext:value-type="float">
            <text:p>43884</text:p>
          </table:table-cell>
          <table:table-cell office:value-type="float" office:value="46964" calcext:value-type="float">
            <text:p>46964</text:p>
          </table:table-cell>
          <table:table-cell office:value-type="float" office:value="48385" calcext:value-type="float">
            <text:p>48385</text:p>
          </table:table-cell>
          <table:table-cell office:value-type="float" office:value="43151" calcext:value-type="float">
            <text:p>43151</text:p>
          </table:table-cell>
          <table:table-cell office:value-type="float" office:value="47362" calcext:value-type="float">
            <text:p>47362</text:p>
          </table:table-cell>
          <table:table-cell office:value-type="float" office:value="49479" calcext:value-type="float">
            <text:p>49479</text:p>
          </table:table-cell>
          <table:table-cell office:value-type="float" office:value="50404" calcext:value-type="float">
            <text:p>50404</text:p>
          </table:table-cell>
          <table:table-cell office:value-type="float" office:value="48622" calcext:value-type="float">
            <text:p>48622</text:p>
          </table:table-cell>
          <table:table-cell office:value-type="float" office:value="44685" calcext:value-type="float">
            <text:p>44685</text:p>
          </table:table-cell>
          <table:table-cell office:value-type="float" office:value="43828" calcext:value-type="float">
            <text:p>43828</text:p>
          </table:table-cell>
          <table:table-cell office:value-type="float" office:value="43286" calcext:value-type="float">
            <text:p>43286</text:p>
          </table:table-cell>
          <table:table-cell office:value-type="float" office:value="48191" calcext:value-type="float">
            <text:p>48191</text:p>
          </table:table-cell>
          <table:table-cell office:value-type="float" office:value="47343" calcext:value-type="float">
            <text:p>47343</text:p>
          </table:table-cell>
        </table:table-row>
        <table:table-row table:style-name="ro1">
          <table:table-cell office:value-type="float" office:value="50344" calcext:value-type="float">
            <text:p>50344</text:p>
          </table:table-cell>
          <table:table-cell office:value-type="float" office:value="48565" calcext:value-type="float">
            <text:p>48565</text:p>
          </table:table-cell>
          <table:table-cell office:value-type="float" office:value="44039" calcext:value-type="float">
            <text:p>44039</text:p>
          </table:table-cell>
          <table:table-cell office:value-type="float" office:value="49172" calcext:value-type="float">
            <text:p>49172</text:p>
          </table:table-cell>
          <table:table-cell office:value-type="float" office:value="44230" calcext:value-type="float">
            <text:p>44230</text:p>
          </table:table-cell>
          <table:table-cell office:value-type="float" office:value="48191" calcext:value-type="float">
            <text:p>48191</text:p>
          </table:table-cell>
          <table:table-cell office:value-type="float" office:value="46525" calcext:value-type="float">
            <text:p>46525</text:p>
          </table:table-cell>
          <table:table-cell office:value-type="float" office:value="46316" calcext:value-type="float">
            <text:p>46316</text:p>
          </table:table-cell>
          <table:table-cell office:value-type="float" office:value="44379" calcext:value-type="float">
            <text:p>44379</text:p>
          </table:table-cell>
          <table:table-cell office:value-type="float" office:value="46218" calcext:value-type="float">
            <text:p>46218</text:p>
          </table:table-cell>
          <table:table-cell office:value-type="float" office:value="46938" calcext:value-type="float">
            <text:p>46938</text:p>
          </table:table-cell>
          <table:table-cell office:value-type="float" office:value="46109" calcext:value-type="float">
            <text:p>46109</text:p>
          </table:table-cell>
          <table:table-cell office:value-type="float" office:value="42379" calcext:value-type="float">
            <text:p>42379</text:p>
          </table:table-cell>
          <table:table-cell office:value-type="float" office:value="46964" calcext:value-type="float">
            <text:p>46964</text:p>
          </table:table-cell>
          <table:table-cell office:value-type="float" office:value="47409" calcext:value-type="float">
            <text:p>47409</text:p>
          </table:table-cell>
          <table:table-cell office:value-type="float" office:value="49027" calcext:value-type="float">
            <text:p>49027</text:p>
          </table:table-cell>
          <table:table-cell office:value-type="float" office:value="45505" calcext:value-type="float">
            <text:p>45505</text:p>
          </table:table-cell>
          <table:table-cell office:value-type="float" office:value="43884" calcext:value-type="float">
            <text:p>43884</text:p>
          </table:table-cell>
          <table:table-cell office:value-type="float" office:value="46761" calcext:value-type="float">
            <text:p>46761</text:p>
          </table:table-cell>
          <table:table-cell office:value-type="float" office:value="48385" calcext:value-type="float">
            <text:p>48385</text:p>
          </table:table-cell>
          <table:table-cell office:value-type="float" office:value="43151" calcext:value-type="float">
            <text:p>43151</text:p>
          </table:table-cell>
          <table:table-cell office:value-type="float" office:value="47362" calcext:value-type="float">
            <text:p>47362</text:p>
          </table:table-cell>
          <table:table-cell office:value-type="float" office:value="49479" calcext:value-type="float">
            <text:p>49479</text:p>
          </table:table-cell>
          <table:table-cell office:value-type="float" office:value="50404" calcext:value-type="float">
            <text:p>50404</text:p>
          </table:table-cell>
          <table:table-cell office:value-type="float" office:value="48102" calcext:value-type="float">
            <text:p>48102</text:p>
          </table:table-cell>
          <table:table-cell office:value-type="float" office:value="44685" calcext:value-type="float">
            <text:p>44685</text:p>
          </table:table-cell>
          <table:table-cell office:value-type="float" office:value="43828" calcext:value-type="float">
            <text:p>43828</text:p>
          </table:table-cell>
          <table:table-cell office:value-type="float" office:value="43286" calcext:value-type="float">
            <text:p>43286</text:p>
          </table:table-cell>
          <table:table-cell office:value-type="float" office:value="46259" calcext:value-type="float">
            <text:p>46259</text:p>
          </table:table-cell>
          <table:table-cell office:value-type="float" office:value="46798" calcext:value-type="float">
            <text:p>46798</text:p>
          </table:table-cell>
        </table:table-row>
        <table:table-row table:style-name="ro1">
          <table:table-cell office:value-type="float" office:value="49765" calcext:value-type="float">
            <text:p>49765</text:p>
          </table:table-cell>
          <table:table-cell office:value-type="float" office:value="48565" calcext:value-type="float">
            <text:p>48565</text:p>
          </table:table-cell>
          <table:table-cell office:value-type="float" office:value="44039" calcext:value-type="float">
            <text:p>44039</text:p>
          </table:table-cell>
          <table:table-cell office:value-type="float" office:value="49172" calcext:value-type="float">
            <text:p>49172</text:p>
          </table:table-cell>
          <table:table-cell office:value-type="float" office:value="44230" calcext:value-type="float">
            <text:p>44230</text:p>
          </table:table-cell>
          <table:table-cell office:value-type="float" office:value="46259" calcext:value-type="float">
            <text:p>46259</text:p>
          </table:table-cell>
          <table:table-cell office:value-type="float" office:value="46525" calcext:value-type="float">
            <text:p>46525</text:p>
          </table:table-cell>
          <table:table-cell office:value-type="float" office:value="46316" calcext:value-type="float">
            <text:p>46316</text:p>
          </table:table-cell>
          <table:table-cell office:value-type="float" office:value="44379" calcext:value-type="float">
            <text:p>44379</text:p>
          </table:table-cell>
          <table:table-cell office:value-type="float" office:value="46218" calcext:value-type="float">
            <text:p>46218</text:p>
          </table:table-cell>
          <table:table-cell office:value-type="float" office:value="46938" calcext:value-type="float">
            <text:p>46938</text:p>
          </table:table-cell>
          <table:table-cell office:value-type="float" office:value="46109" calcext:value-type="float">
            <text:p>46109</text:p>
          </table:table-cell>
          <table:table-cell office:value-type="float" office:value="42379" calcext:value-type="float">
            <text:p>42379</text:p>
          </table:table-cell>
          <table:table-cell office:value-type="float" office:value="46938" calcext:value-type="float">
            <text:p>46938</text:p>
          </table:table-cell>
          <table:table-cell office:value-type="float" office:value="47409" calcext:value-type="float">
            <text:p>47409</text:p>
          </table:table-cell>
          <table:table-cell office:value-type="float" office:value="49027" calcext:value-type="float">
            <text:p>49027</text:p>
          </table:table-cell>
          <table:table-cell office:value-type="float" office:value="45505" calcext:value-type="float">
            <text:p>45505</text:p>
          </table:table-cell>
          <table:table-cell office:value-type="float" office:value="43884" calcext:value-type="float">
            <text:p>43884</text:p>
          </table:table-cell>
          <table:table-cell office:value-type="float" office:value="46761" calcext:value-type="float">
            <text:p>46761</text:p>
          </table:table-cell>
          <table:table-cell office:value-type="float" office:value="48385" calcext:value-type="float">
            <text:p>48385</text:p>
          </table:table-cell>
          <table:table-cell office:value-type="float" office:value="43151" calcext:value-type="float">
            <text:p>43151</text:p>
          </table:table-cell>
          <table:table-cell office:value-type="float" office:value="47362" calcext:value-type="float">
            <text:p>47362</text:p>
          </table:table-cell>
          <table:table-cell office:value-type="float" office:value="49479" calcext:value-type="float">
            <text:p>49479</text:p>
          </table:table-cell>
          <table:table-cell office:value-type="float" office:value="50404" calcext:value-type="float">
            <text:p>50404</text:p>
          </table:table-cell>
          <table:table-cell office:value-type="float" office:value="48102" calcext:value-type="float">
            <text:p>48102</text:p>
          </table:table-cell>
          <table:table-cell office:value-type="float" office:value="44685" calcext:value-type="float">
            <text:p>44685</text:p>
          </table:table-cell>
          <table:table-cell office:value-type="float" office:value="43828" calcext:value-type="float">
            <text:p>43828</text:p>
          </table:table-cell>
          <table:table-cell office:value-type="float" office:value="43286" calcext:value-type="float">
            <text:p>43286</text:p>
          </table:table-cell>
          <table:table-cell office:value-type="float" office:value="46259" calcext:value-type="float">
            <text:p>46259</text:p>
          </table:table-cell>
          <table:table-cell office:value-type="float" office:value="46395" calcext:value-type="float">
            <text:p>46395</text:p>
          </table:table-cell>
        </table:table-row>
        <table:table-row table:style-name="ro1">
          <table:table-cell office:value-type="float" office:value="49747" calcext:value-type="float">
            <text:p>49747</text:p>
          </table:table-cell>
          <table:table-cell office:value-type="float" office:value="48565" calcext:value-type="float">
            <text:p>48565</text:p>
          </table:table-cell>
          <table:table-cell office:value-type="float" office:value="44039" calcext:value-type="float">
            <text:p>44039</text:p>
          </table:table-cell>
          <table:table-cell office:value-type="float" office:value="49172" calcext:value-type="float">
            <text:p>49172</text:p>
          </table:table-cell>
          <table:table-cell office:value-type="float" office:value="44230" calcext:value-type="float">
            <text:p>44230</text:p>
          </table:table-cell>
          <table:table-cell office:value-type="float" office:value="46259" calcext:value-type="float">
            <text:p>46259</text:p>
          </table:table-cell>
          <table:table-cell office:value-type="float" office:value="46525" calcext:value-type="float">
            <text:p>46525</text:p>
          </table:table-cell>
          <table:table-cell office:value-type="float" office:value="46316" calcext:value-type="float">
            <text:p>46316</text:p>
          </table:table-cell>
          <table:table-cell office:value-type="float" office:value="44379" calcext:value-type="float">
            <text:p>44379</text:p>
          </table:table-cell>
          <table:table-cell office:value-type="float" office:value="46218" calcext:value-type="float">
            <text:p>46218</text:p>
          </table:table-cell>
          <table:table-cell office:value-type="float" office:value="46938" calcext:value-type="float">
            <text:p>46938</text:p>
          </table:table-cell>
          <table:table-cell office:value-type="float" office:value="46109" calcext:value-type="float">
            <text:p>46109</text:p>
          </table:table-cell>
          <table:table-cell office:value-type="float" office:value="42379" calcext:value-type="float">
            <text:p>42379</text:p>
          </table:table-cell>
          <table:table-cell office:value-type="float" office:value="46938" calcext:value-type="float">
            <text:p>46938</text:p>
          </table:table-cell>
          <table:table-cell office:value-type="float" office:value="47409" calcext:value-type="float">
            <text:p>47409</text:p>
          </table:table-cell>
          <table:table-cell office:value-type="float" office:value="46049" calcext:value-type="float">
            <text:p>46049</text:p>
          </table:table-cell>
          <table:table-cell office:value-type="float" office:value="45505" calcext:value-type="float">
            <text:p>45505</text:p>
          </table:table-cell>
          <table:table-cell office:value-type="float" office:value="43884" calcext:value-type="float">
            <text:p>43884</text:p>
          </table:table-cell>
          <table:table-cell office:value-type="float" office:value="46761" calcext:value-type="float">
            <text:p>46761</text:p>
          </table:table-cell>
          <table:table-cell office:value-type="float" office:value="48385" calcext:value-type="float">
            <text:p>48385</text:p>
          </table:table-cell>
          <table:table-cell office:value-type="float" office:value="43151" calcext:value-type="float">
            <text:p>43151</text:p>
          </table:table-cell>
          <table:table-cell office:value-type="float" office:value="47362" calcext:value-type="float">
            <text:p>47362</text:p>
          </table:table-cell>
          <table:table-cell office:value-type="float" office:value="49479" calcext:value-type="float">
            <text:p>49479</text:p>
          </table:table-cell>
          <table:table-cell office:value-type="float" office:value="50404" calcext:value-type="float">
            <text:p>50404</text:p>
          </table:table-cell>
          <table:table-cell office:value-type="float" office:value="48102" calcext:value-type="float">
            <text:p>48102</text:p>
          </table:table-cell>
          <table:table-cell office:value-type="float" office:value="44685" calcext:value-type="float">
            <text:p>44685</text:p>
          </table:table-cell>
          <table:table-cell office:value-type="float" office:value="43828" calcext:value-type="float">
            <text:p>43828</text:p>
          </table:table-cell>
          <table:table-cell office:value-type="float" office:value="43286" calcext:value-type="float">
            <text:p>43286</text:p>
          </table:table-cell>
          <table:table-cell office:value-type="float" office:value="46259" calcext:value-type="float">
            <text:p>46259</text:p>
          </table:table-cell>
          <table:table-cell office:value-type="float" office:value="45962" calcext:value-type="float">
            <text:p>45962</text:p>
          </table:table-cell>
        </table:table-row>
        <table:table-row table:style-name="ro1">
          <table:table-cell office:value-type="float" office:value="49380" calcext:value-type="float">
            <text:p>49380</text:p>
          </table:table-cell>
          <table:table-cell office:value-type="float" office:value="48565" calcext:value-type="float">
            <text:p>48565</text:p>
          </table:table-cell>
          <table:table-cell office:value-type="float" office:value="44039" calcext:value-type="float">
            <text:p>44039</text:p>
          </table:table-cell>
          <table:table-cell office:value-type="float" office:value="49172" calcext:value-type="float">
            <text:p>49172</text:p>
          </table:table-cell>
          <table:table-cell office:value-type="float" office:value="44230" calcext:value-type="float">
            <text:p>44230</text:p>
          </table:table-cell>
          <table:table-cell office:value-type="float" office:value="46259" calcext:value-type="float">
            <text:p>46259</text:p>
          </table:table-cell>
          <table:table-cell office:value-type="float" office:value="46525" calcext:value-type="float">
            <text:p>46525</text:p>
          </table:table-cell>
          <table:table-cell office:value-type="float" office:value="46316" calcext:value-type="float">
            <text:p>46316</text:p>
          </table:table-cell>
          <table:table-cell office:value-type="float" office:value="44379" calcext:value-type="float">
            <text:p>44379</text:p>
          </table:table-cell>
          <table:table-cell office:value-type="float" office:value="46218" calcext:value-type="float">
            <text:p>46218</text:p>
          </table:table-cell>
          <table:table-cell office:value-type="float" office:value="46938" calcext:value-type="float">
            <text:p>46938</text:p>
          </table:table-cell>
          <table:table-cell office:value-type="float" office:value="46109" calcext:value-type="float">
            <text:p>46109</text:p>
          </table:table-cell>
          <table:table-cell office:value-type="float" office:value="42379" calcext:value-type="float">
            <text:p>42379</text:p>
          </table:table-cell>
          <table:table-cell office:value-type="float" office:value="46938" calcext:value-type="float">
            <text:p>46938</text:p>
          </table:table-cell>
          <table:table-cell office:value-type="float" office:value="47409" calcext:value-type="float">
            <text:p>47409</text:p>
          </table:table-cell>
          <table:table-cell office:value-type="float" office:value="43389" calcext:value-type="float">
            <text:p>43389</text:p>
          </table:table-cell>
          <table:table-cell office:value-type="float" office:value="45505" calcext:value-type="float">
            <text:p>45505</text:p>
          </table:table-cell>
          <table:table-cell office:value-type="float" office:value="43884" calcext:value-type="float">
            <text:p>43884</text:p>
          </table:table-cell>
          <table:table-cell office:value-type="float" office:value="46761" calcext:value-type="float">
            <text:p>46761</text:p>
          </table:table-cell>
          <table:table-cell office:value-type="float" office:value="48385" calcext:value-type="float">
            <text:p>48385</text:p>
          </table:table-cell>
          <table:table-cell office:value-type="float" office:value="43151" calcext:value-type="float">
            <text:p>43151</text:p>
          </table:table-cell>
          <table:table-cell office:value-type="float" office:value="47362" calcext:value-type="float">
            <text:p>47362</text:p>
          </table:table-cell>
          <table:table-cell office:value-type="float" office:value="49479" calcext:value-type="float">
            <text:p>49479</text:p>
          </table:table-cell>
          <table:table-cell office:value-type="float" office:value="50404" calcext:value-type="float">
            <text:p>50404</text:p>
          </table:table-cell>
          <table:table-cell office:value-type="float" office:value="47709" calcext:value-type="float">
            <text:p>47709</text:p>
          </table:table-cell>
          <table:table-cell office:value-type="float" office:value="44685" calcext:value-type="float">
            <text:p>44685</text:p>
          </table:table-cell>
          <table:table-cell office:value-type="float" office:value="43828" calcext:value-type="float">
            <text:p>43828</text:p>
          </table:table-cell>
          <table:table-cell office:value-type="float" office:value="43286" calcext:value-type="float">
            <text:p>43286</text:p>
          </table:table-cell>
          <table:table-cell office:value-type="float" office:value="45782" calcext:value-type="float">
            <text:p>45782</text:p>
          </table:table-cell>
          <table:table-cell office:value-type="float" office:value="45962" calcext:value-type="float">
            <text:p>45962</text:p>
          </table:table-cell>
        </table:table-row>
      </table:table>
      <table:table table:name="Hoja9" table:style-name="ta1">
        <table:shapes>
          <draw:frame draw:z-index="0" draw:style-name="gr1" draw:text-style-name="P1" svg:width="32.068cm" svg:height="12.65cm" svg:x="0.449cm" svg:y="11.787cm">
            <draw:object draw:notify-on-update-of-ranges="Hoja9.A1:Hoja9.A26 Hoja9.B1:Hoja9.B26 Hoja9.C1:Hoja9.C26 Hoja9.D1:Hoja9.D26 Hoja9.E1:Hoja9.E26 Hoja9.F1:Hoja9.F26 Hoja9.G1:Hoja9.G26 Hoja9.H1:Hoja9.H26 Hoja9.I1:Hoja9.I26 Hoja9.J1:Hoja9.J26 Hoja9.K1:Hoja9.K26 Hoja9.L1:Hoja9.L26 Hoja9.M1:Hoja9.M26 Hoja9.N1:Hoja9.N26 Hoja9.O1:Hoja9.O26 Hoja9.P1:Hoja9.P26 Hoja9.Q1:Hoja9.Q26 Hoja9.R1:Hoja9.R26 Hoja9.S1:Hoja9.S26 Hoja9.T1:Hoja9.T26 Hoja9.U1:Hoja9.U26 Hoja9.V1:Hoja9.V26 Hoja9.W1:Hoja9.W26 Hoja9.X1:Hoja9.X26 Hoja9.Y1:Hoja9.Y26 Hoja9.Z1:Hoja9.Z26 Hoja9.AA1:Hoja9.AA26 Hoja9.AB1:Hoja9.AB26 Hoja9.AC1:Hoja9.AC26 Hoja9.AD1:Hoja9.AD2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office:value-type="float" office:value="23822" calcext:value-type="float">
            <text:p>23822</text:p>
          </table:table-cell>
          <table:table-cell office:value-type="float" office:value="21786" calcext:value-type="float">
            <text:p>21786</text:p>
          </table:table-cell>
          <table:table-cell office:value-type="float" office:value="23822" calcext:value-type="float">
            <text:p>23822</text:p>
          </table:table-cell>
          <table:table-cell office:value-type="float" office:value="22262" calcext:value-type="float">
            <text:p>22262</text:p>
          </table:table-cell>
          <table:table-cell office:value-type="float" office:value="25279" calcext:value-type="float">
            <text:p>25279</text:p>
          </table:table-cell>
          <table:table-cell office:value-type="float" office:value="23387" calcext:value-type="float">
            <text:p>23387</text:p>
          </table:table-cell>
          <table:table-cell office:value-type="float" office:value="21046" calcext:value-type="float">
            <text:p>21046</text:p>
          </table:table-cell>
          <table:table-cell office:value-type="float" office:value="22673" calcext:value-type="float">
            <text:p>22673</text:p>
          </table:table-cell>
          <table:table-cell office:value-type="float" office:value="20433" calcext:value-type="float">
            <text:p>20433</text:p>
          </table:table-cell>
          <table:table-cell office:value-type="float" office:value="21330" calcext:value-type="float">
            <text:p>21330</text:p>
          </table:table-cell>
          <table:table-cell office:value-type="float" office:value="23506" calcext:value-type="float">
            <text:p>23506</text:p>
          </table:table-cell>
          <table:table-cell office:value-type="float" office:value="20955" calcext:value-type="float">
            <text:p>20955</text:p>
          </table:table-cell>
          <table:table-cell office:value-type="float" office:value="20297" calcext:value-type="float">
            <text:p>20297</text:p>
          </table:table-cell>
          <table:table-cell office:value-type="float" office:value="21300" calcext:value-type="float">
            <text:p>21300</text:p>
          </table:table-cell>
          <table:table-cell office:value-type="float" office:value="20107" calcext:value-type="float">
            <text:p>20107</text:p>
          </table:table-cell>
          <table:table-cell office:value-type="float" office:value="23132" calcext:value-type="float">
            <text:p>23132</text:p>
          </table:table-cell>
          <table:table-cell office:value-type="float" office:value="18411" calcext:value-type="float">
            <text:p>18411</text:p>
          </table:table-cell>
          <table:table-cell office:value-type="float" office:value="21686" calcext:value-type="float">
            <text:p>21686</text:p>
          </table:table-cell>
          <table:table-cell office:value-type="float" office:value="20455" calcext:value-type="float">
            <text:p>20455</text:p>
          </table:table-cell>
          <table:table-cell office:value-type="float" office:value="21982" calcext:value-type="float">
            <text:p>21982</text:p>
          </table:table-cell>
          <table:table-cell office:value-type="float" office:value="23964" calcext:value-type="float">
            <text:p>23964</text:p>
          </table:table-cell>
          <table:table-cell office:value-type="float" office:value="23668" calcext:value-type="float">
            <text:p>23668</text:p>
          </table:table-cell>
          <table:table-cell office:value-type="float" office:value="24598" calcext:value-type="float">
            <text:p>24598</text:p>
          </table:table-cell>
          <table:table-cell office:value-type="float" office:value="22409" calcext:value-type="float">
            <text:p>22409</text:p>
          </table:table-cell>
          <table:table-cell office:value-type="float" office:value="20742" calcext:value-type="float">
            <text:p>20742</text:p>
          </table:table-cell>
          <table:table-cell office:value-type="float" office:value="20971" calcext:value-type="float">
            <text:p>20971</text:p>
          </table:table-cell>
          <table:table-cell office:value-type="float" office:value="20919" calcext:value-type="float">
            <text:p>20919</text:p>
          </table:table-cell>
          <table:table-cell office:value-type="float" office:value="16666" calcext:value-type="float">
            <text:p>16666</text:p>
          </table:table-cell>
          <table:table-cell office:value-type="float" office:value="20812" calcext:value-type="float">
            <text:p>20812</text:p>
          </table:table-cell>
          <table:table-cell office:value-type="float" office:value="20858" calcext:value-type="float">
            <text:p>20858</text:p>
          </table:table-cell>
        </table:table-row>
        <table:table-row table:style-name="ro1">
          <table:table-cell office:value-type="float" office:value="20662" calcext:value-type="float">
            <text:p>20662</text:p>
          </table:table-cell>
          <table:table-cell office:value-type="float" office:value="18271" calcext:value-type="float">
            <text:p>18271</text:p>
          </table:table-cell>
          <table:table-cell office:value-type="float" office:value="20662" calcext:value-type="float">
            <text:p>20662</text:p>
          </table:table-cell>
          <table:table-cell office:value-type="float" office:value="20512" calcext:value-type="float">
            <text:p>20512</text:p>
          </table:table-cell>
          <table:table-cell office:value-type="float" office:value="21688" calcext:value-type="float">
            <text:p>21688</text:p>
          </table:table-cell>
          <table:table-cell office:value-type="float" office:value="21631" calcext:value-type="float">
            <text:p>21631</text:p>
          </table:table-cell>
          <table:table-cell office:value-type="float" office:value="19750" calcext:value-type="float">
            <text:p>19750</text:p>
          </table:table-cell>
          <table:table-cell office:value-type="float" office:value="17517" calcext:value-type="float">
            <text:p>17517</text:p>
          </table:table-cell>
          <table:table-cell office:value-type="float" office:value="18719" calcext:value-type="float">
            <text:p>18719</text:p>
          </table:table-cell>
          <table:table-cell office:value-type="float" office:value="20180" calcext:value-type="float">
            <text:p>20180</text:p>
          </table:table-cell>
          <table:table-cell office:value-type="float" office:value="21013" calcext:value-type="float">
            <text:p>21013</text:p>
          </table:table-cell>
          <table:table-cell office:value-type="float" office:value="19080" calcext:value-type="float">
            <text:p>19080</text:p>
          </table:table-cell>
          <table:table-cell office:value-type="float" office:value="16618" calcext:value-type="float">
            <text:p>16618</text:p>
          </table:table-cell>
          <table:table-cell office:value-type="float" office:value="18559" calcext:value-type="float">
            <text:p>18559</text:p>
          </table:table-cell>
          <table:table-cell office:value-type="float" office:value="18942" calcext:value-type="float">
            <text:p>18942</text:p>
          </table:table-cell>
          <table:table-cell office:value-type="float" office:value="19367" calcext:value-type="float">
            <text:p>19367</text:p>
          </table:table-cell>
          <table:table-cell office:value-type="float" office:value="18411" calcext:value-type="float">
            <text:p>18411</text:p>
          </table:table-cell>
          <table:table-cell office:value-type="float" office:value="18620" calcext:value-type="float">
            <text:p>18620</text:p>
          </table:table-cell>
          <table:table-cell office:value-type="float" office:value="19822" calcext:value-type="float">
            <text:p>19822</text:p>
          </table:table-cell>
          <table:table-cell office:value-type="float" office:value="18389" calcext:value-type="float">
            <text:p>18389</text:p>
          </table:table-cell>
          <table:table-cell office:value-type="float" office:value="22109" calcext:value-type="float">
            <text:p>22109</text:p>
          </table:table-cell>
          <table:table-cell office:value-type="float" office:value="23094" calcext:value-type="float">
            <text:p>23094</text:p>
          </table:table-cell>
          <table:table-cell office:value-type="float" office:value="19000" calcext:value-type="float">
            <text:p>19000</text:p>
          </table:table-cell>
          <table:table-cell office:value-type="float" office:value="20146" calcext:value-type="float">
            <text:p>20146</text:p>
          </table:table-cell>
          <table:table-cell office:value-type="float" office:value="20005" calcext:value-type="float">
            <text:p>20005</text:p>
          </table:table-cell>
          <table:table-cell office:value-type="float" office:value="20971" calcext:value-type="float">
            <text:p>20971</text:p>
          </table:table-cell>
          <table:table-cell office:value-type="float" office:value="18508" calcext:value-type="float">
            <text:p>18508</text:p>
          </table:table-cell>
          <table:table-cell office:value-type="float" office:value="16541" calcext:value-type="float">
            <text:p>16541</text:p>
          </table:table-cell>
          <table:table-cell office:value-type="float" office:value="18817" calcext:value-type="float">
            <text:p>18817</text:p>
          </table:table-cell>
          <table:table-cell office:value-type="float" office:value="19977" calcext:value-type="float">
            <text:p>19977</text:p>
          </table:table-cell>
        </table:table-row>
        <table:table-row table:style-name="ro1">
          <table:table-cell office:value-type="float" office:value="19651" calcext:value-type="float">
            <text:p>19651</text:p>
          </table:table-cell>
          <table:table-cell office:value-type="float" office:value="18067" calcext:value-type="float">
            <text:p>18067</text:p>
          </table:table-cell>
          <table:table-cell office:value-type="float" office:value="19651" calcext:value-type="float">
            <text:p>19651</text:p>
          </table:table-cell>
          <table:table-cell office:value-type="float" office:value="19535" calcext:value-type="float">
            <text:p>19535</text:p>
          </table:table-cell>
          <table:table-cell office:value-type="float" office:value="21688" calcext:value-type="float">
            <text:p>21688</text:p>
          </table:table-cell>
          <table:table-cell office:value-type="float" office:value="21631" calcext:value-type="float">
            <text:p>21631</text:p>
          </table:table-cell>
          <table:table-cell office:value-type="float" office:value="17532" calcext:value-type="float">
            <text:p>17532</text:p>
          </table:table-cell>
          <table:table-cell office:value-type="float" office:value="17517" calcext:value-type="float">
            <text:p>17517</text:p>
          </table:table-cell>
          <table:table-cell office:value-type="float" office:value="17182" calcext:value-type="float">
            <text:p>17182</text:p>
          </table:table-cell>
          <table:table-cell office:value-type="float" office:value="20151" calcext:value-type="float">
            <text:p>20151</text:p>
          </table:table-cell>
          <table:table-cell office:value-type="float" office:value="18963" calcext:value-type="float">
            <text:p>18963</text:p>
          </table:table-cell>
          <table:table-cell office:value-type="float" office:value="19007" calcext:value-type="float">
            <text:p>19007</text:p>
          </table:table-cell>
          <table:table-cell office:value-type="float" office:value="15755" calcext:value-type="float">
            <text:p>15755</text:p>
          </table:table-cell>
          <table:table-cell office:value-type="float" office:value="18559" calcext:value-type="float">
            <text:p>18559</text:p>
          </table:table-cell>
          <table:table-cell office:value-type="float" office:value="18942" calcext:value-type="float">
            <text:p>18942</text:p>
          </table:table-cell>
          <table:table-cell office:value-type="float" office:value="17105" calcext:value-type="float">
            <text:p>17105</text:p>
          </table:table-cell>
          <table:table-cell office:value-type="float" office:value="18177" calcext:value-type="float">
            <text:p>18177</text:p>
          </table:table-cell>
          <table:table-cell office:value-type="float" office:value="18266" calcext:value-type="float">
            <text:p>18266</text:p>
          </table:table-cell>
          <table:table-cell office:value-type="float" office:value="19236" calcext:value-type="float">
            <text:p>19236</text:p>
          </table:table-cell>
          <table:table-cell office:value-type="float" office:value="16821" calcext:value-type="float">
            <text:p>16821</text:p>
          </table:table-cell>
          <table:table-cell office:value-type="float" office:value="21507" calcext:value-type="float">
            <text:p>21507</text:p>
          </table:table-cell>
          <table:table-cell office:value-type="float" office:value="22167" calcext:value-type="float">
            <text:p>22167</text:p>
          </table:table-cell>
          <table:table-cell office:value-type="float" office:value="17377" calcext:value-type="float">
            <text:p>17377</text:p>
          </table:table-cell>
          <table:table-cell office:value-type="float" office:value="20146" calcext:value-type="float">
            <text:p>20146</text:p>
          </table:table-cell>
          <table:table-cell office:value-type="float" office:value="17876" calcext:value-type="float">
            <text:p>17876</text:p>
          </table:table-cell>
          <table:table-cell office:value-type="float" office:value="20971" calcext:value-type="float">
            <text:p>20971</text:p>
          </table:table-cell>
          <table:table-cell office:value-type="float" office:value="18508" calcext:value-type="float">
            <text:p>18508</text:p>
          </table:table-cell>
          <table:table-cell office:value-type="float" office:value="16350" calcext:value-type="float">
            <text:p>16350</text:p>
          </table:table-cell>
          <table:table-cell office:value-type="float" office:value="18570" calcext:value-type="float">
            <text:p>18570</text:p>
          </table:table-cell>
          <table:table-cell office:value-type="float" office:value="16904" calcext:value-type="float">
            <text:p>16904</text:p>
          </table:table-cell>
        </table:table-row>
        <table:table-row table:style-name="ro1">
          <table:table-cell office:value-type="float" office:value="18579" calcext:value-type="float">
            <text:p>18579</text:p>
          </table:table-cell>
          <table:table-cell office:value-type="float" office:value="17671" calcext:value-type="float">
            <text:p>17671</text:p>
          </table:table-cell>
          <table:table-cell office:value-type="float" office:value="18579" calcext:value-type="float">
            <text:p>18579</text:p>
          </table:table-cell>
          <table:table-cell office:value-type="float" office:value="19180" calcext:value-type="float">
            <text:p>19180</text:p>
          </table:table-cell>
          <table:table-cell office:value-type="float" office:value="21688" calcext:value-type="float">
            <text:p>21688</text:p>
          </table:table-cell>
          <table:table-cell office:value-type="float" office:value="20615" calcext:value-type="float">
            <text:p>20615</text:p>
          </table:table-cell>
          <table:table-cell office:value-type="float" office:value="17339" calcext:value-type="float">
            <text:p>17339</text:p>
          </table:table-cell>
          <table:table-cell office:value-type="float" office:value="17517" calcext:value-type="float">
            <text:p>17517</text:p>
          </table:table-cell>
          <table:table-cell office:value-type="float" office:value="16955" calcext:value-type="float">
            <text:p>16955</text:p>
          </table:table-cell>
          <table:table-cell office:value-type="float" office:value="19296" calcext:value-type="float">
            <text:p>19296</text:p>
          </table:table-cell>
          <table:table-cell office:value-type="float" office:value="18963" calcext:value-type="float">
            <text:p>18963</text:p>
          </table:table-cell>
          <table:table-cell office:value-type="float" office:value="18336" calcext:value-type="float">
            <text:p>18336</text:p>
          </table:table-cell>
          <table:table-cell office:value-type="float" office:value="13915" calcext:value-type="float">
            <text:p>13915</text:p>
          </table:table-cell>
          <table:table-cell office:value-type="float" office:value="18102" calcext:value-type="float">
            <text:p>18102</text:p>
          </table:table-cell>
          <table:table-cell office:value-type="float" office:value="18571" calcext:value-type="float">
            <text:p>18571</text:p>
          </table:table-cell>
          <table:table-cell office:value-type="float" office:value="16932" calcext:value-type="float">
            <text:p>16932</text:p>
          </table:table-cell>
          <table:table-cell office:value-type="float" office:value="16102" calcext:value-type="float">
            <text:p>16102</text:p>
          </table:table-cell>
          <table:table-cell office:value-type="float" office:value="17166" calcext:value-type="float">
            <text:p>17166</text:p>
          </table:table-cell>
          <table:table-cell office:value-type="float" office:value="18483" calcext:value-type="float">
            <text:p>18483</text:p>
          </table:table-cell>
          <table:table-cell office:value-type="float" office:value="15850" calcext:value-type="float">
            <text:p>15850</text:p>
          </table:table-cell>
          <table:table-cell office:value-type="float" office:value="16248" calcext:value-type="float">
            <text:p>16248</text:p>
          </table:table-cell>
          <table:table-cell office:value-type="float" office:value="17569" calcext:value-type="float">
            <text:p>17569</text:p>
          </table:table-cell>
          <table:table-cell office:value-type="float" office:value="15700" calcext:value-type="float">
            <text:p>15700</text:p>
          </table:table-cell>
          <table:table-cell office:value-type="float" office:value="19909" calcext:value-type="float">
            <text:p>19909</text:p>
          </table:table-cell>
          <table:table-cell office:value-type="float" office:value="17247" calcext:value-type="float">
            <text:p>17247</text:p>
          </table:table-cell>
          <table:table-cell office:value-type="float" office:value="20500" calcext:value-type="float">
            <text:p>20500</text:p>
          </table:table-cell>
          <table:table-cell office:value-type="float" office:value="18508" calcext:value-type="float">
            <text:p>18508</text:p>
          </table:table-cell>
          <table:table-cell office:value-type="float" office:value="16059" calcext:value-type="float">
            <text:p>16059</text:p>
          </table:table-cell>
          <table:table-cell office:value-type="float" office:value="17723" calcext:value-type="float">
            <text:p>17723</text:p>
          </table:table-cell>
          <table:table-cell office:value-type="float" office:value="16732" calcext:value-type="float">
            <text:p>16732</text:p>
          </table:table-cell>
        </table:table-row>
        <table:table-row table:style-name="ro1">
          <table:table-cell office:value-type="float" office:value="18579" calcext:value-type="float">
            <text:p>18579</text:p>
          </table:table-cell>
          <table:table-cell office:value-type="float" office:value="17671" calcext:value-type="float">
            <text:p>17671</text:p>
          </table:table-cell>
          <table:table-cell office:value-type="float" office:value="18579" calcext:value-type="float">
            <text:p>18579</text:p>
          </table:table-cell>
          <table:table-cell office:value-type="float" office:value="19180" calcext:value-type="float">
            <text:p>19180</text:p>
          </table:table-cell>
          <table:table-cell office:value-type="float" office:value="21396" calcext:value-type="float">
            <text:p>21396</text:p>
          </table:table-cell>
          <table:table-cell office:value-type="float" office:value="20096" calcext:value-type="float">
            <text:p>20096</text:p>
          </table:table-cell>
          <table:table-cell office:value-type="float" office:value="17339" calcext:value-type="float">
            <text:p>17339</text:p>
          </table:table-cell>
          <table:table-cell office:value-type="float" office:value="17517" calcext:value-type="float">
            <text:p>17517</text:p>
          </table:table-cell>
          <table:table-cell office:value-type="float" office:value="16955" calcext:value-type="float">
            <text:p>16955</text:p>
          </table:table-cell>
          <table:table-cell office:value-type="float" office:value="18056" calcext:value-type="float">
            <text:p>18056</text:p>
          </table:table-cell>
          <table:table-cell office:value-type="float" office:value="17151" calcext:value-type="float">
            <text:p>17151</text:p>
          </table:table-cell>
          <table:table-cell office:value-type="float" office:value="16602" calcext:value-type="float">
            <text:p>16602</text:p>
          </table:table-cell>
          <table:table-cell office:value-type="float" office:value="13915" calcext:value-type="float">
            <text:p>13915</text:p>
          </table:table-cell>
          <table:table-cell office:value-type="float" office:value="18102" calcext:value-type="float">
            <text:p>18102</text:p>
          </table:table-cell>
          <table:table-cell office:value-type="float" office:value="16637" calcext:value-type="float">
            <text:p>16637</text:p>
          </table:table-cell>
          <table:table-cell office:value-type="float" office:value="16310" calcext:value-type="float">
            <text:p>16310</text:p>
          </table:table-cell>
          <table:table-cell office:value-type="float" office:value="16102" calcext:value-type="float">
            <text:p>16102</text:p>
          </table:table-cell>
          <table:table-cell office:value-type="float" office:value="17166" calcext:value-type="float">
            <text:p>17166</text:p>
          </table:table-cell>
          <table:table-cell office:value-type="float" office:value="18483" calcext:value-type="float">
            <text:p>18483</text:p>
          </table:table-cell>
          <table:table-cell office:value-type="float" office:value="15850" calcext:value-type="float">
            <text:p>15850</text:p>
          </table:table-cell>
          <table:table-cell office:value-type="float" office:value="15451" calcext:value-type="float">
            <text:p>15451</text:p>
          </table:table-cell>
          <table:table-cell office:value-type="float" office:value="17436" calcext:value-type="float">
            <text:p>17436</text:p>
          </table:table-cell>
          <table:table-cell office:value-type="float" office:value="14862" calcext:value-type="float">
            <text:p>14862</text:p>
          </table:table-cell>
          <table:table-cell office:value-type="float" office:value="19909" calcext:value-type="float">
            <text:p>19909</text:p>
          </table:table-cell>
          <table:table-cell office:value-type="float" office:value="17247" calcext:value-type="float">
            <text:p>17247</text:p>
          </table:table-cell>
          <table:table-cell office:value-type="float" office:value="18377" calcext:value-type="float">
            <text:p>18377</text:p>
          </table:table-cell>
          <table:table-cell office:value-type="float" office:value="18508" calcext:value-type="float">
            <text:p>18508</text:p>
          </table:table-cell>
          <table:table-cell office:value-type="float" office:value="14876" calcext:value-type="float">
            <text:p>14876</text:p>
          </table:table-cell>
          <table:table-cell office:value-type="float" office:value="17029" calcext:value-type="float">
            <text:p>17029</text:p>
          </table:table-cell>
          <table:table-cell office:value-type="float" office:value="16732" calcext:value-type="float">
            <text:p>16732</text:p>
          </table:table-cell>
        </table:table-row>
        <table:table-row table:style-name="ro1">
          <table:table-cell office:value-type="float" office:value="18217" calcext:value-type="float">
            <text:p>18217</text:p>
          </table:table-cell>
          <table:table-cell office:value-type="float" office:value="17671" calcext:value-type="float">
            <text:p>17671</text:p>
          </table:table-cell>
          <table:table-cell office:value-type="float" office:value="18217" calcext:value-type="float">
            <text:p>18217</text:p>
          </table:table-cell>
          <table:table-cell office:value-type="float" office:value="19180" calcext:value-type="float">
            <text:p>19180</text:p>
          </table:table-cell>
          <table:table-cell office:value-type="float" office:value="20704" calcext:value-type="float">
            <text:p>20704</text:p>
          </table:table-cell>
          <table:table-cell office:value-type="float" office:value="17533" calcext:value-type="float">
            <text:p>17533</text:p>
          </table:table-cell>
          <table:table-cell office:value-type="float" office:value="17339" calcext:value-type="float">
            <text:p>17339</text:p>
          </table:table-cell>
          <table:table-cell office:value-type="float" office:value="17517" calcext:value-type="float">
            <text:p>17517</text:p>
          </table:table-cell>
          <table:table-cell office:value-type="float" office:value="16955" calcext:value-type="float">
            <text:p>16955</text:p>
          </table:table-cell>
          <table:table-cell office:value-type="float" office:value="17248" calcext:value-type="float">
            <text:p>17248</text:p>
          </table:table-cell>
          <table:table-cell office:value-type="float" office:value="17151" calcext:value-type="float">
            <text:p>17151</text:p>
          </table:table-cell>
          <table:table-cell office:value-type="float" office:value="16518" calcext:value-type="float">
            <text:p>16518</text:p>
          </table:table-cell>
          <table:table-cell office:value-type="float" office:value="13915" calcext:value-type="float">
            <text:p>13915</text:p>
          </table:table-cell>
          <table:table-cell office:value-type="float" office:value="18102" calcext:value-type="float">
            <text:p>18102</text:p>
          </table:table-cell>
          <table:table-cell office:value-type="float" office:value="15376" calcext:value-type="float">
            <text:p>15376</text:p>
          </table:table-cell>
          <table:table-cell office:value-type="float" office:value="15676" calcext:value-type="float">
            <text:p>15676</text:p>
          </table:table-cell>
          <table:table-cell office:value-type="float" office:value="15744" calcext:value-type="float">
            <text:p>15744</text:p>
          </table:table-cell>
          <table:table-cell office:value-type="float" office:value="17166" calcext:value-type="float">
            <text:p>17166</text:p>
          </table:table-cell>
          <table:table-cell office:value-type="float" office:value="17944" calcext:value-type="float">
            <text:p>17944</text:p>
          </table:table-cell>
          <table:table-cell office:value-type="float" office:value="15268" calcext:value-type="float">
            <text:p>15268</text:p>
          </table:table-cell>
          <table:table-cell office:value-type="float" office:value="15044" calcext:value-type="float">
            <text:p>15044</text:p>
          </table:table-cell>
          <table:table-cell office:value-type="float" office:value="17436" calcext:value-type="float">
            <text:p>17436</text:p>
          </table:table-cell>
          <table:table-cell office:value-type="float" office:value="14862" calcext:value-type="float">
            <text:p>14862</text:p>
          </table:table-cell>
          <table:table-cell office:value-type="float" office:value="19909" calcext:value-type="float">
            <text:p>19909</text:p>
          </table:table-cell>
          <table:table-cell office:value-type="float" office:value="15577" calcext:value-type="float">
            <text:p>15577</text:p>
          </table:table-cell>
          <table:table-cell office:value-type="float" office:value="18377" calcext:value-type="float">
            <text:p>18377</text:p>
          </table:table-cell>
          <table:table-cell office:value-type="float" office:value="17408" calcext:value-type="float">
            <text:p>17408</text:p>
          </table:table-cell>
          <table:table-cell office:value-type="float" office:value="14876" calcext:value-type="float">
            <text:p>14876</text:p>
          </table:table-cell>
          <table:table-cell office:value-type="float" office:value="17029" calcext:value-type="float">
            <text:p>17029</text:p>
          </table:table-cell>
          <table:table-cell office:value-type="float" office:value="16732" calcext:value-type="float">
            <text:p>16732</text:p>
          </table:table-cell>
        </table:table-row>
        <table:table-row table:style-name="ro1">
          <table:table-cell office:value-type="float" office:value="17496" calcext:value-type="float">
            <text:p>17496</text:p>
          </table:table-cell>
          <table:table-cell office:value-type="float" office:value="17671" calcext:value-type="float">
            <text:p>17671</text:p>
          </table:table-cell>
          <table:table-cell office:value-type="float" office:value="18217" calcext:value-type="float">
            <text:p>18217</text:p>
          </table:table-cell>
          <table:table-cell office:value-type="float" office:value="17891" calcext:value-type="float">
            <text:p>17891</text:p>
          </table:table-cell>
          <table:table-cell office:value-type="float" office:value="19705" calcext:value-type="float">
            <text:p>19705</text:p>
          </table:table-cell>
          <table:table-cell office:value-type="float" office:value="17533" calcext:value-type="float">
            <text:p>17533</text:p>
          </table:table-cell>
          <table:table-cell office:value-type="float" office:value="17339" calcext:value-type="float">
            <text:p>17339</text:p>
          </table:table-cell>
          <table:table-cell office:value-type="float" office:value="17517" calcext:value-type="float">
            <text:p>17517</text:p>
          </table:table-cell>
          <table:table-cell office:value-type="float" office:value="16955" calcext:value-type="float">
            <text:p>16955</text:p>
          </table:table-cell>
          <table:table-cell office:value-type="float" office:value="16475" calcext:value-type="float">
            <text:p>16475</text:p>
          </table:table-cell>
          <table:table-cell office:value-type="float" office:value="16505" calcext:value-type="float">
            <text:p>16505</text:p>
          </table:table-cell>
          <table:table-cell office:value-type="float" office:value="16518" calcext:value-type="float">
            <text:p>16518</text:p>
          </table:table-cell>
          <table:table-cell office:value-type="float" office:value="13915" calcext:value-type="float">
            <text:p>13915</text:p>
          </table:table-cell>
          <table:table-cell office:value-type="float" office:value="17392" calcext:value-type="float">
            <text:p>17392</text:p>
          </table:table-cell>
          <table:table-cell office:value-type="float" office:value="15376" calcext:value-type="float">
            <text:p>15376</text:p>
          </table:table-cell>
          <table:table-cell office:value-type="float" office:value="15061" calcext:value-type="float">
            <text:p>15061</text:p>
          </table:table-cell>
          <table:table-cell office:value-type="float" office:value="15666" calcext:value-type="float">
            <text:p>15666</text:p>
          </table:table-cell>
          <table:table-cell office:value-type="float" office:value="17161" calcext:value-type="float">
            <text:p>17161</text:p>
          </table:table-cell>
          <table:table-cell office:value-type="float" office:value="17364" calcext:value-type="float">
            <text:p>17364</text:p>
          </table:table-cell>
          <table:table-cell office:value-type="float" office:value="14671" calcext:value-type="float">
            <text:p>14671</text:p>
          </table:table-cell>
          <table:table-cell office:value-type="float" office:value="14808" calcext:value-type="float">
            <text:p>14808</text:p>
          </table:table-cell>
          <table:table-cell office:value-type="float" office:value="17436" calcext:value-type="float">
            <text:p>17436</text:p>
          </table:table-cell>
          <table:table-cell office:value-type="float" office:value="14862" calcext:value-type="float">
            <text:p>14862</text:p>
          </table:table-cell>
          <table:table-cell office:value-type="float" office:value="19302" calcext:value-type="float">
            <text:p>19302</text:p>
          </table:table-cell>
          <table:table-cell office:value-type="float" office:value="15430" calcext:value-type="float">
            <text:p>15430</text:p>
          </table:table-cell>
          <table:table-cell office:value-type="float" office:value="18377" calcext:value-type="float">
            <text:p>18377</text:p>
          </table:table-cell>
          <table:table-cell office:value-type="float" office:value="14634" calcext:value-type="float">
            <text:p>14634</text:p>
          </table:table-cell>
          <table:table-cell office:value-type="float" office:value="14876" calcext:value-type="float">
            <text:p>14876</text:p>
          </table:table-cell>
          <table:table-cell office:value-type="float" office:value="17029" calcext:value-type="float">
            <text:p>17029</text:p>
          </table:table-cell>
          <table:table-cell office:value-type="float" office:value="16164" calcext:value-type="float">
            <text:p>16164</text:p>
          </table:table-cell>
        </table:table-row>
        <table:table-row table:style-name="ro1">
          <table:table-cell office:value-type="float" office:value="16695" calcext:value-type="float">
            <text:p>16695</text:p>
          </table:table-cell>
          <table:table-cell office:value-type="float" office:value="17671" calcext:value-type="float">
            <text:p>17671</text:p>
          </table:table-cell>
          <table:table-cell office:value-type="float" office:value="17496" calcext:value-type="float">
            <text:p>17496</text:p>
          </table:table-cell>
          <table:table-cell office:value-type="float" office:value="17710" calcext:value-type="float">
            <text:p>17710</text:p>
          </table:table-cell>
          <table:table-cell office:value-type="float" office:value="19568" calcext:value-type="float">
            <text:p>19568</text:p>
          </table:table-cell>
          <table:table-cell office:value-type="float" office:value="17410" calcext:value-type="float">
            <text:p>17410</text:p>
          </table:table-cell>
          <table:table-cell office:value-type="float" office:value="15990" calcext:value-type="float">
            <text:p>15990</text:p>
          </table:table-cell>
          <table:table-cell office:value-type="float" office:value="17517" calcext:value-type="float">
            <text:p>17517</text:p>
          </table:table-cell>
          <table:table-cell office:value-type="float" office:value="16955" calcext:value-type="float">
            <text:p>16955</text:p>
          </table:table-cell>
          <table:table-cell office:value-type="float" office:value="16001" calcext:value-type="float">
            <text:p>16001</text:p>
          </table:table-cell>
          <table:table-cell office:value-type="float" office:value="15988" calcext:value-type="float">
            <text:p>15988</text:p>
          </table:table-cell>
          <table:table-cell office:value-type="float" office:value="16518" calcext:value-type="float">
            <text:p>16518</text:p>
          </table:table-cell>
          <table:table-cell office:value-type="float" office:value="13915" calcext:value-type="float">
            <text:p>13915</text:p>
          </table:table-cell>
          <table:table-cell office:value-type="float" office:value="16394" calcext:value-type="float">
            <text:p>16394</text:p>
          </table:table-cell>
          <table:table-cell office:value-type="float" office:value="15376" calcext:value-type="float">
            <text:p>15376</text:p>
          </table:table-cell>
          <table:table-cell office:value-type="float" office:value="15061" calcext:value-type="float">
            <text:p>15061</text:p>
          </table:table-cell>
          <table:table-cell office:value-type="float" office:value="15666" calcext:value-type="float">
            <text:p>15666</text:p>
          </table:table-cell>
          <table:table-cell office:value-type="float" office:value="16015" calcext:value-type="float">
            <text:p>16015</text:p>
          </table:table-cell>
          <table:table-cell office:value-type="float" office:value="17135" calcext:value-type="float">
            <text:p>17135</text:p>
          </table:table-cell>
          <table:table-cell office:value-type="float" office:value="14671" calcext:value-type="float">
            <text:p>14671</text:p>
          </table:table-cell>
          <table:table-cell office:value-type="float" office:value="14808" calcext:value-type="float">
            <text:p>14808</text:p>
          </table:table-cell>
          <table:table-cell office:value-type="float" office:value="17436" calcext:value-type="float">
            <text:p>17436</text:p>
          </table:table-cell>
          <table:table-cell office:value-type="float" office:value="14862" calcext:value-type="float">
            <text:p>14862</text:p>
          </table:table-cell>
          <table:table-cell office:value-type="float" office:value="19283" calcext:value-type="float">
            <text:p>19283</text:p>
          </table:table-cell>
          <table:table-cell office:value-type="float" office:value="15430" calcext:value-type="float">
            <text:p>15430</text:p>
          </table:table-cell>
          <table:table-cell office:value-type="float" office:value="18377" calcext:value-type="float">
            <text:p>18377</text:p>
          </table:table-cell>
          <table:table-cell office:value-type="float" office:value="14270" calcext:value-type="float">
            <text:p>14270</text:p>
          </table:table-cell>
          <table:table-cell office:value-type="float" office:value="14084" calcext:value-type="float">
            <text:p>14084</text:p>
          </table:table-cell>
          <table:table-cell office:value-type="float" office:value="17029" calcext:value-type="float">
            <text:p>17029</text:p>
          </table:table-cell>
          <table:table-cell office:value-type="float" office:value="16164" calcext:value-type="float">
            <text:p>16164</text:p>
          </table:table-cell>
        </table:table-row>
        <table:table-row table:style-name="ro1">
          <table:table-cell office:value-type="float" office:value="16228" calcext:value-type="float">
            <text:p>16228</text:p>
          </table:table-cell>
          <table:table-cell office:value-type="float" office:value="17671" calcext:value-type="float">
            <text:p>17671</text:p>
          </table:table-cell>
          <table:table-cell office:value-type="float" office:value="17041" calcext:value-type="float">
            <text:p>17041</text:p>
          </table:table-cell>
          <table:table-cell office:value-type="float" office:value="17530" calcext:value-type="float">
            <text:p>17530</text:p>
          </table:table-cell>
          <table:table-cell office:value-type="float" office:value="19568" calcext:value-type="float">
            <text:p>19568</text:p>
          </table:table-cell>
          <table:table-cell office:value-type="float" office:value="17410" calcext:value-type="float">
            <text:p>17410</text:p>
          </table:table-cell>
          <table:table-cell office:value-type="float" office:value="15990" calcext:value-type="float">
            <text:p>15990</text:p>
          </table:table-cell>
          <table:table-cell office:value-type="float" office:value="17114" calcext:value-type="float">
            <text:p>17114</text:p>
          </table:table-cell>
          <table:table-cell office:value-type="float" office:value="16660" calcext:value-type="float">
            <text:p>16660</text:p>
          </table:table-cell>
          <table:table-cell office:value-type="float" office:value="16001" calcext:value-type="float">
            <text:p>16001</text:p>
          </table:table-cell>
          <table:table-cell office:value-type="float" office:value="15988" calcext:value-type="float">
            <text:p>15988</text:p>
          </table:table-cell>
          <table:table-cell office:value-type="float" office:value="16518" calcext:value-type="float">
            <text:p>16518</text:p>
          </table:table-cell>
          <table:table-cell office:value-type="float" office:value="13915" calcext:value-type="float">
            <text:p>13915</text:p>
          </table:table-cell>
          <table:table-cell office:value-type="float" office:value="14638" calcext:value-type="float">
            <text:p>14638</text:p>
          </table:table-cell>
          <table:table-cell office:value-type="float" office:value="15376" calcext:value-type="float">
            <text:p>15376</text:p>
          </table:table-cell>
          <table:table-cell office:value-type="float" office:value="15061" calcext:value-type="float">
            <text:p>15061</text:p>
          </table:table-cell>
          <table:table-cell office:value-type="float" office:value="15666" calcext:value-type="float">
            <text:p>15666</text:p>
          </table:table-cell>
          <table:table-cell office:value-type="float" office:value="14999" calcext:value-type="float">
            <text:p>14999</text:p>
          </table:table-cell>
          <table:table-cell office:value-type="float" office:value="17135" calcext:value-type="float">
            <text:p>17135</text:p>
          </table:table-cell>
          <table:table-cell office:value-type="float" office:value="14671" calcext:value-type="float">
            <text:p>14671</text:p>
          </table:table-cell>
          <table:table-cell office:value-type="float" office:value="14808" calcext:value-type="float">
            <text:p>14808</text:p>
          </table:table-cell>
          <table:table-cell office:value-type="float" office:value="17241" calcext:value-type="float">
            <text:p>17241</text:p>
          </table:table-cell>
          <table:table-cell office:value-type="float" office:value="13863" calcext:value-type="float">
            <text:p>13863</text:p>
          </table:table-cell>
          <table:table-cell office:value-type="float" office:value="18457" calcext:value-type="float">
            <text:p>18457</text:p>
          </table:table-cell>
          <table:table-cell office:value-type="float" office:value="15430" calcext:value-type="float">
            <text:p>15430</text:p>
          </table:table-cell>
          <table:table-cell office:value-type="float" office:value="18377" calcext:value-type="float">
            <text:p>18377</text:p>
          </table:table-cell>
          <table:table-cell office:value-type="float" office:value="14270" calcext:value-type="float">
            <text:p>14270</text:p>
          </table:table-cell>
          <table:table-cell office:value-type="float" office:value="14084" calcext:value-type="float">
            <text:p>14084</text:p>
          </table:table-cell>
          <table:table-cell office:value-type="float" office:value="17029" calcext:value-type="float">
            <text:p>17029</text:p>
          </table:table-cell>
          <table:table-cell office:value-type="float" office:value="16164" calcext:value-type="float">
            <text:p>16164</text:p>
          </table:table-cell>
        </table:table-row>
        <table:table-row table:style-name="ro1">
          <table:table-cell office:value-type="float" office:value="15782" calcext:value-type="float">
            <text:p>15782</text:p>
          </table:table-cell>
          <table:table-cell office:value-type="float" office:value="17671" calcext:value-type="float">
            <text:p>17671</text:p>
          </table:table-cell>
          <table:table-cell office:value-type="float" office:value="16228" calcext:value-type="float">
            <text:p>16228</text:p>
          </table:table-cell>
          <table:table-cell office:value-type="float" office:value="17530" calcext:value-type="float">
            <text:p>17530</text:p>
          </table:table-cell>
          <table:table-cell office:value-type="float" office:value="19568" calcext:value-type="float">
            <text:p>19568</text:p>
          </table:table-cell>
          <table:table-cell office:value-type="float" office:value="17410" calcext:value-type="float">
            <text:p>17410</text:p>
          </table:table-cell>
          <table:table-cell office:value-type="float" office:value="15938" calcext:value-type="float">
            <text:p>15938</text:p>
          </table:table-cell>
          <table:table-cell office:value-type="float" office:value="16363" calcext:value-type="float">
            <text:p>16363</text:p>
          </table:table-cell>
          <table:table-cell office:value-type="float" office:value="15954" calcext:value-type="float">
            <text:p>15954</text:p>
          </table:table-cell>
          <table:table-cell office:value-type="float" office:value="16001" calcext:value-type="float">
            <text:p>16001</text:p>
          </table:table-cell>
          <table:table-cell office:value-type="float" office:value="15694" calcext:value-type="float">
            <text:p>15694</text:p>
          </table:table-cell>
          <table:table-cell office:value-type="float" office:value="16518" calcext:value-type="float">
            <text:p>16518</text:p>
          </table:table-cell>
          <table:table-cell office:value-type="float" office:value="13915" calcext:value-type="float">
            <text:p>13915</text:p>
          </table:table-cell>
          <table:table-cell office:value-type="float" office:value="14638" calcext:value-type="float">
            <text:p>14638</text:p>
          </table:table-cell>
          <table:table-cell office:value-type="float" office:value="15376" calcext:value-type="float">
            <text:p>15376</text:p>
          </table:table-cell>
          <table:table-cell office:value-type="float" office:value="15061" calcext:value-type="float">
            <text:p>15061</text:p>
          </table:table-cell>
          <table:table-cell office:value-type="float" office:value="15666" calcext:value-type="float">
            <text:p>15666</text:p>
          </table:table-cell>
          <table:table-cell office:value-type="float" office:value="14999" calcext:value-type="float">
            <text:p>14999</text:p>
          </table:table-cell>
          <table:table-cell office:value-type="float" office:value="16619" calcext:value-type="float">
            <text:p>16619</text:p>
          </table:table-cell>
          <table:table-cell office:value-type="float" office:value="14671" calcext:value-type="float">
            <text:p>14671</text:p>
          </table:table-cell>
          <table:table-cell office:value-type="float" office:value="13455" calcext:value-type="float">
            <text:p>13455</text:p>
          </table:table-cell>
          <table:table-cell office:value-type="float" office:value="16490" calcext:value-type="float">
            <text:p>16490</text:p>
          </table:table-cell>
          <table:table-cell office:value-type="float" office:value="13683" calcext:value-type="float">
            <text:p>13683</text:p>
          </table:table-cell>
          <table:table-cell office:value-type="float" office:value="16423" calcext:value-type="float">
            <text:p>16423</text:p>
          </table:table-cell>
          <table:table-cell office:value-type="float" office:value="15430" calcext:value-type="float">
            <text:p>15430</text:p>
          </table:table-cell>
          <table:table-cell office:value-type="float" office:value="17377" calcext:value-type="float">
            <text:p>17377</text:p>
          </table:table-cell>
          <table:table-cell office:value-type="float" office:value="14270" calcext:value-type="float">
            <text:p>14270</text:p>
          </table:table-cell>
          <table:table-cell office:value-type="float" office:value="14084" calcext:value-type="float">
            <text:p>14084</text:p>
          </table:table-cell>
          <table:table-cell office:value-type="float" office:value="16804" calcext:value-type="float">
            <text:p>16804</text:p>
          </table:table-cell>
          <table:table-cell office:value-type="float" office:value="16164" calcext:value-type="float">
            <text:p>16164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7508" calcext:value-type="float">
            <text:p>17508</text:p>
          </table:table-cell>
          <table:table-cell office:value-type="float" office:value="16228" calcext:value-type="float">
            <text:p>16228</text:p>
          </table:table-cell>
          <table:table-cell office:value-type="float" office:value="17530" calcext:value-type="float">
            <text:p>17530</text:p>
          </table:table-cell>
          <table:table-cell office:value-type="float" office:value="19568" calcext:value-type="float">
            <text:p>19568</text:p>
          </table:table-cell>
          <table:table-cell office:value-type="float" office:value="16927" calcext:value-type="float">
            <text:p>16927</text:p>
          </table:table-cell>
          <table:table-cell office:value-type="float" office:value="15199" calcext:value-type="float">
            <text:p>15199</text:p>
          </table:table-cell>
          <table:table-cell office:value-type="float" office:value="15562" calcext:value-type="float">
            <text:p>15562</text:p>
          </table:table-cell>
          <table:table-cell office:value-type="float" office:value="15537" calcext:value-type="float">
            <text:p>15537</text:p>
          </table:table-cell>
          <table:table-cell office:value-type="float" office:value="16001" calcext:value-type="float">
            <text:p>16001</text:p>
          </table:table-cell>
          <table:table-cell office:value-type="float" office:value="15694" calcext:value-type="float">
            <text:p>15694</text:p>
          </table:table-cell>
          <table:table-cell office:value-type="float" office:value="16518" calcext:value-type="float">
            <text:p>16518</text:p>
          </table:table-cell>
          <table:table-cell office:value-type="float" office:value="13915" calcext:value-type="float">
            <text:p>13915</text:p>
          </table:table-cell>
          <table:table-cell office:value-type="float" office:value="14638" calcext:value-type="float">
            <text:p>14638</text:p>
          </table:table-cell>
          <table:table-cell office:value-type="float" office:value="15376" calcext:value-type="float">
            <text:p>15376</text:p>
          </table:table-cell>
          <table:table-cell office:value-type="float" office:value="14767" calcext:value-type="float">
            <text:p>14767</text:p>
          </table:table-cell>
          <table:table-cell office:value-type="float" office:value="15666" calcext:value-type="float">
            <text:p>15666</text:p>
          </table:table-cell>
          <table:table-cell office:value-type="float" office:value="14999" calcext:value-type="float">
            <text:p>14999</text:p>
          </table:table-cell>
          <table:table-cell office:value-type="float" office:value="16619" calcext:value-type="float">
            <text:p>16619</text:p>
          </table:table-cell>
          <table:table-cell office:value-type="float" office:value="14671" calcext:value-type="float">
            <text:p>14671</text:p>
          </table:table-cell>
          <table:table-cell office:value-type="float" office:value="13455" calcext:value-type="float">
            <text:p>13455</text:p>
          </table:table-cell>
          <table:table-cell office:value-type="float" office:value="16247" calcext:value-type="float">
            <text:p>16247</text:p>
          </table:table-cell>
          <table:table-cell office:value-type="float" office:value="13683" calcext:value-type="float">
            <text:p>13683</text:p>
          </table:table-cell>
          <table:table-cell office:value-type="float" office:value="15740" calcext:value-type="float">
            <text:p>15740</text:p>
          </table:table-cell>
          <table:table-cell office:value-type="float" office:value="15430" calcext:value-type="float">
            <text:p>15430</text:p>
          </table:table-cell>
          <table:table-cell office:value-type="float" office:value="17296" calcext:value-type="float">
            <text:p>17296</text:p>
          </table:table-cell>
          <table:table-cell office:value-type="float" office:value="14270" calcext:value-type="float">
            <text:p>14270</text:p>
          </table:table-cell>
          <table:table-cell office:value-type="float" office:value="14084" calcext:value-type="float">
            <text:p>14084</text:p>
          </table:table-cell>
          <table:table-cell office:value-type="float" office:value="16119" calcext:value-type="float">
            <text:p>16119</text:p>
          </table:table-cell>
          <table:table-cell office:value-type="float" office:value="16164" calcext:value-type="float">
            <text:p>16164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6389" calcext:value-type="float">
            <text:p>16389</text:p>
          </table:table-cell>
          <table:table-cell office:value-type="float" office:value="15500" calcext:value-type="float">
            <text:p>15500</text:p>
          </table:table-cell>
          <table:table-cell office:value-type="float" office:value="17530" calcext:value-type="float">
            <text:p>17530</text:p>
          </table:table-cell>
          <table:table-cell office:value-type="float" office:value="19285" calcext:value-type="float">
            <text:p>19285</text:p>
          </table:table-cell>
          <table:table-cell office:value-type="float" office:value="16927" calcext:value-type="float">
            <text:p>16927</text:p>
          </table:table-cell>
          <table:table-cell office:value-type="float" office:value="15139" calcext:value-type="float">
            <text:p>15139</text:p>
          </table:table-cell>
          <table:table-cell office:value-type="float" office:value="14751" calcext:value-type="float">
            <text:p>14751</text:p>
          </table:table-cell>
          <table:table-cell office:value-type="float" office:value="15537" calcext:value-type="float">
            <text:p>15537</text:p>
          </table:table-cell>
          <table:table-cell office:value-type="float" office:value="16001" calcext:value-type="float">
            <text:p>16001</text:p>
          </table:table-cell>
          <table:table-cell office:value-type="float" office:value="15694" calcext:value-type="float">
            <text:p>15694</text:p>
          </table:table-cell>
          <table:table-cell office:value-type="float" office:value="16518" calcext:value-type="float">
            <text:p>16518</text:p>
          </table:table-cell>
          <table:table-cell office:value-type="float" office:value="13915" calcext:value-type="float">
            <text:p>13915</text:p>
          </table:table-cell>
          <table:table-cell office:value-type="float" office:value="14582" calcext:value-type="float">
            <text:p>14582</text:p>
          </table:table-cell>
          <table:table-cell office:value-type="float" office:value="15275" calcext:value-type="float">
            <text:p>15275</text:p>
          </table:table-cell>
          <table:table-cell office:value-type="float" office:value="14767" calcext:value-type="float">
            <text:p>14767</text:p>
          </table:table-cell>
          <table:table-cell office:value-type="float" office:value="15666" calcext:value-type="float">
            <text:p>15666</text:p>
          </table:table-cell>
          <table:table-cell office:value-type="float" office:value="14999" calcext:value-type="float">
            <text:p>14999</text:p>
          </table:table-cell>
          <table:table-cell office:value-type="float" office:value="16215" calcext:value-type="float">
            <text:p>16215</text:p>
          </table:table-cell>
          <table:table-cell office:value-type="float" office:value="14671" calcext:value-type="float">
            <text:p>14671</text:p>
          </table:table-cell>
          <table:table-cell office:value-type="float" office:value="13455" calcext:value-type="float">
            <text:p>13455</text:p>
          </table:table-cell>
          <table:table-cell office:value-type="float" office:value="16247" calcext:value-type="float">
            <text:p>16247</text:p>
          </table:table-cell>
          <table:table-cell office:value-type="float" office:value="13683" calcext:value-type="float">
            <text:p>13683</text:p>
          </table:table-cell>
          <table:table-cell office:value-type="float" office:value="15648" calcext:value-type="float">
            <text:p>15648</text:p>
          </table:table-cell>
          <table:table-cell office:value-type="float" office:value="15430" calcext:value-type="float">
            <text:p>15430</text:p>
          </table:table-cell>
          <table:table-cell office:value-type="float" office:value="17296" calcext:value-type="float">
            <text:p>17296</text:p>
          </table:table-cell>
          <table:table-cell office:value-type="float" office:value="14270" calcext:value-type="float">
            <text:p>14270</text:p>
          </table:table-cell>
          <table:table-cell office:value-type="float" office:value="14084" calcext:value-type="float">
            <text:p>14084</text:p>
          </table:table-cell>
          <table:table-cell office:value-type="float" office:value="16119" calcext:value-type="float">
            <text:p>16119</text:p>
          </table:table-cell>
          <table:table-cell office:value-type="float" office:value="16079" calcext:value-type="float">
            <text:p>16079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6389" calcext:value-type="float">
            <text:p>16389</text:p>
          </table:table-cell>
          <table:table-cell office:value-type="float" office:value="15500" calcext:value-type="float">
            <text:p>15500</text:p>
          </table:table-cell>
          <table:table-cell office:value-type="float" office:value="16595" calcext:value-type="float">
            <text:p>16595</text:p>
          </table:table-cell>
          <table:table-cell office:value-type="float" office:value="18221" calcext:value-type="float">
            <text:p>18221</text:p>
          </table:table-cell>
          <table:table-cell office:value-type="float" office:value="16927" calcext:value-type="float">
            <text:p>16927</text:p>
          </table:table-cell>
          <table:table-cell office:value-type="float" office:value="14967" calcext:value-type="float">
            <text:p>14967</text:p>
          </table:table-cell>
          <table:table-cell office:value-type="float" office:value="14647" calcext:value-type="float">
            <text:p>14647</text:p>
          </table:table-cell>
          <table:table-cell office:value-type="float" office:value="15537" calcext:value-type="float">
            <text:p>15537</text:p>
          </table:table-cell>
          <table:table-cell office:value-type="float" office:value="15308" calcext:value-type="float">
            <text:p>15308</text:p>
          </table:table-cell>
          <table:table-cell office:value-type="float" office:value="15694" calcext:value-type="float">
            <text:p>15694</text:p>
          </table:table-cell>
          <table:table-cell office:value-type="float" office:value="16518" calcext:value-type="float">
            <text:p>16518</text:p>
          </table:table-cell>
          <table:table-cell office:value-type="float" office:value="13915" calcext:value-type="float">
            <text:p>13915</text:p>
          </table:table-cell>
          <table:table-cell office:value-type="float" office:value="13857" calcext:value-type="float">
            <text:p>13857</text:p>
          </table:table-cell>
          <table:table-cell office:value-type="float" office:value="15107" calcext:value-type="float">
            <text:p>15107</text:p>
          </table:table-cell>
          <table:table-cell office:value-type="float" office:value="14400" calcext:value-type="float">
            <text:p>14400</text:p>
          </table:table-cell>
          <table:table-cell office:value-type="float" office:value="15666" calcext:value-type="float">
            <text:p>15666</text:p>
          </table:table-cell>
          <table:table-cell office:value-type="float" office:value="14886" calcext:value-type="float">
            <text:p>14886</text:p>
          </table:table-cell>
          <table:table-cell office:value-type="float" office:value="14952" calcext:value-type="float">
            <text:p>14952</text:p>
          </table:table-cell>
          <table:table-cell office:value-type="float" office:value="14671" calcext:value-type="float">
            <text:p>14671</text:p>
          </table:table-cell>
          <table:table-cell office:value-type="float" office:value="13455" calcext:value-type="float">
            <text:p>13455</text:p>
          </table:table-cell>
          <table:table-cell office:value-type="float" office:value="16247" calcext:value-type="float">
            <text:p>16247</text:p>
          </table:table-cell>
          <table:table-cell office:value-type="float" office:value="13683" calcext:value-type="float">
            <text:p>13683</text:p>
          </table:table-cell>
          <table:table-cell office:value-type="float" office:value="15648" calcext:value-type="float">
            <text:p>15648</text:p>
          </table:table-cell>
          <table:table-cell office:value-type="float" office:value="15430" calcext:value-type="float">
            <text:p>15430</text:p>
          </table:table-cell>
          <table:table-cell office:value-type="float" office:value="17296" calcext:value-type="float">
            <text:p>17296</text:p>
          </table:table-cell>
          <table:table-cell office:value-type="float" office:value="14270" calcext:value-type="float">
            <text:p>14270</text:p>
          </table:table-cell>
          <table:table-cell office:value-type="float" office:value="13893" calcext:value-type="float">
            <text:p>13893</text:p>
          </table:table-cell>
          <table:table-cell office:value-type="float" office:value="16119" calcext:value-type="float">
            <text:p>16119</text:p>
          </table:table-cell>
          <table:table-cell office:value-type="float" office:value="15458" calcext:value-type="float">
            <text:p>15458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6219" calcext:value-type="float">
            <text:p>16219</text:p>
          </table:table-cell>
          <table:table-cell office:value-type="float" office:value="15500" calcext:value-type="float">
            <text:p>15500</text:p>
          </table:table-cell>
          <table:table-cell office:value-type="float" office:value="15923" calcext:value-type="float">
            <text:p>15923</text:p>
          </table:table-cell>
          <table:table-cell office:value-type="float" office:value="17288" calcext:value-type="float">
            <text:p>17288</text:p>
          </table:table-cell>
          <table:table-cell office:value-type="float" office:value="16927" calcext:value-type="float">
            <text:p>16927</text:p>
          </table:table-cell>
          <table:table-cell office:value-type="float" office:value="14967" calcext:value-type="float">
            <text:p>14967</text:p>
          </table:table-cell>
          <table:table-cell office:value-type="float" office:value="14647" calcext:value-type="float">
            <text:p>14647</text:p>
          </table:table-cell>
          <table:table-cell office:value-type="float" office:value="15537" calcext:value-type="float">
            <text:p>15537</text:p>
          </table:table-cell>
          <table:table-cell office:value-type="float" office:value="15308" calcext:value-type="float">
            <text:p>15308</text:p>
          </table:table-cell>
          <table:table-cell office:value-type="float" office:value="15694" calcext:value-type="float">
            <text:p>15694</text:p>
          </table:table-cell>
          <table:table-cell office:value-type="float" office:value="16518" calcext:value-type="float">
            <text:p>16518</text:p>
          </table:table-cell>
          <table:table-cell office:value-type="float" office:value="13915" calcext:value-type="float">
            <text:p>13915</text:p>
          </table:table-cell>
          <table:table-cell office:value-type="float" office:value="13857" calcext:value-type="float">
            <text:p>13857</text:p>
          </table:table-cell>
          <table:table-cell office:value-type="float" office:value="15107" calcext:value-type="float">
            <text:p>15107</text:p>
          </table:table-cell>
          <table:table-cell office:value-type="float" office:value="14251" calcext:value-type="float">
            <text:p>14251</text:p>
          </table:table-cell>
          <table:table-cell office:value-type="float" office:value="14953" calcext:value-type="float">
            <text:p>14953</text:p>
          </table:table-cell>
          <table:table-cell office:value-type="float" office:value="14698" calcext:value-type="float">
            <text:p>14698</text:p>
          </table:table-cell>
          <table:table-cell office:value-type="float" office:value="14952" calcext:value-type="float">
            <text:p>14952</text:p>
          </table:table-cell>
          <table:table-cell office:value-type="float" office:value="14671" calcext:value-type="float">
            <text:p>14671</text:p>
          </table:table-cell>
          <table:table-cell office:value-type="float" office:value="13455" calcext:value-type="float">
            <text:p>13455</text:p>
          </table:table-cell>
          <table:table-cell office:value-type="float" office:value="16247" calcext:value-type="float">
            <text:p>16247</text:p>
          </table:table-cell>
          <table:table-cell office:value-type="float" office:value="13683" calcext:value-type="float">
            <text:p>13683</text:p>
          </table:table-cell>
          <table:table-cell office:value-type="float" office:value="15648" calcext:value-type="float">
            <text:p>15648</text:p>
          </table:table-cell>
          <table:table-cell office:value-type="float" office:value="15430" calcext:value-type="float">
            <text:p>15430</text:p>
          </table:table-cell>
          <table:table-cell office:value-type="float" office:value="17296" calcext:value-type="float">
            <text:p>17296</text:p>
          </table:table-cell>
          <table:table-cell office:value-type="float" office:value="14270" calcext:value-type="float">
            <text:p>14270</text:p>
          </table:table-cell>
          <table:table-cell office:value-type="float" office:value="13893" calcext:value-type="float">
            <text:p>13893</text:p>
          </table:table-cell>
          <table:table-cell office:value-type="float" office:value="15265" calcext:value-type="float">
            <text:p>15265</text:p>
          </table:table-cell>
          <table:table-cell office:value-type="float" office:value="15458" calcext:value-type="float">
            <text:p>15458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6219" calcext:value-type="float">
            <text:p>16219</text:p>
          </table:table-cell>
          <table:table-cell office:value-type="float" office:value="15500" calcext:value-type="float">
            <text:p>15500</text:p>
          </table:table-cell>
          <table:table-cell office:value-type="float" office:value="15664" calcext:value-type="float">
            <text:p>15664</text:p>
          </table:table-cell>
          <table:table-cell office:value-type="float" office:value="17288" calcext:value-type="float">
            <text:p>17288</text:p>
          </table:table-cell>
          <table:table-cell office:value-type="float" office:value="16354" calcext:value-type="float">
            <text:p>16354</text:p>
          </table:table-cell>
          <table:table-cell office:value-type="float" office:value="14967" calcext:value-type="float">
            <text:p>14967</text:p>
          </table:table-cell>
          <table:table-cell office:value-type="float" office:value="14647" calcext:value-type="float">
            <text:p>14647</text:p>
          </table:table-cell>
          <table:table-cell office:value-type="float" office:value="14202" calcext:value-type="float">
            <text:p>14202</text:p>
          </table:table-cell>
          <table:table-cell office:value-type="float" office:value="14665" calcext:value-type="float">
            <text:p>14665</text:p>
          </table:table-cell>
          <table:table-cell office:value-type="float" office:value="15694" calcext:value-type="float">
            <text:p>15694</text:p>
          </table:table-cell>
          <table:table-cell office:value-type="float" office:value="15519" calcext:value-type="float">
            <text:p>15519</text:p>
          </table:table-cell>
          <table:table-cell office:value-type="float" office:value="13915" calcext:value-type="float">
            <text:p>13915</text:p>
          </table:table-cell>
          <table:table-cell office:value-type="float" office:value="13857" calcext:value-type="float">
            <text:p>13857</text:p>
          </table:table-cell>
          <table:table-cell office:value-type="float" office:value="14972" calcext:value-type="float">
            <text:p>14972</text:p>
          </table:table-cell>
          <table:table-cell office:value-type="float" office:value="14098" calcext:value-type="float">
            <text:p>14098</text:p>
          </table:table-cell>
          <table:table-cell office:value-type="float" office:value="14953" calcext:value-type="float">
            <text:p>14953</text:p>
          </table:table-cell>
          <table:table-cell office:value-type="float" office:value="14698" calcext:value-type="float">
            <text:p>14698</text:p>
          </table:table-cell>
          <table:table-cell office:value-type="float" office:value="14952" calcext:value-type="float">
            <text:p>14952</text:p>
          </table:table-cell>
          <table:table-cell office:value-type="float" office:value="14671" calcext:value-type="float">
            <text:p>14671</text:p>
          </table:table-cell>
          <table:table-cell office:value-type="float" office:value="13455" calcext:value-type="float">
            <text:p>13455</text:p>
          </table:table-cell>
          <table:table-cell office:value-type="float" office:value="15489" calcext:value-type="float">
            <text:p>15489</text:p>
          </table:table-cell>
          <table:table-cell office:value-type="float" office:value="12245" calcext:value-type="float">
            <text:p>12245</text:p>
          </table:table-cell>
          <table:table-cell office:value-type="float" office:value="15648" calcext:value-type="float">
            <text:p>15648</text:p>
          </table:table-cell>
          <table:table-cell office:value-type="float" office:value="15160" calcext:value-type="float">
            <text:p>15160</text:p>
          </table:table-cell>
          <table:table-cell office:value-type="float" office:value="17293" calcext:value-type="float">
            <text:p>17293</text:p>
          </table:table-cell>
          <table:table-cell office:value-type="float" office:value="14227" calcext:value-type="float">
            <text:p>14227</text:p>
          </table:table-cell>
          <table:table-cell office:value-type="float" office:value="13893" calcext:value-type="float">
            <text:p>13893</text:p>
          </table:table-cell>
          <table:table-cell office:value-type="float" office:value="14695" calcext:value-type="float">
            <text:p>14695</text:p>
          </table:table-cell>
          <table:table-cell office:value-type="float" office:value="15458" calcext:value-type="float">
            <text:p>15458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5771" calcext:value-type="float">
            <text:p>15771</text:p>
          </table:table-cell>
          <table:table-cell office:value-type="float" office:value="15500" calcext:value-type="float">
            <text:p>15500</text:p>
          </table:table-cell>
          <table:table-cell office:value-type="float" office:value="15664" calcext:value-type="float">
            <text:p>15664</text:p>
          </table:table-cell>
          <table:table-cell office:value-type="float" office:value="17288" calcext:value-type="float">
            <text:p>17288</text:p>
          </table:table-cell>
          <table:table-cell office:value-type="float" office:value="16354" calcext:value-type="float">
            <text:p>16354</text:p>
          </table:table-cell>
          <table:table-cell office:value-type="float" office:value="14967" calcext:value-type="float">
            <text:p>14967</text:p>
          </table:table-cell>
          <table:table-cell office:value-type="float" office:value="14647" calcext:value-type="float">
            <text:p>14647</text:p>
          </table:table-cell>
          <table:table-cell office:value-type="float" office:value="14202" calcext:value-type="float">
            <text:p>14202</text:p>
          </table:table-cell>
          <table:table-cell office:value-type="float" office:value="14665" calcext:value-type="float">
            <text:p>14665</text:p>
          </table:table-cell>
          <table:table-cell office:value-type="float" office:value="15694" calcext:value-type="float">
            <text:p>15694</text:p>
          </table:table-cell>
          <table:table-cell office:value-type="float" office:value="15519" calcext:value-type="float">
            <text:p>15519</text:p>
          </table:table-cell>
          <table:table-cell office:value-type="float" office:value="13915" calcext:value-type="float">
            <text:p>13915</text:p>
          </table:table-cell>
          <table:table-cell office:value-type="float" office:value="13857" calcext:value-type="float">
            <text:p>13857</text:p>
          </table:table-cell>
          <table:table-cell office:value-type="float" office:value="14972" calcext:value-type="float">
            <text:p>14972</text:p>
          </table:table-cell>
          <table:table-cell office:value-type="float" office:value="14098" calcext:value-type="float">
            <text:p>14098</text:p>
          </table:table-cell>
          <table:table-cell office:value-type="float" office:value="14883" calcext:value-type="float">
            <text:p>14883</text:p>
          </table:table-cell>
          <table:table-cell office:value-type="float" office:value="14644" calcext:value-type="float">
            <text:p>14644</text:p>
          </table:table-cell>
          <table:table-cell office:value-type="float" office:value="14952" calcext:value-type="float">
            <text:p>14952</text:p>
          </table:table-cell>
          <table:table-cell office:value-type="float" office:value="14671" calcext:value-type="float">
            <text:p>14671</text:p>
          </table:table-cell>
          <table:table-cell office:value-type="float" office:value="13455" calcext:value-type="float">
            <text:p>13455</text:p>
          </table:table-cell>
          <table:table-cell office:value-type="float" office:value="14997" calcext:value-type="float">
            <text:p>14997</text:p>
          </table:table-cell>
          <table:table-cell office:value-type="float" office:value="12245" calcext:value-type="float">
            <text:p>12245</text:p>
          </table:table-cell>
          <table:table-cell office:value-type="float" office:value="15648" calcext:value-type="float">
            <text:p>15648</text:p>
          </table:table-cell>
          <table:table-cell office:value-type="float" office:value="14813" calcext:value-type="float">
            <text:p>14813</text:p>
          </table:table-cell>
          <table:table-cell office:value-type="float" office:value="16615" calcext:value-type="float">
            <text:p>16615</text:p>
          </table:table-cell>
          <table:table-cell office:value-type="float" office:value="14227" calcext:value-type="float">
            <text:p>14227</text:p>
          </table:table-cell>
          <table:table-cell office:value-type="float" office:value="13893" calcext:value-type="float">
            <text:p>13893</text:p>
          </table:table-cell>
          <table:table-cell office:value-type="float" office:value="13103" calcext:value-type="float">
            <text:p>13103</text:p>
          </table:table-cell>
          <table:table-cell office:value-type="float" office:value="15458" calcext:value-type="float">
            <text:p>15458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5771" calcext:value-type="float">
            <text:p>15771</text:p>
          </table:table-cell>
          <table:table-cell office:value-type="float" office:value="15500" calcext:value-type="float">
            <text:p>15500</text:p>
          </table:table-cell>
          <table:table-cell office:value-type="float" office:value="15664" calcext:value-type="float">
            <text:p>15664</text:p>
          </table:table-cell>
          <table:table-cell office:value-type="float" office:value="17288" calcext:value-type="float">
            <text:p>17288</text:p>
          </table:table-cell>
          <table:table-cell office:value-type="float" office:value="16354" calcext:value-type="float">
            <text:p>16354</text:p>
          </table:table-cell>
          <table:table-cell office:value-type="float" office:value="14245" calcext:value-type="float">
            <text:p>14245</text:p>
          </table:table-cell>
          <table:table-cell office:value-type="float" office:value="14647" calcext:value-type="float">
            <text:p>14647</text:p>
          </table:table-cell>
          <table:table-cell office:value-type="float" office:value="14202" calcext:value-type="float">
            <text:p>14202</text:p>
          </table:table-cell>
          <table:table-cell office:value-type="float" office:value="13828" calcext:value-type="float">
            <text:p>13828</text:p>
          </table:table-cell>
          <table:table-cell office:value-type="float" office:value="15694" calcext:value-type="float">
            <text:p>15694</text:p>
          </table:table-cell>
          <table:table-cell office:value-type="float" office:value="15519" calcext:value-type="float">
            <text:p>15519</text:p>
          </table:table-cell>
          <table:table-cell office:value-type="float" office:value="13915" calcext:value-type="float">
            <text:p>13915</text:p>
          </table:table-cell>
          <table:table-cell office:value-type="float" office:value="13857" calcext:value-type="float">
            <text:p>13857</text:p>
          </table:table-cell>
          <table:table-cell office:value-type="float" office:value="14100" calcext:value-type="float">
            <text:p>14100</text:p>
          </table:table-cell>
          <table:table-cell office:value-type="float" office:value="14098" calcext:value-type="float">
            <text:p>14098</text:p>
          </table:table-cell>
          <table:table-cell office:value-type="float" office:value="14378" calcext:value-type="float">
            <text:p>14378</text:p>
          </table:table-cell>
          <table:table-cell office:value-type="float" office:value="14644" calcext:value-type="float">
            <text:p>14644</text:p>
          </table:table-cell>
          <table:table-cell office:value-type="float" office:value="14952" calcext:value-type="float">
            <text:p>14952</text:p>
          </table:table-cell>
          <table:table-cell office:value-type="float" office:value="14671" calcext:value-type="float">
            <text:p>14671</text:p>
          </table:table-cell>
          <table:table-cell office:value-type="float" office:value="13455" calcext:value-type="float">
            <text:p>13455</text:p>
          </table:table-cell>
          <table:table-cell office:value-type="float" office:value="14685" calcext:value-type="float">
            <text:p>14685</text:p>
          </table:table-cell>
          <table:table-cell office:value-type="float" office:value="12245" calcext:value-type="float">
            <text:p>12245</text:p>
          </table:table-cell>
          <table:table-cell office:value-type="float" office:value="15648" calcext:value-type="float">
            <text:p>15648</text:p>
          </table:table-cell>
          <table:table-cell office:value-type="float" office:value="14813" calcext:value-type="float">
            <text:p>14813</text:p>
          </table:table-cell>
          <table:table-cell office:value-type="float" office:value="14868" calcext:value-type="float">
            <text:p>14868</text:p>
          </table:table-cell>
          <table:table-cell office:value-type="float" office:value="14227" calcext:value-type="float">
            <text:p>14227</text:p>
          </table:table-cell>
          <table:table-cell office:value-type="float" office:value="13893" calcext:value-type="float">
            <text:p>13893</text:p>
          </table:table-cell>
          <table:table-cell office:value-type="float" office:value="13103" calcext:value-type="float">
            <text:p>13103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5771" calcext:value-type="float">
            <text:p>15771</text:p>
          </table:table-cell>
          <table:table-cell office:value-type="float" office:value="15500" calcext:value-type="float">
            <text:p>15500</text:p>
          </table:table-cell>
          <table:table-cell office:value-type="float" office:value="14913" calcext:value-type="float">
            <text:p>14913</text:p>
          </table:table-cell>
          <table:table-cell office:value-type="float" office:value="17234" calcext:value-type="float">
            <text:p>17234</text:p>
          </table:table-cell>
          <table:table-cell office:value-type="float" office:value="16354" calcext:value-type="float">
            <text:p>16354</text:p>
          </table:table-cell>
          <table:table-cell office:value-type="float" office:value="14245" calcext:value-type="float">
            <text:p>14245</text:p>
          </table:table-cell>
          <table:table-cell office:value-type="float" office:value="14647" calcext:value-type="float">
            <text:p>14647</text:p>
          </table:table-cell>
          <table:table-cell office:value-type="float" office:value="14202" calcext:value-type="float">
            <text:p>14202</text:p>
          </table:table-cell>
          <table:table-cell office:value-type="float" office:value="13828" calcext:value-type="float">
            <text:p>13828</text:p>
          </table:table-cell>
          <table:table-cell office:value-type="float" office:value="15694" calcext:value-type="float">
            <text:p>15694</text:p>
          </table:table-cell>
          <table:table-cell office:value-type="float" office:value="15519" calcext:value-type="float">
            <text:p>15519</text:p>
          </table:table-cell>
          <table:table-cell office:value-type="float" office:value="13915" calcext:value-type="float">
            <text:p>13915</text:p>
          </table:table-cell>
          <table:table-cell office:value-type="float" office:value="13857" calcext:value-type="float">
            <text:p>13857</text:p>
          </table:table-cell>
          <table:table-cell office:value-type="float" office:value="14040" calcext:value-type="float">
            <text:p>14040</text:p>
          </table:table-cell>
          <table:table-cell office:value-type="float" office:value="14098" calcext:value-type="float">
            <text:p>14098</text:p>
          </table:table-cell>
          <table:table-cell office:value-type="float" office:value="14378" calcext:value-type="float">
            <text:p>14378</text:p>
          </table:table-cell>
          <table:table-cell office:value-type="float" office:value="14644" calcext:value-type="float">
            <text:p>14644</text:p>
          </table:table-cell>
          <table:table-cell office:value-type="float" office:value="14952" calcext:value-type="float">
            <text:p>14952</text:p>
          </table:table-cell>
          <table:table-cell office:value-type="float" office:value="14671" calcext:value-type="float">
            <text:p>14671</text:p>
          </table:table-cell>
          <table:table-cell office:value-type="float" office:value="13455" calcext:value-type="float">
            <text:p>13455</text:p>
          </table:table-cell>
          <table:table-cell office:value-type="float" office:value="14669" calcext:value-type="float">
            <text:p>14669</text:p>
          </table:table-cell>
          <table:table-cell office:value-type="float" office:value="12245" calcext:value-type="float">
            <text:p>12245</text:p>
          </table:table-cell>
          <table:table-cell office:value-type="float" office:value="15434" calcext:value-type="float">
            <text:p>15434</text:p>
          </table:table-cell>
          <table:table-cell office:value-type="float" office:value="14813" calcext:value-type="float">
            <text:p>14813</text:p>
          </table:table-cell>
          <table:table-cell office:value-type="float" office:value="14868" calcext:value-type="float">
            <text:p>14868</text:p>
          </table:table-cell>
          <table:table-cell office:value-type="float" office:value="14227" calcext:value-type="float">
            <text:p>14227</text:p>
          </table:table-cell>
          <table:table-cell office:value-type="float" office:value="13893" calcext:value-type="float">
            <text:p>13893</text:p>
          </table:table-cell>
          <table:table-cell office:value-type="float" office:value="13103" calcext:value-type="float">
            <text:p>13103</text:p>
          </table:table-cell>
          <table:table-cell office:value-type="float" office:value="14924" calcext:value-type="float">
            <text:p>14924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5771" calcext:value-type="float">
            <text:p>15771</text:p>
          </table:table-cell>
          <table:table-cell office:value-type="float" office:value="15500" calcext:value-type="float">
            <text:p>15500</text:p>
          </table:table-cell>
          <table:table-cell office:value-type="float" office:value="14913" calcext:value-type="float">
            <text:p>14913</text:p>
          </table:table-cell>
          <table:table-cell office:value-type="float" office:value="17098" calcext:value-type="float">
            <text:p>17098</text:p>
          </table:table-cell>
          <table:table-cell office:value-type="float" office:value="16354" calcext:value-type="float">
            <text:p>16354</text:p>
          </table:table-cell>
          <table:table-cell office:value-type="float" office:value="14245" calcext:value-type="float">
            <text:p>14245</text:p>
          </table:table-cell>
          <table:table-cell office:value-type="float" office:value="14647" calcext:value-type="float">
            <text:p>14647</text:p>
          </table:table-cell>
          <table:table-cell office:value-type="float" office:value="14202" calcext:value-type="float">
            <text:p>14202</text:p>
          </table:table-cell>
          <table:table-cell office:value-type="float" office:value="13828" calcext:value-type="float">
            <text:p>13828</text:p>
          </table:table-cell>
          <table:table-cell office:value-type="float" office:value="15694" calcext:value-type="float">
            <text:p>15694</text:p>
          </table:table-cell>
          <table:table-cell office:value-type="float" office:value="15519" calcext:value-type="float">
            <text:p>15519</text:p>
          </table:table-cell>
          <table:table-cell office:value-type="float" office:value="13915" calcext:value-type="float">
            <text:p>13915</text:p>
          </table:table-cell>
          <table:table-cell office:value-type="float" office:value="13857" calcext:value-type="float">
            <text:p>13857</text:p>
          </table:table-cell>
          <table:table-cell office:value-type="float" office:value="13651" calcext:value-type="float">
            <text:p>13651</text:p>
          </table:table-cell>
          <table:table-cell office:value-type="float" office:value="14098" calcext:value-type="float">
            <text:p>14098</text:p>
          </table:table-cell>
          <table:table-cell office:value-type="float" office:value="14378" calcext:value-type="float">
            <text:p>14378</text:p>
          </table:table-cell>
          <table:table-cell office:value-type="float" office:value="14303" calcext:value-type="float">
            <text:p>14303</text:p>
          </table:table-cell>
          <table:table-cell office:value-type="float" office:value="14952" calcext:value-type="float">
            <text:p>14952</text:p>
          </table:table-cell>
          <table:table-cell office:value-type="float" office:value="14671" calcext:value-type="float">
            <text:p>14671</text:p>
          </table:table-cell>
          <table:table-cell office:value-type="float" office:value="13455" calcext:value-type="float">
            <text:p>13455</text:p>
          </table:table-cell>
          <table:table-cell office:value-type="float" office:value="14669" calcext:value-type="float">
            <text:p>14669</text:p>
          </table:table-cell>
          <table:table-cell office:value-type="float" office:value="12245" calcext:value-type="float">
            <text:p>12245</text:p>
          </table:table-cell>
          <table:table-cell office:value-type="float" office:value="15434" calcext:value-type="float">
            <text:p>15434</text:p>
          </table:table-cell>
          <table:table-cell office:value-type="float" office:value="14813" calcext:value-type="float">
            <text:p>14813</text:p>
          </table:table-cell>
          <table:table-cell office:value-type="float" office:value="14868" calcext:value-type="float">
            <text:p>14868</text:p>
          </table:table-cell>
          <table:table-cell office:value-type="float" office:value="14227" calcext:value-type="float">
            <text:p>14227</text:p>
          </table:table-cell>
          <table:table-cell office:value-type="float" office:value="13893" calcext:value-type="float">
            <text:p>13893</text:p>
          </table:table-cell>
          <table:table-cell office:value-type="float" office:value="13103" calcext:value-type="float">
            <text:p>13103</text:p>
          </table:table-cell>
          <table:table-cell office:value-type="float" office:value="14672" calcext:value-type="float">
            <text:p>14672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5771" calcext:value-type="float">
            <text:p>15771</text:p>
          </table:table-cell>
          <table:table-cell office:value-type="float" office:value="15500" calcext:value-type="float">
            <text:p>15500</text:p>
          </table:table-cell>
          <table:table-cell office:value-type="float" office:value="14913" calcext:value-type="float">
            <text:p>14913</text:p>
          </table:table-cell>
          <table:table-cell office:value-type="float" office:value="17098" calcext:value-type="float">
            <text:p>17098</text:p>
          </table:table-cell>
          <table:table-cell office:value-type="float" office:value="16283" calcext:value-type="float">
            <text:p>16283</text:p>
          </table:table-cell>
          <table:table-cell office:value-type="float" office:value="14245" calcext:value-type="float">
            <text:p>14245</text:p>
          </table:table-cell>
          <table:table-cell office:value-type="float" office:value="14647" calcext:value-type="float">
            <text:p>14647</text:p>
          </table:table-cell>
          <table:table-cell office:value-type="float" office:value="14202" calcext:value-type="float">
            <text:p>14202</text:p>
          </table:table-cell>
          <table:table-cell office:value-type="float" office:value="13828" calcext:value-type="float">
            <text:p>13828</text:p>
          </table:table-cell>
          <table:table-cell office:value-type="float" office:value="15572" calcext:value-type="float">
            <text:p>15572</text:p>
          </table:table-cell>
          <table:table-cell office:value-type="float" office:value="15519" calcext:value-type="float">
            <text:p>15519</text:p>
          </table:table-cell>
          <table:table-cell office:value-type="float" office:value="13815" calcext:value-type="float">
            <text:p>13815</text:p>
          </table:table-cell>
          <table:table-cell office:value-type="float" office:value="13857" calcext:value-type="float">
            <text:p>13857</text:p>
          </table:table-cell>
          <table:table-cell office:value-type="float" office:value="13043" calcext:value-type="float">
            <text:p>13043</text:p>
          </table:table-cell>
          <table:table-cell office:value-type="float" office:value="13051" calcext:value-type="float">
            <text:p>13051</text:p>
          </table:table-cell>
          <table:table-cell office:value-type="float" office:value="14378" calcext:value-type="float">
            <text:p>14378</text:p>
          </table:table-cell>
          <table:table-cell office:value-type="float" office:value="13545" calcext:value-type="float">
            <text:p>13545</text:p>
          </table:table-cell>
          <table:table-cell office:value-type="float" office:value="14952" calcext:value-type="float">
            <text:p>14952</text:p>
          </table:table-cell>
          <table:table-cell office:value-type="float" office:value="14671" calcext:value-type="float">
            <text:p>14671</text:p>
          </table:table-cell>
          <table:table-cell office:value-type="float" office:value="13455" calcext:value-type="float">
            <text:p>13455</text:p>
          </table:table-cell>
          <table:table-cell office:value-type="float" office:value="14669" calcext:value-type="float">
            <text:p>14669</text:p>
          </table:table-cell>
          <table:table-cell office:value-type="float" office:value="12245" calcext:value-type="float">
            <text:p>12245</text:p>
          </table:table-cell>
          <table:table-cell office:value-type="float" office:value="15434" calcext:value-type="float">
            <text:p>15434</text:p>
          </table:table-cell>
          <table:table-cell office:value-type="float" office:value="14813" calcext:value-type="float">
            <text:p>14813</text:p>
          </table:table-cell>
          <table:table-cell office:value-type="float" office:value="14868" calcext:value-type="float">
            <text:p>14868</text:p>
          </table:table-cell>
          <table:table-cell office:value-type="float" office:value="14227" calcext:value-type="float">
            <text:p>14227</text:p>
          </table:table-cell>
          <table:table-cell office:value-type="float" office:value="13893" calcext:value-type="float">
            <text:p>13893</text:p>
          </table:table-cell>
          <table:table-cell office:value-type="float" office:value="13103" calcext:value-type="float">
            <text:p>13103</text:p>
          </table:table-cell>
          <table:table-cell office:value-type="float" office:value="14672" calcext:value-type="float">
            <text:p>14672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5738" calcext:value-type="float">
            <text:p>15738</text:p>
          </table:table-cell>
          <table:table-cell office:value-type="float" office:value="15500" calcext:value-type="float">
            <text:p>15500</text:p>
          </table:table-cell>
          <table:table-cell office:value-type="float" office:value="14913" calcext:value-type="float">
            <text:p>14913</text:p>
          </table:table-cell>
          <table:table-cell office:value-type="float" office:value="15465" calcext:value-type="float">
            <text:p>15465</text:p>
          </table:table-cell>
          <table:table-cell office:value-type="float" office:value="16283" calcext:value-type="float">
            <text:p>16283</text:p>
          </table:table-cell>
          <table:table-cell office:value-type="float" office:value="14245" calcext:value-type="float">
            <text:p>14245</text:p>
          </table:table-cell>
          <table:table-cell office:value-type="float" office:value="14010" calcext:value-type="float">
            <text:p>14010</text:p>
          </table:table-cell>
          <table:table-cell office:value-type="float" office:value="14202" calcext:value-type="float">
            <text:p>14202</text:p>
          </table:table-cell>
          <table:table-cell office:value-type="float" office:value="13828" calcext:value-type="float">
            <text:p>13828</text:p>
          </table:table-cell>
          <table:table-cell office:value-type="float" office:value="15572" calcext:value-type="float">
            <text:p>15572</text:p>
          </table:table-cell>
          <table:table-cell office:value-type="float" office:value="15160" calcext:value-type="float">
            <text:p>15160</text:p>
          </table:table-cell>
          <table:table-cell office:value-type="float" office:value="13736" calcext:value-type="float">
            <text:p>13736</text:p>
          </table:table-cell>
          <table:table-cell office:value-type="float" office:value="13857" calcext:value-type="float">
            <text:p>13857</text:p>
          </table:table-cell>
          <table:table-cell office:value-type="float" office:value="13043" calcext:value-type="float">
            <text:p>13043</text:p>
          </table:table-cell>
          <table:table-cell office:value-type="float" office:value="13051" calcext:value-type="float">
            <text:p>13051</text:p>
          </table:table-cell>
          <table:table-cell office:value-type="float" office:value="14378" calcext:value-type="float">
            <text:p>14378</text:p>
          </table:table-cell>
          <table:table-cell office:value-type="float" office:value="13545" calcext:value-type="float">
            <text:p>13545</text:p>
          </table:table-cell>
          <table:table-cell office:value-type="float" office:value="14952" calcext:value-type="float">
            <text:p>14952</text:p>
          </table:table-cell>
          <table:table-cell office:value-type="float" office:value="14671" calcext:value-type="float">
            <text:p>14671</text:p>
          </table:table-cell>
          <table:table-cell office:value-type="float" office:value="13455" calcext:value-type="float">
            <text:p>13455</text:p>
          </table:table-cell>
          <table:table-cell office:value-type="float" office:value="14669" calcext:value-type="float">
            <text:p>14669</text:p>
          </table:table-cell>
          <table:table-cell office:value-type="float" office:value="12245" calcext:value-type="float">
            <text:p>12245</text:p>
          </table:table-cell>
          <table:table-cell office:value-type="float" office:value="15434" calcext:value-type="float">
            <text:p>15434</text:p>
          </table:table-cell>
          <table:table-cell office:value-type="float" office:value="14813" calcext:value-type="float">
            <text:p>14813</text:p>
          </table:table-cell>
          <table:table-cell office:value-type="float" office:value="14868" calcext:value-type="float">
            <text:p>14868</text:p>
          </table:table-cell>
          <table:table-cell office:value-type="float" office:value="14227" calcext:value-type="float">
            <text:p>14227</text:p>
          </table:table-cell>
          <table:table-cell office:value-type="float" office:value="13893" calcext:value-type="float">
            <text:p>13893</text:p>
          </table:table-cell>
          <table:table-cell office:value-type="float" office:value="13103" calcext:value-type="float">
            <text:p>13103</text:p>
          </table:table-cell>
          <table:table-cell office:value-type="float" office:value="14672" calcext:value-type="float">
            <text:p>14672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5738" calcext:value-type="float">
            <text:p>15738</text:p>
          </table:table-cell>
          <table:table-cell office:value-type="float" office:value="15500" calcext:value-type="float">
            <text:p>15500</text:p>
          </table:table-cell>
          <table:table-cell office:value-type="float" office:value="14913" calcext:value-type="float">
            <text:p>14913</text:p>
          </table:table-cell>
          <table:table-cell office:value-type="float" office:value="15286" calcext:value-type="float">
            <text:p>15286</text:p>
          </table:table-cell>
          <table:table-cell office:value-type="float" office:value="15917" calcext:value-type="float">
            <text:p>15917</text:p>
          </table:table-cell>
          <table:table-cell office:value-type="float" office:value="14245" calcext:value-type="float">
            <text:p>14245</text:p>
          </table:table-cell>
          <table:table-cell office:value-type="float" office:value="12900" calcext:value-type="float">
            <text:p>12900</text:p>
          </table:table-cell>
          <table:table-cell office:value-type="float" office:value="14202" calcext:value-type="float">
            <text:p>14202</text:p>
          </table:table-cell>
          <table:table-cell office:value-type="float" office:value="13828" calcext:value-type="float">
            <text:p>13828</text:p>
          </table:table-cell>
          <table:table-cell office:value-type="float" office:value="15500" calcext:value-type="float">
            <text:p>15500</text:p>
          </table:table-cell>
          <table:table-cell office:value-type="float" office:value="15160" calcext:value-type="float">
            <text:p>15160</text:p>
          </table:table-cell>
          <table:table-cell office:value-type="float" office:value="13736" calcext:value-type="float">
            <text:p>13736</text:p>
          </table:table-cell>
          <table:table-cell office:value-type="float" office:value="13857" calcext:value-type="float">
            <text:p>13857</text:p>
          </table:table-cell>
          <table:table-cell office:value-type="float" office:value="13043" calcext:value-type="float">
            <text:p>13043</text:p>
          </table:table-cell>
          <table:table-cell office:value-type="float" office:value="13051" calcext:value-type="float">
            <text:p>13051</text:p>
          </table:table-cell>
          <table:table-cell office:value-type="float" office:value="14378" calcext:value-type="float">
            <text:p>14378</text:p>
          </table:table-cell>
          <table:table-cell office:value-type="float" office:value="13545" calcext:value-type="float">
            <text:p>13545</text:p>
          </table:table-cell>
          <table:table-cell office:value-type="float" office:value="14201" calcext:value-type="float">
            <text:p>14201</text:p>
          </table:table-cell>
          <table:table-cell office:value-type="float" office:value="14671" calcext:value-type="float">
            <text:p>14671</text:p>
          </table:table-cell>
          <table:table-cell office:value-type="float" office:value="13455" calcext:value-type="float">
            <text:p>13455</text:p>
          </table:table-cell>
          <table:table-cell office:value-type="float" office:value="14598" calcext:value-type="float">
            <text:p>14598</text:p>
          </table:table-cell>
          <table:table-cell office:value-type="float" office:value="12245" calcext:value-type="float">
            <text:p>12245</text:p>
          </table:table-cell>
          <table:table-cell office:value-type="float" office:value="15212" calcext:value-type="float">
            <text:p>15212</text:p>
          </table:table-cell>
          <table:table-cell office:value-type="float" office:value="14813" calcext:value-type="float">
            <text:p>14813</text:p>
          </table:table-cell>
          <table:table-cell office:value-type="float" office:value="14868" calcext:value-type="float">
            <text:p>14868</text:p>
          </table:table-cell>
          <table:table-cell office:value-type="float" office:value="14227" calcext:value-type="float">
            <text:p>14227</text:p>
          </table:table-cell>
          <table:table-cell office:value-type="float" office:value="13339" calcext:value-type="float">
            <text:p>13339</text:p>
          </table:table-cell>
          <table:table-cell office:value-type="float" office:value="13103" calcext:value-type="float">
            <text:p>13103</text:p>
          </table:table-cell>
          <table:table-cell office:value-type="float" office:value="14672" calcext:value-type="float">
            <text:p>14672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5738" calcext:value-type="float">
            <text:p>15738</text:p>
          </table:table-cell>
          <table:table-cell office:value-type="float" office:value="15500" calcext:value-type="float">
            <text:p>15500</text:p>
          </table:table-cell>
          <table:table-cell office:value-type="float" office:value="14204" calcext:value-type="float">
            <text:p>14204</text:p>
          </table:table-cell>
          <table:table-cell office:value-type="float" office:value="15286" calcext:value-type="float">
            <text:p>15286</text:p>
          </table:table-cell>
          <table:table-cell office:value-type="float" office:value="15917" calcext:value-type="float">
            <text:p>15917</text:p>
          </table:table-cell>
          <table:table-cell office:value-type="float" office:value="14245" calcext:value-type="float">
            <text:p>14245</text:p>
          </table:table-cell>
          <table:table-cell office:value-type="float" office:value="12900" calcext:value-type="float">
            <text:p>12900</text:p>
          </table:table-cell>
          <table:table-cell office:value-type="float" office:value="14202" calcext:value-type="float">
            <text:p>14202</text:p>
          </table:table-cell>
          <table:table-cell office:value-type="float" office:value="13180" calcext:value-type="float">
            <text:p>13180</text:p>
          </table:table-cell>
          <table:table-cell office:value-type="float" office:value="14754" calcext:value-type="float">
            <text:p>14754</text:p>
          </table:table-cell>
          <table:table-cell office:value-type="float" office:value="15160" calcext:value-type="float">
            <text:p>15160</text:p>
          </table:table-cell>
          <table:table-cell office:value-type="float" office:value="13402" calcext:value-type="float">
            <text:p>13402</text:p>
          </table:table-cell>
          <table:table-cell office:value-type="float" office:value="13857" calcext:value-type="float">
            <text:p>13857</text:p>
          </table:table-cell>
          <table:table-cell office:value-type="float" office:value="13043" calcext:value-type="float">
            <text:p>13043</text:p>
          </table:table-cell>
          <table:table-cell office:value-type="float" office:value="13051" calcext:value-type="float">
            <text:p>13051</text:p>
          </table:table-cell>
          <table:table-cell office:value-type="float" office:value="14311" calcext:value-type="float">
            <text:p>14311</text:p>
          </table:table-cell>
          <table:table-cell office:value-type="float" office:value="13545" calcext:value-type="float">
            <text:p>13545</text:p>
          </table:table-cell>
          <table:table-cell office:value-type="float" office:value="14201" calcext:value-type="float">
            <text:p>14201</text:p>
          </table:table-cell>
          <table:table-cell office:value-type="float" office:value="14671" calcext:value-type="float">
            <text:p>14671</text:p>
          </table:table-cell>
          <table:table-cell office:value-type="float" office:value="13455" calcext:value-type="float">
            <text:p>13455</text:p>
          </table:table-cell>
          <table:table-cell office:value-type="float" office:value="14598" calcext:value-type="float">
            <text:p>14598</text:p>
          </table:table-cell>
          <table:table-cell office:value-type="float" office:value="12245" calcext:value-type="float">
            <text:p>12245</text:p>
          </table:table-cell>
          <table:table-cell office:value-type="float" office:value="14503" calcext:value-type="float">
            <text:p>14503</text:p>
          </table:table-cell>
          <table:table-cell office:value-type="float" office:value="14813" calcext:value-type="float">
            <text:p>14813</text:p>
          </table:table-cell>
          <table:table-cell office:value-type="float" office:value="14868" calcext:value-type="float">
            <text:p>14868</text:p>
          </table:table-cell>
          <table:table-cell office:value-type="float" office:value="14227" calcext:value-type="float">
            <text:p>14227</text:p>
          </table:table-cell>
          <table:table-cell office:value-type="float" office:value="13253" calcext:value-type="float">
            <text:p>13253</text:p>
          </table:table-cell>
          <table:table-cell office:value-type="float" office:value="13103" calcext:value-type="float">
            <text:p>13103</text:p>
          </table:table-cell>
          <table:table-cell office:value-type="float" office:value="14672" calcext:value-type="float">
            <text:p>14672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5738" calcext:value-type="float">
            <text:p>15738</text:p>
          </table:table-cell>
          <table:table-cell office:value-type="float" office:value="15500" calcext:value-type="float">
            <text:p>15500</text:p>
          </table:table-cell>
          <table:table-cell office:value-type="float" office:value="13746" calcext:value-type="float">
            <text:p>13746</text:p>
          </table:table-cell>
          <table:table-cell office:value-type="float" office:value="15286" calcext:value-type="float">
            <text:p>15286</text:p>
          </table:table-cell>
          <table:table-cell office:value-type="float" office:value="15917" calcext:value-type="float">
            <text:p>15917</text:p>
          </table:table-cell>
          <table:table-cell office:value-type="float" office:value="14245" calcext:value-type="float">
            <text:p>14245</text:p>
          </table:table-cell>
          <table:table-cell office:value-type="float" office:value="12900" calcext:value-type="float">
            <text:p>12900</text:p>
          </table:table-cell>
          <table:table-cell office:value-type="float" office:value="14202" calcext:value-type="float">
            <text:p>14202</text:p>
          </table:table-cell>
          <table:table-cell office:value-type="float" office:value="13180" calcext:value-type="float">
            <text:p>13180</text:p>
          </table:table-cell>
          <table:table-cell office:value-type="float" office:value="14754" calcext:value-type="float">
            <text:p>14754</text:p>
          </table:table-cell>
          <table:table-cell office:value-type="float" office:value="15160" calcext:value-type="float">
            <text:p>15160</text:p>
          </table:table-cell>
          <table:table-cell office:value-type="float" office:value="13008" calcext:value-type="float">
            <text:p>13008</text:p>
          </table:table-cell>
          <table:table-cell office:value-type="float" office:value="13857" calcext:value-type="float">
            <text:p>13857</text:p>
          </table:table-cell>
          <table:table-cell office:value-type="float" office:value="13043" calcext:value-type="float">
            <text:p>13043</text:p>
          </table:table-cell>
          <table:table-cell office:value-type="float" office:value="13051" calcext:value-type="float">
            <text:p>13051</text:p>
          </table:table-cell>
          <table:table-cell office:value-type="float" office:value="14093" calcext:value-type="float">
            <text:p>14093</text:p>
          </table:table-cell>
          <table:table-cell office:value-type="float" office:value="13545" calcext:value-type="float">
            <text:p>13545</text:p>
          </table:table-cell>
          <table:table-cell office:value-type="float" office:value="14201" calcext:value-type="float">
            <text:p>14201</text:p>
          </table:table-cell>
          <table:table-cell office:value-type="float" office:value="14671" calcext:value-type="float">
            <text:p>14671</text:p>
          </table:table-cell>
          <table:table-cell office:value-type="float" office:value="13455" calcext:value-type="float">
            <text:p>13455</text:p>
          </table:table-cell>
          <table:table-cell office:value-type="float" office:value="14598" calcext:value-type="float">
            <text:p>14598</text:p>
          </table:table-cell>
          <table:table-cell office:value-type="float" office:value="12245" calcext:value-type="float">
            <text:p>12245</text:p>
          </table:table-cell>
          <table:table-cell office:value-type="float" office:value="14503" calcext:value-type="float">
            <text:p>14503</text:p>
          </table:table-cell>
          <table:table-cell office:value-type="float" office:value="14813" calcext:value-type="float">
            <text:p>14813</text:p>
          </table:table-cell>
          <table:table-cell office:value-type="float" office:value="14868" calcext:value-type="float">
            <text:p>14868</text:p>
          </table:table-cell>
          <table:table-cell office:value-type="float" office:value="14227" calcext:value-type="float">
            <text:p>14227</text:p>
          </table:table-cell>
          <table:table-cell office:value-type="float" office:value="12770" calcext:value-type="float">
            <text:p>12770</text:p>
          </table:table-cell>
          <table:table-cell office:value-type="float" office:value="13103" calcext:value-type="float">
            <text:p>13103</text:p>
          </table:table-cell>
          <table:table-cell office:value-type="float" office:value="14672" calcext:value-type="float">
            <text:p>14672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5738" calcext:value-type="float">
            <text:p>15738</text:p>
          </table:table-cell>
          <table:table-cell office:value-type="float" office:value="15500" calcext:value-type="float">
            <text:p>15500</text:p>
          </table:table-cell>
          <table:table-cell office:value-type="float" office:value="13746" calcext:value-type="float">
            <text:p>13746</text:p>
          </table:table-cell>
          <table:table-cell office:value-type="float" office:value="15286" calcext:value-type="float">
            <text:p>15286</text:p>
          </table:table-cell>
          <table:table-cell office:value-type="float" office:value="15917" calcext:value-type="float">
            <text:p>15917</text:p>
          </table:table-cell>
          <table:table-cell office:value-type="float" office:value="14245" calcext:value-type="float">
            <text:p>14245</text:p>
          </table:table-cell>
          <table:table-cell office:value-type="float" office:value="12900" calcext:value-type="float">
            <text:p>12900</text:p>
          </table:table-cell>
          <table:table-cell office:value-type="float" office:value="14202" calcext:value-type="float">
            <text:p>14202</text:p>
          </table:table-cell>
          <table:table-cell office:value-type="float" office:value="13180" calcext:value-type="float">
            <text:p>13180</text:p>
          </table:table-cell>
          <table:table-cell office:value-type="float" office:value="14754" calcext:value-type="float">
            <text:p>14754</text:p>
          </table:table-cell>
          <table:table-cell office:value-type="float" office:value="15160" calcext:value-type="float">
            <text:p>15160</text:p>
          </table:table-cell>
          <table:table-cell office:value-type="float" office:value="13008" calcext:value-type="float">
            <text:p>13008</text:p>
          </table:table-cell>
          <table:table-cell office:value-type="float" office:value="13857" calcext:value-type="float">
            <text:p>13857</text:p>
          </table:table-cell>
          <table:table-cell office:value-type="float" office:value="13043" calcext:value-type="float">
            <text:p>13043</text:p>
          </table:table-cell>
          <table:table-cell office:value-type="float" office:value="13051" calcext:value-type="float">
            <text:p>13051</text:p>
          </table:table-cell>
          <table:table-cell office:value-type="float" office:value="14093" calcext:value-type="float">
            <text:p>14093</text:p>
          </table:table-cell>
          <table:table-cell office:value-type="float" office:value="13545" calcext:value-type="float">
            <text:p>13545</text:p>
          </table:table-cell>
          <table:table-cell office:value-type="float" office:value="14201" calcext:value-type="float">
            <text:p>14201</text:p>
          </table:table-cell>
          <table:table-cell office:value-type="float" office:value="14671" calcext:value-type="float">
            <text:p>14671</text:p>
          </table:table-cell>
          <table:table-cell office:value-type="float" office:value="13455" calcext:value-type="float">
            <text:p>13455</text:p>
          </table:table-cell>
          <table:table-cell office:value-type="float" office:value="14598" calcext:value-type="float">
            <text:p>14598</text:p>
          </table:table-cell>
          <table:table-cell office:value-type="float" office:value="12245" calcext:value-type="float">
            <text:p>12245</text:p>
          </table:table-cell>
          <table:table-cell office:value-type="float" office:value="14503" calcext:value-type="float">
            <text:p>14503</text:p>
          </table:table-cell>
          <table:table-cell office:value-type="float" office:value="14813" calcext:value-type="float">
            <text:p>14813</text:p>
          </table:table-cell>
          <table:table-cell office:value-type="float" office:value="14868" calcext:value-type="float">
            <text:p>14868</text:p>
          </table:table-cell>
          <table:table-cell office:value-type="float" office:value="14227" calcext:value-type="float">
            <text:p>14227</text:p>
          </table:table-cell>
          <table:table-cell office:value-type="float" office:value="12770" calcext:value-type="float">
            <text:p>12770</text:p>
          </table:table-cell>
          <table:table-cell office:value-type="float" office:value="13103" calcext:value-type="float">
            <text:p>13103</text:p>
          </table:table-cell>
          <table:table-cell office:value-type="float" office:value="14513" calcext:value-type="float">
            <text:p>14513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5738" calcext:value-type="float">
            <text:p>15738</text:p>
          </table:table-cell>
          <table:table-cell office:value-type="float" office:value="15500" calcext:value-type="float">
            <text:p>15500</text:p>
          </table:table-cell>
          <table:table-cell office:value-type="float" office:value="13746" calcext:value-type="float">
            <text:p>13746</text:p>
          </table:table-cell>
          <table:table-cell office:value-type="float" office:value="15286" calcext:value-type="float">
            <text:p>15286</text:p>
          </table:table-cell>
          <table:table-cell office:value-type="float" office:value="15094" calcext:value-type="float">
            <text:p>15094</text:p>
          </table:table-cell>
          <table:table-cell office:value-type="float" office:value="14245" calcext:value-type="float">
            <text:p>14245</text:p>
          </table:table-cell>
          <table:table-cell office:value-type="float" office:value="12621" calcext:value-type="float">
            <text:p>12621</text:p>
          </table:table-cell>
          <table:table-cell office:value-type="float" office:value="14202" calcext:value-type="float">
            <text:p>14202</text:p>
          </table:table-cell>
          <table:table-cell office:value-type="float" office:value="13180" calcext:value-type="float">
            <text:p>13180</text:p>
          </table:table-cell>
          <table:table-cell office:value-type="float" office:value="14754" calcext:value-type="float">
            <text:p>14754</text:p>
          </table:table-cell>
          <table:table-cell office:value-type="float" office:value="15160" calcext:value-type="float">
            <text:p>15160</text:p>
          </table:table-cell>
          <table:table-cell office:value-type="float" office:value="13008" calcext:value-type="float">
            <text:p>13008</text:p>
          </table:table-cell>
          <table:table-cell office:value-type="float" office:value="13857" calcext:value-type="float">
            <text:p>13857</text:p>
          </table:table-cell>
          <table:table-cell office:value-type="float" office:value="13043" calcext:value-type="float">
            <text:p>13043</text:p>
          </table:table-cell>
          <table:table-cell office:value-type="float" office:value="13051" calcext:value-type="float">
            <text:p>13051</text:p>
          </table:table-cell>
          <table:table-cell office:value-type="float" office:value="14093" calcext:value-type="float">
            <text:p>14093</text:p>
          </table:table-cell>
          <table:table-cell office:value-type="float" office:value="13545" calcext:value-type="float">
            <text:p>13545</text:p>
          </table:table-cell>
          <table:table-cell office:value-type="float" office:value="14201" calcext:value-type="float">
            <text:p>14201</text:p>
          </table:table-cell>
          <table:table-cell office:value-type="float" office:value="14671" calcext:value-type="float">
            <text:p>14671</text:p>
          </table:table-cell>
          <table:table-cell office:value-type="float" office:value="13455" calcext:value-type="float">
            <text:p>13455</text:p>
          </table:table-cell>
          <table:table-cell office:value-type="float" office:value="14598" calcext:value-type="float">
            <text:p>14598</text:p>
          </table:table-cell>
          <table:table-cell office:value-type="float" office:value="12245" calcext:value-type="float">
            <text:p>12245</text:p>
          </table:table-cell>
          <table:table-cell office:value-type="float" office:value="14503" calcext:value-type="float">
            <text:p>14503</text:p>
          </table:table-cell>
          <table:table-cell office:value-type="float" office:value="14813" calcext:value-type="float">
            <text:p>14813</text:p>
          </table:table-cell>
          <table:table-cell office:value-type="float" office:value="14868" calcext:value-type="float">
            <text:p>14868</text:p>
          </table:table-cell>
          <table:table-cell office:value-type="float" office:value="14227" calcext:value-type="float">
            <text:p>14227</text:p>
          </table:table-cell>
          <table:table-cell office:value-type="float" office:value="12770" calcext:value-type="float">
            <text:p>12770</text:p>
          </table:table-cell>
          <table:table-cell office:value-type="float" office:value="13103" calcext:value-type="float">
            <text:p>13103</text:p>
          </table:table-cell>
          <table:table-cell office:value-type="float" office:value="14513" calcext:value-type="float">
            <text:p>145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02:00:52.952958965</meta:creation-date>
    <dc:date>2016-03-16T03:10:47.735004406</dc:date>
    <meta:editing-duration>PT50M57S</meta:editing-duration>
    <meta:editing-cycles>8</meta:editing-cycles>
    <meta:generator>LibreOffice/4.2.8.2$Linux_X86_64 LibreOffice_project/420m0$Build-2</meta:generator>
    <meta:document-statistic meta:table-count="9" meta:cell-count="7320" meta:object-count="10"/>
  </office:meta>
</office:document-meta>
</file>

<file path=Object 1/content.xml><?xml version="1.0" encoding="utf-8"?>
<math xmlns="http://www.w3.org/1998/Math/MathML" display="block"/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2.069cm" svg:height="12.651cm" xlink:href=".." xlink:type="simple" chart:class="chart:line" chart:style-name="ch1">
        <chart:title svg:x="14.892cm" svg:y="0.389cm" chart:style-name="ch2">
          <text:p>GSM2-272</text:p>
        </chart:title>
        <chart:subtitle svg:x="15.408cm" svg:y="1.447cm" chart:style-name="ch3">
          <text:p>|F|=49</text:p>
        </chart:subtitle>
        <chart:plot-area chart:style-name="ch4" table:cell-range-address="Hoja9.A1:Hoja9.AD26" svg:x="0.641cm" svg:y="2.409cm" svg:width="30.787cm" svg:height="9.989cm">
          <chartooo:coordinate-region svg:x="1.818cm" svg:y="2.608cm" svg:width="29.423cm" svg:height="9.1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9.A1:Hoja9.A26" chart:class="chart:line">
            <chart:data-point chart:repeated="26"/>
          </chart:series>
          <chart:series chart:style-name="ch8" chart:values-cell-range-address="Hoja9.B1:Hoja9.B26" chart:class="chart:line">
            <chart:data-point chart:repeated="26"/>
          </chart:series>
          <chart:series chart:style-name="ch9" chart:values-cell-range-address="Hoja9.C1:Hoja9.C26" chart:class="chart:line">
            <chart:data-point chart:repeated="26"/>
          </chart:series>
          <chart:series chart:style-name="ch10" chart:values-cell-range-address="Hoja9.D1:Hoja9.D26" chart:class="chart:line">
            <chart:data-point chart:repeated="26"/>
          </chart:series>
          <chart:series chart:style-name="ch11" chart:values-cell-range-address="Hoja9.E1:Hoja9.E26" chart:class="chart:line">
            <chart:data-point chart:repeated="26"/>
          </chart:series>
          <chart:series chart:style-name="ch12" chart:values-cell-range-address="Hoja9.F1:Hoja9.F26" chart:class="chart:line">
            <chart:data-point chart:repeated="26"/>
          </chart:series>
          <chart:series chart:style-name="ch13" chart:values-cell-range-address="Hoja9.G1:Hoja9.G26" chart:class="chart:line">
            <chart:data-point chart:repeated="26"/>
          </chart:series>
          <chart:series chart:style-name="ch14" chart:values-cell-range-address="Hoja9.H1:Hoja9.H26" chart:class="chart:line">
            <chart:data-point chart:repeated="26"/>
          </chart:series>
          <chart:series chart:style-name="ch15" chart:values-cell-range-address="Hoja9.I1:Hoja9.I26" chart:class="chart:line">
            <chart:data-point chart:repeated="26"/>
          </chart:series>
          <chart:series chart:style-name="ch16" chart:values-cell-range-address="Hoja9.J1:Hoja9.J26" chart:class="chart:line">
            <chart:data-point chart:repeated="26"/>
          </chart:series>
          <chart:series chart:style-name="ch17" chart:values-cell-range-address="Hoja9.K1:Hoja9.K26" chart:class="chart:line">
            <chart:data-point chart:repeated="26"/>
          </chart:series>
          <chart:series chart:style-name="ch18" chart:values-cell-range-address="Hoja9.L1:Hoja9.L26" chart:class="chart:line">
            <chart:data-point chart:repeated="26"/>
          </chart:series>
          <chart:series chart:style-name="ch19" chart:values-cell-range-address="Hoja9.M1:Hoja9.M26" chart:class="chart:line">
            <chart:data-point chart:repeated="26"/>
          </chart:series>
          <chart:series chart:style-name="ch20" chart:values-cell-range-address="Hoja9.N1:Hoja9.N26" chart:class="chart:line">
            <chart:data-point chart:repeated="26"/>
          </chart:series>
          <chart:series chart:style-name="ch21" chart:values-cell-range-address="Hoja9.O1:Hoja9.O26" chart:class="chart:line">
            <chart:data-point chart:repeated="26"/>
          </chart:series>
          <chart:series chart:style-name="ch10" chart:values-cell-range-address="Hoja9.P1:Hoja9.P26" chart:class="chart:line">
            <chart:data-point chart:repeated="26"/>
          </chart:series>
          <chart:series chart:style-name="ch11" chart:values-cell-range-address="Hoja9.Q1:Hoja9.Q26" chart:class="chart:line">
            <chart:data-point chart:repeated="26"/>
          </chart:series>
          <chart:series chart:style-name="ch12" chart:values-cell-range-address="Hoja9.R1:Hoja9.R26" chart:class="chart:line">
            <chart:data-point chart:repeated="26"/>
          </chart:series>
          <chart:series chart:style-name="ch13" chart:values-cell-range-address="Hoja9.S1:Hoja9.S26" chart:class="chart:line">
            <chart:data-point chart:repeated="26"/>
          </chart:series>
          <chart:series chart:style-name="ch14" chart:values-cell-range-address="Hoja9.T1:Hoja9.T26" chart:class="chart:line">
            <chart:data-point chart:repeated="26"/>
          </chart:series>
          <chart:series chart:style-name="ch15" chart:values-cell-range-address="Hoja9.U1:Hoja9.U26" chart:class="chart:line">
            <chart:data-point chart:repeated="26"/>
          </chart:series>
          <chart:series chart:style-name="ch16" chart:values-cell-range-address="Hoja9.V1:Hoja9.V26" chart:class="chart:line">
            <chart:data-point chart:repeated="26"/>
          </chart:series>
          <chart:series chart:style-name="ch17" chart:values-cell-range-address="Hoja9.W1:Hoja9.W26" chart:class="chart:line">
            <chart:data-point chart:repeated="26"/>
          </chart:series>
          <chart:series chart:style-name="ch18" chart:values-cell-range-address="Hoja9.X1:Hoja9.X26" chart:class="chart:line">
            <chart:data-point chart:repeated="26"/>
          </chart:series>
          <chart:series chart:style-name="ch19" chart:values-cell-range-address="Hoja9.Y1:Hoja9.Y26" chart:class="chart:line">
            <chart:data-point chart:repeated="26"/>
          </chart:series>
          <chart:series chart:style-name="ch20" chart:values-cell-range-address="Hoja9.Z1:Hoja9.Z26" chart:class="chart:line">
            <chart:data-point chart:repeated="26"/>
          </chart:series>
          <chart:series chart:style-name="ch21" chart:values-cell-range-address="Hoja9.AA1:Hoja9.AA26" chart:class="chart:line">
            <chart:data-point chart:repeated="26"/>
          </chart:series>
          <chart:series chart:style-name="ch10" chart:values-cell-range-address="Hoja9.AB1:Hoja9.AB26" chart:class="chart:line">
            <chart:data-point chart:repeated="26"/>
          </chart:series>
          <chart:series chart:style-name="ch11" chart:values-cell-range-address="Hoja9.AC1:Hoja9.AC26" chart:class="chart:line">
            <chart:data-point chart:repeated="26"/>
          </chart:series>
          <chart:series chart:style-name="ch12" chart:values-cell-range-address="Hoja9.AD1:Hoja9.AD26" chart:class="chart:line">
            <chart:data-point chart:repeated="2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822">
                <text:p>23822</text:p>
                <draw:g>
                  <svg:desc>Hoja9.A1:Hoja9.A26</svg:desc>
                </draw:g>
              </table:table-cell>
              <table:table-cell office:value-type="float" office:value="21786">
                <text:p>21786</text:p>
                <draw:g>
                  <svg:desc>Hoja9.B1:Hoja9.B26</svg:desc>
                </draw:g>
              </table:table-cell>
              <table:table-cell office:value-type="float" office:value="23822">
                <text:p>23822</text:p>
                <draw:g>
                  <svg:desc>Hoja9.C1:Hoja9.C26</svg:desc>
                </draw:g>
              </table:table-cell>
              <table:table-cell office:value-type="float" office:value="22262">
                <text:p>22262</text:p>
                <draw:g>
                  <svg:desc>Hoja9.D1:Hoja9.D26</svg:desc>
                </draw:g>
              </table:table-cell>
              <table:table-cell office:value-type="float" office:value="25279">
                <text:p>25279</text:p>
                <draw:g>
                  <svg:desc>Hoja9.E1:Hoja9.E26</svg:desc>
                </draw:g>
              </table:table-cell>
              <table:table-cell office:value-type="float" office:value="23387">
                <text:p>23387</text:p>
                <draw:g>
                  <svg:desc>Hoja9.F1:Hoja9.F26</svg:desc>
                </draw:g>
              </table:table-cell>
              <table:table-cell office:value-type="float" office:value="21046">
                <text:p>21046</text:p>
                <draw:g>
                  <svg:desc>Hoja9.G1:Hoja9.G26</svg:desc>
                </draw:g>
              </table:table-cell>
              <table:table-cell office:value-type="float" office:value="22673">
                <text:p>22673</text:p>
                <draw:g>
                  <svg:desc>Hoja9.H1:Hoja9.H26</svg:desc>
                </draw:g>
              </table:table-cell>
              <table:table-cell office:value-type="float" office:value="20433">
                <text:p>20433</text:p>
                <draw:g>
                  <svg:desc>Hoja9.I1:Hoja9.I26</svg:desc>
                </draw:g>
              </table:table-cell>
              <table:table-cell office:value-type="float" office:value="21330">
                <text:p>21330</text:p>
                <draw:g>
                  <svg:desc>Hoja9.J1:Hoja9.J26</svg:desc>
                </draw:g>
              </table:table-cell>
              <table:table-cell office:value-type="float" office:value="23506">
                <text:p>23506</text:p>
                <draw:g>
                  <svg:desc>Hoja9.K1:Hoja9.K26</svg:desc>
                </draw:g>
              </table:table-cell>
              <table:table-cell office:value-type="float" office:value="20955">
                <text:p>20955</text:p>
                <draw:g>
                  <svg:desc>Hoja9.L1:Hoja9.L26</svg:desc>
                </draw:g>
              </table:table-cell>
              <table:table-cell office:value-type="float" office:value="20297">
                <text:p>20297</text:p>
                <draw:g>
                  <svg:desc>Hoja9.M1:Hoja9.M26</svg:desc>
                </draw:g>
              </table:table-cell>
              <table:table-cell office:value-type="float" office:value="21300">
                <text:p>21300</text:p>
                <draw:g>
                  <svg:desc>Hoja9.N1:Hoja9.N26</svg:desc>
                </draw:g>
              </table:table-cell>
              <table:table-cell office:value-type="float" office:value="20107">
                <text:p>20107</text:p>
                <draw:g>
                  <svg:desc>Hoja9.O1:Hoja9.O26</svg:desc>
                </draw:g>
              </table:table-cell>
              <table:table-cell office:value-type="float" office:value="23132">
                <text:p>23132</text:p>
                <draw:g>
                  <svg:desc>Hoja9.P1:Hoja9.P26</svg:desc>
                </draw:g>
              </table:table-cell>
              <table:table-cell office:value-type="float" office:value="18411">
                <text:p>18411</text:p>
                <draw:g>
                  <svg:desc>Hoja9.Q1:Hoja9.Q26</svg:desc>
                </draw:g>
              </table:table-cell>
              <table:table-cell office:value-type="float" office:value="21686">
                <text:p>21686</text:p>
                <draw:g>
                  <svg:desc>Hoja9.R1:Hoja9.R26</svg:desc>
                </draw:g>
              </table:table-cell>
              <table:table-cell office:value-type="float" office:value="20455">
                <text:p>20455</text:p>
                <draw:g>
                  <svg:desc>Hoja9.S1:Hoja9.S26</svg:desc>
                </draw:g>
              </table:table-cell>
              <table:table-cell office:value-type="float" office:value="21982">
                <text:p>21982</text:p>
                <draw:g>
                  <svg:desc>Hoja9.T1:Hoja9.T26</svg:desc>
                </draw:g>
              </table:table-cell>
              <table:table-cell office:value-type="float" office:value="23964">
                <text:p>23964</text:p>
                <draw:g>
                  <svg:desc>Hoja9.U1:Hoja9.U26</svg:desc>
                </draw:g>
              </table:table-cell>
              <table:table-cell office:value-type="float" office:value="23668">
                <text:p>23668</text:p>
                <draw:g>
                  <svg:desc>Hoja9.V1:Hoja9.V26</svg:desc>
                </draw:g>
              </table:table-cell>
              <table:table-cell office:value-type="float" office:value="24598">
                <text:p>24598</text:p>
                <draw:g>
                  <svg:desc>Hoja9.W1:Hoja9.W26</svg:desc>
                </draw:g>
              </table:table-cell>
              <table:table-cell office:value-type="float" office:value="22409">
                <text:p>22409</text:p>
                <draw:g>
                  <svg:desc>Hoja9.X1:Hoja9.X26</svg:desc>
                </draw:g>
              </table:table-cell>
              <table:table-cell office:value-type="float" office:value="20742">
                <text:p>20742</text:p>
                <draw:g>
                  <svg:desc>Hoja9.Y1:Hoja9.Y26</svg:desc>
                </draw:g>
              </table:table-cell>
              <table:table-cell office:value-type="float" office:value="20971">
                <text:p>20971</text:p>
                <draw:g>
                  <svg:desc>Hoja9.Z1:Hoja9.Z26</svg:desc>
                </draw:g>
              </table:table-cell>
              <table:table-cell office:value-type="float" office:value="20919">
                <text:p>20919</text:p>
                <draw:g>
                  <svg:desc>Hoja9.AA1:Hoja9.AA26</svg:desc>
                </draw:g>
              </table:table-cell>
              <table:table-cell office:value-type="float" office:value="16666">
                <text:p>16666</text:p>
                <draw:g>
                  <svg:desc>Hoja9.AB1:Hoja9.AB26</svg:desc>
                </draw:g>
              </table:table-cell>
              <table:table-cell office:value-type="float" office:value="20812">
                <text:p>20812</text:p>
                <draw:g>
                  <svg:desc>Hoja9.AC1:Hoja9.AC26</svg:desc>
                </draw:g>
              </table:table-cell>
              <table:table-cell office:value-type="float" office:value="20858">
                <text:p>20858</text:p>
                <draw:g>
                  <svg:desc>Hoja9.AD1:Hoja9.A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662">
                <text:p>20662</text:p>
              </table:table-cell>
              <table:table-cell office:value-type="float" office:value="18271">
                <text:p>18271</text:p>
              </table:table-cell>
              <table:table-cell office:value-type="float" office:value="20662">
                <text:p>20662</text:p>
              </table:table-cell>
              <table:table-cell office:value-type="float" office:value="20512">
                <text:p>20512</text:p>
              </table:table-cell>
              <table:table-cell office:value-type="float" office:value="21688">
                <text:p>21688</text:p>
              </table:table-cell>
              <table:table-cell office:value-type="float" office:value="21631">
                <text:p>21631</text:p>
              </table:table-cell>
              <table:table-cell office:value-type="float" office:value="19750">
                <text:p>19750</text:p>
              </table:table-cell>
              <table:table-cell office:value-type="float" office:value="17517">
                <text:p>17517</text:p>
              </table:table-cell>
              <table:table-cell office:value-type="float" office:value="18719">
                <text:p>18719</text:p>
              </table:table-cell>
              <table:table-cell office:value-type="float" office:value="20180">
                <text:p>20180</text:p>
              </table:table-cell>
              <table:table-cell office:value-type="float" office:value="21013">
                <text:p>21013</text:p>
              </table:table-cell>
              <table:table-cell office:value-type="float" office:value="19080">
                <text:p>19080</text:p>
              </table:table-cell>
              <table:table-cell office:value-type="float" office:value="16618">
                <text:p>16618</text:p>
              </table:table-cell>
              <table:table-cell office:value-type="float" office:value="18559">
                <text:p>18559</text:p>
              </table:table-cell>
              <table:table-cell office:value-type="float" office:value="18942">
                <text:p>18942</text:p>
              </table:table-cell>
              <table:table-cell office:value-type="float" office:value="19367">
                <text:p>19367</text:p>
              </table:table-cell>
              <table:table-cell office:value-type="float" office:value="18411">
                <text:p>18411</text:p>
              </table:table-cell>
              <table:table-cell office:value-type="float" office:value="18620">
                <text:p>18620</text:p>
              </table:table-cell>
              <table:table-cell office:value-type="float" office:value="19822">
                <text:p>19822</text:p>
              </table:table-cell>
              <table:table-cell office:value-type="float" office:value="18389">
                <text:p>18389</text:p>
              </table:table-cell>
              <table:table-cell office:value-type="float" office:value="22109">
                <text:p>22109</text:p>
              </table:table-cell>
              <table:table-cell office:value-type="float" office:value="23094">
                <text:p>23094</text:p>
              </table:table-cell>
              <table:table-cell office:value-type="float" office:value="19000">
                <text:p>19000</text:p>
              </table:table-cell>
              <table:table-cell office:value-type="float" office:value="20146">
                <text:p>20146</text:p>
              </table:table-cell>
              <table:table-cell office:value-type="float" office:value="20005">
                <text:p>20005</text:p>
              </table:table-cell>
              <table:table-cell office:value-type="float" office:value="20971">
                <text:p>20971</text:p>
              </table:table-cell>
              <table:table-cell office:value-type="float" office:value="18508">
                <text:p>18508</text:p>
              </table:table-cell>
              <table:table-cell office:value-type="float" office:value="16541">
                <text:p>16541</text:p>
              </table:table-cell>
              <table:table-cell office:value-type="float" office:value="18817">
                <text:p>18817</text:p>
              </table:table-cell>
              <table:table-cell office:value-type="float" office:value="19977">
                <text:p>19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51">
                <text:p>19651</text:p>
              </table:table-cell>
              <table:table-cell office:value-type="float" office:value="18067">
                <text:p>18067</text:p>
              </table:table-cell>
              <table:table-cell office:value-type="float" office:value="19651">
                <text:p>19651</text:p>
              </table:table-cell>
              <table:table-cell office:value-type="float" office:value="19535">
                <text:p>19535</text:p>
              </table:table-cell>
              <table:table-cell office:value-type="float" office:value="21688">
                <text:p>21688</text:p>
              </table:table-cell>
              <table:table-cell office:value-type="float" office:value="21631">
                <text:p>21631</text:p>
              </table:table-cell>
              <table:table-cell office:value-type="float" office:value="17532">
                <text:p>17532</text:p>
              </table:table-cell>
              <table:table-cell office:value-type="float" office:value="17517">
                <text:p>17517</text:p>
              </table:table-cell>
              <table:table-cell office:value-type="float" office:value="17182">
                <text:p>17182</text:p>
              </table:table-cell>
              <table:table-cell office:value-type="float" office:value="20151">
                <text:p>20151</text:p>
              </table:table-cell>
              <table:table-cell office:value-type="float" office:value="18963">
                <text:p>18963</text:p>
              </table:table-cell>
              <table:table-cell office:value-type="float" office:value="19007">
                <text:p>19007</text:p>
              </table:table-cell>
              <table:table-cell office:value-type="float" office:value="15755">
                <text:p>15755</text:p>
              </table:table-cell>
              <table:table-cell office:value-type="float" office:value="18559">
                <text:p>18559</text:p>
              </table:table-cell>
              <table:table-cell office:value-type="float" office:value="18942">
                <text:p>18942</text:p>
              </table:table-cell>
              <table:table-cell office:value-type="float" office:value="17105">
                <text:p>17105</text:p>
              </table:table-cell>
              <table:table-cell office:value-type="float" office:value="18177">
                <text:p>18177</text:p>
              </table:table-cell>
              <table:table-cell office:value-type="float" office:value="18266">
                <text:p>18266</text:p>
              </table:table-cell>
              <table:table-cell office:value-type="float" office:value="19236">
                <text:p>19236</text:p>
              </table:table-cell>
              <table:table-cell office:value-type="float" office:value="16821">
                <text:p>16821</text:p>
              </table:table-cell>
              <table:table-cell office:value-type="float" office:value="21507">
                <text:p>21507</text:p>
              </table:table-cell>
              <table:table-cell office:value-type="float" office:value="22167">
                <text:p>22167</text:p>
              </table:table-cell>
              <table:table-cell office:value-type="float" office:value="17377">
                <text:p>17377</text:p>
              </table:table-cell>
              <table:table-cell office:value-type="float" office:value="20146">
                <text:p>20146</text:p>
              </table:table-cell>
              <table:table-cell office:value-type="float" office:value="17876">
                <text:p>17876</text:p>
              </table:table-cell>
              <table:table-cell office:value-type="float" office:value="20971">
                <text:p>20971</text:p>
              </table:table-cell>
              <table:table-cell office:value-type="float" office:value="18508">
                <text:p>18508</text:p>
              </table:table-cell>
              <table:table-cell office:value-type="float" office:value="16350">
                <text:p>16350</text:p>
              </table:table-cell>
              <table:table-cell office:value-type="float" office:value="18570">
                <text:p>18570</text:p>
              </table:table-cell>
              <table:table-cell office:value-type="float" office:value="16904">
                <text:p>16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79">
                <text:p>18579</text:p>
              </table:table-cell>
              <table:table-cell office:value-type="float" office:value="17671">
                <text:p>17671</text:p>
              </table:table-cell>
              <table:table-cell office:value-type="float" office:value="18579">
                <text:p>18579</text:p>
              </table:table-cell>
              <table:table-cell office:value-type="float" office:value="19180">
                <text:p>19180</text:p>
              </table:table-cell>
              <table:table-cell office:value-type="float" office:value="21688">
                <text:p>21688</text:p>
              </table:table-cell>
              <table:table-cell office:value-type="float" office:value="20615">
                <text:p>20615</text:p>
              </table:table-cell>
              <table:table-cell office:value-type="float" office:value="17339">
                <text:p>17339</text:p>
              </table:table-cell>
              <table:table-cell office:value-type="float" office:value="17517">
                <text:p>17517</text:p>
              </table:table-cell>
              <table:table-cell office:value-type="float" office:value="16955">
                <text:p>16955</text:p>
              </table:table-cell>
              <table:table-cell office:value-type="float" office:value="19296">
                <text:p>19296</text:p>
              </table:table-cell>
              <table:table-cell office:value-type="float" office:value="18963">
                <text:p>18963</text:p>
              </table:table-cell>
              <table:table-cell office:value-type="float" office:value="18336">
                <text:p>18336</text:p>
              </table:table-cell>
              <table:table-cell office:value-type="float" office:value="13915">
                <text:p>13915</text:p>
              </table:table-cell>
              <table:table-cell office:value-type="float" office:value="18102">
                <text:p>18102</text:p>
              </table:table-cell>
              <table:table-cell office:value-type="float" office:value="18571">
                <text:p>18571</text:p>
              </table:table-cell>
              <table:table-cell office:value-type="float" office:value="16932">
                <text:p>16932</text:p>
              </table:table-cell>
              <table:table-cell office:value-type="float" office:value="16102">
                <text:p>16102</text:p>
              </table:table-cell>
              <table:table-cell office:value-type="float" office:value="17166">
                <text:p>17166</text:p>
              </table:table-cell>
              <table:table-cell office:value-type="float" office:value="18483">
                <text:p>18483</text:p>
              </table:table-cell>
              <table:table-cell office:value-type="float" office:value="15850">
                <text:p>15850</text:p>
              </table:table-cell>
              <table:table-cell office:value-type="float" office:value="16248">
                <text:p>16248</text:p>
              </table:table-cell>
              <table:table-cell office:value-type="float" office:value="17569">
                <text:p>17569</text:p>
              </table:table-cell>
              <table:table-cell office:value-type="float" office:value="15700">
                <text:p>15700</text:p>
              </table:table-cell>
              <table:table-cell office:value-type="float" office:value="19909">
                <text:p>19909</text:p>
              </table:table-cell>
              <table:table-cell office:value-type="float" office:value="17247">
                <text:p>17247</text:p>
              </table:table-cell>
              <table:table-cell office:value-type="float" office:value="20500">
                <text:p>20500</text:p>
              </table:table-cell>
              <table:table-cell office:value-type="float" office:value="18508">
                <text:p>18508</text:p>
              </table:table-cell>
              <table:table-cell office:value-type="float" office:value="16059">
                <text:p>16059</text:p>
              </table:table-cell>
              <table:table-cell office:value-type="float" office:value="17723">
                <text:p>17723</text:p>
              </table:table-cell>
              <table:table-cell office:value-type="float" office:value="16732">
                <text:p>16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79">
                <text:p>18579</text:p>
              </table:table-cell>
              <table:table-cell office:value-type="float" office:value="17671">
                <text:p>17671</text:p>
              </table:table-cell>
              <table:table-cell office:value-type="float" office:value="18579">
                <text:p>18579</text:p>
              </table:table-cell>
              <table:table-cell office:value-type="float" office:value="19180">
                <text:p>19180</text:p>
              </table:table-cell>
              <table:table-cell office:value-type="float" office:value="21396">
                <text:p>21396</text:p>
              </table:table-cell>
              <table:table-cell office:value-type="float" office:value="20096">
                <text:p>20096</text:p>
              </table:table-cell>
              <table:table-cell office:value-type="float" office:value="17339">
                <text:p>17339</text:p>
              </table:table-cell>
              <table:table-cell office:value-type="float" office:value="17517">
                <text:p>17517</text:p>
              </table:table-cell>
              <table:table-cell office:value-type="float" office:value="16955">
                <text:p>16955</text:p>
              </table:table-cell>
              <table:table-cell office:value-type="float" office:value="18056">
                <text:p>18056</text:p>
              </table:table-cell>
              <table:table-cell office:value-type="float" office:value="17151">
                <text:p>17151</text:p>
              </table:table-cell>
              <table:table-cell office:value-type="float" office:value="16602">
                <text:p>16602</text:p>
              </table:table-cell>
              <table:table-cell office:value-type="float" office:value="13915">
                <text:p>13915</text:p>
              </table:table-cell>
              <table:table-cell office:value-type="float" office:value="18102">
                <text:p>18102</text:p>
              </table:table-cell>
              <table:table-cell office:value-type="float" office:value="16637">
                <text:p>16637</text:p>
              </table:table-cell>
              <table:table-cell office:value-type="float" office:value="16310">
                <text:p>16310</text:p>
              </table:table-cell>
              <table:table-cell office:value-type="float" office:value="16102">
                <text:p>16102</text:p>
              </table:table-cell>
              <table:table-cell office:value-type="float" office:value="17166">
                <text:p>17166</text:p>
              </table:table-cell>
              <table:table-cell office:value-type="float" office:value="18483">
                <text:p>18483</text:p>
              </table:table-cell>
              <table:table-cell office:value-type="float" office:value="15850">
                <text:p>15850</text:p>
              </table:table-cell>
              <table:table-cell office:value-type="float" office:value="15451">
                <text:p>15451</text:p>
              </table:table-cell>
              <table:table-cell office:value-type="float" office:value="17436">
                <text:p>17436</text:p>
              </table:table-cell>
              <table:table-cell office:value-type="float" office:value="14862">
                <text:p>14862</text:p>
              </table:table-cell>
              <table:table-cell office:value-type="float" office:value="19909">
                <text:p>19909</text:p>
              </table:table-cell>
              <table:table-cell office:value-type="float" office:value="17247">
                <text:p>17247</text:p>
              </table:table-cell>
              <table:table-cell office:value-type="float" office:value="18377">
                <text:p>18377</text:p>
              </table:table-cell>
              <table:table-cell office:value-type="float" office:value="18508">
                <text:p>18508</text:p>
              </table:table-cell>
              <table:table-cell office:value-type="float" office:value="14876">
                <text:p>14876</text:p>
              </table:table-cell>
              <table:table-cell office:value-type="float" office:value="17029">
                <text:p>17029</text:p>
              </table:table-cell>
              <table:table-cell office:value-type="float" office:value="16732">
                <text:p>16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217">
                <text:p>18217</text:p>
              </table:table-cell>
              <table:table-cell office:value-type="float" office:value="17671">
                <text:p>17671</text:p>
              </table:table-cell>
              <table:table-cell office:value-type="float" office:value="18217">
                <text:p>18217</text:p>
              </table:table-cell>
              <table:table-cell office:value-type="float" office:value="19180">
                <text:p>19180</text:p>
              </table:table-cell>
              <table:table-cell office:value-type="float" office:value="20704">
                <text:p>20704</text:p>
              </table:table-cell>
              <table:table-cell office:value-type="float" office:value="17533">
                <text:p>17533</text:p>
              </table:table-cell>
              <table:table-cell office:value-type="float" office:value="17339">
                <text:p>17339</text:p>
              </table:table-cell>
              <table:table-cell office:value-type="float" office:value="17517">
                <text:p>17517</text:p>
              </table:table-cell>
              <table:table-cell office:value-type="float" office:value="16955">
                <text:p>16955</text:p>
              </table:table-cell>
              <table:table-cell office:value-type="float" office:value="17248">
                <text:p>17248</text:p>
              </table:table-cell>
              <table:table-cell office:value-type="float" office:value="17151">
                <text:p>17151</text:p>
              </table:table-cell>
              <table:table-cell office:value-type="float" office:value="16518">
                <text:p>16518</text:p>
              </table:table-cell>
              <table:table-cell office:value-type="float" office:value="13915">
                <text:p>13915</text:p>
              </table:table-cell>
              <table:table-cell office:value-type="float" office:value="18102">
                <text:p>18102</text:p>
              </table:table-cell>
              <table:table-cell office:value-type="float" office:value="15376">
                <text:p>15376</text:p>
              </table:table-cell>
              <table:table-cell office:value-type="float" office:value="15676">
                <text:p>15676</text:p>
              </table:table-cell>
              <table:table-cell office:value-type="float" office:value="15744">
                <text:p>15744</text:p>
              </table:table-cell>
              <table:table-cell office:value-type="float" office:value="17166">
                <text:p>17166</text:p>
              </table:table-cell>
              <table:table-cell office:value-type="float" office:value="17944">
                <text:p>17944</text:p>
              </table:table-cell>
              <table:table-cell office:value-type="float" office:value="15268">
                <text:p>15268</text:p>
              </table:table-cell>
              <table:table-cell office:value-type="float" office:value="15044">
                <text:p>15044</text:p>
              </table:table-cell>
              <table:table-cell office:value-type="float" office:value="17436">
                <text:p>17436</text:p>
              </table:table-cell>
              <table:table-cell office:value-type="float" office:value="14862">
                <text:p>14862</text:p>
              </table:table-cell>
              <table:table-cell office:value-type="float" office:value="19909">
                <text:p>19909</text:p>
              </table:table-cell>
              <table:table-cell office:value-type="float" office:value="15577">
                <text:p>15577</text:p>
              </table:table-cell>
              <table:table-cell office:value-type="float" office:value="18377">
                <text:p>18377</text:p>
              </table:table-cell>
              <table:table-cell office:value-type="float" office:value="17408">
                <text:p>17408</text:p>
              </table:table-cell>
              <table:table-cell office:value-type="float" office:value="14876">
                <text:p>14876</text:p>
              </table:table-cell>
              <table:table-cell office:value-type="float" office:value="17029">
                <text:p>17029</text:p>
              </table:table-cell>
              <table:table-cell office:value-type="float" office:value="16732">
                <text:p>16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496">
                <text:p>17496</text:p>
              </table:table-cell>
              <table:table-cell office:value-type="float" office:value="17671">
                <text:p>17671</text:p>
              </table:table-cell>
              <table:table-cell office:value-type="float" office:value="18217">
                <text:p>18217</text:p>
              </table:table-cell>
              <table:table-cell office:value-type="float" office:value="17891">
                <text:p>17891</text:p>
              </table:table-cell>
              <table:table-cell office:value-type="float" office:value="19705">
                <text:p>19705</text:p>
              </table:table-cell>
              <table:table-cell office:value-type="float" office:value="17533">
                <text:p>17533</text:p>
              </table:table-cell>
              <table:table-cell office:value-type="float" office:value="17339">
                <text:p>17339</text:p>
              </table:table-cell>
              <table:table-cell office:value-type="float" office:value="17517">
                <text:p>17517</text:p>
              </table:table-cell>
              <table:table-cell office:value-type="float" office:value="16955">
                <text:p>16955</text:p>
              </table:table-cell>
              <table:table-cell office:value-type="float" office:value="16475">
                <text:p>16475</text:p>
              </table:table-cell>
              <table:table-cell office:value-type="float" office:value="16505">
                <text:p>16505</text:p>
              </table:table-cell>
              <table:table-cell office:value-type="float" office:value="16518">
                <text:p>16518</text:p>
              </table:table-cell>
              <table:table-cell office:value-type="float" office:value="13915">
                <text:p>13915</text:p>
              </table:table-cell>
              <table:table-cell office:value-type="float" office:value="17392">
                <text:p>17392</text:p>
              </table:table-cell>
              <table:table-cell office:value-type="float" office:value="15376">
                <text:p>15376</text:p>
              </table:table-cell>
              <table:table-cell office:value-type="float" office:value="15061">
                <text:p>15061</text:p>
              </table:table-cell>
              <table:table-cell office:value-type="float" office:value="15666">
                <text:p>15666</text:p>
              </table:table-cell>
              <table:table-cell office:value-type="float" office:value="17161">
                <text:p>17161</text:p>
              </table:table-cell>
              <table:table-cell office:value-type="float" office:value="17364">
                <text:p>17364</text:p>
              </table:table-cell>
              <table:table-cell office:value-type="float" office:value="14671">
                <text:p>14671</text:p>
              </table:table-cell>
              <table:table-cell office:value-type="float" office:value="14808">
                <text:p>14808</text:p>
              </table:table-cell>
              <table:table-cell office:value-type="float" office:value="17436">
                <text:p>17436</text:p>
              </table:table-cell>
              <table:table-cell office:value-type="float" office:value="14862">
                <text:p>14862</text:p>
              </table:table-cell>
              <table:table-cell office:value-type="float" office:value="19302">
                <text:p>19302</text:p>
              </table:table-cell>
              <table:table-cell office:value-type="float" office:value="15430">
                <text:p>15430</text:p>
              </table:table-cell>
              <table:table-cell office:value-type="float" office:value="18377">
                <text:p>18377</text:p>
              </table:table-cell>
              <table:table-cell office:value-type="float" office:value="14634">
                <text:p>14634</text:p>
              </table:table-cell>
              <table:table-cell office:value-type="float" office:value="14876">
                <text:p>14876</text:p>
              </table:table-cell>
              <table:table-cell office:value-type="float" office:value="17029">
                <text:p>17029</text:p>
              </table:table-cell>
              <table:table-cell office:value-type="float" office:value="16164">
                <text:p>16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695">
                <text:p>16695</text:p>
              </table:table-cell>
              <table:table-cell office:value-type="float" office:value="17671">
                <text:p>17671</text:p>
              </table:table-cell>
              <table:table-cell office:value-type="float" office:value="17496">
                <text:p>17496</text:p>
              </table:table-cell>
              <table:table-cell office:value-type="float" office:value="17710">
                <text:p>17710</text:p>
              </table:table-cell>
              <table:table-cell office:value-type="float" office:value="19568">
                <text:p>19568</text:p>
              </table:table-cell>
              <table:table-cell office:value-type="float" office:value="17410">
                <text:p>17410</text:p>
              </table:table-cell>
              <table:table-cell office:value-type="float" office:value="15990">
                <text:p>15990</text:p>
              </table:table-cell>
              <table:table-cell office:value-type="float" office:value="17517">
                <text:p>17517</text:p>
              </table:table-cell>
              <table:table-cell office:value-type="float" office:value="16955">
                <text:p>16955</text:p>
              </table:table-cell>
              <table:table-cell office:value-type="float" office:value="16001">
                <text:p>16001</text:p>
              </table:table-cell>
              <table:table-cell office:value-type="float" office:value="15988">
                <text:p>15988</text:p>
              </table:table-cell>
              <table:table-cell office:value-type="float" office:value="16518">
                <text:p>16518</text:p>
              </table:table-cell>
              <table:table-cell office:value-type="float" office:value="13915">
                <text:p>13915</text:p>
              </table:table-cell>
              <table:table-cell office:value-type="float" office:value="16394">
                <text:p>16394</text:p>
              </table:table-cell>
              <table:table-cell office:value-type="float" office:value="15376">
                <text:p>15376</text:p>
              </table:table-cell>
              <table:table-cell office:value-type="float" office:value="15061">
                <text:p>15061</text:p>
              </table:table-cell>
              <table:table-cell office:value-type="float" office:value="15666">
                <text:p>15666</text:p>
              </table:table-cell>
              <table:table-cell office:value-type="float" office:value="16015">
                <text:p>16015</text:p>
              </table:table-cell>
              <table:table-cell office:value-type="float" office:value="17135">
                <text:p>17135</text:p>
              </table:table-cell>
              <table:table-cell office:value-type="float" office:value="14671">
                <text:p>14671</text:p>
              </table:table-cell>
              <table:table-cell office:value-type="float" office:value="14808">
                <text:p>14808</text:p>
              </table:table-cell>
              <table:table-cell office:value-type="float" office:value="17436">
                <text:p>17436</text:p>
              </table:table-cell>
              <table:table-cell office:value-type="float" office:value="14862">
                <text:p>14862</text:p>
              </table:table-cell>
              <table:table-cell office:value-type="float" office:value="19283">
                <text:p>19283</text:p>
              </table:table-cell>
              <table:table-cell office:value-type="float" office:value="15430">
                <text:p>15430</text:p>
              </table:table-cell>
              <table:table-cell office:value-type="float" office:value="18377">
                <text:p>18377</text:p>
              </table:table-cell>
              <table:table-cell office:value-type="float" office:value="14270">
                <text:p>14270</text:p>
              </table:table-cell>
              <table:table-cell office:value-type="float" office:value="14084">
                <text:p>14084</text:p>
              </table:table-cell>
              <table:table-cell office:value-type="float" office:value="17029">
                <text:p>17029</text:p>
              </table:table-cell>
              <table:table-cell office:value-type="float" office:value="16164">
                <text:p>16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28">
                <text:p>16228</text:p>
              </table:table-cell>
              <table:table-cell office:value-type="float" office:value="17671">
                <text:p>17671</text:p>
              </table:table-cell>
              <table:table-cell office:value-type="float" office:value="17041">
                <text:p>17041</text:p>
              </table:table-cell>
              <table:table-cell office:value-type="float" office:value="17530">
                <text:p>17530</text:p>
              </table:table-cell>
              <table:table-cell office:value-type="float" office:value="19568">
                <text:p>19568</text:p>
              </table:table-cell>
              <table:table-cell office:value-type="float" office:value="17410">
                <text:p>17410</text:p>
              </table:table-cell>
              <table:table-cell office:value-type="float" office:value="15990">
                <text:p>15990</text:p>
              </table:table-cell>
              <table:table-cell office:value-type="float" office:value="17114">
                <text:p>17114</text:p>
              </table:table-cell>
              <table:table-cell office:value-type="float" office:value="16660">
                <text:p>16660</text:p>
              </table:table-cell>
              <table:table-cell office:value-type="float" office:value="16001">
                <text:p>16001</text:p>
              </table:table-cell>
              <table:table-cell office:value-type="float" office:value="15988">
                <text:p>15988</text:p>
              </table:table-cell>
              <table:table-cell office:value-type="float" office:value="16518">
                <text:p>16518</text:p>
              </table:table-cell>
              <table:table-cell office:value-type="float" office:value="13915">
                <text:p>13915</text:p>
              </table:table-cell>
              <table:table-cell office:value-type="float" office:value="14638">
                <text:p>14638</text:p>
              </table:table-cell>
              <table:table-cell office:value-type="float" office:value="15376">
                <text:p>15376</text:p>
              </table:table-cell>
              <table:table-cell office:value-type="float" office:value="15061">
                <text:p>15061</text:p>
              </table:table-cell>
              <table:table-cell office:value-type="float" office:value="15666">
                <text:p>15666</text:p>
              </table:table-cell>
              <table:table-cell office:value-type="float" office:value="14999">
                <text:p>14999</text:p>
              </table:table-cell>
              <table:table-cell office:value-type="float" office:value="17135">
                <text:p>17135</text:p>
              </table:table-cell>
              <table:table-cell office:value-type="float" office:value="14671">
                <text:p>14671</text:p>
              </table:table-cell>
              <table:table-cell office:value-type="float" office:value="14808">
                <text:p>14808</text:p>
              </table:table-cell>
              <table:table-cell office:value-type="float" office:value="17241">
                <text:p>17241</text:p>
              </table:table-cell>
              <table:table-cell office:value-type="float" office:value="13863">
                <text:p>13863</text:p>
              </table:table-cell>
              <table:table-cell office:value-type="float" office:value="18457">
                <text:p>18457</text:p>
              </table:table-cell>
              <table:table-cell office:value-type="float" office:value="15430">
                <text:p>15430</text:p>
              </table:table-cell>
              <table:table-cell office:value-type="float" office:value="18377">
                <text:p>18377</text:p>
              </table:table-cell>
              <table:table-cell office:value-type="float" office:value="14270">
                <text:p>14270</text:p>
              </table:table-cell>
              <table:table-cell office:value-type="float" office:value="14084">
                <text:p>14084</text:p>
              </table:table-cell>
              <table:table-cell office:value-type="float" office:value="17029">
                <text:p>17029</text:p>
              </table:table-cell>
              <table:table-cell office:value-type="float" office:value="16164">
                <text:p>16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782">
                <text:p>15782</text:p>
              </table:table-cell>
              <table:table-cell office:value-type="float" office:value="17671">
                <text:p>17671</text:p>
              </table:table-cell>
              <table:table-cell office:value-type="float" office:value="16228">
                <text:p>16228</text:p>
              </table:table-cell>
              <table:table-cell office:value-type="float" office:value="17530">
                <text:p>17530</text:p>
              </table:table-cell>
              <table:table-cell office:value-type="float" office:value="19568">
                <text:p>19568</text:p>
              </table:table-cell>
              <table:table-cell office:value-type="float" office:value="17410">
                <text:p>17410</text:p>
              </table:table-cell>
              <table:table-cell office:value-type="float" office:value="15938">
                <text:p>15938</text:p>
              </table:table-cell>
              <table:table-cell office:value-type="float" office:value="16363">
                <text:p>16363</text:p>
              </table:table-cell>
              <table:table-cell office:value-type="float" office:value="15954">
                <text:p>15954</text:p>
              </table:table-cell>
              <table:table-cell office:value-type="float" office:value="16001">
                <text:p>16001</text:p>
              </table:table-cell>
              <table:table-cell office:value-type="float" office:value="15694">
                <text:p>15694</text:p>
              </table:table-cell>
              <table:table-cell office:value-type="float" office:value="16518">
                <text:p>16518</text:p>
              </table:table-cell>
              <table:table-cell office:value-type="float" office:value="13915">
                <text:p>13915</text:p>
              </table:table-cell>
              <table:table-cell office:value-type="float" office:value="14638">
                <text:p>14638</text:p>
              </table:table-cell>
              <table:table-cell office:value-type="float" office:value="15376">
                <text:p>15376</text:p>
              </table:table-cell>
              <table:table-cell office:value-type="float" office:value="15061">
                <text:p>15061</text:p>
              </table:table-cell>
              <table:table-cell office:value-type="float" office:value="15666">
                <text:p>15666</text:p>
              </table:table-cell>
              <table:table-cell office:value-type="float" office:value="14999">
                <text:p>14999</text:p>
              </table:table-cell>
              <table:table-cell office:value-type="float" office:value="16619">
                <text:p>16619</text:p>
              </table:table-cell>
              <table:table-cell office:value-type="float" office:value="14671">
                <text:p>14671</text:p>
              </table:table-cell>
              <table:table-cell office:value-type="float" office:value="13455">
                <text:p>13455</text:p>
              </table:table-cell>
              <table:table-cell office:value-type="float" office:value="16490">
                <text:p>16490</text:p>
              </table:table-cell>
              <table:table-cell office:value-type="float" office:value="13683">
                <text:p>13683</text:p>
              </table:table-cell>
              <table:table-cell office:value-type="float" office:value="16423">
                <text:p>16423</text:p>
              </table:table-cell>
              <table:table-cell office:value-type="float" office:value="15430">
                <text:p>15430</text:p>
              </table:table-cell>
              <table:table-cell office:value-type="float" office:value="17377">
                <text:p>17377</text:p>
              </table:table-cell>
              <table:table-cell office:value-type="float" office:value="14270">
                <text:p>14270</text:p>
              </table:table-cell>
              <table:table-cell office:value-type="float" office:value="14084">
                <text:p>14084</text:p>
              </table:table-cell>
              <table:table-cell office:value-type="float" office:value="16804">
                <text:p>16804</text:p>
              </table:table-cell>
              <table:table-cell office:value-type="float" office:value="16164">
                <text:p>16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00">
                <text:p>15500</text:p>
              </table:table-cell>
              <table:table-cell office:value-type="float" office:value="17508">
                <text:p>17508</text:p>
              </table:table-cell>
              <table:table-cell office:value-type="float" office:value="16228">
                <text:p>16228</text:p>
              </table:table-cell>
              <table:table-cell office:value-type="float" office:value="17530">
                <text:p>17530</text:p>
              </table:table-cell>
              <table:table-cell office:value-type="float" office:value="19568">
                <text:p>19568</text:p>
              </table:table-cell>
              <table:table-cell office:value-type="float" office:value="16927">
                <text:p>16927</text:p>
              </table:table-cell>
              <table:table-cell office:value-type="float" office:value="15199">
                <text:p>15199</text:p>
              </table:table-cell>
              <table:table-cell office:value-type="float" office:value="15562">
                <text:p>15562</text:p>
              </table:table-cell>
              <table:table-cell office:value-type="float" office:value="15537">
                <text:p>15537</text:p>
              </table:table-cell>
              <table:table-cell office:value-type="float" office:value="16001">
                <text:p>16001</text:p>
              </table:table-cell>
              <table:table-cell office:value-type="float" office:value="15694">
                <text:p>15694</text:p>
              </table:table-cell>
              <table:table-cell office:value-type="float" office:value="16518">
                <text:p>16518</text:p>
              </table:table-cell>
              <table:table-cell office:value-type="float" office:value="13915">
                <text:p>13915</text:p>
              </table:table-cell>
              <table:table-cell office:value-type="float" office:value="14638">
                <text:p>14638</text:p>
              </table:table-cell>
              <table:table-cell office:value-type="float" office:value="15376">
                <text:p>15376</text:p>
              </table:table-cell>
              <table:table-cell office:value-type="float" office:value="14767">
                <text:p>14767</text:p>
              </table:table-cell>
              <table:table-cell office:value-type="float" office:value="15666">
                <text:p>15666</text:p>
              </table:table-cell>
              <table:table-cell office:value-type="float" office:value="14999">
                <text:p>14999</text:p>
              </table:table-cell>
              <table:table-cell office:value-type="float" office:value="16619">
                <text:p>16619</text:p>
              </table:table-cell>
              <table:table-cell office:value-type="float" office:value="14671">
                <text:p>14671</text:p>
              </table:table-cell>
              <table:table-cell office:value-type="float" office:value="13455">
                <text:p>13455</text:p>
              </table:table-cell>
              <table:table-cell office:value-type="float" office:value="16247">
                <text:p>16247</text:p>
              </table:table-cell>
              <table:table-cell office:value-type="float" office:value="13683">
                <text:p>13683</text:p>
              </table:table-cell>
              <table:table-cell office:value-type="float" office:value="15740">
                <text:p>15740</text:p>
              </table:table-cell>
              <table:table-cell office:value-type="float" office:value="15430">
                <text:p>15430</text:p>
              </table:table-cell>
              <table:table-cell office:value-type="float" office:value="17296">
                <text:p>17296</text:p>
              </table:table-cell>
              <table:table-cell office:value-type="float" office:value="14270">
                <text:p>14270</text:p>
              </table:table-cell>
              <table:table-cell office:value-type="float" office:value="14084">
                <text:p>14084</text:p>
              </table:table-cell>
              <table:table-cell office:value-type="float" office:value="16119">
                <text:p>16119</text:p>
              </table:table-cell>
              <table:table-cell office:value-type="float" office:value="16164">
                <text:p>16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00">
                <text:p>15500</text:p>
              </table:table-cell>
              <table:table-cell office:value-type="float" office:value="16389">
                <text:p>16389</text:p>
              </table:table-cell>
              <table:table-cell office:value-type="float" office:value="15500">
                <text:p>15500</text:p>
              </table:table-cell>
              <table:table-cell office:value-type="float" office:value="17530">
                <text:p>17530</text:p>
              </table:table-cell>
              <table:table-cell office:value-type="float" office:value="19285">
                <text:p>19285</text:p>
              </table:table-cell>
              <table:table-cell office:value-type="float" office:value="16927">
                <text:p>16927</text:p>
              </table:table-cell>
              <table:table-cell office:value-type="float" office:value="15139">
                <text:p>15139</text:p>
              </table:table-cell>
              <table:table-cell office:value-type="float" office:value="14751">
                <text:p>14751</text:p>
              </table:table-cell>
              <table:table-cell office:value-type="float" office:value="15537">
                <text:p>15537</text:p>
              </table:table-cell>
              <table:table-cell office:value-type="float" office:value="16001">
                <text:p>16001</text:p>
              </table:table-cell>
              <table:table-cell office:value-type="float" office:value="15694">
                <text:p>15694</text:p>
              </table:table-cell>
              <table:table-cell office:value-type="float" office:value="16518">
                <text:p>16518</text:p>
              </table:table-cell>
              <table:table-cell office:value-type="float" office:value="13915">
                <text:p>13915</text:p>
              </table:table-cell>
              <table:table-cell office:value-type="float" office:value="14582">
                <text:p>14582</text:p>
              </table:table-cell>
              <table:table-cell office:value-type="float" office:value="15275">
                <text:p>15275</text:p>
              </table:table-cell>
              <table:table-cell office:value-type="float" office:value="14767">
                <text:p>14767</text:p>
              </table:table-cell>
              <table:table-cell office:value-type="float" office:value="15666">
                <text:p>15666</text:p>
              </table:table-cell>
              <table:table-cell office:value-type="float" office:value="14999">
                <text:p>14999</text:p>
              </table:table-cell>
              <table:table-cell office:value-type="float" office:value="16215">
                <text:p>16215</text:p>
              </table:table-cell>
              <table:table-cell office:value-type="float" office:value="14671">
                <text:p>14671</text:p>
              </table:table-cell>
              <table:table-cell office:value-type="float" office:value="13455">
                <text:p>13455</text:p>
              </table:table-cell>
              <table:table-cell office:value-type="float" office:value="16247">
                <text:p>16247</text:p>
              </table:table-cell>
              <table:table-cell office:value-type="float" office:value="13683">
                <text:p>13683</text:p>
              </table:table-cell>
              <table:table-cell office:value-type="float" office:value="15648">
                <text:p>15648</text:p>
              </table:table-cell>
              <table:table-cell office:value-type="float" office:value="15430">
                <text:p>15430</text:p>
              </table:table-cell>
              <table:table-cell office:value-type="float" office:value="17296">
                <text:p>17296</text:p>
              </table:table-cell>
              <table:table-cell office:value-type="float" office:value="14270">
                <text:p>14270</text:p>
              </table:table-cell>
              <table:table-cell office:value-type="float" office:value="14084">
                <text:p>14084</text:p>
              </table:table-cell>
              <table:table-cell office:value-type="float" office:value="16119">
                <text:p>16119</text:p>
              </table:table-cell>
              <table:table-cell office:value-type="float" office:value="16079">
                <text:p>160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00">
                <text:p>15500</text:p>
              </table:table-cell>
              <table:table-cell office:value-type="float" office:value="16389">
                <text:p>16389</text:p>
              </table:table-cell>
              <table:table-cell office:value-type="float" office:value="15500">
                <text:p>15500</text:p>
              </table:table-cell>
              <table:table-cell office:value-type="float" office:value="16595">
                <text:p>16595</text:p>
              </table:table-cell>
              <table:table-cell office:value-type="float" office:value="18221">
                <text:p>18221</text:p>
              </table:table-cell>
              <table:table-cell office:value-type="float" office:value="16927">
                <text:p>16927</text:p>
              </table:table-cell>
              <table:table-cell office:value-type="float" office:value="14967">
                <text:p>14967</text:p>
              </table:table-cell>
              <table:table-cell office:value-type="float" office:value="14647">
                <text:p>14647</text:p>
              </table:table-cell>
              <table:table-cell office:value-type="float" office:value="15537">
                <text:p>15537</text:p>
              </table:table-cell>
              <table:table-cell office:value-type="float" office:value="15308">
                <text:p>15308</text:p>
              </table:table-cell>
              <table:table-cell office:value-type="float" office:value="15694">
                <text:p>15694</text:p>
              </table:table-cell>
              <table:table-cell office:value-type="float" office:value="16518">
                <text:p>16518</text:p>
              </table:table-cell>
              <table:table-cell office:value-type="float" office:value="13915">
                <text:p>13915</text:p>
              </table:table-cell>
              <table:table-cell office:value-type="float" office:value="13857">
                <text:p>13857</text:p>
              </table:table-cell>
              <table:table-cell office:value-type="float" office:value="15107">
                <text:p>15107</text:p>
              </table:table-cell>
              <table:table-cell office:value-type="float" office:value="14400">
                <text:p>14400</text:p>
              </table:table-cell>
              <table:table-cell office:value-type="float" office:value="15666">
                <text:p>15666</text:p>
              </table:table-cell>
              <table:table-cell office:value-type="float" office:value="14886">
                <text:p>14886</text:p>
              </table:table-cell>
              <table:table-cell office:value-type="float" office:value="14952">
                <text:p>14952</text:p>
              </table:table-cell>
              <table:table-cell office:value-type="float" office:value="14671">
                <text:p>14671</text:p>
              </table:table-cell>
              <table:table-cell office:value-type="float" office:value="13455">
                <text:p>13455</text:p>
              </table:table-cell>
              <table:table-cell office:value-type="float" office:value="16247">
                <text:p>16247</text:p>
              </table:table-cell>
              <table:table-cell office:value-type="float" office:value="13683">
                <text:p>13683</text:p>
              </table:table-cell>
              <table:table-cell office:value-type="float" office:value="15648">
                <text:p>15648</text:p>
              </table:table-cell>
              <table:table-cell office:value-type="float" office:value="15430">
                <text:p>15430</text:p>
              </table:table-cell>
              <table:table-cell office:value-type="float" office:value="17296">
                <text:p>17296</text:p>
              </table:table-cell>
              <table:table-cell office:value-type="float" office:value="14270">
                <text:p>14270</text:p>
              </table:table-cell>
              <table:table-cell office:value-type="float" office:value="13893">
                <text:p>13893</text:p>
              </table:table-cell>
              <table:table-cell office:value-type="float" office:value="16119">
                <text:p>16119</text:p>
              </table:table-cell>
              <table:table-cell office:value-type="float" office:value="15458">
                <text:p>154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00">
                <text:p>15500</text:p>
              </table:table-cell>
              <table:table-cell office:value-type="float" office:value="16219">
                <text:p>16219</text:p>
              </table:table-cell>
              <table:table-cell office:value-type="float" office:value="15500">
                <text:p>15500</text:p>
              </table:table-cell>
              <table:table-cell office:value-type="float" office:value="15923">
                <text:p>15923</text:p>
              </table:table-cell>
              <table:table-cell office:value-type="float" office:value="17288">
                <text:p>17288</text:p>
              </table:table-cell>
              <table:table-cell office:value-type="float" office:value="16927">
                <text:p>16927</text:p>
              </table:table-cell>
              <table:table-cell office:value-type="float" office:value="14967">
                <text:p>14967</text:p>
              </table:table-cell>
              <table:table-cell office:value-type="float" office:value="14647">
                <text:p>14647</text:p>
              </table:table-cell>
              <table:table-cell office:value-type="float" office:value="15537">
                <text:p>15537</text:p>
              </table:table-cell>
              <table:table-cell office:value-type="float" office:value="15308">
                <text:p>15308</text:p>
              </table:table-cell>
              <table:table-cell office:value-type="float" office:value="15694">
                <text:p>15694</text:p>
              </table:table-cell>
              <table:table-cell office:value-type="float" office:value="16518">
                <text:p>16518</text:p>
              </table:table-cell>
              <table:table-cell office:value-type="float" office:value="13915">
                <text:p>13915</text:p>
              </table:table-cell>
              <table:table-cell office:value-type="float" office:value="13857">
                <text:p>13857</text:p>
              </table:table-cell>
              <table:table-cell office:value-type="float" office:value="15107">
                <text:p>15107</text:p>
              </table:table-cell>
              <table:table-cell office:value-type="float" office:value="14251">
                <text:p>14251</text:p>
              </table:table-cell>
              <table:table-cell office:value-type="float" office:value="14953">
                <text:p>14953</text:p>
              </table:table-cell>
              <table:table-cell office:value-type="float" office:value="14698">
                <text:p>14698</text:p>
              </table:table-cell>
              <table:table-cell office:value-type="float" office:value="14952">
                <text:p>14952</text:p>
              </table:table-cell>
              <table:table-cell office:value-type="float" office:value="14671">
                <text:p>14671</text:p>
              </table:table-cell>
              <table:table-cell office:value-type="float" office:value="13455">
                <text:p>13455</text:p>
              </table:table-cell>
              <table:table-cell office:value-type="float" office:value="16247">
                <text:p>16247</text:p>
              </table:table-cell>
              <table:table-cell office:value-type="float" office:value="13683">
                <text:p>13683</text:p>
              </table:table-cell>
              <table:table-cell office:value-type="float" office:value="15648">
                <text:p>15648</text:p>
              </table:table-cell>
              <table:table-cell office:value-type="float" office:value="15430">
                <text:p>15430</text:p>
              </table:table-cell>
              <table:table-cell office:value-type="float" office:value="17296">
                <text:p>17296</text:p>
              </table:table-cell>
              <table:table-cell office:value-type="float" office:value="14270">
                <text:p>14270</text:p>
              </table:table-cell>
              <table:table-cell office:value-type="float" office:value="13893">
                <text:p>13893</text:p>
              </table:table-cell>
              <table:table-cell office:value-type="float" office:value="15265">
                <text:p>15265</text:p>
              </table:table-cell>
              <table:table-cell office:value-type="float" office:value="15458">
                <text:p>15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00">
                <text:p>15500</text:p>
              </table:table-cell>
              <table:table-cell office:value-type="float" office:value="16219">
                <text:p>16219</text:p>
              </table:table-cell>
              <table:table-cell office:value-type="float" office:value="15500">
                <text:p>15500</text:p>
              </table:table-cell>
              <table:table-cell office:value-type="float" office:value="15664">
                <text:p>15664</text:p>
              </table:table-cell>
              <table:table-cell office:value-type="float" office:value="17288">
                <text:p>17288</text:p>
              </table:table-cell>
              <table:table-cell office:value-type="float" office:value="16354">
                <text:p>16354</text:p>
              </table:table-cell>
              <table:table-cell office:value-type="float" office:value="14967">
                <text:p>14967</text:p>
              </table:table-cell>
              <table:table-cell office:value-type="float" office:value="14647">
                <text:p>14647</text:p>
              </table:table-cell>
              <table:table-cell office:value-type="float" office:value="14202">
                <text:p>14202</text:p>
              </table:table-cell>
              <table:table-cell office:value-type="float" office:value="14665">
                <text:p>14665</text:p>
              </table:table-cell>
              <table:table-cell office:value-type="float" office:value="15694">
                <text:p>15694</text:p>
              </table:table-cell>
              <table:table-cell office:value-type="float" office:value="15519">
                <text:p>15519</text:p>
              </table:table-cell>
              <table:table-cell office:value-type="float" office:value="13915">
                <text:p>13915</text:p>
              </table:table-cell>
              <table:table-cell office:value-type="float" office:value="13857">
                <text:p>13857</text:p>
              </table:table-cell>
              <table:table-cell office:value-type="float" office:value="14972">
                <text:p>14972</text:p>
              </table:table-cell>
              <table:table-cell office:value-type="float" office:value="14098">
                <text:p>14098</text:p>
              </table:table-cell>
              <table:table-cell office:value-type="float" office:value="14953">
                <text:p>14953</text:p>
              </table:table-cell>
              <table:table-cell office:value-type="float" office:value="14698">
                <text:p>14698</text:p>
              </table:table-cell>
              <table:table-cell office:value-type="float" office:value="14952">
                <text:p>14952</text:p>
              </table:table-cell>
              <table:table-cell office:value-type="float" office:value="14671">
                <text:p>14671</text:p>
              </table:table-cell>
              <table:table-cell office:value-type="float" office:value="13455">
                <text:p>13455</text:p>
              </table:table-cell>
              <table:table-cell office:value-type="float" office:value="15489">
                <text:p>15489</text:p>
              </table:table-cell>
              <table:table-cell office:value-type="float" office:value="12245">
                <text:p>12245</text:p>
              </table:table-cell>
              <table:table-cell office:value-type="float" office:value="15648">
                <text:p>15648</text:p>
              </table:table-cell>
              <table:table-cell office:value-type="float" office:value="15160">
                <text:p>15160</text:p>
              </table:table-cell>
              <table:table-cell office:value-type="float" office:value="17293">
                <text:p>17293</text:p>
              </table:table-cell>
              <table:table-cell office:value-type="float" office:value="14227">
                <text:p>14227</text:p>
              </table:table-cell>
              <table:table-cell office:value-type="float" office:value="13893">
                <text:p>13893</text:p>
              </table:table-cell>
              <table:table-cell office:value-type="float" office:value="14695">
                <text:p>14695</text:p>
              </table:table-cell>
              <table:table-cell office:value-type="float" office:value="15458">
                <text:p>154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00">
                <text:p>15500</text:p>
              </table:table-cell>
              <table:table-cell office:value-type="float" office:value="15771">
                <text:p>15771</text:p>
              </table:table-cell>
              <table:table-cell office:value-type="float" office:value="15500">
                <text:p>15500</text:p>
              </table:table-cell>
              <table:table-cell office:value-type="float" office:value="15664">
                <text:p>15664</text:p>
              </table:table-cell>
              <table:table-cell office:value-type="float" office:value="17288">
                <text:p>17288</text:p>
              </table:table-cell>
              <table:table-cell office:value-type="float" office:value="16354">
                <text:p>16354</text:p>
              </table:table-cell>
              <table:table-cell office:value-type="float" office:value="14967">
                <text:p>14967</text:p>
              </table:table-cell>
              <table:table-cell office:value-type="float" office:value="14647">
                <text:p>14647</text:p>
              </table:table-cell>
              <table:table-cell office:value-type="float" office:value="14202">
                <text:p>14202</text:p>
              </table:table-cell>
              <table:table-cell office:value-type="float" office:value="14665">
                <text:p>14665</text:p>
              </table:table-cell>
              <table:table-cell office:value-type="float" office:value="15694">
                <text:p>15694</text:p>
              </table:table-cell>
              <table:table-cell office:value-type="float" office:value="15519">
                <text:p>15519</text:p>
              </table:table-cell>
              <table:table-cell office:value-type="float" office:value="13915">
                <text:p>13915</text:p>
              </table:table-cell>
              <table:table-cell office:value-type="float" office:value="13857">
                <text:p>13857</text:p>
              </table:table-cell>
              <table:table-cell office:value-type="float" office:value="14972">
                <text:p>14972</text:p>
              </table:table-cell>
              <table:table-cell office:value-type="float" office:value="14098">
                <text:p>14098</text:p>
              </table:table-cell>
              <table:table-cell office:value-type="float" office:value="14883">
                <text:p>14883</text:p>
              </table:table-cell>
              <table:table-cell office:value-type="float" office:value="14644">
                <text:p>14644</text:p>
              </table:table-cell>
              <table:table-cell office:value-type="float" office:value="14952">
                <text:p>14952</text:p>
              </table:table-cell>
              <table:table-cell office:value-type="float" office:value="14671">
                <text:p>14671</text:p>
              </table:table-cell>
              <table:table-cell office:value-type="float" office:value="13455">
                <text:p>13455</text:p>
              </table:table-cell>
              <table:table-cell office:value-type="float" office:value="14997">
                <text:p>14997</text:p>
              </table:table-cell>
              <table:table-cell office:value-type="float" office:value="12245">
                <text:p>12245</text:p>
              </table:table-cell>
              <table:table-cell office:value-type="float" office:value="15648">
                <text:p>15648</text:p>
              </table:table-cell>
              <table:table-cell office:value-type="float" office:value="14813">
                <text:p>14813</text:p>
              </table:table-cell>
              <table:table-cell office:value-type="float" office:value="16615">
                <text:p>16615</text:p>
              </table:table-cell>
              <table:table-cell office:value-type="float" office:value="14227">
                <text:p>14227</text:p>
              </table:table-cell>
              <table:table-cell office:value-type="float" office:value="13893">
                <text:p>13893</text:p>
              </table:table-cell>
              <table:table-cell office:value-type="float" office:value="13103">
                <text:p>13103</text:p>
              </table:table-cell>
              <table:table-cell office:value-type="float" office:value="15458">
                <text:p>15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500">
                <text:p>15500</text:p>
              </table:table-cell>
              <table:table-cell office:value-type="float" office:value="15771">
                <text:p>15771</text:p>
              </table:table-cell>
              <table:table-cell office:value-type="float" office:value="15500">
                <text:p>15500</text:p>
              </table:table-cell>
              <table:table-cell office:value-type="float" office:value="15664">
                <text:p>15664</text:p>
              </table:table-cell>
              <table:table-cell office:value-type="float" office:value="17288">
                <text:p>17288</text:p>
              </table:table-cell>
              <table:table-cell office:value-type="float" office:value="16354">
                <text:p>16354</text:p>
              </table:table-cell>
              <table:table-cell office:value-type="float" office:value="14245">
                <text:p>14245</text:p>
              </table:table-cell>
              <table:table-cell office:value-type="float" office:value="14647">
                <text:p>14647</text:p>
              </table:table-cell>
              <table:table-cell office:value-type="float" office:value="14202">
                <text:p>14202</text:p>
              </table:table-cell>
              <table:table-cell office:value-type="float" office:value="13828">
                <text:p>13828</text:p>
              </table:table-cell>
              <table:table-cell office:value-type="float" office:value="15694">
                <text:p>15694</text:p>
              </table:table-cell>
              <table:table-cell office:value-type="float" office:value="15519">
                <text:p>15519</text:p>
              </table:table-cell>
              <table:table-cell office:value-type="float" office:value="13915">
                <text:p>13915</text:p>
              </table:table-cell>
              <table:table-cell office:value-type="float" office:value="13857">
                <text:p>13857</text:p>
              </table:table-cell>
              <table:table-cell office:value-type="float" office:value="14100">
                <text:p>14100</text:p>
              </table:table-cell>
              <table:table-cell office:value-type="float" office:value="14098">
                <text:p>14098</text:p>
              </table:table-cell>
              <table:table-cell office:value-type="float" office:value="14378">
                <text:p>14378</text:p>
              </table:table-cell>
              <table:table-cell office:value-type="float" office:value="14644">
                <text:p>14644</text:p>
              </table:table-cell>
              <table:table-cell office:value-type="float" office:value="14952">
                <text:p>14952</text:p>
              </table:table-cell>
              <table:table-cell office:value-type="float" office:value="14671">
                <text:p>14671</text:p>
              </table:table-cell>
              <table:table-cell office:value-type="float" office:value="13455">
                <text:p>13455</text:p>
              </table:table-cell>
              <table:table-cell office:value-type="float" office:value="14685">
                <text:p>14685</text:p>
              </table:table-cell>
              <table:table-cell office:value-type="float" office:value="12245">
                <text:p>12245</text:p>
              </table:table-cell>
              <table:table-cell office:value-type="float" office:value="15648">
                <text:p>15648</text:p>
              </table:table-cell>
              <table:table-cell office:value-type="float" office:value="14813">
                <text:p>14813</text:p>
              </table:table-cell>
              <table:table-cell office:value-type="float" office:value="14868">
                <text:p>14868</text:p>
              </table:table-cell>
              <table:table-cell office:value-type="float" office:value="14227">
                <text:p>14227</text:p>
              </table:table-cell>
              <table:table-cell office:value-type="float" office:value="13893">
                <text:p>13893</text:p>
              </table:table-cell>
              <table:table-cell office:value-type="float" office:value="13103">
                <text:p>13103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00">
                <text:p>15500</text:p>
              </table:table-cell>
              <table:table-cell office:value-type="float" office:value="15771">
                <text:p>15771</text:p>
              </table:table-cell>
              <table:table-cell office:value-type="float" office:value="15500">
                <text:p>15500</text:p>
              </table:table-cell>
              <table:table-cell office:value-type="float" office:value="14913">
                <text:p>14913</text:p>
              </table:table-cell>
              <table:table-cell office:value-type="float" office:value="17234">
                <text:p>17234</text:p>
              </table:table-cell>
              <table:table-cell office:value-type="float" office:value="16354">
                <text:p>16354</text:p>
              </table:table-cell>
              <table:table-cell office:value-type="float" office:value="14245">
                <text:p>14245</text:p>
              </table:table-cell>
              <table:table-cell office:value-type="float" office:value="14647">
                <text:p>14647</text:p>
              </table:table-cell>
              <table:table-cell office:value-type="float" office:value="14202">
                <text:p>14202</text:p>
              </table:table-cell>
              <table:table-cell office:value-type="float" office:value="13828">
                <text:p>13828</text:p>
              </table:table-cell>
              <table:table-cell office:value-type="float" office:value="15694">
                <text:p>15694</text:p>
              </table:table-cell>
              <table:table-cell office:value-type="float" office:value="15519">
                <text:p>15519</text:p>
              </table:table-cell>
              <table:table-cell office:value-type="float" office:value="13915">
                <text:p>13915</text:p>
              </table:table-cell>
              <table:table-cell office:value-type="float" office:value="13857">
                <text:p>13857</text:p>
              </table:table-cell>
              <table:table-cell office:value-type="float" office:value="14040">
                <text:p>14040</text:p>
              </table:table-cell>
              <table:table-cell office:value-type="float" office:value="14098">
                <text:p>14098</text:p>
              </table:table-cell>
              <table:table-cell office:value-type="float" office:value="14378">
                <text:p>14378</text:p>
              </table:table-cell>
              <table:table-cell office:value-type="float" office:value="14644">
                <text:p>14644</text:p>
              </table:table-cell>
              <table:table-cell office:value-type="float" office:value="14952">
                <text:p>14952</text:p>
              </table:table-cell>
              <table:table-cell office:value-type="float" office:value="14671">
                <text:p>14671</text:p>
              </table:table-cell>
              <table:table-cell office:value-type="float" office:value="13455">
                <text:p>13455</text:p>
              </table:table-cell>
              <table:table-cell office:value-type="float" office:value="14669">
                <text:p>14669</text:p>
              </table:table-cell>
              <table:table-cell office:value-type="float" office:value="12245">
                <text:p>12245</text:p>
              </table:table-cell>
              <table:table-cell office:value-type="float" office:value="15434">
                <text:p>15434</text:p>
              </table:table-cell>
              <table:table-cell office:value-type="float" office:value="14813">
                <text:p>14813</text:p>
              </table:table-cell>
              <table:table-cell office:value-type="float" office:value="14868">
                <text:p>14868</text:p>
              </table:table-cell>
              <table:table-cell office:value-type="float" office:value="14227">
                <text:p>14227</text:p>
              </table:table-cell>
              <table:table-cell office:value-type="float" office:value="13893">
                <text:p>13893</text:p>
              </table:table-cell>
              <table:table-cell office:value-type="float" office:value="13103">
                <text:p>13103</text:p>
              </table:table-cell>
              <table:table-cell office:value-type="float" office:value="14924">
                <text:p>149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500">
                <text:p>15500</text:p>
              </table:table-cell>
              <table:table-cell office:value-type="float" office:value="15771">
                <text:p>15771</text:p>
              </table:table-cell>
              <table:table-cell office:value-type="float" office:value="15500">
                <text:p>15500</text:p>
              </table:table-cell>
              <table:table-cell office:value-type="float" office:value="14913">
                <text:p>14913</text:p>
              </table:table-cell>
              <table:table-cell office:value-type="float" office:value="17098">
                <text:p>17098</text:p>
              </table:table-cell>
              <table:table-cell office:value-type="float" office:value="16354">
                <text:p>16354</text:p>
              </table:table-cell>
              <table:table-cell office:value-type="float" office:value="14245">
                <text:p>14245</text:p>
              </table:table-cell>
              <table:table-cell office:value-type="float" office:value="14647">
                <text:p>14647</text:p>
              </table:table-cell>
              <table:table-cell office:value-type="float" office:value="14202">
                <text:p>14202</text:p>
              </table:table-cell>
              <table:table-cell office:value-type="float" office:value="13828">
                <text:p>13828</text:p>
              </table:table-cell>
              <table:table-cell office:value-type="float" office:value="15694">
                <text:p>15694</text:p>
              </table:table-cell>
              <table:table-cell office:value-type="float" office:value="15519">
                <text:p>15519</text:p>
              </table:table-cell>
              <table:table-cell office:value-type="float" office:value="13915">
                <text:p>13915</text:p>
              </table:table-cell>
              <table:table-cell office:value-type="float" office:value="13857">
                <text:p>13857</text:p>
              </table:table-cell>
              <table:table-cell office:value-type="float" office:value="13651">
                <text:p>13651</text:p>
              </table:table-cell>
              <table:table-cell office:value-type="float" office:value="14098">
                <text:p>14098</text:p>
              </table:table-cell>
              <table:table-cell office:value-type="float" office:value="14378">
                <text:p>14378</text:p>
              </table:table-cell>
              <table:table-cell office:value-type="float" office:value="14303">
                <text:p>14303</text:p>
              </table:table-cell>
              <table:table-cell office:value-type="float" office:value="14952">
                <text:p>14952</text:p>
              </table:table-cell>
              <table:table-cell office:value-type="float" office:value="14671">
                <text:p>14671</text:p>
              </table:table-cell>
              <table:table-cell office:value-type="float" office:value="13455">
                <text:p>13455</text:p>
              </table:table-cell>
              <table:table-cell office:value-type="float" office:value="14669">
                <text:p>14669</text:p>
              </table:table-cell>
              <table:table-cell office:value-type="float" office:value="12245">
                <text:p>12245</text:p>
              </table:table-cell>
              <table:table-cell office:value-type="float" office:value="15434">
                <text:p>15434</text:p>
              </table:table-cell>
              <table:table-cell office:value-type="float" office:value="14813">
                <text:p>14813</text:p>
              </table:table-cell>
              <table:table-cell office:value-type="float" office:value="14868">
                <text:p>14868</text:p>
              </table:table-cell>
              <table:table-cell office:value-type="float" office:value="14227">
                <text:p>14227</text:p>
              </table:table-cell>
              <table:table-cell office:value-type="float" office:value="13893">
                <text:p>13893</text:p>
              </table:table-cell>
              <table:table-cell office:value-type="float" office:value="13103">
                <text:p>13103</text:p>
              </table:table-cell>
              <table:table-cell office:value-type="float" office:value="14672">
                <text:p>14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00">
                <text:p>15500</text:p>
              </table:table-cell>
              <table:table-cell office:value-type="float" office:value="15771">
                <text:p>15771</text:p>
              </table:table-cell>
              <table:table-cell office:value-type="float" office:value="15500">
                <text:p>15500</text:p>
              </table:table-cell>
              <table:table-cell office:value-type="float" office:value="14913">
                <text:p>14913</text:p>
              </table:table-cell>
              <table:table-cell office:value-type="float" office:value="17098">
                <text:p>17098</text:p>
              </table:table-cell>
              <table:table-cell office:value-type="float" office:value="16283">
                <text:p>16283</text:p>
              </table:table-cell>
              <table:table-cell office:value-type="float" office:value="14245">
                <text:p>14245</text:p>
              </table:table-cell>
              <table:table-cell office:value-type="float" office:value="14647">
                <text:p>14647</text:p>
              </table:table-cell>
              <table:table-cell office:value-type="float" office:value="14202">
                <text:p>14202</text:p>
              </table:table-cell>
              <table:table-cell office:value-type="float" office:value="13828">
                <text:p>13828</text:p>
              </table:table-cell>
              <table:table-cell office:value-type="float" office:value="15572">
                <text:p>15572</text:p>
              </table:table-cell>
              <table:table-cell office:value-type="float" office:value="15519">
                <text:p>15519</text:p>
              </table:table-cell>
              <table:table-cell office:value-type="float" office:value="13815">
                <text:p>13815</text:p>
              </table:table-cell>
              <table:table-cell office:value-type="float" office:value="13857">
                <text:p>13857</text:p>
              </table:table-cell>
              <table:table-cell office:value-type="float" office:value="13043">
                <text:p>13043</text:p>
              </table:table-cell>
              <table:table-cell office:value-type="float" office:value="13051">
                <text:p>13051</text:p>
              </table:table-cell>
              <table:table-cell office:value-type="float" office:value="14378">
                <text:p>14378</text:p>
              </table:table-cell>
              <table:table-cell office:value-type="float" office:value="13545">
                <text:p>13545</text:p>
              </table:table-cell>
              <table:table-cell office:value-type="float" office:value="14952">
                <text:p>14952</text:p>
              </table:table-cell>
              <table:table-cell office:value-type="float" office:value="14671">
                <text:p>14671</text:p>
              </table:table-cell>
              <table:table-cell office:value-type="float" office:value="13455">
                <text:p>13455</text:p>
              </table:table-cell>
              <table:table-cell office:value-type="float" office:value="14669">
                <text:p>14669</text:p>
              </table:table-cell>
              <table:table-cell office:value-type="float" office:value="12245">
                <text:p>12245</text:p>
              </table:table-cell>
              <table:table-cell office:value-type="float" office:value="15434">
                <text:p>15434</text:p>
              </table:table-cell>
              <table:table-cell office:value-type="float" office:value="14813">
                <text:p>14813</text:p>
              </table:table-cell>
              <table:table-cell office:value-type="float" office:value="14868">
                <text:p>14868</text:p>
              </table:table-cell>
              <table:table-cell office:value-type="float" office:value="14227">
                <text:p>14227</text:p>
              </table:table-cell>
              <table:table-cell office:value-type="float" office:value="13893">
                <text:p>13893</text:p>
              </table:table-cell>
              <table:table-cell office:value-type="float" office:value="13103">
                <text:p>13103</text:p>
              </table:table-cell>
              <table:table-cell office:value-type="float" office:value="14672">
                <text:p>146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500">
                <text:p>15500</text:p>
              </table:table-cell>
              <table:table-cell office:value-type="float" office:value="15738">
                <text:p>15738</text:p>
              </table:table-cell>
              <table:table-cell office:value-type="float" office:value="15500">
                <text:p>15500</text:p>
              </table:table-cell>
              <table:table-cell office:value-type="float" office:value="14913">
                <text:p>14913</text:p>
              </table:table-cell>
              <table:table-cell office:value-type="float" office:value="15465">
                <text:p>15465</text:p>
              </table:table-cell>
              <table:table-cell office:value-type="float" office:value="16283">
                <text:p>16283</text:p>
              </table:table-cell>
              <table:table-cell office:value-type="float" office:value="14245">
                <text:p>14245</text:p>
              </table:table-cell>
              <table:table-cell office:value-type="float" office:value="14010">
                <text:p>14010</text:p>
              </table:table-cell>
              <table:table-cell office:value-type="float" office:value="14202">
                <text:p>14202</text:p>
              </table:table-cell>
              <table:table-cell office:value-type="float" office:value="13828">
                <text:p>13828</text:p>
              </table:table-cell>
              <table:table-cell office:value-type="float" office:value="15572">
                <text:p>15572</text:p>
              </table:table-cell>
              <table:table-cell office:value-type="float" office:value="15160">
                <text:p>15160</text:p>
              </table:table-cell>
              <table:table-cell office:value-type="float" office:value="13736">
                <text:p>13736</text:p>
              </table:table-cell>
              <table:table-cell office:value-type="float" office:value="13857">
                <text:p>13857</text:p>
              </table:table-cell>
              <table:table-cell office:value-type="float" office:value="13043">
                <text:p>13043</text:p>
              </table:table-cell>
              <table:table-cell office:value-type="float" office:value="13051">
                <text:p>13051</text:p>
              </table:table-cell>
              <table:table-cell office:value-type="float" office:value="14378">
                <text:p>14378</text:p>
              </table:table-cell>
              <table:table-cell office:value-type="float" office:value="13545">
                <text:p>13545</text:p>
              </table:table-cell>
              <table:table-cell office:value-type="float" office:value="14952">
                <text:p>14952</text:p>
              </table:table-cell>
              <table:table-cell office:value-type="float" office:value="14671">
                <text:p>14671</text:p>
              </table:table-cell>
              <table:table-cell office:value-type="float" office:value="13455">
                <text:p>13455</text:p>
              </table:table-cell>
              <table:table-cell office:value-type="float" office:value="14669">
                <text:p>14669</text:p>
              </table:table-cell>
              <table:table-cell office:value-type="float" office:value="12245">
                <text:p>12245</text:p>
              </table:table-cell>
              <table:table-cell office:value-type="float" office:value="15434">
                <text:p>15434</text:p>
              </table:table-cell>
              <table:table-cell office:value-type="float" office:value="14813">
                <text:p>14813</text:p>
              </table:table-cell>
              <table:table-cell office:value-type="float" office:value="14868">
                <text:p>14868</text:p>
              </table:table-cell>
              <table:table-cell office:value-type="float" office:value="14227">
                <text:p>14227</text:p>
              </table:table-cell>
              <table:table-cell office:value-type="float" office:value="13893">
                <text:p>13893</text:p>
              </table:table-cell>
              <table:table-cell office:value-type="float" office:value="13103">
                <text:p>13103</text:p>
              </table:table-cell>
              <table:table-cell office:value-type="float" office:value="14672">
                <text:p>146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500">
                <text:p>15500</text:p>
              </table:table-cell>
              <table:table-cell office:value-type="float" office:value="15738">
                <text:p>15738</text:p>
              </table:table-cell>
              <table:table-cell office:value-type="float" office:value="15500">
                <text:p>15500</text:p>
              </table:table-cell>
              <table:table-cell office:value-type="float" office:value="14913">
                <text:p>14913</text:p>
              </table:table-cell>
              <table:table-cell office:value-type="float" office:value="15286">
                <text:p>15286</text:p>
              </table:table-cell>
              <table:table-cell office:value-type="float" office:value="15917">
                <text:p>15917</text:p>
              </table:table-cell>
              <table:table-cell office:value-type="float" office:value="14245">
                <text:p>14245</text:p>
              </table:table-cell>
              <table:table-cell office:value-type="float" office:value="12900">
                <text:p>12900</text:p>
              </table:table-cell>
              <table:table-cell office:value-type="float" office:value="14202">
                <text:p>14202</text:p>
              </table:table-cell>
              <table:table-cell office:value-type="float" office:value="13828">
                <text:p>13828</text:p>
              </table:table-cell>
              <table:table-cell office:value-type="float" office:value="15500">
                <text:p>15500</text:p>
              </table:table-cell>
              <table:table-cell office:value-type="float" office:value="15160">
                <text:p>15160</text:p>
              </table:table-cell>
              <table:table-cell office:value-type="float" office:value="13736">
                <text:p>13736</text:p>
              </table:table-cell>
              <table:table-cell office:value-type="float" office:value="13857">
                <text:p>13857</text:p>
              </table:table-cell>
              <table:table-cell office:value-type="float" office:value="13043">
                <text:p>13043</text:p>
              </table:table-cell>
              <table:table-cell office:value-type="float" office:value="13051">
                <text:p>13051</text:p>
              </table:table-cell>
              <table:table-cell office:value-type="float" office:value="14378">
                <text:p>14378</text:p>
              </table:table-cell>
              <table:table-cell office:value-type="float" office:value="13545">
                <text:p>13545</text:p>
              </table:table-cell>
              <table:table-cell office:value-type="float" office:value="14201">
                <text:p>14201</text:p>
              </table:table-cell>
              <table:table-cell office:value-type="float" office:value="14671">
                <text:p>14671</text:p>
              </table:table-cell>
              <table:table-cell office:value-type="float" office:value="13455">
                <text:p>13455</text:p>
              </table:table-cell>
              <table:table-cell office:value-type="float" office:value="14598">
                <text:p>14598</text:p>
              </table:table-cell>
              <table:table-cell office:value-type="float" office:value="12245">
                <text:p>12245</text:p>
              </table:table-cell>
              <table:table-cell office:value-type="float" office:value="15212">
                <text:p>15212</text:p>
              </table:table-cell>
              <table:table-cell office:value-type="float" office:value="14813">
                <text:p>14813</text:p>
              </table:table-cell>
              <table:table-cell office:value-type="float" office:value="14868">
                <text:p>14868</text:p>
              </table:table-cell>
              <table:table-cell office:value-type="float" office:value="14227">
                <text:p>14227</text:p>
              </table:table-cell>
              <table:table-cell office:value-type="float" office:value="13339">
                <text:p>13339</text:p>
              </table:table-cell>
              <table:table-cell office:value-type="float" office:value="13103">
                <text:p>13103</text:p>
              </table:table-cell>
              <table:table-cell office:value-type="float" office:value="14672">
                <text:p>14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00">
                <text:p>15500</text:p>
              </table:table-cell>
              <table:table-cell office:value-type="float" office:value="15738">
                <text:p>15738</text:p>
              </table:table-cell>
              <table:table-cell office:value-type="float" office:value="15500">
                <text:p>15500</text:p>
              </table:table-cell>
              <table:table-cell office:value-type="float" office:value="14204">
                <text:p>14204</text:p>
              </table:table-cell>
              <table:table-cell office:value-type="float" office:value="15286">
                <text:p>15286</text:p>
              </table:table-cell>
              <table:table-cell office:value-type="float" office:value="15917">
                <text:p>15917</text:p>
              </table:table-cell>
              <table:table-cell office:value-type="float" office:value="14245">
                <text:p>14245</text:p>
              </table:table-cell>
              <table:table-cell office:value-type="float" office:value="12900">
                <text:p>12900</text:p>
              </table:table-cell>
              <table:table-cell office:value-type="float" office:value="14202">
                <text:p>14202</text:p>
              </table:table-cell>
              <table:table-cell office:value-type="float" office:value="13180">
                <text:p>13180</text:p>
              </table:table-cell>
              <table:table-cell office:value-type="float" office:value="14754">
                <text:p>14754</text:p>
              </table:table-cell>
              <table:table-cell office:value-type="float" office:value="15160">
                <text:p>15160</text:p>
              </table:table-cell>
              <table:table-cell office:value-type="float" office:value="13402">
                <text:p>13402</text:p>
              </table:table-cell>
              <table:table-cell office:value-type="float" office:value="13857">
                <text:p>13857</text:p>
              </table:table-cell>
              <table:table-cell office:value-type="float" office:value="13043">
                <text:p>13043</text:p>
              </table:table-cell>
              <table:table-cell office:value-type="float" office:value="13051">
                <text:p>13051</text:p>
              </table:table-cell>
              <table:table-cell office:value-type="float" office:value="14311">
                <text:p>14311</text:p>
              </table:table-cell>
              <table:table-cell office:value-type="float" office:value="13545">
                <text:p>13545</text:p>
              </table:table-cell>
              <table:table-cell office:value-type="float" office:value="14201">
                <text:p>14201</text:p>
              </table:table-cell>
              <table:table-cell office:value-type="float" office:value="14671">
                <text:p>14671</text:p>
              </table:table-cell>
              <table:table-cell office:value-type="float" office:value="13455">
                <text:p>13455</text:p>
              </table:table-cell>
              <table:table-cell office:value-type="float" office:value="14598">
                <text:p>14598</text:p>
              </table:table-cell>
              <table:table-cell office:value-type="float" office:value="12245">
                <text:p>12245</text:p>
              </table:table-cell>
              <table:table-cell office:value-type="float" office:value="14503">
                <text:p>14503</text:p>
              </table:table-cell>
              <table:table-cell office:value-type="float" office:value="14813">
                <text:p>14813</text:p>
              </table:table-cell>
              <table:table-cell office:value-type="float" office:value="14868">
                <text:p>14868</text:p>
              </table:table-cell>
              <table:table-cell office:value-type="float" office:value="14227">
                <text:p>14227</text:p>
              </table:table-cell>
              <table:table-cell office:value-type="float" office:value="13253">
                <text:p>13253</text:p>
              </table:table-cell>
              <table:table-cell office:value-type="float" office:value="13103">
                <text:p>13103</text:p>
              </table:table-cell>
              <table:table-cell office:value-type="float" office:value="14672">
                <text:p>14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00">
                <text:p>15500</text:p>
              </table:table-cell>
              <table:table-cell office:value-type="float" office:value="15738">
                <text:p>15738</text:p>
              </table:table-cell>
              <table:table-cell office:value-type="float" office:value="15500">
                <text:p>15500</text:p>
              </table:table-cell>
              <table:table-cell office:value-type="float" office:value="13746">
                <text:p>13746</text:p>
              </table:table-cell>
              <table:table-cell office:value-type="float" office:value="15286">
                <text:p>15286</text:p>
              </table:table-cell>
              <table:table-cell office:value-type="float" office:value="15917">
                <text:p>15917</text:p>
              </table:table-cell>
              <table:table-cell office:value-type="float" office:value="14245">
                <text:p>14245</text:p>
              </table:table-cell>
              <table:table-cell office:value-type="float" office:value="12900">
                <text:p>12900</text:p>
              </table:table-cell>
              <table:table-cell office:value-type="float" office:value="14202">
                <text:p>14202</text:p>
              </table:table-cell>
              <table:table-cell office:value-type="float" office:value="13180">
                <text:p>13180</text:p>
              </table:table-cell>
              <table:table-cell office:value-type="float" office:value="14754">
                <text:p>14754</text:p>
              </table:table-cell>
              <table:table-cell office:value-type="float" office:value="15160">
                <text:p>15160</text:p>
              </table:table-cell>
              <table:table-cell office:value-type="float" office:value="13008">
                <text:p>13008</text:p>
              </table:table-cell>
              <table:table-cell office:value-type="float" office:value="13857">
                <text:p>13857</text:p>
              </table:table-cell>
              <table:table-cell office:value-type="float" office:value="13043">
                <text:p>13043</text:p>
              </table:table-cell>
              <table:table-cell office:value-type="float" office:value="13051">
                <text:p>13051</text:p>
              </table:table-cell>
              <table:table-cell office:value-type="float" office:value="14093">
                <text:p>14093</text:p>
              </table:table-cell>
              <table:table-cell office:value-type="float" office:value="13545">
                <text:p>13545</text:p>
              </table:table-cell>
              <table:table-cell office:value-type="float" office:value="14201">
                <text:p>14201</text:p>
              </table:table-cell>
              <table:table-cell office:value-type="float" office:value="14671">
                <text:p>14671</text:p>
              </table:table-cell>
              <table:table-cell office:value-type="float" office:value="13455">
                <text:p>13455</text:p>
              </table:table-cell>
              <table:table-cell office:value-type="float" office:value="14598">
                <text:p>14598</text:p>
              </table:table-cell>
              <table:table-cell office:value-type="float" office:value="12245">
                <text:p>12245</text:p>
              </table:table-cell>
              <table:table-cell office:value-type="float" office:value="14503">
                <text:p>14503</text:p>
              </table:table-cell>
              <table:table-cell office:value-type="float" office:value="14813">
                <text:p>14813</text:p>
              </table:table-cell>
              <table:table-cell office:value-type="float" office:value="14868">
                <text:p>14868</text:p>
              </table:table-cell>
              <table:table-cell office:value-type="float" office:value="14227">
                <text:p>14227</text:p>
              </table:table-cell>
              <table:table-cell office:value-type="float" office:value="12770">
                <text:p>12770</text:p>
              </table:table-cell>
              <table:table-cell office:value-type="float" office:value="13103">
                <text:p>13103</text:p>
              </table:table-cell>
              <table:table-cell office:value-type="float" office:value="14672">
                <text:p>146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00">
                <text:p>15500</text:p>
              </table:table-cell>
              <table:table-cell office:value-type="float" office:value="15738">
                <text:p>15738</text:p>
              </table:table-cell>
              <table:table-cell office:value-type="float" office:value="15500">
                <text:p>15500</text:p>
              </table:table-cell>
              <table:table-cell office:value-type="float" office:value="13746">
                <text:p>13746</text:p>
              </table:table-cell>
              <table:table-cell office:value-type="float" office:value="15286">
                <text:p>15286</text:p>
              </table:table-cell>
              <table:table-cell office:value-type="float" office:value="15917">
                <text:p>15917</text:p>
              </table:table-cell>
              <table:table-cell office:value-type="float" office:value="14245">
                <text:p>14245</text:p>
              </table:table-cell>
              <table:table-cell office:value-type="float" office:value="12900">
                <text:p>12900</text:p>
              </table:table-cell>
              <table:table-cell office:value-type="float" office:value="14202">
                <text:p>14202</text:p>
              </table:table-cell>
              <table:table-cell office:value-type="float" office:value="13180">
                <text:p>13180</text:p>
              </table:table-cell>
              <table:table-cell office:value-type="float" office:value="14754">
                <text:p>14754</text:p>
              </table:table-cell>
              <table:table-cell office:value-type="float" office:value="15160">
                <text:p>15160</text:p>
              </table:table-cell>
              <table:table-cell office:value-type="float" office:value="13008">
                <text:p>13008</text:p>
              </table:table-cell>
              <table:table-cell office:value-type="float" office:value="13857">
                <text:p>13857</text:p>
              </table:table-cell>
              <table:table-cell office:value-type="float" office:value="13043">
                <text:p>13043</text:p>
              </table:table-cell>
              <table:table-cell office:value-type="float" office:value="13051">
                <text:p>13051</text:p>
              </table:table-cell>
              <table:table-cell office:value-type="float" office:value="14093">
                <text:p>14093</text:p>
              </table:table-cell>
              <table:table-cell office:value-type="float" office:value="13545">
                <text:p>13545</text:p>
              </table:table-cell>
              <table:table-cell office:value-type="float" office:value="14201">
                <text:p>14201</text:p>
              </table:table-cell>
              <table:table-cell office:value-type="float" office:value="14671">
                <text:p>14671</text:p>
              </table:table-cell>
              <table:table-cell office:value-type="float" office:value="13455">
                <text:p>13455</text:p>
              </table:table-cell>
              <table:table-cell office:value-type="float" office:value="14598">
                <text:p>14598</text:p>
              </table:table-cell>
              <table:table-cell office:value-type="float" office:value="12245">
                <text:p>12245</text:p>
              </table:table-cell>
              <table:table-cell office:value-type="float" office:value="14503">
                <text:p>14503</text:p>
              </table:table-cell>
              <table:table-cell office:value-type="float" office:value="14813">
                <text:p>14813</text:p>
              </table:table-cell>
              <table:table-cell office:value-type="float" office:value="14868">
                <text:p>14868</text:p>
              </table:table-cell>
              <table:table-cell office:value-type="float" office:value="14227">
                <text:p>14227</text:p>
              </table:table-cell>
              <table:table-cell office:value-type="float" office:value="12770">
                <text:p>12770</text:p>
              </table:table-cell>
              <table:table-cell office:value-type="float" office:value="13103">
                <text:p>13103</text:p>
              </table:table-cell>
              <table:table-cell office:value-type="float" office:value="14513">
                <text:p>145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500">
                <text:p>15500</text:p>
              </table:table-cell>
              <table:table-cell office:value-type="float" office:value="15738">
                <text:p>15738</text:p>
              </table:table-cell>
              <table:table-cell office:value-type="float" office:value="15500">
                <text:p>15500</text:p>
              </table:table-cell>
              <table:table-cell office:value-type="float" office:value="13746">
                <text:p>13746</text:p>
              </table:table-cell>
              <table:table-cell office:value-type="float" office:value="15286">
                <text:p>15286</text:p>
              </table:table-cell>
              <table:table-cell office:value-type="float" office:value="15094">
                <text:p>15094</text:p>
              </table:table-cell>
              <table:table-cell office:value-type="float" office:value="14245">
                <text:p>14245</text:p>
              </table:table-cell>
              <table:table-cell office:value-type="float" office:value="12621">
                <text:p>12621</text:p>
              </table:table-cell>
              <table:table-cell office:value-type="float" office:value="14202">
                <text:p>14202</text:p>
              </table:table-cell>
              <table:table-cell office:value-type="float" office:value="13180">
                <text:p>13180</text:p>
              </table:table-cell>
              <table:table-cell office:value-type="float" office:value="14754">
                <text:p>14754</text:p>
              </table:table-cell>
              <table:table-cell office:value-type="float" office:value="15160">
                <text:p>15160</text:p>
              </table:table-cell>
              <table:table-cell office:value-type="float" office:value="13008">
                <text:p>13008</text:p>
              </table:table-cell>
              <table:table-cell office:value-type="float" office:value="13857">
                <text:p>13857</text:p>
              </table:table-cell>
              <table:table-cell office:value-type="float" office:value="13043">
                <text:p>13043</text:p>
              </table:table-cell>
              <table:table-cell office:value-type="float" office:value="13051">
                <text:p>13051</text:p>
              </table:table-cell>
              <table:table-cell office:value-type="float" office:value="14093">
                <text:p>14093</text:p>
              </table:table-cell>
              <table:table-cell office:value-type="float" office:value="13545">
                <text:p>13545</text:p>
              </table:table-cell>
              <table:table-cell office:value-type="float" office:value="14201">
                <text:p>14201</text:p>
              </table:table-cell>
              <table:table-cell office:value-type="float" office:value="14671">
                <text:p>14671</text:p>
              </table:table-cell>
              <table:table-cell office:value-type="float" office:value="13455">
                <text:p>13455</text:p>
              </table:table-cell>
              <table:table-cell office:value-type="float" office:value="14598">
                <text:p>14598</text:p>
              </table:table-cell>
              <table:table-cell office:value-type="float" office:value="12245">
                <text:p>12245</text:p>
              </table:table-cell>
              <table:table-cell office:value-type="float" office:value="14503">
                <text:p>14503</text:p>
              </table:table-cell>
              <table:table-cell office:value-type="float" office:value="14813">
                <text:p>14813</text:p>
              </table:table-cell>
              <table:table-cell office:value-type="float" office:value="14868">
                <text:p>14868</text:p>
              </table:table-cell>
              <table:table-cell office:value-type="float" office:value="14227">
                <text:p>14227</text:p>
              </table:table-cell>
              <table:table-cell office:value-type="float" office:value="12770">
                <text:p>12770</text:p>
              </table:table-cell>
              <table:table-cell office:value-type="float" office:value="13103">
                <text:p>13103</text:p>
              </table:table-cell>
              <table:table-cell office:value-type="float" office:value="14513">
                <text:p>1451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29.159cm" svg:height="27.12cm" xlink:href=".." xlink:type="simple" chart:class="chart:line" chart:style-name="ch1">
        <chart:title svg:x="13.437cm" svg:y="0.678cm" chart:style-name="ch2">
          <text:p>GSM2-184</text:p>
        </chart:title>
        <chart:subtitle svg:x="13.953cm" svg:y="2.025cm" chart:style-name="ch3">
          <text:p>|F|=39</text:p>
        </chart:subtitle>
        <chart:plot-area chart:style-name="ch4" table:cell-range-address="Hoja1.A1:Hoja1.AD28" svg:x="0.583cm" svg:y="3.276cm" svg:width="27.993cm" svg:height="23.302cm">
          <chartooo:coordinate-region svg:x="1.76cm" svg:y="3.475cm" svg:width="26.629cm" svg:height="22.45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A1:Hoja1.A28" chart:class="chart:line">
            <chart:data-point chart:repeated="28"/>
          </chart:series>
          <chart:series chart:style-name="ch8" chart:values-cell-range-address="Hoja1.B1:Hoja1.B28" chart:class="chart:line">
            <chart:data-point chart:repeated="28"/>
          </chart:series>
          <chart:series chart:style-name="ch9" chart:values-cell-range-address="Hoja1.C1:Hoja1.C28" chart:class="chart:line">
            <chart:data-point chart:repeated="28"/>
          </chart:series>
          <chart:series chart:style-name="ch10" chart:values-cell-range-address="Hoja1.D1:Hoja1.D28" chart:class="chart:line">
            <chart:data-point chart:repeated="28"/>
          </chart:series>
          <chart:series chart:style-name="ch11" chart:values-cell-range-address="Hoja1.E1:Hoja1.E28" chart:class="chart:line">
            <chart:data-point chart:repeated="28"/>
          </chart:series>
          <chart:series chart:style-name="ch12" chart:values-cell-range-address="Hoja1.F1:Hoja1.F28" chart:class="chart:line">
            <chart:data-point chart:repeated="28"/>
          </chart:series>
          <chart:series chart:style-name="ch13" chart:values-cell-range-address="Hoja1.G1:Hoja1.G28" chart:class="chart:line">
            <chart:data-point chart:repeated="28"/>
          </chart:series>
          <chart:series chart:style-name="ch14" chart:values-cell-range-address="Hoja1.H1:Hoja1.H28" chart:class="chart:line">
            <chart:data-point chart:repeated="28"/>
          </chart:series>
          <chart:series chart:style-name="ch15" chart:values-cell-range-address="Hoja1.I1:Hoja1.I28" chart:class="chart:line">
            <chart:data-point chart:repeated="28"/>
          </chart:series>
          <chart:series chart:style-name="ch16" chart:values-cell-range-address="Hoja1.J1:Hoja1.J28" chart:class="chart:line">
            <chart:data-point chart:repeated="28"/>
          </chart:series>
          <chart:series chart:style-name="ch17" chart:values-cell-range-address="Hoja1.K1:Hoja1.K28" chart:class="chart:line">
            <chart:data-point chart:repeated="28"/>
          </chart:series>
          <chart:series chart:style-name="ch18" chart:values-cell-range-address="Hoja1.L1:Hoja1.L28" chart:class="chart:line">
            <chart:data-point chart:repeated="28"/>
          </chart:series>
          <chart:series chart:style-name="ch19" chart:values-cell-range-address="Hoja1.M1:Hoja1.M28" chart:class="chart:line">
            <chart:data-point chart:repeated="28"/>
          </chart:series>
          <chart:series chart:style-name="ch20" chart:values-cell-range-address="Hoja1.N1:Hoja1.N28" chart:class="chart:line">
            <chart:data-point chart:repeated="28"/>
          </chart:series>
          <chart:series chart:style-name="ch21" chart:values-cell-range-address="Hoja1.O1:Hoja1.O28" chart:class="chart:line">
            <chart:data-point chart:repeated="28"/>
          </chart:series>
          <chart:series chart:style-name="ch22" chart:values-cell-range-address="Hoja1.P1:Hoja1.P28" chart:class="chart:line">
            <chart:data-point chart:repeated="28"/>
          </chart:series>
          <chart:series chart:style-name="ch23" chart:values-cell-range-address="Hoja1.Q1:Hoja1.Q28" chart:class="chart:line">
            <chart:data-point chart:repeated="28"/>
          </chart:series>
          <chart:series chart:style-name="ch24" chart:values-cell-range-address="Hoja1.R1:Hoja1.R28" chart:class="chart:line">
            <chart:data-point chart:repeated="28"/>
          </chart:series>
          <chart:series chart:style-name="ch25" chart:values-cell-range-address="Hoja1.S1:Hoja1.S28" chart:class="chart:line">
            <chart:data-point chart:repeated="28"/>
          </chart:series>
          <chart:series chart:style-name="ch26" chart:values-cell-range-address="Hoja1.T1:Hoja1.T28" chart:class="chart:line">
            <chart:data-point chart:repeated="28"/>
          </chart:series>
          <chart:series chart:style-name="ch15" chart:values-cell-range-address="Hoja1.U1:Hoja1.U28" chart:class="chart:line">
            <chart:data-point chart:repeated="28"/>
          </chart:series>
          <chart:series chart:style-name="ch16" chart:values-cell-range-address="Hoja1.V1:Hoja1.V28" chart:class="chart:line">
            <chart:data-point chart:repeated="28"/>
          </chart:series>
          <chart:series chart:style-name="ch17" chart:values-cell-range-address="Hoja1.W1:Hoja1.W28" chart:class="chart:line">
            <chart:data-point chart:repeated="28"/>
          </chart:series>
          <chart:series chart:style-name="ch18" chart:values-cell-range-address="Hoja1.X1:Hoja1.X28" chart:class="chart:line">
            <chart:data-point chart:repeated="28"/>
          </chart:series>
          <chart:series chart:style-name="ch19" chart:values-cell-range-address="Hoja1.Y1:Hoja1.Y28" chart:class="chart:line">
            <chart:data-point chart:repeated="28"/>
          </chart:series>
          <chart:series chart:style-name="ch20" chart:values-cell-range-address="Hoja1.Z1:Hoja1.Z28" chart:class="chart:line">
            <chart:data-point chart:repeated="28"/>
          </chart:series>
          <chart:series chart:style-name="ch21" chart:values-cell-range-address="Hoja1.AA1:Hoja1.AA28" chart:class="chart:line">
            <chart:data-point chart:repeated="28"/>
          </chart:series>
          <chart:series chart:style-name="ch22" chart:values-cell-range-address="Hoja1.AB1:Hoja1.AB28" chart:class="chart:line">
            <chart:data-point chart:repeated="28"/>
          </chart:series>
          <chart:series chart:style-name="ch23" chart:values-cell-range-address="Hoja1.AC1:Hoja1.AC28" chart:class="chart:line">
            <chart:data-point chart:repeated="28"/>
          </chart:series>
          <chart:series chart:style-name="ch24" chart:values-cell-range-address="Hoja1.AD1:Hoja1.AD28" chart:class="chart:line">
            <chart:data-point chart:repeated="28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40">
                <text:p>10640</text:p>
                <draw:g>
                  <svg:desc>Hoja1.A1:Hoja1.A28</svg:desc>
                </draw:g>
              </table:table-cell>
              <table:table-cell office:value-type="float" office:value="8908">
                <text:p>8908</text:p>
                <draw:g>
                  <svg:desc>Hoja1.B1:Hoja1.B28</svg:desc>
                </draw:g>
              </table:table-cell>
              <table:table-cell office:value-type="float" office:value="11367">
                <text:p>11367</text:p>
                <draw:g>
                  <svg:desc>Hoja1.C1:Hoja1.C28</svg:desc>
                </draw:g>
              </table:table-cell>
              <table:table-cell office:value-type="float" office:value="10918">
                <text:p>10918</text:p>
                <draw:g>
                  <svg:desc>Hoja1.D1:Hoja1.D28</svg:desc>
                </draw:g>
              </table:table-cell>
              <table:table-cell office:value-type="float" office:value="8842">
                <text:p>8842</text:p>
                <draw:g>
                  <svg:desc>Hoja1.E1:Hoja1.E28</svg:desc>
                </draw:g>
              </table:table-cell>
              <table:table-cell office:value-type="float" office:value="9584">
                <text:p>9584</text:p>
                <draw:g>
                  <svg:desc>Hoja1.F1:Hoja1.F28</svg:desc>
                </draw:g>
              </table:table-cell>
              <table:table-cell office:value-type="float" office:value="11476">
                <text:p>11476</text:p>
                <draw:g>
                  <svg:desc>Hoja1.G1:Hoja1.G28</svg:desc>
                </draw:g>
              </table:table-cell>
              <table:table-cell office:value-type="float" office:value="11384">
                <text:p>11384</text:p>
                <draw:g>
                  <svg:desc>Hoja1.H1:Hoja1.H28</svg:desc>
                </draw:g>
              </table:table-cell>
              <table:table-cell office:value-type="float" office:value="10804">
                <text:p>10804</text:p>
                <draw:g>
                  <svg:desc>Hoja1.I1:Hoja1.I28</svg:desc>
                </draw:g>
              </table:table-cell>
              <table:table-cell office:value-type="float" office:value="10401">
                <text:p>10401</text:p>
                <draw:g>
                  <svg:desc>Hoja1.J1:Hoja1.J28</svg:desc>
                </draw:g>
              </table:table-cell>
              <table:table-cell office:value-type="float" office:value="11965">
                <text:p>11965</text:p>
                <draw:g>
                  <svg:desc>Hoja1.K1:Hoja1.K28</svg:desc>
                </draw:g>
              </table:table-cell>
              <table:table-cell office:value-type="float" office:value="11610">
                <text:p>11610</text:p>
                <draw:g>
                  <svg:desc>Hoja1.L1:Hoja1.L28</svg:desc>
                </draw:g>
              </table:table-cell>
              <table:table-cell office:value-type="float" office:value="10892">
                <text:p>10892</text:p>
                <draw:g>
                  <svg:desc>Hoja1.M1:Hoja1.M28</svg:desc>
                </draw:g>
              </table:table-cell>
              <table:table-cell office:value-type="float" office:value="10079">
                <text:p>10079</text:p>
                <draw:g>
                  <svg:desc>Hoja1.N1:Hoja1.N28</svg:desc>
                </draw:g>
              </table:table-cell>
              <table:table-cell office:value-type="float" office:value="11050">
                <text:p>11050</text:p>
                <draw:g>
                  <svg:desc>Hoja1.O1:Hoja1.O28</svg:desc>
                </draw:g>
              </table:table-cell>
              <table:table-cell office:value-type="float" office:value="12616">
                <text:p>12616</text:p>
                <draw:g>
                  <svg:desc>Hoja1.P1:Hoja1.P28</svg:desc>
                </draw:g>
              </table:table-cell>
              <table:table-cell office:value-type="float" office:value="11234">
                <text:p>11234</text:p>
                <draw:g>
                  <svg:desc>Hoja1.Q1:Hoja1.Q28</svg:desc>
                </draw:g>
              </table:table-cell>
              <table:table-cell office:value-type="float" office:value="11189">
                <text:p>11189</text:p>
                <draw:g>
                  <svg:desc>Hoja1.R1:Hoja1.R28</svg:desc>
                </draw:g>
              </table:table-cell>
              <table:table-cell office:value-type="float" office:value="10827">
                <text:p>10827</text:p>
                <draw:g>
                  <svg:desc>Hoja1.S1:Hoja1.S28</svg:desc>
                </draw:g>
              </table:table-cell>
              <table:table-cell office:value-type="float" office:value="10578">
                <text:p>10578</text:p>
                <draw:g>
                  <svg:desc>Hoja1.T1:Hoja1.T28</svg:desc>
                </draw:g>
              </table:table-cell>
              <table:table-cell office:value-type="float" office:value="11571">
                <text:p>11571</text:p>
                <draw:g>
                  <svg:desc>Hoja1.U1:Hoja1.U28</svg:desc>
                </draw:g>
              </table:table-cell>
              <table:table-cell office:value-type="float" office:value="10542">
                <text:p>10542</text:p>
                <draw:g>
                  <svg:desc>Hoja1.V1:Hoja1.V28</svg:desc>
                </draw:g>
              </table:table-cell>
              <table:table-cell office:value-type="float" office:value="11560">
                <text:p>11560</text:p>
                <draw:g>
                  <svg:desc>Hoja1.W1:Hoja1.W28</svg:desc>
                </draw:g>
              </table:table-cell>
              <table:table-cell office:value-type="float" office:value="10438">
                <text:p>10438</text:p>
                <draw:g>
                  <svg:desc>Hoja1.X1:Hoja1.X28</svg:desc>
                </draw:g>
              </table:table-cell>
              <table:table-cell office:value-type="float" office:value="10811">
                <text:p>10811</text:p>
                <draw:g>
                  <svg:desc>Hoja1.Y1:Hoja1.Y28</svg:desc>
                </draw:g>
              </table:table-cell>
              <table:table-cell office:value-type="float" office:value="11166">
                <text:p>11166</text:p>
                <draw:g>
                  <svg:desc>Hoja1.Z1:Hoja1.Z28</svg:desc>
                </draw:g>
              </table:table-cell>
              <table:table-cell office:value-type="float" office:value="9272">
                <text:p>9272</text:p>
                <draw:g>
                  <svg:desc>Hoja1.AA1:Hoja1.AA28</svg:desc>
                </draw:g>
              </table:table-cell>
              <table:table-cell office:value-type="float" office:value="9899">
                <text:p>9899</text:p>
                <draw:g>
                  <svg:desc>Hoja1.AB1:Hoja1.AB28</svg:desc>
                </draw:g>
              </table:table-cell>
              <table:table-cell office:value-type="float" office:value="11653">
                <text:p>11653</text:p>
                <draw:g>
                  <svg:desc>Hoja1.AC1:Hoja1.AC28</svg:desc>
                </draw:g>
              </table:table-cell>
              <table:table-cell office:value-type="float" office:value="10313">
                <text:p>10313</text:p>
                <draw:g>
                  <svg:desc>Hoja1.AD1:Hoja1.A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46">
                <text:p>10046</text:p>
              </table:table-cell>
              <table:table-cell office:value-type="float" office:value="8908">
                <text:p>8908</text:p>
              </table:table-cell>
              <table:table-cell office:value-type="float" office:value="10312">
                <text:p>10312</text:p>
              </table:table-cell>
              <table:table-cell office:value-type="float" office:value="9863">
                <text:p>9863</text:p>
              </table:table-cell>
              <table:table-cell office:value-type="float" office:value="8842">
                <text:p>8842</text:p>
              </table:table-cell>
              <table:table-cell office:value-type="float" office:value="9280">
                <text:p>9280</text:p>
              </table:table-cell>
              <table:table-cell office:value-type="float" office:value="10146">
                <text:p>10146</text:p>
              </table:table-cell>
              <table:table-cell office:value-type="float" office:value="11274">
                <text:p>11274</text:p>
              </table:table-cell>
              <table:table-cell office:value-type="float" office:value="9775">
                <text:p>9775</text:p>
              </table:table-cell>
              <table:table-cell office:value-type="float" office:value="10401">
                <text:p>10401</text:p>
              </table:table-cell>
              <table:table-cell office:value-type="float" office:value="9951">
                <text:p>9951</text:p>
              </table:table-cell>
              <table:table-cell office:value-type="float" office:value="10508">
                <text:p>10508</text:p>
              </table:table-cell>
              <table:table-cell office:value-type="float" office:value="10391">
                <text:p>10391</text:p>
              </table:table-cell>
              <table:table-cell office:value-type="float" office:value="9678">
                <text:p>9678</text:p>
              </table:table-cell>
              <table:table-cell office:value-type="float" office:value="9517">
                <text:p>9517</text:p>
              </table:table-cell>
              <table:table-cell office:value-type="float" office:value="10251">
                <text:p>10251</text:p>
              </table:table-cell>
              <table:table-cell office:value-type="float" office:value="10037">
                <text:p>10037</text:p>
              </table:table-cell>
              <table:table-cell office:value-type="float" office:value="9887">
                <text:p>9887</text:p>
              </table:table-cell>
              <table:table-cell office:value-type="float" office:value="10285">
                <text:p>10285</text:p>
              </table:table-cell>
              <table:table-cell office:value-type="float" office:value="9625">
                <text:p>9625</text:p>
              </table:table-cell>
              <table:table-cell office:value-type="float" office:value="9834">
                <text:p>9834</text:p>
              </table:table-cell>
              <table:table-cell office:value-type="float" office:value="10542">
                <text:p>10542</text:p>
              </table:table-cell>
              <table:table-cell office:value-type="float" office:value="9586">
                <text:p>9586</text:p>
              </table:table-cell>
              <table:table-cell office:value-type="float" office:value="8701">
                <text:p>8701</text:p>
              </table:table-cell>
              <table:table-cell office:value-type="float" office:value="9644">
                <text:p>9644</text:p>
              </table:table-cell>
              <table:table-cell office:value-type="float" office:value="10976">
                <text:p>10976</text:p>
              </table:table-cell>
              <table:table-cell office:value-type="float" office:value="8359">
                <text:p>8359</text:p>
              </table:table-cell>
              <table:table-cell office:value-type="float" office:value="9899">
                <text:p>9899</text:p>
              </table:table-cell>
              <table:table-cell office:value-type="float" office:value="10035">
                <text:p>10035</text:p>
              </table:table-cell>
              <table:table-cell office:value-type="float" office:value="10282">
                <text:p>10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49">
                <text:p>9749</text:p>
              </table:table-cell>
              <table:table-cell office:value-type="float" office:value="8908">
                <text:p>8908</text:p>
              </table:table-cell>
              <table:table-cell office:value-type="float" office:value="10200">
                <text:p>10200</text:p>
              </table:table-cell>
              <table:table-cell office:value-type="float" office:value="9863">
                <text:p>9863</text:p>
              </table:table-cell>
              <table:table-cell office:value-type="float" office:value="8367">
                <text:p>8367</text:p>
              </table:table-cell>
              <table:table-cell office:value-type="float" office:value="8958">
                <text:p>8958</text:p>
              </table:table-cell>
              <table:table-cell office:value-type="float" office:value="9140">
                <text:p>9140</text:p>
              </table:table-cell>
              <table:table-cell office:value-type="float" office:value="11274">
                <text:p>11274</text:p>
              </table:table-cell>
              <table:table-cell office:value-type="float" office:value="9375">
                <text:p>9375</text:p>
              </table:table-cell>
              <table:table-cell office:value-type="float" office:value="10401">
                <text:p>10401</text:p>
              </table:table-cell>
              <table:table-cell office:value-type="float" office:value="9951">
                <text:p>9951</text:p>
              </table:table-cell>
              <table:table-cell office:value-type="float" office:value="9796">
                <text:p>9796</text:p>
              </table:table-cell>
              <table:table-cell office:value-type="float" office:value="10391">
                <text:p>10391</text:p>
              </table:table-cell>
              <table:table-cell office:value-type="float" office:value="8686">
                <text:p>8686</text:p>
              </table:table-cell>
              <table:table-cell office:value-type="float" office:value="9517">
                <text:p>9517</text:p>
              </table:table-cell>
              <table:table-cell office:value-type="float" office:value="9760">
                <text:p>9760</text:p>
              </table:table-cell>
              <table:table-cell office:value-type="float" office:value="9991">
                <text:p>9991</text:p>
              </table:table-cell>
              <table:table-cell office:value-type="float" office:value="9887">
                <text:p>9887</text:p>
              </table:table-cell>
              <table:table-cell office:value-type="float" office:value="10285">
                <text:p>10285</text:p>
              </table:table-cell>
              <table:table-cell office:value-type="float" office:value="9580">
                <text:p>9580</text:p>
              </table:table-cell>
              <table:table-cell office:value-type="float" office:value="8701">
                <text:p>8701</text:p>
              </table:table-cell>
              <table:table-cell office:value-type="float" office:value="9832">
                <text:p>9832</text:p>
              </table:table-cell>
              <table:table-cell office:value-type="float" office:value="9323">
                <text:p>9323</text:p>
              </table:table-cell>
              <table:table-cell office:value-type="float" office:value="8416">
                <text:p>8416</text:p>
              </table:table-cell>
              <table:table-cell office:value-type="float" office:value="8490">
                <text:p>8490</text:p>
              </table:table-cell>
              <table:table-cell office:value-type="float" office:value="9195">
                <text:p>9195</text:p>
              </table:table-cell>
              <table:table-cell office:value-type="float" office:value="8359">
                <text:p>8359</text:p>
              </table:table-cell>
              <table:table-cell office:value-type="float" office:value="9899">
                <text:p>9899</text:p>
              </table:table-cell>
              <table:table-cell office:value-type="float" office:value="8947">
                <text:p>8947</text:p>
              </table:table-cell>
              <table:table-cell office:value-type="float" office:value="9294">
                <text:p>9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49">
                <text:p>9749</text:p>
              </table:table-cell>
              <table:table-cell office:value-type="float" office:value="8113">
                <text:p>8113</text:p>
              </table:table-cell>
              <table:table-cell office:value-type="float" office:value="9281">
                <text:p>9281</text:p>
              </table:table-cell>
              <table:table-cell office:value-type="float" office:value="9103">
                <text:p>9103</text:p>
              </table:table-cell>
              <table:table-cell office:value-type="float" office:value="8088">
                <text:p>8088</text:p>
              </table:table-cell>
              <table:table-cell office:value-type="float" office:value="8958">
                <text:p>8958</text:p>
              </table:table-cell>
              <table:table-cell office:value-type="float" office:value="9140">
                <text:p>9140</text:p>
              </table:table-cell>
              <table:table-cell office:value-type="float" office:value="11027">
                <text:p>11027</text:p>
              </table:table-cell>
              <table:table-cell office:value-type="float" office:value="9216">
                <text:p>9216</text:p>
              </table:table-cell>
              <table:table-cell office:value-type="float" office:value="9714">
                <text:p>9714</text:p>
              </table:table-cell>
              <table:table-cell office:value-type="float" office:value="8360">
                <text:p>8360</text:p>
              </table:table-cell>
              <table:table-cell office:value-type="float" office:value="8886">
                <text:p>8886</text:p>
              </table:table-cell>
              <table:table-cell office:value-type="float" office:value="9636">
                <text:p>9636</text:p>
              </table:table-cell>
              <table:table-cell office:value-type="float" office:value="8643">
                <text:p>8643</text:p>
              </table:table-cell>
              <table:table-cell office:value-type="float" office:value="9179">
                <text:p>9179</text:p>
              </table:table-cell>
              <table:table-cell office:value-type="float" office:value="9564">
                <text:p>9564</text:p>
              </table:table-cell>
              <table:table-cell office:value-type="float" office:value="9991">
                <text:p>9991</text:p>
              </table:table-cell>
              <table:table-cell office:value-type="float" office:value="9887">
                <text:p>9887</text:p>
              </table:table-cell>
              <table:table-cell office:value-type="float" office:value="9076">
                <text:p>9076</text:p>
              </table:table-cell>
              <table:table-cell office:value-type="float" office:value="9580">
                <text:p>9580</text:p>
              </table:table-cell>
              <table:table-cell office:value-type="float" office:value="8701">
                <text:p>8701</text:p>
              </table:table-cell>
              <table:table-cell office:value-type="float" office:value="8472">
                <text:p>8472</text:p>
              </table:table-cell>
              <table:table-cell office:value-type="float" office:value="9323">
                <text:p>9323</text:p>
              </table:table-cell>
              <table:table-cell office:value-type="float" office:value="8416">
                <text:p>8416</text:p>
              </table:table-cell>
              <table:table-cell office:value-type="float" office:value="8149">
                <text:p>8149</text:p>
              </table:table-cell>
              <table:table-cell office:value-type="float" office:value="9195">
                <text:p>9195</text:p>
              </table:table-cell>
              <table:table-cell office:value-type="float" office:value="8359">
                <text:p>8359</text:p>
              </table:table-cell>
              <table:table-cell office:value-type="float" office:value="9718">
                <text:p>9718</text:p>
              </table:table-cell>
              <table:table-cell office:value-type="float" office:value="8947">
                <text:p>8947</text:p>
              </table:table-cell>
              <table:table-cell office:value-type="float" office:value="9079">
                <text:p>9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49">
                <text:p>9749</text:p>
              </table:table-cell>
              <table:table-cell office:value-type="float" office:value="8113">
                <text:p>8113</text:p>
              </table:table-cell>
              <table:table-cell office:value-type="float" office:value="8637">
                <text:p>8637</text:p>
              </table:table-cell>
              <table:table-cell office:value-type="float" office:value="9103">
                <text:p>9103</text:p>
              </table:table-cell>
              <table:table-cell office:value-type="float" office:value="8088">
                <text:p>8088</text:p>
              </table:table-cell>
              <table:table-cell office:value-type="float" office:value="8958">
                <text:p>8958</text:p>
              </table:table-cell>
              <table:table-cell office:value-type="float" office:value="8270">
                <text:p>8270</text:p>
              </table:table-cell>
              <table:table-cell office:value-type="float" office:value="10396">
                <text:p>10396</text:p>
              </table:table-cell>
              <table:table-cell office:value-type="float" office:value="9012">
                <text:p>9012</text:p>
              </table:table-cell>
              <table:table-cell office:value-type="float" office:value="8076">
                <text:p>8076</text:p>
              </table:table-cell>
              <table:table-cell office:value-type="float" office:value="8360">
                <text:p>8360</text:p>
              </table:table-cell>
              <table:table-cell office:value-type="float" office:value="8886">
                <text:p>8886</text:p>
              </table:table-cell>
              <table:table-cell office:value-type="float" office:value="8753">
                <text:p>8753</text:p>
              </table:table-cell>
              <table:table-cell office:value-type="float" office:value="8643">
                <text:p>8643</text:p>
              </table:table-cell>
              <table:table-cell office:value-type="float" office:value="9179">
                <text:p>9179</text:p>
              </table:table-cell>
              <table:table-cell office:value-type="float" office:value="9439">
                <text:p>9439</text:p>
              </table:table-cell>
              <table:table-cell office:value-type="float" office:value="9743">
                <text:p>9743</text:p>
              </table:table-cell>
              <table:table-cell office:value-type="float" office:value="9009">
                <text:p>9009</text:p>
              </table:table-cell>
              <table:table-cell office:value-type="float" office:value="7952">
                <text:p>7952</text:p>
              </table:table-cell>
              <table:table-cell office:value-type="float" office:value="9170">
                <text:p>9170</text:p>
              </table:table-cell>
              <table:table-cell office:value-type="float" office:value="8701">
                <text:p>8701</text:p>
              </table:table-cell>
              <table:table-cell office:value-type="float" office:value="8472">
                <text:p>8472</text:p>
              </table:table-cell>
              <table:table-cell office:value-type="float" office:value="9323">
                <text:p>9323</text:p>
              </table:table-cell>
              <table:table-cell office:value-type="float" office:value="8416">
                <text:p>8416</text:p>
              </table:table-cell>
              <table:table-cell office:value-type="float" office:value="8149">
                <text:p>8149</text:p>
              </table:table-cell>
              <table:table-cell office:value-type="float" office:value="8664">
                <text:p>8664</text:p>
              </table:table-cell>
              <table:table-cell office:value-type="float" office:value="8359">
                <text:p>8359</text:p>
              </table:table-cell>
              <table:table-cell office:value-type="float" office:value="8499">
                <text:p>8499</text:p>
              </table:table-cell>
              <table:table-cell office:value-type="float" office:value="8947">
                <text:p>8947</text:p>
              </table:table-cell>
              <table:table-cell office:value-type="float" office:value="8457">
                <text:p>8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49">
                <text:p>9749</text:p>
              </table:table-cell>
              <table:table-cell office:value-type="float" office:value="7850">
                <text:p>7850</text:p>
              </table:table-cell>
              <table:table-cell office:value-type="float" office:value="8373">
                <text:p>8373</text:p>
              </table:table-cell>
              <table:table-cell office:value-type="float" office:value="7727">
                <text:p>7727</text:p>
              </table:table-cell>
              <table:table-cell office:value-type="float" office:value="8068">
                <text:p>8068</text:p>
              </table:table-cell>
              <table:table-cell office:value-type="float" office:value="8751">
                <text:p>8751</text:p>
              </table:table-cell>
              <table:table-cell office:value-type="float" office:value="8270">
                <text:p>8270</text:p>
              </table:table-cell>
              <table:table-cell office:value-type="float" office:value="9759">
                <text:p>9759</text:p>
              </table:table-cell>
              <table:table-cell office:value-type="float" office:value="9012">
                <text:p>9012</text:p>
              </table:table-cell>
              <table:table-cell office:value-type="float" office:value="8076">
                <text:p>8076</text:p>
              </table:table-cell>
              <table:table-cell office:value-type="float" office:value="8360">
                <text:p>8360</text:p>
              </table:table-cell>
              <table:table-cell office:value-type="float" office:value="8726">
                <text:p>8726</text:p>
              </table:table-cell>
              <table:table-cell office:value-type="float" office:value="8753">
                <text:p>8753</text:p>
              </table:table-cell>
              <table:table-cell office:value-type="float" office:value="8643">
                <text:p>8643</text:p>
              </table:table-cell>
              <table:table-cell office:value-type="float" office:value="9179">
                <text:p>9179</text:p>
              </table:table-cell>
              <table:table-cell office:value-type="float" office:value="9439">
                <text:p>9439</text:p>
              </table:table-cell>
              <table:table-cell office:value-type="float" office:value="9203">
                <text:p>9203</text:p>
              </table:table-cell>
              <table:table-cell office:value-type="float" office:value="8801">
                <text:p>8801</text:p>
              </table:table-cell>
              <table:table-cell office:value-type="float" office:value="7952">
                <text:p>7952</text:p>
              </table:table-cell>
              <table:table-cell office:value-type="float" office:value="9170">
                <text:p>9170</text:p>
              </table:table-cell>
              <table:table-cell office:value-type="float" office:value="8701">
                <text:p>8701</text:p>
              </table:table-cell>
              <table:table-cell office:value-type="float" office:value="8472">
                <text:p>8472</text:p>
              </table:table-cell>
              <table:table-cell office:value-type="float" office:value="8461">
                <text:p>8461</text:p>
              </table:table-cell>
              <table:table-cell office:value-type="float" office:value="8416">
                <text:p>8416</text:p>
              </table:table-cell>
              <table:table-cell office:value-type="float" office:value="8149">
                <text:p>8149</text:p>
              </table:table-cell>
              <table:table-cell office:value-type="float" office:value="8662">
                <text:p>8662</text:p>
              </table:table-cell>
              <table:table-cell office:value-type="float" office:value="8359">
                <text:p>8359</text:p>
              </table:table-cell>
              <table:table-cell office:value-type="float" office:value="8499">
                <text:p>8499</text:p>
              </table:table-cell>
              <table:table-cell office:value-type="float" office:value="8947">
                <text:p>8947</text:p>
              </table:table-cell>
              <table:table-cell office:value-type="float" office:value="8066">
                <text:p>8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49">
                <text:p>9749</text:p>
              </table:table-cell>
              <table:table-cell office:value-type="float" office:value="7850">
                <text:p>7850</text:p>
              </table:table-cell>
              <table:table-cell office:value-type="float" office:value="7848">
                <text:p>7848</text:p>
              </table:table-cell>
              <table:table-cell office:value-type="float" office:value="7727">
                <text:p>7727</text:p>
              </table:table-cell>
              <table:table-cell office:value-type="float" office:value="7649">
                <text:p>7649</text:p>
              </table:table-cell>
              <table:table-cell office:value-type="float" office:value="8319">
                <text:p>8319</text:p>
              </table:table-cell>
              <table:table-cell office:value-type="float" office:value="8270">
                <text:p>8270</text:p>
              </table:table-cell>
              <table:table-cell office:value-type="float" office:value="9759">
                <text:p>9759</text:p>
              </table:table-cell>
              <table:table-cell office:value-type="float" office:value="9012">
                <text:p>9012</text:p>
              </table:table-cell>
              <table:table-cell office:value-type="float" office:value="8076">
                <text:p>8076</text:p>
              </table:table-cell>
              <table:table-cell office:value-type="float" office:value="8360">
                <text:p>8360</text:p>
              </table:table-cell>
              <table:table-cell office:value-type="float" office:value="8187">
                <text:p>8187</text:p>
              </table:table-cell>
              <table:table-cell office:value-type="float" office:value="8753">
                <text:p>8753</text:p>
              </table:table-cell>
              <table:table-cell office:value-type="float" office:value="8521">
                <text:p>8521</text:p>
              </table:table-cell>
              <table:table-cell office:value-type="float" office:value="9179">
                <text:p>9179</text:p>
              </table:table-cell>
              <table:table-cell office:value-type="float" office:value="9439">
                <text:p>9439</text:p>
              </table:table-cell>
              <table:table-cell office:value-type="float" office:value="9203">
                <text:p>9203</text:p>
              </table:table-cell>
              <table:table-cell office:value-type="float" office:value="8772">
                <text:p>8772</text:p>
              </table:table-cell>
              <table:table-cell office:value-type="float" office:value="7952">
                <text:p>7952</text:p>
              </table:table-cell>
              <table:table-cell office:value-type="float" office:value="9170">
                <text:p>9170</text:p>
              </table:table-cell>
              <table:table-cell office:value-type="float" office:value="8701">
                <text:p>8701</text:p>
              </table:table-cell>
              <table:table-cell office:value-type="float" office:value="8472">
                <text:p>8472</text:p>
              </table:table-cell>
              <table:table-cell office:value-type="float" office:value="8461">
                <text:p>8461</text:p>
              </table:table-cell>
              <table:table-cell office:value-type="float" office:value="8416">
                <text:p>8416</text:p>
              </table:table-cell>
              <table:table-cell office:value-type="float" office:value="8149">
                <text:p>8149</text:p>
              </table:table-cell>
              <table:table-cell office:value-type="float" office:value="8662">
                <text:p>8662</text:p>
              </table:table-cell>
              <table:table-cell office:value-type="float" office:value="8170">
                <text:p>8170</text:p>
              </table:table-cell>
              <table:table-cell office:value-type="float" office:value="8499">
                <text:p>8499</text:p>
              </table:table-cell>
              <table:table-cell office:value-type="float" office:value="8947">
                <text:p>8947</text:p>
              </table:table-cell>
              <table:table-cell office:value-type="float" office:value="8066">
                <text:p>8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49">
                <text:p>9749</text:p>
              </table:table-cell>
              <table:table-cell office:value-type="float" office:value="7850">
                <text:p>7850</text:p>
              </table:table-cell>
              <table:table-cell office:value-type="float" office:value="7848">
                <text:p>7848</text:p>
              </table:table-cell>
              <table:table-cell office:value-type="float" office:value="7727">
                <text:p>7727</text:p>
              </table:table-cell>
              <table:table-cell office:value-type="float" office:value="7649">
                <text:p>7649</text:p>
              </table:table-cell>
              <table:table-cell office:value-type="float" office:value="8319">
                <text:p>8319</text:p>
              </table:table-cell>
              <table:table-cell office:value-type="float" office:value="8270">
                <text:p>8270</text:p>
              </table:table-cell>
              <table:table-cell office:value-type="float" office:value="8945">
                <text:p>8945</text:p>
              </table:table-cell>
              <table:table-cell office:value-type="float" office:value="8433">
                <text:p>8433</text:p>
              </table:table-cell>
              <table:table-cell office:value-type="float" office:value="8076">
                <text:p>8076</text:p>
              </table:table-cell>
              <table:table-cell office:value-type="float" office:value="8360">
                <text:p>8360</text:p>
              </table:table-cell>
              <table:table-cell office:value-type="float" office:value="8125">
                <text:p>8125</text:p>
              </table:table-cell>
              <table:table-cell office:value-type="float" office:value="8753">
                <text:p>8753</text:p>
              </table:table-cell>
              <table:table-cell office:value-type="float" office:value="8404">
                <text:p>8404</text:p>
              </table:table-cell>
              <table:table-cell office:value-type="float" office:value="9179">
                <text:p>9179</text:p>
              </table:table-cell>
              <table:table-cell office:value-type="float" office:value="8874">
                <text:p>8874</text:p>
              </table:table-cell>
              <table:table-cell office:value-type="float" office:value="9203">
                <text:p>9203</text:p>
              </table:table-cell>
              <table:table-cell office:value-type="float" office:value="8772">
                <text:p>8772</text:p>
              </table:table-cell>
              <table:table-cell office:value-type="float" office:value="7952">
                <text:p>7952</text:p>
              </table:table-cell>
              <table:table-cell office:value-type="float" office:value="9170">
                <text:p>9170</text:p>
              </table:table-cell>
              <table:table-cell office:value-type="float" office:value="8701">
                <text:p>8701</text:p>
              </table:table-cell>
              <table:table-cell office:value-type="float" office:value="8472">
                <text:p>8472</text:p>
              </table:table-cell>
              <table:table-cell office:value-type="float" office:value="8461">
                <text:p>8461</text:p>
              </table:table-cell>
              <table:table-cell office:value-type="float" office:value="8416">
                <text:p>8416</text:p>
              </table:table-cell>
              <table:table-cell office:value-type="float" office:value="8149">
                <text:p>8149</text:p>
              </table:table-cell>
              <table:table-cell office:value-type="float" office:value="8662">
                <text:p>8662</text:p>
              </table:table-cell>
              <table:table-cell office:value-type="float" office:value="7307">
                <text:p>7307</text:p>
              </table:table-cell>
              <table:table-cell office:value-type="float" office:value="8499">
                <text:p>8499</text:p>
              </table:table-cell>
              <table:table-cell office:value-type="float" office:value="8947">
                <text:p>8947</text:p>
              </table:table-cell>
              <table:table-cell office:value-type="float" office:value="8066">
                <text:p>8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49">
                <text:p>9749</text:p>
              </table:table-cell>
              <table:table-cell office:value-type="float" office:value="7850">
                <text:p>7850</text:p>
              </table:table-cell>
              <table:table-cell office:value-type="float" office:value="7848">
                <text:p>7848</text:p>
              </table:table-cell>
              <table:table-cell office:value-type="float" office:value="7727">
                <text:p>7727</text:p>
              </table:table-cell>
              <table:table-cell office:value-type="float" office:value="7649">
                <text:p>7649</text:p>
              </table:table-cell>
              <table:table-cell office:value-type="float" office:value="8280">
                <text:p>8280</text:p>
              </table:table-cell>
              <table:table-cell office:value-type="float" office:value="8270">
                <text:p>8270</text:p>
              </table:table-cell>
              <table:table-cell office:value-type="float" office:value="8945">
                <text:p>8945</text:p>
              </table:table-cell>
              <table:table-cell office:value-type="float" office:value="8433">
                <text:p>8433</text:p>
              </table:table-cell>
              <table:table-cell office:value-type="float" office:value="8076">
                <text:p>8076</text:p>
              </table:table-cell>
              <table:table-cell office:value-type="float" office:value="8360">
                <text:p>8360</text:p>
              </table:table-cell>
              <table:table-cell office:value-type="float" office:value="8125">
                <text:p>8125</text:p>
              </table:table-cell>
              <table:table-cell office:value-type="float" office:value="8753">
                <text:p>8753</text:p>
              </table:table-cell>
              <table:table-cell office:value-type="float" office:value="7732">
                <text:p>7732</text:p>
              </table:table-cell>
              <table:table-cell office:value-type="float" office:value="9179">
                <text:p>9179</text:p>
              </table:table-cell>
              <table:table-cell office:value-type="float" office:value="8252">
                <text:p>8252</text:p>
              </table:table-cell>
              <table:table-cell office:value-type="float" office:value="9203">
                <text:p>9203</text:p>
              </table:table-cell>
              <table:table-cell office:value-type="float" office:value="8772">
                <text:p>8772</text:p>
              </table:table-cell>
              <table:table-cell office:value-type="float" office:value="7952">
                <text:p>7952</text:p>
              </table:table-cell>
              <table:table-cell office:value-type="float" office:value="9170">
                <text:p>9170</text:p>
              </table:table-cell>
              <table:table-cell office:value-type="float" office:value="8701">
                <text:p>8701</text:p>
              </table:table-cell>
              <table:table-cell office:value-type="float" office:value="8472">
                <text:p>8472</text:p>
              </table:table-cell>
              <table:table-cell office:value-type="float" office:value="7855">
                <text:p>7855</text:p>
              </table:table-cell>
              <table:table-cell office:value-type="float" office:value="8416">
                <text:p>8416</text:p>
              </table:table-cell>
              <table:table-cell office:value-type="float" office:value="8149">
                <text:p>8149</text:p>
              </table:table-cell>
              <table:table-cell office:value-type="float" office:value="8465">
                <text:p>8465</text:p>
              </table:table-cell>
              <table:table-cell office:value-type="float" office:value="7025">
                <text:p>7025</text:p>
              </table:table-cell>
              <table:table-cell office:value-type="float" office:value="8499">
                <text:p>8499</text:p>
              </table:table-cell>
              <table:table-cell office:value-type="float" office:value="8947">
                <text:p>8947</text:p>
              </table:table-cell>
              <table:table-cell office:value-type="float" office:value="8066">
                <text:p>80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23">
                <text:p>8423</text:p>
              </table:table-cell>
              <table:table-cell office:value-type="float" office:value="7818">
                <text:p>7818</text:p>
              </table:table-cell>
              <table:table-cell office:value-type="float" office:value="7848">
                <text:p>7848</text:p>
              </table:table-cell>
              <table:table-cell office:value-type="float" office:value="7727">
                <text:p>7727</text:p>
              </table:table-cell>
              <table:table-cell office:value-type="float" office:value="7411">
                <text:p>7411</text:p>
              </table:table-cell>
              <table:table-cell office:value-type="float" office:value="7880">
                <text:p>7880</text:p>
              </table:table-cell>
              <table:table-cell office:value-type="float" office:value="8270">
                <text:p>8270</text:p>
              </table:table-cell>
              <table:table-cell office:value-type="float" office:value="8945">
                <text:p>8945</text:p>
              </table:table-cell>
              <table:table-cell office:value-type="float" office:value="8083">
                <text:p>8083</text:p>
              </table:table-cell>
              <table:table-cell office:value-type="float" office:value="8076">
                <text:p>8076</text:p>
              </table:table-cell>
              <table:table-cell office:value-type="float" office:value="8360">
                <text:p>8360</text:p>
              </table:table-cell>
              <table:table-cell office:value-type="float" office:value="8125">
                <text:p>8125</text:p>
              </table:table-cell>
              <table:table-cell office:value-type="float" office:value="8753">
                <text:p>8753</text:p>
              </table:table-cell>
              <table:table-cell office:value-type="float" office:value="7732">
                <text:p>7732</text:p>
              </table:table-cell>
              <table:table-cell office:value-type="float" office:value="9036">
                <text:p>9036</text:p>
              </table:table-cell>
              <table:table-cell office:value-type="float" office:value="8252">
                <text:p>8252</text:p>
              </table:table-cell>
              <table:table-cell office:value-type="float" office:value="9203">
                <text:p>9203</text:p>
              </table:table-cell>
              <table:table-cell office:value-type="float" office:value="8772">
                <text:p>8772</text:p>
              </table:table-cell>
              <table:table-cell office:value-type="float" office:value="7952">
                <text:p>7952</text:p>
              </table:table-cell>
              <table:table-cell office:value-type="float" office:value="8656">
                <text:p>8656</text:p>
              </table:table-cell>
              <table:table-cell office:value-type="float" office:value="8288">
                <text:p>8288</text:p>
              </table:table-cell>
              <table:table-cell office:value-type="float" office:value="8472">
                <text:p>8472</text:p>
              </table:table-cell>
              <table:table-cell office:value-type="float" office:value="7855">
                <text:p>7855</text:p>
              </table:table-cell>
              <table:table-cell office:value-type="float" office:value="8416">
                <text:p>8416</text:p>
              </table:table-cell>
              <table:table-cell office:value-type="float" office:value="8149">
                <text:p>8149</text:p>
              </table:table-cell>
              <table:table-cell office:value-type="float" office:value="8417">
                <text:p>8417</text:p>
              </table:table-cell>
              <table:table-cell office:value-type="float" office:value="7025">
                <text:p>7025</text:p>
              </table:table-cell>
              <table:table-cell office:value-type="float" office:value="8499">
                <text:p>8499</text:p>
              </table:table-cell>
              <table:table-cell office:value-type="float" office:value="8947">
                <text:p>8947</text:p>
              </table:table-cell>
              <table:table-cell office:value-type="float" office:value="7999">
                <text:p>7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23">
                <text:p>8423</text:p>
              </table:table-cell>
              <table:table-cell office:value-type="float" office:value="7818">
                <text:p>7818</text:p>
              </table:table-cell>
              <table:table-cell office:value-type="float" office:value="7848">
                <text:p>7848</text:p>
              </table:table-cell>
              <table:table-cell office:value-type="float" office:value="7727">
                <text:p>7727</text:p>
              </table:table-cell>
              <table:table-cell office:value-type="float" office:value="7411">
                <text:p>7411</text:p>
              </table:table-cell>
              <table:table-cell office:value-type="float" office:value="7880">
                <text:p>7880</text:p>
              </table:table-cell>
              <table:table-cell office:value-type="float" office:value="8270">
                <text:p>8270</text:p>
              </table:table-cell>
              <table:table-cell office:value-type="float" office:value="8945">
                <text:p>8945</text:p>
              </table:table-cell>
              <table:table-cell office:value-type="float" office:value="8083">
                <text:p>8083</text:p>
              </table:table-cell>
              <table:table-cell office:value-type="float" office:value="8076">
                <text:p>8076</text:p>
              </table:table-cell>
              <table:table-cell office:value-type="float" office:value="8360">
                <text:p>8360</text:p>
              </table:table-cell>
              <table:table-cell office:value-type="float" office:value="8125">
                <text:p>8125</text:p>
              </table:table-cell>
              <table:table-cell office:value-type="float" office:value="8753">
                <text:p>8753</text:p>
              </table:table-cell>
              <table:table-cell office:value-type="float" office:value="7732">
                <text:p>7732</text:p>
              </table:table-cell>
              <table:table-cell office:value-type="float" office:value="8716">
                <text:p>8716</text:p>
              </table:table-cell>
              <table:table-cell office:value-type="float" office:value="8252">
                <text:p>8252</text:p>
              </table:table-cell>
              <table:table-cell office:value-type="float" office:value="7911">
                <text:p>7911</text:p>
              </table:table-cell>
              <table:table-cell office:value-type="float" office:value="8772">
                <text:p>8772</text:p>
              </table:table-cell>
              <table:table-cell office:value-type="float" office:value="7952">
                <text:p>7952</text:p>
              </table:table-cell>
              <table:table-cell office:value-type="float" office:value="8656">
                <text:p>8656</text:p>
              </table:table-cell>
              <table:table-cell office:value-type="float" office:value="8220">
                <text:p>8220</text:p>
              </table:table-cell>
              <table:table-cell office:value-type="float" office:value="8472">
                <text:p>8472</text:p>
              </table:table-cell>
              <table:table-cell office:value-type="float" office:value="7855">
                <text:p>7855</text:p>
              </table:table-cell>
              <table:table-cell office:value-type="float" office:value="8416">
                <text:p>8416</text:p>
              </table:table-cell>
              <table:table-cell office:value-type="float" office:value="8149">
                <text:p>8149</text:p>
              </table:table-cell>
              <table:table-cell office:value-type="float" office:value="8076">
                <text:p>8076</text:p>
              </table:table-cell>
              <table:table-cell office:value-type="float" office:value="7025">
                <text:p>7025</text:p>
              </table:table-cell>
              <table:table-cell office:value-type="float" office:value="8499">
                <text:p>8499</text:p>
              </table:table-cell>
              <table:table-cell office:value-type="float" office:value="8947">
                <text:p>8947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23">
                <text:p>8423</text:p>
              </table:table-cell>
              <table:table-cell office:value-type="float" office:value="7818">
                <text:p>7818</text:p>
              </table:table-cell>
              <table:table-cell office:value-type="float" office:value="7848">
                <text:p>7848</text:p>
              </table:table-cell>
              <table:table-cell office:value-type="float" office:value="7727">
                <text:p>7727</text:p>
              </table:table-cell>
              <table:table-cell office:value-type="float" office:value="7411">
                <text:p>7411</text:p>
              </table:table-cell>
              <table:table-cell office:value-type="float" office:value="7880">
                <text:p>7880</text:p>
              </table:table-cell>
              <table:table-cell office:value-type="float" office:value="8270">
                <text:p>8270</text:p>
              </table:table-cell>
              <table:table-cell office:value-type="float" office:value="8945">
                <text:p>8945</text:p>
              </table:table-cell>
              <table:table-cell office:value-type="float" office:value="7949">
                <text:p>7949</text:p>
              </table:table-cell>
              <table:table-cell office:value-type="float" office:value="8076">
                <text:p>8076</text:p>
              </table:table-cell>
              <table:table-cell office:value-type="float" office:value="8360">
                <text:p>8360</text:p>
              </table:table-cell>
              <table:table-cell office:value-type="float" office:value="8125">
                <text:p>8125</text:p>
              </table:table-cell>
              <table:table-cell office:value-type="float" office:value="8753">
                <text:p>8753</text:p>
              </table:table-cell>
              <table:table-cell office:value-type="float" office:value="7732">
                <text:p>7732</text:p>
              </table:table-cell>
              <table:table-cell office:value-type="float" office:value="8716">
                <text:p>8716</text:p>
              </table:table-cell>
              <table:table-cell office:value-type="float" office:value="8252">
                <text:p>8252</text:p>
              </table:table-cell>
              <table:table-cell office:value-type="float" office:value="7397">
                <text:p>7397</text:p>
              </table:table-cell>
              <table:table-cell office:value-type="float" office:value="8772">
                <text:p>8772</text:p>
              </table:table-cell>
              <table:table-cell office:value-type="float" office:value="7952">
                <text:p>7952</text:p>
              </table:table-cell>
              <table:table-cell office:value-type="float" office:value="8656">
                <text:p>8656</text:p>
              </table:table-cell>
              <table:table-cell office:value-type="float" office:value="8220">
                <text:p>8220</text:p>
              </table:table-cell>
              <table:table-cell office:value-type="float" office:value="8472">
                <text:p>8472</text:p>
              </table:table-cell>
              <table:table-cell office:value-type="float" office:value="7855">
                <text:p>7855</text:p>
              </table:table-cell>
              <table:table-cell office:value-type="float" office:value="8416">
                <text:p>8416</text:p>
              </table:table-cell>
              <table:table-cell office:value-type="float" office:value="8149">
                <text:p>8149</text:p>
              </table:table-cell>
              <table:table-cell office:value-type="float" office:value="8076">
                <text:p>8076</text:p>
              </table:table-cell>
              <table:table-cell office:value-type="float" office:value="7025">
                <text:p>7025</text:p>
              </table:table-cell>
              <table:table-cell office:value-type="float" office:value="8499">
                <text:p>8499</text:p>
              </table:table-cell>
              <table:table-cell office:value-type="float" office:value="8933">
                <text:p>8933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23">
                <text:p>8423</text:p>
              </table:table-cell>
              <table:table-cell office:value-type="float" office:value="7818">
                <text:p>7818</text:p>
              </table:table-cell>
              <table:table-cell office:value-type="float" office:value="7848">
                <text:p>7848</text:p>
              </table:table-cell>
              <table:table-cell office:value-type="float" office:value="7727">
                <text:p>7727</text:p>
              </table:table-cell>
              <table:table-cell office:value-type="float" office:value="7411">
                <text:p>7411</text:p>
              </table:table-cell>
              <table:table-cell office:value-type="float" office:value="7880">
                <text:p>7880</text:p>
              </table:table-cell>
              <table:table-cell office:value-type="float" office:value="8270">
                <text:p>8270</text:p>
              </table:table-cell>
              <table:table-cell office:value-type="float" office:value="8945">
                <text:p>8945</text:p>
              </table:table-cell>
              <table:table-cell office:value-type="float" office:value="7949">
                <text:p>7949</text:p>
              </table:table-cell>
              <table:table-cell office:value-type="float" office:value="8076">
                <text:p>8076</text:p>
              </table:table-cell>
              <table:table-cell office:value-type="float" office:value="8360">
                <text:p>8360</text:p>
              </table:table-cell>
              <table:table-cell office:value-type="float" office:value="8125">
                <text:p>8125</text:p>
              </table:table-cell>
              <table:table-cell office:value-type="float" office:value="8753">
                <text:p>8753</text:p>
              </table:table-cell>
              <table:table-cell office:value-type="float" office:value="7732">
                <text:p>7732</text:p>
              </table:table-cell>
              <table:table-cell office:value-type="float" office:value="8716">
                <text:p>8716</text:p>
              </table:table-cell>
              <table:table-cell office:value-type="float" office:value="8252">
                <text:p>8252</text:p>
              </table:table-cell>
              <table:table-cell office:value-type="float" office:value="7397">
                <text:p>7397</text:p>
              </table:table-cell>
              <table:table-cell office:value-type="float" office:value="8772">
                <text:p>8772</text:p>
              </table:table-cell>
              <table:table-cell office:value-type="float" office:value="7952">
                <text:p>7952</text:p>
              </table:table-cell>
              <table:table-cell office:value-type="float" office:value="8319">
                <text:p>8319</text:p>
              </table:table-cell>
              <table:table-cell office:value-type="float" office:value="8220">
                <text:p>8220</text:p>
              </table:table-cell>
              <table:table-cell office:value-type="float" office:value="8472">
                <text:p>8472</text:p>
              </table:table-cell>
              <table:table-cell office:value-type="float" office:value="7855">
                <text:p>7855</text:p>
              </table:table-cell>
              <table:table-cell office:value-type="float" office:value="8416">
                <text:p>8416</text:p>
              </table:table-cell>
              <table:table-cell office:value-type="float" office:value="8149">
                <text:p>8149</text:p>
              </table:table-cell>
              <table:table-cell office:value-type="float" office:value="7929">
                <text:p>7929</text:p>
              </table:table-cell>
              <table:table-cell office:value-type="float" office:value="7025">
                <text:p>7025</text:p>
              </table:table-cell>
              <table:table-cell office:value-type="float" office:value="8499">
                <text:p>8499</text:p>
              </table:table-cell>
              <table:table-cell office:value-type="float" office:value="8868">
                <text:p>8868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23">
                <text:p>8423</text:p>
              </table:table-cell>
              <table:table-cell office:value-type="float" office:value="7818">
                <text:p>7818</text:p>
              </table:table-cell>
              <table:table-cell office:value-type="float" office:value="7848">
                <text:p>7848</text:p>
              </table:table-cell>
              <table:table-cell office:value-type="float" office:value="7727">
                <text:p>7727</text:p>
              </table:table-cell>
              <table:table-cell office:value-type="float" office:value="7411">
                <text:p>7411</text:p>
              </table:table-cell>
              <table:table-cell office:value-type="float" office:value="7880">
                <text:p>7880</text:p>
              </table:table-cell>
              <table:table-cell office:value-type="float" office:value="8270">
                <text:p>8270</text:p>
              </table:table-cell>
              <table:table-cell office:value-type="float" office:value="8945">
                <text:p>8945</text:p>
              </table:table-cell>
              <table:table-cell office:value-type="float" office:value="7949">
                <text:p>7949</text:p>
              </table:table-cell>
              <table:table-cell office:value-type="float" office:value="8076">
                <text:p>8076</text:p>
              </table:table-cell>
              <table:table-cell office:value-type="float" office:value="8360">
                <text:p>8360</text:p>
              </table:table-cell>
              <table:table-cell office:value-type="float" office:value="8125">
                <text:p>8125</text:p>
              </table:table-cell>
              <table:table-cell office:value-type="float" office:value="8753">
                <text:p>8753</text:p>
              </table:table-cell>
              <table:table-cell office:value-type="float" office:value="7732">
                <text:p>7732</text:p>
              </table:table-cell>
              <table:table-cell office:value-type="float" office:value="8415">
                <text:p>8415</text:p>
              </table:table-cell>
              <table:table-cell office:value-type="float" office:value="8252">
                <text:p>8252</text:p>
              </table:table-cell>
              <table:table-cell office:value-type="float" office:value="7397">
                <text:p>7397</text:p>
              </table:table-cell>
              <table:table-cell office:value-type="float" office:value="8772">
                <text:p>8772</text:p>
              </table:table-cell>
              <table:table-cell office:value-type="float" office:value="7952">
                <text:p>7952</text:p>
              </table:table-cell>
              <table:table-cell office:value-type="float" office:value="8148">
                <text:p>8148</text:p>
              </table:table-cell>
              <table:table-cell office:value-type="float" office:value="8220">
                <text:p>8220</text:p>
              </table:table-cell>
              <table:table-cell office:value-type="float" office:value="8472">
                <text:p>8472</text:p>
              </table:table-cell>
              <table:table-cell office:value-type="float" office:value="7855">
                <text:p>7855</text:p>
              </table:table-cell>
              <table:table-cell office:value-type="float" office:value="8416">
                <text:p>8416</text:p>
              </table:table-cell>
              <table:table-cell office:value-type="float" office:value="8149">
                <text:p>8149</text:p>
              </table:table-cell>
              <table:table-cell office:value-type="float" office:value="7929">
                <text:p>7929</text:p>
              </table:table-cell>
              <table:table-cell office:value-type="float" office:value="7025">
                <text:p>7025</text:p>
              </table:table-cell>
              <table:table-cell office:value-type="float" office:value="8499">
                <text:p>8499</text:p>
              </table:table-cell>
              <table:table-cell office:value-type="float" office:value="8456">
                <text:p>8456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23">
                <text:p>8423</text:p>
              </table:table-cell>
              <table:table-cell office:value-type="float" office:value="7818">
                <text:p>7818</text:p>
              </table:table-cell>
              <table:table-cell office:value-type="float" office:value="7848">
                <text:p>7848</text:p>
              </table:table-cell>
              <table:table-cell office:value-type="float" office:value="7727">
                <text:p>7727</text:p>
              </table:table-cell>
              <table:table-cell office:value-type="float" office:value="7375">
                <text:p>7375</text:p>
              </table:table-cell>
              <table:table-cell office:value-type="float" office:value="7880">
                <text:p>7880</text:p>
              </table:table-cell>
              <table:table-cell office:value-type="float" office:value="8270">
                <text:p>8270</text:p>
              </table:table-cell>
              <table:table-cell office:value-type="float" office:value="8945">
                <text:p>8945</text:p>
              </table:table-cell>
              <table:table-cell office:value-type="float" office:value="7949">
                <text:p>7949</text:p>
              </table:table-cell>
              <table:table-cell office:value-type="float" office:value="8076">
                <text:p>8076</text:p>
              </table:table-cell>
              <table:table-cell office:value-type="float" office:value="8110">
                <text:p>8110</text:p>
              </table:table-cell>
              <table:table-cell office:value-type="float" office:value="8125">
                <text:p>8125</text:p>
              </table:table-cell>
              <table:table-cell office:value-type="float" office:value="8753">
                <text:p>8753</text:p>
              </table:table-cell>
              <table:table-cell office:value-type="float" office:value="7732">
                <text:p>7732</text:p>
              </table:table-cell>
              <table:table-cell office:value-type="float" office:value="8415">
                <text:p>8415</text:p>
              </table:table-cell>
              <table:table-cell office:value-type="float" office:value="8252">
                <text:p>8252</text:p>
              </table:table-cell>
              <table:table-cell office:value-type="float" office:value="7397">
                <text:p>7397</text:p>
              </table:table-cell>
              <table:table-cell office:value-type="float" office:value="8702">
                <text:p>8702</text:p>
              </table:table-cell>
              <table:table-cell office:value-type="float" office:value="7952">
                <text:p>7952</text:p>
              </table:table-cell>
              <table:table-cell office:value-type="float" office:value="8148">
                <text:p>8148</text:p>
              </table:table-cell>
              <table:table-cell office:value-type="float" office:value="8220">
                <text:p>8220</text:p>
              </table:table-cell>
              <table:table-cell office:value-type="float" office:value="8472">
                <text:p>8472</text:p>
              </table:table-cell>
              <table:table-cell office:value-type="float" office:value="7791">
                <text:p>7791</text:p>
              </table:table-cell>
              <table:table-cell office:value-type="float" office:value="8225">
                <text:p>8225</text:p>
              </table:table-cell>
              <table:table-cell office:value-type="float" office:value="8149">
                <text:p>8149</text:p>
              </table:table-cell>
              <table:table-cell office:value-type="float" office:value="7929">
                <text:p>7929</text:p>
              </table:table-cell>
              <table:table-cell office:value-type="float" office:value="7025">
                <text:p>7025</text:p>
              </table:table-cell>
              <table:table-cell office:value-type="float" office:value="8499">
                <text:p>8499</text:p>
              </table:table-cell>
              <table:table-cell office:value-type="float" office:value="8456">
                <text:p>8456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23">
                <text:p>8423</text:p>
              </table:table-cell>
              <table:table-cell office:value-type="float" office:value="7818">
                <text:p>7818</text:p>
              </table:table-cell>
              <table:table-cell office:value-type="float" office:value="7848">
                <text:p>7848</text:p>
              </table:table-cell>
              <table:table-cell office:value-type="float" office:value="7727">
                <text:p>7727</text:p>
              </table:table-cell>
              <table:table-cell office:value-type="float" office:value="7375">
                <text:p>7375</text:p>
              </table:table-cell>
              <table:table-cell office:value-type="float" office:value="7880">
                <text:p>7880</text:p>
              </table:table-cell>
              <table:table-cell office:value-type="float" office:value="7729">
                <text:p>7729</text:p>
              </table:table-cell>
              <table:table-cell office:value-type="float" office:value="8945">
                <text:p>8945</text:p>
              </table:table-cell>
              <table:table-cell office:value-type="float" office:value="7949">
                <text:p>7949</text:p>
              </table:table-cell>
              <table:table-cell office:value-type="float" office:value="8076">
                <text:p>8076</text:p>
              </table:table-cell>
              <table:table-cell office:value-type="float" office:value="8110">
                <text:p>8110</text:p>
              </table:table-cell>
              <table:table-cell office:value-type="float" office:value="8014">
                <text:p>8014</text:p>
              </table:table-cell>
              <table:table-cell office:value-type="float" office:value="8753">
                <text:p>8753</text:p>
              </table:table-cell>
              <table:table-cell office:value-type="float" office:value="7444">
                <text:p>7444</text:p>
              </table:table-cell>
              <table:table-cell office:value-type="float" office:value="8415">
                <text:p>8415</text:p>
              </table:table-cell>
              <table:table-cell office:value-type="float" office:value="8252">
                <text:p>8252</text:p>
              </table:table-cell>
              <table:table-cell office:value-type="float" office:value="7397">
                <text:p>7397</text:p>
              </table:table-cell>
              <table:table-cell office:value-type="float" office:value="8702">
                <text:p>8702</text:p>
              </table:table-cell>
              <table:table-cell office:value-type="float" office:value="7952">
                <text:p>7952</text:p>
              </table:table-cell>
              <table:table-cell office:value-type="float" office:value="8148">
                <text:p>8148</text:p>
              </table:table-cell>
              <table:table-cell office:value-type="float" office:value="8220">
                <text:p>8220</text:p>
              </table:table-cell>
              <table:table-cell office:value-type="float" office:value="8472">
                <text:p>8472</text:p>
              </table:table-cell>
              <table:table-cell office:value-type="float" office:value="7791">
                <text:p>7791</text:p>
              </table:table-cell>
              <table:table-cell office:value-type="float" office:value="8225">
                <text:p>8225</text:p>
              </table:table-cell>
              <table:table-cell office:value-type="float" office:value="8149">
                <text:p>8149</text:p>
              </table:table-cell>
              <table:table-cell office:value-type="float" office:value="7929">
                <text:p>7929</text:p>
              </table:table-cell>
              <table:table-cell office:value-type="float" office:value="7025">
                <text:p>7025</text:p>
              </table:table-cell>
              <table:table-cell office:value-type="float" office:value="8499">
                <text:p>8499</text:p>
              </table:table-cell>
              <table:table-cell office:value-type="float" office:value="8456">
                <text:p>8456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23">
                <text:p>8423</text:p>
              </table:table-cell>
              <table:table-cell office:value-type="float" office:value="7818">
                <text:p>7818</text:p>
              </table:table-cell>
              <table:table-cell office:value-type="float" office:value="7848">
                <text:p>7848</text:p>
              </table:table-cell>
              <table:table-cell office:value-type="float" office:value="7727">
                <text:p>7727</text:p>
              </table:table-cell>
              <table:table-cell office:value-type="float" office:value="7375">
                <text:p>7375</text:p>
              </table:table-cell>
              <table:table-cell office:value-type="float" office:value="7880">
                <text:p>7880</text:p>
              </table:table-cell>
              <table:table-cell office:value-type="float" office:value="7729">
                <text:p>7729</text:p>
              </table:table-cell>
              <table:table-cell office:value-type="float" office:value="8945">
                <text:p>8945</text:p>
              </table:table-cell>
              <table:table-cell office:value-type="float" office:value="7949">
                <text:p>7949</text:p>
              </table:table-cell>
              <table:table-cell office:value-type="float" office:value="7486">
                <text:p>7486</text:p>
              </table:table-cell>
              <table:table-cell office:value-type="float" office:value="8110">
                <text:p>8110</text:p>
              </table:table-cell>
              <table:table-cell office:value-type="float" office:value="8014">
                <text:p>8014</text:p>
              </table:table-cell>
              <table:table-cell office:value-type="float" office:value="8753">
                <text:p>8753</text:p>
              </table:table-cell>
              <table:table-cell office:value-type="float" office:value="7444">
                <text:p>7444</text:p>
              </table:table-cell>
              <table:table-cell office:value-type="float" office:value="8415">
                <text:p>8415</text:p>
              </table:table-cell>
              <table:table-cell office:value-type="float" office:value="8252">
                <text:p>8252</text:p>
              </table:table-cell>
              <table:table-cell office:value-type="float" office:value="7397">
                <text:p>7397</text:p>
              </table:table-cell>
              <table:table-cell office:value-type="float" office:value="7757">
                <text:p>7757</text:p>
              </table:table-cell>
              <table:table-cell office:value-type="float" office:value="7952">
                <text:p>7952</text:p>
              </table:table-cell>
              <table:table-cell office:value-type="float" office:value="8148">
                <text:p>8148</text:p>
              </table:table-cell>
              <table:table-cell office:value-type="float" office:value="8220">
                <text:p>8220</text:p>
              </table:table-cell>
              <table:table-cell office:value-type="float" office:value="8472">
                <text:p>8472</text:p>
              </table:table-cell>
              <table:table-cell office:value-type="float" office:value="7791">
                <text:p>7791</text:p>
              </table:table-cell>
              <table:table-cell office:value-type="float" office:value="8225">
                <text:p>8225</text:p>
              </table:table-cell>
              <table:table-cell office:value-type="float" office:value="8149">
                <text:p>8149</text:p>
              </table:table-cell>
              <table:table-cell office:value-type="float" office:value="7929">
                <text:p>7929</text:p>
              </table:table-cell>
              <table:table-cell office:value-type="float" office:value="7025">
                <text:p>7025</text:p>
              </table:table-cell>
              <table:table-cell office:value-type="float" office:value="8499">
                <text:p>8499</text:p>
              </table:table-cell>
              <table:table-cell office:value-type="float" office:value="8456">
                <text:p>8456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23">
                <text:p>8423</text:p>
              </table:table-cell>
              <table:table-cell office:value-type="float" office:value="7818">
                <text:p>7818</text:p>
              </table:table-cell>
              <table:table-cell office:value-type="float" office:value="7848">
                <text:p>7848</text:p>
              </table:table-cell>
              <table:table-cell office:value-type="float" office:value="7727">
                <text:p>7727</text:p>
              </table:table-cell>
              <table:table-cell office:value-type="float" office:value="7116">
                <text:p>7116</text:p>
              </table:table-cell>
              <table:table-cell office:value-type="float" office:value="7880">
                <text:p>7880</text:p>
              </table:table-cell>
              <table:table-cell office:value-type="float" office:value="7729">
                <text:p>7729</text:p>
              </table:table-cell>
              <table:table-cell office:value-type="float" office:value="8945">
                <text:p>8945</text:p>
              </table:table-cell>
              <table:table-cell office:value-type="float" office:value="7801">
                <text:p>7801</text:p>
              </table:table-cell>
              <table:table-cell office:value-type="float" office:value="7139">
                <text:p>7139</text:p>
              </table:table-cell>
              <table:table-cell office:value-type="float" office:value="8110">
                <text:p>8110</text:p>
              </table:table-cell>
              <table:table-cell office:value-type="float" office:value="8014">
                <text:p>8014</text:p>
              </table:table-cell>
              <table:table-cell office:value-type="float" office:value="8753">
                <text:p>8753</text:p>
              </table:table-cell>
              <table:table-cell office:value-type="float" office:value="7444">
                <text:p>7444</text:p>
              </table:table-cell>
              <table:table-cell office:value-type="float" office:value="8125">
                <text:p>8125</text:p>
              </table:table-cell>
              <table:table-cell office:value-type="float" office:value="8252">
                <text:p>8252</text:p>
              </table:table-cell>
              <table:table-cell office:value-type="float" office:value="7397">
                <text:p>7397</text:p>
              </table:table-cell>
              <table:table-cell office:value-type="float" office:value="7757">
                <text:p>7757</text:p>
              </table:table-cell>
              <table:table-cell office:value-type="float" office:value="7952">
                <text:p>7952</text:p>
              </table:table-cell>
              <table:table-cell office:value-type="float" office:value="8148">
                <text:p>8148</text:p>
              </table:table-cell>
              <table:table-cell office:value-type="float" office:value="8220">
                <text:p>8220</text:p>
              </table:table-cell>
              <table:table-cell office:value-type="float" office:value="8472">
                <text:p>8472</text:p>
              </table:table-cell>
              <table:table-cell office:value-type="float" office:value="7791">
                <text:p>7791</text:p>
              </table:table-cell>
              <table:table-cell office:value-type="float" office:value="8225">
                <text:p>8225</text:p>
              </table:table-cell>
              <table:table-cell office:value-type="float" office:value="8149">
                <text:p>8149</text:p>
              </table:table-cell>
              <table:table-cell office:value-type="float" office:value="7929">
                <text:p>7929</text:p>
              </table:table-cell>
              <table:table-cell office:value-type="float" office:value="7025">
                <text:p>7025</text:p>
              </table:table-cell>
              <table:table-cell office:value-type="float" office:value="8499">
                <text:p>8499</text:p>
              </table:table-cell>
              <table:table-cell office:value-type="float" office:value="8456">
                <text:p>8456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23">
                <text:p>8423</text:p>
              </table:table-cell>
              <table:table-cell office:value-type="float" office:value="7818">
                <text:p>7818</text:p>
              </table:table-cell>
              <table:table-cell office:value-type="float" office:value="7848">
                <text:p>7848</text:p>
              </table:table-cell>
              <table:table-cell office:value-type="float" office:value="7727">
                <text:p>7727</text:p>
              </table:table-cell>
              <table:table-cell office:value-type="float" office:value="7116">
                <text:p>7116</text:p>
              </table:table-cell>
              <table:table-cell office:value-type="float" office:value="7871">
                <text:p>7871</text:p>
              </table:table-cell>
              <table:table-cell office:value-type="float" office:value="7729">
                <text:p>7729</text:p>
              </table:table-cell>
              <table:table-cell office:value-type="float" office:value="8426">
                <text:p>8426</text:p>
              </table:table-cell>
              <table:table-cell office:value-type="float" office:value="7801">
                <text:p>7801</text:p>
              </table:table-cell>
              <table:table-cell office:value-type="float" office:value="7139">
                <text:p>7139</text:p>
              </table:table-cell>
              <table:table-cell office:value-type="float" office:value="8110">
                <text:p>8110</text:p>
              </table:table-cell>
              <table:table-cell office:value-type="float" office:value="7558">
                <text:p>7558</text:p>
              </table:table-cell>
              <table:table-cell office:value-type="float" office:value="8753">
                <text:p>8753</text:p>
              </table:table-cell>
              <table:table-cell office:value-type="float" office:value="7444">
                <text:p>7444</text:p>
              </table:table-cell>
              <table:table-cell office:value-type="float" office:value="7686">
                <text:p>7686</text:p>
              </table:table-cell>
              <table:table-cell office:value-type="float" office:value="8252">
                <text:p>8252</text:p>
              </table:table-cell>
              <table:table-cell office:value-type="float" office:value="7397">
                <text:p>7397</text:p>
              </table:table-cell>
              <table:table-cell office:value-type="float" office:value="7757">
                <text:p>7757</text:p>
              </table:table-cell>
              <table:table-cell office:value-type="float" office:value="7952">
                <text:p>7952</text:p>
              </table:table-cell>
              <table:table-cell office:value-type="float" office:value="8148">
                <text:p>8148</text:p>
              </table:table-cell>
              <table:table-cell office:value-type="float" office:value="8220">
                <text:p>8220</text:p>
              </table:table-cell>
              <table:table-cell office:value-type="float" office:value="8472">
                <text:p>8472</text:p>
              </table:table-cell>
              <table:table-cell office:value-type="float" office:value="7791">
                <text:p>7791</text:p>
              </table:table-cell>
              <table:table-cell office:value-type="float" office:value="8225">
                <text:p>8225</text:p>
              </table:table-cell>
              <table:table-cell office:value-type="float" office:value="8149">
                <text:p>8149</text:p>
              </table:table-cell>
              <table:table-cell office:value-type="float" office:value="7929">
                <text:p>7929</text:p>
              </table:table-cell>
              <table:table-cell office:value-type="float" office:value="7025">
                <text:p>7025</text:p>
              </table:table-cell>
              <table:table-cell office:value-type="float" office:value="7990">
                <text:p>7990</text:p>
              </table:table-cell>
              <table:table-cell office:value-type="float" office:value="8456">
                <text:p>8456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23">
                <text:p>8423</text:p>
              </table:table-cell>
              <table:table-cell office:value-type="float" office:value="7818">
                <text:p>7818</text:p>
              </table:table-cell>
              <table:table-cell office:value-type="float" office:value="7848">
                <text:p>7848</text:p>
              </table:table-cell>
              <table:table-cell office:value-type="float" office:value="7727">
                <text:p>7727</text:p>
              </table:table-cell>
              <table:table-cell office:value-type="float" office:value="7116">
                <text:p>7116</text:p>
              </table:table-cell>
              <table:table-cell office:value-type="float" office:value="7871">
                <text:p>7871</text:p>
              </table:table-cell>
              <table:table-cell office:value-type="float" office:value="7729">
                <text:p>7729</text:p>
              </table:table-cell>
              <table:table-cell office:value-type="float" office:value="8006">
                <text:p>8006</text:p>
              </table:table-cell>
              <table:table-cell office:value-type="float" office:value="7364">
                <text:p>7364</text:p>
              </table:table-cell>
              <table:table-cell office:value-type="float" office:value="7139">
                <text:p>7139</text:p>
              </table:table-cell>
              <table:table-cell office:value-type="float" office:value="8110">
                <text:p>8110</text:p>
              </table:table-cell>
              <table:table-cell office:value-type="float" office:value="7558">
                <text:p>7558</text:p>
              </table:table-cell>
              <table:table-cell office:value-type="float" office:value="8753">
                <text:p>8753</text:p>
              </table:table-cell>
              <table:table-cell office:value-type="float" office:value="7444">
                <text:p>7444</text:p>
              </table:table-cell>
              <table:table-cell office:value-type="float" office:value="7686">
                <text:p>7686</text:p>
              </table:table-cell>
              <table:table-cell office:value-type="float" office:value="8252">
                <text:p>8252</text:p>
              </table:table-cell>
              <table:table-cell office:value-type="float" office:value="7397">
                <text:p>7397</text:p>
              </table:table-cell>
              <table:table-cell office:value-type="float" office:value="7748">
                <text:p>7748</text:p>
              </table:table-cell>
              <table:table-cell office:value-type="float" office:value="7952">
                <text:p>7952</text:p>
              </table:table-cell>
              <table:table-cell office:value-type="float" office:value="8148">
                <text:p>8148</text:p>
              </table:table-cell>
              <table:table-cell office:value-type="float" office:value="8220">
                <text:p>8220</text:p>
              </table:table-cell>
              <table:table-cell office:value-type="float" office:value="8472">
                <text:p>8472</text:p>
              </table:table-cell>
              <table:table-cell office:value-type="float" office:value="7791">
                <text:p>7791</text:p>
              </table:table-cell>
              <table:table-cell office:value-type="float" office:value="8225">
                <text:p>8225</text:p>
              </table:table-cell>
              <table:table-cell office:value-type="float" office:value="8149">
                <text:p>8149</text:p>
              </table:table-cell>
              <table:table-cell office:value-type="float" office:value="7929">
                <text:p>7929</text:p>
              </table:table-cell>
              <table:table-cell office:value-type="float" office:value="7025">
                <text:p>7025</text:p>
              </table:table-cell>
              <table:table-cell office:value-type="float" office:value="7990">
                <text:p>7990</text:p>
              </table:table-cell>
              <table:table-cell office:value-type="float" office:value="8456">
                <text:p>8456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23">
                <text:p>8423</text:p>
              </table:table-cell>
              <table:table-cell office:value-type="float" office:value="7818">
                <text:p>7818</text:p>
              </table:table-cell>
              <table:table-cell office:value-type="float" office:value="7848">
                <text:p>7848</text:p>
              </table:table-cell>
              <table:table-cell office:value-type="float" office:value="7727">
                <text:p>7727</text:p>
              </table:table-cell>
              <table:table-cell office:value-type="float" office:value="7116">
                <text:p>7116</text:p>
              </table:table-cell>
              <table:table-cell office:value-type="float" office:value="7871">
                <text:p>7871</text:p>
              </table:table-cell>
              <table:table-cell office:value-type="float" office:value="7729">
                <text:p>7729</text:p>
              </table:table-cell>
              <table:table-cell office:value-type="float" office:value="7892">
                <text:p>7892</text:p>
              </table:table-cell>
              <table:table-cell office:value-type="float" office:value="7364">
                <text:p>7364</text:p>
              </table:table-cell>
              <table:table-cell office:value-type="float" office:value="7139">
                <text:p>7139</text:p>
              </table:table-cell>
              <table:table-cell office:value-type="float" office:value="8110">
                <text:p>8110</text:p>
              </table:table-cell>
              <table:table-cell office:value-type="float" office:value="7558">
                <text:p>7558</text:p>
              </table:table-cell>
              <table:table-cell office:value-type="float" office:value="8360">
                <text:p>8360</text:p>
              </table:table-cell>
              <table:table-cell office:value-type="float" office:value="7444">
                <text:p>7444</text:p>
              </table:table-cell>
              <table:table-cell office:value-type="float" office:value="7686">
                <text:p>7686</text:p>
              </table:table-cell>
              <table:table-cell office:value-type="float" office:value="7764">
                <text:p>7764</text:p>
              </table:table-cell>
              <table:table-cell office:value-type="float" office:value="7397">
                <text:p>7397</text:p>
              </table:table-cell>
              <table:table-cell office:value-type="float" office:value="7748">
                <text:p>7748</text:p>
              </table:table-cell>
              <table:table-cell office:value-type="float" office:value="7952">
                <text:p>7952</text:p>
              </table:table-cell>
              <table:table-cell office:value-type="float" office:value="8148">
                <text:p>8148</text:p>
              </table:table-cell>
              <table:table-cell office:value-type="float" office:value="8220">
                <text:p>8220</text:p>
              </table:table-cell>
              <table:table-cell office:value-type="float" office:value="8472">
                <text:p>8472</text:p>
              </table:table-cell>
              <table:table-cell office:value-type="float" office:value="7791">
                <text:p>7791</text:p>
              </table:table-cell>
              <table:table-cell office:value-type="float" office:value="8225">
                <text:p>8225</text:p>
              </table:table-cell>
              <table:table-cell office:value-type="float" office:value="8149">
                <text:p>8149</text:p>
              </table:table-cell>
              <table:table-cell office:value-type="float" office:value="7929">
                <text:p>7929</text:p>
              </table:table-cell>
              <table:table-cell office:value-type="float" office:value="7025">
                <text:p>7025</text:p>
              </table:table-cell>
              <table:table-cell office:value-type="float" office:value="7775">
                <text:p>7775</text:p>
              </table:table-cell>
              <table:table-cell office:value-type="float" office:value="8456">
                <text:p>8456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23">
                <text:p>8423</text:p>
              </table:table-cell>
              <table:table-cell office:value-type="float" office:value="7818">
                <text:p>7818</text:p>
              </table:table-cell>
              <table:table-cell office:value-type="float" office:value="7848">
                <text:p>7848</text:p>
              </table:table-cell>
              <table:table-cell office:value-type="float" office:value="7727">
                <text:p>7727</text:p>
              </table:table-cell>
              <table:table-cell office:value-type="float" office:value="7116">
                <text:p>7116</text:p>
              </table:table-cell>
              <table:table-cell office:value-type="float" office:value="7871">
                <text:p>7871</text:p>
              </table:table-cell>
              <table:table-cell office:value-type="float" office:value="7729">
                <text:p>7729</text:p>
              </table:table-cell>
              <table:table-cell office:value-type="float" office:value="7800">
                <text:p>7800</text:p>
              </table:table-cell>
              <table:table-cell office:value-type="float" office:value="7364">
                <text:p>7364</text:p>
              </table:table-cell>
              <table:table-cell office:value-type="float" office:value="7139">
                <text:p>7139</text:p>
              </table:table-cell>
              <table:table-cell office:value-type="float" office:value="8110">
                <text:p>8110</text:p>
              </table:table-cell>
              <table:table-cell office:value-type="float" office:value="7558">
                <text:p>7558</text:p>
              </table:table-cell>
              <table:table-cell office:value-type="float" office:value="8360">
                <text:p>8360</text:p>
              </table:table-cell>
              <table:table-cell office:value-type="float" office:value="7444">
                <text:p>7444</text:p>
              </table:table-cell>
              <table:table-cell office:value-type="float" office:value="7686">
                <text:p>7686</text:p>
              </table:table-cell>
              <table:table-cell office:value-type="float" office:value="7764">
                <text:p>7764</text:p>
              </table:table-cell>
              <table:table-cell office:value-type="float" office:value="7397">
                <text:p>7397</text:p>
              </table:table-cell>
              <table:table-cell office:value-type="float" office:value="7748">
                <text:p>7748</text:p>
              </table:table-cell>
              <table:table-cell office:value-type="float" office:value="7952">
                <text:p>7952</text:p>
              </table:table-cell>
              <table:table-cell office:value-type="float" office:value="8148">
                <text:p>8148</text:p>
              </table:table-cell>
              <table:table-cell office:value-type="float" office:value="8220">
                <text:p>8220</text:p>
              </table:table-cell>
              <table:table-cell office:value-type="float" office:value="8472">
                <text:p>8472</text:p>
              </table:table-cell>
              <table:table-cell office:value-type="float" office:value="7791">
                <text:p>7791</text:p>
              </table:table-cell>
              <table:table-cell office:value-type="float" office:value="8225">
                <text:p>8225</text:p>
              </table:table-cell>
              <table:table-cell office:value-type="float" office:value="8149">
                <text:p>8149</text:p>
              </table:table-cell>
              <table:table-cell office:value-type="float" office:value="7929">
                <text:p>7929</text:p>
              </table:table-cell>
              <table:table-cell office:value-type="float" office:value="7025">
                <text:p>7025</text:p>
              </table:table-cell>
              <table:table-cell office:value-type="float" office:value="7775">
                <text:p>7775</text:p>
              </table:table-cell>
              <table:table-cell office:value-type="float" office:value="8456">
                <text:p>8456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23">
                <text:p>8423</text:p>
              </table:table-cell>
              <table:table-cell office:value-type="float" office:value="7818">
                <text:p>7818</text:p>
              </table:table-cell>
              <table:table-cell office:value-type="float" office:value="7848">
                <text:p>7848</text:p>
              </table:table-cell>
              <table:table-cell office:value-type="float" office:value="7727">
                <text:p>7727</text:p>
              </table:table-cell>
              <table:table-cell office:value-type="float" office:value="7116">
                <text:p>7116</text:p>
              </table:table-cell>
              <table:table-cell office:value-type="float" office:value="7871">
                <text:p>7871</text:p>
              </table:table-cell>
              <table:table-cell office:value-type="float" office:value="7729">
                <text:p>7729</text:p>
              </table:table-cell>
              <table:table-cell office:value-type="float" office:value="7552">
                <text:p>7552</text:p>
              </table:table-cell>
              <table:table-cell office:value-type="float" office:value="7364">
                <text:p>7364</text:p>
              </table:table-cell>
              <table:table-cell office:value-type="float" office:value="7139">
                <text:p>7139</text:p>
              </table:table-cell>
              <table:table-cell office:value-type="float" office:value="8110">
                <text:p>8110</text:p>
              </table:table-cell>
              <table:table-cell office:value-type="float" office:value="7558">
                <text:p>7558</text:p>
              </table:table-cell>
              <table:table-cell office:value-type="float" office:value="8360">
                <text:p>8360</text:p>
              </table:table-cell>
              <table:table-cell office:value-type="float" office:value="7444">
                <text:p>7444</text:p>
              </table:table-cell>
              <table:table-cell office:value-type="float" office:value="7335">
                <text:p>7335</text:p>
              </table:table-cell>
              <table:table-cell office:value-type="float" office:value="7764">
                <text:p>7764</text:p>
              </table:table-cell>
              <table:table-cell office:value-type="float" office:value="7397">
                <text:p>7397</text:p>
              </table:table-cell>
              <table:table-cell office:value-type="float" office:value="7748">
                <text:p>7748</text:p>
              </table:table-cell>
              <table:table-cell office:value-type="float" office:value="7952">
                <text:p>7952</text:p>
              </table:table-cell>
              <table:table-cell office:value-type="float" office:value="8148">
                <text:p>8148</text:p>
              </table:table-cell>
              <table:table-cell office:value-type="float" office:value="8220">
                <text:p>8220</text:p>
              </table:table-cell>
              <table:table-cell office:value-type="float" office:value="8472">
                <text:p>8472</text:p>
              </table:table-cell>
              <table:table-cell office:value-type="float" office:value="7791">
                <text:p>7791</text:p>
              </table:table-cell>
              <table:table-cell office:value-type="float" office:value="8225">
                <text:p>8225</text:p>
              </table:table-cell>
              <table:table-cell office:value-type="float" office:value="8149">
                <text:p>8149</text:p>
              </table:table-cell>
              <table:table-cell office:value-type="float" office:value="7929">
                <text:p>7929</text:p>
              </table:table-cell>
              <table:table-cell office:value-type="float" office:value="7025">
                <text:p>7025</text:p>
              </table:table-cell>
              <table:table-cell office:value-type="float" office:value="7775">
                <text:p>7775</text:p>
              </table:table-cell>
              <table:table-cell office:value-type="float" office:value="8456">
                <text:p>8456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23">
                <text:p>8423</text:p>
              </table:table-cell>
              <table:table-cell office:value-type="float" office:value="7818">
                <text:p>7818</text:p>
              </table:table-cell>
              <table:table-cell office:value-type="float" office:value="7848">
                <text:p>7848</text:p>
              </table:table-cell>
              <table:table-cell office:value-type="float" office:value="7727">
                <text:p>7727</text:p>
              </table:table-cell>
              <table:table-cell office:value-type="float" office:value="7116">
                <text:p>7116</text:p>
              </table:table-cell>
              <table:table-cell office:value-type="float" office:value="7871">
                <text:p>7871</text:p>
              </table:table-cell>
              <table:table-cell office:value-type="float" office:value="7729">
                <text:p>7729</text:p>
              </table:table-cell>
              <table:table-cell office:value-type="float" office:value="7552">
                <text:p>7552</text:p>
              </table:table-cell>
              <table:table-cell office:value-type="float" office:value="7364">
                <text:p>7364</text:p>
              </table:table-cell>
              <table:table-cell office:value-type="float" office:value="7139">
                <text:p>7139</text:p>
              </table:table-cell>
              <table:table-cell office:value-type="float" office:value="8110">
                <text:p>8110</text:p>
              </table:table-cell>
              <table:table-cell office:value-type="float" office:value="7558">
                <text:p>7558</text:p>
              </table:table-cell>
              <table:table-cell office:value-type="float" office:value="8360">
                <text:p>8360</text:p>
              </table:table-cell>
              <table:table-cell office:value-type="float" office:value="7444">
                <text:p>7444</text:p>
              </table:table-cell>
              <table:table-cell office:value-type="float" office:value="7335">
                <text:p>7335</text:p>
              </table:table-cell>
              <table:table-cell office:value-type="float" office:value="7764">
                <text:p>7764</text:p>
              </table:table-cell>
              <table:table-cell office:value-type="float" office:value="7397">
                <text:p>7397</text:p>
              </table:table-cell>
              <table:table-cell office:value-type="float" office:value="7748">
                <text:p>7748</text:p>
              </table:table-cell>
              <table:table-cell office:value-type="float" office:value="7952">
                <text:p>7952</text:p>
              </table:table-cell>
              <table:table-cell office:value-type="float" office:value="8148">
                <text:p>8148</text:p>
              </table:table-cell>
              <table:table-cell office:value-type="float" office:value="8019">
                <text:p>8019</text:p>
              </table:table-cell>
              <table:table-cell office:value-type="float" office:value="8472">
                <text:p>8472</text:p>
              </table:table-cell>
              <table:table-cell office:value-type="float" office:value="7791">
                <text:p>7791</text:p>
              </table:table-cell>
              <table:table-cell office:value-type="float" office:value="8225">
                <text:p>8225</text:p>
              </table:table-cell>
              <table:table-cell office:value-type="float" office:value="8149">
                <text:p>8149</text:p>
              </table:table-cell>
              <table:table-cell office:value-type="float" office:value="7929">
                <text:p>7929</text:p>
              </table:table-cell>
              <table:table-cell office:value-type="float" office:value="7025">
                <text:p>7025</text:p>
              </table:table-cell>
              <table:table-cell office:value-type="float" office:value="7775">
                <text:p>7775</text:p>
              </table:table-cell>
              <table:table-cell office:value-type="float" office:value="8456">
                <text:p>8456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23">
                <text:p>8423</text:p>
              </table:table-cell>
              <table:table-cell office:value-type="float" office:value="7791">
                <text:p>7791</text:p>
              </table:table-cell>
              <table:table-cell office:value-type="float" office:value="7848">
                <text:p>7848</text:p>
              </table:table-cell>
              <table:table-cell office:value-type="float" office:value="7324">
                <text:p>7324</text:p>
              </table:table-cell>
              <table:table-cell office:value-type="float" office:value="7116">
                <text:p>7116</text:p>
              </table:table-cell>
              <table:table-cell office:value-type="float" office:value="7871">
                <text:p>7871</text:p>
              </table:table-cell>
              <table:table-cell office:value-type="float" office:value="7729">
                <text:p>7729</text:p>
              </table:table-cell>
              <table:table-cell office:value-type="float" office:value="7552">
                <text:p>7552</text:p>
              </table:table-cell>
              <table:table-cell office:value-type="float" office:value="7364">
                <text:p>7364</text:p>
              </table:table-cell>
              <table:table-cell office:value-type="float" office:value="7139">
                <text:p>7139</text:p>
              </table:table-cell>
              <table:table-cell office:value-type="float" office:value="8110">
                <text:p>8110</text:p>
              </table:table-cell>
              <table:table-cell office:value-type="float" office:value="7558">
                <text:p>7558</text:p>
              </table:table-cell>
              <table:table-cell office:value-type="float" office:value="8360">
                <text:p>8360</text:p>
              </table:table-cell>
              <table:table-cell office:value-type="float" office:value="7444">
                <text:p>7444</text:p>
              </table:table-cell>
              <table:table-cell office:value-type="float" office:value="7335">
                <text:p>7335</text:p>
              </table:table-cell>
              <table:table-cell office:value-type="float" office:value="7764">
                <text:p>7764</text:p>
              </table:table-cell>
              <table:table-cell office:value-type="float" office:value="7397">
                <text:p>7397</text:p>
              </table:table-cell>
              <table:table-cell office:value-type="float" office:value="7748">
                <text:p>7748</text:p>
              </table:table-cell>
              <table:table-cell office:value-type="float" office:value="7952">
                <text:p>7952</text:p>
              </table:table-cell>
              <table:table-cell office:value-type="float" office:value="8148">
                <text:p>8148</text:p>
              </table:table-cell>
              <table:table-cell office:value-type="float" office:value="8019">
                <text:p>8019</text:p>
              </table:table-cell>
              <table:table-cell office:value-type="float" office:value="8125">
                <text:p>8125</text:p>
              </table:table-cell>
              <table:table-cell office:value-type="float" office:value="7791">
                <text:p>7791</text:p>
              </table:table-cell>
              <table:table-cell office:value-type="float" office:value="8225">
                <text:p>8225</text:p>
              </table:table-cell>
              <table:table-cell office:value-type="float" office:value="8149">
                <text:p>8149</text:p>
              </table:table-cell>
              <table:table-cell office:value-type="float" office:value="7929">
                <text:p>7929</text:p>
              </table:table-cell>
              <table:table-cell office:value-type="float" office:value="7025">
                <text:p>7025</text:p>
              </table:table-cell>
              <table:table-cell office:value-type="float" office:value="7775">
                <text:p>7775</text:p>
              </table:table-cell>
              <table:table-cell office:value-type="float" office:value="8456">
                <text:p>8456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23">
                <text:p>8423</text:p>
              </table:table-cell>
              <table:table-cell office:value-type="float" office:value="7791">
                <text:p>7791</text:p>
              </table:table-cell>
              <table:table-cell office:value-type="float" office:value="7848">
                <text:p>7848</text:p>
              </table:table-cell>
              <table:table-cell office:value-type="float" office:value="7324">
                <text:p>7324</text:p>
              </table:table-cell>
              <table:table-cell office:value-type="float" office:value="7116">
                <text:p>7116</text:p>
              </table:table-cell>
              <table:table-cell office:value-type="float" office:value="7871">
                <text:p>7871</text:p>
              </table:table-cell>
              <table:table-cell office:value-type="float" office:value="7729">
                <text:p>7729</text:p>
              </table:table-cell>
              <table:table-cell office:value-type="float" office:value="7552">
                <text:p>7552</text:p>
              </table:table-cell>
              <table:table-cell office:value-type="float" office:value="7364">
                <text:p>7364</text:p>
              </table:table-cell>
              <table:table-cell office:value-type="float" office:value="7139">
                <text:p>7139</text:p>
              </table:table-cell>
              <table:table-cell office:value-type="float" office:value="8110">
                <text:p>8110</text:p>
              </table:table-cell>
              <table:table-cell office:value-type="float" office:value="7558">
                <text:p>7558</text:p>
              </table:table-cell>
              <table:table-cell office:value-type="float" office:value="8360">
                <text:p>8360</text:p>
              </table:table-cell>
              <table:table-cell office:value-type="float" office:value="7444">
                <text:p>7444</text:p>
              </table:table-cell>
              <table:table-cell office:value-type="float" office:value="7335">
                <text:p>7335</text:p>
              </table:table-cell>
              <table:table-cell office:value-type="float" office:value="7764">
                <text:p>7764</text:p>
              </table:table-cell>
              <table:table-cell office:value-type="float" office:value="7397">
                <text:p>7397</text:p>
              </table:table-cell>
              <table:table-cell office:value-type="float" office:value="7748">
                <text:p>7748</text:p>
              </table:table-cell>
              <table:table-cell office:value-type="float" office:value="7952">
                <text:p>7952</text:p>
              </table:table-cell>
              <table:table-cell office:value-type="float" office:value="8148">
                <text:p>8148</text:p>
              </table:table-cell>
              <table:table-cell office:value-type="float" office:value="7967">
                <text:p>7967</text:p>
              </table:table-cell>
              <table:table-cell office:value-type="float" office:value="8125">
                <text:p>8125</text:p>
              </table:table-cell>
              <table:table-cell office:value-type="float" office:value="7791">
                <text:p>7791</text:p>
              </table:table-cell>
              <table:table-cell office:value-type="float" office:value="8121">
                <text:p>8121</text:p>
              </table:table-cell>
              <table:table-cell office:value-type="float" office:value="8149">
                <text:p>8149</text:p>
              </table:table-cell>
              <table:table-cell office:value-type="float" office:value="7929">
                <text:p>7929</text:p>
              </table:table-cell>
              <table:table-cell office:value-type="float" office:value="7025">
                <text:p>7025</text:p>
              </table:table-cell>
              <table:table-cell office:value-type="float" office:value="7775">
                <text:p>7775</text:p>
              </table:table-cell>
              <table:table-cell office:value-type="float" office:value="7784">
                <text:p>7784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23">
                <text:p>8423</text:p>
              </table:table-cell>
              <table:table-cell office:value-type="float" office:value="7791">
                <text:p>7791</text:p>
              </table:table-cell>
              <table:table-cell office:value-type="float" office:value="7848">
                <text:p>7848</text:p>
              </table:table-cell>
              <table:table-cell office:value-type="float" office:value="7324">
                <text:p>7324</text:p>
              </table:table-cell>
              <table:table-cell office:value-type="float" office:value="7116">
                <text:p>7116</text:p>
              </table:table-cell>
              <table:table-cell office:value-type="float" office:value="7871">
                <text:p>7871</text:p>
              </table:table-cell>
              <table:table-cell office:value-type="float" office:value="7729">
                <text:p>7729</text:p>
              </table:table-cell>
              <table:table-cell office:value-type="float" office:value="7552">
                <text:p>7552</text:p>
              </table:table-cell>
              <table:table-cell office:value-type="float" office:value="7364">
                <text:p>7364</text:p>
              </table:table-cell>
              <table:table-cell office:value-type="float" office:value="7139">
                <text:p>7139</text:p>
              </table:table-cell>
              <table:table-cell office:value-type="float" office:value="8110">
                <text:p>8110</text:p>
              </table:table-cell>
              <table:table-cell office:value-type="float" office:value="7558">
                <text:p>7558</text:p>
              </table:table-cell>
              <table:table-cell office:value-type="float" office:value="8360">
                <text:p>8360</text:p>
              </table:table-cell>
              <table:table-cell office:value-type="float" office:value="7444">
                <text:p>7444</text:p>
              </table:table-cell>
              <table:table-cell office:value-type="float" office:value="7335">
                <text:p>7335</text:p>
              </table:table-cell>
              <table:table-cell office:value-type="float" office:value="7764">
                <text:p>7764</text:p>
              </table:table-cell>
              <table:table-cell office:value-type="float" office:value="7397">
                <text:p>7397</text:p>
              </table:table-cell>
              <table:table-cell office:value-type="float" office:value="7748">
                <text:p>7748</text:p>
              </table:table-cell>
              <table:table-cell office:value-type="float" office:value="7952">
                <text:p>7952</text:p>
              </table:table-cell>
              <table:table-cell office:value-type="float" office:value="8148">
                <text:p>8148</text:p>
              </table:table-cell>
              <table:table-cell office:value-type="float" office:value="7967">
                <text:p>7967</text:p>
              </table:table-cell>
              <table:table-cell office:value-type="float" office:value="8125">
                <text:p>8125</text:p>
              </table:table-cell>
              <table:table-cell office:value-type="float" office:value="7791">
                <text:p>7791</text:p>
              </table:table-cell>
              <table:table-cell office:value-type="float" office:value="8121">
                <text:p>8121</text:p>
              </table:table-cell>
              <table:table-cell office:value-type="float" office:value="8149">
                <text:p>8149</text:p>
              </table:table-cell>
              <table:table-cell office:value-type="float" office:value="7929">
                <text:p>7929</text:p>
              </table:table-cell>
              <table:table-cell office:value-type="float" office:value="7025">
                <text:p>7025</text:p>
              </table:table-cell>
              <table:table-cell office:value-type="float" office:value="7775">
                <text:p>7775</text:p>
              </table:table-cell>
              <table:table-cell office:value-type="float" office:value="7784">
                <text:p>7784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23">
                <text:p>8423</text:p>
              </table:table-cell>
              <table:table-cell office:value-type="float" office:value="7791">
                <text:p>7791</text:p>
              </table:table-cell>
              <table:table-cell office:value-type="float" office:value="7848">
                <text:p>7848</text:p>
              </table:table-cell>
              <table:table-cell office:value-type="float" office:value="7324">
                <text:p>7324</text:p>
              </table:table-cell>
              <table:table-cell office:value-type="float" office:value="7116">
                <text:p>7116</text:p>
              </table:table-cell>
              <table:table-cell office:value-type="float" office:value="7871">
                <text:p>7871</text:p>
              </table:table-cell>
              <table:table-cell office:value-type="float" office:value="7729">
                <text:p>7729</text:p>
              </table:table-cell>
              <table:table-cell office:value-type="float" office:value="7552">
                <text:p>7552</text:p>
              </table:table-cell>
              <table:table-cell office:value-type="float" office:value="7364">
                <text:p>7364</text:p>
              </table:table-cell>
              <table:table-cell office:value-type="float" office:value="7139">
                <text:p>7139</text:p>
              </table:table-cell>
              <table:table-cell office:value-type="float" office:value="8110">
                <text:p>8110</text:p>
              </table:table-cell>
              <table:table-cell office:value-type="float" office:value="7558">
                <text:p>7558</text:p>
              </table:table-cell>
              <table:table-cell office:value-type="float" office:value="8360">
                <text:p>8360</text:p>
              </table:table-cell>
              <table:table-cell office:value-type="float" office:value="7444">
                <text:p>7444</text:p>
              </table:table-cell>
              <table:table-cell office:value-type="float" office:value="7335">
                <text:p>7335</text:p>
              </table:table-cell>
              <table:table-cell office:value-type="float" office:value="7764">
                <text:p>7764</text:p>
              </table:table-cell>
              <table:table-cell office:value-type="float" office:value="7397">
                <text:p>7397</text:p>
              </table:table-cell>
              <table:table-cell office:value-type="float" office:value="7748">
                <text:p>7748</text:p>
              </table:table-cell>
              <table:table-cell office:value-type="float" office:value="7952">
                <text:p>7952</text:p>
              </table:table-cell>
              <table:table-cell office:value-type="float" office:value="8148">
                <text:p>8148</text:p>
              </table:table-cell>
              <table:table-cell office:value-type="float" office:value="7967">
                <text:p>7967</text:p>
              </table:table-cell>
              <table:table-cell office:value-type="float" office:value="8125">
                <text:p>8125</text:p>
              </table:table-cell>
              <table:table-cell office:value-type="float" office:value="7791">
                <text:p>7791</text:p>
              </table:table-cell>
              <table:table-cell office:value-type="float" office:value="8121">
                <text:p>8121</text:p>
              </table:table-cell>
              <table:table-cell office:value-type="float" office:value="8149">
                <text:p>8149</text:p>
              </table:table-cell>
              <table:table-cell office:value-type="float" office:value="7929">
                <text:p>7929</text:p>
              </table:table-cell>
              <table:table-cell office:value-type="float" office:value="7025">
                <text:p>7025</text:p>
              </table:table-cell>
              <table:table-cell office:value-type="float" office:value="7775">
                <text:p>7775</text:p>
              </table:table-cell>
              <table:table-cell office:value-type="float" office:value="7784">
                <text:p>7784</text:p>
              </table:table-cell>
              <table:table-cell office:value-type="float" office:value="7981">
                <text:p>79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9.076cm" svg:height="10.413cm" xlink:href=".." xlink:type="simple" chart:class="chart:line" chart:style-name="ch1">
        <chart:title svg:x="13.396cm" svg:y="0.344cm" chart:style-name="ch2">
          <text:p>GSM2-184</text:p>
        </chart:title>
        <chart:subtitle svg:x="13.912cm" svg:y="1.357cm" chart:style-name="ch3">
          <text:p>|F|=49</text:p>
        </chart:subtitle>
        <chart:plot-area chart:style-name="ch4" table:cell-range-address="Hoja2.A1:Hoja2.AD28" svg:x="0.581cm" svg:y="2.274cm" svg:width="27.914cm" svg:height="7.931cm">
          <chartooo:coordinate-region svg:x="1.573cm" svg:y="2.473cm" svg:width="26.735cm" svg:height="7.08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2.A1:Hoja2.A28" chart:class="chart:line">
            <chart:data-point chart:repeated="28"/>
          </chart:series>
          <chart:series chart:style-name="ch8" chart:values-cell-range-address="Hoja2.B1:Hoja2.B28" chart:class="chart:line">
            <chart:data-point chart:repeated="28"/>
          </chart:series>
          <chart:series chart:style-name="ch9" chart:values-cell-range-address="Hoja2.C1:Hoja2.C28" chart:class="chart:line">
            <chart:data-point chart:repeated="28"/>
          </chart:series>
          <chart:series chart:style-name="ch10" chart:values-cell-range-address="Hoja2.D1:Hoja2.D28" chart:class="chart:line">
            <chart:data-point chart:repeated="28"/>
          </chart:series>
          <chart:series chart:style-name="ch11" chart:values-cell-range-address="Hoja2.E1:Hoja2.E28" chart:class="chart:line">
            <chart:data-point chart:repeated="28"/>
          </chart:series>
          <chart:series chart:style-name="ch12" chart:values-cell-range-address="Hoja2.F1:Hoja2.F28" chart:class="chart:line">
            <chart:data-point chart:repeated="28"/>
          </chart:series>
          <chart:series chart:style-name="ch13" chart:values-cell-range-address="Hoja2.G1:Hoja2.G28" chart:class="chart:line">
            <chart:data-point chart:repeated="28"/>
          </chart:series>
          <chart:series chart:style-name="ch14" chart:values-cell-range-address="Hoja2.H1:Hoja2.H28" chart:class="chart:line">
            <chart:data-point chart:repeated="28"/>
          </chart:series>
          <chart:series chart:style-name="ch15" chart:values-cell-range-address="Hoja2.I1:Hoja2.I28" chart:class="chart:line">
            <chart:data-point chart:repeated="28"/>
          </chart:series>
          <chart:series chart:style-name="ch16" chart:values-cell-range-address="Hoja2.J1:Hoja2.J28" chart:class="chart:line">
            <chart:data-point chart:repeated="28"/>
          </chart:series>
          <chart:series chart:style-name="ch17" chart:values-cell-range-address="Hoja2.K1:Hoja2.K28" chart:class="chart:line">
            <chart:data-point chart:repeated="28"/>
          </chart:series>
          <chart:series chart:style-name="ch18" chart:values-cell-range-address="Hoja2.L1:Hoja2.L28" chart:class="chart:line">
            <chart:data-point chart:repeated="28"/>
          </chart:series>
          <chart:series chart:style-name="ch19" chart:values-cell-range-address="Hoja2.M1:Hoja2.M28" chart:class="chart:line">
            <chart:data-point chart:repeated="28"/>
          </chart:series>
          <chart:series chart:style-name="ch20" chart:values-cell-range-address="Hoja2.N1:Hoja2.N28" chart:class="chart:line">
            <chart:data-point chart:repeated="28"/>
          </chart:series>
          <chart:series chart:style-name="ch21" chart:values-cell-range-address="Hoja2.O1:Hoja2.O28" chart:class="chart:line">
            <chart:data-point chart:repeated="28"/>
          </chart:series>
          <chart:series chart:style-name="ch10" chart:values-cell-range-address="Hoja2.P1:Hoja2.P28" chart:class="chart:line">
            <chart:data-point chart:repeated="28"/>
          </chart:series>
          <chart:series chart:style-name="ch11" chart:values-cell-range-address="Hoja2.Q1:Hoja2.Q28" chart:class="chart:line">
            <chart:data-point chart:repeated="28"/>
          </chart:series>
          <chart:series chart:style-name="ch12" chart:values-cell-range-address="Hoja2.R1:Hoja2.R28" chart:class="chart:line">
            <chart:data-point chart:repeated="28"/>
          </chart:series>
          <chart:series chart:style-name="ch13" chart:values-cell-range-address="Hoja2.S1:Hoja2.S28" chart:class="chart:line">
            <chart:data-point chart:repeated="28"/>
          </chart:series>
          <chart:series chart:style-name="ch14" chart:values-cell-range-address="Hoja2.T1:Hoja2.T28" chart:class="chart:line">
            <chart:data-point chart:repeated="28"/>
          </chart:series>
          <chart:series chart:style-name="ch15" chart:values-cell-range-address="Hoja2.U1:Hoja2.U28" chart:class="chart:line">
            <chart:data-point chart:repeated="28"/>
          </chart:series>
          <chart:series chart:style-name="ch16" chart:values-cell-range-address="Hoja2.V1:Hoja2.V28" chart:class="chart:line">
            <chart:data-point chart:repeated="28"/>
          </chart:series>
          <chart:series chart:style-name="ch17" chart:values-cell-range-address="Hoja2.W1:Hoja2.W28" chart:class="chart:line">
            <chart:data-point chart:repeated="28"/>
          </chart:series>
          <chart:series chart:style-name="ch18" chart:values-cell-range-address="Hoja2.X1:Hoja2.X28" chart:class="chart:line">
            <chart:data-point chart:repeated="28"/>
          </chart:series>
          <chart:series chart:style-name="ch19" chart:values-cell-range-address="Hoja2.Y1:Hoja2.Y28" chart:class="chart:line">
            <chart:data-point chart:repeated="28"/>
          </chart:series>
          <chart:series chart:style-name="ch20" chart:values-cell-range-address="Hoja2.Z1:Hoja2.Z28" chart:class="chart:line">
            <chart:data-point chart:repeated="28"/>
          </chart:series>
          <chart:series chart:style-name="ch21" chart:values-cell-range-address="Hoja2.AA1:Hoja2.AA28" chart:class="chart:line">
            <chart:data-point chart:repeated="28"/>
          </chart:series>
          <chart:series chart:style-name="ch10" chart:values-cell-range-address="Hoja2.AB1:Hoja2.AB28" chart:class="chart:line">
            <chart:data-point chart:repeated="28"/>
          </chart:series>
          <chart:series chart:style-name="ch11" chart:values-cell-range-address="Hoja2.AC1:Hoja2.AC28" chart:class="chart:line">
            <chart:data-point chart:repeated="28"/>
          </chart:series>
          <chart:series chart:style-name="ch12" chart:values-cell-range-address="Hoja2.AD1:Hoja2.AD28" chart:class="chart:line">
            <chart:data-point chart:repeated="28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6">
                <text:p>2556</text:p>
                <draw:g>
                  <svg:desc>Hoja2.A1:Hoja2.A28</svg:desc>
                </draw:g>
              </table:table-cell>
              <table:table-cell office:value-type="float" office:value="2662">
                <text:p>2662</text:p>
                <draw:g>
                  <svg:desc>Hoja2.B1:Hoja2.B28</svg:desc>
                </draw:g>
              </table:table-cell>
              <table:table-cell office:value-type="float" office:value="2782">
                <text:p>2782</text:p>
                <draw:g>
                  <svg:desc>Hoja2.C1:Hoja2.C28</svg:desc>
                </draw:g>
              </table:table-cell>
              <table:table-cell office:value-type="float" office:value="2645">
                <text:p>2645</text:p>
                <draw:g>
                  <svg:desc>Hoja2.D1:Hoja2.D28</svg:desc>
                </draw:g>
              </table:table-cell>
              <table:table-cell office:value-type="float" office:value="2821">
                <text:p>2821</text:p>
                <draw:g>
                  <svg:desc>Hoja2.E1:Hoja2.E28</svg:desc>
                </draw:g>
              </table:table-cell>
              <table:table-cell office:value-type="float" office:value="2566">
                <text:p>2566</text:p>
                <draw:g>
                  <svg:desc>Hoja2.F1:Hoja2.F28</svg:desc>
                </draw:g>
              </table:table-cell>
              <table:table-cell office:value-type="float" office:value="2577">
                <text:p>2577</text:p>
                <draw:g>
                  <svg:desc>Hoja2.G1:Hoja2.G28</svg:desc>
                </draw:g>
              </table:table-cell>
              <table:table-cell office:value-type="float" office:value="3152">
                <text:p>3152</text:p>
                <draw:g>
                  <svg:desc>Hoja2.H1:Hoja2.H28</svg:desc>
                </draw:g>
              </table:table-cell>
              <table:table-cell office:value-type="float" office:value="3439">
                <text:p>3439</text:p>
                <draw:g>
                  <svg:desc>Hoja2.I1:Hoja2.I28</svg:desc>
                </draw:g>
              </table:table-cell>
              <table:table-cell office:value-type="float" office:value="3323">
                <text:p>3323</text:p>
                <draw:g>
                  <svg:desc>Hoja2.J1:Hoja2.J28</svg:desc>
                </draw:g>
              </table:table-cell>
              <table:table-cell office:value-type="float" office:value="2961">
                <text:p>2961</text:p>
                <draw:g>
                  <svg:desc>Hoja2.K1:Hoja2.K28</svg:desc>
                </draw:g>
              </table:table-cell>
              <table:table-cell office:value-type="float" office:value="2163">
                <text:p>2163</text:p>
                <draw:g>
                  <svg:desc>Hoja2.L1:Hoja2.L28</svg:desc>
                </draw:g>
              </table:table-cell>
              <table:table-cell office:value-type="float" office:value="3418">
                <text:p>3418</text:p>
                <draw:g>
                  <svg:desc>Hoja2.M1:Hoja2.M28</svg:desc>
                </draw:g>
              </table:table-cell>
              <table:table-cell office:value-type="float" office:value="3100">
                <text:p>3100</text:p>
                <draw:g>
                  <svg:desc>Hoja2.N1:Hoja2.N28</svg:desc>
                </draw:g>
              </table:table-cell>
              <table:table-cell office:value-type="float" office:value="3233">
                <text:p>3233</text:p>
                <draw:g>
                  <svg:desc>Hoja2.O1:Hoja2.O28</svg:desc>
                </draw:g>
              </table:table-cell>
              <table:table-cell office:value-type="float" office:value="2372">
                <text:p>2372</text:p>
                <draw:g>
                  <svg:desc>Hoja2.P1:Hoja2.P28</svg:desc>
                </draw:g>
              </table:table-cell>
              <table:table-cell office:value-type="float" office:value="2607">
                <text:p>2607</text:p>
                <draw:g>
                  <svg:desc>Hoja2.Q1:Hoja2.Q28</svg:desc>
                </draw:g>
              </table:table-cell>
              <table:table-cell office:value-type="float" office:value="3339">
                <text:p>3339</text:p>
                <draw:g>
                  <svg:desc>Hoja2.R1:Hoja2.R28</svg:desc>
                </draw:g>
              </table:table-cell>
              <table:table-cell office:value-type="float" office:value="2121">
                <text:p>2121</text:p>
                <draw:g>
                  <svg:desc>Hoja2.S1:Hoja2.S28</svg:desc>
                </draw:g>
              </table:table-cell>
              <table:table-cell office:value-type="float" office:value="3452">
                <text:p>3452</text:p>
                <draw:g>
                  <svg:desc>Hoja2.T1:Hoja2.T28</svg:desc>
                </draw:g>
              </table:table-cell>
              <table:table-cell office:value-type="float" office:value="2162">
                <text:p>2162</text:p>
                <draw:g>
                  <svg:desc>Hoja2.U1:Hoja2.U28</svg:desc>
                </draw:g>
              </table:table-cell>
              <table:table-cell office:value-type="float" office:value="3385">
                <text:p>3385</text:p>
                <draw:g>
                  <svg:desc>Hoja2.V1:Hoja2.V28</svg:desc>
                </draw:g>
              </table:table-cell>
              <table:table-cell office:value-type="float" office:value="2810">
                <text:p>2810</text:p>
                <draw:g>
                  <svg:desc>Hoja2.W1:Hoja2.W28</svg:desc>
                </draw:g>
              </table:table-cell>
              <table:table-cell office:value-type="float" office:value="3181">
                <text:p>3181</text:p>
                <draw:g>
                  <svg:desc>Hoja2.X1:Hoja2.X28</svg:desc>
                </draw:g>
              </table:table-cell>
              <table:table-cell office:value-type="float" office:value="2777">
                <text:p>2777</text:p>
                <draw:g>
                  <svg:desc>Hoja2.Y1:Hoja2.Y28</svg:desc>
                </draw:g>
              </table:table-cell>
              <table:table-cell office:value-type="float" office:value="3158">
                <text:p>3158</text:p>
                <draw:g>
                  <svg:desc>Hoja2.Z1:Hoja2.Z28</svg:desc>
                </draw:g>
              </table:table-cell>
              <table:table-cell office:value-type="float" office:value="2528">
                <text:p>2528</text:p>
                <draw:g>
                  <svg:desc>Hoja2.AA1:Hoja2.AA28</svg:desc>
                </draw:g>
              </table:table-cell>
              <table:table-cell office:value-type="float" office:value="3075">
                <text:p>3075</text:p>
                <draw:g>
                  <svg:desc>Hoja2.AB1:Hoja2.AB28</svg:desc>
                </draw:g>
              </table:table-cell>
              <table:table-cell office:value-type="float" office:value="2789">
                <text:p>2789</text:p>
                <draw:g>
                  <svg:desc>Hoja2.AC1:Hoja2.AC28</svg:desc>
                </draw:g>
              </table:table-cell>
              <table:table-cell office:value-type="float" office:value="3280">
                <text:p>3280</text:p>
                <draw:g>
                  <svg:desc>Hoja2.AD1:Hoja2.A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6">
                <text:p>2556</text:p>
              </table:table-cell>
              <table:table-cell office:value-type="float" office:value="2219">
                <text:p>2219</text:p>
              </table:table-cell>
              <table:table-cell office:value-type="float" office:value="2460">
                <text:p>2460</text:p>
              </table:table-cell>
              <table:table-cell office:value-type="float" office:value="2465">
                <text:p>2465</text:p>
              </table:table-cell>
              <table:table-cell office:value-type="float" office:value="2498">
                <text:p>2498</text:p>
              </table:table-cell>
              <table:table-cell office:value-type="float" office:value="2566">
                <text:p>2566</text:p>
              </table:table-cell>
              <table:table-cell office:value-type="float" office:value="2242">
                <text:p>2242</text:p>
              </table:table-cell>
              <table:table-cell office:value-type="float" office:value="2930">
                <text:p>2930</text:p>
              </table:table-cell>
              <table:table-cell office:value-type="float" office:value="2584">
                <text:p>2584</text:p>
              </table:table-cell>
              <table:table-cell office:value-type="float" office:value="2616">
                <text:p>2616</text:p>
              </table:table-cell>
              <table:table-cell office:value-type="float" office:value="2961">
                <text:p>2961</text:p>
              </table:table-cell>
              <table:table-cell office:value-type="float" office:value="1713">
                <text:p>1713</text:p>
              </table:table-cell>
              <table:table-cell office:value-type="float" office:value="2286">
                <text:p>2286</text:p>
              </table:table-cell>
              <table:table-cell office:value-type="float" office:value="2446">
                <text:p>2446</text:p>
              </table:table-cell>
              <table:table-cell office:value-type="float" office:value="2567">
                <text:p>2567</text:p>
              </table:table-cell>
              <table:table-cell office:value-type="float" office:value="2335">
                <text:p>2335</text:p>
              </table:table-cell>
              <table:table-cell office:value-type="float" office:value="2585">
                <text:p>2585</text:p>
              </table:table-cell>
              <table:table-cell office:value-type="float" office:value="2912">
                <text:p>2912</text:p>
              </table:table-cell>
              <table:table-cell office:value-type="float" office:value="2121">
                <text:p>2121</text:p>
              </table:table-cell>
              <table:table-cell office:value-type="float" office:value="2373">
                <text:p>2373</text:p>
              </table:table-cell>
              <table:table-cell office:value-type="float" office:value="1847">
                <text:p>1847</text:p>
              </table:table-cell>
              <table:table-cell office:value-type="float" office:value="3171">
                <text:p>3171</text:p>
              </table:table-cell>
              <table:table-cell office:value-type="float" office:value="2810">
                <text:p>2810</text:p>
              </table:table-cell>
              <table:table-cell office:value-type="float" office:value="2447">
                <text:p>2447</text:p>
              </table:table-cell>
              <table:table-cell office:value-type="float" office:value="2424">
                <text:p>2424</text:p>
              </table:table-cell>
              <table:table-cell office:value-type="float" office:value="2839">
                <text:p>2839</text:p>
              </table:table-cell>
              <table:table-cell office:value-type="float" office:value="2528">
                <text:p>2528</text:p>
              </table:table-cell>
              <table:table-cell office:value-type="float" office:value="2867">
                <text:p>2867</text:p>
              </table:table-cell>
              <table:table-cell office:value-type="float" office:value="2789">
                <text:p>2789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90">
                <text:p>2490</text:p>
              </table:table-cell>
              <table:table-cell office:value-type="float" office:value="2219">
                <text:p>2219</text:p>
              </table:table-cell>
              <table:table-cell office:value-type="float" office:value="2400">
                <text:p>2400</text:p>
              </table:table-cell>
              <table:table-cell office:value-type="float" office:value="2465">
                <text:p>2465</text:p>
              </table:table-cell>
              <table:table-cell office:value-type="float" office:value="2064">
                <text:p>2064</text:p>
              </table:table-cell>
              <table:table-cell office:value-type="float" office:value="2348">
                <text:p>2348</text:p>
              </table:table-cell>
              <table:table-cell office:value-type="float" office:value="1841">
                <text:p>1841</text:p>
              </table:table-cell>
              <table:table-cell office:value-type="float" office:value="2479">
                <text:p>2479</text:p>
              </table:table-cell>
              <table:table-cell office:value-type="float" office:value="2304">
                <text:p>2304</text:p>
              </table:table-cell>
              <table:table-cell office:value-type="float" office:value="2616">
                <text:p>2616</text:p>
              </table:table-cell>
              <table:table-cell office:value-type="float" office:value="2942">
                <text:p>2942</text:p>
              </table:table-cell>
              <table:table-cell office:value-type="float" office:value="1713">
                <text:p>1713</text:p>
              </table:table-cell>
              <table:table-cell office:value-type="float" office:value="2220">
                <text:p>2220</text:p>
              </table:table-cell>
              <table:table-cell office:value-type="float" office:value="2252">
                <text:p>2252</text:p>
              </table:table-cell>
              <table:table-cell office:value-type="float" office:value="2532">
                <text:p>2532</text:p>
              </table:table-cell>
              <table:table-cell office:value-type="float" office:value="2335">
                <text:p>2335</text:p>
              </table:table-cell>
              <table:table-cell office:value-type="float" office:value="2165">
                <text:p>2165</text:p>
              </table:table-cell>
              <table:table-cell office:value-type="float" office:value="2624">
                <text:p>2624</text:p>
              </table:table-cell>
              <table:table-cell office:value-type="float" office:value="2121">
                <text:p>2121</text:p>
              </table:table-cell>
              <table:table-cell office:value-type="float" office:value="2373">
                <text:p>2373</text:p>
              </table:table-cell>
              <table:table-cell office:value-type="float" office:value="1847">
                <text:p>1847</text:p>
              </table:table-cell>
              <table:table-cell office:value-type="float" office:value="2815">
                <text:p>2815</text:p>
              </table:table-cell>
              <table:table-cell office:value-type="float" office:value="2810">
                <text:p>2810</text:p>
              </table:table-cell>
              <table:table-cell office:value-type="float" office:value="2191">
                <text:p>2191</text:p>
              </table:table-cell>
              <table:table-cell office:value-type="float" office:value="2167">
                <text:p>2167</text:p>
              </table:table-cell>
              <table:table-cell office:value-type="float" office:value="2455">
                <text:p>2455</text:p>
              </table:table-cell>
              <table:table-cell office:value-type="float" office:value="2337">
                <text:p>2337</text:p>
              </table:table-cell>
              <table:table-cell office:value-type="float" office:value="2084">
                <text:p>2084</text:p>
              </table:table-cell>
              <table:table-cell office:value-type="float" office:value="2549">
                <text:p>2549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0">
                <text:p>2490</text:p>
              </table:table-cell>
              <table:table-cell office:value-type="float" office:value="2093">
                <text:p>2093</text:p>
              </table:table-cell>
              <table:table-cell office:value-type="float" office:value="2400">
                <text:p>2400</text:p>
              </table:table-cell>
              <table:table-cell office:value-type="float" office:value="2465">
                <text:p>2465</text:p>
              </table:table-cell>
              <table:table-cell office:value-type="float" office:value="1943">
                <text:p>1943</text:p>
              </table:table-cell>
              <table:table-cell office:value-type="float" office:value="2056">
                <text:p>2056</text:p>
              </table:table-cell>
              <table:table-cell office:value-type="float" office:value="1841">
                <text:p>1841</text:p>
              </table:table-cell>
              <table:table-cell office:value-type="float" office:value="2479">
                <text:p>2479</text:p>
              </table:table-cell>
              <table:table-cell office:value-type="float" office:value="2304">
                <text:p>2304</text:p>
              </table:table-cell>
              <table:table-cell office:value-type="float" office:value="2583">
                <text:p>2583</text:p>
              </table:table-cell>
              <table:table-cell office:value-type="float" office:value="2717">
                <text:p>2717</text:p>
              </table:table-cell>
              <table:table-cell office:value-type="float" office:value="1713">
                <text:p>1713</text:p>
              </table:table-cell>
              <table:table-cell office:value-type="float" office:value="2220">
                <text:p>2220</text:p>
              </table:table-cell>
              <table:table-cell office:value-type="float" office:value="2218">
                <text:p>2218</text:p>
              </table:table-cell>
              <table:table-cell office:value-type="float" office:value="2310">
                <text:p>2310</text:p>
              </table:table-cell>
              <table:table-cell office:value-type="float" office:value="2335">
                <text:p>2335</text:p>
              </table:table-cell>
              <table:table-cell office:value-type="float" office:value="2026">
                <text:p>2026</text:p>
              </table:table-cell>
              <table:table-cell office:value-type="float" office:value="2207">
                <text:p>2207</text:p>
              </table:table-cell>
              <table:table-cell office:value-type="float" office:value="1951">
                <text:p>1951</text:p>
              </table:table-cell>
              <table:table-cell office:value-type="float" office:value="2320">
                <text:p>2320</text:p>
              </table:table-cell>
              <table:table-cell office:value-type="float" office:value="1650">
                <text:p>1650</text:p>
              </table:table-cell>
              <table:table-cell office:value-type="float" office:value="2581">
                <text:p>2581</text:p>
              </table:table-cell>
              <table:table-cell office:value-type="float" office:value="2810">
                <text:p>2810</text:p>
              </table:table-cell>
              <table:table-cell office:value-type="float" office:value="2191">
                <text:p>2191</text:p>
              </table:table-cell>
              <table:table-cell office:value-type="float" office:value="2167">
                <text:p>2167</text:p>
              </table:table-cell>
              <table:table-cell office:value-type="float" office:value="2455">
                <text:p>2455</text:p>
              </table:table-cell>
              <table:table-cell office:value-type="float" office:value="2337">
                <text:p>2337</text:p>
              </table:table-cell>
              <table:table-cell office:value-type="float" office:value="2084">
                <text:p>2084</text:p>
              </table:table-cell>
              <table:table-cell office:value-type="float" office:value="2364">
                <text:p>2364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90">
                <text:p>2490</text:p>
              </table:table-cell>
              <table:table-cell office:value-type="float" office:value="2093">
                <text:p>2093</text:p>
              </table:table-cell>
              <table:table-cell office:value-type="float" office:value="2400">
                <text:p>2400</text:p>
              </table:table-cell>
              <table:table-cell office:value-type="float" office:value="2465">
                <text:p>2465</text:p>
              </table:table-cell>
              <table:table-cell office:value-type="float" office:value="1943">
                <text:p>1943</text:p>
              </table:table-cell>
              <table:table-cell office:value-type="float" office:value="2056">
                <text:p>2056</text:p>
              </table:table-cell>
              <table:table-cell office:value-type="float" office:value="1841">
                <text:p>1841</text:p>
              </table:table-cell>
              <table:table-cell office:value-type="float" office:value="2479">
                <text:p>2479</text:p>
              </table:table-cell>
              <table:table-cell office:value-type="float" office:value="2290">
                <text:p>2290</text:p>
              </table:table-cell>
              <table:table-cell office:value-type="float" office:value="2583">
                <text:p>2583</text:p>
              </table:table-cell>
              <table:table-cell office:value-type="float" office:value="2180">
                <text:p>2180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2218">
                <text:p>2218</text:p>
              </table:table-cell>
              <table:table-cell office:value-type="float" office:value="2310">
                <text:p>2310</text:p>
              </table:table-cell>
              <table:table-cell office:value-type="float" office:value="2335">
                <text:p>2335</text:p>
              </table:table-cell>
              <table:table-cell office:value-type="float" office:value="2026">
                <text:p>2026</text:p>
              </table:table-cell>
              <table:table-cell office:value-type="float" office:value="2207">
                <text:p>2207</text:p>
              </table:table-cell>
              <table:table-cell office:value-type="float" office:value="1951">
                <text:p>1951</text:p>
              </table:table-cell>
              <table:table-cell office:value-type="float" office:value="2320">
                <text:p>2320</text:p>
              </table:table-cell>
              <table:table-cell office:value-type="float" office:value="1406">
                <text:p>1406</text:p>
              </table:table-cell>
              <table:table-cell office:value-type="float" office:value="2443">
                <text:p>2443</text:p>
              </table:table-cell>
              <table:table-cell office:value-type="float" office:value="2810">
                <text:p>2810</text:p>
              </table:table-cell>
              <table:table-cell office:value-type="float" office:value="2136">
                <text:p>2136</text:p>
              </table:table-cell>
              <table:table-cell office:value-type="float" office:value="2167">
                <text:p>2167</text:p>
              </table:table-cell>
              <table:table-cell office:value-type="float" office:value="2218">
                <text:p>2218</text:p>
              </table:table-cell>
              <table:table-cell office:value-type="float" office:value="2337">
                <text:p>2337</text:p>
              </table:table-cell>
              <table:table-cell office:value-type="float" office:value="2084">
                <text:p>2084</text:p>
              </table:table-cell>
              <table:table-cell office:value-type="float" office:value="2229">
                <text:p>2229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90">
                <text:p>2490</text:p>
              </table:table-cell>
              <table:table-cell office:value-type="float" office:value="2093">
                <text:p>2093</text:p>
              </table:table-cell>
              <table:table-cell office:value-type="float" office:value="2400">
                <text:p>2400</text:p>
              </table:table-cell>
              <table:table-cell office:value-type="float" office:value="2465">
                <text:p>2465</text:p>
              </table:table-cell>
              <table:table-cell office:value-type="float" office:value="1943">
                <text:p>1943</text:p>
              </table:table-cell>
              <table:table-cell office:value-type="float" office:value="2056">
                <text:p>2056</text:p>
              </table:table-cell>
              <table:table-cell office:value-type="float" office:value="1841">
                <text:p>1841</text:p>
              </table:table-cell>
              <table:table-cell office:value-type="float" office:value="2479">
                <text:p>2479</text:p>
              </table:table-cell>
              <table:table-cell office:value-type="float" office:value="2290">
                <text:p>2290</text:p>
              </table:table-cell>
              <table:table-cell office:value-type="float" office:value="2583">
                <text:p>2583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2218">
                <text:p>2218</text:p>
              </table:table-cell>
              <table:table-cell office:value-type="float" office:value="2310">
                <text:p>2310</text:p>
              </table:table-cell>
              <table:table-cell office:value-type="float" office:value="2272">
                <text:p>2272</text:p>
              </table:table-cell>
              <table:table-cell office:value-type="float" office:value="1938">
                <text:p>1938</text:p>
              </table:table-cell>
              <table:table-cell office:value-type="float" office:value="2207">
                <text:p>2207</text:p>
              </table:table-cell>
              <table:table-cell office:value-type="float" office:value="1951">
                <text:p>1951</text:p>
              </table:table-cell>
              <table:table-cell office:value-type="float" office:value="2021">
                <text:p>2021</text:p>
              </table:table-cell>
              <table:table-cell office:value-type="float" office:value="1406">
                <text:p>1406</text:p>
              </table:table-cell>
              <table:table-cell office:value-type="float" office:value="2443">
                <text:p>2443</text:p>
              </table:table-cell>
              <table:table-cell office:value-type="float" office:value="2622">
                <text:p>2622</text:p>
              </table:table-cell>
              <table:table-cell office:value-type="float" office:value="2136">
                <text:p>2136</text:p>
              </table:table-cell>
              <table:table-cell office:value-type="float" office:value="2167">
                <text:p>2167</text:p>
              </table:table-cell>
              <table:table-cell office:value-type="float" office:value="2078">
                <text:p>2078</text:p>
              </table:table-cell>
              <table:table-cell office:value-type="float" office:value="2337">
                <text:p>2337</text:p>
              </table:table-cell>
              <table:table-cell office:value-type="float" office:value="2084">
                <text:p>2084</text:p>
              </table:table-cell>
              <table:table-cell office:value-type="float" office:value="2229">
                <text:p>2229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72">
                <text:p>2472</text:p>
              </table:table-cell>
              <table:table-cell office:value-type="float" office:value="2030">
                <text:p>2030</text:p>
              </table:table-cell>
              <table:table-cell office:value-type="float" office:value="2392">
                <text:p>2392</text:p>
              </table:table-cell>
              <table:table-cell office:value-type="float" office:value="2446">
                <text:p>2446</text:p>
              </table:table-cell>
              <table:table-cell office:value-type="float" office:value="1943">
                <text:p>1943</text:p>
              </table:table-cell>
              <table:table-cell office:value-type="float" office:value="2056">
                <text:p>2056</text:p>
              </table:table-cell>
              <table:table-cell office:value-type="float" office:value="1841">
                <text:p>1841</text:p>
              </table:table-cell>
              <table:table-cell office:value-type="float" office:value="2479">
                <text:p>2479</text:p>
              </table:table-cell>
              <table:table-cell office:value-type="float" office:value="2290">
                <text:p>2290</text:p>
              </table:table-cell>
              <table:table-cell office:value-type="float" office:value="2583">
                <text:p>2583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2218">
                <text:p>2218</text:p>
              </table:table-cell>
              <table:table-cell office:value-type="float" office:value="2310">
                <text:p>2310</text:p>
              </table:table-cell>
              <table:table-cell office:value-type="float" office:value="2225">
                <text:p>2225</text:p>
              </table:table-cell>
              <table:table-cell office:value-type="float" office:value="1938">
                <text:p>1938</text:p>
              </table:table-cell>
              <table:table-cell office:value-type="float" office:value="2207">
                <text:p>2207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362">
                <text:p>2362</text:p>
              </table:table-cell>
              <table:table-cell office:value-type="float" office:value="2622">
                <text:p>2622</text:p>
              </table:table-cell>
              <table:table-cell office:value-type="float" office:value="2135">
                <text:p>2135</text:p>
              </table:table-cell>
              <table:table-cell office:value-type="float" office:value="2167">
                <text:p>2167</text:p>
              </table:table-cell>
              <table:table-cell office:value-type="float" office:value="1976">
                <text:p>1976</text:p>
              </table:table-cell>
              <table:table-cell office:value-type="float" office:value="2158">
                <text:p>2158</text:p>
              </table:table-cell>
              <table:table-cell office:value-type="float" office:value="2084">
                <text:p>2084</text:p>
              </table:table-cell>
              <table:table-cell office:value-type="float" office:value="2061">
                <text:p>2061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72">
                <text:p>2472</text:p>
              </table:table-cell>
              <table:table-cell office:value-type="float" office:value="2030">
                <text:p>2030</text:p>
              </table:table-cell>
              <table:table-cell office:value-type="float" office:value="2392">
                <text:p>2392</text:p>
              </table:table-cell>
              <table:table-cell office:value-type="float" office:value="2446">
                <text:p>2446</text:p>
              </table:table-cell>
              <table:table-cell office:value-type="float" office:value="1943">
                <text:p>1943</text:p>
              </table:table-cell>
              <table:table-cell office:value-type="float" office:value="1674">
                <text:p>1674</text:p>
              </table:table-cell>
              <table:table-cell office:value-type="float" office:value="1841">
                <text:p>1841</text:p>
              </table:table-cell>
              <table:table-cell office:value-type="float" office:value="2479">
                <text:p>2479</text:p>
              </table:table-cell>
              <table:table-cell office:value-type="float" office:value="2290">
                <text:p>2290</text:p>
              </table:table-cell>
              <table:table-cell office:value-type="float" office:value="2583">
                <text:p>2583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2218">
                <text:p>2218</text:p>
              </table:table-cell>
              <table:table-cell office:value-type="float" office:value="2310">
                <text:p>2310</text:p>
              </table:table-cell>
              <table:table-cell office:value-type="float" office:value="2225">
                <text:p>2225</text:p>
              </table:table-cell>
              <table:table-cell office:value-type="float" office:value="1938">
                <text:p>1938</text:p>
              </table:table-cell>
              <table:table-cell office:value-type="float" office:value="2207">
                <text:p>2207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348">
                <text:p>2348</text:p>
              </table:table-cell>
              <table:table-cell office:value-type="float" office:value="2622">
                <text:p>2622</text:p>
              </table:table-cell>
              <table:table-cell office:value-type="float" office:value="2094">
                <text:p>2094</text:p>
              </table:table-cell>
              <table:table-cell office:value-type="float" office:value="2167">
                <text:p>2167</text:p>
              </table:table-cell>
              <table:table-cell office:value-type="float" office:value="1882">
                <text:p>1882</text:p>
              </table:table-cell>
              <table:table-cell office:value-type="float" office:value="2158">
                <text:p>2158</text:p>
              </table:table-cell>
              <table:table-cell office:value-type="float" office:value="2084">
                <text:p>2084</text:p>
              </table:table-cell>
              <table:table-cell office:value-type="float" office:value="2061">
                <text:p>2061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20">
                <text:p>2220</text:p>
              </table:table-cell>
              <table:table-cell office:value-type="float" office:value="2030">
                <text:p>2030</text:p>
              </table:table-cell>
              <table:table-cell office:value-type="float" office:value="2392">
                <text:p>2392</text:p>
              </table:table-cell>
              <table:table-cell office:value-type="float" office:value="2191">
                <text:p>2191</text:p>
              </table:table-cell>
              <table:table-cell office:value-type="float" office:value="1943">
                <text:p>1943</text:p>
              </table:table-cell>
              <table:table-cell office:value-type="float" office:value="1674">
                <text:p>1674</text:p>
              </table:table-cell>
              <table:table-cell office:value-type="float" office:value="1841">
                <text:p>1841</text:p>
              </table:table-cell>
              <table:table-cell office:value-type="float" office:value="2479">
                <text:p>2479</text:p>
              </table:table-cell>
              <table:table-cell office:value-type="float" office:value="2006">
                <text:p>2006</text:p>
              </table:table-cell>
              <table:table-cell office:value-type="float" office:value="2583">
                <text:p>2583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2218">
                <text:p>2218</text:p>
              </table:table-cell>
              <table:table-cell office:value-type="float" office:value="2310">
                <text:p>2310</text:p>
              </table:table-cell>
              <table:table-cell office:value-type="float" office:value="1898">
                <text:p>1898</text:p>
              </table:table-cell>
              <table:table-cell office:value-type="float" office:value="1938">
                <text:p>1938</text:p>
              </table:table-cell>
              <table:table-cell office:value-type="float" office:value="2207">
                <text:p>2207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348">
                <text:p>2348</text:p>
              </table:table-cell>
              <table:table-cell office:value-type="float" office:value="2622">
                <text:p>2622</text:p>
              </table:table-cell>
              <table:table-cell office:value-type="float" office:value="2094">
                <text:p>2094</text:p>
              </table:table-cell>
              <table:table-cell office:value-type="float" office:value="2167">
                <text:p>2167</text:p>
              </table:table-cell>
              <table:table-cell office:value-type="float" office:value="1882">
                <text:p>1882</text:p>
              </table:table-cell>
              <table:table-cell office:value-type="float" office:value="2158">
                <text:p>2158</text:p>
              </table:table-cell>
              <table:table-cell office:value-type="float" office:value="2084">
                <text:p>2084</text:p>
              </table:table-cell>
              <table:table-cell office:value-type="float" office:value="2061">
                <text:p>2061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20">
                <text:p>2220</text:p>
              </table:table-cell>
              <table:table-cell office:value-type="float" office:value="2030">
                <text:p>2030</text:p>
              </table:table-cell>
              <table:table-cell office:value-type="float" office:value="2392">
                <text:p>2392</text:p>
              </table:table-cell>
              <table:table-cell office:value-type="float" office:value="2092">
                <text:p>2092</text:p>
              </table:table-cell>
              <table:table-cell office:value-type="float" office:value="1943">
                <text:p>1943</text:p>
              </table:table-cell>
              <table:table-cell office:value-type="float" office:value="1674">
                <text:p>1674</text:p>
              </table:table-cell>
              <table:table-cell office:value-type="float" office:value="1841">
                <text:p>1841</text:p>
              </table:table-cell>
              <table:table-cell office:value-type="float" office:value="2361">
                <text:p>2361</text:p>
              </table:table-cell>
              <table:table-cell office:value-type="float" office:value="2006">
                <text:p>2006</text:p>
              </table:table-cell>
              <table:table-cell office:value-type="float" office:value="2499">
                <text:p>2499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1944">
                <text:p>1944</text:p>
              </table:table-cell>
              <table:table-cell office:value-type="float" office:value="2310">
                <text:p>2310</text:p>
              </table:table-cell>
              <table:table-cell office:value-type="float" office:value="1898">
                <text:p>1898</text:p>
              </table:table-cell>
              <table:table-cell office:value-type="float" office:value="1938">
                <text:p>1938</text:p>
              </table:table-cell>
              <table:table-cell office:value-type="float" office:value="2207">
                <text:p>2207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348">
                <text:p>2348</text:p>
              </table:table-cell>
              <table:table-cell office:value-type="float" office:value="2588">
                <text:p>2588</text:p>
              </table:table-cell>
              <table:table-cell office:value-type="float" office:value="2094">
                <text:p>2094</text:p>
              </table:table-cell>
              <table:table-cell office:value-type="float" office:value="2167">
                <text:p>2167</text:p>
              </table:table-cell>
              <table:table-cell office:value-type="float" office:value="1882">
                <text:p>1882</text:p>
              </table:table-cell>
              <table:table-cell office:value-type="float" office:value="1948">
                <text:p>1948</text:p>
              </table:table-cell>
              <table:table-cell office:value-type="float" office:value="2084">
                <text:p>2084</text:p>
              </table:table-cell>
              <table:table-cell office:value-type="float" office:value="1963">
                <text:p>1963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20">
                <text:p>2220</text:p>
              </table:table-cell>
              <table:table-cell office:value-type="float" office:value="2030">
                <text:p>2030</text:p>
              </table:table-cell>
              <table:table-cell office:value-type="float" office:value="2392">
                <text:p>2392</text:p>
              </table:table-cell>
              <table:table-cell office:value-type="float" office:value="2092">
                <text:p>2092</text:p>
              </table:table-cell>
              <table:table-cell office:value-type="float" office:value="1817">
                <text:p>1817</text:p>
              </table:table-cell>
              <table:table-cell office:value-type="float" office:value="1674">
                <text:p>1674</text:p>
              </table:table-cell>
              <table:table-cell office:value-type="float" office:value="1841">
                <text:p>1841</text:p>
              </table:table-cell>
              <table:table-cell office:value-type="float" office:value="2361">
                <text:p>2361</text:p>
              </table:table-cell>
              <table:table-cell office:value-type="float" office:value="2006">
                <text:p>2006</text:p>
              </table:table-cell>
              <table:table-cell office:value-type="float" office:value="2145">
                <text:p>2145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1944">
                <text:p>1944</text:p>
              </table:table-cell>
              <table:table-cell office:value-type="float" office:value="2064">
                <text:p>2064</text:p>
              </table:table-cell>
              <table:table-cell office:value-type="float" office:value="1898">
                <text:p>1898</text:p>
              </table:table-cell>
              <table:table-cell office:value-type="float" office:value="1938">
                <text:p>1938</text:p>
              </table:table-cell>
              <table:table-cell office:value-type="float" office:value="2207">
                <text:p>2207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348">
                <text:p>2348</text:p>
              </table:table-cell>
              <table:table-cell office:value-type="float" office:value="2304">
                <text:p>2304</text:p>
              </table:table-cell>
              <table:table-cell office:value-type="float" office:value="2094">
                <text:p>2094</text:p>
              </table:table-cell>
              <table:table-cell office:value-type="float" office:value="2167">
                <text:p>2167</text:p>
              </table:table-cell>
              <table:table-cell office:value-type="float" office:value="1882">
                <text:p>1882</text:p>
              </table:table-cell>
              <table:table-cell office:value-type="float" office:value="1948">
                <text:p>1948</text:p>
              </table:table-cell>
              <table:table-cell office:value-type="float" office:value="2084">
                <text:p>2084</text:p>
              </table:table-cell>
              <table:table-cell office:value-type="float" office:value="1963">
                <text:p>1963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20">
                <text:p>2220</text:p>
              </table:table-cell>
              <table:table-cell office:value-type="float" office:value="2030">
                <text:p>2030</text:p>
              </table:table-cell>
              <table:table-cell office:value-type="float" office:value="2323">
                <text:p>2323</text:p>
              </table:table-cell>
              <table:table-cell office:value-type="float" office:value="2092">
                <text:p>2092</text:p>
              </table:table-cell>
              <table:table-cell office:value-type="float" office:value="1817">
                <text:p>1817</text:p>
              </table:table-cell>
              <table:table-cell office:value-type="float" office:value="1674">
                <text:p>1674</text:p>
              </table:table-cell>
              <table:table-cell office:value-type="float" office:value="1841">
                <text:p>1841</text:p>
              </table:table-cell>
              <table:table-cell office:value-type="float" office:value="2361">
                <text:p>2361</text:p>
              </table:table-cell>
              <table:table-cell office:value-type="float" office:value="2006">
                <text:p>2006</text:p>
              </table:table-cell>
              <table:table-cell office:value-type="float" office:value="2145">
                <text:p>2145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1798">
                <text:p>1798</text:p>
              </table:table-cell>
              <table:table-cell office:value-type="float" office:value="2064">
                <text:p>2064</text:p>
              </table:table-cell>
              <table:table-cell office:value-type="float" office:value="1784">
                <text:p>1784</text:p>
              </table:table-cell>
              <table:table-cell office:value-type="float" office:value="1938">
                <text:p>1938</text:p>
              </table:table-cell>
              <table:table-cell office:value-type="float" office:value="2207">
                <text:p>2207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348">
                <text:p>2348</text:p>
              </table:table-cell>
              <table:table-cell office:value-type="float" office:value="2304">
                <text:p>2304</text:p>
              </table:table-cell>
              <table:table-cell office:value-type="float" office:value="2094">
                <text:p>2094</text:p>
              </table:table-cell>
              <table:table-cell office:value-type="float" office:value="2167">
                <text:p>2167</text:p>
              </table:table-cell>
              <table:table-cell office:value-type="float" office:value="1882">
                <text:p>1882</text:p>
              </table:table-cell>
              <table:table-cell office:value-type="float" office:value="1948">
                <text:p>1948</text:p>
              </table:table-cell>
              <table:table-cell office:value-type="float" office:value="2084">
                <text:p>2084</text:p>
              </table:table-cell>
              <table:table-cell office:value-type="float" office:value="1963">
                <text:p>1963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20">
                <text:p>2220</text:p>
              </table:table-cell>
              <table:table-cell office:value-type="float" office:value="1915">
                <text:p>1915</text:p>
              </table:table-cell>
              <table:table-cell office:value-type="float" office:value="2268">
                <text:p>2268</text:p>
              </table:table-cell>
              <table:table-cell office:value-type="float" office:value="2092">
                <text:p>2092</text:p>
              </table:table-cell>
              <table:table-cell office:value-type="float" office:value="1817">
                <text:p>1817</text:p>
              </table:table-cell>
              <table:table-cell office:value-type="float" office:value="1674">
                <text:p>1674</text:p>
              </table:table-cell>
              <table:table-cell office:value-type="float" office:value="1841">
                <text:p>1841</text:p>
              </table:table-cell>
              <table:table-cell office:value-type="float" office:value="2268">
                <text:p>2268</text:p>
              </table:table-cell>
              <table:table-cell office:value-type="float" office:value="2006">
                <text:p>2006</text:p>
              </table:table-cell>
              <table:table-cell office:value-type="float" office:value="1897">
                <text:p>1897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1798">
                <text:p>1798</text:p>
              </table:table-cell>
              <table:table-cell office:value-type="float" office:value="2064">
                <text:p>2064</text:p>
              </table:table-cell>
              <table:table-cell office:value-type="float" office:value="1784">
                <text:p>1784</text:p>
              </table:table-cell>
              <table:table-cell office:value-type="float" office:value="1938">
                <text:p>1938</text:p>
              </table:table-cell>
              <table:table-cell office:value-type="float" office:value="2207">
                <text:p>2207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348">
                <text:p>2348</text:p>
              </table:table-cell>
              <table:table-cell office:value-type="float" office:value="2304">
                <text:p>2304</text:p>
              </table:table-cell>
              <table:table-cell office:value-type="float" office:value="2094">
                <text:p>2094</text:p>
              </table:table-cell>
              <table:table-cell office:value-type="float" office:value="1824">
                <text:p>1824</text:p>
              </table:table-cell>
              <table:table-cell office:value-type="float" office:value="1882">
                <text:p>1882</text:p>
              </table:table-cell>
              <table:table-cell office:value-type="float" office:value="1948">
                <text:p>1948</text:p>
              </table:table-cell>
              <table:table-cell office:value-type="float" office:value="2084">
                <text:p>2084</text:p>
              </table:table-cell>
              <table:table-cell office:value-type="float" office:value="1963">
                <text:p>1963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20">
                <text:p>2220</text:p>
              </table:table-cell>
              <table:table-cell office:value-type="float" office:value="1915">
                <text:p>1915</text:p>
              </table:table-cell>
              <table:table-cell office:value-type="float" office:value="2268">
                <text:p>2268</text:p>
              </table:table-cell>
              <table:table-cell office:value-type="float" office:value="2092">
                <text:p>2092</text:p>
              </table:table-cell>
              <table:table-cell office:value-type="float" office:value="1817">
                <text:p>1817</text:p>
              </table:table-cell>
              <table:table-cell office:value-type="float" office:value="1674">
                <text:p>1674</text:p>
              </table:table-cell>
              <table:table-cell office:value-type="float" office:value="1841">
                <text:p>1841</text:p>
              </table:table-cell>
              <table:table-cell office:value-type="float" office:value="2211">
                <text:p>2211</text:p>
              </table:table-cell>
              <table:table-cell office:value-type="float" office:value="2006">
                <text:p>2006</text:p>
              </table:table-cell>
              <table:table-cell office:value-type="float" office:value="1897">
                <text:p>1897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1798">
                <text:p>1798</text:p>
              </table:table-cell>
              <table:table-cell office:value-type="float" office:value="2064">
                <text:p>2064</text:p>
              </table:table-cell>
              <table:table-cell office:value-type="float" office:value="1784">
                <text:p>1784</text:p>
              </table:table-cell>
              <table:table-cell office:value-type="float" office:value="1938">
                <text:p>1938</text:p>
              </table:table-cell>
              <table:table-cell office:value-type="float" office:value="2207">
                <text:p>2207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348">
                <text:p>2348</text:p>
              </table:table-cell>
              <table:table-cell office:value-type="float" office:value="1949">
                <text:p>1949</text:p>
              </table:table-cell>
              <table:table-cell office:value-type="float" office:value="2094">
                <text:p>2094</text:p>
              </table:table-cell>
              <table:table-cell office:value-type="float" office:value="1824">
                <text:p>1824</text:p>
              </table:table-cell>
              <table:table-cell office:value-type="float" office:value="1882">
                <text:p>1882</text:p>
              </table:table-cell>
              <table:table-cell office:value-type="float" office:value="1948">
                <text:p>1948</text:p>
              </table:table-cell>
              <table:table-cell office:value-type="float" office:value="2084">
                <text:p>2084</text:p>
              </table:table-cell>
              <table:table-cell office:value-type="float" office:value="1963">
                <text:p>1963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20">
                <text:p>2220</text:p>
              </table:table-cell>
              <table:table-cell office:value-type="float" office:value="1915">
                <text:p>1915</text:p>
              </table:table-cell>
              <table:table-cell office:value-type="float" office:value="2268">
                <text:p>2268</text:p>
              </table:table-cell>
              <table:table-cell office:value-type="float" office:value="2092">
                <text:p>2092</text:p>
              </table:table-cell>
              <table:table-cell office:value-type="float" office:value="1817">
                <text:p>1817</text:p>
              </table:table-cell>
              <table:table-cell office:value-type="float" office:value="1674">
                <text:p>1674</text:p>
              </table:table-cell>
              <table:table-cell office:value-type="float" office:value="1841">
                <text:p>1841</text:p>
              </table:table-cell>
              <table:table-cell office:value-type="float" office:value="2109">
                <text:p>2109</text:p>
              </table:table-cell>
              <table:table-cell office:value-type="float" office:value="2006">
                <text:p>2006</text:p>
              </table:table-cell>
              <table:table-cell office:value-type="float" office:value="1897">
                <text:p>1897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1798">
                <text:p>1798</text:p>
              </table:table-cell>
              <table:table-cell office:value-type="float" office:value="2064">
                <text:p>2064</text:p>
              </table:table-cell>
              <table:table-cell office:value-type="float" office:value="1784">
                <text:p>1784</text:p>
              </table:table-cell>
              <table:table-cell office:value-type="float" office:value="1938">
                <text:p>1938</text:p>
              </table:table-cell>
              <table:table-cell office:value-type="float" office:value="2207">
                <text:p>2207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327">
                <text:p>2327</text:p>
              </table:table-cell>
              <table:table-cell office:value-type="float" office:value="1949">
                <text:p>1949</text:p>
              </table:table-cell>
              <table:table-cell office:value-type="float" office:value="2094">
                <text:p>2094</text:p>
              </table:table-cell>
              <table:table-cell office:value-type="float" office:value="1824">
                <text:p>1824</text:p>
              </table:table-cell>
              <table:table-cell office:value-type="float" office:value="1882">
                <text:p>1882</text:p>
              </table:table-cell>
              <table:table-cell office:value-type="float" office:value="1948">
                <text:p>1948</text:p>
              </table:table-cell>
              <table:table-cell office:value-type="float" office:value="2084">
                <text:p>2084</text:p>
              </table:table-cell>
              <table:table-cell office:value-type="float" office:value="1963">
                <text:p>1963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20">
                <text:p>2220</text:p>
              </table:table-cell>
              <table:table-cell office:value-type="float" office:value="1915">
                <text:p>1915</text:p>
              </table:table-cell>
              <table:table-cell office:value-type="float" office:value="2268">
                <text:p>2268</text:p>
              </table:table-cell>
              <table:table-cell office:value-type="float" office:value="2092">
                <text:p>2092</text:p>
              </table:table-cell>
              <table:table-cell office:value-type="float" office:value="1817">
                <text:p>1817</text:p>
              </table:table-cell>
              <table:table-cell office:value-type="float" office:value="1674">
                <text:p>1674</text:p>
              </table:table-cell>
              <table:table-cell office:value-type="float" office:value="1747">
                <text:p>1747</text:p>
              </table:table-cell>
              <table:table-cell office:value-type="float" office:value="2109">
                <text:p>2109</text:p>
              </table:table-cell>
              <table:table-cell office:value-type="float" office:value="2006">
                <text:p>2006</text:p>
              </table:table-cell>
              <table:table-cell office:value-type="float" office:value="1897">
                <text:p>1897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1798">
                <text:p>1798</text:p>
              </table:table-cell>
              <table:table-cell office:value-type="float" office:value="2064">
                <text:p>2064</text:p>
              </table:table-cell>
              <table:table-cell office:value-type="float" office:value="1784">
                <text:p>1784</text:p>
              </table:table-cell>
              <table:table-cell office:value-type="float" office:value="1938">
                <text:p>1938</text:p>
              </table:table-cell>
              <table:table-cell office:value-type="float" office:value="2207">
                <text:p>2207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327">
                <text:p>2327</text:p>
              </table:table-cell>
              <table:table-cell office:value-type="float" office:value="1949">
                <text:p>1949</text:p>
              </table:table-cell>
              <table:table-cell office:value-type="float" office:value="2094">
                <text:p>2094</text:p>
              </table:table-cell>
              <table:table-cell office:value-type="float" office:value="1824">
                <text:p>1824</text:p>
              </table:table-cell>
              <table:table-cell office:value-type="float" office:value="1882">
                <text:p>1882</text:p>
              </table:table-cell>
              <table:table-cell office:value-type="float" office:value="1948">
                <text:p>1948</text:p>
              </table:table-cell>
              <table:table-cell office:value-type="float" office:value="2084">
                <text:p>2084</text:p>
              </table:table-cell>
              <table:table-cell office:value-type="float" office:value="1963">
                <text:p>1963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20">
                <text:p>2220</text:p>
              </table:table-cell>
              <table:table-cell office:value-type="float" office:value="1915">
                <text:p>1915</text:p>
              </table:table-cell>
              <table:table-cell office:value-type="float" office:value="1830">
                <text:p>1830</text:p>
              </table:table-cell>
              <table:table-cell office:value-type="float" office:value="2092">
                <text:p>2092</text:p>
              </table:table-cell>
              <table:table-cell office:value-type="float" office:value="1817">
                <text:p>1817</text:p>
              </table:table-cell>
              <table:table-cell office:value-type="float" office:value="1674">
                <text:p>1674</text:p>
              </table:table-cell>
              <table:table-cell office:value-type="float" office:value="1747">
                <text:p>1747</text:p>
              </table:table-cell>
              <table:table-cell office:value-type="float" office:value="2109">
                <text:p>2109</text:p>
              </table:table-cell>
              <table:table-cell office:value-type="float" office:value="2006">
                <text:p>2006</text:p>
              </table:table-cell>
              <table:table-cell office:value-type="float" office:value="1897">
                <text:p>1897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1798">
                <text:p>1798</text:p>
              </table:table-cell>
              <table:table-cell office:value-type="float" office:value="2064">
                <text:p>2064</text:p>
              </table:table-cell>
              <table:table-cell office:value-type="float" office:value="1784">
                <text:p>1784</text:p>
              </table:table-cell>
              <table:table-cell office:value-type="float" office:value="1938">
                <text:p>1938</text:p>
              </table:table-cell>
              <table:table-cell office:value-type="float" office:value="2207">
                <text:p>2207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271">
                <text:p>2271</text:p>
              </table:table-cell>
              <table:table-cell office:value-type="float" office:value="1949">
                <text:p>1949</text:p>
              </table:table-cell>
              <table:table-cell office:value-type="float" office:value="2094">
                <text:p>2094</text:p>
              </table:table-cell>
              <table:table-cell office:value-type="float" office:value="1824">
                <text:p>1824</text:p>
              </table:table-cell>
              <table:table-cell office:value-type="float" office:value="1882">
                <text:p>1882</text:p>
              </table:table-cell>
              <table:table-cell office:value-type="float" office:value="1948">
                <text:p>1948</text:p>
              </table:table-cell>
              <table:table-cell office:value-type="float" office:value="2084">
                <text:p>2084</text:p>
              </table:table-cell>
              <table:table-cell office:value-type="float" office:value="1963">
                <text:p>1963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20">
                <text:p>2220</text:p>
              </table:table-cell>
              <table:table-cell office:value-type="float" office:value="1915">
                <text:p>1915</text:p>
              </table:table-cell>
              <table:table-cell office:value-type="float" office:value="1830">
                <text:p>1830</text:p>
              </table:table-cell>
              <table:table-cell office:value-type="float" office:value="2092">
                <text:p>2092</text:p>
              </table:table-cell>
              <table:table-cell office:value-type="float" office:value="1817">
                <text:p>1817</text:p>
              </table:table-cell>
              <table:table-cell office:value-type="float" office:value="1674">
                <text:p>1674</text:p>
              </table:table-cell>
              <table:table-cell office:value-type="float" office:value="1747">
                <text:p>1747</text:p>
              </table:table-cell>
              <table:table-cell office:value-type="float" office:value="2109">
                <text:p>2109</text:p>
              </table:table-cell>
              <table:table-cell office:value-type="float" office:value="2006">
                <text:p>2006</text:p>
              </table:table-cell>
              <table:table-cell office:value-type="float" office:value="1897">
                <text:p>1897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1798">
                <text:p>1798</text:p>
              </table:table-cell>
              <table:table-cell office:value-type="float" office:value="2064">
                <text:p>2064</text:p>
              </table:table-cell>
              <table:table-cell office:value-type="float" office:value="1784">
                <text:p>1784</text:p>
              </table:table-cell>
              <table:table-cell office:value-type="float" office:value="1938">
                <text:p>1938</text:p>
              </table:table-cell>
              <table:table-cell office:value-type="float" office:value="2207">
                <text:p>2207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271">
                <text:p>2271</text:p>
              </table:table-cell>
              <table:table-cell office:value-type="float" office:value="1949">
                <text:p>1949</text:p>
              </table:table-cell>
              <table:table-cell office:value-type="float" office:value="2094">
                <text:p>2094</text:p>
              </table:table-cell>
              <table:table-cell office:value-type="float" office:value="1824">
                <text:p>1824</text:p>
              </table:table-cell>
              <table:table-cell office:value-type="float" office:value="1882">
                <text:p>1882</text:p>
              </table:table-cell>
              <table:table-cell office:value-type="float" office:value="1948">
                <text:p>1948</text:p>
              </table:table-cell>
              <table:table-cell office:value-type="float" office:value="2084">
                <text:p>2084</text:p>
              </table:table-cell>
              <table:table-cell office:value-type="float" office:value="1963">
                <text:p>1963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20">
                <text:p>2220</text:p>
              </table:table-cell>
              <table:table-cell office:value-type="float" office:value="1915">
                <text:p>1915</text:p>
              </table:table-cell>
              <table:table-cell office:value-type="float" office:value="1830">
                <text:p>1830</text:p>
              </table:table-cell>
              <table:table-cell office:value-type="float" office:value="2092">
                <text:p>2092</text:p>
              </table:table-cell>
              <table:table-cell office:value-type="float" office:value="1817">
                <text:p>1817</text:p>
              </table:table-cell>
              <table:table-cell office:value-type="float" office:value="1674">
                <text:p>1674</text:p>
              </table:table-cell>
              <table:table-cell office:value-type="float" office:value="1747">
                <text:p>1747</text:p>
              </table:table-cell>
              <table:table-cell office:value-type="float" office:value="1731">
                <text:p>1731</text:p>
              </table:table-cell>
              <table:table-cell office:value-type="float" office:value="2006">
                <text:p>2006</text:p>
              </table:table-cell>
              <table:table-cell office:value-type="float" office:value="1897">
                <text:p>1897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1798">
                <text:p>1798</text:p>
              </table:table-cell>
              <table:table-cell office:value-type="float" office:value="2064">
                <text:p>2064</text:p>
              </table:table-cell>
              <table:table-cell office:value-type="float" office:value="1784">
                <text:p>1784</text:p>
              </table:table-cell>
              <table:table-cell office:value-type="float" office:value="1938">
                <text:p>1938</text:p>
              </table:table-cell>
              <table:table-cell office:value-type="float" office:value="1945">
                <text:p>1945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271">
                <text:p>2271</text:p>
              </table:table-cell>
              <table:table-cell office:value-type="float" office:value="1949">
                <text:p>1949</text:p>
              </table:table-cell>
              <table:table-cell office:value-type="float" office:value="2094">
                <text:p>2094</text:p>
              </table:table-cell>
              <table:table-cell office:value-type="float" office:value="1824">
                <text:p>1824</text:p>
              </table:table-cell>
              <table:table-cell office:value-type="float" office:value="1678">
                <text:p>1678</text:p>
              </table:table-cell>
              <table:table-cell office:value-type="float" office:value="1948">
                <text:p>1948</text:p>
              </table:table-cell>
              <table:table-cell office:value-type="float" office:value="2084">
                <text:p>2084</text:p>
              </table:table-cell>
              <table:table-cell office:value-type="float" office:value="1935">
                <text:p>1935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20">
                <text:p>2220</text:p>
              </table:table-cell>
              <table:table-cell office:value-type="float" office:value="1915">
                <text:p>1915</text:p>
              </table:table-cell>
              <table:table-cell office:value-type="float" office:value="1830">
                <text:p>1830</text:p>
              </table:table-cell>
              <table:table-cell office:value-type="float" office:value="2092">
                <text:p>2092</text:p>
              </table:table-cell>
              <table:table-cell office:value-type="float" office:value="1817">
                <text:p>1817</text:p>
              </table:table-cell>
              <table:table-cell office:value-type="float" office:value="1674">
                <text:p>1674</text:p>
              </table:table-cell>
              <table:table-cell office:value-type="float" office:value="1747">
                <text:p>1747</text:p>
              </table:table-cell>
              <table:table-cell office:value-type="float" office:value="1731">
                <text:p>1731</text:p>
              </table:table-cell>
              <table:table-cell office:value-type="float" office:value="2006">
                <text:p>2006</text:p>
              </table:table-cell>
              <table:table-cell office:value-type="float" office:value="1897">
                <text:p>1897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1798">
                <text:p>1798</text:p>
              </table:table-cell>
              <table:table-cell office:value-type="float" office:value="2064">
                <text:p>2064</text:p>
              </table:table-cell>
              <table:table-cell office:value-type="float" office:value="1784">
                <text:p>1784</text:p>
              </table:table-cell>
              <table:table-cell office:value-type="float" office:value="1938">
                <text:p>1938</text:p>
              </table:table-cell>
              <table:table-cell office:value-type="float" office:value="1945">
                <text:p>1945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271">
                <text:p>2271</text:p>
              </table:table-cell>
              <table:table-cell office:value-type="float" office:value="1949">
                <text:p>1949</text:p>
              </table:table-cell>
              <table:table-cell office:value-type="float" office:value="2094">
                <text:p>2094</text:p>
              </table:table-cell>
              <table:table-cell office:value-type="float" office:value="1824">
                <text:p>1824</text:p>
              </table:table-cell>
              <table:table-cell office:value-type="float" office:value="1678">
                <text:p>1678</text:p>
              </table:table-cell>
              <table:table-cell office:value-type="float" office:value="1948">
                <text:p>1948</text:p>
              </table:table-cell>
              <table:table-cell office:value-type="float" office:value="2084">
                <text:p>2084</text:p>
              </table:table-cell>
              <table:table-cell office:value-type="float" office:value="1935">
                <text:p>1935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20">
                <text:p>2220</text:p>
              </table:table-cell>
              <table:table-cell office:value-type="float" office:value="1915">
                <text:p>1915</text:p>
              </table:table-cell>
              <table:table-cell office:value-type="float" office:value="1778">
                <text:p>1778</text:p>
              </table:table-cell>
              <table:table-cell office:value-type="float" office:value="2092">
                <text:p>2092</text:p>
              </table:table-cell>
              <table:table-cell office:value-type="float" office:value="1817">
                <text:p>1817</text:p>
              </table:table-cell>
              <table:table-cell office:value-type="float" office:value="1674">
                <text:p>1674</text:p>
              </table:table-cell>
              <table:table-cell office:value-type="float" office:value="1747">
                <text:p>1747</text:p>
              </table:table-cell>
              <table:table-cell office:value-type="float" office:value="1731">
                <text:p>1731</text:p>
              </table:table-cell>
              <table:table-cell office:value-type="float" office:value="2006">
                <text:p>2006</text:p>
              </table:table-cell>
              <table:table-cell office:value-type="float" office:value="1897">
                <text:p>1897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1798">
                <text:p>1798</text:p>
              </table:table-cell>
              <table:table-cell office:value-type="float" office:value="2064">
                <text:p>2064</text:p>
              </table:table-cell>
              <table:table-cell office:value-type="float" office:value="1784">
                <text:p>1784</text:p>
              </table:table-cell>
              <table:table-cell office:value-type="float" office:value="1938">
                <text:p>1938</text:p>
              </table:table-cell>
              <table:table-cell office:value-type="float" office:value="1945">
                <text:p>1945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271">
                <text:p>2271</text:p>
              </table:table-cell>
              <table:table-cell office:value-type="float" office:value="1949">
                <text:p>1949</text:p>
              </table:table-cell>
              <table:table-cell office:value-type="float" office:value="2094">
                <text:p>2094</text:p>
              </table:table-cell>
              <table:table-cell office:value-type="float" office:value="1824">
                <text:p>1824</text:p>
              </table:table-cell>
              <table:table-cell office:value-type="float" office:value="1678">
                <text:p>1678</text:p>
              </table:table-cell>
              <table:table-cell office:value-type="float" office:value="1948">
                <text:p>1948</text:p>
              </table:table-cell>
              <table:table-cell office:value-type="float" office:value="2084">
                <text:p>2084</text:p>
              </table:table-cell>
              <table:table-cell office:value-type="float" office:value="1935">
                <text:p>1935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39">
                <text:p>2139</text:p>
              </table:table-cell>
              <table:table-cell office:value-type="float" office:value="1915">
                <text:p>1915</text:p>
              </table:table-cell>
              <table:table-cell office:value-type="float" office:value="1725">
                <text:p>1725</text:p>
              </table:table-cell>
              <table:table-cell office:value-type="float" office:value="2092">
                <text:p>2092</text:p>
              </table:table-cell>
              <table:table-cell office:value-type="float" office:value="1817">
                <text:p>1817</text:p>
              </table:table-cell>
              <table:table-cell office:value-type="float" office:value="1674">
                <text:p>1674</text:p>
              </table:table-cell>
              <table:table-cell office:value-type="float" office:value="1747">
                <text:p>1747</text:p>
              </table:table-cell>
              <table:table-cell office:value-type="float" office:value="1731">
                <text:p>1731</text:p>
              </table:table-cell>
              <table:table-cell office:value-type="float" office:value="2006">
                <text:p>2006</text:p>
              </table:table-cell>
              <table:table-cell office:value-type="float" office:value="1897">
                <text:p>1897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1798">
                <text:p>1798</text:p>
              </table:table-cell>
              <table:table-cell office:value-type="float" office:value="2064">
                <text:p>2064</text:p>
              </table:table-cell>
              <table:table-cell office:value-type="float" office:value="1784">
                <text:p>1784</text:p>
              </table:table-cell>
              <table:table-cell office:value-type="float" office:value="1938">
                <text:p>1938</text:p>
              </table:table-cell>
              <table:table-cell office:value-type="float" office:value="1945">
                <text:p>1945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271">
                <text:p>2271</text:p>
              </table:table-cell>
              <table:table-cell office:value-type="float" office:value="1949">
                <text:p>1949</text:p>
              </table:table-cell>
              <table:table-cell office:value-type="float" office:value="2094">
                <text:p>2094</text:p>
              </table:table-cell>
              <table:table-cell office:value-type="float" office:value="1824">
                <text:p>1824</text:p>
              </table:table-cell>
              <table:table-cell office:value-type="float" office:value="1678">
                <text:p>1678</text:p>
              </table:table-cell>
              <table:table-cell office:value-type="float" office:value="1948">
                <text:p>1948</text:p>
              </table:table-cell>
              <table:table-cell office:value-type="float" office:value="2084">
                <text:p>2084</text:p>
              </table:table-cell>
              <table:table-cell office:value-type="float" office:value="1935">
                <text:p>1935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39">
                <text:p>2139</text:p>
              </table:table-cell>
              <table:table-cell office:value-type="float" office:value="1773">
                <text:p>1773</text:p>
              </table:table-cell>
              <table:table-cell office:value-type="float" office:value="1725">
                <text:p>1725</text:p>
              </table:table-cell>
              <table:table-cell office:value-type="float" office:value="2092">
                <text:p>2092</text:p>
              </table:table-cell>
              <table:table-cell office:value-type="float" office:value="1817">
                <text:p>1817</text:p>
              </table:table-cell>
              <table:table-cell office:value-type="float" office:value="1674">
                <text:p>1674</text:p>
              </table:table-cell>
              <table:table-cell office:value-type="float" office:value="1747">
                <text:p>1747</text:p>
              </table:table-cell>
              <table:table-cell office:value-type="float" office:value="1731">
                <text:p>1731</text:p>
              </table:table-cell>
              <table:table-cell office:value-type="float" office:value="2006">
                <text:p>2006</text:p>
              </table:table-cell>
              <table:table-cell office:value-type="float" office:value="1897">
                <text:p>1897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1798">
                <text:p>1798</text:p>
              </table:table-cell>
              <table:table-cell office:value-type="float" office:value="2064">
                <text:p>2064</text:p>
              </table:table-cell>
              <table:table-cell office:value-type="float" office:value="1784">
                <text:p>1784</text:p>
              </table:table-cell>
              <table:table-cell office:value-type="float" office:value="1938">
                <text:p>1938</text:p>
              </table:table-cell>
              <table:table-cell office:value-type="float" office:value="1945">
                <text:p>1945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271">
                <text:p>2271</text:p>
              </table:table-cell>
              <table:table-cell office:value-type="float" office:value="1949">
                <text:p>1949</text:p>
              </table:table-cell>
              <table:table-cell office:value-type="float" office:value="2094">
                <text:p>2094</text:p>
              </table:table-cell>
              <table:table-cell office:value-type="float" office:value="1824">
                <text:p>1824</text:p>
              </table:table-cell>
              <table:table-cell office:value-type="float" office:value="1678">
                <text:p>1678</text:p>
              </table:table-cell>
              <table:table-cell office:value-type="float" office:value="1948">
                <text:p>1948</text:p>
              </table:table-cell>
              <table:table-cell office:value-type="float" office:value="2084">
                <text:p>2084</text:p>
              </table:table-cell>
              <table:table-cell office:value-type="float" office:value="1935">
                <text:p>1935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39">
                <text:p>2139</text:p>
              </table:table-cell>
              <table:table-cell office:value-type="float" office:value="1773">
                <text:p>1773</text:p>
              </table:table-cell>
              <table:table-cell office:value-type="float" office:value="1725">
                <text:p>1725</text:p>
              </table:table-cell>
              <table:table-cell office:value-type="float" office:value="2092">
                <text:p>2092</text:p>
              </table:table-cell>
              <table:table-cell office:value-type="float" office:value="1817">
                <text:p>1817</text:p>
              </table:table-cell>
              <table:table-cell office:value-type="float" office:value="1674">
                <text:p>1674</text:p>
              </table:table-cell>
              <table:table-cell office:value-type="float" office:value="1747">
                <text:p>1747</text:p>
              </table:table-cell>
              <table:table-cell office:value-type="float" office:value="1731">
                <text:p>1731</text:p>
              </table:table-cell>
              <table:table-cell office:value-type="float" office:value="2006">
                <text:p>2006</text:p>
              </table:table-cell>
              <table:table-cell office:value-type="float" office:value="1897">
                <text:p>1897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1798">
                <text:p>1798</text:p>
              </table:table-cell>
              <table:table-cell office:value-type="float" office:value="2064">
                <text:p>2064</text:p>
              </table:table-cell>
              <table:table-cell office:value-type="float" office:value="1784">
                <text:p>1784</text:p>
              </table:table-cell>
              <table:table-cell office:value-type="float" office:value="1938">
                <text:p>1938</text:p>
              </table:table-cell>
              <table:table-cell office:value-type="float" office:value="1945">
                <text:p>1945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271">
                <text:p>2271</text:p>
              </table:table-cell>
              <table:table-cell office:value-type="float" office:value="1949">
                <text:p>1949</text:p>
              </table:table-cell>
              <table:table-cell office:value-type="float" office:value="2094">
                <text:p>2094</text:p>
              </table:table-cell>
              <table:table-cell office:value-type="float" office:value="1824">
                <text:p>1824</text:p>
              </table:table-cell>
              <table:table-cell office:value-type="float" office:value="1678">
                <text:p>1678</text:p>
              </table:table-cell>
              <table:table-cell office:value-type="float" office:value="1948">
                <text:p>1948</text:p>
              </table:table-cell>
              <table:table-cell office:value-type="float" office:value="2084">
                <text:p>2084</text:p>
              </table:table-cell>
              <table:table-cell office:value-type="float" office:value="1935">
                <text:p>1935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39">
                <text:p>2139</text:p>
              </table:table-cell>
              <table:table-cell office:value-type="float" office:value="1773">
                <text:p>1773</text:p>
              </table:table-cell>
              <table:table-cell office:value-type="float" office:value="1725">
                <text:p>1725</text:p>
              </table:table-cell>
              <table:table-cell office:value-type="float" office:value="2092">
                <text:p>2092</text:p>
              </table:table-cell>
              <table:table-cell office:value-type="float" office:value="1750">
                <text:p>1750</text:p>
              </table:table-cell>
              <table:table-cell office:value-type="float" office:value="1674">
                <text:p>1674</text:p>
              </table:table-cell>
              <table:table-cell office:value-type="float" office:value="1747">
                <text:p>1747</text:p>
              </table:table-cell>
              <table:table-cell office:value-type="float" office:value="1731">
                <text:p>1731</text:p>
              </table:table-cell>
              <table:table-cell office:value-type="float" office:value="2006">
                <text:p>2006</text:p>
              </table:table-cell>
              <table:table-cell office:value-type="float" office:value="1897">
                <text:p>1897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1798">
                <text:p>1798</text:p>
              </table:table-cell>
              <table:table-cell office:value-type="float" office:value="2037">
                <text:p>2037</text:p>
              </table:table-cell>
              <table:table-cell office:value-type="float" office:value="1784">
                <text:p>1784</text:p>
              </table:table-cell>
              <table:table-cell office:value-type="float" office:value="1938">
                <text:p>1938</text:p>
              </table:table-cell>
              <table:table-cell office:value-type="float" office:value="1945">
                <text:p>1945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271">
                <text:p>2271</text:p>
              </table:table-cell>
              <table:table-cell office:value-type="float" office:value="1949">
                <text:p>1949</text:p>
              </table:table-cell>
              <table:table-cell office:value-type="float" office:value="1848">
                <text:p>1848</text:p>
              </table:table-cell>
              <table:table-cell office:value-type="float" office:value="1824">
                <text:p>1824</text:p>
              </table:table-cell>
              <table:table-cell office:value-type="float" office:value="1678">
                <text:p>1678</text:p>
              </table:table-cell>
              <table:table-cell office:value-type="float" office:value="1896">
                <text:p>1896</text:p>
              </table:table-cell>
              <table:table-cell office:value-type="float" office:value="2084">
                <text:p>2084</text:p>
              </table:table-cell>
              <table:table-cell office:value-type="float" office:value="1935">
                <text:p>1935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39">
                <text:p>2139</text:p>
              </table:table-cell>
              <table:table-cell office:value-type="float" office:value="1773">
                <text:p>1773</text:p>
              </table:table-cell>
              <table:table-cell office:value-type="float" office:value="1725">
                <text:p>1725</text:p>
              </table:table-cell>
              <table:table-cell office:value-type="float" office:value="2092">
                <text:p>2092</text:p>
              </table:table-cell>
              <table:table-cell office:value-type="float" office:value="1536">
                <text:p>1536</text:p>
              </table:table-cell>
              <table:table-cell office:value-type="float" office:value="1674">
                <text:p>1674</text:p>
              </table:table-cell>
              <table:table-cell office:value-type="float" office:value="1747">
                <text:p>1747</text:p>
              </table:table-cell>
              <table:table-cell office:value-type="float" office:value="1731">
                <text:p>1731</text:p>
              </table:table-cell>
              <table:table-cell office:value-type="float" office:value="2006">
                <text:p>2006</text:p>
              </table:table-cell>
              <table:table-cell office:value-type="float" office:value="1897">
                <text:p>1897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1798">
                <text:p>1798</text:p>
              </table:table-cell>
              <table:table-cell office:value-type="float" office:value="2037">
                <text:p>2037</text:p>
              </table:table-cell>
              <table:table-cell office:value-type="float" office:value="1784">
                <text:p>1784</text:p>
              </table:table-cell>
              <table:table-cell office:value-type="float" office:value="1938">
                <text:p>1938</text:p>
              </table:table-cell>
              <table:table-cell office:value-type="float" office:value="1945">
                <text:p>1945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187">
                <text:p>2187</text:p>
              </table:table-cell>
              <table:table-cell office:value-type="float" office:value="1824">
                <text:p>1824</text:p>
              </table:table-cell>
              <table:table-cell office:value-type="float" office:value="1848">
                <text:p>1848</text:p>
              </table:table-cell>
              <table:table-cell office:value-type="float" office:value="1824">
                <text:p>1824</text:p>
              </table:table-cell>
              <table:table-cell office:value-type="float" office:value="1678">
                <text:p>1678</text:p>
              </table:table-cell>
              <table:table-cell office:value-type="float" office:value="1844">
                <text:p>1844</text:p>
              </table:table-cell>
              <table:table-cell office:value-type="float" office:value="2084">
                <text:p>2084</text:p>
              </table:table-cell>
              <table:table-cell office:value-type="float" office:value="1935">
                <text:p>1935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39">
                <text:p>2139</text:p>
              </table:table-cell>
              <table:table-cell office:value-type="float" office:value="1773">
                <text:p>1773</text:p>
              </table:table-cell>
              <table:table-cell office:value-type="float" office:value="1725">
                <text:p>1725</text:p>
              </table:table-cell>
              <table:table-cell office:value-type="float" office:value="2092">
                <text:p>2092</text:p>
              </table:table-cell>
              <table:table-cell office:value-type="float" office:value="1536">
                <text:p>1536</text:p>
              </table:table-cell>
              <table:table-cell office:value-type="float" office:value="1674">
                <text:p>1674</text:p>
              </table:table-cell>
              <table:table-cell office:value-type="float" office:value="1747">
                <text:p>1747</text:p>
              </table:table-cell>
              <table:table-cell office:value-type="float" office:value="1731">
                <text:p>1731</text:p>
              </table:table-cell>
              <table:table-cell office:value-type="float" office:value="2006">
                <text:p>2006</text:p>
              </table:table-cell>
              <table:table-cell office:value-type="float" office:value="1897">
                <text:p>1897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1798">
                <text:p>1798</text:p>
              </table:table-cell>
              <table:table-cell office:value-type="float" office:value="1921">
                <text:p>1921</text:p>
              </table:table-cell>
              <table:table-cell office:value-type="float" office:value="1784">
                <text:p>1784</text:p>
              </table:table-cell>
              <table:table-cell office:value-type="float" office:value="1938">
                <text:p>1938</text:p>
              </table:table-cell>
              <table:table-cell office:value-type="float" office:value="1945">
                <text:p>1945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024">
                <text:p>2024</text:p>
              </table:table-cell>
              <table:table-cell office:value-type="float" office:value="1824">
                <text:p>1824</text:p>
              </table:table-cell>
              <table:table-cell office:value-type="float" office:value="1848">
                <text:p>1848</text:p>
              </table:table-cell>
              <table:table-cell office:value-type="float" office:value="1808">
                <text:p>1808</text:p>
              </table:table-cell>
              <table:table-cell office:value-type="float" office:value="1678">
                <text:p>1678</text:p>
              </table:table-cell>
              <table:table-cell office:value-type="float" office:value="1844">
                <text:p>1844</text:p>
              </table:table-cell>
              <table:table-cell office:value-type="float" office:value="2084">
                <text:p>2084</text:p>
              </table:table-cell>
              <table:table-cell office:value-type="float" office:value="1935">
                <text:p>1935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39">
                <text:p>2139</text:p>
              </table:table-cell>
              <table:table-cell office:value-type="float" office:value="1773">
                <text:p>1773</text:p>
              </table:table-cell>
              <table:table-cell office:value-type="float" office:value="1725">
                <text:p>1725</text:p>
              </table:table-cell>
              <table:table-cell office:value-type="float" office:value="2092">
                <text:p>2092</text:p>
              </table:table-cell>
              <table:table-cell office:value-type="float" office:value="1536">
                <text:p>1536</text:p>
              </table:table-cell>
              <table:table-cell office:value-type="float" office:value="1674">
                <text:p>1674</text:p>
              </table:table-cell>
              <table:table-cell office:value-type="float" office:value="1747">
                <text:p>1747</text:p>
              </table:table-cell>
              <table:table-cell office:value-type="float" office:value="1731">
                <text:p>1731</text:p>
              </table:table-cell>
              <table:table-cell office:value-type="float" office:value="2006">
                <text:p>2006</text:p>
              </table:table-cell>
              <table:table-cell office:value-type="float" office:value="1897">
                <text:p>1897</text:p>
              </table:table-cell>
              <table:table-cell office:value-type="float" office:value="1741">
                <text:p>1741</text:p>
              </table:table-cell>
              <table:table-cell office:value-type="float" office:value="1713">
                <text:p>1713</text:p>
              </table:table-cell>
              <table:table-cell office:value-type="float" office:value="1844">
                <text:p>1844</text:p>
              </table:table-cell>
              <table:table-cell office:value-type="float" office:value="1798">
                <text:p>1798</text:p>
              </table:table-cell>
              <table:table-cell office:value-type="float" office:value="1783">
                <text:p>1783</text:p>
              </table:table-cell>
              <table:table-cell office:value-type="float" office:value="1784">
                <text:p>1784</text:p>
              </table:table-cell>
              <table:table-cell office:value-type="float" office:value="1938">
                <text:p>1938</text:p>
              </table:table-cell>
              <table:table-cell office:value-type="float" office:value="1945">
                <text:p>1945</text:p>
              </table:table-cell>
              <table:table-cell office:value-type="float" office:value="1951">
                <text:p>1951</text:p>
              </table:table-cell>
              <table:table-cell office:value-type="float" office:value="1936">
                <text:p>1936</text:p>
              </table:table-cell>
              <table:table-cell office:value-type="float" office:value="1406">
                <text:p>1406</text:p>
              </table:table-cell>
              <table:table-cell office:value-type="float" office:value="2024">
                <text:p>2024</text:p>
              </table:table-cell>
              <table:table-cell office:value-type="float" office:value="1824">
                <text:p>1824</text:p>
              </table:table-cell>
              <table:table-cell office:value-type="float" office:value="1848">
                <text:p>1848</text:p>
              </table:table-cell>
              <table:table-cell office:value-type="float" office:value="1693">
                <text:p>1693</text:p>
              </table:table-cell>
              <table:table-cell office:value-type="float" office:value="1605">
                <text:p>1605</text:p>
              </table:table-cell>
              <table:table-cell office:value-type="float" office:value="1844">
                <text:p>1844</text:p>
              </table:table-cell>
              <table:table-cell office:value-type="float" office:value="2084">
                <text:p>2084</text:p>
              </table:table-cell>
              <table:table-cell office:value-type="float" office:value="1935">
                <text:p>1935</text:p>
              </table:table-cell>
              <table:table-cell office:value-type="float" office:value="2005">
                <text:p>2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0.866cm" svg:height="12.512cm" xlink:href=".." xlink:type="simple" chart:class="chart:line" chart:style-name="ch1">
        <chart:title svg:x="14.291cm" svg:y="0.386cm" chart:style-name="ch2">
          <text:p>GSM2-184</text:p>
        </chart:title>
        <chart:subtitle svg:x="14.807cm" svg:y="1.441cm" chart:style-name="ch3">
          <text:p>|F|=52</text:p>
        </chart:subtitle>
        <chart:plot-area chart:style-name="ch4" table:cell-range-address="Hoja3.A1:Hoja3.AD28" svg:x="0.617cm" svg:y="2.4cm" svg:width="29.632cm" svg:height="9.862cm">
          <chartooo:coordinate-region svg:x="1.609cm" svg:y="2.599cm" svg:width="28.453cm" svg:height="9.0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3.A1:Hoja3.A28" chart:class="chart:line">
            <chart:data-point chart:repeated="28"/>
          </chart:series>
          <chart:series chart:style-name="ch8" chart:values-cell-range-address="Hoja3.B1:Hoja3.B28" chart:class="chart:line">
            <chart:data-point chart:repeated="28"/>
          </chart:series>
          <chart:series chart:style-name="ch9" chart:values-cell-range-address="Hoja3.C1:Hoja3.C28" chart:class="chart:line">
            <chart:data-point chart:repeated="28"/>
          </chart:series>
          <chart:series chart:style-name="ch10" chart:values-cell-range-address="Hoja3.D1:Hoja3.D28" chart:class="chart:line">
            <chart:data-point chart:repeated="28"/>
          </chart:series>
          <chart:series chart:style-name="ch11" chart:values-cell-range-address="Hoja3.E1:Hoja3.E28" chart:class="chart:line">
            <chart:data-point chart:repeated="28"/>
          </chart:series>
          <chart:series chart:style-name="ch12" chart:values-cell-range-address="Hoja3.F1:Hoja3.F28" chart:class="chart:line">
            <chart:data-point chart:repeated="28"/>
          </chart:series>
          <chart:series chart:style-name="ch13" chart:values-cell-range-address="Hoja3.G1:Hoja3.G28" chart:class="chart:line">
            <chart:data-point chart:repeated="28"/>
          </chart:series>
          <chart:series chart:style-name="ch14" chart:values-cell-range-address="Hoja3.H1:Hoja3.H28" chart:class="chart:line">
            <chart:data-point chart:repeated="28"/>
          </chart:series>
          <chart:series chart:style-name="ch15" chart:values-cell-range-address="Hoja3.I1:Hoja3.I28" chart:class="chart:line">
            <chart:data-point chart:repeated="28"/>
          </chart:series>
          <chart:series chart:style-name="ch16" chart:values-cell-range-address="Hoja3.J1:Hoja3.J28" chart:class="chart:line">
            <chart:data-point chart:repeated="28"/>
          </chart:series>
          <chart:series chart:style-name="ch17" chart:values-cell-range-address="Hoja3.K1:Hoja3.K28" chart:class="chart:line">
            <chart:data-point chart:repeated="28"/>
          </chart:series>
          <chart:series chart:style-name="ch18" chart:values-cell-range-address="Hoja3.L1:Hoja3.L28" chart:class="chart:line">
            <chart:data-point chart:repeated="28"/>
          </chart:series>
          <chart:series chart:style-name="ch19" chart:values-cell-range-address="Hoja3.M1:Hoja3.M28" chart:class="chart:line">
            <chart:data-point chart:repeated="28"/>
          </chart:series>
          <chart:series chart:style-name="ch20" chart:values-cell-range-address="Hoja3.N1:Hoja3.N28" chart:class="chart:line">
            <chart:data-point chart:repeated="28"/>
          </chart:series>
          <chart:series chart:style-name="ch21" chart:values-cell-range-address="Hoja3.O1:Hoja3.O28" chart:class="chart:line">
            <chart:data-point chart:repeated="28"/>
          </chart:series>
          <chart:series chart:style-name="ch10" chart:values-cell-range-address="Hoja3.P1:Hoja3.P28" chart:class="chart:line">
            <chart:data-point chart:repeated="28"/>
          </chart:series>
          <chart:series chart:style-name="ch11" chart:values-cell-range-address="Hoja3.Q1:Hoja3.Q28" chart:class="chart:line">
            <chart:data-point chart:repeated="28"/>
          </chart:series>
          <chart:series chart:style-name="ch12" chart:values-cell-range-address="Hoja3.R1:Hoja3.R28" chart:class="chart:line">
            <chart:data-point chart:repeated="28"/>
          </chart:series>
          <chart:series chart:style-name="ch13" chart:values-cell-range-address="Hoja3.S1:Hoja3.S28" chart:class="chart:line">
            <chart:data-point chart:repeated="28"/>
          </chart:series>
          <chart:series chart:style-name="ch14" chart:values-cell-range-address="Hoja3.T1:Hoja3.T28" chart:class="chart:line">
            <chart:data-point chart:repeated="28"/>
          </chart:series>
          <chart:series chart:style-name="ch15" chart:values-cell-range-address="Hoja3.U1:Hoja3.U28" chart:class="chart:line">
            <chart:data-point chart:repeated="28"/>
          </chart:series>
          <chart:series chart:style-name="ch16" chart:values-cell-range-address="Hoja3.V1:Hoja3.V28" chart:class="chart:line">
            <chart:data-point chart:repeated="28"/>
          </chart:series>
          <chart:series chart:style-name="ch17" chart:values-cell-range-address="Hoja3.W1:Hoja3.W28" chart:class="chart:line">
            <chart:data-point chart:repeated="28"/>
          </chart:series>
          <chart:series chart:style-name="ch18" chart:values-cell-range-address="Hoja3.X1:Hoja3.X28" chart:class="chart:line">
            <chart:data-point chart:repeated="28"/>
          </chart:series>
          <chart:series chart:style-name="ch19" chart:values-cell-range-address="Hoja3.Y1:Hoja3.Y28" chart:class="chart:line">
            <chart:data-point chart:repeated="28"/>
          </chart:series>
          <chart:series chart:style-name="ch20" chart:values-cell-range-address="Hoja3.Z1:Hoja3.Z28" chart:class="chart:line">
            <chart:data-point chart:repeated="28"/>
          </chart:series>
          <chart:series chart:style-name="ch21" chart:values-cell-range-address="Hoja3.AA1:Hoja3.AA28" chart:class="chart:line">
            <chart:data-point chart:repeated="28"/>
          </chart:series>
          <chart:series chart:style-name="ch10" chart:values-cell-range-address="Hoja3.AB1:Hoja3.AB28" chart:class="chart:line">
            <chart:data-point chart:repeated="28"/>
          </chart:series>
          <chart:series chart:style-name="ch11" chart:values-cell-range-address="Hoja3.AC1:Hoja3.AC28" chart:class="chart:line">
            <chart:data-point chart:repeated="28"/>
          </chart:series>
          <chart:series chart:style-name="ch12" chart:values-cell-range-address="Hoja3.AD1:Hoja3.AD28" chart:class="chart:line">
            <chart:data-point chart:repeated="28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74">
                <text:p>1574</text:p>
                <draw:g>
                  <svg:desc>Hoja3.A1:Hoja3.A28</svg:desc>
                </draw:g>
              </table:table-cell>
              <table:table-cell office:value-type="float" office:value="1909">
                <text:p>1909</text:p>
                <draw:g>
                  <svg:desc>Hoja3.B1:Hoja3.B28</svg:desc>
                </draw:g>
              </table:table-cell>
              <table:table-cell office:value-type="float" office:value="2105">
                <text:p>2105</text:p>
                <draw:g>
                  <svg:desc>Hoja3.C1:Hoja3.C28</svg:desc>
                </draw:g>
              </table:table-cell>
              <table:table-cell office:value-type="float" office:value="1836">
                <text:p>1836</text:p>
                <draw:g>
                  <svg:desc>Hoja3.D1:Hoja3.D28</svg:desc>
                </draw:g>
              </table:table-cell>
              <table:table-cell office:value-type="float" office:value="2476">
                <text:p>2476</text:p>
                <draw:g>
                  <svg:desc>Hoja3.E1:Hoja3.E28</svg:desc>
                </draw:g>
              </table:table-cell>
              <table:table-cell office:value-type="float" office:value="1644">
                <text:p>1644</text:p>
                <draw:g>
                  <svg:desc>Hoja3.F1:Hoja3.F28</svg:desc>
                </draw:g>
              </table:table-cell>
              <table:table-cell office:value-type="float" office:value="2273">
                <text:p>2273</text:p>
                <draw:g>
                  <svg:desc>Hoja3.G1:Hoja3.G28</svg:desc>
                </draw:g>
              </table:table-cell>
              <table:table-cell office:value-type="float" office:value="2769">
                <text:p>2769</text:p>
                <draw:g>
                  <svg:desc>Hoja3.H1:Hoja3.H28</svg:desc>
                </draw:g>
              </table:table-cell>
              <table:table-cell office:value-type="float" office:value="1960">
                <text:p>1960</text:p>
                <draw:g>
                  <svg:desc>Hoja3.I1:Hoja3.I28</svg:desc>
                </draw:g>
              </table:table-cell>
              <table:table-cell office:value-type="float" office:value="1861">
                <text:p>1861</text:p>
                <draw:g>
                  <svg:desc>Hoja3.J1:Hoja3.J28</svg:desc>
                </draw:g>
              </table:table-cell>
              <table:table-cell office:value-type="float" office:value="2006">
                <text:p>2006</text:p>
                <draw:g>
                  <svg:desc>Hoja3.K1:Hoja3.K28</svg:desc>
                </draw:g>
              </table:table-cell>
              <table:table-cell office:value-type="float" office:value="1412">
                <text:p>1412</text:p>
                <draw:g>
                  <svg:desc>Hoja3.L1:Hoja3.L28</svg:desc>
                </draw:g>
              </table:table-cell>
              <table:table-cell office:value-type="float" office:value="1404">
                <text:p>1404</text:p>
                <draw:g>
                  <svg:desc>Hoja3.M1:Hoja3.M28</svg:desc>
                </draw:g>
              </table:table-cell>
              <table:table-cell office:value-type="float" office:value="1831">
                <text:p>1831</text:p>
                <draw:g>
                  <svg:desc>Hoja3.N1:Hoja3.N28</svg:desc>
                </draw:g>
              </table:table-cell>
              <table:table-cell office:value-type="float" office:value="1296">
                <text:p>1296</text:p>
                <draw:g>
                  <svg:desc>Hoja3.O1:Hoja3.O28</svg:desc>
                </draw:g>
              </table:table-cell>
              <table:table-cell office:value-type="float" office:value="1975">
                <text:p>1975</text:p>
                <draw:g>
                  <svg:desc>Hoja3.P1:Hoja3.P28</svg:desc>
                </draw:g>
              </table:table-cell>
              <table:table-cell office:value-type="float" office:value="1574">
                <text:p>1574</text:p>
                <draw:g>
                  <svg:desc>Hoja3.Q1:Hoja3.Q28</svg:desc>
                </draw:g>
              </table:table-cell>
              <table:table-cell office:value-type="float" office:value="1918">
                <text:p>1918</text:p>
                <draw:g>
                  <svg:desc>Hoja3.R1:Hoja3.R28</svg:desc>
                </draw:g>
              </table:table-cell>
              <table:table-cell office:value-type="float" office:value="1226">
                <text:p>1226</text:p>
                <draw:g>
                  <svg:desc>Hoja3.S1:Hoja3.S28</svg:desc>
                </draw:g>
              </table:table-cell>
              <table:table-cell office:value-type="float" office:value="2028">
                <text:p>2028</text:p>
                <draw:g>
                  <svg:desc>Hoja3.T1:Hoja3.T28</svg:desc>
                </draw:g>
              </table:table-cell>
              <table:table-cell office:value-type="float" office:value="1196">
                <text:p>1196</text:p>
                <draw:g>
                  <svg:desc>Hoja3.U1:Hoja3.U28</svg:desc>
                </draw:g>
              </table:table-cell>
              <table:table-cell office:value-type="float" office:value="2489">
                <text:p>2489</text:p>
                <draw:g>
                  <svg:desc>Hoja3.V1:Hoja3.V28</svg:desc>
                </draw:g>
              </table:table-cell>
              <table:table-cell office:value-type="float" office:value="1873">
                <text:p>1873</text:p>
                <draw:g>
                  <svg:desc>Hoja3.W1:Hoja3.W28</svg:desc>
                </draw:g>
              </table:table-cell>
              <table:table-cell office:value-type="float" office:value="2062">
                <text:p>2062</text:p>
                <draw:g>
                  <svg:desc>Hoja3.X1:Hoja3.X28</svg:desc>
                </draw:g>
              </table:table-cell>
              <table:table-cell office:value-type="float" office:value="1718">
                <text:p>1718</text:p>
                <draw:g>
                  <svg:desc>Hoja3.Y1:Hoja3.Y28</svg:desc>
                </draw:g>
              </table:table-cell>
              <table:table-cell office:value-type="float" office:value="1574">
                <text:p>1574</text:p>
                <draw:g>
                  <svg:desc>Hoja3.Z1:Hoja3.Z28</svg:desc>
                </draw:g>
              </table:table-cell>
              <table:table-cell office:value-type="float" office:value="1574">
                <text:p>1574</text:p>
                <draw:g>
                  <svg:desc>Hoja3.AA1:Hoja3.AA28</svg:desc>
                </draw:g>
              </table:table-cell>
              <table:table-cell office:value-type="float" office:value="2594">
                <text:p>2594</text:p>
                <draw:g>
                  <svg:desc>Hoja3.AB1:Hoja3.AB28</svg:desc>
                </draw:g>
              </table:table-cell>
              <table:table-cell office:value-type="float" office:value="1780">
                <text:p>1780</text:p>
                <draw:g>
                  <svg:desc>Hoja3.AC1:Hoja3.AC28</svg:desc>
                </draw:g>
              </table:table-cell>
              <table:table-cell office:value-type="float" office:value="2001">
                <text:p>2001</text:p>
                <draw:g>
                  <svg:desc>Hoja3.AD1:Hoja3.A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2">
                <text:p>1362</text:p>
              </table:table-cell>
              <table:table-cell office:value-type="float" office:value="1235">
                <text:p>1235</text:p>
              </table:table-cell>
              <table:table-cell office:value-type="float" office:value="1525">
                <text:p>1525</text:p>
              </table:table-cell>
              <table:table-cell office:value-type="float" office:value="1515">
                <text:p>1515</text:p>
              </table:table-cell>
              <table:table-cell office:value-type="float" office:value="1767">
                <text:p>1767</text:p>
              </table:table-cell>
              <table:table-cell office:value-type="float" office:value="1335">
                <text:p>1335</text:p>
              </table:table-cell>
              <table:table-cell office:value-type="float" office:value="1669">
                <text:p>1669</text:p>
              </table:table-cell>
              <table:table-cell office:value-type="float" office:value="1629">
                <text:p>1629</text:p>
              </table:table-cell>
              <table:table-cell office:value-type="float" office:value="1239">
                <text:p>1239</text:p>
              </table:table-cell>
              <table:table-cell office:value-type="float" office:value="1861">
                <text:p>1861</text:p>
              </table:table-cell>
              <table:table-cell office:value-type="float" office:value="1735">
                <text:p>1735</text:p>
              </table:table-cell>
              <table:table-cell office:value-type="float" office:value="1412">
                <text:p>1412</text:p>
              </table:table-cell>
              <table:table-cell office:value-type="float" office:value="1383">
                <text:p>1383</text:p>
              </table:table-cell>
              <table:table-cell office:value-type="float" office:value="1753">
                <text:p>1753</text:p>
              </table:table-cell>
              <table:table-cell office:value-type="float" office:value="1296">
                <text:p>1296</text:p>
              </table:table-cell>
              <table:table-cell office:value-type="float" office:value="1351">
                <text:p>1351</text:p>
              </table:table-cell>
              <table:table-cell office:value-type="float" office:value="1113">
                <text:p>1113</text:p>
              </table:table-cell>
              <table:table-cell office:value-type="float" office:value="1634">
                <text:p>1634</text:p>
              </table:table-cell>
              <table:table-cell office:value-type="float" office:value="1064">
                <text:p>1064</text:p>
              </table:table-cell>
              <table:table-cell office:value-type="float" office:value="1837">
                <text:p>1837</text:p>
              </table:table-cell>
              <table:table-cell office:value-type="float" office:value="1065">
                <text:p>1065</text:p>
              </table:table-cell>
              <table:table-cell office:value-type="float" office:value="1914">
                <text:p>1914</text:p>
              </table:table-cell>
              <table:table-cell office:value-type="float" office:value="1822">
                <text:p>1822</text:p>
              </table:table-cell>
              <table:table-cell office:value-type="float" office:value="1573">
                <text:p>1573</text:p>
              </table:table-cell>
              <table:table-cell office:value-type="float" office:value="993">
                <text:p>993</text:p>
              </table:table-cell>
              <table:table-cell office:value-type="float" office:value="1113">
                <text:p>1113</text:p>
              </table:table-cell>
              <table:table-cell office:value-type="float" office:value="1362">
                <text:p>1362</text:p>
              </table:table-cell>
              <table:table-cell office:value-type="float" office:value="2263">
                <text:p>2263</text:p>
              </table:table-cell>
              <table:table-cell office:value-type="float" office:value="1241">
                <text:p>1241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2">
                <text:p>1362</text:p>
              </table:table-cell>
              <table:table-cell office:value-type="float" office:value="1080">
                <text:p>1080</text:p>
              </table:table-cell>
              <table:table-cell office:value-type="float" office:value="993">
                <text:p>993</text:p>
              </table:table-cell>
              <table:table-cell office:value-type="float" office:value="1155">
                <text:p>1155</text:p>
              </table:table-cell>
              <table:table-cell office:value-type="float" office:value="1513">
                <text:p>1513</text:p>
              </table:table-cell>
              <table:table-cell office:value-type="float" office:value="1335">
                <text:p>1335</text:p>
              </table:table-cell>
              <table:table-cell office:value-type="float" office:value="873">
                <text:p>873</text:p>
              </table:table-cell>
              <table:table-cell office:value-type="float" office:value="1075">
                <text:p>1075</text:p>
              </table:table-cell>
              <table:table-cell office:value-type="float" office:value="1017">
                <text:p>1017</text:p>
              </table:table-cell>
              <table:table-cell office:value-type="float" office:value="1423">
                <text:p>1423</text:p>
              </table:table-cell>
              <table:table-cell office:value-type="float" office:value="1621">
                <text:p>1621</text:p>
              </table:table-cell>
              <table:table-cell office:value-type="float" office:value="1412">
                <text:p>1412</text:p>
              </table:table-cell>
              <table:table-cell office:value-type="float" office:value="1383">
                <text:p>1383</text:p>
              </table:table-cell>
              <table:table-cell office:value-type="float" office:value="1371">
                <text:p>1371</text:p>
              </table:table-cell>
              <table:table-cell office:value-type="float" office:value="1296">
                <text:p>1296</text:p>
              </table:table-cell>
              <table:table-cell office:value-type="float" office:value="1140">
                <text:p>1140</text:p>
              </table:table-cell>
              <table:table-cell office:value-type="float" office:value="1113">
                <text:p>1113</text:p>
              </table:table-cell>
              <table:table-cell office:value-type="float" office:value="1474">
                <text:p>1474</text:p>
              </table:table-cell>
              <table:table-cell office:value-type="float" office:value="1064">
                <text:p>1064</text:p>
              </table:table-cell>
              <table:table-cell office:value-type="float" office:value="1340">
                <text:p>1340</text:p>
              </table:table-cell>
              <table:table-cell office:value-type="float" office:value="1047">
                <text:p>1047</text:p>
              </table:table-cell>
              <table:table-cell office:value-type="float" office:value="1557">
                <text:p>1557</text:p>
              </table:table-cell>
              <table:table-cell office:value-type="float" office:value="1284">
                <text:p>1284</text:p>
              </table:table-cell>
              <table:table-cell office:value-type="float" office:value="1573">
                <text:p>1573</text:p>
              </table:table-cell>
              <table:table-cell office:value-type="float" office:value="993">
                <text:p>993</text:p>
              </table:table-cell>
              <table:table-cell office:value-type="float" office:value="1113">
                <text:p>1113</text:p>
              </table:table-cell>
              <table:table-cell office:value-type="float" office:value="1362">
                <text:p>1362</text:p>
              </table:table-cell>
              <table:table-cell office:value-type="float" office:value="1728">
                <text:p>1728</text:p>
              </table:table-cell>
              <table:table-cell office:value-type="float" office:value="1241">
                <text:p>1241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5">
                <text:p>1315</text:p>
              </table:table-cell>
              <table:table-cell office:value-type="float" office:value="888">
                <text:p>888</text:p>
              </table:table-cell>
              <table:table-cell office:value-type="float" office:value="993">
                <text:p>993</text:p>
              </table:table-cell>
              <table:table-cell office:value-type="float" office:value="538">
                <text:p>538</text:p>
              </table:table-cell>
              <table:table-cell office:value-type="float" office:value="1285">
                <text:p>1285</text:p>
              </table:table-cell>
              <table:table-cell office:value-type="float" office:value="1335">
                <text:p>1335</text:p>
              </table:table-cell>
              <table:table-cell office:value-type="float" office:value="873">
                <text:p>873</text:p>
              </table:table-cell>
              <table:table-cell office:value-type="float" office:value="1075">
                <text:p>1075</text:p>
              </table:table-cell>
              <table:table-cell office:value-type="float" office:value="898">
                <text:p>898</text:p>
              </table:table-cell>
              <table:table-cell office:value-type="float" office:value="1397">
                <text:p>1397</text:p>
              </table:table-cell>
              <table:table-cell office:value-type="float" office:value="1563">
                <text:p>1563</text:p>
              </table:table-cell>
              <table:table-cell office:value-type="float" office:value="1412">
                <text:p>1412</text:p>
              </table:table-cell>
              <table:table-cell office:value-type="float" office:value="1383">
                <text:p>1383</text:p>
              </table:table-cell>
              <table:table-cell office:value-type="float" office:value="1279">
                <text:p>1279</text:p>
              </table:table-cell>
              <table:table-cell office:value-type="float" office:value="1296">
                <text:p>1296</text:p>
              </table:table-cell>
              <table:table-cell office:value-type="float" office:value="1140">
                <text:p>1140</text:p>
              </table:table-cell>
              <table:table-cell office:value-type="float" office:value="1113">
                <text:p>1113</text:p>
              </table:table-cell>
              <table:table-cell office:value-type="float" office:value="1089">
                <text:p>1089</text:p>
              </table:table-cell>
              <table:table-cell office:value-type="float" office:value="1064">
                <text:p>1064</text:p>
              </table:table-cell>
              <table:table-cell office:value-type="float" office:value="1174">
                <text:p>1174</text:p>
              </table:table-cell>
              <table:table-cell office:value-type="float" office:value="824">
                <text:p>824</text:p>
              </table:table-cell>
              <table:table-cell office:value-type="float" office:value="1475">
                <text:p>1475</text:p>
              </table:table-cell>
              <table:table-cell office:value-type="float" office:value="1217">
                <text:p>1217</text:p>
              </table:table-cell>
              <table:table-cell office:value-type="float" office:value="1496">
                <text:p>1496</text:p>
              </table:table-cell>
              <table:table-cell office:value-type="float" office:value="993">
                <text:p>993</text:p>
              </table:table-cell>
              <table:table-cell office:value-type="float" office:value="1113">
                <text:p>1113</text:p>
              </table:table-cell>
              <table:table-cell office:value-type="float" office:value="1315">
                <text:p>1315</text:p>
              </table:table-cell>
              <table:table-cell office:value-type="float" office:value="1408">
                <text:p>1408</text:p>
              </table:table-cell>
              <table:table-cell office:value-type="float" office:value="1169">
                <text:p>1169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0">
                <text:p>1230</text:p>
              </table:table-cell>
              <table:table-cell office:value-type="float" office:value="695">
                <text:p>695</text:p>
              </table:table-cell>
              <table:table-cell office:value-type="float" office:value="825">
                <text:p>825</text:p>
              </table:table-cell>
              <table:table-cell office:value-type="float" office:value="538">
                <text:p>538</text:p>
              </table:table-cell>
              <table:table-cell office:value-type="float" office:value="1104">
                <text:p>1104</text:p>
              </table:table-cell>
              <table:table-cell office:value-type="float" office:value="1335">
                <text:p>1335</text:p>
              </table:table-cell>
              <table:table-cell office:value-type="float" office:value="873">
                <text:p>873</text:p>
              </table:table-cell>
              <table:table-cell office:value-type="float" office:value="775">
                <text:p>775</text:p>
              </table:table-cell>
              <table:table-cell office:value-type="float" office:value="898">
                <text:p>898</text:p>
              </table:table-cell>
              <table:table-cell office:value-type="float" office:value="1293">
                <text:p>1293</text:p>
              </table:table-cell>
              <table:table-cell office:value-type="float" office:value="1408">
                <text:p>1408</text:p>
              </table:table-cell>
              <table:table-cell office:value-type="float" office:value="1412">
                <text:p>1412</text:p>
              </table:table-cell>
              <table:table-cell office:value-type="float" office:value="1383">
                <text:p>1383</text:p>
              </table:table-cell>
              <table:table-cell office:value-type="float" office:value="1279">
                <text:p>1279</text:p>
              </table:table-cell>
              <table:table-cell office:value-type="float" office:value="1296">
                <text:p>1296</text:p>
              </table:table-cell>
              <table:table-cell office:value-type="float" office:value="1140">
                <text:p>1140</text:p>
              </table:table-cell>
              <table:table-cell office:value-type="float" office:value="957">
                <text:p>957</text:p>
              </table:table-cell>
              <table:table-cell office:value-type="float" office:value="905">
                <text:p>905</text:p>
              </table:table-cell>
              <table:table-cell office:value-type="float" office:value="951">
                <text:p>951</text:p>
              </table:table-cell>
              <table:table-cell office:value-type="float" office:value="1174">
                <text:p>1174</text:p>
              </table:table-cell>
              <table:table-cell office:value-type="float" office:value="824">
                <text:p>824</text:p>
              </table:table-cell>
              <table:table-cell office:value-type="float" office:value="1354">
                <text:p>1354</text:p>
              </table:table-cell>
              <table:table-cell office:value-type="float" office:value="1036">
                <text:p>1036</text:p>
              </table:table-cell>
              <table:table-cell office:value-type="float" office:value="1057">
                <text:p>1057</text:p>
              </table:table-cell>
              <table:table-cell office:value-type="float" office:value="993">
                <text:p>993</text:p>
              </table:table-cell>
              <table:table-cell office:value-type="float" office:value="957">
                <text:p>957</text:p>
              </table:table-cell>
              <table:table-cell office:value-type="float" office:value="1230">
                <text:p>1230</text:p>
              </table:table-cell>
              <table:table-cell office:value-type="float" office:value="1046">
                <text:p>1046</text:p>
              </table:table-cell>
              <table:table-cell office:value-type="float" office:value="1169">
                <text:p>1169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6">
                <text:p>1076</text:p>
              </table:table-cell>
              <table:table-cell office:value-type="float" office:value="603">
                <text:p>603</text:p>
              </table:table-cell>
              <table:table-cell office:value-type="float" office:value="825">
                <text:p>825</text:p>
              </table:table-cell>
              <table:table-cell office:value-type="float" office:value="538">
                <text:p>538</text:p>
              </table:table-cell>
              <table:table-cell office:value-type="float" office:value="1104">
                <text:p>1104</text:p>
              </table:table-cell>
              <table:table-cell office:value-type="float" office:value="1316">
                <text:p>1316</text:p>
              </table:table-cell>
              <table:table-cell office:value-type="float" office:value="873">
                <text:p>873</text:p>
              </table:table-cell>
              <table:table-cell office:value-type="float" office:value="772">
                <text:p>772</text:p>
              </table:table-cell>
              <table:table-cell office:value-type="float" office:value="687">
                <text:p>687</text:p>
              </table:table-cell>
              <table:table-cell office:value-type="float" office:value="1218">
                <text:p>1218</text:p>
              </table:table-cell>
              <table:table-cell office:value-type="float" office:value="1408">
                <text:p>1408</text:p>
              </table:table-cell>
              <table:table-cell office:value-type="float" office:value="1412">
                <text:p>1412</text:p>
              </table:table-cell>
              <table:table-cell office:value-type="float" office:value="1383">
                <text:p>1383</text:p>
              </table:table-cell>
              <table:table-cell office:value-type="float" office:value="1129">
                <text:p>1129</text:p>
              </table:table-cell>
              <table:table-cell office:value-type="float" office:value="1296">
                <text:p>1296</text:p>
              </table:table-cell>
              <table:table-cell office:value-type="float" office:value="1140">
                <text:p>1140</text:p>
              </table:table-cell>
              <table:table-cell office:value-type="float" office:value="951">
                <text:p>951</text:p>
              </table:table-cell>
              <table:table-cell office:value-type="float" office:value="803">
                <text:p>803</text:p>
              </table:table-cell>
              <table:table-cell office:value-type="float" office:value="951">
                <text:p>951</text:p>
              </table:table-cell>
              <table:table-cell office:value-type="float" office:value="1174">
                <text:p>1174</text:p>
              </table:table-cell>
              <table:table-cell office:value-type="float" office:value="824">
                <text:p>824</text:p>
              </table:table-cell>
              <table:table-cell office:value-type="float" office:value="1354">
                <text:p>1354</text:p>
              </table:table-cell>
              <table:table-cell office:value-type="float" office:value="1036">
                <text:p>1036</text:p>
              </table:table-cell>
              <table:table-cell office:value-type="float" office:value="953">
                <text:p>953</text:p>
              </table:table-cell>
              <table:table-cell office:value-type="float" office:value="993">
                <text:p>993</text:p>
              </table:table-cell>
              <table:table-cell office:value-type="float" office:value="951">
                <text:p>951</text:p>
              </table:table-cell>
              <table:table-cell office:value-type="float" office:value="1076">
                <text:p>1076</text:p>
              </table:table-cell>
              <table:table-cell office:value-type="float" office:value="1046">
                <text:p>1046</text:p>
              </table:table-cell>
              <table:table-cell office:value-type="float" office:value="1169">
                <text:p>1169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6">
                <text:p>1076</text:p>
              </table:table-cell>
              <table:table-cell office:value-type="float" office:value="603">
                <text:p>603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1104">
                <text:p>1104</text:p>
              </table:table-cell>
              <table:table-cell office:value-type="float" office:value="957">
                <text:p>957</text:p>
              </table:table-cell>
              <table:table-cell office:value-type="float" office:value="873">
                <text:p>873</text:p>
              </table:table-cell>
              <table:table-cell office:value-type="float" office:value="772">
                <text:p>772</text:p>
              </table:table-cell>
              <table:table-cell office:value-type="float" office:value="687">
                <text:p>687</text:p>
              </table:table-cell>
              <table:table-cell office:value-type="float" office:value="1218">
                <text:p>1218</text:p>
              </table:table-cell>
              <table:table-cell office:value-type="float" office:value="1408">
                <text:p>1408</text:p>
              </table:table-cell>
              <table:table-cell office:value-type="float" office:value="1412">
                <text:p>1412</text:p>
              </table:table-cell>
              <table:table-cell office:value-type="float" office:value="1383">
                <text:p>1383</text:p>
              </table:table-cell>
              <table:table-cell office:value-type="float" office:value="1129">
                <text:p>1129</text:p>
              </table:table-cell>
              <table:table-cell office:value-type="float" office:value="1046">
                <text:p>1046</text:p>
              </table:table-cell>
              <table:table-cell office:value-type="float" office:value="1140">
                <text:p>1140</text:p>
              </table:table-cell>
              <table:table-cell office:value-type="float" office:value="951">
                <text:p>951</text:p>
              </table:table-cell>
              <table:table-cell office:value-type="float" office:value="803">
                <text:p>803</text:p>
              </table:table-cell>
              <table:table-cell office:value-type="float" office:value="951">
                <text:p>951</text:p>
              </table:table-cell>
              <table:table-cell office:value-type="float" office:value="1174">
                <text:p>1174</text:p>
              </table:table-cell>
              <table:table-cell office:value-type="float" office:value="824">
                <text:p>824</text:p>
              </table:table-cell>
              <table:table-cell office:value-type="float" office:value="1354">
                <text:p>1354</text:p>
              </table:table-cell>
              <table:table-cell office:value-type="float" office:value="1036">
                <text:p>1036</text:p>
              </table:table-cell>
              <table:table-cell office:value-type="float" office:value="953">
                <text:p>953</text:p>
              </table:table-cell>
              <table:table-cell office:value-type="float" office:value="993">
                <text:p>993</text:p>
              </table:table-cell>
              <table:table-cell office:value-type="float" office:value="951">
                <text:p>951</text:p>
              </table:table-cell>
              <table:table-cell office:value-type="float" office:value="1076">
                <text:p>1076</text:p>
              </table:table-cell>
              <table:table-cell office:value-type="float" office:value="945">
                <text:p>945</text:p>
              </table:table-cell>
              <table:table-cell office:value-type="float" office:value="1169">
                <text:p>1169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6">
                <text:p>1076</text:p>
              </table:table-cell>
              <table:table-cell office:value-type="float" office:value="603">
                <text:p>603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1104">
                <text:p>1104</text:p>
              </table:table-cell>
              <table:table-cell office:value-type="float" office:value="957">
                <text:p>957</text:p>
              </table:table-cell>
              <table:table-cell office:value-type="float" office:value="873">
                <text:p>873</text:p>
              </table:table-cell>
              <table:table-cell office:value-type="float" office:value="772">
                <text:p>772</text:p>
              </table:table-cell>
              <table:table-cell office:value-type="float" office:value="687">
                <text:p>687</text:p>
              </table:table-cell>
              <table:table-cell office:value-type="float" office:value="1218">
                <text:p>1218</text:p>
              </table:table-cell>
              <table:table-cell office:value-type="float" office:value="1408">
                <text:p>1408</text:p>
              </table:table-cell>
              <table:table-cell office:value-type="float" office:value="1391">
                <text:p>1391</text:p>
              </table:table-cell>
              <table:table-cell office:value-type="float" office:value="1072">
                <text:p>1072</text:p>
              </table:table-cell>
              <table:table-cell office:value-type="float" office:value="936">
                <text:p>936</text:p>
              </table:table-cell>
              <table:table-cell office:value-type="float" office:value="1046">
                <text:p>1046</text:p>
              </table:table-cell>
              <table:table-cell office:value-type="float" office:value="1111">
                <text:p>1111</text:p>
              </table:table-cell>
              <table:table-cell office:value-type="float" office:value="951">
                <text:p>951</text:p>
              </table:table-cell>
              <table:table-cell office:value-type="float" office:value="803">
                <text:p>803</text:p>
              </table:table-cell>
              <table:table-cell office:value-type="float" office:value="842">
                <text:p>842</text:p>
              </table:table-cell>
              <table:table-cell office:value-type="float" office:value="1174">
                <text:p>1174</text:p>
              </table:table-cell>
              <table:table-cell office:value-type="float" office:value="824">
                <text:p>824</text:p>
              </table:table-cell>
              <table:table-cell office:value-type="float" office:value="1035">
                <text:p>1035</text:p>
              </table:table-cell>
              <table:table-cell office:value-type="float" office:value="1036">
                <text:p>1036</text:p>
              </table:table-cell>
              <table:table-cell office:value-type="float" office:value="813">
                <text:p>813</text:p>
              </table:table-cell>
              <table:table-cell office:value-type="float" office:value="993">
                <text:p>993</text:p>
              </table:table-cell>
              <table:table-cell office:value-type="float" office:value="951">
                <text:p>951</text:p>
              </table:table-cell>
              <table:table-cell office:value-type="float" office:value="1076">
                <text:p>1076</text:p>
              </table:table-cell>
              <table:table-cell office:value-type="float" office:value="798">
                <text:p>798</text:p>
              </table:table-cell>
              <table:table-cell office:value-type="float" office:value="924">
                <text:p>92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76">
                <text:p>1076</text:p>
              </table:table-cell>
              <table:table-cell office:value-type="float" office:value="603">
                <text:p>603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1104">
                <text:p>1104</text:p>
              </table:table-cell>
              <table:table-cell office:value-type="float" office:value="957">
                <text:p>957</text:p>
              </table:table-cell>
              <table:table-cell office:value-type="float" office:value="873">
                <text:p>873</text:p>
              </table:table-cell>
              <table:table-cell office:value-type="float" office:value="772">
                <text:p>772</text:p>
              </table:table-cell>
              <table:table-cell office:value-type="float" office:value="687">
                <text:p>687</text:p>
              </table:table-cell>
              <table:table-cell office:value-type="float" office:value="1218">
                <text:p>1218</text:p>
              </table:table-cell>
              <table:table-cell office:value-type="float" office:value="1408">
                <text:p>1408</text:p>
              </table:table-cell>
              <table:table-cell office:value-type="float" office:value="1095">
                <text:p>1095</text:p>
              </table:table-cell>
              <table:table-cell office:value-type="float" office:value="1072">
                <text:p>1072</text:p>
              </table:table-cell>
              <table:table-cell office:value-type="float" office:value="794">
                <text:p>794</text:p>
              </table:table-cell>
              <table:table-cell office:value-type="float" office:value="967">
                <text:p>967</text:p>
              </table:table-cell>
              <table:table-cell office:value-type="float" office:value="844">
                <text:p>844</text:p>
              </table:table-cell>
              <table:table-cell office:value-type="float" office:value="951">
                <text:p>951</text:p>
              </table:table-cell>
              <table:table-cell office:value-type="float" office:value="803">
                <text:p>803</text:p>
              </table:table-cell>
              <table:table-cell office:value-type="float" office:value="656">
                <text:p>656</text:p>
              </table:table-cell>
              <table:table-cell office:value-type="float" office:value="1174">
                <text:p>1174</text:p>
              </table:table-cell>
              <table:table-cell office:value-type="float" office:value="824">
                <text:p>824</text:p>
              </table:table-cell>
              <table:table-cell office:value-type="float" office:value="1035">
                <text:p>1035</text:p>
              </table:table-cell>
              <table:table-cell office:value-type="float" office:value="1036">
                <text:p>1036</text:p>
              </table:table-cell>
              <table:table-cell office:value-type="float" office:value="813">
                <text:p>813</text:p>
              </table:table-cell>
              <table:table-cell office:value-type="float" office:value="993">
                <text:p>993</text:p>
              </table:table-cell>
              <table:table-cell office:value-type="float" office:value="951">
                <text:p>951</text:p>
              </table:table-cell>
              <table:table-cell office:value-type="float" office:value="1076">
                <text:p>1076</text:p>
              </table:table-cell>
              <table:table-cell office:value-type="float" office:value="798">
                <text:p>798</text:p>
              </table:table-cell>
              <table:table-cell office:value-type="float" office:value="804">
                <text:p>80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1">
                <text:p>911</text:p>
              </table:table-cell>
              <table:table-cell office:value-type="float" office:value="603">
                <text:p>603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1073">
                <text:p>1073</text:p>
              </table:table-cell>
              <table:table-cell office:value-type="float" office:value="957">
                <text:p>957</text:p>
              </table:table-cell>
              <table:table-cell office:value-type="float" office:value="873">
                <text:p>873</text:p>
              </table:table-cell>
              <table:table-cell office:value-type="float" office:value="772">
                <text:p>772</text:p>
              </table:table-cell>
              <table:table-cell office:value-type="float" office:value="687">
                <text:p>687</text:p>
              </table:table-cell>
              <table:table-cell office:value-type="float" office:value="1218">
                <text:p>1218</text:p>
              </table:table-cell>
              <table:table-cell office:value-type="float" office:value="1337">
                <text:p>1337</text:p>
              </table:table-cell>
              <table:table-cell office:value-type="float" office:value="1095">
                <text:p>1095</text:p>
              </table:table-cell>
              <table:table-cell office:value-type="float" office:value="1041">
                <text:p>1041</text:p>
              </table:table-cell>
              <table:table-cell office:value-type="float" office:value="732">
                <text:p>732</text:p>
              </table:table-cell>
              <table:table-cell office:value-type="float" office:value="860">
                <text:p>860</text:p>
              </table:table-cell>
              <table:table-cell office:value-type="float" office:value="844">
                <text:p>844</text:p>
              </table:table-cell>
              <table:table-cell office:value-type="float" office:value="789">
                <text:p>789</text:p>
              </table:table-cell>
              <table:table-cell office:value-type="float" office:value="803">
                <text:p>803</text:p>
              </table:table-cell>
              <table:table-cell office:value-type="float" office:value="656">
                <text:p>656</text:p>
              </table:table-cell>
              <table:table-cell office:value-type="float" office:value="920">
                <text:p>920</text:p>
              </table:table-cell>
              <table:table-cell office:value-type="float" office:value="824">
                <text:p>824</text:p>
              </table:table-cell>
              <table:table-cell office:value-type="float" office:value="745">
                <text:p>745</text:p>
              </table:table-cell>
              <table:table-cell office:value-type="float" office:value="981">
                <text:p>981</text:p>
              </table:table-cell>
              <table:table-cell office:value-type="float" office:value="704">
                <text:p>704</text:p>
              </table:table-cell>
              <table:table-cell office:value-type="float" office:value="993">
                <text:p>993</text:p>
              </table:table-cell>
              <table:table-cell office:value-type="float" office:value="789">
                <text:p>789</text:p>
              </table:table-cell>
              <table:table-cell office:value-type="float" office:value="911">
                <text:p>911</text:p>
              </table:table-cell>
              <table:table-cell office:value-type="float" office:value="798">
                <text:p>798</text:p>
              </table:table-cell>
              <table:table-cell office:value-type="float" office:value="804">
                <text:p>80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1">
                <text:p>911</text:p>
              </table:table-cell>
              <table:table-cell office:value-type="float" office:value="603">
                <text:p>603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1057">
                <text:p>1057</text:p>
              </table:table-cell>
              <table:table-cell office:value-type="float" office:value="957">
                <text:p>957</text:p>
              </table:table-cell>
              <table:table-cell office:value-type="float" office:value="873">
                <text:p>873</text:p>
              </table:table-cell>
              <table:table-cell office:value-type="float" office:value="772">
                <text:p>772</text:p>
              </table:table-cell>
              <table:table-cell office:value-type="float" office:value="687">
                <text:p>687</text:p>
              </table:table-cell>
              <table:table-cell office:value-type="float" office:value="1218">
                <text:p>1218</text:p>
              </table:table-cell>
              <table:table-cell office:value-type="float" office:value="1337">
                <text:p>1337</text:p>
              </table:table-cell>
              <table:table-cell office:value-type="float" office:value="1095">
                <text:p>1095</text:p>
              </table:table-cell>
              <table:table-cell office:value-type="float" office:value="1014">
                <text:p>1014</text:p>
              </table:table-cell>
              <table:table-cell office:value-type="float" office:value="732">
                <text:p>732</text:p>
              </table:table-cell>
              <table:table-cell office:value-type="float" office:value="860">
                <text:p>860</text:p>
              </table:table-cell>
              <table:table-cell office:value-type="float" office:value="844">
                <text:p>844</text:p>
              </table:table-cell>
              <table:table-cell office:value-type="float" office:value="789">
                <text:p>789</text:p>
              </table:table-cell>
              <table:table-cell office:value-type="float" office:value="691">
                <text:p>691</text:p>
              </table:table-cell>
              <table:table-cell office:value-type="float" office:value="656">
                <text:p>656</text:p>
              </table:table-cell>
              <table:table-cell office:value-type="float" office:value="920">
                <text:p>920</text:p>
              </table:table-cell>
              <table:table-cell office:value-type="float" office:value="824">
                <text:p>824</text:p>
              </table:table-cell>
              <table:table-cell office:value-type="float" office:value="745">
                <text:p>745</text:p>
              </table:table-cell>
              <table:table-cell office:value-type="float" office:value="981">
                <text:p>981</text:p>
              </table:table-cell>
              <table:table-cell office:value-type="float" office:value="704">
                <text:p>704</text:p>
              </table:table-cell>
              <table:table-cell office:value-type="float" office:value="669">
                <text:p>669</text:p>
              </table:table-cell>
              <table:table-cell office:value-type="float" office:value="789">
                <text:p>789</text:p>
              </table:table-cell>
              <table:table-cell office:value-type="float" office:value="911">
                <text:p>911</text:p>
              </table:table-cell>
              <table:table-cell office:value-type="float" office:value="798">
                <text:p>798</text:p>
              </table:table-cell>
              <table:table-cell office:value-type="float" office:value="804">
                <text:p>80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1">
                <text:p>911</text:p>
              </table:table-cell>
              <table:table-cell office:value-type="float" office:value="603">
                <text:p>603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948">
                <text:p>948</text:p>
              </table:table-cell>
              <table:table-cell office:value-type="float" office:value="940">
                <text:p>940</text:p>
              </table:table-cell>
              <table:table-cell office:value-type="float" office:value="873">
                <text:p>873</text:p>
              </table:table-cell>
              <table:table-cell office:value-type="float" office:value="746">
                <text:p>746</text:p>
              </table:table-cell>
              <table:table-cell office:value-type="float" office:value="687">
                <text:p>687</text:p>
              </table:table-cell>
              <table:table-cell office:value-type="float" office:value="1218">
                <text:p>1218</text:p>
              </table:table-cell>
              <table:table-cell office:value-type="float" office:value="1337">
                <text:p>1337</text:p>
              </table:table-cell>
              <table:table-cell office:value-type="float" office:value="1095">
                <text:p>1095</text:p>
              </table:table-cell>
              <table:table-cell office:value-type="float" office:value="1014">
                <text:p>1014</text:p>
              </table:table-cell>
              <table:table-cell office:value-type="float" office:value="732">
                <text:p>732</text:p>
              </table:table-cell>
              <table:table-cell office:value-type="float" office:value="860">
                <text:p>860</text:p>
              </table:table-cell>
              <table:table-cell office:value-type="float" office:value="844">
                <text:p>844</text:p>
              </table:table-cell>
              <table:table-cell office:value-type="float" office:value="789">
                <text:p>789</text:p>
              </table:table-cell>
              <table:table-cell office:value-type="float" office:value="691">
                <text:p>691</text:p>
              </table:table-cell>
              <table:table-cell office:value-type="float" office:value="656">
                <text:p>656</text:p>
              </table:table-cell>
              <table:table-cell office:value-type="float" office:value="864">
                <text:p>864</text:p>
              </table:table-cell>
              <table:table-cell office:value-type="float" office:value="824">
                <text:p>824</text:p>
              </table:table-cell>
              <table:table-cell office:value-type="float" office:value="745">
                <text:p>745</text:p>
              </table:table-cell>
              <table:table-cell office:value-type="float" office:value="981">
                <text:p>981</text:p>
              </table:table-cell>
              <table:table-cell office:value-type="float" office:value="555">
                <text:p>555</text:p>
              </table:table-cell>
              <table:table-cell office:value-type="float" office:value="669">
                <text:p>669</text:p>
              </table:table-cell>
              <table:table-cell office:value-type="float" office:value="789">
                <text:p>789</text:p>
              </table:table-cell>
              <table:table-cell office:value-type="float" office:value="911">
                <text:p>911</text:p>
              </table:table-cell>
              <table:table-cell office:value-type="float" office:value="798">
                <text:p>798</text:p>
              </table:table-cell>
              <table:table-cell office:value-type="float" office:value="804">
                <text:p>80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1">
                <text:p>911</text:p>
              </table:table-cell>
              <table:table-cell office:value-type="float" office:value="603">
                <text:p>603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929">
                <text:p>929</text:p>
              </table:table-cell>
              <table:table-cell office:value-type="float" office:value="582">
                <text:p>582</text:p>
              </table:table-cell>
              <table:table-cell office:value-type="float" office:value="873">
                <text:p>873</text:p>
              </table:table-cell>
              <table:table-cell office:value-type="float" office:value="691">
                <text:p>691</text:p>
              </table:table-cell>
              <table:table-cell office:value-type="float" office:value="687">
                <text:p>687</text:p>
              </table:table-cell>
              <table:table-cell office:value-type="float" office:value="700">
                <text:p>700</text:p>
              </table:table-cell>
              <table:table-cell office:value-type="float" office:value="1337">
                <text:p>1337</text:p>
              </table:table-cell>
              <table:table-cell office:value-type="float" office:value="1095">
                <text:p>1095</text:p>
              </table:table-cell>
              <table:table-cell office:value-type="float" office:value="1014">
                <text:p>1014</text:p>
              </table:table-cell>
              <table:table-cell office:value-type="float" office:value="732">
                <text:p>732</text:p>
              </table:table-cell>
              <table:table-cell office:value-type="float" office:value="860">
                <text:p>860</text:p>
              </table:table-cell>
              <table:table-cell office:value-type="float" office:value="844">
                <text:p>844</text:p>
              </table:table-cell>
              <table:table-cell office:value-type="float" office:value="789">
                <text:p>789</text:p>
              </table:table-cell>
              <table:table-cell office:value-type="float" office:value="691">
                <text:p>691</text:p>
              </table:table-cell>
              <table:table-cell office:value-type="float" office:value="656">
                <text:p>656</text:p>
              </table:table-cell>
              <table:table-cell office:value-type="float" office:value="794">
                <text:p>794</text:p>
              </table:table-cell>
              <table:table-cell office:value-type="float" office:value="824">
                <text:p>824</text:p>
              </table:table-cell>
              <table:table-cell office:value-type="float" office:value="745">
                <text:p>745</text:p>
              </table:table-cell>
              <table:table-cell office:value-type="float" office:value="981">
                <text:p>981</text:p>
              </table:table-cell>
              <table:table-cell office:value-type="float" office:value="555">
                <text:p>555</text:p>
              </table:table-cell>
              <table:table-cell office:value-type="float" office:value="669">
                <text:p>669</text:p>
              </table:table-cell>
              <table:table-cell office:value-type="float" office:value="789">
                <text:p>789</text:p>
              </table:table-cell>
              <table:table-cell office:value-type="float" office:value="911">
                <text:p>911</text:p>
              </table:table-cell>
              <table:table-cell office:value-type="float" office:value="798">
                <text:p>798</text:p>
              </table:table-cell>
              <table:table-cell office:value-type="float" office:value="780">
                <text:p>78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1">
                <text:p>911</text:p>
              </table:table-cell>
              <table:table-cell office:value-type="float" office:value="603">
                <text:p>603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794">
                <text:p>794</text:p>
              </table:table-cell>
              <table:table-cell office:value-type="float" office:value="582">
                <text:p>582</text:p>
              </table:table-cell>
              <table:table-cell office:value-type="float" office:value="873">
                <text:p>873</text:p>
              </table:table-cell>
              <table:table-cell office:value-type="float" office:value="691">
                <text:p>691</text:p>
              </table:table-cell>
              <table:table-cell office:value-type="float" office:value="687">
                <text:p>687</text:p>
              </table:table-cell>
              <table:table-cell office:value-type="float" office:value="589">
                <text:p>589</text:p>
              </table:table-cell>
              <table:table-cell office:value-type="float" office:value="1085">
                <text:p>1085</text:p>
              </table:table-cell>
              <table:table-cell office:value-type="float" office:value="966">
                <text:p>966</text:p>
              </table:table-cell>
              <table:table-cell office:value-type="float" office:value="1014">
                <text:p>1014</text:p>
              </table:table-cell>
              <table:table-cell office:value-type="float" office:value="732">
                <text:p>732</text:p>
              </table:table-cell>
              <table:table-cell office:value-type="float" office:value="723">
                <text:p>723</text:p>
              </table:table-cell>
              <table:table-cell office:value-type="float" office:value="844">
                <text:p>844</text:p>
              </table:table-cell>
              <table:table-cell office:value-type="float" office:value="789">
                <text:p>789</text:p>
              </table:table-cell>
              <table:table-cell office:value-type="float" office:value="691">
                <text:p>691</text:p>
              </table:table-cell>
              <table:table-cell office:value-type="float" office:value="567">
                <text:p>567</text:p>
              </table:table-cell>
              <table:table-cell office:value-type="float" office:value="794">
                <text:p>794</text:p>
              </table:table-cell>
              <table:table-cell office:value-type="float" office:value="824">
                <text:p>824</text:p>
              </table:table-cell>
              <table:table-cell office:value-type="float" office:value="745">
                <text:p>745</text:p>
              </table:table-cell>
              <table:table-cell office:value-type="float" office:value="981">
                <text:p>981</text:p>
              </table:table-cell>
              <table:table-cell office:value-type="float" office:value="555">
                <text:p>555</text:p>
              </table:table-cell>
              <table:table-cell office:value-type="float" office:value="669">
                <text:p>669</text:p>
              </table:table-cell>
              <table:table-cell office:value-type="float" office:value="789">
                <text:p>789</text:p>
              </table:table-cell>
              <table:table-cell office:value-type="float" office:value="911">
                <text:p>911</text:p>
              </table:table-cell>
              <table:table-cell office:value-type="float" office:value="798">
                <text:p>798</text:p>
              </table:table-cell>
              <table:table-cell office:value-type="float" office:value="668">
                <text:p>66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1">
                <text:p>911</text:p>
              </table:table-cell>
              <table:table-cell office:value-type="float" office:value="603">
                <text:p>603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794">
                <text:p>794</text:p>
              </table:table-cell>
              <table:table-cell office:value-type="float" office:value="582">
                <text:p>582</text:p>
              </table:table-cell>
              <table:table-cell office:value-type="float" office:value="873">
                <text:p>873</text:p>
              </table:table-cell>
              <table:table-cell office:value-type="float" office:value="691">
                <text:p>691</text:p>
              </table:table-cell>
              <table:table-cell office:value-type="float" office:value="687">
                <text:p>687</text:p>
              </table:table-cell>
              <table:table-cell office:value-type="float" office:value="589">
                <text:p>589</text:p>
              </table:table-cell>
              <table:table-cell office:value-type="float" office:value="1062">
                <text:p>1062</text:p>
              </table:table-cell>
              <table:table-cell office:value-type="float" office:value="803">
                <text:p>803</text:p>
              </table:table-cell>
              <table:table-cell office:value-type="float" office:value="883">
                <text:p>883</text:p>
              </table:table-cell>
              <table:table-cell office:value-type="float" office:value="732">
                <text:p>732</text:p>
              </table:table-cell>
              <table:table-cell office:value-type="float" office:value="723">
                <text:p>723</text:p>
              </table:table-cell>
              <table:table-cell office:value-type="float" office:value="844">
                <text:p>844</text:p>
              </table:table-cell>
              <table:table-cell office:value-type="float" office:value="789">
                <text:p>789</text:p>
              </table:table-cell>
              <table:table-cell office:value-type="float" office:value="691">
                <text:p>691</text:p>
              </table:table-cell>
              <table:table-cell office:value-type="float" office:value="567">
                <text:p>567</text:p>
              </table:table-cell>
              <table:table-cell office:value-type="float" office:value="478">
                <text:p>478</text:p>
              </table:table-cell>
              <table:table-cell office:value-type="float" office:value="824">
                <text:p>824</text:p>
              </table:table-cell>
              <table:table-cell office:value-type="float" office:value="745">
                <text:p>745</text:p>
              </table:table-cell>
              <table:table-cell office:value-type="float" office:value="981">
                <text:p>981</text:p>
              </table:table-cell>
              <table:table-cell office:value-type="float" office:value="555">
                <text:p>555</text:p>
              </table:table-cell>
              <table:table-cell office:value-type="float" office:value="669">
                <text:p>669</text:p>
              </table:table-cell>
              <table:table-cell office:value-type="float" office:value="789">
                <text:p>789</text:p>
              </table:table-cell>
              <table:table-cell office:value-type="float" office:value="911">
                <text:p>911</text:p>
              </table:table-cell>
              <table:table-cell office:value-type="float" office:value="501">
                <text:p>501</text:p>
              </table:table-cell>
              <table:table-cell office:value-type="float" office:value="668">
                <text:p>66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1">
                <text:p>911</text:p>
              </table:table-cell>
              <table:table-cell office:value-type="float" office:value="603">
                <text:p>603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794">
                <text:p>794</text:p>
              </table:table-cell>
              <table:table-cell office:value-type="float" office:value="582">
                <text:p>582</text:p>
              </table:table-cell>
              <table:table-cell office:value-type="float" office:value="873">
                <text:p>873</text:p>
              </table:table-cell>
              <table:table-cell office:value-type="float" office:value="691">
                <text:p>691</text:p>
              </table:table-cell>
              <table:table-cell office:value-type="float" office:value="687">
                <text:p>687</text:p>
              </table:table-cell>
              <table:table-cell office:value-type="float" office:value="525">
                <text:p>525</text:p>
              </table:table-cell>
              <table:table-cell office:value-type="float" office:value="1062">
                <text:p>1062</text:p>
              </table:table-cell>
              <table:table-cell office:value-type="float" office:value="803">
                <text:p>803</text:p>
              </table:table-cell>
              <table:table-cell office:value-type="float" office:value="883">
                <text:p>883</text:p>
              </table:table-cell>
              <table:table-cell office:value-type="float" office:value="732">
                <text:p>732</text:p>
              </table:table-cell>
              <table:table-cell office:value-type="float" office:value="566">
                <text:p>566</text:p>
              </table:table-cell>
              <table:table-cell office:value-type="float" office:value="844">
                <text:p>844</text:p>
              </table:table-cell>
              <table:table-cell office:value-type="float" office:value="789">
                <text:p>789</text:p>
              </table:table-cell>
              <table:table-cell office:value-type="float" office:value="691">
                <text:p>691</text:p>
              </table:table-cell>
              <table:table-cell office:value-type="float" office:value="567">
                <text:p>567</text:p>
              </table:table-cell>
              <table:table-cell office:value-type="float" office:value="478">
                <text:p>478</text:p>
              </table:table-cell>
              <table:table-cell office:value-type="float" office:value="763">
                <text:p>763</text:p>
              </table:table-cell>
              <table:table-cell office:value-type="float" office:value="745">
                <text:p>745</text:p>
              </table:table-cell>
              <table:table-cell office:value-type="float" office:value="981">
                <text:p>981</text:p>
              </table:table-cell>
              <table:table-cell office:value-type="float" office:value="555">
                <text:p>555</text:p>
              </table:table-cell>
              <table:table-cell office:value-type="float" office:value="669">
                <text:p>669</text:p>
              </table:table-cell>
              <table:table-cell office:value-type="float" office:value="789">
                <text:p>789</text:p>
              </table:table-cell>
              <table:table-cell office:value-type="float" office:value="911">
                <text:p>911</text:p>
              </table:table-cell>
              <table:table-cell office:value-type="float" office:value="501">
                <text:p>501</text:p>
              </table:table-cell>
              <table:table-cell office:value-type="float" office:value="668">
                <text:p>66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1">
                <text:p>911</text:p>
              </table:table-cell>
              <table:table-cell office:value-type="float" office:value="603">
                <text:p>603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519">
                <text:p>519</text:p>
              </table:table-cell>
              <table:table-cell office:value-type="float" office:value="582">
                <text:p>582</text:p>
              </table:table-cell>
              <table:table-cell office:value-type="float" office:value="873">
                <text:p>873</text:p>
              </table:table-cell>
              <table:table-cell office:value-type="float" office:value="691">
                <text:p>691</text:p>
              </table:table-cell>
              <table:table-cell office:value-type="float" office:value="674">
                <text:p>674</text:p>
              </table:table-cell>
              <table:table-cell office:value-type="float" office:value="501">
                <text:p>501</text:p>
              </table:table-cell>
              <table:table-cell office:value-type="float" office:value="1062">
                <text:p>1062</text:p>
              </table:table-cell>
              <table:table-cell office:value-type="float" office:value="801">
                <text:p>801</text:p>
              </table:table-cell>
              <table:table-cell office:value-type="float" office:value="883">
                <text:p>883</text:p>
              </table:table-cell>
              <table:table-cell office:value-type="float" office:value="732">
                <text:p>732</text:p>
              </table:table-cell>
              <table:table-cell office:value-type="float" office:value="566">
                <text:p>566</text:p>
              </table:table-cell>
              <table:table-cell office:value-type="float" office:value="844">
                <text:p>844</text:p>
              </table:table-cell>
              <table:table-cell office:value-type="float" office:value="789">
                <text:p>789</text:p>
              </table:table-cell>
              <table:table-cell office:value-type="float" office:value="691">
                <text:p>691</text:p>
              </table:table-cell>
              <table:table-cell office:value-type="float" office:value="567">
                <text:p>567</text:p>
              </table:table-cell>
              <table:table-cell office:value-type="float" office:value="478">
                <text:p>478</text:p>
              </table:table-cell>
              <table:table-cell office:value-type="float" office:value="726">
                <text:p>726</text:p>
              </table:table-cell>
              <table:table-cell office:value-type="float" office:value="745">
                <text:p>745</text:p>
              </table:table-cell>
              <table:table-cell office:value-type="float" office:value="981">
                <text:p>981</text:p>
              </table:table-cell>
              <table:table-cell office:value-type="float" office:value="555">
                <text:p>555</text:p>
              </table:table-cell>
              <table:table-cell office:value-type="float" office:value="669">
                <text:p>669</text:p>
              </table:table-cell>
              <table:table-cell office:value-type="float" office:value="789">
                <text:p>789</text:p>
              </table:table-cell>
              <table:table-cell office:value-type="float" office:value="911">
                <text:p>911</text:p>
              </table:table-cell>
              <table:table-cell office:value-type="float" office:value="501">
                <text:p>501</text:p>
              </table:table-cell>
              <table:table-cell office:value-type="float" office:value="668">
                <text:p>66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1">
                <text:p>911</text:p>
              </table:table-cell>
              <table:table-cell office:value-type="float" office:value="603">
                <text:p>603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519">
                <text:p>519</text:p>
              </table:table-cell>
              <table:table-cell office:value-type="float" office:value="582">
                <text:p>582</text:p>
              </table:table-cell>
              <table:table-cell office:value-type="float" office:value="873">
                <text:p>873</text:p>
              </table:table-cell>
              <table:table-cell office:value-type="float" office:value="339">
                <text:p>339</text:p>
              </table:table-cell>
              <table:table-cell office:value-type="float" office:value="576">
                <text:p>576</text:p>
              </table:table-cell>
              <table:table-cell office:value-type="float" office:value="501">
                <text:p>501</text:p>
              </table:table-cell>
              <table:table-cell office:value-type="float" office:value="1062">
                <text:p>1062</text:p>
              </table:table-cell>
              <table:table-cell office:value-type="float" office:value="681">
                <text:p>681</text:p>
              </table:table-cell>
              <table:table-cell office:value-type="float" office:value="883">
                <text:p>883</text:p>
              </table:table-cell>
              <table:table-cell office:value-type="float" office:value="732">
                <text:p>732</text:p>
              </table:table-cell>
              <table:table-cell office:value-type="float" office:value="566">
                <text:p>566</text:p>
              </table:table-cell>
              <table:table-cell office:value-type="float" office:value="844">
                <text:p>844</text:p>
              </table:table-cell>
              <table:table-cell office:value-type="float" office:value="789">
                <text:p>789</text:p>
              </table:table-cell>
              <table:table-cell office:value-type="float" office:value="691">
                <text:p>691</text:p>
              </table:table-cell>
              <table:table-cell office:value-type="float" office:value="562">
                <text:p>562</text:p>
              </table:table-cell>
              <table:table-cell office:value-type="float" office:value="478">
                <text:p>478</text:p>
              </table:table-cell>
              <table:table-cell office:value-type="float" office:value="726">
                <text:p>726</text:p>
              </table:table-cell>
              <table:table-cell office:value-type="float" office:value="745">
                <text:p>745</text:p>
              </table:table-cell>
              <table:table-cell office:value-type="float" office:value="981">
                <text:p>981</text:p>
              </table:table-cell>
              <table:table-cell office:value-type="float" office:value="555">
                <text:p>555</text:p>
              </table:table-cell>
              <table:table-cell office:value-type="float" office:value="669">
                <text:p>669</text:p>
              </table:table-cell>
              <table:table-cell office:value-type="float" office:value="789">
                <text:p>789</text:p>
              </table:table-cell>
              <table:table-cell office:value-type="float" office:value="911">
                <text:p>911</text:p>
              </table:table-cell>
              <table:table-cell office:value-type="float" office:value="501">
                <text:p>501</text:p>
              </table:table-cell>
              <table:table-cell office:value-type="float" office:value="668">
                <text:p>66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1">
                <text:p>911</text:p>
              </table:table-cell>
              <table:table-cell office:value-type="float" office:value="603">
                <text:p>603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519">
                <text:p>519</text:p>
              </table:table-cell>
              <table:table-cell office:value-type="float" office:value="582">
                <text:p>582</text:p>
              </table:table-cell>
              <table:table-cell office:value-type="float" office:value="873">
                <text:p>873</text:p>
              </table:table-cell>
              <table:table-cell office:value-type="float" office:value="339">
                <text:p>339</text:p>
              </table:table-cell>
              <table:table-cell office:value-type="float" office:value="576">
                <text:p>576</text:p>
              </table:table-cell>
              <table:table-cell office:value-type="float" office:value="501">
                <text:p>501</text:p>
              </table:table-cell>
              <table:table-cell office:value-type="float" office:value="1062">
                <text:p>1062</text:p>
              </table:table-cell>
              <table:table-cell office:value-type="float" office:value="681">
                <text:p>681</text:p>
              </table:table-cell>
              <table:table-cell office:value-type="float" office:value="883">
                <text:p>883</text:p>
              </table:table-cell>
              <table:table-cell office:value-type="float" office:value="676">
                <text:p>676</text:p>
              </table:table-cell>
              <table:table-cell office:value-type="float" office:value="566">
                <text:p>566</text:p>
              </table:table-cell>
              <table:table-cell office:value-type="float" office:value="844">
                <text:p>844</text:p>
              </table:table-cell>
              <table:table-cell office:value-type="float" office:value="789">
                <text:p>789</text:p>
              </table:table-cell>
              <table:table-cell office:value-type="float" office:value="691">
                <text:p>691</text:p>
              </table:table-cell>
              <table:table-cell office:value-type="float" office:value="562">
                <text:p>562</text:p>
              </table:table-cell>
              <table:table-cell office:value-type="float" office:value="478">
                <text:p>478</text:p>
              </table:table-cell>
              <table:table-cell office:value-type="float" office:value="726">
                <text:p>726</text:p>
              </table:table-cell>
              <table:table-cell office:value-type="float" office:value="745">
                <text:p>745</text:p>
              </table:table-cell>
              <table:table-cell office:value-type="float" office:value="981">
                <text:p>981</text:p>
              </table:table-cell>
              <table:table-cell office:value-type="float" office:value="555">
                <text:p>555</text:p>
              </table:table-cell>
              <table:table-cell office:value-type="float" office:value="669">
                <text:p>669</text:p>
              </table:table-cell>
              <table:table-cell office:value-type="float" office:value="789">
                <text:p>789</text:p>
              </table:table-cell>
              <table:table-cell office:value-type="float" office:value="911">
                <text:p>911</text:p>
              </table:table-cell>
              <table:table-cell office:value-type="float" office:value="501">
                <text:p>501</text:p>
              </table:table-cell>
              <table:table-cell office:value-type="float" office:value="668">
                <text:p>66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1">
                <text:p>911</text:p>
              </table:table-cell>
              <table:table-cell office:value-type="float" office:value="603">
                <text:p>603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519">
                <text:p>519</text:p>
              </table:table-cell>
              <table:table-cell office:value-type="float" office:value="582">
                <text:p>582</text:p>
              </table:table-cell>
              <table:table-cell office:value-type="float" office:value="674">
                <text:p>674</text:p>
              </table:table-cell>
              <table:table-cell office:value-type="float" office:value="339">
                <text:p>339</text:p>
              </table:table-cell>
              <table:table-cell office:value-type="float" office:value="576">
                <text:p>576</text:p>
              </table:table-cell>
              <table:table-cell office:value-type="float" office:value="501">
                <text:p>501</text:p>
              </table:table-cell>
              <table:table-cell office:value-type="float" office:value="1062">
                <text:p>1062</text:p>
              </table:table-cell>
              <table:table-cell office:value-type="float" office:value="681">
                <text:p>681</text:p>
              </table:table-cell>
              <table:table-cell office:value-type="float" office:value="883">
                <text:p>883</text:p>
              </table:table-cell>
              <table:table-cell office:value-type="float" office:value="658">
                <text:p>658</text:p>
              </table:table-cell>
              <table:table-cell office:value-type="float" office:value="566">
                <text:p>566</text:p>
              </table:table-cell>
              <table:table-cell office:value-type="float" office:value="844">
                <text:p>844</text:p>
              </table:table-cell>
              <table:table-cell office:value-type="float" office:value="789">
                <text:p>789</text:p>
              </table:table-cell>
              <table:table-cell office:value-type="float" office:value="691">
                <text:p>691</text:p>
              </table:table-cell>
              <table:table-cell office:value-type="float" office:value="562">
                <text:p>562</text:p>
              </table:table-cell>
              <table:table-cell office:value-type="float" office:value="478">
                <text:p>478</text:p>
              </table:table-cell>
              <table:table-cell office:value-type="float" office:value="726">
                <text:p>726</text:p>
              </table:table-cell>
              <table:table-cell office:value-type="float" office:value="745">
                <text:p>745</text:p>
              </table:table-cell>
              <table:table-cell office:value-type="float" office:value="981">
                <text:p>981</text:p>
              </table:table-cell>
              <table:table-cell office:value-type="float" office:value="555">
                <text:p>555</text:p>
              </table:table-cell>
              <table:table-cell office:value-type="float" office:value="669">
                <text:p>669</text:p>
              </table:table-cell>
              <table:table-cell office:value-type="float" office:value="789">
                <text:p>789</text:p>
              </table:table-cell>
              <table:table-cell office:value-type="float" office:value="911">
                <text:p>911</text:p>
              </table:table-cell>
              <table:table-cell office:value-type="float" office:value="501">
                <text:p>501</text:p>
              </table:table-cell>
              <table:table-cell office:value-type="float" office:value="668">
                <text:p>66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1">
                <text:p>911</text:p>
              </table:table-cell>
              <table:table-cell office:value-type="float" office:value="441">
                <text:p>441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519">
                <text:p>519</text:p>
              </table:table-cell>
              <table:table-cell office:value-type="float" office:value="582">
                <text:p>582</text:p>
              </table:table-cell>
              <table:table-cell office:value-type="float" office:value="617">
                <text:p>617</text:p>
              </table:table-cell>
              <table:table-cell office:value-type="float" office:value="339">
                <text:p>339</text:p>
              </table:table-cell>
              <table:table-cell office:value-type="float" office:value="576">
                <text:p>576</text:p>
              </table:table-cell>
              <table:table-cell office:value-type="float" office:value="501">
                <text:p>501</text:p>
              </table:table-cell>
              <table:table-cell office:value-type="float" office:value="1062">
                <text:p>1062</text:p>
              </table:table-cell>
              <table:table-cell office:value-type="float" office:value="681">
                <text:p>681</text:p>
              </table:table-cell>
              <table:table-cell office:value-type="float" office:value="883">
                <text:p>883</text:p>
              </table:table-cell>
              <table:table-cell office:value-type="float" office:value="658">
                <text:p>658</text:p>
              </table:table-cell>
              <table:table-cell office:value-type="float" office:value="566">
                <text:p>566</text:p>
              </table:table-cell>
              <table:table-cell office:value-type="float" office:value="844">
                <text:p>844</text:p>
              </table:table-cell>
              <table:table-cell office:value-type="float" office:value="789">
                <text:p>789</text:p>
              </table:table-cell>
              <table:table-cell office:value-type="float" office:value="691">
                <text:p>691</text:p>
              </table:table-cell>
              <table:table-cell office:value-type="float" office:value="562">
                <text:p>562</text:p>
              </table:table-cell>
              <table:table-cell office:value-type="float" office:value="478">
                <text:p>478</text:p>
              </table:table-cell>
              <table:table-cell office:value-type="float" office:value="726">
                <text:p>726</text:p>
              </table:table-cell>
              <table:table-cell office:value-type="float" office:value="745">
                <text:p>745</text:p>
              </table:table-cell>
              <table:table-cell office:value-type="float" office:value="981">
                <text:p>981</text:p>
              </table:table-cell>
              <table:table-cell office:value-type="float" office:value="555">
                <text:p>555</text:p>
              </table:table-cell>
              <table:table-cell office:value-type="float" office:value="669">
                <text:p>669</text:p>
              </table:table-cell>
              <table:table-cell office:value-type="float" office:value="789">
                <text:p>789</text:p>
              </table:table-cell>
              <table:table-cell office:value-type="float" office:value="911">
                <text:p>911</text:p>
              </table:table-cell>
              <table:table-cell office:value-type="float" office:value="501">
                <text:p>501</text:p>
              </table:table-cell>
              <table:table-cell office:value-type="float" office:value="668">
                <text:p>66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1">
                <text:p>911</text:p>
              </table:table-cell>
              <table:table-cell office:value-type="float" office:value="441">
                <text:p>441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519">
                <text:p>519</text:p>
              </table:table-cell>
              <table:table-cell office:value-type="float" office:value="582">
                <text:p>582</text:p>
              </table:table-cell>
              <table:table-cell office:value-type="float" office:value="617">
                <text:p>617</text:p>
              </table:table-cell>
              <table:table-cell office:value-type="float" office:value="339">
                <text:p>339</text:p>
              </table:table-cell>
              <table:table-cell office:value-type="float" office:value="576">
                <text:p>576</text:p>
              </table:table-cell>
              <table:table-cell office:value-type="float" office:value="501">
                <text:p>501</text:p>
              </table:table-cell>
              <table:table-cell office:value-type="float" office:value="1062">
                <text:p>1062</text:p>
              </table:table-cell>
              <table:table-cell office:value-type="float" office:value="681">
                <text:p>681</text:p>
              </table:table-cell>
              <table:table-cell office:value-type="float" office:value="551">
                <text:p>551</text:p>
              </table:table-cell>
              <table:table-cell office:value-type="float" office:value="658">
                <text:p>658</text:p>
              </table:table-cell>
              <table:table-cell office:value-type="float" office:value="566">
                <text:p>566</text:p>
              </table:table-cell>
              <table:table-cell office:value-type="float" office:value="844">
                <text:p>844</text:p>
              </table:table-cell>
              <table:table-cell office:value-type="float" office:value="789">
                <text:p>789</text:p>
              </table:table-cell>
              <table:table-cell office:value-type="float" office:value="691">
                <text:p>691</text:p>
              </table:table-cell>
              <table:table-cell office:value-type="float" office:value="562">
                <text:p>562</text:p>
              </table:table-cell>
              <table:table-cell office:value-type="float" office:value="478">
                <text:p>478</text:p>
              </table:table-cell>
              <table:table-cell office:value-type="float" office:value="726">
                <text:p>726</text:p>
              </table:table-cell>
              <table:table-cell office:value-type="float" office:value="745">
                <text:p>745</text:p>
              </table:table-cell>
              <table:table-cell office:value-type="float" office:value="981">
                <text:p>981</text:p>
              </table:table-cell>
              <table:table-cell office:value-type="float" office:value="555">
                <text:p>555</text:p>
              </table:table-cell>
              <table:table-cell office:value-type="float" office:value="669">
                <text:p>669</text:p>
              </table:table-cell>
              <table:table-cell office:value-type="float" office:value="789">
                <text:p>789</text:p>
              </table:table-cell>
              <table:table-cell office:value-type="float" office:value="911">
                <text:p>911</text:p>
              </table:table-cell>
              <table:table-cell office:value-type="float" office:value="501">
                <text:p>501</text:p>
              </table:table-cell>
              <table:table-cell office:value-type="float" office:value="668">
                <text:p>66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1">
                <text:p>911</text:p>
              </table:table-cell>
              <table:table-cell office:value-type="float" office:value="441">
                <text:p>441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519">
                <text:p>519</text:p>
              </table:table-cell>
              <table:table-cell office:value-type="float" office:value="582">
                <text:p>582</text:p>
              </table:table-cell>
              <table:table-cell office:value-type="float" office:value="519">
                <text:p>519</text:p>
              </table:table-cell>
              <table:table-cell office:value-type="float" office:value="339">
                <text:p>339</text:p>
              </table:table-cell>
              <table:table-cell office:value-type="float" office:value="576">
                <text:p>576</text:p>
              </table:table-cell>
              <table:table-cell office:value-type="float" office:value="501">
                <text:p>501</text:p>
              </table:table-cell>
              <table:table-cell office:value-type="float" office:value="1062">
                <text:p>1062</text:p>
              </table:table-cell>
              <table:table-cell office:value-type="float" office:value="654">
                <text:p>654</text:p>
              </table:table-cell>
              <table:table-cell office:value-type="float" office:value="551">
                <text:p>551</text:p>
              </table:table-cell>
              <table:table-cell office:value-type="float" office:value="658">
                <text:p>658</text:p>
              </table:table-cell>
              <table:table-cell office:value-type="float" office:value="566">
                <text:p>566</text:p>
              </table:table-cell>
              <table:table-cell office:value-type="float" office:value="844">
                <text:p>844</text:p>
              </table:table-cell>
              <table:table-cell office:value-type="float" office:value="789">
                <text:p>789</text:p>
              </table:table-cell>
              <table:table-cell office:value-type="float" office:value="691">
                <text:p>691</text:p>
              </table:table-cell>
              <table:table-cell office:value-type="float" office:value="562">
                <text:p>562</text:p>
              </table:table-cell>
              <table:table-cell office:value-type="float" office:value="478">
                <text:p>478</text:p>
              </table:table-cell>
              <table:table-cell office:value-type="float" office:value="726">
                <text:p>726</text:p>
              </table:table-cell>
              <table:table-cell office:value-type="float" office:value="745">
                <text:p>745</text:p>
              </table:table-cell>
              <table:table-cell office:value-type="float" office:value="981">
                <text:p>981</text:p>
              </table:table-cell>
              <table:table-cell office:value-type="float" office:value="555">
                <text:p>555</text:p>
              </table:table-cell>
              <table:table-cell office:value-type="float" office:value="669">
                <text:p>669</text:p>
              </table:table-cell>
              <table:table-cell office:value-type="float" office:value="789">
                <text:p>789</text:p>
              </table:table-cell>
              <table:table-cell office:value-type="float" office:value="911">
                <text:p>911</text:p>
              </table:table-cell>
              <table:table-cell office:value-type="float" office:value="501">
                <text:p>501</text:p>
              </table:table-cell>
              <table:table-cell office:value-type="float" office:value="668">
                <text:p>66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1">
                <text:p>911</text:p>
              </table:table-cell>
              <table:table-cell office:value-type="float" office:value="441">
                <text:p>441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519">
                <text:p>519</text:p>
              </table:table-cell>
              <table:table-cell office:value-type="float" office:value="582">
                <text:p>582</text:p>
              </table:table-cell>
              <table:table-cell office:value-type="float" office:value="519">
                <text:p>519</text:p>
              </table:table-cell>
              <table:table-cell office:value-type="float" office:value="339">
                <text:p>339</text:p>
              </table:table-cell>
              <table:table-cell office:value-type="float" office:value="576">
                <text:p>576</text:p>
              </table:table-cell>
              <table:table-cell office:value-type="float" office:value="501">
                <text:p>501</text:p>
              </table:table-cell>
              <table:table-cell office:value-type="float" office:value="1046">
                <text:p>1046</text:p>
              </table:table-cell>
              <table:table-cell office:value-type="float" office:value="556">
                <text:p>556</text:p>
              </table:table-cell>
              <table:table-cell office:value-type="float" office:value="551">
                <text:p>551</text:p>
              </table:table-cell>
              <table:table-cell office:value-type="float" office:value="658">
                <text:p>658</text:p>
              </table:table-cell>
              <table:table-cell office:value-type="float" office:value="566">
                <text:p>566</text:p>
              </table:table-cell>
              <table:table-cell office:value-type="float" office:value="844">
                <text:p>844</text:p>
              </table:table-cell>
              <table:table-cell office:value-type="float" office:value="789">
                <text:p>789</text:p>
              </table:table-cell>
              <table:table-cell office:value-type="float" office:value="691">
                <text:p>691</text:p>
              </table:table-cell>
              <table:table-cell office:value-type="float" office:value="562">
                <text:p>562</text:p>
              </table:table-cell>
              <table:table-cell office:value-type="float" office:value="478">
                <text:p>478</text:p>
              </table:table-cell>
              <table:table-cell office:value-type="float" office:value="726">
                <text:p>726</text:p>
              </table:table-cell>
              <table:table-cell office:value-type="float" office:value="745">
                <text:p>745</text:p>
              </table:table-cell>
              <table:table-cell office:value-type="float" office:value="760">
                <text:p>760</text:p>
              </table:table-cell>
              <table:table-cell office:value-type="float" office:value="555">
                <text:p>555</text:p>
              </table:table-cell>
              <table:table-cell office:value-type="float" office:value="645">
                <text:p>645</text:p>
              </table:table-cell>
              <table:table-cell office:value-type="float" office:value="789">
                <text:p>789</text:p>
              </table:table-cell>
              <table:table-cell office:value-type="float" office:value="911">
                <text:p>911</text:p>
              </table:table-cell>
              <table:table-cell office:value-type="float" office:value="501">
                <text:p>501</text:p>
              </table:table-cell>
              <table:table-cell office:value-type="float" office:value="668">
                <text:p>66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2">
                <text:p>852</text:p>
              </table:table-cell>
              <table:table-cell office:value-type="float" office:value="441">
                <text:p>441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519">
                <text:p>519</text:p>
              </table:table-cell>
              <table:table-cell office:value-type="float" office:value="582">
                <text:p>582</text:p>
              </table:table-cell>
              <table:table-cell office:value-type="float" office:value="519">
                <text:p>519</text:p>
              </table:table-cell>
              <table:table-cell office:value-type="float" office:value="339">
                <text:p>339</text:p>
              </table:table-cell>
              <table:table-cell office:value-type="float" office:value="576">
                <text:p>576</text:p>
              </table:table-cell>
              <table:table-cell office:value-type="float" office:value="501">
                <text:p>501</text:p>
              </table:table-cell>
              <table:table-cell office:value-type="float" office:value="1046">
                <text:p>1046</text:p>
              </table:table-cell>
              <table:table-cell office:value-type="float" office:value="556">
                <text:p>556</text:p>
              </table:table-cell>
              <table:table-cell office:value-type="float" office:value="551">
                <text:p>551</text:p>
              </table:table-cell>
              <table:table-cell office:value-type="float" office:value="658">
                <text:p>658</text:p>
              </table:table-cell>
              <table:table-cell office:value-type="float" office:value="566">
                <text:p>566</text:p>
              </table:table-cell>
              <table:table-cell office:value-type="float" office:value="844">
                <text:p>844</text:p>
              </table:table-cell>
              <table:table-cell office:value-type="float" office:value="789">
                <text:p>789</text:p>
              </table:table-cell>
              <table:table-cell office:value-type="float" office:value="691">
                <text:p>691</text:p>
              </table:table-cell>
              <table:table-cell office:value-type="float" office:value="562">
                <text:p>562</text:p>
              </table:table-cell>
              <table:table-cell office:value-type="float" office:value="478">
                <text:p>478</text:p>
              </table:table-cell>
              <table:table-cell office:value-type="float" office:value="726">
                <text:p>726</text:p>
              </table:table-cell>
              <table:table-cell office:value-type="float" office:value="745">
                <text:p>745</text:p>
              </table:table-cell>
              <table:table-cell office:value-type="float" office:value="760">
                <text:p>760</text:p>
              </table:table-cell>
              <table:table-cell office:value-type="float" office:value="555">
                <text:p>555</text:p>
              </table:table-cell>
              <table:table-cell office:value-type="float" office:value="645">
                <text:p>645</text:p>
              </table:table-cell>
              <table:table-cell office:value-type="float" office:value="789">
                <text:p>789</text:p>
              </table:table-cell>
              <table:table-cell office:value-type="float" office:value="852">
                <text:p>852</text:p>
              </table:table-cell>
              <table:table-cell office:value-type="float" office:value="501">
                <text:p>501</text:p>
              </table:table-cell>
              <table:table-cell office:value-type="float" office:value="668">
                <text:p>66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2">
                <text:p>852</text:p>
              </table:table-cell>
              <table:table-cell office:value-type="float" office:value="441">
                <text:p>441</text:p>
              </table:table-cell>
              <table:table-cell office:value-type="float" office:value="709">
                <text:p>709</text:p>
              </table:table-cell>
              <table:table-cell office:value-type="float" office:value="538">
                <text:p>538</text:p>
              </table:table-cell>
              <table:table-cell office:value-type="float" office:value="519">
                <text:p>519</text:p>
              </table:table-cell>
              <table:table-cell office:value-type="float" office:value="582">
                <text:p>582</text:p>
              </table:table-cell>
              <table:table-cell office:value-type="float" office:value="519">
                <text:p>519</text:p>
              </table:table-cell>
              <table:table-cell office:value-type="float" office:value="339">
                <text:p>339</text:p>
              </table:table-cell>
              <table:table-cell office:value-type="float" office:value="576">
                <text:p>576</text:p>
              </table:table-cell>
              <table:table-cell office:value-type="float" office:value="501">
                <text:p>501</text:p>
              </table:table-cell>
              <table:table-cell office:value-type="float" office:value="1046">
                <text:p>1046</text:p>
              </table:table-cell>
              <table:table-cell office:value-type="float" office:value="556">
                <text:p>556</text:p>
              </table:table-cell>
              <table:table-cell office:value-type="float" office:value="551">
                <text:p>551</text:p>
              </table:table-cell>
              <table:table-cell office:value-type="float" office:value="644">
                <text:p>644</text:p>
              </table:table-cell>
              <table:table-cell office:value-type="float" office:value="566">
                <text:p>566</text:p>
              </table:table-cell>
              <table:table-cell office:value-type="float" office:value="844">
                <text:p>844</text:p>
              </table:table-cell>
              <table:table-cell office:value-type="float" office:value="464">
                <text:p>464</text:p>
              </table:table-cell>
              <table:table-cell office:value-type="float" office:value="691">
                <text:p>691</text:p>
              </table:table-cell>
              <table:table-cell office:value-type="float" office:value="562">
                <text:p>562</text:p>
              </table:table-cell>
              <table:table-cell office:value-type="float" office:value="478">
                <text:p>478</text:p>
              </table:table-cell>
              <table:table-cell office:value-type="float" office:value="726">
                <text:p>726</text:p>
              </table:table-cell>
              <table:table-cell office:value-type="float" office:value="745">
                <text:p>745</text:p>
              </table:table-cell>
              <table:table-cell office:value-type="float" office:value="760">
                <text:p>760</text:p>
              </table:table-cell>
              <table:table-cell office:value-type="float" office:value="555">
                <text:p>555</text:p>
              </table:table-cell>
              <table:table-cell office:value-type="float" office:value="599">
                <text:p>599</text:p>
              </table:table-cell>
              <table:table-cell office:value-type="float" office:value="464">
                <text:p>464</text:p>
              </table:table-cell>
              <table:table-cell office:value-type="float" office:value="852">
                <text:p>852</text:p>
              </table:table-cell>
              <table:table-cell office:value-type="float" office:value="501">
                <text:p>501</text:p>
              </table:table-cell>
              <table:table-cell office:value-type="float" office:value="668">
                <text:p>66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2">
                <text:p>852</text:p>
              </table:table-cell>
              <table:table-cell office:value-type="float" office:value="441">
                <text:p>441</text:p>
              </table:table-cell>
              <table:table-cell office:value-type="float" office:value="627">
                <text:p>627</text:p>
              </table:table-cell>
              <table:table-cell office:value-type="float" office:value="538">
                <text:p>538</text:p>
              </table:table-cell>
              <table:table-cell office:value-type="float" office:value="519">
                <text:p>519</text:p>
              </table:table-cell>
              <table:table-cell office:value-type="float" office:value="582">
                <text:p>582</text:p>
              </table:table-cell>
              <table:table-cell office:value-type="float" office:value="519">
                <text:p>519</text:p>
              </table:table-cell>
              <table:table-cell office:value-type="float" office:value="339">
                <text:p>339</text:p>
              </table:table-cell>
              <table:table-cell office:value-type="float" office:value="576">
                <text:p>576</text:p>
              </table:table-cell>
              <table:table-cell office:value-type="float" office:value="501">
                <text:p>501</text:p>
              </table:table-cell>
              <table:table-cell office:value-type="float" office:value="1046">
                <text:p>1046</text:p>
              </table:table-cell>
              <table:table-cell office:value-type="float" office:value="556">
                <text:p>556</text:p>
              </table:table-cell>
              <table:table-cell office:value-type="float" office:value="551">
                <text:p>551</text:p>
              </table:table-cell>
              <table:table-cell office:value-type="float" office:value="378">
                <text:p>378</text:p>
              </table:table-cell>
              <table:table-cell office:value-type="float" office:value="566">
                <text:p>566</text:p>
              </table:table-cell>
              <table:table-cell office:value-type="float" office:value="844">
                <text:p>844</text:p>
              </table:table-cell>
              <table:table-cell office:value-type="float" office:value="394">
                <text:p>394</text:p>
              </table:table-cell>
              <table:table-cell office:value-type="float" office:value="691">
                <text:p>691</text:p>
              </table:table-cell>
              <table:table-cell office:value-type="float" office:value="562">
                <text:p>562</text:p>
              </table:table-cell>
              <table:table-cell office:value-type="float" office:value="478">
                <text:p>478</text:p>
              </table:table-cell>
              <table:table-cell office:value-type="float" office:value="726">
                <text:p>726</text:p>
              </table:table-cell>
              <table:table-cell office:value-type="float" office:value="745">
                <text:p>745</text:p>
              </table:table-cell>
              <table:table-cell office:value-type="float" office:value="760">
                <text:p>760</text:p>
              </table:table-cell>
              <table:table-cell office:value-type="float" office:value="555">
                <text:p>555</text:p>
              </table:table-cell>
              <table:table-cell office:value-type="float" office:value="599">
                <text:p>599</text:p>
              </table:table-cell>
              <table:table-cell office:value-type="float" office:value="394">
                <text:p>394</text:p>
              </table:table-cell>
              <table:table-cell office:value-type="float" office:value="852">
                <text:p>852</text:p>
              </table:table-cell>
              <table:table-cell office:value-type="float" office:value="501">
                <text:p>501</text:p>
              </table:table-cell>
              <table:table-cell office:value-type="float" office:value="668">
                <text:p>66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7">
                <text:p>687</text:p>
              </table:table-cell>
              <table:table-cell office:value-type="float" office:value="441">
                <text:p>441</text:p>
              </table:table-cell>
              <table:table-cell office:value-type="float" office:value="627">
                <text:p>627</text:p>
              </table:table-cell>
              <table:table-cell office:value-type="float" office:value="538">
                <text:p>538</text:p>
              </table:table-cell>
              <table:table-cell office:value-type="float" office:value="519">
                <text:p>519</text:p>
              </table:table-cell>
              <table:table-cell office:value-type="float" office:value="582">
                <text:p>582</text:p>
              </table:table-cell>
              <table:table-cell office:value-type="float" office:value="519">
                <text:p>519</text:p>
              </table:table-cell>
              <table:table-cell office:value-type="float" office:value="339">
                <text:p>339</text:p>
              </table:table-cell>
              <table:table-cell office:value-type="float" office:value="464">
                <text:p>464</text:p>
              </table:table-cell>
              <table:table-cell office:value-type="float" office:value="501">
                <text:p>501</text:p>
              </table:table-cell>
              <table:table-cell office:value-type="float" office:value="1046">
                <text:p>1046</text:p>
              </table:table-cell>
              <table:table-cell office:value-type="float" office:value="556">
                <text:p>556</text:p>
              </table:table-cell>
              <table:table-cell office:value-type="float" office:value="551">
                <text:p>551</text:p>
              </table:table-cell>
              <table:table-cell office:value-type="float" office:value="378">
                <text:p>378</text:p>
              </table:table-cell>
              <table:table-cell office:value-type="float" office:value="566">
                <text:p>566</text:p>
              </table:table-cell>
              <table:table-cell office:value-type="float" office:value="687">
                <text:p>687</text:p>
              </table:table-cell>
              <table:table-cell office:value-type="float" office:value="394">
                <text:p>394</text:p>
              </table:table-cell>
              <table:table-cell office:value-type="float" office:value="691">
                <text:p>691</text:p>
              </table:table-cell>
              <table:table-cell office:value-type="float" office:value="562">
                <text:p>562</text:p>
              </table:table-cell>
              <table:table-cell office:value-type="float" office:value="478">
                <text:p>478</text:p>
              </table:table-cell>
              <table:table-cell office:value-type="float" office:value="581">
                <text:p>581</text:p>
              </table:table-cell>
              <table:table-cell office:value-type="float" office:value="745">
                <text:p>745</text:p>
              </table:table-cell>
              <table:table-cell office:value-type="float" office:value="760">
                <text:p>760</text:p>
              </table:table-cell>
              <table:table-cell office:value-type="float" office:value="555">
                <text:p>555</text:p>
              </table:table-cell>
              <table:table-cell office:value-type="float" office:value="599">
                <text:p>599</text:p>
              </table:table-cell>
              <table:table-cell office:value-type="float" office:value="394">
                <text:p>394</text:p>
              </table:table-cell>
              <table:table-cell office:value-type="float" office:value="687">
                <text:p>687</text:p>
              </table:table-cell>
              <table:table-cell office:value-type="float" office:value="501">
                <text:p>501</text:p>
              </table:table-cell>
              <table:table-cell office:value-type="float" office:value="668">
                <text:p>668</text:p>
              </table:table-cell>
              <table:table-cell office:value-type="float" office:value="529">
                <text:p>5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3.817cm" svg:height="17.346cm" xlink:href=".." xlink:type="simple" chart:class="chart:line" chart:style-name="ch1">
        <chart:title svg:x="10.766cm" svg:y="0.482cm" chart:style-name="ch2">
          <text:p>GSM2-227</text:p>
        </chart:title>
        <chart:subtitle svg:x="11.282cm" svg:y="1.633cm" chart:style-name="ch3">
          <text:p>|F|=29</text:p>
        </chart:subtitle>
        <chart:plot-area chart:style-name="ch4" table:cell-range-address="Hoja4.A1:Hoja4.AD28" svg:x="0.476cm" svg:y="2.688cm" svg:width="22.865cm" svg:height="14.312cm">
          <chartooo:coordinate-region svg:x="2.394cm" svg:y="2.887cm" svg:width="20.76cm" svg:height="13.46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4.A1:Hoja4.A28" chart:class="chart:line">
            <chart:data-point chart:repeated="28"/>
          </chart:series>
          <chart:series chart:style-name="ch8" chart:values-cell-range-address="Hoja4.B1:Hoja4.B28" chart:class="chart:line">
            <chart:data-point chart:repeated="28"/>
          </chart:series>
          <chart:series chart:style-name="ch9" chart:values-cell-range-address="Hoja4.C1:Hoja4.C28" chart:class="chart:line">
            <chart:data-point chart:repeated="28"/>
          </chart:series>
          <chart:series chart:style-name="ch10" chart:values-cell-range-address="Hoja4.D1:Hoja4.D28" chart:class="chart:line">
            <chart:data-point chart:repeated="28"/>
          </chart:series>
          <chart:series chart:style-name="ch11" chart:values-cell-range-address="Hoja4.E1:Hoja4.E28" chart:class="chart:line">
            <chart:data-point chart:repeated="28"/>
          </chart:series>
          <chart:series chart:style-name="ch12" chart:values-cell-range-address="Hoja4.F1:Hoja4.F28" chart:class="chart:line">
            <chart:data-point chart:repeated="28"/>
          </chart:series>
          <chart:series chart:style-name="ch13" chart:values-cell-range-address="Hoja4.G1:Hoja4.G28" chart:class="chart:line">
            <chart:data-point chart:repeated="28"/>
          </chart:series>
          <chart:series chart:style-name="ch14" chart:values-cell-range-address="Hoja4.H1:Hoja4.H28" chart:class="chart:line">
            <chart:data-point chart:repeated="28"/>
          </chart:series>
          <chart:series chart:style-name="ch15" chart:values-cell-range-address="Hoja4.I1:Hoja4.I28" chart:class="chart:line">
            <chart:data-point chart:repeated="28"/>
          </chart:series>
          <chart:series chart:style-name="ch16" chart:values-cell-range-address="Hoja4.J1:Hoja4.J28" chart:class="chart:line">
            <chart:data-point chart:repeated="28"/>
          </chart:series>
          <chart:series chart:style-name="ch17" chart:values-cell-range-address="Hoja4.K1:Hoja4.K28" chart:class="chart:line">
            <chart:data-point chart:repeated="28"/>
          </chart:series>
          <chart:series chart:style-name="ch18" chart:values-cell-range-address="Hoja4.L1:Hoja4.L28" chart:class="chart:line">
            <chart:data-point chart:repeated="28"/>
          </chart:series>
          <chart:series chart:style-name="ch19" chart:values-cell-range-address="Hoja4.M1:Hoja4.M28" chart:class="chart:line">
            <chart:data-point chart:repeated="28"/>
          </chart:series>
          <chart:series chart:style-name="ch20" chart:values-cell-range-address="Hoja4.N1:Hoja4.N28" chart:class="chart:line">
            <chart:data-point chart:repeated="28"/>
          </chart:series>
          <chart:series chart:style-name="ch21" chart:values-cell-range-address="Hoja4.O1:Hoja4.O28" chart:class="chart:line">
            <chart:data-point chart:repeated="28"/>
          </chart:series>
          <chart:series chart:style-name="ch10" chart:values-cell-range-address="Hoja4.P1:Hoja4.P28" chart:class="chart:line">
            <chart:data-point chart:repeated="28"/>
          </chart:series>
          <chart:series chart:style-name="ch11" chart:values-cell-range-address="Hoja4.Q1:Hoja4.Q28" chart:class="chart:line">
            <chart:data-point chart:repeated="28"/>
          </chart:series>
          <chart:series chart:style-name="ch12" chart:values-cell-range-address="Hoja4.R1:Hoja4.R28" chart:class="chart:line">
            <chart:data-point chart:repeated="28"/>
          </chart:series>
          <chart:series chart:style-name="ch13" chart:values-cell-range-address="Hoja4.S1:Hoja4.S28" chart:class="chart:line">
            <chart:data-point chart:repeated="28"/>
          </chart:series>
          <chart:series chart:style-name="ch14" chart:values-cell-range-address="Hoja4.T1:Hoja4.T28" chart:class="chart:line">
            <chart:data-point chart:repeated="28"/>
          </chart:series>
          <chart:series chart:style-name="ch15" chart:values-cell-range-address="Hoja4.U1:Hoja4.U28" chart:class="chart:line">
            <chart:data-point chart:repeated="28"/>
          </chart:series>
          <chart:series chart:style-name="ch16" chart:values-cell-range-address="Hoja4.V1:Hoja4.V28" chart:class="chart:line">
            <chart:data-point chart:repeated="28"/>
          </chart:series>
          <chart:series chart:style-name="ch17" chart:values-cell-range-address="Hoja4.W1:Hoja4.W28" chart:class="chart:line">
            <chart:data-point chart:repeated="28"/>
          </chart:series>
          <chart:series chart:style-name="ch18" chart:values-cell-range-address="Hoja4.X1:Hoja4.X28" chart:class="chart:line">
            <chart:data-point chart:repeated="28"/>
          </chart:series>
          <chart:series chart:style-name="ch19" chart:values-cell-range-address="Hoja4.Y1:Hoja4.Y28" chart:class="chart:line">
            <chart:data-point chart:repeated="28"/>
          </chart:series>
          <chart:series chart:style-name="ch20" chart:values-cell-range-address="Hoja4.Z1:Hoja4.Z28" chart:class="chart:line">
            <chart:data-point chart:repeated="28"/>
          </chart:series>
          <chart:series chart:style-name="ch21" chart:values-cell-range-address="Hoja4.AA1:Hoja4.AA28" chart:class="chart:line">
            <chart:data-point chart:repeated="28"/>
          </chart:series>
          <chart:series chart:style-name="ch10" chart:values-cell-range-address="Hoja4.AB1:Hoja4.AB28" chart:class="chart:line">
            <chart:data-point chart:repeated="28"/>
          </chart:series>
          <chart:series chart:style-name="ch11" chart:values-cell-range-address="Hoja4.AC1:Hoja4.AC28" chart:class="chart:line">
            <chart:data-point chart:repeated="28"/>
          </chart:series>
          <chart:series chart:style-name="ch12" chart:values-cell-range-address="Hoja4.AD1:Hoja4.AD28" chart:class="chart:line">
            <chart:data-point chart:repeated="28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90955">
                <text:p>100090955</text:p>
                <draw:g>
                  <svg:desc>Hoja4.A1:Hoja4.A28</svg:desc>
                </draw:g>
              </table:table-cell>
              <table:table-cell office:value-type="float" office:value="200080268">
                <text:p>200080268</text:p>
                <draw:g>
                  <svg:desc>Hoja4.B1:Hoja4.B28</svg:desc>
                </draw:g>
              </table:table-cell>
              <table:table-cell office:value-type="float" office:value="100087877">
                <text:p>100087877</text:p>
                <draw:g>
                  <svg:desc>Hoja4.C1:Hoja4.C28</svg:desc>
                </draw:g>
              </table:table-cell>
              <table:table-cell office:value-type="float" office:value="94810">
                <text:p>94810</text:p>
                <draw:g>
                  <svg:desc>Hoja4.D1:Hoja4.D28</svg:desc>
                </draw:g>
              </table:table-cell>
              <table:table-cell office:value-type="float" office:value="100090955">
                <text:p>100090955</text:p>
                <draw:g>
                  <svg:desc>Hoja4.E1:Hoja4.E28</svg:desc>
                </draw:g>
              </table:table-cell>
              <table:table-cell office:value-type="float" office:value="105401">
                <text:p>105401</text:p>
                <draw:g>
                  <svg:desc>Hoja4.F1:Hoja4.F28</svg:desc>
                </draw:g>
              </table:table-cell>
              <table:table-cell office:value-type="float" office:value="200089440">
                <text:p>200089440</text:p>
                <draw:g>
                  <svg:desc>Hoja4.G1:Hoja4.G28</svg:desc>
                </draw:g>
              </table:table-cell>
              <table:table-cell office:value-type="float" office:value="200099424">
                <text:p>200099424</text:p>
                <draw:g>
                  <svg:desc>Hoja4.H1:Hoja4.H28</svg:desc>
                </draw:g>
              </table:table-cell>
              <table:table-cell office:value-type="float" office:value="128897">
                <text:p>128897</text:p>
                <draw:g>
                  <svg:desc>Hoja4.I1:Hoja4.I28</svg:desc>
                </draw:g>
              </table:table-cell>
              <table:table-cell office:value-type="float" office:value="300086289">
                <text:p>300086289</text:p>
                <draw:g>
                  <svg:desc>Hoja4.J1:Hoja4.J28</svg:desc>
                </draw:g>
              </table:table-cell>
              <table:table-cell office:value-type="float" office:value="100111927">
                <text:p>100111927</text:p>
                <draw:g>
                  <svg:desc>Hoja4.K1:Hoja4.K28</svg:desc>
                </draw:g>
              </table:table-cell>
              <table:table-cell office:value-type="float" office:value="100099733">
                <text:p>100099733</text:p>
                <draw:g>
                  <svg:desc>Hoja4.L1:Hoja4.L28</svg:desc>
                </draw:g>
              </table:table-cell>
              <table:table-cell office:value-type="float" office:value="100092123">
                <text:p>100092123</text:p>
                <draw:g>
                  <svg:desc>Hoja4.M1:Hoja4.M28</svg:desc>
                </draw:g>
              </table:table-cell>
              <table:table-cell office:value-type="float" office:value="100090967">
                <text:p>100090967</text:p>
                <draw:g>
                  <svg:desc>Hoja4.N1:Hoja4.N28</svg:desc>
                </draw:g>
              </table:table-cell>
              <table:table-cell office:value-type="float" office:value="200096560">
                <text:p>200096560</text:p>
                <draw:g>
                  <svg:desc>Hoja4.O1:Hoja4.O28</svg:desc>
                </draw:g>
              </table:table-cell>
              <table:table-cell office:value-type="float" office:value="100089266">
                <text:p>100089266</text:p>
                <draw:g>
                  <svg:desc>Hoja4.P1:Hoja4.P28</svg:desc>
                </draw:g>
              </table:table-cell>
              <table:table-cell office:value-type="float" office:value="200109881">
                <text:p>200109881</text:p>
                <draw:g>
                  <svg:desc>Hoja4.Q1:Hoja4.Q28</svg:desc>
                </draw:g>
              </table:table-cell>
              <table:table-cell office:value-type="float" office:value="100114757">
                <text:p>100114757</text:p>
                <draw:g>
                  <svg:desc>Hoja4.R1:Hoja4.R28</svg:desc>
                </draw:g>
              </table:table-cell>
              <table:table-cell office:value-type="float" office:value="200107501">
                <text:p>200107501</text:p>
                <draw:g>
                  <svg:desc>Hoja4.S1:Hoja4.S28</svg:desc>
                </draw:g>
              </table:table-cell>
              <table:table-cell office:value-type="float" office:value="119732">
                <text:p>119732</text:p>
                <draw:g>
                  <svg:desc>Hoja4.T1:Hoja4.T28</svg:desc>
                </draw:g>
              </table:table-cell>
              <table:table-cell office:value-type="float" office:value="100105832">
                <text:p>100105832</text:p>
                <draw:g>
                  <svg:desc>Hoja4.U1:Hoja4.U28</svg:desc>
                </draw:g>
              </table:table-cell>
              <table:table-cell office:value-type="float" office:value="200090712">
                <text:p>200090712</text:p>
                <draw:g>
                  <svg:desc>Hoja4.V1:Hoja4.V28</svg:desc>
                </draw:g>
              </table:table-cell>
              <table:table-cell office:value-type="float" office:value="200109397">
                <text:p>200109397</text:p>
                <draw:g>
                  <svg:desc>Hoja4.W1:Hoja4.W28</svg:desc>
                </draw:g>
              </table:table-cell>
              <table:table-cell office:value-type="float" office:value="200083961">
                <text:p>200083961</text:p>
                <draw:g>
                  <svg:desc>Hoja4.X1:Hoja4.X28</svg:desc>
                </draw:g>
              </table:table-cell>
              <table:table-cell office:value-type="float" office:value="106494">
                <text:p>106494</text:p>
                <draw:g>
                  <svg:desc>Hoja4.Y1:Hoja4.Y28</svg:desc>
                </draw:g>
              </table:table-cell>
              <table:table-cell office:value-type="float" office:value="100102943">
                <text:p>100102943</text:p>
                <draw:g>
                  <svg:desc>Hoja4.Z1:Hoja4.Z28</svg:desc>
                </draw:g>
              </table:table-cell>
              <table:table-cell office:value-type="float" office:value="100088716">
                <text:p>100088716</text:p>
                <draw:g>
                  <svg:desc>Hoja4.AA1:Hoja4.AA28</svg:desc>
                </draw:g>
              </table:table-cell>
              <table:table-cell office:value-type="float" office:value="200100219">
                <text:p>200100219</text:p>
                <draw:g>
                  <svg:desc>Hoja4.AB1:Hoja4.AB28</svg:desc>
                </draw:g>
              </table:table-cell>
              <table:table-cell office:value-type="float" office:value="200092185">
                <text:p>200092185</text:p>
                <draw:g>
                  <svg:desc>Hoja4.AC1:Hoja4.AC28</svg:desc>
                </draw:g>
              </table:table-cell>
              <table:table-cell office:value-type="float" office:value="200096078">
                <text:p>200096078</text:p>
                <draw:g>
                  <svg:desc>Hoja4.AD1:Hoja4.A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201">
                <text:p>89201</text:p>
              </table:table-cell>
              <table:table-cell office:value-type="float" office:value="100092718">
                <text:p>100092718</text:p>
              </table:table-cell>
              <table:table-cell office:value-type="float" office:value="100080729">
                <text:p>100080729</text:p>
              </table:table-cell>
              <table:table-cell office:value-type="float" office:value="94810">
                <text:p>94810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100095210">
                <text:p>100095210</text:p>
              </table:table-cell>
              <table:table-cell office:value-type="float" office:value="102513">
                <text:p>102513</text:p>
              </table:table-cell>
              <table:table-cell office:value-type="float" office:value="128897">
                <text:p>128897</text:p>
              </table:table-cell>
              <table:table-cell office:value-type="float" office:value="200086069">
                <text:p>200086069</text:p>
              </table:table-cell>
              <table:table-cell office:value-type="float" office:value="108281">
                <text:p>108281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090967">
                <text:p>100090967</text:p>
              </table:table-cell>
              <table:table-cell office:value-type="float" office:value="115631">
                <text:p>115631</text:p>
              </table:table-cell>
              <table:table-cell office:value-type="float" office:value="100084480">
                <text:p>100084480</text:p>
              </table:table-cell>
              <table:table-cell office:value-type="float" office:value="100136772">
                <text:p>100136772</text:p>
              </table:table-cell>
              <table:table-cell office:value-type="float" office:value="100110108">
                <text:p>100110108</text:p>
              </table:table-cell>
              <table:table-cell office:value-type="float" office:value="100109360">
                <text:p>100109360</text:p>
              </table:table-cell>
              <table:table-cell office:value-type="float" office:value="119732">
                <text:p>119732</text:p>
              </table:table-cell>
              <table:table-cell office:value-type="float" office:value="104741">
                <text:p>104741</text:p>
              </table:table-cell>
              <table:table-cell office:value-type="float" office:value="200087699">
                <text:p>200087699</text:p>
              </table:table-cell>
              <table:table-cell office:value-type="float" office:value="100112231">
                <text:p>100112231</text:p>
              </table:table-cell>
              <table:table-cell office:value-type="float" office:value="110374">
                <text:p>110374</text:p>
              </table:table-cell>
              <table:table-cell office:value-type="float" office:value="102462">
                <text:p>102462</text:p>
              </table:table-cell>
              <table:table-cell office:value-type="float" office:value="100102943">
                <text:p>100102943</text:p>
              </table:table-cell>
              <table:table-cell office:value-type="float" office:value="101972">
                <text:p>101972</text:p>
              </table:table-cell>
              <table:table-cell office:value-type="float" office:value="100102520">
                <text:p>100102520</text:p>
              </table:table-cell>
              <table:table-cell office:value-type="float" office:value="100094445">
                <text:p>100094445</text:p>
              </table:table-cell>
              <table:table-cell office:value-type="float" office:value="200096078">
                <text:p>200096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201">
                <text:p>89201</text:p>
              </table:table-cell>
              <table:table-cell office:value-type="float" office:value="100092718">
                <text:p>100092718</text:p>
              </table:table-cell>
              <table:table-cell office:value-type="float" office:value="100077990">
                <text:p>100077990</text:p>
              </table:table-cell>
              <table:table-cell office:value-type="float" office:value="94810">
                <text:p>94810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1976">
                <text:p>91976</text:p>
              </table:table-cell>
              <table:table-cell office:value-type="float" office:value="102513">
                <text:p>102513</text:p>
              </table:table-cell>
              <table:table-cell office:value-type="float" office:value="128897">
                <text:p>128897</text:p>
              </table:table-cell>
              <table:table-cell office:value-type="float" office:value="200086069">
                <text:p>200086069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5631">
                <text:p>115631</text:p>
              </table:table-cell>
              <table:table-cell office:value-type="float" office:value="100084480">
                <text:p>100084480</text:p>
              </table:table-cell>
              <table:table-cell office:value-type="float" office:value="133015">
                <text:p>133015</text:p>
              </table:table-cell>
              <table:table-cell office:value-type="float" office:value="112963">
                <text:p>112963</text:p>
              </table:table-cell>
              <table:table-cell office:value-type="float" office:value="100099928">
                <text:p>100099928</text:p>
              </table:table-cell>
              <table:table-cell office:value-type="float" office:value="119732">
                <text:p>119732</text:p>
              </table:table-cell>
              <table:table-cell office:value-type="float" office:value="104741">
                <text:p>104741</text:p>
              </table:table-cell>
              <table:table-cell office:value-type="float" office:value="200084053">
                <text:p>200084053</text:p>
              </table:table-cell>
              <table:table-cell office:value-type="float" office:value="100103242">
                <text:p>100103242</text:p>
              </table:table-cell>
              <table:table-cell office:value-type="float" office:value="110374">
                <text:p>110374</text:p>
              </table:table-cell>
              <table:table-cell office:value-type="float" office:value="102462">
                <text:p>102462</text:p>
              </table:table-cell>
              <table:table-cell office:value-type="float" office:value="119669">
                <text:p>119669</text:p>
              </table:table-cell>
              <table:table-cell office:value-type="float" office:value="100014">
                <text:p>100014</text:p>
              </table:table-cell>
              <table:table-cell office:value-type="float" office:value="101761">
                <text:p>101761</text:p>
              </table:table-cell>
              <table:table-cell office:value-type="float" office:value="108229">
                <text:p>108229</text:p>
              </table:table-cell>
              <table:table-cell office:value-type="float" office:value="200096078">
                <text:p>200096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201">
                <text:p>89201</text:p>
              </table:table-cell>
              <table:table-cell office:value-type="float" office:value="100092718">
                <text:p>100092718</text:p>
              </table:table-cell>
              <table:table-cell office:value-type="float" office:value="100077990">
                <text:p>100077990</text:p>
              </table:table-cell>
              <table:table-cell office:value-type="float" office:value="94810">
                <text:p>94810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1976">
                <text:p>91976</text:p>
              </table:table-cell>
              <table:table-cell office:value-type="float" office:value="102513">
                <text:p>102513</text:p>
              </table:table-cell>
              <table:table-cell office:value-type="float" office:value="128897">
                <text:p>128897</text:p>
              </table:table-cell>
              <table:table-cell office:value-type="float" office:value="100088818">
                <text:p>100088818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5631">
                <text:p>115631</text:p>
              </table:table-cell>
              <table:table-cell office:value-type="float" office:value="100084480">
                <text:p>100084480</text:p>
              </table:table-cell>
              <table:table-cell office:value-type="float" office:value="127420">
                <text:p>127420</text:p>
              </table:table-cell>
              <table:table-cell office:value-type="float" office:value="112963">
                <text:p>112963</text:p>
              </table:table-cell>
              <table:table-cell office:value-type="float" office:value="100098654">
                <text:p>100098654</text:p>
              </table:table-cell>
              <table:table-cell office:value-type="float" office:value="119732">
                <text:p>119732</text:p>
              </table:table-cell>
              <table:table-cell office:value-type="float" office:value="104741">
                <text:p>104741</text:p>
              </table:table-cell>
              <table:table-cell office:value-type="float" office:value="200080350">
                <text:p>200080350</text:p>
              </table:table-cell>
              <table:table-cell office:value-type="float" office:value="100103000">
                <text:p>100103000</text:p>
              </table:table-cell>
              <table:table-cell office:value-type="float" office:value="110374">
                <text:p>110374</text:p>
              </table:table-cell>
              <table:table-cell office:value-type="float" office:value="102462">
                <text:p>102462</text:p>
              </table:table-cell>
              <table:table-cell office:value-type="float" office:value="118880">
                <text:p>118880</text:p>
              </table:table-cell>
              <table:table-cell office:value-type="float" office:value="100014">
                <text:p>100014</text:p>
              </table:table-cell>
              <table:table-cell office:value-type="float" office:value="101761">
                <text:p>101761</text:p>
              </table:table-cell>
              <table:table-cell office:value-type="float" office:value="108229">
                <text:p>108229</text:p>
              </table:table-cell>
              <table:table-cell office:value-type="float" office:value="200092554">
                <text:p>200092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201">
                <text:p>89201</text:p>
              </table:table-cell>
              <table:table-cell office:value-type="float" office:value="100090920">
                <text:p>100090920</text:p>
              </table:table-cell>
              <table:table-cell office:value-type="float" office:value="100077990">
                <text:p>100077990</text:p>
              </table:table-cell>
              <table:table-cell office:value-type="float" office:value="94810">
                <text:p>94810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1976">
                <text:p>91976</text:p>
              </table:table-cell>
              <table:table-cell office:value-type="float" office:value="102513">
                <text:p>102513</text:p>
              </table:table-cell>
              <table:table-cell office:value-type="float" office:value="128897">
                <text:p>128897</text:p>
              </table:table-cell>
              <table:table-cell office:value-type="float" office:value="100087890">
                <text:p>100087890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5631">
                <text:p>115631</text:p>
              </table:table-cell>
              <table:table-cell office:value-type="float" office:value="100084480">
                <text:p>100084480</text:p>
              </table:table-cell>
              <table:table-cell office:value-type="float" office:value="127420">
                <text:p>127420</text:p>
              </table:table-cell>
              <table:table-cell office:value-type="float" office:value="112963">
                <text:p>112963</text:p>
              </table:table-cell>
              <table:table-cell office:value-type="float" office:value="100084651">
                <text:p>100084651</text:p>
              </table:table-cell>
              <table:table-cell office:value-type="float" office:value="119732">
                <text:p>119732</text:p>
              </table:table-cell>
              <table:table-cell office:value-type="float" office:value="104741">
                <text:p>104741</text:p>
              </table:table-cell>
              <table:table-cell office:value-type="float" office:value="100079886">
                <text:p>100079886</text:p>
              </table:table-cell>
              <table:table-cell office:value-type="float" office:value="100103000">
                <text:p>100103000</text:p>
              </table:table-cell>
              <table:table-cell office:value-type="float" office:value="110374">
                <text:p>110374</text:p>
              </table:table-cell>
              <table:table-cell office:value-type="float" office:value="102462">
                <text:p>102462</text:p>
              </table:table-cell>
              <table:table-cell office:value-type="float" office:value="118880">
                <text:p>118880</text:p>
              </table:table-cell>
              <table:table-cell office:value-type="float" office:value="100014">
                <text:p>100014</text:p>
              </table:table-cell>
              <table:table-cell office:value-type="float" office:value="101761">
                <text:p>101761</text:p>
              </table:table-cell>
              <table:table-cell office:value-type="float" office:value="108229">
                <text:p>108229</text:p>
              </table:table-cell>
              <table:table-cell office:value-type="float" office:value="100085821">
                <text:p>100085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100077990">
                <text:p>100077990</text:p>
              </table:table-cell>
              <table:table-cell office:value-type="float" office:value="94810">
                <text:p>94810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1976">
                <text:p>91976</text:p>
              </table:table-cell>
              <table:table-cell office:value-type="float" office:value="102513">
                <text:p>102513</text:p>
              </table:table-cell>
              <table:table-cell office:value-type="float" office:value="128897">
                <text:p>128897</text:p>
              </table:table-cell>
              <table:table-cell office:value-type="float" office:value="100086762">
                <text:p>100086762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5631">
                <text:p>115631</text:p>
              </table:table-cell>
              <table:table-cell office:value-type="float" office:value="100084480">
                <text:p>100084480</text:p>
              </table:table-cell>
              <table:table-cell office:value-type="float" office:value="127420">
                <text:p>127420</text:p>
              </table:table-cell>
              <table:table-cell office:value-type="float" office:value="112963">
                <text:p>112963</text:p>
              </table:table-cell>
              <table:table-cell office:value-type="float" office:value="93069">
                <text:p>93069</text:p>
              </table:table-cell>
              <table:table-cell office:value-type="float" office:value="119732">
                <text:p>119732</text:p>
              </table:table-cell>
              <table:table-cell office:value-type="float" office:value="104741">
                <text:p>104741</text:p>
              </table:table-cell>
              <table:table-cell office:value-type="float" office:value="100079886">
                <text:p>100079886</text:p>
              </table:table-cell>
              <table:table-cell office:value-type="float" office:value="100103000">
                <text:p>100103000</text:p>
              </table:table-cell>
              <table:table-cell office:value-type="float" office:value="110374">
                <text:p>110374</text:p>
              </table:table-cell>
              <table:table-cell office:value-type="float" office:value="102462">
                <text:p>102462</text:p>
              </table:table-cell>
              <table:table-cell office:value-type="float" office:value="118880">
                <text:p>118880</text:p>
              </table:table-cell>
              <table:table-cell office:value-type="float" office:value="100014">
                <text:p>100014</text:p>
              </table:table-cell>
              <table:table-cell office:value-type="float" office:value="101761">
                <text:p>101761</text:p>
              </table:table-cell>
              <table:table-cell office:value-type="float" office:value="108229">
                <text:p>108229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4810">
                <text:p>94810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1976">
                <text:p>91976</text:p>
              </table:table-cell>
              <table:table-cell office:value-type="float" office:value="102513">
                <text:p>102513</text:p>
              </table:table-cell>
              <table:table-cell office:value-type="float" office:value="128897">
                <text:p>128897</text:p>
              </table:table-cell>
              <table:table-cell office:value-type="float" office:value="100086762">
                <text:p>100086762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5631">
                <text:p>115631</text:p>
              </table:table-cell>
              <table:table-cell office:value-type="float" office:value="100084480">
                <text:p>100084480</text:p>
              </table:table-cell>
              <table:table-cell office:value-type="float" office:value="127420">
                <text:p>127420</text:p>
              </table:table-cell>
              <table:table-cell office:value-type="float" office:value="112963">
                <text:p>112963</text:p>
              </table:table-cell>
              <table:table-cell office:value-type="float" office:value="93069">
                <text:p>93069</text:p>
              </table:table-cell>
              <table:table-cell office:value-type="float" office:value="119732">
                <text:p>119732</text:p>
              </table:table-cell>
              <table:table-cell office:value-type="float" office:value="104741">
                <text:p>104741</text:p>
              </table:table-cell>
              <table:table-cell office:value-type="float" office:value="100079886">
                <text:p>100079886</text:p>
              </table:table-cell>
              <table:table-cell office:value-type="float" office:value="100103000">
                <text:p>100103000</text:p>
              </table:table-cell>
              <table:table-cell office:value-type="float" office:value="110374">
                <text:p>110374</text:p>
              </table:table-cell>
              <table:table-cell office:value-type="float" office:value="102462">
                <text:p>102462</text:p>
              </table:table-cell>
              <table:table-cell office:value-type="float" office:value="118880">
                <text:p>118880</text:p>
              </table:table-cell>
              <table:table-cell office:value-type="float" office:value="100014">
                <text:p>100014</text:p>
              </table:table-cell>
              <table:table-cell office:value-type="float" office:value="101761">
                <text:p>101761</text:p>
              </table:table-cell>
              <table:table-cell office:value-type="float" office:value="108229">
                <text:p>108229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4810">
                <text:p>94810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1976">
                <text:p>91976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0086762">
                <text:p>100086762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5631">
                <text:p>115631</text:p>
              </table:table-cell>
              <table:table-cell office:value-type="float" office:value="100084480">
                <text:p>100084480</text:p>
              </table:table-cell>
              <table:table-cell office:value-type="float" office:value="127420">
                <text:p>127420</text:p>
              </table:table-cell>
              <table:table-cell office:value-type="float" office:value="112963">
                <text:p>112963</text:p>
              </table:table-cell>
              <table:table-cell office:value-type="float" office:value="93069">
                <text:p>93069</text:p>
              </table:table-cell>
              <table:table-cell office:value-type="float" office:value="119732">
                <text:p>119732</text:p>
              </table:table-cell>
              <table:table-cell office:value-type="float" office:value="104741">
                <text:p>104741</text:p>
              </table:table-cell>
              <table:table-cell office:value-type="float" office:value="100079886">
                <text:p>100079886</text:p>
              </table:table-cell>
              <table:table-cell office:value-type="float" office:value="100103000">
                <text:p>100103000</text:p>
              </table:table-cell>
              <table:table-cell office:value-type="float" office:value="110374">
                <text:p>110374</text:p>
              </table:table-cell>
              <table:table-cell office:value-type="float" office:value="102462">
                <text:p>102462</text:p>
              </table:table-cell>
              <table:table-cell office:value-type="float" office:value="118880">
                <text:p>118880</text:p>
              </table:table-cell>
              <table:table-cell office:value-type="float" office:value="100014">
                <text:p>100014</text:p>
              </table:table-cell>
              <table:table-cell office:value-type="float" office:value="101761">
                <text:p>101761</text:p>
              </table:table-cell>
              <table:table-cell office:value-type="float" office:value="108229">
                <text:p>108229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4810">
                <text:p>94810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1976">
                <text:p>91976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0086762">
                <text:p>100086762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5631">
                <text:p>115631</text:p>
              </table:table-cell>
              <table:table-cell office:value-type="float" office:value="100084480">
                <text:p>100084480</text:p>
              </table:table-cell>
              <table:table-cell office:value-type="float" office:value="127420">
                <text:p>127420</text:p>
              </table:table-cell>
              <table:table-cell office:value-type="float" office:value="112963">
                <text:p>112963</text:p>
              </table:table-cell>
              <table:table-cell office:value-type="float" office:value="93069">
                <text:p>93069</text:p>
              </table:table-cell>
              <table:table-cell office:value-type="float" office:value="119732">
                <text:p>119732</text:p>
              </table:table-cell>
              <table:table-cell office:value-type="float" office:value="104741">
                <text:p>104741</text:p>
              </table:table-cell>
              <table:table-cell office:value-type="float" office:value="100079886">
                <text:p>100079886</text:p>
              </table:table-cell>
              <table:table-cell office:value-type="float" office:value="100103000">
                <text:p>100103000</text:p>
              </table:table-cell>
              <table:table-cell office:value-type="float" office:value="110374">
                <text:p>110374</text:p>
              </table:table-cell>
              <table:table-cell office:value-type="float" office:value="102462">
                <text:p>102462</text:p>
              </table:table-cell>
              <table:table-cell office:value-type="float" office:value="118880">
                <text:p>118880</text:p>
              </table:table-cell>
              <table:table-cell office:value-type="float" office:value="100014">
                <text:p>100014</text:p>
              </table:table-cell>
              <table:table-cell office:value-type="float" office:value="101761">
                <text:p>101761</text:p>
              </table:table-cell>
              <table:table-cell office:value-type="float" office:value="108229">
                <text:p>108229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4810">
                <text:p>94810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1976">
                <text:p>91976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0086762">
                <text:p>100086762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5631">
                <text:p>115631</text:p>
              </table:table-cell>
              <table:table-cell office:value-type="float" office:value="100084480">
                <text:p>100084480</text:p>
              </table:table-cell>
              <table:table-cell office:value-type="float" office:value="127420">
                <text:p>127420</text:p>
              </table:table-cell>
              <table:table-cell office:value-type="float" office:value="112963">
                <text:p>112963</text:p>
              </table:table-cell>
              <table:table-cell office:value-type="float" office:value="93069">
                <text:p>93069</text:p>
              </table:table-cell>
              <table:table-cell office:value-type="float" office:value="119732">
                <text:p>119732</text:p>
              </table:table-cell>
              <table:table-cell office:value-type="float" office:value="104741">
                <text:p>104741</text:p>
              </table:table-cell>
              <table:table-cell office:value-type="float" office:value="100079886">
                <text:p>100079886</text:p>
              </table:table-cell>
              <table:table-cell office:value-type="float" office:value="100103000">
                <text:p>100103000</text:p>
              </table:table-cell>
              <table:table-cell office:value-type="float" office:value="110374">
                <text:p>110374</text:p>
              </table:table-cell>
              <table:table-cell office:value-type="float" office:value="102462">
                <text:p>102462</text:p>
              </table:table-cell>
              <table:table-cell office:value-type="float" office:value="118880">
                <text:p>118880</text:p>
              </table:table-cell>
              <table:table-cell office:value-type="float" office:value="100014">
                <text:p>100014</text:p>
              </table:table-cell>
              <table:table-cell office:value-type="float" office:value="101761">
                <text:p>101761</text:p>
              </table:table-cell>
              <table:table-cell office:value-type="float" office:value="108229">
                <text:p>108229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4810">
                <text:p>94810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1976">
                <text:p>91976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0086762">
                <text:p>100086762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0895">
                <text:p>110895</text:p>
              </table:table-cell>
              <table:table-cell office:value-type="float" office:value="100084480">
                <text:p>100084480</text:p>
              </table:table-cell>
              <table:table-cell office:value-type="float" office:value="127420">
                <text:p>127420</text:p>
              </table:table-cell>
              <table:table-cell office:value-type="float" office:value="112963">
                <text:p>112963</text:p>
              </table:table-cell>
              <table:table-cell office:value-type="float" office:value="93069">
                <text:p>93069</text:p>
              </table:table-cell>
              <table:table-cell office:value-type="float" office:value="119732">
                <text:p>119732</text:p>
              </table:table-cell>
              <table:table-cell office:value-type="float" office:value="104741">
                <text:p>104741</text:p>
              </table:table-cell>
              <table:table-cell office:value-type="float" office:value="100079886">
                <text:p>100079886</text:p>
              </table:table-cell>
              <table:table-cell office:value-type="float" office:value="100103000">
                <text:p>100103000</text:p>
              </table:table-cell>
              <table:table-cell office:value-type="float" office:value="110374">
                <text:p>110374</text:p>
              </table:table-cell>
              <table:table-cell office:value-type="float" office:value="102462">
                <text:p>102462</text:p>
              </table:table-cell>
              <table:table-cell office:value-type="float" office:value="118880">
                <text:p>118880</text:p>
              </table:table-cell>
              <table:table-cell office:value-type="float" office:value="96294">
                <text:p>96294</text:p>
              </table:table-cell>
              <table:table-cell office:value-type="float" office:value="101761">
                <text:p>101761</text:p>
              </table:table-cell>
              <table:table-cell office:value-type="float" office:value="108229">
                <text:p>108229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4810">
                <text:p>94810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1976">
                <text:p>91976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0086762">
                <text:p>100086762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0895">
                <text:p>110895</text:p>
              </table:table-cell>
              <table:table-cell office:value-type="float" office:value="119265">
                <text:p>119265</text:p>
              </table:table-cell>
              <table:table-cell office:value-type="float" office:value="104251">
                <text:p>104251</text:p>
              </table:table-cell>
              <table:table-cell office:value-type="float" office:value="112963">
                <text:p>112963</text:p>
              </table:table-cell>
              <table:table-cell office:value-type="float" office:value="93069">
                <text:p>93069</text:p>
              </table:table-cell>
              <table:table-cell office:value-type="float" office:value="111731">
                <text:p>111731</text:p>
              </table:table-cell>
              <table:table-cell office:value-type="float" office:value="104741">
                <text:p>104741</text:p>
              </table:table-cell>
              <table:table-cell office:value-type="float" office:value="100079886">
                <text:p>100079886</text:p>
              </table:table-cell>
              <table:table-cell office:value-type="float" office:value="100103000">
                <text:p>100103000</text:p>
              </table:table-cell>
              <table:table-cell office:value-type="float" office:value="110374">
                <text:p>110374</text:p>
              </table:table-cell>
              <table:table-cell office:value-type="float" office:value="102462">
                <text:p>102462</text:p>
              </table:table-cell>
              <table:table-cell office:value-type="float" office:value="106169">
                <text:p>106169</text:p>
              </table:table-cell>
              <table:table-cell office:value-type="float" office:value="96294">
                <text:p>96294</text:p>
              </table:table-cell>
              <table:table-cell office:value-type="float" office:value="101761">
                <text:p>101761</text:p>
              </table:table-cell>
              <table:table-cell office:value-type="float" office:value="108229">
                <text:p>108229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4810">
                <text:p>94810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1976">
                <text:p>91976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10973">
                <text:p>110973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0895">
                <text:p>110895</text:p>
              </table:table-cell>
              <table:table-cell office:value-type="float" office:value="119265">
                <text:p>119265</text:p>
              </table:table-cell>
              <table:table-cell office:value-type="float" office:value="101779">
                <text:p>101779</text:p>
              </table:table-cell>
              <table:table-cell office:value-type="float" office:value="108260">
                <text:p>108260</text:p>
              </table:table-cell>
              <table:table-cell office:value-type="float" office:value="93069">
                <text:p>93069</text:p>
              </table:table-cell>
              <table:table-cell office:value-type="float" office:value="111731">
                <text:p>111731</text:p>
              </table:table-cell>
              <table:table-cell office:value-type="float" office:value="104741">
                <text:p>104741</text:p>
              </table:table-cell>
              <table:table-cell office:value-type="float" office:value="100079886">
                <text:p>100079886</text:p>
              </table:table-cell>
              <table:table-cell office:value-type="float" office:value="128395">
                <text:p>128395</text:p>
              </table:table-cell>
              <table:table-cell office:value-type="float" office:value="110374">
                <text:p>110374</text:p>
              </table:table-cell>
              <table:table-cell office:value-type="float" office:value="102462">
                <text:p>102462</text:p>
              </table:table-cell>
              <table:table-cell office:value-type="float" office:value="106169">
                <text:p>106169</text:p>
              </table:table-cell>
              <table:table-cell office:value-type="float" office:value="96294">
                <text:p>96294</text:p>
              </table:table-cell>
              <table:table-cell office:value-type="float" office:value="101761">
                <text:p>101761</text:p>
              </table:table-cell>
              <table:table-cell office:value-type="float" office:value="108229">
                <text:p>108229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4810">
                <text:p>94810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1976">
                <text:p>91976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8532">
                <text:p>108532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0895">
                <text:p>110895</text:p>
              </table:table-cell>
              <table:table-cell office:value-type="float" office:value="119265">
                <text:p>119265</text:p>
              </table:table-cell>
              <table:table-cell office:value-type="float" office:value="101779">
                <text:p>101779</text:p>
              </table:table-cell>
              <table:table-cell office:value-type="float" office:value="108260">
                <text:p>108260</text:p>
              </table:table-cell>
              <table:table-cell office:value-type="float" office:value="93069">
                <text:p>93069</text:p>
              </table:table-cell>
              <table:table-cell office:value-type="float" office:value="111731">
                <text:p>111731</text:p>
              </table:table-cell>
              <table:table-cell office:value-type="float" office:value="104741">
                <text:p>104741</text:p>
              </table:table-cell>
              <table:table-cell office:value-type="float" office:value="100079886">
                <text:p>100079886</text:p>
              </table:table-cell>
              <table:table-cell office:value-type="float" office:value="124911">
                <text:p>124911</text:p>
              </table:table-cell>
              <table:table-cell office:value-type="float" office:value="110374">
                <text:p>110374</text:p>
              </table:table-cell>
              <table:table-cell office:value-type="float" office:value="102462">
                <text:p>102462</text:p>
              </table:table-cell>
              <table:table-cell office:value-type="float" office:value="106169">
                <text:p>106169</text:p>
              </table:table-cell>
              <table:table-cell office:value-type="float" office:value="96294">
                <text:p>96294</text:p>
              </table:table-cell>
              <table:table-cell office:value-type="float" office:value="92554">
                <text:p>92554</text:p>
              </table:table-cell>
              <table:table-cell office:value-type="float" office:value="108229">
                <text:p>108229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4810">
                <text:p>94810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1976">
                <text:p>91976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8532">
                <text:p>108532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0895">
                <text:p>110895</text:p>
              </table:table-cell>
              <table:table-cell office:value-type="float" office:value="119265">
                <text:p>119265</text:p>
              </table:table-cell>
              <table:table-cell office:value-type="float" office:value="101779">
                <text:p>101779</text:p>
              </table:table-cell>
              <table:table-cell office:value-type="float" office:value="108260">
                <text:p>108260</text:p>
              </table:table-cell>
              <table:table-cell office:value-type="float" office:value="93069">
                <text:p>93069</text:p>
              </table:table-cell>
              <table:table-cell office:value-type="float" office:value="111731">
                <text:p>111731</text:p>
              </table:table-cell>
              <table:table-cell office:value-type="float" office:value="104741">
                <text:p>104741</text:p>
              </table:table-cell>
              <table:table-cell office:value-type="float" office:value="100079886">
                <text:p>100079886</text:p>
              </table:table-cell>
              <table:table-cell office:value-type="float" office:value="124911">
                <text:p>124911</text:p>
              </table:table-cell>
              <table:table-cell office:value-type="float" office:value="110374">
                <text:p>110374</text:p>
              </table:table-cell>
              <table:table-cell office:value-type="float" office:value="102462">
                <text:p>102462</text:p>
              </table:table-cell>
              <table:table-cell office:value-type="float" office:value="106169">
                <text:p>106169</text:p>
              </table:table-cell>
              <table:table-cell office:value-type="float" office:value="96294">
                <text:p>96294</text:p>
              </table:table-cell>
              <table:table-cell office:value-type="float" office:value="92554">
                <text:p>92554</text:p>
              </table:table-cell>
              <table:table-cell office:value-type="float" office:value="108229">
                <text:p>108229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4810">
                <text:p>94810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1976">
                <text:p>91976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8532">
                <text:p>108532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0895">
                <text:p>110895</text:p>
              </table:table-cell>
              <table:table-cell office:value-type="float" office:value="119265">
                <text:p>119265</text:p>
              </table:table-cell>
              <table:table-cell office:value-type="float" office:value="101779">
                <text:p>101779</text:p>
              </table:table-cell>
              <table:table-cell office:value-type="float" office:value="108260">
                <text:p>108260</text:p>
              </table:table-cell>
              <table:table-cell office:value-type="float" office:value="93069">
                <text:p>93069</text:p>
              </table:table-cell>
              <table:table-cell office:value-type="float" office:value="111731">
                <text:p>111731</text:p>
              </table:table-cell>
              <table:table-cell office:value-type="float" office:value="104741">
                <text:p>104741</text:p>
              </table:table-cell>
              <table:table-cell office:value-type="float" office:value="107394">
                <text:p>107394</text:p>
              </table:table-cell>
              <table:table-cell office:value-type="float" office:value="124911">
                <text:p>124911</text:p>
              </table:table-cell>
              <table:table-cell office:value-type="float" office:value="110374">
                <text:p>110374</text:p>
              </table:table-cell>
              <table:table-cell office:value-type="float" office:value="100908">
                <text:p>100908</text:p>
              </table:table-cell>
              <table:table-cell office:value-type="float" office:value="106169">
                <text:p>106169</text:p>
              </table:table-cell>
              <table:table-cell office:value-type="float" office:value="96294">
                <text:p>96294</text:p>
              </table:table-cell>
              <table:table-cell office:value-type="float" office:value="92554">
                <text:p>92554</text:p>
              </table:table-cell>
              <table:table-cell office:value-type="float" office:value="108229">
                <text:p>108229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4810">
                <text:p>94810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1976">
                <text:p>91976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8532">
                <text:p>108532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0895">
                <text:p>110895</text:p>
              </table:table-cell>
              <table:table-cell office:value-type="float" office:value="119265">
                <text:p>119265</text:p>
              </table:table-cell>
              <table:table-cell office:value-type="float" office:value="101779">
                <text:p>101779</text:p>
              </table:table-cell>
              <table:table-cell office:value-type="float" office:value="108260">
                <text:p>108260</text:p>
              </table:table-cell>
              <table:table-cell office:value-type="float" office:value="93069">
                <text:p>93069</text:p>
              </table:table-cell>
              <table:table-cell office:value-type="float" office:value="111731">
                <text:p>111731</text:p>
              </table:table-cell>
              <table:table-cell office:value-type="float" office:value="104741">
                <text:p>104741</text:p>
              </table:table-cell>
              <table:table-cell office:value-type="float" office:value="98592">
                <text:p>98592</text:p>
              </table:table-cell>
              <table:table-cell office:value-type="float" office:value="124911">
                <text:p>124911</text:p>
              </table:table-cell>
              <table:table-cell office:value-type="float" office:value="110374">
                <text:p>110374</text:p>
              </table:table-cell>
              <table:table-cell office:value-type="float" office:value="100321">
                <text:p>100321</text:p>
              </table:table-cell>
              <table:table-cell office:value-type="float" office:value="106169">
                <text:p>106169</text:p>
              </table:table-cell>
              <table:table-cell office:value-type="float" office:value="96294">
                <text:p>96294</text:p>
              </table:table-cell>
              <table:table-cell office:value-type="float" office:value="92554">
                <text:p>92554</text:p>
              </table:table-cell>
              <table:table-cell office:value-type="float" office:value="108229">
                <text:p>108229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4810">
                <text:p>94810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1976">
                <text:p>91976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8532">
                <text:p>108532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0895">
                <text:p>110895</text:p>
              </table:table-cell>
              <table:table-cell office:value-type="float" office:value="119265">
                <text:p>119265</text:p>
              </table:table-cell>
              <table:table-cell office:value-type="float" office:value="101779">
                <text:p>101779</text:p>
              </table:table-cell>
              <table:table-cell office:value-type="float" office:value="108260">
                <text:p>108260</text:p>
              </table:table-cell>
              <table:table-cell office:value-type="float" office:value="93069">
                <text:p>93069</text:p>
              </table:table-cell>
              <table:table-cell office:value-type="float" office:value="111731">
                <text:p>111731</text:p>
              </table:table-cell>
              <table:table-cell office:value-type="float" office:value="104741">
                <text:p>104741</text:p>
              </table:table-cell>
              <table:table-cell office:value-type="float" office:value="98592">
                <text:p>98592</text:p>
              </table:table-cell>
              <table:table-cell office:value-type="float" office:value="124911">
                <text:p>124911</text:p>
              </table:table-cell>
              <table:table-cell office:value-type="float" office:value="110374">
                <text:p>110374</text:p>
              </table:table-cell>
              <table:table-cell office:value-type="float" office:value="100321">
                <text:p>100321</text:p>
              </table:table-cell>
              <table:table-cell office:value-type="float" office:value="106169">
                <text:p>106169</text:p>
              </table:table-cell>
              <table:table-cell office:value-type="float" office:value="96294">
                <text:p>96294</text:p>
              </table:table-cell>
              <table:table-cell office:value-type="float" office:value="92554">
                <text:p>92554</text:p>
              </table:table-cell>
              <table:table-cell office:value-type="float" office:value="108229">
                <text:p>108229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4810">
                <text:p>94810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1976">
                <text:p>91976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8532">
                <text:p>108532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0895">
                <text:p>110895</text:p>
              </table:table-cell>
              <table:table-cell office:value-type="float" office:value="119265">
                <text:p>119265</text:p>
              </table:table-cell>
              <table:table-cell office:value-type="float" office:value="101779">
                <text:p>101779</text:p>
              </table:table-cell>
              <table:table-cell office:value-type="float" office:value="108260">
                <text:p>108260</text:p>
              </table:table-cell>
              <table:table-cell office:value-type="float" office:value="93069">
                <text:p>93069</text:p>
              </table:table-cell>
              <table:table-cell office:value-type="float" office:value="111731">
                <text:p>111731</text:p>
              </table:table-cell>
              <table:table-cell office:value-type="float" office:value="104741">
                <text:p>104741</text:p>
              </table:table-cell>
              <table:table-cell office:value-type="float" office:value="98592">
                <text:p>98592</text:p>
              </table:table-cell>
              <table:table-cell office:value-type="float" office:value="124911">
                <text:p>124911</text:p>
              </table:table-cell>
              <table:table-cell office:value-type="float" office:value="110374">
                <text:p>110374</text:p>
              </table:table-cell>
              <table:table-cell office:value-type="float" office:value="100321">
                <text:p>100321</text:p>
              </table:table-cell>
              <table:table-cell office:value-type="float" office:value="106169">
                <text:p>106169</text:p>
              </table:table-cell>
              <table:table-cell office:value-type="float" office:value="96294">
                <text:p>96294</text:p>
              </table:table-cell>
              <table:table-cell office:value-type="float" office:value="92554">
                <text:p>92554</text:p>
              </table:table-cell>
              <table:table-cell office:value-type="float" office:value="108229">
                <text:p>108229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1151">
                <text:p>91151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1976">
                <text:p>91976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8532">
                <text:p>108532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0895">
                <text:p>110895</text:p>
              </table:table-cell>
              <table:table-cell office:value-type="float" office:value="119265">
                <text:p>119265</text:p>
              </table:table-cell>
              <table:table-cell office:value-type="float" office:value="101779">
                <text:p>101779</text:p>
              </table:table-cell>
              <table:table-cell office:value-type="float" office:value="108260">
                <text:p>108260</text:p>
              </table:table-cell>
              <table:table-cell office:value-type="float" office:value="93069">
                <text:p>93069</text:p>
              </table:table-cell>
              <table:table-cell office:value-type="float" office:value="111731">
                <text:p>111731</text:p>
              </table:table-cell>
              <table:table-cell office:value-type="float" office:value="104741">
                <text:p>104741</text:p>
              </table:table-cell>
              <table:table-cell office:value-type="float" office:value="98592">
                <text:p>98592</text:p>
              </table:table-cell>
              <table:table-cell office:value-type="float" office:value="124911">
                <text:p>124911</text:p>
              </table:table-cell>
              <table:table-cell office:value-type="float" office:value="110374">
                <text:p>110374</text:p>
              </table:table-cell>
              <table:table-cell office:value-type="float" office:value="100321">
                <text:p>100321</text:p>
              </table:table-cell>
              <table:table-cell office:value-type="float" office:value="106169">
                <text:p>106169</text:p>
              </table:table-cell>
              <table:table-cell office:value-type="float" office:value="96294">
                <text:p>96294</text:p>
              </table:table-cell>
              <table:table-cell office:value-type="float" office:value="92554">
                <text:p>92554</text:p>
              </table:table-cell>
              <table:table-cell office:value-type="float" office:value="108229">
                <text:p>108229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1151">
                <text:p>91151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0233">
                <text:p>90233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5037">
                <text:p>105037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0895">
                <text:p>110895</text:p>
              </table:table-cell>
              <table:table-cell office:value-type="float" office:value="119265">
                <text:p>119265</text:p>
              </table:table-cell>
              <table:table-cell office:value-type="float" office:value="101779">
                <text:p>101779</text:p>
              </table:table-cell>
              <table:table-cell office:value-type="float" office:value="108260">
                <text:p>108260</text:p>
              </table:table-cell>
              <table:table-cell office:value-type="float" office:value="93069">
                <text:p>93069</text:p>
              </table:table-cell>
              <table:table-cell office:value-type="float" office:value="111731">
                <text:p>111731</text:p>
              </table:table-cell>
              <table:table-cell office:value-type="float" office:value="104741">
                <text:p>104741</text:p>
              </table:table-cell>
              <table:table-cell office:value-type="float" office:value="98592">
                <text:p>98592</text:p>
              </table:table-cell>
              <table:table-cell office:value-type="float" office:value="124911">
                <text:p>124911</text:p>
              </table:table-cell>
              <table:table-cell office:value-type="float" office:value="110374">
                <text:p>110374</text:p>
              </table:table-cell>
              <table:table-cell office:value-type="float" office:value="100321">
                <text:p>100321</text:p>
              </table:table-cell>
              <table:table-cell office:value-type="float" office:value="106169">
                <text:p>106169</text:p>
              </table:table-cell>
              <table:table-cell office:value-type="float" office:value="96294">
                <text:p>96294</text:p>
              </table:table-cell>
              <table:table-cell office:value-type="float" office:value="92554">
                <text:p>92554</text:p>
              </table:table-cell>
              <table:table-cell office:value-type="float" office:value="106206">
                <text:p>106206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1151">
                <text:p>91151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0233">
                <text:p>90233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5037">
                <text:p>105037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0895">
                <text:p>110895</text:p>
              </table:table-cell>
              <table:table-cell office:value-type="float" office:value="119265">
                <text:p>119265</text:p>
              </table:table-cell>
              <table:table-cell office:value-type="float" office:value="101779">
                <text:p>101779</text:p>
              </table:table-cell>
              <table:table-cell office:value-type="float" office:value="108260">
                <text:p>108260</text:p>
              </table:table-cell>
              <table:table-cell office:value-type="float" office:value="93069">
                <text:p>93069</text:p>
              </table:table-cell>
              <table:table-cell office:value-type="float" office:value="109507">
                <text:p>109507</text:p>
              </table:table-cell>
              <table:table-cell office:value-type="float" office:value="104741">
                <text:p>104741</text:p>
              </table:table-cell>
              <table:table-cell office:value-type="float" office:value="98592">
                <text:p>98592</text:p>
              </table:table-cell>
              <table:table-cell office:value-type="float" office:value="99002">
                <text:p>99002</text:p>
              </table:table-cell>
              <table:table-cell office:value-type="float" office:value="110374">
                <text:p>110374</text:p>
              </table:table-cell>
              <table:table-cell office:value-type="float" office:value="100321">
                <text:p>100321</text:p>
              </table:table-cell>
              <table:table-cell office:value-type="float" office:value="106169">
                <text:p>106169</text:p>
              </table:table-cell>
              <table:table-cell office:value-type="float" office:value="96294">
                <text:p>96294</text:p>
              </table:table-cell>
              <table:table-cell office:value-type="float" office:value="92554">
                <text:p>92554</text:p>
              </table:table-cell>
              <table:table-cell office:value-type="float" office:value="106206">
                <text:p>106206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1151">
                <text:p>91151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0233">
                <text:p>90233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5037">
                <text:p>105037</text:p>
              </table:table-cell>
              <table:table-cell office:value-type="float" office:value="107825">
                <text:p>107825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0895">
                <text:p>110895</text:p>
              </table:table-cell>
              <table:table-cell office:value-type="float" office:value="119265">
                <text:p>119265</text:p>
              </table:table-cell>
              <table:table-cell office:value-type="float" office:value="101779">
                <text:p>101779</text:p>
              </table:table-cell>
              <table:table-cell office:value-type="float" office:value="108260">
                <text:p>108260</text:p>
              </table:table-cell>
              <table:table-cell office:value-type="float" office:value="93069">
                <text:p>93069</text:p>
              </table:table-cell>
              <table:table-cell office:value-type="float" office:value="109507">
                <text:p>109507</text:p>
              </table:table-cell>
              <table:table-cell office:value-type="float" office:value="104741">
                <text:p>104741</text:p>
              </table:table-cell>
              <table:table-cell office:value-type="float" office:value="98592">
                <text:p>98592</text:p>
              </table:table-cell>
              <table:table-cell office:value-type="float" office:value="96805">
                <text:p>96805</text:p>
              </table:table-cell>
              <table:table-cell office:value-type="float" office:value="110374">
                <text:p>110374</text:p>
              </table:table-cell>
              <table:table-cell office:value-type="float" office:value="100321">
                <text:p>100321</text:p>
              </table:table-cell>
              <table:table-cell office:value-type="float" office:value="106169">
                <text:p>106169</text:p>
              </table:table-cell>
              <table:table-cell office:value-type="float" office:value="96294">
                <text:p>96294</text:p>
              </table:table-cell>
              <table:table-cell office:value-type="float" office:value="92554">
                <text:p>92554</text:p>
              </table:table-cell>
              <table:table-cell office:value-type="float" office:value="106206">
                <text:p>106206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1151">
                <text:p>91151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0233">
                <text:p>90233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5037">
                <text:p>105037</text:p>
              </table:table-cell>
              <table:table-cell office:value-type="float" office:value="99848">
                <text:p>99848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0895">
                <text:p>110895</text:p>
              </table:table-cell>
              <table:table-cell office:value-type="float" office:value="119265">
                <text:p>119265</text:p>
              </table:table-cell>
              <table:table-cell office:value-type="float" office:value="101779">
                <text:p>101779</text:p>
              </table:table-cell>
              <table:table-cell office:value-type="float" office:value="108260">
                <text:p>108260</text:p>
              </table:table-cell>
              <table:table-cell office:value-type="float" office:value="93069">
                <text:p>93069</text:p>
              </table:table-cell>
              <table:table-cell office:value-type="float" office:value="109507">
                <text:p>109507</text:p>
              </table:table-cell>
              <table:table-cell office:value-type="float" office:value="104741">
                <text:p>104741</text:p>
              </table:table-cell>
              <table:table-cell office:value-type="float" office:value="98592">
                <text:p>98592</text:p>
              </table:table-cell>
              <table:table-cell office:value-type="float" office:value="96805">
                <text:p>96805</text:p>
              </table:table-cell>
              <table:table-cell office:value-type="float" office:value="110374">
                <text:p>110374</text:p>
              </table:table-cell>
              <table:table-cell office:value-type="float" office:value="100321">
                <text:p>100321</text:p>
              </table:table-cell>
              <table:table-cell office:value-type="float" office:value="106169">
                <text:p>106169</text:p>
              </table:table-cell>
              <table:table-cell office:value-type="float" office:value="96294">
                <text:p>96294</text:p>
              </table:table-cell>
              <table:table-cell office:value-type="float" office:value="92554">
                <text:p>92554</text:p>
              </table:table-cell>
              <table:table-cell office:value-type="float" office:value="106206">
                <text:p>106206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1151">
                <text:p>91151</text:p>
              </table:table-cell>
              <table:table-cell office:value-type="float" office:value="89201">
                <text:p>89201</text:p>
              </table:table-cell>
              <table:table-cell office:value-type="float" office:value="105401">
                <text:p>105401</text:p>
              </table:table-cell>
              <table:table-cell office:value-type="float" office:value="90233">
                <text:p>90233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5037">
                <text:p>105037</text:p>
              </table:table-cell>
              <table:table-cell office:value-type="float" office:value="97280">
                <text:p>97280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0895">
                <text:p>110895</text:p>
              </table:table-cell>
              <table:table-cell office:value-type="float" office:value="119265">
                <text:p>119265</text:p>
              </table:table-cell>
              <table:table-cell office:value-type="float" office:value="101779">
                <text:p>101779</text:p>
              </table:table-cell>
              <table:table-cell office:value-type="float" office:value="108260">
                <text:p>108260</text:p>
              </table:table-cell>
              <table:table-cell office:value-type="float" office:value="93069">
                <text:p>93069</text:p>
              </table:table-cell>
              <table:table-cell office:value-type="float" office:value="109507">
                <text:p>109507</text:p>
              </table:table-cell>
              <table:table-cell office:value-type="float" office:value="104741">
                <text:p>104741</text:p>
              </table:table-cell>
              <table:table-cell office:value-type="float" office:value="98592">
                <text:p>98592</text:p>
              </table:table-cell>
              <table:table-cell office:value-type="float" office:value="96805">
                <text:p>96805</text:p>
              </table:table-cell>
              <table:table-cell office:value-type="float" office:value="110374">
                <text:p>110374</text:p>
              </table:table-cell>
              <table:table-cell office:value-type="float" office:value="100321">
                <text:p>100321</text:p>
              </table:table-cell>
              <table:table-cell office:value-type="float" office:value="106169">
                <text:p>106169</text:p>
              </table:table-cell>
              <table:table-cell office:value-type="float" office:value="96294">
                <text:p>96294</text:p>
              </table:table-cell>
              <table:table-cell office:value-type="float" office:value="92554">
                <text:p>92554</text:p>
              </table:table-cell>
              <table:table-cell office:value-type="float" office:value="106206">
                <text:p>106206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1151">
                <text:p>91151</text:p>
              </table:table-cell>
              <table:table-cell office:value-type="float" office:value="89201">
                <text:p>89201</text:p>
              </table:table-cell>
              <table:table-cell office:value-type="float" office:value="104033">
                <text:p>104033</text:p>
              </table:table-cell>
              <table:table-cell office:value-type="float" office:value="90233">
                <text:p>90233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5037">
                <text:p>105037</text:p>
              </table:table-cell>
              <table:table-cell office:value-type="float" office:value="97280">
                <text:p>97280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0895">
                <text:p>110895</text:p>
              </table:table-cell>
              <table:table-cell office:value-type="float" office:value="119265">
                <text:p>119265</text:p>
              </table:table-cell>
              <table:table-cell office:value-type="float" office:value="101779">
                <text:p>101779</text:p>
              </table:table-cell>
              <table:table-cell office:value-type="float" office:value="108260">
                <text:p>108260</text:p>
              </table:table-cell>
              <table:table-cell office:value-type="float" office:value="93069">
                <text:p>93069</text:p>
              </table:table-cell>
              <table:table-cell office:value-type="float" office:value="109507">
                <text:p>109507</text:p>
              </table:table-cell>
              <table:table-cell office:value-type="float" office:value="104741">
                <text:p>104741</text:p>
              </table:table-cell>
              <table:table-cell office:value-type="float" office:value="98592">
                <text:p>98592</text:p>
              </table:table-cell>
              <table:table-cell office:value-type="float" office:value="96805">
                <text:p>96805</text:p>
              </table:table-cell>
              <table:table-cell office:value-type="float" office:value="110374">
                <text:p>110374</text:p>
              </table:table-cell>
              <table:table-cell office:value-type="float" office:value="100321">
                <text:p>100321</text:p>
              </table:table-cell>
              <table:table-cell office:value-type="float" office:value="106169">
                <text:p>106169</text:p>
              </table:table-cell>
              <table:table-cell office:value-type="float" office:value="96294">
                <text:p>96294</text:p>
              </table:table-cell>
              <table:table-cell office:value-type="float" office:value="92554">
                <text:p>92554</text:p>
              </table:table-cell>
              <table:table-cell office:value-type="float" office:value="106206">
                <text:p>106206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1151">
                <text:p>91151</text:p>
              </table:table-cell>
              <table:table-cell office:value-type="float" office:value="89201">
                <text:p>89201</text:p>
              </table:table-cell>
              <table:table-cell office:value-type="float" office:value="104033">
                <text:p>104033</text:p>
              </table:table-cell>
              <table:table-cell office:value-type="float" office:value="90233">
                <text:p>90233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5037">
                <text:p>105037</text:p>
              </table:table-cell>
              <table:table-cell office:value-type="float" office:value="97280">
                <text:p>97280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10895">
                <text:p>110895</text:p>
              </table:table-cell>
              <table:table-cell office:value-type="float" office:value="119265">
                <text:p>119265</text:p>
              </table:table-cell>
              <table:table-cell office:value-type="float" office:value="101779">
                <text:p>101779</text:p>
              </table:table-cell>
              <table:table-cell office:value-type="float" office:value="108260">
                <text:p>108260</text:p>
              </table:table-cell>
              <table:table-cell office:value-type="float" office:value="93069">
                <text:p>93069</text:p>
              </table:table-cell>
              <table:table-cell office:value-type="float" office:value="109507">
                <text:p>109507</text:p>
              </table:table-cell>
              <table:table-cell office:value-type="float" office:value="104741">
                <text:p>104741</text:p>
              </table:table-cell>
              <table:table-cell office:value-type="float" office:value="98592">
                <text:p>98592</text:p>
              </table:table-cell>
              <table:table-cell office:value-type="float" office:value="96805">
                <text:p>96805</text:p>
              </table:table-cell>
              <table:table-cell office:value-type="float" office:value="110374">
                <text:p>110374</text:p>
              </table:table-cell>
              <table:table-cell office:value-type="float" office:value="100321">
                <text:p>100321</text:p>
              </table:table-cell>
              <table:table-cell office:value-type="float" office:value="106169">
                <text:p>106169</text:p>
              </table:table-cell>
              <table:table-cell office:value-type="float" office:value="96294">
                <text:p>96294</text:p>
              </table:table-cell>
              <table:table-cell office:value-type="float" office:value="92554">
                <text:p>92554</text:p>
              </table:table-cell>
              <table:table-cell office:value-type="float" office:value="106206">
                <text:p>106206</text:p>
              </table:table-cell>
              <table:table-cell office:value-type="float" office:value="94253">
                <text:p>942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9201">
                <text:p>89201</text:p>
              </table:table-cell>
              <table:table-cell office:value-type="float" office:value="103075">
                <text:p>103075</text:p>
              </table:table-cell>
              <table:table-cell office:value-type="float" office:value="94201">
                <text:p>94201</text:p>
              </table:table-cell>
              <table:table-cell office:value-type="float" office:value="91151">
                <text:p>91151</text:p>
              </table:table-cell>
              <table:table-cell office:value-type="float" office:value="89201">
                <text:p>89201</text:p>
              </table:table-cell>
              <table:table-cell office:value-type="float" office:value="104033">
                <text:p>104033</text:p>
              </table:table-cell>
              <table:table-cell office:value-type="float" office:value="90233">
                <text:p>90233</text:p>
              </table:table-cell>
              <table:table-cell office:value-type="float" office:value="102513">
                <text:p>102513</text:p>
              </table:table-cell>
              <table:table-cell office:value-type="float" office:value="102989">
                <text:p>102989</text:p>
              </table:table-cell>
              <table:table-cell office:value-type="float" office:value="105037">
                <text:p>105037</text:p>
              </table:table-cell>
              <table:table-cell office:value-type="float" office:value="97280">
                <text:p>97280</text:p>
              </table:table-cell>
              <table:table-cell office:value-type="float" office:value="101624">
                <text:p>101624</text:p>
              </table:table-cell>
              <table:table-cell office:value-type="float" office:value="101843">
                <text:p>101843</text:p>
              </table:table-cell>
              <table:table-cell office:value-type="float" office:value="100706">
                <text:p>100706</text:p>
              </table:table-cell>
              <table:table-cell office:value-type="float" office:value="104082">
                <text:p>104082</text:p>
              </table:table-cell>
              <table:table-cell office:value-type="float" office:value="119265">
                <text:p>119265</text:p>
              </table:table-cell>
              <table:table-cell office:value-type="float" office:value="101779">
                <text:p>101779</text:p>
              </table:table-cell>
              <table:table-cell office:value-type="float" office:value="108260">
                <text:p>108260</text:p>
              </table:table-cell>
              <table:table-cell office:value-type="float" office:value="93069">
                <text:p>93069</text:p>
              </table:table-cell>
              <table:table-cell office:value-type="float" office:value="109507">
                <text:p>109507</text:p>
              </table:table-cell>
              <table:table-cell office:value-type="float" office:value="104741">
                <text:p>104741</text:p>
              </table:table-cell>
              <table:table-cell office:value-type="float" office:value="98592">
                <text:p>98592</text:p>
              </table:table-cell>
              <table:table-cell office:value-type="float" office:value="96805">
                <text:p>96805</text:p>
              </table:table-cell>
              <table:table-cell office:value-type="float" office:value="110374">
                <text:p>110374</text:p>
              </table:table-cell>
              <table:table-cell office:value-type="float" office:value="100321">
                <text:p>100321</text:p>
              </table:table-cell>
              <table:table-cell office:value-type="float" office:value="106169">
                <text:p>106169</text:p>
              </table:table-cell>
              <table:table-cell office:value-type="float" office:value="96294">
                <text:p>96294</text:p>
              </table:table-cell>
              <table:table-cell office:value-type="float" office:value="92554">
                <text:p>92554</text:p>
              </table:table-cell>
              <table:table-cell office:value-type="float" office:value="106206">
                <text:p>106206</text:p>
              </table:table-cell>
              <table:table-cell office:value-type="float" office:value="94253">
                <text:p>942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3.992cm" svg:height="16.95cm" xlink:href=".." xlink:type="simple" chart:class="chart:line" chart:style-name="ch1">
        <chart:title svg:x="15.854cm" svg:y="0.475cm" chart:style-name="ch2">
          <text:p>GSM2-227</text:p>
        </chart:title>
        <chart:subtitle svg:x="16.37cm" svg:y="1.619cm" chart:style-name="ch3">
          <text:p>|F|=39</text:p>
        </chart:subtitle>
        <chart:plot-area chart:style-name="ch4" table:cell-range-address="Hoja5.A1:Hoja5.AD27" svg:x="0.679cm" svg:y="2.667cm" svg:width="32.634cm" svg:height="13.944cm">
          <chartooo:coordinate-region svg:x="1.856cm" svg:y="2.866cm" svg:width="31.27cm" svg:height="13.0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5.A1:Hoja5.A27" chart:class="chart:line">
            <chart:data-point chart:repeated="27"/>
          </chart:series>
          <chart:series chart:style-name="ch8" chart:values-cell-range-address="Hoja5.B1:Hoja5.B27" chart:class="chart:line">
            <chart:data-point chart:repeated="27"/>
          </chart:series>
          <chart:series chart:style-name="ch9" chart:values-cell-range-address="Hoja5.C1:Hoja5.C27" chart:class="chart:line">
            <chart:data-point chart:repeated="27"/>
          </chart:series>
          <chart:series chart:style-name="ch10" chart:values-cell-range-address="Hoja5.D1:Hoja5.D27" chart:class="chart:line">
            <chart:data-point chart:repeated="27"/>
          </chart:series>
          <chart:series chart:style-name="ch11" chart:values-cell-range-address="Hoja5.E1:Hoja5.E27" chart:class="chart:line">
            <chart:data-point chart:repeated="27"/>
          </chart:series>
          <chart:series chart:style-name="ch12" chart:values-cell-range-address="Hoja5.F1:Hoja5.F27" chart:class="chart:line">
            <chart:data-point chart:repeated="27"/>
          </chart:series>
          <chart:series chart:style-name="ch13" chart:values-cell-range-address="Hoja5.G1:Hoja5.G27" chart:class="chart:line">
            <chart:data-point chart:repeated="27"/>
          </chart:series>
          <chart:series chart:style-name="ch14" chart:values-cell-range-address="Hoja5.H1:Hoja5.H27" chart:class="chart:line">
            <chart:data-point chart:repeated="27"/>
          </chart:series>
          <chart:series chart:style-name="ch15" chart:values-cell-range-address="Hoja5.I1:Hoja5.I27" chart:class="chart:line">
            <chart:data-point chart:repeated="27"/>
          </chart:series>
          <chart:series chart:style-name="ch16" chart:values-cell-range-address="Hoja5.J1:Hoja5.J27" chart:class="chart:line">
            <chart:data-point chart:repeated="27"/>
          </chart:series>
          <chart:series chart:style-name="ch17" chart:values-cell-range-address="Hoja5.K1:Hoja5.K27" chart:class="chart:line">
            <chart:data-point chart:repeated="27"/>
          </chart:series>
          <chart:series chart:style-name="ch18" chart:values-cell-range-address="Hoja5.L1:Hoja5.L27" chart:class="chart:line">
            <chart:data-point chart:repeated="27"/>
          </chart:series>
          <chart:series chart:style-name="ch19" chart:values-cell-range-address="Hoja5.M1:Hoja5.M27" chart:class="chart:line">
            <chart:data-point chart:repeated="27"/>
          </chart:series>
          <chart:series chart:style-name="ch20" chart:values-cell-range-address="Hoja5.N1:Hoja5.N27" chart:class="chart:line">
            <chart:data-point chart:repeated="27"/>
          </chart:series>
          <chart:series chart:style-name="ch21" chart:values-cell-range-address="Hoja5.O1:Hoja5.O27" chart:class="chart:line">
            <chart:data-point chart:repeated="27"/>
          </chart:series>
          <chart:series chart:style-name="ch10" chart:values-cell-range-address="Hoja5.P1:Hoja5.P27" chart:class="chart:line">
            <chart:data-point chart:repeated="27"/>
          </chart:series>
          <chart:series chart:style-name="ch11" chart:values-cell-range-address="Hoja5.Q1:Hoja5.Q27" chart:class="chart:line">
            <chart:data-point chart:repeated="27"/>
          </chart:series>
          <chart:series chart:style-name="ch12" chart:values-cell-range-address="Hoja5.R1:Hoja5.R27" chart:class="chart:line">
            <chart:data-point chart:repeated="27"/>
          </chart:series>
          <chart:series chart:style-name="ch13" chart:values-cell-range-address="Hoja5.S1:Hoja5.S27" chart:class="chart:line">
            <chart:data-point chart:repeated="27"/>
          </chart:series>
          <chart:series chart:style-name="ch14" chart:values-cell-range-address="Hoja5.T1:Hoja5.T27" chart:class="chart:line">
            <chart:data-point chart:repeated="27"/>
          </chart:series>
          <chart:series chart:style-name="ch15" chart:values-cell-range-address="Hoja5.U1:Hoja5.U27" chart:class="chart:line">
            <chart:data-point chart:repeated="27"/>
          </chart:series>
          <chart:series chart:style-name="ch16" chart:values-cell-range-address="Hoja5.V1:Hoja5.V27" chart:class="chart:line">
            <chart:data-point chart:repeated="27"/>
          </chart:series>
          <chart:series chart:style-name="ch17" chart:values-cell-range-address="Hoja5.W1:Hoja5.W27" chart:class="chart:line">
            <chart:data-point chart:repeated="27"/>
          </chart:series>
          <chart:series chart:style-name="ch18" chart:values-cell-range-address="Hoja5.X1:Hoja5.X27" chart:class="chart:line">
            <chart:data-point chart:repeated="27"/>
          </chart:series>
          <chart:series chart:style-name="ch19" chart:values-cell-range-address="Hoja5.Y1:Hoja5.Y27" chart:class="chart:line">
            <chart:data-point chart:repeated="27"/>
          </chart:series>
          <chart:series chart:style-name="ch20" chart:values-cell-range-address="Hoja5.Z1:Hoja5.Z27" chart:class="chart:line">
            <chart:data-point chart:repeated="27"/>
          </chart:series>
          <chart:series chart:style-name="ch21" chart:values-cell-range-address="Hoja5.AA1:Hoja5.AA27" chart:class="chart:line">
            <chart:data-point chart:repeated="27"/>
          </chart:series>
          <chart:series chart:style-name="ch10" chart:values-cell-range-address="Hoja5.AB1:Hoja5.AB27" chart:class="chart:line">
            <chart:data-point chart:repeated="27"/>
          </chart:series>
          <chart:series chart:style-name="ch11" chart:values-cell-range-address="Hoja5.AC1:Hoja5.AC27" chart:class="chart:line">
            <chart:data-point chart:repeated="27"/>
          </chart:series>
          <chart:series chart:style-name="ch12" chart:values-cell-range-address="Hoja5.AD1:Hoja5.AD27" chart:class="chart:line">
            <chart:data-point chart:repeated="2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25">
                <text:p>24825</text:p>
                <draw:g>
                  <svg:desc>Hoja5.A1:Hoja5.A27</svg:desc>
                </draw:g>
              </table:table-cell>
              <table:table-cell office:value-type="float" office:value="25610">
                <text:p>25610</text:p>
                <draw:g>
                  <svg:desc>Hoja5.B1:Hoja5.B27</svg:desc>
                </draw:g>
              </table:table-cell>
              <table:table-cell office:value-type="float" office:value="25822">
                <text:p>25822</text:p>
                <draw:g>
                  <svg:desc>Hoja5.C1:Hoja5.C27</svg:desc>
                </draw:g>
              </table:table-cell>
              <table:table-cell office:value-type="float" office:value="24351">
                <text:p>24351</text:p>
                <draw:g>
                  <svg:desc>Hoja5.D1:Hoja5.D27</svg:desc>
                </draw:g>
              </table:table-cell>
              <table:table-cell office:value-type="float" office:value="25156">
                <text:p>25156</text:p>
                <draw:g>
                  <svg:desc>Hoja5.E1:Hoja5.E27</svg:desc>
                </draw:g>
              </table:table-cell>
              <table:table-cell office:value-type="float" office:value="29065">
                <text:p>29065</text:p>
                <draw:g>
                  <svg:desc>Hoja5.F1:Hoja5.F27</svg:desc>
                </draw:g>
              </table:table-cell>
              <table:table-cell office:value-type="float" office:value="24472">
                <text:p>24472</text:p>
                <draw:g>
                  <svg:desc>Hoja5.G1:Hoja5.G27</svg:desc>
                </draw:g>
              </table:table-cell>
              <table:table-cell office:value-type="float" office:value="23842">
                <text:p>23842</text:p>
                <draw:g>
                  <svg:desc>Hoja5.H1:Hoja5.H27</svg:desc>
                </draw:g>
              </table:table-cell>
              <table:table-cell office:value-type="float" office:value="27987">
                <text:p>27987</text:p>
                <draw:g>
                  <svg:desc>Hoja5.I1:Hoja5.I27</svg:desc>
                </draw:g>
              </table:table-cell>
              <table:table-cell office:value-type="float" office:value="23531">
                <text:p>23531</text:p>
                <draw:g>
                  <svg:desc>Hoja5.J1:Hoja5.J27</svg:desc>
                </draw:g>
              </table:table-cell>
              <table:table-cell office:value-type="float" office:value="24728">
                <text:p>24728</text:p>
                <draw:g>
                  <svg:desc>Hoja5.K1:Hoja5.K27</svg:desc>
                </draw:g>
              </table:table-cell>
              <table:table-cell office:value-type="float" office:value="25339">
                <text:p>25339</text:p>
                <draw:g>
                  <svg:desc>Hoja5.L1:Hoja5.L27</svg:desc>
                </draw:g>
              </table:table-cell>
              <table:table-cell office:value-type="float" office:value="23410">
                <text:p>23410</text:p>
                <draw:g>
                  <svg:desc>Hoja5.M1:Hoja5.M27</svg:desc>
                </draw:g>
              </table:table-cell>
              <table:table-cell office:value-type="float" office:value="27298">
                <text:p>27298</text:p>
                <draw:g>
                  <svg:desc>Hoja5.N1:Hoja5.N27</svg:desc>
                </draw:g>
              </table:table-cell>
              <table:table-cell office:value-type="float" office:value="22723">
                <text:p>22723</text:p>
                <draw:g>
                  <svg:desc>Hoja5.O1:Hoja5.O27</svg:desc>
                </draw:g>
              </table:table-cell>
              <table:table-cell office:value-type="float" office:value="28110">
                <text:p>28110</text:p>
                <draw:g>
                  <svg:desc>Hoja5.P1:Hoja5.P27</svg:desc>
                </draw:g>
              </table:table-cell>
              <table:table-cell office:value-type="float" office:value="25191">
                <text:p>25191</text:p>
                <draw:g>
                  <svg:desc>Hoja5.Q1:Hoja5.Q27</svg:desc>
                </draw:g>
              </table:table-cell>
              <table:table-cell office:value-type="float" office:value="29829">
                <text:p>29829</text:p>
                <draw:g>
                  <svg:desc>Hoja5.R1:Hoja5.R27</svg:desc>
                </draw:g>
              </table:table-cell>
              <table:table-cell office:value-type="float" office:value="26976">
                <text:p>26976</text:p>
                <draw:g>
                  <svg:desc>Hoja5.S1:Hoja5.S27</svg:desc>
                </draw:g>
              </table:table-cell>
              <table:table-cell office:value-type="float" office:value="25393">
                <text:p>25393</text:p>
                <draw:g>
                  <svg:desc>Hoja5.T1:Hoja5.T27</svg:desc>
                </draw:g>
              </table:table-cell>
              <table:table-cell office:value-type="float" office:value="26948">
                <text:p>26948</text:p>
                <draw:g>
                  <svg:desc>Hoja5.U1:Hoja5.U27</svg:desc>
                </draw:g>
              </table:table-cell>
              <table:table-cell office:value-type="float" office:value="26851">
                <text:p>26851</text:p>
                <draw:g>
                  <svg:desc>Hoja5.V1:Hoja5.V27</svg:desc>
                </draw:g>
              </table:table-cell>
              <table:table-cell office:value-type="float" office:value="25447">
                <text:p>25447</text:p>
                <draw:g>
                  <svg:desc>Hoja5.W1:Hoja5.W27</svg:desc>
                </draw:g>
              </table:table-cell>
              <table:table-cell office:value-type="float" office:value="25705">
                <text:p>25705</text:p>
                <draw:g>
                  <svg:desc>Hoja5.X1:Hoja5.X27</svg:desc>
                </draw:g>
              </table:table-cell>
              <table:table-cell office:value-type="float" office:value="28550">
                <text:p>28550</text:p>
                <draw:g>
                  <svg:desc>Hoja5.Y1:Hoja5.Y27</svg:desc>
                </draw:g>
              </table:table-cell>
              <table:table-cell office:value-type="float" office:value="26764">
                <text:p>26764</text:p>
                <draw:g>
                  <svg:desc>Hoja5.Z1:Hoja5.Z27</svg:desc>
                </draw:g>
              </table:table-cell>
              <table:table-cell office:value-type="float" office:value="23826">
                <text:p>23826</text:p>
                <draw:g>
                  <svg:desc>Hoja5.AA1:Hoja5.AA27</svg:desc>
                </draw:g>
              </table:table-cell>
              <table:table-cell office:value-type="float" office:value="27387">
                <text:p>27387</text:p>
                <draw:g>
                  <svg:desc>Hoja5.AB1:Hoja5.AB27</svg:desc>
                </draw:g>
              </table:table-cell>
              <table:table-cell office:value-type="float" office:value="23345">
                <text:p>23345</text:p>
                <draw:g>
                  <svg:desc>Hoja5.AC1:Hoja5.AC27</svg:desc>
                </draw:g>
              </table:table-cell>
              <table:table-cell office:value-type="float" office:value="26908">
                <text:p>26908</text:p>
                <draw:g>
                  <svg:desc>Hoja5.AD1:Hoja5.A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765">
                <text:p>23765</text:p>
              </table:table-cell>
              <table:table-cell office:value-type="float" office:value="23473">
                <text:p>23473</text:p>
              </table:table-cell>
              <table:table-cell office:value-type="float" office:value="23914">
                <text:p>23914</text:p>
              </table:table-cell>
              <table:table-cell office:value-type="float" office:value="21895">
                <text:p>21895</text:p>
              </table:table-cell>
              <table:table-cell office:value-type="float" office:value="22369">
                <text:p>22369</text:p>
              </table:table-cell>
              <table:table-cell office:value-type="float" office:value="25249">
                <text:p>25249</text:p>
              </table:table-cell>
              <table:table-cell office:value-type="float" office:value="23231">
                <text:p>23231</text:p>
              </table:table-cell>
              <table:table-cell office:value-type="float" office:value="23481">
                <text:p>23481</text:p>
              </table:table-cell>
              <table:table-cell office:value-type="float" office:value="24962">
                <text:p>24962</text:p>
              </table:table-cell>
              <table:table-cell office:value-type="float" office:value="21626">
                <text:p>21626</text:p>
              </table:table-cell>
              <table:table-cell office:value-type="float" office:value="23024">
                <text:p>23024</text:p>
              </table:table-cell>
              <table:table-cell office:value-type="float" office:value="20498">
                <text:p>20498</text:p>
              </table:table-cell>
              <table:table-cell office:value-type="float" office:value="22107">
                <text:p>22107</text:p>
              </table:table-cell>
              <table:table-cell office:value-type="float" office:value="25220">
                <text:p>25220</text:p>
              </table:table-cell>
              <table:table-cell office:value-type="float" office:value="21925">
                <text:p>21925</text:p>
              </table:table-cell>
              <table:table-cell office:value-type="float" office:value="27224">
                <text:p>27224</text:p>
              </table:table-cell>
              <table:table-cell office:value-type="float" office:value="23719">
                <text:p>23719</text:p>
              </table:table-cell>
              <table:table-cell office:value-type="float" office:value="26169">
                <text:p>26169</text:p>
              </table:table-cell>
              <table:table-cell office:value-type="float" office:value="24562">
                <text:p>24562</text:p>
              </table:table-cell>
              <table:table-cell office:value-type="float" office:value="23400">
                <text:p>23400</text:p>
              </table:table-cell>
              <table:table-cell office:value-type="float" office:value="26535">
                <text:p>26535</text:p>
              </table:table-cell>
              <table:table-cell office:value-type="float" office:value="24234">
                <text:p>24234</text:p>
              </table:table-cell>
              <table:table-cell office:value-type="float" office:value="23269">
                <text:p>23269</text:p>
              </table:table-cell>
              <table:table-cell office:value-type="float" office:value="22314">
                <text:p>22314</text:p>
              </table:table-cell>
              <table:table-cell office:value-type="float" office:value="27269">
                <text:p>27269</text:p>
              </table:table-cell>
              <table:table-cell office:value-type="float" office:value="25016">
                <text:p>25016</text:p>
              </table:table-cell>
              <table:table-cell office:value-type="float" office:value="21439">
                <text:p>21439</text:p>
              </table:table-cell>
              <table:table-cell office:value-type="float" office:value="23605">
                <text:p>23605</text:p>
              </table:table-cell>
              <table:table-cell office:value-type="float" office:value="21624">
                <text:p>21624</text:p>
              </table:table-cell>
              <table:table-cell office:value-type="float" office:value="22882">
                <text:p>22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48">
                <text:p>20948</text:p>
              </table:table-cell>
              <table:table-cell office:value-type="float" office:value="21297">
                <text:p>21297</text:p>
              </table:table-cell>
              <table:table-cell office:value-type="float" office:value="21298">
                <text:p>21298</text:p>
              </table:table-cell>
              <table:table-cell office:value-type="float" office:value="21895">
                <text:p>21895</text:p>
              </table:table-cell>
              <table:table-cell office:value-type="float" office:value="22369">
                <text:p>22369</text:p>
              </table:table-cell>
              <table:table-cell office:value-type="float" office:value="23530">
                <text:p>23530</text:p>
              </table:table-cell>
              <table:table-cell office:value-type="float" office:value="21604">
                <text:p>21604</text:p>
              </table:table-cell>
              <table:table-cell office:value-type="float" office:value="21277">
                <text:p>21277</text:p>
              </table:table-cell>
              <table:table-cell office:value-type="float" office:value="24404">
                <text:p>24404</text:p>
              </table:table-cell>
              <table:table-cell office:value-type="float" office:value="21626">
                <text:p>21626</text:p>
              </table:table-cell>
              <table:table-cell office:value-type="float" office:value="22774">
                <text:p>22774</text:p>
              </table:table-cell>
              <table:table-cell office:value-type="float" office:value="19178">
                <text:p>19178</text:p>
              </table:table-cell>
              <table:table-cell office:value-type="float" office:value="21138">
                <text:p>21138</text:p>
              </table:table-cell>
              <table:table-cell office:value-type="float" office:value="23682">
                <text:p>23682</text:p>
              </table:table-cell>
              <table:table-cell office:value-type="float" office:value="20808">
                <text:p>20808</text:p>
              </table:table-cell>
              <table:table-cell office:value-type="float" office:value="25416">
                <text:p>25416</text:p>
              </table:table-cell>
              <table:table-cell office:value-type="float" office:value="23719">
                <text:p>23719</text:p>
              </table:table-cell>
              <table:table-cell office:value-type="float" office:value="22747">
                <text:p>22747</text:p>
              </table:table-cell>
              <table:table-cell office:value-type="float" office:value="21163">
                <text:p>21163</text:p>
              </table:table-cell>
              <table:table-cell office:value-type="float" office:value="22948">
                <text:p>22948</text:p>
              </table:table-cell>
              <table:table-cell office:value-type="float" office:value="25561">
                <text:p>25561</text:p>
              </table:table-cell>
              <table:table-cell office:value-type="float" office:value="19590">
                <text:p>19590</text:p>
              </table:table-cell>
              <table:table-cell office:value-type="float" office:value="21937">
                <text:p>21937</text:p>
              </table:table-cell>
              <table:table-cell office:value-type="float" office:value="22314">
                <text:p>22314</text:p>
              </table:table-cell>
              <table:table-cell office:value-type="float" office:value="22869">
                <text:p>22869</text:p>
              </table:table-cell>
              <table:table-cell office:value-type="float" office:value="23850">
                <text:p>23850</text:p>
              </table:table-cell>
              <table:table-cell office:value-type="float" office:value="21087">
                <text:p>21087</text:p>
              </table:table-cell>
              <table:table-cell office:value-type="float" office:value="23605">
                <text:p>23605</text:p>
              </table:table-cell>
              <table:table-cell office:value-type="float" office:value="20978">
                <text:p>20978</text:p>
              </table:table-cell>
              <table:table-cell office:value-type="float" office:value="22515">
                <text:p>22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823">
                <text:p>18823</text:p>
              </table:table-cell>
              <table:table-cell office:value-type="float" office:value="21297">
                <text:p>21297</text:p>
              </table:table-cell>
              <table:table-cell office:value-type="float" office:value="21298">
                <text:p>21298</text:p>
              </table:table-cell>
              <table:table-cell office:value-type="float" office:value="21895">
                <text:p>21895</text:p>
              </table:table-cell>
              <table:table-cell office:value-type="float" office:value="22369">
                <text:p>22369</text:p>
              </table:table-cell>
              <table:table-cell office:value-type="float" office:value="23530">
                <text:p>23530</text:p>
              </table:table-cell>
              <table:table-cell office:value-type="float" office:value="21422">
                <text:p>21422</text:p>
              </table:table-cell>
              <table:table-cell office:value-type="float" office:value="21277">
                <text:p>21277</text:p>
              </table:table-cell>
              <table:table-cell office:value-type="float" office:value="23571">
                <text:p>23571</text:p>
              </table:table-cell>
              <table:table-cell office:value-type="float" office:value="21626">
                <text:p>21626</text:p>
              </table:table-cell>
              <table:table-cell office:value-type="float" office:value="20900">
                <text:p>20900</text:p>
              </table:table-cell>
              <table:table-cell office:value-type="float" office:value="17396">
                <text:p>17396</text:p>
              </table:table-cell>
              <table:table-cell office:value-type="float" office:value="20811">
                <text:p>20811</text:p>
              </table:table-cell>
              <table:table-cell office:value-type="float" office:value="23016">
                <text:p>23016</text:p>
              </table:table-cell>
              <table:table-cell office:value-type="float" office:value="20808">
                <text:p>20808</text:p>
              </table:table-cell>
              <table:table-cell office:value-type="float" office:value="25208">
                <text:p>25208</text:p>
              </table:table-cell>
              <table:table-cell office:value-type="float" office:value="23719">
                <text:p>23719</text:p>
              </table:table-cell>
              <table:table-cell office:value-type="float" office:value="22512">
                <text:p>22512</text:p>
              </table:table-cell>
              <table:table-cell office:value-type="float" office:value="17533">
                <text:p>17533</text:p>
              </table:table-cell>
              <table:table-cell office:value-type="float" office:value="21122">
                <text:p>21122</text:p>
              </table:table-cell>
              <table:table-cell office:value-type="float" office:value="24175">
                <text:p>24175</text:p>
              </table:table-cell>
              <table:table-cell office:value-type="float" office:value="17796">
                <text:p>17796</text:p>
              </table:table-cell>
              <table:table-cell office:value-type="float" office:value="21937">
                <text:p>21937</text:p>
              </table:table-cell>
              <table:table-cell office:value-type="float" office:value="21231">
                <text:p>21231</text:p>
              </table:table-cell>
              <table:table-cell office:value-type="float" office:value="22869">
                <text:p>22869</text:p>
              </table:table-cell>
              <table:table-cell office:value-type="float" office:value="20938">
                <text:p>20938</text:p>
              </table:table-cell>
              <table:table-cell office:value-type="float" office:value="21087">
                <text:p>21087</text:p>
              </table:table-cell>
              <table:table-cell office:value-type="float" office:value="22221">
                <text:p>22221</text:p>
              </table:table-cell>
              <table:table-cell office:value-type="float" office:value="20978">
                <text:p>20978</text:p>
              </table:table-cell>
              <table:table-cell office:value-type="float" office:value="22515">
                <text:p>22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823">
                <text:p>18823</text:p>
              </table:table-cell>
              <table:table-cell office:value-type="float" office:value="21297">
                <text:p>21297</text:p>
              </table:table-cell>
              <table:table-cell office:value-type="float" office:value="21298">
                <text:p>21298</text:p>
              </table:table-cell>
              <table:table-cell office:value-type="float" office:value="21895">
                <text:p>21895</text:p>
              </table:table-cell>
              <table:table-cell office:value-type="float" office:value="22369">
                <text:p>22369</text:p>
              </table:table-cell>
              <table:table-cell office:value-type="float" office:value="23402">
                <text:p>23402</text:p>
              </table:table-cell>
              <table:table-cell office:value-type="float" office:value="20669">
                <text:p>20669</text:p>
              </table:table-cell>
              <table:table-cell office:value-type="float" office:value="21277">
                <text:p>21277</text:p>
              </table:table-cell>
              <table:table-cell office:value-type="float" office:value="23279">
                <text:p>23279</text:p>
              </table:table-cell>
              <table:table-cell office:value-type="float" office:value="19948">
                <text:p>19948</text:p>
              </table:table-cell>
              <table:table-cell office:value-type="float" office:value="20900">
                <text:p>20900</text:p>
              </table:table-cell>
              <table:table-cell office:value-type="float" office:value="17396">
                <text:p>17396</text:p>
              </table:table-cell>
              <table:table-cell office:value-type="float" office:value="19544">
                <text:p>19544</text:p>
              </table:table-cell>
              <table:table-cell office:value-type="float" office:value="20198">
                <text:p>20198</text:p>
              </table:table-cell>
              <table:table-cell office:value-type="float" office:value="20808">
                <text:p>20808</text:p>
              </table:table-cell>
              <table:table-cell office:value-type="float" office:value="25208">
                <text:p>25208</text:p>
              </table:table-cell>
              <table:table-cell office:value-type="float" office:value="23719">
                <text:p>23719</text:p>
              </table:table-cell>
              <table:table-cell office:value-type="float" office:value="21987">
                <text:p>21987</text:p>
              </table:table-cell>
              <table:table-cell office:value-type="float" office:value="17533">
                <text:p>17533</text:p>
              </table:table-cell>
              <table:table-cell office:value-type="float" office:value="21122">
                <text:p>21122</text:p>
              </table:table-cell>
              <table:table-cell office:value-type="float" office:value="23281">
                <text:p>23281</text:p>
              </table:table-cell>
              <table:table-cell office:value-type="float" office:value="17796">
                <text:p>17796</text:p>
              </table:table-cell>
              <table:table-cell office:value-type="float" office:value="21723">
                <text:p>21723</text:p>
              </table:table-cell>
              <table:table-cell office:value-type="float" office:value="21231">
                <text:p>21231</text:p>
              </table:table-cell>
              <table:table-cell office:value-type="float" office:value="21990">
                <text:p>21990</text:p>
              </table:table-cell>
              <table:table-cell office:value-type="float" office:value="20927">
                <text:p>20927</text:p>
              </table:table-cell>
              <table:table-cell office:value-type="float" office:value="21024">
                <text:p>21024</text:p>
              </table:table-cell>
              <table:table-cell office:value-type="float" office:value="21747">
                <text:p>21747</text:p>
              </table:table-cell>
              <table:table-cell office:value-type="float" office:value="20978">
                <text:p>20978</text:p>
              </table:table-cell>
              <table:table-cell office:value-type="float" office:value="21814">
                <text:p>21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823">
                <text:p>18823</text:p>
              </table:table-cell>
              <table:table-cell office:value-type="float" office:value="21297">
                <text:p>21297</text:p>
              </table:table-cell>
              <table:table-cell office:value-type="float" office:value="20704">
                <text:p>20704</text:p>
              </table:table-cell>
              <table:table-cell office:value-type="float" office:value="21895">
                <text:p>21895</text:p>
              </table:table-cell>
              <table:table-cell office:value-type="float" office:value="22369">
                <text:p>22369</text:p>
              </table:table-cell>
              <table:table-cell office:value-type="float" office:value="22161">
                <text:p>22161</text:p>
              </table:table-cell>
              <table:table-cell office:value-type="float" office:value="20669">
                <text:p>20669</text:p>
              </table:table-cell>
              <table:table-cell office:value-type="float" office:value="21277">
                <text:p>21277</text:p>
              </table:table-cell>
              <table:table-cell office:value-type="float" office:value="21103">
                <text:p>21103</text:p>
              </table:table-cell>
              <table:table-cell office:value-type="float" office:value="17382">
                <text:p>17382</text:p>
              </table:table-cell>
              <table:table-cell office:value-type="float" office:value="20511">
                <text:p>20511</text:p>
              </table:table-cell>
              <table:table-cell office:value-type="float" office:value="17396">
                <text:p>17396</text:p>
              </table:table-cell>
              <table:table-cell office:value-type="float" office:value="19544">
                <text:p>19544</text:p>
              </table:table-cell>
              <table:table-cell office:value-type="float" office:value="20198">
                <text:p>20198</text:p>
              </table:table-cell>
              <table:table-cell office:value-type="float" office:value="20808">
                <text:p>20808</text:p>
              </table:table-cell>
              <table:table-cell office:value-type="float" office:value="25208">
                <text:p>25208</text:p>
              </table:table-cell>
              <table:table-cell office:value-type="float" office:value="23719">
                <text:p>23719</text:p>
              </table:table-cell>
              <table:table-cell office:value-type="float" office:value="21192">
                <text:p>21192</text:p>
              </table:table-cell>
              <table:table-cell office:value-type="float" office:value="17533">
                <text:p>17533</text:p>
              </table:table-cell>
              <table:table-cell office:value-type="float" office:value="20785">
                <text:p>20785</text:p>
              </table:table-cell>
              <table:table-cell office:value-type="float" office:value="22274">
                <text:p>22274</text:p>
              </table:table-cell>
              <table:table-cell office:value-type="float" office:value="17796">
                <text:p>17796</text:p>
              </table:table-cell>
              <table:table-cell office:value-type="float" office:value="21508">
                <text:p>21508</text:p>
              </table:table-cell>
              <table:table-cell office:value-type="float" office:value="20933">
                <text:p>20933</text:p>
              </table:table-cell>
              <table:table-cell office:value-type="float" office:value="21945">
                <text:p>21945</text:p>
              </table:table-cell>
              <table:table-cell office:value-type="float" office:value="20927">
                <text:p>20927</text:p>
              </table:table-cell>
              <table:table-cell office:value-type="float" office:value="19702">
                <text:p>19702</text:p>
              </table:table-cell>
              <table:table-cell office:value-type="float" office:value="21747">
                <text:p>21747</text:p>
              </table:table-cell>
              <table:table-cell office:value-type="float" office:value="20978">
                <text:p>20978</text:p>
              </table:table-cell>
              <table:table-cell office:value-type="float" office:value="21315">
                <text:p>21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823">
                <text:p>18823</text:p>
              </table:table-cell>
              <table:table-cell office:value-type="float" office:value="21297">
                <text:p>21297</text:p>
              </table:table-cell>
              <table:table-cell office:value-type="float" office:value="19474">
                <text:p>19474</text:p>
              </table:table-cell>
              <table:table-cell office:value-type="float" office:value="21895">
                <text:p>21895</text:p>
              </table:table-cell>
              <table:table-cell office:value-type="float" office:value="22369">
                <text:p>22369</text:p>
              </table:table-cell>
              <table:table-cell office:value-type="float" office:value="19810">
                <text:p>19810</text:p>
              </table:table-cell>
              <table:table-cell office:value-type="float" office:value="20669">
                <text:p>20669</text:p>
              </table:table-cell>
              <table:table-cell office:value-type="float" office:value="21277">
                <text:p>21277</text:p>
              </table:table-cell>
              <table:table-cell office:value-type="float" office:value="21103">
                <text:p>21103</text:p>
              </table:table-cell>
              <table:table-cell office:value-type="float" office:value="17382">
                <text:p>17382</text:p>
              </table:table-cell>
              <table:table-cell office:value-type="float" office:value="19407">
                <text:p>19407</text:p>
              </table:table-cell>
              <table:table-cell office:value-type="float" office:value="17396">
                <text:p>17396</text:p>
              </table:table-cell>
              <table:table-cell office:value-type="float" office:value="19544">
                <text:p>19544</text:p>
              </table:table-cell>
              <table:table-cell office:value-type="float" office:value="20198">
                <text:p>20198</text:p>
              </table:table-cell>
              <table:table-cell office:value-type="float" office:value="20808">
                <text:p>20808</text:p>
              </table:table-cell>
              <table:table-cell office:value-type="float" office:value="23352">
                <text:p>23352</text:p>
              </table:table-cell>
              <table:table-cell office:value-type="float" office:value="22066">
                <text:p>22066</text:p>
              </table:table-cell>
              <table:table-cell office:value-type="float" office:value="19845">
                <text:p>19845</text:p>
              </table:table-cell>
              <table:table-cell office:value-type="float" office:value="16639">
                <text:p>16639</text:p>
              </table:table-cell>
              <table:table-cell office:value-type="float" office:value="20390">
                <text:p>20390</text:p>
              </table:table-cell>
              <table:table-cell office:value-type="float" office:value="22274">
                <text:p>22274</text:p>
              </table:table-cell>
              <table:table-cell office:value-type="float" office:value="17796">
                <text:p>17796</text:p>
              </table:table-cell>
              <table:table-cell office:value-type="float" office:value="20576">
                <text:p>20576</text:p>
              </table:table-cell>
              <table:table-cell office:value-type="float" office:value="20933">
                <text:p>20933</text:p>
              </table:table-cell>
              <table:table-cell office:value-type="float" office:value="21945">
                <text:p>21945</text:p>
              </table:table-cell>
              <table:table-cell office:value-type="float" office:value="20714">
                <text:p>20714</text:p>
              </table:table-cell>
              <table:table-cell office:value-type="float" office:value="19702">
                <text:p>19702</text:p>
              </table:table-cell>
              <table:table-cell office:value-type="float" office:value="21747">
                <text:p>21747</text:p>
              </table:table-cell>
              <table:table-cell office:value-type="float" office:value="20189">
                <text:p>20189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823">
                <text:p>18823</text:p>
              </table:table-cell>
              <table:table-cell office:value-type="float" office:value="21297">
                <text:p>21297</text:p>
              </table:table-cell>
              <table:table-cell office:value-type="float" office:value="19474">
                <text:p>19474</text:p>
              </table:table-cell>
              <table:table-cell office:value-type="float" office:value="21895">
                <text:p>21895</text:p>
              </table:table-cell>
              <table:table-cell office:value-type="float" office:value="21817">
                <text:p>21817</text:p>
              </table:table-cell>
              <table:table-cell office:value-type="float" office:value="19810">
                <text:p>19810</text:p>
              </table:table-cell>
              <table:table-cell office:value-type="float" office:value="20160">
                <text:p>20160</text:p>
              </table:table-cell>
              <table:table-cell office:value-type="float" office:value="21277">
                <text:p>21277</text:p>
              </table:table-cell>
              <table:table-cell office:value-type="float" office:value="20191">
                <text:p>20191</text:p>
              </table:table-cell>
              <table:table-cell office:value-type="float" office:value="17382">
                <text:p>17382</text:p>
              </table:table-cell>
              <table:table-cell office:value-type="float" office:value="19407">
                <text:p>19407</text:p>
              </table:table-cell>
              <table:table-cell office:value-type="float" office:value="17396">
                <text:p>17396</text:p>
              </table:table-cell>
              <table:table-cell office:value-type="float" office:value="18102">
                <text:p>18102</text:p>
              </table:table-cell>
              <table:table-cell office:value-type="float" office:value="18494">
                <text:p>18494</text:p>
              </table:table-cell>
              <table:table-cell office:value-type="float" office:value="20808">
                <text:p>20808</text:p>
              </table:table-cell>
              <table:table-cell office:value-type="float" office:value="20290">
                <text:p>20290</text:p>
              </table:table-cell>
              <table:table-cell office:value-type="float" office:value="21713">
                <text:p>21713</text:p>
              </table:table-cell>
              <table:table-cell office:value-type="float" office:value="19845">
                <text:p>19845</text:p>
              </table:table-cell>
              <table:table-cell office:value-type="float" office:value="16639">
                <text:p>16639</text:p>
              </table:table-cell>
              <table:table-cell office:value-type="float" office:value="19771">
                <text:p>19771</text:p>
              </table:table-cell>
              <table:table-cell office:value-type="float" office:value="22274">
                <text:p>22274</text:p>
              </table:table-cell>
              <table:table-cell office:value-type="float" office:value="17796">
                <text:p>17796</text:p>
              </table:table-cell>
              <table:table-cell office:value-type="float" office:value="20416">
                <text:p>20416</text:p>
              </table:table-cell>
              <table:table-cell office:value-type="float" office:value="20933">
                <text:p>20933</text:p>
              </table:table-cell>
              <table:table-cell office:value-type="float" office:value="21945">
                <text:p>21945</text:p>
              </table:table-cell>
              <table:table-cell office:value-type="float" office:value="20226">
                <text:p>20226</text:p>
              </table:table-cell>
              <table:table-cell office:value-type="float" office:value="19702">
                <text:p>19702</text:p>
              </table:table-cell>
              <table:table-cell office:value-type="float" office:value="21665">
                <text:p>21665</text:p>
              </table:table-cell>
              <table:table-cell office:value-type="float" office:value="18346">
                <text:p>18346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823">
                <text:p>18823</text:p>
              </table:table-cell>
              <table:table-cell office:value-type="float" office:value="21297">
                <text:p>21297</text:p>
              </table:table-cell>
              <table:table-cell office:value-type="float" office:value="18714">
                <text:p>18714</text:p>
              </table:table-cell>
              <table:table-cell office:value-type="float" office:value="21895">
                <text:p>21895</text:p>
              </table:table-cell>
              <table:table-cell office:value-type="float" office:value="21134">
                <text:p>21134</text:p>
              </table:table-cell>
              <table:table-cell office:value-type="float" office:value="19525">
                <text:p>19525</text:p>
              </table:table-cell>
              <table:table-cell office:value-type="float" office:value="18470">
                <text:p>18470</text:p>
              </table:table-cell>
              <table:table-cell office:value-type="float" office:value="21277">
                <text:p>21277</text:p>
              </table:table-cell>
              <table:table-cell office:value-type="float" office:value="20191">
                <text:p>20191</text:p>
              </table:table-cell>
              <table:table-cell office:value-type="float" office:value="17382">
                <text:p>17382</text:p>
              </table:table-cell>
              <table:table-cell office:value-type="float" office:value="19407">
                <text:p>19407</text:p>
              </table:table-cell>
              <table:table-cell office:value-type="float" office:value="17396">
                <text:p>17396</text:p>
              </table:table-cell>
              <table:table-cell office:value-type="float" office:value="18102">
                <text:p>18102</text:p>
              </table:table-cell>
              <table:table-cell office:value-type="float" office:value="18494">
                <text:p>18494</text:p>
              </table:table-cell>
              <table:table-cell office:value-type="float" office:value="19760">
                <text:p>19760</text:p>
              </table:table-cell>
              <table:table-cell office:value-type="float" office:value="19465">
                <text:p>19465</text:p>
              </table:table-cell>
              <table:table-cell office:value-type="float" office:value="20448">
                <text:p>20448</text:p>
              </table:table-cell>
              <table:table-cell office:value-type="float" office:value="19845">
                <text:p>19845</text:p>
              </table:table-cell>
              <table:table-cell office:value-type="float" office:value="16639">
                <text:p>16639</text:p>
              </table:table-cell>
              <table:table-cell office:value-type="float" office:value="19771">
                <text:p>19771</text:p>
              </table:table-cell>
              <table:table-cell office:value-type="float" office:value="21777">
                <text:p>21777</text:p>
              </table:table-cell>
              <table:table-cell office:value-type="float" office:value="17671">
                <text:p>17671</text:p>
              </table:table-cell>
              <table:table-cell office:value-type="float" office:value="19827">
                <text:p>19827</text:p>
              </table:table-cell>
              <table:table-cell office:value-type="float" office:value="20933">
                <text:p>20933</text:p>
              </table:table-cell>
              <table:table-cell office:value-type="float" office:value="20874">
                <text:p>20874</text:p>
              </table:table-cell>
              <table:table-cell office:value-type="float" office:value="19777">
                <text:p>19777</text:p>
              </table:table-cell>
              <table:table-cell office:value-type="float" office:value="19702">
                <text:p>19702</text:p>
              </table:table-cell>
              <table:table-cell office:value-type="float" office:value="21592">
                <text:p>21592</text:p>
              </table:table-cell>
              <table:table-cell office:value-type="float" office:value="18346">
                <text:p>18346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23">
                <text:p>18823</text:p>
              </table:table-cell>
              <table:table-cell office:value-type="float" office:value="21297">
                <text:p>21297</text:p>
              </table:table-cell>
              <table:table-cell office:value-type="float" office:value="18714">
                <text:p>18714</text:p>
              </table:table-cell>
              <table:table-cell office:value-type="float" office:value="21895">
                <text:p>21895</text:p>
              </table:table-cell>
              <table:table-cell office:value-type="float" office:value="21134">
                <text:p>21134</text:p>
              </table:table-cell>
              <table:table-cell office:value-type="float" office:value="19104">
                <text:p>19104</text:p>
              </table:table-cell>
              <table:table-cell office:value-type="float" office:value="18470">
                <text:p>18470</text:p>
              </table:table-cell>
              <table:table-cell office:value-type="float" office:value="21277">
                <text:p>21277</text:p>
              </table:table-cell>
              <table:table-cell office:value-type="float" office:value="19253">
                <text:p>19253</text:p>
              </table:table-cell>
              <table:table-cell office:value-type="float" office:value="17382">
                <text:p>17382</text:p>
              </table:table-cell>
              <table:table-cell office:value-type="float" office:value="19407">
                <text:p>19407</text:p>
              </table:table-cell>
              <table:table-cell office:value-type="float" office:value="17396">
                <text:p>17396</text:p>
              </table:table-cell>
              <table:table-cell office:value-type="float" office:value="18102">
                <text:p>18102</text:p>
              </table:table-cell>
              <table:table-cell office:value-type="float" office:value="16032">
                <text:p>16032</text:p>
              </table:table-cell>
              <table:table-cell office:value-type="float" office:value="19217">
                <text:p>19217</text:p>
              </table:table-cell>
              <table:table-cell office:value-type="float" office:value="18257">
                <text:p>18257</text:p>
              </table:table-cell>
              <table:table-cell office:value-type="float" office:value="19563">
                <text:p>19563</text:p>
              </table:table-cell>
              <table:table-cell office:value-type="float" office:value="19489">
                <text:p>19489</text:p>
              </table:table-cell>
              <table:table-cell office:value-type="float" office:value="16639">
                <text:p>16639</text:p>
              </table:table-cell>
              <table:table-cell office:value-type="float" office:value="19771">
                <text:p>19771</text:p>
              </table:table-cell>
              <table:table-cell office:value-type="float" office:value="21777">
                <text:p>21777</text:p>
              </table:table-cell>
              <table:table-cell office:value-type="float" office:value="17671">
                <text:p>17671</text:p>
              </table:table-cell>
              <table:table-cell office:value-type="float" office:value="19827">
                <text:p>19827</text:p>
              </table:table-cell>
              <table:table-cell office:value-type="float" office:value="20933">
                <text:p>20933</text:p>
              </table:table-cell>
              <table:table-cell office:value-type="float" office:value="19800">
                <text:p>19800</text:p>
              </table:table-cell>
              <table:table-cell office:value-type="float" office:value="18877">
                <text:p>18877</text:p>
              </table:table-cell>
              <table:table-cell office:value-type="float" office:value="19702">
                <text:p>19702</text:p>
              </table:table-cell>
              <table:table-cell office:value-type="float" office:value="20414">
                <text:p>20414</text:p>
              </table:table-cell>
              <table:table-cell office:value-type="float" office:value="18346">
                <text:p>18346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823">
                <text:p>18823</text:p>
              </table:table-cell>
              <table:table-cell office:value-type="float" office:value="20988">
                <text:p>20988</text:p>
              </table:table-cell>
              <table:table-cell office:value-type="float" office:value="18714">
                <text:p>18714</text:p>
              </table:table-cell>
              <table:table-cell office:value-type="float" office:value="21895">
                <text:p>21895</text:p>
              </table:table-cell>
              <table:table-cell office:value-type="float" office:value="21134">
                <text:p>21134</text:p>
              </table:table-cell>
              <table:table-cell office:value-type="float" office:value="19104">
                <text:p>19104</text:p>
              </table:table-cell>
              <table:table-cell office:value-type="float" office:value="18470">
                <text:p>18470</text:p>
              </table:table-cell>
              <table:table-cell office:value-type="float" office:value="21277">
                <text:p>21277</text:p>
              </table:table-cell>
              <table:table-cell office:value-type="float" office:value="18877">
                <text:p>18877</text:p>
              </table:table-cell>
              <table:table-cell office:value-type="float" office:value="17382">
                <text:p>17382</text:p>
              </table:table-cell>
              <table:table-cell office:value-type="float" office:value="18804">
                <text:p>18804</text:p>
              </table:table-cell>
              <table:table-cell office:value-type="float" office:value="17396">
                <text:p>17396</text:p>
              </table:table-cell>
              <table:table-cell office:value-type="float" office:value="18102">
                <text:p>18102</text:p>
              </table:table-cell>
              <table:table-cell office:value-type="float" office:value="16032">
                <text:p>16032</text:p>
              </table:table-cell>
              <table:table-cell office:value-type="float" office:value="19217">
                <text:p>19217</text:p>
              </table:table-cell>
              <table:table-cell office:value-type="float" office:value="18257">
                <text:p>18257</text:p>
              </table:table-cell>
              <table:table-cell office:value-type="float" office:value="18832">
                <text:p>18832</text:p>
              </table:table-cell>
              <table:table-cell office:value-type="float" office:value="19489">
                <text:p>19489</text:p>
              </table:table-cell>
              <table:table-cell office:value-type="float" office:value="16639">
                <text:p>16639</text:p>
              </table:table-cell>
              <table:table-cell office:value-type="float" office:value="19771">
                <text:p>19771</text:p>
              </table:table-cell>
              <table:table-cell office:value-type="float" office:value="21777">
                <text:p>21777</text:p>
              </table:table-cell>
              <table:table-cell office:value-type="float" office:value="17671">
                <text:p>17671</text:p>
              </table:table-cell>
              <table:table-cell office:value-type="float" office:value="19821">
                <text:p>19821</text:p>
              </table:table-cell>
              <table:table-cell office:value-type="float" office:value="20933">
                <text:p>20933</text:p>
              </table:table-cell>
              <table:table-cell office:value-type="float" office:value="19523">
                <text:p>19523</text:p>
              </table:table-cell>
              <table:table-cell office:value-type="float" office:value="18794">
                <text:p>18794</text:p>
              </table:table-cell>
              <table:table-cell office:value-type="float" office:value="19702">
                <text:p>19702</text:p>
              </table:table-cell>
              <table:table-cell office:value-type="float" office:value="20414">
                <text:p>20414</text:p>
              </table:table-cell>
              <table:table-cell office:value-type="float" office:value="18346">
                <text:p>18346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823">
                <text:p>18823</text:p>
              </table:table-cell>
              <table:table-cell office:value-type="float" office:value="20586">
                <text:p>20586</text:p>
              </table:table-cell>
              <table:table-cell office:value-type="float" office:value="18714">
                <text:p>18714</text:p>
              </table:table-cell>
              <table:table-cell office:value-type="float" office:value="21895">
                <text:p>21895</text:p>
              </table:table-cell>
              <table:table-cell office:value-type="float" office:value="20991">
                <text:p>20991</text:p>
              </table:table-cell>
              <table:table-cell office:value-type="float" office:value="19104">
                <text:p>19104</text:p>
              </table:table-cell>
              <table:table-cell office:value-type="float" office:value="18470">
                <text:p>18470</text:p>
              </table:table-cell>
              <table:table-cell office:value-type="float" office:value="20926">
                <text:p>20926</text:p>
              </table:table-cell>
              <table:table-cell office:value-type="float" office:value="18877">
                <text:p>18877</text:p>
              </table:table-cell>
              <table:table-cell office:value-type="float" office:value="17382">
                <text:p>17382</text:p>
              </table:table-cell>
              <table:table-cell office:value-type="float" office:value="18804">
                <text:p>18804</text:p>
              </table:table-cell>
              <table:table-cell office:value-type="float" office:value="17396">
                <text:p>17396</text:p>
              </table:table-cell>
              <table:table-cell office:value-type="float" office:value="18102">
                <text:p>18102</text:p>
              </table:table-cell>
              <table:table-cell office:value-type="float" office:value="16032">
                <text:p>16032</text:p>
              </table:table-cell>
              <table:table-cell office:value-type="float" office:value="19217">
                <text:p>19217</text:p>
              </table:table-cell>
              <table:table-cell office:value-type="float" office:value="18257">
                <text:p>18257</text:p>
              </table:table-cell>
              <table:table-cell office:value-type="float" office:value="18832">
                <text:p>18832</text:p>
              </table:table-cell>
              <table:table-cell office:value-type="float" office:value="18939">
                <text:p>18939</text:p>
              </table:table-cell>
              <table:table-cell office:value-type="float" office:value="16639">
                <text:p>16639</text:p>
              </table:table-cell>
              <table:table-cell office:value-type="float" office:value="19771">
                <text:p>19771</text:p>
              </table:table-cell>
              <table:table-cell office:value-type="float" office:value="21777">
                <text:p>21777</text:p>
              </table:table-cell>
              <table:table-cell office:value-type="float" office:value="17671">
                <text:p>17671</text:p>
              </table:table-cell>
              <table:table-cell office:value-type="float" office:value="19821">
                <text:p>19821</text:p>
              </table:table-cell>
              <table:table-cell office:value-type="float" office:value="20933">
                <text:p>20933</text:p>
              </table:table-cell>
              <table:table-cell office:value-type="float" office:value="19045">
                <text:p>19045</text:p>
              </table:table-cell>
              <table:table-cell office:value-type="float" office:value="18794">
                <text:p>18794</text:p>
              </table:table-cell>
              <table:table-cell office:value-type="float" office:value="19702">
                <text:p>19702</text:p>
              </table:table-cell>
              <table:table-cell office:value-type="float" office:value="20414">
                <text:p>20414</text:p>
              </table:table-cell>
              <table:table-cell office:value-type="float" office:value="18346">
                <text:p>18346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823">
                <text:p>18823</text:p>
              </table:table-cell>
              <table:table-cell office:value-type="float" office:value="20586">
                <text:p>20586</text:p>
              </table:table-cell>
              <table:table-cell office:value-type="float" office:value="18150">
                <text:p>18150</text:p>
              </table:table-cell>
              <table:table-cell office:value-type="float" office:value="21895">
                <text:p>21895</text:p>
              </table:table-cell>
              <table:table-cell office:value-type="float" office:value="20271">
                <text:p>20271</text:p>
              </table:table-cell>
              <table:table-cell office:value-type="float" office:value="19104">
                <text:p>19104</text:p>
              </table:table-cell>
              <table:table-cell office:value-type="float" office:value="18470">
                <text:p>18470</text:p>
              </table:table-cell>
              <table:table-cell office:value-type="float" office:value="20894">
                <text:p>20894</text:p>
              </table:table-cell>
              <table:table-cell office:value-type="float" office:value="18877">
                <text:p>18877</text:p>
              </table:table-cell>
              <table:table-cell office:value-type="float" office:value="17382">
                <text:p>17382</text:p>
              </table:table-cell>
              <table:table-cell office:value-type="float" office:value="16077">
                <text:p>16077</text:p>
              </table:table-cell>
              <table:table-cell office:value-type="float" office:value="17396">
                <text:p>17396</text:p>
              </table:table-cell>
              <table:table-cell office:value-type="float" office:value="17737">
                <text:p>17737</text:p>
              </table:table-cell>
              <table:table-cell office:value-type="float" office:value="16032">
                <text:p>16032</text:p>
              </table:table-cell>
              <table:table-cell office:value-type="float" office:value="19217">
                <text:p>19217</text:p>
              </table:table-cell>
              <table:table-cell office:value-type="float" office:value="18257">
                <text:p>18257</text:p>
              </table:table-cell>
              <table:table-cell office:value-type="float" office:value="18832">
                <text:p>18832</text:p>
              </table:table-cell>
              <table:table-cell office:value-type="float" office:value="18939">
                <text:p>18939</text:p>
              </table:table-cell>
              <table:table-cell office:value-type="float" office:value="16639">
                <text:p>16639</text:p>
              </table:table-cell>
              <table:table-cell office:value-type="float" office:value="19771">
                <text:p>19771</text:p>
              </table:table-cell>
              <table:table-cell office:value-type="float" office:value="20966">
                <text:p>20966</text:p>
              </table:table-cell>
              <table:table-cell office:value-type="float" office:value="17671">
                <text:p>17671</text:p>
              </table:table-cell>
              <table:table-cell office:value-type="float" office:value="19821">
                <text:p>19821</text:p>
              </table:table-cell>
              <table:table-cell office:value-type="float" office:value="20522">
                <text:p>20522</text:p>
              </table:table-cell>
              <table:table-cell office:value-type="float" office:value="19045">
                <text:p>19045</text:p>
              </table:table-cell>
              <table:table-cell office:value-type="float" office:value="18637">
                <text:p>18637</text:p>
              </table:table-cell>
              <table:table-cell office:value-type="float" office:value="19702">
                <text:p>19702</text:p>
              </table:table-cell>
              <table:table-cell office:value-type="float" office:value="20414">
                <text:p>20414</text:p>
              </table:table-cell>
              <table:table-cell office:value-type="float" office:value="18346">
                <text:p>18346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823">
                <text:p>18823</text:p>
              </table:table-cell>
              <table:table-cell office:value-type="float" office:value="20298">
                <text:p>20298</text:p>
              </table:table-cell>
              <table:table-cell office:value-type="float" office:value="18150">
                <text:p>18150</text:p>
              </table:table-cell>
              <table:table-cell office:value-type="float" office:value="21895">
                <text:p>21895</text:p>
              </table:table-cell>
              <table:table-cell office:value-type="float" office:value="19974">
                <text:p>19974</text:p>
              </table:table-cell>
              <table:table-cell office:value-type="float" office:value="19104">
                <text:p>19104</text:p>
              </table:table-cell>
              <table:table-cell office:value-type="float" office:value="18470">
                <text:p>18470</text:p>
              </table:table-cell>
              <table:table-cell office:value-type="float" office:value="20003">
                <text:p>20003</text:p>
              </table:table-cell>
              <table:table-cell office:value-type="float" office:value="16920">
                <text:p>16920</text:p>
              </table:table-cell>
              <table:table-cell office:value-type="float" office:value="17382">
                <text:p>17382</text:p>
              </table:table-cell>
              <table:table-cell office:value-type="float" office:value="16077">
                <text:p>16077</text:p>
              </table:table-cell>
              <table:table-cell office:value-type="float" office:value="17396">
                <text:p>17396</text:p>
              </table:table-cell>
              <table:table-cell office:value-type="float" office:value="17737">
                <text:p>17737</text:p>
              </table:table-cell>
              <table:table-cell office:value-type="float" office:value="16032">
                <text:p>16032</text:p>
              </table:table-cell>
              <table:table-cell office:value-type="float" office:value="19217">
                <text:p>19217</text:p>
              </table:table-cell>
              <table:table-cell office:value-type="float" office:value="18257">
                <text:p>18257</text:p>
              </table:table-cell>
              <table:table-cell office:value-type="float" office:value="18832">
                <text:p>18832</text:p>
              </table:table-cell>
              <table:table-cell office:value-type="float" office:value="17937">
                <text:p>17937</text:p>
              </table:table-cell>
              <table:table-cell office:value-type="float" office:value="16639">
                <text:p>16639</text:p>
              </table:table-cell>
              <table:table-cell office:value-type="float" office:value="18536">
                <text:p>18536</text:p>
              </table:table-cell>
              <table:table-cell office:value-type="float" office:value="20966">
                <text:p>20966</text:p>
              </table:table-cell>
              <table:table-cell office:value-type="float" office:value="17671">
                <text:p>17671</text:p>
              </table:table-cell>
              <table:table-cell office:value-type="float" office:value="19821">
                <text:p>19821</text:p>
              </table:table-cell>
              <table:table-cell office:value-type="float" office:value="20457">
                <text:p>20457</text:p>
              </table:table-cell>
              <table:table-cell office:value-type="float" office:value="19045">
                <text:p>19045</text:p>
              </table:table-cell>
              <table:table-cell office:value-type="float" office:value="18637">
                <text:p>18637</text:p>
              </table:table-cell>
              <table:table-cell office:value-type="float" office:value="19702">
                <text:p>19702</text:p>
              </table:table-cell>
              <table:table-cell office:value-type="float" office:value="20414">
                <text:p>20414</text:p>
              </table:table-cell>
              <table:table-cell office:value-type="float" office:value="18346">
                <text:p>18346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23">
                <text:p>18823</text:p>
              </table:table-cell>
              <table:table-cell office:value-type="float" office:value="18592">
                <text:p>18592</text:p>
              </table:table-cell>
              <table:table-cell office:value-type="float" office:value="18150">
                <text:p>18150</text:p>
              </table:table-cell>
              <table:table-cell office:value-type="float" office:value="21037">
                <text:p>21037</text:p>
              </table:table-cell>
              <table:table-cell office:value-type="float" office:value="19391">
                <text:p>19391</text:p>
              </table:table-cell>
              <table:table-cell office:value-type="float" office:value="19104">
                <text:p>19104</text:p>
              </table:table-cell>
              <table:table-cell office:value-type="float" office:value="18470">
                <text:p>18470</text:p>
              </table:table-cell>
              <table:table-cell office:value-type="float" office:value="20003">
                <text:p>20003</text:p>
              </table:table-cell>
              <table:table-cell office:value-type="float" office:value="16920">
                <text:p>16920</text:p>
              </table:table-cell>
              <table:table-cell office:value-type="float" office:value="17382">
                <text:p>17382</text:p>
              </table:table-cell>
              <table:table-cell office:value-type="float" office:value="16077">
                <text:p>16077</text:p>
              </table:table-cell>
              <table:table-cell office:value-type="float" office:value="17396">
                <text:p>17396</text:p>
              </table:table-cell>
              <table:table-cell office:value-type="float" office:value="17737">
                <text:p>17737</text:p>
              </table:table-cell>
              <table:table-cell office:value-type="float" office:value="16032">
                <text:p>16032</text:p>
              </table:table-cell>
              <table:table-cell office:value-type="float" office:value="18727">
                <text:p>18727</text:p>
              </table:table-cell>
              <table:table-cell office:value-type="float" office:value="18257">
                <text:p>18257</text:p>
              </table:table-cell>
              <table:table-cell office:value-type="float" office:value="18417">
                <text:p>18417</text:p>
              </table:table-cell>
              <table:table-cell office:value-type="float" office:value="17937">
                <text:p>17937</text:p>
              </table:table-cell>
              <table:table-cell office:value-type="float" office:value="16639">
                <text:p>16639</text:p>
              </table:table-cell>
              <table:table-cell office:value-type="float" office:value="18536">
                <text:p>18536</text:p>
              </table:table-cell>
              <table:table-cell office:value-type="float" office:value="20195">
                <text:p>20195</text:p>
              </table:table-cell>
              <table:table-cell office:value-type="float" office:value="17671">
                <text:p>17671</text:p>
              </table:table-cell>
              <table:table-cell office:value-type="float" office:value="19821">
                <text:p>19821</text:p>
              </table:table-cell>
              <table:table-cell office:value-type="float" office:value="18261">
                <text:p>18261</text:p>
              </table:table-cell>
              <table:table-cell office:value-type="float" office:value="19045">
                <text:p>19045</text:p>
              </table:table-cell>
              <table:table-cell office:value-type="float" office:value="18637">
                <text:p>18637</text:p>
              </table:table-cell>
              <table:table-cell office:value-type="float" office:value="18859">
                <text:p>18859</text:p>
              </table:table-cell>
              <table:table-cell office:value-type="float" office:value="20414">
                <text:p>20414</text:p>
              </table:table-cell>
              <table:table-cell office:value-type="float" office:value="18346">
                <text:p>18346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823">
                <text:p>18823</text:p>
              </table:table-cell>
              <table:table-cell office:value-type="float" office:value="17781">
                <text:p>17781</text:p>
              </table:table-cell>
              <table:table-cell office:value-type="float" office:value="18150">
                <text:p>18150</text:p>
              </table:table-cell>
              <table:table-cell office:value-type="float" office:value="21037">
                <text:p>21037</text:p>
              </table:table-cell>
              <table:table-cell office:value-type="float" office:value="19143">
                <text:p>19143</text:p>
              </table:table-cell>
              <table:table-cell office:value-type="float" office:value="19104">
                <text:p>19104</text:p>
              </table:table-cell>
              <table:table-cell office:value-type="float" office:value="18470">
                <text:p>18470</text:p>
              </table:table-cell>
              <table:table-cell office:value-type="float" office:value="20003">
                <text:p>20003</text:p>
              </table:table-cell>
              <table:table-cell office:value-type="float" office:value="16920">
                <text:p>16920</text:p>
              </table:table-cell>
              <table:table-cell office:value-type="float" office:value="17382">
                <text:p>17382</text:p>
              </table:table-cell>
              <table:table-cell office:value-type="float" office:value="16077">
                <text:p>16077</text:p>
              </table:table-cell>
              <table:table-cell office:value-type="float" office:value="17396">
                <text:p>17396</text:p>
              </table:table-cell>
              <table:table-cell office:value-type="float" office:value="17737">
                <text:p>17737</text:p>
              </table:table-cell>
              <table:table-cell office:value-type="float" office:value="16032">
                <text:p>16032</text:p>
              </table:table-cell>
              <table:table-cell office:value-type="float" office:value="17742">
                <text:p>17742</text:p>
              </table:table-cell>
              <table:table-cell office:value-type="float" office:value="18257">
                <text:p>18257</text:p>
              </table:table-cell>
              <table:table-cell office:value-type="float" office:value="18417">
                <text:p>18417</text:p>
              </table:table-cell>
              <table:table-cell office:value-type="float" office:value="17937">
                <text:p>17937</text:p>
              </table:table-cell>
              <table:table-cell office:value-type="float" office:value="16639">
                <text:p>16639</text:p>
              </table:table-cell>
              <table:table-cell office:value-type="float" office:value="16758">
                <text:p>16758</text:p>
              </table:table-cell>
              <table:table-cell office:value-type="float" office:value="20195">
                <text:p>20195</text:p>
              </table:table-cell>
              <table:table-cell office:value-type="float" office:value="17671">
                <text:p>17671</text:p>
              </table:table-cell>
              <table:table-cell office:value-type="float" office:value="19821">
                <text:p>19821</text:p>
              </table:table-cell>
              <table:table-cell office:value-type="float" office:value="18261">
                <text:p>18261</text:p>
              </table:table-cell>
              <table:table-cell office:value-type="float" office:value="19045">
                <text:p>19045</text:p>
              </table:table-cell>
              <table:table-cell office:value-type="float" office:value="18637">
                <text:p>18637</text:p>
              </table:table-cell>
              <table:table-cell office:value-type="float" office:value="17975">
                <text:p>17975</text:p>
              </table:table-cell>
              <table:table-cell office:value-type="float" office:value="20414">
                <text:p>20414</text:p>
              </table:table-cell>
              <table:table-cell office:value-type="float" office:value="18346">
                <text:p>18346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823">
                <text:p>18823</text:p>
              </table:table-cell>
              <table:table-cell office:value-type="float" office:value="17781">
                <text:p>17781</text:p>
              </table:table-cell>
              <table:table-cell office:value-type="float" office:value="18150">
                <text:p>18150</text:p>
              </table:table-cell>
              <table:table-cell office:value-type="float" office:value="19629">
                <text:p>19629</text:p>
              </table:table-cell>
              <table:table-cell office:value-type="float" office:value="19143">
                <text:p>19143</text:p>
              </table:table-cell>
              <table:table-cell office:value-type="float" office:value="19104">
                <text:p>19104</text:p>
              </table:table-cell>
              <table:table-cell office:value-type="float" office:value="18470">
                <text:p>18470</text:p>
              </table:table-cell>
              <table:table-cell office:value-type="float" office:value="20003">
                <text:p>20003</text:p>
              </table:table-cell>
              <table:table-cell office:value-type="float" office:value="16920">
                <text:p>16920</text:p>
              </table:table-cell>
              <table:table-cell office:value-type="float" office:value="17382">
                <text:p>17382</text:p>
              </table:table-cell>
              <table:table-cell office:value-type="float" office:value="16077">
                <text:p>16077</text:p>
              </table:table-cell>
              <table:table-cell office:value-type="float" office:value="17396">
                <text:p>17396</text:p>
              </table:table-cell>
              <table:table-cell office:value-type="float" office:value="17737">
                <text:p>17737</text:p>
              </table:table-cell>
              <table:table-cell office:value-type="float" office:value="16032">
                <text:p>16032</text:p>
              </table:table-cell>
              <table:table-cell office:value-type="float" office:value="17667">
                <text:p>17667</text:p>
              </table:table-cell>
              <table:table-cell office:value-type="float" office:value="18257">
                <text:p>18257</text:p>
              </table:table-cell>
              <table:table-cell office:value-type="float" office:value="16861">
                <text:p>16861</text:p>
              </table:table-cell>
              <table:table-cell office:value-type="float" office:value="17937">
                <text:p>17937</text:p>
              </table:table-cell>
              <table:table-cell office:value-type="float" office:value="16639">
                <text:p>16639</text:p>
              </table:table-cell>
              <table:table-cell office:value-type="float" office:value="16758">
                <text:p>16758</text:p>
              </table:table-cell>
              <table:table-cell office:value-type="float" office:value="20195">
                <text:p>20195</text:p>
              </table:table-cell>
              <table:table-cell office:value-type="float" office:value="17671">
                <text:p>17671</text:p>
              </table:table-cell>
              <table:table-cell office:value-type="float" office:value="19821">
                <text:p>19821</text:p>
              </table:table-cell>
              <table:table-cell office:value-type="float" office:value="18012">
                <text:p>18012</text:p>
              </table:table-cell>
              <table:table-cell office:value-type="float" office:value="17989">
                <text:p>17989</text:p>
              </table:table-cell>
              <table:table-cell office:value-type="float" office:value="18637">
                <text:p>18637</text:p>
              </table:table-cell>
              <table:table-cell office:value-type="float" office:value="17975">
                <text:p>17975</text:p>
              </table:table-cell>
              <table:table-cell office:value-type="float" office:value="20414">
                <text:p>20414</text:p>
              </table:table-cell>
              <table:table-cell office:value-type="float" office:value="18346">
                <text:p>18346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23">
                <text:p>18823</text:p>
              </table:table-cell>
              <table:table-cell office:value-type="float" office:value="17781">
                <text:p>17781</text:p>
              </table:table-cell>
              <table:table-cell office:value-type="float" office:value="18150">
                <text:p>18150</text:p>
              </table:table-cell>
              <table:table-cell office:value-type="float" office:value="19629">
                <text:p>19629</text:p>
              </table:table-cell>
              <table:table-cell office:value-type="float" office:value="19143">
                <text:p>19143</text:p>
              </table:table-cell>
              <table:table-cell office:value-type="float" office:value="19104">
                <text:p>19104</text:p>
              </table:table-cell>
              <table:table-cell office:value-type="float" office:value="18470">
                <text:p>18470</text:p>
              </table:table-cell>
              <table:table-cell office:value-type="float" office:value="20003">
                <text:p>20003</text:p>
              </table:table-cell>
              <table:table-cell office:value-type="float" office:value="16920">
                <text:p>16920</text:p>
              </table:table-cell>
              <table:table-cell office:value-type="float" office:value="17382">
                <text:p>17382</text:p>
              </table:table-cell>
              <table:table-cell office:value-type="float" office:value="16077">
                <text:p>16077</text:p>
              </table:table-cell>
              <table:table-cell office:value-type="float" office:value="17127">
                <text:p>17127</text:p>
              </table:table-cell>
              <table:table-cell office:value-type="float" office:value="17737">
                <text:p>17737</text:p>
              </table:table-cell>
              <table:table-cell office:value-type="float" office:value="16032">
                <text:p>16032</text:p>
              </table:table-cell>
              <table:table-cell office:value-type="float" office:value="17667">
                <text:p>17667</text:p>
              </table:table-cell>
              <table:table-cell office:value-type="float" office:value="18257">
                <text:p>18257</text:p>
              </table:table-cell>
              <table:table-cell office:value-type="float" office:value="16861">
                <text:p>16861</text:p>
              </table:table-cell>
              <table:table-cell office:value-type="float" office:value="17251">
                <text:p>17251</text:p>
              </table:table-cell>
              <table:table-cell office:value-type="float" office:value="16639">
                <text:p>16639</text:p>
              </table:table-cell>
              <table:table-cell office:value-type="float" office:value="16758">
                <text:p>16758</text:p>
              </table:table-cell>
              <table:table-cell office:value-type="float" office:value="20195">
                <text:p>20195</text:p>
              </table:table-cell>
              <table:table-cell office:value-type="float" office:value="17671">
                <text:p>17671</text:p>
              </table:table-cell>
              <table:table-cell office:value-type="float" office:value="19821">
                <text:p>19821</text:p>
              </table:table-cell>
              <table:table-cell office:value-type="float" office:value="18012">
                <text:p>18012</text:p>
              </table:table-cell>
              <table:table-cell office:value-type="float" office:value="17989">
                <text:p>17989</text:p>
              </table:table-cell>
              <table:table-cell office:value-type="float" office:value="18637">
                <text:p>18637</text:p>
              </table:table-cell>
              <table:table-cell office:value-type="float" office:value="17975">
                <text:p>17975</text:p>
              </table:table-cell>
              <table:table-cell office:value-type="float" office:value="20414">
                <text:p>20414</text:p>
              </table:table-cell>
              <table:table-cell office:value-type="float" office:value="18346">
                <text:p>18346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823">
                <text:p>18823</text:p>
              </table:table-cell>
              <table:table-cell office:value-type="float" office:value="17781">
                <text:p>17781</text:p>
              </table:table-cell>
              <table:table-cell office:value-type="float" office:value="18018">
                <text:p>18018</text:p>
              </table:table-cell>
              <table:table-cell office:value-type="float" office:value="19629">
                <text:p>19629</text:p>
              </table:table-cell>
              <table:table-cell office:value-type="float" office:value="19143">
                <text:p>19143</text:p>
              </table:table-cell>
              <table:table-cell office:value-type="float" office:value="19104">
                <text:p>19104</text:p>
              </table:table-cell>
              <table:table-cell office:value-type="float" office:value="18470">
                <text:p>18470</text:p>
              </table:table-cell>
              <table:table-cell office:value-type="float" office:value="20003">
                <text:p>20003</text:p>
              </table:table-cell>
              <table:table-cell office:value-type="float" office:value="16920">
                <text:p>16920</text:p>
              </table:table-cell>
              <table:table-cell office:value-type="float" office:value="17382">
                <text:p>17382</text:p>
              </table:table-cell>
              <table:table-cell office:value-type="float" office:value="16077">
                <text:p>16077</text:p>
              </table:table-cell>
              <table:table-cell office:value-type="float" office:value="17127">
                <text:p>17127</text:p>
              </table:table-cell>
              <table:table-cell office:value-type="float" office:value="17737">
                <text:p>17737</text:p>
              </table:table-cell>
              <table:table-cell office:value-type="float" office:value="16032">
                <text:p>16032</text:p>
              </table:table-cell>
              <table:table-cell office:value-type="float" office:value="17667">
                <text:p>17667</text:p>
              </table:table-cell>
              <table:table-cell office:value-type="float" office:value="18257">
                <text:p>18257</text:p>
              </table:table-cell>
              <table:table-cell office:value-type="float" office:value="16861">
                <text:p>16861</text:p>
              </table:table-cell>
              <table:table-cell office:value-type="float" office:value="17251">
                <text:p>17251</text:p>
              </table:table-cell>
              <table:table-cell office:value-type="float" office:value="16639">
                <text:p>16639</text:p>
              </table:table-cell>
              <table:table-cell office:value-type="float" office:value="16758">
                <text:p>16758</text:p>
              </table:table-cell>
              <table:table-cell office:value-type="float" office:value="20195">
                <text:p>20195</text:p>
              </table:table-cell>
              <table:table-cell office:value-type="float" office:value="17671">
                <text:p>17671</text:p>
              </table:table-cell>
              <table:table-cell office:value-type="float" office:value="19821">
                <text:p>19821</text:p>
              </table:table-cell>
              <table:table-cell office:value-type="float" office:value="18012">
                <text:p>18012</text:p>
              </table:table-cell>
              <table:table-cell office:value-type="float" office:value="17989">
                <text:p>17989</text:p>
              </table:table-cell>
              <table:table-cell office:value-type="float" office:value="18637">
                <text:p>18637</text:p>
              </table:table-cell>
              <table:table-cell office:value-type="float" office:value="17975">
                <text:p>17975</text:p>
              </table:table-cell>
              <table:table-cell office:value-type="float" office:value="20414">
                <text:p>20414</text:p>
              </table:table-cell>
              <table:table-cell office:value-type="float" office:value="17883">
                <text:p>17883</text:p>
              </table:table-cell>
              <table:table-cell office:value-type="float" office:value="17930">
                <text:p>179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23">
                <text:p>18823</text:p>
              </table:table-cell>
              <table:table-cell office:value-type="float" office:value="17781">
                <text:p>17781</text:p>
              </table:table-cell>
              <table:table-cell office:value-type="float" office:value="18018">
                <text:p>18018</text:p>
              </table:table-cell>
              <table:table-cell office:value-type="float" office:value="19629">
                <text:p>19629</text:p>
              </table:table-cell>
              <table:table-cell office:value-type="float" office:value="19143">
                <text:p>19143</text:p>
              </table:table-cell>
              <table:table-cell office:value-type="float" office:value="18987">
                <text:p>18987</text:p>
              </table:table-cell>
              <table:table-cell office:value-type="float" office:value="18470">
                <text:p>18470</text:p>
              </table:table-cell>
              <table:table-cell office:value-type="float" office:value="19523">
                <text:p>19523</text:p>
              </table:table-cell>
              <table:table-cell office:value-type="float" office:value="16920">
                <text:p>16920</text:p>
              </table:table-cell>
              <table:table-cell office:value-type="float" office:value="17382">
                <text:p>17382</text:p>
              </table:table-cell>
              <table:table-cell office:value-type="float" office:value="16077">
                <text:p>16077</text:p>
              </table:table-cell>
              <table:table-cell office:value-type="float" office:value="17127">
                <text:p>17127</text:p>
              </table:table-cell>
              <table:table-cell office:value-type="float" office:value="17737">
                <text:p>17737</text:p>
              </table:table-cell>
              <table:table-cell office:value-type="float" office:value="16032">
                <text:p>16032</text:p>
              </table:table-cell>
              <table:table-cell office:value-type="float" office:value="17667">
                <text:p>17667</text:p>
              </table:table-cell>
              <table:table-cell office:value-type="float" office:value="18257">
                <text:p>18257</text:p>
              </table:table-cell>
              <table:table-cell office:value-type="float" office:value="16861">
                <text:p>16861</text:p>
              </table:table-cell>
              <table:table-cell office:value-type="float" office:value="17251">
                <text:p>17251</text:p>
              </table:table-cell>
              <table:table-cell office:value-type="float" office:value="16639">
                <text:p>16639</text:p>
              </table:table-cell>
              <table:table-cell office:value-type="float" office:value="16758">
                <text:p>16758</text:p>
              </table:table-cell>
              <table:table-cell office:value-type="float" office:value="20195">
                <text:p>20195</text:p>
              </table:table-cell>
              <table:table-cell office:value-type="float" office:value="17671">
                <text:p>17671</text:p>
              </table:table-cell>
              <table:table-cell office:value-type="float" office:value="19611">
                <text:p>19611</text:p>
              </table:table-cell>
              <table:table-cell office:value-type="float" office:value="18012">
                <text:p>18012</text:p>
              </table:table-cell>
              <table:table-cell office:value-type="float" office:value="17989">
                <text:p>17989</text:p>
              </table:table-cell>
              <table:table-cell office:value-type="float" office:value="18637">
                <text:p>18637</text:p>
              </table:table-cell>
              <table:table-cell office:value-type="float" office:value="17975">
                <text:p>17975</text:p>
              </table:table-cell>
              <table:table-cell office:value-type="float" office:value="20414">
                <text:p>20414</text:p>
              </table:table-cell>
              <table:table-cell office:value-type="float" office:value="16638">
                <text:p>16638</text:p>
              </table:table-cell>
              <table:table-cell office:value-type="float" office:value="17930">
                <text:p>179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823">
                <text:p>18823</text:p>
              </table:table-cell>
              <table:table-cell office:value-type="float" office:value="17781">
                <text:p>17781</text:p>
              </table:table-cell>
              <table:table-cell office:value-type="float" office:value="18018">
                <text:p>18018</text:p>
              </table:table-cell>
              <table:table-cell office:value-type="float" office:value="18868">
                <text:p>18868</text:p>
              </table:table-cell>
              <table:table-cell office:value-type="float" office:value="18867">
                <text:p>18867</text:p>
              </table:table-cell>
              <table:table-cell office:value-type="float" office:value="18987">
                <text:p>18987</text:p>
              </table:table-cell>
              <table:table-cell office:value-type="float" office:value="18470">
                <text:p>18470</text:p>
              </table:table-cell>
              <table:table-cell office:value-type="float" office:value="19523">
                <text:p>19523</text:p>
              </table:table-cell>
              <table:table-cell office:value-type="float" office:value="16920">
                <text:p>16920</text:p>
              </table:table-cell>
              <table:table-cell office:value-type="float" office:value="17382">
                <text:p>17382</text:p>
              </table:table-cell>
              <table:table-cell office:value-type="float" office:value="16077">
                <text:p>16077</text:p>
              </table:table-cell>
              <table:table-cell office:value-type="float" office:value="17127">
                <text:p>17127</text:p>
              </table:table-cell>
              <table:table-cell office:value-type="float" office:value="16660">
                <text:p>16660</text:p>
              </table:table-cell>
              <table:table-cell office:value-type="float" office:value="16032">
                <text:p>16032</text:p>
              </table:table-cell>
              <table:table-cell office:value-type="float" office:value="17667">
                <text:p>17667</text:p>
              </table:table-cell>
              <table:table-cell office:value-type="float" office:value="17569">
                <text:p>17569</text:p>
              </table:table-cell>
              <table:table-cell office:value-type="float" office:value="16861">
                <text:p>16861</text:p>
              </table:table-cell>
              <table:table-cell office:value-type="float" office:value="17251">
                <text:p>17251</text:p>
              </table:table-cell>
              <table:table-cell office:value-type="float" office:value="16639">
                <text:p>16639</text:p>
              </table:table-cell>
              <table:table-cell office:value-type="float" office:value="16758">
                <text:p>16758</text:p>
              </table:table-cell>
              <table:table-cell office:value-type="float" office:value="20195">
                <text:p>20195</text:p>
              </table:table-cell>
              <table:table-cell office:value-type="float" office:value="17671">
                <text:p>17671</text:p>
              </table:table-cell>
              <table:table-cell office:value-type="float" office:value="18764">
                <text:p>18764</text:p>
              </table:table-cell>
              <table:table-cell office:value-type="float" office:value="18012">
                <text:p>18012</text:p>
              </table:table-cell>
              <table:table-cell office:value-type="float" office:value="17834">
                <text:p>17834</text:p>
              </table:table-cell>
              <table:table-cell office:value-type="float" office:value="18637">
                <text:p>18637</text:p>
              </table:table-cell>
              <table:table-cell office:value-type="float" office:value="17975">
                <text:p>17975</text:p>
              </table:table-cell>
              <table:table-cell office:value-type="float" office:value="20414">
                <text:p>20414</text:p>
              </table:table-cell>
              <table:table-cell office:value-type="float" office:value="16638">
                <text:p>16638</text:p>
              </table:table-cell>
              <table:table-cell office:value-type="float" office:value="17930">
                <text:p>179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823">
                <text:p>18823</text:p>
              </table:table-cell>
              <table:table-cell office:value-type="float" office:value="17781">
                <text:p>17781</text:p>
              </table:table-cell>
              <table:table-cell office:value-type="float" office:value="18018">
                <text:p>18018</text:p>
              </table:table-cell>
              <table:table-cell office:value-type="float" office:value="17305">
                <text:p>17305</text:p>
              </table:table-cell>
              <table:table-cell office:value-type="float" office:value="17566">
                <text:p>17566</text:p>
              </table:table-cell>
              <table:table-cell office:value-type="float" office:value="18987">
                <text:p>18987</text:p>
              </table:table-cell>
              <table:table-cell office:value-type="float" office:value="18470">
                <text:p>18470</text:p>
              </table:table-cell>
              <table:table-cell office:value-type="float" office:value="19523">
                <text:p>19523</text:p>
              </table:table-cell>
              <table:table-cell office:value-type="float" office:value="15966">
                <text:p>15966</text:p>
              </table:table-cell>
              <table:table-cell office:value-type="float" office:value="17382">
                <text:p>17382</text:p>
              </table:table-cell>
              <table:table-cell office:value-type="float" office:value="16077">
                <text:p>16077</text:p>
              </table:table-cell>
              <table:table-cell office:value-type="float" office:value="17127">
                <text:p>17127</text:p>
              </table:table-cell>
              <table:table-cell office:value-type="float" office:value="16660">
                <text:p>16660</text:p>
              </table:table-cell>
              <table:table-cell office:value-type="float" office:value="16032">
                <text:p>16032</text:p>
              </table:table-cell>
              <table:table-cell office:value-type="float" office:value="17667">
                <text:p>17667</text:p>
              </table:table-cell>
              <table:table-cell office:value-type="float" office:value="16440">
                <text:p>16440</text:p>
              </table:table-cell>
              <table:table-cell office:value-type="float" office:value="16861">
                <text:p>16861</text:p>
              </table:table-cell>
              <table:table-cell office:value-type="float" office:value="17221">
                <text:p>17221</text:p>
              </table:table-cell>
              <table:table-cell office:value-type="float" office:value="16639">
                <text:p>16639</text:p>
              </table:table-cell>
              <table:table-cell office:value-type="float" office:value="16758">
                <text:p>16758</text:p>
              </table:table-cell>
              <table:table-cell office:value-type="float" office:value="20195">
                <text:p>20195</text:p>
              </table:table-cell>
              <table:table-cell office:value-type="float" office:value="17671">
                <text:p>17671</text:p>
              </table:table-cell>
              <table:table-cell office:value-type="float" office:value="18764">
                <text:p>18764</text:p>
              </table:table-cell>
              <table:table-cell office:value-type="float" office:value="18012">
                <text:p>18012</text:p>
              </table:table-cell>
              <table:table-cell office:value-type="float" office:value="16668">
                <text:p>16668</text:p>
              </table:table-cell>
              <table:table-cell office:value-type="float" office:value="18637">
                <text:p>18637</text:p>
              </table:table-cell>
              <table:table-cell office:value-type="float" office:value="17975">
                <text:p>17975</text:p>
              </table:table-cell>
              <table:table-cell office:value-type="float" office:value="20414">
                <text:p>20414</text:p>
              </table:table-cell>
              <table:table-cell office:value-type="float" office:value="16638">
                <text:p>16638</text:p>
              </table:table-cell>
              <table:table-cell office:value-type="float" office:value="17930">
                <text:p>179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823">
                <text:p>18823</text:p>
              </table:table-cell>
              <table:table-cell office:value-type="float" office:value="17781">
                <text:p>17781</text:p>
              </table:table-cell>
              <table:table-cell office:value-type="float" office:value="18018">
                <text:p>18018</text:p>
              </table:table-cell>
              <table:table-cell office:value-type="float" office:value="17305">
                <text:p>17305</text:p>
              </table:table-cell>
              <table:table-cell office:value-type="float" office:value="17566">
                <text:p>17566</text:p>
              </table:table-cell>
              <table:table-cell office:value-type="float" office:value="18987">
                <text:p>18987</text:p>
              </table:table-cell>
              <table:table-cell office:value-type="float" office:value="18470">
                <text:p>18470</text:p>
              </table:table-cell>
              <table:table-cell office:value-type="float" office:value="19523">
                <text:p>19523</text:p>
              </table:table-cell>
              <table:table-cell office:value-type="float" office:value="15966">
                <text:p>15966</text:p>
              </table:table-cell>
              <table:table-cell office:value-type="float" office:value="17382">
                <text:p>17382</text:p>
              </table:table-cell>
              <table:table-cell office:value-type="float" office:value="16077">
                <text:p>16077</text:p>
              </table:table-cell>
              <table:table-cell office:value-type="float" office:value="17127">
                <text:p>17127</text:p>
              </table:table-cell>
              <table:table-cell office:value-type="float" office:value="16660">
                <text:p>16660</text:p>
              </table:table-cell>
              <table:table-cell office:value-type="float" office:value="16032">
                <text:p>16032</text:p>
              </table:table-cell>
              <table:table-cell office:value-type="float" office:value="17667">
                <text:p>17667</text:p>
              </table:table-cell>
              <table:table-cell office:value-type="float" office:value="16440">
                <text:p>16440</text:p>
              </table:table-cell>
              <table:table-cell office:value-type="float" office:value="16861">
                <text:p>16861</text:p>
              </table:table-cell>
              <table:table-cell office:value-type="float" office:value="17221">
                <text:p>17221</text:p>
              </table:table-cell>
              <table:table-cell office:value-type="float" office:value="16639">
                <text:p>16639</text:p>
              </table:table-cell>
              <table:table-cell office:value-type="float" office:value="16758">
                <text:p>16758</text:p>
              </table:table-cell>
              <table:table-cell office:value-type="float" office:value="20195">
                <text:p>20195</text:p>
              </table:table-cell>
              <table:table-cell office:value-type="float" office:value="17671">
                <text:p>17671</text:p>
              </table:table-cell>
              <table:table-cell office:value-type="float" office:value="18764">
                <text:p>18764</text:p>
              </table:table-cell>
              <table:table-cell office:value-type="float" office:value="18012">
                <text:p>18012</text:p>
              </table:table-cell>
              <table:table-cell office:value-type="float" office:value="16668">
                <text:p>16668</text:p>
              </table:table-cell>
              <table:table-cell office:value-type="float" office:value="18637">
                <text:p>18637</text:p>
              </table:table-cell>
              <table:table-cell office:value-type="float" office:value="17975">
                <text:p>17975</text:p>
              </table:table-cell>
              <table:table-cell office:value-type="float" office:value="19760">
                <text:p>19760</text:p>
              </table:table-cell>
              <table:table-cell office:value-type="float" office:value="16638">
                <text:p>16638</text:p>
              </table:table-cell>
              <table:table-cell office:value-type="float" office:value="17930">
                <text:p>179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823">
                <text:p>18823</text:p>
              </table:table-cell>
              <table:table-cell office:value-type="float" office:value="17781">
                <text:p>17781</text:p>
              </table:table-cell>
              <table:table-cell office:value-type="float" office:value="18018">
                <text:p>18018</text:p>
              </table:table-cell>
              <table:table-cell office:value-type="float" office:value="17305">
                <text:p>17305</text:p>
              </table:table-cell>
              <table:table-cell office:value-type="float" office:value="17566">
                <text:p>17566</text:p>
              </table:table-cell>
              <table:table-cell office:value-type="float" office:value="18987">
                <text:p>18987</text:p>
              </table:table-cell>
              <table:table-cell office:value-type="float" office:value="18470">
                <text:p>18470</text:p>
              </table:table-cell>
              <table:table-cell office:value-type="float" office:value="19232">
                <text:p>19232</text:p>
              </table:table-cell>
              <table:table-cell office:value-type="float" office:value="15966">
                <text:p>15966</text:p>
              </table:table-cell>
              <table:table-cell office:value-type="float" office:value="17382">
                <text:p>17382</text:p>
              </table:table-cell>
              <table:table-cell office:value-type="float" office:value="16077">
                <text:p>16077</text:p>
              </table:table-cell>
              <table:table-cell office:value-type="float" office:value="17127">
                <text:p>17127</text:p>
              </table:table-cell>
              <table:table-cell office:value-type="float" office:value="16660">
                <text:p>16660</text:p>
              </table:table-cell>
              <table:table-cell office:value-type="float" office:value="16032">
                <text:p>16032</text:p>
              </table:table-cell>
              <table:table-cell office:value-type="float" office:value="17667">
                <text:p>17667</text:p>
              </table:table-cell>
              <table:table-cell office:value-type="float" office:value="16440">
                <text:p>16440</text:p>
              </table:table-cell>
              <table:table-cell office:value-type="float" office:value="16861">
                <text:p>16861</text:p>
              </table:table-cell>
              <table:table-cell office:value-type="float" office:value="17221">
                <text:p>17221</text:p>
              </table:table-cell>
              <table:table-cell office:value-type="float" office:value="16639">
                <text:p>16639</text:p>
              </table:table-cell>
              <table:table-cell office:value-type="float" office:value="16758">
                <text:p>16758</text:p>
              </table:table-cell>
              <table:table-cell office:value-type="float" office:value="20195">
                <text:p>20195</text:p>
              </table:table-cell>
              <table:table-cell office:value-type="float" office:value="17671">
                <text:p>17671</text:p>
              </table:table-cell>
              <table:table-cell office:value-type="float" office:value="18764">
                <text:p>18764</text:p>
              </table:table-cell>
              <table:table-cell office:value-type="float" office:value="18012">
                <text:p>18012</text:p>
              </table:table-cell>
              <table:table-cell office:value-type="float" office:value="16668">
                <text:p>16668</text:p>
              </table:table-cell>
              <table:table-cell office:value-type="float" office:value="18637">
                <text:p>18637</text:p>
              </table:table-cell>
              <table:table-cell office:value-type="float" office:value="17975">
                <text:p>17975</text:p>
              </table:table-cell>
              <table:table-cell office:value-type="float" office:value="19241">
                <text:p>19241</text:p>
              </table:table-cell>
              <table:table-cell office:value-type="float" office:value="16638">
                <text:p>16638</text:p>
              </table:table-cell>
              <table:table-cell office:value-type="float" office:value="17930">
                <text:p>179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823">
                <text:p>18823</text:p>
              </table:table-cell>
              <table:table-cell office:value-type="float" office:value="17781">
                <text:p>17781</text:p>
              </table:table-cell>
              <table:table-cell office:value-type="float" office:value="18018">
                <text:p>18018</text:p>
              </table:table-cell>
              <table:table-cell office:value-type="float" office:value="17305">
                <text:p>17305</text:p>
              </table:table-cell>
              <table:table-cell office:value-type="float" office:value="17566">
                <text:p>17566</text:p>
              </table:table-cell>
              <table:table-cell office:value-type="float" office:value="18987">
                <text:p>18987</text:p>
              </table:table-cell>
              <table:table-cell office:value-type="float" office:value="18470">
                <text:p>18470</text:p>
              </table:table-cell>
              <table:table-cell office:value-type="float" office:value="18158">
                <text:p>18158</text:p>
              </table:table-cell>
              <table:table-cell office:value-type="float" office:value="15966">
                <text:p>15966</text:p>
              </table:table-cell>
              <table:table-cell office:value-type="float" office:value="17382">
                <text:p>17382</text:p>
              </table:table-cell>
              <table:table-cell office:value-type="float" office:value="16077">
                <text:p>16077</text:p>
              </table:table-cell>
              <table:table-cell office:value-type="float" office:value="17127">
                <text:p>17127</text:p>
              </table:table-cell>
              <table:table-cell office:value-type="float" office:value="16660">
                <text:p>16660</text:p>
              </table:table-cell>
              <table:table-cell office:value-type="float" office:value="16032">
                <text:p>16032</text:p>
              </table:table-cell>
              <table:table-cell office:value-type="float" office:value="17667">
                <text:p>17667</text:p>
              </table:table-cell>
              <table:table-cell office:value-type="float" office:value="16440">
                <text:p>16440</text:p>
              </table:table-cell>
              <table:table-cell office:value-type="float" office:value="16861">
                <text:p>16861</text:p>
              </table:table-cell>
              <table:table-cell office:value-type="float" office:value="17221">
                <text:p>17221</text:p>
              </table:table-cell>
              <table:table-cell office:value-type="float" office:value="16639">
                <text:p>16639</text:p>
              </table:table-cell>
              <table:table-cell office:value-type="float" office:value="16758">
                <text:p>16758</text:p>
              </table:table-cell>
              <table:table-cell office:value-type="float" office:value="20195">
                <text:p>20195</text:p>
              </table:table-cell>
              <table:table-cell office:value-type="float" office:value="17671">
                <text:p>17671</text:p>
              </table:table-cell>
              <table:table-cell office:value-type="float" office:value="18764">
                <text:p>18764</text:p>
              </table:table-cell>
              <table:table-cell office:value-type="float" office:value="18012">
                <text:p>18012</text:p>
              </table:table-cell>
              <table:table-cell office:value-type="float" office:value="16668">
                <text:p>16668</text:p>
              </table:table-cell>
              <table:table-cell office:value-type="float" office:value="18637">
                <text:p>18637</text:p>
              </table:table-cell>
              <table:table-cell office:value-type="float" office:value="17975">
                <text:p>17975</text:p>
              </table:table-cell>
              <table:table-cell office:value-type="float" office:value="17732">
                <text:p>17732</text:p>
              </table:table-cell>
              <table:table-cell office:value-type="float" office:value="16638">
                <text:p>16638</text:p>
              </table:table-cell>
              <table:table-cell office:value-type="float" office:value="16893">
                <text:p>168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823">
                <text:p>18823</text:p>
              </table:table-cell>
              <table:table-cell office:value-type="float" office:value="17781">
                <text:p>17781</text:p>
              </table:table-cell>
              <table:table-cell office:value-type="float" office:value="18018">
                <text:p>18018</text:p>
              </table:table-cell>
              <table:table-cell office:value-type="float" office:value="17305">
                <text:p>17305</text:p>
              </table:table-cell>
              <table:table-cell office:value-type="float" office:value="17566">
                <text:p>17566</text:p>
              </table:table-cell>
              <table:table-cell office:value-type="float" office:value="18698">
                <text:p>18698</text:p>
              </table:table-cell>
              <table:table-cell office:value-type="float" office:value="17934">
                <text:p>17934</text:p>
              </table:table-cell>
              <table:table-cell office:value-type="float" office:value="18158">
                <text:p>18158</text:p>
              </table:table-cell>
              <table:table-cell office:value-type="float" office:value="15966">
                <text:p>15966</text:p>
              </table:table-cell>
              <table:table-cell office:value-type="float" office:value="17382">
                <text:p>17382</text:p>
              </table:table-cell>
              <table:table-cell office:value-type="float" office:value="16077">
                <text:p>16077</text:p>
              </table:table-cell>
              <table:table-cell office:value-type="float" office:value="17127">
                <text:p>17127</text:p>
              </table:table-cell>
              <table:table-cell office:value-type="float" office:value="16660">
                <text:p>16660</text:p>
              </table:table-cell>
              <table:table-cell office:value-type="float" office:value="15459">
                <text:p>15459</text:p>
              </table:table-cell>
              <table:table-cell office:value-type="float" office:value="17667">
                <text:p>17667</text:p>
              </table:table-cell>
              <table:table-cell office:value-type="float" office:value="16440">
                <text:p>16440</text:p>
              </table:table-cell>
              <table:table-cell office:value-type="float" office:value="16861">
                <text:p>16861</text:p>
              </table:table-cell>
              <table:table-cell office:value-type="float" office:value="17221">
                <text:p>17221</text:p>
              </table:table-cell>
              <table:table-cell office:value-type="float" office:value="16639">
                <text:p>16639</text:p>
              </table:table-cell>
              <table:table-cell office:value-type="float" office:value="16758">
                <text:p>16758</text:p>
              </table:table-cell>
              <table:table-cell office:value-type="float" office:value="20195">
                <text:p>20195</text:p>
              </table:table-cell>
              <table:table-cell office:value-type="float" office:value="17671">
                <text:p>17671</text:p>
              </table:table-cell>
              <table:table-cell office:value-type="float" office:value="18764">
                <text:p>18764</text:p>
              </table:table-cell>
              <table:table-cell office:value-type="float" office:value="18012">
                <text:p>18012</text:p>
              </table:table-cell>
              <table:table-cell office:value-type="float" office:value="16668">
                <text:p>16668</text:p>
              </table:table-cell>
              <table:table-cell office:value-type="float" office:value="18637">
                <text:p>18637</text:p>
              </table:table-cell>
              <table:table-cell office:value-type="float" office:value="17975">
                <text:p>17975</text:p>
              </table:table-cell>
              <table:table-cell office:value-type="float" office:value="17732">
                <text:p>17732</text:p>
              </table:table-cell>
              <table:table-cell office:value-type="float" office:value="16638">
                <text:p>16638</text:p>
              </table:table-cell>
              <table:table-cell office:value-type="float" office:value="16329">
                <text:p>16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823">
                <text:p>18823</text:p>
              </table:table-cell>
              <table:table-cell office:value-type="float" office:value="17781">
                <text:p>17781</text:p>
              </table:table-cell>
              <table:table-cell office:value-type="float" office:value="18018">
                <text:p>18018</text:p>
              </table:table-cell>
              <table:table-cell office:value-type="float" office:value="17305">
                <text:p>17305</text:p>
              </table:table-cell>
              <table:table-cell office:value-type="float" office:value="17566">
                <text:p>17566</text:p>
              </table:table-cell>
              <table:table-cell office:value-type="float" office:value="18698">
                <text:p>18698</text:p>
              </table:table-cell>
              <table:table-cell office:value-type="float" office:value="17592">
                <text:p>17592</text:p>
              </table:table-cell>
              <table:table-cell office:value-type="float" office:value="18158">
                <text:p>18158</text:p>
              </table:table-cell>
              <table:table-cell office:value-type="float" office:value="15966">
                <text:p>15966</text:p>
              </table:table-cell>
              <table:table-cell office:value-type="float" office:value="17382">
                <text:p>17382</text:p>
              </table:table-cell>
              <table:table-cell office:value-type="float" office:value="16077">
                <text:p>16077</text:p>
              </table:table-cell>
              <table:table-cell office:value-type="float" office:value="17127">
                <text:p>17127</text:p>
              </table:table-cell>
              <table:table-cell office:value-type="float" office:value="16660">
                <text:p>16660</text:p>
              </table:table-cell>
              <table:table-cell office:value-type="float" office:value="15226">
                <text:p>15226</text:p>
              </table:table-cell>
              <table:table-cell office:value-type="float" office:value="17667">
                <text:p>17667</text:p>
              </table:table-cell>
              <table:table-cell office:value-type="float" office:value="16440">
                <text:p>16440</text:p>
              </table:table-cell>
              <table:table-cell office:value-type="float" office:value="16861">
                <text:p>16861</text:p>
              </table:table-cell>
              <table:table-cell office:value-type="float" office:value="17221">
                <text:p>17221</text:p>
              </table:table-cell>
              <table:table-cell office:value-type="float" office:value="16639">
                <text:p>16639</text:p>
              </table:table-cell>
              <table:table-cell office:value-type="float" office:value="16758">
                <text:p>16758</text:p>
              </table:table-cell>
              <table:table-cell office:value-type="float" office:value="20195">
                <text:p>20195</text:p>
              </table:table-cell>
              <table:table-cell office:value-type="float" office:value="17671">
                <text:p>17671</text:p>
              </table:table-cell>
              <table:table-cell office:value-type="float" office:value="18764">
                <text:p>18764</text:p>
              </table:table-cell>
              <table:table-cell office:value-type="float" office:value="16876">
                <text:p>16876</text:p>
              </table:table-cell>
              <table:table-cell office:value-type="float" office:value="16668">
                <text:p>16668</text:p>
              </table:table-cell>
              <table:table-cell office:value-type="float" office:value="18637">
                <text:p>18637</text:p>
              </table:table-cell>
              <table:table-cell office:value-type="float" office:value="17975">
                <text:p>17975</text:p>
              </table:table-cell>
              <table:table-cell office:value-type="float" office:value="17732">
                <text:p>17732</text:p>
              </table:table-cell>
              <table:table-cell office:value-type="float" office:value="16638">
                <text:p>16638</text:p>
              </table:table-cell>
              <table:table-cell office:value-type="float" office:value="16329">
                <text:p>163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9.407cm" svg:height="13.388cm" xlink:href=".." xlink:type="simple" chart:class="chart:line" chart:style-name="ch1">
        <chart:title svg:x="13.561cm" svg:y="0.403cm" chart:style-name="ch2">
          <text:p>GSM2-227</text:p>
        </chart:title>
        <chart:subtitle svg:x="14.077cm" svg:y="1.475cm" chart:style-name="ch3">
          <text:p>|F|=49</text:p>
        </chart:subtitle>
        <chart:plot-area chart:style-name="ch4" table:cell-range-address="Hoja6.A1:Hoja6.AD27" svg:x="0.588cm" svg:y="2.451cm" svg:width="28.231cm" svg:height="10.67cm">
          <chartooo:coordinate-region svg:x="1.765cm" svg:y="2.65cm" svg:width="26.867cm" svg:height="9.8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6.A1:Hoja6.A27" chart:class="chart:line">
            <chart:data-point chart:repeated="27"/>
          </chart:series>
          <chart:series chart:style-name="ch8" chart:values-cell-range-address="Hoja6.B1:Hoja6.B27" chart:class="chart:line">
            <chart:data-point chart:repeated="27"/>
          </chart:series>
          <chart:series chart:style-name="ch9" chart:values-cell-range-address="Hoja6.C1:Hoja6.C27" chart:class="chart:line">
            <chart:data-point chart:repeated="27"/>
          </chart:series>
          <chart:series chart:style-name="ch10" chart:values-cell-range-address="Hoja6.D1:Hoja6.D27" chart:class="chart:line">
            <chart:data-point chart:repeated="27"/>
          </chart:series>
          <chart:series chart:style-name="ch11" chart:values-cell-range-address="Hoja6.E1:Hoja6.E27" chart:class="chart:line">
            <chart:data-point chart:repeated="27"/>
          </chart:series>
          <chart:series chart:style-name="ch12" chart:values-cell-range-address="Hoja6.F1:Hoja6.F27" chart:class="chart:line">
            <chart:data-point chart:repeated="27"/>
          </chart:series>
          <chart:series chart:style-name="ch13" chart:values-cell-range-address="Hoja6.G1:Hoja6.G27" chart:class="chart:line">
            <chart:data-point chart:repeated="27"/>
          </chart:series>
          <chart:series chart:style-name="ch14" chart:values-cell-range-address="Hoja6.H1:Hoja6.H27" chart:class="chart:line">
            <chart:data-point chart:repeated="27"/>
          </chart:series>
          <chart:series chart:style-name="ch15" chart:values-cell-range-address="Hoja6.I1:Hoja6.I27" chart:class="chart:line">
            <chart:data-point chart:repeated="27"/>
          </chart:series>
          <chart:series chart:style-name="ch16" chart:values-cell-range-address="Hoja6.J1:Hoja6.J27" chart:class="chart:line">
            <chart:data-point chart:repeated="27"/>
          </chart:series>
          <chart:series chart:style-name="ch17" chart:values-cell-range-address="Hoja6.K1:Hoja6.K27" chart:class="chart:line">
            <chart:data-point chart:repeated="27"/>
          </chart:series>
          <chart:series chart:style-name="ch18" chart:values-cell-range-address="Hoja6.L1:Hoja6.L27" chart:class="chart:line">
            <chart:data-point chart:repeated="27"/>
          </chart:series>
          <chart:series chart:style-name="ch19" chart:values-cell-range-address="Hoja6.M1:Hoja6.M27" chart:class="chart:line">
            <chart:data-point chart:repeated="27"/>
          </chart:series>
          <chart:series chart:style-name="ch20" chart:values-cell-range-address="Hoja6.N1:Hoja6.N27" chart:class="chart:line">
            <chart:data-point chart:repeated="27"/>
          </chart:series>
          <chart:series chart:style-name="ch21" chart:values-cell-range-address="Hoja6.O1:Hoja6.O27" chart:class="chart:line">
            <chart:data-point chart:repeated="27"/>
          </chart:series>
          <chart:series chart:style-name="ch10" chart:values-cell-range-address="Hoja6.P1:Hoja6.P27" chart:class="chart:line">
            <chart:data-point chart:repeated="27"/>
          </chart:series>
          <chart:series chart:style-name="ch11" chart:values-cell-range-address="Hoja6.Q1:Hoja6.Q27" chart:class="chart:line">
            <chart:data-point chart:repeated="27"/>
          </chart:series>
          <chart:series chart:style-name="ch12" chart:values-cell-range-address="Hoja6.R1:Hoja6.R27" chart:class="chart:line">
            <chart:data-point chart:repeated="27"/>
          </chart:series>
          <chart:series chart:style-name="ch13" chart:values-cell-range-address="Hoja6.S1:Hoja6.S27" chart:class="chart:line">
            <chart:data-point chart:repeated="27"/>
          </chart:series>
          <chart:series chart:style-name="ch14" chart:values-cell-range-address="Hoja6.T1:Hoja6.T27" chart:class="chart:line">
            <chart:data-point chart:repeated="27"/>
          </chart:series>
          <chart:series chart:style-name="ch15" chart:values-cell-range-address="Hoja6.U1:Hoja6.U27" chart:class="chart:line">
            <chart:data-point chart:repeated="27"/>
          </chart:series>
          <chart:series chart:style-name="ch16" chart:values-cell-range-address="Hoja6.V1:Hoja6.V27" chart:class="chart:line">
            <chart:data-point chart:repeated="27"/>
          </chart:series>
          <chart:series chart:style-name="ch17" chart:values-cell-range-address="Hoja6.W1:Hoja6.W27" chart:class="chart:line">
            <chart:data-point chart:repeated="27"/>
          </chart:series>
          <chart:series chart:style-name="ch18" chart:values-cell-range-address="Hoja6.X1:Hoja6.X27" chart:class="chart:line">
            <chart:data-point chart:repeated="27"/>
          </chart:series>
          <chart:series chart:style-name="ch19" chart:values-cell-range-address="Hoja6.Y1:Hoja6.Y27" chart:class="chart:line">
            <chart:data-point chart:repeated="27"/>
          </chart:series>
          <chart:series chart:style-name="ch20" chart:values-cell-range-address="Hoja6.Z1:Hoja6.Z27" chart:class="chart:line">
            <chart:data-point chart:repeated="27"/>
          </chart:series>
          <chart:series chart:style-name="ch21" chart:values-cell-range-address="Hoja6.AA1:Hoja6.AA27" chart:class="chart:line">
            <chart:data-point chart:repeated="27"/>
          </chart:series>
          <chart:series chart:style-name="ch10" chart:values-cell-range-address="Hoja6.AB1:Hoja6.AB27" chart:class="chart:line">
            <chart:data-point chart:repeated="27"/>
          </chart:series>
          <chart:series chart:style-name="ch11" chart:values-cell-range-address="Hoja6.AC1:Hoja6.AC27" chart:class="chart:line">
            <chart:data-point chart:repeated="27"/>
          </chart:series>
          <chart:series chart:style-name="ch12" chart:values-cell-range-address="Hoja6.AD1:Hoja6.AD27" chart:class="chart:line">
            <chart:data-point chart:repeated="2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11">
                <text:p>7411</text:p>
                <draw:g>
                  <svg:desc>Hoja6.A1:Hoja6.A27</svg:desc>
                </draw:g>
              </table:table-cell>
              <table:table-cell office:value-type="float" office:value="6186">
                <text:p>6186</text:p>
                <draw:g>
                  <svg:desc>Hoja6.B1:Hoja6.B27</svg:desc>
                </draw:g>
              </table:table-cell>
              <table:table-cell office:value-type="float" office:value="7345">
                <text:p>7345</text:p>
                <draw:g>
                  <svg:desc>Hoja6.C1:Hoja6.C27</svg:desc>
                </draw:g>
              </table:table-cell>
              <table:table-cell office:value-type="float" office:value="6250">
                <text:p>6250</text:p>
                <draw:g>
                  <svg:desc>Hoja6.D1:Hoja6.D27</svg:desc>
                </draw:g>
              </table:table-cell>
              <table:table-cell office:value-type="float" office:value="8452">
                <text:p>8452</text:p>
                <draw:g>
                  <svg:desc>Hoja6.E1:Hoja6.E27</svg:desc>
                </draw:g>
              </table:table-cell>
              <table:table-cell office:value-type="float" office:value="6077">
                <text:p>6077</text:p>
                <draw:g>
                  <svg:desc>Hoja6.F1:Hoja6.F27</svg:desc>
                </draw:g>
              </table:table-cell>
              <table:table-cell office:value-type="float" office:value="8791">
                <text:p>8791</text:p>
                <draw:g>
                  <svg:desc>Hoja6.G1:Hoja6.G27</svg:desc>
                </draw:g>
              </table:table-cell>
              <table:table-cell office:value-type="float" office:value="7158">
                <text:p>7158</text:p>
                <draw:g>
                  <svg:desc>Hoja6.H1:Hoja6.H27</svg:desc>
                </draw:g>
              </table:table-cell>
              <table:table-cell office:value-type="float" office:value="7370">
                <text:p>7370</text:p>
                <draw:g>
                  <svg:desc>Hoja6.I1:Hoja6.I27</svg:desc>
                </draw:g>
              </table:table-cell>
              <table:table-cell office:value-type="float" office:value="7214">
                <text:p>7214</text:p>
                <draw:g>
                  <svg:desc>Hoja6.J1:Hoja6.J27</svg:desc>
                </draw:g>
              </table:table-cell>
              <table:table-cell office:value-type="float" office:value="8010">
                <text:p>8010</text:p>
                <draw:g>
                  <svg:desc>Hoja6.K1:Hoja6.K27</svg:desc>
                </draw:g>
              </table:table-cell>
              <table:table-cell office:value-type="float" office:value="7276">
                <text:p>7276</text:p>
                <draw:g>
                  <svg:desc>Hoja6.L1:Hoja6.L27</svg:desc>
                </draw:g>
              </table:table-cell>
              <table:table-cell office:value-type="float" office:value="5963">
                <text:p>5963</text:p>
                <draw:g>
                  <svg:desc>Hoja6.M1:Hoja6.M27</svg:desc>
                </draw:g>
              </table:table-cell>
              <table:table-cell office:value-type="float" office:value="8452">
                <text:p>8452</text:p>
                <draw:g>
                  <svg:desc>Hoja6.N1:Hoja6.N27</svg:desc>
                </draw:g>
              </table:table-cell>
              <table:table-cell office:value-type="float" office:value="6635">
                <text:p>6635</text:p>
                <draw:g>
                  <svg:desc>Hoja6.O1:Hoja6.O27</svg:desc>
                </draw:g>
              </table:table-cell>
              <table:table-cell office:value-type="float" office:value="8678">
                <text:p>8678</text:p>
                <draw:g>
                  <svg:desc>Hoja6.P1:Hoja6.P27</svg:desc>
                </draw:g>
              </table:table-cell>
              <table:table-cell office:value-type="float" office:value="7052">
                <text:p>7052</text:p>
                <draw:g>
                  <svg:desc>Hoja6.Q1:Hoja6.Q27</svg:desc>
                </draw:g>
              </table:table-cell>
              <table:table-cell office:value-type="float" office:value="8791">
                <text:p>8791</text:p>
                <draw:g>
                  <svg:desc>Hoja6.R1:Hoja6.R27</svg:desc>
                </draw:g>
              </table:table-cell>
              <table:table-cell office:value-type="float" office:value="7687">
                <text:p>7687</text:p>
                <draw:g>
                  <svg:desc>Hoja6.S1:Hoja6.S27</svg:desc>
                </draw:g>
              </table:table-cell>
              <table:table-cell office:value-type="float" office:value="7786">
                <text:p>7786</text:p>
                <draw:g>
                  <svg:desc>Hoja6.T1:Hoja6.T27</svg:desc>
                </draw:g>
              </table:table-cell>
              <table:table-cell office:value-type="float" office:value="9806">
                <text:p>9806</text:p>
                <draw:g>
                  <svg:desc>Hoja6.U1:Hoja6.U27</svg:desc>
                </draw:g>
              </table:table-cell>
              <table:table-cell office:value-type="float" office:value="9380">
                <text:p>9380</text:p>
                <draw:g>
                  <svg:desc>Hoja6.V1:Hoja6.V27</svg:desc>
                </draw:g>
              </table:table-cell>
              <table:table-cell office:value-type="float" office:value="8035">
                <text:p>8035</text:p>
                <draw:g>
                  <svg:desc>Hoja6.W1:Hoja6.W27</svg:desc>
                </draw:g>
              </table:table-cell>
              <table:table-cell office:value-type="float" office:value="5307">
                <text:p>5307</text:p>
                <draw:g>
                  <svg:desc>Hoja6.X1:Hoja6.X27</svg:desc>
                </draw:g>
              </table:table-cell>
              <table:table-cell office:value-type="float" office:value="6663">
                <text:p>6663</text:p>
                <draw:g>
                  <svg:desc>Hoja6.Y1:Hoja6.Y27</svg:desc>
                </draw:g>
              </table:table-cell>
              <table:table-cell office:value-type="float" office:value="8137">
                <text:p>8137</text:p>
                <draw:g>
                  <svg:desc>Hoja6.Z1:Hoja6.Z27</svg:desc>
                </draw:g>
              </table:table-cell>
              <table:table-cell office:value-type="float" office:value="7869">
                <text:p>7869</text:p>
                <draw:g>
                  <svg:desc>Hoja6.AA1:Hoja6.AA27</svg:desc>
                </draw:g>
              </table:table-cell>
              <table:table-cell office:value-type="float" office:value="7823">
                <text:p>7823</text:p>
                <draw:g>
                  <svg:desc>Hoja6.AB1:Hoja6.AB27</svg:desc>
                </draw:g>
              </table:table-cell>
              <table:table-cell office:value-type="float" office:value="7359">
                <text:p>7359</text:p>
                <draw:g>
                  <svg:desc>Hoja6.AC1:Hoja6.AC27</svg:desc>
                </draw:g>
              </table:table-cell>
              <table:table-cell office:value-type="float" office:value="8561">
                <text:p>8561</text:p>
                <draw:g>
                  <svg:desc>Hoja6.AD1:Hoja6.A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1">
                <text:p>7001</text:p>
              </table:table-cell>
              <table:table-cell office:value-type="float" office:value="5991">
                <text:p>5991</text:p>
              </table:table-cell>
              <table:table-cell office:value-type="float" office:value="6571">
                <text:p>6571</text:p>
              </table:table-cell>
              <table:table-cell office:value-type="float" office:value="6250">
                <text:p>6250</text:p>
              </table:table-cell>
              <table:table-cell office:value-type="float" office:value="7004">
                <text:p>7004</text:p>
              </table:table-cell>
              <table:table-cell office:value-type="float" office:value="6077">
                <text:p>6077</text:p>
              </table:table-cell>
              <table:table-cell office:value-type="float" office:value="7792">
                <text:p>7792</text:p>
              </table:table-cell>
              <table:table-cell office:value-type="float" office:value="5705">
                <text:p>5705</text:p>
              </table:table-cell>
              <table:table-cell office:value-type="float" office:value="6091">
                <text:p>6091</text:p>
              </table:table-cell>
              <table:table-cell office:value-type="float" office:value="7214">
                <text:p>7214</text:p>
              </table:table-cell>
              <table:table-cell office:value-type="float" office:value="7019">
                <text:p>7019</text:p>
              </table:table-cell>
              <table:table-cell office:value-type="float" office:value="6161">
                <text:p>6161</text:p>
              </table:table-cell>
              <table:table-cell office:value-type="float" office:value="5963">
                <text:p>5963</text:p>
              </table:table-cell>
              <table:table-cell office:value-type="float" office:value="7004">
                <text:p>7004</text:p>
              </table:table-cell>
              <table:table-cell office:value-type="float" office:value="6181">
                <text:p>6181</text:p>
              </table:table-cell>
              <table:table-cell office:value-type="float" office:value="8035">
                <text:p>8035</text:p>
              </table:table-cell>
              <table:table-cell office:value-type="float" office:value="6671">
                <text:p>6671</text:p>
              </table:table-cell>
              <table:table-cell office:value-type="float" office:value="7863">
                <text:p>7863</text:p>
              </table:table-cell>
              <table:table-cell office:value-type="float" office:value="7004">
                <text:p>7004</text:p>
              </table:table-cell>
              <table:table-cell office:value-type="float" office:value="6077">
                <text:p>6077</text:p>
              </table:table-cell>
              <table:table-cell office:value-type="float" office:value="6908">
                <text:p>6908</text:p>
              </table:table-cell>
              <table:table-cell office:value-type="float" office:value="8173">
                <text:p>8173</text:p>
              </table:table-cell>
              <table:table-cell office:value-type="float" office:value="8035">
                <text:p>8035</text:p>
              </table:table-cell>
              <table:table-cell office:value-type="float" office:value="5307">
                <text:p>5307</text:p>
              </table:table-cell>
              <table:table-cell office:value-type="float" office:value="6663">
                <text:p>6663</text:p>
              </table:table-cell>
              <table:table-cell office:value-type="float" office:value="7520">
                <text:p>7520</text:p>
              </table:table-cell>
              <table:table-cell office:value-type="float" office:value="6613">
                <text:p>6613</text:p>
              </table:table-cell>
              <table:table-cell office:value-type="float" office:value="5916">
                <text:p>5916</text:p>
              </table:table-cell>
              <table:table-cell office:value-type="float" office:value="7114">
                <text:p>7114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24">
                <text:p>6424</text:p>
              </table:table-cell>
              <table:table-cell office:value-type="float" office:value="5991">
                <text:p>5991</text:p>
              </table:table-cell>
              <table:table-cell office:value-type="float" office:value="6085">
                <text:p>6085</text:p>
              </table:table-cell>
              <table:table-cell office:value-type="float" office:value="6250">
                <text:p>6250</text:p>
              </table:table-cell>
              <table:table-cell office:value-type="float" office:value="6535">
                <text:p>6535</text:p>
              </table:table-cell>
              <table:table-cell office:value-type="float" office:value="6077">
                <text:p>6077</text:p>
              </table:table-cell>
              <table:table-cell office:value-type="float" office:value="7031">
                <text:p>7031</text:p>
              </table:table-cell>
              <table:table-cell office:value-type="float" office:value="5705">
                <text:p>5705</text:p>
              </table:table-cell>
              <table:table-cell office:value-type="float" office:value="6091">
                <text:p>6091</text:p>
              </table:table-cell>
              <table:table-cell office:value-type="float" office:value="7048">
                <text:p>7048</text:p>
              </table:table-cell>
              <table:table-cell office:value-type="float" office:value="5873">
                <text:p>5873</text:p>
              </table:table-cell>
              <table:table-cell office:value-type="float" office:value="5691">
                <text:p>5691</text:p>
              </table:table-cell>
              <table:table-cell office:value-type="float" office:value="5651">
                <text:p>5651</text:p>
              </table:table-cell>
              <table:table-cell office:value-type="float" office:value="6535">
                <text:p>6535</text:p>
              </table:table-cell>
              <table:table-cell office:value-type="float" office:value="5768">
                <text:p>5768</text:p>
              </table:table-cell>
              <table:table-cell office:value-type="float" office:value="7724">
                <text:p>7724</text:p>
              </table:table-cell>
              <table:table-cell office:value-type="float" office:value="6671">
                <text:p>6671</text:p>
              </table:table-cell>
              <table:table-cell office:value-type="float" office:value="7031">
                <text:p>7031</text:p>
              </table:table-cell>
              <table:table-cell office:value-type="float" office:value="7004">
                <text:p>7004</text:p>
              </table:table-cell>
              <table:table-cell office:value-type="float" office:value="5014">
                <text:p>5014</text:p>
              </table:table-cell>
              <table:table-cell office:value-type="float" office:value="6047">
                <text:p>6047</text:p>
              </table:table-cell>
              <table:table-cell office:value-type="float" office:value="6729">
                <text:p>6729</text:p>
              </table:table-cell>
              <table:table-cell office:value-type="float" office:value="6494">
                <text:p>6494</text:p>
              </table:table-cell>
              <table:table-cell office:value-type="float" office:value="5307">
                <text:p>5307</text:p>
              </table:table-cell>
              <table:table-cell office:value-type="float" office:value="5590">
                <text:p>5590</text:p>
              </table:table-cell>
              <table:table-cell office:value-type="float" office:value="7297">
                <text:p>7297</text:p>
              </table:table-cell>
              <table:table-cell office:value-type="float" office:value="5670">
                <text:p>5670</text:p>
              </table:table-cell>
              <table:table-cell office:value-type="float" office:value="5916">
                <text:p>5916</text:p>
              </table:table-cell>
              <table:table-cell office:value-type="float" office:value="6494">
                <text:p>6494</text:p>
              </table:table-cell>
              <table:table-cell office:value-type="float" office:value="6489">
                <text:p>6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22">
                <text:p>6322</text:p>
              </table:table-cell>
              <table:table-cell office:value-type="float" office:value="5763">
                <text:p>5763</text:p>
              </table:table-cell>
              <table:table-cell office:value-type="float" office:value="5813">
                <text:p>5813</text:p>
              </table:table-cell>
              <table:table-cell office:value-type="float" office:value="6250">
                <text:p>6250</text:p>
              </table:table-cell>
              <table:table-cell office:value-type="float" office:value="6245">
                <text:p>6245</text:p>
              </table:table-cell>
              <table:table-cell office:value-type="float" office:value="6077">
                <text:p>6077</text:p>
              </table:table-cell>
              <table:table-cell office:value-type="float" office:value="7031">
                <text:p>7031</text:p>
              </table:table-cell>
              <table:table-cell office:value-type="float" office:value="5561">
                <text:p>5561</text:p>
              </table:table-cell>
              <table:table-cell office:value-type="float" office:value="6058">
                <text:p>6058</text:p>
              </table:table-cell>
              <table:table-cell office:value-type="float" office:value="7048">
                <text:p>7048</text:p>
              </table:table-cell>
              <table:table-cell office:value-type="float" office:value="5873">
                <text:p>5873</text:p>
              </table:table-cell>
              <table:table-cell office:value-type="float" office:value="5613">
                <text:p>5613</text:p>
              </table:table-cell>
              <table:table-cell office:value-type="float" office:value="5111">
                <text:p>5111</text:p>
              </table:table-cell>
              <table:table-cell office:value-type="float" office:value="6245">
                <text:p>6245</text:p>
              </table:table-cell>
              <table:table-cell office:value-type="float" office:value="5768">
                <text:p>5768</text:p>
              </table:table-cell>
              <table:table-cell office:value-type="float" office:value="6494">
                <text:p>6494</text:p>
              </table:table-cell>
              <table:table-cell office:value-type="float" office:value="6671">
                <text:p>6671</text:p>
              </table:table-cell>
              <table:table-cell office:value-type="float" office:value="7031">
                <text:p>7031</text:p>
              </table:table-cell>
              <table:table-cell office:value-type="float" office:value="6719">
                <text:p>6719</text:p>
              </table:table-cell>
              <table:table-cell office:value-type="float" office:value="5014">
                <text:p>5014</text:p>
              </table:table-cell>
              <table:table-cell office:value-type="float" office:value="5743">
                <text:p>5743</text:p>
              </table:table-cell>
              <table:table-cell office:value-type="float" office:value="6465">
                <text:p>6465</text:p>
              </table:table-cell>
              <table:table-cell office:value-type="float" office:value="6423">
                <text:p>6423</text:p>
              </table:table-cell>
              <table:table-cell office:value-type="float" office:value="5307">
                <text:p>5307</text:p>
              </table:table-cell>
              <table:table-cell office:value-type="float" office:value="5590">
                <text:p>5590</text:p>
              </table:table-cell>
              <table:table-cell office:value-type="float" office:value="5916">
                <text:p>5916</text:p>
              </table:table-cell>
              <table:table-cell office:value-type="float" office:value="5670">
                <text:p>5670</text:p>
              </table:table-cell>
              <table:table-cell office:value-type="float" office:value="5916">
                <text:p>5916</text:p>
              </table:table-cell>
              <table:table-cell office:value-type="float" office:value="6494">
                <text:p>6494</text:p>
              </table:table-cell>
              <table:table-cell office:value-type="float" office:value="6489">
                <text:p>6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06">
                <text:p>6206</text:p>
              </table:table-cell>
              <table:table-cell office:value-type="float" office:value="5495">
                <text:p>5495</text:p>
              </table:table-cell>
              <table:table-cell office:value-type="float" office:value="5813">
                <text:p>5813</text:p>
              </table:table-cell>
              <table:table-cell office:value-type="float" office:value="6250">
                <text:p>6250</text:p>
              </table:table-cell>
              <table:table-cell office:value-type="float" office:value="6245">
                <text:p>6245</text:p>
              </table:table-cell>
              <table:table-cell office:value-type="float" office:value="5671">
                <text:p>5671</text:p>
              </table:table-cell>
              <table:table-cell office:value-type="float" office:value="6077">
                <text:p>6077</text:p>
              </table:table-cell>
              <table:table-cell office:value-type="float" office:value="5268">
                <text:p>5268</text:p>
              </table:table-cell>
              <table:table-cell office:value-type="float" office:value="6058">
                <text:p>6058</text:p>
              </table:table-cell>
              <table:table-cell office:value-type="float" office:value="6970">
                <text:p>6970</text:p>
              </table:table-cell>
              <table:table-cell office:value-type="float" office:value="5873">
                <text:p>5873</text:p>
              </table:table-cell>
              <table:table-cell office:value-type="float" office:value="5613">
                <text:p>5613</text:p>
              </table:table-cell>
              <table:table-cell office:value-type="float" office:value="4907">
                <text:p>4907</text:p>
              </table:table-cell>
              <table:table-cell office:value-type="float" office:value="6245">
                <text:p>6245</text:p>
              </table:table-cell>
              <table:table-cell office:value-type="float" office:value="5768">
                <text:p>5768</text:p>
              </table:table-cell>
              <table:table-cell office:value-type="float" office:value="6321">
                <text:p>6321</text:p>
              </table:table-cell>
              <table:table-cell office:value-type="float" office:value="5936">
                <text:p>5936</text:p>
              </table:table-cell>
              <table:table-cell office:value-type="float" office:value="6679">
                <text:p>6679</text:p>
              </table:table-cell>
              <table:table-cell office:value-type="float" office:value="6719">
                <text:p>6719</text:p>
              </table:table-cell>
              <table:table-cell office:value-type="float" office:value="5014">
                <text:p>5014</text:p>
              </table:table-cell>
              <table:table-cell office:value-type="float" office:value="5743">
                <text:p>5743</text:p>
              </table:table-cell>
              <table:table-cell office:value-type="float" office:value="6459">
                <text:p>6459</text:p>
              </table:table-cell>
              <table:table-cell office:value-type="float" office:value="6209">
                <text:p>6209</text:p>
              </table:table-cell>
              <table:table-cell office:value-type="float" office:value="5307">
                <text:p>5307</text:p>
              </table:table-cell>
              <table:table-cell office:value-type="float" office:value="5173">
                <text:p>5173</text:p>
              </table:table-cell>
              <table:table-cell office:value-type="float" office:value="5916">
                <text:p>5916</text:p>
              </table:table-cell>
              <table:table-cell office:value-type="float" office:value="5670">
                <text:p>5670</text:p>
              </table:table-cell>
              <table:table-cell office:value-type="float" office:value="5272">
                <text:p>5272</text:p>
              </table:table-cell>
              <table:table-cell office:value-type="float" office:value="6494">
                <text:p>6494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8">
                <text:p>5458</text:p>
              </table:table-cell>
              <table:table-cell office:value-type="float" office:value="5453">
                <text:p>5453</text:p>
              </table:table-cell>
              <table:table-cell office:value-type="float" office:value="5792">
                <text:p>5792</text:p>
              </table:table-cell>
              <table:table-cell office:value-type="float" office:value="6250">
                <text:p>6250</text:p>
              </table:table-cell>
              <table:table-cell office:value-type="float" office:value="6245">
                <text:p>6245</text:p>
              </table:table-cell>
              <table:table-cell office:value-type="float" office:value="5671">
                <text:p>5671</text:p>
              </table:table-cell>
              <table:table-cell office:value-type="float" office:value="5652">
                <text:p>5652</text:p>
              </table:table-cell>
              <table:table-cell office:value-type="float" office:value="5096">
                <text:p>5096</text:p>
              </table:table-cell>
              <table:table-cell office:value-type="float" office:value="6058">
                <text:p>6058</text:p>
              </table:table-cell>
              <table:table-cell office:value-type="float" office:value="6272">
                <text:p>6272</text:p>
              </table:table-cell>
              <table:table-cell office:value-type="float" office:value="5873">
                <text:p>5873</text:p>
              </table:table-cell>
              <table:table-cell office:value-type="float" office:value="5613">
                <text:p>5613</text:p>
              </table:table-cell>
              <table:table-cell office:value-type="float" office:value="4907">
                <text:p>4907</text:p>
              </table:table-cell>
              <table:table-cell office:value-type="float" office:value="6245">
                <text:p>6245</text:p>
              </table:table-cell>
              <table:table-cell office:value-type="float" office:value="5768">
                <text:p>5768</text:p>
              </table:table-cell>
              <table:table-cell office:value-type="float" office:value="6209">
                <text:p>6209</text:p>
              </table:table-cell>
              <table:table-cell office:value-type="float" office:value="5936">
                <text:p>5936</text:p>
              </table:table-cell>
              <table:table-cell office:value-type="float" office:value="5652">
                <text:p>5652</text:p>
              </table:table-cell>
              <table:table-cell office:value-type="float" office:value="6585">
                <text:p>6585</text:p>
              </table:table-cell>
              <table:table-cell office:value-type="float" office:value="5014">
                <text:p>5014</text:p>
              </table:table-cell>
              <table:table-cell office:value-type="float" office:value="5743">
                <text:p>5743</text:p>
              </table:table-cell>
              <table:table-cell office:value-type="float" office:value="6459">
                <text:p>6459</text:p>
              </table:table-cell>
              <table:table-cell office:value-type="float" office:value="5769">
                <text:p>5769</text:p>
              </table:table-cell>
              <table:table-cell office:value-type="float" office:value="5307">
                <text:p>5307</text:p>
              </table:table-cell>
              <table:table-cell office:value-type="float" office:value="5173">
                <text:p>5173</text:p>
              </table:table-cell>
              <table:table-cell office:value-type="float" office:value="5916">
                <text:p>5916</text:p>
              </table:table-cell>
              <table:table-cell office:value-type="float" office:value="5428">
                <text:p>5428</text:p>
              </table:table-cell>
              <table:table-cell office:value-type="float" office:value="5272">
                <text:p>5272</text:p>
              </table:table-cell>
              <table:table-cell office:value-type="float" office:value="6458">
                <text:p>6458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58">
                <text:p>5458</text:p>
              </table:table-cell>
              <table:table-cell office:value-type="float" office:value="5453">
                <text:p>5453</text:p>
              </table:table-cell>
              <table:table-cell office:value-type="float" office:value="5785">
                <text:p>5785</text:p>
              </table:table-cell>
              <table:table-cell office:value-type="float" office:value="6250">
                <text:p>6250</text:p>
              </table:table-cell>
              <table:table-cell office:value-type="float" office:value="6245">
                <text:p>6245</text:p>
              </table:table-cell>
              <table:table-cell office:value-type="float" office:value="5671">
                <text:p>5671</text:p>
              </table:table-cell>
              <table:table-cell office:value-type="float" office:value="4923">
                <text:p>4923</text:p>
              </table:table-cell>
              <table:table-cell office:value-type="float" office:value="5096">
                <text:p>5096</text:p>
              </table:table-cell>
              <table:table-cell office:value-type="float" office:value="5904">
                <text:p>5904</text:p>
              </table:table-cell>
              <table:table-cell office:value-type="float" office:value="5552">
                <text:p>5552</text:p>
              </table:table-cell>
              <table:table-cell office:value-type="float" office:value="5608">
                <text:p>5608</text:p>
              </table:table-cell>
              <table:table-cell office:value-type="float" office:value="5613">
                <text:p>5613</text:p>
              </table:table-cell>
              <table:table-cell office:value-type="float" office:value="4907">
                <text:p>4907</text:p>
              </table:table-cell>
              <table:table-cell office:value-type="float" office:value="5866">
                <text:p>5866</text:p>
              </table:table-cell>
              <table:table-cell office:value-type="float" office:value="5768">
                <text:p>5768</text:p>
              </table:table-cell>
              <table:table-cell office:value-type="float" office:value="5769">
                <text:p>5769</text:p>
              </table:table-cell>
              <table:table-cell office:value-type="float" office:value="5936">
                <text:p>5936</text:p>
              </table:table-cell>
              <table:table-cell office:value-type="float" office:value="5500">
                <text:p>5500</text:p>
              </table:table-cell>
              <table:table-cell office:value-type="float" office:value="5846">
                <text:p>5846</text:p>
              </table:table-cell>
              <table:table-cell office:value-type="float" office:value="5014">
                <text:p>5014</text:p>
              </table:table-cell>
              <table:table-cell office:value-type="float" office:value="5743">
                <text:p>5743</text:p>
              </table:table-cell>
              <table:table-cell office:value-type="float" office:value="5776">
                <text:p>5776</text:p>
              </table:table-cell>
              <table:table-cell office:value-type="float" office:value="5679">
                <text:p>5679</text:p>
              </table:table-cell>
              <table:table-cell office:value-type="float" office:value="5307">
                <text:p>5307</text:p>
              </table:table-cell>
              <table:table-cell office:value-type="float" office:value="5173">
                <text:p>5173</text:p>
              </table:table-cell>
              <table:table-cell office:value-type="float" office:value="5916">
                <text:p>5916</text:p>
              </table:table-cell>
              <table:table-cell office:value-type="float" office:value="5212">
                <text:p>5212</text:p>
              </table:table-cell>
              <table:table-cell office:value-type="float" office:value="5272">
                <text:p>5272</text:p>
              </table:table-cell>
              <table:table-cell office:value-type="float" office:value="6458">
                <text:p>6458</text:p>
              </table:table-cell>
              <table:table-cell office:value-type="float" office:value="6187">
                <text:p>6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58">
                <text:p>5458</text:p>
              </table:table-cell>
              <table:table-cell office:value-type="float" office:value="5453">
                <text:p>5453</text:p>
              </table:table-cell>
              <table:table-cell office:value-type="float" office:value="5785">
                <text:p>5785</text:p>
              </table:table-cell>
              <table:table-cell office:value-type="float" office:value="6118">
                <text:p>6118</text:p>
              </table:table-cell>
              <table:table-cell office:value-type="float" office:value="5866">
                <text:p>5866</text:p>
              </table:table-cell>
              <table:table-cell office:value-type="float" office:value="5671">
                <text:p>5671</text:p>
              </table:table-cell>
              <table:table-cell office:value-type="float" office:value="4733">
                <text:p>4733</text:p>
              </table:table-cell>
              <table:table-cell office:value-type="float" office:value="5096">
                <text:p>5096</text:p>
              </table:table-cell>
              <table:table-cell office:value-type="float" office:value="5752">
                <text:p>5752</text:p>
              </table:table-cell>
              <table:table-cell office:value-type="float" office:value="5552">
                <text:p>5552</text:p>
              </table:table-cell>
              <table:table-cell office:value-type="float" office:value="5608">
                <text:p>5608</text:p>
              </table:table-cell>
              <table:table-cell office:value-type="float" office:value="5613">
                <text:p>5613</text:p>
              </table:table-cell>
              <table:table-cell office:value-type="float" office:value="4907">
                <text:p>4907</text:p>
              </table:table-cell>
              <table:table-cell office:value-type="float" office:value="5866">
                <text:p>5866</text:p>
              </table:table-cell>
              <table:table-cell office:value-type="float" office:value="5768">
                <text:p>5768</text:p>
              </table:table-cell>
              <table:table-cell office:value-type="float" office:value="5679">
                <text:p>5679</text:p>
              </table:table-cell>
              <table:table-cell office:value-type="float" office:value="5936">
                <text:p>5936</text:p>
              </table:table-cell>
              <table:table-cell office:value-type="float" office:value="4923">
                <text:p>4923</text:p>
              </table:table-cell>
              <table:table-cell office:value-type="float" office:value="5846">
                <text:p>5846</text:p>
              </table:table-cell>
              <table:table-cell office:value-type="float" office:value="5014">
                <text:p>5014</text:p>
              </table:table-cell>
              <table:table-cell office:value-type="float" office:value="5743">
                <text:p>5743</text:p>
              </table:table-cell>
              <table:table-cell office:value-type="float" office:value="5776">
                <text:p>5776</text:p>
              </table:table-cell>
              <table:table-cell office:value-type="float" office:value="5465">
                <text:p>5465</text:p>
              </table:table-cell>
              <table:table-cell office:value-type="float" office:value="5307">
                <text:p>5307</text:p>
              </table:table-cell>
              <table:table-cell office:value-type="float" office:value="5173">
                <text:p>5173</text:p>
              </table:table-cell>
              <table:table-cell office:value-type="float" office:value="5916">
                <text:p>5916</text:p>
              </table:table-cell>
              <table:table-cell office:value-type="float" office:value="5212">
                <text:p>5212</text:p>
              </table:table-cell>
              <table:table-cell office:value-type="float" office:value="5153">
                <text:p>5153</text:p>
              </table:table-cell>
              <table:table-cell office:value-type="float" office:value="6458">
                <text:p>6458</text:p>
              </table:table-cell>
              <table:table-cell office:value-type="float" office:value="5894">
                <text:p>5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58">
                <text:p>5458</text:p>
              </table:table-cell>
              <table:table-cell office:value-type="float" office:value="5425">
                <text:p>5425</text:p>
              </table:table-cell>
              <table:table-cell office:value-type="float" office:value="5484">
                <text:p>5484</text:p>
              </table:table-cell>
              <table:table-cell office:value-type="float" office:value="6118">
                <text:p>6118</text:p>
              </table:table-cell>
              <table:table-cell office:value-type="float" office:value="5611">
                <text:p>5611</text:p>
              </table:table-cell>
              <table:table-cell office:value-type="float" office:value="5623">
                <text:p>5623</text:p>
              </table:table-cell>
              <table:table-cell office:value-type="float" office:value="4733">
                <text:p>4733</text:p>
              </table:table-cell>
              <table:table-cell office:value-type="float" office:value="5096">
                <text:p>5096</text:p>
              </table:table-cell>
              <table:table-cell office:value-type="float" office:value="5504">
                <text:p>5504</text:p>
              </table:table-cell>
              <table:table-cell office:value-type="float" office:value="5552">
                <text:p>5552</text:p>
              </table:table-cell>
              <table:table-cell office:value-type="float" office:value="5608">
                <text:p>5608</text:p>
              </table:table-cell>
              <table:table-cell office:value-type="float" office:value="5613">
                <text:p>5613</text:p>
              </table:table-cell>
              <table:table-cell office:value-type="float" office:value="4907">
                <text:p>4907</text:p>
              </table:table-cell>
              <table:table-cell office:value-type="float" office:value="5611">
                <text:p>5611</text:p>
              </table:table-cell>
              <table:table-cell office:value-type="float" office:value="5768">
                <text:p>5768</text:p>
              </table:table-cell>
              <table:table-cell office:value-type="float" office:value="5465">
                <text:p>5465</text:p>
              </table:table-cell>
              <table:table-cell office:value-type="float" office:value="5936">
                <text:p>5936</text:p>
              </table:table-cell>
              <table:table-cell office:value-type="float" office:value="4733">
                <text:p>4733</text:p>
              </table:table-cell>
              <table:table-cell office:value-type="float" office:value="5846">
                <text:p>5846</text:p>
              </table:table-cell>
              <table:table-cell office:value-type="float" office:value="5014">
                <text:p>5014</text:p>
              </table:table-cell>
              <table:table-cell office:value-type="float" office:value="5549">
                <text:p>5549</text:p>
              </table:table-cell>
              <table:table-cell office:value-type="float" office:value="5776">
                <text:p>5776</text:p>
              </table:table-cell>
              <table:table-cell office:value-type="float" office:value="5465">
                <text:p>5465</text:p>
              </table:table-cell>
              <table:table-cell office:value-type="float" office:value="5307">
                <text:p>5307</text:p>
              </table:table-cell>
              <table:table-cell office:value-type="float" office:value="5173">
                <text:p>5173</text:p>
              </table:table-cell>
              <table:table-cell office:value-type="float" office:value="5916">
                <text:p>5916</text:p>
              </table:table-cell>
              <table:table-cell office:value-type="float" office:value="5212">
                <text:p>5212</text:p>
              </table:table-cell>
              <table:table-cell office:value-type="float" office:value="4996">
                <text:p>4996</text:p>
              </table:table-cell>
              <table:table-cell office:value-type="float" office:value="6458">
                <text:p>6458</text:p>
              </table:table-cell>
              <table:table-cell office:value-type="float" office:value="5689">
                <text:p>5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58">
                <text:p>5458</text:p>
              </table:table-cell>
              <table:table-cell office:value-type="float" office:value="5425">
                <text:p>5425</text:p>
              </table:table-cell>
              <table:table-cell office:value-type="float" office:value="5484">
                <text:p>5484</text:p>
              </table:table-cell>
              <table:table-cell office:value-type="float" office:value="5418">
                <text:p>5418</text:p>
              </table:table-cell>
              <table:table-cell office:value-type="float" office:value="5611">
                <text:p>5611</text:p>
              </table:table-cell>
              <table:table-cell office:value-type="float" office:value="5623">
                <text:p>5623</text:p>
              </table:table-cell>
              <table:table-cell office:value-type="float" office:value="4649">
                <text:p>4649</text:p>
              </table:table-cell>
              <table:table-cell office:value-type="float" office:value="5096">
                <text:p>5096</text:p>
              </table:table-cell>
              <table:table-cell office:value-type="float" office:value="5504">
                <text:p>5504</text:p>
              </table:table-cell>
              <table:table-cell office:value-type="float" office:value="5060">
                <text:p>5060</text:p>
              </table:table-cell>
              <table:table-cell office:value-type="float" office:value="5608">
                <text:p>5608</text:p>
              </table:table-cell>
              <table:table-cell office:value-type="float" office:value="5613">
                <text:p>5613</text:p>
              </table:table-cell>
              <table:table-cell office:value-type="float" office:value="4907">
                <text:p>4907</text:p>
              </table:table-cell>
              <table:table-cell office:value-type="float" office:value="5611">
                <text:p>5611</text:p>
              </table:table-cell>
              <table:table-cell office:value-type="float" office:value="5768">
                <text:p>5768</text:p>
              </table:table-cell>
              <table:table-cell office:value-type="float" office:value="5465">
                <text:p>5465</text:p>
              </table:table-cell>
              <table:table-cell office:value-type="float" office:value="5936">
                <text:p>5936</text:p>
              </table:table-cell>
              <table:table-cell office:value-type="float" office:value="4649">
                <text:p>4649</text:p>
              </table:table-cell>
              <table:table-cell office:value-type="float" office:value="5846">
                <text:p>5846</text:p>
              </table:table-cell>
              <table:table-cell office:value-type="float" office:value="5014">
                <text:p>5014</text:p>
              </table:table-cell>
              <table:table-cell office:value-type="float" office:value="5229">
                <text:p>5229</text:p>
              </table:table-cell>
              <table:table-cell office:value-type="float" office:value="5776">
                <text:p>5776</text:p>
              </table:table-cell>
              <table:table-cell office:value-type="float" office:value="5437">
                <text:p>5437</text:p>
              </table:table-cell>
              <table:table-cell office:value-type="float" office:value="5307">
                <text:p>5307</text:p>
              </table:table-cell>
              <table:table-cell office:value-type="float" office:value="5173">
                <text:p>5173</text:p>
              </table:table-cell>
              <table:table-cell office:value-type="float" office:value="5916">
                <text:p>5916</text:p>
              </table:table-cell>
              <table:table-cell office:value-type="float" office:value="5212">
                <text:p>5212</text:p>
              </table:table-cell>
              <table:table-cell office:value-type="float" office:value="4996">
                <text:p>4996</text:p>
              </table:table-cell>
              <table:table-cell office:value-type="float" office:value="6127">
                <text:p>612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58">
                <text:p>5458</text:p>
              </table:table-cell>
              <table:table-cell office:value-type="float" office:value="5425">
                <text:p>5425</text:p>
              </table:table-cell>
              <table:table-cell office:value-type="float" office:value="5405">
                <text:p>5405</text:p>
              </table:table-cell>
              <table:table-cell office:value-type="float" office:value="5139">
                <text:p>5139</text:p>
              </table:table-cell>
              <table:table-cell office:value-type="float" office:value="5550">
                <text:p>5550</text:p>
              </table:table-cell>
              <table:table-cell office:value-type="float" office:value="5623">
                <text:p>5623</text:p>
              </table:table-cell>
              <table:table-cell office:value-type="float" office:value="4546">
                <text:p>4546</text:p>
              </table:table-cell>
              <table:table-cell office:value-type="float" office:value="5096">
                <text:p>5096</text:p>
              </table:table-cell>
              <table:table-cell office:value-type="float" office:value="5504">
                <text:p>5504</text:p>
              </table:table-cell>
              <table:table-cell office:value-type="float" office:value="5060">
                <text:p>5060</text:p>
              </table:table-cell>
              <table:table-cell office:value-type="float" office:value="5608">
                <text:p>5608</text:p>
              </table:table-cell>
              <table:table-cell office:value-type="float" office:value="5613">
                <text:p>5613</text:p>
              </table:table-cell>
              <table:table-cell office:value-type="float" office:value="4907">
                <text:p>4907</text:p>
              </table:table-cell>
              <table:table-cell office:value-type="float" office:value="5378">
                <text:p>5378</text:p>
              </table:table-cell>
              <table:table-cell office:value-type="float" office:value="5768">
                <text:p>5768</text:p>
              </table:table-cell>
              <table:table-cell office:value-type="float" office:value="5437">
                <text:p>5437</text:p>
              </table:table-cell>
              <table:table-cell office:value-type="float" office:value="5936">
                <text:p>5936</text:p>
              </table:table-cell>
              <table:table-cell office:value-type="float" office:value="4649">
                <text:p>4649</text:p>
              </table:table-cell>
              <table:table-cell office:value-type="float" office:value="5161">
                <text:p>5161</text:p>
              </table:table-cell>
              <table:table-cell office:value-type="float" office:value="4756">
                <text:p>4756</text:p>
              </table:table-cell>
              <table:table-cell office:value-type="float" office:value="4882">
                <text:p>4882</text:p>
              </table:table-cell>
              <table:table-cell office:value-type="float" office:value="5776">
                <text:p>5776</text:p>
              </table:table-cell>
              <table:table-cell office:value-type="float" office:value="4937">
                <text:p>4937</text:p>
              </table:table-cell>
              <table:table-cell office:value-type="float" office:value="5307">
                <text:p>5307</text:p>
              </table:table-cell>
              <table:table-cell office:value-type="float" office:value="5173">
                <text:p>5173</text:p>
              </table:table-cell>
              <table:table-cell office:value-type="float" office:value="5916">
                <text:p>5916</text:p>
              </table:table-cell>
              <table:table-cell office:value-type="float" office:value="5212">
                <text:p>5212</text:p>
              </table:table-cell>
              <table:table-cell office:value-type="float" office:value="4867">
                <text:p>4867</text:p>
              </table:table-cell>
              <table:table-cell office:value-type="float" office:value="5989">
                <text:p>5989</text:p>
              </table:table-cell>
              <table:table-cell office:value-type="float" office:value="5153">
                <text:p>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58">
                <text:p>5458</text:p>
              </table:table-cell>
              <table:table-cell office:value-type="float" office:value="5425">
                <text:p>5425</text:p>
              </table:table-cell>
              <table:table-cell office:value-type="float" office:value="5405">
                <text:p>5405</text:p>
              </table:table-cell>
              <table:table-cell office:value-type="float" office:value="5139">
                <text:p>5139</text:p>
              </table:table-cell>
              <table:table-cell office:value-type="float" office:value="5378">
                <text:p>5378</text:p>
              </table:table-cell>
              <table:table-cell office:value-type="float" office:value="5493">
                <text:p>5493</text:p>
              </table:table-cell>
              <table:table-cell office:value-type="float" office:value="4546">
                <text:p>4546</text:p>
              </table:table-cell>
              <table:table-cell office:value-type="float" office:value="5096">
                <text:p>5096</text:p>
              </table:table-cell>
              <table:table-cell office:value-type="float" office:value="5504">
                <text:p>5504</text:p>
              </table:table-cell>
              <table:table-cell office:value-type="float" office:value="4929">
                <text:p>4929</text:p>
              </table:table-cell>
              <table:table-cell office:value-type="float" office:value="5608">
                <text:p>5608</text:p>
              </table:table-cell>
              <table:table-cell office:value-type="float" office:value="5128">
                <text:p>5128</text:p>
              </table:table-cell>
              <table:table-cell office:value-type="float" office:value="4907">
                <text:p>4907</text:p>
              </table:table-cell>
              <table:table-cell office:value-type="float" office:value="5378">
                <text:p>5378</text:p>
              </table:table-cell>
              <table:table-cell office:value-type="float" office:value="5768">
                <text:p>5768</text:p>
              </table:table-cell>
              <table:table-cell office:value-type="float" office:value="4937">
                <text:p>4937</text:p>
              </table:table-cell>
              <table:table-cell office:value-type="float" office:value="5936">
                <text:p>5936</text:p>
              </table:table-cell>
              <table:table-cell office:value-type="float" office:value="4546">
                <text:p>4546</text:p>
              </table:table-cell>
              <table:table-cell office:value-type="float" office:value="5127">
                <text:p>5127</text:p>
              </table:table-cell>
              <table:table-cell office:value-type="float" office:value="4756">
                <text:p>4756</text:p>
              </table:table-cell>
              <table:table-cell office:value-type="float" office:value="4882">
                <text:p>4882</text:p>
              </table:table-cell>
              <table:table-cell office:value-type="float" office:value="5492">
                <text:p>5492</text:p>
              </table:table-cell>
              <table:table-cell office:value-type="float" office:value="4803">
                <text:p>4803</text:p>
              </table:table-cell>
              <table:table-cell office:value-type="float" office:value="5307">
                <text:p>5307</text:p>
              </table:table-cell>
              <table:table-cell office:value-type="float" office:value="5173">
                <text:p>5173</text:p>
              </table:table-cell>
              <table:table-cell office:value-type="float" office:value="5916">
                <text:p>5916</text:p>
              </table:table-cell>
              <table:table-cell office:value-type="float" office:value="5212">
                <text:p>5212</text:p>
              </table:table-cell>
              <table:table-cell office:value-type="float" office:value="4867">
                <text:p>4867</text:p>
              </table:table-cell>
              <table:table-cell office:value-type="float" office:value="5989">
                <text:p>5989</text:p>
              </table:table-cell>
              <table:table-cell office:value-type="float" office:value="5153">
                <text:p>51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58">
                <text:p>5458</text:p>
              </table:table-cell>
              <table:table-cell office:value-type="float" office:value="5425">
                <text:p>5425</text:p>
              </table:table-cell>
              <table:table-cell office:value-type="float" office:value="5405">
                <text:p>5405</text:p>
              </table:table-cell>
              <table:table-cell office:value-type="float" office:value="5139">
                <text:p>5139</text:p>
              </table:table-cell>
              <table:table-cell office:value-type="float" office:value="4777">
                <text:p>4777</text:p>
              </table:table-cell>
              <table:table-cell office:value-type="float" office:value="5493">
                <text:p>5493</text:p>
              </table:table-cell>
              <table:table-cell office:value-type="float" office:value="4546">
                <text:p>4546</text:p>
              </table:table-cell>
              <table:table-cell office:value-type="float" office:value="5096">
                <text:p>5096</text:p>
              </table:table-cell>
              <table:table-cell office:value-type="float" office:value="5504">
                <text:p>5504</text:p>
              </table:table-cell>
              <table:table-cell office:value-type="float" office:value="4929">
                <text:p>4929</text:p>
              </table:table-cell>
              <table:table-cell office:value-type="float" office:value="5601">
                <text:p>5601</text:p>
              </table:table-cell>
              <table:table-cell office:value-type="float" office:value="5128">
                <text:p>5128</text:p>
              </table:table-cell>
              <table:table-cell office:value-type="float" office:value="4907">
                <text:p>4907</text:p>
              </table:table-cell>
              <table:table-cell office:value-type="float" office:value="4777">
                <text:p>4777</text:p>
              </table:table-cell>
              <table:table-cell office:value-type="float" office:value="5768">
                <text:p>5768</text:p>
              </table:table-cell>
              <table:table-cell office:value-type="float" office:value="4803">
                <text:p>4803</text:p>
              </table:table-cell>
              <table:table-cell office:value-type="float" office:value="5936">
                <text:p>5936</text:p>
              </table:table-cell>
              <table:table-cell office:value-type="float" office:value="4546">
                <text:p>4546</text:p>
              </table:table-cell>
              <table:table-cell office:value-type="float" office:value="5127">
                <text:p>5127</text:p>
              </table:table-cell>
              <table:table-cell office:value-type="float" office:value="4756">
                <text:p>4756</text:p>
              </table:table-cell>
              <table:table-cell office:value-type="float" office:value="4882">
                <text:p>4882</text:p>
              </table:table-cell>
              <table:table-cell office:value-type="float" office:value="5492">
                <text:p>5492</text:p>
              </table:table-cell>
              <table:table-cell office:value-type="float" office:value="4803">
                <text:p>4803</text:p>
              </table:table-cell>
              <table:table-cell office:value-type="float" office:value="5307">
                <text:p>5307</text:p>
              </table:table-cell>
              <table:table-cell office:value-type="float" office:value="5173">
                <text:p>5173</text:p>
              </table:table-cell>
              <table:table-cell office:value-type="float" office:value="5620">
                <text:p>5620</text:p>
              </table:table-cell>
              <table:table-cell office:value-type="float" office:value="5212">
                <text:p>5212</text:p>
              </table:table-cell>
              <table:table-cell office:value-type="float" office:value="4867">
                <text:p>4867</text:p>
              </table:table-cell>
              <table:table-cell office:value-type="float" office:value="5842">
                <text:p>5842</text:p>
              </table:table-cell>
              <table:table-cell office:value-type="float" office:value="5153">
                <text:p>5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92">
                <text:p>5292</text:p>
              </table:table-cell>
              <table:table-cell office:value-type="float" office:value="5425">
                <text:p>5425</text:p>
              </table:table-cell>
              <table:table-cell office:value-type="float" office:value="5405">
                <text:p>5405</text:p>
              </table:table-cell>
              <table:table-cell office:value-type="float" office:value="5139">
                <text:p>5139</text:p>
              </table:table-cell>
              <table:table-cell office:value-type="float" office:value="4777">
                <text:p>4777</text:p>
              </table:table-cell>
              <table:table-cell office:value-type="float" office:value="5493">
                <text:p>5493</text:p>
              </table:table-cell>
              <table:table-cell office:value-type="float" office:value="4546">
                <text:p>4546</text:p>
              </table:table-cell>
              <table:table-cell office:value-type="float" office:value="5096">
                <text:p>5096</text:p>
              </table:table-cell>
              <table:table-cell office:value-type="float" office:value="5504">
                <text:p>5504</text:p>
              </table:table-cell>
              <table:table-cell office:value-type="float" office:value="4929">
                <text:p>4929</text:p>
              </table:table-cell>
              <table:table-cell office:value-type="float" office:value="5601">
                <text:p>5601</text:p>
              </table:table-cell>
              <table:table-cell office:value-type="float" office:value="5128">
                <text:p>5128</text:p>
              </table:table-cell>
              <table:table-cell office:value-type="float" office:value="4907">
                <text:p>4907</text:p>
              </table:table-cell>
              <table:table-cell office:value-type="float" office:value="4777">
                <text:p>4777</text:p>
              </table:table-cell>
              <table:table-cell office:value-type="float" office:value="5268">
                <text:p>5268</text:p>
              </table:table-cell>
              <table:table-cell office:value-type="float" office:value="4803">
                <text:p>4803</text:p>
              </table:table-cell>
              <table:table-cell office:value-type="float" office:value="5667">
                <text:p>5667</text:p>
              </table:table-cell>
              <table:table-cell office:value-type="float" office:value="4546">
                <text:p>4546</text:p>
              </table:table-cell>
              <table:table-cell office:value-type="float" office:value="5127">
                <text:p>5127</text:p>
              </table:table-cell>
              <table:table-cell office:value-type="float" office:value="4712">
                <text:p>4712</text:p>
              </table:table-cell>
              <table:table-cell office:value-type="float" office:value="4882">
                <text:p>4882</text:p>
              </table:table-cell>
              <table:table-cell office:value-type="float" office:value="5492">
                <text:p>5492</text:p>
              </table:table-cell>
              <table:table-cell office:value-type="float" office:value="4803">
                <text:p>4803</text:p>
              </table:table-cell>
              <table:table-cell office:value-type="float" office:value="5135">
                <text:p>5135</text:p>
              </table:table-cell>
              <table:table-cell office:value-type="float" office:value="5173">
                <text:p>5173</text:p>
              </table:table-cell>
              <table:table-cell office:value-type="float" office:value="5620">
                <text:p>5620</text:p>
              </table:table-cell>
              <table:table-cell office:value-type="float" office:value="5212">
                <text:p>5212</text:p>
              </table:table-cell>
              <table:table-cell office:value-type="float" office:value="4867">
                <text:p>4867</text:p>
              </table:table-cell>
              <table:table-cell office:value-type="float" office:value="5842">
                <text:p>5842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92">
                <text:p>5292</text:p>
              </table:table-cell>
              <table:table-cell office:value-type="float" office:value="5425">
                <text:p>5425</text:p>
              </table:table-cell>
              <table:table-cell office:value-type="float" office:value="5405">
                <text:p>5405</text:p>
              </table:table-cell>
              <table:table-cell office:value-type="float" office:value="5139">
                <text:p>5139</text:p>
              </table:table-cell>
              <table:table-cell office:value-type="float" office:value="4777">
                <text:p>4777</text:p>
              </table:table-cell>
              <table:table-cell office:value-type="float" office:value="5493">
                <text:p>5493</text:p>
              </table:table-cell>
              <table:table-cell office:value-type="float" office:value="4546">
                <text:p>4546</text:p>
              </table:table-cell>
              <table:table-cell office:value-type="float" office:value="5096">
                <text:p>5096</text:p>
              </table:table-cell>
              <table:table-cell office:value-type="float" office:value="5504">
                <text:p>5504</text:p>
              </table:table-cell>
              <table:table-cell office:value-type="float" office:value="4929">
                <text:p>4929</text:p>
              </table:table-cell>
              <table:table-cell office:value-type="float" office:value="5601">
                <text:p>5601</text:p>
              </table:table-cell>
              <table:table-cell office:value-type="float" office:value="5128">
                <text:p>5128</text:p>
              </table:table-cell>
              <table:table-cell office:value-type="float" office:value="4907">
                <text:p>4907</text:p>
              </table:table-cell>
              <table:table-cell office:value-type="float" office:value="4777">
                <text:p>4777</text:p>
              </table:table-cell>
              <table:table-cell office:value-type="float" office:value="5203">
                <text:p>5203</text:p>
              </table:table-cell>
              <table:table-cell office:value-type="float" office:value="4803">
                <text:p>4803</text:p>
              </table:table-cell>
              <table:table-cell office:value-type="float" office:value="5667">
                <text:p>5667</text:p>
              </table:table-cell>
              <table:table-cell office:value-type="float" office:value="4546">
                <text:p>4546</text:p>
              </table:table-cell>
              <table:table-cell office:value-type="float" office:value="5127">
                <text:p>5127</text:p>
              </table:table-cell>
              <table:table-cell office:value-type="float" office:value="4712">
                <text:p>4712</text:p>
              </table:table-cell>
              <table:table-cell office:value-type="float" office:value="4882">
                <text:p>4882</text:p>
              </table:table-cell>
              <table:table-cell office:value-type="float" office:value="5492">
                <text:p>5492</text:p>
              </table:table-cell>
              <table:table-cell office:value-type="float" office:value="4803">
                <text:p>4803</text:p>
              </table:table-cell>
              <table:table-cell office:value-type="float" office:value="5004">
                <text:p>5004</text:p>
              </table:table-cell>
              <table:table-cell office:value-type="float" office:value="5145">
                <text:p>5145</text:p>
              </table:table-cell>
              <table:table-cell office:value-type="float" office:value="5603">
                <text:p>5603</text:p>
              </table:table-cell>
              <table:table-cell office:value-type="float" office:value="5212">
                <text:p>5212</text:p>
              </table:table-cell>
              <table:table-cell office:value-type="float" office:value="4867">
                <text:p>4867</text:p>
              </table:table-cell>
              <table:table-cell office:value-type="float" office:value="5805">
                <text:p>5805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76">
                <text:p>5276</text:p>
              </table:table-cell>
              <table:table-cell office:value-type="float" office:value="5425">
                <text:p>5425</text:p>
              </table:table-cell>
              <table:table-cell office:value-type="float" office:value="5405">
                <text:p>5405</text:p>
              </table:table-cell>
              <table:table-cell office:value-type="float" office:value="4792">
                <text:p>4792</text:p>
              </table:table-cell>
              <table:table-cell office:value-type="float" office:value="4777">
                <text:p>4777</text:p>
              </table:table-cell>
              <table:table-cell office:value-type="float" office:value="5493">
                <text:p>5493</text:p>
              </table:table-cell>
              <table:table-cell office:value-type="float" office:value="4546">
                <text:p>4546</text:p>
              </table:table-cell>
              <table:table-cell office:value-type="float" office:value="5096">
                <text:p>5096</text:p>
              </table:table-cell>
              <table:table-cell office:value-type="float" office:value="5504">
                <text:p>5504</text:p>
              </table:table-cell>
              <table:table-cell office:value-type="float" office:value="4929">
                <text:p>4929</text:p>
              </table:table-cell>
              <table:table-cell office:value-type="float" office:value="5553">
                <text:p>5553</text:p>
              </table:table-cell>
              <table:table-cell office:value-type="float" office:value="5128">
                <text:p>5128</text:p>
              </table:table-cell>
              <table:table-cell office:value-type="float" office:value="4907">
                <text:p>4907</text:p>
              </table:table-cell>
              <table:table-cell office:value-type="float" office:value="4777">
                <text:p>4777</text:p>
              </table:table-cell>
              <table:table-cell office:value-type="float" office:value="5203">
                <text:p>5203</text:p>
              </table:table-cell>
              <table:table-cell office:value-type="float" office:value="4803">
                <text:p>4803</text:p>
              </table:table-cell>
              <table:table-cell office:value-type="float" office:value="5667">
                <text:p>5667</text:p>
              </table:table-cell>
              <table:table-cell office:value-type="float" office:value="4546">
                <text:p>4546</text:p>
              </table:table-cell>
              <table:table-cell office:value-type="float" office:value="5127">
                <text:p>5127</text:p>
              </table:table-cell>
              <table:table-cell office:value-type="float" office:value="4712">
                <text:p>4712</text:p>
              </table:table-cell>
              <table:table-cell office:value-type="float" office:value="4882">
                <text:p>4882</text:p>
              </table:table-cell>
              <table:table-cell office:value-type="float" office:value="5429">
                <text:p>5429</text:p>
              </table:table-cell>
              <table:table-cell office:value-type="float" office:value="4803">
                <text:p>4803</text:p>
              </table:table-cell>
              <table:table-cell office:value-type="float" office:value="5004">
                <text:p>5004</text:p>
              </table:table-cell>
              <table:table-cell office:value-type="float" office:value="5145">
                <text:p>5145</text:p>
              </table:table-cell>
              <table:table-cell office:value-type="float" office:value="5603">
                <text:p>5603</text:p>
              </table:table-cell>
              <table:table-cell office:value-type="float" office:value="5212">
                <text:p>5212</text:p>
              </table:table-cell>
              <table:table-cell office:value-type="float" office:value="4867">
                <text:p>4867</text:p>
              </table:table-cell>
              <table:table-cell office:value-type="float" office:value="5805">
                <text:p>5805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76">
                <text:p>5276</text:p>
              </table:table-cell>
              <table:table-cell office:value-type="float" office:value="5425">
                <text:p>5425</text:p>
              </table:table-cell>
              <table:table-cell office:value-type="float" office:value="5405">
                <text:p>5405</text:p>
              </table:table-cell>
              <table:table-cell office:value-type="float" office:value="4792">
                <text:p>4792</text:p>
              </table:table-cell>
              <table:table-cell office:value-type="float" office:value="4777">
                <text:p>4777</text:p>
              </table:table-cell>
              <table:table-cell office:value-type="float" office:value="5493">
                <text:p>5493</text:p>
              </table:table-cell>
              <table:table-cell office:value-type="float" office:value="4546">
                <text:p>4546</text:p>
              </table:table-cell>
              <table:table-cell office:value-type="float" office:value="5096">
                <text:p>5096</text:p>
              </table:table-cell>
              <table:table-cell office:value-type="float" office:value="5504">
                <text:p>5504</text:p>
              </table:table-cell>
              <table:table-cell office:value-type="float" office:value="4929">
                <text:p>4929</text:p>
              </table:table-cell>
              <table:table-cell office:value-type="float" office:value="5553">
                <text:p>5553</text:p>
              </table:table-cell>
              <table:table-cell office:value-type="float" office:value="5128">
                <text:p>5128</text:p>
              </table:table-cell>
              <table:table-cell office:value-type="float" office:value="4907">
                <text:p>4907</text:p>
              </table:table-cell>
              <table:table-cell office:value-type="float" office:value="4777">
                <text:p>4777</text:p>
              </table:table-cell>
              <table:table-cell office:value-type="float" office:value="5203">
                <text:p>5203</text:p>
              </table:table-cell>
              <table:table-cell office:value-type="float" office:value="4803">
                <text:p>4803</text:p>
              </table:table-cell>
              <table:table-cell office:value-type="float" office:value="5667">
                <text:p>5667</text:p>
              </table:table-cell>
              <table:table-cell office:value-type="float" office:value="4546">
                <text:p>4546</text:p>
              </table:table-cell>
              <table:table-cell office:value-type="float" office:value="5127">
                <text:p>5127</text:p>
              </table:table-cell>
              <table:table-cell office:value-type="float" office:value="4712">
                <text:p>4712</text:p>
              </table:table-cell>
              <table:table-cell office:value-type="float" office:value="4882">
                <text:p>4882</text:p>
              </table:table-cell>
              <table:table-cell office:value-type="float" office:value="5261">
                <text:p>5261</text:p>
              </table:table-cell>
              <table:table-cell office:value-type="float" office:value="4803">
                <text:p>4803</text:p>
              </table:table-cell>
              <table:table-cell office:value-type="float" office:value="5004">
                <text:p>5004</text:p>
              </table:table-cell>
              <table:table-cell office:value-type="float" office:value="5145">
                <text:p>5145</text:p>
              </table:table-cell>
              <table:table-cell office:value-type="float" office:value="5603">
                <text:p>5603</text:p>
              </table:table-cell>
              <table:table-cell office:value-type="float" office:value="4892">
                <text:p>4892</text:p>
              </table:table-cell>
              <table:table-cell office:value-type="float" office:value="4867">
                <text:p>4867</text:p>
              </table:table-cell>
              <table:table-cell office:value-type="float" office:value="5579">
                <text:p>5579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68">
                <text:p>5168</text:p>
              </table:table-cell>
              <table:table-cell office:value-type="float" office:value="5425">
                <text:p>5425</text:p>
              </table:table-cell>
              <table:table-cell office:value-type="float" office:value="5405">
                <text:p>5405</text:p>
              </table:table-cell>
              <table:table-cell office:value-type="float" office:value="4792">
                <text:p>4792</text:p>
              </table:table-cell>
              <table:table-cell office:value-type="float" office:value="4777">
                <text:p>4777</text:p>
              </table:table-cell>
              <table:table-cell office:value-type="float" office:value="5493">
                <text:p>5493</text:p>
              </table:table-cell>
              <table:table-cell office:value-type="float" office:value="4546">
                <text:p>4546</text:p>
              </table:table-cell>
              <table:table-cell office:value-type="float" office:value="5096">
                <text:p>5096</text:p>
              </table:table-cell>
              <table:table-cell office:value-type="float" office:value="5504">
                <text:p>5504</text:p>
              </table:table-cell>
              <table:table-cell office:value-type="float" office:value="4929">
                <text:p>4929</text:p>
              </table:table-cell>
              <table:table-cell office:value-type="float" office:value="5553">
                <text:p>5553</text:p>
              </table:table-cell>
              <table:table-cell office:value-type="float" office:value="5128">
                <text:p>5128</text:p>
              </table:table-cell>
              <table:table-cell office:value-type="float" office:value="4907">
                <text:p>4907</text:p>
              </table:table-cell>
              <table:table-cell office:value-type="float" office:value="4777">
                <text:p>4777</text:p>
              </table:table-cell>
              <table:table-cell office:value-type="float" office:value="5203">
                <text:p>5203</text:p>
              </table:table-cell>
              <table:table-cell office:value-type="float" office:value="4803">
                <text:p>4803</text:p>
              </table:table-cell>
              <table:table-cell office:value-type="float" office:value="5667">
                <text:p>5667</text:p>
              </table:table-cell>
              <table:table-cell office:value-type="float" office:value="4546">
                <text:p>4546</text:p>
              </table:table-cell>
              <table:table-cell office:value-type="float" office:value="5127">
                <text:p>5127</text:p>
              </table:table-cell>
              <table:table-cell office:value-type="float" office:value="4712">
                <text:p>4712</text:p>
              </table:table-cell>
              <table:table-cell office:value-type="float" office:value="4882">
                <text:p>4882</text:p>
              </table:table-cell>
              <table:table-cell office:value-type="float" office:value="5138">
                <text:p>5138</text:p>
              </table:table-cell>
              <table:table-cell office:value-type="float" office:value="4803">
                <text:p>4803</text:p>
              </table:table-cell>
              <table:table-cell office:value-type="float" office:value="5004">
                <text:p>5004</text:p>
              </table:table-cell>
              <table:table-cell office:value-type="float" office:value="5145">
                <text:p>5145</text:p>
              </table:table-cell>
              <table:table-cell office:value-type="float" office:value="5603">
                <text:p>5603</text:p>
              </table:table-cell>
              <table:table-cell office:value-type="float" office:value="4892">
                <text:p>4892</text:p>
              </table:table-cell>
              <table:table-cell office:value-type="float" office:value="4867">
                <text:p>4867</text:p>
              </table:table-cell>
              <table:table-cell office:value-type="float" office:value="5579">
                <text:p>5579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46">
                <text:p>4946</text:p>
              </table:table-cell>
              <table:table-cell office:value-type="float" office:value="5425">
                <text:p>5425</text:p>
              </table:table-cell>
              <table:table-cell office:value-type="float" office:value="5405">
                <text:p>5405</text:p>
              </table:table-cell>
              <table:table-cell office:value-type="float" office:value="4585">
                <text:p>4585</text:p>
              </table:table-cell>
              <table:table-cell office:value-type="float" office:value="4777">
                <text:p>4777</text:p>
              </table:table-cell>
              <table:table-cell office:value-type="float" office:value="5493">
                <text:p>5493</text:p>
              </table:table-cell>
              <table:table-cell office:value-type="float" office:value="4546">
                <text:p>4546</text:p>
              </table:table-cell>
              <table:table-cell office:value-type="float" office:value="5096">
                <text:p>5096</text:p>
              </table:table-cell>
              <table:table-cell office:value-type="float" office:value="5504">
                <text:p>5504</text:p>
              </table:table-cell>
              <table:table-cell office:value-type="float" office:value="4929">
                <text:p>4929</text:p>
              </table:table-cell>
              <table:table-cell office:value-type="float" office:value="5553">
                <text:p>5553</text:p>
              </table:table-cell>
              <table:table-cell office:value-type="float" office:value="5128">
                <text:p>5128</text:p>
              </table:table-cell>
              <table:table-cell office:value-type="float" office:value="4907">
                <text:p>4907</text:p>
              </table:table-cell>
              <table:table-cell office:value-type="float" office:value="4777">
                <text:p>4777</text:p>
              </table:table-cell>
              <table:table-cell office:value-type="float" office:value="5203">
                <text:p>5203</text:p>
              </table:table-cell>
              <table:table-cell office:value-type="float" office:value="4803">
                <text:p>4803</text:p>
              </table:table-cell>
              <table:table-cell office:value-type="float" office:value="5667">
                <text:p>5667</text:p>
              </table:table-cell>
              <table:table-cell office:value-type="float" office:value="4546">
                <text:p>4546</text:p>
              </table:table-cell>
              <table:table-cell office:value-type="float" office:value="5127">
                <text:p>5127</text:p>
              </table:table-cell>
              <table:table-cell office:value-type="float" office:value="4495">
                <text:p>4495</text:p>
              </table:table-cell>
              <table:table-cell office:value-type="float" office:value="4882">
                <text:p>4882</text:p>
              </table:table-cell>
              <table:table-cell office:value-type="float" office:value="5138">
                <text:p>5138</text:p>
              </table:table-cell>
              <table:table-cell office:value-type="float" office:value="4803">
                <text:p>4803</text:p>
              </table:table-cell>
              <table:table-cell office:value-type="float" office:value="5004">
                <text:p>5004</text:p>
              </table:table-cell>
              <table:table-cell office:value-type="float" office:value="5145">
                <text:p>5145</text:p>
              </table:table-cell>
              <table:table-cell office:value-type="float" office:value="5603">
                <text:p>5603</text:p>
              </table:table-cell>
              <table:table-cell office:value-type="float" office:value="4892">
                <text:p>4892</text:p>
              </table:table-cell>
              <table:table-cell office:value-type="float" office:value="4867">
                <text:p>4867</text:p>
              </table:table-cell>
              <table:table-cell office:value-type="float" office:value="5023">
                <text:p>5023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90">
                <text:p>4790</text:p>
              </table:table-cell>
              <table:table-cell office:value-type="float" office:value="5402">
                <text:p>5402</text:p>
              </table:table-cell>
              <table:table-cell office:value-type="float" office:value="5405">
                <text:p>5405</text:p>
              </table:table-cell>
              <table:table-cell office:value-type="float" office:value="4585">
                <text:p>4585</text:p>
              </table:table-cell>
              <table:table-cell office:value-type="float" office:value="4777">
                <text:p>4777</text:p>
              </table:table-cell>
              <table:table-cell office:value-type="float" office:value="5154">
                <text:p>5154</text:p>
              </table:table-cell>
              <table:table-cell office:value-type="float" office:value="4546">
                <text:p>4546</text:p>
              </table:table-cell>
              <table:table-cell office:value-type="float" office:value="5096">
                <text:p>5096</text:p>
              </table:table-cell>
              <table:table-cell office:value-type="float" office:value="5504">
                <text:p>5504</text:p>
              </table:table-cell>
              <table:table-cell office:value-type="float" office:value="4929">
                <text:p>4929</text:p>
              </table:table-cell>
              <table:table-cell office:value-type="float" office:value="5553">
                <text:p>5553</text:p>
              </table:table-cell>
              <table:table-cell office:value-type="float" office:value="5128">
                <text:p>5128</text:p>
              </table:table-cell>
              <table:table-cell office:value-type="float" office:value="4907">
                <text:p>4907</text:p>
              </table:table-cell>
              <table:table-cell office:value-type="float" office:value="4777">
                <text:p>4777</text:p>
              </table:table-cell>
              <table:table-cell office:value-type="float" office:value="5203">
                <text:p>5203</text:p>
              </table:table-cell>
              <table:table-cell office:value-type="float" office:value="4803">
                <text:p>4803</text:p>
              </table:table-cell>
              <table:table-cell office:value-type="float" office:value="5667">
                <text:p>5667</text:p>
              </table:table-cell>
              <table:table-cell office:value-type="float" office:value="4546">
                <text:p>4546</text:p>
              </table:table-cell>
              <table:table-cell office:value-type="float" office:value="5127">
                <text:p>5127</text:p>
              </table:table-cell>
              <table:table-cell office:value-type="float" office:value="4324">
                <text:p>4324</text:p>
              </table:table-cell>
              <table:table-cell office:value-type="float" office:value="4882">
                <text:p>4882</text:p>
              </table:table-cell>
              <table:table-cell office:value-type="float" office:value="5138">
                <text:p>5138</text:p>
              </table:table-cell>
              <table:table-cell office:value-type="float" office:value="4602">
                <text:p>4602</text:p>
              </table:table-cell>
              <table:table-cell office:value-type="float" office:value="5004">
                <text:p>5004</text:p>
              </table:table-cell>
              <table:table-cell office:value-type="float" office:value="5145">
                <text:p>5145</text:p>
              </table:table-cell>
              <table:table-cell office:value-type="float" office:value="5603">
                <text:p>5603</text:p>
              </table:table-cell>
              <table:table-cell office:value-type="float" office:value="4892">
                <text:p>4892</text:p>
              </table:table-cell>
              <table:table-cell office:value-type="float" office:value="4867">
                <text:p>4867</text:p>
              </table:table-cell>
              <table:table-cell office:value-type="float" office:value="5023">
                <text:p>5023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90">
                <text:p>4790</text:p>
              </table:table-cell>
              <table:table-cell office:value-type="float" office:value="5402">
                <text:p>5402</text:p>
              </table:table-cell>
              <table:table-cell office:value-type="float" office:value="5405">
                <text:p>5405</text:p>
              </table:table-cell>
              <table:table-cell office:value-type="float" office:value="4585">
                <text:p>4585</text:p>
              </table:table-cell>
              <table:table-cell office:value-type="float" office:value="4777">
                <text:p>4777</text:p>
              </table:table-cell>
              <table:table-cell office:value-type="float" office:value="5039">
                <text:p>5039</text:p>
              </table:table-cell>
              <table:table-cell office:value-type="float" office:value="4546">
                <text:p>4546</text:p>
              </table:table-cell>
              <table:table-cell office:value-type="float" office:value="5061">
                <text:p>5061</text:p>
              </table:table-cell>
              <table:table-cell office:value-type="float" office:value="5504">
                <text:p>5504</text:p>
              </table:table-cell>
              <table:table-cell office:value-type="float" office:value="4916">
                <text:p>4916</text:p>
              </table:table-cell>
              <table:table-cell office:value-type="float" office:value="5553">
                <text:p>5553</text:p>
              </table:table-cell>
              <table:table-cell office:value-type="float" office:value="5128">
                <text:p>5128</text:p>
              </table:table-cell>
              <table:table-cell office:value-type="float" office:value="4907">
                <text:p>4907</text:p>
              </table:table-cell>
              <table:table-cell office:value-type="float" office:value="4777">
                <text:p>4777</text:p>
              </table:table-cell>
              <table:table-cell office:value-type="float" office:value="5203">
                <text:p>5203</text:p>
              </table:table-cell>
              <table:table-cell office:value-type="float" office:value="4602">
                <text:p>4602</text:p>
              </table:table-cell>
              <table:table-cell office:value-type="float" office:value="5667">
                <text:p>5667</text:p>
              </table:table-cell>
              <table:table-cell office:value-type="float" office:value="4546">
                <text:p>4546</text:p>
              </table:table-cell>
              <table:table-cell office:value-type="float" office:value="5127">
                <text:p>5127</text:p>
              </table:table-cell>
              <table:table-cell office:value-type="float" office:value="4000">
                <text:p>4000</text:p>
              </table:table-cell>
              <table:table-cell office:value-type="float" office:value="4882">
                <text:p>4882</text:p>
              </table:table-cell>
              <table:table-cell office:value-type="float" office:value="5138">
                <text:p>5138</text:p>
              </table:table-cell>
              <table:table-cell office:value-type="float" office:value="4602">
                <text:p>4602</text:p>
              </table:table-cell>
              <table:table-cell office:value-type="float" office:value="4924">
                <text:p>4924</text:p>
              </table:table-cell>
              <table:table-cell office:value-type="float" office:value="5011">
                <text:p>5011</text:p>
              </table:table-cell>
              <table:table-cell office:value-type="float" office:value="5603">
                <text:p>5603</text:p>
              </table:table-cell>
              <table:table-cell office:value-type="float" office:value="4892">
                <text:p>4892</text:p>
              </table:table-cell>
              <table:table-cell office:value-type="float" office:value="4867">
                <text:p>4867</text:p>
              </table:table-cell>
              <table:table-cell office:value-type="float" office:value="5023">
                <text:p>5023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90">
                <text:p>4790</text:p>
              </table:table-cell>
              <table:table-cell office:value-type="float" office:value="5402">
                <text:p>5402</text:p>
              </table:table-cell>
              <table:table-cell office:value-type="float" office:value="5405">
                <text:p>5405</text:p>
              </table:table-cell>
              <table:table-cell office:value-type="float" office:value="4585">
                <text:p>4585</text:p>
              </table:table-cell>
              <table:table-cell office:value-type="float" office:value="4777">
                <text:p>4777</text:p>
              </table:table-cell>
              <table:table-cell office:value-type="float" office:value="5039">
                <text:p>5039</text:p>
              </table:table-cell>
              <table:table-cell office:value-type="float" office:value="4546">
                <text:p>4546</text:p>
              </table:table-cell>
              <table:table-cell office:value-type="float" office:value="5061">
                <text:p>5061</text:p>
              </table:table-cell>
              <table:table-cell office:value-type="float" office:value="5504">
                <text:p>5504</text:p>
              </table:table-cell>
              <table:table-cell office:value-type="float" office:value="4916">
                <text:p>4916</text:p>
              </table:table-cell>
              <table:table-cell office:value-type="float" office:value="5553">
                <text:p>5553</text:p>
              </table:table-cell>
              <table:table-cell office:value-type="float" office:value="5128">
                <text:p>5128</text:p>
              </table:table-cell>
              <table:table-cell office:value-type="float" office:value="4907">
                <text:p>4907</text:p>
              </table:table-cell>
              <table:table-cell office:value-type="float" office:value="4777">
                <text:p>4777</text:p>
              </table:table-cell>
              <table:table-cell office:value-type="float" office:value="5203">
                <text:p>5203</text:p>
              </table:table-cell>
              <table:table-cell office:value-type="float" office:value="4602">
                <text:p>4602</text:p>
              </table:table-cell>
              <table:table-cell office:value-type="float" office:value="5667">
                <text:p>5667</text:p>
              </table:table-cell>
              <table:table-cell office:value-type="float" office:value="4546">
                <text:p>4546</text:p>
              </table:table-cell>
              <table:table-cell office:value-type="float" office:value="5127">
                <text:p>5127</text:p>
              </table:table-cell>
              <table:table-cell office:value-type="float" office:value="4000">
                <text:p>4000</text:p>
              </table:table-cell>
              <table:table-cell office:value-type="float" office:value="4882">
                <text:p>4882</text:p>
              </table:table-cell>
              <table:table-cell office:value-type="float" office:value="5138">
                <text:p>5138</text:p>
              </table:table-cell>
              <table:table-cell office:value-type="float" office:value="4582">
                <text:p>4582</text:p>
              </table:table-cell>
              <table:table-cell office:value-type="float" office:value="4924">
                <text:p>4924</text:p>
              </table:table-cell>
              <table:table-cell office:value-type="float" office:value="5011">
                <text:p>5011</text:p>
              </table:table-cell>
              <table:table-cell office:value-type="float" office:value="5603">
                <text:p>5603</text:p>
              </table:table-cell>
              <table:table-cell office:value-type="float" office:value="4892">
                <text:p>4892</text:p>
              </table:table-cell>
              <table:table-cell office:value-type="float" office:value="4867">
                <text:p>4867</text:p>
              </table:table-cell>
              <table:table-cell office:value-type="float" office:value="5023">
                <text:p>5023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90">
                <text:p>4790</text:p>
              </table:table-cell>
              <table:table-cell office:value-type="float" office:value="5402">
                <text:p>5402</text:p>
              </table:table-cell>
              <table:table-cell office:value-type="float" office:value="5405">
                <text:p>5405</text:p>
              </table:table-cell>
              <table:table-cell office:value-type="float" office:value="4585">
                <text:p>4585</text:p>
              </table:table-cell>
              <table:table-cell office:value-type="float" office:value="4777">
                <text:p>4777</text:p>
              </table:table-cell>
              <table:table-cell office:value-type="float" office:value="5039">
                <text:p>5039</text:p>
              </table:table-cell>
              <table:table-cell office:value-type="float" office:value="4546">
                <text:p>4546</text:p>
              </table:table-cell>
              <table:table-cell office:value-type="float" office:value="5061">
                <text:p>5061</text:p>
              </table:table-cell>
              <table:table-cell office:value-type="float" office:value="5504">
                <text:p>5504</text:p>
              </table:table-cell>
              <table:table-cell office:value-type="float" office:value="4916">
                <text:p>4916</text:p>
              </table:table-cell>
              <table:table-cell office:value-type="float" office:value="5382">
                <text:p>5382</text:p>
              </table:table-cell>
              <table:table-cell office:value-type="float" office:value="5128">
                <text:p>5128</text:p>
              </table:table-cell>
              <table:table-cell office:value-type="float" office:value="4907">
                <text:p>4907</text:p>
              </table:table-cell>
              <table:table-cell office:value-type="float" office:value="4777">
                <text:p>4777</text:p>
              </table:table-cell>
              <table:table-cell office:value-type="float" office:value="5203">
                <text:p>5203</text:p>
              </table:table-cell>
              <table:table-cell office:value-type="float" office:value="4582">
                <text:p>4582</text:p>
              </table:table-cell>
              <table:table-cell office:value-type="float" office:value="5667">
                <text:p>5667</text:p>
              </table:table-cell>
              <table:table-cell office:value-type="float" office:value="4546">
                <text:p>4546</text:p>
              </table:table-cell>
              <table:table-cell office:value-type="float" office:value="5127">
                <text:p>5127</text:p>
              </table:table-cell>
              <table:table-cell office:value-type="float" office:value="4000">
                <text:p>4000</text:p>
              </table:table-cell>
              <table:table-cell office:value-type="float" office:value="4882">
                <text:p>4882</text:p>
              </table:table-cell>
              <table:table-cell office:value-type="float" office:value="5106">
                <text:p>5106</text:p>
              </table:table-cell>
              <table:table-cell office:value-type="float" office:value="4582">
                <text:p>4582</text:p>
              </table:table-cell>
              <table:table-cell office:value-type="float" office:value="4924">
                <text:p>4924</text:p>
              </table:table-cell>
              <table:table-cell office:value-type="float" office:value="5011">
                <text:p>5011</text:p>
              </table:table-cell>
              <table:table-cell office:value-type="float" office:value="5603">
                <text:p>5603</text:p>
              </table:table-cell>
              <table:table-cell office:value-type="float" office:value="4892">
                <text:p>4892</text:p>
              </table:table-cell>
              <table:table-cell office:value-type="float" office:value="4867">
                <text:p>4867</text:p>
              </table:table-cell>
              <table:table-cell office:value-type="float" office:value="5023">
                <text:p>5023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90">
                <text:p>4790</text:p>
              </table:table-cell>
              <table:table-cell office:value-type="float" office:value="5271">
                <text:p>5271</text:p>
              </table:table-cell>
              <table:table-cell office:value-type="float" office:value="5405">
                <text:p>5405</text:p>
              </table:table-cell>
              <table:table-cell office:value-type="float" office:value="4585">
                <text:p>4585</text:p>
              </table:table-cell>
              <table:table-cell office:value-type="float" office:value="4777">
                <text:p>4777</text:p>
              </table:table-cell>
              <table:table-cell office:value-type="float" office:value="5039">
                <text:p>5039</text:p>
              </table:table-cell>
              <table:table-cell office:value-type="float" office:value="4546">
                <text:p>4546</text:p>
              </table:table-cell>
              <table:table-cell office:value-type="float" office:value="5061">
                <text:p>5061</text:p>
              </table:table-cell>
              <table:table-cell office:value-type="float" office:value="5504">
                <text:p>5504</text:p>
              </table:table-cell>
              <table:table-cell office:value-type="float" office:value="4916">
                <text:p>4916</text:p>
              </table:table-cell>
              <table:table-cell office:value-type="float" office:value="5267">
                <text:p>5267</text:p>
              </table:table-cell>
              <table:table-cell office:value-type="float" office:value="5128">
                <text:p>5128</text:p>
              </table:table-cell>
              <table:table-cell office:value-type="float" office:value="4907">
                <text:p>4907</text:p>
              </table:table-cell>
              <table:table-cell office:value-type="float" office:value="4777">
                <text:p>4777</text:p>
              </table:table-cell>
              <table:table-cell office:value-type="float" office:value="5203">
                <text:p>5203</text:p>
              </table:table-cell>
              <table:table-cell office:value-type="float" office:value="4582">
                <text:p>4582</text:p>
              </table:table-cell>
              <table:table-cell office:value-type="float" office:value="5503">
                <text:p>5503</text:p>
              </table:table-cell>
              <table:table-cell office:value-type="float" office:value="4546">
                <text:p>4546</text:p>
              </table:table-cell>
              <table:table-cell office:value-type="float" office:value="5127">
                <text:p>5127</text:p>
              </table:table-cell>
              <table:table-cell office:value-type="float" office:value="4000">
                <text:p>4000</text:p>
              </table:table-cell>
              <table:table-cell office:value-type="float" office:value="4882">
                <text:p>4882</text:p>
              </table:table-cell>
              <table:table-cell office:value-type="float" office:value="5106">
                <text:p>5106</text:p>
              </table:table-cell>
              <table:table-cell office:value-type="float" office:value="4582">
                <text:p>4582</text:p>
              </table:table-cell>
              <table:table-cell office:value-type="float" office:value="4924">
                <text:p>4924</text:p>
              </table:table-cell>
              <table:table-cell office:value-type="float" office:value="5011">
                <text:p>5011</text:p>
              </table:table-cell>
              <table:table-cell office:value-type="float" office:value="5560">
                <text:p>5560</text:p>
              </table:table-cell>
              <table:table-cell office:value-type="float" office:value="4892">
                <text:p>4892</text:p>
              </table:table-cell>
              <table:table-cell office:value-type="float" office:value="4867">
                <text:p>4867</text:p>
              </table:table-cell>
              <table:table-cell office:value-type="float" office:value="5023">
                <text:p>5023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90">
                <text:p>4790</text:p>
              </table:table-cell>
              <table:table-cell office:value-type="float" office:value="5271">
                <text:p>5271</text:p>
              </table:table-cell>
              <table:table-cell office:value-type="float" office:value="5405">
                <text:p>5405</text:p>
              </table:table-cell>
              <table:table-cell office:value-type="float" office:value="4585">
                <text:p>4585</text:p>
              </table:table-cell>
              <table:table-cell office:value-type="float" office:value="4777">
                <text:p>4777</text:p>
              </table:table-cell>
              <table:table-cell office:value-type="float" office:value="5039">
                <text:p>5039</text:p>
              </table:table-cell>
              <table:table-cell office:value-type="float" office:value="4546">
                <text:p>4546</text:p>
              </table:table-cell>
              <table:table-cell office:value-type="float" office:value="5061">
                <text:p>5061</text:p>
              </table:table-cell>
              <table:table-cell office:value-type="float" office:value="5504">
                <text:p>5504</text:p>
              </table:table-cell>
              <table:table-cell office:value-type="float" office:value="4916">
                <text:p>4916</text:p>
              </table:table-cell>
              <table:table-cell office:value-type="float" office:value="5181">
                <text:p>5181</text:p>
              </table:table-cell>
              <table:table-cell office:value-type="float" office:value="5128">
                <text:p>5128</text:p>
              </table:table-cell>
              <table:table-cell office:value-type="float" office:value="4907">
                <text:p>4907</text:p>
              </table:table-cell>
              <table:table-cell office:value-type="float" office:value="4777">
                <text:p>4777</text:p>
              </table:table-cell>
              <table:table-cell office:value-type="float" office:value="5203">
                <text:p>5203</text:p>
              </table:table-cell>
              <table:table-cell office:value-type="float" office:value="4582">
                <text:p>4582</text:p>
              </table:table-cell>
              <table:table-cell office:value-type="float" office:value="5417">
                <text:p>5417</text:p>
              </table:table-cell>
              <table:table-cell office:value-type="float" office:value="4546">
                <text:p>4546</text:p>
              </table:table-cell>
              <table:table-cell office:value-type="float" office:value="4372">
                <text:p>4372</text:p>
              </table:table-cell>
              <table:table-cell office:value-type="float" office:value="4000">
                <text:p>4000</text:p>
              </table:table-cell>
              <table:table-cell office:value-type="float" office:value="4882">
                <text:p>4882</text:p>
              </table:table-cell>
              <table:table-cell office:value-type="float" office:value="4967">
                <text:p>4967</text:p>
              </table:table-cell>
              <table:table-cell office:value-type="float" office:value="4582">
                <text:p>4582</text:p>
              </table:table-cell>
              <table:table-cell office:value-type="float" office:value="4924">
                <text:p>4924</text:p>
              </table:table-cell>
              <table:table-cell office:value-type="float" office:value="5011">
                <text:p>5011</text:p>
              </table:table-cell>
              <table:table-cell office:value-type="float" office:value="5560">
                <text:p>5560</text:p>
              </table:table-cell>
              <table:table-cell office:value-type="float" office:value="4892">
                <text:p>4892</text:p>
              </table:table-cell>
              <table:table-cell office:value-type="float" office:value="4867">
                <text:p>4867</text:p>
              </table:table-cell>
              <table:table-cell office:value-type="float" office:value="5023">
                <text:p>5023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90">
                <text:p>4790</text:p>
              </table:table-cell>
              <table:table-cell office:value-type="float" office:value="5271">
                <text:p>5271</text:p>
              </table:table-cell>
              <table:table-cell office:value-type="float" office:value="5405">
                <text:p>5405</text:p>
              </table:table-cell>
              <table:table-cell office:value-type="float" office:value="4585">
                <text:p>4585</text:p>
              </table:table-cell>
              <table:table-cell office:value-type="float" office:value="4777">
                <text:p>4777</text:p>
              </table:table-cell>
              <table:table-cell office:value-type="float" office:value="5039">
                <text:p>5039</text:p>
              </table:table-cell>
              <table:table-cell office:value-type="float" office:value="4546">
                <text:p>4546</text:p>
              </table:table-cell>
              <table:table-cell office:value-type="float" office:value="5061">
                <text:p>5061</text:p>
              </table:table-cell>
              <table:table-cell office:value-type="float" office:value="5049">
                <text:p>5049</text:p>
              </table:table-cell>
              <table:table-cell office:value-type="float" office:value="4916">
                <text:p>4916</text:p>
              </table:table-cell>
              <table:table-cell office:value-type="float" office:value="5181">
                <text:p>5181</text:p>
              </table:table-cell>
              <table:table-cell office:value-type="float" office:value="5128">
                <text:p>5128</text:p>
              </table:table-cell>
              <table:table-cell office:value-type="float" office:value="4907">
                <text:p>4907</text:p>
              </table:table-cell>
              <table:table-cell office:value-type="float" office:value="4777">
                <text:p>4777</text:p>
              </table:table-cell>
              <table:table-cell office:value-type="float" office:value="5203">
                <text:p>5203</text:p>
              </table:table-cell>
              <table:table-cell office:value-type="float" office:value="4582">
                <text:p>4582</text:p>
              </table:table-cell>
              <table:table-cell office:value-type="float" office:value="5417">
                <text:p>5417</text:p>
              </table:table-cell>
              <table:table-cell office:value-type="float" office:value="4546">
                <text:p>4546</text:p>
              </table:table-cell>
              <table:table-cell office:value-type="float" office:value="4372">
                <text:p>4372</text:p>
              </table:table-cell>
              <table:table-cell office:value-type="float" office:value="4000">
                <text:p>4000</text:p>
              </table:table-cell>
              <table:table-cell office:value-type="float" office:value="4882">
                <text:p>4882</text:p>
              </table:table-cell>
              <table:table-cell office:value-type="float" office:value="4768">
                <text:p>4768</text:p>
              </table:table-cell>
              <table:table-cell office:value-type="float" office:value="4582">
                <text:p>4582</text:p>
              </table:table-cell>
              <table:table-cell office:value-type="float" office:value="4924">
                <text:p>4924</text:p>
              </table:table-cell>
              <table:table-cell office:value-type="float" office:value="5011">
                <text:p>5011</text:p>
              </table:table-cell>
              <table:table-cell office:value-type="float" office:value="5508">
                <text:p>5508</text:p>
              </table:table-cell>
              <table:table-cell office:value-type="float" office:value="4892">
                <text:p>4892</text:p>
              </table:table-cell>
              <table:table-cell office:value-type="float" office:value="4867">
                <text:p>4867</text:p>
              </table:table-cell>
              <table:table-cell office:value-type="float" office:value="5023">
                <text:p>5023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90">
                <text:p>4790</text:p>
              </table:table-cell>
              <table:table-cell office:value-type="float" office:value="5271">
                <text:p>5271</text:p>
              </table:table-cell>
              <table:table-cell office:value-type="float" office:value="5405">
                <text:p>5405</text:p>
              </table:table-cell>
              <table:table-cell office:value-type="float" office:value="4585">
                <text:p>4585</text:p>
              </table:table-cell>
              <table:table-cell office:value-type="float" office:value="4777">
                <text:p>4777</text:p>
              </table:table-cell>
              <table:table-cell office:value-type="float" office:value="5039">
                <text:p>5039</text:p>
              </table:table-cell>
              <table:table-cell office:value-type="float" office:value="4546">
                <text:p>4546</text:p>
              </table:table-cell>
              <table:table-cell office:value-type="float" office:value="5061">
                <text:p>5061</text:p>
              </table:table-cell>
              <table:table-cell office:value-type="float" office:value="5049">
                <text:p>5049</text:p>
              </table:table-cell>
              <table:table-cell office:value-type="float" office:value="4916">
                <text:p>4916</text:p>
              </table:table-cell>
              <table:table-cell office:value-type="float" office:value="5181">
                <text:p>5181</text:p>
              </table:table-cell>
              <table:table-cell office:value-type="float" office:value="5128">
                <text:p>5128</text:p>
              </table:table-cell>
              <table:table-cell office:value-type="float" office:value="4907">
                <text:p>4907</text:p>
              </table:table-cell>
              <table:table-cell office:value-type="float" office:value="4777">
                <text:p>4777</text:p>
              </table:table-cell>
              <table:table-cell office:value-type="float" office:value="5203">
                <text:p>5203</text:p>
              </table:table-cell>
              <table:table-cell office:value-type="float" office:value="4582">
                <text:p>4582</text:p>
              </table:table-cell>
              <table:table-cell office:value-type="float" office:value="4775">
                <text:p>4775</text:p>
              </table:table-cell>
              <table:table-cell office:value-type="float" office:value="4546">
                <text:p>4546</text:p>
              </table:table-cell>
              <table:table-cell office:value-type="float" office:value="4372">
                <text:p>4372</text:p>
              </table:table-cell>
              <table:table-cell office:value-type="float" office:value="4000">
                <text:p>4000</text:p>
              </table:table-cell>
              <table:table-cell office:value-type="float" office:value="4882">
                <text:p>4882</text:p>
              </table:table-cell>
              <table:table-cell office:value-type="float" office:value="4671">
                <text:p>4671</text:p>
              </table:table-cell>
              <table:table-cell office:value-type="float" office:value="4582">
                <text:p>4582</text:p>
              </table:table-cell>
              <table:table-cell office:value-type="float" office:value="4924">
                <text:p>4924</text:p>
              </table:table-cell>
              <table:table-cell office:value-type="float" office:value="5011">
                <text:p>5011</text:p>
              </table:table-cell>
              <table:table-cell office:value-type="float" office:value="5508">
                <text:p>5508</text:p>
              </table:table-cell>
              <table:table-cell office:value-type="float" office:value="4892">
                <text:p>4892</text:p>
              </table:table-cell>
              <table:table-cell office:value-type="float" office:value="4867">
                <text:p>4867</text:p>
              </table:table-cell>
              <table:table-cell office:value-type="float" office:value="5023">
                <text:p>5023</text:p>
              </table:table-cell>
              <table:table-cell office:value-type="float" office:value="4421">
                <text:p>44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2.766cm" svg:height="12.704cm" xlink:href=".." xlink:type="simple" chart:class="chart:line" chart:style-name="ch1">
        <chart:title svg:x="15.241cm" svg:y="0.39cm" chart:style-name="ch2">
          <text:p>GSM2-272</text:p>
        </chart:title>
        <chart:subtitle svg:x="15.757cm" svg:y="1.449cm" chart:style-name="ch3">
          <text:p>|F|=34</text:p>
        </chart:subtitle>
        <chart:plot-area chart:style-name="ch4" table:cell-range-address="Hoja7.A1:Hoja7.AD26" svg:x="0.655cm" svg:y="2.412cm" svg:width="31.456cm" svg:height="10.038cm">
          <chartooo:coordinate-region svg:x="2.017cm" svg:y="2.611cm" svg:width="29.907cm" svg:height="9.19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7.A1:Hoja7.A26" chart:class="chart:line">
            <chart:data-point chart:repeated="26"/>
          </chart:series>
          <chart:series chart:style-name="ch8" chart:values-cell-range-address="Hoja7.B1:Hoja7.B26" chart:class="chart:line">
            <chart:data-point chart:repeated="26"/>
          </chart:series>
          <chart:series chart:style-name="ch9" chart:values-cell-range-address="Hoja7.C1:Hoja7.C26" chart:class="chart:line">
            <chart:data-point chart:repeated="26"/>
          </chart:series>
          <chart:series chart:style-name="ch10" chart:values-cell-range-address="Hoja7.D1:Hoja7.D26" chart:class="chart:line">
            <chart:data-point chart:repeated="26"/>
          </chart:series>
          <chart:series chart:style-name="ch11" chart:values-cell-range-address="Hoja7.E1:Hoja7.E26" chart:class="chart:line">
            <chart:data-point chart:repeated="26"/>
          </chart:series>
          <chart:series chart:style-name="ch12" chart:values-cell-range-address="Hoja7.F1:Hoja7.F26" chart:class="chart:line">
            <chart:data-point chart:repeated="26"/>
          </chart:series>
          <chart:series chart:style-name="ch13" chart:values-cell-range-address="Hoja7.G1:Hoja7.G26" chart:class="chart:line">
            <chart:data-point chart:repeated="26"/>
          </chart:series>
          <chart:series chart:style-name="ch14" chart:values-cell-range-address="Hoja7.H1:Hoja7.H26" chart:class="chart:line">
            <chart:data-point chart:repeated="26"/>
          </chart:series>
          <chart:series chart:style-name="ch15" chart:values-cell-range-address="Hoja7.I1:Hoja7.I26" chart:class="chart:line">
            <chart:data-point chart:repeated="26"/>
          </chart:series>
          <chart:series chart:style-name="ch16" chart:values-cell-range-address="Hoja7.J1:Hoja7.J26" chart:class="chart:line">
            <chart:data-point chart:repeated="26"/>
          </chart:series>
          <chart:series chart:style-name="ch17" chart:values-cell-range-address="Hoja7.K1:Hoja7.K26" chart:class="chart:line">
            <chart:data-point chart:repeated="26"/>
          </chart:series>
          <chart:series chart:style-name="ch18" chart:values-cell-range-address="Hoja7.L1:Hoja7.L26" chart:class="chart:line">
            <chart:data-point chart:repeated="26"/>
          </chart:series>
          <chart:series chart:style-name="ch19" chart:values-cell-range-address="Hoja7.M1:Hoja7.M26" chart:class="chart:line">
            <chart:data-point chart:repeated="26"/>
          </chart:series>
          <chart:series chart:style-name="ch20" chart:values-cell-range-address="Hoja7.N1:Hoja7.N26" chart:class="chart:line">
            <chart:data-point chart:repeated="26"/>
          </chart:series>
          <chart:series chart:style-name="ch21" chart:values-cell-range-address="Hoja7.O1:Hoja7.O26" chart:class="chart:line">
            <chart:data-point chart:repeated="26"/>
          </chart:series>
          <chart:series chart:style-name="ch10" chart:values-cell-range-address="Hoja7.P1:Hoja7.P26" chart:class="chart:line">
            <chart:data-point chart:repeated="26"/>
          </chart:series>
          <chart:series chart:style-name="ch11" chart:values-cell-range-address="Hoja7.Q1:Hoja7.Q26" chart:class="chart:line">
            <chart:data-point chart:repeated="26"/>
          </chart:series>
          <chart:series chart:style-name="ch12" chart:values-cell-range-address="Hoja7.R1:Hoja7.R26" chart:class="chart:line">
            <chart:data-point chart:repeated="26"/>
          </chart:series>
          <chart:series chart:style-name="ch13" chart:values-cell-range-address="Hoja7.S1:Hoja7.S26" chart:class="chart:line">
            <chart:data-point chart:repeated="26"/>
          </chart:series>
          <chart:series chart:style-name="ch14" chart:values-cell-range-address="Hoja7.T1:Hoja7.T26" chart:class="chart:line">
            <chart:data-point chart:repeated="26"/>
          </chart:series>
          <chart:series chart:style-name="ch15" chart:values-cell-range-address="Hoja7.U1:Hoja7.U26" chart:class="chart:line">
            <chart:data-point chart:repeated="26"/>
          </chart:series>
          <chart:series chart:style-name="ch16" chart:values-cell-range-address="Hoja7.V1:Hoja7.V26" chart:class="chart:line">
            <chart:data-point chart:repeated="26"/>
          </chart:series>
          <chart:series chart:style-name="ch17" chart:values-cell-range-address="Hoja7.W1:Hoja7.W26" chart:class="chart:line">
            <chart:data-point chart:repeated="26"/>
          </chart:series>
          <chart:series chart:style-name="ch18" chart:values-cell-range-address="Hoja7.X1:Hoja7.X26" chart:class="chart:line">
            <chart:data-point chart:repeated="26"/>
          </chart:series>
          <chart:series chart:style-name="ch19" chart:values-cell-range-address="Hoja7.Y1:Hoja7.Y26" chart:class="chart:line">
            <chart:data-point chart:repeated="26"/>
          </chart:series>
          <chart:series chart:style-name="ch20" chart:values-cell-range-address="Hoja7.Z1:Hoja7.Z26" chart:class="chart:line">
            <chart:data-point chart:repeated="26"/>
          </chart:series>
          <chart:series chart:style-name="ch21" chart:values-cell-range-address="Hoja7.AA1:Hoja7.AA26" chart:class="chart:line">
            <chart:data-point chart:repeated="26"/>
          </chart:series>
          <chart:series chart:style-name="ch10" chart:values-cell-range-address="Hoja7.AB1:Hoja7.AB26" chart:class="chart:line">
            <chart:data-point chart:repeated="26"/>
          </chart:series>
          <chart:series chart:style-name="ch11" chart:values-cell-range-address="Hoja7.AC1:Hoja7.AC26" chart:class="chart:line">
            <chart:data-point chart:repeated="26"/>
          </chart:series>
          <chart:series chart:style-name="ch12" chart:values-cell-range-address="Hoja7.AD1:Hoja7.AD26" chart:class="chart:line">
            <chart:data-point chart:repeated="2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336">
                <text:p>109336</text:p>
                <draw:g>
                  <svg:desc>Hoja7.A1:Hoja7.A26</svg:desc>
                </draw:g>
              </table:table-cell>
              <table:table-cell office:value-type="float" office:value="104533">
                <text:p>104533</text:p>
                <draw:g>
                  <svg:desc>Hoja7.B1:Hoja7.B26</svg:desc>
                </draw:g>
              </table:table-cell>
              <table:table-cell office:value-type="float" office:value="96525">
                <text:p>96525</text:p>
                <draw:g>
                  <svg:desc>Hoja7.C1:Hoja7.C26</svg:desc>
                </draw:g>
              </table:table-cell>
              <table:table-cell office:value-type="float" office:value="105634">
                <text:p>105634</text:p>
                <draw:g>
                  <svg:desc>Hoja7.D1:Hoja7.D26</svg:desc>
                </draw:g>
              </table:table-cell>
              <table:table-cell office:value-type="float" office:value="105757">
                <text:p>105757</text:p>
                <draw:g>
                  <svg:desc>Hoja7.E1:Hoja7.E26</svg:desc>
                </draw:g>
              </table:table-cell>
              <table:table-cell office:value-type="float" office:value="107779">
                <text:p>107779</text:p>
                <draw:g>
                  <svg:desc>Hoja7.F1:Hoja7.F26</svg:desc>
                </draw:g>
              </table:table-cell>
              <table:table-cell office:value-type="float" office:value="100744">
                <text:p>100744</text:p>
                <draw:g>
                  <svg:desc>Hoja7.G1:Hoja7.G26</svg:desc>
                </draw:g>
              </table:table-cell>
              <table:table-cell office:value-type="float" office:value="108218">
                <text:p>108218</text:p>
                <draw:g>
                  <svg:desc>Hoja7.H1:Hoja7.H26</svg:desc>
                </draw:g>
              </table:table-cell>
              <table:table-cell office:value-type="float" office:value="98980">
                <text:p>98980</text:p>
                <draw:g>
                  <svg:desc>Hoja7.I1:Hoja7.I26</svg:desc>
                </draw:g>
              </table:table-cell>
              <table:table-cell office:value-type="float" office:value="96645">
                <text:p>96645</text:p>
                <draw:g>
                  <svg:desc>Hoja7.J1:Hoja7.J26</svg:desc>
                </draw:g>
              </table:table-cell>
              <table:table-cell office:value-type="float" office:value="97526">
                <text:p>97526</text:p>
                <draw:g>
                  <svg:desc>Hoja7.K1:Hoja7.K26</svg:desc>
                </draw:g>
              </table:table-cell>
              <table:table-cell office:value-type="float" office:value="99876">
                <text:p>99876</text:p>
                <draw:g>
                  <svg:desc>Hoja7.L1:Hoja7.L26</svg:desc>
                </draw:g>
              </table:table-cell>
              <table:table-cell office:value-type="float" office:value="91681">
                <text:p>91681</text:p>
                <draw:g>
                  <svg:desc>Hoja7.M1:Hoja7.M26</svg:desc>
                </draw:g>
              </table:table-cell>
              <table:table-cell office:value-type="float" office:value="122261">
                <text:p>122261</text:p>
                <draw:g>
                  <svg:desc>Hoja7.N1:Hoja7.N26</svg:desc>
                </draw:g>
              </table:table-cell>
              <table:table-cell office:value-type="float" office:value="122333">
                <text:p>122333</text:p>
                <draw:g>
                  <svg:desc>Hoja7.O1:Hoja7.O26</svg:desc>
                </draw:g>
              </table:table-cell>
              <table:table-cell office:value-type="float" office:value="104329">
                <text:p>104329</text:p>
                <draw:g>
                  <svg:desc>Hoja7.P1:Hoja7.P26</svg:desc>
                </draw:g>
              </table:table-cell>
              <table:table-cell office:value-type="float" office:value="93693">
                <text:p>93693</text:p>
                <draw:g>
                  <svg:desc>Hoja7.Q1:Hoja7.Q26</svg:desc>
                </draw:g>
              </table:table-cell>
              <table:table-cell office:value-type="float" office:value="105549">
                <text:p>105549</text:p>
                <draw:g>
                  <svg:desc>Hoja7.R1:Hoja7.R26</svg:desc>
                </draw:g>
              </table:table-cell>
              <table:table-cell office:value-type="float" office:value="105878">
                <text:p>105878</text:p>
                <draw:g>
                  <svg:desc>Hoja7.S1:Hoja7.S26</svg:desc>
                </draw:g>
              </table:table-cell>
              <table:table-cell office:value-type="float" office:value="96420">
                <text:p>96420</text:p>
                <draw:g>
                  <svg:desc>Hoja7.T1:Hoja7.T26</svg:desc>
                </draw:g>
              </table:table-cell>
              <table:table-cell office:value-type="float" office:value="99851">
                <text:p>99851</text:p>
                <draw:g>
                  <svg:desc>Hoja7.U1:Hoja7.U26</svg:desc>
                </draw:g>
              </table:table-cell>
              <table:table-cell office:value-type="float" office:value="115828">
                <text:p>115828</text:p>
                <draw:g>
                  <svg:desc>Hoja7.V1:Hoja7.V26</svg:desc>
                </draw:g>
              </table:table-cell>
              <table:table-cell office:value-type="float" office:value="111267">
                <text:p>111267</text:p>
                <draw:g>
                  <svg:desc>Hoja7.W1:Hoja7.W26</svg:desc>
                </draw:g>
              </table:table-cell>
              <table:table-cell office:value-type="float" office:value="107512">
                <text:p>107512</text:p>
                <draw:g>
                  <svg:desc>Hoja7.X1:Hoja7.X26</svg:desc>
                </draw:g>
              </table:table-cell>
              <table:table-cell office:value-type="float" office:value="98379">
                <text:p>98379</text:p>
                <draw:g>
                  <svg:desc>Hoja7.Y1:Hoja7.Y26</svg:desc>
                </draw:g>
              </table:table-cell>
              <table:table-cell office:value-type="float" office:value="101827">
                <text:p>101827</text:p>
                <draw:g>
                  <svg:desc>Hoja7.Z1:Hoja7.Z26</svg:desc>
                </draw:g>
              </table:table-cell>
              <table:table-cell office:value-type="float" office:value="104261">
                <text:p>104261</text:p>
                <draw:g>
                  <svg:desc>Hoja7.AA1:Hoja7.AA26</svg:desc>
                </draw:g>
              </table:table-cell>
              <table:table-cell office:value-type="float" office:value="98774">
                <text:p>98774</text:p>
                <draw:g>
                  <svg:desc>Hoja7.AB1:Hoja7.AB26</svg:desc>
                </draw:g>
              </table:table-cell>
              <table:table-cell office:value-type="float" office:value="106496">
                <text:p>106496</text:p>
                <draw:g>
                  <svg:desc>Hoja7.AC1:Hoja7.AC26</svg:desc>
                </draw:g>
              </table:table-cell>
              <table:table-cell office:value-type="float" office:value="124384">
                <text:p>124384</text:p>
                <draw:g>
                  <svg:desc>Hoja7.AD1:Hoja7.A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138">
                <text:p>107138</text:p>
              </table:table-cell>
              <table:table-cell office:value-type="float" office:value="100491">
                <text:p>100491</text:p>
              </table:table-cell>
              <table:table-cell office:value-type="float" office:value="92918">
                <text:p>92918</text:p>
              </table:table-cell>
              <table:table-cell office:value-type="float" office:value="98182">
                <text:p>98182</text:p>
              </table:table-cell>
              <table:table-cell office:value-type="float" office:value="96574">
                <text:p>96574</text:p>
              </table:table-cell>
              <table:table-cell office:value-type="float" office:value="96402">
                <text:p>96402</text:p>
              </table:table-cell>
              <table:table-cell office:value-type="float" office:value="99993">
                <text:p>99993</text:p>
              </table:table-cell>
              <table:table-cell office:value-type="float" office:value="107542">
                <text:p>107542</text:p>
              </table:table-cell>
              <table:table-cell office:value-type="float" office:value="89475">
                <text:p>89475</text:p>
              </table:table-cell>
              <table:table-cell office:value-type="float" office:value="95587">
                <text:p>95587</text:p>
              </table:table-cell>
              <table:table-cell office:value-type="float" office:value="88011">
                <text:p>88011</text:p>
              </table:table-cell>
              <table:table-cell office:value-type="float" office:value="96287">
                <text:p>96287</text:p>
              </table:table-cell>
              <table:table-cell office:value-type="float" office:value="91681">
                <text:p>91681</text:p>
              </table:table-cell>
              <table:table-cell office:value-type="float" office:value="118059">
                <text:p>118059</text:p>
              </table:table-cell>
              <table:table-cell office:value-type="float" office:value="122333">
                <text:p>122333</text:p>
              </table:table-cell>
              <table:table-cell office:value-type="float" office:value="104329">
                <text:p>104329</text:p>
              </table:table-cell>
              <table:table-cell office:value-type="float" office:value="88689">
                <text:p>88689</text:p>
              </table:table-cell>
              <table:table-cell office:value-type="float" office:value="105549">
                <text:p>105549</text:p>
              </table:table-cell>
              <table:table-cell office:value-type="float" office:value="103211">
                <text:p>103211</text:p>
              </table:table-cell>
              <table:table-cell office:value-type="float" office:value="96420">
                <text:p>96420</text:p>
              </table:table-cell>
              <table:table-cell office:value-type="float" office:value="93837">
                <text:p>93837</text:p>
              </table:table-cell>
              <table:table-cell office:value-type="float" office:value="101421">
                <text:p>101421</text:p>
              </table:table-cell>
              <table:table-cell office:value-type="float" office:value="106912">
                <text:p>106912</text:p>
              </table:table-cell>
              <table:table-cell office:value-type="float" office:value="91971">
                <text:p>91971</text:p>
              </table:table-cell>
              <table:table-cell office:value-type="float" office:value="97621">
                <text:p>97621</text:p>
              </table:table-cell>
              <table:table-cell office:value-type="float" office:value="94933">
                <text:p>94933</text:p>
              </table:table-cell>
              <table:table-cell office:value-type="float" office:value="104261">
                <text:p>104261</text:p>
              </table:table-cell>
              <table:table-cell office:value-type="float" office:value="94570">
                <text:p>94570</text:p>
              </table:table-cell>
              <table:table-cell office:value-type="float" office:value="105162">
                <text:p>105162</text:p>
              </table:table-cell>
              <table:table-cell office:value-type="float" office:value="124384">
                <text:p>124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180">
                <text:p>100180</text:p>
              </table:table-cell>
              <table:table-cell office:value-type="float" office:value="96268">
                <text:p>96268</text:p>
              </table:table-cell>
              <table:table-cell office:value-type="float" office:value="92918">
                <text:p>92918</text:p>
              </table:table-cell>
              <table:table-cell office:value-type="float" office:value="94550">
                <text:p>94550</text:p>
              </table:table-cell>
              <table:table-cell office:value-type="float" office:value="93235">
                <text:p>93235</text:p>
              </table:table-cell>
              <table:table-cell office:value-type="float" office:value="89421">
                <text:p>89421</text:p>
              </table:table-cell>
              <table:table-cell office:value-type="float" office:value="92853">
                <text:p>92853</text:p>
              </table:table-cell>
              <table:table-cell office:value-type="float" office:value="106805">
                <text:p>106805</text:p>
              </table:table-cell>
              <table:table-cell office:value-type="float" office:value="89475">
                <text:p>89475</text:p>
              </table:table-cell>
              <table:table-cell office:value-type="float" office:value="95587">
                <text:p>95587</text:p>
              </table:table-cell>
              <table:table-cell office:value-type="float" office:value="85447">
                <text:p>85447</text:p>
              </table:table-cell>
              <table:table-cell office:value-type="float" office:value="96287">
                <text:p>96287</text:p>
              </table:table-cell>
              <table:table-cell office:value-type="float" office:value="91681">
                <text:p>91681</text:p>
              </table:table-cell>
              <table:table-cell office:value-type="float" office:value="118059">
                <text:p>118059</text:p>
              </table:table-cell>
              <table:table-cell office:value-type="float" office:value="122333">
                <text:p>122333</text:p>
              </table:table-cell>
              <table:table-cell office:value-type="float" office:value="98866">
                <text:p>98866</text:p>
              </table:table-cell>
              <table:table-cell office:value-type="float" office:value="86019">
                <text:p>86019</text:p>
              </table:table-cell>
              <table:table-cell office:value-type="float" office:value="105549">
                <text:p>105549</text:p>
              </table:table-cell>
              <table:table-cell office:value-type="float" office:value="96671">
                <text:p>96671</text:p>
              </table:table-cell>
              <table:table-cell office:value-type="float" office:value="95186">
                <text:p>95186</text:p>
              </table:table-cell>
              <table:table-cell office:value-type="float" office:value="91290">
                <text:p>91290</text:p>
              </table:table-cell>
              <table:table-cell office:value-type="float" office:value="91623">
                <text:p>91623</text:p>
              </table:table-cell>
              <table:table-cell office:value-type="float" office:value="106912">
                <text:p>106912</text:p>
              </table:table-cell>
              <table:table-cell office:value-type="float" office:value="91123">
                <text:p>91123</text:p>
              </table:table-cell>
              <table:table-cell office:value-type="float" office:value="96107">
                <text:p>96107</text:p>
              </table:table-cell>
              <table:table-cell office:value-type="float" office:value="91339">
                <text:p>91339</text:p>
              </table:table-cell>
              <table:table-cell office:value-type="float" office:value="104261">
                <text:p>104261</text:p>
              </table:table-cell>
              <table:table-cell office:value-type="float" office:value="91331">
                <text:p>91331</text:p>
              </table:table-cell>
              <table:table-cell office:value-type="float" office:value="105162">
                <text:p>105162</text:p>
              </table:table-cell>
              <table:table-cell office:value-type="float" office:value="124384">
                <text:p>124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635">
                <text:p>91635</text:p>
              </table:table-cell>
              <table:table-cell office:value-type="float" office:value="94932">
                <text:p>94932</text:p>
              </table:table-cell>
              <table:table-cell office:value-type="float" office:value="92918">
                <text:p>92918</text:p>
              </table:table-cell>
              <table:table-cell office:value-type="float" office:value="94175">
                <text:p>94175</text:p>
              </table:table-cell>
              <table:table-cell office:value-type="float" office:value="93235">
                <text:p>93235</text:p>
              </table:table-cell>
              <table:table-cell office:value-type="float" office:value="85800">
                <text:p>85800</text:p>
              </table:table-cell>
              <table:table-cell office:value-type="float" office:value="92454">
                <text:p>92454</text:p>
              </table:table-cell>
              <table:table-cell office:value-type="float" office:value="106805">
                <text:p>106805</text:p>
              </table:table-cell>
              <table:table-cell office:value-type="float" office:value="86860">
                <text:p>86860</text:p>
              </table:table-cell>
              <table:table-cell office:value-type="float" office:value="95587">
                <text:p>95587</text:p>
              </table:table-cell>
              <table:table-cell office:value-type="float" office:value="85447">
                <text:p>85447</text:p>
              </table:table-cell>
              <table:table-cell office:value-type="float" office:value="91713">
                <text:p>91713</text:p>
              </table:table-cell>
              <table:table-cell office:value-type="float" office:value="91139">
                <text:p>91139</text:p>
              </table:table-cell>
              <table:table-cell office:value-type="float" office:value="118059">
                <text:p>118059</text:p>
              </table:table-cell>
              <table:table-cell office:value-type="float" office:value="122333">
                <text:p>122333</text:p>
              </table:table-cell>
              <table:table-cell office:value-type="float" office:value="97100">
                <text:p>97100</text:p>
              </table:table-cell>
              <table:table-cell office:value-type="float" office:value="83409">
                <text:p>83409</text:p>
              </table:table-cell>
              <table:table-cell office:value-type="float" office:value="105549">
                <text:p>105549</text:p>
              </table:table-cell>
              <table:table-cell office:value-type="float" office:value="96671">
                <text:p>96671</text:p>
              </table:table-cell>
              <table:table-cell office:value-type="float" office:value="93333">
                <text:p>93333</text:p>
              </table:table-cell>
              <table:table-cell office:value-type="float" office:value="91290">
                <text:p>91290</text:p>
              </table:table-cell>
              <table:table-cell office:value-type="float" office:value="91623">
                <text:p>91623</text:p>
              </table:table-cell>
              <table:table-cell office:value-type="float" office:value="106912">
                <text:p>106912</text:p>
              </table:table-cell>
              <table:table-cell office:value-type="float" office:value="91123">
                <text:p>91123</text:p>
              </table:table-cell>
              <table:table-cell office:value-type="float" office:value="93547">
                <text:p>93547</text:p>
              </table:table-cell>
              <table:table-cell office:value-type="float" office:value="90965">
                <text:p>90965</text:p>
              </table:table-cell>
              <table:table-cell office:value-type="float" office:value="104261">
                <text:p>104261</text:p>
              </table:table-cell>
              <table:table-cell office:value-type="float" office:value="91331">
                <text:p>91331</text:p>
              </table:table-cell>
              <table:table-cell office:value-type="float" office:value="92010">
                <text:p>92010</text:p>
              </table:table-cell>
              <table:table-cell office:value-type="float" office:value="124384">
                <text:p>124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581">
                <text:p>89581</text:p>
              </table:table-cell>
              <table:table-cell office:value-type="float" office:value="94932">
                <text:p>94932</text:p>
              </table:table-cell>
              <table:table-cell office:value-type="float" office:value="92918">
                <text:p>92918</text:p>
              </table:table-cell>
              <table:table-cell office:value-type="float" office:value="91021">
                <text:p>91021</text:p>
              </table:table-cell>
              <table:table-cell office:value-type="float" office:value="91350">
                <text:p>91350</text:p>
              </table:table-cell>
              <table:table-cell office:value-type="float" office:value="85800">
                <text:p>85800</text:p>
              </table:table-cell>
              <table:table-cell office:value-type="float" office:value="91125">
                <text:p>91125</text:p>
              </table:table-cell>
              <table:table-cell office:value-type="float" office:value="106805">
                <text:p>106805</text:p>
              </table:table-cell>
              <table:table-cell office:value-type="float" office:value="86216">
                <text:p>86216</text:p>
              </table:table-cell>
              <table:table-cell office:value-type="float" office:value="95587">
                <text:p>95587</text:p>
              </table:table-cell>
              <table:table-cell office:value-type="float" office:value="85447">
                <text:p>85447</text:p>
              </table:table-cell>
              <table:table-cell office:value-type="float" office:value="85629">
                <text:p>85629</text:p>
              </table:table-cell>
              <table:table-cell office:value-type="float" office:value="91139">
                <text:p>91139</text:p>
              </table:table-cell>
              <table:table-cell office:value-type="float" office:value="118059">
                <text:p>118059</text:p>
              </table:table-cell>
              <table:table-cell office:value-type="float" office:value="122333">
                <text:p>122333</text:p>
              </table:table-cell>
              <table:table-cell office:value-type="float" office:value="96284">
                <text:p>96284</text:p>
              </table:table-cell>
              <table:table-cell office:value-type="float" office:value="83409">
                <text:p>83409</text:p>
              </table:table-cell>
              <table:table-cell office:value-type="float" office:value="105549">
                <text:p>105549</text:p>
              </table:table-cell>
              <table:table-cell office:value-type="float" office:value="90358">
                <text:p>90358</text:p>
              </table:table-cell>
              <table:table-cell office:value-type="float" office:value="89112">
                <text:p>89112</text:p>
              </table:table-cell>
              <table:table-cell office:value-type="float" office:value="90888">
                <text:p>90888</text:p>
              </table:table-cell>
              <table:table-cell office:value-type="float" office:value="89604">
                <text:p>89604</text:p>
              </table:table-cell>
              <table:table-cell office:value-type="float" office:value="106912">
                <text:p>106912</text:p>
              </table:table-cell>
              <table:table-cell office:value-type="float" office:value="91123">
                <text:p>91123</text:p>
              </table:table-cell>
              <table:table-cell office:value-type="float" office:value="84588">
                <text:p>84588</text:p>
              </table:table-cell>
              <table:table-cell office:value-type="float" office:value="90965">
                <text:p>90965</text:p>
              </table:table-cell>
              <table:table-cell office:value-type="float" office:value="104261">
                <text:p>104261</text:p>
              </table:table-cell>
              <table:table-cell office:value-type="float" office:value="91331">
                <text:p>91331</text:p>
              </table:table-cell>
              <table:table-cell office:value-type="float" office:value="90349">
                <text:p>90349</text:p>
              </table:table-cell>
              <table:table-cell office:value-type="float" office:value="124384">
                <text:p>124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581">
                <text:p>89581</text:p>
              </table:table-cell>
              <table:table-cell office:value-type="float" office:value="90549">
                <text:p>90549</text:p>
              </table:table-cell>
              <table:table-cell office:value-type="float" office:value="92448">
                <text:p>92448</text:p>
              </table:table-cell>
              <table:table-cell office:value-type="float" office:value="90102">
                <text:p>90102</text:p>
              </table:table-cell>
              <table:table-cell office:value-type="float" office:value="88732">
                <text:p>88732</text:p>
              </table:table-cell>
              <table:table-cell office:value-type="float" office:value="85800">
                <text:p>85800</text:p>
              </table:table-cell>
              <table:table-cell office:value-type="float" office:value="89941">
                <text:p>89941</text:p>
              </table:table-cell>
              <table:table-cell office:value-type="float" office:value="102792">
                <text:p>102792</text:p>
              </table:table-cell>
              <table:table-cell office:value-type="float" office:value="85610">
                <text:p>85610</text:p>
              </table:table-cell>
              <table:table-cell office:value-type="float" office:value="94888">
                <text:p>94888</text:p>
              </table:table-cell>
              <table:table-cell office:value-type="float" office:value="85447">
                <text:p>85447</text:p>
              </table:table-cell>
              <table:table-cell office:value-type="float" office:value="84274">
                <text:p>84274</text:p>
              </table:table-cell>
              <table:table-cell office:value-type="float" office:value="91139">
                <text:p>91139</text:p>
              </table:table-cell>
              <table:table-cell office:value-type="float" office:value="118059">
                <text:p>118059</text:p>
              </table:table-cell>
              <table:table-cell office:value-type="float" office:value="122333">
                <text:p>122333</text:p>
              </table:table-cell>
              <table:table-cell office:value-type="float" office:value="95822">
                <text:p>95822</text:p>
              </table:table-cell>
              <table:table-cell office:value-type="float" office:value="82255">
                <text:p>82255</text:p>
              </table:table-cell>
              <table:table-cell office:value-type="float" office:value="105549">
                <text:p>105549</text:p>
              </table:table-cell>
              <table:table-cell office:value-type="float" office:value="89408">
                <text:p>89408</text:p>
              </table:table-cell>
              <table:table-cell office:value-type="float" office:value="85740">
                <text:p>85740</text:p>
              </table:table-cell>
              <table:table-cell office:value-type="float" office:value="90787">
                <text:p>90787</text:p>
              </table:table-cell>
              <table:table-cell office:value-type="float" office:value="88412">
                <text:p>88412</text:p>
              </table:table-cell>
              <table:table-cell office:value-type="float" office:value="106912">
                <text:p>106912</text:p>
              </table:table-cell>
              <table:table-cell office:value-type="float" office:value="91123">
                <text:p>91123</text:p>
              </table:table-cell>
              <table:table-cell office:value-type="float" office:value="84588">
                <text:p>84588</text:p>
              </table:table-cell>
              <table:table-cell office:value-type="float" office:value="88586">
                <text:p>88586</text:p>
              </table:table-cell>
              <table:table-cell office:value-type="float" office:value="104261">
                <text:p>104261</text:p>
              </table:table-cell>
              <table:table-cell office:value-type="float" office:value="91331">
                <text:p>91331</text:p>
              </table:table-cell>
              <table:table-cell office:value-type="float" office:value="81271">
                <text:p>81271</text:p>
              </table:table-cell>
              <table:table-cell office:value-type="float" office:value="124384">
                <text:p>124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581">
                <text:p>89581</text:p>
              </table:table-cell>
              <table:table-cell office:value-type="float" office:value="90549">
                <text:p>90549</text:p>
              </table:table-cell>
              <table:table-cell office:value-type="float" office:value="89248">
                <text:p>89248</text:p>
              </table:table-cell>
              <table:table-cell office:value-type="float" office:value="83475">
                <text:p>83475</text:p>
              </table:table-cell>
              <table:table-cell office:value-type="float" office:value="88732">
                <text:p>88732</text:p>
              </table:table-cell>
              <table:table-cell office:value-type="float" office:value="85800">
                <text:p>85800</text:p>
              </table:table-cell>
              <table:table-cell office:value-type="float" office:value="88311">
                <text:p>88311</text:p>
              </table:table-cell>
              <table:table-cell office:value-type="float" office:value="100350">
                <text:p>100350</text:p>
              </table:table-cell>
              <table:table-cell office:value-type="float" office:value="85610">
                <text:p>85610</text:p>
              </table:table-cell>
              <table:table-cell office:value-type="float" office:value="94262">
                <text:p>94262</text:p>
              </table:table-cell>
              <table:table-cell office:value-type="float" office:value="85447">
                <text:p>85447</text:p>
              </table:table-cell>
              <table:table-cell office:value-type="float" office:value="83031">
                <text:p>83031</text:p>
              </table:table-cell>
              <table:table-cell office:value-type="float" office:value="90008">
                <text:p>90008</text:p>
              </table:table-cell>
              <table:table-cell office:value-type="float" office:value="118059">
                <text:p>118059</text:p>
              </table:table-cell>
              <table:table-cell office:value-type="float" office:value="122333">
                <text:p>122333</text:p>
              </table:table-cell>
              <table:table-cell office:value-type="float" office:value="95131">
                <text:p>95131</text:p>
              </table:table-cell>
              <table:table-cell office:value-type="float" office:value="82255">
                <text:p>82255</text:p>
              </table:table-cell>
              <table:table-cell office:value-type="float" office:value="105549">
                <text:p>105549</text:p>
              </table:table-cell>
              <table:table-cell office:value-type="float" office:value="87276">
                <text:p>87276</text:p>
              </table:table-cell>
              <table:table-cell office:value-type="float" office:value="85740">
                <text:p>85740</text:p>
              </table:table-cell>
              <table:table-cell office:value-type="float" office:value="90787">
                <text:p>90787</text:p>
              </table:table-cell>
              <table:table-cell office:value-type="float" office:value="86541">
                <text:p>86541</text:p>
              </table:table-cell>
              <table:table-cell office:value-type="float" office:value="106912">
                <text:p>106912</text:p>
              </table:table-cell>
              <table:table-cell office:value-type="float" office:value="91123">
                <text:p>91123</text:p>
              </table:table-cell>
              <table:table-cell office:value-type="float" office:value="84588">
                <text:p>84588</text:p>
              </table:table-cell>
              <table:table-cell office:value-type="float" office:value="87795">
                <text:p>87795</text:p>
              </table:table-cell>
              <table:table-cell office:value-type="float" office:value="104261">
                <text:p>104261</text:p>
              </table:table-cell>
              <table:table-cell office:value-type="float" office:value="91331">
                <text:p>91331</text:p>
              </table:table-cell>
              <table:table-cell office:value-type="float" office:value="81271">
                <text:p>81271</text:p>
              </table:table-cell>
              <table:table-cell office:value-type="float" office:value="124384">
                <text:p>124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581">
                <text:p>89581</text:p>
              </table:table-cell>
              <table:table-cell office:value-type="float" office:value="90549">
                <text:p>90549</text:p>
              </table:table-cell>
              <table:table-cell office:value-type="float" office:value="89248">
                <text:p>89248</text:p>
              </table:table-cell>
              <table:table-cell office:value-type="float" office:value="80496">
                <text:p>80496</text:p>
              </table:table-cell>
              <table:table-cell office:value-type="float" office:value="88732">
                <text:p>88732</text:p>
              </table:table-cell>
              <table:table-cell office:value-type="float" office:value="85800">
                <text:p>85800</text:p>
              </table:table-cell>
              <table:table-cell office:value-type="float" office:value="88311">
                <text:p>88311</text:p>
              </table:table-cell>
              <table:table-cell office:value-type="float" office:value="100350">
                <text:p>100350</text:p>
              </table:table-cell>
              <table:table-cell office:value-type="float" office:value="85610">
                <text:p>85610</text:p>
              </table:table-cell>
              <table:table-cell office:value-type="float" office:value="90875">
                <text:p>90875</text:p>
              </table:table-cell>
              <table:table-cell office:value-type="float" office:value="85447">
                <text:p>85447</text:p>
              </table:table-cell>
              <table:table-cell office:value-type="float" office:value="81208">
                <text:p>81208</text:p>
              </table:table-cell>
              <table:table-cell office:value-type="float" office:value="90008">
                <text:p>90008</text:p>
              </table:table-cell>
              <table:table-cell office:value-type="float" office:value="118059">
                <text:p>118059</text:p>
              </table:table-cell>
              <table:table-cell office:value-type="float" office:value="122333">
                <text:p>122333</text:p>
              </table:table-cell>
              <table:table-cell office:value-type="float" office:value="94531">
                <text:p>94531</text:p>
              </table:table-cell>
              <table:table-cell office:value-type="float" office:value="80449">
                <text:p>80449</text:p>
              </table:table-cell>
              <table:table-cell office:value-type="float" office:value="105549">
                <text:p>105549</text:p>
              </table:table-cell>
              <table:table-cell office:value-type="float" office:value="86859">
                <text:p>86859</text:p>
              </table:table-cell>
              <table:table-cell office:value-type="float" office:value="85740">
                <text:p>85740</text:p>
              </table:table-cell>
              <table:table-cell office:value-type="float" office:value="90787">
                <text:p>90787</text:p>
              </table:table-cell>
              <table:table-cell office:value-type="float" office:value="86541">
                <text:p>86541</text:p>
              </table:table-cell>
              <table:table-cell office:value-type="float" office:value="106912">
                <text:p>106912</text:p>
              </table:table-cell>
              <table:table-cell office:value-type="float" office:value="91123">
                <text:p>91123</text:p>
              </table:table-cell>
              <table:table-cell office:value-type="float" office:value="84588">
                <text:p>84588</text:p>
              </table:table-cell>
              <table:table-cell office:value-type="float" office:value="87575">
                <text:p>87575</text:p>
              </table:table-cell>
              <table:table-cell office:value-type="float" office:value="104261">
                <text:p>104261</text:p>
              </table:table-cell>
              <table:table-cell office:value-type="float" office:value="91331">
                <text:p>91331</text:p>
              </table:table-cell>
              <table:table-cell office:value-type="float" office:value="81271">
                <text:p>81271</text:p>
              </table:table-cell>
              <table:table-cell office:value-type="float" office:value="124384">
                <text:p>1243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453">
                <text:p>87453</text:p>
              </table:table-cell>
              <table:table-cell office:value-type="float" office:value="90549">
                <text:p>90549</text:p>
              </table:table-cell>
              <table:table-cell office:value-type="float" office:value="89248">
                <text:p>89248</text:p>
              </table:table-cell>
              <table:table-cell office:value-type="float" office:value="80496">
                <text:p>80496</text:p>
              </table:table-cell>
              <table:table-cell office:value-type="float" office:value="88732">
                <text:p>88732</text:p>
              </table:table-cell>
              <table:table-cell office:value-type="float" office:value="85540">
                <text:p>85540</text:p>
              </table:table-cell>
              <table:table-cell office:value-type="float" office:value="88311">
                <text:p>88311</text:p>
              </table:table-cell>
              <table:table-cell office:value-type="float" office:value="99116">
                <text:p>99116</text:p>
              </table:table-cell>
              <table:table-cell office:value-type="float" office:value="85610">
                <text:p>85610</text:p>
              </table:table-cell>
              <table:table-cell office:value-type="float" office:value="90875">
                <text:p>90875</text:p>
              </table:table-cell>
              <table:table-cell office:value-type="float" office:value="85447">
                <text:p>85447</text:p>
              </table:table-cell>
              <table:table-cell office:value-type="float" office:value="80289">
                <text:p>80289</text:p>
              </table:table-cell>
              <table:table-cell office:value-type="float" office:value="90008">
                <text:p>90008</text:p>
              </table:table-cell>
              <table:table-cell office:value-type="float" office:value="118059">
                <text:p>118059</text:p>
              </table:table-cell>
              <table:table-cell office:value-type="float" office:value="122333">
                <text:p>122333</text:p>
              </table:table-cell>
              <table:table-cell office:value-type="float" office:value="93310">
                <text:p>93310</text:p>
              </table:table-cell>
              <table:table-cell office:value-type="float" office:value="80449">
                <text:p>80449</text:p>
              </table:table-cell>
              <table:table-cell office:value-type="float" office:value="105549">
                <text:p>105549</text:p>
              </table:table-cell>
              <table:table-cell office:value-type="float" office:value="85870">
                <text:p>85870</text:p>
              </table:table-cell>
              <table:table-cell office:value-type="float" office:value="84917">
                <text:p>84917</text:p>
              </table:table-cell>
              <table:table-cell office:value-type="float" office:value="90787">
                <text:p>90787</text:p>
              </table:table-cell>
              <table:table-cell office:value-type="float" office:value="84719">
                <text:p>84719</text:p>
              </table:table-cell>
              <table:table-cell office:value-type="float" office:value="106912">
                <text:p>106912</text:p>
              </table:table-cell>
              <table:table-cell office:value-type="float" office:value="91123">
                <text:p>91123</text:p>
              </table:table-cell>
              <table:table-cell office:value-type="float" office:value="84588">
                <text:p>84588</text:p>
              </table:table-cell>
              <table:table-cell office:value-type="float" office:value="86841">
                <text:p>86841</text:p>
              </table:table-cell>
              <table:table-cell office:value-type="float" office:value="104261">
                <text:p>104261</text:p>
              </table:table-cell>
              <table:table-cell office:value-type="float" office:value="86843">
                <text:p>86843</text:p>
              </table:table-cell>
              <table:table-cell office:value-type="float" office:value="80920">
                <text:p>80920</text:p>
              </table:table-cell>
              <table:table-cell office:value-type="float" office:value="124384">
                <text:p>124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779">
                <text:p>83779</text:p>
              </table:table-cell>
              <table:table-cell office:value-type="float" office:value="85882">
                <text:p>85882</text:p>
              </table:table-cell>
              <table:table-cell office:value-type="float" office:value="89248">
                <text:p>89248</text:p>
              </table:table-cell>
              <table:table-cell office:value-type="float" office:value="80496">
                <text:p>80496</text:p>
              </table:table-cell>
              <table:table-cell office:value-type="float" office:value="87376">
                <text:p>87376</text:p>
              </table:table-cell>
              <table:table-cell office:value-type="float" office:value="85540">
                <text:p>85540</text:p>
              </table:table-cell>
              <table:table-cell office:value-type="float" office:value="88311">
                <text:p>88311</text:p>
              </table:table-cell>
              <table:table-cell office:value-type="float" office:value="97031">
                <text:p>97031</text:p>
              </table:table-cell>
              <table:table-cell office:value-type="float" office:value="85610">
                <text:p>85610</text:p>
              </table:table-cell>
              <table:table-cell office:value-type="float" office:value="90875">
                <text:p>90875</text:p>
              </table:table-cell>
              <table:table-cell office:value-type="float" office:value="85447">
                <text:p>85447</text:p>
              </table:table-cell>
              <table:table-cell office:value-type="float" office:value="80289">
                <text:p>80289</text:p>
              </table:table-cell>
              <table:table-cell office:value-type="float" office:value="90008">
                <text:p>90008</text:p>
              </table:table-cell>
              <table:table-cell office:value-type="float" office:value="118059">
                <text:p>118059</text:p>
              </table:table-cell>
              <table:table-cell office:value-type="float" office:value="122333">
                <text:p>122333</text:p>
              </table:table-cell>
              <table:table-cell office:value-type="float" office:value="91301">
                <text:p>91301</text:p>
              </table:table-cell>
              <table:table-cell office:value-type="float" office:value="80449">
                <text:p>80449</text:p>
              </table:table-cell>
              <table:table-cell office:value-type="float" office:value="105549">
                <text:p>105549</text:p>
              </table:table-cell>
              <table:table-cell office:value-type="float" office:value="85069">
                <text:p>85069</text:p>
              </table:table-cell>
              <table:table-cell office:value-type="float" office:value="83700">
                <text:p>83700</text:p>
              </table:table-cell>
              <table:table-cell office:value-type="float" office:value="90787">
                <text:p>90787</text:p>
              </table:table-cell>
              <table:table-cell office:value-type="float" office:value="84137">
                <text:p>84137</text:p>
              </table:table-cell>
              <table:table-cell office:value-type="float" office:value="106912">
                <text:p>106912</text:p>
              </table:table-cell>
              <table:table-cell office:value-type="float" office:value="90915">
                <text:p>90915</text:p>
              </table:table-cell>
              <table:table-cell office:value-type="float" office:value="84588">
                <text:p>84588</text:p>
              </table:table-cell>
              <table:table-cell office:value-type="float" office:value="86841">
                <text:p>86841</text:p>
              </table:table-cell>
              <table:table-cell office:value-type="float" office:value="99301">
                <text:p>99301</text:p>
              </table:table-cell>
              <table:table-cell office:value-type="float" office:value="84553">
                <text:p>84553</text:p>
              </table:table-cell>
              <table:table-cell office:value-type="float" office:value="80920">
                <text:p>80920</text:p>
              </table:table-cell>
              <table:table-cell office:value-type="float" office:value="108912">
                <text:p>108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421">
                <text:p>83421</text:p>
              </table:table-cell>
              <table:table-cell office:value-type="float" office:value="85778">
                <text:p>85778</text:p>
              </table:table-cell>
              <table:table-cell office:value-type="float" office:value="89248">
                <text:p>89248</text:p>
              </table:table-cell>
              <table:table-cell office:value-type="float" office:value="80496">
                <text:p>80496</text:p>
              </table:table-cell>
              <table:table-cell office:value-type="float" office:value="87376">
                <text:p>87376</text:p>
              </table:table-cell>
              <table:table-cell office:value-type="float" office:value="85540">
                <text:p>85540</text:p>
              </table:table-cell>
              <table:table-cell office:value-type="float" office:value="88311">
                <text:p>88311</text:p>
              </table:table-cell>
              <table:table-cell office:value-type="float" office:value="93852">
                <text:p>93852</text:p>
              </table:table-cell>
              <table:table-cell office:value-type="float" office:value="85610">
                <text:p>85610</text:p>
              </table:table-cell>
              <table:table-cell office:value-type="float" office:value="89417">
                <text:p>89417</text:p>
              </table:table-cell>
              <table:table-cell office:value-type="float" office:value="85447">
                <text:p>85447</text:p>
              </table:table-cell>
              <table:table-cell office:value-type="float" office:value="79926">
                <text:p>79926</text:p>
              </table:table-cell>
              <table:table-cell office:value-type="float" office:value="90008">
                <text:p>90008</text:p>
              </table:table-cell>
              <table:table-cell office:value-type="float" office:value="118059">
                <text:p>118059</text:p>
              </table:table-cell>
              <table:table-cell office:value-type="float" office:value="118947">
                <text:p>118947</text:p>
              </table:table-cell>
              <table:table-cell office:value-type="float" office:value="91301">
                <text:p>91301</text:p>
              </table:table-cell>
              <table:table-cell office:value-type="float" office:value="80449">
                <text:p>80449</text:p>
              </table:table-cell>
              <table:table-cell office:value-type="float" office:value="105549">
                <text:p>105549</text:p>
              </table:table-cell>
              <table:table-cell office:value-type="float" office:value="83754">
                <text:p>83754</text:p>
              </table:table-cell>
              <table:table-cell office:value-type="float" office:value="81256">
                <text:p>81256</text:p>
              </table:table-cell>
              <table:table-cell office:value-type="float" office:value="89115">
                <text:p>89115</text:p>
              </table:table-cell>
              <table:table-cell office:value-type="float" office:value="83478">
                <text:p>83478</text:p>
              </table:table-cell>
              <table:table-cell office:value-type="float" office:value="106650">
                <text:p>106650</text:p>
              </table:table-cell>
              <table:table-cell office:value-type="float" office:value="90915">
                <text:p>90915</text:p>
              </table:table-cell>
              <table:table-cell office:value-type="float" office:value="84588">
                <text:p>84588</text:p>
              </table:table-cell>
              <table:table-cell office:value-type="float" office:value="86841">
                <text:p>86841</text:p>
              </table:table-cell>
              <table:table-cell office:value-type="float" office:value="99301">
                <text:p>99301</text:p>
              </table:table-cell>
              <table:table-cell office:value-type="float" office:value="84553">
                <text:p>84553</text:p>
              </table:table-cell>
              <table:table-cell office:value-type="float" office:value="80920">
                <text:p>80920</text:p>
              </table:table-cell>
              <table:table-cell office:value-type="float" office:value="108912">
                <text:p>1089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221">
                <text:p>83221</text:p>
              </table:table-cell>
              <table:table-cell office:value-type="float" office:value="85778">
                <text:p>85778</text:p>
              </table:table-cell>
              <table:table-cell office:value-type="float" office:value="89248">
                <text:p>89248</text:p>
              </table:table-cell>
              <table:table-cell office:value-type="float" office:value="80496">
                <text:p>80496</text:p>
              </table:table-cell>
              <table:table-cell office:value-type="float" office:value="87376">
                <text:p>87376</text:p>
              </table:table-cell>
              <table:table-cell office:value-type="float" office:value="85540">
                <text:p>85540</text:p>
              </table:table-cell>
              <table:table-cell office:value-type="float" office:value="86026">
                <text:p>86026</text:p>
              </table:table-cell>
              <table:table-cell office:value-type="float" office:value="90785">
                <text:p>90785</text:p>
              </table:table-cell>
              <table:table-cell office:value-type="float" office:value="85610">
                <text:p>85610</text:p>
              </table:table-cell>
              <table:table-cell office:value-type="float" office:value="88641">
                <text:p>88641</text:p>
              </table:table-cell>
              <table:table-cell office:value-type="float" office:value="85447">
                <text:p>85447</text:p>
              </table:table-cell>
              <table:table-cell office:value-type="float" office:value="79463">
                <text:p>79463</text:p>
              </table:table-cell>
              <table:table-cell office:value-type="float" office:value="90008">
                <text:p>90008</text:p>
              </table:table-cell>
              <table:table-cell office:value-type="float" office:value="118059">
                <text:p>118059</text:p>
              </table:table-cell>
              <table:table-cell office:value-type="float" office:value="110630">
                <text:p>110630</text:p>
              </table:table-cell>
              <table:table-cell office:value-type="float" office:value="90504">
                <text:p>90504</text:p>
              </table:table-cell>
              <table:table-cell office:value-type="float" office:value="80449">
                <text:p>80449</text:p>
              </table:table-cell>
              <table:table-cell office:value-type="float" office:value="105549">
                <text:p>105549</text:p>
              </table:table-cell>
              <table:table-cell office:value-type="float" office:value="83382">
                <text:p>83382</text:p>
              </table:table-cell>
              <table:table-cell office:value-type="float" office:value="81256">
                <text:p>81256</text:p>
              </table:table-cell>
              <table:table-cell office:value-type="float" office:value="84617">
                <text:p>84617</text:p>
              </table:table-cell>
              <table:table-cell office:value-type="float" office:value="82782">
                <text:p>82782</text:p>
              </table:table-cell>
              <table:table-cell office:value-type="float" office:value="104157">
                <text:p>104157</text:p>
              </table:table-cell>
              <table:table-cell office:value-type="float" office:value="90915">
                <text:p>90915</text:p>
              </table:table-cell>
              <table:table-cell office:value-type="float" office:value="84588">
                <text:p>84588</text:p>
              </table:table-cell>
              <table:table-cell office:value-type="float" office:value="86841">
                <text:p>86841</text:p>
              </table:table-cell>
              <table:table-cell office:value-type="float" office:value="99301">
                <text:p>99301</text:p>
              </table:table-cell>
              <table:table-cell office:value-type="float" office:value="84553">
                <text:p>84553</text:p>
              </table:table-cell>
              <table:table-cell office:value-type="float" office:value="80920">
                <text:p>80920</text:p>
              </table:table-cell>
              <table:table-cell office:value-type="float" office:value="108912">
                <text:p>108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764">
                <text:p>81764</text:p>
              </table:table-cell>
              <table:table-cell office:value-type="float" office:value="85778">
                <text:p>85778</text:p>
              </table:table-cell>
              <table:table-cell office:value-type="float" office:value="88100">
                <text:p>88100</text:p>
              </table:table-cell>
              <table:table-cell office:value-type="float" office:value="80496">
                <text:p>80496</text:p>
              </table:table-cell>
              <table:table-cell office:value-type="float" office:value="87376">
                <text:p>87376</text:p>
              </table:table-cell>
              <table:table-cell office:value-type="float" office:value="85505">
                <text:p>85505</text:p>
              </table:table-cell>
              <table:table-cell office:value-type="float" office:value="86026">
                <text:p>86026</text:p>
              </table:table-cell>
              <table:table-cell office:value-type="float" office:value="86016">
                <text:p>86016</text:p>
              </table:table-cell>
              <table:table-cell office:value-type="float" office:value="85610">
                <text:p>85610</text:p>
              </table:table-cell>
              <table:table-cell office:value-type="float" office:value="88641">
                <text:p>88641</text:p>
              </table:table-cell>
              <table:table-cell office:value-type="float" office:value="85447">
                <text:p>85447</text:p>
              </table:table-cell>
              <table:table-cell office:value-type="float" office:value="79463">
                <text:p>79463</text:p>
              </table:table-cell>
              <table:table-cell office:value-type="float" office:value="86333">
                <text:p>86333</text:p>
              </table:table-cell>
              <table:table-cell office:value-type="float" office:value="105495">
                <text:p>105495</text:p>
              </table:table-cell>
              <table:table-cell office:value-type="float" office:value="110630">
                <text:p>110630</text:p>
              </table:table-cell>
              <table:table-cell office:value-type="float" office:value="90504">
                <text:p>90504</text:p>
              </table:table-cell>
              <table:table-cell office:value-type="float" office:value="80449">
                <text:p>80449</text:p>
              </table:table-cell>
              <table:table-cell office:value-type="float" office:value="102874">
                <text:p>102874</text:p>
              </table:table-cell>
              <table:table-cell office:value-type="float" office:value="81040">
                <text:p>81040</text:p>
              </table:table-cell>
              <table:table-cell office:value-type="float" office:value="81256">
                <text:p>81256</text:p>
              </table:table-cell>
              <table:table-cell office:value-type="float" office:value="84617">
                <text:p>84617</text:p>
              </table:table-cell>
              <table:table-cell office:value-type="float" office:value="82782">
                <text:p>82782</text:p>
              </table:table-cell>
              <table:table-cell office:value-type="float" office:value="104157">
                <text:p>104157</text:p>
              </table:table-cell>
              <table:table-cell office:value-type="float" office:value="84715">
                <text:p>84715</text:p>
              </table:table-cell>
              <table:table-cell office:value-type="float" office:value="84588">
                <text:p>84588</text:p>
              </table:table-cell>
              <table:table-cell office:value-type="float" office:value="86841">
                <text:p>86841</text:p>
              </table:table-cell>
              <table:table-cell office:value-type="float" office:value="99301">
                <text:p>99301</text:p>
              </table:table-cell>
              <table:table-cell office:value-type="float" office:value="82372">
                <text:p>82372</text:p>
              </table:table-cell>
              <table:table-cell office:value-type="float" office:value="80920">
                <text:p>80920</text:p>
              </table:table-cell>
              <table:table-cell office:value-type="float" office:value="108912">
                <text:p>108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764">
                <text:p>81764</text:p>
              </table:table-cell>
              <table:table-cell office:value-type="float" office:value="85778">
                <text:p>85778</text:p>
              </table:table-cell>
              <table:table-cell office:value-type="float" office:value="88100">
                <text:p>88100</text:p>
              </table:table-cell>
              <table:table-cell office:value-type="float" office:value="80496">
                <text:p>80496</text:p>
              </table:table-cell>
              <table:table-cell office:value-type="float" office:value="87376">
                <text:p>87376</text:p>
              </table:table-cell>
              <table:table-cell office:value-type="float" office:value="85505">
                <text:p>85505</text:p>
              </table:table-cell>
              <table:table-cell office:value-type="float" office:value="84892">
                <text:p>84892</text:p>
              </table:table-cell>
              <table:table-cell office:value-type="float" office:value="83393">
                <text:p>83393</text:p>
              </table:table-cell>
              <table:table-cell office:value-type="float" office:value="85610">
                <text:p>85610</text:p>
              </table:table-cell>
              <table:table-cell office:value-type="float" office:value="88641">
                <text:p>88641</text:p>
              </table:table-cell>
              <table:table-cell office:value-type="float" office:value="85447">
                <text:p>85447</text:p>
              </table:table-cell>
              <table:table-cell office:value-type="float" office:value="79463">
                <text:p>79463</text:p>
              </table:table-cell>
              <table:table-cell office:value-type="float" office:value="86333">
                <text:p>86333</text:p>
              </table:table-cell>
              <table:table-cell office:value-type="float" office:value="105188">
                <text:p>105188</text:p>
              </table:table-cell>
              <table:table-cell office:value-type="float" office:value="110630">
                <text:p>110630</text:p>
              </table:table-cell>
              <table:table-cell office:value-type="float" office:value="90504">
                <text:p>90504</text:p>
              </table:table-cell>
              <table:table-cell office:value-type="float" office:value="80449">
                <text:p>80449</text:p>
              </table:table-cell>
              <table:table-cell office:value-type="float" office:value="97550">
                <text:p>97550</text:p>
              </table:table-cell>
              <table:table-cell office:value-type="float" office:value="80765">
                <text:p>80765</text:p>
              </table:table-cell>
              <table:table-cell office:value-type="float" office:value="81256">
                <text:p>81256</text:p>
              </table:table-cell>
              <table:table-cell office:value-type="float" office:value="84617">
                <text:p>84617</text:p>
              </table:table-cell>
              <table:table-cell office:value-type="float" office:value="82710">
                <text:p>82710</text:p>
              </table:table-cell>
              <table:table-cell office:value-type="float" office:value="104157">
                <text:p>104157</text:p>
              </table:table-cell>
              <table:table-cell office:value-type="float" office:value="84715">
                <text:p>84715</text:p>
              </table:table-cell>
              <table:table-cell office:value-type="float" office:value="84588">
                <text:p>84588</text:p>
              </table:table-cell>
              <table:table-cell office:value-type="float" office:value="86841">
                <text:p>86841</text:p>
              </table:table-cell>
              <table:table-cell office:value-type="float" office:value="99301">
                <text:p>99301</text:p>
              </table:table-cell>
              <table:table-cell office:value-type="float" office:value="82372">
                <text:p>82372</text:p>
              </table:table-cell>
              <table:table-cell office:value-type="float" office:value="80920">
                <text:p>80920</text:p>
              </table:table-cell>
              <table:table-cell office:value-type="float" office:value="108912">
                <text:p>1089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293">
                <text:p>78293</text:p>
              </table:table-cell>
              <table:table-cell office:value-type="float" office:value="85778">
                <text:p>85778</text:p>
              </table:table-cell>
              <table:table-cell office:value-type="float" office:value="86336">
                <text:p>86336</text:p>
              </table:table-cell>
              <table:table-cell office:value-type="float" office:value="80496">
                <text:p>80496</text:p>
              </table:table-cell>
              <table:table-cell office:value-type="float" office:value="87376">
                <text:p>87376</text:p>
              </table:table-cell>
              <table:table-cell office:value-type="float" office:value="85505">
                <text:p>85505</text:p>
              </table:table-cell>
              <table:table-cell office:value-type="float" office:value="84892">
                <text:p>84892</text:p>
              </table:table-cell>
              <table:table-cell office:value-type="float" office:value="83393">
                <text:p>83393</text:p>
              </table:table-cell>
              <table:table-cell office:value-type="float" office:value="85610">
                <text:p>85610</text:p>
              </table:table-cell>
              <table:table-cell office:value-type="float" office:value="88641">
                <text:p>88641</text:p>
              </table:table-cell>
              <table:table-cell office:value-type="float" office:value="85447">
                <text:p>85447</text:p>
              </table:table-cell>
              <table:table-cell office:value-type="float" office:value="79463">
                <text:p>79463</text:p>
              </table:table-cell>
              <table:table-cell office:value-type="float" office:value="86333">
                <text:p>86333</text:p>
              </table:table-cell>
              <table:table-cell office:value-type="float" office:value="100495">
                <text:p>100495</text:p>
              </table:table-cell>
              <table:table-cell office:value-type="float" office:value="110630">
                <text:p>110630</text:p>
              </table:table-cell>
              <table:table-cell office:value-type="float" office:value="90504">
                <text:p>90504</text:p>
              </table:table-cell>
              <table:table-cell office:value-type="float" office:value="80449">
                <text:p>80449</text:p>
              </table:table-cell>
              <table:table-cell office:value-type="float" office:value="96334">
                <text:p>96334</text:p>
              </table:table-cell>
              <table:table-cell office:value-type="float" office:value="80765">
                <text:p>80765</text:p>
              </table:table-cell>
              <table:table-cell office:value-type="float" office:value="81256">
                <text:p>81256</text:p>
              </table:table-cell>
              <table:table-cell office:value-type="float" office:value="84617">
                <text:p>84617</text:p>
              </table:table-cell>
              <table:table-cell office:value-type="float" office:value="82710">
                <text:p>82710</text:p>
              </table:table-cell>
              <table:table-cell office:value-type="float" office:value="104157">
                <text:p>104157</text:p>
              </table:table-cell>
              <table:table-cell office:value-type="float" office:value="84715">
                <text:p>84715</text:p>
              </table:table-cell>
              <table:table-cell office:value-type="float" office:value="84588">
                <text:p>84588</text:p>
              </table:table-cell>
              <table:table-cell office:value-type="float" office:value="86841">
                <text:p>86841</text:p>
              </table:table-cell>
              <table:table-cell office:value-type="float" office:value="99301">
                <text:p>99301</text:p>
              </table:table-cell>
              <table:table-cell office:value-type="float" office:value="82372">
                <text:p>82372</text:p>
              </table:table-cell>
              <table:table-cell office:value-type="float" office:value="80920">
                <text:p>80920</text:p>
              </table:table-cell>
              <table:table-cell office:value-type="float" office:value="108912">
                <text:p>108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914">
                <text:p>77914</text:p>
              </table:table-cell>
              <table:table-cell office:value-type="float" office:value="85778">
                <text:p>85778</text:p>
              </table:table-cell>
              <table:table-cell office:value-type="float" office:value="86336">
                <text:p>86336</text:p>
              </table:table-cell>
              <table:table-cell office:value-type="float" office:value="80496">
                <text:p>80496</text:p>
              </table:table-cell>
              <table:table-cell office:value-type="float" office:value="87376">
                <text:p>87376</text:p>
              </table:table-cell>
              <table:table-cell office:value-type="float" office:value="85505">
                <text:p>85505</text:p>
              </table:table-cell>
              <table:table-cell office:value-type="float" office:value="84892">
                <text:p>84892</text:p>
              </table:table-cell>
              <table:table-cell office:value-type="float" office:value="83393">
                <text:p>83393</text:p>
              </table:table-cell>
              <table:table-cell office:value-type="float" office:value="85610">
                <text:p>85610</text:p>
              </table:table-cell>
              <table:table-cell office:value-type="float" office:value="87911">
                <text:p>87911</text:p>
              </table:table-cell>
              <table:table-cell office:value-type="float" office:value="85447">
                <text:p>85447</text:p>
              </table:table-cell>
              <table:table-cell office:value-type="float" office:value="79463">
                <text:p>79463</text:p>
              </table:table-cell>
              <table:table-cell office:value-type="float" office:value="86333">
                <text:p>86333</text:p>
              </table:table-cell>
              <table:table-cell office:value-type="float" office:value="98270">
                <text:p>98270</text:p>
              </table:table-cell>
              <table:table-cell office:value-type="float" office:value="110630">
                <text:p>110630</text:p>
              </table:table-cell>
              <table:table-cell office:value-type="float" office:value="90504">
                <text:p>90504</text:p>
              </table:table-cell>
              <table:table-cell office:value-type="float" office:value="80449">
                <text:p>80449</text:p>
              </table:table-cell>
              <table:table-cell office:value-type="float" office:value="96334">
                <text:p>96334</text:p>
              </table:table-cell>
              <table:table-cell office:value-type="float" office:value="80765">
                <text:p>80765</text:p>
              </table:table-cell>
              <table:table-cell office:value-type="float" office:value="81256">
                <text:p>81256</text:p>
              </table:table-cell>
              <table:table-cell office:value-type="float" office:value="83207">
                <text:p>83207</text:p>
              </table:table-cell>
              <table:table-cell office:value-type="float" office:value="82710">
                <text:p>82710</text:p>
              </table:table-cell>
              <table:table-cell office:value-type="float" office:value="104157">
                <text:p>104157</text:p>
              </table:table-cell>
              <table:table-cell office:value-type="float" office:value="84715">
                <text:p>84715</text:p>
              </table:table-cell>
              <table:table-cell office:value-type="float" office:value="84588">
                <text:p>84588</text:p>
              </table:table-cell>
              <table:table-cell office:value-type="float" office:value="86841">
                <text:p>86841</text:p>
              </table:table-cell>
              <table:table-cell office:value-type="float" office:value="99301">
                <text:p>99301</text:p>
              </table:table-cell>
              <table:table-cell office:value-type="float" office:value="82372">
                <text:p>82372</text:p>
              </table:table-cell>
              <table:table-cell office:value-type="float" office:value="80920">
                <text:p>80920</text:p>
              </table:table-cell>
              <table:table-cell office:value-type="float" office:value="108912">
                <text:p>1089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914">
                <text:p>77914</text:p>
              </table:table-cell>
              <table:table-cell office:value-type="float" office:value="85778">
                <text:p>85778</text:p>
              </table:table-cell>
              <table:table-cell office:value-type="float" office:value="85137">
                <text:p>85137</text:p>
              </table:table-cell>
              <table:table-cell office:value-type="float" office:value="80496">
                <text:p>80496</text:p>
              </table:table-cell>
              <table:table-cell office:value-type="float" office:value="85874">
                <text:p>85874</text:p>
              </table:table-cell>
              <table:table-cell office:value-type="float" office:value="85505">
                <text:p>85505</text:p>
              </table:table-cell>
              <table:table-cell office:value-type="float" office:value="84892">
                <text:p>84892</text:p>
              </table:table-cell>
              <table:table-cell office:value-type="float" office:value="83393">
                <text:p>83393</text:p>
              </table:table-cell>
              <table:table-cell office:value-type="float" office:value="85610">
                <text:p>85610</text:p>
              </table:table-cell>
              <table:table-cell office:value-type="float" office:value="86675">
                <text:p>86675</text:p>
              </table:table-cell>
              <table:table-cell office:value-type="float" office:value="85447">
                <text:p>85447</text:p>
              </table:table-cell>
              <table:table-cell office:value-type="float" office:value="79463">
                <text:p>79463</text:p>
              </table:table-cell>
              <table:table-cell office:value-type="float" office:value="86333">
                <text:p>86333</text:p>
              </table:table-cell>
              <table:table-cell office:value-type="float" office:value="98270">
                <text:p>98270</text:p>
              </table:table-cell>
              <table:table-cell office:value-type="float" office:value="110630">
                <text:p>110630</text:p>
              </table:table-cell>
              <table:table-cell office:value-type="float" office:value="85647">
                <text:p>85647</text:p>
              </table:table-cell>
              <table:table-cell office:value-type="float" office:value="80449">
                <text:p>80449</text:p>
              </table:table-cell>
              <table:table-cell office:value-type="float" office:value="96334">
                <text:p>96334</text:p>
              </table:table-cell>
              <table:table-cell office:value-type="float" office:value="76794">
                <text:p>76794</text:p>
              </table:table-cell>
              <table:table-cell office:value-type="float" office:value="81256">
                <text:p>81256</text:p>
              </table:table-cell>
              <table:table-cell office:value-type="float" office:value="83207">
                <text:p>83207</text:p>
              </table:table-cell>
              <table:table-cell office:value-type="float" office:value="82710">
                <text:p>82710</text:p>
              </table:table-cell>
              <table:table-cell office:value-type="float" office:value="104157">
                <text:p>104157</text:p>
              </table:table-cell>
              <table:table-cell office:value-type="float" office:value="84715">
                <text:p>84715</text:p>
              </table:table-cell>
              <table:table-cell office:value-type="float" office:value="80609">
                <text:p>80609</text:p>
              </table:table-cell>
              <table:table-cell office:value-type="float" office:value="86841">
                <text:p>86841</text:p>
              </table:table-cell>
              <table:table-cell office:value-type="float" office:value="99301">
                <text:p>99301</text:p>
              </table:table-cell>
              <table:table-cell office:value-type="float" office:value="82372">
                <text:p>82372</text:p>
              </table:table-cell>
              <table:table-cell office:value-type="float" office:value="80920">
                <text:p>80920</text:p>
              </table:table-cell>
              <table:table-cell office:value-type="float" office:value="108912">
                <text:p>108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914">
                <text:p>77914</text:p>
              </table:table-cell>
              <table:table-cell office:value-type="float" office:value="85778">
                <text:p>85778</text:p>
              </table:table-cell>
              <table:table-cell office:value-type="float" office:value="85137">
                <text:p>85137</text:p>
              </table:table-cell>
              <table:table-cell office:value-type="float" office:value="80496">
                <text:p>80496</text:p>
              </table:table-cell>
              <table:table-cell office:value-type="float" office:value="84946">
                <text:p>84946</text:p>
              </table:table-cell>
              <table:table-cell office:value-type="float" office:value="84922">
                <text:p>84922</text:p>
              </table:table-cell>
              <table:table-cell office:value-type="float" office:value="84892">
                <text:p>84892</text:p>
              </table:table-cell>
              <table:table-cell office:value-type="float" office:value="74782">
                <text:p>74782</text:p>
              </table:table-cell>
              <table:table-cell office:value-type="float" office:value="85610">
                <text:p>85610</text:p>
              </table:table-cell>
              <table:table-cell office:value-type="float" office:value="86675">
                <text:p>86675</text:p>
              </table:table-cell>
              <table:table-cell office:value-type="float" office:value="85447">
                <text:p>85447</text:p>
              </table:table-cell>
              <table:table-cell office:value-type="float" office:value="79463">
                <text:p>79463</text:p>
              </table:table-cell>
              <table:table-cell office:value-type="float" office:value="86333">
                <text:p>86333</text:p>
              </table:table-cell>
              <table:table-cell office:value-type="float" office:value="95437">
                <text:p>95437</text:p>
              </table:table-cell>
              <table:table-cell office:value-type="float" office:value="110630">
                <text:p>110630</text:p>
              </table:table-cell>
              <table:table-cell office:value-type="float" office:value="82831">
                <text:p>82831</text:p>
              </table:table-cell>
              <table:table-cell office:value-type="float" office:value="80449">
                <text:p>80449</text:p>
              </table:table-cell>
              <table:table-cell office:value-type="float" office:value="96334">
                <text:p>96334</text:p>
              </table:table-cell>
              <table:table-cell office:value-type="float" office:value="76794">
                <text:p>76794</text:p>
              </table:table-cell>
              <table:table-cell office:value-type="float" office:value="81256">
                <text:p>81256</text:p>
              </table:table-cell>
              <table:table-cell office:value-type="float" office:value="83207">
                <text:p>83207</text:p>
              </table:table-cell>
              <table:table-cell office:value-type="float" office:value="82710">
                <text:p>82710</text:p>
              </table:table-cell>
              <table:table-cell office:value-type="float" office:value="104157">
                <text:p>104157</text:p>
              </table:table-cell>
              <table:table-cell office:value-type="float" office:value="83835">
                <text:p>83835</text:p>
              </table:table-cell>
              <table:table-cell office:value-type="float" office:value="79639">
                <text:p>79639</text:p>
              </table:table-cell>
              <table:table-cell office:value-type="float" office:value="86841">
                <text:p>86841</text:p>
              </table:table-cell>
              <table:table-cell office:value-type="float" office:value="99301">
                <text:p>99301</text:p>
              </table:table-cell>
              <table:table-cell office:value-type="float" office:value="82372">
                <text:p>82372</text:p>
              </table:table-cell>
              <table:table-cell office:value-type="float" office:value="80920">
                <text:p>80920</text:p>
              </table:table-cell>
              <table:table-cell office:value-type="float" office:value="108912">
                <text:p>108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914">
                <text:p>77914</text:p>
              </table:table-cell>
              <table:table-cell office:value-type="float" office:value="85778">
                <text:p>85778</text:p>
              </table:table-cell>
              <table:table-cell office:value-type="float" office:value="83211">
                <text:p>83211</text:p>
              </table:table-cell>
              <table:table-cell office:value-type="float" office:value="80496">
                <text:p>80496</text:p>
              </table:table-cell>
              <table:table-cell office:value-type="float" office:value="84832">
                <text:p>84832</text:p>
              </table:table-cell>
              <table:table-cell office:value-type="float" office:value="84922">
                <text:p>84922</text:p>
              </table:table-cell>
              <table:table-cell office:value-type="float" office:value="84892">
                <text:p>84892</text:p>
              </table:table-cell>
              <table:table-cell office:value-type="float" office:value="74782">
                <text:p>74782</text:p>
              </table:table-cell>
              <table:table-cell office:value-type="float" office:value="85610">
                <text:p>85610</text:p>
              </table:table-cell>
              <table:table-cell office:value-type="float" office:value="81280">
                <text:p>81280</text:p>
              </table:table-cell>
              <table:table-cell office:value-type="float" office:value="85447">
                <text:p>85447</text:p>
              </table:table-cell>
              <table:table-cell office:value-type="float" office:value="79463">
                <text:p>79463</text:p>
              </table:table-cell>
              <table:table-cell office:value-type="float" office:value="85986">
                <text:p>85986</text:p>
              </table:table-cell>
              <table:table-cell office:value-type="float" office:value="94107">
                <text:p>94107</text:p>
              </table:table-cell>
              <table:table-cell office:value-type="float" office:value="110630">
                <text:p>110630</text:p>
              </table:table-cell>
              <table:table-cell office:value-type="float" office:value="82831">
                <text:p>82831</text:p>
              </table:table-cell>
              <table:table-cell office:value-type="float" office:value="80449">
                <text:p>80449</text:p>
              </table:table-cell>
              <table:table-cell office:value-type="float" office:value="96334">
                <text:p>96334</text:p>
              </table:table-cell>
              <table:table-cell office:value-type="float" office:value="76794">
                <text:p>76794</text:p>
              </table:table-cell>
              <table:table-cell office:value-type="float" office:value="81256">
                <text:p>81256</text:p>
              </table:table-cell>
              <table:table-cell office:value-type="float" office:value="83207">
                <text:p>83207</text:p>
              </table:table-cell>
              <table:table-cell office:value-type="float" office:value="82710">
                <text:p>82710</text:p>
              </table:table-cell>
              <table:table-cell office:value-type="float" office:value="104157">
                <text:p>104157</text:p>
              </table:table-cell>
              <table:table-cell office:value-type="float" office:value="83835">
                <text:p>83835</text:p>
              </table:table-cell>
              <table:table-cell office:value-type="float" office:value="79639">
                <text:p>79639</text:p>
              </table:table-cell>
              <table:table-cell office:value-type="float" office:value="86841">
                <text:p>86841</text:p>
              </table:table-cell>
              <table:table-cell office:value-type="float" office:value="99301">
                <text:p>99301</text:p>
              </table:table-cell>
              <table:table-cell office:value-type="float" office:value="82372">
                <text:p>82372</text:p>
              </table:table-cell>
              <table:table-cell office:value-type="float" office:value="80920">
                <text:p>80920</text:p>
              </table:table-cell>
              <table:table-cell office:value-type="float" office:value="108389">
                <text:p>1083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914">
                <text:p>77914</text:p>
              </table:table-cell>
              <table:table-cell office:value-type="float" office:value="85778">
                <text:p>85778</text:p>
              </table:table-cell>
              <table:table-cell office:value-type="float" office:value="83211">
                <text:p>83211</text:p>
              </table:table-cell>
              <table:table-cell office:value-type="float" office:value="80496">
                <text:p>80496</text:p>
              </table:table-cell>
              <table:table-cell office:value-type="float" office:value="84832">
                <text:p>84832</text:p>
              </table:table-cell>
              <table:table-cell office:value-type="float" office:value="84922">
                <text:p>84922</text:p>
              </table:table-cell>
              <table:table-cell office:value-type="float" office:value="83603">
                <text:p>83603</text:p>
              </table:table-cell>
              <table:table-cell office:value-type="float" office:value="74782">
                <text:p>74782</text:p>
              </table:table-cell>
              <table:table-cell office:value-type="float" office:value="85610">
                <text:p>85610</text:p>
              </table:table-cell>
              <table:table-cell office:value-type="float" office:value="81280">
                <text:p>81280</text:p>
              </table:table-cell>
              <table:table-cell office:value-type="float" office:value="85447">
                <text:p>85447</text:p>
              </table:table-cell>
              <table:table-cell office:value-type="float" office:value="79463">
                <text:p>79463</text:p>
              </table:table-cell>
              <table:table-cell office:value-type="float" office:value="83562">
                <text:p>83562</text:p>
              </table:table-cell>
              <table:table-cell office:value-type="float" office:value="94107">
                <text:p>94107</text:p>
              </table:table-cell>
              <table:table-cell office:value-type="float" office:value="92920">
                <text:p>92920</text:p>
              </table:table-cell>
              <table:table-cell office:value-type="float" office:value="82831">
                <text:p>82831</text:p>
              </table:table-cell>
              <table:table-cell office:value-type="float" office:value="80449">
                <text:p>80449</text:p>
              </table:table-cell>
              <table:table-cell office:value-type="float" office:value="96334">
                <text:p>96334</text:p>
              </table:table-cell>
              <table:table-cell office:value-type="float" office:value="76794">
                <text:p>76794</text:p>
              </table:table-cell>
              <table:table-cell office:value-type="float" office:value="81256">
                <text:p>81256</text:p>
              </table:table-cell>
              <table:table-cell office:value-type="float" office:value="81816">
                <text:p>81816</text:p>
              </table:table-cell>
              <table:table-cell office:value-type="float" office:value="82710">
                <text:p>82710</text:p>
              </table:table-cell>
              <table:table-cell office:value-type="float" office:value="104157">
                <text:p>104157</text:p>
              </table:table-cell>
              <table:table-cell office:value-type="float" office:value="81523">
                <text:p>81523</text:p>
              </table:table-cell>
              <table:table-cell office:value-type="float" office:value="79639">
                <text:p>79639</text:p>
              </table:table-cell>
              <table:table-cell office:value-type="float" office:value="86043">
                <text:p>86043</text:p>
              </table:table-cell>
              <table:table-cell office:value-type="float" office:value="99301">
                <text:p>99301</text:p>
              </table:table-cell>
              <table:table-cell office:value-type="float" office:value="82372">
                <text:p>82372</text:p>
              </table:table-cell>
              <table:table-cell office:value-type="float" office:value="80920">
                <text:p>80920</text:p>
              </table:table-cell>
              <table:table-cell office:value-type="float" office:value="97734">
                <text:p>977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914">
                <text:p>77914</text:p>
              </table:table-cell>
              <table:table-cell office:value-type="float" office:value="85778">
                <text:p>85778</text:p>
              </table:table-cell>
              <table:table-cell office:value-type="float" office:value="82821">
                <text:p>82821</text:p>
              </table:table-cell>
              <table:table-cell office:value-type="float" office:value="80496">
                <text:p>80496</text:p>
              </table:table-cell>
              <table:table-cell office:value-type="float" office:value="83392">
                <text:p>83392</text:p>
              </table:table-cell>
              <table:table-cell office:value-type="float" office:value="84922">
                <text:p>84922</text:p>
              </table:table-cell>
              <table:table-cell office:value-type="float" office:value="83603">
                <text:p>83603</text:p>
              </table:table-cell>
              <table:table-cell office:value-type="float" office:value="74782">
                <text:p>74782</text:p>
              </table:table-cell>
              <table:table-cell office:value-type="float" office:value="85610">
                <text:p>85610</text:p>
              </table:table-cell>
              <table:table-cell office:value-type="float" office:value="81280">
                <text:p>81280</text:p>
              </table:table-cell>
              <table:table-cell office:value-type="float" office:value="85447">
                <text:p>85447</text:p>
              </table:table-cell>
              <table:table-cell office:value-type="float" office:value="79463">
                <text:p>79463</text:p>
              </table:table-cell>
              <table:table-cell office:value-type="float" office:value="83433">
                <text:p>83433</text:p>
              </table:table-cell>
              <table:table-cell office:value-type="float" office:value="91253">
                <text:p>91253</text:p>
              </table:table-cell>
              <table:table-cell office:value-type="float" office:value="91826">
                <text:p>91826</text:p>
              </table:table-cell>
              <table:table-cell office:value-type="float" office:value="82831">
                <text:p>82831</text:p>
              </table:table-cell>
              <table:table-cell office:value-type="float" office:value="80449">
                <text:p>80449</text:p>
              </table:table-cell>
              <table:table-cell office:value-type="float" office:value="96334">
                <text:p>96334</text:p>
              </table:table-cell>
              <table:table-cell office:value-type="float" office:value="76794">
                <text:p>76794</text:p>
              </table:table-cell>
              <table:table-cell office:value-type="float" office:value="81256">
                <text:p>81256</text:p>
              </table:table-cell>
              <table:table-cell office:value-type="float" office:value="81816">
                <text:p>81816</text:p>
              </table:table-cell>
              <table:table-cell office:value-type="float" office:value="82710">
                <text:p>82710</text:p>
              </table:table-cell>
              <table:table-cell office:value-type="float" office:value="104157">
                <text:p>104157</text:p>
              </table:table-cell>
              <table:table-cell office:value-type="float" office:value="81345">
                <text:p>81345</text:p>
              </table:table-cell>
              <table:table-cell office:value-type="float" office:value="79639">
                <text:p>79639</text:p>
              </table:table-cell>
              <table:table-cell office:value-type="float" office:value="83234">
                <text:p>83234</text:p>
              </table:table-cell>
              <table:table-cell office:value-type="float" office:value="90715">
                <text:p>90715</text:p>
              </table:table-cell>
              <table:table-cell office:value-type="float" office:value="82372">
                <text:p>82372</text:p>
              </table:table-cell>
              <table:table-cell office:value-type="float" office:value="80920">
                <text:p>80920</text:p>
              </table:table-cell>
              <table:table-cell office:value-type="float" office:value="96454">
                <text:p>964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914">
                <text:p>77914</text:p>
              </table:table-cell>
              <table:table-cell office:value-type="float" office:value="85778">
                <text:p>85778</text:p>
              </table:table-cell>
              <table:table-cell office:value-type="float" office:value="82821">
                <text:p>82821</text:p>
              </table:table-cell>
              <table:table-cell office:value-type="float" office:value="80496">
                <text:p>80496</text:p>
              </table:table-cell>
              <table:table-cell office:value-type="float" office:value="83392">
                <text:p>83392</text:p>
              </table:table-cell>
              <table:table-cell office:value-type="float" office:value="84922">
                <text:p>84922</text:p>
              </table:table-cell>
              <table:table-cell office:value-type="float" office:value="80133">
                <text:p>80133</text:p>
              </table:table-cell>
              <table:table-cell office:value-type="float" office:value="74782">
                <text:p>74782</text:p>
              </table:table-cell>
              <table:table-cell office:value-type="float" office:value="85610">
                <text:p>85610</text:p>
              </table:table-cell>
              <table:table-cell office:value-type="float" office:value="81280">
                <text:p>81280</text:p>
              </table:table-cell>
              <table:table-cell office:value-type="float" office:value="85447">
                <text:p>85447</text:p>
              </table:table-cell>
              <table:table-cell office:value-type="float" office:value="79463">
                <text:p>79463</text:p>
              </table:table-cell>
              <table:table-cell office:value-type="float" office:value="83433">
                <text:p>83433</text:p>
              </table:table-cell>
              <table:table-cell office:value-type="float" office:value="91253">
                <text:p>91253</text:p>
              </table:table-cell>
              <table:table-cell office:value-type="float" office:value="87170">
                <text:p>87170</text:p>
              </table:table-cell>
              <table:table-cell office:value-type="float" office:value="82831">
                <text:p>82831</text:p>
              </table:table-cell>
              <table:table-cell office:value-type="float" office:value="80449">
                <text:p>80449</text:p>
              </table:table-cell>
              <table:table-cell office:value-type="float" office:value="96334">
                <text:p>96334</text:p>
              </table:table-cell>
              <table:table-cell office:value-type="float" office:value="76794">
                <text:p>76794</text:p>
              </table:table-cell>
              <table:table-cell office:value-type="float" office:value="81256">
                <text:p>81256</text:p>
              </table:table-cell>
              <table:table-cell office:value-type="float" office:value="81816">
                <text:p>81816</text:p>
              </table:table-cell>
              <table:table-cell office:value-type="float" office:value="82710">
                <text:p>82710</text:p>
              </table:table-cell>
              <table:table-cell office:value-type="float" office:value="104157">
                <text:p>104157</text:p>
              </table:table-cell>
              <table:table-cell office:value-type="float" office:value="81345">
                <text:p>81345</text:p>
              </table:table-cell>
              <table:table-cell office:value-type="float" office:value="79639">
                <text:p>79639</text:p>
              </table:table-cell>
              <table:table-cell office:value-type="float" office:value="81493">
                <text:p>81493</text:p>
              </table:table-cell>
              <table:table-cell office:value-type="float" office:value="88465">
                <text:p>88465</text:p>
              </table:table-cell>
              <table:table-cell office:value-type="float" office:value="82372">
                <text:p>82372</text:p>
              </table:table-cell>
              <table:table-cell office:value-type="float" office:value="80920">
                <text:p>80920</text:p>
              </table:table-cell>
              <table:table-cell office:value-type="float" office:value="94766">
                <text:p>94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914">
                <text:p>77914</text:p>
              </table:table-cell>
              <table:table-cell office:value-type="float" office:value="85778">
                <text:p>85778</text:p>
              </table:table-cell>
              <table:table-cell office:value-type="float" office:value="82821">
                <text:p>82821</text:p>
              </table:table-cell>
              <table:table-cell office:value-type="float" office:value="80496">
                <text:p>80496</text:p>
              </table:table-cell>
              <table:table-cell office:value-type="float" office:value="83392">
                <text:p>83392</text:p>
              </table:table-cell>
              <table:table-cell office:value-type="float" office:value="84922">
                <text:p>84922</text:p>
              </table:table-cell>
              <table:table-cell office:value-type="float" office:value="80133">
                <text:p>80133</text:p>
              </table:table-cell>
              <table:table-cell office:value-type="float" office:value="74782">
                <text:p>74782</text:p>
              </table:table-cell>
              <table:table-cell office:value-type="float" office:value="85610">
                <text:p>85610</text:p>
              </table:table-cell>
              <table:table-cell office:value-type="float" office:value="81280">
                <text:p>81280</text:p>
              </table:table-cell>
              <table:table-cell office:value-type="float" office:value="85447">
                <text:p>85447</text:p>
              </table:table-cell>
              <table:table-cell office:value-type="float" office:value="79463">
                <text:p>79463</text:p>
              </table:table-cell>
              <table:table-cell office:value-type="float" office:value="83433">
                <text:p>83433</text:p>
              </table:table-cell>
              <table:table-cell office:value-type="float" office:value="91082">
                <text:p>91082</text:p>
              </table:table-cell>
              <table:table-cell office:value-type="float" office:value="87170">
                <text:p>87170</text:p>
              </table:table-cell>
              <table:table-cell office:value-type="float" office:value="82831">
                <text:p>82831</text:p>
              </table:table-cell>
              <table:table-cell office:value-type="float" office:value="80449">
                <text:p>80449</text:p>
              </table:table-cell>
              <table:table-cell office:value-type="float" office:value="96334">
                <text:p>96334</text:p>
              </table:table-cell>
              <table:table-cell office:value-type="float" office:value="76794">
                <text:p>76794</text:p>
              </table:table-cell>
              <table:table-cell office:value-type="float" office:value="81256">
                <text:p>81256</text:p>
              </table:table-cell>
              <table:table-cell office:value-type="float" office:value="81816">
                <text:p>81816</text:p>
              </table:table-cell>
              <table:table-cell office:value-type="float" office:value="82710">
                <text:p>82710</text:p>
              </table:table-cell>
              <table:table-cell office:value-type="float" office:value="100672">
                <text:p>100672</text:p>
              </table:table-cell>
              <table:table-cell office:value-type="float" office:value="81196">
                <text:p>81196</text:p>
              </table:table-cell>
              <table:table-cell office:value-type="float" office:value="79639">
                <text:p>79639</text:p>
              </table:table-cell>
              <table:table-cell office:value-type="float" office:value="81493">
                <text:p>81493</text:p>
              </table:table-cell>
              <table:table-cell office:value-type="float" office:value="85259">
                <text:p>85259</text:p>
              </table:table-cell>
              <table:table-cell office:value-type="float" office:value="82372">
                <text:p>82372</text:p>
              </table:table-cell>
              <table:table-cell office:value-type="float" office:value="80920">
                <text:p>80920</text:p>
              </table:table-cell>
              <table:table-cell office:value-type="float" office:value="90192">
                <text:p>901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914">
                <text:p>77914</text:p>
              </table:table-cell>
              <table:table-cell office:value-type="float" office:value="85778">
                <text:p>85778</text:p>
              </table:table-cell>
              <table:table-cell office:value-type="float" office:value="82821">
                <text:p>82821</text:p>
              </table:table-cell>
              <table:table-cell office:value-type="float" office:value="80496">
                <text:p>80496</text:p>
              </table:table-cell>
              <table:table-cell office:value-type="float" office:value="83392">
                <text:p>83392</text:p>
              </table:table-cell>
              <table:table-cell office:value-type="float" office:value="83638">
                <text:p>83638</text:p>
              </table:table-cell>
              <table:table-cell office:value-type="float" office:value="80133">
                <text:p>80133</text:p>
              </table:table-cell>
              <table:table-cell office:value-type="float" office:value="74782">
                <text:p>74782</text:p>
              </table:table-cell>
              <table:table-cell office:value-type="float" office:value="85610">
                <text:p>85610</text:p>
              </table:table-cell>
              <table:table-cell office:value-type="float" office:value="81280">
                <text:p>81280</text:p>
              </table:table-cell>
              <table:table-cell office:value-type="float" office:value="85447">
                <text:p>85447</text:p>
              </table:table-cell>
              <table:table-cell office:value-type="float" office:value="78468">
                <text:p>78468</text:p>
              </table:table-cell>
              <table:table-cell office:value-type="float" office:value="83433">
                <text:p>83433</text:p>
              </table:table-cell>
              <table:table-cell office:value-type="float" office:value="90548">
                <text:p>90548</text:p>
              </table:table-cell>
              <table:table-cell office:value-type="float" office:value="87170">
                <text:p>87170</text:p>
              </table:table-cell>
              <table:table-cell office:value-type="float" office:value="82831">
                <text:p>82831</text:p>
              </table:table-cell>
              <table:table-cell office:value-type="float" office:value="80449">
                <text:p>80449</text:p>
              </table:table-cell>
              <table:table-cell office:value-type="float" office:value="96334">
                <text:p>96334</text:p>
              </table:table-cell>
              <table:table-cell office:value-type="float" office:value="76794">
                <text:p>76794</text:p>
              </table:table-cell>
              <table:table-cell office:value-type="float" office:value="81256">
                <text:p>81256</text:p>
              </table:table-cell>
              <table:table-cell office:value-type="float" office:value="81816">
                <text:p>81816</text:p>
              </table:table-cell>
              <table:table-cell office:value-type="float" office:value="82710">
                <text:p>82710</text:p>
              </table:table-cell>
              <table:table-cell office:value-type="float" office:value="95149">
                <text:p>95149</text:p>
              </table:table-cell>
              <table:table-cell office:value-type="float" office:value="81196">
                <text:p>81196</text:p>
              </table:table-cell>
              <table:table-cell office:value-type="float" office:value="79639">
                <text:p>79639</text:p>
              </table:table-cell>
              <table:table-cell office:value-type="float" office:value="81493">
                <text:p>81493</text:p>
              </table:table-cell>
              <table:table-cell office:value-type="float" office:value="85259">
                <text:p>85259</text:p>
              </table:table-cell>
              <table:table-cell office:value-type="float" office:value="82372">
                <text:p>82372</text:p>
              </table:table-cell>
              <table:table-cell office:value-type="float" office:value="80920">
                <text:p>80920</text:p>
              </table:table-cell>
              <table:table-cell office:value-type="float" office:value="87345">
                <text:p>87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914">
                <text:p>77914</text:p>
              </table:table-cell>
              <table:table-cell office:value-type="float" office:value="85778">
                <text:p>85778</text:p>
              </table:table-cell>
              <table:table-cell office:value-type="float" office:value="82821">
                <text:p>82821</text:p>
              </table:table-cell>
              <table:table-cell office:value-type="float" office:value="80496">
                <text:p>80496</text:p>
              </table:table-cell>
              <table:table-cell office:value-type="float" office:value="83392">
                <text:p>83392</text:p>
              </table:table-cell>
              <table:table-cell office:value-type="float" office:value="83638">
                <text:p>83638</text:p>
              </table:table-cell>
              <table:table-cell office:value-type="float" office:value="80133">
                <text:p>80133</text:p>
              </table:table-cell>
              <table:table-cell office:value-type="float" office:value="74782">
                <text:p>74782</text:p>
              </table:table-cell>
              <table:table-cell office:value-type="float" office:value="85610">
                <text:p>85610</text:p>
              </table:table-cell>
              <table:table-cell office:value-type="float" office:value="81280">
                <text:p>81280</text:p>
              </table:table-cell>
              <table:table-cell office:value-type="float" office:value="85447">
                <text:p>85447</text:p>
              </table:table-cell>
              <table:table-cell office:value-type="float" office:value="78468">
                <text:p>78468</text:p>
              </table:table-cell>
              <table:table-cell office:value-type="float" office:value="83433">
                <text:p>83433</text:p>
              </table:table-cell>
              <table:table-cell office:value-type="float" office:value="90548">
                <text:p>90548</text:p>
              </table:table-cell>
              <table:table-cell office:value-type="float" office:value="87170">
                <text:p>87170</text:p>
              </table:table-cell>
              <table:table-cell office:value-type="float" office:value="82831">
                <text:p>82831</text:p>
              </table:table-cell>
              <table:table-cell office:value-type="float" office:value="80449">
                <text:p>80449</text:p>
              </table:table-cell>
              <table:table-cell office:value-type="float" office:value="96334">
                <text:p>96334</text:p>
              </table:table-cell>
              <table:table-cell office:value-type="float" office:value="76794">
                <text:p>76794</text:p>
              </table:table-cell>
              <table:table-cell office:value-type="float" office:value="81256">
                <text:p>81256</text:p>
              </table:table-cell>
              <table:table-cell office:value-type="float" office:value="81816">
                <text:p>81816</text:p>
              </table:table-cell>
              <table:table-cell office:value-type="float" office:value="82533">
                <text:p>82533</text:p>
              </table:table-cell>
              <table:table-cell office:value-type="float" office:value="88399">
                <text:p>88399</text:p>
              </table:table-cell>
              <table:table-cell office:value-type="float" office:value="81196">
                <text:p>81196</text:p>
              </table:table-cell>
              <table:table-cell office:value-type="float" office:value="79639">
                <text:p>79639</text:p>
              </table:table-cell>
              <table:table-cell office:value-type="float" office:value="81493">
                <text:p>81493</text:p>
              </table:table-cell>
              <table:table-cell office:value-type="float" office:value="85259">
                <text:p>85259</text:p>
              </table:table-cell>
              <table:table-cell office:value-type="float" office:value="82372">
                <text:p>82372</text:p>
              </table:table-cell>
              <table:table-cell office:value-type="float" office:value="80920">
                <text:p>80920</text:p>
              </table:table-cell>
              <table:table-cell office:value-type="float" office:value="87345">
                <text:p>873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914">
                <text:p>77914</text:p>
              </table:table-cell>
              <table:table-cell office:value-type="float" office:value="85778">
                <text:p>85778</text:p>
              </table:table-cell>
              <table:table-cell office:value-type="float" office:value="81642">
                <text:p>81642</text:p>
              </table:table-cell>
              <table:table-cell office:value-type="float" office:value="80496">
                <text:p>80496</text:p>
              </table:table-cell>
              <table:table-cell office:value-type="float" office:value="78181">
                <text:p>78181</text:p>
              </table:table-cell>
              <table:table-cell office:value-type="float" office:value="83638">
                <text:p>83638</text:p>
              </table:table-cell>
              <table:table-cell office:value-type="float" office:value="80133">
                <text:p>80133</text:p>
              </table:table-cell>
              <table:table-cell office:value-type="float" office:value="74782">
                <text:p>74782</text:p>
              </table:table-cell>
              <table:table-cell office:value-type="float" office:value="85610">
                <text:p>85610</text:p>
              </table:table-cell>
              <table:table-cell office:value-type="float" office:value="81280">
                <text:p>81280</text:p>
              </table:table-cell>
              <table:table-cell office:value-type="float" office:value="85447">
                <text:p>85447</text:p>
              </table:table-cell>
              <table:table-cell office:value-type="float" office:value="78468">
                <text:p>78468</text:p>
              </table:table-cell>
              <table:table-cell office:value-type="float" office:value="83433">
                <text:p>83433</text:p>
              </table:table-cell>
              <table:table-cell office:value-type="float" office:value="88472">
                <text:p>88472</text:p>
              </table:table-cell>
              <table:table-cell office:value-type="float" office:value="87170">
                <text:p>87170</text:p>
              </table:table-cell>
              <table:table-cell office:value-type="float" office:value="82831">
                <text:p>82831</text:p>
              </table:table-cell>
              <table:table-cell office:value-type="float" office:value="80449">
                <text:p>80449</text:p>
              </table:table-cell>
              <table:table-cell office:value-type="float" office:value="96334">
                <text:p>96334</text:p>
              </table:table-cell>
              <table:table-cell office:value-type="float" office:value="76794">
                <text:p>76794</text:p>
              </table:table-cell>
              <table:table-cell office:value-type="float" office:value="81256">
                <text:p>81256</text:p>
              </table:table-cell>
              <table:table-cell office:value-type="float" office:value="81816">
                <text:p>81816</text:p>
              </table:table-cell>
              <table:table-cell office:value-type="float" office:value="82533">
                <text:p>82533</text:p>
              </table:table-cell>
              <table:table-cell office:value-type="float" office:value="86049">
                <text:p>86049</text:p>
              </table:table-cell>
              <table:table-cell office:value-type="float" office:value="81196">
                <text:p>81196</text:p>
              </table:table-cell>
              <table:table-cell office:value-type="float" office:value="79639">
                <text:p>79639</text:p>
              </table:table-cell>
              <table:table-cell office:value-type="float" office:value="81493">
                <text:p>81493</text:p>
              </table:table-cell>
              <table:table-cell office:value-type="float" office:value="85259">
                <text:p>85259</text:p>
              </table:table-cell>
              <table:table-cell office:value-type="float" office:value="82372">
                <text:p>82372</text:p>
              </table:table-cell>
              <table:table-cell office:value-type="float" office:value="80920">
                <text:p>80920</text:p>
              </table:table-cell>
              <table:table-cell office:value-type="float" office:value="87345">
                <text:p>873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1.968cm" svg:height="12.803cm" xlink:href=".." xlink:type="simple" chart:class="chart:line" chart:style-name="ch1">
        <chart:title svg:x="14.842cm" svg:y="0.392cm" chart:style-name="ch2">
          <text:p>GSM2-272</text:p>
        </chart:title>
        <chart:subtitle svg:x="15.358cm" svg:y="1.453cm" chart:style-name="ch3">
          <text:p>|F|=39</text:p>
        </chart:subtitle>
        <chart:plot-area chart:style-name="ch4" table:cell-range-address="Hoja8.A1:Hoja8.AD26" svg:x="0.639cm" svg:y="2.418cm" svg:width="30.69cm" svg:height="10.129cm">
          <chartooo:coordinate-region svg:x="1.816cm" svg:y="2.617cm" svg:width="29.326cm" svg:height="9.28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8.A1:Hoja8.A26" chart:class="chart:line">
            <chart:data-point chart:repeated="26"/>
          </chart:series>
          <chart:series chart:style-name="ch8" chart:values-cell-range-address="Hoja8.B1:Hoja8.B26" chart:class="chart:line">
            <chart:data-point chart:repeated="26"/>
          </chart:series>
          <chart:series chart:style-name="ch9" chart:values-cell-range-address="Hoja8.C1:Hoja8.C26" chart:class="chart:line">
            <chart:data-point chart:repeated="26"/>
          </chart:series>
          <chart:series chart:style-name="ch10" chart:values-cell-range-address="Hoja8.D1:Hoja8.D26" chart:class="chart:line">
            <chart:data-point chart:repeated="26"/>
          </chart:series>
          <chart:series chart:style-name="ch11" chart:values-cell-range-address="Hoja8.E1:Hoja8.E26" chart:class="chart:line">
            <chart:data-point chart:repeated="26"/>
          </chart:series>
          <chart:series chart:style-name="ch12" chart:values-cell-range-address="Hoja8.F1:Hoja8.F26" chart:class="chart:line">
            <chart:data-point chart:repeated="26"/>
          </chart:series>
          <chart:series chart:style-name="ch13" chart:values-cell-range-address="Hoja8.G1:Hoja8.G26" chart:class="chart:line">
            <chart:data-point chart:repeated="26"/>
          </chart:series>
          <chart:series chart:style-name="ch14" chart:values-cell-range-address="Hoja8.H1:Hoja8.H26" chart:class="chart:line">
            <chart:data-point chart:repeated="26"/>
          </chart:series>
          <chart:series chart:style-name="ch15" chart:values-cell-range-address="Hoja8.I1:Hoja8.I26" chart:class="chart:line">
            <chart:data-point chart:repeated="26"/>
          </chart:series>
          <chart:series chart:style-name="ch16" chart:values-cell-range-address="Hoja8.J1:Hoja8.J26" chart:class="chart:line">
            <chart:data-point chart:repeated="26"/>
          </chart:series>
          <chart:series chart:style-name="ch17" chart:values-cell-range-address="Hoja8.K1:Hoja8.K26" chart:class="chart:line">
            <chart:data-point chart:repeated="26"/>
          </chart:series>
          <chart:series chart:style-name="ch18" chart:values-cell-range-address="Hoja8.L1:Hoja8.L26" chart:class="chart:line">
            <chart:data-point chart:repeated="26"/>
          </chart:series>
          <chart:series chart:style-name="ch19" chart:values-cell-range-address="Hoja8.M1:Hoja8.M26" chart:class="chart:line">
            <chart:data-point chart:repeated="26"/>
          </chart:series>
          <chart:series chart:style-name="ch20" chart:values-cell-range-address="Hoja8.N1:Hoja8.N26" chart:class="chart:line">
            <chart:data-point chart:repeated="26"/>
          </chart:series>
          <chart:series chart:style-name="ch21" chart:values-cell-range-address="Hoja8.O1:Hoja8.O26" chart:class="chart:line">
            <chart:data-point chart:repeated="26"/>
          </chart:series>
          <chart:series chart:style-name="ch10" chart:values-cell-range-address="Hoja8.P1:Hoja8.P26" chart:class="chart:line">
            <chart:data-point chart:repeated="26"/>
          </chart:series>
          <chart:series chart:style-name="ch11" chart:values-cell-range-address="Hoja8.Q1:Hoja8.Q26" chart:class="chart:line">
            <chart:data-point chart:repeated="26"/>
          </chart:series>
          <chart:series chart:style-name="ch12" chart:values-cell-range-address="Hoja8.R1:Hoja8.R26" chart:class="chart:line">
            <chart:data-point chart:repeated="26"/>
          </chart:series>
          <chart:series chart:style-name="ch13" chart:values-cell-range-address="Hoja8.S1:Hoja8.S26" chart:class="chart:line">
            <chart:data-point chart:repeated="26"/>
          </chart:series>
          <chart:series chart:style-name="ch14" chart:values-cell-range-address="Hoja8.T1:Hoja8.T26" chart:class="chart:line">
            <chart:data-point chart:repeated="26"/>
          </chart:series>
          <chart:series chart:style-name="ch15" chart:values-cell-range-address="Hoja8.U1:Hoja8.U26" chart:class="chart:line">
            <chart:data-point chart:repeated="26"/>
          </chart:series>
          <chart:series chart:style-name="ch16" chart:values-cell-range-address="Hoja8.V1:Hoja8.V26" chart:class="chart:line">
            <chart:data-point chart:repeated="26"/>
          </chart:series>
          <chart:series chart:style-name="ch17" chart:values-cell-range-address="Hoja8.W1:Hoja8.W26" chart:class="chart:line">
            <chart:data-point chart:repeated="26"/>
          </chart:series>
          <chart:series chart:style-name="ch18" chart:values-cell-range-address="Hoja8.X1:Hoja8.X26" chart:class="chart:line">
            <chart:data-point chart:repeated="26"/>
          </chart:series>
          <chart:series chart:style-name="ch19" chart:values-cell-range-address="Hoja8.Y1:Hoja8.Y26" chart:class="chart:line">
            <chart:data-point chart:repeated="26"/>
          </chart:series>
          <chart:series chart:style-name="ch20" chart:values-cell-range-address="Hoja8.Z1:Hoja8.Z26" chart:class="chart:line">
            <chart:data-point chart:repeated="26"/>
          </chart:series>
          <chart:series chart:style-name="ch21" chart:values-cell-range-address="Hoja8.AA1:Hoja8.AA26" chart:class="chart:line">
            <chart:data-point chart:repeated="26"/>
          </chart:series>
          <chart:series chart:style-name="ch10" chart:values-cell-range-address="Hoja8.AB1:Hoja8.AB26" chart:class="chart:line">
            <chart:data-point chart:repeated="26"/>
          </chart:series>
          <chart:series chart:style-name="ch11" chart:values-cell-range-address="Hoja8.AC1:Hoja8.AC26" chart:class="chart:line">
            <chart:data-point chart:repeated="26"/>
          </chart:series>
          <chart:series chart:style-name="ch12" chart:values-cell-range-address="Hoja8.AD1:Hoja8.AD26" chart:class="chart:line">
            <chart:data-point chart:repeated="2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184">
                <text:p>58184</text:p>
                <draw:g>
                  <svg:desc>Hoja8.A1:Hoja8.A26</svg:desc>
                </draw:g>
              </table:table-cell>
              <table:table-cell office:value-type="float" office:value="60408">
                <text:p>60408</text:p>
                <draw:g>
                  <svg:desc>Hoja8.B1:Hoja8.B26</svg:desc>
                </draw:g>
              </table:table-cell>
              <table:table-cell office:value-type="float" office:value="57496">
                <text:p>57496</text:p>
                <draw:g>
                  <svg:desc>Hoja8.C1:Hoja8.C26</svg:desc>
                </draw:g>
              </table:table-cell>
              <table:table-cell office:value-type="float" office:value="63088">
                <text:p>63088</text:p>
                <draw:g>
                  <svg:desc>Hoja8.D1:Hoja8.D26</svg:desc>
                </draw:g>
              </table:table-cell>
              <table:table-cell office:value-type="float" office:value="52283">
                <text:p>52283</text:p>
                <draw:g>
                  <svg:desc>Hoja8.E1:Hoja8.E26</svg:desc>
                </draw:g>
              </table:table-cell>
              <table:table-cell office:value-type="float" office:value="60882">
                <text:p>60882</text:p>
                <draw:g>
                  <svg:desc>Hoja8.F1:Hoja8.F26</svg:desc>
                </draw:g>
              </table:table-cell>
              <table:table-cell office:value-type="float" office:value="55639">
                <text:p>55639</text:p>
                <draw:g>
                  <svg:desc>Hoja8.G1:Hoja8.G26</svg:desc>
                </draw:g>
              </table:table-cell>
              <table:table-cell office:value-type="float" office:value="63831">
                <text:p>63831</text:p>
                <draw:g>
                  <svg:desc>Hoja8.H1:Hoja8.H26</svg:desc>
                </draw:g>
              </table:table-cell>
              <table:table-cell office:value-type="float" office:value="57115">
                <text:p>57115</text:p>
                <draw:g>
                  <svg:desc>Hoja8.I1:Hoja8.I26</svg:desc>
                </draw:g>
              </table:table-cell>
              <table:table-cell office:value-type="float" office:value="53877">
                <text:p>53877</text:p>
                <draw:g>
                  <svg:desc>Hoja8.J1:Hoja8.J26</svg:desc>
                </draw:g>
              </table:table-cell>
              <table:table-cell office:value-type="float" office:value="55332">
                <text:p>55332</text:p>
                <draw:g>
                  <svg:desc>Hoja8.K1:Hoja8.K26</svg:desc>
                </draw:g>
              </table:table-cell>
              <table:table-cell office:value-type="float" office:value="55192">
                <text:p>55192</text:p>
                <draw:g>
                  <svg:desc>Hoja8.L1:Hoja8.L26</svg:desc>
                </draw:g>
              </table:table-cell>
              <table:table-cell office:value-type="float" office:value="56946">
                <text:p>56946</text:p>
                <draw:g>
                  <svg:desc>Hoja8.M1:Hoja8.M26</svg:desc>
                </draw:g>
              </table:table-cell>
              <table:table-cell office:value-type="float" office:value="55332">
                <text:p>55332</text:p>
                <draw:g>
                  <svg:desc>Hoja8.N1:Hoja8.N26</svg:desc>
                </draw:g>
              </table:table-cell>
              <table:table-cell office:value-type="float" office:value="56669">
                <text:p>56669</text:p>
                <draw:g>
                  <svg:desc>Hoja8.O1:Hoja8.O26</svg:desc>
                </draw:g>
              </table:table-cell>
              <table:table-cell office:value-type="float" office:value="57744">
                <text:p>57744</text:p>
                <draw:g>
                  <svg:desc>Hoja8.P1:Hoja8.P26</svg:desc>
                </draw:g>
              </table:table-cell>
              <table:table-cell office:value-type="float" office:value="54778">
                <text:p>54778</text:p>
                <draw:g>
                  <svg:desc>Hoja8.Q1:Hoja8.Q26</svg:desc>
                </draw:g>
              </table:table-cell>
              <table:table-cell office:value-type="float" office:value="53943">
                <text:p>53943</text:p>
                <draw:g>
                  <svg:desc>Hoja8.R1:Hoja8.R26</svg:desc>
                </draw:g>
              </table:table-cell>
              <table:table-cell office:value-type="float" office:value="58947">
                <text:p>58947</text:p>
                <draw:g>
                  <svg:desc>Hoja8.S1:Hoja8.S26</svg:desc>
                </draw:g>
              </table:table-cell>
              <table:table-cell office:value-type="float" office:value="56946">
                <text:p>56946</text:p>
                <draw:g>
                  <svg:desc>Hoja8.T1:Hoja8.T26</svg:desc>
                </draw:g>
              </table:table-cell>
              <table:table-cell office:value-type="float" office:value="54105">
                <text:p>54105</text:p>
                <draw:g>
                  <svg:desc>Hoja8.U1:Hoja8.U26</svg:desc>
                </draw:g>
              </table:table-cell>
              <table:table-cell office:value-type="float" office:value="55133">
                <text:p>55133</text:p>
                <draw:g>
                  <svg:desc>Hoja8.V1:Hoja8.V26</svg:desc>
                </draw:g>
              </table:table-cell>
              <table:table-cell office:value-type="float" office:value="52620">
                <text:p>52620</text:p>
                <draw:g>
                  <svg:desc>Hoja8.W1:Hoja8.W26</svg:desc>
                </draw:g>
              </table:table-cell>
              <table:table-cell office:value-type="float" office:value="61594">
                <text:p>61594</text:p>
                <draw:g>
                  <svg:desc>Hoja8.X1:Hoja8.X26</svg:desc>
                </draw:g>
              </table:table-cell>
              <table:table-cell office:value-type="float" office:value="63643">
                <text:p>63643</text:p>
                <draw:g>
                  <svg:desc>Hoja8.Y1:Hoja8.Y26</svg:desc>
                </draw:g>
              </table:table-cell>
              <table:table-cell office:value-type="float" office:value="51188">
                <text:p>51188</text:p>
                <draw:g>
                  <svg:desc>Hoja8.Z1:Hoja8.Z26</svg:desc>
                </draw:g>
              </table:table-cell>
              <table:table-cell office:value-type="float" office:value="53964">
                <text:p>53964</text:p>
                <draw:g>
                  <svg:desc>Hoja8.AA1:Hoja8.AA26</svg:desc>
                </draw:g>
              </table:table-cell>
              <table:table-cell office:value-type="float" office:value="62163">
                <text:p>62163</text:p>
                <draw:g>
                  <svg:desc>Hoja8.AB1:Hoja8.AB26</svg:desc>
                </draw:g>
              </table:table-cell>
              <table:table-cell office:value-type="float" office:value="60031">
                <text:p>60031</text:p>
                <draw:g>
                  <svg:desc>Hoja8.AC1:Hoja8.AC26</svg:desc>
                </draw:g>
              </table:table-cell>
              <table:table-cell office:value-type="float" office:value="61627">
                <text:p>61627</text:p>
                <draw:g>
                  <svg:desc>Hoja8.AD1:Hoja8.A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088">
                <text:p>57088</text:p>
              </table:table-cell>
              <table:table-cell office:value-type="float" office:value="59950">
                <text:p>59950</text:p>
              </table:table-cell>
              <table:table-cell office:value-type="float" office:value="54311">
                <text:p>54311</text:p>
              </table:table-cell>
              <table:table-cell office:value-type="float" office:value="63088">
                <text:p>63088</text:p>
              </table:table-cell>
              <table:table-cell office:value-type="float" office:value="51517">
                <text:p>51517</text:p>
              </table:table-cell>
              <table:table-cell office:value-type="float" office:value="58184">
                <text:p>58184</text:p>
              </table:table-cell>
              <table:table-cell office:value-type="float" office:value="54877">
                <text:p>54877</text:p>
              </table:table-cell>
              <table:table-cell office:value-type="float" office:value="61148">
                <text:p>61148</text:p>
              </table:table-cell>
              <table:table-cell office:value-type="float" office:value="54638">
                <text:p>54638</text:p>
              </table:table-cell>
              <table:table-cell office:value-type="float" office:value="53877">
                <text:p>53877</text:p>
              </table:table-cell>
              <table:table-cell office:value-type="float" office:value="50207">
                <text:p>50207</text:p>
              </table:table-cell>
              <table:table-cell office:value-type="float" office:value="53899">
                <text:p>53899</text:p>
              </table:table-cell>
              <table:table-cell office:value-type="float" office:value="55128">
                <text:p>55128</text:p>
              </table:table-cell>
              <table:table-cell office:value-type="float" office:value="50207">
                <text:p>50207</text:p>
              </table:table-cell>
              <table:table-cell office:value-type="float" office:value="54704">
                <text:p>54704</text:p>
              </table:table-cell>
              <table:table-cell office:value-type="float" office:value="55665">
                <text:p>55665</text:p>
              </table:table-cell>
              <table:table-cell office:value-type="float" office:value="50836">
                <text:p>50836</text:p>
              </table:table-cell>
              <table:table-cell office:value-type="float" office:value="53850">
                <text:p>53850</text:p>
              </table:table-cell>
              <table:table-cell office:value-type="float" office:value="57753">
                <text:p>57753</text:p>
              </table:table-cell>
              <table:table-cell office:value-type="float" office:value="52549">
                <text:p>52549</text:p>
              </table:table-cell>
              <table:table-cell office:value-type="float" office:value="52357">
                <text:p>52357</text:p>
              </table:table-cell>
              <table:table-cell office:value-type="float" office:value="54575">
                <text:p>54575</text:p>
              </table:table-cell>
              <table:table-cell office:value-type="float" office:value="49479">
                <text:p>49479</text:p>
              </table:table-cell>
              <table:table-cell office:value-type="float" office:value="59570">
                <text:p>59570</text:p>
              </table:table-cell>
              <table:table-cell office:value-type="float" office:value="61617">
                <text:p>61617</text:p>
              </table:table-cell>
              <table:table-cell office:value-type="float" office:value="46612">
                <text:p>46612</text:p>
              </table:table-cell>
              <table:table-cell office:value-type="float" office:value="53964">
                <text:p>53964</text:p>
              </table:table-cell>
              <table:table-cell office:value-type="float" office:value="56775">
                <text:p>56775</text:p>
              </table:table-cell>
              <table:table-cell office:value-type="float" office:value="56146">
                <text:p>56146</text:p>
              </table:table-cell>
              <table:table-cell office:value-type="float" office:value="52006">
                <text:p>52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634">
                <text:p>56634</text:p>
              </table:table-cell>
              <table:table-cell office:value-type="float" office:value="54294">
                <text:p>54294</text:p>
              </table:table-cell>
              <table:table-cell office:value-type="float" office:value="53166">
                <text:p>53166</text:p>
              </table:table-cell>
              <table:table-cell office:value-type="float" office:value="61809">
                <text:p>61809</text:p>
              </table:table-cell>
              <table:table-cell office:value-type="float" office:value="48148">
                <text:p>48148</text:p>
              </table:table-cell>
              <table:table-cell office:value-type="float" office:value="54189">
                <text:p>54189</text:p>
              </table:table-cell>
              <table:table-cell office:value-type="float" office:value="54197">
                <text:p>54197</text:p>
              </table:table-cell>
              <table:table-cell office:value-type="float" office:value="57186">
                <text:p>57186</text:p>
              </table:table-cell>
              <table:table-cell office:value-type="float" office:value="54638">
                <text:p>54638</text:p>
              </table:table-cell>
              <table:table-cell office:value-type="float" office:value="53051">
                <text:p>53051</text:p>
              </table:table-cell>
              <table:table-cell office:value-type="float" office:value="48127">
                <text:p>48127</text:p>
              </table:table-cell>
              <table:table-cell office:value-type="float" office:value="53899">
                <text:p>53899</text:p>
              </table:table-cell>
              <table:table-cell office:value-type="float" office:value="55128">
                <text:p>55128</text:p>
              </table:table-cell>
              <table:table-cell office:value-type="float" office:value="48127">
                <text:p>48127</text:p>
              </table:table-cell>
              <table:table-cell office:value-type="float" office:value="54704">
                <text:p>54704</text:p>
              </table:table-cell>
              <table:table-cell office:value-type="float" office:value="53963">
                <text:p>53963</text:p>
              </table:table-cell>
              <table:table-cell office:value-type="float" office:value="49754">
                <text:p>49754</text:p>
              </table:table-cell>
              <table:table-cell office:value-type="float" office:value="53850">
                <text:p>53850</text:p>
              </table:table-cell>
              <table:table-cell office:value-type="float" office:value="57224">
                <text:p>57224</text:p>
              </table:table-cell>
              <table:table-cell office:value-type="float" office:value="52239">
                <text:p>52239</text:p>
              </table:table-cell>
              <table:table-cell office:value-type="float" office:value="52357">
                <text:p>52357</text:p>
              </table:table-cell>
              <table:table-cell office:value-type="float" office:value="54399">
                <text:p>54399</text:p>
              </table:table-cell>
              <table:table-cell office:value-type="float" office:value="49479">
                <text:p>49479</text:p>
              </table:table-cell>
              <table:table-cell office:value-type="float" office:value="58911">
                <text:p>58911</text:p>
              </table:table-cell>
              <table:table-cell office:value-type="float" office:value="59326">
                <text:p>59326</text:p>
              </table:table-cell>
              <table:table-cell office:value-type="float" office:value="46425">
                <text:p>46425</text:p>
              </table:table-cell>
              <table:table-cell office:value-type="float" office:value="53067">
                <text:p>53067</text:p>
              </table:table-cell>
              <table:table-cell office:value-type="float" office:value="55384">
                <text:p>55384</text:p>
              </table:table-cell>
              <table:table-cell office:value-type="float" office:value="53609">
                <text:p>53609</text:p>
              </table:table-cell>
              <table:table-cell office:value-type="float" office:value="52006">
                <text:p>52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107">
                <text:p>54107</text:p>
              </table:table-cell>
              <table:table-cell office:value-type="float" office:value="54294">
                <text:p>54294</text:p>
              </table:table-cell>
              <table:table-cell office:value-type="float" office:value="53166">
                <text:p>53166</text:p>
              </table:table-cell>
              <table:table-cell office:value-type="float" office:value="61809">
                <text:p>61809</text:p>
              </table:table-cell>
              <table:table-cell office:value-type="float" office:value="48148">
                <text:p>48148</text:p>
              </table:table-cell>
              <table:table-cell office:value-type="float" office:value="53128">
                <text:p>53128</text:p>
              </table:table-cell>
              <table:table-cell office:value-type="float" office:value="53284">
                <text:p>53284</text:p>
              </table:table-cell>
              <table:table-cell office:value-type="float" office:value="55617">
                <text:p>55617</text:p>
              </table:table-cell>
              <table:table-cell office:value-type="float" office:value="54168">
                <text:p>54168</text:p>
              </table:table-cell>
              <table:table-cell office:value-type="float" office:value="53051">
                <text:p>53051</text:p>
              </table:table-cell>
              <table:table-cell office:value-type="float" office:value="47923">
                <text:p>47923</text:p>
              </table:table-cell>
              <table:table-cell office:value-type="float" office:value="53545">
                <text:p>53545</text:p>
              </table:table-cell>
              <table:table-cell office:value-type="float" office:value="54240">
                <text:p>54240</text:p>
              </table:table-cell>
              <table:table-cell office:value-type="float" office:value="47923">
                <text:p>47923</text:p>
              </table:table-cell>
              <table:table-cell office:value-type="float" office:value="54704">
                <text:p>54704</text:p>
              </table:table-cell>
              <table:table-cell office:value-type="float" office:value="53963">
                <text:p>53963</text:p>
              </table:table-cell>
              <table:table-cell office:value-type="float" office:value="48377">
                <text:p>48377</text:p>
              </table:table-cell>
              <table:table-cell office:value-type="float" office:value="51839">
                <text:p>51839</text:p>
              </table:table-cell>
              <table:table-cell office:value-type="float" office:value="57224">
                <text:p>57224</text:p>
              </table:table-cell>
              <table:table-cell office:value-type="float" office:value="50246">
                <text:p>50246</text:p>
              </table:table-cell>
              <table:table-cell office:value-type="float" office:value="52357">
                <text:p>52357</text:p>
              </table:table-cell>
              <table:table-cell office:value-type="float" office:value="52962">
                <text:p>52962</text:p>
              </table:table-cell>
              <table:table-cell office:value-type="float" office:value="49479">
                <text:p>49479</text:p>
              </table:table-cell>
              <table:table-cell office:value-type="float" office:value="56505">
                <text:p>56505</text:p>
              </table:table-cell>
              <table:table-cell office:value-type="float" office:value="53255">
                <text:p>53255</text:p>
              </table:table-cell>
              <table:table-cell office:value-type="float" office:value="46425">
                <text:p>46425</text:p>
              </table:table-cell>
              <table:table-cell office:value-type="float" office:value="52265">
                <text:p>52265</text:p>
              </table:table-cell>
              <table:table-cell office:value-type="float" office:value="54055">
                <text:p>54055</text:p>
              </table:table-cell>
              <table:table-cell office:value-type="float" office:value="53128">
                <text:p>53128</text:p>
              </table:table-cell>
              <table:table-cell office:value-type="float" office:value="52006">
                <text:p>52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107">
                <text:p>54107</text:p>
              </table:table-cell>
              <table:table-cell office:value-type="float" office:value="54294">
                <text:p>54294</text:p>
              </table:table-cell>
              <table:table-cell office:value-type="float" office:value="50626">
                <text:p>50626</text:p>
              </table:table-cell>
              <table:table-cell office:value-type="float" office:value="61809">
                <text:p>61809</text:p>
              </table:table-cell>
              <table:table-cell office:value-type="float" office:value="48148">
                <text:p>48148</text:p>
              </table:table-cell>
              <table:table-cell office:value-type="float" office:value="53128">
                <text:p>53128</text:p>
              </table:table-cell>
              <table:table-cell office:value-type="float" office:value="52841">
                <text:p>52841</text:p>
              </table:table-cell>
              <table:table-cell office:value-type="float" office:value="50769">
                <text:p>50769</text:p>
              </table:table-cell>
              <table:table-cell office:value-type="float" office:value="54168">
                <text:p>54168</text:p>
              </table:table-cell>
              <table:table-cell office:value-type="float" office:value="53051">
                <text:p>53051</text:p>
              </table:table-cell>
              <table:table-cell office:value-type="float" office:value="47923">
                <text:p>47923</text:p>
              </table:table-cell>
              <table:table-cell office:value-type="float" office:value="52357">
                <text:p>52357</text:p>
              </table:table-cell>
              <table:table-cell office:value-type="float" office:value="53531">
                <text:p>53531</text:p>
              </table:table-cell>
              <table:table-cell office:value-type="float" office:value="47923">
                <text:p>47923</text:p>
              </table:table-cell>
              <table:table-cell office:value-type="float" office:value="54704">
                <text:p>54704</text:p>
              </table:table-cell>
              <table:table-cell office:value-type="float" office:value="53963">
                <text:p>53963</text:p>
              </table:table-cell>
              <table:table-cell office:value-type="float" office:value="48112">
                <text:p>48112</text:p>
              </table:table-cell>
              <table:table-cell office:value-type="float" office:value="50200">
                <text:p>50200</text:p>
              </table:table-cell>
              <table:table-cell office:value-type="float" office:value="57224">
                <text:p>57224</text:p>
              </table:table-cell>
              <table:table-cell office:value-type="float" office:value="48385">
                <text:p>48385</text:p>
              </table:table-cell>
              <table:table-cell office:value-type="float" office:value="52357">
                <text:p>52357</text:p>
              </table:table-cell>
              <table:table-cell office:value-type="float" office:value="49180">
                <text:p>49180</text:p>
              </table:table-cell>
              <table:table-cell office:value-type="float" office:value="49479">
                <text:p>49479</text:p>
              </table:table-cell>
              <table:table-cell office:value-type="float" office:value="55174">
                <text:p>55174</text:p>
              </table:table-cell>
              <table:table-cell office:value-type="float" office:value="53255">
                <text:p>53255</text:p>
              </table:table-cell>
              <table:table-cell office:value-type="float" office:value="46425">
                <text:p>46425</text:p>
              </table:table-cell>
              <table:table-cell office:value-type="float" office:value="52074">
                <text:p>52074</text:p>
              </table:table-cell>
              <table:table-cell office:value-type="float" office:value="54055">
                <text:p>54055</text:p>
              </table:table-cell>
              <table:table-cell office:value-type="float" office:value="53128">
                <text:p>53128</text:p>
              </table:table-cell>
              <table:table-cell office:value-type="float" office:value="52006">
                <text:p>52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973">
                <text:p>53973</text:p>
              </table:table-cell>
              <table:table-cell office:value-type="float" office:value="54294">
                <text:p>54294</text:p>
              </table:table-cell>
              <table:table-cell office:value-type="float" office:value="50626">
                <text:p>50626</text:p>
              </table:table-cell>
              <table:table-cell office:value-type="float" office:value="61809">
                <text:p>61809</text:p>
              </table:table-cell>
              <table:table-cell office:value-type="float" office:value="48148">
                <text:p>48148</text:p>
              </table:table-cell>
              <table:table-cell office:value-type="float" office:value="53128">
                <text:p>53128</text:p>
              </table:table-cell>
              <table:table-cell office:value-type="float" office:value="52543">
                <text:p>52543</text:p>
              </table:table-cell>
              <table:table-cell office:value-type="float" office:value="50769">
                <text:p>50769</text:p>
              </table:table-cell>
              <table:table-cell office:value-type="float" office:value="54168">
                <text:p>54168</text:p>
              </table:table-cell>
              <table:table-cell office:value-type="float" office:value="50632">
                <text:p>50632</text:p>
              </table:table-cell>
              <table:table-cell office:value-type="float" office:value="47923">
                <text:p>47923</text:p>
              </table:table-cell>
              <table:table-cell office:value-type="float" office:value="51520">
                <text:p>51520</text:p>
              </table:table-cell>
              <table:table-cell office:value-type="float" office:value="52112">
                <text:p>52112</text:p>
              </table:table-cell>
              <table:table-cell office:value-type="float" office:value="47923">
                <text:p>47923</text:p>
              </table:table-cell>
              <table:table-cell office:value-type="float" office:value="54704">
                <text:p>54704</text:p>
              </table:table-cell>
              <table:table-cell office:value-type="float" office:value="53963">
                <text:p>53963</text:p>
              </table:table-cell>
              <table:table-cell office:value-type="float" office:value="46974">
                <text:p>46974</text:p>
              </table:table-cell>
              <table:table-cell office:value-type="float" office:value="49188">
                <text:p>49188</text:p>
              </table:table-cell>
              <table:table-cell office:value-type="float" office:value="57224">
                <text:p>57224</text:p>
              </table:table-cell>
              <table:table-cell office:value-type="float" office:value="48385">
                <text:p>48385</text:p>
              </table:table-cell>
              <table:table-cell office:value-type="float" office:value="52357">
                <text:p>52357</text:p>
              </table:table-cell>
              <table:table-cell office:value-type="float" office:value="49180">
                <text:p>49180</text:p>
              </table:table-cell>
              <table:table-cell office:value-type="float" office:value="49479">
                <text:p>49479</text:p>
              </table:table-cell>
              <table:table-cell office:value-type="float" office:value="55174">
                <text:p>55174</text:p>
              </table:table-cell>
              <table:table-cell office:value-type="float" office:value="53255">
                <text:p>53255</text:p>
              </table:table-cell>
              <table:table-cell office:value-type="float" office:value="46425">
                <text:p>46425</text:p>
              </table:table-cell>
              <table:table-cell office:value-type="float" office:value="51409">
                <text:p>51409</text:p>
              </table:table-cell>
              <table:table-cell office:value-type="float" office:value="54055">
                <text:p>54055</text:p>
              </table:table-cell>
              <table:table-cell office:value-type="float" office:value="53128">
                <text:p>53128</text:p>
              </table:table-cell>
              <table:table-cell office:value-type="float" office:value="52006">
                <text:p>52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643">
                <text:p>53643</text:p>
              </table:table-cell>
              <table:table-cell office:value-type="float" office:value="54294">
                <text:p>54294</text:p>
              </table:table-cell>
              <table:table-cell office:value-type="float" office:value="49992">
                <text:p>49992</text:p>
              </table:table-cell>
              <table:table-cell office:value-type="float" office:value="61131">
                <text:p>61131</text:p>
              </table:table-cell>
              <table:table-cell office:value-type="float" office:value="48148">
                <text:p>48148</text:p>
              </table:table-cell>
              <table:table-cell office:value-type="float" office:value="53128">
                <text:p>53128</text:p>
              </table:table-cell>
              <table:table-cell office:value-type="float" office:value="52543">
                <text:p>52543</text:p>
              </table:table-cell>
              <table:table-cell office:value-type="float" office:value="50621">
                <text:p>50621</text:p>
              </table:table-cell>
              <table:table-cell office:value-type="float" office:value="52802">
                <text:p>52802</text:p>
              </table:table-cell>
              <table:table-cell office:value-type="float" office:value="50632">
                <text:p>50632</text:p>
              </table:table-cell>
              <table:table-cell office:value-type="float" office:value="47923">
                <text:p>47923</text:p>
              </table:table-cell>
              <table:table-cell office:value-type="float" office:value="48948">
                <text:p>48948</text:p>
              </table:table-cell>
              <table:table-cell office:value-type="float" office:value="51382">
                <text:p>51382</text:p>
              </table:table-cell>
              <table:table-cell office:value-type="float" office:value="47923">
                <text:p>47923</text:p>
              </table:table-cell>
              <table:table-cell office:value-type="float" office:value="54704">
                <text:p>54704</text:p>
              </table:table-cell>
              <table:table-cell office:value-type="float" office:value="53963">
                <text:p>53963</text:p>
              </table:table-cell>
              <table:table-cell office:value-type="float" office:value="46974">
                <text:p>46974</text:p>
              </table:table-cell>
              <table:table-cell office:value-type="float" office:value="48482">
                <text:p>48482</text:p>
              </table:table-cell>
              <table:table-cell office:value-type="float" office:value="55636">
                <text:p>55636</text:p>
              </table:table-cell>
              <table:table-cell office:value-type="float" office:value="48385">
                <text:p>48385</text:p>
              </table:table-cell>
              <table:table-cell office:value-type="float" office:value="50731">
                <text:p>50731</text:p>
              </table:table-cell>
              <table:table-cell office:value-type="float" office:value="49180">
                <text:p>49180</text:p>
              </table:table-cell>
              <table:table-cell office:value-type="float" office:value="49479">
                <text:p>49479</text:p>
              </table:table-cell>
              <table:table-cell office:value-type="float" office:value="53679">
                <text:p>53679</text:p>
              </table:table-cell>
              <table:table-cell office:value-type="float" office:value="53255">
                <text:p>53255</text:p>
              </table:table-cell>
              <table:table-cell office:value-type="float" office:value="46425">
                <text:p>46425</text:p>
              </table:table-cell>
              <table:table-cell office:value-type="float" office:value="48501">
                <text:p>48501</text:p>
              </table:table-cell>
              <table:table-cell office:value-type="float" office:value="54055">
                <text:p>54055</text:p>
              </table:table-cell>
              <table:table-cell office:value-type="float" office:value="53128">
                <text:p>53128</text:p>
              </table:table-cell>
              <table:table-cell office:value-type="float" office:value="52006">
                <text:p>52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643">
                <text:p>53643</text:p>
              </table:table-cell>
              <table:table-cell office:value-type="float" office:value="54294">
                <text:p>54294</text:p>
              </table:table-cell>
              <table:table-cell office:value-type="float" office:value="49992">
                <text:p>49992</text:p>
              </table:table-cell>
              <table:table-cell office:value-type="float" office:value="59074">
                <text:p>59074</text:p>
              </table:table-cell>
              <table:table-cell office:value-type="float" office:value="48148">
                <text:p>48148</text:p>
              </table:table-cell>
              <table:table-cell office:value-type="float" office:value="53128">
                <text:p>53128</text:p>
              </table:table-cell>
              <table:table-cell office:value-type="float" office:value="51667">
                <text:p>51667</text:p>
              </table:table-cell>
              <table:table-cell office:value-type="float" office:value="50621">
                <text:p>50621</text:p>
              </table:table-cell>
              <table:table-cell office:value-type="float" office:value="52528">
                <text:p>52528</text:p>
              </table:table-cell>
              <table:table-cell office:value-type="float" office:value="50632">
                <text:p>50632</text:p>
              </table:table-cell>
              <table:table-cell office:value-type="float" office:value="47565">
                <text:p>47565</text:p>
              </table:table-cell>
              <table:table-cell office:value-type="float" office:value="48594">
                <text:p>48594</text:p>
              </table:table-cell>
              <table:table-cell office:value-type="float" office:value="51382">
                <text:p>51382</text:p>
              </table:table-cell>
              <table:table-cell office:value-type="float" office:value="47565">
                <text:p>47565</text:p>
              </table:table-cell>
              <table:table-cell office:value-type="float" office:value="54704">
                <text:p>54704</text:p>
              </table:table-cell>
              <table:table-cell office:value-type="float" office:value="53963">
                <text:p>53963</text:p>
              </table:table-cell>
              <table:table-cell office:value-type="float" office:value="46974">
                <text:p>46974</text:p>
              </table:table-cell>
              <table:table-cell office:value-type="float" office:value="45802">
                <text:p>45802</text:p>
              </table:table-cell>
              <table:table-cell office:value-type="float" office:value="55636">
                <text:p>55636</text:p>
              </table:table-cell>
              <table:table-cell office:value-type="float" office:value="48385">
                <text:p>48385</text:p>
              </table:table-cell>
              <table:table-cell office:value-type="float" office:value="50731">
                <text:p>50731</text:p>
              </table:table-cell>
              <table:table-cell office:value-type="float" office:value="49180">
                <text:p>49180</text:p>
              </table:table-cell>
              <table:table-cell office:value-type="float" office:value="49479">
                <text:p>49479</text:p>
              </table:table-cell>
              <table:table-cell office:value-type="float" office:value="53346">
                <text:p>53346</text:p>
              </table:table-cell>
              <table:table-cell office:value-type="float" office:value="53255">
                <text:p>53255</text:p>
              </table:table-cell>
              <table:table-cell office:value-type="float" office:value="46425">
                <text:p>46425</text:p>
              </table:table-cell>
              <table:table-cell office:value-type="float" office:value="46046">
                <text:p>46046</text:p>
              </table:table-cell>
              <table:table-cell office:value-type="float" office:value="54055">
                <text:p>54055</text:p>
              </table:table-cell>
              <table:table-cell office:value-type="float" office:value="53128">
                <text:p>53128</text:p>
              </table:table-cell>
              <table:table-cell office:value-type="float" office:value="52006">
                <text:p>52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643">
                <text:p>53643</text:p>
              </table:table-cell>
              <table:table-cell office:value-type="float" office:value="54294">
                <text:p>54294</text:p>
              </table:table-cell>
              <table:table-cell office:value-type="float" office:value="47770">
                <text:p>47770</text:p>
              </table:table-cell>
              <table:table-cell office:value-type="float" office:value="59074">
                <text:p>59074</text:p>
              </table:table-cell>
              <table:table-cell office:value-type="float" office:value="48148">
                <text:p>48148</text:p>
              </table:table-cell>
              <table:table-cell office:value-type="float" office:value="53128">
                <text:p>53128</text:p>
              </table:table-cell>
              <table:table-cell office:value-type="float" office:value="50790">
                <text:p>50790</text:p>
              </table:table-cell>
              <table:table-cell office:value-type="float" office:value="50621">
                <text:p>50621</text:p>
              </table:table-cell>
              <table:table-cell office:value-type="float" office:value="49940">
                <text:p>49940</text:p>
              </table:table-cell>
              <table:table-cell office:value-type="float" office:value="49275">
                <text:p>49275</text:p>
              </table:table-cell>
              <table:table-cell office:value-type="float" office:value="47565">
                <text:p>47565</text:p>
              </table:table-cell>
              <table:table-cell office:value-type="float" office:value="48594">
                <text:p>48594</text:p>
              </table:table-cell>
              <table:table-cell office:value-type="float" office:value="48021">
                <text:p>48021</text:p>
              </table:table-cell>
              <table:table-cell office:value-type="float" office:value="47565">
                <text:p>47565</text:p>
              </table:table-cell>
              <table:table-cell office:value-type="float" office:value="54704">
                <text:p>54704</text:p>
              </table:table-cell>
              <table:table-cell office:value-type="float" office:value="53963">
                <text:p>53963</text:p>
              </table:table-cell>
              <table:table-cell office:value-type="float" office:value="46974">
                <text:p>46974</text:p>
              </table:table-cell>
              <table:table-cell office:value-type="float" office:value="45802">
                <text:p>45802</text:p>
              </table:table-cell>
              <table:table-cell office:value-type="float" office:value="55636">
                <text:p>55636</text:p>
              </table:table-cell>
              <table:table-cell office:value-type="float" office:value="48385">
                <text:p>48385</text:p>
              </table:table-cell>
              <table:table-cell office:value-type="float" office:value="50731">
                <text:p>50731</text:p>
              </table:table-cell>
              <table:table-cell office:value-type="float" office:value="49180">
                <text:p>49180</text:p>
              </table:table-cell>
              <table:table-cell office:value-type="float" office:value="49479">
                <text:p>49479</text:p>
              </table:table-cell>
              <table:table-cell office:value-type="float" office:value="53346">
                <text:p>53346</text:p>
              </table:table-cell>
              <table:table-cell office:value-type="float" office:value="53255">
                <text:p>53255</text:p>
              </table:table-cell>
              <table:table-cell office:value-type="float" office:value="46425">
                <text:p>46425</text:p>
              </table:table-cell>
              <table:table-cell office:value-type="float" office:value="43828">
                <text:p>43828</text:p>
              </table:table-cell>
              <table:table-cell office:value-type="float" office:value="54055">
                <text:p>54055</text:p>
              </table:table-cell>
              <table:table-cell office:value-type="float" office:value="53128">
                <text:p>53128</text:p>
              </table:table-cell>
              <table:table-cell office:value-type="float" office:value="52006">
                <text:p>52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817">
                <text:p>51817</text:p>
              </table:table-cell>
              <table:table-cell office:value-type="float" office:value="54294">
                <text:p>54294</text:p>
              </table:table-cell>
              <table:table-cell office:value-type="float" office:value="47770">
                <text:p>47770</text:p>
              </table:table-cell>
              <table:table-cell office:value-type="float" office:value="58576">
                <text:p>58576</text:p>
              </table:table-cell>
              <table:table-cell office:value-type="float" office:value="48148">
                <text:p>48148</text:p>
              </table:table-cell>
              <table:table-cell office:value-type="float" office:value="53128">
                <text:p>53128</text:p>
              </table:table-cell>
              <table:table-cell office:value-type="float" office:value="50790">
                <text:p>50790</text:p>
              </table:table-cell>
              <table:table-cell office:value-type="float" office:value="50621">
                <text:p>50621</text:p>
              </table:table-cell>
              <table:table-cell office:value-type="float" office:value="49194">
                <text:p>49194</text:p>
              </table:table-cell>
              <table:table-cell office:value-type="float" office:value="49275">
                <text:p>49275</text:p>
              </table:table-cell>
              <table:table-cell office:value-type="float" office:value="46964">
                <text:p>46964</text:p>
              </table:table-cell>
              <table:table-cell office:value-type="float" office:value="48594">
                <text:p>48594</text:p>
              </table:table-cell>
              <table:table-cell office:value-type="float" office:value="48021">
                <text:p>48021</text:p>
              </table:table-cell>
              <table:table-cell office:value-type="float" office:value="46964">
                <text:p>46964</text:p>
              </table:table-cell>
              <table:table-cell office:value-type="float" office:value="54704">
                <text:p>54704</text:p>
              </table:table-cell>
              <table:table-cell office:value-type="float" office:value="53963">
                <text:p>53963</text:p>
              </table:table-cell>
              <table:table-cell office:value-type="float" office:value="46974">
                <text:p>46974</text:p>
              </table:table-cell>
              <table:table-cell office:value-type="float" office:value="44932">
                <text:p>44932</text:p>
              </table:table-cell>
              <table:table-cell office:value-type="float" office:value="55636">
                <text:p>55636</text:p>
              </table:table-cell>
              <table:table-cell office:value-type="float" office:value="48385">
                <text:p>48385</text:p>
              </table:table-cell>
              <table:table-cell office:value-type="float" office:value="50731">
                <text:p>50731</text:p>
              </table:table-cell>
              <table:table-cell office:value-type="float" office:value="49180">
                <text:p>49180</text:p>
              </table:table-cell>
              <table:table-cell office:value-type="float" office:value="49479">
                <text:p>49479</text:p>
              </table:table-cell>
              <table:table-cell office:value-type="float" office:value="53346">
                <text:p>53346</text:p>
              </table:table-cell>
              <table:table-cell office:value-type="float" office:value="53255">
                <text:p>53255</text:p>
              </table:table-cell>
              <table:table-cell office:value-type="float" office:value="46425">
                <text:p>46425</text:p>
              </table:table-cell>
              <table:table-cell office:value-type="float" office:value="43828">
                <text:p>43828</text:p>
              </table:table-cell>
              <table:table-cell office:value-type="float" office:value="51524">
                <text:p>51524</text:p>
              </table:table-cell>
              <table:table-cell office:value-type="float" office:value="50259">
                <text:p>50259</text:p>
              </table:table-cell>
              <table:table-cell office:value-type="float" office:value="50425">
                <text:p>50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669">
                <text:p>51669</text:p>
              </table:table-cell>
              <table:table-cell office:value-type="float" office:value="54247">
                <text:p>54247</text:p>
              </table:table-cell>
              <table:table-cell office:value-type="float" office:value="47770">
                <text:p>47770</text:p>
              </table:table-cell>
              <table:table-cell office:value-type="float" office:value="55320">
                <text:p>55320</text:p>
              </table:table-cell>
              <table:table-cell office:value-type="float" office:value="48148">
                <text:p>48148</text:p>
              </table:table-cell>
              <table:table-cell office:value-type="float" office:value="50259">
                <text:p>50259</text:p>
              </table:table-cell>
              <table:table-cell office:value-type="float" office:value="50790">
                <text:p>50790</text:p>
              </table:table-cell>
              <table:table-cell office:value-type="float" office:value="50621">
                <text:p>50621</text:p>
              </table:table-cell>
              <table:table-cell office:value-type="float" office:value="49194">
                <text:p>49194</text:p>
              </table:table-cell>
              <table:table-cell office:value-type="float" office:value="49275">
                <text:p>49275</text:p>
              </table:table-cell>
              <table:table-cell office:value-type="float" office:value="46964">
                <text:p>46964</text:p>
              </table:table-cell>
              <table:table-cell office:value-type="float" office:value="48594">
                <text:p>48594</text:p>
              </table:table-cell>
              <table:table-cell office:value-type="float" office:value="48021">
                <text:p>48021</text:p>
              </table:table-cell>
              <table:table-cell office:value-type="float" office:value="46964">
                <text:p>46964</text:p>
              </table:table-cell>
              <table:table-cell office:value-type="float" office:value="54387">
                <text:p>54387</text:p>
              </table:table-cell>
              <table:table-cell office:value-type="float" office:value="53963">
                <text:p>53963</text:p>
              </table:table-cell>
              <table:table-cell office:value-type="float" office:value="46643">
                <text:p>46643</text:p>
              </table:table-cell>
              <table:table-cell office:value-type="float" office:value="44932">
                <text:p>44932</text:p>
              </table:table-cell>
              <table:table-cell office:value-type="float" office:value="53557">
                <text:p>53557</text:p>
              </table:table-cell>
              <table:table-cell office:value-type="float" office:value="48385">
                <text:p>48385</text:p>
              </table:table-cell>
              <table:table-cell office:value-type="float" office:value="47694">
                <text:p>47694</text:p>
              </table:table-cell>
              <table:table-cell office:value-type="float" office:value="48491">
                <text:p>48491</text:p>
              </table:table-cell>
              <table:table-cell office:value-type="float" office:value="49479">
                <text:p>49479</text:p>
              </table:table-cell>
              <table:table-cell office:value-type="float" office:value="53346">
                <text:p>53346</text:p>
              </table:table-cell>
              <table:table-cell office:value-type="float" office:value="53255">
                <text:p>53255</text:p>
              </table:table-cell>
              <table:table-cell office:value-type="float" office:value="46425">
                <text:p>46425</text:p>
              </table:table-cell>
              <table:table-cell office:value-type="float" office:value="43828">
                <text:p>43828</text:p>
              </table:table-cell>
              <table:table-cell office:value-type="float" office:value="48845">
                <text:p>48845</text:p>
              </table:table-cell>
              <table:table-cell office:value-type="float" office:value="50236">
                <text:p>50236</text:p>
              </table:table-cell>
              <table:table-cell office:value-type="float" office:value="50194">
                <text:p>50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669">
                <text:p>51669</text:p>
              </table:table-cell>
              <table:table-cell office:value-type="float" office:value="50746">
                <text:p>50746</text:p>
              </table:table-cell>
              <table:table-cell office:value-type="float" office:value="47770">
                <text:p>47770</text:p>
              </table:table-cell>
              <table:table-cell office:value-type="float" office:value="55320">
                <text:p>55320</text:p>
              </table:table-cell>
              <table:table-cell office:value-type="float" office:value="47488">
                <text:p>47488</text:p>
              </table:table-cell>
              <table:table-cell office:value-type="float" office:value="50236">
                <text:p>50236</text:p>
              </table:table-cell>
              <table:table-cell office:value-type="float" office:value="49129">
                <text:p>49129</text:p>
              </table:table-cell>
              <table:table-cell office:value-type="float" office:value="49140">
                <text:p>49140</text:p>
              </table:table-cell>
              <table:table-cell office:value-type="float" office:value="49194">
                <text:p>49194</text:p>
              </table:table-cell>
              <table:table-cell office:value-type="float" office:value="49273">
                <text:p>49273</text:p>
              </table:table-cell>
              <table:table-cell office:value-type="float" office:value="46964">
                <text:p>46964</text:p>
              </table:table-cell>
              <table:table-cell office:value-type="float" office:value="48594">
                <text:p>48594</text:p>
              </table:table-cell>
              <table:table-cell office:value-type="float" office:value="48021">
                <text:p>48021</text:p>
              </table:table-cell>
              <table:table-cell office:value-type="float" office:value="46964">
                <text:p>46964</text:p>
              </table:table-cell>
              <table:table-cell office:value-type="float" office:value="53143">
                <text:p>53143</text:p>
              </table:table-cell>
              <table:table-cell office:value-type="float" office:value="53434">
                <text:p>53434</text:p>
              </table:table-cell>
              <table:table-cell office:value-type="float" office:value="45505">
                <text:p>45505</text:p>
              </table:table-cell>
              <table:table-cell office:value-type="float" office:value="44932">
                <text:p>44932</text:p>
              </table:table-cell>
              <table:table-cell office:value-type="float" office:value="50668">
                <text:p>50668</text:p>
              </table:table-cell>
              <table:table-cell office:value-type="float" office:value="48385">
                <text:p>48385</text:p>
              </table:table-cell>
              <table:table-cell office:value-type="float" office:value="46196">
                <text:p>46196</text:p>
              </table:table-cell>
              <table:table-cell office:value-type="float" office:value="48491">
                <text:p>48491</text:p>
              </table:table-cell>
              <table:table-cell office:value-type="float" office:value="49479">
                <text:p>49479</text:p>
              </table:table-cell>
              <table:table-cell office:value-type="float" office:value="53346">
                <text:p>53346</text:p>
              </table:table-cell>
              <table:table-cell office:value-type="float" office:value="53255">
                <text:p>53255</text:p>
              </table:table-cell>
              <table:table-cell office:value-type="float" office:value="46425">
                <text:p>46425</text:p>
              </table:table-cell>
              <table:table-cell office:value-type="float" office:value="43828">
                <text:p>43828</text:p>
              </table:table-cell>
              <table:table-cell office:value-type="float" office:value="48845">
                <text:p>48845</text:p>
              </table:table-cell>
              <table:table-cell office:value-type="float" office:value="50236">
                <text:p>50236</text:p>
              </table:table-cell>
              <table:table-cell office:value-type="float" office:value="49088">
                <text:p>49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669">
                <text:p>51669</text:p>
              </table:table-cell>
              <table:table-cell office:value-type="float" office:value="49167">
                <text:p>49167</text:p>
              </table:table-cell>
              <table:table-cell office:value-type="float" office:value="47770">
                <text:p>47770</text:p>
              </table:table-cell>
              <table:table-cell office:value-type="float" office:value="51838">
                <text:p>51838</text:p>
              </table:table-cell>
              <table:table-cell office:value-type="float" office:value="47194">
                <text:p>47194</text:p>
              </table:table-cell>
              <table:table-cell office:value-type="float" office:value="50236">
                <text:p>50236</text:p>
              </table:table-cell>
              <table:table-cell office:value-type="float" office:value="49129">
                <text:p>49129</text:p>
              </table:table-cell>
              <table:table-cell office:value-type="float" office:value="47570">
                <text:p>47570</text:p>
              </table:table-cell>
              <table:table-cell office:value-type="float" office:value="49194">
                <text:p>49194</text:p>
              </table:table-cell>
              <table:table-cell office:value-type="float" office:value="49237">
                <text:p>49237</text:p>
              </table:table-cell>
              <table:table-cell office:value-type="float" office:value="46964">
                <text:p>46964</text:p>
              </table:table-cell>
              <table:table-cell office:value-type="float" office:value="48594">
                <text:p>48594</text:p>
              </table:table-cell>
              <table:table-cell office:value-type="float" office:value="48021">
                <text:p>48021</text:p>
              </table:table-cell>
              <table:table-cell office:value-type="float" office:value="46964">
                <text:p>46964</text:p>
              </table:table-cell>
              <table:table-cell office:value-type="float" office:value="51893">
                <text:p>51893</text:p>
              </table:table-cell>
              <table:table-cell office:value-type="float" office:value="53204">
                <text:p>53204</text:p>
              </table:table-cell>
              <table:table-cell office:value-type="float" office:value="45505">
                <text:p>45505</text:p>
              </table:table-cell>
              <table:table-cell office:value-type="float" office:value="44932">
                <text:p>44932</text:p>
              </table:table-cell>
              <table:table-cell office:value-type="float" office:value="50016">
                <text:p>50016</text:p>
              </table:table-cell>
              <table:table-cell office:value-type="float" office:value="48385">
                <text:p>48385</text:p>
              </table:table-cell>
              <table:table-cell office:value-type="float" office:value="44199">
                <text:p>44199</text:p>
              </table:table-cell>
              <table:table-cell office:value-type="float" office:value="48491">
                <text:p>48491</text:p>
              </table:table-cell>
              <table:table-cell office:value-type="float" office:value="49479">
                <text:p>49479</text:p>
              </table:table-cell>
              <table:table-cell office:value-type="float" office:value="52149">
                <text:p>52149</text:p>
              </table:table-cell>
              <table:table-cell office:value-type="float" office:value="53255">
                <text:p>53255</text:p>
              </table:table-cell>
              <table:table-cell office:value-type="float" office:value="45778">
                <text:p>45778</text:p>
              </table:table-cell>
              <table:table-cell office:value-type="float" office:value="43828">
                <text:p>43828</text:p>
              </table:table-cell>
              <table:table-cell office:value-type="float" office:value="48845">
                <text:p>48845</text:p>
              </table:table-cell>
              <table:table-cell office:value-type="float" office:value="49893">
                <text:p>49893</text:p>
              </table:table-cell>
              <table:table-cell office:value-type="float" office:value="49088">
                <text:p>49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669">
                <text:p>51669</text:p>
              </table:table-cell>
              <table:table-cell office:value-type="float" office:value="49167">
                <text:p>49167</text:p>
              </table:table-cell>
              <table:table-cell office:value-type="float" office:value="47770">
                <text:p>47770</text:p>
              </table:table-cell>
              <table:table-cell office:value-type="float" office:value="51838">
                <text:p>51838</text:p>
              </table:table-cell>
              <table:table-cell office:value-type="float" office:value="47194">
                <text:p>47194</text:p>
              </table:table-cell>
              <table:table-cell office:value-type="float" office:value="49893">
                <text:p>49893</text:p>
              </table:table-cell>
              <table:table-cell office:value-type="float" office:value="49129">
                <text:p>49129</text:p>
              </table:table-cell>
              <table:table-cell office:value-type="float" office:value="46316">
                <text:p>46316</text:p>
              </table:table-cell>
              <table:table-cell office:value-type="float" office:value="48235">
                <text:p>48235</text:p>
              </table:table-cell>
              <table:table-cell office:value-type="float" office:value="49237">
                <text:p>49237</text:p>
              </table:table-cell>
              <table:table-cell office:value-type="float" office:value="46964">
                <text:p>46964</text:p>
              </table:table-cell>
              <table:table-cell office:value-type="float" office:value="48594">
                <text:p>48594</text:p>
              </table:table-cell>
              <table:table-cell office:value-type="float" office:value="48021">
                <text:p>48021</text:p>
              </table:table-cell>
              <table:table-cell office:value-type="float" office:value="46964">
                <text:p>46964</text:p>
              </table:table-cell>
              <table:table-cell office:value-type="float" office:value="49482">
                <text:p>49482</text:p>
              </table:table-cell>
              <table:table-cell office:value-type="float" office:value="53204">
                <text:p>53204</text:p>
              </table:table-cell>
              <table:table-cell office:value-type="float" office:value="45505">
                <text:p>45505</text:p>
              </table:table-cell>
              <table:table-cell office:value-type="float" office:value="44932">
                <text:p>44932</text:p>
              </table:table-cell>
              <table:table-cell office:value-type="float" office:value="49432">
                <text:p>49432</text:p>
              </table:table-cell>
              <table:table-cell office:value-type="float" office:value="48385">
                <text:p>48385</text:p>
              </table:table-cell>
              <table:table-cell office:value-type="float" office:value="44199">
                <text:p>44199</text:p>
              </table:table-cell>
              <table:table-cell office:value-type="float" office:value="48491">
                <text:p>48491</text:p>
              </table:table-cell>
              <table:table-cell office:value-type="float" office:value="49479">
                <text:p>49479</text:p>
              </table:table-cell>
              <table:table-cell office:value-type="float" office:value="52149">
                <text:p>52149</text:p>
              </table:table-cell>
              <table:table-cell office:value-type="float" office:value="53255">
                <text:p>53255</text:p>
              </table:table-cell>
              <table:table-cell office:value-type="float" office:value="45778">
                <text:p>45778</text:p>
              </table:table-cell>
              <table:table-cell office:value-type="float" office:value="43828">
                <text:p>43828</text:p>
              </table:table-cell>
              <table:table-cell office:value-type="float" office:value="48845">
                <text:p>48845</text:p>
              </table:table-cell>
              <table:table-cell office:value-type="float" office:value="49893">
                <text:p>49893</text:p>
              </table:table-cell>
              <table:table-cell office:value-type="float" office:value="49088">
                <text:p>490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669">
                <text:p>51669</text:p>
              </table:table-cell>
              <table:table-cell office:value-type="float" office:value="49167">
                <text:p>49167</text:p>
              </table:table-cell>
              <table:table-cell office:value-type="float" office:value="47770">
                <text:p>47770</text:p>
              </table:table-cell>
              <table:table-cell office:value-type="float" office:value="49172">
                <text:p>49172</text:p>
              </table:table-cell>
              <table:table-cell office:value-type="float" office:value="47194">
                <text:p>47194</text:p>
              </table:table-cell>
              <table:table-cell office:value-type="float" office:value="49893">
                <text:p>49893</text:p>
              </table:table-cell>
              <table:table-cell office:value-type="float" office:value="49129">
                <text:p>49129</text:p>
              </table:table-cell>
              <table:table-cell office:value-type="float" office:value="46316">
                <text:p>46316</text:p>
              </table:table-cell>
              <table:table-cell office:value-type="float" office:value="44912">
                <text:p>44912</text:p>
              </table:table-cell>
              <table:table-cell office:value-type="float" office:value="49237">
                <text:p>49237</text:p>
              </table:table-cell>
              <table:table-cell office:value-type="float" office:value="46964">
                <text:p>46964</text:p>
              </table:table-cell>
              <table:table-cell office:value-type="float" office:value="48594">
                <text:p>48594</text:p>
              </table:table-cell>
              <table:table-cell office:value-type="float" office:value="47635">
                <text:p>47635</text:p>
              </table:table-cell>
              <table:table-cell office:value-type="float" office:value="46964">
                <text:p>46964</text:p>
              </table:table-cell>
              <table:table-cell office:value-type="float" office:value="48051">
                <text:p>48051</text:p>
              </table:table-cell>
              <table:table-cell office:value-type="float" office:value="53204">
                <text:p>53204</text:p>
              </table:table-cell>
              <table:table-cell office:value-type="float" office:value="45505">
                <text:p>45505</text:p>
              </table:table-cell>
              <table:table-cell office:value-type="float" office:value="44932">
                <text:p>44932</text:p>
              </table:table-cell>
              <table:table-cell office:value-type="float" office:value="49432">
                <text:p>49432</text:p>
              </table:table-cell>
              <table:table-cell office:value-type="float" office:value="48385">
                <text:p>48385</text:p>
              </table:table-cell>
              <table:table-cell office:value-type="float" office:value="44199">
                <text:p>44199</text:p>
              </table:table-cell>
              <table:table-cell office:value-type="float" office:value="48491">
                <text:p>48491</text:p>
              </table:table-cell>
              <table:table-cell office:value-type="float" office:value="49479">
                <text:p>49479</text:p>
              </table:table-cell>
              <table:table-cell office:value-type="float" office:value="52149">
                <text:p>52149</text:p>
              </table:table-cell>
              <table:table-cell office:value-type="float" office:value="53255">
                <text:p>53255</text:p>
              </table:table-cell>
              <table:table-cell office:value-type="float" office:value="45778">
                <text:p>45778</text:p>
              </table:table-cell>
              <table:table-cell office:value-type="float" office:value="43828">
                <text:p>43828</text:p>
              </table:table-cell>
              <table:table-cell office:value-type="float" office:value="48845">
                <text:p>48845</text:p>
              </table:table-cell>
              <table:table-cell office:value-type="float" office:value="49893">
                <text:p>49893</text:p>
              </table:table-cell>
              <table:table-cell office:value-type="float" office:value="48991">
                <text:p>48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669">
                <text:p>51669</text:p>
              </table:table-cell>
              <table:table-cell office:value-type="float" office:value="49167">
                <text:p>49167</text:p>
              </table:table-cell>
              <table:table-cell office:value-type="float" office:value="47770">
                <text:p>47770</text:p>
              </table:table-cell>
              <table:table-cell office:value-type="float" office:value="49172">
                <text:p>49172</text:p>
              </table:table-cell>
              <table:table-cell office:value-type="float" office:value="47194">
                <text:p>47194</text:p>
              </table:table-cell>
              <table:table-cell office:value-type="float" office:value="49893">
                <text:p>49893</text:p>
              </table:table-cell>
              <table:table-cell office:value-type="float" office:value="49129">
                <text:p>49129</text:p>
              </table:table-cell>
              <table:table-cell office:value-type="float" office:value="46316">
                <text:p>46316</text:p>
              </table:table-cell>
              <table:table-cell office:value-type="float" office:value="44912">
                <text:p>44912</text:p>
              </table:table-cell>
              <table:table-cell office:value-type="float" office:value="49237">
                <text:p>49237</text:p>
              </table:table-cell>
              <table:table-cell office:value-type="float" office:value="46964">
                <text:p>46964</text:p>
              </table:table-cell>
              <table:table-cell office:value-type="float" office:value="48283">
                <text:p>48283</text:p>
              </table:table-cell>
              <table:table-cell office:value-type="float" office:value="47635">
                <text:p>47635</text:p>
              </table:table-cell>
              <table:table-cell office:value-type="float" office:value="46964">
                <text:p>46964</text:p>
              </table:table-cell>
              <table:table-cell office:value-type="float" office:value="47409">
                <text:p>47409</text:p>
              </table:table-cell>
              <table:table-cell office:value-type="float" office:value="52292">
                <text:p>52292</text:p>
              </table:table-cell>
              <table:table-cell office:value-type="float" office:value="45505">
                <text:p>45505</text:p>
              </table:table-cell>
              <table:table-cell office:value-type="float" office:value="43884">
                <text:p>43884</text:p>
              </table:table-cell>
              <table:table-cell office:value-type="float" office:value="48879">
                <text:p>48879</text:p>
              </table:table-cell>
              <table:table-cell office:value-type="float" office:value="48385">
                <text:p>48385</text:p>
              </table:table-cell>
              <table:table-cell office:value-type="float" office:value="44199">
                <text:p>44199</text:p>
              </table:table-cell>
              <table:table-cell office:value-type="float" office:value="48491">
                <text:p>48491</text:p>
              </table:table-cell>
              <table:table-cell office:value-type="float" office:value="49479">
                <text:p>49479</text:p>
              </table:table-cell>
              <table:table-cell office:value-type="float" office:value="50404">
                <text:p>50404</text:p>
              </table:table-cell>
              <table:table-cell office:value-type="float" office:value="52832">
                <text:p>52832</text:p>
              </table:table-cell>
              <table:table-cell office:value-type="float" office:value="45778">
                <text:p>45778</text:p>
              </table:table-cell>
              <table:table-cell office:value-type="float" office:value="43828">
                <text:p>43828</text:p>
              </table:table-cell>
              <table:table-cell office:value-type="float" office:value="48845">
                <text:p>48845</text:p>
              </table:table-cell>
              <table:table-cell office:value-type="float" office:value="49893">
                <text:p>49893</text:p>
              </table:table-cell>
              <table:table-cell office:value-type="float" office:value="48991">
                <text:p>48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669">
                <text:p>51669</text:p>
              </table:table-cell>
              <table:table-cell office:value-type="float" office:value="49167">
                <text:p>49167</text:p>
              </table:table-cell>
              <table:table-cell office:value-type="float" office:value="47770">
                <text:p>47770</text:p>
              </table:table-cell>
              <table:table-cell office:value-type="float" office:value="49172">
                <text:p>49172</text:p>
              </table:table-cell>
              <table:table-cell office:value-type="float" office:value="47194">
                <text:p>47194</text:p>
              </table:table-cell>
              <table:table-cell office:value-type="float" office:value="49893">
                <text:p>49893</text:p>
              </table:table-cell>
              <table:table-cell office:value-type="float" office:value="49129">
                <text:p>49129</text:p>
              </table:table-cell>
              <table:table-cell office:value-type="float" office:value="46316">
                <text:p>46316</text:p>
              </table:table-cell>
              <table:table-cell office:value-type="float" office:value="44912">
                <text:p>44912</text:p>
              </table:table-cell>
              <table:table-cell office:value-type="float" office:value="49116">
                <text:p>49116</text:p>
              </table:table-cell>
              <table:table-cell office:value-type="float" office:value="46964">
                <text:p>46964</text:p>
              </table:table-cell>
              <table:table-cell office:value-type="float" office:value="48283">
                <text:p>48283</text:p>
              </table:table-cell>
              <table:table-cell office:value-type="float" office:value="46175">
                <text:p>46175</text:p>
              </table:table-cell>
              <table:table-cell office:value-type="float" office:value="46964">
                <text:p>46964</text:p>
              </table:table-cell>
              <table:table-cell office:value-type="float" office:value="47409">
                <text:p>47409</text:p>
              </table:table-cell>
              <table:table-cell office:value-type="float" office:value="52292">
                <text:p>52292</text:p>
              </table:table-cell>
              <table:table-cell office:value-type="float" office:value="45505">
                <text:p>45505</text:p>
              </table:table-cell>
              <table:table-cell office:value-type="float" office:value="43884">
                <text:p>43884</text:p>
              </table:table-cell>
              <table:table-cell office:value-type="float" office:value="48879">
                <text:p>48879</text:p>
              </table:table-cell>
              <table:table-cell office:value-type="float" office:value="48385">
                <text:p>48385</text:p>
              </table:table-cell>
              <table:table-cell office:value-type="float" office:value="44199">
                <text:p>44199</text:p>
              </table:table-cell>
              <table:table-cell office:value-type="float" office:value="48491">
                <text:p>48491</text:p>
              </table:table-cell>
              <table:table-cell office:value-type="float" office:value="49479">
                <text:p>49479</text:p>
              </table:table-cell>
              <table:table-cell office:value-type="float" office:value="50404">
                <text:p>50404</text:p>
              </table:table-cell>
              <table:table-cell office:value-type="float" office:value="52832">
                <text:p>52832</text:p>
              </table:table-cell>
              <table:table-cell office:value-type="float" office:value="45747">
                <text:p>45747</text:p>
              </table:table-cell>
              <table:table-cell office:value-type="float" office:value="43828">
                <text:p>43828</text:p>
              </table:table-cell>
              <table:table-cell office:value-type="float" office:value="48787">
                <text:p>48787</text:p>
              </table:table-cell>
              <table:table-cell office:value-type="float" office:value="48979">
                <text:p>48979</text:p>
              </table:table-cell>
              <table:table-cell office:value-type="float" office:value="48991">
                <text:p>48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669">
                <text:p>51669</text:p>
              </table:table-cell>
              <table:table-cell office:value-type="float" office:value="49167">
                <text:p>49167</text:p>
              </table:table-cell>
              <table:table-cell office:value-type="float" office:value="46807">
                <text:p>46807</text:p>
              </table:table-cell>
              <table:table-cell office:value-type="float" office:value="49172">
                <text:p>49172</text:p>
              </table:table-cell>
              <table:table-cell office:value-type="float" office:value="46595">
                <text:p>46595</text:p>
              </table:table-cell>
              <table:table-cell office:value-type="float" office:value="48979">
                <text:p>48979</text:p>
              </table:table-cell>
              <table:table-cell office:value-type="float" office:value="49129">
                <text:p>49129</text:p>
              </table:table-cell>
              <table:table-cell office:value-type="float" office:value="46316">
                <text:p>46316</text:p>
              </table:table-cell>
              <table:table-cell office:value-type="float" office:value="44912">
                <text:p>44912</text:p>
              </table:table-cell>
              <table:table-cell office:value-type="float" office:value="47062">
                <text:p>47062</text:p>
              </table:table-cell>
              <table:table-cell office:value-type="float" office:value="46964">
                <text:p>46964</text:p>
              </table:table-cell>
              <table:table-cell office:value-type="float" office:value="46109">
                <text:p>46109</text:p>
              </table:table-cell>
              <table:table-cell office:value-type="float" office:value="45073">
                <text:p>45073</text:p>
              </table:table-cell>
              <table:table-cell office:value-type="float" office:value="46964">
                <text:p>46964</text:p>
              </table:table-cell>
              <table:table-cell office:value-type="float" office:value="47409">
                <text:p>47409</text:p>
              </table:table-cell>
              <table:table-cell office:value-type="float" office:value="49198">
                <text:p>49198</text:p>
              </table:table-cell>
              <table:table-cell office:value-type="float" office:value="45505">
                <text:p>45505</text:p>
              </table:table-cell>
              <table:table-cell office:value-type="float" office:value="43884">
                <text:p>43884</text:p>
              </table:table-cell>
              <table:table-cell office:value-type="float" office:value="47036">
                <text:p>47036</text:p>
              </table:table-cell>
              <table:table-cell office:value-type="float" office:value="48385">
                <text:p>48385</text:p>
              </table:table-cell>
              <table:table-cell office:value-type="float" office:value="44199">
                <text:p>44199</text:p>
              </table:table-cell>
              <table:table-cell office:value-type="float" office:value="48491">
                <text:p>48491</text:p>
              </table:table-cell>
              <table:table-cell office:value-type="float" office:value="49479">
                <text:p>49479</text:p>
              </table:table-cell>
              <table:table-cell office:value-type="float" office:value="50404">
                <text:p>50404</text:p>
              </table:table-cell>
              <table:table-cell office:value-type="float" office:value="52832">
                <text:p>52832</text:p>
              </table:table-cell>
              <table:table-cell office:value-type="float" office:value="44685">
                <text:p>44685</text:p>
              </table:table-cell>
              <table:table-cell office:value-type="float" office:value="43828">
                <text:p>43828</text:p>
              </table:table-cell>
              <table:table-cell office:value-type="float" office:value="47595">
                <text:p>47595</text:p>
              </table:table-cell>
              <table:table-cell office:value-type="float" office:value="48979">
                <text:p>48979</text:p>
              </table:table-cell>
              <table:table-cell office:value-type="float" office:value="48991">
                <text:p>48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669">
                <text:p>51669</text:p>
              </table:table-cell>
              <table:table-cell office:value-type="float" office:value="49167">
                <text:p>49167</text:p>
              </table:table-cell>
              <table:table-cell office:value-type="float" office:value="46807">
                <text:p>46807</text:p>
              </table:table-cell>
              <table:table-cell office:value-type="float" office:value="49172">
                <text:p>49172</text:p>
              </table:table-cell>
              <table:table-cell office:value-type="float" office:value="46595">
                <text:p>46595</text:p>
              </table:table-cell>
              <table:table-cell office:value-type="float" office:value="48979">
                <text:p>48979</text:p>
              </table:table-cell>
              <table:table-cell office:value-type="float" office:value="49129">
                <text:p>49129</text:p>
              </table:table-cell>
              <table:table-cell office:value-type="float" office:value="46316">
                <text:p>46316</text:p>
              </table:table-cell>
              <table:table-cell office:value-type="float" office:value="44912">
                <text:p>44912</text:p>
              </table:table-cell>
              <table:table-cell office:value-type="float" office:value="46815">
                <text:p>46815</text:p>
              </table:table-cell>
              <table:table-cell office:value-type="float" office:value="46964">
                <text:p>46964</text:p>
              </table:table-cell>
              <table:table-cell office:value-type="float" office:value="46109">
                <text:p>46109</text:p>
              </table:table-cell>
              <table:table-cell office:value-type="float" office:value="45073">
                <text:p>45073</text:p>
              </table:table-cell>
              <table:table-cell office:value-type="float" office:value="46964">
                <text:p>46964</text:p>
              </table:table-cell>
              <table:table-cell office:value-type="float" office:value="47409">
                <text:p>47409</text:p>
              </table:table-cell>
              <table:table-cell office:value-type="float" office:value="49198">
                <text:p>49198</text:p>
              </table:table-cell>
              <table:table-cell office:value-type="float" office:value="45505">
                <text:p>45505</text:p>
              </table:table-cell>
              <table:table-cell office:value-type="float" office:value="43884">
                <text:p>43884</text:p>
              </table:table-cell>
              <table:table-cell office:value-type="float" office:value="46964">
                <text:p>46964</text:p>
              </table:table-cell>
              <table:table-cell office:value-type="float" office:value="48385">
                <text:p>48385</text:p>
              </table:table-cell>
              <table:table-cell office:value-type="float" office:value="44199">
                <text:p>44199</text:p>
              </table:table-cell>
              <table:table-cell office:value-type="float" office:value="47864">
                <text:p>47864</text:p>
              </table:table-cell>
              <table:table-cell office:value-type="float" office:value="49479">
                <text:p>49479</text:p>
              </table:table-cell>
              <table:table-cell office:value-type="float" office:value="50404">
                <text:p>50404</text:p>
              </table:table-cell>
              <table:table-cell office:value-type="float" office:value="50587">
                <text:p>50587</text:p>
              </table:table-cell>
              <table:table-cell office:value-type="float" office:value="44685">
                <text:p>44685</text:p>
              </table:table-cell>
              <table:table-cell office:value-type="float" office:value="43828">
                <text:p>43828</text:p>
              </table:table-cell>
              <table:table-cell office:value-type="float" office:value="47242">
                <text:p>47242</text:p>
              </table:table-cell>
              <table:table-cell office:value-type="float" office:value="48979">
                <text:p>48979</text:p>
              </table:table-cell>
              <table:table-cell office:value-type="float" office:value="48991">
                <text:p>489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669">
                <text:p>51669</text:p>
              </table:table-cell>
              <table:table-cell office:value-type="float" office:value="49167">
                <text:p>49167</text:p>
              </table:table-cell>
              <table:table-cell office:value-type="float" office:value="44597">
                <text:p>44597</text:p>
              </table:table-cell>
              <table:table-cell office:value-type="float" office:value="49172">
                <text:p>49172</text:p>
              </table:table-cell>
              <table:table-cell office:value-type="float" office:value="44230">
                <text:p>44230</text:p>
              </table:table-cell>
              <table:table-cell office:value-type="float" office:value="48979">
                <text:p>48979</text:p>
              </table:table-cell>
              <table:table-cell office:value-type="float" office:value="49129">
                <text:p>49129</text:p>
              </table:table-cell>
              <table:table-cell office:value-type="float" office:value="46316">
                <text:p>46316</text:p>
              </table:table-cell>
              <table:table-cell office:value-type="float" office:value="44379">
                <text:p>44379</text:p>
              </table:table-cell>
              <table:table-cell office:value-type="float" office:value="46815">
                <text:p>46815</text:p>
              </table:table-cell>
              <table:table-cell office:value-type="float" office:value="46964">
                <text:p>46964</text:p>
              </table:table-cell>
              <table:table-cell office:value-type="float" office:value="46109">
                <text:p>46109</text:p>
              </table:table-cell>
              <table:table-cell office:value-type="float" office:value="45073">
                <text:p>45073</text:p>
              </table:table-cell>
              <table:table-cell office:value-type="float" office:value="46964">
                <text:p>46964</text:p>
              </table:table-cell>
              <table:table-cell office:value-type="float" office:value="47409">
                <text:p>47409</text:p>
              </table:table-cell>
              <table:table-cell office:value-type="float" office:value="49027">
                <text:p>49027</text:p>
              </table:table-cell>
              <table:table-cell office:value-type="float" office:value="45505">
                <text:p>45505</text:p>
              </table:table-cell>
              <table:table-cell office:value-type="float" office:value="43884">
                <text:p>43884</text:p>
              </table:table-cell>
              <table:table-cell office:value-type="float" office:value="46964">
                <text:p>46964</text:p>
              </table:table-cell>
              <table:table-cell office:value-type="float" office:value="48385">
                <text:p>48385</text:p>
              </table:table-cell>
              <table:table-cell office:value-type="float" office:value="44199">
                <text:p>44199</text:p>
              </table:table-cell>
              <table:table-cell office:value-type="float" office:value="47362">
                <text:p>47362</text:p>
              </table:table-cell>
              <table:table-cell office:value-type="float" office:value="49479">
                <text:p>49479</text:p>
              </table:table-cell>
              <table:table-cell office:value-type="float" office:value="50404">
                <text:p>50404</text:p>
              </table:table-cell>
              <table:table-cell office:value-type="float" office:value="50587">
                <text:p>50587</text:p>
              </table:table-cell>
              <table:table-cell office:value-type="float" office:value="44685">
                <text:p>44685</text:p>
              </table:table-cell>
              <table:table-cell office:value-type="float" office:value="43828">
                <text:p>43828</text:p>
              </table:table-cell>
              <table:table-cell office:value-type="float" office:value="43286">
                <text:p>43286</text:p>
              </table:table-cell>
              <table:table-cell office:value-type="float" office:value="48979">
                <text:p>48979</text:p>
              </table:table-cell>
              <table:table-cell office:value-type="float" office:value="48991">
                <text:p>48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669">
                <text:p>51669</text:p>
              </table:table-cell>
              <table:table-cell office:value-type="float" office:value="48717">
                <text:p>48717</text:p>
              </table:table-cell>
              <table:table-cell office:value-type="float" office:value="44039">
                <text:p>44039</text:p>
              </table:table-cell>
              <table:table-cell office:value-type="float" office:value="49172">
                <text:p>49172</text:p>
              </table:table-cell>
              <table:table-cell office:value-type="float" office:value="44230">
                <text:p>44230</text:p>
              </table:table-cell>
              <table:table-cell office:value-type="float" office:value="48979">
                <text:p>48979</text:p>
              </table:table-cell>
              <table:table-cell office:value-type="float" office:value="46525">
                <text:p>46525</text:p>
              </table:table-cell>
              <table:table-cell office:value-type="float" office:value="46316">
                <text:p>46316</text:p>
              </table:table-cell>
              <table:table-cell office:value-type="float" office:value="44379">
                <text:p>44379</text:p>
              </table:table-cell>
              <table:table-cell office:value-type="float" office:value="46566">
                <text:p>46566</text:p>
              </table:table-cell>
              <table:table-cell office:value-type="float" office:value="46964">
                <text:p>46964</text:p>
              </table:table-cell>
              <table:table-cell office:value-type="float" office:value="46109">
                <text:p>46109</text:p>
              </table:table-cell>
              <table:table-cell office:value-type="float" office:value="45073">
                <text:p>45073</text:p>
              </table:table-cell>
              <table:table-cell office:value-type="float" office:value="46964">
                <text:p>46964</text:p>
              </table:table-cell>
              <table:table-cell office:value-type="float" office:value="47409">
                <text:p>47409</text:p>
              </table:table-cell>
              <table:table-cell office:value-type="float" office:value="49027">
                <text:p>49027</text:p>
              </table:table-cell>
              <table:table-cell office:value-type="float" office:value="45505">
                <text:p>45505</text:p>
              </table:table-cell>
              <table:table-cell office:value-type="float" office:value="43884">
                <text:p>43884</text:p>
              </table:table-cell>
              <table:table-cell office:value-type="float" office:value="46964">
                <text:p>46964</text:p>
              </table:table-cell>
              <table:table-cell office:value-type="float" office:value="48385">
                <text:p>48385</text:p>
              </table:table-cell>
              <table:table-cell office:value-type="float" office:value="43151">
                <text:p>43151</text:p>
              </table:table-cell>
              <table:table-cell office:value-type="float" office:value="47362">
                <text:p>47362</text:p>
              </table:table-cell>
              <table:table-cell office:value-type="float" office:value="49479">
                <text:p>49479</text:p>
              </table:table-cell>
              <table:table-cell office:value-type="float" office:value="50404">
                <text:p>50404</text:p>
              </table:table-cell>
              <table:table-cell office:value-type="float" office:value="48622">
                <text:p>48622</text:p>
              </table:table-cell>
              <table:table-cell office:value-type="float" office:value="44685">
                <text:p>44685</text:p>
              </table:table-cell>
              <table:table-cell office:value-type="float" office:value="43828">
                <text:p>43828</text:p>
              </table:table-cell>
              <table:table-cell office:value-type="float" office:value="43286">
                <text:p>43286</text:p>
              </table:table-cell>
              <table:table-cell office:value-type="float" office:value="48414">
                <text:p>48414</text:p>
              </table:table-cell>
              <table:table-cell office:value-type="float" office:value="48991">
                <text:p>48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669">
                <text:p>51669</text:p>
              </table:table-cell>
              <table:table-cell office:value-type="float" office:value="48565">
                <text:p>48565</text:p>
              </table:table-cell>
              <table:table-cell office:value-type="float" office:value="44039">
                <text:p>44039</text:p>
              </table:table-cell>
              <table:table-cell office:value-type="float" office:value="49172">
                <text:p>49172</text:p>
              </table:table-cell>
              <table:table-cell office:value-type="float" office:value="44230">
                <text:p>44230</text:p>
              </table:table-cell>
              <table:table-cell office:value-type="float" office:value="48414">
                <text:p>48414</text:p>
              </table:table-cell>
              <table:table-cell office:value-type="float" office:value="46525">
                <text:p>46525</text:p>
              </table:table-cell>
              <table:table-cell office:value-type="float" office:value="46316">
                <text:p>46316</text:p>
              </table:table-cell>
              <table:table-cell office:value-type="float" office:value="44379">
                <text:p>44379</text:p>
              </table:table-cell>
              <table:table-cell office:value-type="float" office:value="46218">
                <text:p>46218</text:p>
              </table:table-cell>
              <table:table-cell office:value-type="float" office:value="46964">
                <text:p>46964</text:p>
              </table:table-cell>
              <table:table-cell office:value-type="float" office:value="46109">
                <text:p>46109</text:p>
              </table:table-cell>
              <table:table-cell office:value-type="float" office:value="43683">
                <text:p>43683</text:p>
              </table:table-cell>
              <table:table-cell office:value-type="float" office:value="46964">
                <text:p>46964</text:p>
              </table:table-cell>
              <table:table-cell office:value-type="float" office:value="47409">
                <text:p>47409</text:p>
              </table:table-cell>
              <table:table-cell office:value-type="float" office:value="49027">
                <text:p>49027</text:p>
              </table:table-cell>
              <table:table-cell office:value-type="float" office:value="45505">
                <text:p>45505</text:p>
              </table:table-cell>
              <table:table-cell office:value-type="float" office:value="43884">
                <text:p>43884</text:p>
              </table:table-cell>
              <table:table-cell office:value-type="float" office:value="46964">
                <text:p>46964</text:p>
              </table:table-cell>
              <table:table-cell office:value-type="float" office:value="48385">
                <text:p>48385</text:p>
              </table:table-cell>
              <table:table-cell office:value-type="float" office:value="43151">
                <text:p>43151</text:p>
              </table:table-cell>
              <table:table-cell office:value-type="float" office:value="47362">
                <text:p>47362</text:p>
              </table:table-cell>
              <table:table-cell office:value-type="float" office:value="49479">
                <text:p>49479</text:p>
              </table:table-cell>
              <table:table-cell office:value-type="float" office:value="50404">
                <text:p>50404</text:p>
              </table:table-cell>
              <table:table-cell office:value-type="float" office:value="48622">
                <text:p>48622</text:p>
              </table:table-cell>
              <table:table-cell office:value-type="float" office:value="44685">
                <text:p>44685</text:p>
              </table:table-cell>
              <table:table-cell office:value-type="float" office:value="43828">
                <text:p>43828</text:p>
              </table:table-cell>
              <table:table-cell office:value-type="float" office:value="43286">
                <text:p>43286</text:p>
              </table:table-cell>
              <table:table-cell office:value-type="float" office:value="48191">
                <text:p>48191</text:p>
              </table:table-cell>
              <table:table-cell office:value-type="float" office:value="47343">
                <text:p>473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344">
                <text:p>50344</text:p>
              </table:table-cell>
              <table:table-cell office:value-type="float" office:value="48565">
                <text:p>48565</text:p>
              </table:table-cell>
              <table:table-cell office:value-type="float" office:value="44039">
                <text:p>44039</text:p>
              </table:table-cell>
              <table:table-cell office:value-type="float" office:value="49172">
                <text:p>49172</text:p>
              </table:table-cell>
              <table:table-cell office:value-type="float" office:value="44230">
                <text:p>44230</text:p>
              </table:table-cell>
              <table:table-cell office:value-type="float" office:value="48191">
                <text:p>48191</text:p>
              </table:table-cell>
              <table:table-cell office:value-type="float" office:value="46525">
                <text:p>46525</text:p>
              </table:table-cell>
              <table:table-cell office:value-type="float" office:value="46316">
                <text:p>46316</text:p>
              </table:table-cell>
              <table:table-cell office:value-type="float" office:value="44379">
                <text:p>44379</text:p>
              </table:table-cell>
              <table:table-cell office:value-type="float" office:value="46218">
                <text:p>46218</text:p>
              </table:table-cell>
              <table:table-cell office:value-type="float" office:value="46938">
                <text:p>46938</text:p>
              </table:table-cell>
              <table:table-cell office:value-type="float" office:value="46109">
                <text:p>46109</text:p>
              </table:table-cell>
              <table:table-cell office:value-type="float" office:value="42379">
                <text:p>42379</text:p>
              </table:table-cell>
              <table:table-cell office:value-type="float" office:value="46964">
                <text:p>46964</text:p>
              </table:table-cell>
              <table:table-cell office:value-type="float" office:value="47409">
                <text:p>47409</text:p>
              </table:table-cell>
              <table:table-cell office:value-type="float" office:value="49027">
                <text:p>49027</text:p>
              </table:table-cell>
              <table:table-cell office:value-type="float" office:value="45505">
                <text:p>45505</text:p>
              </table:table-cell>
              <table:table-cell office:value-type="float" office:value="43884">
                <text:p>43884</text:p>
              </table:table-cell>
              <table:table-cell office:value-type="float" office:value="46761">
                <text:p>46761</text:p>
              </table:table-cell>
              <table:table-cell office:value-type="float" office:value="48385">
                <text:p>48385</text:p>
              </table:table-cell>
              <table:table-cell office:value-type="float" office:value="43151">
                <text:p>43151</text:p>
              </table:table-cell>
              <table:table-cell office:value-type="float" office:value="47362">
                <text:p>47362</text:p>
              </table:table-cell>
              <table:table-cell office:value-type="float" office:value="49479">
                <text:p>49479</text:p>
              </table:table-cell>
              <table:table-cell office:value-type="float" office:value="50404">
                <text:p>50404</text:p>
              </table:table-cell>
              <table:table-cell office:value-type="float" office:value="48102">
                <text:p>48102</text:p>
              </table:table-cell>
              <table:table-cell office:value-type="float" office:value="44685">
                <text:p>44685</text:p>
              </table:table-cell>
              <table:table-cell office:value-type="float" office:value="43828">
                <text:p>43828</text:p>
              </table:table-cell>
              <table:table-cell office:value-type="float" office:value="43286">
                <text:p>43286</text:p>
              </table:table-cell>
              <table:table-cell office:value-type="float" office:value="46259">
                <text:p>46259</text:p>
              </table:table-cell>
              <table:table-cell office:value-type="float" office:value="46798">
                <text:p>467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765">
                <text:p>49765</text:p>
              </table:table-cell>
              <table:table-cell office:value-type="float" office:value="48565">
                <text:p>48565</text:p>
              </table:table-cell>
              <table:table-cell office:value-type="float" office:value="44039">
                <text:p>44039</text:p>
              </table:table-cell>
              <table:table-cell office:value-type="float" office:value="49172">
                <text:p>49172</text:p>
              </table:table-cell>
              <table:table-cell office:value-type="float" office:value="44230">
                <text:p>44230</text:p>
              </table:table-cell>
              <table:table-cell office:value-type="float" office:value="46259">
                <text:p>46259</text:p>
              </table:table-cell>
              <table:table-cell office:value-type="float" office:value="46525">
                <text:p>46525</text:p>
              </table:table-cell>
              <table:table-cell office:value-type="float" office:value="46316">
                <text:p>46316</text:p>
              </table:table-cell>
              <table:table-cell office:value-type="float" office:value="44379">
                <text:p>44379</text:p>
              </table:table-cell>
              <table:table-cell office:value-type="float" office:value="46218">
                <text:p>46218</text:p>
              </table:table-cell>
              <table:table-cell office:value-type="float" office:value="46938">
                <text:p>46938</text:p>
              </table:table-cell>
              <table:table-cell office:value-type="float" office:value="46109">
                <text:p>46109</text:p>
              </table:table-cell>
              <table:table-cell office:value-type="float" office:value="42379">
                <text:p>42379</text:p>
              </table:table-cell>
              <table:table-cell office:value-type="float" office:value="46938">
                <text:p>46938</text:p>
              </table:table-cell>
              <table:table-cell office:value-type="float" office:value="47409">
                <text:p>47409</text:p>
              </table:table-cell>
              <table:table-cell office:value-type="float" office:value="49027">
                <text:p>49027</text:p>
              </table:table-cell>
              <table:table-cell office:value-type="float" office:value="45505">
                <text:p>45505</text:p>
              </table:table-cell>
              <table:table-cell office:value-type="float" office:value="43884">
                <text:p>43884</text:p>
              </table:table-cell>
              <table:table-cell office:value-type="float" office:value="46761">
                <text:p>46761</text:p>
              </table:table-cell>
              <table:table-cell office:value-type="float" office:value="48385">
                <text:p>48385</text:p>
              </table:table-cell>
              <table:table-cell office:value-type="float" office:value="43151">
                <text:p>43151</text:p>
              </table:table-cell>
              <table:table-cell office:value-type="float" office:value="47362">
                <text:p>47362</text:p>
              </table:table-cell>
              <table:table-cell office:value-type="float" office:value="49479">
                <text:p>49479</text:p>
              </table:table-cell>
              <table:table-cell office:value-type="float" office:value="50404">
                <text:p>50404</text:p>
              </table:table-cell>
              <table:table-cell office:value-type="float" office:value="48102">
                <text:p>48102</text:p>
              </table:table-cell>
              <table:table-cell office:value-type="float" office:value="44685">
                <text:p>44685</text:p>
              </table:table-cell>
              <table:table-cell office:value-type="float" office:value="43828">
                <text:p>43828</text:p>
              </table:table-cell>
              <table:table-cell office:value-type="float" office:value="43286">
                <text:p>43286</text:p>
              </table:table-cell>
              <table:table-cell office:value-type="float" office:value="46259">
                <text:p>46259</text:p>
              </table:table-cell>
              <table:table-cell office:value-type="float" office:value="46395">
                <text:p>463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747">
                <text:p>49747</text:p>
              </table:table-cell>
              <table:table-cell office:value-type="float" office:value="48565">
                <text:p>48565</text:p>
              </table:table-cell>
              <table:table-cell office:value-type="float" office:value="44039">
                <text:p>44039</text:p>
              </table:table-cell>
              <table:table-cell office:value-type="float" office:value="49172">
                <text:p>49172</text:p>
              </table:table-cell>
              <table:table-cell office:value-type="float" office:value="44230">
                <text:p>44230</text:p>
              </table:table-cell>
              <table:table-cell office:value-type="float" office:value="46259">
                <text:p>46259</text:p>
              </table:table-cell>
              <table:table-cell office:value-type="float" office:value="46525">
                <text:p>46525</text:p>
              </table:table-cell>
              <table:table-cell office:value-type="float" office:value="46316">
                <text:p>46316</text:p>
              </table:table-cell>
              <table:table-cell office:value-type="float" office:value="44379">
                <text:p>44379</text:p>
              </table:table-cell>
              <table:table-cell office:value-type="float" office:value="46218">
                <text:p>46218</text:p>
              </table:table-cell>
              <table:table-cell office:value-type="float" office:value="46938">
                <text:p>46938</text:p>
              </table:table-cell>
              <table:table-cell office:value-type="float" office:value="46109">
                <text:p>46109</text:p>
              </table:table-cell>
              <table:table-cell office:value-type="float" office:value="42379">
                <text:p>42379</text:p>
              </table:table-cell>
              <table:table-cell office:value-type="float" office:value="46938">
                <text:p>46938</text:p>
              </table:table-cell>
              <table:table-cell office:value-type="float" office:value="47409">
                <text:p>47409</text:p>
              </table:table-cell>
              <table:table-cell office:value-type="float" office:value="46049">
                <text:p>46049</text:p>
              </table:table-cell>
              <table:table-cell office:value-type="float" office:value="45505">
                <text:p>45505</text:p>
              </table:table-cell>
              <table:table-cell office:value-type="float" office:value="43884">
                <text:p>43884</text:p>
              </table:table-cell>
              <table:table-cell office:value-type="float" office:value="46761">
                <text:p>46761</text:p>
              </table:table-cell>
              <table:table-cell office:value-type="float" office:value="48385">
                <text:p>48385</text:p>
              </table:table-cell>
              <table:table-cell office:value-type="float" office:value="43151">
                <text:p>43151</text:p>
              </table:table-cell>
              <table:table-cell office:value-type="float" office:value="47362">
                <text:p>47362</text:p>
              </table:table-cell>
              <table:table-cell office:value-type="float" office:value="49479">
                <text:p>49479</text:p>
              </table:table-cell>
              <table:table-cell office:value-type="float" office:value="50404">
                <text:p>50404</text:p>
              </table:table-cell>
              <table:table-cell office:value-type="float" office:value="48102">
                <text:p>48102</text:p>
              </table:table-cell>
              <table:table-cell office:value-type="float" office:value="44685">
                <text:p>44685</text:p>
              </table:table-cell>
              <table:table-cell office:value-type="float" office:value="43828">
                <text:p>43828</text:p>
              </table:table-cell>
              <table:table-cell office:value-type="float" office:value="43286">
                <text:p>43286</text:p>
              </table:table-cell>
              <table:table-cell office:value-type="float" office:value="46259">
                <text:p>46259</text:p>
              </table:table-cell>
              <table:table-cell office:value-type="float" office:value="45962">
                <text:p>459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380">
                <text:p>49380</text:p>
              </table:table-cell>
              <table:table-cell office:value-type="float" office:value="48565">
                <text:p>48565</text:p>
              </table:table-cell>
              <table:table-cell office:value-type="float" office:value="44039">
                <text:p>44039</text:p>
              </table:table-cell>
              <table:table-cell office:value-type="float" office:value="49172">
                <text:p>49172</text:p>
              </table:table-cell>
              <table:table-cell office:value-type="float" office:value="44230">
                <text:p>44230</text:p>
              </table:table-cell>
              <table:table-cell office:value-type="float" office:value="46259">
                <text:p>46259</text:p>
              </table:table-cell>
              <table:table-cell office:value-type="float" office:value="46525">
                <text:p>46525</text:p>
              </table:table-cell>
              <table:table-cell office:value-type="float" office:value="46316">
                <text:p>46316</text:p>
              </table:table-cell>
              <table:table-cell office:value-type="float" office:value="44379">
                <text:p>44379</text:p>
              </table:table-cell>
              <table:table-cell office:value-type="float" office:value="46218">
                <text:p>46218</text:p>
              </table:table-cell>
              <table:table-cell office:value-type="float" office:value="46938">
                <text:p>46938</text:p>
              </table:table-cell>
              <table:table-cell office:value-type="float" office:value="46109">
                <text:p>46109</text:p>
              </table:table-cell>
              <table:table-cell office:value-type="float" office:value="42379">
                <text:p>42379</text:p>
              </table:table-cell>
              <table:table-cell office:value-type="float" office:value="46938">
                <text:p>46938</text:p>
              </table:table-cell>
              <table:table-cell office:value-type="float" office:value="47409">
                <text:p>47409</text:p>
              </table:table-cell>
              <table:table-cell office:value-type="float" office:value="43389">
                <text:p>43389</text:p>
              </table:table-cell>
              <table:table-cell office:value-type="float" office:value="45505">
                <text:p>45505</text:p>
              </table:table-cell>
              <table:table-cell office:value-type="float" office:value="43884">
                <text:p>43884</text:p>
              </table:table-cell>
              <table:table-cell office:value-type="float" office:value="46761">
                <text:p>46761</text:p>
              </table:table-cell>
              <table:table-cell office:value-type="float" office:value="48385">
                <text:p>48385</text:p>
              </table:table-cell>
              <table:table-cell office:value-type="float" office:value="43151">
                <text:p>43151</text:p>
              </table:table-cell>
              <table:table-cell office:value-type="float" office:value="47362">
                <text:p>47362</text:p>
              </table:table-cell>
              <table:table-cell office:value-type="float" office:value="49479">
                <text:p>49479</text:p>
              </table:table-cell>
              <table:table-cell office:value-type="float" office:value="50404">
                <text:p>50404</text:p>
              </table:table-cell>
              <table:table-cell office:value-type="float" office:value="47709">
                <text:p>47709</text:p>
              </table:table-cell>
              <table:table-cell office:value-type="float" office:value="44685">
                <text:p>44685</text:p>
              </table:table-cell>
              <table:table-cell office:value-type="float" office:value="43828">
                <text:p>43828</text:p>
              </table:table-cell>
              <table:table-cell office:value-type="float" office:value="43286">
                <text:p>43286</text:p>
              </table:table-cell>
              <table:table-cell office:value-type="float" office:value="45782">
                <text:p>45782</text:p>
              </table:table-cell>
              <table:table-cell office:value-type="float" office:value="45962">
                <text:p>459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